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1.2902in"/>
    </style:style>
    <style:style style:name="co4" style:family="table-column">
      <style:table-column-properties fo:break-before="auto" style:column-width="1.5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3465a4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2" style:family="table-cell" style:parent-style-name="Default" style:data-style-name="N10049"/>
    <style:style style:name="ce3" style:family="table-cell" style:parent-style-name="Default">
      <style:table-cell-properties fo:background-color="#bf0041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4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5" style:family="table-cell" style:parent-style-name="Pivot_20_Table_20_Category" style:data-style-name="N49">
      <style:table-cell-properties fo:border-bottom="none" fo:border-left="2.01pt solid #000000" fo:border-right="0.99pt solid #000000" fo:border-top="0.99pt solid #000000"/>
    </style:style>
    <style:style style:name="ce6" style:family="table-cell" style:parent-style-name="Pivot_20_Table_20_Category" style:data-style-name="N49">
      <style:table-cell-properties fo:border-bottom="none" fo:border-left="2.01pt solid #000000" fo:border-right="0.99pt solid #000000" fo:border-top="none"/>
    </style:style>
    <style:style style:name="ce7" style:family="table-cell" style:parent-style-name="Pivot_20_Table_20_Category" style:data-style-name="N49">
      <style:table-cell-properties fo:border-bottom="2.01pt solid #000000" fo:border-left="2.01pt solid #000000" fo:border-right="0.99pt solid #000000" fo:border-top="none"/>
    </style:style>
    <style:style style:name="ce8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9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0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1" style:family="table-cell" style:parent-style-name="Pivot_20_Table_20_Value" style:data-style-name="N0">
      <style:table-cell-properties fo:border-bottom="2.01pt solid #000000" fo:border-left="0.99pt solid #000000" fo:border-right="2.01pt solid #000000" fo:border-top="none"/>
    </style:style>
    <style:style style:name="ce12" style:family="table-cell" style:parent-style-name="Default">
      <style:table-cell-properties fo:background-color="#bf0041" style:text-align-source="fix" style:repeat-content="false" fo:wrap-option="wrap"/>
      <style:paragraph-properties fo:text-align="center" fo:margin-left="0in"/>
      <style:text-properties fo:color="#ffffff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4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ce18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color="#000000" fo:font-size="48pt" style:font-size-asian="48pt" style:font-size-complex="48pt"/>
    </style:style>
    <style:style style:name="ce19" style:family="table-cell" style:parent-style-name="Default">
      <style:table-cell-properties fo:background-color="#ffffff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1" style:family="table-cell" style:parent-style-name="Default" style:data-style-name="N11">
      <style:text-properties style:text-outline="false" style:text-line-through-style="none" style:text-line-through-type="none" style:font-name="Liberation Serif" fo:font-size="2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JPM" table:style-name="ta1">
        <table:table-column table:style-name="co1" table:number-columns-repeated="2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Week Start</text:p>
          </table:table-cell>
          <table:table-cell table:style-name="ce1" office:value-type="string" calcext:value-type="string">
            <table:cell-range-source table:name="CSV_all" xlink:type="simple" xlink:href="https://stooq.com/q/d/l/?s=jpm.us&amp;f=20240102&amp;t=20260129&amp;i=d" table:filter-name="Text - txt - csv (StarCalc)" table:filter-options="44,34,12,1,,0,false,false,true,false,false,0,false,false,true" table:last-column-spanned="6" table:last-row-spanned="522"/>
            <text:p>Date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Close</text:p>
          </table:table-cell>
          <table:table-cell table:style-name="ce1" office:value-type="string" calcext:value-type="string">
            <text:p>Volume</text:p>
          </table:table-cell>
          <table:table-cell table:style-name="ce3" office:value-type="string" calcext:value-type="string">
            <text:p>10d SMA</text:p>
          </table:table-cell>
          <table:table-cell table:style-name="ce3" office:value-type="string" calcext:value-type="string">
            <text:p>20d SMA</text:p>
          </table:table-cell>
          <table:table-cell table:style-name="ce3" office:value-type="string" calcext:value-type="string">
            <text:p>50d SMA</text:p>
          </table:table-cell>
          <table:table-cell table:style-name="ce3" office:value-type="string" calcext:value-type="string">
            <text:p>100d SMA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ower</text:p>
          </table:table-cell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2" calcext:value-type="date">
            <text:p>2024-01-02</text:p>
          </table:table-cell>
          <table:table-cell office:value-type="float" office:value="169.09" calcext:value-type="float">
            <text:p>169.09</text:p>
          </table:table-cell>
          <table:table-cell office:value-type="float" office:value="172.17" calcext:value-type="float">
            <text:p>172.17</text:p>
          </table:table-cell>
          <table:table-cell office:value-type="float" office:value="168.91" calcext:value-type="float">
            <text:p>168.91</text:p>
          </table:table-cell>
          <table:table-cell office:value-type="float" office:value="172.08" calcext:value-type="float">
            <text:p>172.08</text:p>
          </table:table-cell>
          <table:table-cell office:value-type="float" office:value="9977424" calcext:value-type="float">
            <text:p>9977424</text:p>
          </table:table-cell>
          <table:table-cell table:number-columns-repeated="7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3" calcext:value-type="date">
            <text:p>2024-01-03</text:p>
          </table:table-cell>
          <table:table-cell office:value-type="float" office:value="171.86" calcext:value-type="float">
            <text:p>171.86</text:p>
          </table:table-cell>
          <table:table-cell office:value-type="float" office:value="172.04" calcext:value-type="float">
            <text:p>172.04</text:p>
          </table:table-cell>
          <table:table-cell office:value-type="float" office:value="170.37" calcext:value-type="float">
            <text:p>170.37</text:p>
          </table:table-cell>
          <table:table-cell office:value-type="float" office:value="171.33" calcext:value-type="float">
            <text:p>171.33</text:p>
          </table:table-cell>
          <table:table-cell office:value-type="float" office:value="9852335" calcext:value-type="float">
            <text:p>9852335</text:p>
          </table:table-cell>
          <table:table-cell table:number-columns-repeated="7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4" calcext:value-type="date">
            <text:p>2024-01-04</text:p>
          </table:table-cell>
          <table:table-cell office:value-type="float" office:value="170.64" calcext:value-type="float">
            <text:p>170.64</text:p>
          </table:table-cell>
          <table:table-cell office:value-type="float" office:value="173.35" calcext:value-type="float">
            <text:p>173.35</text:p>
          </table:table-cell>
          <table:table-cell office:value-type="float" office:value="170.54" calcext:value-type="float">
            <text:p>170.54</text:p>
          </table:table-cell>
          <table:table-cell office:value-type="float" office:value="171.41" calcext:value-type="float">
            <text:p>171.41</text:p>
          </table:table-cell>
          <table:table-cell office:value-type="float" office:value="11972545" calcext:value-type="float">
            <text:p>11972545</text:p>
          </table:table-cell>
          <table:table-cell table:number-columns-repeated="7"/>
        </table:table-row>
        <table:table-row table:style-name="ro1">
          <table:table-cell office:value-type="date" office:date-value="2024-01-01" calcext:value-type="date">
            <text:p>2024-01-01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171.47" calcext:value-type="float">
            <text:p>171.47</text:p>
          </table:table-cell>
          <table:table-cell office:value-type="float" office:value="173.38" calcext:value-type="float">
            <text:p>173.38</text:p>
          </table:table-cell>
          <table:table-cell office:value-type="float" office:value="171.47" calcext:value-type="float">
            <text:p>171.47</text:p>
          </table:table-cell>
          <table:table-cell office:value-type="float" office:value="172.27" calcext:value-type="float">
            <text:p>172.27</text:p>
          </table:table-cell>
          <table:table-cell office:value-type="float" office:value="10066029" calcext:value-type="float">
            <text:p>10066029</text:p>
          </table:table-cell>
          <table:table-cell table:number-columns-repeated="7"/>
        </table:table-row>
        <table:table-row table:style-name="ro1">
          <table:table-cell table:number-columns-repeated="2" office:value-type="date" office:date-value="2024-01-08" calcext:value-type="date">
            <text:p>2024-01-08</text:p>
          </table:table-cell>
          <table:table-cell office:value-type="float" office:value="172.02" calcext:value-type="float">
            <text:p>172.02</text:p>
          </table:table-cell>
          <table:table-cell office:value-type="float" office:value="172.36" calcext:value-type="float">
            <text:p>172.36</text:p>
          </table:table-cell>
          <table:table-cell office:value-type="float" office:value="169.485" calcext:value-type="float">
            <text:p>169.485</text:p>
          </table:table-cell>
          <table:table-cell office:value-type="float" office:value="172.02" calcext:value-type="float">
            <text:p>172.02</text:p>
          </table:table-cell>
          <table:table-cell office:value-type="float" office:value="11229916" calcext:value-type="float">
            <text:p>11229916</text:p>
          </table:table-cell>
          <table:table-cell table:number-columns-repeated="7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09" calcext:value-type="date">
            <text:p>2024-01-09</text:p>
          </table:table-cell>
          <table:table-cell office:value-type="float" office:value="171.62" calcext:value-type="float">
            <text:p>171.62</text:p>
          </table:table-cell>
          <table:table-cell office:value-type="float" office:value="171.79" calcext:value-type="float">
            <text:p>171.79</text:p>
          </table:table-cell>
          <table:table-cell office:value-type="float" office:value="170.095" calcext:value-type="float">
            <text:p>170.095</text:p>
          </table:table-cell>
          <table:table-cell office:value-type="float" office:value="170.66" calcext:value-type="float">
            <text:p>170.66</text:p>
          </table:table-cell>
          <table:table-cell office:value-type="float" office:value="9923630" calcext:value-type="float">
            <text:p>9923630</text:p>
          </table:table-cell>
          <table:table-cell table:number-columns-repeated="7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0" calcext:value-type="date">
            <text:p>2024-01-10</text:p>
          </table:table-cell>
          <table:table-cell office:value-type="float" office:value="170" calcext:value-type="float">
            <text:p>170</text:p>
          </table:table-cell>
          <table:table-cell office:value-type="float" office:value="171.08" calcext:value-type="float">
            <text:p>171.08</text:p>
          </table:table-cell>
          <table:table-cell office:value-type="float" office:value="168.95" calcext:value-type="float">
            <text:p>168.95</text:p>
          </table:table-cell>
          <table:table-cell office:value-type="float" office:value="171.02" calcext:value-type="float">
            <text:p>171.02</text:p>
          </table:table-cell>
          <table:table-cell office:value-type="float" office:value="9670218" calcext:value-type="float">
            <text:p>9670218</text:p>
          </table:table-cell>
          <table:table-cell table:number-columns-repeated="7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1" calcext:value-type="date">
            <text:p>2024-01-11</text:p>
          </table:table-cell>
          <table:table-cell office:value-type="float" office:value="170.33" calcext:value-type="float">
            <text:p>170.33</text:p>
          </table:table-cell>
          <table:table-cell office:value-type="float" office:value="170.36" calcext:value-type="float">
            <text:p>170.36</text:p>
          </table:table-cell>
          <table:table-cell office:value-type="float" office:value="168.6401" calcext:value-type="float">
            <text:p>168.6401</text:p>
          </table:table-cell>
          <table:table-cell office:value-type="float" office:value="170.3" calcext:value-type="float">
            <text:p>170.3</text:p>
          </table:table-cell>
          <table:table-cell office:value-type="float" office:value="11919498" calcext:value-type="float">
            <text:p>11919498</text:p>
          </table:table-cell>
          <table:table-cell table:number-columns-repeated="7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date" office:date-value="2024-01-12" calcext:value-type="date">
            <text:p>2024-01-12</text:p>
          </table:table-cell>
          <table:table-cell office:value-type="float" office:value="173.8" calcext:value-type="float">
            <text:p>173.8</text:p>
          </table:table-cell>
          <table:table-cell office:value-type="float" office:value="176.31" calcext:value-type="float">
            <text:p>176.31</text:p>
          </table:table-cell>
          <table:table-cell office:value-type="float" office:value="168.9" calcext:value-type="float">
            <text:p>168.9</text:p>
          </table:table-cell>
          <table:table-cell office:value-type="float" office:value="169.05" calcext:value-type="float">
            <text:p>169.05</text:p>
          </table:table-cell>
          <table:table-cell office:value-type="float" office:value="19436504" calcext:value-type="float">
            <text:p>19436504</text:p>
          </table:table-cell>
          <table:table-cell table:number-columns-repeated="7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6" calcext:value-type="date">
            <text:p>2024-01-16</text:p>
          </table:table-cell>
          <table:table-cell office:value-type="float" office:value="164.87" calcext:value-type="float">
            <text:p>164.87</text:p>
          </table:table-cell>
          <table:table-cell office:value-type="float" office:value="168.09" calcext:value-type="float">
            <text:p>168.09</text:p>
          </table:table-cell>
          <table:table-cell office:value-type="float" office:value="164.3" calcext:value-type="float">
            <text:p>164.3</text:p>
          </table:table-cell>
          <table:table-cell office:value-type="float" office:value="167.99" calcext:value-type="float">
            <text:p>167.99</text:p>
          </table:table-cell>
          <table:table-cell office:value-type="float" office:value="17206420" calcext:value-type="float">
            <text:p>17206420</text:p>
          </table:table-cell>
          <table:table-cell table:formula="of:=AVERAGE([.F2:.F11])" office:value-type="float" office:value="170.813" calcext:value-type="float">
            <text:p>170.813</text:p>
          </table:table-cell>
          <table:table-cell table:number-columns-repeated="6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7" calcext:value-type="date">
            <text:p>2024-01-17</text:p>
          </table:table-cell>
          <table:table-cell office:value-type="float" office:value="167.34" calcext:value-type="float">
            <text:p>167.34</text:p>
          </table:table-cell>
          <table:table-cell office:value-type="float" office:value="169.07" calcext:value-type="float">
            <text:p>169.07</text:p>
          </table:table-cell>
          <table:table-cell office:value-type="float" office:value="166.49" calcext:value-type="float">
            <text:p>166.49</text:p>
          </table:table-cell>
          <table:table-cell office:value-type="float" office:value="167.09" calcext:value-type="float">
            <text:p>167.09</text:p>
          </table:table-cell>
          <table:table-cell office:value-type="float" office:value="11107466" calcext:value-type="float">
            <text:p>11107466</text:p>
          </table:table-cell>
          <table:table-cell table:formula="of:=AVERAGE([.F3:.F12])" office:value-type="float" office:value="170.314" calcext:value-type="float">
            <text:p>170.314</text:p>
          </table:table-cell>
          <table:table-cell table:number-columns-repeated="6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8" calcext:value-type="date">
            <text:p>2024-01-18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3" calcext:value-type="float">
            <text:p>167.53</text:p>
          </table:table-cell>
          <table:table-cell office:value-type="float" office:value="165.24" calcext:value-type="float">
            <text:p>165.24</text:p>
          </table:table-cell>
          <table:table-cell office:value-type="float" office:value="167.42" calcext:value-type="float">
            <text:p>167.42</text:p>
          </table:table-cell>
          <table:table-cell office:value-type="float" office:value="9382255" calcext:value-type="float">
            <text:p>9382255</text:p>
          </table:table-cell>
          <table:table-cell table:formula="of:=AVERAGE([.F4:.F13])" office:value-type="float" office:value="169.923" calcext:value-type="float">
            <text:p>169.923</text:p>
          </table:table-cell>
          <table:table-cell table:number-columns-repeated="6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date" office:date-value="2024-01-19" calcext:value-type="date">
            <text:p>2024-01-19</text:p>
          </table:table-cell>
          <table:table-cell office:value-type="float" office:value="167.55" calcext:value-type="float">
            <text:p>167.55</text:p>
          </table:table-cell>
          <table:table-cell office:value-type="float" office:value="170.57" calcext:value-type="float">
            <text:p>170.57</text:p>
          </table:table-cell>
          <table:table-cell office:value-type="float" office:value="167.08" calcext:value-type="float">
            <text:p>167.0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3115664" calcext:value-type="float">
            <text:p>13115664</text:p>
          </table:table-cell>
          <table:table-cell table:formula="of:=AVERAGE([.F5:.F14])" office:value-type="float" office:value="169.813" calcext:value-type="float">
            <text:p>169.813</text:p>
          </table:table-cell>
          <table:table-cell table:number-columns-repeated="6"/>
        </table:table-row>
        <table:table-row table:style-name="ro1">
          <table:table-cell table:number-columns-repeated="2" office:value-type="date" office:date-value="2024-01-22" calcext:value-type="date">
            <text:p>2024-01-22</text:p>
          </table:table-cell>
          <table:table-cell office:value-type="float" office:value="170.46" calcext:value-type="float">
            <text:p>170.46</text:p>
          </table:table-cell>
          <table:table-cell office:value-type="float" office:value="171.9803" calcext:value-type="float">
            <text:p>171.9803</text:p>
          </table:table-cell>
          <table:table-cell office:value-type="float" office:value="169.71" calcext:value-type="float">
            <text:p>169.71</text:p>
          </table:table-cell>
          <table:table-cell office:value-type="float" office:value="170.11" calcext:value-type="float">
            <text:p>170.11</text:p>
          </table:table-cell>
          <table:table-cell office:value-type="float" office:value="12837505" calcext:value-type="float">
            <text:p>12837505</text:p>
          </table:table-cell>
          <table:table-cell table:formula="of:=AVERAGE([.F6:.F15])" office:value-type="float" office:value="169.597" calcext:value-type="float">
            <text:p>169.597</text:p>
          </table:table-cell>
          <table:table-cell table:number-columns-repeated="6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3" calcext:value-type="date">
            <text:p>2024-01-23</text:p>
          </table:table-cell>
          <table:table-cell office:value-type="float" office:value="169.67" calcext:value-type="float">
            <text:p>169.67</text:p>
          </table:table-cell>
          <table:table-cell office:value-type="float" office:value="169.75" calcext:value-type="float">
            <text:p>169.75</text:p>
          </table:table-cell>
          <table:table-cell office:value-type="float" office:value="168.44" calcext:value-type="float">
            <text:p>168.44</text:p>
          </table:table-cell>
          <table:table-cell office:value-type="float" office:value="168.99" calcext:value-type="float">
            <text:p>168.99</text:p>
          </table:table-cell>
          <table:table-cell office:value-type="float" office:value="8360829" calcext:value-type="float">
            <text:p>8360829</text:p>
          </table:table-cell>
          <table:table-cell table:formula="of:=AVERAGE([.F7:.F16])" office:value-type="float" office:value="169.294" calcext:value-type="float">
            <text:p>169.294</text:p>
          </table:table-cell>
          <table:table-cell table:number-columns-repeated="6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4" calcext:value-type="date">
            <text:p>2024-01-24</text:p>
          </table:table-cell>
          <table:table-cell office:value-type="float" office:value="169.36" calcext:value-type="float">
            <text:p>169.36</text:p>
          </table:table-cell>
          <table:table-cell office:value-type="float" office:value="171.01" calcext:value-type="float">
            <text:p>171.01</text:p>
          </table:table-cell>
          <table:table-cell office:value-type="float" office:value="168.8627" calcext:value-type="float">
            <text:p>168.8627</text:p>
          </table:table-cell>
          <table:table-cell office:value-type="float" office:value="170.5" calcext:value-type="float">
            <text:p>170.5</text:p>
          </table:table-cell>
          <table:table-cell office:value-type="float" office:value="9967060" calcext:value-type="float">
            <text:p>9967060</text:p>
          </table:table-cell>
          <table:table-cell table:formula="of:=AVERAGE([.F8:.F17])" office:value-type="float" office:value="169.278" calcext:value-type="float">
            <text:p>169.278</text:p>
          </table:table-cell>
          <table:table-cell table:number-columns-repeated="6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5" calcext:value-type="date">
            <text:p>2024-01-25</text:p>
          </table:table-cell>
          <table:table-cell office:value-type="float" office:value="172.31" calcext:value-type="float">
            <text:p>172.31</text:p>
          </table:table-cell>
          <table:table-cell office:value-type="float" office:value="172.99" calcext:value-type="float">
            <text:p>172.99</text:p>
          </table:table-cell>
          <table:table-cell office:value-type="float" office:value="170.905" calcext:value-type="float">
            <text:p>170.905</text:p>
          </table:table-cell>
          <table:table-cell office:value-type="float" office:value="172.94" calcext:value-type="float">
            <text:p>172.94</text:p>
          </table:table-cell>
          <table:table-cell office:value-type="float" office:value="8873481" calcext:value-type="float">
            <text:p>8873481</text:p>
          </table:table-cell>
          <table:table-cell table:formula="of:=AVERAGE([.F9:.F18])" office:value-type="float" office:value="169.47" calcext:value-type="float">
            <text:p>169.47</text:p>
          </table:table-cell>
          <table:table-cell table:number-columns-repeated="6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date" office:date-value="2024-01-26" calcext:value-type="date">
            <text:p>2024-01-26</text:p>
          </table:table-cell>
          <table:table-cell office:value-type="float" office:value="172.61" calcext:value-type="float">
            <text:p>172.61</text:p>
          </table:table-cell>
          <table:table-cell office:value-type="float" office:value="173.06" calcext:value-type="float">
            <text:p>173.06</text:p>
          </table:table-cell>
          <table:table-cell office:value-type="float" office:value="171.78" calcext:value-type="float">
            <text:p>171.78</text:p>
          </table:table-cell>
          <table:table-cell office:value-type="float" office:value="172.28" calcext:value-type="float">
            <text:p>172.28</text:p>
          </table:table-cell>
          <table:table-cell office:value-type="float" office:value="7442955" calcext:value-type="float">
            <text:p>7442955</text:p>
          </table:table-cell>
          <table:table-cell table:formula="of:=AVERAGE([.F10:.F19])" office:value-type="float" office:value="169.668" calcext:value-type="float">
            <text:p>169.668</text:p>
          </table:table-cell>
          <table:table-cell table:number-columns-repeated="6"/>
        </table:table-row>
        <table:table-row table:style-name="ro1">
          <table:table-cell table:number-columns-repeated="2" office:value-type="date" office:date-value="2024-01-29" calcext:value-type="date">
            <text:p>2024-01-29</text:p>
          </table:table-cell>
          <table:table-cell office:value-type="float" office:value="172.24" calcext:value-type="float">
            <text:p>172.24</text:p>
          </table:table-cell>
          <table:table-cell office:value-type="float" office:value="172.84" calcext:value-type="float">
            <text:p>172.84</text:p>
          </table:table-cell>
          <table:table-cell office:value-type="float" office:value="171.3" calcext:value-type="float">
            <text:p>171.3</text:p>
          </table:table-cell>
          <table:table-cell office:value-type="float" office:value="172.73" calcext:value-type="float">
            <text:p>172.73</text:p>
          </table:table-cell>
          <table:table-cell office:value-type="float" office:value="6971192" calcext:value-type="float">
            <text:p>6971192</text:p>
          </table:table-cell>
          <table:table-cell table:formula="of:=AVERAGE([.F11:.F20])" office:value-type="float" office:value="170.036" calcext:value-type="float">
            <text:p>170.036</text:p>
          </table:table-cell>
          <table:table-cell table:number-columns-repeated="6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1-30" calcext:value-type="date">
            <text:p>2024-01-30</text:p>
          </table:table-cell>
          <table:table-cell office:value-type="float" office:value="172.83" calcext:value-type="float">
            <text:p>172.83</text:p>
          </table:table-cell>
          <table:table-cell office:value-type="float" office:value="176.7603" calcext:value-type="float">
            <text:p>176.7603</text:p>
          </table:table-cell>
          <table:table-cell office:value-type="float" office:value="172.83" calcext:value-type="float">
            <text:p>172.83</text:p>
          </table:table-cell>
          <table:table-cell office:value-type="float" office:value="176.27" calcext:value-type="float">
            <text:p>176.27</text:p>
          </table:table-cell>
          <table:table-cell office:value-type="float" office:value="10822075" calcext:value-type="float">
            <text:p>10822075</text:p>
          </table:table-cell>
          <table:table-cell table:formula="of:=AVERAGE([.F12:.F21])" office:value-type="float" office:value="170.864" calcext:value-type="float">
            <text:p>170.864</text:p>
          </table:table-cell>
          <table:table-cell table:formula="of:=AVERAGE([.F2:.F21])" office:value-type="float" office:value="170.8385" calcext:value-type="float">
            <text:p>170.8385</text:p>
          </table:table-cell>
          <table:table-cell table:number-columns-repeated="2"/>
          <table:table-cell table:formula="of:=COM.MICROSOFT.STDEV.S([.F2:.F20])" office:value-type="float" office:value="1.76100300367358" calcext:value-type="float">
            <text:p>1.76100300367358</text:p>
          </table:table-cell>
          <table:table-cell table:formula="of:=[.I21]+2*[.L21]" office:value-type="float" office:value="174.360506007347" calcext:value-type="float">
            <text:p>174.360506007347</text:p>
          </table:table-cell>
          <table:table-cell table:formula="of:=[.I21]-2*[.L21]" office:value-type="float" office:value="167.316493992653" calcext:value-type="float">
            <text:p>167.316493992653</text:p>
          </table:table-cell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1-31" calcext:value-type="date">
            <text:p>2024-01-31</text:p>
          </table:table-cell>
          <table:table-cell office:value-type="float" office:value="176.2" calcext:value-type="float">
            <text:p>176.2</text:p>
          </table:table-cell>
          <table:table-cell office:value-type="float" office:value="178.3" calcext:value-type="float">
            <text:p>178.3</text:p>
          </table:table-cell>
          <table:table-cell office:value-type="float" office:value="174.34" calcext:value-type="float">
            <text:p>174.34</text:p>
          </table:table-cell>
          <table:table-cell office:value-type="float" office:value="174.36" calcext:value-type="float">
            <text:p>174.36</text:p>
          </table:table-cell>
          <table:table-cell office:value-type="float" office:value="11521820" calcext:value-type="float">
            <text:p>11521820</text:p>
          </table:table-cell>
          <table:table-cell table:formula="of:=AVERAGE([.F13:.F22])" office:value-type="float" office:value="171.591" calcext:value-type="float">
            <text:p>171.591</text:p>
          </table:table-cell>
          <table:table-cell table:formula="of:=AVERAGE([.F3:.F22])" office:value-type="float" office:value="170.9525" calcext:value-type="float">
            <text:p>170.9525</text:p>
          </table:table-cell>
          <table:table-cell table:number-columns-repeated="2"/>
          <table:table-cell table:formula="of:=COM.MICROSOFT.STDEV.S([.F3:.F21])" office:value-type="float" office:value="2.17628391895599" calcext:value-type="float">
            <text:p>2.17628391895599</text:p>
          </table:table-cell>
          <table:table-cell table:formula="of:=[.I22]+2*[.L22]" office:value-type="float" office:value="175.305067837912" calcext:value-type="float">
            <text:p>175.305067837912</text:p>
          </table:table-cell>
          <table:table-cell table:formula="of:=[.I22]-2*[.L22]" office:value-type="float" office:value="166.599932162088" calcext:value-type="float">
            <text:p>166.599932162088</text:p>
          </table:table-cell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2-01" calcext:value-type="date">
            <text:p>2024-02-01</text:p>
          </table:table-cell>
          <table:table-cell office:value-type="float" office:value="173.64" calcext:value-type="float">
            <text:p>173.64</text:p>
          </table:table-cell>
          <table:table-cell office:value-type="float" office:value="174.84" calcext:value-type="float">
            <text:p>174.84</text:p>
          </table:table-cell>
          <table:table-cell office:value-type="float" office:value="171.43" calcext:value-type="float">
            <text:p>171.43</text:p>
          </table:table-cell>
          <table:table-cell office:value-type="float" office:value="173.73" calcext:value-type="float">
            <text:p>173.73</text:p>
          </table:table-cell>
          <table:table-cell office:value-type="float" office:value="9354798" calcext:value-type="float">
            <text:p>9354798</text:p>
          </table:table-cell>
          <table:table-cell table:formula="of:=AVERAGE([.F14:.F23])" office:value-type="float" office:value="172.222" calcext:value-type="float">
            <text:p>172.222</text:p>
          </table:table-cell>
          <table:table-cell table:formula="of:=AVERAGE([.F4:.F23])" office:value-type="float" office:value="171.0725" calcext:value-type="float">
            <text:p>171.0725</text:p>
          </table:table-cell>
          <table:table-cell table:number-columns-repeated="2"/>
          <table:table-cell table:formula="of:=COM.MICROSOFT.STDEV.S([.F4:.F22])" office:value-type="float" office:value="2.32527141093313" calcext:value-type="float">
            <text:p>2.32527141093313</text:p>
          </table:table-cell>
          <table:table-cell table:formula="of:=[.I23]+2*[.L23]" office:value-type="float" office:value="175.723042821866" calcext:value-type="float">
            <text:p>175.723042821866</text:p>
          </table:table-cell>
          <table:table-cell table:formula="of:=[.I23]-2*[.L23]" office:value-type="float" office:value="166.421957178134" calcext:value-type="float">
            <text:p>166.421957178134</text:p>
          </table:table-cell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date" office:date-value="2024-02-02" calcext:value-type="date">
            <text:p>2024-02-02</text:p>
          </table:table-cell>
          <table:table-cell office:value-type="float" office:value="173.3" calcext:value-type="float">
            <text:p>173.3</text:p>
          </table:table-cell>
          <table:table-cell office:value-type="float" office:value="175.8162" calcext:value-type="float">
            <text:p>175.8162</text:p>
          </table:table-cell>
          <table:table-cell office:value-type="float" office:value="173.26" calcext:value-type="float">
            <text:p>173.26</text:p>
          </table:table-cell>
          <table:table-cell office:value-type="float" office:value="174.73" calcext:value-type="float">
            <text:p>174.73</text:p>
          </table:table-cell>
          <table:table-cell office:value-type="float" office:value="8607839" calcext:value-type="float">
            <text:p>8607839</text:p>
          </table:table-cell>
          <table:table-cell table:formula="of:=AVERAGE([.F15:.F24])" office:value-type="float" office:value="172.664" calcext:value-type="float">
            <text:p>172.664</text:p>
          </table:table-cell>
          <table:table-cell table:formula="of:=AVERAGE([.F5:.F24])" office:value-type="float" office:value="171.2385" calcext:value-type="float">
            <text:p>171.2385</text:p>
          </table:table-cell>
          <table:table-cell table:number-columns-repeated="2"/>
          <table:table-cell table:formula="of:=COM.MICROSOFT.STDEV.S([.F5:.F23])" office:value-type="float" office:value="2.41106331642068" calcext:value-type="float">
            <text:p>2.41106331642068</text:p>
          </table:table-cell>
          <table:table-cell table:formula="of:=[.I24]+2*[.L24]" office:value-type="float" office:value="176.060626632841" calcext:value-type="float">
            <text:p>176.060626632841</text:p>
          </table:table-cell>
          <table:table-cell table:formula="of:=[.I24]-2*[.L24]" office:value-type="float" office:value="166.416373367159" calcext:value-type="float">
            <text:p>166.416373367159</text:p>
          </table:table-cell>
        </table:table-row>
        <table:table-row table:style-name="ro1">
          <table:table-cell table:number-columns-repeated="2" office:value-type="date" office:date-value="2024-02-05" calcext:value-type="date">
            <text:p>2024-02-05</text:p>
          </table:table-cell>
          <table:table-cell office:value-type="float" office:value="173.86" calcext:value-type="float">
            <text:p>173.86</text:p>
          </table:table-cell>
          <table:table-cell office:value-type="float" office:value="175.09" calcext:value-type="float">
            <text:p>175.09</text:p>
          </table:table-cell>
          <table:table-cell office:value-type="float" office:value="172.92" calcext:value-type="float">
            <text:p>172.92</text:p>
          </table:table-cell>
          <table:table-cell office:value-type="float" office:value="174.5" calcext:value-type="float">
            <text:p>174.5</text:p>
          </table:table-cell>
          <table:table-cell office:value-type="float" office:value="7820160" calcext:value-type="float">
            <text:p>7820160</text:p>
          </table:table-cell>
          <table:table-cell table:formula="of:=AVERAGE([.F16:.F25])" office:value-type="float" office:value="173.103" calcext:value-type="float">
            <text:p>173.103</text:p>
          </table:table-cell>
          <table:table-cell table:formula="of:=AVERAGE([.F6:.F25])" office:value-type="float" office:value="171.35" calcext:value-type="float">
            <text:p>171.35</text:p>
          </table:table-cell>
          <table:table-cell table:number-columns-repeated="2"/>
          <table:table-cell table:formula="of:=COM.MICROSOFT.STDEV.S([.F6:.F24])" office:value-type="float" office:value="2.54242079695158" calcext:value-type="float">
            <text:p>2.54242079695158</text:p>
          </table:table-cell>
          <table:table-cell table:formula="of:=[.I25]+2*[.L25]" office:value-type="float" office:value="176.434841593903" calcext:value-type="float">
            <text:p>176.434841593903</text:p>
          </table:table-cell>
          <table:table-cell table:formula="of:=[.I25]-2*[.L25]" office:value-type="float" office:value="166.265158406097" calcext:value-type="float">
            <text:p>166.265158406097</text:p>
          </table:table-cell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6" calcext:value-type="date">
            <text:p>2024-02-06</text:p>
          </table:table-cell>
          <table:table-cell office:value-type="float" office:value="174.61" calcext:value-type="float">
            <text:p>174.61</text:p>
          </table:table-cell>
          <table:table-cell office:value-type="float" office:value="175.87" calcext:value-type="float">
            <text:p>175.87</text:p>
          </table:table-cell>
          <table:table-cell office:value-type="float" office:value="173.76" calcext:value-type="float">
            <text:p>173.76</text:p>
          </table:table-cell>
          <table:table-cell office:value-type="float" office:value="175.1" calcext:value-type="float">
            <text:p>175.1</text:p>
          </table:table-cell>
          <table:table-cell office:value-type="float" office:value="6765684" calcext:value-type="float">
            <text:p>6765684</text:p>
          </table:table-cell>
          <table:table-cell table:formula="of:=AVERAGE([.F17:.F26])" office:value-type="float" office:value="173.714" calcext:value-type="float">
            <text:p>173.714</text:p>
          </table:table-cell>
          <table:table-cell table:formula="of:=AVERAGE([.F7:.F26])" office:value-type="float" office:value="171.504" calcext:value-type="float">
            <text:p>171.504</text:p>
          </table:table-cell>
          <table:table-cell table:number-columns-repeated="2"/>
          <table:table-cell table:formula="of:=COM.MICROSOFT.STDEV.S([.F7:.F25])" office:value-type="float" office:value="2.64913480304011" calcext:value-type="float">
            <text:p>2.64913480304011</text:p>
          </table:table-cell>
          <table:table-cell table:formula="of:=[.I26]+2*[.L26]" office:value-type="float" office:value="176.80226960608" calcext:value-type="float">
            <text:p>176.80226960608</text:p>
          </table:table-cell>
          <table:table-cell table:formula="of:=[.I26]-2*[.L26]" office:value-type="float" office:value="166.20573039392" calcext:value-type="float">
            <text:p>166.20573039392</text:p>
          </table:table-cell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7" calcext:value-type="date">
            <text:p>2024-02-07</text:p>
          </table:table-cell>
          <table:table-cell office:value-type="float" office:value="175.69" calcext:value-type="float">
            <text:p>175.69</text:p>
          </table:table-cell>
          <table:table-cell office:value-type="float" office:value="175.87" calcext:value-type="float">
            <text:p>175.87</text:p>
          </table:table-cell>
          <table:table-cell office:value-type="float" office:value="173.96" calcext:value-type="float">
            <text:p>173.96</text:p>
          </table:table-cell>
          <table:table-cell office:value-type="float" office:value="175.43" calcext:value-type="float">
            <text:p>175.43</text:p>
          </table:table-cell>
          <table:table-cell office:value-type="float" office:value="7225478" calcext:value-type="float">
            <text:p>7225478</text:p>
          </table:table-cell>
          <table:table-cell table:formula="of:=AVERAGE([.F18:.F27])" office:value-type="float" office:value="174.207" calcext:value-type="float">
            <text:p>174.207</text:p>
          </table:table-cell>
          <table:table-cell table:formula="of:=AVERAGE([.F8:.F27])" office:value-type="float" office:value="171.7425" calcext:value-type="float">
            <text:p>171.7425</text:p>
          </table:table-cell>
          <table:table-cell table:number-columns-repeated="2"/>
          <table:table-cell table:formula="of:=COM.MICROSOFT.STDEV.S([.F8:.F26])" office:value-type="float" office:value="2.78073184443291" calcext:value-type="float">
            <text:p>2.78073184443291</text:p>
          </table:table-cell>
          <table:table-cell table:formula="of:=[.I27]+2*[.L27]" office:value-type="float" office:value="177.303963688866" calcext:value-type="float">
            <text:p>177.303963688866</text:p>
          </table:table-cell>
          <table:table-cell table:formula="of:=[.I27]-2*[.L27]" office:value-type="float" office:value="166.181036311134" calcext:value-type="float">
            <text:p>166.181036311134</text:p>
          </table:table-cell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8" calcext:value-type="date">
            <text:p>2024-02-08</text:p>
          </table:table-cell>
          <table:table-cell office:value-type="float" office:value="175" calcext:value-type="float">
            <text:p>175</text:p>
          </table:table-cell>
          <table:table-cell office:value-type="float" office:value="175.3058" calcext:value-type="float">
            <text:p>175.3058</text:p>
          </table:table-cell>
          <table:table-cell office:value-type="float" office:value="173.57" calcext:value-type="float">
            <text:p>173.57</text:p>
          </table:table-cell>
          <table:table-cell office:value-type="float" office:value="174.8" calcext:value-type="float">
            <text:p>174.8</text:p>
          </table:table-cell>
          <table:table-cell office:value-type="float" office:value="6060285" calcext:value-type="float">
            <text:p>6060285</text:p>
          </table:table-cell>
          <table:table-cell table:formula="of:=AVERAGE([.F19:.F28])" office:value-type="float" office:value="174.393" calcext:value-type="float">
            <text:p>174.393</text:p>
          </table:table-cell>
          <table:table-cell table:formula="of:=AVERAGE([.F9:.F28])" office:value-type="float" office:value="171.9315" calcext:value-type="float">
            <text:p>171.9315</text:p>
          </table:table-cell>
          <table:table-cell table:number-columns-repeated="2"/>
          <table:table-cell table:formula="of:=COM.MICROSOFT.STDEV.S([.F9:.F27])" office:value-type="float" office:value="2.91498327360212" calcext:value-type="float">
            <text:p>2.91498327360212</text:p>
          </table:table-cell>
          <table:table-cell table:formula="of:=[.I28]+2*[.L28]" office:value-type="float" office:value="177.761466547204" calcext:value-type="float">
            <text:p>177.761466547204</text:p>
          </table:table-cell>
          <table:table-cell table:formula="of:=[.I28]-2*[.L28]" office:value-type="float" office:value="166.101533452796" calcext:value-type="float">
            <text:p>166.101533452796</text:p>
          </table:table-cell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date" office:date-value="2024-02-09" calcext:value-type="date">
            <text:p>2024-02-09</text:p>
          </table:table-cell>
          <table:table-cell office:value-type="float" office:value="175" calcext:value-type="float">
            <text:p>175</text:p>
          </table:table-cell>
          <table:table-cell office:value-type="float" office:value="175.1" calcext:value-type="float">
            <text:p>175.1</text:p>
          </table:table-cell>
          <table:table-cell office:value-type="float" office:value="173.6731" calcext:value-type="float">
            <text:p>173.6731</text:p>
          </table:table-cell>
          <table:table-cell office:value-type="float" office:value="175.01" calcext:value-type="float">
            <text:p>175.01</text:p>
          </table:table-cell>
          <table:table-cell office:value-type="float" office:value="6296729" calcext:value-type="float">
            <text:p>6296729</text:p>
          </table:table-cell>
          <table:table-cell table:formula="of:=AVERAGE([.F20:.F29])" office:value-type="float" office:value="174.666" calcext:value-type="float">
            <text:p>174.666</text:p>
          </table:table-cell>
          <table:table-cell table:formula="of:=AVERAGE([.F10:.F29])" office:value-type="float" office:value="172.167" calcext:value-type="float">
            <text:p>172.167</text:p>
          </table:table-cell>
          <table:table-cell table:number-columns-repeated="2"/>
          <table:table-cell table:formula="of:=COM.MICROSOFT.STDEV.S([.F10:.F28])" office:value-type="float" office:value="2.97029523804783" calcext:value-type="float">
            <text:p>2.97029523804783</text:p>
          </table:table-cell>
          <table:table-cell table:formula="of:=[.I29]+2*[.L29]" office:value-type="float" office:value="178.107590476096" calcext:value-type="float">
            <text:p>178.107590476096</text:p>
          </table:table-cell>
          <table:table-cell table:formula="of:=[.I29]-2*[.L29]" office:value-type="float" office:value="166.226409523904" calcext:value-type="float">
            <text:p>166.226409523904</text:p>
          </table:table-cell>
        </table:table-row>
        <table:table-row table:style-name="ro1">
          <table:table-cell table:number-columns-repeated="2" office:value-type="date" office:date-value="2024-02-12" calcext:value-type="date">
            <text:p>2024-02-12</text:p>
          </table:table-cell>
          <table:table-cell office:value-type="float" office:value="174.78" calcext:value-type="float">
            <text:p>174.78</text:p>
          </table:table-cell>
          <table:table-cell office:value-type="float" office:value="176.808" calcext:value-type="float">
            <text:p>176.808</text:p>
          </table:table-cell>
          <table:table-cell office:value-type="float" office:value="173.7" calcext:value-type="float">
            <text:p>173.7</text:p>
          </table:table-cell>
          <table:table-cell office:value-type="float" office:value="175.79" calcext:value-type="float">
            <text:p>175.79</text:p>
          </table:table-cell>
          <table:table-cell office:value-type="float" office:value="8539316" calcext:value-type="float">
            <text:p>8539316</text:p>
          </table:table-cell>
          <table:table-cell table:formula="of:=AVERAGE([.F21:.F30])" office:value-type="float" office:value="174.972" calcext:value-type="float">
            <text:p>174.972</text:p>
          </table:table-cell>
          <table:table-cell table:formula="of:=AVERAGE([.F11:.F30])" office:value-type="float" office:value="172.504" calcext:value-type="float">
            <text:p>172.504</text:p>
          </table:table-cell>
          <table:table-cell table:number-columns-repeated="2"/>
          <table:table-cell table:formula="of:=COM.MICROSOFT.STDEV.S([.F11:.F29])" office:value-type="float" office:value="2.95417575407505" calcext:value-type="float">
            <text:p>2.95417575407505</text:p>
          </table:table-cell>
          <table:table-cell table:formula="of:=[.I30]+2*[.L30]" office:value-type="float" office:value="178.41235150815" calcext:value-type="float">
            <text:p>178.41235150815</text:p>
          </table:table-cell>
          <table:table-cell table:formula="of:=[.I30]-2*[.L30]" office:value-type="float" office:value="166.59564849185" calcext:value-type="float">
            <text:p>166.59564849185</text:p>
          </table:table-cell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3" calcext:value-type="date">
            <text:p>2024-02-13</text:p>
          </table:table-cell>
          <table:table-cell office:value-type="float" office:value="175.32" calcext:value-type="float">
            <text:p>175.32</text:p>
          </table:table-cell>
          <table:table-cell office:value-type="float" office:value="176.2299" calcext:value-type="float">
            <text:p>176.2299</text:p>
          </table:table-cell>
          <table:table-cell office:value-type="float" office:value="172.615" calcext:value-type="float">
            <text:p>172.615</text:p>
          </table:table-cell>
          <table:table-cell office:value-type="float" office:value="174.26" calcext:value-type="float">
            <text:p>174.26</text:p>
          </table:table-cell>
          <table:table-cell office:value-type="float" office:value="8397631" calcext:value-type="float">
            <text:p>8397631</text:p>
          </table:table-cell>
          <table:table-cell table:formula="of:=AVERAGE([.F22:.F31])" office:value-type="float" office:value="174.771" calcext:value-type="float">
            <text:p>174.771</text:p>
          </table:table-cell>
          <table:table-cell table:formula="of:=AVERAGE([.F12:.F31])" office:value-type="float" office:value="172.8175" calcext:value-type="float">
            <text:p>172.8175</text:p>
          </table:table-cell>
          <table:table-cell table:number-columns-repeated="2"/>
          <table:table-cell table:formula="of:=COM.MICROSOFT.STDEV.S([.F12:.F30])" office:value-type="float" office:value="2.85779880941394" calcext:value-type="float">
            <text:p>2.85779880941394</text:p>
          </table:table-cell>
          <table:table-cell table:formula="of:=[.I31]+2*[.L31]" office:value-type="float" office:value="178.533097618828" calcext:value-type="float">
            <text:p>178.533097618828</text:p>
          </table:table-cell>
          <table:table-cell table:formula="of:=[.I31]-2*[.L31]" office:value-type="float" office:value="167.101902381172" calcext:value-type="float">
            <text:p>167.101902381172</text:p>
          </table:table-cell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4" calcext:value-type="date">
            <text:p>2024-02-14</text:p>
          </table:table-cell>
          <table:table-cell office:value-type="float" office:value="175.07" calcext:value-type="float">
            <text:p>175.07</text:p>
          </table:table-cell>
          <table:table-cell office:value-type="float" office:value="176.1" calcext:value-type="float">
            <text:p>176.1</text:p>
          </table:table-cell>
          <table:table-cell office:value-type="float" office:value="174.42" calcext:value-type="float">
            <text:p>174.42</text:p>
          </table:table-cell>
          <table:table-cell office:value-type="float" office:value="176.03" calcext:value-type="float">
            <text:p>176.03</text:p>
          </table:table-cell>
          <table:table-cell office:value-type="float" office:value="7056664" calcext:value-type="float">
            <text:p>7056664</text:p>
          </table:table-cell>
          <table:table-cell table:formula="of:=AVERAGE([.F23:.F32])" office:value-type="float" office:value="174.938" calcext:value-type="float">
            <text:p>174.938</text:p>
          </table:table-cell>
          <table:table-cell table:formula="of:=AVERAGE([.F13:.F32])" office:value-type="float" office:value="173.2645" calcext:value-type="float">
            <text:p>173.2645</text:p>
          </table:table-cell>
          <table:table-cell table:number-columns-repeated="2"/>
          <table:table-cell table:formula="of:=COM.MICROSOFT.STDEV.S([.F13:.F31])" office:value-type="float" office:value="2.52394949486545" calcext:value-type="float">
            <text:p>2.52394949486545</text:p>
          </table:table-cell>
          <table:table-cell table:formula="of:=[.I32]+2*[.L32]" office:value-type="float" office:value="178.312398989731" calcext:value-type="float">
            <text:p>178.312398989731</text:p>
          </table:table-cell>
          <table:table-cell table:formula="of:=[.I32]-2*[.L32]" office:value-type="float" office:value="168.216601010269" calcext:value-type="float">
            <text:p>168.216601010269</text:p>
          </table:table-cell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5" calcext:value-type="date">
            <text:p>2024-02-15</text:p>
          </table:table-cell>
          <table:table-cell office:value-type="float" office:value="176.15" calcext:value-type="float">
            <text:p>176.15</text:p>
          </table:table-cell>
          <table:table-cell office:value-type="float" office:value="180.21" calcext:value-type="float">
            <text:p>180.21</text:p>
          </table:table-cell>
          <table:table-cell office:value-type="float" office:value="176.15" calcext:value-type="float">
            <text:p>176.15</text:p>
          </table:table-cell>
          <table:table-cell office:value-type="float" office:value="179.87" calcext:value-type="float">
            <text:p>179.87</text:p>
          </table:table-cell>
          <table:table-cell office:value-type="float" office:value="8723390" calcext:value-type="float">
            <text:p>8723390</text:p>
          </table:table-cell>
          <table:table-cell table:formula="of:=AVERAGE([.F24:.F33])" office:value-type="float" office:value="175.552" calcext:value-type="float">
            <text:p>175.552</text:p>
          </table:table-cell>
          <table:table-cell table:formula="of:=AVERAGE([.F14:.F33])" office:value-type="float" office:value="173.887" calcext:value-type="float">
            <text:p>173.887</text:p>
          </table:table-cell>
          <table:table-cell table:number-columns-repeated="2"/>
          <table:table-cell table:formula="of:=COM.MICROSOFT.STDEV.S([.F14:.F32])" office:value-type="float" office:value="2.19545383551093" calcext:value-type="float">
            <text:p>2.19545383551093</text:p>
          </table:table-cell>
          <table:table-cell table:formula="of:=[.I33]+2*[.L33]" office:value-type="float" office:value="178.277907671022" calcext:value-type="float">
            <text:p>178.277907671022</text:p>
          </table:table-cell>
          <table:table-cell table:formula="of:=[.I33]-2*[.L33]" office:value-type="float" office:value="169.496092328978" calcext:value-type="float">
            <text:p>169.496092328978</text:p>
          </table:table-cell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date" office:date-value="2024-02-16" calcext:value-type="date">
            <text:p>2024-02-16</text:p>
          </table:table-cell>
          <table:table-cell office:value-type="float" office:value="179.61" calcext:value-type="float">
            <text:p>179.61</text:p>
          </table:table-cell>
          <table:table-cell office:value-type="float" office:value="179.98" calcext:value-type="float">
            <text:p>179.98</text:p>
          </table:table-cell>
          <table:table-cell office:value-type="float" office:value="178.16" calcext:value-type="float">
            <text:p>178.16</text:p>
          </table:table-cell>
          <table:table-cell office:value-type="float" office:value="179.03" calcext:value-type="float">
            <text:p>179.03</text:p>
          </table:table-cell>
          <table:table-cell office:value-type="float" office:value="8152647" calcext:value-type="float">
            <text:p>8152647</text:p>
          </table:table-cell>
          <table:table-cell table:formula="of:=AVERAGE([.F25:.F34])" office:value-type="float" office:value="175.982" calcext:value-type="float">
            <text:p>175.982</text:p>
          </table:table-cell>
          <table:table-cell table:formula="of:=AVERAGE([.F15:.F34])" office:value-type="float" office:value="174.323" calcext:value-type="float">
            <text:p>174.323</text:p>
          </table:table-cell>
          <table:table-cell table:number-columns-repeated="2"/>
          <table:table-cell table:formula="of:=COM.MICROSOFT.STDEV.S([.F15:.F33])" office:value-type="float" office:value="2.48296724017645" calcext:value-type="float">
            <text:p>2.48296724017645</text:p>
          </table:table-cell>
          <table:table-cell table:formula="of:=[.I34]+2*[.L34]" office:value-type="float" office:value="179.288934480353" calcext:value-type="float">
            <text:p>179.288934480353</text:p>
          </table:table-cell>
          <table:table-cell table:formula="of:=[.I34]-2*[.L34]" office:value-type="float" office:value="169.357065519647" calcext:value-type="float">
            <text:p>169.357065519647</text:p>
          </table:table-cell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0" calcext:value-type="date">
            <text:p>2024-02-20</text:p>
          </table:table-cell>
          <table:table-cell office:value-type="float" office:value="179.19" calcext:value-type="float">
            <text:p>179.19</text:p>
          </table:table-cell>
          <table:table-cell office:value-type="float" office:value="180.46" calcext:value-type="float">
            <text:p>180.46</text:p>
          </table:table-cell>
          <table:table-cell office:value-type="float" office:value="178.405" calcext:value-type="float">
            <text:p>178.405</text:p>
          </table:table-cell>
          <table:table-cell office:value-type="float" office:value="179.73" calcext:value-type="float">
            <text:p>179.73</text:p>
          </table:table-cell>
          <table:table-cell office:value-type="float" office:value="9667959" calcext:value-type="float">
            <text:p>9667959</text:p>
          </table:table-cell>
          <table:table-cell table:formula="of:=AVERAGE([.F26:.F35])" office:value-type="float" office:value="176.505" calcext:value-type="float">
            <text:p>176.505</text:p>
          </table:table-cell>
          <table:table-cell table:formula="of:=AVERAGE([.F16:.F35])" office:value-type="float" office:value="174.804" calcext:value-type="float">
            <text:p>174.804</text:p>
          </table:table-cell>
          <table:table-cell table:number-columns-repeated="2"/>
          <table:table-cell table:formula="of:=COM.MICROSOFT.STDEV.S([.F16:.F34])" office:value-type="float" office:value="2.53432736730644" calcext:value-type="float">
            <text:p>2.53432736730644</text:p>
          </table:table-cell>
          <table:table-cell table:formula="of:=[.I35]+2*[.L35]" office:value-type="float" office:value="179.872654734613" calcext:value-type="float">
            <text:p>179.872654734613</text:p>
          </table:table-cell>
          <table:table-cell table:formula="of:=[.I35]-2*[.L35]" office:value-type="float" office:value="169.735345265387" calcext:value-type="float">
            <text:p>169.735345265387</text:p>
          </table:table-cell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1" calcext:value-type="date">
            <text:p>2024-02-21</text:p>
          </table:table-cell>
          <table:table-cell office:value-type="float" office:value="179.95" calcext:value-type="float">
            <text:p>179.95</text:p>
          </table:table-cell>
          <table:table-cell office:value-type="float" office:value="180.99" calcext:value-type="float">
            <text:p>180.99</text:p>
          </table:table-cell>
          <table:table-cell office:value-type="float" office:value="178.52" calcext:value-type="float">
            <text:p>178.52</text:p>
          </table:table-cell>
          <table:table-cell office:value-type="float" office:value="180.9" calcext:value-type="float">
            <text:p>180.9</text:p>
          </table:table-cell>
          <table:table-cell office:value-type="float" office:value="7027857" calcext:value-type="float">
            <text:p>7027857</text:p>
          </table:table-cell>
          <table:table-cell table:formula="of:=AVERAGE([.F27:.F36])" office:value-type="float" office:value="177.085" calcext:value-type="float">
            <text:p>177.085</text:p>
          </table:table-cell>
          <table:table-cell table:formula="of:=AVERAGE([.F17:.F36])" office:value-type="float" office:value="175.3995" calcext:value-type="float">
            <text:p>175.3995</text:p>
          </table:table-cell>
          <table:table-cell table:number-columns-repeated="2"/>
          <table:table-cell table:formula="of:=COM.MICROSOFT.STDEV.S([.F17:.F35])" office:value-type="float" office:value="2.42179455959602" calcext:value-type="float">
            <text:p>2.42179455959602</text:p>
          </table:table-cell>
          <table:table-cell table:formula="of:=[.I36]+2*[.L36]" office:value-type="float" office:value="180.243089119192" calcext:value-type="float">
            <text:p>180.243089119192</text:p>
          </table:table-cell>
          <table:table-cell table:formula="of:=[.I36]-2*[.L36]" office:value-type="float" office:value="170.555910880808" calcext:value-type="float">
            <text:p>170.555910880808</text:p>
          </table:table-cell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2" calcext:value-type="date">
            <text:p>2024-02-22</text:p>
          </table:table-cell>
          <table:table-cell office:value-type="float" office:value="181.82" calcext:value-type="float">
            <text:p>181.82</text:p>
          </table:table-cell>
          <table:table-cell office:value-type="float" office:value="183.42" calcext:value-type="float">
            <text:p>183.42</text:p>
          </table:table-cell>
          <table:table-cell office:value-type="float" office:value="181.24" calcext:value-type="float">
            <text:p>181.24</text:p>
          </table:table-cell>
          <table:table-cell office:value-type="float" office:value="183.07" calcext:value-type="float">
            <text:p>183.07</text:p>
          </table:table-cell>
          <table:table-cell office:value-type="float" office:value="9296459" calcext:value-type="float">
            <text:p>9296459</text:p>
          </table:table-cell>
          <table:table-cell table:formula="of:=AVERAGE([.F28:.F37])" office:value-type="float" office:value="177.849" calcext:value-type="float">
            <text:p>177.849</text:p>
          </table:table-cell>
          <table:table-cell table:formula="of:=AVERAGE([.F18:.F37])" office:value-type="float" office:value="176.028" calcext:value-type="float">
            <text:p>176.028</text:p>
          </table:table-cell>
          <table:table-cell table:number-columns-repeated="2"/>
          <table:table-cell table:formula="of:=COM.MICROSOFT.STDEV.S([.F18:.F36])" office:value-type="float" office:value="2.49611885869346" calcext:value-type="float">
            <text:p>2.49611885869346</text:p>
          </table:table-cell>
          <table:table-cell table:formula="of:=[.I37]+2*[.L37]" office:value-type="float" office:value="181.020237717387" calcext:value-type="float">
            <text:p>181.020237717387</text:p>
          </table:table-cell>
          <table:table-cell table:formula="of:=[.I37]-2*[.L37]" office:value-type="float" office:value="171.035762282613" calcext:value-type="float">
            <text:p>171.035762282613</text:p>
          </table:table-cell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date" office:date-value="2024-02-23" calcext:value-type="date">
            <text:p>2024-02-23</text:p>
          </table:table-cell>
          <table:table-cell office:value-type="float" office:value="183.81" calcext:value-type="float">
            <text:p>183.81</text:p>
          </table:table-cell>
          <table:table-cell office:value-type="float" office:value="185.2" calcext:value-type="float">
            <text:p>185.2</text:p>
          </table:table-cell>
          <table:table-cell office:value-type="float" office:value="183.19" calcext:value-type="float">
            <text:p>183.19</text:p>
          </table:table-cell>
          <table:table-cell office:value-type="float" office:value="183.99" calcext:value-type="float">
            <text:p>183.99</text:p>
          </table:table-cell>
          <table:table-cell office:value-type="float" office:value="7105833" calcext:value-type="float">
            <text:p>7105833</text:p>
          </table:table-cell>
          <table:table-cell table:formula="of:=AVERAGE([.F29:.F38])" office:value-type="float" office:value="178.768" calcext:value-type="float">
            <text:p>178.768</text:p>
          </table:table-cell>
          <table:table-cell table:formula="of:=AVERAGE([.F19:.F38])" office:value-type="float" office:value="176.5805" calcext:value-type="float">
            <text:p>176.5805</text:p>
          </table:table-cell>
          <table:table-cell table:number-columns-repeated="2"/>
          <table:table-cell table:formula="of:=COM.MICROSOFT.STDEV.S([.F19:.F37])" office:value-type="float" office:value="2.92795999077896" calcext:value-type="float">
            <text:p>2.92795999077896</text:p>
          </table:table-cell>
          <table:table-cell table:formula="of:=[.I38]+2*[.L38]" office:value-type="float" office:value="182.436419981558" calcext:value-type="float">
            <text:p>182.436419981558</text:p>
          </table:table-cell>
          <table:table-cell table:formula="of:=[.I38]-2*[.L38]" office:value-type="float" office:value="170.724580018442" calcext:value-type="float">
            <text:p>170.724580018442</text:p>
          </table:table-cell>
        </table:table-row>
        <table:table-row table:style-name="ro1">
          <table:table-cell table:number-columns-repeated="2" office:value-type="date" office:date-value="2024-02-26" calcext:value-type="date">
            <text:p>2024-02-26</text:p>
          </table:table-cell>
          <table:table-cell office:value-type="float" office:value="183.75" calcext:value-type="float">
            <text:p>183.75</text:p>
          </table:table-cell>
          <table:table-cell office:value-type="float" office:value="184.46" calcext:value-type="float">
            <text:p>184.46</text:p>
          </table:table-cell>
          <table:table-cell office:value-type="float" office:value="182.48" calcext:value-type="float">
            <text:p>182.48</text:p>
          </table:table-cell>
          <table:table-cell office:value-type="float" office:value="183.36" calcext:value-type="float">
            <text:p>183.36</text:p>
          </table:table-cell>
          <table:table-cell office:value-type="float" office:value="7145391" calcext:value-type="float">
            <text:p>7145391</text:p>
          </table:table-cell>
          <table:table-cell table:formula="of:=AVERAGE([.F30:.F39])" office:value-type="float" office:value="179.603" calcext:value-type="float">
            <text:p>179.603</text:p>
          </table:table-cell>
          <table:table-cell table:formula="of:=AVERAGE([.F20:.F39])" office:value-type="float" office:value="177.1345" calcext:value-type="float">
            <text:p>177.1345</text:p>
          </table:table-cell>
          <table:table-cell table:number-columns-repeated="2"/>
          <table:table-cell table:formula="of:=COM.MICROSOFT.STDEV.S([.F20:.F38])" office:value-type="float" office:value="3.27138783432553" calcext:value-type="float">
            <text:p>3.27138783432553</text:p>
          </table:table-cell>
          <table:table-cell table:formula="of:=[.I39]+2*[.L39]" office:value-type="float" office:value="183.677275668651" calcext:value-type="float">
            <text:p>183.677275668651</text:p>
          </table:table-cell>
          <table:table-cell table:formula="of:=[.I39]-2*[.L39]" office:value-type="float" office:value="170.591724331349" calcext:value-type="float">
            <text:p>170.591724331349</text:p>
          </table:table-cell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7" calcext:value-type="date">
            <text:p>2024-02-27</text:p>
          </table:table-cell>
          <table:table-cell office:value-type="float" office:value="183.31" calcext:value-type="float">
            <text:p>183.31</text:p>
          </table:table-cell>
          <table:table-cell office:value-type="float" office:value="183.54" calcext:value-type="float">
            <text:p>183.54</text:p>
          </table:table-cell>
          <table:table-cell office:value-type="float" office:value="182.24" calcext:value-type="float">
            <text:p>182.24</text:p>
          </table:table-cell>
          <table:table-cell office:value-type="float" office:value="183.45" calcext:value-type="float">
            <text:p>183.45</text:p>
          </table:table-cell>
          <table:table-cell office:value-type="float" office:value="5717065" calcext:value-type="float">
            <text:p>5717065</text:p>
          </table:table-cell>
          <table:table-cell table:formula="of:=AVERAGE([.F31:.F40])" office:value-type="float" office:value="180.369" calcext:value-type="float">
            <text:p>180.369</text:p>
          </table:table-cell>
          <table:table-cell table:formula="of:=AVERAGE([.F21:.F40])" office:value-type="float" office:value="177.6705" calcext:value-type="float">
            <text:p>177.6705</text:p>
          </table:table-cell>
          <table:table-cell table:number-columns-repeated="2"/>
          <table:table-cell table:formula="of:=COM.MICROSOFT.STDEV.S([.F21:.F39])" office:value-type="float" office:value="3.44005524911433" calcext:value-type="float">
            <text:p>3.44005524911433</text:p>
          </table:table-cell>
          <table:table-cell table:formula="of:=[.I40]+2*[.L40]" office:value-type="float" office:value="184.550610498229" calcext:value-type="float">
            <text:p>184.550610498229</text:p>
          </table:table-cell>
          <table:table-cell table:formula="of:=[.I40]-2*[.L40]" office:value-type="float" office:value="170.790389501771" calcext:value-type="float">
            <text:p>170.790389501771</text:p>
          </table:table-cell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8" calcext:value-type="date">
            <text:p>2024-02-28</text:p>
          </table:table-cell>
          <table:table-cell office:value-type="float" office:value="183.43" calcext:value-type="float">
            <text:p>183.43</text:p>
          </table:table-cell>
          <table:table-cell office:value-type="float" office:value="185.2" calcext:value-type="float">
            <text:p>185.2</text:p>
          </table:table-cell>
          <table:table-cell office:value-type="float" office:value="182.96" calcext:value-type="float">
            <text:p>182.96</text:p>
          </table:table-cell>
          <table:table-cell office:value-type="float" office:value="184.38" calcext:value-type="float">
            <text:p>184.38</text:p>
          </table:table-cell>
          <table:table-cell office:value-type="float" office:value="6131608" calcext:value-type="float">
            <text:p>6131608</text:p>
          </table:table-cell>
          <table:table-cell table:formula="of:=AVERAGE([.F32:.F41])" office:value-type="float" office:value="181.381" calcext:value-type="float">
            <text:p>181.381</text:p>
          </table:table-cell>
          <table:table-cell table:formula="of:=AVERAGE([.F22:.F41])" office:value-type="float" office:value="178.076" calcext:value-type="float">
            <text:p>178.076</text:p>
          </table:table-cell>
          <table:table-cell table:number-columns-repeated="2"/>
          <table:table-cell table:formula="of:=COM.MICROSOFT.STDEV.S([.F22:.F40])" office:value-type="float" office:value="3.69765438531191" calcext:value-type="float">
            <text:p>3.69765438531191</text:p>
          </table:table-cell>
          <table:table-cell table:formula="of:=[.I41]+2*[.L41]" office:value-type="float" office:value="185.471308770624" calcext:value-type="float">
            <text:p>185.471308770624</text:p>
          </table:table-cell>
          <table:table-cell table:formula="of:=[.I41]-2*[.L41]" office:value-type="float" office:value="170.680691229376" calcext:value-type="float">
            <text:p>170.680691229376</text:p>
          </table:table-cell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2-29" calcext:value-type="date">
            <text:p>2024-02-29</text:p>
          </table:table-cell>
          <table:table-cell office:value-type="float" office:value="185.66" calcext:value-type="float">
            <text:p>185.66</text:p>
          </table:table-cell>
          <table:table-cell office:value-type="float" office:value="186.43" calcext:value-type="float">
            <text:p>186.43</text:p>
          </table:table-cell>
          <table:table-cell office:value-type="float" office:value="183.85" calcext:value-type="float">
            <text:p>183.85</text:p>
          </table:table-cell>
          <table:table-cell office:value-type="float" office:value="186.06" calcext:value-type="float">
            <text:p>186.06</text:p>
          </table:table-cell>
          <table:table-cell office:value-type="float" office:value="9643012" calcext:value-type="float">
            <text:p>9643012</text:p>
          </table:table-cell>
          <table:table-cell table:formula="of:=AVERAGE([.F33:.F42])" office:value-type="float" office:value="182.384" calcext:value-type="float">
            <text:p>182.384</text:p>
          </table:table-cell>
          <table:table-cell table:formula="of:=AVERAGE([.F23:.F42])" office:value-type="float" office:value="178.661" calcext:value-type="float">
            <text:p>178.661</text:p>
          </table:table-cell>
          <table:table-cell table:number-columns-repeated="2"/>
          <table:table-cell table:formula="of:=COM.MICROSOFT.STDEV.S([.F23:.F41])" office:value-type="float" office:value="3.89732281780697" calcext:value-type="float">
            <text:p>3.89732281780697</text:p>
          </table:table-cell>
          <table:table-cell table:formula="of:=[.I42]+2*[.L42]" office:value-type="float" office:value="186.455645635614" calcext:value-type="float">
            <text:p>186.455645635614</text:p>
          </table:table-cell>
          <table:table-cell table:formula="of:=[.I42]-2*[.L42]" office:value-type="float" office:value="170.866354364386" calcext:value-type="float">
            <text:p>170.866354364386</text:p>
          </table:table-cell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date" office:date-value="2024-03-01" calcext:value-type="date">
            <text:p>2024-03-01</text:p>
          </table:table-cell>
          <table:table-cell office:value-type="float" office:value="185.7" calcext:value-type="float">
            <text:p>185.7</text:p>
          </table:table-cell>
          <table:table-cell office:value-type="float" office:value="186.44" calcext:value-type="float">
            <text:p>186.44</text:p>
          </table:table-cell>
          <table:table-cell office:value-type="float" office:value="185.1" calcext:value-type="float">
            <text:p>185.1</text:p>
          </table:table-cell>
          <table:table-cell office:value-type="float" office:value="185.29" calcext:value-type="float">
            <text:p>185.29</text:p>
          </table:table-cell>
          <table:table-cell office:value-type="float" office:value="6311996" calcext:value-type="float">
            <text:p>6311996</text:p>
          </table:table-cell>
          <table:table-cell table:formula="of:=AVERAGE([.F34:.F43])" office:value-type="float" office:value="182.926" calcext:value-type="float">
            <text:p>182.926</text:p>
          </table:table-cell>
          <table:table-cell table:formula="of:=AVERAGE([.F24:.F43])" office:value-type="float" office:value="179.239" calcext:value-type="float">
            <text:p>179.239</text:p>
          </table:table-cell>
          <table:table-cell table:number-columns-repeated="2"/>
          <table:table-cell table:formula="of:=COM.MICROSOFT.STDEV.S([.F24:.F42])" office:value-type="float" office:value="4.11930613586022" calcext:value-type="float">
            <text:p>4.11930613586022</text:p>
          </table:table-cell>
          <table:table-cell table:formula="of:=[.I43]+2*[.L43]" office:value-type="float" office:value="187.47761227172" calcext:value-type="float">
            <text:p>187.47761227172</text:p>
          </table:table-cell>
          <table:table-cell table:formula="of:=[.I43]-2*[.L43]" office:value-type="float" office:value="171.00038772828" calcext:value-type="float">
            <text:p>171.00038772828</text:p>
          </table:table-cell>
        </table:table-row>
        <table:table-row table:style-name="ro1">
          <table:table-cell table:number-columns-repeated="2" office:value-type="date" office:date-value="2024-03-04" calcext:value-type="date">
            <text:p>2024-03-04</text:p>
          </table:table-cell>
          <table:table-cell office:value-type="float" office:value="184.71" calcext:value-type="float">
            <text:p>184.71</text:p>
          </table:table-cell>
          <table:table-cell office:value-type="float" office:value="187.59" calcext:value-type="float">
            <text:p>187.59</text:p>
          </table:table-cell>
          <table:table-cell office:value-type="float" office:value="184.27" calcext:value-type="float">
            <text:p>184.27</text:p>
          </table:table-cell>
          <table:table-cell office:value-type="float" office:value="186.68" calcext:value-type="float">
            <text:p>186.68</text:p>
          </table:table-cell>
          <table:table-cell office:value-type="float" office:value="7063605" calcext:value-type="float">
            <text:p>7063605</text:p>
          </table:table-cell>
          <table:table-cell table:formula="of:=AVERAGE([.F35:.F44])" office:value-type="float" office:value="183.691" calcext:value-type="float">
            <text:p>183.691</text:p>
          </table:table-cell>
          <table:table-cell table:formula="of:=AVERAGE([.F25:.F44])" office:value-type="float" office:value="179.8365" calcext:value-type="float">
            <text:p>179.8365</text:p>
          </table:table-cell>
          <table:table-cell table:number-columns-repeated="2"/>
          <table:table-cell table:formula="of:=COM.MICROSOFT.STDEV.S([.F25:.F43])" office:value-type="float" office:value="4.23331261218855" calcext:value-type="float">
            <text:p>4.23331261218855</text:p>
          </table:table-cell>
          <table:table-cell table:formula="of:=[.I44]+2*[.L44]" office:value-type="float" office:value="188.303125224377" calcext:value-type="float">
            <text:p>188.303125224377</text:p>
          </table:table-cell>
          <table:table-cell table:formula="of:=[.I44]-2*[.L44]" office:value-type="float" office:value="171.369874775623" calcext:value-type="float">
            <text:p>171.369874775623</text:p>
          </table:table-cell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5" calcext:value-type="date">
            <text:p>2024-03-05</text:p>
          </table:table-cell>
          <table:table-cell office:value-type="float" office:value="186.36" calcext:value-type="float">
            <text:p>186.36</text:p>
          </table:table-cell>
          <table:table-cell office:value-type="float" office:value="189.3" calcext:value-type="float">
            <text:p>189.3</text:p>
          </table:table-cell>
          <table:table-cell office:value-type="float" office:value="186.36" calcext:value-type="float">
            <text:p>186.36</text:p>
          </table:table-cell>
          <table:table-cell office:value-type="float" office:value="188.55" calcext:value-type="float">
            <text:p>188.55</text:p>
          </table:table-cell>
          <table:table-cell office:value-type="float" office:value="6617832" calcext:value-type="float">
            <text:p>6617832</text:p>
          </table:table-cell>
          <table:table-cell table:formula="of:=AVERAGE([.F36:.F45])" office:value-type="float" office:value="184.573" calcext:value-type="float">
            <text:p>184.573</text:p>
          </table:table-cell>
          <table:table-cell table:formula="of:=AVERAGE([.F26:.F45])" office:value-type="float" office:value="180.539" calcext:value-type="float">
            <text:p>180.539</text:p>
          </table:table-cell>
          <table:table-cell table:number-columns-repeated="2"/>
          <table:table-cell table:formula="of:=COM.MICROSOFT.STDEV.S([.F26:.F44])" office:value-type="float" office:value="4.35824995727167" calcext:value-type="float">
            <text:p>4.35824995727167</text:p>
          </table:table-cell>
          <table:table-cell table:formula="of:=[.I45]+2*[.L45]" office:value-type="float" office:value="189.255499914543" calcext:value-type="float">
            <text:p>189.255499914543</text:p>
          </table:table-cell>
          <table:table-cell table:formula="of:=[.I45]-2*[.L45]" office:value-type="float" office:value="171.822500085457" calcext:value-type="float">
            <text:p>171.822500085457</text:p>
          </table:table-cell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6" calcext:value-type="date">
            <text:p>2024-03-06</text:p>
          </table:table-cell>
          <table:table-cell office:value-type="float" office:value="189.25" calcext:value-type="float">
            <text:p>189.25</text:p>
          </table:table-cell>
          <table:table-cell office:value-type="float" office:value="190.07" calcext:value-type="float">
            <text:p>190.07</text:p>
          </table:table-cell>
          <table:table-cell office:value-type="float" office:value="187.63" calcext:value-type="float">
            <text:p>187.63</text:p>
          </table:table-cell>
          <table:table-cell office:value-type="float" office:value="189.53" calcext:value-type="float">
            <text:p>189.53</text:p>
          </table:table-cell>
          <table:table-cell office:value-type="float" office:value="7572891" calcext:value-type="float">
            <text:p>7572891</text:p>
          </table:table-cell>
          <table:table-cell table:formula="of:=AVERAGE([.F37:.F46])" office:value-type="float" office:value="185.436" calcext:value-type="float">
            <text:p>185.436</text:p>
          </table:table-cell>
          <table:table-cell table:formula="of:=AVERAGE([.F27:.F46])" office:value-type="float" office:value="181.2605" calcext:value-type="float">
            <text:p>181.2605</text:p>
          </table:table-cell>
          <table:table-cell table:number-columns-repeated="2"/>
          <table:table-cell table:formula="of:=COM.MICROSOFT.STDEV.S([.F27:.F45])" office:value-type="float" office:value="4.58446818486198" calcext:value-type="float">
            <text:p>4.58446818486198</text:p>
          </table:table-cell>
          <table:table-cell table:formula="of:=[.I46]+2*[.L46]" office:value-type="float" office:value="190.429436369724" calcext:value-type="float">
            <text:p>190.429436369724</text:p>
          </table:table-cell>
          <table:table-cell table:formula="of:=[.I46]-2*[.L46]" office:value-type="float" office:value="172.091563630276" calcext:value-type="float">
            <text:p>172.091563630276</text:p>
          </table:table-cell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7" calcext:value-type="date">
            <text:p>2024-03-07</text:p>
          </table:table-cell>
          <table:table-cell office:value-type="float" office:value="189.91" calcext:value-type="float">
            <text:p>189.91</text:p>
          </table:table-cell>
          <table:table-cell office:value-type="float" office:value="190.5" calcext:value-type="float">
            <text:p>190.5</text:p>
          </table:table-cell>
          <table:table-cell office:value-type="float" office:value="186.63" calcext:value-type="float">
            <text:p>186.63</text:p>
          </table:table-cell>
          <table:table-cell office:value-type="float" office:value="187.87" calcext:value-type="float">
            <text:p>187.87</text:p>
          </table:table-cell>
          <table:table-cell office:value-type="float" office:value="7618277" calcext:value-type="float">
            <text:p>7618277</text:p>
          </table:table-cell>
          <table:table-cell table:formula="of:=AVERAGE([.F38:.F47])" office:value-type="float" office:value="185.916" calcext:value-type="float">
            <text:p>185.916</text:p>
          </table:table-cell>
          <table:table-cell table:formula="of:=AVERAGE([.F28:.F47])" office:value-type="float" office:value="181.8825" calcext:value-type="float">
            <text:p>181.8825</text:p>
          </table:table-cell>
          <table:table-cell table:number-columns-repeated="2"/>
          <table:table-cell table:formula="of:=COM.MICROSOFT.STDEV.S([.F28:.F46])" office:value-type="float" office:value="4.79879712023436" calcext:value-type="float">
            <text:p>4.79879712023436</text:p>
          </table:table-cell>
          <table:table-cell table:formula="of:=[.I47]+2*[.L47]" office:value-type="float" office:value="191.480094240469" calcext:value-type="float">
            <text:p>191.480094240469</text:p>
          </table:table-cell>
          <table:table-cell table:formula="of:=[.I47]-2*[.L47]" office:value-type="float" office:value="172.284905759531" calcext:value-type="float">
            <text:p>172.284905759531</text:p>
          </table:table-cell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date" office:date-value="2024-03-08" calcext:value-type="date">
            <text:p>2024-03-08</text:p>
          </table:table-cell>
          <table:table-cell office:value-type="float" office:value="188.44" calcext:value-type="float">
            <text:p>188.44</text:p>
          </table:table-cell>
          <table:table-cell office:value-type="float" office:value="190.455" calcext:value-type="float">
            <text:p>190.455</text:p>
          </table:table-cell>
          <table:table-cell office:value-type="float" office:value="187.92" calcext:value-type="float">
            <text:p>187.92</text:p>
          </table:table-cell>
          <table:table-cell office:value-type="float" office:value="188.22" calcext:value-type="float">
            <text:p>188.22</text:p>
          </table:table-cell>
          <table:table-cell office:value-type="float" office:value="6172199" calcext:value-type="float">
            <text:p>6172199</text:p>
          </table:table-cell>
          <table:table-cell table:formula="of:=AVERAGE([.F39:.F48])" office:value-type="float" office:value="186.339" calcext:value-type="float">
            <text:p>186.339</text:p>
          </table:table-cell>
          <table:table-cell table:formula="of:=AVERAGE([.F29:.F48])" office:value-type="float" office:value="182.5535" calcext:value-type="float">
            <text:p>182.5535</text:p>
          </table:table-cell>
          <table:table-cell table:number-columns-repeated="2"/>
          <table:table-cell table:formula="of:=COM.MICROSOFT.STDEV.S([.F29:.F47])" office:value-type="float" office:value="4.71078711094849" calcext:value-type="float">
            <text:p>4.71078711094849</text:p>
          </table:table-cell>
          <table:table-cell table:formula="of:=[.I48]+2*[.L48]" office:value-type="float" office:value="191.975074221897" calcext:value-type="float">
            <text:p>191.975074221897</text:p>
          </table:table-cell>
          <table:table-cell table:formula="of:=[.I48]-2*[.L48]" office:value-type="float" office:value="173.131925778103" calcext:value-type="float">
            <text:p>173.131925778103</text:p>
          </table:table-cell>
        </table:table-row>
        <table:table-row table:style-name="ro1">
          <table:table-cell table:number-columns-repeated="2" office:value-type="date" office:date-value="2024-03-11" calcext:value-type="date">
            <text:p>2024-03-11</text:p>
          </table:table-cell>
          <table:table-cell office:value-type="float" office:value="187.28" calcext:value-type="float">
            <text:p>187.28</text:p>
          </table:table-cell>
          <table:table-cell office:value-type="float" office:value="188.44" calcext:value-type="float">
            <text:p>188.44</text:p>
          </table:table-cell>
          <table:table-cell office:value-type="float" office:value="186.22" calcext:value-type="float">
            <text:p>186.22</text:p>
          </table:table-cell>
          <table:table-cell office:value-type="float" office:value="188.29" calcext:value-type="float">
            <text:p>188.29</text:p>
          </table:table-cell>
          <table:table-cell office:value-type="float" office:value="5762569" calcext:value-type="float">
            <text:p>5762569</text:p>
          </table:table-cell>
          <table:table-cell table:formula="of:=AVERAGE([.F40:.F49])" office:value-type="float" office:value="186.832" calcext:value-type="float">
            <text:p>186.832</text:p>
          </table:table-cell>
          <table:table-cell table:formula="of:=AVERAGE([.F30:.F49])" office:value-type="float" office:value="183.2175" calcext:value-type="float">
            <text:p>183.2175</text:p>
          </table:table-cell>
          <table:table-cell table:number-columns-repeated="2"/>
          <table:table-cell table:formula="of:=COM.MICROSOFT.STDEV.S([.F30:.F48])" office:value-type="float" office:value="4.55428427561982" calcext:value-type="float">
            <text:p>4.55428427561982</text:p>
          </table:table-cell>
          <table:table-cell table:formula="of:=[.I49]+2*[.L49]" office:value-type="float" office:value="192.32606855124" calcext:value-type="float">
            <text:p>192.32606855124</text:p>
          </table:table-cell>
          <table:table-cell table:formula="of:=[.I49]-2*[.L49]" office:value-type="float" office:value="174.10893144876" calcext:value-type="float">
            <text:p>174.10893144876</text:p>
          </table:table-cell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2" calcext:value-type="date">
            <text:p>2024-03-12</text:p>
          </table:table-cell>
          <table:table-cell office:value-type="float" office:value="188.95" calcext:value-type="float">
            <text:p>188.95</text:p>
          </table:table-cell>
          <table:table-cell office:value-type="float" office:value="190.16" calcext:value-type="float">
            <text:p>190.16</text:p>
          </table:table-cell>
          <table:table-cell office:value-type="float" office:value="187.91" calcext:value-type="float">
            <text:p>187.91</text:p>
          </table:table-cell>
          <table:table-cell office:value-type="float" office:value="189.84" calcext:value-type="float">
            <text:p>189.84</text:p>
          </table:table-cell>
          <table:table-cell office:value-type="float" office:value="5708384" calcext:value-type="float">
            <text:p>5708384</text:p>
          </table:table-cell>
          <table:table-cell table:formula="of:=AVERAGE([.F41:.F50])" office:value-type="float" office:value="187.471" calcext:value-type="float">
            <text:p>187.471</text:p>
          </table:table-cell>
          <table:table-cell table:formula="of:=AVERAGE([.F31:.F50])" office:value-type="float" office:value="183.92" calcext:value-type="float">
            <text:p>183.92</text:p>
          </table:table-cell>
          <table:table-cell table:number-columns-repeated="2"/>
          <table:table-cell table:formula="of:=COM.MICROSOFT.STDEV.S([.F31:.F49])" office:value-type="float" office:value="4.36119410655932" calcext:value-type="float">
            <text:p>4.36119410655932</text:p>
          </table:table-cell>
          <table:table-cell table:formula="of:=[.I50]+2*[.L50]" office:value-type="float" office:value="192.642388213119" calcext:value-type="float">
            <text:p>192.642388213119</text:p>
          </table:table-cell>
          <table:table-cell table:formula="of:=[.I50]-2*[.L50]" office:value-type="float" office:value="175.197611786881" calcext:value-type="float">
            <text:p>175.197611786881</text:p>
          </table:table-cell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3" calcext:value-type="date">
            <text:p>2024-03-13</text:p>
          </table:table-cell>
          <table:table-cell office:value-type="float" office:value="190.36" calcext:value-type="float">
            <text:p>190.36</text:p>
          </table:table-cell>
          <table:table-cell office:value-type="float" office:value="191.73" calcext:value-type="float">
            <text:p>191.73</text:p>
          </table:table-cell>
          <table:table-cell office:value-type="float" office:value="189.84" calcext:value-type="float">
            <text:p>189.84</text:p>
          </table:table-cell>
          <table:table-cell office:value-type="float" office:value="191.38" calcext:value-type="float">
            <text:p>191.38</text:p>
          </table:table-cell>
          <table:table-cell office:value-type="float" office:value="7795535" calcext:value-type="float">
            <text:p>7795535</text:p>
          </table:table-cell>
          <table:table-cell table:formula="of:=AVERAGE([.F42:.F51])" office:value-type="float" office:value="188.171" calcext:value-type="float">
            <text:p>188.171</text:p>
          </table:table-cell>
          <table:table-cell table:formula="of:=AVERAGE([.F32:.F51])" office:value-type="float" office:value="184.776" calcext:value-type="float">
            <text:p>184.776</text:p>
          </table:table-cell>
          <table:table-cell table:formula="of:=AVERAGE([.F2:.F51])" office:value-type="float" office:value="177.2" calcext:value-type="float">
            <text:p>177.2</text:p>
          </table:table-cell>
          <table:table-cell/>
          <table:table-cell table:formula="of:=COM.MICROSOFT.STDEV.S([.F32:.F50])" office:value-type="float" office:value="3.95126036595061" calcext:value-type="float">
            <text:p>3.95126036595061</text:p>
          </table:table-cell>
          <table:table-cell table:formula="of:=[.I51]+2*[.L51]" office:value-type="float" office:value="192.678520731901" calcext:value-type="float">
            <text:p>192.678520731901</text:p>
          </table:table-cell>
          <table:table-cell table:formula="of:=[.I51]-2*[.L51]" office:value-type="float" office:value="176.873479268099" calcext:value-type="float">
            <text:p>176.873479268099</text:p>
          </table:table-cell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4" calcext:value-type="date">
            <text:p>2024-03-14</text:p>
          </table:table-cell>
          <table:table-cell office:value-type="float" office:value="191.03" calcext:value-type="float">
            <text:p>191.03</text:p>
          </table:table-cell>
          <table:table-cell office:value-type="float" office:value="191.63" calcext:value-type="float">
            <text:p>191.63</text:p>
          </table:table-cell>
          <table:table-cell office:value-type="float" office:value="187.103" calcext:value-type="float">
            <text:p>187.103</text:p>
          </table:table-cell>
          <table:table-cell office:value-type="float" office:value="187.97" calcext:value-type="float">
            <text:p>187.97</text:p>
          </table:table-cell>
          <table:table-cell office:value-type="float" office:value="10310948" calcext:value-type="float">
            <text:p>10310948</text:p>
          </table:table-cell>
          <table:table-cell table:formula="of:=AVERAGE([.F43:.F52])" office:value-type="float" office:value="188.362" calcext:value-type="float">
            <text:p>188.362</text:p>
          </table:table-cell>
          <table:table-cell table:formula="of:=AVERAGE([.F33:.F52])" office:value-type="float" office:value="185.373" calcext:value-type="float">
            <text:p>185.373</text:p>
          </table:table-cell>
          <table:table-cell table:formula="of:=AVERAGE([.F3:.F52])" office:value-type="float" office:value="177.5178" calcext:value-type="float">
            <text:p>177.5178</text:p>
          </table:table-cell>
          <table:table-cell/>
          <table:table-cell table:formula="of:=COM.MICROSOFT.STDEV.S([.F33:.F51])" office:value-type="float" office:value="3.69995527079017" calcext:value-type="float">
            <text:p>3.69995527079017</text:p>
          </table:table-cell>
          <table:table-cell table:formula="of:=[.I52]+2*[.L52]" office:value-type="float" office:value="192.77291054158" calcext:value-type="float">
            <text:p>192.77291054158</text:p>
          </table:table-cell>
          <table:table-cell table:formula="of:=[.I52]-2*[.L52]" office:value-type="float" office:value="177.97308945842" calcext:value-type="float">
            <text:p>177.97308945842</text:p>
          </table:table-cell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86.48" calcext:value-type="float">
            <text:p>186.48</text:p>
          </table:table-cell>
          <table:table-cell office:value-type="float" office:value="190.94" calcext:value-type="float">
            <text:p>190.94</text:p>
          </table:table-cell>
          <table:table-cell office:value-type="float" office:value="186.48" calcext:value-type="float">
            <text:p>186.48</text:p>
          </table:table-cell>
          <table:table-cell office:value-type="float" office:value="190.3" calcext:value-type="float">
            <text:p>190.3</text:p>
          </table:table-cell>
          <table:table-cell office:value-type="float" office:value="17214229" calcext:value-type="float">
            <text:p>17214229</text:p>
          </table:table-cell>
          <table:table-cell table:formula="of:=AVERAGE([.F44:.F53])" office:value-type="float" office:value="188.863" calcext:value-type="float">
            <text:p>188.863</text:p>
          </table:table-cell>
          <table:table-cell table:formula="of:=AVERAGE([.F34:.F53])" office:value-type="float" office:value="185.8945" calcext:value-type="float">
            <text:p>185.8945</text:p>
          </table:table-cell>
          <table:table-cell table:formula="of:=AVERAGE([.F4:.F53])" office:value-type="float" office:value="177.8972" calcext:value-type="float">
            <text:p>177.8972</text:p>
          </table:table-cell>
          <table:table-cell/>
          <table:table-cell table:formula="of:=COM.MICROSOFT.STDEV.S([.F34:.F52])" office:value-type="float" office:value="3.50900879025096" calcext:value-type="float">
            <text:p>3.50900879025096</text:p>
          </table:table-cell>
          <table:table-cell table:formula="of:=[.I53]+2*[.L53]" office:value-type="float" office:value="192.912517580502" calcext:value-type="float">
            <text:p>192.912517580502</text:p>
          </table:table-cell>
          <table:table-cell table:formula="of:=[.I53]-2*[.L53]" office:value-type="float" office:value="178.876482419498" calcext:value-type="float">
            <text:p>178.876482419498</text:p>
          </table:table-cell>
        </table:table-row>
        <table:table-row table:style-name="ro1">
          <table:table-cell table:number-columns-repeated="2" office:value-type="date" office:date-value="2024-03-18" calcext:value-type="date">
            <text:p>2024-03-18</text:p>
          </table:table-cell>
          <table:table-cell office:value-type="float" office:value="190.63" calcext:value-type="float">
            <text:p>190.63</text:p>
          </table:table-cell>
          <table:table-cell office:value-type="float" office:value="192.7" calcext:value-type="float">
            <text:p>192.7</text:p>
          </table:table-cell>
          <table:table-cell office:value-type="float" office:value="189.89" calcext:value-type="float">
            <text:p>189.89</text:p>
          </table:table-cell>
          <table:table-cell office:value-type="float" office:value="192.66" calcext:value-type="float">
            <text:p>192.66</text:p>
          </table:table-cell>
          <table:table-cell office:value-type="float" office:value="9013843" calcext:value-type="float">
            <text:p>9013843</text:p>
          </table:table-cell>
          <table:table-cell table:formula="of:=AVERAGE([.F45:.F54])" office:value-type="float" office:value="189.461" calcext:value-type="float">
            <text:p>189.461</text:p>
          </table:table-cell>
          <table:table-cell table:formula="of:=AVERAGE([.F35:.F54])" office:value-type="float" office:value="186.576" calcext:value-type="float">
            <text:p>186.576</text:p>
          </table:table-cell>
          <table:table-cell table:formula="of:=AVERAGE([.F5:.F54])" office:value-type="float" office:value="178.3222" calcext:value-type="float">
            <text:p>178.3222</text:p>
          </table:table-cell>
          <table:table-cell/>
          <table:table-cell table:formula="of:=COM.MICROSOFT.STDEV.S([.F35:.F53])" office:value-type="float" office:value="3.26993937386795" calcext:value-type="float">
            <text:p>3.26993937386795</text:p>
          </table:table-cell>
          <table:table-cell table:formula="of:=[.I54]+2*[.L54]" office:value-type="float" office:value="193.115878747736" calcext:value-type="float">
            <text:p>193.115878747736</text:p>
          </table:table-cell>
          <table:table-cell table:formula="of:=[.I54]-2*[.L54]" office:value-type="float" office:value="180.036121252264" calcext:value-type="float">
            <text:p>180.036121252264</text:p>
          </table:table-cell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19" calcext:value-type="date">
            <text:p>2024-03-19</text:p>
          </table:table-cell>
          <table:table-cell office:value-type="float" office:value="192.71" calcext:value-type="float">
            <text:p>192.71</text:p>
          </table:table-cell>
          <table:table-cell office:value-type="float" office:value="193.93" calcext:value-type="float">
            <text:p>193.93</text:p>
          </table:table-cell>
          <table:table-cell office:value-type="float" office:value="192.38" calcext:value-type="float">
            <text:p>192.38</text:p>
          </table:table-cell>
          <table:table-cell office:value-type="float" office:value="193.79" calcext:value-type="float">
            <text:p>193.79</text:p>
          </table:table-cell>
          <table:table-cell office:value-type="float" office:value="8478717" calcext:value-type="float">
            <text:p>8478717</text:p>
          </table:table-cell>
          <table:table-cell table:formula="of:=AVERAGE([.F46:.F55])" office:value-type="float" office:value="189.985" calcext:value-type="float">
            <text:p>189.985</text:p>
          </table:table-cell>
          <table:table-cell table:formula="of:=AVERAGE([.F36:.F55])" office:value-type="float" office:value="187.279" calcext:value-type="float">
            <text:p>187.279</text:p>
          </table:table-cell>
          <table:table-cell table:formula="of:=AVERAGE([.F6:.F55])" office:value-type="float" office:value="178.7526" calcext:value-type="float">
            <text:p>178.7526</text:p>
          </table:table-cell>
          <table:table-cell/>
          <table:table-cell table:formula="of:=COM.MICROSOFT.STDEV.S([.F36:.F54])" office:value-type="float" office:value="3.18061700954445" calcext:value-type="float">
            <text:p>3.18061700954445</text:p>
          </table:table-cell>
          <table:table-cell table:formula="of:=[.I55]+2*[.L55]" office:value-type="float" office:value="193.640234019089" calcext:value-type="float">
            <text:p>193.640234019089</text:p>
          </table:table-cell>
          <table:table-cell table:formula="of:=[.I55]-2*[.L55]" office:value-type="float" office:value="180.917765980911" calcext:value-type="float">
            <text:p>180.917765980911</text:p>
          </table:table-cell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0" calcext:value-type="date">
            <text:p>2024-03-20</text:p>
          </table:table-cell>
          <table:table-cell office:value-type="float" office:value="194.19" calcext:value-type="float">
            <text:p>194.19</text:p>
          </table:table-cell>
          <table:table-cell office:value-type="float" office:value="196.56" calcext:value-type="float">
            <text:p>196.56</text:p>
          </table:table-cell>
          <table:table-cell office:value-type="float" office:value="193.61" calcext:value-type="float">
            <text:p>193.61</text:p>
          </table:table-cell>
          <table:table-cell office:value-type="float" office:value="196.33" calcext:value-type="float">
            <text:p>196.33</text:p>
          </table:table-cell>
          <table:table-cell office:value-type="float" office:value="9367043" calcext:value-type="float">
            <text:p>9367043</text:p>
          </table:table-cell>
          <table:table-cell table:formula="of:=AVERAGE([.F47:.F56])" office:value-type="float" office:value="190.665" calcext:value-type="float">
            <text:p>190.665</text:p>
          </table:table-cell>
          <table:table-cell table:formula="of:=AVERAGE([.F37:.F56])" office:value-type="float" office:value="188.0505" calcext:value-type="float">
            <text:p>188.0505</text:p>
          </table:table-cell>
          <table:table-cell table:formula="of:=AVERAGE([.F7:.F56])" office:value-type="float" office:value="179.2388" calcext:value-type="float">
            <text:p>179.2388</text:p>
          </table:table-cell>
          <table:table-cell/>
          <table:table-cell table:formula="of:=COM.MICROSOFT.STDEV.S([.F37:.F55])" office:value-type="float" office:value="3.19622063002376" calcext:value-type="float">
            <text:p>3.19622063002376</text:p>
          </table:table-cell>
          <table:table-cell table:formula="of:=[.I56]+2*[.L56]" office:value-type="float" office:value="194.442941260048" calcext:value-type="float">
            <text:p>194.442941260048</text:p>
          </table:table-cell>
          <table:table-cell table:formula="of:=[.I56]-2*[.L56]" office:value-type="float" office:value="181.658058739952" calcext:value-type="float">
            <text:p>181.658058739952</text:p>
          </table:table-cell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1" calcext:value-type="date">
            <text:p>2024-03-21</text:p>
          </table:table-cell>
          <table:table-cell office:value-type="float" office:value="196.52" calcext:value-type="float">
            <text:p>196.52</text:p>
          </table:table-cell>
          <table:table-cell office:value-type="float" office:value="199.43" calcext:value-type="float">
            <text:p>199.43</text:p>
          </table:table-cell>
          <table:table-cell office:value-type="float" office:value="196.33" calcext:value-type="float">
            <text:p>196.33</text:p>
          </table:table-cell>
          <table:table-cell office:value-type="float" office:value="199.06" calcext:value-type="float">
            <text:p>199.06</text:p>
          </table:table-cell>
          <table:table-cell office:value-type="float" office:value="11203796" calcext:value-type="float">
            <text:p>11203796</text:p>
          </table:table-cell>
          <table:table-cell table:formula="of:=AVERAGE([.F48:.F57])" office:value-type="float" office:value="191.784" calcext:value-type="float">
            <text:p>191.784</text:p>
          </table:table-cell>
          <table:table-cell table:formula="of:=AVERAGE([.F38:.F57])" office:value-type="float" office:value="188.85" calcext:value-type="float">
            <text:p>188.85</text:p>
          </table:table-cell>
          <table:table-cell table:formula="of:=AVERAGE([.F8:.F57])" office:value-type="float" office:value="179.8068" calcext:value-type="float">
            <text:p>179.8068</text:p>
          </table:table-cell>
          <table:table-cell/>
          <table:table-cell table:formula="of:=COM.MICROSOFT.STDEV.S([.F38:.F56])" office:value-type="float" office:value="3.57407306103471" calcext:value-type="float">
            <text:p>3.57407306103471</text:p>
          </table:table-cell>
          <table:table-cell table:formula="of:=[.I57]+2*[.L57]" office:value-type="float" office:value="195.998146122069" calcext:value-type="float">
            <text:p>195.998146122069</text:p>
          </table:table-cell>
          <table:table-cell table:formula="of:=[.I57]-2*[.L57]" office:value-type="float" office:value="181.701853877931" calcext:value-type="float">
            <text:p>181.701853877931</text:p>
          </table:table-cell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99.01" calcext:value-type="float">
            <text:p>199.01</text:p>
          </table:table-cell>
          <table:table-cell office:value-type="float" office:value="200.48" calcext:value-type="float">
            <text:p>200.48</text:p>
          </table:table-cell>
          <table:table-cell office:value-type="float" office:value="196.54" calcext:value-type="float">
            <text:p>196.54</text:p>
          </table:table-cell>
          <table:table-cell office:value-type="float" office:value="196.62" calcext:value-type="float">
            <text:p>196.62</text:p>
          </table:table-cell>
          <table:table-cell office:value-type="float" office:value="8108840" calcext:value-type="float">
            <text:p>8108840</text:p>
          </table:table-cell>
          <table:table-cell table:formula="of:=AVERAGE([.F49:.F58])" office:value-type="float" office:value="192.624" calcext:value-type="float">
            <text:p>192.624</text:p>
          </table:table-cell>
          <table:table-cell table:formula="of:=AVERAGE([.F39:.F58])" office:value-type="float" office:value="189.4815" calcext:value-type="float">
            <text:p>189.4815</text:p>
          </table:table-cell>
          <table:table-cell table:formula="of:=AVERAGE([.F9:.F58])" office:value-type="float" office:value="180.3188" calcext:value-type="float">
            <text:p>180.3188</text:p>
          </table:table-cell>
          <table:table-cell/>
          <table:table-cell table:formula="of:=COM.MICROSOFT.STDEV.S([.F39:.F57])" office:value-type="float" office:value="4.18197098107456" calcext:value-type="float">
            <text:p>4.18197098107456</text:p>
          </table:table-cell>
          <table:table-cell table:formula="of:=[.I58]+2*[.L58]" office:value-type="float" office:value="197.845441962149" calcext:value-type="float">
            <text:p>197.845441962149</text:p>
          </table:table-cell>
          <table:table-cell table:formula="of:=[.I58]-2*[.L58]" office:value-type="float" office:value="181.117558037851" calcext:value-type="float">
            <text:p>181.117558037851</text:p>
          </table:table-cell>
        </table:table-row>
        <table:table-row table:style-name="ro1">
          <table:table-cell table:number-columns-repeated="2" office:value-type="date" office:date-value="2024-03-25" calcext:value-type="date">
            <text:p>2024-03-25</text:p>
          </table:table-cell>
          <table:table-cell office:value-type="float" office:value="196.6" calcext:value-type="float">
            <text:p>196.6</text:p>
          </table:table-cell>
          <table:table-cell office:value-type="float" office:value="196.94" calcext:value-type="float">
            <text:p>196.94</text:p>
          </table:table-cell>
          <table:table-cell office:value-type="float" office:value="194.36" calcext:value-type="float">
            <text:p>194.36</text:p>
          </table:table-cell>
          <table:table-cell office:value-type="float" office:value="194.82" calcext:value-type="float">
            <text:p>194.82</text:p>
          </table:table-cell>
          <table:table-cell office:value-type="float" office:value="8620015" calcext:value-type="float">
            <text:p>8620015</text:p>
          </table:table-cell>
          <table:table-cell table:formula="of:=AVERAGE([.F50:.F59])" office:value-type="float" office:value="193.277" calcext:value-type="float">
            <text:p>193.277</text:p>
          </table:table-cell>
          <table:table-cell table:formula="of:=AVERAGE([.F40:.F59])" office:value-type="float" office:value="190.0545" calcext:value-type="float">
            <text:p>190.0545</text:p>
          </table:table-cell>
          <table:table-cell table:formula="of:=AVERAGE([.F10:.F59])" office:value-type="float" office:value="180.8092" calcext:value-type="float">
            <text:p>180.8092</text:p>
          </table:table-cell>
          <table:table-cell/>
          <table:table-cell table:formula="of:=COM.MICROSOFT.STDEV.S([.F40:.F58])" office:value-type="float" office:value="4.27521956619556" calcext:value-type="float">
            <text:p>4.27521956619556</text:p>
          </table:table-cell>
          <table:table-cell table:formula="of:=[.I59]+2*[.L59]" office:value-type="float" office:value="198.604939132391" calcext:value-type="float">
            <text:p>198.604939132391</text:p>
          </table:table-cell>
          <table:table-cell table:formula="of:=[.I59]-2*[.L59]" office:value-type="float" office:value="181.504060867609" calcext:value-type="float">
            <text:p>181.504060867609</text:p>
          </table:table-cell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6" calcext:value-type="date">
            <text:p>2024-03-26</text:p>
          </table:table-cell>
          <table:table-cell office:value-type="float" office:value="194.59" calcext:value-type="float">
            <text:p>194.59</text:p>
          </table:table-cell>
          <table:table-cell office:value-type="float" office:value="196.66" calcext:value-type="float">
            <text:p>196.66</text:p>
          </table:table-cell>
          <table:table-cell office:value-type="float" office:value="194.0554" calcext:value-type="float">
            <text:p>194.0554</text:p>
          </table:table-cell>
          <table:table-cell office:value-type="float" office:value="195.73" calcext:value-type="float">
            <text:p>195.73</text:p>
          </table:table-cell>
          <table:table-cell office:value-type="float" office:value="5961484" calcext:value-type="float">
            <text:p>5961484</text:p>
          </table:table-cell>
          <table:table-cell table:formula="of:=AVERAGE([.F51:.F60])" office:value-type="float" office:value="193.866" calcext:value-type="float">
            <text:p>193.866</text:p>
          </table:table-cell>
          <table:table-cell table:formula="of:=AVERAGE([.F41:.F60])" office:value-type="float" office:value="190.6685" calcext:value-type="float">
            <text:p>190.6685</text:p>
          </table:table-cell>
          <table:table-cell table:formula="of:=AVERAGE([.F11:.F60])" office:value-type="float" office:value="181.3428" calcext:value-type="float">
            <text:p>181.3428</text:p>
          </table:table-cell>
          <table:table-cell/>
          <table:table-cell table:formula="of:=COM.MICROSOFT.STDEV.S([.F41:.F59])" office:value-type="float" office:value="4.1297371169326" calcext:value-type="float">
            <text:p>4.1297371169326</text:p>
          </table:table-cell>
          <table:table-cell table:formula="of:=[.I60]+2*[.L60]" office:value-type="float" office:value="198.927974233865" calcext:value-type="float">
            <text:p>198.927974233865</text:p>
          </table:table-cell>
          <table:table-cell table:formula="of:=[.I60]-2*[.L60]" office:value-type="float" office:value="182.409025766135" calcext:value-type="float">
            <text:p>182.409025766135</text:p>
          </table:table-cell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7" calcext:value-type="date">
            <text:p>2024-03-27</text:p>
          </table:table-cell>
          <table:table-cell office:value-type="float" office:value="196.5" calcext:value-type="float">
            <text:p>196.5</text:p>
          </table:table-cell>
          <table:table-cell office:value-type="float" office:value="199.6" calcext:value-type="float">
            <text:p>199.6</text:p>
          </table:table-cell>
          <table:table-cell office:value-type="float" office:value="196.38" calcext:value-type="float">
            <text:p>196.38</text:p>
          </table:table-cell>
          <table:table-cell office:value-type="float" office:value="199.52" calcext:value-type="float">
            <text:p>199.52</text:p>
          </table:table-cell>
          <table:table-cell office:value-type="float" office:value="8725757" calcext:value-type="float">
            <text:p>8725757</text:p>
          </table:table-cell>
          <table:table-cell table:formula="of:=AVERAGE([.F52:.F61])" office:value-type="float" office:value="194.68" calcext:value-type="float">
            <text:p>194.68</text:p>
          </table:table-cell>
          <table:table-cell table:formula="of:=AVERAGE([.F42:.F61])" office:value-type="float" office:value="191.4255" calcext:value-type="float">
            <text:p>191.4255</text:p>
          </table:table-cell>
          <table:table-cell table:formula="of:=AVERAGE([.F12:.F61])" office:value-type="float" office:value="181.9734" calcext:value-type="float">
            <text:p>181.9734</text:p>
          </table:table-cell>
          <table:table-cell/>
          <table:table-cell table:formula="of:=COM.MICROSOFT.STDEV.S([.F42:.F60])" office:value-type="float" office:value="4.02992758920914" calcext:value-type="float">
            <text:p>4.02992758920914</text:p>
          </table:table-cell>
          <table:table-cell table:formula="of:=[.I61]+2*[.L61]" office:value-type="float" office:value="199.485355178418" calcext:value-type="float">
            <text:p>199.485355178418</text:p>
          </table:table-cell>
          <table:table-cell table:formula="of:=[.I61]-2*[.L61]" office:value-type="float" office:value="183.365644821582" calcext:value-type="float">
            <text:p>183.365644821582</text:p>
          </table:table-cell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199.49" calcext:value-type="float">
            <text:p>199.49</text:p>
          </table:table-cell>
          <table:table-cell office:value-type="float" office:value="200.72" calcext:value-type="float">
            <text:p>200.72</text:p>
          </table:table-cell>
          <table:table-cell office:value-type="float" office:value="198.54" calcext:value-type="float">
            <text:p>198.54</text:p>
          </table:table-cell>
          <table:table-cell office:value-type="float" office:value="200.3" calcext:value-type="float">
            <text:p>200.3</text:p>
          </table:table-cell>
          <table:table-cell office:value-type="float" office:value="8628313" calcext:value-type="float">
            <text:p>8628313</text:p>
          </table:table-cell>
          <table:table-cell table:formula="of:=AVERAGE([.F53:.F62])" office:value-type="float" office:value="195.913" calcext:value-type="float">
            <text:p>195.913</text:p>
          </table:table-cell>
          <table:table-cell table:formula="of:=AVERAGE([.F43:.F62])" office:value-type="float" office:value="192.1375" calcext:value-type="float">
            <text:p>192.1375</text:p>
          </table:table-cell>
          <table:table-cell table:formula="of:=AVERAGE([.F13:.F62])" office:value-type="float" office:value="182.6376" calcext:value-type="float">
            <text:p>182.6376</text:p>
          </table:table-cell>
          <table:table-cell/>
          <table:table-cell table:formula="of:=COM.MICROSOFT.STDEV.S([.F43:.F61])" office:value-type="float" office:value="4.28817052281606" calcext:value-type="float">
            <text:p>4.28817052281606</text:p>
          </table:table-cell>
          <table:table-cell table:formula="of:=[.I62]+2*[.L62]" office:value-type="float" office:value="200.713841045632" calcext:value-type="float">
            <text:p>200.713841045632</text:p>
          </table:table-cell>
          <table:table-cell table:formula="of:=[.I62]-2*[.L62]" office:value-type="float" office:value="183.561158954368" calcext:value-type="float">
            <text:p>183.561158954368</text:p>
          </table:table-cell>
        </table:table-row>
        <table:table-row table:style-name="ro1">
          <table:table-cell table:number-columns-repeated="2" office:value-type="date" office:date-value="2024-04-01" calcext:value-type="date">
            <text:p>2024-04-01</text:p>
          </table:table-cell>
          <table:table-cell office:value-type="float" office:value="199.99" calcext:value-type="float">
            <text:p>199.99</text:p>
          </table:table-cell>
          <table:table-cell office:value-type="float" office:value="200.94" calcext:value-type="float">
            <text:p>200.94</text:p>
          </table:table-cell>
          <table:table-cell office:value-type="float" office:value="198.565" calcext:value-type="float">
            <text:p>198.565</text:p>
          </table:table-cell>
          <table:table-cell office:value-type="float" office:value="198.94" calcext:value-type="float">
            <text:p>198.94</text:p>
          </table:table-cell>
          <table:table-cell office:value-type="float" office:value="7309009" calcext:value-type="float">
            <text:p>7309009</text:p>
          </table:table-cell>
          <table:table-cell table:formula="of:=AVERAGE([.F54:.F63])" office:value-type="float" office:value="196.777" calcext:value-type="float">
            <text:p>196.777</text:p>
          </table:table-cell>
          <table:table-cell table:formula="of:=AVERAGE([.F44:.F63])" office:value-type="float" office:value="192.82" calcext:value-type="float">
            <text:p>192.82</text:p>
          </table:table-cell>
          <table:table-cell table:formula="of:=AVERAGE([.F14:.F63])" office:value-type="float" office:value="183.268" calcext:value-type="float">
            <text:p>183.268</text:p>
          </table:table-cell>
          <table:table-cell/>
          <table:table-cell table:formula="of:=COM.MICROSOFT.STDEV.S([.F44:.F62])" office:value-type="float" office:value="4.42071082638599" calcext:value-type="float">
            <text:p>4.42071082638599</text:p>
          </table:table-cell>
          <table:table-cell table:formula="of:=[.I63]+2*[.L63]" office:value-type="float" office:value="201.661421652772" calcext:value-type="float">
            <text:p>201.661421652772</text:p>
          </table:table-cell>
          <table:table-cell table:formula="of:=[.I63]-2*[.L63]" office:value-type="float" office:value="183.978578347228" calcext:value-type="float">
            <text:p>183.978578347228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2" calcext:value-type="date">
            <text:p>2024-04-02</text:p>
          </table:table-cell>
          <table:table-cell office:value-type="float" office:value="198.39" calcext:value-type="float">
            <text:p>198.39</text:p>
          </table:table-cell>
          <table:table-cell office:value-type="float" office:value="199.78" calcext:value-type="float">
            <text:p>199.78</text:p>
          </table:table-cell>
          <table:table-cell office:value-type="float" office:value="198.08" calcext:value-type="float">
            <text:p>198.08</text:p>
          </table:table-cell>
          <table:table-cell office:value-type="float" office:value="198.86" calcext:value-type="float">
            <text:p>198.86</text:p>
          </table:table-cell>
          <table:table-cell office:value-type="float" office:value="7014683" calcext:value-type="float">
            <text:p>7014683</text:p>
          </table:table-cell>
          <table:table-cell table:formula="of:=AVERAGE([.F55:.F64])" office:value-type="float" office:value="197.397" calcext:value-type="float">
            <text:p>197.397</text:p>
          </table:table-cell>
          <table:table-cell table:formula="of:=AVERAGE([.F45:.F64])" office:value-type="float" office:value="193.429" calcext:value-type="float">
            <text:p>193.429</text:p>
          </table:table-cell>
          <table:table-cell table:formula="of:=AVERAGE([.F15:.F64])" office:value-type="float" office:value="183.839" calcext:value-type="float">
            <text:p>183.839</text:p>
          </table:table-cell>
          <table:table-cell/>
          <table:table-cell table:formula="of:=COM.MICROSOFT.STDEV.S([.F45:.F63])" office:value-type="float" office:value="4.41908871027045" calcext:value-type="float">
            <text:p>4.41908871027045</text:p>
          </table:table-cell>
          <table:table-cell table:formula="of:=[.I64]+2*[.L64]" office:value-type="float" office:value="202.267177420541" calcext:value-type="float">
            <text:p>202.267177420541</text:p>
          </table:table-cell>
          <table:table-cell table:formula="of:=[.I64]-2*[.L64]" office:value-type="float" office:value="184.590822579459" calcext:value-type="float">
            <text:p>184.590822579459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3" calcext:value-type="date">
            <text:p>2024-04-03</text:p>
          </table:table-cell>
          <table:table-cell office:value-type="float" office:value="199.04" calcext:value-type="float">
            <text:p>199.04</text:p>
          </table:table-cell>
          <table:table-cell office:value-type="float" office:value="199.56" calcext:value-type="float">
            <text:p>199.56</text:p>
          </table:table-cell>
          <table:table-cell office:value-type="float" office:value="197.7" calcext:value-type="float">
            <text:p>197.7</text:p>
          </table:table-cell>
          <table:table-cell office:value-type="float" office:value="198.3" calcext:value-type="float">
            <text:p>198.3</text:p>
          </table:table-cell>
          <table:table-cell office:value-type="float" office:value="9353426" calcext:value-type="float">
            <text:p>9353426</text:p>
          </table:table-cell>
          <table:table-cell table:formula="of:=AVERAGE([.F56:.F65])" office:value-type="float" office:value="197.848" calcext:value-type="float">
            <text:p>197.848</text:p>
          </table:table-cell>
          <table:table-cell table:formula="of:=AVERAGE([.F46:.F65])" office:value-type="float" office:value="193.9165" calcext:value-type="float">
            <text:p>193.9165</text:p>
          </table:table-cell>
          <table:table-cell table:formula="of:=AVERAGE([.F16:.F65])" office:value-type="float" office:value="184.4028" calcext:value-type="float">
            <text:p>184.4028</text:p>
          </table:table-cell>
          <table:table-cell/>
          <table:table-cell table:formula="of:=COM.MICROSOFT.STDEV.S([.F46:.F64])" office:value-type="float" office:value="4.45658603241624" calcext:value-type="float">
            <text:p>4.45658603241624</text:p>
          </table:table-cell>
          <table:table-cell table:formula="of:=[.I65]+2*[.L65]" office:value-type="float" office:value="202.829672064832" calcext:value-type="float">
            <text:p>202.829672064832</text:p>
          </table:table-cell>
          <table:table-cell table:formula="of:=[.I65]-2*[.L65]" office:value-type="float" office:value="185.003327935168" calcext:value-type="float">
            <text:p>185.003327935168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199.15" calcext:value-type="float">
            <text:p>199.15</text:p>
          </table:table-cell>
          <table:table-cell office:value-type="float" office:value="199.68" calcext:value-type="float">
            <text:p>199.68</text:p>
          </table:table-cell>
          <table:table-cell office:value-type="float" office:value="195.55" calcext:value-type="float">
            <text:p>195.55</text:p>
          </table:table-cell>
          <table:table-cell office:value-type="float" office:value="195.65" calcext:value-type="float">
            <text:p>195.65</text:p>
          </table:table-cell>
          <table:table-cell office:value-type="float" office:value="9243793" calcext:value-type="float">
            <text:p>9243793</text:p>
          </table:table-cell>
          <table:table-cell table:formula="of:=AVERAGE([.F57:.F66])" office:value-type="float" office:value="197.78" calcext:value-type="float">
            <text:p>197.78</text:p>
          </table:table-cell>
          <table:table-cell table:formula="of:=AVERAGE([.F47:.F66])" office:value-type="float" office:value="194.2225" calcext:value-type="float">
            <text:p>194.2225</text:p>
          </table:table-cell>
          <table:table-cell table:formula="of:=AVERAGE([.F17:.F66])" office:value-type="float" office:value="184.936" calcext:value-type="float">
            <text:p>184.936</text:p>
          </table:table-cell>
          <table:table-cell/>
          <table:table-cell table:formula="of:=COM.MICROSOFT.STDEV.S([.F47:.F65])" office:value-type="float" office:value="4.45641340854238" calcext:value-type="float">
            <text:p>4.45641340854238</text:p>
          </table:table-cell>
          <table:table-cell table:formula="of:=[.I66]+2*[.L66]" office:value-type="float" office:value="203.135326817085" calcext:value-type="float">
            <text:p>203.135326817085</text:p>
          </table:table-cell>
          <table:table-cell table:formula="of:=[.I66]-2*[.L66]" office:value-type="float" office:value="185.309673182915" calcext:value-type="float">
            <text:p>185.309673182915</text:p>
          </table:table-cell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date" office:date-value="2024-04-05" calcext:value-type="date">
            <text:p>2024-04-05</text:p>
          </table:table-cell>
          <table:table-cell office:value-type="float" office:value="196.16" calcext:value-type="float">
            <text:p>196.16</text:p>
          </table:table-cell>
          <table:table-cell office:value-type="float" office:value="198.1224" calcext:value-type="float">
            <text:p>198.1224</text:p>
          </table:table-cell>
          <table:table-cell office:value-type="float" office:value="195.11" calcext:value-type="float">
            <text:p>195.11</text:p>
          </table:table-cell>
          <table:table-cell office:value-type="float" office:value="197.45" calcext:value-type="float">
            <text:p>197.45</text:p>
          </table:table-cell>
          <table:table-cell office:value-type="float" office:value="6532278" calcext:value-type="float">
            <text:p>6532278</text:p>
          </table:table-cell>
          <table:table-cell table:formula="of:=AVERAGE([.F58:.F67])" office:value-type="float" office:value="197.619" calcext:value-type="float">
            <text:p>197.619</text:p>
          </table:table-cell>
          <table:table-cell table:formula="of:=AVERAGE([.F48:.F67])" office:value-type="float" office:value="194.7015" calcext:value-type="float">
            <text:p>194.7015</text:p>
          </table:table-cell>
          <table:table-cell table:formula="of:=AVERAGE([.F18:.F67])" office:value-type="float" office:value="185.475" calcext:value-type="float">
            <text:p>185.475</text:p>
          </table:table-cell>
          <table:table-cell/>
          <table:table-cell table:formula="of:=COM.MICROSOFT.STDEV.S([.F48:.F66])" office:value-type="float" office:value="4.19748608975471" calcext:value-type="float">
            <text:p>4.19748608975471</text:p>
          </table:table-cell>
          <table:table-cell table:formula="of:=[.I67]+2*[.L67]" office:value-type="float" office:value="203.096472179509" calcext:value-type="float">
            <text:p>203.096472179509</text:p>
          </table:table-cell>
          <table:table-cell table:formula="of:=[.I67]-2*[.L67]" office:value-type="float" office:value="186.306527820491" calcext:value-type="float">
            <text:p>186.306527820491</text:p>
          </table:table-cell>
        </table:table-row>
        <table:table-row table:style-name="ro1">
          <table:table-cell table:number-columns-repeated="2" office:value-type="date" office:date-value="2024-04-08" calcext:value-type="date">
            <text:p>2024-04-08</text:p>
          </table:table-cell>
          <table:table-cell office:value-type="float" office:value="197.62" calcext:value-type="float">
            <text:p>197.62</text:p>
          </table:table-cell>
          <table:table-cell office:value-type="float" office:value="198.98" calcext:value-type="float">
            <text:p>198.98</text:p>
          </table:table-cell>
          <table:table-cell office:value-type="float" office:value="197.62" calcext:value-type="float">
            <text:p>197.62</text:p>
          </table:table-cell>
          <table:table-cell office:value-type="float" office:value="198.48" calcext:value-type="float">
            <text:p>198.48</text:p>
          </table:table-cell>
          <table:table-cell office:value-type="float" office:value="8000963" calcext:value-type="float">
            <text:p>8000963</text:p>
          </table:table-cell>
          <table:table-cell table:formula="of:=AVERAGE([.F59:.F68])" office:value-type="float" office:value="197.805" calcext:value-type="float">
            <text:p>197.805</text:p>
          </table:table-cell>
          <table:table-cell table:formula="of:=AVERAGE([.F49:.F68])" office:value-type="float" office:value="195.2145" calcext:value-type="float">
            <text:p>195.2145</text:p>
          </table:table-cell>
          <table:table-cell table:formula="of:=AVERAGE([.F19:.F68])" office:value-type="float" office:value="185.9858" calcext:value-type="float">
            <text:p>185.9858</text:p>
          </table:table-cell>
          <table:table-cell/>
          <table:table-cell table:formula="of:=COM.MICROSOFT.STDEV.S([.F49:.F67])" office:value-type="float" office:value="3.95018261477346" calcext:value-type="float">
            <text:p>3.95018261477346</text:p>
          </table:table-cell>
          <table:table-cell table:formula="of:=[.I68]+2*[.L68]" office:value-type="float" office:value="203.114865229547" calcext:value-type="float">
            <text:p>203.114865229547</text:p>
          </table:table-cell>
          <table:table-cell table:formula="of:=[.I68]-2*[.L68]" office:value-type="float" office:value="187.314134770453" calcext:value-type="float">
            <text:p>187.314134770453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09" calcext:value-type="date">
            <text:p>2024-04-09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8.88" calcext:value-type="float">
            <text:p>198.88</text:p>
          </table:table-cell>
          <table:table-cell office:value-type="float" office:value="194.91" calcext:value-type="float">
            <text:p>194.91</text:p>
          </table:table-cell>
          <table:table-cell office:value-type="float" office:value="197.15" calcext:value-type="float">
            <text:p>197.15</text:p>
          </table:table-cell>
          <table:table-cell office:value-type="float" office:value="7358631" calcext:value-type="float">
            <text:p>7358631</text:p>
          </table:table-cell>
          <table:table-cell table:formula="of:=AVERAGE([.F60:.F69])" office:value-type="float" office:value="198.038" calcext:value-type="float">
            <text:p>198.038</text:p>
          </table:table-cell>
          <table:table-cell table:formula="of:=AVERAGE([.F50:.F69])" office:value-type="float" office:value="195.6575" calcext:value-type="float">
            <text:p>195.6575</text:p>
          </table:table-cell>
          <table:table-cell table:formula="of:=AVERAGE([.F20:.F69])" office:value-type="float" office:value="186.4832" calcext:value-type="float">
            <text:p>186.4832</text:p>
          </table:table-cell>
          <table:table-cell/>
          <table:table-cell table:formula="of:=COM.MICROSOFT.STDEV.S([.F50:.F68])" office:value-type="float" office:value="3.66381236591499" calcext:value-type="float">
            <text:p>3.66381236591499</text:p>
          </table:table-cell>
          <table:table-cell table:formula="of:=[.I69]+2*[.L69]" office:value-type="float" office:value="202.98512473183" calcext:value-type="float">
            <text:p>202.98512473183</text:p>
          </table:table-cell>
          <table:table-cell table:formula="of:=[.I69]-2*[.L69]" office:value-type="float" office:value="188.32987526817" calcext:value-type="float">
            <text:p>188.32987526817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0" calcext:value-type="date">
            <text:p>2024-04-10</text:p>
          </table:table-cell>
          <table:table-cell office:value-type="float" office:value="195.55" calcext:value-type="float">
            <text:p>195.55</text:p>
          </table:table-cell>
          <table:table-cell office:value-type="float" office:value="197.07" calcext:value-type="float">
            <text:p>197.07</text:p>
          </table:table-cell>
          <table:table-cell office:value-type="float" office:value="194.18" calcext:value-type="float">
            <text:p>194.18</text:p>
          </table:table-cell>
          <table:table-cell office:value-type="float" office:value="195.47" calcext:value-type="float">
            <text:p>195.47</text:p>
          </table:table-cell>
          <table:table-cell office:value-type="float" office:value="7681377" calcext:value-type="float">
            <text:p>7681377</text:p>
          </table:table-cell>
          <table:table-cell table:formula="of:=AVERAGE([.F61:.F70])" office:value-type="float" office:value="198.012" calcext:value-type="float">
            <text:p>198.012</text:p>
          </table:table-cell>
          <table:table-cell table:formula="of:=AVERAGE([.F51:.F70])" office:value-type="float" office:value="195.939" calcext:value-type="float">
            <text:p>195.939</text:p>
          </table:table-cell>
          <table:table-cell table:formula="of:=AVERAGE([.F21:.F70])" office:value-type="float" office:value="186.938" calcext:value-type="float">
            <text:p>186.938</text:p>
          </table:table-cell>
          <table:table-cell/>
          <table:table-cell table:formula="of:=COM.MICROSOFT.STDEV.S([.F51:.F69])" office:value-type="float" office:value="3.40215325692799" calcext:value-type="float">
            <text:p>3.40215325692799</text:p>
          </table:table-cell>
          <table:table-cell table:formula="of:=[.I70]+2*[.L70]" office:value-type="float" office:value="202.743306513856" calcext:value-type="float">
            <text:p>202.743306513856</text:p>
          </table:table-cell>
          <table:table-cell table:formula="of:=[.I70]-2*[.L70]" office:value-type="float" office:value="189.134693486144" calcext:value-type="float">
            <text:p>189.134693486144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1" calcext:value-type="date">
            <text:p>2024-04-11</text:p>
          </table:table-cell>
          <table:table-cell office:value-type="float" office:value="196" calcext:value-type="float">
            <text:p>196</text:p>
          </table:table-cell>
          <table:table-cell office:value-type="float" office:value="196.57" calcext:value-type="float">
            <text:p>196.57</text:p>
          </table:table-cell>
          <table:table-cell office:value-type="float" office:value="193.24" calcext:value-type="float">
            <text:p>193.24</text:p>
          </table:table-cell>
          <table:table-cell office:value-type="float" office:value="195.43" calcext:value-type="float">
            <text:p>195.43</text:p>
          </table:table-cell>
          <table:table-cell office:value-type="float" office:value="10137699" calcext:value-type="float">
            <text:p>10137699</text:p>
          </table:table-cell>
          <table:table-cell table:formula="of:=AVERAGE([.F62:.F71])" office:value-type="float" office:value="197.603" calcext:value-type="float">
            <text:p>197.603</text:p>
          </table:table-cell>
          <table:table-cell table:formula="of:=AVERAGE([.F52:.F71])" office:value-type="float" office:value="196.1415" calcext:value-type="float">
            <text:p>196.1415</text:p>
          </table:table-cell>
          <table:table-cell table:formula="of:=AVERAGE([.F22:.F71])" office:value-type="float" office:value="187.3212" calcext:value-type="float">
            <text:p>187.3212</text:p>
          </table:table-cell>
          <table:table-cell/>
          <table:table-cell table:formula="of:=COM.MICROSOFT.STDEV.S([.F52:.F70])" office:value-type="float" office:value="3.22056567622115" calcext:value-type="float">
            <text:p>3.22056567622115</text:p>
          </table:table-cell>
          <table:table-cell table:formula="of:=[.I71]+2*[.L71]" office:value-type="float" office:value="202.582631352442" calcext:value-type="float">
            <text:p>202.582631352442</text:p>
          </table:table-cell>
          <table:table-cell table:formula="of:=[.I71]-2*[.L71]" office:value-type="float" office:value="189.700368647558" calcext:value-type="float">
            <text:p>189.700368647558</text:p>
          </table:table-cell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188.32" calcext:value-type="float">
            <text:p>188.32</text:p>
          </table:table-cell>
          <table:table-cell office:value-type="float" office:value="188.93" calcext:value-type="float">
            <text:p>188.93</text:p>
          </table:table-cell>
          <table:table-cell office:value-type="float" office:value="182.54" calcext:value-type="float">
            <text:p>182.54</text:p>
          </table:table-cell>
          <table:table-cell office:value-type="float" office:value="182.79" calcext:value-type="float">
            <text:p>182.79</text:p>
          </table:table-cell>
          <table:table-cell office:value-type="float" office:value="31532308" calcext:value-type="float">
            <text:p>31532308</text:p>
          </table:table-cell>
          <table:table-cell table:formula="of:=AVERAGE([.F63:.F72])" office:value-type="float" office:value="195.852" calcext:value-type="float">
            <text:p>195.852</text:p>
          </table:table-cell>
          <table:table-cell table:formula="of:=AVERAGE([.F53:.F72])" office:value-type="float" office:value="195.8825" calcext:value-type="float">
            <text:p>195.8825</text:p>
          </table:table-cell>
          <table:table-cell table:formula="of:=AVERAGE([.F23:.F72])" office:value-type="float" office:value="187.4898" calcext:value-type="float">
            <text:p>187.4898</text:p>
          </table:table-cell>
          <table:table-cell/>
          <table:table-cell table:formula="of:=COM.MICROSOFT.STDEV.S([.F53:.F71])" office:value-type="float" office:value="2.54887614266431" calcext:value-type="float">
            <text:p>2.54887614266431</text:p>
          </table:table-cell>
          <table:table-cell table:formula="of:=[.I72]+2*[.L72]" office:value-type="float" office:value="200.980252285329" calcext:value-type="float">
            <text:p>200.980252285329</text:p>
          </table:table-cell>
          <table:table-cell table:formula="of:=[.I72]-2*[.L72]" office:value-type="float" office:value="190.784747714671" calcext:value-type="float">
            <text:p>190.784747714671</text:p>
          </table:table-cell>
        </table:table-row>
        <table:table-row table:style-name="ro1">
          <table:table-cell table:number-columns-repeated="2" office:value-type="date" office:date-value="2024-04-15" calcext:value-type="date">
            <text:p>2024-04-15</text:p>
          </table:table-cell>
          <table:table-cell office:value-type="float" office:value="184.5" calcext:value-type="float">
            <text:p>184.5</text:p>
          </table:table-cell>
          <table:table-cell office:value-type="float" office:value="187.46" calcext:value-type="float">
            <text:p>187.46</text:p>
          </table:table-cell>
          <table:table-cell office:value-type="float" office:value="182.195" calcext:value-type="float">
            <text:p>182.195</text:p>
          </table:table-cell>
          <table:table-cell office:value-type="float" office:value="182.89" calcext:value-type="float">
            <text:p>182.89</text:p>
          </table:table-cell>
          <table:table-cell office:value-type="float" office:value="14766592" calcext:value-type="float">
            <text:p>14766592</text:p>
          </table:table-cell>
          <table:table-cell table:formula="of:=AVERAGE([.F64:.F73])" office:value-type="float" office:value="194.247" calcext:value-type="float">
            <text:p>194.247</text:p>
          </table:table-cell>
          <table:table-cell table:formula="of:=AVERAGE([.F54:.F73])" office:value-type="float" office:value="195.512" calcext:value-type="float">
            <text:p>195.512</text:p>
          </table:table-cell>
          <table:table-cell table:formula="of:=AVERAGE([.F24:.F73])" office:value-type="float" office:value="187.673" calcext:value-type="float">
            <text:p>187.673</text:p>
          </table:table-cell>
          <table:table-cell/>
          <table:table-cell table:formula="of:=COM.MICROSOFT.STDEV.S([.F54:.F72])" office:value-type="float" office:value="3.83385968926343" calcext:value-type="float">
            <text:p>3.83385968926343</text:p>
          </table:table-cell>
          <table:table-cell table:formula="of:=[.I73]+2*[.L73]" office:value-type="float" office:value="203.179719378527" calcext:value-type="float">
            <text:p>203.179719378527</text:p>
          </table:table-cell>
          <table:table-cell table:formula="of:=[.I73]-2*[.L73]" office:value-type="float" office:value="187.844280621473" calcext:value-type="float">
            <text:p>187.844280621473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6" calcext:value-type="date">
            <text:p>2024-04-16</text:p>
          </table:table-cell>
          <table:table-cell office:value-type="float" office:value="182.9" calcext:value-type="float">
            <text:p>182.9</text:p>
          </table:table-cell>
          <table:table-cell office:value-type="float" office:value="183.16" calcext:value-type="float">
            <text:p>183.16</text:p>
          </table:table-cell>
          <table:table-cell office:value-type="float" office:value="179.65" calcext:value-type="float">
            <text:p>179.65</text:p>
          </table:table-cell>
          <table:table-cell office:value-type="float" office:value="180.8" calcext:value-type="float">
            <text:p>180.8</text:p>
          </table:table-cell>
          <table:table-cell office:value-type="float" office:value="16451801" calcext:value-type="float">
            <text:p>16451801</text:p>
          </table:table-cell>
          <table:table-cell table:formula="of:=AVERAGE([.F65:.F74])" office:value-type="float" office:value="192.441" calcext:value-type="float">
            <text:p>192.441</text:p>
          </table:table-cell>
          <table:table-cell table:formula="of:=AVERAGE([.F55:.F74])" office:value-type="float" office:value="194.919" calcext:value-type="float">
            <text:p>194.919</text:p>
          </table:table-cell>
          <table:table-cell table:formula="of:=AVERAGE([.F25:.F74])" office:value-type="float" office:value="187.7944" calcext:value-type="float">
            <text:p>187.7944</text:p>
          </table:table-cell>
          <table:table-cell/>
          <table:table-cell table:formula="of:=COM.MICROSOFT.STDEV.S([.F55:.F73])" office:value-type="float" office:value="4.8517494885263" calcext:value-type="float">
            <text:p>4.8517494885263</text:p>
          </table:table-cell>
          <table:table-cell table:formula="of:=[.I74]+2*[.L74]" office:value-type="float" office:value="204.622498977053" calcext:value-type="float">
            <text:p>204.622498977053</text:p>
          </table:table-cell>
          <table:table-cell table:formula="of:=[.I74]-2*[.L74]" office:value-type="float" office:value="185.215501022947" calcext:value-type="float">
            <text:p>185.215501022947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7" calcext:value-type="date">
            <text:p>2024-04-17</text:p>
          </table:table-cell>
          <table:table-cell office:value-type="float" office:value="181.37" calcext:value-type="float">
            <text:p>181.37</text:p>
          </table:table-cell>
          <table:table-cell office:value-type="float" office:value="182.4199" calcext:value-type="float">
            <text:p>182.4199</text:p>
          </table:table-cell>
          <table:table-cell office:value-type="float" office:value="179.2" calcext:value-type="float">
            <text:p>179.2</text:p>
          </table:table-cell>
          <table:table-cell office:value-type="float" office:value="180.08" calcext:value-type="float">
            <text:p>180.08</text:p>
          </table:table-cell>
          <table:table-cell office:value-type="float" office:value="9017093" calcext:value-type="float">
            <text:p>9017093</text:p>
          </table:table-cell>
          <table:table-cell table:formula="of:=AVERAGE([.F66:.F75])" office:value-type="float" office:value="190.619" calcext:value-type="float">
            <text:p>190.619</text:p>
          </table:table-cell>
          <table:table-cell table:formula="of:=AVERAGE([.F56:.F75])" office:value-type="float" office:value="194.2335" calcext:value-type="float">
            <text:p>194.2335</text:p>
          </table:table-cell>
          <table:table-cell table:formula="of:=AVERAGE([.F26:.F75])" office:value-type="float" office:value="187.906" calcext:value-type="float">
            <text:p>187.906</text:p>
          </table:table-cell>
          <table:table-cell/>
          <table:table-cell table:formula="of:=COM.MICROSOFT.STDEV.S([.F56:.F74])" office:value-type="float" office:value="5.92643256301602" calcext:value-type="float">
            <text:p>5.92643256301602</text:p>
          </table:table-cell>
          <table:table-cell table:formula="of:=[.I75]+2*[.L75]" office:value-type="float" office:value="206.086365126032" calcext:value-type="float">
            <text:p>206.086365126032</text:p>
          </table:table-cell>
          <table:table-cell table:formula="of:=[.I75]-2*[.L75]" office:value-type="float" office:value="182.380634873968" calcext:value-type="float">
            <text:p>182.380634873968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8" calcext:value-type="date">
            <text:p>2024-04-18</text:p>
          </table:table-cell>
          <table:table-cell office:value-type="float" office:value="181.1" calcext:value-type="float">
            <text:p>181.1</text:p>
          </table:table-cell>
          <table:table-cell office:value-type="float" office:value="183.36" calcext:value-type="float">
            <text:p>183.36</text:p>
          </table:table-cell>
          <table:table-cell office:value-type="float" office:value="179.97" calcext:value-type="float">
            <text:p>179.97</text:p>
          </table:table-cell>
          <table:table-cell office:value-type="float" office:value="181.25" calcext:value-type="float">
            <text:p>181.25</text:p>
          </table:table-cell>
          <table:table-cell office:value-type="float" office:value="9557720" calcext:value-type="float">
            <text:p>9557720</text:p>
          </table:table-cell>
          <table:table-cell table:formula="of:=AVERAGE([.F67:.F76])" office:value-type="float" office:value="189.179" calcext:value-type="float">
            <text:p>189.179</text:p>
          </table:table-cell>
          <table:table-cell table:formula="of:=AVERAGE([.F57:.F76])" office:value-type="float" office:value="193.4795" calcext:value-type="float">
            <text:p>193.4795</text:p>
          </table:table-cell>
          <table:table-cell table:formula="of:=AVERAGE([.F27:.F76])" office:value-type="float" office:value="188.029" calcext:value-type="float">
            <text:p>188.029</text:p>
          </table:table-cell>
          <table:table-cell/>
          <table:table-cell table:formula="of:=COM.MICROSOFT.STDEV.S([.F57:.F75])" office:value-type="float" office:value="6.82497460526947" calcext:value-type="float">
            <text:p>6.82497460526947</text:p>
          </table:table-cell>
          <table:table-cell table:formula="of:=[.I76]+2*[.L76]" office:value-type="float" office:value="207.129449210539" calcext:value-type="float">
            <text:p>207.129449210539</text:p>
          </table:table-cell>
          <table:table-cell table:formula="of:=[.I76]-2*[.L76]" office:value-type="float" office:value="179.829550789461" calcext:value-type="float">
            <text:p>179.829550789461</text:p>
          </table:table-cell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date" office:date-value="2024-04-19" calcext:value-type="date">
            <text:p>2024-04-19</text:p>
          </table:table-cell>
          <table:table-cell office:value-type="float" office:value="182.4" calcext:value-type="float">
            <text:p>182.4</text:p>
          </table:table-cell>
          <table:table-cell office:value-type="float" office:value="185.88" calcext:value-type="float">
            <text:p>185.88</text:p>
          </table:table-cell>
          <table:table-cell office:value-type="float" office:value="181.41" calcext:value-type="float">
            <text:p>181.41</text:p>
          </table:table-cell>
          <table:table-cell office:value-type="float" office:value="185.8" calcext:value-type="float">
            <text:p>185.8</text:p>
          </table:table-cell>
          <table:table-cell office:value-type="float" office:value="13379451" calcext:value-type="float">
            <text:p>13379451</text:p>
          </table:table-cell>
          <table:table-cell table:formula="of:=AVERAGE([.F68:.F77])" office:value-type="float" office:value="188.014" calcext:value-type="float">
            <text:p>188.014</text:p>
          </table:table-cell>
          <table:table-cell table:formula="of:=AVERAGE([.F58:.F77])" office:value-type="float" office:value="192.8165" calcext:value-type="float">
            <text:p>192.8165</text:p>
          </table:table-cell>
          <table:table-cell table:formula="of:=AVERAGE([.F28:.F77])" office:value-type="float" office:value="188.2364" calcext:value-type="float">
            <text:p>188.2364</text:p>
          </table:table-cell>
          <table:table-cell/>
          <table:table-cell table:formula="of:=COM.MICROSOFT.STDEV.S([.F58:.F76])" office:value-type="float" office:value="7.3147349885841" calcext:value-type="float">
            <text:p>7.3147349885841</text:p>
          </table:table-cell>
          <table:table-cell table:formula="of:=[.I77]+2*[.L77]" office:value-type="float" office:value="207.445969977168" calcext:value-type="float">
            <text:p>207.445969977168</text:p>
          </table:table-cell>
          <table:table-cell table:formula="of:=[.I77]-2*[.L77]" office:value-type="float" office:value="178.187030022832" calcext:value-type="float">
            <text:p>178.187030022832</text:p>
          </table:table-cell>
        </table:table-row>
        <table:table-row table:style-name="ro1">
          <table:table-cell table:number-columns-repeated="2" office:value-type="date" office:date-value="2024-04-22" calcext:value-type="date">
            <text:p>2024-04-22</text:p>
          </table:table-cell>
          <table:table-cell office:value-type="float" office:value="185.99" calcext:value-type="float">
            <text:p>185.99</text:p>
          </table:table-cell>
          <table:table-cell office:value-type="float" office:value="190.125" calcext:value-type="float">
            <text:p>190.125</text:p>
          </table:table-cell>
          <table:table-cell office:value-type="float" office:value="185.98" calcext:value-type="float">
            <text:p>185.98</text:p>
          </table:table-cell>
          <table:table-cell office:value-type="float" office:value="189.41" calcext:value-type="float">
            <text:p>189.41</text:p>
          </table:table-cell>
          <table:table-cell office:value-type="float" office:value="11529668" calcext:value-type="float">
            <text:p>11529668</text:p>
          </table:table-cell>
          <table:table-cell table:formula="of:=AVERAGE([.F69:.F78])" office:value-type="float" office:value="187.107" calcext:value-type="float">
            <text:p>187.107</text:p>
          </table:table-cell>
          <table:table-cell table:formula="of:=AVERAGE([.F59:.F78])" office:value-type="float" office:value="192.456" calcext:value-type="float">
            <text:p>192.456</text:p>
          </table:table-cell>
          <table:table-cell table:formula="of:=AVERAGE([.F29:.F78])" office:value-type="float" office:value="188.5286" calcext:value-type="float">
            <text:p>188.5286</text:p>
          </table:table-cell>
          <table:table-cell/>
          <table:table-cell table:formula="of:=COM.MICROSOFT.STDEV.S([.F59:.F77])" office:value-type="float" office:value="7.4524069270168" calcext:value-type="float">
            <text:p>7.4524069270168</text:p>
          </table:table-cell>
          <table:table-cell table:formula="of:=[.I78]+2*[.L78]" office:value-type="float" office:value="207.360813854034" calcext:value-type="float">
            <text:p>207.360813854034</text:p>
          </table:table-cell>
          <table:table-cell table:formula="of:=[.I78]-2*[.L78]" office:value-type="float" office:value="177.551186145966" calcext:value-type="float">
            <text:p>177.551186145966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3" calcext:value-type="date">
            <text:p>2024-04-23</text:p>
          </table:table-cell>
          <table:table-cell office:value-type="float" office:value="191.13" calcext:value-type="float">
            <text:p>191.13</text:p>
          </table:table-cell>
          <table:table-cell office:value-type="float" office:value="192.225" calcext:value-type="float">
            <text:p>192.225</text:p>
          </table:table-cell>
          <table:table-cell office:value-type="float" office:value="190.52" calcext:value-type="float">
            <text:p>190.52</text:p>
          </table:table-cell>
          <table:table-cell office:value-type="float" office:value="192.14" calcext:value-type="float">
            <text:p>192.14</text:p>
          </table:table-cell>
          <table:table-cell office:value-type="float" office:value="9144372" calcext:value-type="float">
            <text:p>9144372</text:p>
          </table:table-cell>
          <table:table-cell table:formula="of:=AVERAGE([.F70:.F79])" office:value-type="float" office:value="186.606" calcext:value-type="float">
            <text:p>186.606</text:p>
          </table:table-cell>
          <table:table-cell table:formula="of:=AVERAGE([.F60:.F79])" office:value-type="float" office:value="192.322" calcext:value-type="float">
            <text:p>192.322</text:p>
          </table:table-cell>
          <table:table-cell table:formula="of:=AVERAGE([.F30:.F79])" office:value-type="float" office:value="188.8712" calcext:value-type="float">
            <text:p>188.8712</text:p>
          </table:table-cell>
          <table:table-cell/>
          <table:table-cell table:formula="of:=COM.MICROSOFT.STDEV.S([.F60:.F78])" office:value-type="float" office:value="7.46686924067309" calcext:value-type="float">
            <text:p>7.46686924067309</text:p>
          </table:table-cell>
          <table:table-cell table:formula="of:=[.I79]+2*[.L79]" office:value-type="float" office:value="207.255738481346" calcext:value-type="float">
            <text:p>207.255738481346</text:p>
          </table:table-cell>
          <table:table-cell table:formula="of:=[.I79]-2*[.L79]" office:value-type="float" office:value="177.388261518654" calcext:value-type="float">
            <text:p>177.388261518654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4" calcext:value-type="date">
            <text:p>2024-04-24</text:p>
          </table:table-cell>
          <table:table-cell office:value-type="float" office:value="190.53" calcext:value-type="float">
            <text:p>190.53</text:p>
          </table:table-cell>
          <table:table-cell office:value-type="float" office:value="193.23" calcext:value-type="float">
            <text:p>193.23</text:p>
          </table:table-cell>
          <table:table-cell office:value-type="float" office:value="190.17" calcext:value-type="float">
            <text:p>190.17</text:p>
          </table:table-cell>
          <table:table-cell office:value-type="float" office:value="193.08" calcext:value-type="float">
            <text:p>193.08</text:p>
          </table:table-cell>
          <table:table-cell office:value-type="float" office:value="6964905" calcext:value-type="float">
            <text:p>6964905</text:p>
          </table:table-cell>
          <table:table-cell table:formula="of:=AVERAGE([.F71:.F80])" office:value-type="float" office:value="186.367" calcext:value-type="float">
            <text:p>186.367</text:p>
          </table:table-cell>
          <table:table-cell table:formula="of:=AVERAGE([.F61:.F80])" office:value-type="float" office:value="192.1895" calcext:value-type="float">
            <text:p>192.1895</text:p>
          </table:table-cell>
          <table:table-cell table:formula="of:=AVERAGE([.F31:.F80])" office:value-type="float" office:value="189.217" calcext:value-type="float">
            <text:p>189.217</text:p>
          </table:table-cell>
          <table:table-cell/>
          <table:table-cell table:formula="of:=COM.MICROSOFT.STDEV.S([.F61:.F79])" office:value-type="float" office:value="7.42137890908965" calcext:value-type="float">
            <text:p>7.42137890908965</text:p>
          </table:table-cell>
          <table:table-cell table:formula="of:=[.I80]+2*[.L80]" office:value-type="float" office:value="207.032257818179" calcext:value-type="float">
            <text:p>207.032257818179</text:p>
          </table:table-cell>
          <table:table-cell table:formula="of:=[.I80]-2*[.L80]" office:value-type="float" office:value="177.346742181821" calcext:value-type="float">
            <text:p>177.346742181821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5" calcext:value-type="date">
            <text:p>2024-04-25</text:p>
          </table:table-cell>
          <table:table-cell office:value-type="float" office:value="192.25" calcext:value-type="float">
            <text:p>192.25</text:p>
          </table:table-cell>
          <table:table-cell office:value-type="float" office:value="193.935" calcext:value-type="float">
            <text:p>193.935</text:p>
          </table:table-cell>
          <table:table-cell office:value-type="float" office:value="191.18" calcext:value-type="float">
            <text:p>191.18</text:p>
          </table:table-cell>
          <table:table-cell office:value-type="float" office:value="193.37" calcext:value-type="float">
            <text:p>193.37</text:p>
          </table:table-cell>
          <table:table-cell office:value-type="float" office:value="9802265" calcext:value-type="float">
            <text:p>9802265</text:p>
          </table:table-cell>
          <table:table-cell table:formula="of:=AVERAGE([.F72:.F81])" office:value-type="float" office:value="186.161" calcext:value-type="float">
            <text:p>186.161</text:p>
          </table:table-cell>
          <table:table-cell table:formula="of:=AVERAGE([.F62:.F81])" office:value-type="float" office:value="191.882" calcext:value-type="float">
            <text:p>191.882</text:p>
          </table:table-cell>
          <table:table-cell table:formula="of:=AVERAGE([.F32:.F81])" office:value-type="float" office:value="189.5992" calcext:value-type="float">
            <text:p>189.5992</text:p>
          </table:table-cell>
          <table:table-cell/>
          <table:table-cell table:formula="of:=COM.MICROSOFT.STDEV.S([.F62:.F80])" office:value-type="float" office:value="7.20976899809196" calcext:value-type="float">
            <text:p>7.20976899809196</text:p>
          </table:table-cell>
          <table:table-cell table:formula="of:=[.I81]+2*[.L81]" office:value-type="float" office:value="206.301537996184" calcext:value-type="float">
            <text:p>206.301537996184</text:p>
          </table:table-cell>
          <table:table-cell table:formula="of:=[.I81]-2*[.L81]" office:value-type="float" office:value="177.462462003816" calcext:value-type="float">
            <text:p>177.462462003816</text:p>
          </table:table-cell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date" office:date-value="2024-04-26" calcext:value-type="date">
            <text:p>2024-04-26</text:p>
          </table:table-cell>
          <table:table-cell office:value-type="float" office:value="193.57" calcext:value-type="float">
            <text:p>193.57</text:p>
          </table:table-cell>
          <table:table-cell office:value-type="float" office:value="194.87" calcext:value-type="float">
            <text:p>194.87</text:p>
          </table:table-cell>
          <table:table-cell office:value-type="float" office:value="193.06" calcext:value-type="float">
            <text:p>193.06</text:p>
          </table:table-cell>
          <table:table-cell office:value-type="float" office:value="193.49" calcext:value-type="float">
            <text:p>193.49</text:p>
          </table:table-cell>
          <table:table-cell office:value-type="float" office:value="6413655" calcext:value-type="float">
            <text:p>6413655</text:p>
          </table:table-cell>
          <table:table-cell table:formula="of:=AVERAGE([.F73:.F82])" office:value-type="float" office:value="187.231" calcext:value-type="float">
            <text:p>187.231</text:p>
          </table:table-cell>
          <table:table-cell table:formula="of:=AVERAGE([.F63:.F82])" office:value-type="float" office:value="191.5415" calcext:value-type="float">
            <text:p>191.5415</text:p>
          </table:table-cell>
          <table:table-cell table:formula="of:=AVERAGE([.F33:.F82])" office:value-type="float" office:value="189.9484" calcext:value-type="float">
            <text:p>189.9484</text:p>
          </table:table-cell>
          <table:table-cell/>
          <table:table-cell table:formula="of:=COM.MICROSOFT.STDEV.S([.F63:.F81])" office:value-type="float" office:value="6.92576581785312" calcext:value-type="float">
            <text:p>6.92576581785312</text:p>
          </table:table-cell>
          <table:table-cell table:formula="of:=[.I82]+2*[.L82]" office:value-type="float" office:value="205.393031635706" calcext:value-type="float">
            <text:p>205.393031635706</text:p>
          </table:table-cell>
          <table:table-cell table:formula="of:=[.I82]-2*[.L82]" office:value-type="float" office:value="177.689968364294" calcext:value-type="float">
            <text:p>177.689968364294</text:p>
          </table:table-cell>
        </table:table-row>
        <table:table-row table:style-name="ro1">
          <table:table-cell table:number-columns-repeated="2" office:value-type="date" office:date-value="2024-04-29" calcext:value-type="date">
            <text:p>2024-04-29</text:p>
          </table:table-cell>
          <table:table-cell office:value-type="float" office:value="193.48" calcext:value-type="float">
            <text:p>193.48</text:p>
          </table:table-cell>
          <table:table-cell office:value-type="float" office:value="194.26" calcext:value-type="float">
            <text:p>194.26</text:p>
          </table:table-cell>
          <table:table-cell office:value-type="float" office:value="192.43" calcext:value-type="float">
            <text:p>192.43</text:p>
          </table:table-cell>
          <table:table-cell office:value-type="float" office:value="193.28" calcext:value-type="float">
            <text:p>193.28</text:p>
          </table:table-cell>
          <table:table-cell office:value-type="float" office:value="5411129" calcext:value-type="float">
            <text:p>5411129</text:p>
          </table:table-cell>
          <table:table-cell table:formula="of:=AVERAGE([.F74:.F83])" office:value-type="float" office:value="188.27" calcext:value-type="float">
            <text:p>188.27</text:p>
          </table:table-cell>
          <table:table-cell table:formula="of:=AVERAGE([.F64:.F83])" office:value-type="float" office:value="191.2585" calcext:value-type="float">
            <text:p>191.2585</text:p>
          </table:table-cell>
          <table:table-cell table:formula="of:=AVERAGE([.F34:.F83])" office:value-type="float" office:value="190.2166" calcext:value-type="float">
            <text:p>190.2166</text:p>
          </table:table-cell>
          <table:table-cell/>
          <table:table-cell table:formula="of:=COM.MICROSOFT.STDEV.S([.F64:.F82])" office:value-type="float" office:value="6.70725111680334" calcext:value-type="float">
            <text:p>6.70725111680334</text:p>
          </table:table-cell>
          <table:table-cell table:formula="of:=[.I83]+2*[.L83]" office:value-type="float" office:value="204.673002233607" calcext:value-type="float">
            <text:p>204.673002233607</text:p>
          </table:table-cell>
          <table:table-cell table:formula="of:=[.I83]-2*[.L83]" office:value-type="float" office:value="177.843997766393" calcext:value-type="float">
            <text:p>177.843997766393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4-30" calcext:value-type="date">
            <text:p>2024-04-30</text:p>
          </table:table-cell>
          <table:table-cell office:value-type="float" office:value="192.81" calcext:value-type="float">
            <text:p>192.81</text:p>
          </table:table-cell>
          <table:table-cell office:value-type="float" office:value="194.99" calcext:value-type="float">
            <text:p>194.99</text:p>
          </table:table-cell>
          <table:table-cell office:value-type="float" office:value="191.64" calcext:value-type="float">
            <text:p>191.64</text:p>
          </table:table-cell>
          <table:table-cell office:value-type="float" office:value="191.74" calcext:value-type="float">
            <text:p>191.74</text:p>
          </table:table-cell>
          <table:table-cell office:value-type="float" office:value="8153681" calcext:value-type="float">
            <text:p>8153681</text:p>
          </table:table-cell>
          <table:table-cell table:formula="of:=AVERAGE([.F75:.F84])" office:value-type="float" office:value="189.364" calcext:value-type="float">
            <text:p>189.364</text:p>
          </table:table-cell>
          <table:table-cell table:formula="of:=AVERAGE([.F65:.F84])" office:value-type="float" office:value="190.9025" calcext:value-type="float">
            <text:p>190.9025</text:p>
          </table:table-cell>
          <table:table-cell table:formula="of:=AVERAGE([.F35:.F84])" office:value-type="float" office:value="190.4708" calcext:value-type="float">
            <text:p>190.4708</text:p>
          </table:table-cell>
          <table:table-cell/>
          <table:table-cell table:formula="of:=COM.MICROSOFT.STDEV.S([.F65:.F83])" office:value-type="float" office:value="6.46893195989526" calcext:value-type="float">
            <text:p>6.46893195989526</text:p>
          </table:table-cell>
          <table:table-cell table:formula="of:=[.I84]+2*[.L84]" office:value-type="float" office:value="203.840363919791" calcext:value-type="float">
            <text:p>203.840363919791</text:p>
          </table:table-cell>
          <table:table-cell table:formula="of:=[.I84]-2*[.L84]" office:value-type="float" office:value="177.96463608021" calcext:value-type="float">
            <text:p>177.96463608021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1" calcext:value-type="date">
            <text:p>2024-05-01</text:p>
          </table:table-cell>
          <table:table-cell office:value-type="float" office:value="192.27" calcext:value-type="float">
            <text:p>192.27</text:p>
          </table:table-cell>
          <table:table-cell office:value-type="float" office:value="194.46" calcext:value-type="float">
            <text:p>194.46</text:p>
          </table:table-cell>
          <table:table-cell office:value-type="float" office:value="190.79" calcext:value-type="float">
            <text:p>190.79</text:p>
          </table:table-cell>
          <table:table-cell office:value-type="float" office:value="191.86" calcext:value-type="float">
            <text:p>191.86</text:p>
          </table:table-cell>
          <table:table-cell office:value-type="float" office:value="7446703" calcext:value-type="float">
            <text:p>7446703</text:p>
          </table:table-cell>
          <table:table-cell table:formula="of:=AVERAGE([.F76:.F85])" office:value-type="float" office:value="190.542" calcext:value-type="float">
            <text:p>190.542</text:p>
          </table:table-cell>
          <table:table-cell table:formula="of:=AVERAGE([.F66:.F85])" office:value-type="float" office:value="190.5805" calcext:value-type="float">
            <text:p>190.5805</text:p>
          </table:table-cell>
          <table:table-cell table:formula="of:=AVERAGE([.F36:.F85])" office:value-type="float" office:value="190.7134" calcext:value-type="float">
            <text:p>190.7134</text:p>
          </table:table-cell>
          <table:table-cell/>
          <table:table-cell table:formula="of:=COM.MICROSOFT.STDEV.S([.F66:.F84])" office:value-type="float" office:value="6.21996164031721" calcext:value-type="float">
            <text:p>6.21996164031721</text:p>
          </table:table-cell>
          <table:table-cell table:formula="of:=[.I85]+2*[.L85]" office:value-type="float" office:value="203.020423280634" calcext:value-type="float">
            <text:p>203.020423280634</text:p>
          </table:table-cell>
          <table:table-cell table:formula="of:=[.I85]-2*[.L85]" office:value-type="float" office:value="178.140576719366" calcext:value-type="float">
            <text:p>178.140576719366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2" calcext:value-type="date">
            <text:p>2024-05-02</text:p>
          </table:table-cell>
          <table:table-cell office:value-type="float" office:value="193.07" calcext:value-type="float">
            <text:p>193.07</text:p>
          </table:table-cell>
          <table:table-cell office:value-type="float" office:value="193.5" calcext:value-type="float">
            <text:p>193.5</text:p>
          </table:table-cell>
          <table:table-cell office:value-type="float" office:value="189.52" calcext:value-type="float">
            <text:p>189.52</text:p>
          </table:table-cell>
          <table:table-cell office:value-type="float" office:value="191.66" calcext:value-type="float">
            <text:p>191.66</text:p>
          </table:table-cell>
          <table:table-cell office:value-type="float" office:value="6501657" calcext:value-type="float">
            <text:p>6501657</text:p>
          </table:table-cell>
          <table:table-cell table:formula="of:=AVERAGE([.F77:.F86])" office:value-type="float" office:value="191.583" calcext:value-type="float">
            <text:p>191.583</text:p>
          </table:table-cell>
          <table:table-cell table:formula="of:=AVERAGE([.F67:.F86])" office:value-type="float" office:value="190.381" calcext:value-type="float">
            <text:p>190.381</text:p>
          </table:table-cell>
          <table:table-cell table:formula="of:=AVERAGE([.F37:.F86])" office:value-type="float" office:value="190.9286" calcext:value-type="float">
            <text:p>190.9286</text:p>
          </table:table-cell>
          <table:table-cell/>
          <table:table-cell table:formula="of:=COM.MICROSOFT.STDEV.S([.F67:.F85])" office:value-type="float" office:value="6.10579616296071" calcext:value-type="float">
            <text:p>6.10579616296071</text:p>
          </table:table-cell>
          <table:table-cell table:formula="of:=[.I86]+2*[.L86]" office:value-type="float" office:value="202.592592325921" calcext:value-type="float">
            <text:p>202.592592325921</text:p>
          </table:table-cell>
          <table:table-cell table:formula="of:=[.I86]-2*[.L86]" office:value-type="float" office:value="178.169407674079" calcext:value-type="float">
            <text:p>178.169407674079</text:p>
          </table:table-cell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date" office:date-value="2024-05-03" calcext:value-type="date">
            <text:p>2024-05-03</text:p>
          </table:table-cell>
          <table:table-cell office:value-type="float" office:value="192" calcext:value-type="float">
            <text:p>192</text:p>
          </table:table-cell>
          <table:table-cell office:value-type="float" office:value="192.529" calcext:value-type="float">
            <text:p>192.529</text:p>
          </table:table-cell>
          <table:table-cell office:value-type="float" office:value="188.46" calcext:value-type="float">
            <text:p>188.46</text:p>
          </table:table-cell>
          <table:table-cell office:value-type="float" office:value="190.51" calcext:value-type="float">
            <text:p>190.51</text:p>
          </table:table-cell>
          <table:table-cell office:value-type="float" office:value="8922775" calcext:value-type="float">
            <text:p>8922775</text:p>
          </table:table-cell>
          <table:table-cell table:formula="of:=AVERAGE([.F78:.F87])" office:value-type="float" office:value="192.054" calcext:value-type="float">
            <text:p>192.054</text:p>
          </table:table-cell>
          <table:table-cell table:formula="of:=AVERAGE([.F68:.F87])" office:value-type="float" office:value="190.034" calcext:value-type="float">
            <text:p>190.034</text:p>
          </table:table-cell>
          <table:table-cell table:formula="of:=AVERAGE([.F38:.F87])" office:value-type="float" office:value="191.0774" calcext:value-type="float">
            <text:p>191.0774</text:p>
          </table:table-cell>
          <table:table-cell/>
          <table:table-cell table:formula="of:=COM.MICROSOFT.STDEV.S([.F68:.F86])" office:value-type="float" office:value="5.86976518055482" calcext:value-type="float">
            <text:p>5.86976518055482</text:p>
          </table:table-cell>
          <table:table-cell table:formula="of:=[.I87]+2*[.L87]" office:value-type="float" office:value="201.77353036111" calcext:value-type="float">
            <text:p>201.77353036111</text:p>
          </table:table-cell>
          <table:table-cell table:formula="of:=[.I87]-2*[.L87]" office:value-type="float" office:value="178.29446963889" calcext:value-type="float">
            <text:p>178.29446963889</text:p>
          </table:table-cell>
        </table:table-row>
        <table:table-row table:style-name="ro1">
          <table:table-cell table:number-columns-repeated="2" office:value-type="date" office:date-value="2024-05-06" calcext:value-type="date">
            <text:p>2024-05-06</text:p>
          </table:table-cell>
          <table:table-cell office:value-type="float" office:value="191.73" calcext:value-type="float">
            <text:p>191.73</text:p>
          </table:table-cell>
          <table:table-cell office:value-type="float" office:value="192.2" calcext:value-type="float">
            <text:p>192.2</text:p>
          </table:table-cell>
          <table:table-cell office:value-type="float" office:value="189.815" calcext:value-type="float">
            <text:p>189.815</text:p>
          </table:table-cell>
          <table:table-cell office:value-type="float" office:value="192" calcext:value-type="float">
            <text:p>192</text:p>
          </table:table-cell>
          <table:table-cell office:value-type="float" office:value="7911134" calcext:value-type="float">
            <text:p>7911134</text:p>
          </table:table-cell>
          <table:table-cell table:formula="of:=AVERAGE([.F79:.F88])" office:value-type="float" office:value="192.313" calcext:value-type="float">
            <text:p>192.313</text:p>
          </table:table-cell>
          <table:table-cell table:formula="of:=AVERAGE([.F69:.F88])" office:value-type="float" office:value="189.71" calcext:value-type="float">
            <text:p>189.71</text:p>
          </table:table-cell>
          <table:table-cell table:formula="of:=AVERAGE([.F39:.F88])" office:value-type="float" office:value="191.2376" calcext:value-type="float">
            <text:p>191.2376</text:p>
          </table:table-cell>
          <table:table-cell/>
          <table:table-cell table:formula="of:=COM.MICROSOFT.STDEV.S([.F69:.F87])" office:value-type="float" office:value="5.50415850232472" calcext:value-type="float">
            <text:p>5.50415850232472</text:p>
          </table:table-cell>
          <table:table-cell table:formula="of:=[.I88]+2*[.L88]" office:value-type="float" office:value="200.718317004649" calcext:value-type="float">
            <text:p>200.718317004649</text:p>
          </table:table-cell>
          <table:table-cell table:formula="of:=[.I88]-2*[.L88]" office:value-type="float" office:value="178.701682995351" calcext:value-type="float">
            <text:p>178.701682995351</text:p>
          </table:table-cell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7" calcext:value-type="date">
            <text:p>2024-05-07</text:p>
          </table:table-cell>
          <table:table-cell office:value-type="float" office:value="191.7" calcext:value-type="float">
            <text:p>191.7</text:p>
          </table:table-cell>
          <table:table-cell office:value-type="float" office:value="192.93" calcext:value-type="float">
            <text:p>192.93</text:p>
          </table:table-cell>
          <table:table-cell office:value-type="float" office:value="191.65" calcext:value-type="float">
            <text:p>191.65</text:p>
          </table:table-cell>
          <table:table-cell office:value-type="float" office:value="191.75" calcext:value-type="float">
            <text:p>191.75</text:p>
          </table:table-cell>
          <table:table-cell office:value-type="float" office:value="7688771" calcext:value-type="float">
            <text:p>7688771</text:p>
          </table:table-cell>
          <table:table-cell table:formula="of:=AVERAGE([.F80:.F89])" office:value-type="float" office:value="192.274" calcext:value-type="float">
            <text:p>192.274</text:p>
          </table:table-cell>
          <table:table-cell table:formula="of:=AVERAGE([.F70:.F89])" office:value-type="float" office:value="189.44" calcext:value-type="float">
            <text:p>189.44</text:p>
          </table:table-cell>
          <table:table-cell table:formula="of:=AVERAGE([.F40:.F89])" office:value-type="float" office:value="191.4054" calcext:value-type="float">
            <text:p>191.4054</text:p>
          </table:table-cell>
          <table:table-cell/>
          <table:table-cell table:formula="of:=COM.MICROSOFT.STDEV.S([.F70:.F88])" office:value-type="float" office:value="5.23119304764739" calcext:value-type="float">
            <text:p>5.23119304764739</text:p>
          </table:table-cell>
          <table:table-cell table:formula="of:=[.I89]+2*[.L89]" office:value-type="float" office:value="199.902386095295" calcext:value-type="float">
            <text:p>199.902386095295</text:p>
          </table:table-cell>
          <table:table-cell table:formula="of:=[.I89]-2*[.L89]" office:value-type="float" office:value="178.977613904705" calcext:value-type="float">
            <text:p>178.977613904705</text:p>
          </table:table-cell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8" calcext:value-type="date">
            <text:p>2024-05-08</text:p>
          </table:table-cell>
          <table:table-cell office:value-type="float" office:value="191" calcext:value-type="float">
            <text:p>191</text:p>
          </table:table-cell>
          <table:table-cell office:value-type="float" office:value="196.65" calcext:value-type="float">
            <text:p>196.65</text:p>
          </table:table-cell>
          <table:table-cell office:value-type="float" office:value="191" calcext:value-type="float">
            <text:p>191</text:p>
          </table:table-cell>
          <table:table-cell office:value-type="float" office:value="195.65" calcext:value-type="float">
            <text:p>195.65</text:p>
          </table:table-cell>
          <table:table-cell office:value-type="float" office:value="9227561" calcext:value-type="float">
            <text:p>9227561</text:p>
          </table:table-cell>
          <table:table-cell table:formula="of:=AVERAGE([.F81:.F90])" office:value-type="float" office:value="192.531" calcext:value-type="float">
            <text:p>192.531</text:p>
          </table:table-cell>
          <table:table-cell table:formula="of:=AVERAGE([.F71:.F90])" office:value-type="float" office:value="189.449" calcext:value-type="float">
            <text:p>189.449</text:p>
          </table:table-cell>
          <table:table-cell table:formula="of:=AVERAGE([.F41:.F90])" office:value-type="float" office:value="191.6494" calcext:value-type="float">
            <text:p>191.6494</text:p>
          </table:table-cell>
          <table:table-cell/>
          <table:table-cell table:formula="of:=COM.MICROSOFT.STDEV.S([.F71:.F89])" office:value-type="float" office:value="5.05480612014751" calcext:value-type="float">
            <text:p>5.05480612014751</text:p>
          </table:table-cell>
          <table:table-cell table:formula="of:=[.I90]+2*[.L90]" office:value-type="float" office:value="199.558612240295" calcext:value-type="float">
            <text:p>199.558612240295</text:p>
          </table:table-cell>
          <table:table-cell table:formula="of:=[.I90]-2*[.L90]" office:value-type="float" office:value="179.339387759705" calcext:value-type="float">
            <text:p>179.339387759705</text:p>
          </table:table-cell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09" calcext:value-type="date">
            <text:p>2024-05-09</text:p>
          </table:table-cell>
          <table:table-cell office:value-type="float" office:value="195.17" calcext:value-type="float">
            <text:p>195.17</text:p>
          </table:table-cell>
          <table:table-cell office:value-type="float" office:value="197.59" calcext:value-type="float">
            <text:p>197.59</text:p>
          </table:table-cell>
          <table:table-cell office:value-type="float" office:value="195.1" calcext:value-type="float">
            <text:p>195.1</text:p>
          </table:table-cell>
          <table:table-cell office:value-type="float" office:value="197.5" calcext:value-type="float">
            <text:p>197.5</text:p>
          </table:table-cell>
          <table:table-cell office:value-type="float" office:value="7977291" calcext:value-type="float">
            <text:p>7977291</text:p>
          </table:table-cell>
          <table:table-cell table:formula="of:=AVERAGE([.F82:.F91])" office:value-type="float" office:value="192.944" calcext:value-type="float">
            <text:p>192.944</text:p>
          </table:table-cell>
          <table:table-cell table:formula="of:=AVERAGE([.F72:.F91])" office:value-type="float" office:value="189.5525" calcext:value-type="float">
            <text:p>189.5525</text:p>
          </table:table-cell>
          <table:table-cell table:formula="of:=AVERAGE([.F42:.F91])" office:value-type="float" office:value="191.9118" calcext:value-type="float">
            <text:p>191.9118</text:p>
          </table:table-cell>
          <table:table-cell/>
          <table:table-cell table:formula="of:=COM.MICROSOFT.STDEV.S([.F72:.F90])" office:value-type="float" office:value="5.07028523829388" calcext:value-type="float">
            <text:p>5.07028523829388</text:p>
          </table:table-cell>
          <table:table-cell table:formula="of:=[.I91]+2*[.L91]" office:value-type="float" office:value="199.693070476588" calcext:value-type="float">
            <text:p>199.693070476588</text:p>
          </table:table-cell>
          <table:table-cell table:formula="of:=[.I91]-2*[.L91]" office:value-type="float" office:value="179.411929523412" calcext:value-type="float">
            <text:p>179.411929523412</text:p>
          </table:table-cell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date" office:date-value="2024-05-10" calcext:value-type="date">
            <text:p>2024-05-10</text:p>
          </table:table-cell>
          <table:table-cell office:value-type="float" office:value="198.54" calcext:value-type="float">
            <text:p>198.54</text:p>
          </table:table-cell>
          <table:table-cell office:value-type="float" office:value="199.3399" calcext:value-type="float">
            <text:p>199.3399</text:p>
          </table:table-cell>
          <table:table-cell office:value-type="float" office:value="198.27" calcext:value-type="float">
            <text:p>198.27</text:p>
          </table:table-cell>
          <table:table-cell office:value-type="float" office:value="198.77" calcext:value-type="float">
            <text:p>198.77</text:p>
          </table:table-cell>
          <table:table-cell office:value-type="float" office:value="7529790" calcext:value-type="float">
            <text:p>7529790</text:p>
          </table:table-cell>
          <table:table-cell table:formula="of:=AVERAGE([.F83:.F92])" office:value-type="float" office:value="193.472" calcext:value-type="float">
            <text:p>193.472</text:p>
          </table:table-cell>
          <table:table-cell table:formula="of:=AVERAGE([.F73:.F92])" office:value-type="float" office:value="190.3515" calcext:value-type="float">
            <text:p>190.3515</text:p>
          </table:table-cell>
          <table:table-cell table:formula="of:=AVERAGE([.F43:.F92])" office:value-type="float" office:value="192.166" calcext:value-type="float">
            <text:p>192.166</text:p>
          </table:table-cell>
          <table:table-cell/>
          <table:table-cell table:formula="of:=COM.MICROSOFT.STDEV.S([.F73:.F91])" office:value-type="float" office:value="5.16983264628975" calcext:value-type="float">
            <text:p>5.16983264628975</text:p>
          </table:table-cell>
          <table:table-cell table:formula="of:=[.I92]+2*[.L92]" office:value-type="float" office:value="200.69116529258" calcext:value-type="float">
            <text:p>200.69116529258</text:p>
          </table:table-cell>
          <table:table-cell table:formula="of:=[.I92]-2*[.L92]" office:value-type="float" office:value="180.011834707421" calcext:value-type="float">
            <text:p>180.011834707421</text:p>
          </table:table-cell>
        </table:table-row>
        <table:table-row table:style-name="ro1">
          <table:table-cell table:number-columns-repeated="2" office:value-type="date" office:date-value="2024-05-13" calcext:value-type="date">
            <text:p>2024-05-13</text:p>
          </table:table-cell>
          <table:table-cell office:value-type="float" office:value="198.8" calcext:value-type="float">
            <text:p>198.8</text:p>
          </table:table-cell>
          <table:table-cell office:value-type="float" office:value="199.85" calcext:value-type="float">
            <text:p>199.85</text:p>
          </table:table-cell>
          <table:table-cell office:value-type="float" office:value="198.04" calcext:value-type="float">
            <text:p>198.04</text:p>
          </table:table-cell>
          <table:table-cell office:value-type="float" office:value="198.73" calcext:value-type="float">
            <text:p>198.73</text:p>
          </table:table-cell>
          <table:table-cell office:value-type="float" office:value="7049241" calcext:value-type="float">
            <text:p>7049241</text:p>
          </table:table-cell>
          <table:table-cell table:formula="of:=AVERAGE([.F84:.F93])" office:value-type="float" office:value="194.017" calcext:value-type="float">
            <text:p>194.017</text:p>
          </table:table-cell>
          <table:table-cell table:formula="of:=AVERAGE([.F74:.F93])" office:value-type="float" office:value="191.1435" calcext:value-type="float">
            <text:p>191.1435</text:p>
          </table:table-cell>
          <table:table-cell table:formula="of:=AVERAGE([.F44:.F93])" office:value-type="float" office:value="192.4348" calcext:value-type="float">
            <text:p>192.4348</text:p>
          </table:table-cell>
          <table:table-cell/>
          <table:table-cell table:formula="of:=COM.MICROSOFT.STDEV.S([.F74:.F92])" office:value-type="float" office:value="5.25508253005229" calcext:value-type="float">
            <text:p>5.25508253005229</text:p>
          </table:table-cell>
          <table:table-cell table:formula="of:=[.I93]+2*[.L93]" office:value-type="float" office:value="201.653665060105" calcext:value-type="float">
            <text:p>201.653665060105</text:p>
          </table:table-cell>
          <table:table-cell table:formula="of:=[.I93]-2*[.L93]" office:value-type="float" office:value="180.633334939895" calcext:value-type="float">
            <text:p>180.633334939895</text:p>
          </table:table-cell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4" calcext:value-type="date">
            <text:p>2024-05-14</text:p>
          </table:table-cell>
          <table:table-cell office:value-type="float" office:value="199" calcext:value-type="float">
            <text:p>199</text:p>
          </table:table-cell>
          <table:table-cell office:value-type="float" office:value="201.58" calcext:value-type="float">
            <text:p>201.58</text:p>
          </table:table-cell>
          <table:table-cell office:value-type="float" office:value="198.16" calcext:value-type="float">
            <text:p>198.16</text:p>
          </table:table-cell>
          <table:table-cell office:value-type="float" office:value="201.51" calcext:value-type="float">
            <text:p>201.51</text:p>
          </table:table-cell>
          <table:table-cell office:value-type="float" office:value="8596175" calcext:value-type="float">
            <text:p>8596175</text:p>
          </table:table-cell>
          <table:table-cell table:formula="of:=AVERAGE([.F85:.F94])" office:value-type="float" office:value="194.994" calcext:value-type="float">
            <text:p>194.994</text:p>
          </table:table-cell>
          <table:table-cell table:formula="of:=AVERAGE([.F75:.F94])" office:value-type="float" office:value="192.179" calcext:value-type="float">
            <text:p>192.179</text:p>
          </table:table-cell>
          <table:table-cell table:formula="of:=AVERAGE([.F45:.F94])" office:value-type="float" office:value="192.7314" calcext:value-type="float">
            <text:p>192.7314</text:p>
          </table:table-cell>
          <table:table-cell/>
          <table:table-cell table:formula="of:=COM.MICROSOFT.STDEV.S([.F75:.F93])" office:value-type="float" office:value="4.97243130665625" calcext:value-type="float">
            <text:p>4.97243130665625</text:p>
          </table:table-cell>
          <table:table-cell table:formula="of:=[.I94]+2*[.L94]" office:value-type="float" office:value="202.123862613313" calcext:value-type="float">
            <text:p>202.123862613313</text:p>
          </table:table-cell>
          <table:table-cell table:formula="of:=[.I94]-2*[.L94]" office:value-type="float" office:value="182.234137386688" calcext:value-type="float">
            <text:p>182.234137386688</text:p>
          </table:table-cell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5" calcext:value-type="date">
            <text:p>2024-05-15</text:p>
          </table:table-cell>
          <table:table-cell office:value-type="float" office:value="202.01" calcext:value-type="float">
            <text:p>202.01</text:p>
          </table:table-cell>
          <table:table-cell office:value-type="float" office:value="202.69" calcext:value-type="float">
            <text:p>202.69</text:p>
          </table:table-cell>
          <table:table-cell office:value-type="float" office:value="199.77" calcext:value-type="float">
            <text:p>199.77</text:p>
          </table:table-cell>
          <table:table-cell office:value-type="float" office:value="202.11" calcext:value-type="float">
            <text:p>202.11</text:p>
          </table:table-cell>
          <table:table-cell office:value-type="float" office:value="8369975" calcext:value-type="float">
            <text:p>8369975</text:p>
          </table:table-cell>
          <table:table-cell table:formula="of:=AVERAGE([.F86:.F95])" office:value-type="float" office:value="196.019" calcext:value-type="float">
            <text:p>196.019</text:p>
          </table:table-cell>
          <table:table-cell table:formula="of:=AVERAGE([.F76:.F95])" office:value-type="float" office:value="193.2805" calcext:value-type="float">
            <text:p>193.2805</text:p>
          </table:table-cell>
          <table:table-cell table:formula="of:=AVERAGE([.F46:.F95])" office:value-type="float" office:value="193.0026" calcext:value-type="float">
            <text:p>193.0026</text:p>
          </table:table-cell>
          <table:table-cell/>
          <table:table-cell table:formula="of:=COM.MICROSOFT.STDEV.S([.F76:.F94])" office:value-type="float" office:value="4.61044142956383" calcext:value-type="float">
            <text:p>4.61044142956383</text:p>
          </table:table-cell>
          <table:table-cell table:formula="of:=[.I95]+2*[.L95]" office:value-type="float" office:value="202.501382859128" calcext:value-type="float">
            <text:p>202.501382859128</text:p>
          </table:table-cell>
          <table:table-cell table:formula="of:=[.I95]-2*[.L95]" office:value-type="float" office:value="184.059617140872" calcext:value-type="float">
            <text:p>184.059617140872</text:p>
          </table:table-cell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6" calcext:value-type="date">
            <text:p>2024-05-16</text:p>
          </table:table-cell>
          <table:table-cell office:value-type="float" office:value="202.22" calcext:value-type="float">
            <text:p>202.22</text:p>
          </table:table-cell>
          <table:table-cell office:value-type="float" office:value="204.48" calcext:value-type="float">
            <text:p>204.48</text:p>
          </table:table-cell>
          <table:table-cell office:value-type="float" office:value="201.9901" calcext:value-type="float">
            <text:p>201.9901</text:p>
          </table:table-cell>
          <table:table-cell office:value-type="float" office:value="202.47" calcext:value-type="float">
            <text:p>202.47</text:p>
          </table:table-cell>
          <table:table-cell office:value-type="float" office:value="8497927" calcext:value-type="float">
            <text:p>8497927</text:p>
          </table:table-cell>
          <table:table-cell table:formula="of:=AVERAGE([.F87:.F96])" office:value-type="float" office:value="197.1" calcext:value-type="float">
            <text:p>197.1</text:p>
          </table:table-cell>
          <table:table-cell table:formula="of:=AVERAGE([.F77:.F96])" office:value-type="float" office:value="194.3415" calcext:value-type="float">
            <text:p>194.3415</text:p>
          </table:table-cell>
          <table:table-cell table:formula="of:=AVERAGE([.F47:.F96])" office:value-type="float" office:value="193.2614" calcext:value-type="float">
            <text:p>193.2614</text:p>
          </table:table-cell>
          <table:table-cell/>
          <table:table-cell table:formula="of:=COM.MICROSOFT.STDEV.S([.F77:.F95])" office:value-type="float" office:value="4.1654921151532" calcext:value-type="float">
            <text:p>4.1654921151532</text:p>
          </table:table-cell>
          <table:table-cell table:formula="of:=[.I96]+2*[.L96]" office:value-type="float" office:value="202.672484230306" calcext:value-type="float">
            <text:p>202.672484230306</text:p>
          </table:table-cell>
          <table:table-cell table:formula="of:=[.I96]-2*[.L96]" office:value-type="float" office:value="186.010515769694" calcext:value-type="float">
            <text:p>186.010515769694</text:p>
          </table:table-cell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date" office:date-value="2024-05-17" calcext:value-type="date">
            <text:p>2024-05-17</text:p>
          </table:table-cell>
          <table:table-cell office:value-type="float" office:value="203.81" calcext:value-type="float">
            <text:p>203.81</text:p>
          </table:table-cell>
          <table:table-cell office:value-type="float" office:value="205.05" calcext:value-type="float">
            <text:p>205.05</text:p>
          </table:table-cell>
          <table:table-cell office:value-type="float" office:value="202.8149" calcext:value-type="float">
            <text:p>202.8149</text:p>
          </table:table-cell>
          <table:table-cell office:value-type="float" office:value="204.79" calcext:value-type="float">
            <text:p>204.79</text:p>
          </table:table-cell>
          <table:table-cell office:value-type="float" office:value="9260490" calcext:value-type="float">
            <text:p>9260490</text:p>
          </table:table-cell>
          <table:table-cell table:formula="of:=AVERAGE([.F88:.F97])" office:value-type="float" office:value="198.528" calcext:value-type="float">
            <text:p>198.528</text:p>
          </table:table-cell>
          <table:table-cell table:formula="of:=AVERAGE([.F78:.F97])" office:value-type="float" office:value="195.291" calcext:value-type="float">
            <text:p>195.291</text:p>
          </table:table-cell>
          <table:table-cell table:formula="of:=AVERAGE([.F48:.F97])" office:value-type="float" office:value="193.5998" calcext:value-type="float">
            <text:p>193.5998</text:p>
          </table:table-cell>
          <table:table-cell/>
          <table:table-cell table:formula="of:=COM.MICROSOFT.STDEV.S([.F78:.F96])" office:value-type="float" office:value="4.11688109392541" calcext:value-type="float">
            <text:p>4.11688109392541</text:p>
          </table:table-cell>
          <table:table-cell table:formula="of:=[.I97]+2*[.L97]" office:value-type="float" office:value="203.524762187851" calcext:value-type="float">
            <text:p>203.524762187851</text:p>
          </table:table-cell>
          <table:table-cell table:formula="of:=[.I97]-2*[.L97]" office:value-type="float" office:value="187.057237812149" calcext:value-type="float">
            <text:p>187.057237812149</text:p>
          </table:table-cell>
        </table:table-row>
        <table:table-row table:style-name="ro1">
          <table:table-cell table:number-columns-repeated="2" office:value-type="date" office:date-value="2024-05-20" calcext:value-type="date">
            <text:p>2024-05-20</text:p>
          </table:table-cell>
          <table:table-cell office:value-type="float" office:value="204.39" calcext:value-type="float">
            <text:p>204.39</text:p>
          </table:table-cell>
          <table:table-cell office:value-type="float" office:value="205.88" calcext:value-type="float">
            <text:p>205.88</text:p>
          </table:table-cell>
          <table:table-cell office:value-type="float" office:value="195.4" calcext:value-type="float">
            <text:p>195.4</text:p>
          </table:table-cell>
          <table:table-cell office:value-type="float" office:value="195.58" calcext:value-type="float">
            <text:p>195.58</text:p>
          </table:table-cell>
          <table:table-cell office:value-type="float" office:value="17373253" calcext:value-type="float">
            <text:p>17373253</text:p>
          </table:table-cell>
          <table:table-cell table:formula="of:=AVERAGE([.F89:.F98])" office:value-type="float" office:value="198.886" calcext:value-type="float">
            <text:p>198.886</text:p>
          </table:table-cell>
          <table:table-cell table:formula="of:=AVERAGE([.F79:.F98])" office:value-type="float" office:value="195.5995" calcext:value-type="float">
            <text:p>195.5995</text:p>
          </table:table-cell>
          <table:table-cell table:formula="of:=AVERAGE([.F49:.F98])" office:value-type="float" office:value="193.747" calcext:value-type="float">
            <text:p>193.747</text:p>
          </table:table-cell>
          <table:table-cell/>
          <table:table-cell table:formula="of:=COM.MICROSOFT.STDEV.S([.F79:.F97])" office:value-type="float" office:value="4.4947518454356" calcext:value-type="float">
            <text:p>4.4947518454356</text:p>
          </table:table-cell>
          <table:table-cell table:formula="of:=[.I98]+2*[.L98]" office:value-type="float" office:value="204.589003690871" calcext:value-type="float">
            <text:p>204.589003690871</text:p>
          </table:table-cell>
          <table:table-cell table:formula="of:=[.I98]-2*[.L98]" office:value-type="float" office:value="186.609996309129" calcext:value-type="float">
            <text:p>186.609996309129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1" calcext:value-type="date">
            <text:p>2024-05-21</text:p>
          </table:table-cell>
          <table:table-cell office:value-type="float" office:value="197" calcext:value-type="float">
            <text:p>197</text:p>
          </table:table-cell>
          <table:table-cell office:value-type="float" office:value="199.9" calcext:value-type="float">
            <text:p>199.9</text:p>
          </table:table-cell>
          <table:table-cell office:value-type="float" office:value="196.6" calcext:value-type="float">
            <text:p>196.6</text:p>
          </table:table-cell>
          <table:table-cell office:value-type="float" office:value="199.52" calcext:value-type="float">
            <text:p>199.52</text:p>
          </table:table-cell>
          <table:table-cell office:value-type="float" office:value="14420799" calcext:value-type="float">
            <text:p>14420799</text:p>
          </table:table-cell>
          <table:table-cell table:formula="of:=AVERAGE([.F90:.F99])" office:value-type="float" office:value="199.663" calcext:value-type="float">
            <text:p>199.663</text:p>
          </table:table-cell>
          <table:table-cell table:formula="of:=AVERAGE([.F80:.F99])" office:value-type="float" office:value="195.9685" calcext:value-type="float">
            <text:p>195.9685</text:p>
          </table:table-cell>
          <table:table-cell table:formula="of:=AVERAGE([.F50:.F99])" office:value-type="float" office:value="193.9716" calcext:value-type="float">
            <text:p>193.9716</text:p>
          </table:table-cell>
          <table:table-cell/>
          <table:table-cell table:formula="of:=COM.MICROSOFT.STDEV.S([.F80:.F98])" office:value-type="float" office:value="4.41621162833019" calcext:value-type="float">
            <text:p>4.41621162833019</text:p>
          </table:table-cell>
          <table:table-cell table:formula="of:=[.I99]+2*[.L99]" office:value-type="float" office:value="204.80092325666" calcext:value-type="float">
            <text:p>204.80092325666</text:p>
          </table:table-cell>
          <table:table-cell table:formula="of:=[.I99]-2*[.L99]" office:value-type="float" office:value="187.13607674334" calcext:value-type="float">
            <text:p>187.13607674334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2" calcext:value-type="date">
            <text:p>2024-05-22</text:p>
          </table:table-cell>
          <table:table-cell office:value-type="float" office:value="199" calcext:value-type="float">
            <text:p>199</text:p>
          </table:table-cell>
          <table:table-cell office:value-type="float" office:value="200.935" calcext:value-type="float">
            <text:p>200.935</text:p>
          </table:table-cell>
          <table:table-cell office:value-type="float" office:value="197.69" calcext:value-type="float">
            <text:p>197.69</text:p>
          </table:table-cell>
          <table:table-cell office:value-type="float" office:value="198.31" calcext:value-type="float">
            <text:p>198.31</text:p>
          </table:table-cell>
          <table:table-cell office:value-type="float" office:value="9425338" calcext:value-type="float">
            <text:p>9425338</text:p>
          </table:table-cell>
          <table:table-cell table:formula="of:=AVERAGE([.F91:.F100])" office:value-type="float" office:value="199.929" calcext:value-type="float">
            <text:p>199.929</text:p>
          </table:table-cell>
          <table:table-cell table:formula="of:=AVERAGE([.F81:.F100])" office:value-type="float" office:value="196.23" calcext:value-type="float">
            <text:p>196.23</text:p>
          </table:table-cell>
          <table:table-cell table:formula="of:=AVERAGE([.F51:.F100])" office:value-type="float" office:value="194.141" calcext:value-type="float">
            <text:p>194.141</text:p>
          </table:table-cell>
          <table:table-cell/>
          <table:table-cell table:formula="of:=COM.MICROSOFT.STDEV.S([.F81:.F99])" office:value-type="float" office:value="4.4443915640129" calcext:value-type="float">
            <text:p>4.4443915640129</text:p>
          </table:table-cell>
          <table:table-cell table:formula="of:=[.I100]+2*[.L100]" office:value-type="float" office:value="205.118783128026" calcext:value-type="float">
            <text:p>205.118783128026</text:p>
          </table:table-cell>
          <table:table-cell table:formula="of:=[.I100]-2*[.L100]" office:value-type="float" office:value="187.341216871974" calcext:value-type="float">
            <text:p>187.341216871974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3" calcext:value-type="date">
            <text:p>2024-05-23</text:p>
          </table:table-cell>
          <table:table-cell office:value-type="float" office:value="197.81" calcext:value-type="float">
            <text:p>197.81</text:p>
          </table:table-cell>
          <table:table-cell office:value-type="float" office:value="198.3" calcext:value-type="float">
            <text:p>198.3</text:p>
          </table:table-cell>
          <table:table-cell office:value-type="float" office:value="196.07" calcext:value-type="float">
            <text:p>196.07</text:p>
          </table:table-cell>
          <table:table-cell office:value-type="float" office:value="196.92" calcext:value-type="float">
            <text:p>196.92</text:p>
          </table:table-cell>
          <table:table-cell office:value-type="float" office:value="8069445" calcext:value-type="float">
            <text:p>8069445</text:p>
          </table:table-cell>
          <table:table-cell table:formula="of:=AVERAGE([.F92:.F101])" office:value-type="float" office:value="199.871" calcext:value-type="float">
            <text:p>199.871</text:p>
          </table:table-cell>
          <table:table-cell table:formula="of:=AVERAGE([.F82:.F101])" office:value-type="float" office:value="196.4075" calcext:value-type="float">
            <text:p>196.4075</text:p>
          </table:table-cell>
          <table:table-cell table:formula="of:=AVERAGE([.F52:.F101])" office:value-type="float" office:value="194.2518" calcext:value-type="float">
            <text:p>194.2518</text:p>
          </table:table-cell>
          <table:table-cell table:formula="of:=AVERAGE([.F2:.F101])" office:value-type="float" office:value="185.7259" calcext:value-type="float">
            <text:p>185.7259</text:p>
          </table:table-cell>
          <table:table-cell table:formula="of:=COM.MICROSOFT.STDEV.S([.F82:.F100])" office:value-type="float" office:value="4.41896854943953" calcext:value-type="float">
            <text:p>4.41896854943953</text:p>
          </table:table-cell>
          <table:table-cell table:formula="of:=[.I101]+2*[.L101]" office:value-type="float" office:value="205.245437098879" calcext:value-type="float">
            <text:p>205.245437098879</text:p>
          </table:table-cell>
          <table:table-cell table:formula="of:=[.I101]-2*[.L101]" office:value-type="float" office:value="187.569562901121" calcext:value-type="float">
            <text:p>187.569562901121</text:p>
          </table:table-cell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date" office:date-value="2024-05-24" calcext:value-type="date">
            <text:p>2024-05-24</text:p>
          </table:table-cell>
          <table:table-cell office:value-type="float" office:value="197.75" calcext:value-type="float">
            <text:p>197.75</text:p>
          </table:table-cell>
          <table:table-cell office:value-type="float" office:value="200.76" calcext:value-type="float">
            <text:p>200.76</text:p>
          </table:table-cell>
          <table:table-cell office:value-type="float" office:value="197.56" calcext:value-type="float">
            <text:p>197.56</text:p>
          </table:table-cell>
          <table:table-cell office:value-type="float" office:value="200.71" calcext:value-type="float">
            <text:p>200.71</text:p>
          </table:table-cell>
          <table:table-cell office:value-type="float" office:value="7356233" calcext:value-type="float">
            <text:p>7356233</text:p>
          </table:table-cell>
          <table:table-cell table:formula="of:=AVERAGE([.F93:.F102])" office:value-type="float" office:value="200.065" calcext:value-type="float">
            <text:p>200.065</text:p>
          </table:table-cell>
          <table:table-cell table:formula="of:=AVERAGE([.F83:.F102])" office:value-type="float" office:value="196.7685" calcext:value-type="float">
            <text:p>196.7685</text:p>
          </table:table-cell>
          <table:table-cell table:formula="of:=AVERAGE([.F53:.F102])" office:value-type="float" office:value="194.5066" calcext:value-type="float">
            <text:p>194.5066</text:p>
          </table:table-cell>
          <table:table-cell table:formula="of:=AVERAGE([.F3:.F102])" office:value-type="float" office:value="186.0122" calcext:value-type="float">
            <text:p>186.0122</text:p>
          </table:table-cell>
          <table:table-cell table:formula="of:=COM.MICROSOFT.STDEV.S([.F83:.F101])" office:value-type="float" office:value="4.36404360750292" calcext:value-type="float">
            <text:p>4.36404360750292</text:p>
          </table:table-cell>
          <table:table-cell table:formula="of:=[.I102]+2*[.L102]" office:value-type="float" office:value="205.496587215006" calcext:value-type="float">
            <text:p>205.496587215006</text:p>
          </table:table-cell>
          <table:table-cell table:formula="of:=[.I102]-2*[.L102]" office:value-type="float" office:value="188.040412784994" calcext:value-type="float">
            <text:p>188.040412784994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28" calcext:value-type="date">
            <text:p>2024-05-28</text:p>
          </table:table-cell>
          <table:table-cell office:value-type="float" office:value="199.86" calcext:value-type="float">
            <text:p>199.86</text:p>
          </table:table-cell>
          <table:table-cell office:value-type="float" office:value="200.41" calcext:value-type="float">
            <text:p>200.41</text:p>
          </table:table-cell>
          <table:table-cell office:value-type="float" office:value="198.66" calcext:value-type="float">
            <text:p>198.66</text:p>
          </table:table-cell>
          <table:table-cell office:value-type="float" office:value="199.5" calcext:value-type="float">
            <text:p>199.5</text:p>
          </table:table-cell>
          <table:table-cell office:value-type="float" office:value="6910206" calcext:value-type="float">
            <text:p>6910206</text:p>
          </table:table-cell>
          <table:table-cell table:formula="of:=AVERAGE([.F94:.F103])" office:value-type="float" office:value="200.142" calcext:value-type="float">
            <text:p>200.142</text:p>
          </table:table-cell>
          <table:table-cell table:formula="of:=AVERAGE([.F84:.F103])" office:value-type="float" office:value="197.0795" calcext:value-type="float">
            <text:p>197.0795</text:p>
          </table:table-cell>
          <table:table-cell table:formula="of:=AVERAGE([.F54:.F103])" office:value-type="float" office:value="194.6906" calcext:value-type="float">
            <text:p>194.6906</text:p>
          </table:table-cell>
          <table:table-cell table:formula="of:=AVERAGE([.F4:.F103])" office:value-type="float" office:value="186.2939" calcext:value-type="float">
            <text:p>186.2939</text:p>
          </table:table-cell>
          <table:table-cell table:formula="of:=COM.MICROSOFT.STDEV.S([.F84:.F102])" office:value-type="float" office:value="4.38653695216951" calcext:value-type="float">
            <text:p>4.38653695216951</text:p>
          </table:table-cell>
          <table:table-cell table:formula="of:=[.I103]+2*[.L103]" office:value-type="float" office:value="205.852573904339" calcext:value-type="float">
            <text:p>205.852573904339</text:p>
          </table:table-cell>
          <table:table-cell table:formula="of:=[.I103]-2*[.L103]" office:value-type="float" office:value="188.306426095661" calcext:value-type="float">
            <text:p>188.306426095661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29" calcext:value-type="date">
            <text:p>2024-05-29</text:p>
          </table:table-cell>
          <table:table-cell office:value-type="float" office:value="198" calcext:value-type="float">
            <text:p>198</text:p>
          </table:table-cell>
          <table:table-cell office:value-type="float" office:value="198.99" calcext:value-type="float">
            <text:p>198.99</text:p>
          </table:table-cell>
          <table:table-cell office:value-type="float" office:value="196.89" calcext:value-type="float">
            <text:p>196.89</text:p>
          </table:table-cell>
          <table:table-cell office:value-type="float" office:value="198.11" calcext:value-type="float">
            <text:p>198.11</text:p>
          </table:table-cell>
          <table:table-cell office:value-type="float" office:value="6120045" calcext:value-type="float">
            <text:p>6120045</text:p>
          </table:table-cell>
          <table:table-cell table:formula="of:=AVERAGE([.F95:.F104])" office:value-type="float" office:value="199.802" calcext:value-type="float">
            <text:p>199.802</text:p>
          </table:table-cell>
          <table:table-cell table:formula="of:=AVERAGE([.F85:.F104])" office:value-type="float" office:value="197.398" calcext:value-type="float">
            <text:p>197.398</text:p>
          </table:table-cell>
          <table:table-cell table:formula="of:=AVERAGE([.F55:.F104])" office:value-type="float" office:value="194.7996" calcext:value-type="float">
            <text:p>194.7996</text:p>
          </table:table-cell>
          <table:table-cell table:formula="of:=AVERAGE([.F5:.F104])" office:value-type="float" office:value="186.5609" calcext:value-type="float">
            <text:p>186.5609</text:p>
          </table:table-cell>
          <table:table-cell table:formula="of:=COM.MICROSOFT.STDEV.S([.F85:.F103])" office:value-type="float" office:value="4.23285492530909" calcext:value-type="float">
            <text:p>4.23285492530909</text:p>
          </table:table-cell>
          <table:table-cell table:formula="of:=[.I104]+2*[.L104]" office:value-type="float" office:value="205.863709850618" calcext:value-type="float">
            <text:p>205.863709850618</text:p>
          </table:table-cell>
          <table:table-cell table:formula="of:=[.I104]-2*[.L104]" office:value-type="float" office:value="188.932290149382" calcext:value-type="float">
            <text:p>188.932290149382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30" calcext:value-type="date">
            <text:p>2024-05-30</text:p>
          </table:table-cell>
          <table:table-cell office:value-type="float" office:value="198.56" calcext:value-type="float">
            <text:p>198.56</text:p>
          </table:table-cell>
          <table:table-cell office:value-type="float" office:value="199.85" calcext:value-type="float">
            <text:p>199.85</text:p>
          </table:table-cell>
          <table:table-cell office:value-type="float" office:value="198.4" calcext:value-type="float">
            <text:p>198.4</text:p>
          </table:table-cell>
          <table:table-cell office:value-type="float" office:value="199.33" calcext:value-type="float">
            <text:p>199.33</text:p>
          </table:table-cell>
          <table:table-cell office:value-type="float" office:value="6829719" calcext:value-type="float">
            <text:p>6829719</text:p>
          </table:table-cell>
          <table:table-cell table:formula="of:=AVERAGE([.F96:.F105])" office:value-type="float" office:value="199.524" calcext:value-type="float">
            <text:p>199.524</text:p>
          </table:table-cell>
          <table:table-cell table:formula="of:=AVERAGE([.F86:.F105])" office:value-type="float" office:value="197.7715" calcext:value-type="float">
            <text:p>197.7715</text:p>
          </table:table-cell>
          <table:table-cell table:formula="of:=AVERAGE([.F56:.F105])" office:value-type="float" office:value="194.9104" calcext:value-type="float">
            <text:p>194.9104</text:p>
          </table:table-cell>
          <table:table-cell table:formula="of:=AVERAGE([.F6:.F105])" office:value-type="float" office:value="186.8315" calcext:value-type="float">
            <text:p>186.8315</text:p>
          </table:table-cell>
          <table:table-cell table:formula="of:=COM.MICROSOFT.STDEV.S([.F86:.F104])" office:value-type="float" office:value="4.01910088574852" calcext:value-type="float">
            <text:p>4.01910088574852</text:p>
          </table:table-cell>
          <table:table-cell table:formula="of:=[.I105]+2*[.L105]" office:value-type="float" office:value="205.809701771497" calcext:value-type="float">
            <text:p>205.809701771497</text:p>
          </table:table-cell>
          <table:table-cell table:formula="of:=[.I105]-2*[.L105]" office:value-type="float" office:value="189.733298228503" calcext:value-type="float">
            <text:p>189.733298228503</text:p>
          </table:table-cell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date" office:date-value="2024-05-31" calcext:value-type="date">
            <text:p>2024-05-31</text:p>
          </table:table-cell>
          <table:table-cell office:value-type="float" office:value="199.3" calcext:value-type="float">
            <text:p>199.3</text:p>
          </table:table-cell>
          <table:table-cell office:value-type="float" office:value="203.3" calcext:value-type="float">
            <text:p>203.3</text:p>
          </table:table-cell>
          <table:table-cell office:value-type="float" office:value="198.35" calcext:value-type="float">
            <text:p>198.35</text:p>
          </table:table-cell>
          <table:table-cell office:value-type="float" office:value="202.63" calcext:value-type="float">
            <text:p>202.63</text:p>
          </table:table-cell>
          <table:table-cell office:value-type="float" office:value="14417885" calcext:value-type="float">
            <text:p>14417885</text:p>
          </table:table-cell>
          <table:table-cell table:formula="of:=AVERAGE([.F97:.F106])" office:value-type="float" office:value="199.54" calcext:value-type="float">
            <text:p>199.54</text:p>
          </table:table-cell>
          <table:table-cell table:formula="of:=AVERAGE([.F87:.F106])" office:value-type="float" office:value="198.32" calcext:value-type="float">
            <text:p>198.32</text:p>
          </table:table-cell>
          <table:table-cell table:formula="of:=AVERAGE([.F57:.F106])" office:value-type="float" office:value="195.0364" calcext:value-type="float">
            <text:p>195.0364</text:p>
          </table:table-cell>
          <table:table-cell table:formula="of:=AVERAGE([.F7:.F106])" office:value-type="float" office:value="187.1376" calcext:value-type="float">
            <text:p>187.1376</text:p>
          </table:table-cell>
          <table:table-cell table:formula="of:=COM.MICROSOFT.STDEV.S([.F87:.F105])" office:value-type="float" office:value="3.7564582205281" calcext:value-type="float">
            <text:p>3.7564582205281</text:p>
          </table:table-cell>
          <table:table-cell table:formula="of:=[.I106]+2*[.L106]" office:value-type="float" office:value="205.832916441056" calcext:value-type="float">
            <text:p>205.832916441056</text:p>
          </table:table-cell>
          <table:table-cell table:formula="of:=[.I106]-2*[.L106]" office:value-type="float" office:value="190.807083558944" calcext:value-type="float">
            <text:p>190.807083558944</text:p>
          </table:table-cell>
        </table:table-row>
        <table:table-row table:style-name="ro1">
          <table:table-cell table:number-columns-repeated="2" office:value-type="date" office:date-value="2024-06-03" calcext:value-type="date">
            <text:p>2024-06-03</text:p>
          </table:table-cell>
          <table:table-cell office:value-type="float" office:value="202.31" calcext:value-type="float">
            <text:p>202.31</text:p>
          </table:table-cell>
          <table:table-cell office:value-type="float" office:value="202.42" calcext:value-type="float">
            <text:p>202.42</text:p>
          </table:table-cell>
          <table:table-cell office:value-type="float" office:value="199.19" calcext:value-type="float">
            <text:p>199.19</text:p>
          </table:table-cell>
          <table:table-cell office:value-type="float" office:value="201.82" calcext:value-type="float">
            <text:p>201.82</text:p>
          </table:table-cell>
          <table:table-cell office:value-type="float" office:value="6444309" calcext:value-type="float">
            <text:p>6444309</text:p>
          </table:table-cell>
          <table:table-cell table:formula="of:=AVERAGE([.F98:.F107])" office:value-type="float" office:value="199.243" calcext:value-type="float">
            <text:p>199.243</text:p>
          </table:table-cell>
          <table:table-cell table:formula="of:=AVERAGE([.F88:.F107])" office:value-type="float" office:value="198.8855" calcext:value-type="float">
            <text:p>198.8855</text:p>
          </table:table-cell>
          <table:table-cell table:formula="of:=AVERAGE([.F58:.F107])" office:value-type="float" office:value="195.0916" calcext:value-type="float">
            <text:p>195.0916</text:p>
          </table:table-cell>
          <table:table-cell table:formula="of:=AVERAGE([.F8:.F107])" office:value-type="float" office:value="187.4492" calcext:value-type="float">
            <text:p>187.4492</text:p>
          </table:table-cell>
          <table:table-cell table:formula="of:=COM.MICROSOFT.STDEV.S([.F88:.F106])" office:value-type="float" office:value="3.4103191358269" calcext:value-type="float">
            <text:p>3.4103191358269</text:p>
          </table:table-cell>
          <table:table-cell table:formula="of:=[.I107]+2*[.L107]" office:value-type="float" office:value="205.706138271654" calcext:value-type="float">
            <text:p>205.706138271654</text:p>
          </table:table-cell>
          <table:table-cell table:formula="of:=[.I107]-2*[.L107]" office:value-type="float" office:value="192.064861728346" calcext:value-type="float">
            <text:p>192.064861728346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4" calcext:value-type="date">
            <text:p>2024-06-04</text:p>
          </table:table-cell>
          <table:table-cell office:value-type="float" office:value="200.16" calcext:value-type="float">
            <text:p>200.16</text:p>
          </table:table-cell>
          <table:table-cell office:value-type="float" office:value="201.98" calcext:value-type="float">
            <text:p>201.98</text:p>
          </table:table-cell>
          <table:table-cell office:value-type="float" office:value="198.28" calcext:value-type="float">
            <text:p>198.28</text:p>
          </table:table-cell>
          <table:table-cell office:value-type="float" office:value="199.16" calcext:value-type="float">
            <text:p>199.16</text:p>
          </table:table-cell>
          <table:table-cell office:value-type="float" office:value="6848338" calcext:value-type="float">
            <text:p>6848338</text:p>
          </table:table-cell>
          <table:table-cell table:formula="of:=AVERAGE([.F99:.F108])" office:value-type="float" office:value="199.601" calcext:value-type="float">
            <text:p>199.601</text:p>
          </table:table-cell>
          <table:table-cell table:formula="of:=AVERAGE([.F89:.F108])" office:value-type="float" office:value="199.2435" calcext:value-type="float">
            <text:p>199.2435</text:p>
          </table:table-cell>
          <table:table-cell table:formula="of:=AVERAGE([.F59:.F108])" office:value-type="float" office:value="195.1424" calcext:value-type="float">
            <text:p>195.1424</text:p>
          </table:table-cell>
          <table:table-cell table:formula="of:=AVERAGE([.F9:.F108])" office:value-type="float" office:value="187.7306" calcext:value-type="float">
            <text:p>187.7306</text:p>
          </table:table-cell>
          <table:table-cell table:formula="of:=COM.MICROSOFT.STDEV.S([.F89:.F107])" office:value-type="float" office:value="3.05963065844259" calcext:value-type="float">
            <text:p>3.05963065844259</text:p>
          </table:table-cell>
          <table:table-cell table:formula="of:=[.I108]+2*[.L108]" office:value-type="float" office:value="205.362761316885" calcext:value-type="float">
            <text:p>205.362761316885</text:p>
          </table:table-cell>
          <table:table-cell table:formula="of:=[.I108]-2*[.L108]" office:value-type="float" office:value="193.124238683115" calcext:value-type="float">
            <text:p>193.124238683115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5" calcext:value-type="date">
            <text:p>2024-06-05</text:p>
          </table:table-cell>
          <table:table-cell office:value-type="float" office:value="199.76" calcext:value-type="float">
            <text:p>199.76</text:p>
          </table:table-cell>
          <table:table-cell office:value-type="float" office:value="199.82" calcext:value-type="float">
            <text:p>199.82</text:p>
          </table:table-cell>
          <table:table-cell office:value-type="float" office:value="196.92" calcext:value-type="float">
            <text:p>196.92</text:p>
          </table:table-cell>
          <table:table-cell office:value-type="float" office:value="197.26" calcext:value-type="float">
            <text:p>197.26</text:p>
          </table:table-cell>
          <table:table-cell office:value-type="float" office:value="8351597" calcext:value-type="float">
            <text:p>8351597</text:p>
          </table:table-cell>
          <table:table-cell table:formula="of:=AVERAGE([.F100:.F109])" office:value-type="float" office:value="199.375" calcext:value-type="float">
            <text:p>199.375</text:p>
          </table:table-cell>
          <table:table-cell table:formula="of:=AVERAGE([.F90:.F109])" office:value-type="float" office:value="199.519" calcext:value-type="float">
            <text:p>199.519</text:p>
          </table:table-cell>
          <table:table-cell table:formula="of:=AVERAGE([.F60:.F109])" office:value-type="float" office:value="195.1912" calcext:value-type="float">
            <text:p>195.1912</text:p>
          </table:table-cell>
          <table:table-cell table:formula="of:=AVERAGE([.F10:.F109])" office:value-type="float" office:value="188.0002" calcext:value-type="float">
            <text:p>188.0002</text:p>
          </table:table-cell>
          <table:table-cell table:formula="of:=COM.MICROSOFT.STDEV.S([.F90:.F108])" office:value-type="float" office:value="2.46535455856053" calcext:value-type="float">
            <text:p>2.46535455856053</text:p>
          </table:table-cell>
          <table:table-cell table:formula="of:=[.I109]+2*[.L109]" office:value-type="float" office:value="204.449709117121" calcext:value-type="float">
            <text:p>204.449709117121</text:p>
          </table:table-cell>
          <table:table-cell table:formula="of:=[.I109]-2*[.L109]" office:value-type="float" office:value="194.588290882879" calcext:value-type="float">
            <text:p>194.588290882879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6" calcext:value-type="date">
            <text:p>2024-06-06</text:p>
          </table:table-cell>
          <table:table-cell office:value-type="float" office:value="197.26" calcext:value-type="float">
            <text:p>197.26</text:p>
          </table:table-cell>
          <table:table-cell office:value-type="float" office:value="198.02" calcext:value-type="float">
            <text:p>198.02</text:p>
          </table:table-cell>
          <table:table-cell office:value-type="float" office:value="195.33" calcext:value-type="float">
            <text:p>195.33</text:p>
          </table:table-cell>
          <table:table-cell office:value-type="float" office:value="196.91" calcext:value-type="float">
            <text:p>196.91</text:p>
          </table:table-cell>
          <table:table-cell office:value-type="float" office:value="7640289" calcext:value-type="float">
            <text:p>7640289</text:p>
          </table:table-cell>
          <table:table-cell table:formula="of:=AVERAGE([.F101:.F110])" office:value-type="float" office:value="199.235" calcext:value-type="float">
            <text:p>199.235</text:p>
          </table:table-cell>
          <table:table-cell table:formula="of:=AVERAGE([.F91:.F110])" office:value-type="float" office:value="199.582" calcext:value-type="float">
            <text:p>199.582</text:p>
          </table:table-cell>
          <table:table-cell table:formula="of:=AVERAGE([.F61:.F110])" office:value-type="float" office:value="195.2148" calcext:value-type="float">
            <text:p>195.2148</text:p>
          </table:table-cell>
          <table:table-cell table:formula="of:=AVERAGE([.F11:.F110])" office:value-type="float" office:value="188.2788" calcext:value-type="float">
            <text:p>188.2788</text:p>
          </table:table-cell>
          <table:table-cell table:formula="of:=COM.MICROSOFT.STDEV.S([.F91:.F109])" office:value-type="float" office:value="2.34542306561634" calcext:value-type="float">
            <text:p>2.34542306561634</text:p>
          </table:table-cell>
          <table:table-cell table:formula="of:=[.I110]+2*[.L110]" office:value-type="float" office:value="204.272846131233" calcext:value-type="float">
            <text:p>204.272846131233</text:p>
          </table:table-cell>
          <table:table-cell table:formula="of:=[.I110]-2*[.L110]" office:value-type="float" office:value="194.891153868767" calcext:value-type="float">
            <text:p>194.891153868767</text:p>
          </table:table-cell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date" office:date-value="2024-06-07" calcext:value-type="date">
            <text:p>2024-06-07</text:p>
          </table:table-cell>
          <table:table-cell office:value-type="float" office:value="197.43" calcext:value-type="float">
            <text:p>197.43</text:p>
          </table:table-cell>
          <table:table-cell office:value-type="float" office:value="200.92" calcext:value-type="float">
            <text:p>200.92</text:p>
          </table:table-cell>
          <table:table-cell office:value-type="float" office:value="197.01" calcext:value-type="float">
            <text:p>197.01</text:p>
          </table:table-cell>
          <table:table-cell office:value-type="float" office:value="199.95" calcext:value-type="float">
            <text:p>199.95</text:p>
          </table:table-cell>
          <table:table-cell office:value-type="float" office:value="6964498" calcext:value-type="float">
            <text:p>6964498</text:p>
          </table:table-cell>
          <table:table-cell table:formula="of:=AVERAGE([.F102:.F111])" office:value-type="float" office:value="199.538" calcext:value-type="float">
            <text:p>199.538</text:p>
          </table:table-cell>
          <table:table-cell table:formula="of:=AVERAGE([.F92:.F111])" office:value-type="float" office:value="199.7045" calcext:value-type="float">
            <text:p>199.7045</text:p>
          </table:table-cell>
          <table:table-cell table:formula="of:=AVERAGE([.F62:.F111])" office:value-type="float" office:value="195.2234" calcext:value-type="float">
            <text:p>195.2234</text:p>
          </table:table-cell>
          <table:table-cell table:formula="of:=AVERAGE([.F12:.F111])" office:value-type="float" office:value="188.5984" calcext:value-type="float">
            <text:p>188.5984</text:p>
          </table:table-cell>
          <table:table-cell table:formula="of:=COM.MICROSOFT.STDEV.S([.F92:.F110])" office:value-type="float" office:value="2.38013366374873" calcext:value-type="float">
            <text:p>2.38013366374873</text:p>
          </table:table-cell>
          <table:table-cell table:formula="of:=[.I111]+2*[.L111]" office:value-type="float" office:value="204.464767327497" calcext:value-type="float">
            <text:p>204.464767327497</text:p>
          </table:table-cell>
          <table:table-cell table:formula="of:=[.I111]-2*[.L111]" office:value-type="float" office:value="194.944232672503" calcext:value-type="float">
            <text:p>194.944232672503</text:p>
          </table:table-cell>
        </table:table-row>
        <table:table-row table:style-name="ro1">
          <table:table-cell table:number-columns-repeated="2" office:value-type="date" office:date-value="2024-06-10" calcext:value-type="date">
            <text:p>2024-06-10</text:p>
          </table:table-cell>
          <table:table-cell office:value-type="float" office:value="199.24" calcext:value-type="float">
            <text:p>199.24</text:p>
          </table:table-cell>
          <table:table-cell office:value-type="float" office:value="200.84" calcext:value-type="float">
            <text:p>200.84</text:p>
          </table:table-cell>
          <table:table-cell office:value-type="float" office:value="198.44" calcext:value-type="float">
            <text:p>198.44</text:p>
          </table:table-cell>
          <table:table-cell office:value-type="float" office:value="199.61" calcext:value-type="float">
            <text:p>199.61</text:p>
          </table:table-cell>
          <table:table-cell office:value-type="float" office:value="6071201" calcext:value-type="float">
            <text:p>6071201</text:p>
          </table:table-cell>
          <table:table-cell table:formula="of:=AVERAGE([.F103:.F112])" office:value-type="float" office:value="199.428" calcext:value-type="float">
            <text:p>199.428</text:p>
          </table:table-cell>
          <table:table-cell table:formula="of:=AVERAGE([.F93:.F112])" office:value-type="float" office:value="199.7465" calcext:value-type="float">
            <text:p>199.7465</text:p>
          </table:table-cell>
          <table:table-cell table:formula="of:=AVERAGE([.F63:.F112])" office:value-type="float" office:value="195.2096" calcext:value-type="float">
            <text:p>195.2096</text:p>
          </table:table-cell>
          <table:table-cell table:formula="of:=AVERAGE([.F13:.F112])" office:value-type="float" office:value="188.9236" calcext:value-type="float">
            <text:p>188.9236</text:p>
          </table:table-cell>
          <table:table-cell table:formula="of:=COM.MICROSOFT.STDEV.S([.F93:.F111])" office:value-type="float" office:value="2.37012472837827" calcext:value-type="float">
            <text:p>2.37012472837827</text:p>
          </table:table-cell>
          <table:table-cell table:formula="of:=[.I112]+2*[.L112]" office:value-type="float" office:value="204.486749456757" calcext:value-type="float">
            <text:p>204.486749456757</text:p>
          </table:table-cell>
          <table:table-cell table:formula="of:=[.I112]-2*[.L112]" office:value-type="float" office:value="195.006250543243" calcext:value-type="float">
            <text:p>195.006250543243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1" calcext:value-type="date">
            <text:p>2024-06-11</text:p>
          </table:table-cell>
          <table:table-cell office:value-type="float" office:value="197.91" calcext:value-type="float">
            <text:p>197.91</text:p>
          </table:table-cell>
          <table:table-cell office:value-type="float" office:value="197.94" calcext:value-type="float">
            <text:p>197.94</text:p>
          </table:table-cell>
          <table:table-cell office:value-type="float" office:value="193.6" calcext:value-type="float">
            <text:p>193.6</text:p>
          </table:table-cell>
          <table:table-cell office:value-type="float" office:value="194.36" calcext:value-type="float">
            <text:p>194.36</text:p>
          </table:table-cell>
          <table:table-cell office:value-type="float" office:value="9235302" calcext:value-type="float">
            <text:p>9235302</text:p>
          </table:table-cell>
          <table:table-cell table:formula="of:=AVERAGE([.F104:.F113])" office:value-type="float" office:value="198.914" calcext:value-type="float">
            <text:p>198.914</text:p>
          </table:table-cell>
          <table:table-cell table:formula="of:=AVERAGE([.F94:.F113])" office:value-type="float" office:value="199.528" calcext:value-type="float">
            <text:p>199.528</text:p>
          </table:table-cell>
          <table:table-cell table:formula="of:=AVERAGE([.F64:.F113])" office:value-type="float" office:value="195.118" calcext:value-type="float">
            <text:p>195.118</text:p>
          </table:table-cell>
          <table:table-cell table:formula="of:=AVERAGE([.F14:.F113])" office:value-type="float" office:value="189.193" calcext:value-type="float">
            <text:p>189.193</text:p>
          </table:table-cell>
          <table:table-cell table:formula="of:=COM.MICROSOFT.STDEV.S([.F94:.F112])" office:value-type="float" office:value="2.35757408272901" calcext:value-type="float">
            <text:p>2.35757408272901</text:p>
          </table:table-cell>
          <table:table-cell table:formula="of:=[.I113]+2*[.L113]" office:value-type="float" office:value="204.243148165458" calcext:value-type="float">
            <text:p>204.243148165458</text:p>
          </table:table-cell>
          <table:table-cell table:formula="of:=[.I113]-2*[.L113]" office:value-type="float" office:value="194.812851834542" calcext:value-type="float">
            <text:p>194.812851834542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2" calcext:value-type="date">
            <text:p>2024-06-12</text:p>
          </table:table-cell>
          <table:table-cell office:value-type="float" office:value="196" calcext:value-type="float">
            <text:p>196</text:p>
          </table:table-cell>
          <table:table-cell office:value-type="float" office:value="196.72" calcext:value-type="float">
            <text:p>196.72</text:p>
          </table:table-cell>
          <table:table-cell office:value-type="float" office:value="191.31" calcext:value-type="float">
            <text:p>191.31</text:p>
          </table:table-cell>
          <table:table-cell office:value-type="float" office:value="191.53" calcext:value-type="float">
            <text:p>191.53</text:p>
          </table:table-cell>
          <table:table-cell office:value-type="float" office:value="12751329" calcext:value-type="float">
            <text:p>12751329</text:p>
          </table:table-cell>
          <table:table-cell table:formula="of:=AVERAGE([.F105:.F114])" office:value-type="float" office:value="198.256" calcext:value-type="float">
            <text:p>198.256</text:p>
          </table:table-cell>
          <table:table-cell table:formula="of:=AVERAGE([.F95:.F114])" office:value-type="float" office:value="199.029" calcext:value-type="float">
            <text:p>199.029</text:p>
          </table:table-cell>
          <table:table-cell table:formula="of:=AVERAGE([.F65:.F114])" office:value-type="float" office:value="194.9714" calcext:value-type="float">
            <text:p>194.9714</text:p>
          </table:table-cell>
          <table:table-cell table:formula="of:=AVERAGE([.F15:.F114])" office:value-type="float" office:value="189.4052" calcext:value-type="float">
            <text:p>189.4052</text:p>
          </table:table-cell>
          <table:table-cell table:formula="of:=COM.MICROSOFT.STDEV.S([.F95:.F113])" office:value-type="float" office:value="2.62494065652776" calcext:value-type="float">
            <text:p>2.62494065652776</text:p>
          </table:table-cell>
          <table:table-cell table:formula="of:=[.I114]+2*[.L114]" office:value-type="float" office:value="204.278881313056" calcext:value-type="float">
            <text:p>204.278881313056</text:p>
          </table:table-cell>
          <table:table-cell table:formula="of:=[.I114]-2*[.L114]" office:value-type="float" office:value="193.779118686944" calcext:value-type="float">
            <text:p>193.779118686944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3" calcext:value-type="date">
            <text:p>2024-06-13</text:p>
          </table:table-cell>
          <table:table-cell office:value-type="float" office:value="192.32" calcext:value-type="float">
            <text:p>192.32</text:p>
          </table:table-cell>
          <table:table-cell office:value-type="float" office:value="194.58" calcext:value-type="float">
            <text:p>194.58</text:p>
          </table:table-cell>
          <table:table-cell office:value-type="float" office:value="190.88" calcext:value-type="float">
            <text:p>190.88</text:p>
          </table:table-cell>
          <table:table-cell office:value-type="float" office:value="193.66" calcext:value-type="float">
            <text:p>193.66</text:p>
          </table:table-cell>
          <table:table-cell office:value-type="float" office:value="8587786" calcext:value-type="float">
            <text:p>8587786</text:p>
          </table:table-cell>
          <table:table-cell table:formula="of:=AVERAGE([.F106:.F115])" office:value-type="float" office:value="197.689" calcext:value-type="float">
            <text:p>197.689</text:p>
          </table:table-cell>
          <table:table-cell table:formula="of:=AVERAGE([.F96:.F115])" office:value-type="float" office:value="198.6065" calcext:value-type="float">
            <text:p>198.6065</text:p>
          </table:table-cell>
          <table:table-cell table:formula="of:=AVERAGE([.F66:.F115])" office:value-type="float" office:value="194.8786" calcext:value-type="float">
            <text:p>194.8786</text:p>
          </table:table-cell>
          <table:table-cell table:formula="of:=AVERAGE([.F16:.F115])" office:value-type="float" office:value="189.6407" calcext:value-type="float">
            <text:p>189.6407</text:p>
          </table:table-cell>
          <table:table-cell table:formula="of:=COM.MICROSOFT.STDEV.S([.F96:.F114])" office:value-type="float" office:value="3.10222331138237" calcext:value-type="float">
            <text:p>3.10222331138237</text:p>
          </table:table-cell>
          <table:table-cell table:formula="of:=[.I115]+2*[.L115]" office:value-type="float" office:value="204.810946622765" calcext:value-type="float">
            <text:p>204.810946622765</text:p>
          </table:table-cell>
          <table:table-cell table:formula="of:=[.I115]-2*[.L115]" office:value-type="float" office:value="192.402053377235" calcext:value-type="float">
            <text:p>192.402053377235</text:p>
          </table:table-cell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date" office:date-value="2024-06-14" calcext:value-type="date">
            <text:p>2024-06-14</text:p>
          </table:table-cell>
          <table:table-cell office:value-type="float" office:value="191.45" calcext:value-type="float">
            <text:p>191.45</text:p>
          </table:table-cell>
          <table:table-cell office:value-type="float" office:value="194.86" calcext:value-type="float">
            <text:p>194.86</text:p>
          </table:table-cell>
          <table:table-cell office:value-type="float" office:value="191.42" calcext:value-type="float">
            <text:p>191.42</text:p>
          </table:table-cell>
          <table:table-cell office:value-type="float" office:value="193.78" calcext:value-type="float">
            <text:p>193.78</text:p>
          </table:table-cell>
          <table:table-cell office:value-type="float" office:value="6874029" calcext:value-type="float">
            <text:p>6874029</text:p>
          </table:table-cell>
          <table:table-cell table:formula="of:=AVERAGE([.F107:.F116])" office:value-type="float" office:value="196.804" calcext:value-type="float">
            <text:p>196.804</text:p>
          </table:table-cell>
          <table:table-cell table:formula="of:=AVERAGE([.F97:.F116])" office:value-type="float" office:value="198.172" calcext:value-type="float">
            <text:p>198.172</text:p>
          </table:table-cell>
          <table:table-cell table:formula="of:=AVERAGE([.F67:.F116])" office:value-type="float" office:value="194.8412" calcext:value-type="float">
            <text:p>194.8412</text:p>
          </table:table-cell>
          <table:table-cell table:formula="of:=AVERAGE([.F17:.F116])" office:value-type="float" office:value="189.8886" calcext:value-type="float">
            <text:p>189.8886</text:p>
          </table:table-cell>
          <table:table-cell table:formula="of:=COM.MICROSOFT.STDEV.S([.F97:.F115])" office:value-type="float" office:value="3.19088641921816" calcext:value-type="float">
            <text:p>3.19088641921816</text:p>
          </table:table-cell>
          <table:table-cell table:formula="of:=[.I116]+2*[.L116]" office:value-type="float" office:value="204.553772838436" calcext:value-type="float">
            <text:p>204.553772838436</text:p>
          </table:table-cell>
          <table:table-cell table:formula="of:=[.I116]-2*[.L116]" office:value-type="float" office:value="191.790227161564" calcext:value-type="float">
            <text:p>191.790227161564</text:p>
          </table:table-cell>
        </table:table-row>
        <table:table-row table:style-name="ro1">
          <table:table-cell table:number-columns-repeated="2" office:value-type="date" office:date-value="2024-06-17" calcext:value-type="date">
            <text:p>2024-06-17</text:p>
          </table:table-cell>
          <table:table-cell office:value-type="float" office:value="193.48" calcext:value-type="float">
            <text:p>193.48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2.64" calcext:value-type="float">
            <text:p>192.64</text:p>
          </table:table-cell>
          <table:table-cell office:value-type="float" office:value="194.98" calcext:value-type="float">
            <text:p>194.98</text:p>
          </table:table-cell>
          <table:table-cell office:value-type="float" office:value="8725445" calcext:value-type="float">
            <text:p>8725445</text:p>
          </table:table-cell>
          <table:table-cell table:formula="of:=AVERAGE([.F108:.F117])" office:value-type="float" office:value="196.12" calcext:value-type="float">
            <text:p>196.12</text:p>
          </table:table-cell>
          <table:table-cell table:formula="of:=AVERAGE([.F98:.F117])" office:value-type="float" office:value="197.6815" calcext:value-type="float">
            <text:p>197.6815</text:p>
          </table:table-cell>
          <table:table-cell table:formula="of:=AVERAGE([.F68:.F117])" office:value-type="float" office:value="194.7918" calcext:value-type="float">
            <text:p>194.7918</text:p>
          </table:table-cell>
          <table:table-cell table:formula="of:=AVERAGE([.F18:.F117])" office:value-type="float" office:value="190.1334" calcext:value-type="float">
            <text:p>190.1334</text:p>
          </table:table-cell>
          <table:table-cell table:formula="of:=COM.MICROSOFT.STDEV.S([.F98:.F116])" office:value-type="float" office:value="2.95779048639411" calcext:value-type="float">
            <text:p>2.95779048639411</text:p>
          </table:table-cell>
          <table:table-cell table:formula="of:=[.I117]+2*[.L117]" office:value-type="float" office:value="203.597080972788" calcext:value-type="float">
            <text:p>203.597080972788</text:p>
          </table:table-cell>
          <table:table-cell table:formula="of:=[.I117]-2*[.L117]" office:value-type="float" office:value="191.765919027212" calcext:value-type="float">
            <text:p>191.765919027212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18" calcext:value-type="date">
            <text:p>2024-06-18</text:p>
          </table:table-cell>
          <table:table-cell office:value-type="float" office:value="194.6" calcext:value-type="float">
            <text:p>194.6</text:p>
          </table:table-cell>
          <table:table-cell office:value-type="float" office:value="197.96" calcext:value-type="float">
            <text:p>197.96</text:p>
          </table:table-cell>
          <table:table-cell office:value-type="float" office:value="194.13" calcext:value-type="float">
            <text:p>194.13</text:p>
          </table:table-cell>
          <table:table-cell office:value-type="float" office:value="197" calcext:value-type="float">
            <text:p>197</text:p>
          </table:table-cell>
          <table:table-cell office:value-type="float" office:value="9022971" calcext:value-type="float">
            <text:p>9022971</text:p>
          </table:table-cell>
          <table:table-cell table:formula="of:=AVERAGE([.F109:.F118])" office:value-type="float" office:value="195.904" calcext:value-type="float">
            <text:p>195.904</text:p>
          </table:table-cell>
          <table:table-cell table:formula="of:=AVERAGE([.F99:.F118])" office:value-type="float" office:value="197.7525" calcext:value-type="float">
            <text:p>197.7525</text:p>
          </table:table-cell>
          <table:table-cell table:formula="of:=AVERAGE([.F69:.F118])" office:value-type="float" office:value="194.7622" calcext:value-type="float">
            <text:p>194.7622</text:p>
          </table:table-cell>
          <table:table-cell table:formula="of:=AVERAGE([.F19:.F118])" office:value-type="float" office:value="190.374" calcext:value-type="float">
            <text:p>190.374</text:p>
          </table:table-cell>
          <table:table-cell table:formula="of:=COM.MICROSOFT.STDEV.S([.F99:.F117])" office:value-type="float" office:value="2.98614314412303" calcext:value-type="float">
            <text:p>2.98614314412303</text:p>
          </table:table-cell>
          <table:table-cell table:formula="of:=[.I118]+2*[.L118]" office:value-type="float" office:value="203.724786288246" calcext:value-type="float">
            <text:p>203.724786288246</text:p>
          </table:table-cell>
          <table:table-cell table:formula="of:=[.I118]-2*[.L118]" office:value-type="float" office:value="191.780213711754" calcext:value-type="float">
            <text:p>191.780213711754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20" calcext:value-type="date">
            <text:p>2024-06-20</text:p>
          </table:table-cell>
          <table:table-cell office:value-type="float" office:value="196.39" calcext:value-type="float">
            <text:p>196.39</text:p>
          </table:table-cell>
          <table:table-cell office:value-type="float" office:value="199.45" calcext:value-type="float">
            <text:p>199.45</text:p>
          </table:table-cell>
          <table:table-cell office:value-type="float" office:value="196.11" calcext:value-type="float">
            <text:p>196.11</text:p>
          </table:table-cell>
          <table:table-cell office:value-type="float" office:value="198.67" calcext:value-type="float">
            <text:p>198.67</text:p>
          </table:table-cell>
          <table:table-cell office:value-type="float" office:value="8731062" calcext:value-type="float">
            <text:p>8731062</text:p>
          </table:table-cell>
          <table:table-cell table:formula="of:=AVERAGE([.F110:.F119])" office:value-type="float" office:value="196.045" calcext:value-type="float">
            <text:p>196.045</text:p>
          </table:table-cell>
          <table:table-cell table:formula="of:=AVERAGE([.F100:.F119])" office:value-type="float" office:value="197.71" calcext:value-type="float">
            <text:p>197.71</text:p>
          </table:table-cell>
          <table:table-cell table:formula="of:=AVERAGE([.F70:.F119])" office:value-type="float" office:value="194.7926" calcext:value-type="float">
            <text:p>194.7926</text:p>
          </table:table-cell>
          <table:table-cell table:formula="of:=AVERAGE([.F20:.F119])" office:value-type="float" office:value="190.6379" calcext:value-type="float">
            <text:p>190.6379</text:p>
          </table:table-cell>
          <table:table-cell table:formula="of:=COM.MICROSOFT.STDEV.S([.F100:.F118])" office:value-type="float" office:value="2.96099171390677" calcext:value-type="float">
            <text:p>2.96099171390677</text:p>
          </table:table-cell>
          <table:table-cell table:formula="of:=[.I119]+2*[.L119]" office:value-type="float" office:value="203.631983427814" calcext:value-type="float">
            <text:p>203.631983427814</text:p>
          </table:table-cell>
          <table:table-cell table:formula="of:=[.I119]-2*[.L119]" office:value-type="float" office:value="191.788016572186" calcext:value-type="float">
            <text:p>191.788016572186</text:p>
          </table:table-cell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date" office:date-value="2024-06-21" calcext:value-type="date">
            <text:p>2024-06-21</text:p>
          </table:table-cell>
          <table:table-cell office:value-type="float" office:value="196.71" calcext:value-type="float">
            <text:p>196.71</text:p>
          </table:table-cell>
          <table:table-cell office:value-type="float" office:value="197.17" calcext:value-type="float">
            <text:p>197.17</text:p>
          </table:table-cell>
          <table:table-cell office:value-type="float" office:value="194.22" calcext:value-type="float">
            <text:p>194.22</text:p>
          </table:table-cell>
          <table:table-cell office:value-type="float" office:value="196.3" calcext:value-type="float">
            <text:p>196.3</text:p>
          </table:table-cell>
          <table:table-cell office:value-type="float" office:value="20972495" calcext:value-type="float">
            <text:p>20972495</text:p>
          </table:table-cell>
          <table:table-cell table:formula="of:=AVERAGE([.F111:.F120])" office:value-type="float" office:value="195.984" calcext:value-type="float">
            <text:p>195.984</text:p>
          </table:table-cell>
          <table:table-cell table:formula="of:=AVERAGE([.F101:.F120])" office:value-type="float" office:value="197.6095" calcext:value-type="float">
            <text:p>197.6095</text:p>
          </table:table-cell>
          <table:table-cell table:formula="of:=AVERAGE([.F71:.F120])" office:value-type="float" office:value="194.8092" calcext:value-type="float">
            <text:p>194.8092</text:p>
          </table:table-cell>
          <table:table-cell table:formula="of:=AVERAGE([.F21:.F120])" office:value-type="float" office:value="190.8736" calcext:value-type="float">
            <text:p>190.8736</text:p>
          </table:table-cell>
          <table:table-cell table:formula="of:=COM.MICROSOFT.STDEV.S([.F101:.F119])" office:value-type="float" office:value="2.96653232496929" calcext:value-type="float">
            <text:p>2.96653232496929</text:p>
          </table:table-cell>
          <table:table-cell table:formula="of:=[.I120]+2*[.L120]" office:value-type="float" office:value="203.542564649939" calcext:value-type="float">
            <text:p>203.542564649939</text:p>
          </table:table-cell>
          <table:table-cell table:formula="of:=[.I120]-2*[.L120]" office:value-type="float" office:value="191.676435350061" calcext:value-type="float">
            <text:p>191.676435350061</text:p>
          </table:table-cell>
        </table:table-row>
        <table:table-row table:style-name="ro1">
          <table:table-cell table:number-columns-repeated="2" office:value-type="date" office:date-value="2024-06-24" calcext:value-type="date">
            <text:p>2024-06-24</text:p>
          </table:table-cell>
          <table:table-cell office:value-type="float" office:value="197.81" calcext:value-type="float">
            <text:p>197.81</text:p>
          </table:table-cell>
          <table:table-cell office:value-type="float" office:value="199.23" calcext:value-type="float">
            <text:p>199.23</text:p>
          </table:table-cell>
          <table:table-cell office:value-type="float" office:value="197.1" calcext:value-type="float">
            <text:p>197.1</text:p>
          </table:table-cell>
          <table:table-cell office:value-type="float" office:value="198.88" calcext:value-type="float">
            <text:p>198.88</text:p>
          </table:table-cell>
          <table:table-cell office:value-type="float" office:value="9785929" calcext:value-type="float">
            <text:p>9785929</text:p>
          </table:table-cell>
          <table:table-cell table:formula="of:=AVERAGE([.F112:.F121])" office:value-type="float" office:value="195.877" calcext:value-type="float">
            <text:p>195.877</text:p>
          </table:table-cell>
          <table:table-cell table:formula="of:=AVERAGE([.F102:.F121])" office:value-type="float" office:value="197.7075" calcext:value-type="float">
            <text:p>197.7075</text:p>
          </table:table-cell>
          <table:table-cell table:formula="of:=AVERAGE([.F72:.F121])" office:value-type="float" office:value="194.8782" calcext:value-type="float">
            <text:p>194.8782</text:p>
          </table:table-cell>
          <table:table-cell table:formula="of:=AVERAGE([.F22:.F121])" office:value-type="float" office:value="191.0997" calcext:value-type="float">
            <text:p>191.0997</text:p>
          </table:table-cell>
          <table:table-cell table:formula="of:=COM.MICROSOFT.STDEV.S([.F102:.F120])" office:value-type="float" office:value="2.97872328316358" calcext:value-type="float">
            <text:p>2.97872328316358</text:p>
          </table:table-cell>
          <table:table-cell table:formula="of:=[.I121]+2*[.L121]" office:value-type="float" office:value="203.664946566327" calcext:value-type="float">
            <text:p>203.664946566327</text:p>
          </table:table-cell>
          <table:table-cell table:formula="of:=[.I121]-2*[.L121]" office:value-type="float" office:value="191.750053433673" calcext:value-type="float">
            <text:p>191.750053433673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5" calcext:value-type="date">
            <text:p>2024-06-25</text:p>
          </table:table-cell>
          <table:table-cell office:value-type="float" office:value="198.09" calcext:value-type="float">
            <text:p>198.09</text:p>
          </table:table-cell>
          <table:table-cell office:value-type="float" office:value="200.07" calcext:value-type="float">
            <text:p>200.07</text:p>
          </table:table-cell>
          <table:table-cell office:value-type="float" office:value="197.74" calcext:value-type="float">
            <text:p>197.74</text:p>
          </table:table-cell>
          <table:table-cell office:value-type="float" office:value="198.07" calcext:value-type="float">
            <text:p>198.07</text:p>
          </table:table-cell>
          <table:table-cell office:value-type="float" office:value="6915909" calcext:value-type="float">
            <text:p>6915909</text:p>
          </table:table-cell>
          <table:table-cell table:formula="of:=AVERAGE([.F113:.F122])" office:value-type="float" office:value="195.723" calcext:value-type="float">
            <text:p>195.723</text:p>
          </table:table-cell>
          <table:table-cell table:formula="of:=AVERAGE([.F103:.F122])" office:value-type="float" office:value="197.5755" calcext:value-type="float">
            <text:p>197.5755</text:p>
          </table:table-cell>
          <table:table-cell table:formula="of:=AVERAGE([.F73:.F122])" office:value-type="float" office:value="195.1838" calcext:value-type="float">
            <text:p>195.1838</text:p>
          </table:table-cell>
          <table:table-cell table:formula="of:=AVERAGE([.F23:.F122])" office:value-type="float" office:value="191.3368" calcext:value-type="float">
            <text:p>191.3368</text:p>
          </table:table-cell>
          <table:table-cell table:formula="of:=COM.MICROSOFT.STDEV.S([.F103:.F121])" office:value-type="float" office:value="2.90275630255913" calcext:value-type="float">
            <text:p>2.90275630255913</text:p>
          </table:table-cell>
          <table:table-cell table:formula="of:=[.I122]+2*[.L122]" office:value-type="float" office:value="203.381012605118" calcext:value-type="float">
            <text:p>203.381012605118</text:p>
          </table:table-cell>
          <table:table-cell table:formula="of:=[.I122]-2*[.L122]" office:value-type="float" office:value="191.769987394882" calcext:value-type="float">
            <text:p>191.769987394882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6" calcext:value-type="date">
            <text:p>2024-06-26</text:p>
          </table:table-cell>
          <table:table-cell office:value-type="float" office:value="197.45" calcext:value-type="float">
            <text:p>197.45</text:p>
          </table:table-cell>
          <table:table-cell office:value-type="float" office:value="197.94" calcext:value-type="float">
            <text:p>197.94</text:p>
          </table:table-cell>
          <table:table-cell office:value-type="float" office:value="196.275" calcext:value-type="float">
            <text:p>196.275</text:p>
          </table:table-cell>
          <table:table-cell office:value-type="float" office:value="197.43" calcext:value-type="float">
            <text:p>197.43</text:p>
          </table:table-cell>
          <table:table-cell office:value-type="float" office:value="7758582" calcext:value-type="float">
            <text:p>7758582</text:p>
          </table:table-cell>
          <table:table-cell table:formula="of:=AVERAGE([.F114:.F123])" office:value-type="float" office:value="196.03" calcext:value-type="float">
            <text:p>196.03</text:p>
          </table:table-cell>
          <table:table-cell table:formula="of:=AVERAGE([.F104:.F123])" office:value-type="float" office:value="197.472" calcext:value-type="float">
            <text:p>197.472</text:p>
          </table:table-cell>
          <table:table-cell table:formula="of:=AVERAGE([.F74:.F123])" office:value-type="float" office:value="195.4746" calcext:value-type="float">
            <text:p>195.4746</text:p>
          </table:table-cell>
          <table:table-cell table:formula="of:=AVERAGE([.F24:.F123])" office:value-type="float" office:value="191.5738" calcext:value-type="float">
            <text:p>191.5738</text:p>
          </table:table-cell>
          <table:table-cell table:formula="of:=COM.MICROSOFT.STDEV.S([.F104:.F122])" office:value-type="float" office:value="2.86770003814414" calcext:value-type="float">
            <text:p>2.86770003814414</text:p>
          </table:table-cell>
          <table:table-cell table:formula="of:=[.I123]+2*[.L123]" office:value-type="float" office:value="203.207400076288" calcext:value-type="float">
            <text:p>203.207400076288</text:p>
          </table:table-cell>
          <table:table-cell table:formula="of:=[.I123]-2*[.L123]" office:value-type="float" office:value="191.736599923712" calcext:value-type="float">
            <text:p>191.736599923712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7" calcext:value-type="date">
            <text:p>2024-06-27</text:p>
          </table:table-cell>
          <table:table-cell office:value-type="float" office:value="197.44" calcext:value-type="float">
            <text:p>197.44</text:p>
          </table:table-cell>
          <table:table-cell office:value-type="float" office:value="199.86" calcext:value-type="float">
            <text:p>199.86</text:p>
          </table:table-cell>
          <table:table-cell office:value-type="float" office:value="196.9" calcext:value-type="float">
            <text:p>196.9</text:p>
          </table:table-cell>
          <table:table-cell office:value-type="float" office:value="199.17" calcext:value-type="float">
            <text:p>199.17</text:p>
          </table:table-cell>
          <table:table-cell office:value-type="float" office:value="7913453" calcext:value-type="float">
            <text:p>7913453</text:p>
          </table:table-cell>
          <table:table-cell table:formula="of:=AVERAGE([.F115:.F124])" office:value-type="float" office:value="196.794" calcext:value-type="float">
            <text:p>196.794</text:p>
          </table:table-cell>
          <table:table-cell table:formula="of:=AVERAGE([.F105:.F124])" office:value-type="float" office:value="197.525" calcext:value-type="float">
            <text:p>197.525</text:p>
          </table:table-cell>
          <table:table-cell table:formula="of:=AVERAGE([.F75:.F124])" office:value-type="float" office:value="195.842" calcext:value-type="float">
            <text:p>195.842</text:p>
          </table:table-cell>
          <table:table-cell table:formula="of:=AVERAGE([.F25:.F124])" office:value-type="float" office:value="191.8182" calcext:value-type="float">
            <text:p>191.8182</text:p>
          </table:table-cell>
          <table:table-cell table:formula="of:=COM.MICROSOFT.STDEV.S([.F105:.F123])" office:value-type="float" office:value="2.86356472320369" calcext:value-type="float">
            <text:p>2.86356472320369</text:p>
          </table:table-cell>
          <table:table-cell table:formula="of:=[.I124]+2*[.L124]" office:value-type="float" office:value="203.252129446407" calcext:value-type="float">
            <text:p>203.252129446407</text:p>
          </table:table-cell>
          <table:table-cell table:formula="of:=[.I124]-2*[.L124]" office:value-type="float" office:value="191.797870553593" calcext:value-type="float">
            <text:p>191.797870553593</text:p>
          </table:table-cell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date" office:date-value="2024-06-28" calcext:value-type="date">
            <text:p>2024-06-28</text:p>
          </table:table-cell>
          <table:table-cell office:value-type="float" office:value="200.01" calcext:value-type="float">
            <text:p>200.01</text:p>
          </table:table-cell>
          <table:table-cell office:value-type="float" office:value="202.6" calcext:value-type="float">
            <text:p>202.6</text:p>
          </table:table-cell>
          <table:table-cell office:value-type="float" office:value="199.3018" calcext:value-type="float">
            <text:p>199.3018</text:p>
          </table:table-cell>
          <table:table-cell office:value-type="float" office:value="202.26" calcext:value-type="float">
            <text:p>202.26</text:p>
          </table:table-cell>
          <table:table-cell office:value-type="float" office:value="15307616" calcext:value-type="float">
            <text:p>15307616</text:p>
          </table:table-cell>
          <table:table-cell table:formula="of:=AVERAGE([.F116:.F125])" office:value-type="float" office:value="197.654" calcext:value-type="float">
            <text:p>197.654</text:p>
          </table:table-cell>
          <table:table-cell table:formula="of:=AVERAGE([.F106:.F125])" office:value-type="float" office:value="197.6715" calcext:value-type="float">
            <text:p>197.6715</text:p>
          </table:table-cell>
          <table:table-cell table:formula="of:=AVERAGE([.F76:.F125])" office:value-type="float" office:value="196.2856" calcext:value-type="float">
            <text:p>196.2856</text:p>
          </table:table-cell>
          <table:table-cell table:formula="of:=AVERAGE([.F26:.F125])" office:value-type="float" office:value="192.0958" calcext:value-type="float">
            <text:p>192.0958</text:p>
          </table:table-cell>
          <table:table-cell table:formula="of:=COM.MICROSOFT.STDEV.S([.F106:.F124])" office:value-type="float" office:value="2.8579227110302" calcext:value-type="float">
            <text:p>2.8579227110302</text:p>
          </table:table-cell>
          <table:table-cell table:formula="of:=[.I125]+2*[.L125]" office:value-type="float" office:value="203.38734542206" calcext:value-type="float">
            <text:p>203.38734542206</text:p>
          </table:table-cell>
          <table:table-cell table:formula="of:=[.I125]-2*[.L125]" office:value-type="float" office:value="191.95565457794" calcext:value-type="float">
            <text:p>191.95565457794</text:p>
          </table:table-cell>
        </table:table-row>
        <table:table-row table:style-name="ro1">
          <table:table-cell table:number-columns-repeated="2" office:value-type="date" office:date-value="2024-07-01" calcext:value-type="date">
            <text:p>2024-07-01</text:p>
          </table:table-cell>
          <table:table-cell office:value-type="float" office:value="202.84" calcext:value-type="float">
            <text:p>202.84</text:p>
          </table:table-cell>
          <table:table-cell office:value-type="float" office:value="207.09" calcext:value-type="float">
            <text:p>207.09</text:p>
          </table:table-cell>
          <table:table-cell office:value-type="float" office:value="202.66" calcext:value-type="float">
            <text:p>202.66</text:p>
          </table:table-cell>
          <table:table-cell office:value-type="float" office:value="205.45" calcext:value-type="float">
            <text:p>205.45</text:p>
          </table:table-cell>
          <table:table-cell office:value-type="float" office:value="10205836" calcext:value-type="float">
            <text:p>10205836</text:p>
          </table:table-cell>
          <table:table-cell table:formula="of:=AVERAGE([.F117:.F126])" office:value-type="float" office:value="198.821" calcext:value-type="float">
            <text:p>198.821</text:p>
          </table:table-cell>
          <table:table-cell table:formula="of:=AVERAGE([.F107:.F126])" office:value-type="float" office:value="197.8125" calcext:value-type="float">
            <text:p>197.8125</text:p>
          </table:table-cell>
          <table:table-cell table:formula="of:=AVERAGE([.F77:.F126])" office:value-type="float" office:value="196.7696" calcext:value-type="float">
            <text:p>196.7696</text:p>
          </table:table-cell>
          <table:table-cell table:formula="of:=AVERAGE([.F27:.F126])" office:value-type="float" office:value="192.3993" calcext:value-type="float">
            <text:p>192.3993</text:p>
          </table:table-cell>
          <table:table-cell table:formula="of:=COM.MICROSOFT.STDEV.S([.F107:.F125])" office:value-type="float" office:value="2.8215509401041" calcext:value-type="float">
            <text:p>2.8215509401041</text:p>
          </table:table-cell>
          <table:table-cell table:formula="of:=[.I126]+2*[.L126]" office:value-type="float" office:value="203.455601880208" calcext:value-type="float">
            <text:p>203.455601880208</text:p>
          </table:table-cell>
          <table:table-cell table:formula="of:=[.I126]-2*[.L126]" office:value-type="float" office:value="192.169398119792" calcext:value-type="float">
            <text:p>192.169398119792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2" calcext:value-type="date">
            <text:p>2024-07-02</text:p>
          </table:table-cell>
          <table:table-cell office:value-type="float" office:value="205.29" calcext:value-type="float">
            <text:p>205.29</text:p>
          </table:table-cell>
          <table:table-cell office:value-type="float" office:value="208.86" calcext:value-type="float">
            <text:p>208.86</text:p>
          </table:table-cell>
          <table:table-cell office:value-type="float" office:value="204.77" calcext:value-type="float">
            <text:p>204.77</text:p>
          </table:table-cell>
          <table:table-cell office:value-type="float" office:value="208.83" calcext:value-type="float">
            <text:p>208.83</text:p>
          </table:table-cell>
          <table:table-cell office:value-type="float" office:value="7802936" calcext:value-type="float">
            <text:p>7802936</text:p>
          </table:table-cell>
          <table:table-cell table:formula="of:=AVERAGE([.F118:.F127])" office:value-type="float" office:value="200.206" calcext:value-type="float">
            <text:p>200.206</text:p>
          </table:table-cell>
          <table:table-cell table:formula="of:=AVERAGE([.F108:.F127])" office:value-type="float" office:value="198.163" calcext:value-type="float">
            <text:p>198.163</text:p>
          </table:table-cell>
          <table:table-cell table:formula="of:=AVERAGE([.F78:.F127])" office:value-type="float" office:value="197.2302" calcext:value-type="float">
            <text:p>197.2302</text:p>
          </table:table-cell>
          <table:table-cell table:formula="of:=AVERAGE([.F28:.F127])" office:value-type="float" office:value="192.7333" calcext:value-type="float">
            <text:p>192.7333</text:p>
          </table:table-cell>
          <table:table-cell table:formula="of:=COM.MICROSOFT.STDEV.S([.F108:.F126])" office:value-type="float" office:value="3.23004001206365" calcext:value-type="float">
            <text:p>3.23004001206365</text:p>
          </table:table-cell>
          <table:table-cell table:formula="of:=[.I127]+2*[.L127]" office:value-type="float" office:value="204.623080024127" calcext:value-type="float">
            <text:p>204.623080024127</text:p>
          </table:table-cell>
          <table:table-cell table:formula="of:=[.I127]-2*[.L127]" office:value-type="float" office:value="191.702919975873" calcext:value-type="float">
            <text:p>191.702919975873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3" calcext:value-type="date">
            <text:p>2024-07-03</text:p>
          </table:table-cell>
          <table:table-cell office:value-type="float" office:value="209.55" calcext:value-type="float">
            <text:p>209.55</text:p>
          </table:table-cell>
          <table:table-cell office:value-type="float" office:value="210.38" calcext:value-type="float">
            <text:p>210.38</text:p>
          </table:table-cell>
          <table:table-cell office:value-type="float" office:value="207.65" calcext:value-type="float">
            <text:p>207.65</text:p>
          </table:table-cell>
          <table:table-cell office:value-type="float" office:value="208.69" calcext:value-type="float">
            <text:p>208.69</text:p>
          </table:table-cell>
          <table:table-cell office:value-type="float" office:value="5560925" calcext:value-type="float">
            <text:p>5560925</text:p>
          </table:table-cell>
          <table:table-cell table:formula="of:=AVERAGE([.F119:.F128])" office:value-type="float" office:value="201.375" calcext:value-type="float">
            <text:p>201.375</text:p>
          </table:table-cell>
          <table:table-cell table:formula="of:=AVERAGE([.F109:.F128])" office:value-type="float" office:value="198.6395" calcext:value-type="float">
            <text:p>198.6395</text:p>
          </table:table-cell>
          <table:table-cell table:formula="of:=AVERAGE([.F79:.F128])" office:value-type="float" office:value="197.6158" calcext:value-type="float">
            <text:p>197.6158</text:p>
          </table:table-cell>
          <table:table-cell table:formula="of:=AVERAGE([.F29:.F128])" office:value-type="float" office:value="193.0722" calcext:value-type="float">
            <text:p>193.0722</text:p>
          </table:table-cell>
          <table:table-cell table:formula="of:=COM.MICROSOFT.STDEV.S([.F109:.F127])" office:value-type="float" office:value="4.12663499406829" calcext:value-type="float">
            <text:p>4.12663499406829</text:p>
          </table:table-cell>
          <table:table-cell table:formula="of:=[.I128]+2*[.L128]" office:value-type="float" office:value="206.892769988137" calcext:value-type="float">
            <text:p>206.892769988137</text:p>
          </table:table-cell>
          <table:table-cell table:formula="of:=[.I128]-2*[.L128]" office:value-type="float" office:value="190.386230011863" calcext:value-type="float">
            <text:p>190.386230011863</text:p>
          </table:table-cell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date" office:date-value="2024-07-05" calcext:value-type="date">
            <text:p>2024-07-05</text:p>
          </table:table-cell>
          <table:table-cell office:value-type="float" office:value="206.99" calcext:value-type="float">
            <text:p>206.99</text:p>
          </table:table-cell>
          <table:table-cell office:value-type="float" office:value="207.37" calcext:value-type="float">
            <text:p>207.37</text:p>
          </table:table-cell>
          <table:table-cell office:value-type="float" office:value="204.52" calcext:value-type="float">
            <text:p>204.52</text:p>
          </table:table-cell>
          <table:table-cell office:value-type="float" office:value="204.79" calcext:value-type="float">
            <text:p>204.79</text:p>
          </table:table-cell>
          <table:table-cell office:value-type="float" office:value="8093096" calcext:value-type="float">
            <text:p>8093096</text:p>
          </table:table-cell>
          <table:table-cell table:formula="of:=AVERAGE([.F120:.F129])" office:value-type="float" office:value="201.987" calcext:value-type="float">
            <text:p>201.987</text:p>
          </table:table-cell>
          <table:table-cell table:formula="of:=AVERAGE([.F110:.F129])" office:value-type="float" office:value="199.016" calcext:value-type="float">
            <text:p>199.016</text:p>
          </table:table-cell>
          <table:table-cell table:formula="of:=AVERAGE([.F80:.F129])" office:value-type="float" office:value="197.8688" calcext:value-type="float">
            <text:p>197.8688</text:p>
          </table:table-cell>
          <table:table-cell table:formula="of:=AVERAGE([.F30:.F129])" office:value-type="float" office:value="193.37" calcext:value-type="float">
            <text:p>193.37</text:p>
          </table:table-cell>
          <table:table-cell table:formula="of:=COM.MICROSOFT.STDEV.S([.F110:.F128])" office:value-type="float" office:value="4.77755118461722" calcext:value-type="float">
            <text:p>4.77755118461722</text:p>
          </table:table-cell>
          <table:table-cell table:formula="of:=[.I129]+2*[.L129]" office:value-type="float" office:value="208.571102369234" calcext:value-type="float">
            <text:p>208.571102369234</text:p>
          </table:table-cell>
          <table:table-cell table:formula="of:=[.I129]-2*[.L129]" office:value-type="float" office:value="189.460897630766" calcext:value-type="float">
            <text:p>189.460897630766</text:p>
          </table:table-cell>
        </table:table-row>
        <table:table-row table:style-name="ro1">
          <table:table-cell table:number-columns-repeated="2" office:value-type="date" office:date-value="2024-07-08" calcext:value-type="date">
            <text:p>2024-07-08</text:p>
          </table:table-cell>
          <table:table-cell office:value-type="float" office:value="205.04" calcext:value-type="float">
            <text:p>205.04</text:p>
          </table:table-cell>
          <table:table-cell office:value-type="float" office:value="206.9" calcext:value-type="float">
            <text:p>206.9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5.17" calcext:value-type="float">
            <text:p>205.17</text:p>
          </table:table-cell>
          <table:table-cell office:value-type="float" office:value="8706967" calcext:value-type="float">
            <text:p>8706967</text:p>
          </table:table-cell>
          <table:table-cell table:formula="of:=AVERAGE([.F121:.F130])" office:value-type="float" office:value="202.874" calcext:value-type="float">
            <text:p>202.874</text:p>
          </table:table-cell>
          <table:table-cell table:formula="of:=AVERAGE([.F111:.F130])" office:value-type="float" office:value="199.429" calcext:value-type="float">
            <text:p>199.429</text:p>
          </table:table-cell>
          <table:table-cell table:formula="of:=AVERAGE([.F81:.F130])" office:value-type="float" office:value="198.1106" calcext:value-type="float">
            <text:p>198.1106</text:p>
          </table:table-cell>
          <table:table-cell table:formula="of:=AVERAGE([.F31:.F130])" office:value-type="float" office:value="193.6638" calcext:value-type="float">
            <text:p>193.6638</text:p>
          </table:table-cell>
          <table:table-cell table:formula="of:=COM.MICROSOFT.STDEV.S([.F111:.F129])" office:value-type="float" office:value="4.95129057545334" calcext:value-type="float">
            <text:p>4.95129057545334</text:p>
          </table:table-cell>
          <table:table-cell table:formula="of:=[.I130]+2*[.L130]" office:value-type="float" office:value="209.331581150907" calcext:value-type="float">
            <text:p>209.331581150907</text:p>
          </table:table-cell>
          <table:table-cell table:formula="of:=[.I130]-2*[.L130]" office:value-type="float" office:value="189.526418849093" calcext:value-type="float">
            <text:p>189.526418849093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09" calcext:value-type="date">
            <text:p>2024-07-09</text:p>
          </table:table-cell>
          <table:table-cell office:value-type="float" office:value="205.63" calcext:value-type="float">
            <text:p>205.63</text:p>
          </table:table-cell>
          <table:table-cell office:value-type="float" office:value="209.76" calcext:value-type="float">
            <text:p>209.76</text:p>
          </table:table-cell>
          <table:table-cell office:value-type="float" office:value="205.45" calcext:value-type="float">
            <text:p>205.45</text:p>
          </table:table-cell>
          <table:table-cell office:value-type="float" office:value="207.63" calcext:value-type="float">
            <text:p>207.63</text:p>
          </table:table-cell>
          <table:table-cell office:value-type="float" office:value="9060258" calcext:value-type="float">
            <text:p>9060258</text:p>
          </table:table-cell>
          <table:table-cell table:formula="of:=AVERAGE([.F122:.F131])" office:value-type="float" office:value="203.749" calcext:value-type="float">
            <text:p>203.749</text:p>
          </table:table-cell>
          <table:table-cell table:formula="of:=AVERAGE([.F112:.F131])" office:value-type="float" office:value="199.813" calcext:value-type="float">
            <text:p>199.813</text:p>
          </table:table-cell>
          <table:table-cell table:formula="of:=AVERAGE([.F82:.F131])" office:value-type="float" office:value="198.3958" calcext:value-type="float">
            <text:p>198.3958</text:p>
          </table:table-cell>
          <table:table-cell table:formula="of:=AVERAGE([.F32:.F131])" office:value-type="float" office:value="193.9975" calcext:value-type="float">
            <text:p>193.9975</text:p>
          </table:table-cell>
          <table:table-cell table:formula="of:=COM.MICROSOFT.STDEV.S([.F112:.F130])" office:value-type="float" office:value="5.14070386788715" calcext:value-type="float">
            <text:p>5.14070386788715</text:p>
          </table:table-cell>
          <table:table-cell table:formula="of:=[.I131]+2*[.L131]" office:value-type="float" office:value="210.094407735774" calcext:value-type="float">
            <text:p>210.094407735774</text:p>
          </table:table-cell>
          <table:table-cell table:formula="of:=[.I131]-2*[.L131]" office:value-type="float" office:value="189.531592264226" calcext:value-type="float">
            <text:p>189.531592264226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0" calcext:value-type="date">
            <text:p>2024-07-10</text:p>
          </table:table-cell>
          <table:table-cell office:value-type="float" office:value="206.14" calcext:value-type="float">
            <text:p>206.14</text:p>
          </table:table-cell>
          <table:table-cell office:value-type="float" office:value="207.97" calcext:value-type="float">
            <text:p>207.97</text:p>
          </table:table-cell>
          <table:table-cell office:value-type="float" office:value="205.58" calcext:value-type="float">
            <text:p>205.58</text:p>
          </table:table-cell>
          <table:table-cell office:value-type="float" office:value="207.8" calcext:value-type="float">
            <text:p>207.8</text:p>
          </table:table-cell>
          <table:table-cell office:value-type="float" office:value="8328493" calcext:value-type="float">
            <text:p>8328493</text:p>
          </table:table-cell>
          <table:table-cell table:formula="of:=AVERAGE([.F123:.F132])" office:value-type="float" office:value="204.722" calcext:value-type="float">
            <text:p>204.722</text:p>
          </table:table-cell>
          <table:table-cell table:formula="of:=AVERAGE([.F113:.F132])" office:value-type="float" office:value="200.2225" calcext:value-type="float">
            <text:p>200.2225</text:p>
          </table:table-cell>
          <table:table-cell table:formula="of:=AVERAGE([.F83:.F132])" office:value-type="float" office:value="198.682" calcext:value-type="float">
            <text:p>198.682</text:p>
          </table:table-cell>
          <table:table-cell table:formula="of:=AVERAGE([.F33:.F132])" office:value-type="float" office:value="194.3152" calcext:value-type="float">
            <text:p>194.3152</text:p>
          </table:table-cell>
          <table:table-cell table:formula="of:=COM.MICROSOFT.STDEV.S([.F113:.F131])" office:value-type="float" office:value="5.47702901066132" calcext:value-type="float">
            <text:p>5.47702901066132</text:p>
          </table:table-cell>
          <table:table-cell table:formula="of:=[.I132]+2*[.L132]" office:value-type="float" office:value="211.176558021323" calcext:value-type="float">
            <text:p>211.176558021323</text:p>
          </table:table-cell>
          <table:table-cell table:formula="of:=[.I132]-2*[.L132]" office:value-type="float" office:value="189.268441978677" calcext:value-type="float">
            <text:p>189.268441978677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1" calcext:value-type="date">
            <text:p>2024-07-11</text:p>
          </table:table-cell>
          <table:table-cell office:value-type="float" office:value="206.21" calcext:value-type="float">
            <text:p>206.21</text:p>
          </table:table-cell>
          <table:table-cell office:value-type="float" office:value="208.1" calcext:value-type="float">
            <text:p>208.1</text:p>
          </table:table-cell>
          <table:table-cell office:value-type="float" office:value="205.38" calcext:value-type="float">
            <text:p>205.38</text:p>
          </table:table-cell>
          <table:table-cell office:value-type="float" office:value="207.45" calcext:value-type="float">
            <text:p>207.45</text:p>
          </table:table-cell>
          <table:table-cell office:value-type="float" office:value="10666937" calcext:value-type="float">
            <text:p>10666937</text:p>
          </table:table-cell>
          <table:table-cell table:formula="of:=AVERAGE([.F124:.F133])" office:value-type="float" office:value="205.724" calcext:value-type="float">
            <text:p>205.724</text:p>
          </table:table-cell>
          <table:table-cell table:formula="of:=AVERAGE([.F114:.F133])" office:value-type="float" office:value="200.877" calcext:value-type="float">
            <text:p>200.877</text:p>
          </table:table-cell>
          <table:table-cell table:formula="of:=AVERAGE([.F84:.F133])" office:value-type="float" office:value="198.9654" calcext:value-type="float">
            <text:p>198.9654</text:p>
          </table:table-cell>
          <table:table-cell table:formula="of:=AVERAGE([.F34:.F133])" office:value-type="float" office:value="194.591" calcext:value-type="float">
            <text:p>194.591</text:p>
          </table:table-cell>
          <table:table-cell table:formula="of:=COM.MICROSOFT.STDEV.S([.F114:.F132])" office:value-type="float" office:value="5.59872991027314" calcext:value-type="float">
            <text:p>5.59872991027314</text:p>
          </table:table-cell>
          <table:table-cell table:formula="of:=[.I133]+2*[.L133]" office:value-type="float" office:value="212.074459820546" calcext:value-type="float">
            <text:p>212.074459820546</text:p>
          </table:table-cell>
          <table:table-cell table:formula="of:=[.I133]-2*[.L133]" office:value-type="float" office:value="189.679540179454" calcext:value-type="float">
            <text:p>189.679540179454</text:p>
          </table:table-cell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date" office:date-value="2024-07-12" calcext:value-type="date">
            <text:p>2024-07-12</text:p>
          </table:table-cell>
          <table:table-cell office:value-type="float" office:value="204" calcext:value-type="float">
            <text:p>204</text:p>
          </table:table-cell>
          <table:table-cell office:value-type="float" office:value="207.45" calcext:value-type="float">
            <text:p>207.45</text:p>
          </table:table-cell>
          <table:table-cell office:value-type="float" office:value="202.1" calcext:value-type="float">
            <text:p>202.1</text:p>
          </table:table-cell>
          <table:table-cell office:value-type="float" office:value="204.94" calcext:value-type="float">
            <text:p>204.94</text:p>
          </table:table-cell>
          <table:table-cell office:value-type="float" office:value="15443441" calcext:value-type="float">
            <text:p>15443441</text:p>
          </table:table-cell>
          <table:table-cell table:formula="of:=AVERAGE([.F125:.F134])" office:value-type="float" office:value="206.301" calcext:value-type="float">
            <text:p>206.301</text:p>
          </table:table-cell>
          <table:table-cell table:formula="of:=AVERAGE([.F115:.F134])" office:value-type="float" office:value="201.5475" calcext:value-type="float">
            <text:p>201.5475</text:p>
          </table:table-cell>
          <table:table-cell table:formula="of:=AVERAGE([.F85:.F134])" office:value-type="float" office:value="199.2294" calcext:value-type="float">
            <text:p>199.2294</text:p>
          </table:table-cell>
          <table:table-cell table:formula="of:=AVERAGE([.F35:.F134])" office:value-type="float" office:value="194.8501" calcext:value-type="float">
            <text:p>194.8501</text:p>
          </table:table-cell>
          <table:table-cell table:formula="of:=COM.MICROSOFT.STDEV.S([.F115:.F133])" office:value-type="float" office:value="5.3631333034346" calcext:value-type="float">
            <text:p>5.3631333034346</text:p>
          </table:table-cell>
          <table:table-cell table:formula="of:=[.I134]+2*[.L134]" office:value-type="float" office:value="212.273766606869" calcext:value-type="float">
            <text:p>212.273766606869</text:p>
          </table:table-cell>
          <table:table-cell table:formula="of:=[.I134]-2*[.L134]" office:value-type="float" office:value="190.821233393131" calcext:value-type="float">
            <text:p>190.821233393131</text:p>
          </table:table-cell>
        </table:table-row>
        <table:table-row table:style-name="ro1">
          <table:table-cell table:number-columns-repeated="2" office:value-type="date" office:date-value="2024-07-15" calcext:value-type="date">
            <text:p>2024-07-15</text:p>
          </table:table-cell>
          <table:table-cell office:value-type="float" office:value="207.19" calcext:value-type="float">
            <text:p>207.19</text:p>
          </table:table-cell>
          <table:table-cell office:value-type="float" office:value="211.61" calcext:value-type="float">
            <text:p>211.61</text:p>
          </table:table-cell>
          <table:table-cell office:value-type="float" office:value="206.72" calcext:value-type="float">
            <text:p>206.72</text:p>
          </table:table-cell>
          <table:table-cell office:value-type="float" office:value="210.05" calcext:value-type="float">
            <text:p>210.05</text:p>
          </table:table-cell>
          <table:table-cell office:value-type="float" office:value="10719670" calcext:value-type="float">
            <text:p>10719670</text:p>
          </table:table-cell>
          <table:table-cell table:formula="of:=AVERAGE([.F126:.F135])" office:value-type="float" office:value="207.08" calcext:value-type="float">
            <text:p>207.08</text:p>
          </table:table-cell>
          <table:table-cell table:formula="of:=AVERAGE([.F116:.F135])" office:value-type="float" office:value="202.367" calcext:value-type="float">
            <text:p>202.367</text:p>
          </table:table-cell>
          <table:table-cell table:formula="of:=AVERAGE([.F86:.F135])" office:value-type="float" office:value="199.5932" calcext:value-type="float">
            <text:p>199.5932</text:p>
          </table:table-cell>
          <table:table-cell table:formula="of:=AVERAGE([.F36:.F135])" office:value-type="float" office:value="195.1533" calcext:value-type="float">
            <text:p>195.1533</text:p>
          </table:table-cell>
          <table:table-cell table:formula="of:=COM.MICROSOFT.STDEV.S([.F116:.F134])" office:value-type="float" office:value="5.07918064488671" calcext:value-type="float">
            <text:p>5.07918064488671</text:p>
          </table:table-cell>
          <table:table-cell table:formula="of:=[.I135]+2*[.L135]" office:value-type="float" office:value="212.525361289773" calcext:value-type="float">
            <text:p>212.525361289773</text:p>
          </table:table-cell>
          <table:table-cell table:formula="of:=[.I135]-2*[.L135]" office:value-type="float" office:value="192.208638710227" calcext:value-type="float">
            <text:p>192.208638710227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6" calcext:value-type="date">
            <text:p>2024-07-16</text:p>
          </table:table-cell>
          <table:table-cell office:value-type="float" office:value="210" calcext:value-type="float">
            <text:p>210</text:p>
          </table:table-cell>
          <table:table-cell office:value-type="float" office:value="213.74" calcext:value-type="float">
            <text:p>213.74</text:p>
          </table:table-cell>
          <table:table-cell office:value-type="float" office:value="208.08" calcext:value-type="float">
            <text:p>208.08</text:p>
          </table:table-cell>
          <table:table-cell office:value-type="float" office:value="213.62" calcext:value-type="float">
            <text:p>213.62</text:p>
          </table:table-cell>
          <table:table-cell office:value-type="float" office:value="11557018" calcext:value-type="float">
            <text:p>11557018</text:p>
          </table:table-cell>
          <table:table-cell table:formula="of:=AVERAGE([.F127:.F136])" office:value-type="float" office:value="207.897" calcext:value-type="float">
            <text:p>207.897</text:p>
          </table:table-cell>
          <table:table-cell table:formula="of:=AVERAGE([.F117:.F136])" office:value-type="float" office:value="203.359" calcext:value-type="float">
            <text:p>203.359</text:p>
          </table:table-cell>
          <table:table-cell table:formula="of:=AVERAGE([.F87:.F136])" office:value-type="float" office:value="200.0324" calcext:value-type="float">
            <text:p>200.0324</text:p>
          </table:table-cell>
          <table:table-cell table:formula="of:=AVERAGE([.F37:.F136])" office:value-type="float" office:value="195.4805" calcext:value-type="float">
            <text:p>195.4805</text:p>
          </table:table-cell>
          <table:table-cell table:formula="of:=COM.MICROSOFT.STDEV.S([.F117:.F135])" office:value-type="float" office:value="4.99379158415376" calcext:value-type="float">
            <text:p>4.99379158415376</text:p>
          </table:table-cell>
          <table:table-cell table:formula="of:=[.I136]+2*[.L136]" office:value-type="float" office:value="213.346583168308" calcext:value-type="float">
            <text:p>213.346583168308</text:p>
          </table:table-cell>
          <table:table-cell table:formula="of:=[.I136]-2*[.L136]" office:value-type="float" office:value="193.371416831692" calcext:value-type="float">
            <text:p>193.371416831692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7" calcext:value-type="date">
            <text:p>2024-07-17</text:p>
          </table:table-cell>
          <table:table-cell office:value-type="float" office:value="213.8" calcext:value-type="float">
            <text:p>213.8</text:p>
          </table:table-cell>
          <table:table-cell office:value-type="float" office:value="217.56" calcext:value-type="float">
            <text:p>217.56</text:p>
          </table:table-cell>
          <table:table-cell office:value-type="float" office:value="213.27" calcext:value-type="float">
            <text:p>213.27</text:p>
          </table:table-cell>
          <table:table-cell office:value-type="float" office:value="216.87" calcext:value-type="float">
            <text:p>216.87</text:p>
          </table:table-cell>
          <table:table-cell office:value-type="float" office:value="11572470" calcext:value-type="float">
            <text:p>11572470</text:p>
          </table:table-cell>
          <table:table-cell table:formula="of:=AVERAGE([.F128:.F137])" office:value-type="float" office:value="208.701" calcext:value-type="float">
            <text:p>208.701</text:p>
          </table:table-cell>
          <table:table-cell table:formula="of:=AVERAGE([.F118:.F137])" office:value-type="float" office:value="204.4535" calcext:value-type="float">
            <text:p>204.4535</text:p>
          </table:table-cell>
          <table:table-cell table:formula="of:=AVERAGE([.F88:.F137])" office:value-type="float" office:value="200.5596" calcext:value-type="float">
            <text:p>200.5596</text:p>
          </table:table-cell>
          <table:table-cell table:formula="of:=AVERAGE([.F38:.F137])" office:value-type="float" office:value="195.8185" calcext:value-type="float">
            <text:p>195.8185</text:p>
          </table:table-cell>
          <table:table-cell table:formula="of:=COM.MICROSOFT.STDEV.S([.F118:.F136])" office:value-type="float" office:value="5.19513661460837" calcext:value-type="float">
            <text:p>5.19513661460837</text:p>
          </table:table-cell>
          <table:table-cell table:formula="of:=[.I137]+2*[.L137]" office:value-type="float" office:value="214.843773229217" calcext:value-type="float">
            <text:p>214.843773229217</text:p>
          </table:table-cell>
          <table:table-cell table:formula="of:=[.I137]-2*[.L137]" office:value-type="float" office:value="194.063226770783" calcext:value-type="float">
            <text:p>194.063226770783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8" calcext:value-type="date">
            <text:p>2024-07-18</text:p>
          </table:table-cell>
          <table:table-cell office:value-type="float" office:value="215.63" calcext:value-type="float">
            <text:p>215.63</text:p>
          </table:table-cell>
          <table:table-cell office:value-type="float" office:value="216.635" calcext:value-type="float">
            <text:p>216.635</text:p>
          </table:table-cell>
          <table:table-cell office:value-type="float" office:value="209.235" calcext:value-type="float">
            <text:p>209.235</text:p>
          </table:table-cell>
          <table:table-cell office:value-type="float" office:value="209.98" calcext:value-type="float">
            <text:p>209.98</text:p>
          </table:table-cell>
          <table:table-cell office:value-type="float" office:value="12415125" calcext:value-type="float">
            <text:p>12415125</text:p>
          </table:table-cell>
          <table:table-cell table:formula="of:=AVERAGE([.F129:.F138])" office:value-type="float" office:value="208.83" calcext:value-type="float">
            <text:p>208.83</text:p>
          </table:table-cell>
          <table:table-cell table:formula="of:=AVERAGE([.F119:.F138])" office:value-type="float" office:value="205.1025" calcext:value-type="float">
            <text:p>205.1025</text:p>
          </table:table-cell>
          <table:table-cell table:formula="of:=AVERAGE([.F89:.F138])" office:value-type="float" office:value="200.9192" calcext:value-type="float">
            <text:p>200.9192</text:p>
          </table:table-cell>
          <table:table-cell table:formula="of:=AVERAGE([.F39:.F138])" office:value-type="float" office:value="196.0784" calcext:value-type="float">
            <text:p>196.0784</text:p>
          </table:table-cell>
          <table:table-cell table:formula="of:=COM.MICROSOFT.STDEV.S([.F119:.F137])" office:value-type="float" office:value="5.72332005025587" calcext:value-type="float">
            <text:p>5.72332005025587</text:p>
          </table:table-cell>
          <table:table-cell table:formula="of:=[.I138]+2*[.L138]" office:value-type="float" office:value="216.549140100512" calcext:value-type="float">
            <text:p>216.549140100512</text:p>
          </table:table-cell>
          <table:table-cell table:formula="of:=[.I138]-2*[.L138]" office:value-type="float" office:value="193.655859899488" calcext:value-type="float">
            <text:p>193.655859899488</text:p>
          </table:table-cell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date" office:date-value="2024-07-19" calcext:value-type="date">
            <text:p>2024-07-19</text:p>
          </table:table-cell>
          <table:table-cell office:value-type="float" office:value="211.2" calcext:value-type="float">
            <text:p>211.2</text:p>
          </table:table-cell>
          <table:table-cell office:value-type="float" office:value="212.35" calcext:value-type="float">
            <text:p>212.35</text:p>
          </table:table-cell>
          <table:table-cell office:value-type="float" office:value="208.92" calcext:value-type="float">
            <text:p>208.92</text:p>
          </table:table-cell>
          <table:table-cell office:value-type="float" office:value="209.78" calcext:value-type="float">
            <text:p>209.78</text:p>
          </table:table-cell>
          <table:table-cell office:value-type="float" office:value="8095898" calcext:value-type="float">
            <text:p>8095898</text:p>
          </table:table-cell>
          <table:table-cell table:formula="of:=AVERAGE([.F130:.F139])" office:value-type="float" office:value="209.329" calcext:value-type="float">
            <text:p>209.329</text:p>
          </table:table-cell>
          <table:table-cell table:formula="of:=AVERAGE([.F120:.F139])" office:value-type="float" office:value="205.658" calcext:value-type="float">
            <text:p>205.658</text:p>
          </table:table-cell>
          <table:table-cell table:formula="of:=AVERAGE([.F90:.F139])" office:value-type="float" office:value="201.2798" calcext:value-type="float">
            <text:p>201.2798</text:p>
          </table:table-cell>
          <table:table-cell table:formula="of:=AVERAGE([.F40:.F139])" office:value-type="float" office:value="196.3426" calcext:value-type="float">
            <text:p>196.3426</text:p>
          </table:table-cell>
          <table:table-cell table:formula="of:=COM.MICROSOFT.STDEV.S([.F120:.F138])" office:value-type="float" office:value="5.63275331800714" calcext:value-type="float">
            <text:p>5.63275331800714</text:p>
          </table:table-cell>
          <table:table-cell table:formula="of:=[.I139]+2*[.L139]" office:value-type="float" office:value="216.923506636014" calcext:value-type="float">
            <text:p>216.923506636014</text:p>
          </table:table-cell>
          <table:table-cell table:formula="of:=[.I139]-2*[.L139]" office:value-type="float" office:value="194.392493363986" calcext:value-type="float">
            <text:p>194.392493363986</text:p>
          </table:table-cell>
        </table:table-row>
        <table:table-row table:style-name="ro1">
          <table:table-cell table:number-columns-repeated="2" office:value-type="date" office:date-value="2024-07-22" calcext:value-type="date">
            <text:p>2024-07-22</text:p>
          </table:table-cell>
          <table:table-cell office:value-type="float" office:value="210.46" calcext:value-type="float">
            <text:p>210.46</text:p>
          </table:table-cell>
          <table:table-cell office:value-type="float" office:value="212.17" calcext:value-type="float">
            <text:p>212.17</text:p>
          </table:table-cell>
          <table:table-cell office:value-type="float" office:value="209.71" calcext:value-type="float">
            <text:p>209.71</text:p>
          </table:table-cell>
          <table:table-cell office:value-type="float" office:value="210.28" calcext:value-type="float">
            <text:p>210.28</text:p>
          </table:table-cell>
          <table:table-cell office:value-type="float" office:value="7663223" calcext:value-type="float">
            <text:p>7663223</text:p>
          </table:table-cell>
          <table:table-cell table:formula="of:=AVERAGE([.F131:.F140])" office:value-type="float" office:value="209.84" calcext:value-type="float">
            <text:p>209.84</text:p>
          </table:table-cell>
          <table:table-cell table:formula="of:=AVERAGE([.F121:.F140])" office:value-type="float" office:value="206.357" calcext:value-type="float">
            <text:p>206.357</text:p>
          </table:table-cell>
          <table:table-cell table:formula="of:=AVERAGE([.F91:.F140])" office:value-type="float" office:value="201.5724" calcext:value-type="float">
            <text:p>201.5724</text:p>
          </table:table-cell>
          <table:table-cell table:formula="of:=AVERAGE([.F41:.F140])" office:value-type="float" office:value="196.6109" calcext:value-type="float">
            <text:p>196.6109</text:p>
          </table:table-cell>
          <table:table-cell table:formula="of:=COM.MICROSOFT.STDEV.S([.F121:.F139])" office:value-type="float" office:value="5.25360349737229" calcext:value-type="float">
            <text:p>5.25360349737229</text:p>
          </table:table-cell>
          <table:table-cell table:formula="of:=[.I140]+2*[.L140]" office:value-type="float" office:value="216.864206994745" calcext:value-type="float">
            <text:p>216.864206994745</text:p>
          </table:table-cell>
          <table:table-cell table:formula="of:=[.I140]-2*[.L140]" office:value-type="float" office:value="195.849793005255" calcext:value-type="float">
            <text:p>195.849793005255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3" calcext:value-type="date">
            <text:p>2024-07-23</text:p>
          </table:table-cell>
          <table:table-cell office:value-type="float" office:value="211.02" calcext:value-type="float">
            <text:p>211.02</text:p>
          </table:table-cell>
          <table:table-cell office:value-type="float" office:value="211.475" calcext:value-type="float">
            <text:p>211.475</text:p>
          </table:table-cell>
          <table:table-cell office:value-type="float" office:value="209.3527" calcext:value-type="float">
            <text:p>209.3527</text:p>
          </table:table-cell>
          <table:table-cell office:value-type="float" office:value="210.33" calcext:value-type="float">
            <text:p>210.33</text:p>
          </table:table-cell>
          <table:table-cell office:value-type="float" office:value="5557262" calcext:value-type="float">
            <text:p>5557262</text:p>
          </table:table-cell>
          <table:table-cell table:formula="of:=AVERAGE([.F132:.F141])" office:value-type="float" office:value="210.11" calcext:value-type="float">
            <text:p>210.11</text:p>
          </table:table-cell>
          <table:table-cell table:formula="of:=AVERAGE([.F122:.F141])" office:value-type="float" office:value="206.9295" calcext:value-type="float">
            <text:p>206.9295</text:p>
          </table:table-cell>
          <table:table-cell table:formula="of:=AVERAGE([.F92:.F141])" office:value-type="float" office:value="201.829" calcext:value-type="float">
            <text:p>201.829</text:p>
          </table:table-cell>
          <table:table-cell table:formula="of:=AVERAGE([.F42:.F141])" office:value-type="float" office:value="196.8704" calcext:value-type="float">
            <text:p>196.8704</text:p>
          </table:table-cell>
          <table:table-cell table:formula="of:=COM.MICROSOFT.STDEV.S([.F122:.F140])" office:value-type="float" office:value="5.02304851402702" calcext:value-type="float">
            <text:p>5.02304851402702</text:p>
          </table:table-cell>
          <table:table-cell table:formula="of:=[.I141]+2*[.L141]" office:value-type="float" office:value="216.975597028054" calcext:value-type="float">
            <text:p>216.975597028054</text:p>
          </table:table-cell>
          <table:table-cell table:formula="of:=[.I141]-2*[.L141]" office:value-type="float" office:value="196.883402971946" calcext:value-type="float">
            <text:p>196.883402971946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4" calcext:value-type="date">
            <text:p>2024-07-24</text:p>
          </table:table-cell>
          <table:table-cell office:value-type="float" office:value="209.55" calcext:value-type="float">
            <text:p>209.55</text:p>
          </table:table-cell>
          <table:table-cell office:value-type="float" office:value="212.03" calcext:value-type="float">
            <text:p>212.03</text:p>
          </table:table-cell>
          <table:table-cell office:value-type="float" office:value="208.07" calcext:value-type="float">
            <text:p>208.07</text:p>
          </table:table-cell>
          <table:table-cell office:value-type="float" office:value="208.59" calcext:value-type="float">
            <text:p>208.59</text:p>
          </table:table-cell>
          <table:table-cell office:value-type="float" office:value="7118957" calcext:value-type="float">
            <text:p>7118957</text:p>
          </table:table-cell>
          <table:table-cell table:formula="of:=AVERAGE([.F133:.F142])" office:value-type="float" office:value="210.189" calcext:value-type="float">
            <text:p>210.189</text:p>
          </table:table-cell>
          <table:table-cell table:formula="of:=AVERAGE([.F123:.F142])" office:value-type="float" office:value="207.4555" calcext:value-type="float">
            <text:p>207.4555</text:p>
          </table:table-cell>
          <table:table-cell table:formula="of:=AVERAGE([.F93:.F142])" office:value-type="float" office:value="202.0254" calcext:value-type="float">
            <text:p>202.0254</text:p>
          </table:table-cell>
          <table:table-cell table:formula="of:=AVERAGE([.F43:.F142])" office:value-type="float" office:value="197.0957" calcext:value-type="float">
            <text:p>197.0957</text:p>
          </table:table-cell>
          <table:table-cell table:formula="of:=COM.MICROSOFT.STDEV.S([.F123:.F141])" office:value-type="float" office:value="4.61704849899861" calcext:value-type="float">
            <text:p>4.61704849899861</text:p>
          </table:table-cell>
          <table:table-cell table:formula="of:=[.I142]+2*[.L142]" office:value-type="float" office:value="216.689596997997" calcext:value-type="float">
            <text:p>216.689596997997</text:p>
          </table:table-cell>
          <table:table-cell table:formula="of:=[.I142]-2*[.L142]" office:value-type="float" office:value="198.221403002003" calcext:value-type="float">
            <text:p>198.221403002003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5" calcext:value-type="date">
            <text:p>2024-07-25</text:p>
          </table:table-cell>
          <table:table-cell office:value-type="float" office:value="208.65" calcext:value-type="float">
            <text:p>208.65</text:p>
          </table:table-cell>
          <table:table-cell office:value-type="float" office:value="210.19" calcext:value-type="float">
            <text:p>210.19</text:p>
          </table:table-cell>
          <table:table-cell office:value-type="float" office:value="208.05" calcext:value-type="float">
            <text:p>208.05</text:p>
          </table:table-cell>
          <table:table-cell office:value-type="float" office:value="208.67" calcext:value-type="float">
            <text:p>208.67</text:p>
          </table:table-cell>
          <table:table-cell office:value-type="float" office:value="6403774" calcext:value-type="float">
            <text:p>6403774</text:p>
          </table:table-cell>
          <table:table-cell table:formula="of:=AVERAGE([.F134:.F143])" office:value-type="float" office:value="210.311" calcext:value-type="float">
            <text:p>210.311</text:p>
          </table:table-cell>
          <table:table-cell table:formula="of:=AVERAGE([.F124:.F143])" office:value-type="float" office:value="208.0175" calcext:value-type="float">
            <text:p>208.0175</text:p>
          </table:table-cell>
          <table:table-cell table:formula="of:=AVERAGE([.F94:.F143])" office:value-type="float" office:value="202.2242" calcext:value-type="float">
            <text:p>202.2242</text:p>
          </table:table-cell>
          <table:table-cell table:formula="of:=AVERAGE([.F44:.F143])" office:value-type="float" office:value="197.3295" calcext:value-type="float">
            <text:p>197.3295</text:p>
          </table:table-cell>
          <table:table-cell table:formula="of:=COM.MICROSOFT.STDEV.S([.F124:.F142])" office:value-type="float" office:value="3.9388563662165" calcext:value-type="float">
            <text:p>3.9388563662165</text:p>
          </table:table-cell>
          <table:table-cell table:formula="of:=[.I143]+2*[.L143]" office:value-type="float" office:value="215.895212732433" calcext:value-type="float">
            <text:p>215.895212732433</text:p>
          </table:table-cell>
          <table:table-cell table:formula="of:=[.I143]-2*[.L143]" office:value-type="float" office:value="200.139787267567" calcext:value-type="float">
            <text:p>200.139787267567</text:p>
          </table:table-cell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date" office:date-value="2024-07-26" calcext:value-type="date">
            <text:p>2024-07-26</text:p>
          </table:table-cell>
          <table:table-cell office:value-type="float" office:value="209.24" calcext:value-type="float">
            <text:p>209.24</text:p>
          </table:table-cell>
          <table:table-cell office:value-type="float" office:value="213.16" calcext:value-type="float">
            <text:p>213.16</text:p>
          </table:table-cell>
          <table:table-cell office:value-type="float" office:value="208.62" calcext:value-type="float">
            <text:p>208.62</text:p>
          </table:table-cell>
          <table:table-cell office:value-type="float" office:value="212.24" calcext:value-type="float">
            <text:p>212.24</text:p>
          </table:table-cell>
          <table:table-cell office:value-type="float" office:value="8027787" calcext:value-type="float">
            <text:p>8027787</text:p>
          </table:table-cell>
          <table:table-cell table:formula="of:=AVERAGE([.F135:.F144])" office:value-type="float" office:value="211.041" calcext:value-type="float">
            <text:p>211.041</text:p>
          </table:table-cell>
          <table:table-cell table:formula="of:=AVERAGE([.F125:.F144])" office:value-type="float" office:value="208.671" calcext:value-type="float">
            <text:p>208.671</text:p>
          </table:table-cell>
          <table:table-cell table:formula="of:=AVERAGE([.F95:.F144])" office:value-type="float" office:value="202.4388" calcext:value-type="float">
            <text:p>202.4388</text:p>
          </table:table-cell>
          <table:table-cell table:formula="of:=AVERAGE([.F45:.F144])" office:value-type="float" office:value="197.5851" calcext:value-type="float">
            <text:p>197.5851</text:p>
          </table:table-cell>
          <table:table-cell table:formula="of:=COM.MICROSOFT.STDEV.S([.F125:.F143])" office:value-type="float" office:value="3.31086268152372" calcext:value-type="float">
            <text:p>3.31086268152372</text:p>
          </table:table-cell>
          <table:table-cell table:formula="of:=[.I144]+2*[.L144]" office:value-type="float" office:value="215.292725363047" calcext:value-type="float">
            <text:p>215.292725363047</text:p>
          </table:table-cell>
          <table:table-cell table:formula="of:=[.I144]-2*[.L144]" office:value-type="float" office:value="202.049274636953" calcext:value-type="float">
            <text:p>202.049274636953</text:p>
          </table:table-cell>
        </table:table-row>
        <table:table-row table:style-name="ro1">
          <table:table-cell table:number-columns-repeated="2" office:value-type="date" office:date-value="2024-07-29" calcext:value-type="date">
            <text:p>2024-07-29</text:p>
          </table:table-cell>
          <table:table-cell office:value-type="float" office:value="212.65" calcext:value-type="float">
            <text:p>212.65</text:p>
          </table:table-cell>
          <table:table-cell office:value-type="float" office:value="213.61" calcext:value-type="float">
            <text:p>213.61</text:p>
          </table:table-cell>
          <table:table-cell office:value-type="float" office:value="210.545" calcext:value-type="float">
            <text:p>210.545</text:p>
          </table:table-cell>
          <table:table-cell office:value-type="float" office:value="210.85" calcext:value-type="float">
            <text:p>210.85</text:p>
          </table:table-cell>
          <table:table-cell office:value-type="float" office:value="6533636" calcext:value-type="float">
            <text:p>6533636</text:p>
          </table:table-cell>
          <table:table-cell table:formula="of:=AVERAGE([.F136:.F145])" office:value-type="float" office:value="211.121" calcext:value-type="float">
            <text:p>211.121</text:p>
          </table:table-cell>
          <table:table-cell table:formula="of:=AVERAGE([.F126:.F145])" office:value-type="float" office:value="209.1005" calcext:value-type="float">
            <text:p>209.1005</text:p>
          </table:table-cell>
          <table:table-cell table:formula="of:=AVERAGE([.F96:.F145])" office:value-type="float" office:value="202.6136" calcext:value-type="float">
            <text:p>202.6136</text:p>
          </table:table-cell>
          <table:table-cell table:formula="of:=AVERAGE([.F46:.F145])" office:value-type="float" office:value="197.8081" calcext:value-type="float">
            <text:p>197.8081</text:p>
          </table:table-cell>
          <table:table-cell table:formula="of:=COM.MICROSOFT.STDEV.S([.F126:.F144])" office:value-type="float" office:value="3.05010612412439" calcext:value-type="float">
            <text:p>3.05010612412439</text:p>
          </table:table-cell>
          <table:table-cell table:formula="of:=[.I145]+2*[.L145]" office:value-type="float" office:value="215.200712248249" calcext:value-type="float">
            <text:p>215.200712248249</text:p>
          </table:table-cell>
          <table:table-cell table:formula="of:=[.I145]-2*[.L145]" office:value-type="float" office:value="203.000287751751" calcext:value-type="float">
            <text:p>203.000287751751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7-30" calcext:value-type="date">
            <text:p>2024-07-30</text:p>
          </table:table-cell>
          <table:table-cell office:value-type="float" office:value="213.23" calcext:value-type="float">
            <text:p>213.23</text:p>
          </table:table-cell>
          <table:table-cell office:value-type="float" office:value="215.79" calcext:value-type="float">
            <text:p>215.79</text:p>
          </table:table-cell>
          <table:table-cell office:value-type="float" office:value="212.96" calcext:value-type="float">
            <text:p>212.96</text:p>
          </table:table-cell>
          <table:table-cell office:value-type="float" office:value="215.19" calcext:value-type="float">
            <text:p>215.19</text:p>
          </table:table-cell>
          <table:table-cell office:value-type="float" office:value="8850705" calcext:value-type="float">
            <text:p>8850705</text:p>
          </table:table-cell>
          <table:table-cell table:formula="of:=AVERAGE([.F137:.F146])" office:value-type="float" office:value="211.278" calcext:value-type="float">
            <text:p>211.278</text:p>
          </table:table-cell>
          <table:table-cell table:formula="of:=AVERAGE([.F127:.F146])" office:value-type="float" office:value="209.5875" calcext:value-type="float">
            <text:p>209.5875</text:p>
          </table:table-cell>
          <table:table-cell table:formula="of:=AVERAGE([.F97:.F146])" office:value-type="float" office:value="202.868" calcext:value-type="float">
            <text:p>202.868</text:p>
          </table:table-cell>
          <table:table-cell table:formula="of:=AVERAGE([.F47:.F146])" office:value-type="float" office:value="198.0647" calcext:value-type="float">
            <text:p>198.0647</text:p>
          </table:table-cell>
          <table:table-cell table:formula="of:=COM.MICROSOFT.STDEV.S([.F127:.F145])" office:value-type="float" office:value="2.95005619928628" calcext:value-type="float">
            <text:p>2.95005619928628</text:p>
          </table:table-cell>
          <table:table-cell table:formula="of:=[.I146]+2*[.L146]" office:value-type="float" office:value="215.487612398573" calcext:value-type="float">
            <text:p>215.487612398573</text:p>
          </table:table-cell>
          <table:table-cell table:formula="of:=[.I146]-2*[.L146]" office:value-type="float" office:value="203.687387601427" calcext:value-type="float">
            <text:p>203.687387601427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7-31" calcext:value-type="date">
            <text:p>2024-07-31</text:p>
          </table:table-cell>
          <table:table-cell office:value-type="float" office:value="214.78" calcext:value-type="float">
            <text:p>214.78</text:p>
          </table:table-cell>
          <table:table-cell office:value-type="float" office:value="216.39" calcext:value-type="float">
            <text:p>216.39</text:p>
          </table:table-cell>
          <table:table-cell office:value-type="float" office:value="212.67" calcext:value-type="float">
            <text:p>212.67</text:p>
          </table:table-cell>
          <table:table-cell office:value-type="float" office:value="212.8" calcext:value-type="float">
            <text:p>212.8</text:p>
          </table:table-cell>
          <table:table-cell office:value-type="float" office:value="9071637" calcext:value-type="float">
            <text:p>9071637</text:p>
          </table:table-cell>
          <table:table-cell table:formula="of:=AVERAGE([.F138:.F147])" office:value-type="float" office:value="210.871" calcext:value-type="float">
            <text:p>210.871</text:p>
          </table:table-cell>
          <table:table-cell table:formula="of:=AVERAGE([.F128:.F147])" office:value-type="float" office:value="209.786" calcext:value-type="float">
            <text:p>209.786</text:p>
          </table:table-cell>
          <table:table-cell table:formula="of:=AVERAGE([.F98:.F147])" office:value-type="float" office:value="203.0282" calcext:value-type="float">
            <text:p>203.0282</text:p>
          </table:table-cell>
          <table:table-cell table:formula="of:=AVERAGE([.F48:.F147])" office:value-type="float" office:value="198.314" calcext:value-type="float">
            <text:p>198.314</text:p>
          </table:table-cell>
          <table:table-cell table:formula="of:=COM.MICROSOFT.STDEV.S([.F128:.F146])" office:value-type="float" office:value="3.241115792277" calcext:value-type="float">
            <text:p>3.241115792277</text:p>
          </table:table-cell>
          <table:table-cell table:formula="of:=[.I147]+2*[.L147]" office:value-type="float" office:value="216.268231584554" calcext:value-type="float">
            <text:p>216.268231584554</text:p>
          </table:table-cell>
          <table:table-cell table:formula="of:=[.I147]-2*[.L147]" office:value-type="float" office:value="203.303768415446" calcext:value-type="float">
            <text:p>203.303768415446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8-01" calcext:value-type="date">
            <text:p>2024-08-01</text:p>
          </table:table-cell>
          <table:table-cell office:value-type="float" office:value="213.2" calcext:value-type="float">
            <text:p>213.2</text:p>
          </table:table-cell>
          <table:table-cell office:value-type="float" office:value="213.83" calcext:value-type="float">
            <text:p>213.83</text:p>
          </table:table-cell>
          <table:table-cell office:value-type="float" office:value="206.38" calcext:value-type="float">
            <text:p>206.38</text:p>
          </table:table-cell>
          <table:table-cell office:value-type="float" office:value="207.96" calcext:value-type="float">
            <text:p>207.96</text:p>
          </table:table-cell>
          <table:table-cell office:value-type="float" office:value="10918644" calcext:value-type="float">
            <text:p>10918644</text:p>
          </table:table-cell>
          <table:table-cell table:formula="of:=AVERAGE([.F139:.F148])" office:value-type="float" office:value="210.669" calcext:value-type="float">
            <text:p>210.669</text:p>
          </table:table-cell>
          <table:table-cell table:formula="of:=AVERAGE([.F129:.F148])" office:value-type="float" office:value="209.7495" calcext:value-type="float">
            <text:p>209.7495</text:p>
          </table:table-cell>
          <table:table-cell table:formula="of:=AVERAGE([.F99:.F148])" office:value-type="float" office:value="203.2758" calcext:value-type="float">
            <text:p>203.2758</text:p>
          </table:table-cell>
          <table:table-cell table:formula="of:=AVERAGE([.F49:.F148])" office:value-type="float" office:value="198.5114" calcext:value-type="float">
            <text:p>198.5114</text:p>
          </table:table-cell>
          <table:table-cell table:formula="of:=COM.MICROSOFT.STDEV.S([.F129:.F147])" office:value-type="float" office:value="3.31146864116264" calcext:value-type="float">
            <text:p>3.31146864116264</text:p>
          </table:table-cell>
          <table:table-cell table:formula="of:=[.I148]+2*[.L148]" office:value-type="float" office:value="216.372437282325" calcext:value-type="float">
            <text:p>216.372437282325</text:p>
          </table:table-cell>
          <table:table-cell table:formula="of:=[.I148]-2*[.L148]" office:value-type="float" office:value="203.126562717675" calcext:value-type="float">
            <text:p>203.126562717675</text:p>
          </table:table-cell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date" office:date-value="2024-08-02" calcext:value-type="date">
            <text:p>2024-08-02</text:p>
          </table:table-cell>
          <table:table-cell office:value-type="float" office:value="203.88" calcext:value-type="float">
            <text:p>203.88</text:p>
          </table:table-cell>
          <table:table-cell office:value-type="float" office:value="204.67" calcext:value-type="float">
            <text:p>204.67</text:p>
          </table:table-cell>
          <table:table-cell office:value-type="float" office:value="196.89" calcext:value-type="float">
            <text:p>196.89</text:p>
          </table:table-cell>
          <table:table-cell office:value-type="float" office:value="199.14" calcext:value-type="float">
            <text:p>199.14</text:p>
          </table:table-cell>
          <table:table-cell office:value-type="float" office:value="18041676" calcext:value-type="float">
            <text:p>18041676</text:p>
          </table:table-cell>
          <table:table-cell table:formula="of:=AVERAGE([.F140:.F149])" office:value-type="float" office:value="209.605" calcext:value-type="float">
            <text:p>209.605</text:p>
          </table:table-cell>
          <table:table-cell table:formula="of:=AVERAGE([.F130:.F149])" office:value-type="float" office:value="209.467" calcext:value-type="float">
            <text:p>209.467</text:p>
          </table:table-cell>
          <table:table-cell table:formula="of:=AVERAGE([.F100:.F149])" office:value-type="float" office:value="203.2682" calcext:value-type="float">
            <text:p>203.2682</text:p>
          </table:table-cell>
          <table:table-cell table:formula="of:=AVERAGE([.F50:.F149])" office:value-type="float" office:value="198.6199" calcext:value-type="float">
            <text:p>198.6199</text:p>
          </table:table-cell>
          <table:table-cell table:formula="of:=COM.MICROSOFT.STDEV.S([.F130:.F148])" office:value-type="float" office:value="3.11684041170651" calcext:value-type="float">
            <text:p>3.11684041170651</text:p>
          </table:table-cell>
          <table:table-cell table:formula="of:=[.I149]+2*[.L149]" office:value-type="float" office:value="215.700680823413" calcext:value-type="float">
            <text:p>215.700680823413</text:p>
          </table:table-cell>
          <table:table-cell table:formula="of:=[.I149]-2*[.L149]" office:value-type="float" office:value="203.233319176587" calcext:value-type="float">
            <text:p>203.233319176587</text:p>
          </table:table-cell>
        </table:table-row>
        <table:table-row table:style-name="ro1">
          <table:table-cell table:number-columns-repeated="2" office:value-type="date" office:date-value="2024-08-05" calcext:value-type="date">
            <text:p>2024-08-05</text:p>
          </table:table-cell>
          <table:table-cell office:value-type="float" office:value="194.05" calcext:value-type="float">
            <text:p>194.05</text:p>
          </table:table-cell>
          <table:table-cell office:value-type="float" office:value="196.1699" calcext:value-type="float">
            <text:p>196.1699</text:p>
          </table:table-cell>
          <table:table-cell office:value-type="float" office:value="190.9" calcext:value-type="float">
            <text:p>190.9</text:p>
          </table:table-cell>
          <table:table-cell office:value-type="float" office:value="194.9" calcext:value-type="float">
            <text:p>194.9</text:p>
          </table:table-cell>
          <table:table-cell office:value-type="float" office:value="13926997" calcext:value-type="float">
            <text:p>13926997</text:p>
          </table:table-cell>
          <table:table-cell table:formula="of:=AVERAGE([.F141:.F150])" office:value-type="float" office:value="208.067" calcext:value-type="float">
            <text:p>208.067</text:p>
          </table:table-cell>
          <table:table-cell table:formula="of:=AVERAGE([.F131:.F150])" office:value-type="float" office:value="208.9535" calcext:value-type="float">
            <text:p>208.9535</text:p>
          </table:table-cell>
          <table:table-cell table:formula="of:=AVERAGE([.F101:.F150])" office:value-type="float" office:value="203.2" calcext:value-type="float">
            <text:p>203.2</text:p>
          </table:table-cell>
          <table:table-cell table:formula="of:=AVERAGE([.F51:.F150])" office:value-type="float" office:value="198.6705" calcext:value-type="float">
            <text:p>198.6705</text:p>
          </table:table-cell>
          <table:table-cell table:formula="of:=COM.MICROSOFT.STDEV.S([.F131:.F149])" office:value-type="float" office:value="3.85636854599935" calcext:value-type="float">
            <text:p>3.85636854599935</text:p>
          </table:table-cell>
          <table:table-cell table:formula="of:=[.I150]+2*[.L150]" office:value-type="float" office:value="216.666237091999" calcext:value-type="float">
            <text:p>216.666237091999</text:p>
          </table:table-cell>
          <table:table-cell table:formula="of:=[.I150]-2*[.L150]" office:value-type="float" office:value="201.240762908001" calcext:value-type="float">
            <text:p>201.240762908001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6" calcext:value-type="date">
            <text:p>2024-08-06</text:p>
          </table:table-cell>
          <table:table-cell office:value-type="float" office:value="195.4" calcext:value-type="float">
            <text:p>195.4</text:p>
          </table:table-cell>
          <table:table-cell office:value-type="float" office:value="202.6" calcext:value-type="float">
            <text:p>202.6</text:p>
          </table:table-cell>
          <table:table-cell office:value-type="float" office:value="194" calcext:value-type="float">
            <text:p>194</text:p>
          </table:table-cell>
          <table:table-cell office:value-type="float" office:value="200.34" calcext:value-type="float">
            <text:p>200.34</text:p>
          </table:table-cell>
          <table:table-cell office:value-type="float" office:value="10605780" calcext:value-type="float">
            <text:p>10605780</text:p>
          </table:table-cell>
          <table:table-cell table:formula="of:=AVERAGE([.F142:.F151])" office:value-type="float" office:value="207.068" calcext:value-type="float">
            <text:p>207.068</text:p>
          </table:table-cell>
          <table:table-cell table:formula="of:=AVERAGE([.F132:.F151])" office:value-type="float" office:value="208.589" calcext:value-type="float">
            <text:p>208.589</text:p>
          </table:table-cell>
          <table:table-cell table:formula="of:=AVERAGE([.F102:.F151])" office:value-type="float" office:value="203.2684" calcext:value-type="float">
            <text:p>203.2684</text:p>
          </table:table-cell>
          <table:table-cell table:formula="of:=AVERAGE([.F52:.F151])" office:value-type="float" office:value="198.7601" calcext:value-type="float">
            <text:p>198.7601</text:p>
          </table:table-cell>
          <table:table-cell table:formula="of:=COM.MICROSOFT.STDEV.S([.F132:.F150])" office:value-type="float" office:value="5.1301949850659" calcext:value-type="float">
            <text:p>5.1301949850659</text:p>
          </table:table-cell>
          <table:table-cell table:formula="of:=[.I151]+2*[.L151]" office:value-type="float" office:value="218.849389970132" calcext:value-type="float">
            <text:p>218.849389970132</text:p>
          </table:table-cell>
          <table:table-cell table:formula="of:=[.I151]-2*[.L151]" office:value-type="float" office:value="198.328610029868" calcext:value-type="float">
            <text:p>198.328610029868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7" calcext:value-type="date">
            <text:p>2024-08-07</text:p>
          </table:table-cell>
          <table:table-cell office:value-type="float" office:value="203.51" calcext:value-type="float">
            <text:p>203.51</text:p>
          </table:table-cell>
          <table:table-cell office:value-type="float" office:value="205.75" calcext:value-type="float">
            <text:p>205.75</text:p>
          </table:table-cell>
          <table:table-cell office:value-type="float" office:value="200.2" calcext:value-type="float">
            <text:p>200.2</text:p>
          </table:table-cell>
          <table:table-cell office:value-type="float" office:value="200.4" calcext:value-type="float">
            <text:p>200.4</text:p>
          </table:table-cell>
          <table:table-cell office:value-type="float" office:value="9204434" calcext:value-type="float">
            <text:p>9204434</text:p>
          </table:table-cell>
          <table:table-cell table:formula="of:=AVERAGE([.F143:.F152])" office:value-type="float" office:value="206.249" calcext:value-type="float">
            <text:p>206.249</text:p>
          </table:table-cell>
          <table:table-cell table:formula="of:=AVERAGE([.F133:.F152])" office:value-type="float" office:value="208.219" calcext:value-type="float">
            <text:p>208.219</text:p>
          </table:table-cell>
          <table:table-cell table:formula="of:=AVERAGE([.F103:.F152])" office:value-type="float" office:value="203.2622" calcext:value-type="float">
            <text:p>203.2622</text:p>
          </table:table-cell>
          <table:table-cell table:formula="of:=AVERAGE([.F53:.F152])" office:value-type="float" office:value="198.8844" calcext:value-type="float">
            <text:p>198.8844</text:p>
          </table:table-cell>
          <table:table-cell table:formula="of:=COM.MICROSOFT.STDEV.S([.F133:.F151])" office:value-type="float" office:value="5.50107209115158" calcext:value-type="float">
            <text:p>5.50107209115158</text:p>
          </table:table-cell>
          <table:table-cell table:formula="of:=[.I152]+2*[.L152]" office:value-type="float" office:value="219.221144182303" calcext:value-type="float">
            <text:p>219.221144182303</text:p>
          </table:table-cell>
          <table:table-cell table:formula="of:=[.I152]-2*[.L152]" office:value-type="float" office:value="197.216855817697" calcext:value-type="float">
            <text:p>197.216855817697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8" calcext:value-type="date">
            <text:p>2024-08-08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4.91" calcext:value-type="float">
            <text:p>204.91</text:p>
          </table:table-cell>
          <table:table-cell office:value-type="float" office:value="201.79" calcext:value-type="float">
            <text:p>201.79</text:p>
          </table:table-cell>
          <table:table-cell office:value-type="float" office:value="204.06" calcext:value-type="float">
            <text:p>204.06</text:p>
          </table:table-cell>
          <table:table-cell office:value-type="float" office:value="7761199" calcext:value-type="float">
            <text:p>7761199</text:p>
          </table:table-cell>
          <table:table-cell table:formula="of:=AVERAGE([.F144:.F153])" office:value-type="float" office:value="205.788" calcext:value-type="float">
            <text:p>205.788</text:p>
          </table:table-cell>
          <table:table-cell table:formula="of:=AVERAGE([.F134:.F153])" office:value-type="float" office:value="208.0495" calcext:value-type="float">
            <text:p>208.0495</text:p>
          </table:table-cell>
          <table:table-cell table:formula="of:=AVERAGE([.F104:.F153])" office:value-type="float" office:value="203.3534" calcext:value-type="float">
            <text:p>203.3534</text:p>
          </table:table-cell>
          <table:table-cell table:formula="of:=AVERAGE([.F54:.F153])" office:value-type="float" office:value="199.022" calcext:value-type="float">
            <text:p>199.022</text:p>
          </table:table-cell>
          <table:table-cell table:formula="of:=COM.MICROSOFT.STDEV.S([.F134:.F152])" office:value-type="float" office:value="5.81398837449074" calcext:value-type="float">
            <text:p>5.81398837449074</text:p>
          </table:table-cell>
          <table:table-cell table:formula="of:=[.I153]+2*[.L153]" office:value-type="float" office:value="219.677476748981" calcext:value-type="float">
            <text:p>219.677476748981</text:p>
          </table:table-cell>
          <table:table-cell table:formula="of:=[.I153]-2*[.L153]" office:value-type="float" office:value="196.421523251019" calcext:value-type="float">
            <text:p>196.421523251019</text:p>
          </table:table-cell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date" office:date-value="2024-08-09" calcext:value-type="date">
            <text:p>2024-08-09</text:p>
          </table:table-cell>
          <table:table-cell office:value-type="float" office:value="203.47" calcext:value-type="float">
            <text:p>203.47</text:p>
          </table:table-cell>
          <table:table-cell office:value-type="float" office:value="206.47" calcext:value-type="float">
            <text:p>206.47</text:p>
          </table:table-cell>
          <table:table-cell office:value-type="float" office:value="202.9" calcext:value-type="float">
            <text:p>202.9</text:p>
          </table:table-cell>
          <table:table-cell office:value-type="float" office:value="205.8" calcext:value-type="float">
            <text:p>205.8</text:p>
          </table:table-cell>
          <table:table-cell office:value-type="float" office:value="5540240" calcext:value-type="float">
            <text:p>5540240</text:p>
          </table:table-cell>
          <table:table-cell table:formula="of:=AVERAGE([.F145:.F154])" office:value-type="float" office:value="205.144" calcext:value-type="float">
            <text:p>205.144</text:p>
          </table:table-cell>
          <table:table-cell table:formula="of:=AVERAGE([.F135:.F154])" office:value-type="float" office:value="208.0925" calcext:value-type="float">
            <text:p>208.0925</text:p>
          </table:table-cell>
          <table:table-cell table:formula="of:=AVERAGE([.F105:.F154])" office:value-type="float" office:value="203.5072" calcext:value-type="float">
            <text:p>203.5072</text:p>
          </table:table-cell>
          <table:table-cell table:formula="of:=AVERAGE([.F55:.F154])" office:value-type="float" office:value="199.1534" calcext:value-type="float">
            <text:p>199.1534</text:p>
          </table:table-cell>
          <table:table-cell table:formula="of:=COM.MICROSOFT.STDEV.S([.F135:.F153])" office:value-type="float" office:value="5.84532201625233" calcext:value-type="float">
            <text:p>5.84532201625233</text:p>
          </table:table-cell>
          <table:table-cell table:formula="of:=[.I154]+2*[.L154]" office:value-type="float" office:value="219.783144032505" calcext:value-type="float">
            <text:p>219.783144032505</text:p>
          </table:table-cell>
          <table:table-cell table:formula="of:=[.I154]-2*[.L154]" office:value-type="float" office:value="196.401855967495" calcext:value-type="float">
            <text:p>196.401855967495</text:p>
          </table:table-cell>
        </table:table-row>
        <table:table-row table:style-name="ro1">
          <table:table-cell table:number-columns-repeated="2" office:value-type="date" office:date-value="2024-08-12" calcext:value-type="date">
            <text:p>2024-08-12</text:p>
          </table:table-cell>
          <table:table-cell office:value-type="float" office:value="206.41" calcext:value-type="float">
            <text:p>206.41</text:p>
          </table:table-cell>
          <table:table-cell office:value-type="float" office:value="207.14" calcext:value-type="float">
            <text:p>207.14</text:p>
          </table:table-cell>
          <table:table-cell office:value-type="float" office:value="203.66" calcext:value-type="float">
            <text:p>203.66</text:p>
          </table:table-cell>
          <table:table-cell office:value-type="float" office:value="206.19" calcext:value-type="float">
            <text:p>206.19</text:p>
          </table:table-cell>
          <table:table-cell office:value-type="float" office:value="6935954" calcext:value-type="float">
            <text:p>6935954</text:p>
          </table:table-cell>
          <table:table-cell table:formula="of:=AVERAGE([.F146:.F155])" office:value-type="float" office:value="204.678" calcext:value-type="float">
            <text:p>204.678</text:p>
          </table:table-cell>
          <table:table-cell table:formula="of:=AVERAGE([.F136:.F155])" office:value-type="float" office:value="207.8995" calcext:value-type="float">
            <text:p>207.8995</text:p>
          </table:table-cell>
          <table:table-cell table:formula="of:=AVERAGE([.F106:.F155])" office:value-type="float" office:value="203.6444" calcext:value-type="float">
            <text:p>203.6444</text:p>
          </table:table-cell>
          <table:table-cell table:formula="of:=AVERAGE([.F56:.F155])" office:value-type="float" office:value="199.2774" calcext:value-type="float">
            <text:p>199.2774</text:p>
          </table:table-cell>
          <table:table-cell table:formula="of:=COM.MICROSOFT.STDEV.S([.F136:.F154])" office:value-type="float" office:value="5.85243963724551" calcext:value-type="float">
            <text:p>5.85243963724551</text:p>
          </table:table-cell>
          <table:table-cell table:formula="of:=[.I155]+2*[.L155]" office:value-type="float" office:value="219.604379274491" calcext:value-type="float">
            <text:p>219.604379274491</text:p>
          </table:table-cell>
          <table:table-cell table:formula="of:=[.I155]-2*[.L155]" office:value-type="float" office:value="196.194620725509" calcext:value-type="float">
            <text:p>196.194620725509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3" calcext:value-type="date">
            <text:p>2024-08-13</text:p>
          </table:table-cell>
          <table:table-cell office:value-type="float" office:value="207.73" calcext:value-type="float">
            <text:p>207.73</text:p>
          </table:table-cell>
          <table:table-cell office:value-type="float" office:value="208.09" calcext:value-type="float">
            <text:p>208.09</text:p>
          </table:table-cell>
          <table:table-cell office:value-type="float" office:value="205.4" calcext:value-type="float">
            <text:p>205.4</text:p>
          </table:table-cell>
          <table:table-cell office:value-type="float" office:value="207.94" calcext:value-type="float">
            <text:p>207.94</text:p>
          </table:table-cell>
          <table:table-cell office:value-type="float" office:value="6387942" calcext:value-type="float">
            <text:p>6387942</text:p>
          </table:table-cell>
          <table:table-cell table:formula="of:=AVERAGE([.F147:.F156])" office:value-type="float" office:value="203.953" calcext:value-type="float">
            <text:p>203.953</text:p>
          </table:table-cell>
          <table:table-cell table:formula="of:=AVERAGE([.F137:.F156])" office:value-type="float" office:value="207.6155" calcext:value-type="float">
            <text:p>207.6155</text:p>
          </table:table-cell>
          <table:table-cell table:formula="of:=AVERAGE([.F107:.F156])" office:value-type="float" office:value="203.7506" calcext:value-type="float">
            <text:p>203.7506</text:p>
          </table:table-cell>
          <table:table-cell table:formula="of:=AVERAGE([.F57:.F156])" office:value-type="float" office:value="199.3935" calcext:value-type="float">
            <text:p>199.3935</text:p>
          </table:table-cell>
          <table:table-cell table:formula="of:=COM.MICROSOFT.STDEV.S([.F137:.F155])" office:value-type="float" office:value="5.70160139605814" calcext:value-type="float">
            <text:p>5.70160139605814</text:p>
          </table:table-cell>
          <table:table-cell table:formula="of:=[.I156]+2*[.L156]" office:value-type="float" office:value="219.018702792116" calcext:value-type="float">
            <text:p>219.018702792116</text:p>
          </table:table-cell>
          <table:table-cell table:formula="of:=[.I156]-2*[.L156]" office:value-type="float" office:value="196.212297207884" calcext:value-type="float">
            <text:p>196.212297207884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4" calcext:value-type="date">
            <text:p>2024-08-14</text:p>
          </table:table-cell>
          <table:table-cell office:value-type="float" office:value="207.74" calcext:value-type="float">
            <text:p>207.74</text:p>
          </table:table-cell>
          <table:table-cell office:value-type="float" office:value="210.755" calcext:value-type="float">
            <text:p>210.755</text:p>
          </table:table-cell>
          <table:table-cell office:value-type="float" office:value="207.12" calcext:value-type="float">
            <text:p>207.12</text:p>
          </table:table-cell>
          <table:table-cell office:value-type="float" office:value="210.24" calcext:value-type="float">
            <text:p>210.24</text:p>
          </table:table-cell>
          <table:table-cell office:value-type="float" office:value="6999809" calcext:value-type="float">
            <text:p>6999809</text:p>
          </table:table-cell>
          <table:table-cell table:formula="of:=AVERAGE([.F148:.F157])" office:value-type="float" office:value="203.697" calcext:value-type="float">
            <text:p>203.697</text:p>
          </table:table-cell>
          <table:table-cell table:formula="of:=AVERAGE([.F138:.F157])" office:value-type="float" office:value="207.284" calcext:value-type="float">
            <text:p>207.284</text:p>
          </table:table-cell>
          <table:table-cell table:formula="of:=AVERAGE([.F108:.F157])" office:value-type="float" office:value="203.919" calcext:value-type="float">
            <text:p>203.919</text:p>
          </table:table-cell>
          <table:table-cell table:formula="of:=AVERAGE([.F58:.F157])" office:value-type="float" office:value="199.5053" calcext:value-type="float">
            <text:p>199.5053</text:p>
          </table:table-cell>
          <table:table-cell table:formula="of:=COM.MICROSOFT.STDEV.S([.F138:.F156])" office:value-type="float" office:value="5.24460597307991" calcext:value-type="float">
            <text:p>5.24460597307991</text:p>
          </table:table-cell>
          <table:table-cell table:formula="of:=[.I157]+2*[.L157]" office:value-type="float" office:value="217.77321194616" calcext:value-type="float">
            <text:p>217.77321194616</text:p>
          </table:table-cell>
          <table:table-cell table:formula="of:=[.I157]-2*[.L157]" office:value-type="float" office:value="196.79478805384" calcext:value-type="float">
            <text:p>196.79478805384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5" calcext:value-type="date">
            <text:p>2024-08-15</text:p>
          </table:table-cell>
          <table:table-cell office:value-type="float" office:value="213" calcext:value-type="float">
            <text:p>213</text:p>
          </table:table-cell>
          <table:table-cell office:value-type="float" office:value="213.89" calcext:value-type="float">
            <text:p>213.89</text:p>
          </table:table-cell>
          <table:table-cell office:value-type="float" office:value="211.1" calcext:value-type="float">
            <text:p>211.1</text:p>
          </table:table-cell>
          <table:table-cell office:value-type="float" office:value="211.55" calcext:value-type="float">
            <text:p>211.55</text:p>
          </table:table-cell>
          <table:table-cell office:value-type="float" office:value="7001005" calcext:value-type="float">
            <text:p>7001005</text:p>
          </table:table-cell>
          <table:table-cell table:formula="of:=AVERAGE([.F149:.F158])" office:value-type="float" office:value="204.056" calcext:value-type="float">
            <text:p>204.056</text:p>
          </table:table-cell>
          <table:table-cell table:formula="of:=AVERAGE([.F139:.F158])" office:value-type="float" office:value="207.3625" calcext:value-type="float">
            <text:p>207.3625</text:p>
          </table:table-cell>
          <table:table-cell table:formula="of:=AVERAGE([.F109:.F158])" office:value-type="float" office:value="204.1668" calcext:value-type="float">
            <text:p>204.1668</text:p>
          </table:table-cell>
          <table:table-cell table:formula="of:=AVERAGE([.F59:.F158])" office:value-type="float" office:value="199.6546" calcext:value-type="float">
            <text:p>199.6546</text:p>
          </table:table-cell>
          <table:table-cell table:formula="of:=COM.MICROSOFT.STDEV.S([.F139:.F157])" office:value-type="float" office:value="5.25279246258319" calcext:value-type="float">
            <text:p>5.25279246258319</text:p>
          </table:table-cell>
          <table:table-cell table:formula="of:=[.I158]+2*[.L158]" office:value-type="float" office:value="217.868084925166" calcext:value-type="float">
            <text:p>217.868084925166</text:p>
          </table:table-cell>
          <table:table-cell table:formula="of:=[.I158]-2*[.L158]" office:value-type="float" office:value="196.856915074834" calcext:value-type="float">
            <text:p>196.856915074834</text:p>
          </table:table-cell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date" office:date-value="2024-08-16" calcext:value-type="date">
            <text:p>2024-08-16</text:p>
          </table:table-cell>
          <table:table-cell office:value-type="float" office:value="211.69" calcext:value-type="float">
            <text:p>211.69</text:p>
          </table:table-cell>
          <table:table-cell office:value-type="float" office:value="214.09" calcext:value-type="float">
            <text:p>214.09</text:p>
          </table:table-cell>
          <table:table-cell office:value-type="float" office:value="211.585" calcext:value-type="float">
            <text:p>211.585</text:p>
          </table:table-cell>
          <table:table-cell office:value-type="float" office:value="213.97" calcext:value-type="float">
            <text:p>213.97</text:p>
          </table:table-cell>
          <table:table-cell office:value-type="float" office:value="7931234" calcext:value-type="float">
            <text:p>7931234</text:p>
          </table:table-cell>
          <table:table-cell table:formula="of:=AVERAGE([.F150:.F159])" office:value-type="float" office:value="205.539" calcext:value-type="float">
            <text:p>205.539</text:p>
          </table:table-cell>
          <table:table-cell table:formula="of:=AVERAGE([.F140:.F159])" office:value-type="float" office:value="207.572" calcext:value-type="float">
            <text:p>207.572</text:p>
          </table:table-cell>
          <table:table-cell table:formula="of:=AVERAGE([.F110:.F159])" office:value-type="float" office:value="204.501" calcext:value-type="float">
            <text:p>204.501</text:p>
          </table:table-cell>
          <table:table-cell table:formula="of:=AVERAGE([.F60:.F159])" office:value-type="float" office:value="199.8461" calcext:value-type="float">
            <text:p>199.8461</text:p>
          </table:table-cell>
          <table:table-cell table:formula="of:=COM.MICROSOFT.STDEV.S([.F140:.F158])" office:value-type="float" office:value="5.31747158841185" calcext:value-type="float">
            <text:p>5.31747158841185</text:p>
          </table:table-cell>
          <table:table-cell table:formula="of:=[.I159]+2*[.L159]" office:value-type="float" office:value="218.206943176824" calcext:value-type="float">
            <text:p>218.206943176824</text:p>
          </table:table-cell>
          <table:table-cell table:formula="of:=[.I159]-2*[.L159]" office:value-type="float" office:value="196.937056823176" calcext:value-type="float">
            <text:p>196.937056823176</text:p>
          </table:table-cell>
        </table:table-row>
        <table:table-row table:style-name="ro1">
          <table:table-cell table:number-columns-repeated="2" office:value-type="date" office:date-value="2024-08-19" calcext:value-type="date">
            <text:p>2024-08-19</text:p>
          </table:table-cell>
          <table:table-cell office:value-type="float" office:value="214" calcext:value-type="float">
            <text:p>214</text:p>
          </table:table-cell>
          <table:table-cell office:value-type="float" office:value="215.53" calcext:value-type="float">
            <text:p>215.53</text:p>
          </table:table-cell>
          <table:table-cell office:value-type="float" office:value="213.82" calcext:value-type="float">
            <text:p>213.82</text:p>
          </table:table-cell>
          <table:table-cell office:value-type="float" office:value="215.45" calcext:value-type="float">
            <text:p>215.45</text:p>
          </table:table-cell>
          <table:table-cell office:value-type="float" office:value="6090818" calcext:value-type="float">
            <text:p>6090818</text:p>
          </table:table-cell>
          <table:table-cell table:formula="of:=AVERAGE([.F151:.F160])" office:value-type="float" office:value="207.594" calcext:value-type="float">
            <text:p>207.594</text:p>
          </table:table-cell>
          <table:table-cell table:formula="of:=AVERAGE([.F141:.F160])" office:value-type="float" office:value="207.8305" calcext:value-type="float">
            <text:p>207.8305</text:p>
          </table:table-cell>
          <table:table-cell table:formula="of:=AVERAGE([.F111:.F160])" office:value-type="float" office:value="204.8718" calcext:value-type="float">
            <text:p>204.8718</text:p>
          </table:table-cell>
          <table:table-cell table:formula="of:=AVERAGE([.F61:.F160])" office:value-type="float" office:value="200.0433" calcext:value-type="float">
            <text:p>200.0433</text:p>
          </table:table-cell>
          <table:table-cell table:formula="of:=COM.MICROSOFT.STDEV.S([.F141:.F159])" office:value-type="float" office:value="5.49913475384407" calcext:value-type="float">
            <text:p>5.49913475384407</text:p>
          </table:table-cell>
          <table:table-cell table:formula="of:=[.I160]+2*[.L160]" office:value-type="float" office:value="218.828769507688" calcext:value-type="float">
            <text:p>218.828769507688</text:p>
          </table:table-cell>
          <table:table-cell table:formula="of:=[.I160]-2*[.L160]" office:value-type="float" office:value="196.832230492312" calcext:value-type="float">
            <text:p>196.832230492312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0" calcext:value-type="date">
            <text:p>2024-08-20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3.68" calcext:value-type="float">
            <text:p>213.68</text:p>
          </table:table-cell>
          <table:table-cell office:value-type="float" office:value="214.52" calcext:value-type="float">
            <text:p>214.52</text:p>
          </table:table-cell>
          <table:table-cell office:value-type="float" office:value="5640223" calcext:value-type="float">
            <text:p>5640223</text:p>
          </table:table-cell>
          <table:table-cell table:formula="of:=AVERAGE([.F152:.F161])" office:value-type="float" office:value="209.012" calcext:value-type="float">
            <text:p>209.012</text:p>
          </table:table-cell>
          <table:table-cell table:formula="of:=AVERAGE([.F142:.F161])" office:value-type="float" office:value="208.04" calcext:value-type="float">
            <text:p>208.04</text:p>
          </table:table-cell>
          <table:table-cell table:formula="of:=AVERAGE([.F112:.F161])" office:value-type="float" office:value="205.1632" calcext:value-type="float">
            <text:p>205.1632</text:p>
          </table:table-cell>
          <table:table-cell table:formula="of:=AVERAGE([.F62:.F161])" office:value-type="float" office:value="200.1933" calcext:value-type="float">
            <text:p>200.1933</text:p>
          </table:table-cell>
          <table:table-cell table:formula="of:=COM.MICROSOFT.STDEV.S([.F142:.F160])" office:value-type="float" office:value="5.76803827111749" calcext:value-type="float">
            <text:p>5.76803827111749</text:p>
          </table:table-cell>
          <table:table-cell table:formula="of:=[.I161]+2*[.L161]" office:value-type="float" office:value="219.576076542235" calcext:value-type="float">
            <text:p>219.576076542235</text:p>
          </table:table-cell>
          <table:table-cell table:formula="of:=[.I161]-2*[.L161]" office:value-type="float" office:value="196.503923457765" calcext:value-type="float">
            <text:p>196.503923457765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1" calcext:value-type="date">
            <text:p>2024-08-21</text:p>
          </table:table-cell>
          <table:table-cell office:value-type="float" office:value="214.43" calcext:value-type="float">
            <text:p>214.43</text:p>
          </table:table-cell>
          <table:table-cell office:value-type="float" office:value="215" calcext:value-type="float">
            <text:p>215</text:p>
          </table:table-cell>
          <table:table-cell office:value-type="float" office:value="212.84" calcext:value-type="float">
            <text:p>212.84</text:p>
          </table:table-cell>
          <table:table-cell office:value-type="float" office:value="214.6" calcext:value-type="float">
            <text:p>214.6</text:p>
          </table:table-cell>
          <table:table-cell office:value-type="float" office:value="5202472" calcext:value-type="float">
            <text:p>5202472</text:p>
          </table:table-cell>
          <table:table-cell table:formula="of:=AVERAGE([.F153:.F162])" office:value-type="float" office:value="210.432" calcext:value-type="float">
            <text:p>210.432</text:p>
          </table:table-cell>
          <table:table-cell table:formula="of:=AVERAGE([.F143:.F162])" office:value-type="float" office:value="208.3405" calcext:value-type="float">
            <text:p>208.3405</text:p>
          </table:table-cell>
          <table:table-cell table:formula="of:=AVERAGE([.F113:.F162])" office:value-type="float" office:value="205.463" calcext:value-type="float">
            <text:p>205.463</text:p>
          </table:table-cell>
          <table:table-cell table:formula="of:=AVERAGE([.F63:.F162])" office:value-type="float" office:value="200.3363" calcext:value-type="float">
            <text:p>200.3363</text:p>
          </table:table-cell>
          <table:table-cell table:formula="of:=COM.MICROSOFT.STDEV.S([.F143:.F161])" office:value-type="float" office:value="5.97563004092162" calcext:value-type="float">
            <text:p>5.97563004092162</text:p>
          </table:table-cell>
          <table:table-cell table:formula="of:=[.I162]+2*[.L162]" office:value-type="float" office:value="220.291760081843" calcext:value-type="float">
            <text:p>220.291760081843</text:p>
          </table:table-cell>
          <table:table-cell table:formula="of:=[.I162]-2*[.L162]" office:value-type="float" office:value="196.389239918157" calcext:value-type="float">
            <text:p>196.389239918157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2" calcext:value-type="date">
            <text:p>2024-08-22</text:p>
          </table:table-cell>
          <table:table-cell office:value-type="float" office:value="214.58" calcext:value-type="float">
            <text:p>214.58</text:p>
          </table:table-cell>
          <table:table-cell office:value-type="float" office:value="216.8" calcext:value-type="float">
            <text:p>216.8</text:p>
          </table:table-cell>
          <table:table-cell office:value-type="float" office:value="214.335" calcext:value-type="float">
            <text:p>214.335</text:p>
          </table:table-cell>
          <table:table-cell office:value-type="float" office:value="216.63" calcext:value-type="float">
            <text:p>216.63</text:p>
          </table:table-cell>
          <table:table-cell office:value-type="float" office:value="5247098" calcext:value-type="float">
            <text:p>5247098</text:p>
          </table:table-cell>
          <table:table-cell table:formula="of:=AVERAGE([.F154:.F163])" office:value-type="float" office:value="211.689" calcext:value-type="float">
            <text:p>211.689</text:p>
          </table:table-cell>
          <table:table-cell table:formula="of:=AVERAGE([.F144:.F163])" office:value-type="float" office:value="208.7385" calcext:value-type="float">
            <text:p>208.7385</text:p>
          </table:table-cell>
          <table:table-cell table:formula="of:=AVERAGE([.F114:.F163])" office:value-type="float" office:value="205.9084" calcext:value-type="float">
            <text:p>205.9084</text:p>
          </table:table-cell>
          <table:table-cell table:formula="of:=AVERAGE([.F64:.F163])" office:value-type="float" office:value="200.5132" calcext:value-type="float">
            <text:p>200.5132</text:p>
          </table:table-cell>
          <table:table-cell table:formula="of:=COM.MICROSOFT.STDEV.S([.F144:.F162])" office:value-type="float" office:value="6.16385526240732" calcext:value-type="float">
            <text:p>6.16385526240732</text:p>
          </table:table-cell>
          <table:table-cell table:formula="of:=[.I163]+2*[.L163]" office:value-type="float" office:value="221.066210524815" calcext:value-type="float">
            <text:p>221.066210524815</text:p>
          </table:table-cell>
          <table:table-cell table:formula="of:=[.I163]-2*[.L163]" office:value-type="float" office:value="196.410789475185" calcext:value-type="float">
            <text:p>196.410789475185</text:p>
          </table:table-cell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date" office:date-value="2024-08-23" calcext:value-type="date">
            <text:p>2024-08-23</text:p>
          </table:table-cell>
          <table:table-cell office:value-type="float" office:value="217.6" calcext:value-type="float">
            <text:p>217.6</text:p>
          </table:table-cell>
          <table:table-cell office:value-type="float" office:value="219.19" calcext:value-type="float">
            <text:p>219.19</text:p>
          </table:table-cell>
          <table:table-cell office:value-type="float" office:value="216.5" calcext:value-type="float">
            <text:p>216.5</text:p>
          </table:table-cell>
          <table:table-cell office:value-type="float" office:value="218.31" calcext:value-type="float">
            <text:p>218.31</text:p>
          </table:table-cell>
          <table:table-cell office:value-type="float" office:value="7213981" calcext:value-type="float">
            <text:p>7213981</text:p>
          </table:table-cell>
          <table:table-cell table:formula="of:=AVERAGE([.F155:.F164])" office:value-type="float" office:value="212.94" calcext:value-type="float">
            <text:p>212.94</text:p>
          </table:table-cell>
          <table:table-cell table:formula="of:=AVERAGE([.F145:.F164])" office:value-type="float" office:value="209.042" calcext:value-type="float">
            <text:p>209.042</text:p>
          </table:table-cell>
          <table:table-cell table:formula="of:=AVERAGE([.F115:.F164])" office:value-type="float" office:value="206.444" calcext:value-type="float">
            <text:p>206.444</text:p>
          </table:table-cell>
          <table:table-cell table:formula="of:=AVERAGE([.F65:.F164])" office:value-type="float" office:value="200.7077" calcext:value-type="float">
            <text:p>200.7077</text:p>
          </table:table-cell>
          <table:table-cell table:formula="of:=COM.MICROSOFT.STDEV.S([.F145:.F163])" office:value-type="float" office:value="6.39671644568912" calcext:value-type="float">
            <text:p>6.39671644568912</text:p>
          </table:table-cell>
          <table:table-cell table:formula="of:=[.I164]+2*[.L164]" office:value-type="float" office:value="221.835432891378" calcext:value-type="float">
            <text:p>221.835432891378</text:p>
          </table:table-cell>
          <table:table-cell table:formula="of:=[.I164]-2*[.L164]" office:value-type="float" office:value="196.248567108622" calcext:value-type="float">
            <text:p>196.248567108622</text:p>
          </table:table-cell>
        </table:table-row>
        <table:table-row table:style-name="ro1">
          <table:table-cell table:number-columns-repeated="2" office:value-type="date" office:date-value="2024-08-26" calcext:value-type="date">
            <text:p>2024-08-26</text:p>
          </table:table-cell>
          <table:table-cell office:value-type="float" office:value="219.01" calcext:value-type="float">
            <text:p>219.01</text:p>
          </table:table-cell>
          <table:table-cell office:value-type="float" office:value="219.68" calcext:value-type="float">
            <text:p>219.68</text:p>
          </table:table-cell>
          <table:table-cell office:value-type="float" office:value="218.05" calcext:value-type="float">
            <text:p>218.05</text:p>
          </table:table-cell>
          <table:table-cell office:value-type="float" office:value="219.17" calcext:value-type="float">
            <text:p>219.17</text:p>
          </table:table-cell>
          <table:table-cell office:value-type="float" office:value="5105245" calcext:value-type="float">
            <text:p>5105245</text:p>
          </table:table-cell>
          <table:table-cell table:formula="of:=AVERAGE([.F156:.F165])" office:value-type="float" office:value="214.238" calcext:value-type="float">
            <text:p>214.238</text:p>
          </table:table-cell>
          <table:table-cell table:formula="of:=AVERAGE([.F146:.F165])" office:value-type="float" office:value="209.458" calcext:value-type="float">
            <text:p>209.458</text:p>
          </table:table-cell>
          <table:table-cell table:formula="of:=AVERAGE([.F116:.F165])" office:value-type="float" office:value="206.9542" calcext:value-type="float">
            <text:p>206.9542</text:p>
          </table:table-cell>
          <table:table-cell table:formula="of:=AVERAGE([.F66:.F165])" office:value-type="float" office:value="200.9164" calcext:value-type="float">
            <text:p>200.9164</text:p>
          </table:table-cell>
          <table:table-cell table:formula="of:=COM.MICROSOFT.STDEV.S([.F146:.F164])" office:value-type="float" office:value="6.76387220839232" calcext:value-type="float">
            <text:p>6.76387220839232</text:p>
          </table:table-cell>
          <table:table-cell table:formula="of:=[.I165]+2*[.L165]" office:value-type="float" office:value="222.985744416785" calcext:value-type="float">
            <text:p>222.985744416785</text:p>
          </table:table-cell>
          <table:table-cell table:formula="of:=[.I165]-2*[.L165]" office:value-type="float" office:value="195.930255583215" calcext:value-type="float">
            <text:p>195.930255583215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7" calcext:value-type="date">
            <text:p>2024-08-27</text:p>
          </table:table-cell>
          <table:table-cell office:value-type="float" office:value="219.51" calcext:value-type="float">
            <text:p>219.51</text:p>
          </table:table-cell>
          <table:table-cell office:value-type="float" office:value="220.42" calcext:value-type="float">
            <text:p>220.42</text:p>
          </table:table-cell>
          <table:table-cell office:value-type="float" office:value="219.19" calcext:value-type="float">
            <text:p>219.19</text:p>
          </table:table-cell>
          <table:table-cell office:value-type="float" office:value="220.18" calcext:value-type="float">
            <text:p>220.18</text:p>
          </table:table-cell>
          <table:table-cell office:value-type="float" office:value="5185221" calcext:value-type="float">
            <text:p>5185221</text:p>
          </table:table-cell>
          <table:table-cell table:formula="of:=AVERAGE([.F157:.F166])" office:value-type="float" office:value="215.462" calcext:value-type="float">
            <text:p>215.462</text:p>
          </table:table-cell>
          <table:table-cell table:formula="of:=AVERAGE([.F147:.F166])" office:value-type="float" office:value="209.7075" calcext:value-type="float">
            <text:p>209.7075</text:p>
          </table:table-cell>
          <table:table-cell table:formula="of:=AVERAGE([.F117:.F166])" office:value-type="float" office:value="207.4822" calcext:value-type="float">
            <text:p>207.4822</text:p>
          </table:table-cell>
          <table:table-cell table:formula="of:=AVERAGE([.F67:.F166])" office:value-type="float" office:value="201.1617" calcext:value-type="float">
            <text:p>201.1617</text:p>
          </table:table-cell>
          <table:table-cell table:formula="of:=COM.MICROSOFT.STDEV.S([.F147:.F165])" office:value-type="float" office:value="7.02456658253836" calcext:value-type="float">
            <text:p>7.02456658253836</text:p>
          </table:table-cell>
          <table:table-cell table:formula="of:=[.I166]+2*[.L166]" office:value-type="float" office:value="223.756633165077" calcext:value-type="float">
            <text:p>223.756633165077</text:p>
          </table:table-cell>
          <table:table-cell table:formula="of:=[.I166]-2*[.L166]" office:value-type="float" office:value="195.658366834923" calcext:value-type="float">
            <text:p>195.658366834923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8" calcext:value-type="date">
            <text:p>2024-08-28</text:p>
          </table:table-cell>
          <table:table-cell office:value-type="float" office:value="219.25" calcext:value-type="float">
            <text:p>219.25</text:p>
          </table:table-cell>
          <table:table-cell office:value-type="float" office:value="222.21" calcext:value-type="float">
            <text:p>222.21</text:p>
          </table:table-cell>
          <table:table-cell office:value-type="float" office:value="219.19" calcext:value-type="float">
            <text:p>219.19</text:p>
          </table:table-cell>
          <table:table-cell office:value-type="float" office:value="221.29" calcext:value-type="float">
            <text:p>221.29</text:p>
          </table:table-cell>
          <table:table-cell office:value-type="float" office:value="6506402" calcext:value-type="float">
            <text:p>6506402</text:p>
          </table:table-cell>
          <table:table-cell table:formula="of:=AVERAGE([.F158:.F167])" office:value-type="float" office:value="216.567" calcext:value-type="float">
            <text:p>216.567</text:p>
          </table:table-cell>
          <table:table-cell table:formula="of:=AVERAGE([.F148:.F167])" office:value-type="float" office:value="210.132" calcext:value-type="float">
            <text:p>210.132</text:p>
          </table:table-cell>
          <table:table-cell table:formula="of:=AVERAGE([.F118:.F167])" office:value-type="float" office:value="208.0084" calcext:value-type="float">
            <text:p>208.0084</text:p>
          </table:table-cell>
          <table:table-cell table:formula="of:=AVERAGE([.F68:.F167])" office:value-type="float" office:value="201.4001" calcext:value-type="float">
            <text:p>201.4001</text:p>
          </table:table-cell>
          <table:table-cell table:formula="of:=COM.MICROSOFT.STDEV.S([.F148:.F166])" office:value-type="float" office:value="7.42959649601291" calcext:value-type="float">
            <text:p>7.42959649601291</text:p>
          </table:table-cell>
          <table:table-cell table:formula="of:=[.I167]+2*[.L167]" office:value-type="float" office:value="224.991192992026" calcext:value-type="float">
            <text:p>224.991192992026</text:p>
          </table:table-cell>
          <table:table-cell table:formula="of:=[.I167]-2*[.L167]" office:value-type="float" office:value="195.272807007974" calcext:value-type="float">
            <text:p>195.272807007974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29" calcext:value-type="date">
            <text:p>2024-08-29</text:p>
          </table:table-cell>
          <table:table-cell office:value-type="float" office:value="222.15" calcext:value-type="float">
            <text:p>222.15</text:p>
          </table:table-cell>
          <table:table-cell office:value-type="float" office:value="222.98" calcext:value-type="float">
            <text:p>222.98</text:p>
          </table:table-cell>
          <table:table-cell office:value-type="float" office:value="218.94" calcext:value-type="float">
            <text:p>218.94</text:p>
          </table:table-cell>
          <table:table-cell office:value-type="float" office:value="222.21" calcext:value-type="float">
            <text:p>222.21</text:p>
          </table:table-cell>
          <table:table-cell office:value-type="float" office:value="6416149" calcext:value-type="float">
            <text:p>6416149</text:p>
          </table:table-cell>
          <table:table-cell table:formula="of:=AVERAGE([.F159:.F168])" office:value-type="float" office:value="217.633" calcext:value-type="float">
            <text:p>217.633</text:p>
          </table:table-cell>
          <table:table-cell table:formula="of:=AVERAGE([.F149:.F168])" office:value-type="float" office:value="210.8445" calcext:value-type="float">
            <text:p>210.8445</text:p>
          </table:table-cell>
          <table:table-cell table:formula="of:=AVERAGE([.F119:.F168])" office:value-type="float" office:value="208.5126" calcext:value-type="float">
            <text:p>208.5126</text:p>
          </table:table-cell>
          <table:table-cell table:formula="of:=AVERAGE([.F69:.F168])" office:value-type="float" office:value="201.6374" calcext:value-type="float">
            <text:p>201.6374</text:p>
          </table:table-cell>
          <table:table-cell table:formula="of:=COM.MICROSOFT.STDEV.S([.F149:.F167])" office:value-type="float" office:value="7.8869373090547" calcext:value-type="float">
            <text:p>7.8869373090547</text:p>
          </table:table-cell>
          <table:table-cell table:formula="of:=[.I168]+2*[.L168]" office:value-type="float" office:value="226.618374618109" calcext:value-type="float">
            <text:p>226.618374618109</text:p>
          </table:table-cell>
          <table:table-cell table:formula="of:=[.I168]-2*[.L168]" office:value-type="float" office:value="195.070625381891" calcext:value-type="float">
            <text:p>195.070625381891</text:p>
          </table:table-cell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date" office:date-value="2024-08-30" calcext:value-type="date">
            <text:p>2024-08-30</text:p>
          </table:table-cell>
          <table:table-cell office:value-type="float" office:value="222.5" calcext:value-type="float">
            <text:p>222.5</text:p>
          </table:table-cell>
          <table:table-cell office:value-type="float" office:value="225.48" calcext:value-type="float">
            <text:p>225.48</text:p>
          </table:table-cell>
          <table:table-cell office:value-type="float" office:value="221.93" calcext:value-type="float">
            <text:p>221.93</text:p>
          </table:table-cell>
          <table:table-cell office:value-type="float" office:value="224.8" calcext:value-type="float">
            <text:p>224.8</text:p>
          </table:table-cell>
          <table:table-cell office:value-type="float" office:value="8574128" calcext:value-type="float">
            <text:p>8574128</text:p>
          </table:table-cell>
          <table:table-cell table:formula="of:=AVERAGE([.F160:.F169])" office:value-type="float" office:value="218.716" calcext:value-type="float">
            <text:p>218.716</text:p>
          </table:table-cell>
          <table:table-cell table:formula="of:=AVERAGE([.F150:.F169])" office:value-type="float" office:value="212.1275" calcext:value-type="float">
            <text:p>212.1275</text:p>
          </table:table-cell>
          <table:table-cell table:formula="of:=AVERAGE([.F120:.F169])" office:value-type="float" office:value="209.0352" calcext:value-type="float">
            <text:p>209.0352</text:p>
          </table:table-cell>
          <table:table-cell table:formula="of:=AVERAGE([.F70:.F169])" office:value-type="float" office:value="201.9139" calcext:value-type="float">
            <text:p>201.9139</text:p>
          </table:table-cell>
          <table:table-cell table:formula="of:=COM.MICROSOFT.STDEV.S([.F150:.F168])" office:value-type="float" office:value="7.85788950580117" calcext:value-type="float">
            <text:p>7.85788950580117</text:p>
          </table:table-cell>
          <table:table-cell table:formula="of:=[.I169]+2*[.L169]" office:value-type="float" office:value="227.843279011602" calcext:value-type="float">
            <text:p>227.843279011602</text:p>
          </table:table-cell>
          <table:table-cell table:formula="of:=[.I169]-2*[.L169]" office:value-type="float" office:value="196.411720988398" calcext:value-type="float">
            <text:p>196.411720988398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3" calcext:value-type="date">
            <text:p>2024-09-03</text:p>
          </table:table-cell>
          <table:table-cell office:value-type="float" office:value="222.3" calcext:value-type="float">
            <text:p>222.3</text:p>
          </table:table-cell>
          <table:table-cell office:value-type="float" office:value="224.1" calcext:value-type="float">
            <text:p>224.1</text:p>
          </table:table-cell>
          <table:table-cell office:value-type="float" office:value="219.24" calcext:value-type="float">
            <text:p>219.24</text:p>
          </table:table-cell>
          <table:table-cell office:value-type="float" office:value="220.3" calcext:value-type="float">
            <text:p>220.3</text:p>
          </table:table-cell>
          <table:table-cell office:value-type="float" office:value="8956089" calcext:value-type="float">
            <text:p>8956089</text:p>
          </table:table-cell>
          <table:table-cell table:formula="of:=AVERAGE([.F161:.F170])" office:value-type="float" office:value="219.201" calcext:value-type="float">
            <text:p>219.201</text:p>
          </table:table-cell>
          <table:table-cell table:formula="of:=AVERAGE([.F151:.F170])" office:value-type="float" office:value="213.3975" calcext:value-type="float">
            <text:p>213.3975</text:p>
          </table:table-cell>
          <table:table-cell table:formula="of:=AVERAGE([.F121:.F170])" office:value-type="float" office:value="209.5152" calcext:value-type="float">
            <text:p>209.5152</text:p>
          </table:table-cell>
          <table:table-cell table:formula="of:=AVERAGE([.F71:.F170])" office:value-type="float" office:value="202.1622" calcext:value-type="float">
            <text:p>202.1622</text:p>
          </table:table-cell>
          <table:table-cell table:formula="of:=COM.MICROSOFT.STDEV.S([.F151:.F169])" office:value-type="float" office:value="7.33361008249725" calcext:value-type="float">
            <text:p>7.33361008249725</text:p>
          </table:table-cell>
          <table:table-cell table:formula="of:=[.I170]+2*[.L170]" office:value-type="float" office:value="228.064720164994" calcext:value-type="float">
            <text:p>228.064720164994</text:p>
          </table:table-cell>
          <table:table-cell table:formula="of:=[.I170]-2*[.L170]" office:value-type="float" office:value="198.730279835006" calcext:value-type="float">
            <text:p>198.730279835006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4" calcext:value-type="date">
            <text:p>2024-09-04</text:p>
          </table:table-cell>
          <table:table-cell office:value-type="float" office:value="221.04" calcext:value-type="float">
            <text:p>221.04</text:p>
          </table:table-cell>
          <table:table-cell office:value-type="float" office:value="222.07" calcext:value-type="float">
            <text:p>222.07</text:p>
          </table:table-cell>
          <table:table-cell office:value-type="float" office:value="217.21" calcext:value-type="float">
            <text:p>217.21</text:p>
          </table:table-cell>
          <table:table-cell office:value-type="float" office:value="219.33" calcext:value-type="float">
            <text:p>219.33</text:p>
          </table:table-cell>
          <table:table-cell office:value-type="float" office:value="7389474" calcext:value-type="float">
            <text:p>7389474</text:p>
          </table:table-cell>
          <table:table-cell table:formula="of:=AVERAGE([.F162:.F171])" office:value-type="float" office:value="219.682" calcext:value-type="float">
            <text:p>219.682</text:p>
          </table:table-cell>
          <table:table-cell table:formula="of:=AVERAGE([.F152:.F171])" office:value-type="float" office:value="214.347" calcext:value-type="float">
            <text:p>214.347</text:p>
          </table:table-cell>
          <table:table-cell table:formula="of:=AVERAGE([.F122:.F171])" office:value-type="float" office:value="209.9242" calcext:value-type="float">
            <text:p>209.9242</text:p>
          </table:table-cell>
          <table:table-cell table:formula="of:=AVERAGE([.F72:.F171])" office:value-type="float" office:value="202.4012" calcext:value-type="float">
            <text:p>202.4012</text:p>
          </table:table-cell>
          <table:table-cell table:formula="of:=COM.MICROSOFT.STDEV.S([.F152:.F170])" office:value-type="float" office:value="6.82622912694609" calcext:value-type="float">
            <text:p>6.82622912694609</text:p>
          </table:table-cell>
          <table:table-cell table:formula="of:=[.I171]+2*[.L171]" office:value-type="float" office:value="227.999458253892" calcext:value-type="float">
            <text:p>227.999458253892</text:p>
          </table:table-cell>
          <table:table-cell table:formula="of:=[.I171]-2*[.L171]" office:value-type="float" office:value="200.694541746108" calcext:value-type="float">
            <text:p>200.694541746108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5" calcext:value-type="date">
            <text:p>2024-09-05</text:p>
          </table:table-cell>
          <table:table-cell office:value-type="float" office:value="220.15" calcext:value-type="float">
            <text:p>220.15</text:p>
          </table:table-cell>
          <table:table-cell office:value-type="float" office:value="220.8" calcext:value-type="float">
            <text:p>220.8</text:p>
          </table:table-cell>
          <table:table-cell office:value-type="float" office:value="216.03" calcext:value-type="float">
            <text:p>216.03</text:p>
          </table:table-cell>
          <table:table-cell office:value-type="float" office:value="217.63" calcext:value-type="float">
            <text:p>217.63</text:p>
          </table:table-cell>
          <table:table-cell office:value-type="float" office:value="8067874" calcext:value-type="float">
            <text:p>8067874</text:p>
          </table:table-cell>
          <table:table-cell table:formula="of:=AVERAGE([.F163:.F172])" office:value-type="float" office:value="219.985" calcext:value-type="float">
            <text:p>219.985</text:p>
          </table:table-cell>
          <table:table-cell table:formula="of:=AVERAGE([.F153:.F172])" office:value-type="float" office:value="215.2085" calcext:value-type="float">
            <text:p>215.2085</text:p>
          </table:table-cell>
          <table:table-cell table:formula="of:=AVERAGE([.F123:.F172])" office:value-type="float" office:value="210.3154" calcext:value-type="float">
            <text:p>210.3154</text:p>
          </table:table-cell>
          <table:table-cell table:formula="of:=AVERAGE([.F73:.F172])" office:value-type="float" office:value="202.7496" calcext:value-type="float">
            <text:p>202.7496</text:p>
          </table:table-cell>
          <table:table-cell table:formula="of:=COM.MICROSOFT.STDEV.S([.F153:.F171])" office:value-type="float" office:value="6.05591436782336" calcext:value-type="float">
            <text:p>6.05591436782336</text:p>
          </table:table-cell>
          <table:table-cell table:formula="of:=[.I172]+2*[.L172]" office:value-type="float" office:value="227.320328735647" calcext:value-type="float">
            <text:p>227.320328735647</text:p>
          </table:table-cell>
          <table:table-cell table:formula="of:=[.I172]-2*[.L172]" office:value-type="float" office:value="203.096671264353" calcext:value-type="float">
            <text:p>203.096671264353</text:p>
          </table:table-cell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date" office:date-value="2024-09-06" calcext:value-type="date">
            <text:p>2024-09-06</text:p>
          </table:table-cell>
          <table:table-cell office:value-type="float" office:value="217.6" calcext:value-type="float">
            <text:p>217.6</text:p>
          </table:table-cell>
          <table:table-cell office:value-type="float" office:value="218.74" calcext:value-type="float">
            <text:p>218.74</text:p>
          </table:table-cell>
          <table:table-cell office:value-type="float" office:value="211.09" calcext:value-type="float">
            <text:p>211.09</text:p>
          </table:table-cell>
          <table:table-cell office:value-type="float" office:value="212.46" calcext:value-type="float">
            <text:p>212.46</text:p>
          </table:table-cell>
          <table:table-cell office:value-type="float" office:value="7776998" calcext:value-type="float">
            <text:p>7776998</text:p>
          </table:table-cell>
          <table:table-cell table:formula="of:=AVERAGE([.F164:.F173])" office:value-type="float" office:value="219.568" calcext:value-type="float">
            <text:p>219.568</text:p>
          </table:table-cell>
          <table:table-cell table:formula="of:=AVERAGE([.F154:.F173])" office:value-type="float" office:value="215.6285" calcext:value-type="float">
            <text:p>215.6285</text:p>
          </table:table-cell>
          <table:table-cell table:formula="of:=AVERAGE([.F124:.F173])" office:value-type="float" office:value="210.616" calcext:value-type="float">
            <text:p>210.616</text:p>
          </table:table-cell>
          <table:table-cell table:formula="of:=AVERAGE([.F74:.F173])" office:value-type="float" office:value="203.0453" calcext:value-type="float">
            <text:p>203.0453</text:p>
          </table:table-cell>
          <table:table-cell table:formula="of:=COM.MICROSOFT.STDEV.S([.F154:.F172])" office:value-type="float" office:value="5.45423114901638" calcext:value-type="float">
            <text:p>5.45423114901638</text:p>
          </table:table-cell>
          <table:table-cell table:formula="of:=[.I173]+2*[.L173]" office:value-type="float" office:value="226.536962298033" calcext:value-type="float">
            <text:p>226.536962298033</text:p>
          </table:table-cell>
          <table:table-cell table:formula="of:=[.I173]-2*[.L173]" office:value-type="float" office:value="204.720037701967" calcext:value-type="float">
            <text:p>204.720037701967</text:p>
          </table:table-cell>
        </table:table-row>
        <table:table-row table:style-name="ro1">
          <table:table-cell table:number-columns-repeated="2" office:value-type="date" office:date-value="2024-09-09" calcext:value-type="date">
            <text:p>2024-09-09</text:p>
          </table:table-cell>
          <table:table-cell office:value-type="float" office:value="215.19" calcext:value-type="float">
            <text:p>215.19</text:p>
          </table:table-cell>
          <table:table-cell office:value-type="float" office:value="218.15" calcext:value-type="float">
            <text:p>218.15</text:p>
          </table:table-cell>
          <table:table-cell office:value-type="float" office:value="214.175" calcext:value-type="float">
            <text:p>214.175</text:p>
          </table:table-cell>
          <table:table-cell office:value-type="float" office:value="216.81" calcext:value-type="float">
            <text:p>216.81</text:p>
          </table:table-cell>
          <table:table-cell office:value-type="float" office:value="8935074" calcext:value-type="float">
            <text:p>8935074</text:p>
          </table:table-cell>
          <table:table-cell table:formula="of:=AVERAGE([.F165:.F174])" office:value-type="float" office:value="219.418" calcext:value-type="float">
            <text:p>219.418</text:p>
          </table:table-cell>
          <table:table-cell table:formula="of:=AVERAGE([.F155:.F174])" office:value-type="float" office:value="216.179" calcext:value-type="float">
            <text:p>216.179</text:p>
          </table:table-cell>
          <table:table-cell table:formula="of:=AVERAGE([.F125:.F174])" office:value-type="float" office:value="210.9688" calcext:value-type="float">
            <text:p>210.9688</text:p>
          </table:table-cell>
          <table:table-cell table:formula="of:=AVERAGE([.F75:.F174])" office:value-type="float" office:value="203.4054" calcext:value-type="float">
            <text:p>203.4054</text:p>
          </table:table-cell>
          <table:table-cell table:formula="of:=COM.MICROSOFT.STDEV.S([.F155:.F173])" office:value-type="float" office:value="4.96856598559548" calcext:value-type="float">
            <text:p>4.96856598559548</text:p>
          </table:table-cell>
          <table:table-cell table:formula="of:=[.I174]+2*[.L174]" office:value-type="float" office:value="226.116131971191" calcext:value-type="float">
            <text:p>226.116131971191</text:p>
          </table:table-cell>
          <table:table-cell table:formula="of:=[.I174]-2*[.L174]" office:value-type="float" office:value="206.241868028809" calcext:value-type="float">
            <text:p>206.241868028809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0" calcext:value-type="date">
            <text:p>2024-09-10</text:p>
          </table:table-cell>
          <table:table-cell office:value-type="float" office:value="218.6" calcext:value-type="float">
            <text:p>218.6</text:p>
          </table:table-cell>
          <table:table-cell office:value-type="float" office:value="218.64" calcext:value-type="float">
            <text:p>218.64</text:p>
          </table:table-cell>
          <table:table-cell office:value-type="float" office:value="200.61" calcext:value-type="float">
            <text:p>200.61</text:p>
          </table:table-cell>
          <table:table-cell office:value-type="float" office:value="205.56" calcext:value-type="float">
            <text:p>205.56</text:p>
          </table:table-cell>
          <table:table-cell office:value-type="float" office:value="28406903" calcext:value-type="float">
            <text:p>28406903</text:p>
          </table:table-cell>
          <table:table-cell table:formula="of:=AVERAGE([.F166:.F175])" office:value-type="float" office:value="218.057" calcext:value-type="float">
            <text:p>218.057</text:p>
          </table:table-cell>
          <table:table-cell table:formula="of:=AVERAGE([.F156:.F175])" office:value-type="float" office:value="216.1475" calcext:value-type="float">
            <text:p>216.1475</text:p>
          </table:table-cell>
          <table:table-cell table:formula="of:=AVERAGE([.F126:.F175])" office:value-type="float" office:value="211.0348" calcext:value-type="float">
            <text:p>211.0348</text:p>
          </table:table-cell>
          <table:table-cell table:formula="of:=AVERAGE([.F76:.F175])" office:value-type="float" office:value="203.6602" calcext:value-type="float">
            <text:p>203.6602</text:p>
          </table:table-cell>
          <table:table-cell table:formula="of:=COM.MICROSOFT.STDEV.S([.F156:.F174])" office:value-type="float" office:value="4.34451808914413" calcext:value-type="float">
            <text:p>4.34451808914413</text:p>
          </table:table-cell>
          <table:table-cell table:formula="of:=[.I175]+2*[.L175]" office:value-type="float" office:value="224.836536178288" calcext:value-type="float">
            <text:p>224.836536178288</text:p>
          </table:table-cell>
          <table:table-cell table:formula="of:=[.I175]-2*[.L175]" office:value-type="float" office:value="207.458463821712" calcext:value-type="float">
            <text:p>207.458463821712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1" calcext:value-type="date">
            <text:p>2024-09-11</text:p>
          </table:table-cell>
          <table:table-cell office:value-type="float" office:value="205.25" calcext:value-type="float">
            <text:p>205.25</text:p>
          </table:table-cell>
          <table:table-cell office:value-type="float" office:value="207.7" calcext:value-type="float">
            <text:p>207.7</text:p>
          </table:table-cell>
          <table:table-cell office:value-type="float" office:value="201.831" calcext:value-type="float">
            <text:p>201.831</text:p>
          </table:table-cell>
          <table:table-cell office:value-type="float" office:value="207.23" calcext:value-type="float">
            <text:p>207.23</text:p>
          </table:table-cell>
          <table:table-cell office:value-type="float" office:value="13658743" calcext:value-type="float">
            <text:p>13658743</text:p>
          </table:table-cell>
          <table:table-cell table:formula="of:=AVERAGE([.F167:.F176])" office:value-type="float" office:value="216.762" calcext:value-type="float">
            <text:p>216.762</text:p>
          </table:table-cell>
          <table:table-cell table:formula="of:=AVERAGE([.F157:.F176])" office:value-type="float" office:value="216.112" calcext:value-type="float">
            <text:p>216.112</text:p>
          </table:table-cell>
          <table:table-cell table:formula="of:=AVERAGE([.F127:.F176])" office:value-type="float" office:value="211.0704" calcext:value-type="float">
            <text:p>211.0704</text:p>
          </table:table-cell>
          <table:table-cell table:formula="of:=AVERAGE([.F77:.F176])" office:value-type="float" office:value="203.92" calcext:value-type="float">
            <text:p>203.92</text:p>
          </table:table-cell>
          <table:table-cell table:formula="of:=COM.MICROSOFT.STDEV.S([.F157:.F175])" office:value-type="float" office:value="4.6358116557516" calcext:value-type="float">
            <text:p>4.6358116557516</text:p>
          </table:table-cell>
          <table:table-cell table:formula="of:=[.I176]+2*[.L176]" office:value-type="float" office:value="225.383623311503" calcext:value-type="float">
            <text:p>225.383623311503</text:p>
          </table:table-cell>
          <table:table-cell table:formula="of:=[.I176]-2*[.L176]" office:value-type="float" office:value="206.840376688497" calcext:value-type="float">
            <text:p>206.840376688497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2" calcext:value-type="date">
            <text:p>2024-09-12</text:p>
          </table:table-cell>
          <table:table-cell office:value-type="float" office:value="207.65" calcext:value-type="float">
            <text:p>207.65</text:p>
          </table:table-cell>
          <table:table-cell office:value-type="float" office:value="208.78" calcext:value-type="float">
            <text:p>208.78</text:p>
          </table:table-cell>
          <table:table-cell office:value-type="float" office:value="204.89" calcext:value-type="float">
            <text:p>204.89</text:p>
          </table:table-cell>
          <table:table-cell office:value-type="float" office:value="206.6" calcext:value-type="float">
            <text:p>206.6</text:p>
          </table:table-cell>
          <table:table-cell office:value-type="float" office:value="9055756" calcext:value-type="float">
            <text:p>9055756</text:p>
          </table:table-cell>
          <table:table-cell table:formula="of:=AVERAGE([.F168:.F177])" office:value-type="float" office:value="215.293" calcext:value-type="float">
            <text:p>215.293</text:p>
          </table:table-cell>
          <table:table-cell table:formula="of:=AVERAGE([.F158:.F177])" office:value-type="float" office:value="215.93" calcext:value-type="float">
            <text:p>215.93</text:p>
          </table:table-cell>
          <table:table-cell table:formula="of:=AVERAGE([.F128:.F177])" office:value-type="float" office:value="211.0258" calcext:value-type="float">
            <text:p>211.0258</text:p>
          </table:table-cell>
          <table:table-cell table:formula="of:=AVERAGE([.F78:.F177])" office:value-type="float" office:value="204.128" calcext:value-type="float">
            <text:p>204.128</text:p>
          </table:table-cell>
          <table:table-cell table:formula="of:=COM.MICROSOFT.STDEV.S([.F158:.F176])" office:value-type="float" office:value="4.90793223571897" calcext:value-type="float">
            <text:p>4.90793223571897</text:p>
          </table:table-cell>
          <table:table-cell table:formula="of:=[.I177]+2*[.L177]" office:value-type="float" office:value="225.745864471438" calcext:value-type="float">
            <text:p>225.745864471438</text:p>
          </table:table-cell>
          <table:table-cell table:formula="of:=[.I177]-2*[.L177]" office:value-type="float" office:value="206.114135528562" calcext:value-type="float">
            <text:p>206.114135528562</text:p>
          </table:table-cell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date" office:date-value="2024-09-13" calcext:value-type="date">
            <text:p>2024-09-13</text:p>
          </table:table-cell>
          <table:table-cell office:value-type="float" office:value="206.86" calcext:value-type="float">
            <text:p>206.86</text:p>
          </table:table-cell>
          <table:table-cell office:value-type="float" office:value="207.8482" calcext:value-type="float">
            <text:p>207.8482</text:p>
          </table:table-cell>
          <table:table-cell office:value-type="float" office:value="203.02" calcext:value-type="float">
            <text:p>203.02</text:p>
          </table:table-cell>
          <table:table-cell office:value-type="float" office:value="204.32" calcext:value-type="float">
            <text:p>204.32</text:p>
          </table:table-cell>
          <table:table-cell office:value-type="float" office:value="10226694" calcext:value-type="float">
            <text:p>10226694</text:p>
          </table:table-cell>
          <table:table-cell table:formula="of:=AVERAGE([.F169:.F178])" office:value-type="float" office:value="213.504" calcext:value-type="float">
            <text:p>213.504</text:p>
          </table:table-cell>
          <table:table-cell table:formula="of:=AVERAGE([.F159:.F178])" office:value-type="float" office:value="215.5685" calcext:value-type="float">
            <text:p>215.5685</text:p>
          </table:table-cell>
          <table:table-cell table:formula="of:=AVERAGE([.F129:.F178])" office:value-type="float" office:value="210.9384" calcext:value-type="float">
            <text:p>210.9384</text:p>
          </table:table-cell>
          <table:table-cell table:formula="of:=AVERAGE([.F79:.F178])" office:value-type="float" office:value="204.2771" calcext:value-type="float">
            <text:p>204.2771</text:p>
          </table:table-cell>
          <table:table-cell table:formula="of:=COM.MICROSOFT.STDEV.S([.F159:.F177])" office:value-type="float" office:value="5.29683707894964" calcext:value-type="float">
            <text:p>5.29683707894964</text:p>
          </table:table-cell>
          <table:table-cell table:formula="of:=[.I178]+2*[.L178]" office:value-type="float" office:value="226.162174157899" calcext:value-type="float">
            <text:p>226.162174157899</text:p>
          </table:table-cell>
          <table:table-cell table:formula="of:=[.I178]-2*[.L178]" office:value-type="float" office:value="204.974825842101" calcext:value-type="float">
            <text:p>204.974825842101</text:p>
          </table:table-cell>
        </table:table-row>
        <table:table-row table:style-name="ro1">
          <table:table-cell table:number-columns-repeated="2" office:value-type="date" office:date-value="2024-09-16" calcext:value-type="date">
            <text:p>2024-09-16</text:p>
          </table:table-cell>
          <table:table-cell office:value-type="float" office:value="205.83" calcext:value-type="float">
            <text:p>205.83</text:p>
          </table:table-cell>
          <table:table-cell office:value-type="float" office:value="208.21" calcext:value-type="float">
            <text:p>208.21</text:p>
          </table:table-cell>
          <table:table-cell office:value-type="float" office:value="205.59" calcext:value-type="float">
            <text:p>205.59</text:p>
          </table:table-cell>
          <table:table-cell office:value-type="float" office:value="207.86" calcext:value-type="float">
            <text:p>207.86</text:p>
          </table:table-cell>
          <table:table-cell office:value-type="float" office:value="8634936" calcext:value-type="float">
            <text:p>8634936</text:p>
          </table:table-cell>
          <table:table-cell table:formula="of:=AVERAGE([.F170:.F179])" office:value-type="float" office:value="211.81" calcext:value-type="float">
            <text:p>211.81</text:p>
          </table:table-cell>
          <table:table-cell table:formula="of:=AVERAGE([.F160:.F179])" office:value-type="float" office:value="215.263" calcext:value-type="float">
            <text:p>215.263</text:p>
          </table:table-cell>
          <table:table-cell table:formula="of:=AVERAGE([.F130:.F179])" office:value-type="float" office:value="210.9998" calcext:value-type="float">
            <text:p>210.9998</text:p>
          </table:table-cell>
          <table:table-cell table:formula="of:=AVERAGE([.F80:.F179])" office:value-type="float" office:value="204.4343" calcext:value-type="float">
            <text:p>204.4343</text:p>
          </table:table-cell>
          <table:table-cell table:formula="of:=COM.MICROSOFT.STDEV.S([.F160:.F178])" office:value-type="float" office:value="5.94191873434954" calcext:value-type="float">
            <text:p>5.94191873434954</text:p>
          </table:table-cell>
          <table:table-cell table:formula="of:=[.I179]+2*[.L179]" office:value-type="float" office:value="227.146837468699" calcext:value-type="float">
            <text:p>227.146837468699</text:p>
          </table:table-cell>
          <table:table-cell table:formula="of:=[.I179]-2*[.L179]" office:value-type="float" office:value="203.379162531301" calcext:value-type="float">
            <text:p>203.379162531301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7" calcext:value-type="date">
            <text:p>2024-09-17</text:p>
          </table:table-cell>
          <table:table-cell office:value-type="float" office:value="207.73" calcext:value-type="float">
            <text:p>207.73</text:p>
          </table:table-cell>
          <table:table-cell office:value-type="float" office:value="209.93" calcext:value-type="float">
            <text:p>209.93</text:p>
          </table:table-cell>
          <table:table-cell office:value-type="float" office:value="207.66" calcext:value-type="float">
            <text:p>207.66</text:p>
          </table:table-cell>
          <table:table-cell office:value-type="float" office:value="209.25" calcext:value-type="float">
            <text:p>209.25</text:p>
          </table:table-cell>
          <table:table-cell office:value-type="float" office:value="7573345" calcext:value-type="float">
            <text:p>7573345</text:p>
          </table:table-cell>
          <table:table-cell table:formula="of:=AVERAGE([.F171:.F180])" office:value-type="float" office:value="210.705" calcext:value-type="float">
            <text:p>210.705</text:p>
          </table:table-cell>
          <table:table-cell table:formula="of:=AVERAGE([.F161:.F180])" office:value-type="float" office:value="214.953" calcext:value-type="float">
            <text:p>214.953</text:p>
          </table:table-cell>
          <table:table-cell table:formula="of:=AVERAGE([.F131:.F180])" office:value-type="float" office:value="211.0814" calcext:value-type="float">
            <text:p>211.0814</text:p>
          </table:table-cell>
          <table:table-cell table:formula="of:=AVERAGE([.F81:.F180])" office:value-type="float" office:value="204.596" calcext:value-type="float">
            <text:p>204.596</text:p>
          </table:table-cell>
          <table:table-cell table:formula="of:=COM.MICROSOFT.STDEV.S([.F161:.F179])" office:value-type="float" office:value="6.20558534496821" calcext:value-type="float">
            <text:p>6.20558534496821</text:p>
          </table:table-cell>
          <table:table-cell table:formula="of:=[.I180]+2*[.L180]" office:value-type="float" office:value="227.364170689936" calcext:value-type="float">
            <text:p>227.364170689936</text:p>
          </table:table-cell>
          <table:table-cell table:formula="of:=[.I180]-2*[.L180]" office:value-type="float" office:value="202.541829310064" calcext:value-type="float">
            <text:p>202.541829310064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8" calcext:value-type="date">
            <text:p>2024-09-18</text:p>
          </table:table-cell>
          <table:table-cell office:value-type="float" office:value="209.01" calcext:value-type="float">
            <text:p>209.01</text:p>
          </table:table-cell>
          <table:table-cell office:value-type="float" office:value="211.3361" calcext:value-type="float">
            <text:p>211.3361</text:p>
          </table:table-cell>
          <table:table-cell office:value-type="float" office:value="206.7" calcext:value-type="float">
            <text:p>206.7</text:p>
          </table:table-cell>
          <table:table-cell office:value-type="float" office:value="207.53" calcext:value-type="float">
            <text:p>207.53</text:p>
          </table:table-cell>
          <table:table-cell office:value-type="float" office:value="8259876" calcext:value-type="float">
            <text:p>8259876</text:p>
          </table:table-cell>
          <table:table-cell table:formula="of:=AVERAGE([.F172:.F181])" office:value-type="float" office:value="209.525" calcext:value-type="float">
            <text:p>209.525</text:p>
          </table:table-cell>
          <table:table-cell table:formula="of:=AVERAGE([.F162:.F181])" office:value-type="float" office:value="214.6035" calcext:value-type="float">
            <text:p>214.6035</text:p>
          </table:table-cell>
          <table:table-cell table:formula="of:=AVERAGE([.F132:.F181])" office:value-type="float" office:value="211.0794" calcext:value-type="float">
            <text:p>211.0794</text:p>
          </table:table-cell>
          <table:table-cell table:formula="of:=AVERAGE([.F82:.F181])" office:value-type="float" office:value="204.7376" calcext:value-type="float">
            <text:p>204.7376</text:p>
          </table:table-cell>
          <table:table-cell table:formula="of:=COM.MICROSOFT.STDEV.S([.F162:.F180])" office:value-type="float" office:value="6.356125056274" calcext:value-type="float">
            <text:p>6.356125056274</text:p>
          </table:table-cell>
          <table:table-cell table:formula="of:=[.I181]+2*[.L181]" office:value-type="float" office:value="227.315750112548" calcext:value-type="float">
            <text:p>227.315750112548</text:p>
          </table:table-cell>
          <table:table-cell table:formula="of:=[.I181]-2*[.L181]" office:value-type="float" office:value="201.891249887452" calcext:value-type="float">
            <text:p>201.891249887452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19" calcext:value-type="date">
            <text:p>2024-09-19</text:p>
          </table:table-cell>
          <table:table-cell office:value-type="float" office:value="209.78" calcext:value-type="float">
            <text:p>209.78</text:p>
          </table:table-cell>
          <table:table-cell office:value-type="float" office:value="211.91" calcext:value-type="float">
            <text:p>211.91</text:p>
          </table:table-cell>
          <table:table-cell office:value-type="float" office:value="207.34" calcext:value-type="float">
            <text:p>207.34</text:p>
          </table:table-cell>
          <table:table-cell office:value-type="float" office:value="210.48" calcext:value-type="float">
            <text:p>210.48</text:p>
          </table:table-cell>
          <table:table-cell office:value-type="float" office:value="11635168" calcext:value-type="float">
            <text:p>11635168</text:p>
          </table:table-cell>
          <table:table-cell table:formula="of:=AVERAGE([.F173:.F182])" office:value-type="float" office:value="208.81" calcext:value-type="float">
            <text:p>208.81</text:p>
          </table:table-cell>
          <table:table-cell table:formula="of:=AVERAGE([.F163:.F182])" office:value-type="float" office:value="214.3975" calcext:value-type="float">
            <text:p>214.3975</text:p>
          </table:table-cell>
          <table:table-cell table:formula="of:=AVERAGE([.F133:.F182])" office:value-type="float" office:value="211.133" calcext:value-type="float">
            <text:p>211.133</text:p>
          </table:table-cell>
          <table:table-cell table:formula="of:=AVERAGE([.F83:.F182])" office:value-type="float" office:value="204.9075" calcext:value-type="float">
            <text:p>204.9075</text:p>
          </table:table-cell>
          <table:table-cell table:formula="of:=COM.MICROSOFT.STDEV.S([.F163:.F181])" office:value-type="float" office:value="6.58227266605482" calcext:value-type="float">
            <text:p>6.58227266605482</text:p>
          </table:table-cell>
          <table:table-cell table:formula="of:=[.I182]+2*[.L182]" office:value-type="float" office:value="227.56204533211" calcext:value-type="float">
            <text:p>227.56204533211</text:p>
          </table:table-cell>
          <table:table-cell table:formula="of:=[.I182]-2*[.L182]" office:value-type="float" office:value="201.23295466789" calcext:value-type="float">
            <text:p>201.23295466789</text:p>
          </table:table-cell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date" office:date-value="2024-09-20" calcext:value-type="date">
            <text:p>2024-09-20</text:p>
          </table:table-cell>
          <table:table-cell office:value-type="float" office:value="209.93" calcext:value-type="float">
            <text:p>209.93</text:p>
          </table:table-cell>
          <table:table-cell office:value-type="float" office:value="211.415" calcext:value-type="float">
            <text:p>211.415</text:p>
          </table:table-cell>
          <table:table-cell office:value-type="float" office:value="209.5" calcext:value-type="float">
            <text:p>209.5</text:p>
          </table:table-cell>
          <table:table-cell office:value-type="float" office:value="211.09" calcext:value-type="float">
            <text:p>211.09</text:p>
          </table:table-cell>
          <table:table-cell office:value-type="float" office:value="20884974" calcext:value-type="float">
            <text:p>20884974</text:p>
          </table:table-cell>
          <table:table-cell table:formula="of:=AVERAGE([.F174:.F183])" office:value-type="float" office:value="208.673" calcext:value-type="float">
            <text:p>208.673</text:p>
          </table:table-cell>
          <table:table-cell table:formula="of:=AVERAGE([.F164:.F183])" office:value-type="float" office:value="214.1205" calcext:value-type="float">
            <text:p>214.1205</text:p>
          </table:table-cell>
          <table:table-cell table:formula="of:=AVERAGE([.F134:.F183])" office:value-type="float" office:value="211.2058" calcext:value-type="float">
            <text:p>211.2058</text:p>
          </table:table-cell>
          <table:table-cell table:formula="of:=AVERAGE([.F84:.F183])" office:value-type="float" office:value="205.0856" calcext:value-type="float">
            <text:p>205.0856</text:p>
          </table:table-cell>
          <table:table-cell table:formula="of:=COM.MICROSOFT.STDEV.S([.F164:.F182])" office:value-type="float" office:value="6.62814621309927" calcext:value-type="float">
            <text:p>6.62814621309927</text:p>
          </table:table-cell>
          <table:table-cell table:formula="of:=[.I183]+2*[.L183]" office:value-type="float" office:value="227.376792426199" calcext:value-type="float">
            <text:p>227.376792426199</text:p>
          </table:table-cell>
          <table:table-cell table:formula="of:=[.I183]-2*[.L183]" office:value-type="float" office:value="200.864207573801" calcext:value-type="float">
            <text:p>200.864207573801</text:p>
          </table:table-cell>
        </table:table-row>
        <table:table-row table:style-name="ro1">
          <table:table-cell table:number-columns-repeated="2" office:value-type="date" office:date-value="2024-09-23" calcext:value-type="date">
            <text:p>2024-09-23</text:p>
          </table:table-cell>
          <table:table-cell office:value-type="float" office:value="211" calcext:value-type="float">
            <text:p>211</text:p>
          </table:table-cell>
          <table:table-cell office:value-type="float" office:value="211.8" calcext:value-type="float">
            <text:p>211.8</text:p>
          </table:table-cell>
          <table:table-cell office:value-type="float" office:value="209.99" calcext:value-type="float">
            <text:p>209.99</text:p>
          </table:table-cell>
          <table:table-cell office:value-type="float" office:value="211.44" calcext:value-type="float">
            <text:p>211.44</text:p>
          </table:table-cell>
          <table:table-cell office:value-type="float" office:value="7223491" calcext:value-type="float">
            <text:p>7223491</text:p>
          </table:table-cell>
          <table:table-cell table:formula="of:=AVERAGE([.F175:.F184])" office:value-type="float" office:value="208.136" calcext:value-type="float">
            <text:p>208.136</text:p>
          </table:table-cell>
          <table:table-cell table:formula="of:=AVERAGE([.F165:.F184])" office:value-type="float" office:value="213.777" calcext:value-type="float">
            <text:p>213.777</text:p>
          </table:table-cell>
          <table:table-cell table:formula="of:=AVERAGE([.F135:.F184])" office:value-type="float" office:value="211.3358" calcext:value-type="float">
            <text:p>211.3358</text:p>
          </table:table-cell>
          <table:table-cell table:formula="of:=AVERAGE([.F85:.F184])" office:value-type="float" office:value="205.2826" calcext:value-type="float">
            <text:p>205.2826</text:p>
          </table:table-cell>
          <table:table-cell table:formula="of:=COM.MICROSOFT.STDEV.S([.F165:.F183])" office:value-type="float" office:value="6.59112787515663" calcext:value-type="float">
            <text:p>6.59112787515663</text:p>
          </table:table-cell>
          <table:table-cell table:formula="of:=[.I184]+2*[.L184]" office:value-type="float" office:value="226.959255750313" calcext:value-type="float">
            <text:p>226.959255750313</text:p>
          </table:table-cell>
          <table:table-cell table:formula="of:=[.I184]-2*[.L184]" office:value-type="float" office:value="200.594744249687" calcext:value-type="float">
            <text:p>200.594744249687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4" calcext:value-type="date">
            <text:p>2024-09-24</text:p>
          </table:table-cell>
          <table:table-cell office:value-type="float" office:value="211.15" calcext:value-type="float">
            <text:p>211.15</text:p>
          </table:table-cell>
          <table:table-cell office:value-type="float" office:value="212.95" calcext:value-type="float">
            <text:p>212.95</text:p>
          </table:table-cell>
          <table:table-cell office:value-type="float" office:value="210.37" calcext:value-type="float">
            <text:p>210.37</text:p>
          </table:table-cell>
          <table:table-cell office:value-type="float" office:value="211.59" calcext:value-type="float">
            <text:p>211.59</text:p>
          </table:table-cell>
          <table:table-cell office:value-type="float" office:value="7323239" calcext:value-type="float">
            <text:p>7323239</text:p>
          </table:table-cell>
          <table:table-cell table:formula="of:=AVERAGE([.F176:.F185])" office:value-type="float" office:value="208.739" calcext:value-type="float">
            <text:p>208.739</text:p>
          </table:table-cell>
          <table:table-cell table:formula="of:=AVERAGE([.F166:.F185])" office:value-type="float" office:value="213.398" calcext:value-type="float">
            <text:p>213.398</text:p>
          </table:table-cell>
          <table:table-cell table:formula="of:=AVERAGE([.F136:.F185])" office:value-type="float" office:value="211.3666" calcext:value-type="float">
            <text:p>211.3666</text:p>
          </table:table-cell>
          <table:table-cell table:formula="of:=AVERAGE([.F86:.F185])" office:value-type="float" office:value="205.4799" calcext:value-type="float">
            <text:p>205.4799</text:p>
          </table:table-cell>
          <table:table-cell table:formula="of:=COM.MICROSOFT.STDEV.S([.F166:.F184])" office:value-type="float" office:value="6.48548469244254" calcext:value-type="float">
            <text:p>6.48548469244254</text:p>
          </table:table-cell>
          <table:table-cell table:formula="of:=[.I185]+2*[.L185]" office:value-type="float" office:value="226.368969384885" calcext:value-type="float">
            <text:p>226.368969384885</text:p>
          </table:table-cell>
          <table:table-cell table:formula="of:=[.I185]-2*[.L185]" office:value-type="float" office:value="200.427030615115" calcext:value-type="float">
            <text:p>200.427030615115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5" calcext:value-type="date">
            <text:p>2024-09-25</text:p>
          </table:table-cell>
          <table:table-cell office:value-type="float" office:value="211.68" calcext:value-type="float">
            <text:p>211.68</text:p>
          </table:table-cell>
          <table:table-cell office:value-type="float" office:value="212.24" calcext:value-type="float">
            <text:p>212.24</text:p>
          </table:table-cell>
          <table:table-cell office:value-type="float" office:value="208.61" calcext:value-type="float">
            <text:p>208.61</text:p>
          </table:table-cell>
          <table:table-cell office:value-type="float" office:value="210.19" calcext:value-type="float">
            <text:p>210.19</text:p>
          </table:table-cell>
          <table:table-cell office:value-type="float" office:value="8976520" calcext:value-type="float">
            <text:p>8976520</text:p>
          </table:table-cell>
          <table:table-cell table:formula="of:=AVERAGE([.F177:.F186])" office:value-type="float" office:value="209.035" calcext:value-type="float">
            <text:p>209.035</text:p>
          </table:table-cell>
          <table:table-cell table:formula="of:=AVERAGE([.F167:.F186])" office:value-type="float" office:value="212.8985" calcext:value-type="float">
            <text:p>212.8985</text:p>
          </table:table-cell>
          <table:table-cell table:formula="of:=AVERAGE([.F137:.F186])" office:value-type="float" office:value="211.298" calcext:value-type="float">
            <text:p>211.298</text:p>
          </table:table-cell>
          <table:table-cell table:formula="of:=AVERAGE([.F87:.F186])" office:value-type="float" office:value="205.6652" calcext:value-type="float">
            <text:p>205.6652</text:p>
          </table:table-cell>
          <table:table-cell table:formula="of:=COM.MICROSOFT.STDEV.S([.F167:.F185])" office:value-type="float" office:value="6.28990275029648" calcext:value-type="float">
            <text:p>6.28990275029648</text:p>
          </table:table-cell>
          <table:table-cell table:formula="of:=[.I186]+2*[.L186]" office:value-type="float" office:value="225.478305500593" calcext:value-type="float">
            <text:p>225.478305500593</text:p>
          </table:table-cell>
          <table:table-cell table:formula="of:=[.I186]-2*[.L186]" office:value-type="float" office:value="200.318694499407" calcext:value-type="float">
            <text:p>200.318694499407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6" calcext:value-type="date">
            <text:p>2024-09-26</text:p>
          </table:table-cell>
          <table:table-cell office:value-type="float" office:value="211.13" calcext:value-type="float">
            <text:p>211.13</text:p>
          </table:table-cell>
          <table:table-cell office:value-type="float" office:value="211.7" calcext:value-type="float">
            <text:p>211.7</text:p>
          </table:table-cell>
          <table:table-cell office:value-type="float" office:value="209.01" calcext:value-type="float">
            <text:p>209.01</text:p>
          </table:table-cell>
          <table:table-cell office:value-type="float" office:value="209.78" calcext:value-type="float">
            <text:p>209.78</text:p>
          </table:table-cell>
          <table:table-cell office:value-type="float" office:value="7807480" calcext:value-type="float">
            <text:p>7807480</text:p>
          </table:table-cell>
          <table:table-cell table:formula="of:=AVERAGE([.F178:.F187])" office:value-type="float" office:value="209.353" calcext:value-type="float">
            <text:p>209.353</text:p>
          </table:table-cell>
          <table:table-cell table:formula="of:=AVERAGE([.F168:.F187])" office:value-type="float" office:value="212.323" calcext:value-type="float">
            <text:p>212.323</text:p>
          </table:table-cell>
          <table:table-cell table:formula="of:=AVERAGE([.F138:.F187])" office:value-type="float" office:value="211.1562" calcext:value-type="float">
            <text:p>211.1562</text:p>
          </table:table-cell>
          <table:table-cell table:formula="of:=AVERAGE([.F88:.F187])" office:value-type="float" office:value="205.8579" calcext:value-type="float">
            <text:p>205.8579</text:p>
          </table:table-cell>
          <table:table-cell table:formula="of:=COM.MICROSOFT.STDEV.S([.F168:.F186])" office:value-type="float" office:value="5.98948342479604" calcext:value-type="float">
            <text:p>5.98948342479604</text:p>
          </table:table-cell>
          <table:table-cell table:formula="of:=[.I187]+2*[.L187]" office:value-type="float" office:value="224.301966849592" calcext:value-type="float">
            <text:p>224.301966849592</text:p>
          </table:table-cell>
          <table:table-cell table:formula="of:=[.I187]-2*[.L187]" office:value-type="float" office:value="200.344033150408" calcext:value-type="float">
            <text:p>200.344033150408</text:p>
          </table:table-cell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date" office:date-value="2024-09-27" calcext:value-type="date">
            <text:p>2024-09-27</text:p>
          </table:table-cell>
          <table:table-cell office:value-type="float" office:value="210.65" calcext:value-type="float">
            <text:p>210.65</text:p>
          </table:table-cell>
          <table:table-cell office:value-type="float" office:value="212.44" calcext:value-type="float">
            <text:p>212.44</text:p>
          </table:table-cell>
          <table:table-cell office:value-type="float" office:value="209.33" calcext:value-type="float">
            <text:p>209.33</text:p>
          </table:table-cell>
          <table:table-cell office:value-type="float" office:value="210.5" calcext:value-type="float">
            <text:p>210.5</text:p>
          </table:table-cell>
          <table:table-cell office:value-type="float" office:value="7032450" calcext:value-type="float">
            <text:p>7032450</text:p>
          </table:table-cell>
          <table:table-cell table:formula="of:=AVERAGE([.F179:.F188])" office:value-type="float" office:value="209.971" calcext:value-type="float">
            <text:p>209.971</text:p>
          </table:table-cell>
          <table:table-cell table:formula="of:=AVERAGE([.F169:.F188])" office:value-type="float" office:value="211.7375" calcext:value-type="float">
            <text:p>211.7375</text:p>
          </table:table-cell>
          <table:table-cell table:formula="of:=AVERAGE([.F139:.F188])" office:value-type="float" office:value="211.1666" calcext:value-type="float">
            <text:p>211.1666</text:p>
          </table:table-cell>
          <table:table-cell table:formula="of:=AVERAGE([.F89:.F188])" office:value-type="float" office:value="206.0429" calcext:value-type="float">
            <text:p>206.0429</text:p>
          </table:table-cell>
          <table:table-cell table:formula="of:=COM.MICROSOFT.STDEV.S([.F169:.F187])" office:value-type="float" office:value="5.52589846098982" calcext:value-type="float">
            <text:p>5.52589846098982</text:p>
          </table:table-cell>
          <table:table-cell table:formula="of:=[.I188]+2*[.L188]" office:value-type="float" office:value="222.78929692198" calcext:value-type="float">
            <text:p>222.78929692198</text:p>
          </table:table-cell>
          <table:table-cell table:formula="of:=[.I188]-2*[.L188]" office:value-type="float" office:value="200.68570307802" calcext:value-type="float">
            <text:p>200.68570307802</text:p>
          </table:table-cell>
        </table:table-row>
        <table:table-row table:style-name="ro1">
          <table:table-cell table:number-columns-repeated="2" office:value-type="date" office:date-value="2024-09-30" calcext:value-type="date">
            <text:p>2024-09-30</text:p>
          </table:table-cell>
          <table:table-cell office:value-type="float" office:value="206.31" calcext:value-type="float">
            <text:p>206.31</text:p>
          </table:table-cell>
          <table:table-cell office:value-type="float" office:value="210.96" calcext:value-type="float">
            <text:p>210.96</text:p>
          </table:table-cell>
          <table:table-cell office:value-type="float" office:value="205.26" calcext:value-type="float">
            <text:p>205.26</text:p>
          </table:table-cell>
          <table:table-cell office:value-type="float" office:value="210.86" calcext:value-type="float">
            <text:p>210.86</text:p>
          </table:table-cell>
          <table:table-cell office:value-type="float" office:value="8668314" calcext:value-type="float">
            <text:p>8668314</text:p>
          </table:table-cell>
          <table:table-cell table:formula="of:=AVERAGE([.F180:.F189])" office:value-type="float" office:value="210.271" calcext:value-type="float">
            <text:p>210.271</text:p>
          </table:table-cell>
          <table:table-cell table:formula="of:=AVERAGE([.F170:.F189])" office:value-type="float" office:value="211.0405" calcext:value-type="float">
            <text:p>211.0405</text:p>
          </table:table-cell>
          <table:table-cell table:formula="of:=AVERAGE([.F140:.F189])" office:value-type="float" office:value="211.1882" calcext:value-type="float">
            <text:p>211.1882</text:p>
          </table:table-cell>
          <table:table-cell table:formula="of:=AVERAGE([.F90:.F189])" office:value-type="float" office:value="206.234" calcext:value-type="float">
            <text:p>206.234</text:p>
          </table:table-cell>
          <table:table-cell table:formula="of:=COM.MICROSOFT.STDEV.S([.F170:.F188])" office:value-type="float" office:value="4.54387622092759" calcext:value-type="float">
            <text:p>4.54387622092759</text:p>
          </table:table-cell>
          <table:table-cell table:formula="of:=[.I189]+2*[.L189]" office:value-type="float" office:value="220.128252441855" calcext:value-type="float">
            <text:p>220.128252441855</text:p>
          </table:table-cell>
          <table:table-cell table:formula="of:=[.I189]-2*[.L189]" office:value-type="float" office:value="201.952747558145" calcext:value-type="float">
            <text:p>201.952747558145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1" calcext:value-type="date">
            <text:p>2024-10-01</text:p>
          </table:table-cell>
          <table:table-cell office:value-type="float" office:value="208.9" calcext:value-type="float">
            <text:p>208.9</text:p>
          </table:table-cell>
          <table:table-cell office:value-type="float" office:value="209.09" calcext:value-type="float">
            <text:p>209.09</text:p>
          </table:table-cell>
          <table:table-cell office:value-type="float" office:value="206.19" calcext:value-type="float">
            <text:p>206.19</text:p>
          </table:table-cell>
          <table:table-cell office:value-type="float" office:value="207.04" calcext:value-type="float">
            <text:p>207.04</text:p>
          </table:table-cell>
          <table:table-cell office:value-type="float" office:value="8540064" calcext:value-type="float">
            <text:p>8540064</text:p>
          </table:table-cell>
          <table:table-cell table:formula="of:=AVERAGE([.F181:.F190])" office:value-type="float" office:value="210.05" calcext:value-type="float">
            <text:p>210.05</text:p>
          </table:table-cell>
          <table:table-cell table:formula="of:=AVERAGE([.F171:.F190])" office:value-type="float" office:value="210.3775" calcext:value-type="float">
            <text:p>210.3775</text:p>
          </table:table-cell>
          <table:table-cell table:formula="of:=AVERAGE([.F141:.F190])" office:value-type="float" office:value="211.1234" calcext:value-type="float">
            <text:p>211.1234</text:p>
          </table:table-cell>
          <table:table-cell table:formula="of:=AVERAGE([.F91:.F190])" office:value-type="float" office:value="206.3479" calcext:value-type="float">
            <text:p>206.3479</text:p>
          </table:table-cell>
          <table:table-cell table:formula="of:=COM.MICROSOFT.STDEV.S([.F171:.F189])" office:value-type="float" office:value="3.95408375765779" calcext:value-type="float">
            <text:p>3.95408375765779</text:p>
          </table:table-cell>
          <table:table-cell table:formula="of:=[.I190]+2*[.L190]" office:value-type="float" office:value="218.285667515316" calcext:value-type="float">
            <text:p>218.285667515316</text:p>
          </table:table-cell>
          <table:table-cell table:formula="of:=[.I190]-2*[.L190]" office:value-type="float" office:value="202.469332484684" calcext:value-type="float">
            <text:p>202.469332484684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2" calcext:value-type="date">
            <text:p>2024-10-02</text:p>
          </table:table-cell>
          <table:table-cell office:value-type="float" office:value="207.08" calcext:value-type="float">
            <text:p>207.08</text:p>
          </table:table-cell>
          <table:table-cell office:value-type="float" office:value="208.95" calcext:value-type="float">
            <text:p>208.95</text:p>
          </table:table-cell>
          <table:table-cell office:value-type="float" office:value="205.69" calcext:value-type="float">
            <text:p>205.69</text:p>
          </table:table-cell>
          <table:table-cell office:value-type="float" office:value="207.29" calcext:value-type="float">
            <text:p>207.29</text:p>
          </table:table-cell>
          <table:table-cell office:value-type="float" office:value="5810931" calcext:value-type="float">
            <text:p>5810931</text:p>
          </table:table-cell>
          <table:table-cell table:formula="of:=AVERAGE([.F182:.F191])" office:value-type="float" office:value="210.026" calcext:value-type="float">
            <text:p>210.026</text:p>
          </table:table-cell>
          <table:table-cell table:formula="of:=AVERAGE([.F172:.F191])" office:value-type="float" office:value="209.7755" calcext:value-type="float">
            <text:p>209.7755</text:p>
          </table:table-cell>
          <table:table-cell table:formula="of:=AVERAGE([.F142:.F191])" office:value-type="float" office:value="211.0626" calcext:value-type="float">
            <text:p>211.0626</text:p>
          </table:table-cell>
          <table:table-cell table:formula="of:=AVERAGE([.F92:.F191])" office:value-type="float" office:value="206.4458" calcext:value-type="float">
            <text:p>206.4458</text:p>
          </table:table-cell>
          <table:table-cell table:formula="of:=COM.MICROSOFT.STDEV.S([.F172:.F190])" office:value-type="float" office:value="3.40576017053187" calcext:value-type="float">
            <text:p>3.40576017053187</text:p>
          </table:table-cell>
          <table:table-cell table:formula="of:=[.I191]+2*[.L191]" office:value-type="float" office:value="216.587020341064" calcext:value-type="float">
            <text:p>216.587020341064</text:p>
          </table:table-cell>
          <table:table-cell table:formula="of:=[.I191]-2*[.L191]" office:value-type="float" office:value="202.963979658936" calcext:value-type="float">
            <text:p>202.963979658936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3" calcext:value-type="date">
            <text:p>2024-10-03</text:p>
          </table:table-cell>
          <table:table-cell office:value-type="float" office:value="206.17" calcext:value-type="float">
            <text:p>206.17</text:p>
          </table:table-cell>
          <table:table-cell office:value-type="float" office:value="206.49" calcext:value-type="float">
            <text:p>206.49</text:p>
          </table:table-cell>
          <table:table-cell office:value-type="float" office:value="204.34" calcext:value-type="float">
            <text:p>204.34</text:p>
          </table:table-cell>
          <table:table-cell office:value-type="float" office:value="205.23" calcext:value-type="float">
            <text:p>205.23</text:p>
          </table:table-cell>
          <table:table-cell office:value-type="float" office:value="7251325" calcext:value-type="float">
            <text:p>7251325</text:p>
          </table:table-cell>
          <table:table-cell table:formula="of:=AVERAGE([.F183:.F192])" office:value-type="float" office:value="209.501" calcext:value-type="float">
            <text:p>209.501</text:p>
          </table:table-cell>
          <table:table-cell table:formula="of:=AVERAGE([.F173:.F192])" office:value-type="float" office:value="209.1555" calcext:value-type="float">
            <text:p>209.1555</text:p>
          </table:table-cell>
          <table:table-cell table:formula="of:=AVERAGE([.F143:.F192])" office:value-type="float" office:value="210.9954" calcext:value-type="float">
            <text:p>210.9954</text:p>
          </table:table-cell>
          <table:table-cell table:formula="of:=AVERAGE([.F93:.F192])" office:value-type="float" office:value="206.5104" calcext:value-type="float">
            <text:p>206.5104</text:p>
          </table:table-cell>
          <table:table-cell table:formula="of:=COM.MICROSOFT.STDEV.S([.F173:.F191])" office:value-type="float" office:value="2.8901010727181" calcext:value-type="float">
            <text:p>2.8901010727181</text:p>
          </table:table-cell>
          <table:table-cell table:formula="of:=[.I192]+2*[.L192]" office:value-type="float" office:value="214.935702145436" calcext:value-type="float">
            <text:p>214.935702145436</text:p>
          </table:table-cell>
          <table:table-cell table:formula="of:=[.I192]-2*[.L192]" office:value-type="float" office:value="203.375297854564" calcext:value-type="float">
            <text:p>203.375297854564</text:p>
          </table:table-cell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date" office:date-value="2024-10-04" calcext:value-type="date">
            <text:p>2024-10-04</text:p>
          </table:table-cell>
          <table:table-cell office:value-type="float" office:value="209.3" calcext:value-type="float">
            <text:p>209.3</text:p>
          </table:table-cell>
          <table:table-cell office:value-type="float" office:value="211.67" calcext:value-type="float">
            <text:p>211.67</text:p>
          </table:table-cell>
          <table:table-cell office:value-type="float" office:value="206.91" calcext:value-type="float">
            <text:p>206.91</text:p>
          </table:table-cell>
          <table:table-cell office:value-type="float" office:value="211.22" calcext:value-type="float">
            <text:p>211.22</text:p>
          </table:table-cell>
          <table:table-cell office:value-type="float" office:value="10213415" calcext:value-type="float">
            <text:p>10213415</text:p>
          </table:table-cell>
          <table:table-cell table:formula="of:=AVERAGE([.F184:.F193])" office:value-type="float" office:value="209.514" calcext:value-type="float">
            <text:p>209.514</text:p>
          </table:table-cell>
          <table:table-cell table:formula="of:=AVERAGE([.F174:.F193])" office:value-type="float" office:value="209.0935" calcext:value-type="float">
            <text:p>209.0935</text:p>
          </table:table-cell>
          <table:table-cell table:formula="of:=AVERAGE([.F144:.F193])" office:value-type="float" office:value="211.0464" calcext:value-type="float">
            <text:p>211.0464</text:p>
          </table:table-cell>
          <table:table-cell table:formula="of:=AVERAGE([.F94:.F193])" office:value-type="float" office:value="206.6353" calcext:value-type="float">
            <text:p>206.6353</text:p>
          </table:table-cell>
          <table:table-cell table:formula="of:=COM.MICROSOFT.STDEV.S([.F174:.F192])" office:value-type="float" office:value="2.93517416321776" calcext:value-type="float">
            <text:p>2.93517416321776</text:p>
          </table:table-cell>
          <table:table-cell table:formula="of:=[.I193]+2*[.L193]" office:value-type="float" office:value="214.963848326436" calcext:value-type="float">
            <text:p>214.963848326436</text:p>
          </table:table-cell>
          <table:table-cell table:formula="of:=[.I193]-2*[.L193]" office:value-type="float" office:value="203.223151673565" calcext:value-type="float">
            <text:p>203.223151673565</text:p>
          </table:table-cell>
        </table:table-row>
        <table:table-row table:style-name="ro1">
          <table:table-cell table:number-columns-repeated="2" office:value-type="date" office:date-value="2024-10-07" calcext:value-type="date">
            <text:p>2024-10-07</text:p>
          </table:table-cell>
          <table:table-cell office:value-type="float" office:value="211.03" calcext:value-type="float">
            <text:p>211.03</text:p>
          </table:table-cell>
          <table:table-cell office:value-type="float" office:value="213.33" calcext:value-type="float">
            <text:p>213.33</text:p>
          </table:table-cell>
          <table:table-cell office:value-type="float" office:value="209.69" calcext:value-type="float">
            <text:p>209.69</text:p>
          </table:table-cell>
          <table:table-cell office:value-type="float" office:value="210.93" calcext:value-type="float">
            <text:p>210.93</text:p>
          </table:table-cell>
          <table:table-cell office:value-type="float" office:value="6718898" calcext:value-type="float">
            <text:p>6718898</text:p>
          </table:table-cell>
          <table:table-cell table:formula="of:=AVERAGE([.F185:.F194])" office:value-type="float" office:value="209.463" calcext:value-type="float">
            <text:p>209.463</text:p>
          </table:table-cell>
          <table:table-cell table:formula="of:=AVERAGE([.F175:.F194])" office:value-type="float" office:value="208.7995" calcext:value-type="float">
            <text:p>208.7995</text:p>
          </table:table-cell>
          <table:table-cell table:formula="of:=AVERAGE([.F145:.F194])" office:value-type="float" office:value="211.0202" calcext:value-type="float">
            <text:p>211.0202</text:p>
          </table:table-cell>
          <table:table-cell table:formula="of:=AVERAGE([.F95:.F194])" office:value-type="float" office:value="206.7295" calcext:value-type="float">
            <text:p>206.7295</text:p>
          </table:table-cell>
          <table:table-cell table:formula="of:=COM.MICROSOFT.STDEV.S([.F175:.F193])" office:value-type="float" office:value="2.323266001189" calcext:value-type="float">
            <text:p>2.323266001189</text:p>
          </table:table-cell>
          <table:table-cell table:formula="of:=[.I194]+2*[.L194]" office:value-type="float" office:value="213.446032002378" calcext:value-type="float">
            <text:p>213.446032002378</text:p>
          </table:table-cell>
          <table:table-cell table:formula="of:=[.I194]-2*[.L194]" office:value-type="float" office:value="204.152967997622" calcext:value-type="float">
            <text:p>204.152967997622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08" calcext:value-type="date">
            <text:p>2024-10-08</text:p>
          </table:table-cell>
          <table:table-cell office:value-type="float" office:value="210.58" calcext:value-type="float">
            <text:p>210.58</text:p>
          </table:table-cell>
          <table:table-cell office:value-type="float" office:value="211.33" calcext:value-type="float">
            <text:p>211.33</text:p>
          </table:table-cell>
          <table:table-cell office:value-type="float" office:value="208.38" calcext:value-type="float">
            <text:p>208.38</text:p>
          </table:table-cell>
          <table:table-cell office:value-type="float" office:value="210.75" calcext:value-type="float">
            <text:p>210.75</text:p>
          </table:table-cell>
          <table:table-cell office:value-type="float" office:value="6021772" calcext:value-type="float">
            <text:p>6021772</text:p>
          </table:table-cell>
          <table:table-cell table:formula="of:=AVERAGE([.F186:.F195])" office:value-type="float" office:value="209.379" calcext:value-type="float">
            <text:p>209.379</text:p>
          </table:table-cell>
          <table:table-cell table:formula="of:=AVERAGE([.F176:.F195])" office:value-type="float" office:value="209.059" calcext:value-type="float">
            <text:p>209.059</text:p>
          </table:table-cell>
          <table:table-cell table:formula="of:=AVERAGE([.F146:.F195])" office:value-type="float" office:value="211.0182" calcext:value-type="float">
            <text:p>211.0182</text:p>
          </table:table-cell>
          <table:table-cell table:formula="of:=AVERAGE([.F96:.F195])" office:value-type="float" office:value="206.8159" calcext:value-type="float">
            <text:p>206.8159</text:p>
          </table:table-cell>
          <table:table-cell table:formula="of:=COM.MICROSOFT.STDEV.S([.F176:.F194])" office:value-type="float" office:value="2.24706475207103" calcext:value-type="float">
            <text:p>2.24706475207103</text:p>
          </table:table-cell>
          <table:table-cell table:formula="of:=[.I195]+2*[.L195]" office:value-type="float" office:value="213.553129504142" calcext:value-type="float">
            <text:p>213.553129504142</text:p>
          </table:table-cell>
          <table:table-cell table:formula="of:=[.I195]-2*[.L195]" office:value-type="float" office:value="204.564870495858" calcext:value-type="float">
            <text:p>204.564870495858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09" calcext:value-type="date">
            <text:p>2024-10-09</text:p>
          </table:table-cell>
          <table:table-cell office:value-type="float" office:value="209.7" calcext:value-type="float">
            <text:p>209.7</text:p>
          </table:table-cell>
          <table:table-cell office:value-type="float" office:value="214.24" calcext:value-type="float">
            <text:p>214.2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13.42" calcext:value-type="float">
            <text:p>213.42</text:p>
          </table:table-cell>
          <table:table-cell office:value-type="float" office:value="7023998" calcext:value-type="float">
            <text:p>7023998</text:p>
          </table:table-cell>
          <table:table-cell table:formula="of:=AVERAGE([.F187:.F196])" office:value-type="float" office:value="209.702" calcext:value-type="float">
            <text:p>209.702</text:p>
          </table:table-cell>
          <table:table-cell table:formula="of:=AVERAGE([.F177:.F196])" office:value-type="float" office:value="209.3685" calcext:value-type="float">
            <text:p>209.3685</text:p>
          </table:table-cell>
          <table:table-cell table:formula="of:=AVERAGE([.F147:.F196])" office:value-type="float" office:value="210.9828" calcext:value-type="float">
            <text:p>210.9828</text:p>
          </table:table-cell>
          <table:table-cell table:formula="of:=AVERAGE([.F97:.F196])" office:value-type="float" office:value="206.9254" calcext:value-type="float">
            <text:p>206.9254</text:p>
          </table:table-cell>
          <table:table-cell table:formula="of:=COM.MICROSOFT.STDEV.S([.F177:.F195])" office:value-type="float" office:value="2.24073492016708" calcext:value-type="float">
            <text:p>2.24073492016708</text:p>
          </table:table-cell>
          <table:table-cell table:formula="of:=[.I196]+2*[.L196]" office:value-type="float" office:value="213.849969840334" calcext:value-type="float">
            <text:p>213.849969840334</text:p>
          </table:table-cell>
          <table:table-cell table:formula="of:=[.I196]-2*[.L196]" office:value-type="float" office:value="204.887030159666" calcext:value-type="float">
            <text:p>204.887030159666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10" calcext:value-type="date">
            <text:p>2024-10-10</text:p>
          </table:table-cell>
          <table:table-cell table:number-columns-repeated="2" office:value-type="float" office:value="214.81" calcext:value-type="float">
            <text:p>214.81</text:p>
          </table:table-cell>
          <table:table-cell office:value-type="float" office:value="211.47" calcext:value-type="float">
            <text:p>211.47</text:p>
          </table:table-cell>
          <table:table-cell office:value-type="float" office:value="212.84" calcext:value-type="float">
            <text:p>212.84</text:p>
          </table:table-cell>
          <table:table-cell office:value-type="float" office:value="7927051" calcext:value-type="float">
            <text:p>7927051</text:p>
          </table:table-cell>
          <table:table-cell table:formula="of:=AVERAGE([.F188:.F197])" office:value-type="float" office:value="210.008" calcext:value-type="float">
            <text:p>210.008</text:p>
          </table:table-cell>
          <table:table-cell table:formula="of:=AVERAGE([.F178:.F197])" office:value-type="float" office:value="209.6805" calcext:value-type="float">
            <text:p>209.6805</text:p>
          </table:table-cell>
          <table:table-cell table:formula="of:=AVERAGE([.F148:.F197])" office:value-type="float" office:value="210.9836" calcext:value-type="float">
            <text:p>210.9836</text:p>
          </table:table-cell>
          <table:table-cell table:formula="of:=AVERAGE([.F98:.F197])" office:value-type="float" office:value="207.0059" calcext:value-type="float">
            <text:p>207.0059</text:p>
          </table:table-cell>
          <table:table-cell table:formula="of:=COM.MICROSOFT.STDEV.S([.F178:.F196])" office:value-type="float" office:value="2.35214633848764" calcext:value-type="float">
            <text:p>2.35214633848764</text:p>
          </table:table-cell>
          <table:table-cell table:formula="of:=[.I197]+2*[.L197]" office:value-type="float" office:value="214.384792676975" calcext:value-type="float">
            <text:p>214.384792676975</text:p>
          </table:table-cell>
          <table:table-cell table:formula="of:=[.I197]-2*[.L197]" office:value-type="float" office:value="204.976207323025" calcext:value-type="float">
            <text:p>204.976207323025</text:p>
          </table:table-cell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date" office:date-value="2024-10-11" calcext:value-type="date">
            <text:p>2024-10-11</text:p>
          </table:table-cell>
          <table:table-cell office:value-type="float" office:value="215.67" calcext:value-type="float">
            <text:p>215.67</text:p>
          </table:table-cell>
          <table:table-cell office:value-type="float" office:value="224.6299" calcext:value-type="float">
            <text:p>224.6299</text:p>
          </table:table-cell>
          <table:table-cell office:value-type="float" office:value="215.16" calcext:value-type="float">
            <text:p>215.16</text:p>
          </table:table-cell>
          <table:table-cell office:value-type="float" office:value="222.29" calcext:value-type="float">
            <text:p>222.29</text:p>
          </table:table-cell>
          <table:table-cell office:value-type="float" office:value="18320650" calcext:value-type="float">
            <text:p>18320650</text:p>
          </table:table-cell>
          <table:table-cell table:formula="of:=AVERAGE([.F189:.F198])" office:value-type="float" office:value="211.187" calcext:value-type="float">
            <text:p>211.187</text:p>
          </table:table-cell>
          <table:table-cell table:formula="of:=AVERAGE([.F179:.F198])" office:value-type="float" office:value="210.579" calcext:value-type="float">
            <text:p>210.579</text:p>
          </table:table-cell>
          <table:table-cell table:formula="of:=AVERAGE([.F149:.F198])" office:value-type="float" office:value="211.2702" calcext:value-type="float">
            <text:p>211.2702</text:p>
          </table:table-cell>
          <table:table-cell table:formula="of:=AVERAGE([.F99:.F198])" office:value-type="float" office:value="207.273" calcext:value-type="float">
            <text:p>207.273</text:p>
          </table:table-cell>
          <table:table-cell table:formula="of:=COM.MICROSOFT.STDEV.S([.F179:.F197])" office:value-type="float" office:value="2.10617041123685" calcext:value-type="float">
            <text:p>2.10617041123685</text:p>
          </table:table-cell>
          <table:table-cell table:formula="of:=[.I198]+2*[.L198]" office:value-type="float" office:value="214.791340822474" calcext:value-type="float">
            <text:p>214.791340822474</text:p>
          </table:table-cell>
          <table:table-cell table:formula="of:=[.I198]-2*[.L198]" office:value-type="float" office:value="206.366659177526" calcext:value-type="float">
            <text:p>206.366659177526</text:p>
          </table:table-cell>
        </table:table-row>
        <table:table-row table:style-name="ro1">
          <table:table-cell table:number-columns-repeated="2" office:value-type="date" office:date-value="2024-10-14" calcext:value-type="date">
            <text:p>2024-10-14</text:p>
          </table:table-cell>
          <table:table-cell office:value-type="float" office:value="223.2" calcext:value-type="float">
            <text:p>223.2</text:p>
          </table:table-cell>
          <table:table-cell office:value-type="float" office:value="223.7" calcext:value-type="float">
            <text:p>223.7</text:p>
          </table:table-cell>
          <table:table-cell office:value-type="float" office:value="218.88" calcext:value-type="float">
            <text:p>218.88</text:p>
          </table:table-cell>
          <table:table-cell office:value-type="float" office:value="221.48" calcext:value-type="float">
            <text:p>221.48</text:p>
          </table:table-cell>
          <table:table-cell office:value-type="float" office:value="9048925" calcext:value-type="float">
            <text:p>9048925</text:p>
          </table:table-cell>
          <table:table-cell table:formula="of:=AVERAGE([.F190:.F199])" office:value-type="float" office:value="212.249" calcext:value-type="float">
            <text:p>212.249</text:p>
          </table:table-cell>
          <table:table-cell table:formula="of:=AVERAGE([.F180:.F199])" office:value-type="float" office:value="211.26" calcext:value-type="float">
            <text:p>211.26</text:p>
          </table:table-cell>
          <table:table-cell table:formula="of:=AVERAGE([.F150:.F199])" office:value-type="float" office:value="211.717" calcext:value-type="float">
            <text:p>211.717</text:p>
          </table:table-cell>
          <table:table-cell table:formula="of:=AVERAGE([.F100:.F199])" office:value-type="float" office:value="207.4926" calcext:value-type="float">
            <text:p>207.4926</text:p>
          </table:table-cell>
          <table:table-cell table:formula="of:=COM.MICROSOFT.STDEV.S([.F180:.F198])" office:value-type="float" office:value="3.46755530108488" calcext:value-type="float">
            <text:p>3.46755530108488</text:p>
          </table:table-cell>
          <table:table-cell table:formula="of:=[.I199]+2*[.L199]" office:value-type="float" office:value="218.19511060217" calcext:value-type="float">
            <text:p>218.19511060217</text:p>
          </table:table-cell>
          <table:table-cell table:formula="of:=[.I199]-2*[.L199]" office:value-type="float" office:value="204.32488939783" calcext:value-type="float">
            <text:p>204.32488939783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5" calcext:value-type="date">
            <text:p>2024-10-15</text:p>
          </table:table-cell>
          <table:table-cell office:value-type="float" office:value="223.66" calcext:value-type="float">
            <text:p>223.66</text:p>
          </table:table-cell>
          <table:table-cell office:value-type="float" office:value="225.45" calcext:value-type="float">
            <text:p>225.45</text:p>
          </table:table-cell>
          <table:table-cell office:value-type="float" office:value="221.82" calcext:value-type="float">
            <text:p>221.82</text:p>
          </table:table-cell>
          <table:table-cell office:value-type="float" office:value="222.39" calcext:value-type="float">
            <text:p>222.39</text:p>
          </table:table-cell>
          <table:table-cell office:value-type="float" office:value="9235825" calcext:value-type="float">
            <text:p>9235825</text:p>
          </table:table-cell>
          <table:table-cell table:formula="of:=AVERAGE([.F191:.F200])" office:value-type="float" office:value="213.784" calcext:value-type="float">
            <text:p>213.784</text:p>
          </table:table-cell>
          <table:table-cell table:formula="of:=AVERAGE([.F181:.F200])" office:value-type="float" office:value="211.917" calcext:value-type="float">
            <text:p>211.917</text:p>
          </table:table-cell>
          <table:table-cell table:formula="of:=AVERAGE([.F151:.F200])" office:value-type="float" office:value="212.2668" calcext:value-type="float">
            <text:p>212.2668</text:p>
          </table:table-cell>
          <table:table-cell table:formula="of:=AVERAGE([.F101:.F200])" office:value-type="float" office:value="207.7334" calcext:value-type="float">
            <text:p>207.7334</text:p>
          </table:table-cell>
          <table:table-cell table:formula="of:=COM.MICROSOFT.STDEV.S([.F181:.F199])" office:value-type="float" office:value="4.2303392506321" calcext:value-type="float">
            <text:p>4.2303392506321</text:p>
          </table:table-cell>
          <table:table-cell table:formula="of:=[.I200]+2*[.L200]" office:value-type="float" office:value="220.377678501264" calcext:value-type="float">
            <text:p>220.377678501264</text:p>
          </table:table-cell>
          <table:table-cell table:formula="of:=[.I200]-2*[.L200]" office:value-type="float" office:value="203.456321498736" calcext:value-type="float">
            <text:p>203.456321498736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6" calcext:value-type="date">
            <text:p>2024-10-16</text:p>
          </table:table-cell>
          <table:table-cell office:value-type="float" office:value="222.33" calcext:value-type="float">
            <text:p>222.33</text:p>
          </table:table-cell>
          <table:table-cell office:value-type="float" office:value="223.68" calcext:value-type="float">
            <text:p>223.68</text:p>
          </table:table-cell>
          <table:table-cell office:value-type="float" office:value="221.04" calcext:value-type="float">
            <text:p>221.04</text:p>
          </table:table-cell>
          <table:table-cell office:value-type="float" office:value="223.64" calcext:value-type="float">
            <text:p>223.64</text:p>
          </table:table-cell>
          <table:table-cell office:value-type="float" office:value="6382515" calcext:value-type="float">
            <text:p>6382515</text:p>
          </table:table-cell>
          <table:table-cell table:formula="of:=AVERAGE([.F192:.F201])" office:value-type="float" office:value="215.419" calcext:value-type="float">
            <text:p>215.419</text:p>
          </table:table-cell>
          <table:table-cell table:formula="of:=AVERAGE([.F182:.F201])" office:value-type="float" office:value="212.7225" calcext:value-type="float">
            <text:p>212.7225</text:p>
          </table:table-cell>
          <table:table-cell table:formula="of:=AVERAGE([.F152:.F201])" office:value-type="float" office:value="212.7328" calcext:value-type="float">
            <text:p>212.7328</text:p>
          </table:table-cell>
          <table:table-cell table:formula="of:=AVERAGE([.F102:.F201])" office:value-type="float" office:value="208.0006" calcext:value-type="float">
            <text:p>208.0006</text:p>
          </table:table-cell>
          <table:table-cell table:formula="of:=COM.MICROSOFT.STDEV.S([.F182:.F200])" office:value-type="float" office:value="4.81503268587887" calcext:value-type="float">
            <text:p>4.81503268587887</text:p>
          </table:table-cell>
          <table:table-cell table:formula="of:=[.I201]+2*[.L201]" office:value-type="float" office:value="222.352565371758" calcext:value-type="float">
            <text:p>222.352565371758</text:p>
          </table:table-cell>
          <table:table-cell table:formula="of:=[.I201]-2*[.L201]" office:value-type="float" office:value="203.092434628242" calcext:value-type="float">
            <text:p>203.092434628242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7" calcext:value-type="date">
            <text:p>2024-10-17</text:p>
          </table:table-cell>
          <table:table-cell office:value-type="float" office:value="224.27" calcext:value-type="float">
            <text:p>224.27</text:p>
          </table:table-cell>
          <table:table-cell office:value-type="float" office:value="225.85" calcext:value-type="float">
            <text:p>225.85</text:p>
          </table:table-cell>
          <table:table-cell office:value-type="float" office:value="223.31" calcext:value-type="float">
            <text:p>223.31</text:p>
          </table:table-cell>
          <table:table-cell office:value-type="float" office:value="224.42" calcext:value-type="float">
            <text:p>224.42</text:p>
          </table:table-cell>
          <table:table-cell office:value-type="float" office:value="6470186" calcext:value-type="float">
            <text:p>6470186</text:p>
          </table:table-cell>
          <table:table-cell table:formula="of:=AVERAGE([.F193:.F202])" office:value-type="float" office:value="217.338" calcext:value-type="float">
            <text:p>217.338</text:p>
          </table:table-cell>
          <table:table-cell table:formula="of:=AVERAGE([.F183:.F202])" office:value-type="float" office:value="213.4195" calcext:value-type="float">
            <text:p>213.4195</text:p>
          </table:table-cell>
          <table:table-cell table:formula="of:=AVERAGE([.F153:.F202])" office:value-type="float" office:value="213.2132" calcext:value-type="float">
            <text:p>213.2132</text:p>
          </table:table-cell>
          <table:table-cell table:formula="of:=AVERAGE([.F103:.F202])" office:value-type="float" office:value="208.2377" calcext:value-type="float">
            <text:p>208.2377</text:p>
          </table:table-cell>
          <table:table-cell table:formula="of:=COM.MICROSOFT.STDEV.S([.F183:.F201])" office:value-type="float" office:value="5.46449801871052" calcext:value-type="float">
            <text:p>5.46449801871052</text:p>
          </table:table-cell>
          <table:table-cell table:formula="of:=[.I202]+2*[.L202]" office:value-type="float" office:value="224.348496037421" calcext:value-type="float">
            <text:p>224.348496037421</text:p>
          </table:table-cell>
          <table:table-cell table:formula="of:=[.I202]-2*[.L202]" office:value-type="float" office:value="202.490503962579" calcext:value-type="float">
            <text:p>202.490503962579</text:p>
          </table:table-cell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date" office:date-value="2024-10-18" calcext:value-type="date">
            <text:p>2024-10-18</text:p>
          </table:table-cell>
          <table:table-cell office:value-type="float" office:value="225" calcext:value-type="float">
            <text:p>225</text:p>
          </table:table-cell>
          <table:table-cell office:value-type="float" office:value="225.92" calcext:value-type="float">
            <text:p>225.92</text:p>
          </table:table-cell>
          <table:table-cell office:value-type="float" office:value="223.1" calcext:value-type="float">
            <text:p>223.1</text:p>
          </table:table-cell>
          <table:table-cell office:value-type="float" office:value="225.37" calcext:value-type="float">
            <text:p>225.37</text:p>
          </table:table-cell>
          <table:table-cell office:value-type="float" office:value="7000543" calcext:value-type="float">
            <text:p>7000543</text:p>
          </table:table-cell>
          <table:table-cell table:formula="of:=AVERAGE([.F194:.F203])" office:value-type="float" office:value="218.753" calcext:value-type="float">
            <text:p>218.753</text:p>
          </table:table-cell>
          <table:table-cell table:formula="of:=AVERAGE([.F184:.F203])" office:value-type="float" office:value="214.1335" calcext:value-type="float">
            <text:p>214.1335</text:p>
          </table:table-cell>
          <table:table-cell table:formula="of:=AVERAGE([.F154:.F203])" office:value-type="float" office:value="213.6394" calcext:value-type="float">
            <text:p>213.6394</text:p>
          </table:table-cell>
          <table:table-cell table:formula="of:=AVERAGE([.F104:.F203])" office:value-type="float" office:value="208.4964" calcext:value-type="float">
            <text:p>208.4964</text:p>
          </table:table-cell>
          <table:table-cell table:formula="of:=COM.MICROSOFT.STDEV.S([.F184:.F202])" office:value-type="float" office:value="6.05145122993684" calcext:value-type="float">
            <text:p>6.05145122993684</text:p>
          </table:table-cell>
          <table:table-cell table:formula="of:=[.I203]+2*[.L203]" office:value-type="float" office:value="226.236402459874" calcext:value-type="float">
            <text:p>226.236402459874</text:p>
          </table:table-cell>
          <table:table-cell table:formula="of:=[.I203]-2*[.L203]" office:value-type="float" office:value="202.030597540126" calcext:value-type="float">
            <text:p>202.030597540126</text:p>
          </table:table-cell>
        </table:table-row>
        <table:table-row table:style-name="ro1">
          <table:table-cell table:number-columns-repeated="2" office:value-type="date" office:date-value="2024-10-21" calcext:value-type="date">
            <text:p>2024-10-21</text:p>
          </table:table-cell>
          <table:table-cell office:value-type="float" office:value="225.22" calcext:value-type="float">
            <text:p>225.22</text:p>
          </table:table-cell>
          <table:table-cell office:value-type="float" office:value="225.7" calcext:value-type="float">
            <text:p>225.7</text:p>
          </table:table-cell>
          <table:table-cell office:value-type="float" office:value="222.9" calcext:value-type="float">
            <text:p>222.9</text:p>
          </table:table-cell>
          <table:table-cell office:value-type="float" office:value="223" calcext:value-type="float">
            <text:p>223</text:p>
          </table:table-cell>
          <table:table-cell office:value-type="float" office:value="5869959" calcext:value-type="float">
            <text:p>5869959</text:p>
          </table:table-cell>
          <table:table-cell table:formula="of:=AVERAGE([.F195:.F204])" office:value-type="float" office:value="219.96" calcext:value-type="float">
            <text:p>219.96</text:p>
          </table:table-cell>
          <table:table-cell table:formula="of:=AVERAGE([.F185:.F204])" office:value-type="float" office:value="214.7115" calcext:value-type="float">
            <text:p>214.7115</text:p>
          </table:table-cell>
          <table:table-cell table:formula="of:=AVERAGE([.F155:.F204])" office:value-type="float" office:value="213.9834" calcext:value-type="float">
            <text:p>213.9834</text:p>
          </table:table-cell>
          <table:table-cell table:formula="of:=AVERAGE([.F105:.F204])" office:value-type="float" office:value="208.7453" calcext:value-type="float">
            <text:p>208.7453</text:p>
          </table:table-cell>
          <table:table-cell table:formula="of:=COM.MICROSOFT.STDEV.S([.F185:.F203])" office:value-type="float" office:value="6.6014664771642" calcext:value-type="float">
            <text:p>6.6014664771642</text:p>
          </table:table-cell>
          <table:table-cell table:formula="of:=[.I204]+2*[.L204]" office:value-type="float" office:value="227.914432954328" calcext:value-type="float">
            <text:p>227.914432954328</text:p>
          </table:table-cell>
          <table:table-cell table:formula="of:=[.I204]-2*[.L204]" office:value-type="float" office:value="201.508567045672" calcext:value-type="float">
            <text:p>201.508567045672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2" calcext:value-type="date">
            <text:p>2024-10-22</text:p>
          </table:table-cell>
          <table:table-cell office:value-type="float" office:value="223.02" calcext:value-type="float">
            <text:p>223.02</text:p>
          </table:table-cell>
          <table:table-cell office:value-type="float" office:value="225.28" calcext:value-type="float">
            <text:p>225.28</text:p>
          </table:table-cell>
          <table:table-cell office:value-type="float" office:value="221.1" calcext:value-type="float">
            <text:p>221.1</text:p>
          </table:table-cell>
          <table:table-cell office:value-type="float" office:value="224.12" calcext:value-type="float">
            <text:p>224.12</text:p>
          </table:table-cell>
          <table:table-cell office:value-type="float" office:value="9586793" calcext:value-type="float">
            <text:p>9586793</text:p>
          </table:table-cell>
          <table:table-cell table:formula="of:=AVERAGE([.F196:.F205])" office:value-type="float" office:value="221.297" calcext:value-type="float">
            <text:p>221.297</text:p>
          </table:table-cell>
          <table:table-cell table:formula="of:=AVERAGE([.F186:.F205])" office:value-type="float" office:value="215.338" calcext:value-type="float">
            <text:p>215.338</text:p>
          </table:table-cell>
          <table:table-cell table:formula="of:=AVERAGE([.F156:.F205])" office:value-type="float" office:value="214.342" calcext:value-type="float">
            <text:p>214.342</text:p>
          </table:table-cell>
          <table:table-cell table:formula="of:=AVERAGE([.F106:.F205])" office:value-type="float" office:value="208.9932" calcext:value-type="float">
            <text:p>208.9932</text:p>
          </table:table-cell>
          <table:table-cell table:formula="of:=COM.MICROSOFT.STDEV.S([.F186:.F204])" office:value-type="float" office:value="6.85762699140281" calcext:value-type="float">
            <text:p>6.85762699140281</text:p>
          </table:table-cell>
          <table:table-cell table:formula="of:=[.I205]+2*[.L205]" office:value-type="float" office:value="229.053253982806" calcext:value-type="float">
            <text:p>229.053253982806</text:p>
          </table:table-cell>
          <table:table-cell table:formula="of:=[.I205]-2*[.L205]" office:value-type="float" office:value="201.622746017194" calcext:value-type="float">
            <text:p>201.622746017194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3" calcext:value-type="date">
            <text:p>2024-10-23</text:p>
          </table:table-cell>
          <table:table-cell office:value-type="float" office:value="223.66" calcext:value-type="float">
            <text:p>223.66</text:p>
          </table:table-cell>
          <table:table-cell office:value-type="float" office:value="224.7999" calcext:value-type="float">
            <text:p>224.7999</text:p>
          </table:table-cell>
          <table:table-cell office:value-type="float" office:value="222.53" calcext:value-type="float">
            <text:p>222.53</text:p>
          </table:table-cell>
          <table:table-cell office:value-type="float" office:value="223.41" calcext:value-type="float">
            <text:p>223.41</text:p>
          </table:table-cell>
          <table:table-cell office:value-type="float" office:value="6180528" calcext:value-type="float">
            <text:p>6180528</text:p>
          </table:table-cell>
          <table:table-cell table:formula="of:=AVERAGE([.F197:.F206])" office:value-type="float" office:value="222.296" calcext:value-type="float">
            <text:p>222.296</text:p>
          </table:table-cell>
          <table:table-cell table:formula="of:=AVERAGE([.F187:.F206])" office:value-type="float" office:value="215.999" calcext:value-type="float">
            <text:p>215.999</text:p>
          </table:table-cell>
          <table:table-cell table:formula="of:=AVERAGE([.F157:.F206])" office:value-type="float" office:value="214.6514" calcext:value-type="float">
            <text:p>214.6514</text:p>
          </table:table-cell>
          <table:table-cell table:formula="of:=AVERAGE([.F107:.F206])" office:value-type="float" office:value="209.201" calcext:value-type="float">
            <text:p>209.201</text:p>
          </table:table-cell>
          <table:table-cell table:formula="of:=COM.MICROSOFT.STDEV.S([.F187:.F205])" office:value-type="float" office:value="7.07017514692438" calcext:value-type="float">
            <text:p>7.07017514692438</text:p>
          </table:table-cell>
          <table:table-cell table:formula="of:=[.I206]+2*[.L206]" office:value-type="float" office:value="230.139350293849" calcext:value-type="float">
            <text:p>230.139350293849</text:p>
          </table:table-cell>
          <table:table-cell table:formula="of:=[.I206]-2*[.L206]" office:value-type="float" office:value="201.858649706151" calcext:value-type="float">
            <text:p>201.858649706151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4" calcext:value-type="date">
            <text:p>2024-10-24</text:p>
          </table:table-cell>
          <table:table-cell office:value-type="float" office:value="221.83" calcext:value-type="float">
            <text:p>221.83</text:p>
          </table:table-cell>
          <table:table-cell office:value-type="float" office:value="225.06" calcext:value-type="float">
            <text:p>225.06</text:p>
          </table:table-cell>
          <table:table-cell office:value-type="float" office:value="221.66" calcext:value-type="float">
            <text:p>221.66</text:p>
          </table:table-cell>
          <table:table-cell office:value-type="float" office:value="224.98" calcext:value-type="float">
            <text:p>224.98</text:p>
          </table:table-cell>
          <table:table-cell office:value-type="float" office:value="6002202" calcext:value-type="float">
            <text:p>6002202</text:p>
          </table:table-cell>
          <table:table-cell table:formula="of:=AVERAGE([.F198:.F207])" office:value-type="float" office:value="223.51" calcext:value-type="float">
            <text:p>223.51</text:p>
          </table:table-cell>
          <table:table-cell table:formula="of:=AVERAGE([.F188:.F207])" office:value-type="float" office:value="216.759" calcext:value-type="float">
            <text:p>216.759</text:p>
          </table:table-cell>
          <table:table-cell table:formula="of:=AVERAGE([.F158:.F207])" office:value-type="float" office:value="214.9462" calcext:value-type="float">
            <text:p>214.9462</text:p>
          </table:table-cell>
          <table:table-cell table:formula="of:=AVERAGE([.F108:.F207])" office:value-type="float" office:value="209.4326" calcext:value-type="float">
            <text:p>209.4326</text:p>
          </table:table-cell>
          <table:table-cell table:formula="of:=COM.MICROSOFT.STDEV.S([.F188:.F206])" office:value-type="float" office:value="7.13705059727547" calcext:value-type="float">
            <text:p>7.13705059727547</text:p>
          </table:table-cell>
          <table:table-cell table:formula="of:=[.I207]+2*[.L207]" office:value-type="float" office:value="231.033101194551" calcext:value-type="float">
            <text:p>231.033101194551</text:p>
          </table:table-cell>
          <table:table-cell table:formula="of:=[.I207]-2*[.L207]" office:value-type="float" office:value="202.484898805449" calcext:value-type="float">
            <text:p>202.484898805449</text:p>
          </table:table-cell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date" office:date-value="2024-10-25" calcext:value-type="date">
            <text:p>2024-10-25</text:p>
          </table:table-cell>
          <table:table-cell office:value-type="float" office:value="225" calcext:value-type="float">
            <text:p>225</text:p>
          </table:table-cell>
          <table:table-cell office:value-type="float" office:value="225.62" calcext:value-type="float">
            <text:p>225.62</text:p>
          </table:table-cell>
          <table:table-cell office:value-type="float" office:value="220.875" calcext:value-type="float">
            <text:p>220.875</text:p>
          </table:table-cell>
          <table:table-cell office:value-type="float" office:value="222.31" calcext:value-type="float">
            <text:p>222.31</text:p>
          </table:table-cell>
          <table:table-cell office:value-type="float" office:value="6369720" calcext:value-type="float">
            <text:p>6369720</text:p>
          </table:table-cell>
          <table:table-cell table:formula="of:=AVERAGE([.F199:.F208])" office:value-type="float" office:value="223.512" calcext:value-type="float">
            <text:p>223.512</text:p>
          </table:table-cell>
          <table:table-cell table:formula="of:=AVERAGE([.F189:.F208])" office:value-type="float" office:value="217.3495" calcext:value-type="float">
            <text:p>217.3495</text:p>
          </table:table-cell>
          <table:table-cell table:formula="of:=AVERAGE([.F159:.F208])" office:value-type="float" office:value="215.1614" calcext:value-type="float">
            <text:p>215.1614</text:p>
          </table:table-cell>
          <table:table-cell table:formula="of:=AVERAGE([.F109:.F208])" office:value-type="float" office:value="209.6641" calcext:value-type="float">
            <text:p>209.6641</text:p>
          </table:table-cell>
          <table:table-cell table:formula="of:=COM.MICROSOFT.STDEV.S([.F189:.F207])" office:value-type="float" office:value="7.25250857991594" calcext:value-type="float">
            <text:p>7.25250857991594</text:p>
          </table:table-cell>
          <table:table-cell table:formula="of:=[.I208]+2*[.L208]" office:value-type="float" office:value="231.854517159832" calcext:value-type="float">
            <text:p>231.854517159832</text:p>
          </table:table-cell>
          <table:table-cell table:formula="of:=[.I208]-2*[.L208]" office:value-type="float" office:value="202.844482840168" calcext:value-type="float">
            <text:p>202.844482840168</text:p>
          </table:table-cell>
        </table:table-row>
        <table:table-row table:style-name="ro1">
          <table:table-cell table:number-columns-repeated="2" office:value-type="date" office:date-value="2024-10-28" calcext:value-type="date">
            <text:p>2024-10-28</text:p>
          </table:table-cell>
          <table:table-cell office:value-type="float" office:value="223.35" calcext:value-type="float">
            <text:p>223.35</text:p>
          </table:table-cell>
          <table:table-cell office:value-type="float" office:value="225.64" calcext:value-type="float">
            <text:p>225.64</text:p>
          </table:table-cell>
          <table:table-cell office:value-type="float" office:value="222.95" calcext:value-type="float">
            <text:p>222.95</text:p>
          </table:table-cell>
          <table:table-cell office:value-type="float" office:value="225.5" calcext:value-type="float">
            <text:p>225.5</text:p>
          </table:table-cell>
          <table:table-cell office:value-type="float" office:value="6842956" calcext:value-type="float">
            <text:p>6842956</text:p>
          </table:table-cell>
          <table:table-cell table:formula="of:=AVERAGE([.F200:.F209])" office:value-type="float" office:value="223.914" calcext:value-type="float">
            <text:p>223.914</text:p>
          </table:table-cell>
          <table:table-cell table:formula="of:=AVERAGE([.F190:.F209])" office:value-type="float" office:value="218.0815" calcext:value-type="float">
            <text:p>218.0815</text:p>
          </table:table-cell>
          <table:table-cell table:formula="of:=AVERAGE([.F160:.F209])" office:value-type="float" office:value="215.392" calcext:value-type="float">
            <text:p>215.392</text:p>
          </table:table-cell>
          <table:table-cell table:formula="of:=AVERAGE([.F110:.F209])" office:value-type="float" office:value="209.9465" calcext:value-type="float">
            <text:p>209.9465</text:p>
          </table:table-cell>
          <table:table-cell table:formula="of:=COM.MICROSOFT.STDEV.S([.F190:.F208])" office:value-type="float" office:value="7.18157897736891" calcext:value-type="float">
            <text:p>7.18157897736891</text:p>
          </table:table-cell>
          <table:table-cell table:formula="of:=[.I209]+2*[.L209]" office:value-type="float" office:value="232.444657954738" calcext:value-type="float">
            <text:p>232.444657954738</text:p>
          </table:table-cell>
          <table:table-cell table:formula="of:=[.I209]-2*[.L209]" office:value-type="float" office:value="203.718342045262" calcext:value-type="float">
            <text:p>203.718342045262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29" calcext:value-type="date">
            <text:p>2024-10-29</text:p>
          </table:table-cell>
          <table:table-cell office:value-type="float" office:value="225.21" calcext:value-type="float">
            <text:p>225.21</text:p>
          </table:table-cell>
          <table:table-cell office:value-type="float" office:value="226.75" calcext:value-type="float">
            <text:p>226.75</text:p>
          </table:table-cell>
          <table:table-cell office:value-type="float" office:value="222.81" calcext:value-type="float">
            <text:p>222.81</text:p>
          </table:table-cell>
          <table:table-cell office:value-type="float" office:value="222.9" calcext:value-type="float">
            <text:p>222.9</text:p>
          </table:table-cell>
          <table:table-cell office:value-type="float" office:value="6580004" calcext:value-type="float">
            <text:p>6580004</text:p>
          </table:table-cell>
          <table:table-cell table:formula="of:=AVERAGE([.F201:.F210])" office:value-type="float" office:value="223.965" calcext:value-type="float">
            <text:p>223.965</text:p>
          </table:table-cell>
          <table:table-cell table:formula="of:=AVERAGE([.F191:.F210])" office:value-type="float" office:value="218.8745" calcext:value-type="float">
            <text:p>218.8745</text:p>
          </table:table-cell>
          <table:table-cell table:formula="of:=AVERAGE([.F161:.F210])" office:value-type="float" office:value="215.541" calcext:value-type="float">
            <text:p>215.541</text:p>
          </table:table-cell>
          <table:table-cell table:formula="of:=AVERAGE([.F111:.F210])" office:value-type="float" office:value="210.2064" calcext:value-type="float">
            <text:p>210.2064</text:p>
          </table:table-cell>
          <table:table-cell table:formula="of:=COM.MICROSOFT.STDEV.S([.F191:.F209])" office:value-type="float" office:value="6.9039069793087" calcext:value-type="float">
            <text:p>6.9039069793087</text:p>
          </table:table-cell>
          <table:table-cell table:formula="of:=[.I210]+2*[.L210]" office:value-type="float" office:value="232.682313958617" calcext:value-type="float">
            <text:p>232.682313958617</text:p>
          </table:table-cell>
          <table:table-cell table:formula="of:=[.I210]-2*[.L210]" office:value-type="float" office:value="205.066686041383" calcext:value-type="float">
            <text:p>205.066686041383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30" calcext:value-type="date">
            <text:p>2024-10-30</text:p>
          </table:table-cell>
          <table:table-cell office:value-type="float" office:value="222.54" calcext:value-type="float">
            <text:p>222.54</text:p>
          </table:table-cell>
          <table:table-cell office:value-type="float" office:value="226.31" calcext:value-type="float">
            <text:p>226.31</text:p>
          </table:table-cell>
          <table:table-cell office:value-type="float" office:value="221.58" calcext:value-type="float">
            <text:p>221.58</text:p>
          </table:table-cell>
          <table:table-cell office:value-type="float" office:value="224.41" calcext:value-type="float">
            <text:p>224.41</text:p>
          </table:table-cell>
          <table:table-cell office:value-type="float" office:value="7110941" calcext:value-type="float">
            <text:p>7110941</text:p>
          </table:table-cell>
          <table:table-cell table:formula="of:=AVERAGE([.F202:.F211])" office:value-type="float" office:value="224.042" calcext:value-type="float">
            <text:p>224.042</text:p>
          </table:table-cell>
          <table:table-cell table:formula="of:=AVERAGE([.F192:.F211])" office:value-type="float" office:value="219.7305" calcext:value-type="float">
            <text:p>219.7305</text:p>
          </table:table-cell>
          <table:table-cell table:formula="of:=AVERAGE([.F162:.F211])" office:value-type="float" office:value="215.7388" calcext:value-type="float">
            <text:p>215.7388</text:p>
          </table:table-cell>
          <table:table-cell table:formula="of:=AVERAGE([.F112:.F211])" office:value-type="float" office:value="210.451" calcext:value-type="float">
            <text:p>210.451</text:p>
          </table:table-cell>
          <table:table-cell table:formula="of:=COM.MICROSOFT.STDEV.S([.F192:.F210])" office:value-type="float" office:value="6.38463634724404" calcext:value-type="float">
            <text:p>6.38463634724404</text:p>
          </table:table-cell>
          <table:table-cell table:formula="of:=[.I211]+2*[.L211]" office:value-type="float" office:value="232.499772694488" calcext:value-type="float">
            <text:p>232.499772694488</text:p>
          </table:table-cell>
          <table:table-cell table:formula="of:=[.I211]-2*[.L211]" office:value-type="float" office:value="206.961227305512" calcext:value-type="float">
            <text:p>206.961227305512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0-31" calcext:value-type="date">
            <text:p>2024-10-31</text:p>
          </table:table-cell>
          <table:table-cell office:value-type="float" office:value="224.7" calcext:value-type="float">
            <text:p>224.7</text:p>
          </table:table-cell>
          <table:table-cell office:value-type="float" office:value="225.69" calcext:value-type="float">
            <text:p>225.69</text:p>
          </table:table-cell>
          <table:table-cell office:value-type="float" office:value="221.82" calcext:value-type="float">
            <text:p>221.82</text:p>
          </table:table-cell>
          <table:table-cell office:value-type="float" office:value="221.92" calcext:value-type="float">
            <text:p>221.92</text:p>
          </table:table-cell>
          <table:table-cell office:value-type="float" office:value="7829932" calcext:value-type="float">
            <text:p>7829932</text:p>
          </table:table-cell>
          <table:table-cell table:formula="of:=AVERAGE([.F203:.F212])" office:value-type="float" office:value="223.792" calcext:value-type="float">
            <text:p>223.792</text:p>
          </table:table-cell>
          <table:table-cell table:formula="of:=AVERAGE([.F193:.F212])" office:value-type="float" office:value="220.565" calcext:value-type="float">
            <text:p>220.565</text:p>
          </table:table-cell>
          <table:table-cell table:formula="of:=AVERAGE([.F163:.F212])" office:value-type="float" office:value="215.8852" calcext:value-type="float">
            <text:p>215.8852</text:p>
          </table:table-cell>
          <table:table-cell table:formula="of:=AVERAGE([.F113:.F212])" office:value-type="float" office:value="210.6741" calcext:value-type="float">
            <text:p>210.6741</text:p>
          </table:table-cell>
          <table:table-cell table:formula="of:=COM.MICROSOFT.STDEV.S([.F193:.F211])" office:value-type="float" office:value="5.45417089180006" calcext:value-type="float">
            <text:p>5.45417089180006</text:p>
          </table:table-cell>
          <table:table-cell table:formula="of:=[.I212]+2*[.L212]" office:value-type="float" office:value="231.4733417836" calcext:value-type="float">
            <text:p>231.4733417836</text:p>
          </table:table-cell>
          <table:table-cell table:formula="of:=[.I212]-2*[.L212]" office:value-type="float" office:value="209.6566582164" calcext:value-type="float">
            <text:p>209.6566582164</text:p>
          </table:table-cell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date" office:date-value="2024-11-01" calcext:value-type="date">
            <text:p>2024-11-01</text:p>
          </table:table-cell>
          <table:table-cell office:value-type="float" office:value="223.56" calcext:value-type="float">
            <text:p>223.56</text:p>
          </table:table-cell>
          <table:table-cell office:value-type="float" office:value="226.15" calcext:value-type="float">
            <text:p>226.15</text:p>
          </table:table-cell>
          <table:table-cell office:value-type="float" office:value="222.7" calcext:value-type="float">
            <text:p>222.7</text:p>
          </table:table-cell>
          <table:table-cell office:value-type="float" office:value="222.94" calcext:value-type="float">
            <text:p>222.94</text:p>
          </table:table-cell>
          <table:table-cell office:value-type="float" office:value="6923452" calcext:value-type="float">
            <text:p>6923452</text:p>
          </table:table-cell>
          <table:table-cell table:formula="of:=AVERAGE([.F204:.F213])" office:value-type="float" office:value="223.549" calcext:value-type="float">
            <text:p>223.549</text:p>
          </table:table-cell>
          <table:table-cell table:formula="of:=AVERAGE([.F194:.F213])" office:value-type="float" office:value="221.151" calcext:value-type="float">
            <text:p>221.151</text:p>
          </table:table-cell>
          <table:table-cell table:formula="of:=AVERAGE([.F164:.F213])" office:value-type="float" office:value="216.0114" calcext:value-type="float">
            <text:p>216.0114</text:p>
          </table:table-cell>
          <table:table-cell table:formula="of:=AVERAGE([.F114:.F213])" office:value-type="float" office:value="210.9599" calcext:value-type="float">
            <text:p>210.9599</text:p>
          </table:table-cell>
          <table:table-cell table:formula="of:=COM.MICROSOFT.STDEV.S([.F194:.F212])" office:value-type="float" office:value="4.97477531891483" calcext:value-type="float">
            <text:p>4.97477531891483</text:p>
          </table:table-cell>
          <table:table-cell table:formula="of:=[.I213]+2*[.L213]" office:value-type="float" office:value="231.10055063783" calcext:value-type="float">
            <text:p>231.10055063783</text:p>
          </table:table-cell>
          <table:table-cell table:formula="of:=[.I213]-2*[.L213]" office:value-type="float" office:value="211.20144936217" calcext:value-type="float">
            <text:p>211.20144936217</text:p>
          </table:table-cell>
        </table:table-row>
        <table:table-row table:style-name="ro1">
          <table:table-cell table:number-columns-repeated="2" office:value-type="date" office:date-value="2024-11-04" calcext:value-type="date">
            <text:p>2024-11-04</text:p>
          </table:table-cell>
          <table:table-cell office:value-type="float" office:value="222.65" calcext:value-type="float">
            <text:p>222.65</text:p>
          </table:table-cell>
          <table:table-cell office:value-type="float" office:value="223.76" calcext:value-type="float">
            <text:p>223.76</text:p>
          </table:table-cell>
          <table:table-cell office:value-type="float" office:value="219.17" calcext:value-type="float">
            <text:p>219.17</text:p>
          </table:table-cell>
          <table:table-cell office:value-type="float" office:value="219.78" calcext:value-type="float">
            <text:p>219.78</text:p>
          </table:table-cell>
          <table:table-cell office:value-type="float" office:value="8229588" calcext:value-type="float">
            <text:p>8229588</text:p>
          </table:table-cell>
          <table:table-cell table:formula="of:=AVERAGE([.F205:.F214])" office:value-type="float" office:value="223.227" calcext:value-type="float">
            <text:p>223.227</text:p>
          </table:table-cell>
          <table:table-cell table:formula="of:=AVERAGE([.F195:.F214])" office:value-type="float" office:value="221.5935" calcext:value-type="float">
            <text:p>221.5935</text:p>
          </table:table-cell>
          <table:table-cell table:formula="of:=AVERAGE([.F165:.F214])" office:value-type="float" office:value="216.0408" calcext:value-type="float">
            <text:p>216.0408</text:p>
          </table:table-cell>
          <table:table-cell table:formula="of:=AVERAGE([.F115:.F214])" office:value-type="float" office:value="211.2424" calcext:value-type="float">
            <text:p>211.2424</text:p>
          </table:table-cell>
          <table:table-cell table:formula="of:=COM.MICROSOFT.STDEV.S([.F195:.F213])" office:value-type="float" office:value="4.33892446316781" calcext:value-type="float">
            <text:p>4.33892446316781</text:p>
          </table:table-cell>
          <table:table-cell table:formula="of:=[.I214]+2*[.L214]" office:value-type="float" office:value="230.271348926336" calcext:value-type="float">
            <text:p>230.271348926336</text:p>
          </table:table-cell>
          <table:table-cell table:formula="of:=[.I214]-2*[.L214]" office:value-type="float" office:value="212.915651073664" calcext:value-type="float">
            <text:p>212.915651073664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5" calcext:value-type="date">
            <text:p>2024-11-05</text:p>
          </table:table-cell>
          <table:table-cell office:value-type="float" office:value="220.03" calcext:value-type="float">
            <text:p>220.03</text:p>
          </table:table-cell>
          <table:table-cell office:value-type="float" office:value="221.96" calcext:value-type="float">
            <text:p>221.96</text:p>
          </table:table-cell>
          <table:table-cell office:value-type="float" office:value="220" calcext:value-type="float">
            <text:p>220</text:p>
          </table:table-cell>
          <table:table-cell office:value-type="float" office:value="221.49" calcext:value-type="float">
            <text:p>221.49</text:p>
          </table:table-cell>
          <table:table-cell office:value-type="float" office:value="5600686" calcext:value-type="float">
            <text:p>5600686</text:p>
          </table:table-cell>
          <table:table-cell table:formula="of:=AVERAGE([.F206:.F215])" office:value-type="float" office:value="222.964" calcext:value-type="float">
            <text:p>222.964</text:p>
          </table:table-cell>
          <table:table-cell table:formula="of:=AVERAGE([.F196:.F215])" office:value-type="float" office:value="222.1305" calcext:value-type="float">
            <text:p>222.1305</text:p>
          </table:table-cell>
          <table:table-cell table:formula="of:=AVERAGE([.F166:.F215])" office:value-type="float" office:value="216.0872" calcext:value-type="float">
            <text:p>216.0872</text:p>
          </table:table-cell>
          <table:table-cell table:formula="of:=AVERAGE([.F116:.F215])" office:value-type="float" office:value="211.5207" calcext:value-type="float">
            <text:p>211.5207</text:p>
          </table:table-cell>
          <table:table-cell table:formula="of:=COM.MICROSOFT.STDEV.S([.F196:.F214])" office:value-type="float" office:value="3.48460633164633" calcext:value-type="float">
            <text:p>3.48460633164633</text:p>
          </table:table-cell>
          <table:table-cell table:formula="of:=[.I215]+2*[.L215]" office:value-type="float" office:value="229.099712663293" calcext:value-type="float">
            <text:p>229.099712663293</text:p>
          </table:table-cell>
          <table:table-cell table:formula="of:=[.I215]-2*[.L215]" office:value-type="float" office:value="215.161287336707" calcext:value-type="float">
            <text:p>215.161287336707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6" calcext:value-type="date">
            <text:p>2024-11-06</text:p>
          </table:table-cell>
          <table:table-cell office:value-type="float" office:value="235" calcext:value-type="float">
            <text:p>235</text:p>
          </table:table-cell>
          <table:table-cell office:value-type="float" office:value="248" calcext:value-type="float">
            <text:p>248</text:p>
          </table:table-cell>
          <table:table-cell office:value-type="float" office:value="234.77" calcext:value-type="float">
            <text:p>234.77</text:p>
          </table:table-cell>
          <table:table-cell office:value-type="float" office:value="247.06" calcext:value-type="float">
            <text:p>247.06</text:p>
          </table:table-cell>
          <table:table-cell office:value-type="float" office:value="23987753" calcext:value-type="float">
            <text:p>23987753</text:p>
          </table:table-cell>
          <table:table-cell table:formula="of:=AVERAGE([.F207:.F216])" office:value-type="float" office:value="225.329" calcext:value-type="float">
            <text:p>225.329</text:p>
          </table:table-cell>
          <table:table-cell table:formula="of:=AVERAGE([.F197:.F216])" office:value-type="float" office:value="223.8125" calcext:value-type="float">
            <text:p>223.8125</text:p>
          </table:table-cell>
          <table:table-cell table:formula="of:=AVERAGE([.F167:.F216])" office:value-type="float" office:value="216.6248" calcext:value-type="float">
            <text:p>216.6248</text:p>
          </table:table-cell>
          <table:table-cell table:formula="of:=AVERAGE([.F117:.F216])" office:value-type="float" office:value="212.0535" calcext:value-type="float">
            <text:p>212.0535</text:p>
          </table:table-cell>
          <table:table-cell table:formula="of:=COM.MICROSOFT.STDEV.S([.F197:.F215])" office:value-type="float" office:value="2.7801916295601" calcext:value-type="float">
            <text:p>2.7801916295601</text:p>
          </table:table-cell>
          <table:table-cell table:formula="of:=[.I216]+2*[.L216]" office:value-type="float" office:value="229.37288325912" calcext:value-type="float">
            <text:p>229.37288325912</text:p>
          </table:table-cell>
          <table:table-cell table:formula="of:=[.I216]-2*[.L216]" office:value-type="float" office:value="218.25211674088" calcext:value-type="float">
            <text:p>218.25211674088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7" calcext:value-type="date">
            <text:p>2024-11-07</text:p>
          </table:table-cell>
          <table:table-cell office:value-type="float" office:value="244.5" calcext:value-type="float">
            <text:p>244.5</text:p>
          </table:table-cell>
          <table:table-cell office:value-type="float" office:value="244.57" calcext:value-type="float">
            <text:p>244.57</text:p>
          </table:table-cell>
          <table:table-cell office:value-type="float" office:value="235.22" calcext:value-type="float">
            <text:p>235.22</text:p>
          </table:table-cell>
          <table:table-cell office:value-type="float" office:value="236.38" calcext:value-type="float">
            <text:p>236.38</text:p>
          </table:table-cell>
          <table:table-cell office:value-type="float" office:value="16451071" calcext:value-type="float">
            <text:p>16451071</text:p>
          </table:table-cell>
          <table:table-cell table:formula="of:=AVERAGE([.F208:.F217])" office:value-type="float" office:value="226.469" calcext:value-type="float">
            <text:p>226.469</text:p>
          </table:table-cell>
          <table:table-cell table:formula="of:=AVERAGE([.F198:.F217])" office:value-type="float" office:value="224.9895" calcext:value-type="float">
            <text:p>224.9895</text:p>
          </table:table-cell>
          <table:table-cell table:formula="of:=AVERAGE([.F168:.F217])" office:value-type="float" office:value="216.9266" calcext:value-type="float">
            <text:p>216.9266</text:p>
          </table:table-cell>
          <table:table-cell table:formula="of:=AVERAGE([.F118:.F217])" office:value-type="float" office:value="212.4675" calcext:value-type="float">
            <text:p>212.4675</text:p>
          </table:table-cell>
          <table:table-cell table:formula="of:=COM.MICROSOFT.STDEV.S([.F198:.F216])" office:value-type="float" office:value="5.6827653675145" calcext:value-type="float">
            <text:p>5.6827653675145</text:p>
          </table:table-cell>
          <table:table-cell table:formula="of:=[.I217]+2*[.L217]" office:value-type="float" office:value="236.355030735029" calcext:value-type="float">
            <text:p>236.355030735029</text:p>
          </table:table-cell>
          <table:table-cell table:formula="of:=[.I217]-2*[.L217]" office:value-type="float" office:value="213.623969264971" calcext:value-type="float">
            <text:p>213.623969264971</text:p>
          </table:table-cell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date" office:date-value="2024-11-08" calcext:value-type="date">
            <text:p>2024-11-08</text:p>
          </table:table-cell>
          <table:table-cell table:number-columns-repeated="2" office:value-type="float" office:value="239.34" calcext:value-type="float">
            <text:p>239.34</text:p>
          </table:table-cell>
          <table:table-cell office:value-type="float" office:value="235.78" calcext:value-type="float">
            <text:p>235.78</text:p>
          </table:table-cell>
          <table:table-cell office:value-type="float" office:value="236.98" calcext:value-type="float">
            <text:p>236.98</text:p>
          </table:table-cell>
          <table:table-cell office:value-type="float" office:value="9502100" calcext:value-type="float">
            <text:p>9502100</text:p>
          </table:table-cell>
          <table:table-cell table:formula="of:=AVERAGE([.F209:.F218])" office:value-type="float" office:value="227.936" calcext:value-type="float">
            <text:p>227.936</text:p>
          </table:table-cell>
          <table:table-cell table:formula="of:=AVERAGE([.F199:.F218])" office:value-type="float" office:value="225.724" calcext:value-type="float">
            <text:p>225.724</text:p>
          </table:table-cell>
          <table:table-cell table:formula="of:=AVERAGE([.F169:.F218])" office:value-type="float" office:value="217.222" calcext:value-type="float">
            <text:p>217.222</text:p>
          </table:table-cell>
          <table:table-cell table:formula="of:=AVERAGE([.F119:.F218])" office:value-type="float" office:value="212.8673" calcext:value-type="float">
            <text:p>212.8673</text:p>
          </table:table-cell>
          <table:table-cell table:formula="of:=COM.MICROSOFT.STDEV.S([.F199:.F217])" office:value-type="float" office:value="6.2813217497575" calcext:value-type="float">
            <text:p>6.2813217497575</text:p>
          </table:table-cell>
          <table:table-cell table:formula="of:=[.I218]+2*[.L218]" office:value-type="float" office:value="238.286643499515" calcext:value-type="float">
            <text:p>238.286643499515</text:p>
          </table:table-cell>
          <table:table-cell table:formula="of:=[.I218]-2*[.L218]" office:value-type="float" office:value="213.161356500485" calcext:value-type="float">
            <text:p>213.161356500485</text:p>
          </table:table-cell>
        </table:table-row>
        <table:table-row table:style-name="ro1">
          <table:table-cell table:number-columns-repeated="2" office:value-type="date" office:date-value="2024-11-11" calcext:value-type="date">
            <text:p>2024-11-11</text:p>
          </table:table-cell>
          <table:table-cell office:value-type="float" office:value="240.32" calcext:value-type="float">
            <text:p>240.32</text:p>
          </table:table-cell>
          <table:table-cell office:value-type="float" office:value="242.1" calcext:value-type="float">
            <text:p>242.1</text:p>
          </table:table-cell>
          <table:table-cell office:value-type="float" office:value="239" calcext:value-type="float">
            <text:p>239</text:p>
          </table:table-cell>
          <table:table-cell office:value-type="float" office:value="239.29" calcext:value-type="float">
            <text:p>239.29</text:p>
          </table:table-cell>
          <table:table-cell office:value-type="float" office:value="9017079" calcext:value-type="float">
            <text:p>9017079</text:p>
          </table:table-cell>
          <table:table-cell table:formula="of:=AVERAGE([.F210:.F219])" office:value-type="float" office:value="229.315" calcext:value-type="float">
            <text:p>229.315</text:p>
          </table:table-cell>
          <table:table-cell table:formula="of:=AVERAGE([.F200:.F219])" office:value-type="float" office:value="226.6145" calcext:value-type="float">
            <text:p>226.6145</text:p>
          </table:table-cell>
          <table:table-cell table:formula="of:=AVERAGE([.F170:.F219])" office:value-type="float" office:value="217.5118" calcext:value-type="float">
            <text:p>217.5118</text:p>
          </table:table-cell>
          <table:table-cell table:formula="of:=AVERAGE([.F120:.F219])" office:value-type="float" office:value="213.2735" calcext:value-type="float">
            <text:p>213.2735</text:p>
          </table:table-cell>
          <table:table-cell table:formula="of:=COM.MICROSOFT.STDEV.S([.F200:.F218])" office:value-type="float" office:value="6.76837568082071" calcext:value-type="float">
            <text:p>6.76837568082071</text:p>
          </table:table-cell>
          <table:table-cell table:formula="of:=[.I219]+2*[.L219]" office:value-type="float" office:value="240.151251361641" calcext:value-type="float">
            <text:p>240.151251361641</text:p>
          </table:table-cell>
          <table:table-cell table:formula="of:=[.I219]-2*[.L219]" office:value-type="float" office:value="213.077748638359" calcext:value-type="float">
            <text:p>213.077748638359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240.47" calcext:value-type="float">
            <text:p>240.47</text:p>
          </table:table-cell>
          <table:table-cell office:value-type="float" office:value="241.46" calcext:value-type="float">
            <text:p>241.46</text:p>
          </table:table-cell>
          <table:table-cell office:value-type="float" office:value="238.76" calcext:value-type="float">
            <text:p>238.76</text:p>
          </table:table-cell>
          <table:table-cell office:value-type="float" office:value="239.56" calcext:value-type="float">
            <text:p>239.56</text:p>
          </table:table-cell>
          <table:table-cell office:value-type="float" office:value="6860956" calcext:value-type="float">
            <text:p>6860956</text:p>
          </table:table-cell>
          <table:table-cell table:formula="of:=AVERAGE([.F211:.F220])" office:value-type="float" office:value="230.981" calcext:value-type="float">
            <text:p>230.981</text:p>
          </table:table-cell>
          <table:table-cell table:formula="of:=AVERAGE([.F201:.F220])" office:value-type="float" office:value="227.473" calcext:value-type="float">
            <text:p>227.473</text:p>
          </table:table-cell>
          <table:table-cell table:formula="of:=AVERAGE([.F171:.F220])" office:value-type="float" office:value="217.897" calcext:value-type="float">
            <text:p>217.897</text:p>
          </table:table-cell>
          <table:table-cell table:formula="of:=AVERAGE([.F121:.F220])" office:value-type="float" office:value="213.7061" calcext:value-type="float">
            <text:p>213.7061</text:p>
          </table:table-cell>
          <table:table-cell table:formula="of:=COM.MICROSOFT.STDEV.S([.F201:.F219])" office:value-type="float" office:value="7.35955618576705" calcext:value-type="float">
            <text:p>7.35955618576705</text:p>
          </table:table-cell>
          <table:table-cell table:formula="of:=[.I220]+2*[.L220]" office:value-type="float" office:value="242.192112371534" calcext:value-type="float">
            <text:p>242.192112371534</text:p>
          </table:table-cell>
          <table:table-cell table:formula="of:=[.I220]-2*[.L220]" office:value-type="float" office:value="212.753887628466" calcext:value-type="float">
            <text:p>212.753887628466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3" calcext:value-type="date">
            <text:p>2024-11-13</text:p>
          </table:table-cell>
          <table:table-cell office:value-type="float" office:value="240.64" calcext:value-type="float">
            <text:p>240.64</text:p>
          </table:table-cell>
          <table:table-cell office:value-type="float" office:value="244.09" calcext:value-type="float">
            <text:p>244.09</text:p>
          </table:table-cell>
          <table:table-cell office:value-type="float" office:value="240.31" calcext:value-type="float">
            <text:p>240.31</text:p>
          </table:table-cell>
          <table:table-cell office:value-type="float" office:value="241.16" calcext:value-type="float">
            <text:p>241.16</text:p>
          </table:table-cell>
          <table:table-cell office:value-type="float" office:value="11472557" calcext:value-type="float">
            <text:p>11472557</text:p>
          </table:table-cell>
          <table:table-cell table:formula="of:=AVERAGE([.F212:.F221])" office:value-type="float" office:value="232.656" calcext:value-type="float">
            <text:p>232.656</text:p>
          </table:table-cell>
          <table:table-cell table:formula="of:=AVERAGE([.F202:.F221])" office:value-type="float" office:value="228.349" calcext:value-type="float">
            <text:p>228.349</text:p>
          </table:table-cell>
          <table:table-cell table:formula="of:=AVERAGE([.F172:.F221])" office:value-type="float" office:value="218.3336" calcext:value-type="float">
            <text:p>218.3336</text:p>
          </table:table-cell>
          <table:table-cell table:formula="of:=AVERAGE([.F122:.F221])" office:value-type="float" office:value="214.1289" calcext:value-type="float">
            <text:p>214.1289</text:p>
          </table:table-cell>
          <table:table-cell table:formula="of:=COM.MICROSOFT.STDEV.S([.F202:.F220])" office:value-type="float" office:value="7.86431770609861" calcext:value-type="float">
            <text:p>7.86431770609861</text:p>
          </table:table-cell>
          <table:table-cell table:formula="of:=[.I221]+2*[.L221]" office:value-type="float" office:value="244.077635412197" calcext:value-type="float">
            <text:p>244.077635412197</text:p>
          </table:table-cell>
          <table:table-cell table:formula="of:=[.I221]-2*[.L221]" office:value-type="float" office:value="212.620364587803" calcext:value-type="float">
            <text:p>212.620364587803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4" calcext:value-type="date">
            <text:p>2024-11-14</text:p>
          </table:table-cell>
          <table:table-cell office:value-type="float" office:value="242.415" calcext:value-type="float">
            <text:p>242.415</text:p>
          </table:table-cell>
          <table:table-cell office:value-type="float" office:value="244.29" calcext:value-type="float">
            <text:p>244.29</text:p>
          </table:table-cell>
          <table:table-cell office:value-type="float" office:value="241.05" calcext:value-type="float">
            <text:p>241.05</text:p>
          </table:table-cell>
          <table:table-cell office:value-type="float" office:value="241.87" calcext:value-type="float">
            <text:p>241.87</text:p>
          </table:table-cell>
          <table:table-cell office:value-type="float" office:value="10172202" calcext:value-type="float">
            <text:p>10172202</text:p>
          </table:table-cell>
          <table:table-cell table:formula="of:=AVERAGE([.F213:.F222])" office:value-type="float" office:value="234.651" calcext:value-type="float">
            <text:p>234.651</text:p>
          </table:table-cell>
          <table:table-cell table:formula="of:=AVERAGE([.F203:.F222])" office:value-type="float" office:value="229.2215" calcext:value-type="float">
            <text:p>229.2215</text:p>
          </table:table-cell>
          <table:table-cell table:formula="of:=AVERAGE([.F173:.F222])" office:value-type="float" office:value="218.8184" calcext:value-type="float">
            <text:p>218.8184</text:p>
          </table:table-cell>
          <table:table-cell table:formula="of:=AVERAGE([.F123:.F222])" office:value-type="float" office:value="214.5669" calcext:value-type="float">
            <text:p>214.5669</text:p>
          </table:table-cell>
          <table:table-cell table:formula="of:=COM.MICROSOFT.STDEV.S([.F203:.F221])" office:value-type="float" office:value="8.39895847761923" calcext:value-type="float">
            <text:p>8.39895847761923</text:p>
          </table:table-cell>
          <table:table-cell table:formula="of:=[.I222]+2*[.L222]" office:value-type="float" office:value="246.019416955238" calcext:value-type="float">
            <text:p>246.019416955238</text:p>
          </table:table-cell>
          <table:table-cell table:formula="of:=[.I222]-2*[.L222]" office:value-type="float" office:value="212.423583044762" calcext:value-type="float">
            <text:p>212.423583044762</text:p>
          </table:table-cell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date" office:date-value="2024-11-15" calcext:value-type="date">
            <text:p>2024-11-15</text:p>
          </table:table-cell>
          <table:table-cell office:value-type="float" office:value="242.63" calcext:value-type="float">
            <text:p>242.63</text:p>
          </table:table-cell>
          <table:table-cell office:value-type="float" office:value="246.42" calcext:value-type="float">
            <text:p>246.42</text:p>
          </table:table-cell>
          <table:table-cell office:value-type="float" office:value="241.46" calcext:value-type="float">
            <text:p>241.46</text:p>
          </table:table-cell>
          <table:table-cell office:value-type="float" office:value="245.31" calcext:value-type="float">
            <text:p>245.31</text:p>
          </table:table-cell>
          <table:table-cell office:value-type="float" office:value="11518836" calcext:value-type="float">
            <text:p>11518836</text:p>
          </table:table-cell>
          <table:table-cell table:formula="of:=AVERAGE([.F214:.F223])" office:value-type="float" office:value="236.888" calcext:value-type="float">
            <text:p>236.888</text:p>
          </table:table-cell>
          <table:table-cell table:formula="of:=AVERAGE([.F204:.F223])" office:value-type="float" office:value="230.2185" calcext:value-type="float">
            <text:p>230.2185</text:p>
          </table:table-cell>
          <table:table-cell table:formula="of:=AVERAGE([.F174:.F223])" office:value-type="float" office:value="219.4754" calcext:value-type="float">
            <text:p>219.4754</text:p>
          </table:table-cell>
          <table:table-cell table:formula="of:=AVERAGE([.F124:.F223])" office:value-type="float" office:value="215.0457" calcext:value-type="float">
            <text:p>215.0457</text:p>
          </table:table-cell>
          <table:table-cell table:formula="of:=COM.MICROSOFT.STDEV.S([.F204:.F222])" office:value-type="float" office:value="8.88992895596502" calcext:value-type="float">
            <text:p>8.88992895596502</text:p>
          </table:table-cell>
          <table:table-cell table:formula="of:=[.I223]+2*[.L223]" office:value-type="float" office:value="247.99835791193" calcext:value-type="float">
            <text:p>247.99835791193</text:p>
          </table:table-cell>
          <table:table-cell table:formula="of:=[.I223]-2*[.L223]" office:value-type="float" office:value="212.43864208807" calcext:value-type="float">
            <text:p>212.43864208807</text:p>
          </table:table-cell>
        </table:table-row>
        <table:table-row table:style-name="ro1">
          <table:table-cell table:number-columns-repeated="2" office:value-type="date" office:date-value="2024-11-18" calcext:value-type="date">
            <text:p>2024-11-18</text:p>
          </table:table-cell>
          <table:table-cell office:value-type="float" office:value="247.84" calcext:value-type="float">
            <text:p>247.84</text:p>
          </table:table-cell>
          <table:table-cell office:value-type="float" office:value="247.93" calcext:value-type="float">
            <text:p>247.93</text:p>
          </table:table-cell>
          <table:table-cell office:value-type="float" office:value="242.68" calcext:value-type="float">
            <text:p>242.68</text:p>
          </table:table-cell>
          <table:table-cell office:value-type="float" office:value="245.03" calcext:value-type="float">
            <text:p>245.03</text:p>
          </table:table-cell>
          <table:table-cell office:value-type="float" office:value="9052575" calcext:value-type="float">
            <text:p>9052575</text:p>
          </table:table-cell>
          <table:table-cell table:formula="of:=AVERAGE([.F215:.F224])" office:value-type="float" office:value="239.413" calcext:value-type="float">
            <text:p>239.413</text:p>
          </table:table-cell>
          <table:table-cell table:formula="of:=AVERAGE([.F205:.F224])" office:value-type="float" office:value="231.32" calcext:value-type="float">
            <text:p>231.32</text:p>
          </table:table-cell>
          <table:table-cell table:formula="of:=AVERAGE([.F175:.F224])" office:value-type="float" office:value="220.0398" calcext:value-type="float">
            <text:p>220.0398</text:p>
          </table:table-cell>
          <table:table-cell table:formula="of:=AVERAGE([.F125:.F224])" office:value-type="float" office:value="215.5043" calcext:value-type="float">
            <text:p>215.5043</text:p>
          </table:table-cell>
          <table:table-cell table:formula="of:=COM.MICROSOFT.STDEV.S([.F205:.F223])" office:value-type="float" office:value="9.4500036820439" calcext:value-type="float">
            <text:p>9.4500036820439</text:p>
          </table:table-cell>
          <table:table-cell table:formula="of:=[.I224]+2*[.L224]" office:value-type="float" office:value="250.220007364088" calcext:value-type="float">
            <text:p>250.220007364088</text:p>
          </table:table-cell>
          <table:table-cell table:formula="of:=[.I224]-2*[.L224]" office:value-type="float" office:value="212.419992635912" calcext:value-type="float">
            <text:p>212.419992635912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19" calcext:value-type="date">
            <text:p>2024-11-19</text:p>
          </table:table-cell>
          <table:table-cell office:value-type="float" office:value="242.0525" calcext:value-type="float">
            <text:p>242.0525</text:p>
          </table:table-cell>
          <table:table-cell office:value-type="float" office:value="245.1509" calcext:value-type="float">
            <text:p>245.1509</text:p>
          </table:table-cell>
          <table:table-cell office:value-type="float" office:value="241.55" calcext:value-type="float">
            <text:p>241.55</text:p>
          </table:table-cell>
          <table:table-cell office:value-type="float" office:value="243.09" calcext:value-type="float">
            <text:p>243.09</text:p>
          </table:table-cell>
          <table:table-cell office:value-type="float" office:value="6792660" calcext:value-type="float">
            <text:p>6792660</text:p>
          </table:table-cell>
          <table:table-cell table:formula="of:=AVERAGE([.F216:.F225])" office:value-type="float" office:value="241.573" calcext:value-type="float">
            <text:p>241.573</text:p>
          </table:table-cell>
          <table:table-cell table:formula="of:=AVERAGE([.F206:.F225])" office:value-type="float" office:value="232.2685" calcext:value-type="float">
            <text:p>232.2685</text:p>
          </table:table-cell>
          <table:table-cell table:formula="of:=AVERAGE([.F176:.F225])" office:value-type="float" office:value="220.7904" calcext:value-type="float">
            <text:p>220.7904</text:p>
          </table:table-cell>
          <table:table-cell table:formula="of:=AVERAGE([.F126:.F225])" office:value-type="float" office:value="215.9126" calcext:value-type="float">
            <text:p>215.9126</text:p>
          </table:table-cell>
          <table:table-cell table:formula="of:=COM.MICROSOFT.STDEV.S([.F206:.F224])" office:value-type="float" office:value="9.86220275977197" calcext:value-type="float">
            <text:p>9.86220275977197</text:p>
          </table:table-cell>
          <table:table-cell table:formula="of:=[.I225]+2*[.L225]" office:value-type="float" office:value="251.992905519544" calcext:value-type="float">
            <text:p>251.992905519544</text:p>
          </table:table-cell>
          <table:table-cell table:formula="of:=[.I225]-2*[.L225]" office:value-type="float" office:value="212.544094480456" calcext:value-type="float">
            <text:p>212.544094480456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0" calcext:value-type="date">
            <text:p>2024-11-20</text:p>
          </table:table-cell>
          <table:table-cell office:value-type="float" office:value="244.04" calcext:value-type="float">
            <text:p>244.04</text:p>
          </table:table-cell>
          <table:table-cell office:value-type="float" office:value="244.61" calcext:value-type="float">
            <text:p>244.61</text:p>
          </table:table-cell>
          <table:table-cell office:value-type="float" office:value="238.64" calcext:value-type="float">
            <text:p>238.64</text:p>
          </table:table-cell>
          <table:table-cell office:value-type="float" office:value="240.78" calcext:value-type="float">
            <text:p>240.78</text:p>
          </table:table-cell>
          <table:table-cell office:value-type="float" office:value="9015290" calcext:value-type="float">
            <text:p>9015290</text:p>
          </table:table-cell>
          <table:table-cell table:formula="of:=AVERAGE([.F217:.F226])" office:value-type="float" office:value="240.945" calcext:value-type="float">
            <text:p>240.945</text:p>
          </table:table-cell>
          <table:table-cell table:formula="of:=AVERAGE([.F207:.F226])" office:value-type="float" office:value="233.137" calcext:value-type="float">
            <text:p>233.137</text:p>
          </table:table-cell>
          <table:table-cell table:formula="of:=AVERAGE([.F177:.F226])" office:value-type="float" office:value="221.4614" calcext:value-type="float">
            <text:p>221.4614</text:p>
          </table:table-cell>
          <table:table-cell table:formula="of:=AVERAGE([.F127:.F226])" office:value-type="float" office:value="216.2659" calcext:value-type="float">
            <text:p>216.2659</text:p>
          </table:table-cell>
          <table:table-cell table:formula="of:=COM.MICROSOFT.STDEV.S([.F207:.F225])" office:value-type="float" office:value="9.97608215707341" calcext:value-type="float">
            <text:p>9.97608215707341</text:p>
          </table:table-cell>
          <table:table-cell table:formula="of:=[.I226]+2*[.L226]" office:value-type="float" office:value="253.089164314147" calcext:value-type="float">
            <text:p>253.089164314147</text:p>
          </table:table-cell>
          <table:table-cell table:formula="of:=[.I226]-2*[.L226]" office:value-type="float" office:value="213.184835685853" calcext:value-type="float">
            <text:p>213.184835685853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1" calcext:value-type="date">
            <text:p>2024-11-21</text:p>
          </table:table-cell>
          <table:table-cell office:value-type="float" office:value="243.23" calcext:value-type="float">
            <text:p>243.23</text:p>
          </table:table-cell>
          <table:table-cell office:value-type="float" office:value="245.49" calcext:value-type="float">
            <text:p>245.49</text:p>
          </table:table-cell>
          <table:table-cell office:value-type="float" office:value="242.105" calcext:value-type="float">
            <text:p>242.105</text:p>
          </table:table-cell>
          <table:table-cell office:value-type="float" office:value="244.76" calcext:value-type="float">
            <text:p>244.76</text:p>
          </table:table-cell>
          <table:table-cell office:value-type="float" office:value="8783516" calcext:value-type="float">
            <text:p>8783516</text:p>
          </table:table-cell>
          <table:table-cell table:formula="of:=AVERAGE([.F218:.F227])" office:value-type="float" office:value="241.783" calcext:value-type="float">
            <text:p>241.783</text:p>
          </table:table-cell>
          <table:table-cell table:formula="of:=AVERAGE([.F208:.F227])" office:value-type="float" office:value="234.126" calcext:value-type="float">
            <text:p>234.126</text:p>
          </table:table-cell>
          <table:table-cell table:formula="of:=AVERAGE([.F178:.F227])" office:value-type="float" office:value="222.2246" calcext:value-type="float">
            <text:p>222.2246</text:p>
          </table:table-cell>
          <table:table-cell table:formula="of:=AVERAGE([.F128:.F227])" office:value-type="float" office:value="216.6252" calcext:value-type="float">
            <text:p>216.6252</text:p>
          </table:table-cell>
          <table:table-cell table:formula="of:=COM.MICROSOFT.STDEV.S([.F208:.F226])" office:value-type="float" office:value="9.95225056095706" calcext:value-type="float">
            <text:p>9.95225056095706</text:p>
          </table:table-cell>
          <table:table-cell table:formula="of:=[.I227]+2*[.L227]" office:value-type="float" office:value="254.030501121914" calcext:value-type="float">
            <text:p>254.030501121914</text:p>
          </table:table-cell>
          <table:table-cell table:formula="of:=[.I227]-2*[.L227]" office:value-type="float" office:value="214.221498878086" calcext:value-type="float">
            <text:p>214.221498878086</text:p>
          </table:table-cell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date" office:date-value="2024-11-22" calcext:value-type="date">
            <text:p>2024-11-22</text:p>
          </table:table-cell>
          <table:table-cell office:value-type="float" office:value="243.0694" calcext:value-type="float">
            <text:p>243.0694</text:p>
          </table:table-cell>
          <table:table-cell office:value-type="float" office:value="249.15" calcext:value-type="float">
            <text:p>249.15</text:p>
          </table:table-cell>
          <table:table-cell office:value-type="float" office:value="243.0347" calcext:value-type="float">
            <text:p>243.0347</text:p>
          </table:table-cell>
          <table:table-cell office:value-type="float" office:value="248.55" calcext:value-type="float">
            <text:p>248.55</text:p>
          </table:table-cell>
          <table:table-cell office:value-type="float" office:value="7997307" calcext:value-type="float">
            <text:p>7997307</text:p>
          </table:table-cell>
          <table:table-cell table:formula="of:=AVERAGE([.F219:.F228])" office:value-type="float" office:value="242.94" calcext:value-type="float">
            <text:p>242.94</text:p>
          </table:table-cell>
          <table:table-cell table:formula="of:=AVERAGE([.F209:.F228])" office:value-type="float" office:value="235.438" calcext:value-type="float">
            <text:p>235.438</text:p>
          </table:table-cell>
          <table:table-cell table:formula="of:=AVERAGE([.F179:.F228])" office:value-type="float" office:value="223.1092" calcext:value-type="float">
            <text:p>223.1092</text:p>
          </table:table-cell>
          <table:table-cell table:formula="of:=AVERAGE([.F129:.F228])" office:value-type="float" office:value="217.0238" calcext:value-type="float">
            <text:p>217.0238</text:p>
          </table:table-cell>
          <table:table-cell table:formula="of:=COM.MICROSOFT.STDEV.S([.F209:.F227])" office:value-type="float" office:value="9.87398016052931" calcext:value-type="float">
            <text:p>9.87398016052931</text:p>
          </table:table-cell>
          <table:table-cell table:formula="of:=[.I228]+2*[.L228]" office:value-type="float" office:value="255.185960321059" calcext:value-type="float">
            <text:p>255.185960321059</text:p>
          </table:table-cell>
          <table:table-cell table:formula="of:=[.I228]-2*[.L228]" office:value-type="float" office:value="215.690039678941" calcext:value-type="float">
            <text:p>215.690039678941</text:p>
          </table:table-cell>
        </table:table-row>
        <table:table-row table:style-name="ro1">
          <table:table-cell table:number-columns-repeated="2" office:value-type="date" office:date-value="2024-11-25" calcext:value-type="date">
            <text:p>2024-11-25</text:p>
          </table:table-cell>
          <table:table-cell office:value-type="float" office:value="249.9" calcext:value-type="float">
            <text:p>249.9</text:p>
          </table:table-cell>
          <table:table-cell office:value-type="float" office:value="254.31" calcext:value-type="float">
            <text:p>254.31</text:p>
          </table:table-cell>
          <table:table-cell office:value-type="float" office:value="249.06" calcext:value-type="float">
            <text:p>249.06</text:p>
          </table:table-cell>
          <table:table-cell office:value-type="float" office:value="250.29" calcext:value-type="float">
            <text:p>250.29</text:p>
          </table:table-cell>
          <table:table-cell office:value-type="float" office:value="10295350" calcext:value-type="float">
            <text:p>10295350</text:p>
          </table:table-cell>
          <table:table-cell table:formula="of:=AVERAGE([.F220:.F229])" office:value-type="float" office:value="244.04" calcext:value-type="float">
            <text:p>244.04</text:p>
          </table:table-cell>
          <table:table-cell table:formula="of:=AVERAGE([.F210:.F229])" office:value-type="float" office:value="236.6775" calcext:value-type="float">
            <text:p>236.6775</text:p>
          </table:table-cell>
          <table:table-cell table:formula="of:=AVERAGE([.F180:.F229])" office:value-type="float" office:value="223.9578" calcext:value-type="float">
            <text:p>223.9578</text:p>
          </table:table-cell>
          <table:table-cell table:formula="of:=AVERAGE([.F130:.F229])" office:value-type="float" office:value="217.4788" calcext:value-type="float">
            <text:p>217.4788</text:p>
          </table:table-cell>
          <table:table-cell table:formula="of:=COM.MICROSOFT.STDEV.S([.F210:.F228])" office:value-type="float" office:value="10.0883045017138" calcext:value-type="float">
            <text:p>10.0883045017138</text:p>
          </table:table-cell>
          <table:table-cell table:formula="of:=[.I229]+2*[.L229]" office:value-type="float" office:value="256.854109003428" calcext:value-type="float">
            <text:p>256.854109003428</text:p>
          </table:table-cell>
          <table:table-cell table:formula="of:=[.I229]-2*[.L229]" office:value-type="float" office:value="216.500890996572" calcext:value-type="float">
            <text:p>216.500890996572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6" calcext:value-type="date">
            <text:p>2024-11-26</text:p>
          </table:table-cell>
          <table:table-cell office:value-type="float" office:value="250.5" calcext:value-type="float">
            <text:p>250.5</text:p>
          </table:table-cell>
          <table:table-cell office:value-type="float" office:value="251" calcext:value-type="float">
            <text:p>251</text:p>
          </table:table-cell>
          <table:table-cell office:value-type="float" office:value="248.34" calcext:value-type="float">
            <text:p>248.34</text:p>
          </table:table-cell>
          <table:table-cell office:value-type="float" office:value="249.97" calcext:value-type="float">
            <text:p>249.97</text:p>
          </table:table-cell>
          <table:table-cell office:value-type="float" office:value="6212142" calcext:value-type="float">
            <text:p>6212142</text:p>
          </table:table-cell>
          <table:table-cell table:formula="of:=AVERAGE([.F221:.F230])" office:value-type="float" office:value="245.081" calcext:value-type="float">
            <text:p>245.081</text:p>
          </table:table-cell>
          <table:table-cell table:formula="of:=AVERAGE([.F211:.F230])" office:value-type="float" office:value="238.031" calcext:value-type="float">
            <text:p>238.031</text:p>
          </table:table-cell>
          <table:table-cell table:formula="of:=AVERAGE([.F181:.F230])" office:value-type="float" office:value="224.7722" calcext:value-type="float">
            <text:p>224.7722</text:p>
          </table:table-cell>
          <table:table-cell table:formula="of:=AVERAGE([.F131:.F230])" office:value-type="float" office:value="217.9268" calcext:value-type="float">
            <text:p>217.9268</text:p>
          </table:table-cell>
          <table:table-cell table:formula="of:=COM.MICROSOFT.STDEV.S([.F211:.F229])" office:value-type="float" office:value="10.0751971814756" calcext:value-type="float">
            <text:p>10.0751971814756</text:p>
          </table:table-cell>
          <table:table-cell table:formula="of:=[.I230]+2*[.L230]" office:value-type="float" office:value="258.181394362951" calcext:value-type="float">
            <text:p>258.181394362951</text:p>
          </table:table-cell>
          <table:table-cell table:formula="of:=[.I230]-2*[.L230]" office:value-type="float" office:value="217.880605637049" calcext:value-type="float">
            <text:p>217.880605637049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7" calcext:value-type="date">
            <text:p>2024-11-27</text:p>
          </table:table-cell>
          <table:table-cell office:value-type="float" office:value="249.34" calcext:value-type="float">
            <text:p>249.34</text:p>
          </table:table-cell>
          <table:table-cell office:value-type="float" office:value="251.19" calcext:value-type="float">
            <text:p>251.19</text:p>
          </table:table-cell>
          <table:table-cell office:value-type="float" office:value="248.771" calcext:value-type="float">
            <text:p>248.771</text:p>
          </table:table-cell>
          <table:table-cell office:value-type="float" office:value="249.79" calcext:value-type="float">
            <text:p>249.79</text:p>
          </table:table-cell>
          <table:table-cell office:value-type="float" office:value="5472265" calcext:value-type="float">
            <text:p>5472265</text:p>
          </table:table-cell>
          <table:table-cell table:formula="of:=AVERAGE([.F222:.F231])" office:value-type="float" office:value="245.944" calcext:value-type="float">
            <text:p>245.944</text:p>
          </table:table-cell>
          <table:table-cell table:formula="of:=AVERAGE([.F212:.F231])" office:value-type="float" office:value="239.3" calcext:value-type="float">
            <text:p>239.3</text:p>
          </table:table-cell>
          <table:table-cell table:formula="of:=AVERAGE([.F182:.F231])" office:value-type="float" office:value="225.6174" calcext:value-type="float">
            <text:p>225.6174</text:p>
          </table:table-cell>
          <table:table-cell table:formula="of:=AVERAGE([.F132:.F231])" office:value-type="float" office:value="218.3484" calcext:value-type="float">
            <text:p>218.3484</text:p>
          </table:table-cell>
          <table:table-cell table:formula="of:=COM.MICROSOFT.STDEV.S([.F212:.F230])" office:value-type="float" office:value="9.94964576641767" calcext:value-type="float">
            <text:p>9.94964576641767</text:p>
          </table:table-cell>
          <table:table-cell table:formula="of:=[.I231]+2*[.L231]" office:value-type="float" office:value="259.199291532835" calcext:value-type="float">
            <text:p>259.199291532835</text:p>
          </table:table-cell>
          <table:table-cell table:formula="of:=[.I231]-2*[.L231]" office:value-type="float" office:value="219.400708467165" calcext:value-type="float">
            <text:p>219.400708467165</text:p>
          </table:table-cell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date" office:date-value="2024-11-29" calcext:value-type="date">
            <text:p>2024-11-29</text:p>
          </table:table-cell>
          <table:table-cell office:value-type="float" office:value="249.92" calcext:value-type="float">
            <text:p>249.92</text:p>
          </table:table-cell>
          <table:table-cell office:value-type="float" office:value="251.77" calcext:value-type="float">
            <text:p>251.77</text:p>
          </table:table-cell>
          <table:table-cell office:value-type="float" office:value="249.445" calcext:value-type="float">
            <text:p>249.445</text:p>
          </table:table-cell>
          <table:table-cell office:value-type="float" office:value="249.72" calcext:value-type="float">
            <text:p>249.72</text:p>
          </table:table-cell>
          <table:table-cell office:value-type="float" office:value="5494825" calcext:value-type="float">
            <text:p>5494825</text:p>
          </table:table-cell>
          <table:table-cell table:formula="of:=AVERAGE([.F223:.F232])" office:value-type="float" office:value="246.729" calcext:value-type="float">
            <text:p>246.729</text:p>
          </table:table-cell>
          <table:table-cell table:formula="of:=AVERAGE([.F213:.F232])" office:value-type="float" office:value="240.69" calcext:value-type="float">
            <text:p>240.69</text:p>
          </table:table-cell>
          <table:table-cell table:formula="of:=AVERAGE([.F183:.F232])" office:value-type="float" office:value="226.4022" calcext:value-type="float">
            <text:p>226.4022</text:p>
          </table:table-cell>
          <table:table-cell table:formula="of:=AVERAGE([.F133:.F232])" office:value-type="float" office:value="218.7676" calcext:value-type="float">
            <text:p>218.7676</text:p>
          </table:table-cell>
          <table:table-cell table:formula="of:=COM.MICROSOFT.STDEV.S([.F213:.F231])" office:value-type="float" office:value="9.36834882191749" calcext:value-type="float">
            <text:p>9.36834882191749</text:p>
          </table:table-cell>
          <table:table-cell table:formula="of:=[.I232]+2*[.L232]" office:value-type="float" office:value="259.426697643835" calcext:value-type="float">
            <text:p>259.426697643835</text:p>
          </table:table-cell>
          <table:table-cell table:formula="of:=[.I232]-2*[.L232]" office:value-type="float" office:value="221.953302356165" calcext:value-type="float">
            <text:p>221.953302356165</text:p>
          </table:table-cell>
        </table:table-row>
        <table:table-row table:style-name="ro1">
          <table:table-cell table:number-columns-repeated="2" office:value-type="date" office:date-value="2024-12-02" calcext:value-type="date">
            <text:p>2024-12-02</text:p>
          </table:table-cell>
          <table:table-cell office:value-type="float" office:value="249.7" calcext:value-type="float">
            <text:p>249.7</text:p>
          </table:table-cell>
          <table:table-cell office:value-type="float" office:value="250.25" calcext:value-type="float">
            <text:p>250.25</text:p>
          </table:table-cell>
          <table:table-cell office:value-type="float" office:value="245.03" calcext:value-type="float">
            <text:p>245.03</text:p>
          </table:table-cell>
          <table:table-cell office:value-type="float" office:value="246.25" calcext:value-type="float">
            <text:p>246.25</text:p>
          </table:table-cell>
          <table:table-cell office:value-type="float" office:value="8899741" calcext:value-type="float">
            <text:p>8899741</text:p>
          </table:table-cell>
          <table:table-cell table:formula="of:=AVERAGE([.F224:.F233])" office:value-type="float" office:value="246.823" calcext:value-type="float">
            <text:p>246.823</text:p>
          </table:table-cell>
          <table:table-cell table:formula="of:=AVERAGE([.F214:.F233])" office:value-type="float" office:value="241.8555" calcext:value-type="float">
            <text:p>241.8555</text:p>
          </table:table-cell>
          <table:table-cell table:formula="of:=AVERAGE([.F184:.F233])" office:value-type="float" office:value="227.1054" calcext:value-type="float">
            <text:p>227.1054</text:p>
          </table:table-cell>
          <table:table-cell table:formula="of:=AVERAGE([.F134:.F233])" office:value-type="float" office:value="219.1556" calcext:value-type="float">
            <text:p>219.1556</text:p>
          </table:table-cell>
          <table:table-cell table:formula="of:=COM.MICROSOFT.STDEV.S([.F214:.F232])" office:value-type="float" office:value="8.60870058318874" calcext:value-type="float">
            <text:p>8.60870058318874</text:p>
          </table:table-cell>
          <table:table-cell table:formula="of:=[.I233]+2*[.L233]" office:value-type="float" office:value="259.072901166377" calcext:value-type="float">
            <text:p>259.072901166377</text:p>
          </table:table-cell>
          <table:table-cell table:formula="of:=[.I233]-2*[.L233]" office:value-type="float" office:value="224.638098833623" calcext:value-type="float">
            <text:p>224.638098833623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3" calcext:value-type="date">
            <text:p>2024-12-03</text:p>
          </table:table-cell>
          <table:table-cell office:value-type="float" office:value="248.23" calcext:value-type="float">
            <text:p>248.23</text:p>
          </table:table-cell>
          <table:table-cell office:value-type="float" office:value="249.04" calcext:value-type="float">
            <text:p>249.04</text:p>
          </table:table-cell>
          <table:table-cell office:value-type="float" office:value="244.63" calcext:value-type="float">
            <text:p>244.63</text:p>
          </table:table-cell>
          <table:table-cell office:value-type="float" office:value="244.82" calcext:value-type="float">
            <text:p>244.82</text:p>
          </table:table-cell>
          <table:table-cell office:value-type="float" office:value="6657694" calcext:value-type="float">
            <text:p>6657694</text:p>
          </table:table-cell>
          <table:table-cell table:formula="of:=AVERAGE([.F225:.F234])" office:value-type="float" office:value="246.802" calcext:value-type="float">
            <text:p>246.802</text:p>
          </table:table-cell>
          <table:table-cell table:formula="of:=AVERAGE([.F215:.F234])" office:value-type="float" office:value="243.1075" calcext:value-type="float">
            <text:p>243.1075</text:p>
          </table:table-cell>
          <table:table-cell table:formula="of:=AVERAGE([.F185:.F234])" office:value-type="float" office:value="227.773" calcext:value-type="float">
            <text:p>227.773</text:p>
          </table:table-cell>
          <table:table-cell table:formula="of:=AVERAGE([.F135:.F234])" office:value-type="float" office:value="219.5544" calcext:value-type="float">
            <text:p>219.5544</text:p>
          </table:table-cell>
          <table:table-cell table:formula="of:=COM.MICROSOFT.STDEV.S([.F215:.F233])" office:value-type="float" office:value="6.83669254188608" calcext:value-type="float">
            <text:p>6.83669254188608</text:p>
          </table:table-cell>
          <table:table-cell table:formula="of:=[.I234]+2*[.L234]" office:value-type="float" office:value="256.780885083772" calcext:value-type="float">
            <text:p>256.780885083772</text:p>
          </table:table-cell>
          <table:table-cell table:formula="of:=[.I234]-2*[.L234]" office:value-type="float" office:value="229.434114916228" calcext:value-type="float">
            <text:p>229.434114916228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4" calcext:value-type="date">
            <text:p>2024-12-04</text:p>
          </table:table-cell>
          <table:table-cell office:value-type="float" office:value="244.7" calcext:value-type="float">
            <text:p>244.7</text:p>
          </table:table-cell>
          <table:table-cell office:value-type="float" office:value="245.345" calcext:value-type="float">
            <text:p>245.345</text:p>
          </table:table-cell>
          <table:table-cell office:value-type="float" office:value="242.23" calcext:value-type="float">
            <text:p>242.23</text:p>
          </table:table-cell>
          <table:table-cell office:value-type="float" office:value="243.4" calcext:value-type="float">
            <text:p>243.4</text:p>
          </table:table-cell>
          <table:table-cell office:value-type="float" office:value="7346265" calcext:value-type="float">
            <text:p>7346265</text:p>
          </table:table-cell>
          <table:table-cell table:formula="of:=AVERAGE([.F226:.F235])" office:value-type="float" office:value="246.833" calcext:value-type="float">
            <text:p>246.833</text:p>
          </table:table-cell>
          <table:table-cell table:formula="of:=AVERAGE([.F216:.F235])" office:value-type="float" office:value="244.203" calcext:value-type="float">
            <text:p>244.203</text:p>
          </table:table-cell>
          <table:table-cell table:formula="of:=AVERAGE([.F186:.F235])" office:value-type="float" office:value="228.4092" calcext:value-type="float">
            <text:p>228.4092</text:p>
          </table:table-cell>
          <table:table-cell table:formula="of:=AVERAGE([.F136:.F235])" office:value-type="float" office:value="219.8879" calcext:value-type="float">
            <text:p>219.8879</text:p>
          </table:table-cell>
          <table:table-cell table:formula="of:=COM.MICROSOFT.STDEV.S([.F216:.F234])" office:value-type="float" office:value="4.42531652153713" calcext:value-type="float">
            <text:p>4.42531652153713</text:p>
          </table:table-cell>
          <table:table-cell table:formula="of:=[.I235]+2*[.L235]" office:value-type="float" office:value="253.053633043074" calcext:value-type="float">
            <text:p>253.053633043074</text:p>
          </table:table-cell>
          <table:table-cell table:formula="of:=[.I235]-2*[.L235]" office:value-type="float" office:value="235.352366956926" calcext:value-type="float">
            <text:p>235.352366956926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5" calcext:value-type="date">
            <text:p>2024-12-05</text:p>
          </table:table-cell>
          <table:table-cell office:value-type="float" office:value="245.09" calcext:value-type="float">
            <text:p>245.09</text:p>
          </table:table-cell>
          <table:table-cell office:value-type="float" office:value="247.18" calcext:value-type="float">
            <text:p>247.18</text:p>
          </table:table-cell>
          <table:table-cell office:value-type="float" office:value="244.62" calcext:value-type="float">
            <text:p>244.62</text:p>
          </table:table-cell>
          <table:table-cell office:value-type="float" office:value="245.48" calcext:value-type="float">
            <text:p>245.48</text:p>
          </table:table-cell>
          <table:table-cell office:value-type="float" office:value="6572536" calcext:value-type="float">
            <text:p>6572536</text:p>
          </table:table-cell>
          <table:table-cell table:formula="of:=AVERAGE([.F227:.F236])" office:value-type="float" office:value="247.303" calcext:value-type="float">
            <text:p>247.303</text:p>
          </table:table-cell>
          <table:table-cell table:formula="of:=AVERAGE([.F217:.F236])" office:value-type="float" office:value="244.124" calcext:value-type="float">
            <text:p>244.124</text:p>
          </table:table-cell>
          <table:table-cell table:formula="of:=AVERAGE([.F187:.F236])" office:value-type="float" office:value="229.115" calcext:value-type="float">
            <text:p>229.115</text:p>
          </table:table-cell>
          <table:table-cell table:formula="of:=AVERAGE([.F137:.F236])" office:value-type="float" office:value="220.2065" calcext:value-type="float">
            <text:p>220.2065</text:p>
          </table:table-cell>
          <table:table-cell table:formula="of:=COM.MICROSOFT.STDEV.S([.F217:.F235])" office:value-type="float" office:value="4.37536264161201" calcext:value-type="float">
            <text:p>4.37536264161201</text:p>
          </table:table-cell>
          <table:table-cell table:formula="of:=[.I236]+2*[.L236]" office:value-type="float" office:value="252.874725283224" calcext:value-type="float">
            <text:p>252.874725283224</text:p>
          </table:table-cell>
          <table:table-cell table:formula="of:=[.I236]-2*[.L236]" office:value-type="float" office:value="235.373274716776" calcext:value-type="float">
            <text:p>235.373274716776</text:p>
          </table:table-cell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date" office:date-value="2024-12-06" calcext:value-type="date">
            <text:p>2024-12-06</text:p>
          </table:table-cell>
          <table:table-cell office:value-type="float" office:value="245.75" calcext:value-type="float">
            <text:p>245.75</text:p>
          </table:table-cell>
          <table:table-cell office:value-type="float" office:value="247.74" calcext:value-type="float">
            <text:p>247.74</text:p>
          </table:table-cell>
          <table:table-cell office:value-type="float" office:value="244.84" calcext:value-type="float">
            <text:p>244.84</text:p>
          </table:table-cell>
          <table:table-cell office:value-type="float" office:value="247.36" calcext:value-type="float">
            <text:p>247.36</text:p>
          </table:table-cell>
          <table:table-cell office:value-type="float" office:value="5519738" calcext:value-type="float">
            <text:p>5519738</text:p>
          </table:table-cell>
          <table:table-cell table:formula="of:=AVERAGE([.F228:.F237])" office:value-type="float" office:value="247.563" calcext:value-type="float">
            <text:p>247.563</text:p>
          </table:table-cell>
          <table:table-cell table:formula="of:=AVERAGE([.F218:.F237])" office:value-type="float" office:value="244.673" calcext:value-type="float">
            <text:p>244.673</text:p>
          </table:table-cell>
          <table:table-cell table:formula="of:=AVERAGE([.F188:.F237])" office:value-type="float" office:value="229.8666" calcext:value-type="float">
            <text:p>229.8666</text:p>
          </table:table-cell>
          <table:table-cell table:formula="of:=AVERAGE([.F138:.F237])" office:value-type="float" office:value="220.5114" calcext:value-type="float">
            <text:p>220.5114</text:p>
          </table:table-cell>
          <table:table-cell table:formula="of:=COM.MICROSOFT.STDEV.S([.F218:.F236])" office:value-type="float" office:value="3.96791333792838" calcext:value-type="float">
            <text:p>3.96791333792838</text:p>
          </table:table-cell>
          <table:table-cell table:formula="of:=[.I237]+2*[.L237]" office:value-type="float" office:value="252.608826675857" calcext:value-type="float">
            <text:p>252.608826675857</text:p>
          </table:table-cell>
          <table:table-cell table:formula="of:=[.I237]-2*[.L237]" office:value-type="float" office:value="236.737173324143" calcext:value-type="float">
            <text:p>236.737173324143</text:p>
          </table:table-cell>
        </table:table-row>
        <table:table-row table:style-name="ro1">
          <table:table-cell table:number-columns-repeated="2" office:value-type="date" office:date-value="2024-12-09" calcext:value-type="date">
            <text:p>2024-12-09</text:p>
          </table:table-cell>
          <table:table-cell office:value-type="float" office:value="247" calcext:value-type="float">
            <text:p>247</text:p>
          </table:table-cell>
          <table:table-cell office:value-type="float" office:value="247.8699" calcext:value-type="float">
            <text:p>247.8699</text:p>
          </table:table-cell>
          <table:table-cell office:value-type="float" office:value="243.76" calcext:value-type="float">
            <text:p>243.76</text:p>
          </table:table-cell>
          <table:table-cell office:value-type="float" office:value="243.81" calcext:value-type="float">
            <text:p>243.81</text:p>
          </table:table-cell>
          <table:table-cell office:value-type="float" office:value="7076466" calcext:value-type="float">
            <text:p>7076466</text:p>
          </table:table-cell>
          <table:table-cell table:formula="of:=AVERAGE([.F229:.F238])" office:value-type="float" office:value="247.089" calcext:value-type="float">
            <text:p>247.089</text:p>
          </table:table-cell>
          <table:table-cell table:formula="of:=AVERAGE([.F219:.F238])" office:value-type="float" office:value="245.0145" calcext:value-type="float">
            <text:p>245.0145</text:p>
          </table:table-cell>
          <table:table-cell table:formula="of:=AVERAGE([.F189:.F238])" office:value-type="float" office:value="230.5328" calcext:value-type="float">
            <text:p>230.5328</text:p>
          </table:table-cell>
          <table:table-cell table:formula="of:=AVERAGE([.F139:.F238])" office:value-type="float" office:value="220.8497" calcext:value-type="float">
            <text:p>220.8497</text:p>
          </table:table-cell>
          <table:table-cell table:formula="of:=COM.MICROSOFT.STDEV.S([.F219:.F237])" office:value-type="float" office:value="3.56449245093162" calcext:value-type="float">
            <text:p>3.56449245093162</text:p>
          </table:table-cell>
          <table:table-cell table:formula="of:=[.I238]+2*[.L238]" office:value-type="float" office:value="252.143484901863" calcext:value-type="float">
            <text:p>252.143484901863</text:p>
          </table:table-cell>
          <table:table-cell table:formula="of:=[.I238]-2*[.L238]" office:value-type="float" office:value="237.885515098137" calcext:value-type="float">
            <text:p>237.885515098137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0" calcext:value-type="date">
            <text:p>2024-12-10</text:p>
          </table:table-cell>
          <table:table-cell office:value-type="float" office:value="243.92" calcext:value-type="float">
            <text:p>243.92</text:p>
          </table:table-cell>
          <table:table-cell office:value-type="float" office:value="247.96" calcext:value-type="float">
            <text:p>247.96</text:p>
          </table:table-cell>
          <table:table-cell office:value-type="float" office:value="242.22" calcext:value-type="float">
            <text:p>242.22</text:p>
          </table:table-cell>
          <table:table-cell office:value-type="float" office:value="242.86" calcext:value-type="float">
            <text:p>242.86</text:p>
          </table:table-cell>
          <table:table-cell office:value-type="float" office:value="9108339" calcext:value-type="float">
            <text:p>9108339</text:p>
          </table:table-cell>
          <table:table-cell table:formula="of:=AVERAGE([.F230:.F239])" office:value-type="float" office:value="246.346" calcext:value-type="float">
            <text:p>246.346</text:p>
          </table:table-cell>
          <table:table-cell table:formula="of:=AVERAGE([.F220:.F239])" office:value-type="float" office:value="245.193" calcext:value-type="float">
            <text:p>245.193</text:p>
          </table:table-cell>
          <table:table-cell table:formula="of:=AVERAGE([.F190:.F239])" office:value-type="float" office:value="231.1728" calcext:value-type="float">
            <text:p>231.1728</text:p>
          </table:table-cell>
          <table:table-cell table:formula="of:=AVERAGE([.F140:.F239])" office:value-type="float" office:value="221.1805" calcext:value-type="float">
            <text:p>221.1805</text:p>
          </table:table-cell>
          <table:table-cell table:formula="of:=COM.MICROSOFT.STDEV.S([.F220:.F238])" office:value-type="float" office:value="3.29758719165236" calcext:value-type="float">
            <text:p>3.29758719165236</text:p>
          </table:table-cell>
          <table:table-cell table:formula="of:=[.I239]+2*[.L239]" office:value-type="float" office:value="251.788174383305" calcext:value-type="float">
            <text:p>251.788174383305</text:p>
          </table:table-cell>
          <table:table-cell table:formula="of:=[.I239]-2*[.L239]" office:value-type="float" office:value="238.597825616695" calcext:value-type="float">
            <text:p>238.597825616695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1" calcext:value-type="date">
            <text:p>2024-12-11</text:p>
          </table:table-cell>
          <table:table-cell table:number-columns-repeated="2" office:value-type="float" office:value="244.27" calcext:value-type="float">
            <text:p>244.27</text:p>
          </table:table-cell>
          <table:table-cell office:value-type="float" office:value="242.18" calcext:value-type="float">
            <text:p>242.18</text:p>
          </table:table-cell>
          <table:table-cell office:value-type="float" office:value="243.53" calcext:value-type="float">
            <text:p>243.53</text:p>
          </table:table-cell>
          <table:table-cell office:value-type="float" office:value="7884442" calcext:value-type="float">
            <text:p>7884442</text:p>
          </table:table-cell>
          <table:table-cell table:formula="of:=AVERAGE([.F231:.F240])" office:value-type="float" office:value="245.702" calcext:value-type="float">
            <text:p>245.702</text:p>
          </table:table-cell>
          <table:table-cell table:formula="of:=AVERAGE([.F221:.F240])" office:value-type="float" office:value="245.3915" calcext:value-type="float">
            <text:p>245.3915</text:p>
          </table:table-cell>
          <table:table-cell table:formula="of:=AVERAGE([.F191:.F240])" office:value-type="float" office:value="231.9026" calcext:value-type="float">
            <text:p>231.9026</text:p>
          </table:table-cell>
          <table:table-cell table:formula="of:=AVERAGE([.F141:.F240])" office:value-type="float" office:value="221.513" calcext:value-type="float">
            <text:p>221.513</text:p>
          </table:table-cell>
          <table:table-cell table:formula="of:=COM.MICROSOFT.STDEV.S([.F221:.F239])" office:value-type="float" office:value="3.05561500207989" calcext:value-type="float">
            <text:p>3.05561500207989</text:p>
          </table:table-cell>
          <table:table-cell table:formula="of:=[.I240]+2*[.L240]" office:value-type="float" office:value="251.50273000416" calcext:value-type="float">
            <text:p>251.50273000416</text:p>
          </table:table-cell>
          <table:table-cell table:formula="of:=[.I240]-2*[.L240]" office:value-type="float" office:value="239.28026999584" calcext:value-type="float">
            <text:p>239.28026999584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2" calcext:value-type="date">
            <text:p>2024-12-12</text:p>
          </table:table-cell>
          <table:table-cell office:value-type="float" office:value="242.96" calcext:value-type="float">
            <text:p>242.96</text:p>
          </table:table-cell>
          <table:table-cell office:value-type="float" office:value="244.1" calcext:value-type="float">
            <text:p>244.1</text:p>
          </table:table-cell>
          <table:table-cell office:value-type="float" office:value="241.04" calcext:value-type="float">
            <text:p>241.04</text:p>
          </table:table-cell>
          <table:table-cell office:value-type="float" office:value="241.53" calcext:value-type="float">
            <text:p>241.53</text:p>
          </table:table-cell>
          <table:table-cell office:value-type="float" office:value="6113771" calcext:value-type="float">
            <text:p>6113771</text:p>
          </table:table-cell>
          <table:table-cell table:formula="of:=AVERAGE([.F232:.F241])" office:value-type="float" office:value="244.876" calcext:value-type="float">
            <text:p>244.876</text:p>
          </table:table-cell>
          <table:table-cell table:formula="of:=AVERAGE([.F222:.F241])" office:value-type="float" office:value="245.41" calcext:value-type="float">
            <text:p>245.41</text:p>
          </table:table-cell>
          <table:table-cell table:formula="of:=AVERAGE([.F192:.F241])" office:value-type="float" office:value="232.5874" calcext:value-type="float">
            <text:p>232.5874</text:p>
          </table:table-cell>
          <table:table-cell table:formula="of:=AVERAGE([.F142:.F241])" office:value-type="float" office:value="221.825" calcext:value-type="float">
            <text:p>221.825</text:p>
          </table:table-cell>
          <table:table-cell table:formula="of:=COM.MICROSOFT.STDEV.S([.F222:.F240])" office:value-type="float" office:value="2.91415761754285" calcext:value-type="float">
            <text:p>2.91415761754285</text:p>
          </table:table-cell>
          <table:table-cell table:formula="of:=[.I241]+2*[.L241]" office:value-type="float" office:value="251.238315235086" calcext:value-type="float">
            <text:p>251.238315235086</text:p>
          </table:table-cell>
          <table:table-cell table:formula="of:=[.I241]-2*[.L241]" office:value-type="float" office:value="239.581684764914" calcext:value-type="float">
            <text:p>239.581684764914</text:p>
          </table:table-cell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242.07" calcext:value-type="float">
            <text:p>242.07</text:p>
          </table:table-cell>
          <table:table-cell office:value-type="float" office:value="242.715" calcext:value-type="float">
            <text:p>242.715</text:p>
          </table:table-cell>
          <table:table-cell office:value-type="float" office:value="239.1437" calcext:value-type="float">
            <text:p>239.1437</text:p>
          </table:table-cell>
          <table:table-cell office:value-type="float" office:value="239.94" calcext:value-type="float">
            <text:p>239.94</text:p>
          </table:table-cell>
          <table:table-cell office:value-type="float" office:value="10392749" calcext:value-type="float">
            <text:p>10392749</text:p>
          </table:table-cell>
          <table:table-cell table:formula="of:=AVERAGE([.F233:.F242])" office:value-type="float" office:value="243.898" calcext:value-type="float">
            <text:p>243.898</text:p>
          </table:table-cell>
          <table:table-cell table:formula="of:=AVERAGE([.F223:.F242])" office:value-type="float" office:value="245.3135" calcext:value-type="float">
            <text:p>245.3135</text:p>
          </table:table-cell>
          <table:table-cell table:formula="of:=AVERAGE([.F193:.F242])" office:value-type="float" office:value="233.2816" calcext:value-type="float">
            <text:p>233.2816</text:p>
          </table:table-cell>
          <table:table-cell table:formula="of:=AVERAGE([.F143:.F242])" office:value-type="float" office:value="222.1385" calcext:value-type="float">
            <text:p>222.1385</text:p>
          </table:table-cell>
          <table:table-cell table:formula="of:=COM.MICROSOFT.STDEV.S([.F223:.F241])" office:value-type="float" office:value="2.93936162858974" calcext:value-type="float">
            <text:p>2.93936162858974</text:p>
          </table:table-cell>
          <table:table-cell table:formula="of:=[.I242]+2*[.L242]" office:value-type="float" office:value="251.19222325718" calcext:value-type="float">
            <text:p>251.19222325718</text:p>
          </table:table-cell>
          <table:table-cell table:formula="of:=[.I242]-2*[.L242]" office:value-type="float" office:value="239.434776742821" calcext:value-type="float">
            <text:p>239.434776742821</text:p>
          </table:table-cell>
        </table:table-row>
        <table:table-row table:style-name="ro1">
          <table:table-cell table:number-columns-repeated="2" office:value-type="date" office:date-value="2024-12-16" calcext:value-type="date">
            <text:p>2024-12-16</text:p>
          </table:table-cell>
          <table:table-cell office:value-type="float" office:value="240.26" calcext:value-type="float">
            <text:p>240.26</text:p>
          </table:table-cell>
          <table:table-cell office:value-type="float" office:value="240.67" calcext:value-type="float">
            <text:p>240.67</text:p>
          </table:table-cell>
          <table:table-cell office:value-type="float" office:value="237.52" calcext:value-type="float">
            <text:p>237.52</text:p>
          </table:table-cell>
          <table:table-cell office:value-type="float" office:value="239.58" calcext:value-type="float">
            <text:p>239.58</text:p>
          </table:table-cell>
          <table:table-cell office:value-type="float" office:value="9032044" calcext:value-type="float">
            <text:p>9032044</text:p>
          </table:table-cell>
          <table:table-cell table:formula="of:=AVERAGE([.F234:.F243])" office:value-type="float" office:value="243.231" calcext:value-type="float">
            <text:p>243.231</text:p>
          </table:table-cell>
          <table:table-cell table:formula="of:=AVERAGE([.F224:.F243])" office:value-type="float" office:value="245.027" calcext:value-type="float">
            <text:p>245.027</text:p>
          </table:table-cell>
          <table:table-cell table:formula="of:=AVERAGE([.F194:.F243])" office:value-type="float" office:value="233.8488" calcext:value-type="float">
            <text:p>233.8488</text:p>
          </table:table-cell>
          <table:table-cell table:formula="of:=AVERAGE([.F144:.F243])" office:value-type="float" office:value="222.4476" calcext:value-type="float">
            <text:p>222.4476</text:p>
          </table:table-cell>
          <table:table-cell table:formula="of:=COM.MICROSOFT.STDEV.S([.F224:.F242])" office:value-type="float" office:value="3.21378491039652" calcext:value-type="float">
            <text:p>3.21378491039652</text:p>
          </table:table-cell>
          <table:table-cell table:formula="of:=[.I243]+2*[.L243]" office:value-type="float" office:value="251.454569820793" calcext:value-type="float">
            <text:p>251.454569820793</text:p>
          </table:table-cell>
          <table:table-cell table:formula="of:=[.I243]-2*[.L243]" office:value-type="float" office:value="238.599430179207" calcext:value-type="float">
            <text:p>238.599430179207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7" calcext:value-type="date">
            <text:p>2024-12-17</text:p>
          </table:table-cell>
          <table:table-cell office:value-type="float" office:value="238.65" calcext:value-type="float">
            <text:p>238.65</text:p>
          </table:table-cell>
          <table:table-cell office:value-type="float" office:value="239.02" calcext:value-type="float">
            <text:p>239.02</text:p>
          </table:table-cell>
          <table:table-cell office:value-type="float" office:value="236.63" calcext:value-type="float">
            <text:p>236.63</text:p>
          </table:table-cell>
          <table:table-cell office:value-type="float" office:value="238.36" calcext:value-type="float">
            <text:p>238.36</text:p>
          </table:table-cell>
          <table:table-cell office:value-type="float" office:value="8083635" calcext:value-type="float">
            <text:p>8083635</text:p>
          </table:table-cell>
          <table:table-cell table:formula="of:=AVERAGE([.F235:.F244])" office:value-type="float" office:value="242.585" calcext:value-type="float">
            <text:p>242.585</text:p>
          </table:table-cell>
          <table:table-cell table:formula="of:=AVERAGE([.F225:.F244])" office:value-type="float" office:value="244.6935" calcext:value-type="float">
            <text:p>244.6935</text:p>
          </table:table-cell>
          <table:table-cell table:formula="of:=AVERAGE([.F195:.F244])" office:value-type="float" office:value="234.3974" calcext:value-type="float">
            <text:p>234.3974</text:p>
          </table:table-cell>
          <table:table-cell table:formula="of:=AVERAGE([.F145:.F244])" office:value-type="float" office:value="222.7088" calcext:value-type="float">
            <text:p>222.7088</text:p>
          </table:table-cell>
          <table:table-cell table:formula="of:=COM.MICROSOFT.STDEV.S([.F225:.F243])" office:value-type="float" office:value="3.47325344218993" calcext:value-type="float">
            <text:p>3.47325344218993</text:p>
          </table:table-cell>
          <table:table-cell table:formula="of:=[.I244]+2*[.L244]" office:value-type="float" office:value="251.64000688438" calcext:value-type="float">
            <text:p>251.64000688438</text:p>
          </table:table-cell>
          <table:table-cell table:formula="of:=[.I244]-2*[.L244]" office:value-type="float" office:value="237.74699311562" calcext:value-type="float">
            <text:p>237.74699311562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8" calcext:value-type="date">
            <text:p>2024-12-18</text:p>
          </table:table-cell>
          <table:table-cell table:number-columns-repeated="2" office:value-type="float" office:value="239.07" calcext:value-type="float">
            <text:p>239.07</text:p>
          </table:table-cell>
          <table:table-cell office:value-type="float" office:value="229.53" calcext:value-type="float">
            <text:p>229.53</text:p>
          </table:table-cell>
          <table:table-cell office:value-type="float" office:value="230.37" calcext:value-type="float">
            <text:p>230.37</text:p>
          </table:table-cell>
          <table:table-cell office:value-type="float" office:value="11322358" calcext:value-type="float">
            <text:p>11322358</text:p>
          </table:table-cell>
          <table:table-cell table:formula="of:=AVERAGE([.F236:.F245])" office:value-type="float" office:value="241.282" calcext:value-type="float">
            <text:p>241.282</text:p>
          </table:table-cell>
          <table:table-cell table:formula="of:=AVERAGE([.F226:.F245])" office:value-type="float" office:value="244.0575" calcext:value-type="float">
            <text:p>244.0575</text:p>
          </table:table-cell>
          <table:table-cell table:formula="of:=AVERAGE([.F196:.F245])" office:value-type="float" office:value="234.7898" calcext:value-type="float">
            <text:p>234.7898</text:p>
          </table:table-cell>
          <table:table-cell table:formula="of:=AVERAGE([.F146:.F245])" office:value-type="float" office:value="222.904" calcext:value-type="float">
            <text:p>222.904</text:p>
          </table:table-cell>
          <table:table-cell table:formula="of:=COM.MICROSOFT.STDEV.S([.F226:.F244])" office:value-type="float" office:value="3.7760996616841" calcext:value-type="float">
            <text:p>3.7760996616841</text:p>
          </table:table-cell>
          <table:table-cell table:formula="of:=[.I245]+2*[.L245]" office:value-type="float" office:value="251.609699323368" calcext:value-type="float">
            <text:p>251.609699323368</text:p>
          </table:table-cell>
          <table:table-cell table:formula="of:=[.I245]-2*[.L245]" office:value-type="float" office:value="236.505300676632" calcext:value-type="float">
            <text:p>236.505300676632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19" calcext:value-type="date">
            <text:p>2024-12-19</text:p>
          </table:table-cell>
          <table:table-cell office:value-type="float" office:value="232.27" calcext:value-type="float">
            <text:p>232.27</text:p>
          </table:table-cell>
          <table:table-cell office:value-type="float" office:value="236.36" calcext:value-type="float">
            <text:p>236.36</text:p>
          </table:table-cell>
          <table:table-cell office:value-type="float" office:value="232.27" calcext:value-type="float">
            <text:p>232.27</text:p>
          </table:table-cell>
          <table:table-cell office:value-type="float" office:value="232.96" calcext:value-type="float">
            <text:p>232.96</text:p>
          </table:table-cell>
          <table:table-cell office:value-type="float" office:value="11790773" calcext:value-type="float">
            <text:p>11790773</text:p>
          </table:table-cell>
          <table:table-cell table:formula="of:=AVERAGE([.F237:.F246])" office:value-type="float" office:value="240.03" calcext:value-type="float">
            <text:p>240.03</text:p>
          </table:table-cell>
          <table:table-cell table:formula="of:=AVERAGE([.F227:.F246])" office:value-type="float" office:value="243.6665" calcext:value-type="float">
            <text:p>243.6665</text:p>
          </table:table-cell>
          <table:table-cell table:formula="of:=AVERAGE([.F197:.F246])" office:value-type="float" office:value="235.1806" calcext:value-type="float">
            <text:p>235.1806</text:p>
          </table:table-cell>
          <table:table-cell table:formula="of:=AVERAGE([.F147:.F246])" office:value-type="float" office:value="223.0817" calcext:value-type="float">
            <text:p>223.0817</text:p>
          </table:table-cell>
          <table:table-cell table:formula="of:=COM.MICROSOFT.STDEV.S([.F227:.F245])" office:value-type="float" office:value="4.9585022380195" calcext:value-type="float">
            <text:p>4.9585022380195</text:p>
          </table:table-cell>
          <table:table-cell table:formula="of:=[.I246]+2*[.L246]" office:value-type="float" office:value="253.583504476039" calcext:value-type="float">
            <text:p>253.583504476039</text:p>
          </table:table-cell>
          <table:table-cell table:formula="of:=[.I246]-2*[.L246]" office:value-type="float" office:value="233.749495523961" calcext:value-type="float">
            <text:p>233.749495523961</text:p>
          </table:table-cell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date" office:date-value="2024-12-20" calcext:value-type="date">
            <text:p>2024-12-20</text:p>
          </table:table-cell>
          <table:table-cell office:value-type="float" office:value="232" calcext:value-type="float">
            <text:p>232</text:p>
          </table:table-cell>
          <table:table-cell office:value-type="float" office:value="239.21" calcext:value-type="float">
            <text:p>239.21</text:p>
          </table:table-cell>
          <table:table-cell office:value-type="float" office:value="231.5877" calcext:value-type="float">
            <text:p>231.5877</text:p>
          </table:table-cell>
          <table:table-cell office:value-type="float" office:value="237.6" calcext:value-type="float">
            <text:p>237.6</text:p>
          </table:table-cell>
          <table:table-cell office:value-type="float" office:value="32348414" calcext:value-type="float">
            <text:p>32348414</text:p>
          </table:table-cell>
          <table:table-cell table:formula="of:=AVERAGE([.F238:.F247])" office:value-type="float" office:value="239.054" calcext:value-type="float">
            <text:p>239.054</text:p>
          </table:table-cell>
          <table:table-cell table:formula="of:=AVERAGE([.F228:.F247])" office:value-type="float" office:value="243.3085" calcext:value-type="float">
            <text:p>243.3085</text:p>
          </table:table-cell>
          <table:table-cell table:formula="of:=AVERAGE([.F198:.F247])" office:value-type="float" office:value="235.6758" calcext:value-type="float">
            <text:p>235.6758</text:p>
          </table:table-cell>
          <table:table-cell table:formula="of:=AVERAGE([.F148:.F247])" office:value-type="float" office:value="223.3297" calcext:value-type="float">
            <text:p>223.3297</text:p>
          </table:table-cell>
          <table:table-cell table:formula="of:=COM.MICROSOFT.STDEV.S([.F228:.F246])" office:value-type="float" office:value="5.58751077029719" calcext:value-type="float">
            <text:p>5.58751077029719</text:p>
          </table:table-cell>
          <table:table-cell table:formula="of:=[.I247]+2*[.L247]" office:value-type="float" office:value="254.483521540594" calcext:value-type="float">
            <text:p>254.483521540594</text:p>
          </table:table-cell>
          <table:table-cell table:formula="of:=[.I247]-2*[.L247]" office:value-type="float" office:value="232.133478459406" calcext:value-type="float">
            <text:p>232.133478459406</text:p>
          </table:table-cell>
        </table:table-row>
        <table:table-row table:style-name="ro1">
          <table:table-cell table:number-columns-repeated="2" office:value-type="date" office:date-value="2024-12-23" calcext:value-type="date">
            <text:p>2024-12-23</text:p>
          </table:table-cell>
          <table:table-cell office:value-type="float" office:value="235.89" calcext:value-type="float">
            <text:p>235.89</text:p>
          </table:table-cell>
          <table:table-cell office:value-type="float" office:value="238.62" calcext:value-type="float">
            <text:p>238.62</text:p>
          </table:table-cell>
          <table:table-cell office:value-type="float" office:value="234.88" calcext:value-type="float">
            <text:p>234.88</text:p>
          </table:table-cell>
          <table:table-cell office:value-type="float" office:value="238.39" calcext:value-type="float">
            <text:p>238.39</text:p>
          </table:table-cell>
          <table:table-cell office:value-type="float" office:value="8611528" calcext:value-type="float">
            <text:p>8611528</text:p>
          </table:table-cell>
          <table:table-cell table:formula="of:=AVERAGE([.F239:.F248])" office:value-type="float" office:value="238.512" calcext:value-type="float">
            <text:p>238.512</text:p>
          </table:table-cell>
          <table:table-cell table:formula="of:=AVERAGE([.F229:.F248])" office:value-type="float" office:value="242.8005" calcext:value-type="float">
            <text:p>242.8005</text:p>
          </table:table-cell>
          <table:table-cell table:formula="of:=AVERAGE([.F199:.F248])" office:value-type="float" office:value="235.9978" calcext:value-type="float">
            <text:p>235.9978</text:p>
          </table:table-cell>
          <table:table-cell table:formula="of:=AVERAGE([.F149:.F248])" office:value-type="float" office:value="223.634" calcext:value-type="float">
            <text:p>223.634</text:p>
          </table:table-cell>
          <table:table-cell table:formula="of:=COM.MICROSOFT.STDEV.S([.F229:.F247])" office:value-type="float" office:value="5.61420702039355" calcext:value-type="float">
            <text:p>5.61420702039355</text:p>
          </table:table-cell>
          <table:table-cell table:formula="of:=[.I248]+2*[.L248]" office:value-type="float" office:value="254.028914040787" calcext:value-type="float">
            <text:p>254.028914040787</text:p>
          </table:table-cell>
          <table:table-cell table:formula="of:=[.I248]-2*[.L248]" office:value-type="float" office:value="231.572085959213" calcext:value-type="float">
            <text:p>231.572085959213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4" calcext:value-type="date">
            <text:p>2024-12-24</text:p>
          </table:table-cell>
          <table:table-cell office:value-type="float" office:value="239.41" calcext:value-type="float">
            <text:p>239.41</text:p>
          </table:table-cell>
          <table:table-cell office:value-type="float" office:value="242.4922" calcext:value-type="float">
            <text:p>242.4922</text:p>
          </table:table-cell>
          <table:table-cell office:value-type="float" office:value="239.07" calcext:value-type="float">
            <text:p>239.07</text:p>
          </table:table-cell>
          <table:table-cell office:value-type="float" office:value="242.31" calcext:value-type="float">
            <text:p>242.31</text:p>
          </table:table-cell>
          <table:table-cell office:value-type="float" office:value="3729092" calcext:value-type="float">
            <text:p>3729092</text:p>
          </table:table-cell>
          <table:table-cell table:formula="of:=AVERAGE([.F240:.F249])" office:value-type="float" office:value="238.457" calcext:value-type="float">
            <text:p>238.457</text:p>
          </table:table-cell>
          <table:table-cell table:formula="of:=AVERAGE([.F230:.F249])" office:value-type="float" office:value="242.4015" calcext:value-type="float">
            <text:p>242.4015</text:p>
          </table:table-cell>
          <table:table-cell table:formula="of:=AVERAGE([.F200:.F249])" office:value-type="float" office:value="236.4144" calcext:value-type="float">
            <text:p>236.4144</text:p>
          </table:table-cell>
          <table:table-cell table:formula="of:=AVERAGE([.F150:.F249])" office:value-type="float" office:value="224.0657" calcext:value-type="float">
            <text:p>224.0657</text:p>
          </table:table-cell>
          <table:table-cell table:formula="of:=COM.MICROSOFT.STDEV.S([.F230:.F248])" office:value-type="float" office:value="5.42002071595704" calcext:value-type="float">
            <text:p>5.42002071595704</text:p>
          </table:table-cell>
          <table:table-cell table:formula="of:=[.I249]+2*[.L249]" office:value-type="float" office:value="253.241541431914" calcext:value-type="float">
            <text:p>253.241541431914</text:p>
          </table:table-cell>
          <table:table-cell table:formula="of:=[.I249]-2*[.L249]" office:value-type="float" office:value="231.561458568086" calcext:value-type="float">
            <text:p>231.561458568086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6" calcext:value-type="date">
            <text:p>2024-12-26</text:p>
          </table:table-cell>
          <table:table-cell office:value-type="float" office:value="241.3" calcext:value-type="float">
            <text:p>241.3</text:p>
          </table:table-cell>
          <table:table-cell office:value-type="float" office:value="243.26" calcext:value-type="float">
            <text:p>243.26</text:p>
          </table:table-cell>
          <table:table-cell office:value-type="float" office:value="240.79" calcext:value-type="float">
            <text:p>240.79</text:p>
          </table:table-cell>
          <table:table-cell office:value-type="float" office:value="243.14" calcext:value-type="float">
            <text:p>243.14</text:p>
          </table:table-cell>
          <table:table-cell office:value-type="float" office:value="4452168" calcext:value-type="float">
            <text:p>4452168</text:p>
          </table:table-cell>
          <table:table-cell table:formula="of:=AVERAGE([.F241:.F250])" office:value-type="float" office:value="238.418" calcext:value-type="float">
            <text:p>238.418</text:p>
          </table:table-cell>
          <table:table-cell table:formula="of:=AVERAGE([.F231:.F250])" office:value-type="float" office:value="242.06" calcext:value-type="float">
            <text:p>242.06</text:p>
          </table:table-cell>
          <table:table-cell table:formula="of:=AVERAGE([.F201:.F250])" office:value-type="float" office:value="236.8294" calcext:value-type="float">
            <text:p>236.8294</text:p>
          </table:table-cell>
          <table:table-cell table:formula="of:=AVERAGE([.F151:.F250])" office:value-type="float" office:value="224.5481" calcext:value-type="float">
            <text:p>224.5481</text:p>
          </table:table-cell>
          <table:table-cell table:formula="of:=COM.MICROSOFT.STDEV.S([.F231:.F249])" office:value-type="float" office:value="5.10169367588579" calcext:value-type="float">
            <text:p>5.10169367588579</text:p>
          </table:table-cell>
          <table:table-cell table:formula="of:=[.I250]+2*[.L250]" office:value-type="float" office:value="252.263387351772" calcext:value-type="float">
            <text:p>252.263387351772</text:p>
          </table:table-cell>
          <table:table-cell table:formula="of:=[.I250]-2*[.L250]" office:value-type="float" office:value="231.856612648228" calcext:value-type="float">
            <text:p>231.856612648228</text:p>
          </table:table-cell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date" office:date-value="2024-12-27" calcext:value-type="date">
            <text:p>2024-12-27</text:p>
          </table:table-cell>
          <table:table-cell office:value-type="float" office:value="242.72" calcext:value-type="float">
            <text:p>242.72</text:p>
          </table:table-cell>
          <table:table-cell office:value-type="float" office:value="243.39" calcext:value-type="float">
            <text:p>243.39</text:p>
          </table:table-cell>
          <table:table-cell office:value-type="float" office:value="240.04" calcext:value-type="float">
            <text:p>240.04</text:p>
          </table:table-cell>
          <table:table-cell office:value-type="float" office:value="241.17" calcext:value-type="float">
            <text:p>241.17</text:p>
          </table:table-cell>
          <table:table-cell office:value-type="float" office:value="5730607" calcext:value-type="float">
            <text:p>5730607</text:p>
          </table:table-cell>
          <table:table-cell table:formula="of:=AVERAGE([.F242:.F251])" office:value-type="float" office:value="238.382" calcext:value-type="float">
            <text:p>238.382</text:p>
          </table:table-cell>
          <table:table-cell table:formula="of:=AVERAGE([.F232:.F251])" office:value-type="float" office:value="241.629" calcext:value-type="float">
            <text:p>241.629</text:p>
          </table:table-cell>
          <table:table-cell table:formula="of:=AVERAGE([.F202:.F251])" office:value-type="float" office:value="237.18" calcext:value-type="float">
            <text:p>237.18</text:p>
          </table:table-cell>
          <table:table-cell table:formula="of:=AVERAGE([.F152:.F251])" office:value-type="float" office:value="224.9564" calcext:value-type="float">
            <text:p>224.9564</text:p>
          </table:table-cell>
          <table:table-cell table:formula="of:=COM.MICROSOFT.STDEV.S([.F232:.F250])" office:value-type="float" office:value="4.75406849461195" calcext:value-type="float">
            <text:p>4.75406849461195</text:p>
          </table:table-cell>
          <table:table-cell table:formula="of:=[.I251]+2*[.L251]" office:value-type="float" office:value="251.137136989224" calcext:value-type="float">
            <text:p>251.137136989224</text:p>
          </table:table-cell>
          <table:table-cell table:formula="of:=[.I251]-2*[.L251]" office:value-type="float" office:value="232.120863010776" calcext:value-type="float">
            <text:p>232.120863010776</text:p>
          </table:table-cell>
        </table:table-row>
        <table:table-row table:style-name="ro1">
          <table:table-cell table:number-columns-repeated="2" office:value-type="date" office:date-value="2024-12-30" calcext:value-type="date">
            <text:p>2024-12-30</text:p>
          </table:table-cell>
          <table:table-cell office:value-type="float" office:value="238.8" calcext:value-type="float">
            <text:p>238.8</text:p>
          </table:table-cell>
          <table:table-cell office:value-type="float" office:value="240.84" calcext:value-type="float">
            <text:p>240.84</text:p>
          </table:table-cell>
          <table:table-cell office:value-type="float" office:value="237.11" calcext:value-type="float">
            <text:p>237.11</text:p>
          </table:table-cell>
          <table:table-cell office:value-type="float" office:value="239.32" calcext:value-type="float">
            <text:p>239.32</text:p>
          </table:table-cell>
          <table:table-cell office:value-type="float" office:value="5723765" calcext:value-type="float">
            <text:p>5723765</text:p>
          </table:table-cell>
          <table:table-cell table:formula="of:=AVERAGE([.F243:.F252])" office:value-type="float" office:value="238.32" calcext:value-type="float">
            <text:p>238.32</text:p>
          </table:table-cell>
          <table:table-cell table:formula="of:=AVERAGE([.F233:.F252])" office:value-type="float" office:value="241.109" calcext:value-type="float">
            <text:p>241.109</text:p>
          </table:table-cell>
          <table:table-cell table:formula="of:=AVERAGE([.F203:.F252])" office:value-type="float" office:value="237.478" calcext:value-type="float">
            <text:p>237.478</text:p>
          </table:table-cell>
          <table:table-cell table:formula="of:=AVERAGE([.F153:.F252])" office:value-type="float" office:value="225.3456" calcext:value-type="float">
            <text:p>225.3456</text:p>
          </table:table-cell>
          <table:table-cell table:formula="of:=COM.MICROSOFT.STDEV.S([.F233:.F251])" office:value-type="float" office:value="4.3341858810464" calcext:value-type="float">
            <text:p>4.3341858810464</text:p>
          </table:table-cell>
          <table:table-cell table:formula="of:=[.I252]+2*[.L252]" office:value-type="float" office:value="249.777371762093" calcext:value-type="float">
            <text:p>249.777371762093</text:p>
          </table:table-cell>
          <table:table-cell table:formula="of:=[.I252]-2*[.L252]" office:value-type="float" office:value="232.440628237907" calcext:value-type="float">
            <text:p>232.440628237907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4-12-31" calcext:value-type="date">
            <text:p>2024-12-31</text:p>
          </table:table-cell>
          <table:table-cell office:value-type="float" office:value="240" calcext:value-type="float">
            <text:p>240</text:p>
          </table:table-cell>
          <table:table-cell office:value-type="float" office:value="241.4393" calcext:value-type="float">
            <text:p>241.4393</text:p>
          </table:table-cell>
          <table:table-cell office:value-type="float" office:value="239.03" calcext:value-type="float">
            <text:p>239.03</text:p>
          </table:table-cell>
          <table:table-cell office:value-type="float" office:value="239.71" calcext:value-type="float">
            <text:p>239.71</text:p>
          </table:table-cell>
          <table:table-cell office:value-type="float" office:value="4870971" calcext:value-type="float">
            <text:p>4870971</text:p>
          </table:table-cell>
          <table:table-cell table:formula="of:=AVERAGE([.F244:.F253])" office:value-type="float" office:value="238.333" calcext:value-type="float">
            <text:p>238.333</text:p>
          </table:table-cell>
          <table:table-cell table:formula="of:=AVERAGE([.F234:.F253])" office:value-type="float" office:value="240.782" calcext:value-type="float">
            <text:p>240.782</text:p>
          </table:table-cell>
          <table:table-cell table:formula="of:=AVERAGE([.F204:.F253])" office:value-type="float" office:value="237.7648" calcext:value-type="float">
            <text:p>237.7648</text:p>
          </table:table-cell>
          <table:table-cell table:formula="of:=AVERAGE([.F154:.F253])" office:value-type="float" office:value="225.7021" calcext:value-type="float">
            <text:p>225.7021</text:p>
          </table:table-cell>
          <table:table-cell table:formula="of:=COM.MICROSOFT.STDEV.S([.F234:.F252])" office:value-type="float" office:value="4.1745329255138" calcext:value-type="float">
            <text:p>4.1745329255138</text:p>
          </table:table-cell>
          <table:table-cell table:formula="of:=[.I253]+2*[.L253]" office:value-type="float" office:value="249.131065851028" calcext:value-type="float">
            <text:p>249.131065851028</text:p>
          </table:table-cell>
          <table:table-cell table:formula="of:=[.I253]-2*[.L253]" office:value-type="float" office:value="232.432934148972" calcext:value-type="float">
            <text:p>232.432934148972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5-01-02" calcext:value-type="date">
            <text:p>2025-01-02</text:p>
          </table:table-cell>
          <table:table-cell office:value-type="float" office:value="240.96" calcext:value-type="float">
            <text:p>240.96</text:p>
          </table:table-cell>
          <table:table-cell office:value-type="float" office:value="243.276" calcext:value-type="float">
            <text:p>243.276</text:p>
          </table:table-cell>
          <table:table-cell office:value-type="float" office:value="239.45" calcext:value-type="float">
            <text:p>239.45</text:p>
          </table:table-cell>
          <table:table-cell office:value-type="float" office:value="240" calcext:value-type="float">
            <text:p>240</text:p>
          </table:table-cell>
          <table:table-cell office:value-type="float" office:value="9220914" calcext:value-type="float">
            <text:p>9220914</text:p>
          </table:table-cell>
          <table:table-cell table:formula="of:=AVERAGE([.F245:.F254])" office:value-type="float" office:value="238.497" calcext:value-type="float">
            <text:p>238.497</text:p>
          </table:table-cell>
          <table:table-cell table:formula="of:=AVERAGE([.F235:.F254])" office:value-type="float" office:value="240.541" calcext:value-type="float">
            <text:p>240.541</text:p>
          </table:table-cell>
          <table:table-cell table:formula="of:=AVERAGE([.F205:.F254])" office:value-type="float" office:value="238.1048" calcext:value-type="float">
            <text:p>238.1048</text:p>
          </table:table-cell>
          <table:table-cell table:formula="of:=AVERAGE([.F155:.F254])" office:value-type="float" office:value="226.0441" calcext:value-type="float">
            <text:p>226.0441</text:p>
          </table:table-cell>
          <table:table-cell table:formula="of:=COM.MICROSOFT.STDEV.S([.F235:.F253])" office:value-type="float" office:value="4.06698833930548" calcext:value-type="float">
            <text:p>4.06698833930548</text:p>
          </table:table-cell>
          <table:table-cell table:formula="of:=[.I254]+2*[.L254]" office:value-type="float" office:value="248.674976678611" calcext:value-type="float">
            <text:p>248.674976678611</text:p>
          </table:table-cell>
          <table:table-cell table:formula="of:=[.I254]-2*[.L254]" office:value-type="float" office:value="232.407023321389" calcext:value-type="float">
            <text:p>232.407023321389</text:p>
          </table:table-cell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date" office:date-value="2025-01-03" calcext:value-type="date">
            <text:p>2025-01-03</text:p>
          </table:table-cell>
          <table:table-cell office:value-type="float" office:value="243.88" calcext:value-type="float">
            <text:p>243.88</text:p>
          </table:table-cell>
          <table:table-cell office:value-type="float" office:value="244.88" calcext:value-type="float">
            <text:p>244.88</text:p>
          </table:table-cell>
          <table:table-cell office:value-type="float" office:value="240.26" calcext:value-type="float">
            <text:p>240.26</text:p>
          </table:table-cell>
          <table:table-cell office:value-type="float" office:value="243.28" calcext:value-type="float">
            <text:p>243.28</text:p>
          </table:table-cell>
          <table:table-cell office:value-type="float" office:value="9491053" calcext:value-type="float">
            <text:p>9491053</text:p>
          </table:table-cell>
          <table:table-cell table:formula="of:=AVERAGE([.F246:.F255])" office:value-type="float" office:value="239.788" calcext:value-type="float">
            <text:p>239.788</text:p>
          </table:table-cell>
          <table:table-cell table:formula="of:=AVERAGE([.F236:.F255])" office:value-type="float" office:value="240.535" calcext:value-type="float">
            <text:p>240.535</text:p>
          </table:table-cell>
          <table:table-cell table:formula="of:=AVERAGE([.F206:.F255])" office:value-type="float" office:value="238.488" calcext:value-type="float">
            <text:p>238.488</text:p>
          </table:table-cell>
          <table:table-cell table:formula="of:=AVERAGE([.F156:.F255])" office:value-type="float" office:value="226.415" calcext:value-type="float">
            <text:p>226.415</text:p>
          </table:table-cell>
          <table:table-cell table:formula="of:=COM.MICROSOFT.STDEV.S([.F236:.F254])" office:value-type="float" office:value="4.00992584260082" calcext:value-type="float">
            <text:p>4.00992584260082</text:p>
          </table:table-cell>
          <table:table-cell table:formula="of:=[.I255]+2*[.L255]" office:value-type="float" office:value="248.554851685202" calcext:value-type="float">
            <text:p>248.554851685202</text:p>
          </table:table-cell>
          <table:table-cell table:formula="of:=[.I255]-2*[.L255]" office:value-type="float" office:value="232.515148314798" calcext:value-type="float">
            <text:p>232.515148314798</text:p>
          </table:table-cell>
        </table:table-row>
        <table:table-row table:style-name="ro1">
          <table:table-cell table:number-columns-repeated="2" office:value-type="date" office:date-value="2025-01-06" calcext:value-type="date">
            <text:p>2025-01-06</text:p>
          </table:table-cell>
          <table:table-cell office:value-type="float" office:value="243.695" calcext:value-type="float">
            <text:p>243.695</text:p>
          </table:table-cell>
          <table:table-cell office:value-type="float" office:value="245.69" calcext:value-type="float">
            <text:p>245.69</text:p>
          </table:table-cell>
          <table:table-cell office:value-type="float" office:value="240.58" calcext:value-type="float">
            <text:p>240.58</text:p>
          </table:table-cell>
          <table:table-cell office:value-type="float" office:value="240.85" calcext:value-type="float">
            <text:p>240.85</text:p>
          </table:table-cell>
          <table:table-cell office:value-type="float" office:value="9917836" calcext:value-type="float">
            <text:p>9917836</text:p>
          </table:table-cell>
          <table:table-cell table:formula="of:=AVERAGE([.F247:.F256])" office:value-type="float" office:value="240.577" calcext:value-type="float">
            <text:p>240.577</text:p>
          </table:table-cell>
          <table:table-cell table:formula="of:=AVERAGE([.F237:.F256])" office:value-type="float" office:value="240.3035" calcext:value-type="float">
            <text:p>240.3035</text:p>
          </table:table-cell>
          <table:table-cell table:formula="of:=AVERAGE([.F207:.F256])" office:value-type="float" office:value="238.8368" calcext:value-type="float">
            <text:p>238.8368</text:p>
          </table:table-cell>
          <table:table-cell table:formula="of:=AVERAGE([.F157:.F256])" office:value-type="float" office:value="226.7441" calcext:value-type="float">
            <text:p>226.7441</text:p>
          </table:table-cell>
          <table:table-cell table:formula="of:=COM.MICROSOFT.STDEV.S([.F237:.F255])" office:value-type="float" office:value="3.88460403876788" calcext:value-type="float">
            <text:p>3.88460403876788</text:p>
          </table:table-cell>
          <table:table-cell table:formula="of:=[.I256]+2*[.L256]" office:value-type="float" office:value="248.072708077536" calcext:value-type="float">
            <text:p>248.072708077536</text:p>
          </table:table-cell>
          <table:table-cell table:formula="of:=[.I256]-2*[.L256]" office:value-type="float" office:value="232.534291922464" calcext:value-type="float">
            <text:p>232.534291922464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07" calcext:value-type="date">
            <text:p>2025-01-07</text:p>
          </table:table-cell>
          <table:table-cell office:value-type="float" office:value="242" calcext:value-type="float">
            <text:p>242</text:p>
          </table:table-cell>
          <table:table-cell office:value-type="float" office:value="245.26" calcext:value-type="float">
            <text:p>245.26</text:p>
          </table:table-cell>
          <table:table-cell office:value-type="float" office:value="240.9" calcext:value-type="float">
            <text:p>240.9</text:p>
          </table:table-cell>
          <table:table-cell office:value-type="float" office:value="243.17" calcext:value-type="float">
            <text:p>243.17</text:p>
          </table:table-cell>
          <table:table-cell office:value-type="float" office:value="8753357" calcext:value-type="float">
            <text:p>8753357</text:p>
          </table:table-cell>
          <table:table-cell table:formula="of:=AVERAGE([.F248:.F257])" office:value-type="float" office:value="241.134" calcext:value-type="float">
            <text:p>241.134</text:p>
          </table:table-cell>
          <table:table-cell table:formula="of:=AVERAGE([.F238:.F257])" office:value-type="float" office:value="240.094" calcext:value-type="float">
            <text:p>240.094</text:p>
          </table:table-cell>
          <table:table-cell table:formula="of:=AVERAGE([.F208:.F257])" office:value-type="float" office:value="239.2006" calcext:value-type="float">
            <text:p>239.2006</text:p>
          </table:table-cell>
          <table:table-cell table:formula="of:=AVERAGE([.F158:.F257])" office:value-type="float" office:value="227.0734" calcext:value-type="float">
            <text:p>227.0734</text:p>
          </table:table-cell>
          <table:table-cell table:formula="of:=COM.MICROSOFT.STDEV.S([.F238:.F256])" office:value-type="float" office:value="3.49223039036877" calcext:value-type="float">
            <text:p>3.49223039036877</text:p>
          </table:table-cell>
          <table:table-cell table:formula="of:=[.I257]+2*[.L257]" office:value-type="float" office:value="247.078460780738" calcext:value-type="float">
            <text:p>247.078460780738</text:p>
          </table:table-cell>
          <table:table-cell table:formula="of:=[.I257]-2*[.L257]" office:value-type="float" office:value="233.109539219262" calcext:value-type="float">
            <text:p>233.109539219262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08" calcext:value-type="date">
            <text:p>2025-01-08</text:p>
          </table:table-cell>
          <table:table-cell office:value-type="float" office:value="242.75" calcext:value-type="float">
            <text:p>242.75</text:p>
          </table:table-cell>
          <table:table-cell office:value-type="float" office:value="244.25" calcext:value-type="float">
            <text:p>244.25</text:p>
          </table:table-cell>
          <table:table-cell office:value-type="float" office:value="240.5" calcext:value-type="float">
            <text:p>240.5</text:p>
          </table:table-cell>
          <table:table-cell office:value-type="float" office:value="243.13" calcext:value-type="float">
            <text:p>243.13</text:p>
          </table:table-cell>
          <table:table-cell office:value-type="float" office:value="8675284" calcext:value-type="float">
            <text:p>8675284</text:p>
          </table:table-cell>
          <table:table-cell table:formula="of:=AVERAGE([.F249:.F258])" office:value-type="float" office:value="241.608" calcext:value-type="float">
            <text:p>241.608</text:p>
          </table:table-cell>
          <table:table-cell table:formula="of:=AVERAGE([.F239:.F258])" office:value-type="float" office:value="240.06" calcext:value-type="float">
            <text:p>240.06</text:p>
          </table:table-cell>
          <table:table-cell table:formula="of:=AVERAGE([.F209:.F258])" office:value-type="float" office:value="239.617" calcext:value-type="float">
            <text:p>239.617</text:p>
          </table:table-cell>
          <table:table-cell table:formula="of:=AVERAGE([.F159:.F258])" office:value-type="float" office:value="227.3892" calcext:value-type="float">
            <text:p>227.3892</text:p>
          </table:table-cell>
          <table:table-cell table:formula="of:=COM.MICROSOFT.STDEV.S([.F239:.F257])" office:value-type="float" office:value="3.45564315151945" calcext:value-type="float">
            <text:p>3.45564315151945</text:p>
          </table:table-cell>
          <table:table-cell table:formula="of:=[.I258]+2*[.L258]" office:value-type="float" office:value="246.971286303039" calcext:value-type="float">
            <text:p>246.971286303039</text:p>
          </table:table-cell>
          <table:table-cell table:formula="of:=[.I258]-2*[.L258]" office:value-type="float" office:value="233.148713696961" calcext:value-type="float">
            <text:p>233.148713696961</text:p>
          </table:table-cell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date" office:date-value="2025-01-10" calcext:value-type="date">
            <text:p>2025-01-10</text:p>
          </table:table-cell>
          <table:table-cell office:value-type="float" office:value="243.44" calcext:value-type="float">
            <text:p>243.44</text:p>
          </table:table-cell>
          <table:table-cell office:value-type="float" office:value="243.81" calcext:value-type="float">
            <text:p>243.81</text:p>
          </table:table-cell>
          <table:table-cell office:value-type="float" office:value="238.74" calcext:value-type="float">
            <text:p>238.74</text:p>
          </table:table-cell>
          <table:table-cell office:value-type="float" office:value="239.87" calcext:value-type="float">
            <text:p>239.87</text:p>
          </table:table-cell>
          <table:table-cell office:value-type="float" office:value="10256829" calcext:value-type="float">
            <text:p>10256829</text:p>
          </table:table-cell>
          <table:table-cell table:formula="of:=AVERAGE([.F250:.F259])" office:value-type="float" office:value="241.364" calcext:value-type="float">
            <text:p>241.364</text:p>
          </table:table-cell>
          <table:table-cell table:formula="of:=AVERAGE([.F240:.F259])" office:value-type="float" office:value="239.9105" calcext:value-type="float">
            <text:p>239.9105</text:p>
          </table:table-cell>
          <table:table-cell table:formula="of:=AVERAGE([.F210:.F259])" office:value-type="float" office:value="239.9044" calcext:value-type="float">
            <text:p>239.9044</text:p>
          </table:table-cell>
          <table:table-cell table:formula="of:=AVERAGE([.F160:.F259])" office:value-type="float" office:value="227.6482" calcext:value-type="float">
            <text:p>227.6482</text:p>
          </table:table-cell>
          <table:table-cell table:formula="of:=COM.MICROSOFT.STDEV.S([.F240:.F258])" office:value-type="float" office:value="3.46902778904545" calcext:value-type="float">
            <text:p>3.46902778904545</text:p>
          </table:table-cell>
          <table:table-cell table:formula="of:=[.I259]+2*[.L259]" office:value-type="float" office:value="246.848555578091" calcext:value-type="float">
            <text:p>246.848555578091</text:p>
          </table:table-cell>
          <table:table-cell table:formula="of:=[.I259]-2*[.L259]" office:value-type="float" office:value="232.972444421909" calcext:value-type="float">
            <text:p>232.972444421909</text:p>
          </table:table-cell>
        </table:table-row>
        <table:table-row table:style-name="ro1">
          <table:table-cell table:number-columns-repeated="2" office:value-type="date" office:date-value="2025-01-13" calcext:value-type="date">
            <text:p>2025-01-13</text:p>
          </table:table-cell>
          <table:table-cell office:value-type="float" office:value="239.67" calcext:value-type="float">
            <text:p>239.67</text:p>
          </table:table-cell>
          <table:table-cell office:value-type="float" office:value="244.54" calcext:value-type="float">
            <text:p>244.54</text:p>
          </table:table-cell>
          <table:table-cell office:value-type="float" office:value="239" calcext:value-type="float">
            <text:p>239</text:p>
          </table:table-cell>
          <table:table-cell office:value-type="float" office:value="244.21" calcext:value-type="float">
            <text:p>244.21</text:p>
          </table:table-cell>
          <table:table-cell office:value-type="float" office:value="10005315" calcext:value-type="float">
            <text:p>10005315</text:p>
          </table:table-cell>
          <table:table-cell table:formula="of:=AVERAGE([.F251:.F260])" office:value-type="float" office:value="241.471" calcext:value-type="float">
            <text:p>241.471</text:p>
          </table:table-cell>
          <table:table-cell table:formula="of:=AVERAGE([.F241:.F260])" office:value-type="float" office:value="239.9445" calcext:value-type="float">
            <text:p>239.9445</text:p>
          </table:table-cell>
          <table:table-cell table:formula="of:=AVERAGE([.F211:.F260])" office:value-type="float" office:value="240.3306" calcext:value-type="float">
            <text:p>240.3306</text:p>
          </table:table-cell>
          <table:table-cell table:formula="of:=AVERAGE([.F161:.F260])" office:value-type="float" office:value="227.9358" calcext:value-type="float">
            <text:p>227.9358</text:p>
          </table:table-cell>
          <table:table-cell table:formula="of:=COM.MICROSOFT.STDEV.S([.F241:.F259])" office:value-type="float" office:value="3.35680238057324" calcext:value-type="float">
            <text:p>3.35680238057324</text:p>
          </table:table-cell>
          <table:table-cell table:formula="of:=[.I260]+2*[.L260]" office:value-type="float" office:value="246.658104761147" calcext:value-type="float">
            <text:p>246.658104761147</text:p>
          </table:table-cell>
          <table:table-cell table:formula="of:=[.I260]-2*[.L260]" office:value-type="float" office:value="233.230895238854" calcext:value-type="float">
            <text:p>233.230895238854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4" calcext:value-type="date">
            <text:p>2025-01-14</text:p>
          </table:table-cell>
          <table:table-cell office:value-type="float" office:value="242.66" calcext:value-type="float">
            <text:p>242.66</text:p>
          </table:table-cell>
          <table:table-cell office:value-type="float" office:value="247.72" calcext:value-type="float">
            <text:p>247.72</text:p>
          </table:table-cell>
          <table:table-cell office:value-type="float" office:value="242.19" calcext:value-type="float">
            <text:p>242.19</text:p>
          </table:table-cell>
          <table:table-cell office:value-type="float" office:value="247.47" calcext:value-type="float">
            <text:p>247.47</text:p>
          </table:table-cell>
          <table:table-cell office:value-type="float" office:value="12407386" calcext:value-type="float">
            <text:p>12407386</text:p>
          </table:table-cell>
          <table:table-cell table:formula="of:=AVERAGE([.F252:.F261])" office:value-type="float" office:value="242.101" calcext:value-type="float">
            <text:p>242.101</text:p>
          </table:table-cell>
          <table:table-cell table:formula="of:=AVERAGE([.F242:.F261])" office:value-type="float" office:value="240.2415" calcext:value-type="float">
            <text:p>240.2415</text:p>
          </table:table-cell>
          <table:table-cell table:formula="of:=AVERAGE([.F212:.F261])" office:value-type="float" office:value="240.7918" calcext:value-type="float">
            <text:p>240.7918</text:p>
          </table:table-cell>
          <table:table-cell table:formula="of:=AVERAGE([.F162:.F261])" office:value-type="float" office:value="228.2653" calcext:value-type="float">
            <text:p>228.2653</text:p>
          </table:table-cell>
          <table:table-cell table:formula="of:=COM.MICROSOFT.STDEV.S([.F242:.F260])" office:value-type="float" office:value="3.49071927439483" calcext:value-type="float">
            <text:p>3.49071927439483</text:p>
          </table:table-cell>
          <table:table-cell table:formula="of:=[.I261]+2*[.L261]" office:value-type="float" office:value="247.22293854879" calcext:value-type="float">
            <text:p>247.22293854879</text:p>
          </table:table-cell>
          <table:table-cell table:formula="of:=[.I261]-2*[.L261]" office:value-type="float" office:value="233.26006145121" calcext:value-type="float">
            <text:p>233.26006145121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5" calcext:value-type="date">
            <text:p>2025-01-15</text:p>
          </table:table-cell>
          <table:table-cell office:value-type="float" office:value="250.4" calcext:value-type="float">
            <text:p>250.4</text:p>
          </table:table-cell>
          <table:table-cell office:value-type="float" office:value="253.6699" calcext:value-type="float">
            <text:p>253.6699</text:p>
          </table:table-cell>
          <table:table-cell office:value-type="float" office:value="243.68" calcext:value-type="float">
            <text:p>243.68</text:p>
          </table:table-cell>
          <table:table-cell office:value-type="float" office:value="252.35" calcext:value-type="float">
            <text:p>252.35</text:p>
          </table:table-cell>
          <table:table-cell office:value-type="float" office:value="18448520" calcext:value-type="float">
            <text:p>18448520</text:p>
          </table:table-cell>
          <table:table-cell table:formula="of:=AVERAGE([.F253:.F262])" office:value-type="float" office:value="243.404" calcext:value-type="float">
            <text:p>243.404</text:p>
          </table:table-cell>
          <table:table-cell table:formula="of:=AVERAGE([.F243:.F262])" office:value-type="float" office:value="240.862" calcext:value-type="float">
            <text:p>240.862</text:p>
          </table:table-cell>
          <table:table-cell table:formula="of:=AVERAGE([.F213:.F262])" office:value-type="float" office:value="241.4004" calcext:value-type="float">
            <text:p>241.4004</text:p>
          </table:table-cell>
          <table:table-cell table:formula="of:=AVERAGE([.F163:.F262])" office:value-type="float" office:value="228.6428" calcext:value-type="float">
            <text:p>228.6428</text:p>
          </table:table-cell>
          <table:table-cell table:formula="of:=COM.MICROSOFT.STDEV.S([.F243:.F261])" office:value-type="float" office:value="3.90325909708123" calcext:value-type="float">
            <text:p>3.90325909708123</text:p>
          </table:table-cell>
          <table:table-cell table:formula="of:=[.I262]+2*[.L262]" office:value-type="float" office:value="248.668518194162" calcext:value-type="float">
            <text:p>248.668518194162</text:p>
          </table:table-cell>
          <table:table-cell table:formula="of:=[.I262]-2*[.L262]" office:value-type="float" office:value="233.055481805838" calcext:value-type="float">
            <text:p>233.055481805838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6" calcext:value-type="date">
            <text:p>2025-01-16</text:p>
          </table:table-cell>
          <table:table-cell office:value-type="float" office:value="254" calcext:value-type="float">
            <text:p>254</text:p>
          </table:table-cell>
          <table:table-cell office:value-type="float" office:value="257.035" calcext:value-type="float">
            <text:p>257.035</text:p>
          </table:table-cell>
          <table:table-cell office:value-type="float" office:value="252.33" calcext:value-type="float">
            <text:p>252.33</text:p>
          </table:table-cell>
          <table:table-cell office:value-type="float" office:value="254.27" calcext:value-type="float">
            <text:p>254.27</text:p>
          </table:table-cell>
          <table:table-cell office:value-type="float" office:value="15292348" calcext:value-type="float">
            <text:p>15292348</text:p>
          </table:table-cell>
          <table:table-cell table:formula="of:=AVERAGE([.F254:.F263])" office:value-type="float" office:value="244.86" calcext:value-type="float">
            <text:p>244.86</text:p>
          </table:table-cell>
          <table:table-cell table:formula="of:=AVERAGE([.F244:.F263])" office:value-type="float" office:value="241.5965" calcext:value-type="float">
            <text:p>241.5965</text:p>
          </table:table-cell>
          <table:table-cell table:formula="of:=AVERAGE([.F214:.F263])" office:value-type="float" office:value="242.027" calcext:value-type="float">
            <text:p>242.027</text:p>
          </table:table-cell>
          <table:table-cell table:formula="of:=AVERAGE([.F164:.F263])" office:value-type="float" office:value="229.0192" calcext:value-type="float">
            <text:p>229.0192</text:p>
          </table:table-cell>
          <table:table-cell table:formula="of:=COM.MICROSOFT.STDEV.S([.F244:.F262])" office:value-type="float" office:value="4.7809105056629" calcext:value-type="float">
            <text:p>4.7809105056629</text:p>
          </table:table-cell>
          <table:table-cell table:formula="of:=[.I263]+2*[.L263]" office:value-type="float" office:value="251.158321011326" calcext:value-type="float">
            <text:p>251.158321011326</text:p>
          </table:table-cell>
          <table:table-cell table:formula="of:=[.I263]-2*[.L263]" office:value-type="float" office:value="232.034678988674" calcext:value-type="float">
            <text:p>232.034678988674</text:p>
          </table:table-cell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date" office:date-value="2025-01-17" calcext:value-type="date">
            <text:p>2025-01-17</text:p>
          </table:table-cell>
          <table:table-cell office:value-type="float" office:value="254.1575" calcext:value-type="float">
            <text:p>254.1575</text:p>
          </table:table-cell>
          <table:table-cell office:value-type="float" office:value="260.62" calcext:value-type="float">
            <text:p>260.62</text:p>
          </table:table-cell>
          <table:table-cell office:value-type="float" office:value="252.14" calcext:value-type="float">
            <text:p>252.14</text:p>
          </table:table-cell>
          <table:table-cell office:value-type="float" office:value="259.16" calcext:value-type="float">
            <text:p>259.16</text:p>
          </table:table-cell>
          <table:table-cell office:value-type="float" office:value="17678101" calcext:value-type="float">
            <text:p>17678101</text:p>
          </table:table-cell>
          <table:table-cell table:formula="of:=AVERAGE([.F255:.F264])" office:value-type="float" office:value="246.776" calcext:value-type="float">
            <text:p>246.776</text:p>
          </table:table-cell>
          <table:table-cell table:formula="of:=AVERAGE([.F245:.F264])" office:value-type="float" office:value="242.6365" calcext:value-type="float">
            <text:p>242.6365</text:p>
          </table:table-cell>
          <table:table-cell table:formula="of:=AVERAGE([.F215:.F264])" office:value-type="float" office:value="242.8146" calcext:value-type="float">
            <text:p>242.8146</text:p>
          </table:table-cell>
          <table:table-cell table:formula="of:=AVERAGE([.F165:.F264])" office:value-type="float" office:value="229.4277" calcext:value-type="float">
            <text:p>229.4277</text:p>
          </table:table-cell>
          <table:table-cell table:formula="of:=COM.MICROSOFT.STDEV.S([.F245:.F263])" office:value-type="float" office:value="5.62471140260308" calcext:value-type="float">
            <text:p>5.62471140260308</text:p>
          </table:table-cell>
          <table:table-cell table:formula="of:=[.I264]+2*[.L264]" office:value-type="float" office:value="253.885922805206" calcext:value-type="float">
            <text:p>253.885922805206</text:p>
          </table:table-cell>
          <table:table-cell table:formula="of:=[.I264]-2*[.L264]" office:value-type="float" office:value="231.387077194794" calcext:value-type="float">
            <text:p>231.387077194794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1" calcext:value-type="date">
            <text:p>2025-01-21</text:p>
          </table:table-cell>
          <table:table-cell office:value-type="float" office:value="260.07" calcext:value-type="float">
            <text:p>260.07</text:p>
          </table:table-cell>
          <table:table-cell office:value-type="float" office:value="264.25" calcext:value-type="float">
            <text:p>264.25</text:p>
          </table:table-cell>
          <table:table-cell office:value-type="float" office:value="259.5037" calcext:value-type="float">
            <text:p>259.5037</text:p>
          </table:table-cell>
          <table:table-cell office:value-type="float" office:value="263.03" calcext:value-type="float">
            <text:p>263.03</text:p>
          </table:table-cell>
          <table:table-cell office:value-type="float" office:value="13712114" calcext:value-type="float">
            <text:p>13712114</text:p>
          </table:table-cell>
          <table:table-cell table:formula="of:=AVERAGE([.F256:.F265])" office:value-type="float" office:value="248.751" calcext:value-type="float">
            <text:p>248.751</text:p>
          </table:table-cell>
          <table:table-cell table:formula="of:=AVERAGE([.F246:.F265])" office:value-type="float" office:value="244.2695" calcext:value-type="float">
            <text:p>244.2695</text:p>
          </table:table-cell>
          <table:table-cell table:formula="of:=AVERAGE([.F216:.F265])" office:value-type="float" office:value="243.6454" calcext:value-type="float">
            <text:p>243.6454</text:p>
          </table:table-cell>
          <table:table-cell table:formula="of:=AVERAGE([.F166:.F265])" office:value-type="float" office:value="229.8663" calcext:value-type="float">
            <text:p>229.8663</text:p>
          </table:table-cell>
          <table:table-cell table:formula="of:=COM.MICROSOFT.STDEV.S([.F246:.F264])" office:value-type="float" office:value="6.22933167357585" calcext:value-type="float">
            <text:p>6.22933167357585</text:p>
          </table:table-cell>
          <table:table-cell table:formula="of:=[.I265]+2*[.L265]" office:value-type="float" office:value="256.728163347152" calcext:value-type="float">
            <text:p>256.728163347152</text:p>
          </table:table-cell>
          <table:table-cell table:formula="of:=[.I265]-2*[.L265]" office:value-type="float" office:value="231.810836652848" calcext:value-type="float">
            <text:p>231.810836652848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2" calcext:value-type="date">
            <text:p>2025-01-22</text:p>
          </table:table-cell>
          <table:table-cell office:value-type="float" office:value="262.9" calcext:value-type="float">
            <text:p>262.9</text:p>
          </table:table-cell>
          <table:table-cell office:value-type="float" office:value="263.38" calcext:value-type="float">
            <text:p>263.38</text:p>
          </table:table-cell>
          <table:table-cell office:value-type="float" office:value="260.25" calcext:value-type="float">
            <text:p>260.25</text:p>
          </table:table-cell>
          <table:table-cell office:value-type="float" office:value="262.84" calcext:value-type="float">
            <text:p>262.84</text:p>
          </table:table-cell>
          <table:table-cell office:value-type="float" office:value="9021914" calcext:value-type="float">
            <text:p>9021914</text:p>
          </table:table-cell>
          <table:table-cell table:formula="of:=AVERAGE([.F257:.F266])" office:value-type="float" office:value="250.95" calcext:value-type="float">
            <text:p>250.95</text:p>
          </table:table-cell>
          <table:table-cell table:formula="of:=AVERAGE([.F247:.F266])" office:value-type="float" office:value="245.7635" calcext:value-type="float">
            <text:p>245.7635</text:p>
          </table:table-cell>
          <table:table-cell table:formula="of:=AVERAGE([.F217:.F266])" office:value-type="float" office:value="243.961" calcext:value-type="float">
            <text:p>243.961</text:p>
          </table:table-cell>
          <table:table-cell table:formula="of:=AVERAGE([.F167:.F266])" office:value-type="float" office:value="230.2929" calcext:value-type="float">
            <text:p>230.2929</text:p>
          </table:table-cell>
          <table:table-cell table:formula="of:=COM.MICROSOFT.STDEV.S([.F247:.F265])" office:value-type="float" office:value="7.20465155948345" calcext:value-type="float">
            <text:p>7.20465155948345</text:p>
          </table:table-cell>
          <table:table-cell table:formula="of:=[.I266]+2*[.L266]" office:value-type="float" office:value="260.172803118967" calcext:value-type="float">
            <text:p>260.172803118967</text:p>
          </table:table-cell>
          <table:table-cell table:formula="of:=[.I266]-2*[.L266]" office:value-type="float" office:value="231.354196881033" calcext:value-type="float">
            <text:p>231.354196881033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3" calcext:value-type="date">
            <text:p>2025-01-23</text:p>
          </table:table-cell>
          <table:table-cell office:value-type="float" office:value="264.69" calcext:value-type="float">
            <text:p>264.69</text:p>
          </table:table-cell>
          <table:table-cell office:value-type="float" office:value="266.8599" calcext:value-type="float">
            <text:p>266.8599</text:p>
          </table:table-cell>
          <table:table-cell office:value-type="float" office:value="263.81" calcext:value-type="float">
            <text:p>263.81</text:p>
          </table:table-cell>
          <table:table-cell office:value-type="float" office:value="265.95" calcext:value-type="float">
            <text:p>265.95</text:p>
          </table:table-cell>
          <table:table-cell office:value-type="float" office:value="10749681" calcext:value-type="float">
            <text:p>10749681</text:p>
          </table:table-cell>
          <table:table-cell table:formula="of:=AVERAGE([.F258:.F267])" office:value-type="float" office:value="253.228" calcext:value-type="float">
            <text:p>253.228</text:p>
          </table:table-cell>
          <table:table-cell table:formula="of:=AVERAGE([.F248:.F267])" office:value-type="float" office:value="247.181" calcext:value-type="float">
            <text:p>247.181</text:p>
          </table:table-cell>
          <table:table-cell table:formula="of:=AVERAGE([.F218:.F267])" office:value-type="float" office:value="244.5524" calcext:value-type="float">
            <text:p>244.5524</text:p>
          </table:table-cell>
          <table:table-cell table:formula="of:=AVERAGE([.F168:.F267])" office:value-type="float" office:value="230.7395" calcext:value-type="float">
            <text:p>230.7395</text:p>
          </table:table-cell>
          <table:table-cell table:formula="of:=COM.MICROSOFT.STDEV.S([.F248:.F266])" office:value-type="float" office:value="8.06615153495118" calcext:value-type="float">
            <text:p>8.06615153495118</text:p>
          </table:table-cell>
          <table:table-cell table:formula="of:=[.I267]+2*[.L267]" office:value-type="float" office:value="263.313303069902" calcext:value-type="float">
            <text:p>263.313303069902</text:p>
          </table:table-cell>
          <table:table-cell table:formula="of:=[.I267]-2*[.L267]" office:value-type="float" office:value="231.048696930098" calcext:value-type="float">
            <text:p>231.048696930098</text:p>
          </table:table-cell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date" office:date-value="2025-01-24" calcext:value-type="date">
            <text:p>2025-01-24</text:p>
          </table:table-cell>
          <table:table-cell office:value-type="float" office:value="263.01" calcext:value-type="float">
            <text:p>263.01</text:p>
          </table:table-cell>
          <table:table-cell office:value-type="float" office:value="267.1" calcext:value-type="float">
            <text:p>267.1</text:p>
          </table:table-cell>
          <table:table-cell office:value-type="float" office:value="263.01" calcext:value-type="float">
            <text:p>263.01</text:p>
          </table:table-cell>
          <table:table-cell office:value-type="float" office:value="264.84" calcext:value-type="float">
            <text:p>264.84</text:p>
          </table:table-cell>
          <table:table-cell office:value-type="float" office:value="7666261" calcext:value-type="float">
            <text:p>7666261</text:p>
          </table:table-cell>
          <table:table-cell table:formula="of:=AVERAGE([.F259:.F268])" office:value-type="float" office:value="255.399" calcext:value-type="float">
            <text:p>255.399</text:p>
          </table:table-cell>
          <table:table-cell table:formula="of:=AVERAGE([.F249:.F268])" office:value-type="float" office:value="248.5035" calcext:value-type="float">
            <text:p>248.5035</text:p>
          </table:table-cell>
          <table:table-cell table:formula="of:=AVERAGE([.F219:.F268])" office:value-type="float" office:value="245.1096" calcext:value-type="float">
            <text:p>245.1096</text:p>
          </table:table-cell>
          <table:table-cell table:formula="of:=AVERAGE([.F169:.F268])" office:value-type="float" office:value="231.1658" calcext:value-type="float">
            <text:p>231.1658</text:p>
          </table:table-cell>
          <table:table-cell table:formula="of:=COM.MICROSOFT.STDEV.S([.F249:.F267])" office:value-type="float" office:value="9.00801322929653" calcext:value-type="float">
            <text:p>9.00801322929653</text:p>
          </table:table-cell>
          <table:table-cell table:formula="of:=[.I268]+2*[.L268]" office:value-type="float" office:value="266.519526458593" calcext:value-type="float">
            <text:p>266.519526458593</text:p>
          </table:table-cell>
          <table:table-cell table:formula="of:=[.I268]-2*[.L268]" office:value-type="float" office:value="230.487473541407" calcext:value-type="float">
            <text:p>230.487473541407</text:p>
          </table:table-cell>
        </table:table-row>
        <table:table-row table:style-name="ro1">
          <table:table-cell table:number-columns-repeated="2" office:value-type="date" office:date-value="2025-01-27" calcext:value-type="date">
            <text:p>2025-01-27</text:p>
          </table:table-cell>
          <table:table-cell office:value-type="float" office:value="264.17" calcext:value-type="float">
            <text:p>264.17</text:p>
          </table:table-cell>
          <table:table-cell office:value-type="float" office:value="265.97" calcext:value-type="float">
            <text:p>265.97</text:p>
          </table:table-cell>
          <table:table-cell office:value-type="float" office:value="262.26" calcext:value-type="float">
            <text:p>262.26</text:p>
          </table:table-cell>
          <table:table-cell office:value-type="float" office:value="265.85" calcext:value-type="float">
            <text:p>265.85</text:p>
          </table:table-cell>
          <table:table-cell office:value-type="float" office:value="7522258" calcext:value-type="float">
            <text:p>7522258</text:p>
          </table:table-cell>
          <table:table-cell table:formula="of:=AVERAGE([.F260:.F269])" office:value-type="float" office:value="257.997" calcext:value-type="float">
            <text:p>257.997</text:p>
          </table:table-cell>
          <table:table-cell table:formula="of:=AVERAGE([.F250:.F269])" office:value-type="float" office:value="249.6805" calcext:value-type="float">
            <text:p>249.6805</text:p>
          </table:table-cell>
          <table:table-cell table:formula="of:=AVERAGE([.F220:.F269])" office:value-type="float" office:value="245.6408" calcext:value-type="float">
            <text:p>245.6408</text:p>
          </table:table-cell>
          <table:table-cell table:formula="of:=AVERAGE([.F170:.F269])" office:value-type="float" office:value="231.5763" calcext:value-type="float">
            <text:p>231.5763</text:p>
          </table:table-cell>
          <table:table-cell table:formula="of:=COM.MICROSOFT.STDEV.S([.F250:.F268])" office:value-type="float" office:value="9.7215302143028" calcext:value-type="float">
            <text:p>9.7215302143028</text:p>
          </table:table-cell>
          <table:table-cell table:formula="of:=[.I269]+2*[.L269]" office:value-type="float" office:value="269.123560428606" calcext:value-type="float">
            <text:p>269.123560428606</text:p>
          </table:table-cell>
          <table:table-cell table:formula="of:=[.I269]-2*[.L269]" office:value-type="float" office:value="230.237439571394" calcext:value-type="float">
            <text:p>230.237439571394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28" calcext:value-type="date">
            <text:p>2025-01-28</text:p>
          </table:table-cell>
          <table:table-cell office:value-type="float" office:value="265.84" calcext:value-type="float">
            <text:p>265.84</text:p>
          </table:table-cell>
          <table:table-cell office:value-type="float" office:value="267.33" calcext:value-type="float">
            <text:p>267.33</text:p>
          </table:table-cell>
          <table:table-cell office:value-type="float" office:value="264.8301" calcext:value-type="float">
            <text:p>264.8301</text:p>
          </table:table-cell>
          <table:table-cell office:value-type="float" office:value="267.14" calcext:value-type="float">
            <text:p>267.14</text:p>
          </table:table-cell>
          <table:table-cell office:value-type="float" office:value="7375391" calcext:value-type="float">
            <text:p>7375391</text:p>
          </table:table-cell>
          <table:table-cell table:formula="of:=AVERAGE([.F261:.F270])" office:value-type="float" office:value="260.29" calcext:value-type="float">
            <text:p>260.29</text:p>
          </table:table-cell>
          <table:table-cell table:formula="of:=AVERAGE([.F251:.F270])" office:value-type="float" office:value="250.8805" calcext:value-type="float">
            <text:p>250.8805</text:p>
          </table:table-cell>
          <table:table-cell table:formula="of:=AVERAGE([.F221:.F270])" office:value-type="float" office:value="246.1924" calcext:value-type="float">
            <text:p>246.1924</text:p>
          </table:table-cell>
          <table:table-cell table:formula="of:=AVERAGE([.F171:.F270])" office:value-type="float" office:value="232.0447" calcext:value-type="float">
            <text:p>232.0447</text:p>
          </table:table-cell>
          <table:table-cell table:formula="of:=COM.MICROSOFT.STDEV.S([.F251:.F269])" office:value-type="float" office:value="10.3583848850533" calcext:value-type="float">
            <text:p>10.3583848850533</text:p>
          </table:table-cell>
          <table:table-cell table:formula="of:=[.I270]+2*[.L270]" office:value-type="float" office:value="271.597269770107" calcext:value-type="float">
            <text:p>271.597269770107</text:p>
          </table:table-cell>
          <table:table-cell table:formula="of:=[.I270]-2*[.L270]" office:value-type="float" office:value="230.163730229893" calcext:value-type="float">
            <text:p>230.163730229893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29" calcext:value-type="date">
            <text:p>2025-01-29</text:p>
          </table:table-cell>
          <table:table-cell office:value-type="float" office:value="267.16" calcext:value-type="float">
            <text:p>267.16</text:p>
          </table:table-cell>
          <table:table-cell office:value-type="float" office:value="270.68" calcext:value-type="float">
            <text:p>270.68</text:p>
          </table:table-cell>
          <table:table-cell office:value-type="float" office:value="265.61" calcext:value-type="float">
            <text:p>265.61</text:p>
          </table:table-cell>
          <table:table-cell office:value-type="float" office:value="266.58" calcext:value-type="float">
            <text:p>266.58</text:p>
          </table:table-cell>
          <table:table-cell office:value-type="float" office:value="7684870" calcext:value-type="float">
            <text:p>7684870</text:p>
          </table:table-cell>
          <table:table-cell table:formula="of:=AVERAGE([.F262:.F271])" office:value-type="float" office:value="262.201" calcext:value-type="float">
            <text:p>262.201</text:p>
          </table:table-cell>
          <table:table-cell table:formula="of:=AVERAGE([.F252:.F271])" office:value-type="float" office:value="252.151" calcext:value-type="float">
            <text:p>252.151</text:p>
          </table:table-cell>
          <table:table-cell table:formula="of:=AVERAGE([.F222:.F271])" office:value-type="float" office:value="246.7008" calcext:value-type="float">
            <text:p>246.7008</text:p>
          </table:table-cell>
          <table:table-cell table:formula="of:=AVERAGE([.F172:.F271])" office:value-type="float" office:value="232.5172" calcext:value-type="float">
            <text:p>232.5172</text:p>
          </table:table-cell>
          <table:table-cell table:formula="of:=COM.MICROSOFT.STDEV.S([.F252:.F270])" office:value-type="float" office:value="10.827843359269" calcext:value-type="float">
            <text:p>10.827843359269</text:p>
          </table:table-cell>
          <table:table-cell table:formula="of:=[.I271]+2*[.L271]" office:value-type="float" office:value="273.806686718538" calcext:value-type="float">
            <text:p>273.806686718538</text:p>
          </table:table-cell>
          <table:table-cell table:formula="of:=[.I271]-2*[.L271]" office:value-type="float" office:value="230.495313281462" calcext:value-type="float">
            <text:p>230.495313281462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30" calcext:value-type="date">
            <text:p>2025-01-30</text:p>
          </table:table-cell>
          <table:table-cell office:value-type="float" office:value="268.75" calcext:value-type="float">
            <text:p>268.75</text:p>
          </table:table-cell>
          <table:table-cell office:value-type="float" office:value="269.7" calcext:value-type="float">
            <text:p>269.7</text:p>
          </table:table-cell>
          <table:table-cell office:value-type="float" office:value="266.6201" calcext:value-type="float">
            <text:p>266.6201</text:p>
          </table:table-cell>
          <table:table-cell office:value-type="float" office:value="268.23" calcext:value-type="float">
            <text:p>268.23</text:p>
          </table:table-cell>
          <table:table-cell office:value-type="float" office:value="8753466" calcext:value-type="float">
            <text:p>8753466</text:p>
          </table:table-cell>
          <table:table-cell table:formula="of:=AVERAGE([.F263:.F272])" office:value-type="float" office:value="263.789" calcext:value-type="float">
            <text:p>263.789</text:p>
          </table:table-cell>
          <table:table-cell table:formula="of:=AVERAGE([.F253:.F272])" office:value-type="float" office:value="253.5965" calcext:value-type="float">
            <text:p>253.5965</text:p>
          </table:table-cell>
          <table:table-cell table:formula="of:=AVERAGE([.F223:.F272])" office:value-type="float" office:value="247.228" calcext:value-type="float">
            <text:p>247.228</text:p>
          </table:table-cell>
          <table:table-cell table:formula="of:=AVERAGE([.F173:.F272])" office:value-type="float" office:value="233.0232" calcext:value-type="float">
            <text:p>233.0232</text:p>
          </table:table-cell>
          <table:table-cell table:formula="of:=COM.MICROSOFT.STDEV.S([.F253:.F271])" office:value-type="float" office:value="10.9448456719876" calcext:value-type="float">
            <text:p>10.9448456719876</text:p>
          </table:table-cell>
          <table:table-cell table:formula="of:=[.I272]+2*[.L272]" office:value-type="float" office:value="275.486191343975" calcext:value-type="float">
            <text:p>275.486191343975</text:p>
          </table:table-cell>
          <table:table-cell table:formula="of:=[.I272]-2*[.L272]" office:value-type="float" office:value="231.706808656025" calcext:value-type="float">
            <text:p>231.706808656025</text:p>
          </table:table-cell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date" office:date-value="2025-01-31" calcext:value-type="date">
            <text:p>2025-01-31</text:p>
          </table:table-cell>
          <table:table-cell office:value-type="float" office:value="269.23" calcext:value-type="float">
            <text:p>269.23</text:p>
          </table:table-cell>
          <table:table-cell office:value-type="float" office:value="270.82" calcext:value-type="float">
            <text:p>270.82</text:p>
          </table:table-cell>
          <table:table-cell office:value-type="float" office:value="266.96" calcext:value-type="float">
            <text:p>266.96</text:p>
          </table:table-cell>
          <table:table-cell office:value-type="float" office:value="267.3" calcext:value-type="float">
            <text:p>267.3</text:p>
          </table:table-cell>
          <table:table-cell office:value-type="float" office:value="7196268" calcext:value-type="float">
            <text:p>7196268</text:p>
          </table:table-cell>
          <table:table-cell table:formula="of:=AVERAGE([.F264:.F273])" office:value-type="float" office:value="265.092" calcext:value-type="float">
            <text:p>265.092</text:p>
          </table:table-cell>
          <table:table-cell table:formula="of:=AVERAGE([.F254:.F273])" office:value-type="float" office:value="254.976" calcext:value-type="float">
            <text:p>254.976</text:p>
          </table:table-cell>
          <table:table-cell table:formula="of:=AVERAGE([.F224:.F273])" office:value-type="float" office:value="247.6678" calcext:value-type="float">
            <text:p>247.6678</text:p>
          </table:table-cell>
          <table:table-cell table:formula="of:=AVERAGE([.F174:.F273])" office:value-type="float" office:value="233.5716" calcext:value-type="float">
            <text:p>233.5716</text:p>
          </table:table-cell>
          <table:table-cell table:formula="of:=COM.MICROSOFT.STDEV.S([.F254:.F272])" office:value-type="float" office:value="11.0016144482451" calcext:value-type="float">
            <text:p>11.0016144482451</text:p>
          </table:table-cell>
          <table:table-cell table:formula="of:=[.I273]+2*[.L273]" office:value-type="float" office:value="276.97922889649" calcext:value-type="float">
            <text:p>276.97922889649</text:p>
          </table:table-cell>
          <table:table-cell table:formula="of:=[.I273]-2*[.L273]" office:value-type="float" office:value="232.97277110351" calcext:value-type="float">
            <text:p>232.97277110351</text:p>
          </table:table-cell>
        </table:table-row>
        <table:table-row table:style-name="ro1">
          <table:table-cell table:number-columns-repeated="2" office:value-type="date" office:date-value="2025-02-03" calcext:value-type="date">
            <text:p>2025-02-03</text:p>
          </table:table-cell>
          <table:table-cell office:value-type="float" office:value="261.83" calcext:value-type="float">
            <text:p>261.83</text:p>
          </table:table-cell>
          <table:table-cell office:value-type="float" office:value="268.165" calcext:value-type="float">
            <text:p>268.165</text:p>
          </table:table-cell>
          <table:table-cell office:value-type="float" office:value="261.7009" calcext:value-type="float">
            <text:p>261.7009</text:p>
          </table:table-cell>
          <table:table-cell office:value-type="float" office:value="266.81" calcext:value-type="float">
            <text:p>266.81</text:p>
          </table:table-cell>
          <table:table-cell office:value-type="float" office:value="8381361" calcext:value-type="float">
            <text:p>8381361</text:p>
          </table:table-cell>
          <table:table-cell table:formula="of:=AVERAGE([.F265:.F274])" office:value-type="float" office:value="265.857" calcext:value-type="float">
            <text:p>265.857</text:p>
          </table:table-cell>
          <table:table-cell table:formula="of:=AVERAGE([.F255:.F274])" office:value-type="float" office:value="256.3165" calcext:value-type="float">
            <text:p>256.3165</text:p>
          </table:table-cell>
          <table:table-cell table:formula="of:=AVERAGE([.F225:.F274])" office:value-type="float" office:value="248.1034" calcext:value-type="float">
            <text:p>248.1034</text:p>
          </table:table-cell>
          <table:table-cell table:formula="of:=AVERAGE([.F175:.F274])" office:value-type="float" office:value="234.0716" calcext:value-type="float">
            <text:p>234.0716</text:p>
          </table:table-cell>
          <table:table-cell table:formula="of:=COM.MICROSOFT.STDEV.S([.F255:.F273])" office:value-type="float" office:value="10.8074800823779" calcext:value-type="float">
            <text:p>10.8074800823779</text:p>
          </table:table-cell>
          <table:table-cell table:formula="of:=[.I274]+2*[.L274]" office:value-type="float" office:value="277.931460164756" calcext:value-type="float">
            <text:p>277.931460164756</text:p>
          </table:table-cell>
          <table:table-cell table:formula="of:=[.I274]-2*[.L274]" office:value-type="float" office:value="234.701539835244" calcext:value-type="float">
            <text:p>234.701539835244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4" calcext:value-type="date">
            <text:p>2025-02-04</text:p>
          </table:table-cell>
          <table:table-cell office:value-type="float" office:value="269.275" calcext:value-type="float">
            <text:p>269.275</text:p>
          </table:table-cell>
          <table:table-cell office:value-type="float" office:value="269.84" calcext:value-type="float">
            <text:p>269.84</text:p>
          </table:table-cell>
          <table:table-cell office:value-type="float" office:value="266.83" calcext:value-type="float">
            <text:p>266.83</text:p>
          </table:table-cell>
          <table:table-cell office:value-type="float" office:value="267.94" calcext:value-type="float">
            <text:p>267.94</text:p>
          </table:table-cell>
          <table:table-cell office:value-type="float" office:value="5625972" calcext:value-type="float">
            <text:p>5625972</text:p>
          </table:table-cell>
          <table:table-cell table:formula="of:=AVERAGE([.F266:.F275])" office:value-type="float" office:value="266.348" calcext:value-type="float">
            <text:p>266.348</text:p>
          </table:table-cell>
          <table:table-cell table:formula="of:=AVERAGE([.F256:.F275])" office:value-type="float" office:value="257.5495" calcext:value-type="float">
            <text:p>257.5495</text:p>
          </table:table-cell>
          <table:table-cell table:formula="of:=AVERAGE([.F226:.F275])" office:value-type="float" office:value="248.6004" calcext:value-type="float">
            <text:p>248.6004</text:p>
          </table:table-cell>
          <table:table-cell table:formula="of:=AVERAGE([.F176:.F275])" office:value-type="float" office:value="234.6954" calcext:value-type="float">
            <text:p>234.6954</text:p>
          </table:table-cell>
          <table:table-cell table:formula="of:=COM.MICROSOFT.STDEV.S([.F256:.F274])" office:value-type="float" office:value="10.6443599265345" calcext:value-type="float">
            <text:p>10.6443599265345</text:p>
          </table:table-cell>
          <table:table-cell table:formula="of:=[.I275]+2*[.L275]" office:value-type="float" office:value="278.838219853069" calcext:value-type="float">
            <text:p>278.838219853069</text:p>
          </table:table-cell>
          <table:table-cell table:formula="of:=[.I275]-2*[.L275]" office:value-type="float" office:value="236.260780146931" calcext:value-type="float">
            <text:p>236.260780146931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268.92" calcext:value-type="float">
            <text:p>268.92</text:p>
          </table:table-cell>
          <table:table-cell office:value-type="float" office:value="270.64" calcext:value-type="float">
            <text:p>270.64</text:p>
          </table:table-cell>
          <table:table-cell office:value-type="float" office:value="268.33" calcext:value-type="float">
            <text:p>268.33</text:p>
          </table:table-cell>
          <table:table-cell office:value-type="float" office:value="270.43" calcext:value-type="float">
            <text:p>270.43</text:p>
          </table:table-cell>
          <table:table-cell office:value-type="float" office:value="5704431" calcext:value-type="float">
            <text:p>5704431</text:p>
          </table:table-cell>
          <table:table-cell table:formula="of:=AVERAGE([.F267:.F276])" office:value-type="float" office:value="267.107" calcext:value-type="float">
            <text:p>267.107</text:p>
          </table:table-cell>
          <table:table-cell table:formula="of:=AVERAGE([.F257:.F276])" office:value-type="float" office:value="259.0285" calcext:value-type="float">
            <text:p>259.0285</text:p>
          </table:table-cell>
          <table:table-cell table:formula="of:=AVERAGE([.F227:.F276])" office:value-type="float" office:value="249.1934" calcext:value-type="float">
            <text:p>249.1934</text:p>
          </table:table-cell>
          <table:table-cell table:formula="of:=AVERAGE([.F177:.F276])" office:value-type="float" office:value="235.3274" calcext:value-type="float">
            <text:p>235.3274</text:p>
          </table:table-cell>
          <table:table-cell table:formula="of:=COM.MICROSOFT.STDEV.S([.F257:.F275])" office:value-type="float" office:value="10.1640353224046" calcext:value-type="float">
            <text:p>10.1640353224046</text:p>
          </table:table-cell>
          <table:table-cell table:formula="of:=[.I276]+2*[.L276]" office:value-type="float" office:value="279.356570644809" calcext:value-type="float">
            <text:p>279.356570644809</text:p>
          </table:table-cell>
          <table:table-cell table:formula="of:=[.I276]-2*[.L276]" office:value-type="float" office:value="238.700429355191" calcext:value-type="float">
            <text:p>238.700429355191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6" calcext:value-type="date">
            <text:p>2025-02-06</text:p>
          </table:table-cell>
          <table:table-cell office:value-type="float" office:value="272.45" calcext:value-type="float">
            <text:p>272.45</text:p>
          </table:table-cell>
          <table:table-cell office:value-type="float" office:value="276.98" calcext:value-type="float">
            <text:p>276.98</text:p>
          </table:table-cell>
          <table:table-cell office:value-type="float" office:value="271.19" calcext:value-type="float">
            <text:p>271.19</text:p>
          </table:table-cell>
          <table:table-cell office:value-type="float" office:value="276.9" calcext:value-type="float">
            <text:p>276.9</text:p>
          </table:table-cell>
          <table:table-cell office:value-type="float" office:value="7264371" calcext:value-type="float">
            <text:p>7264371</text:p>
          </table:table-cell>
          <table:table-cell table:formula="of:=AVERAGE([.F268:.F277])" office:value-type="float" office:value="268.202" calcext:value-type="float">
            <text:p>268.202</text:p>
          </table:table-cell>
          <table:table-cell table:formula="of:=AVERAGE([.F258:.F277])" office:value-type="float" office:value="260.715" calcext:value-type="float">
            <text:p>260.715</text:p>
          </table:table-cell>
          <table:table-cell table:formula="of:=AVERAGE([.F228:.F277])" office:value-type="float" office:value="249.8362" calcext:value-type="float">
            <text:p>249.8362</text:p>
          </table:table-cell>
          <table:table-cell table:formula="of:=AVERAGE([.F178:.F277])" office:value-type="float" office:value="236.0304" calcext:value-type="float">
            <text:p>236.0304</text:p>
          </table:table-cell>
          <table:table-cell table:formula="of:=COM.MICROSOFT.STDEV.S([.F258:.F276])" office:value-type="float" office:value="9.80828620925048" calcext:value-type="float">
            <text:p>9.80828620925048</text:p>
          </table:table-cell>
          <table:table-cell table:formula="of:=[.I277]+2*[.L277]" office:value-type="float" office:value="280.331572418501" calcext:value-type="float">
            <text:p>280.331572418501</text:p>
          </table:table-cell>
          <table:table-cell table:formula="of:=[.I277]-2*[.L277]" office:value-type="float" office:value="241.098427581499" calcext:value-type="float">
            <text:p>241.098427581499</text:p>
          </table:table-cell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date" office:date-value="2025-02-07" calcext:value-type="date">
            <text:p>2025-02-07</text:p>
          </table:table-cell>
          <table:table-cell office:value-type="float" office:value="277.27" calcext:value-type="float">
            <text:p>277.27</text:p>
          </table:table-cell>
          <table:table-cell office:value-type="float" office:value="278.55" calcext:value-type="float">
            <text:p>278.55</text:p>
          </table:table-cell>
          <table:table-cell office:value-type="float" office:value="274.715" calcext:value-type="float">
            <text:p>274.715</text:p>
          </table:table-cell>
          <table:table-cell office:value-type="float" office:value="275.8" calcext:value-type="float">
            <text:p>275.8</text:p>
          </table:table-cell>
          <table:table-cell office:value-type="float" office:value="6857875" calcext:value-type="float">
            <text:p>6857875</text:p>
          </table:table-cell>
          <table:table-cell table:formula="of:=AVERAGE([.F269:.F278])" office:value-type="float" office:value="269.298" calcext:value-type="float">
            <text:p>269.298</text:p>
          </table:table-cell>
          <table:table-cell table:formula="of:=AVERAGE([.F259:.F278])" office:value-type="float" office:value="262.3485" calcext:value-type="float">
            <text:p>262.3485</text:p>
          </table:table-cell>
          <table:table-cell table:formula="of:=AVERAGE([.F229:.F278])" office:value-type="float" office:value="250.3812" calcext:value-type="float">
            <text:p>250.3812</text:p>
          </table:table-cell>
          <table:table-cell table:formula="of:=AVERAGE([.F179:.F278])" office:value-type="float" office:value="236.7452" calcext:value-type="float">
            <text:p>236.7452</text:p>
          </table:table-cell>
          <table:table-cell table:formula="of:=COM.MICROSOFT.STDEV.S([.F259:.F277])" office:value-type="float" office:value="9.66631693257239" calcext:value-type="float">
            <text:p>9.66631693257239</text:p>
          </table:table-cell>
          <table:table-cell table:formula="of:=[.I278]+2*[.L278]" office:value-type="float" office:value="281.681133865145" calcext:value-type="float">
            <text:p>281.681133865145</text:p>
          </table:table-cell>
          <table:table-cell table:formula="of:=[.I278]-2*[.L278]" office:value-type="float" office:value="243.015866134855" calcext:value-type="float">
            <text:p>243.015866134855</text:p>
          </table:table-cell>
        </table:table-row>
        <table:table-row table:style-name="ro1">
          <table:table-cell table:number-columns-repeated="2" office:value-type="date" office:date-value="2025-02-10" calcext:value-type="date">
            <text:p>2025-02-10</text:p>
          </table:table-cell>
          <table:table-cell office:value-type="float" office:value="276.15" calcext:value-type="float">
            <text:p>276.15</text:p>
          </table:table-cell>
          <table:table-cell office:value-type="float" office:value="276.18" calcext:value-type="float">
            <text:p>276.18</text:p>
          </table:table-cell>
          <table:table-cell office:value-type="float" office:value="269.59" calcext:value-type="float">
            <text:p>269.59</text:p>
          </table:table-cell>
          <table:table-cell office:value-type="float" office:value="271.04" calcext:value-type="float">
            <text:p>271.04</text:p>
          </table:table-cell>
          <table:table-cell office:value-type="float" office:value="8627352" calcext:value-type="float">
            <text:p>8627352</text:p>
          </table:table-cell>
          <table:table-cell table:formula="of:=AVERAGE([.F270:.F279])" office:value-type="float" office:value="269.817" calcext:value-type="float">
            <text:p>269.817</text:p>
          </table:table-cell>
          <table:table-cell table:formula="of:=AVERAGE([.F260:.F279])" office:value-type="float" office:value="263.907" calcext:value-type="float">
            <text:p>263.907</text:p>
          </table:table-cell>
          <table:table-cell table:formula="of:=AVERAGE([.F230:.F279])" office:value-type="float" office:value="250.7962" calcext:value-type="float">
            <text:p>250.7962</text:p>
          </table:table-cell>
          <table:table-cell table:formula="of:=AVERAGE([.F180:.F279])" office:value-type="float" office:value="237.377" calcext:value-type="float">
            <text:p>237.377</text:p>
          </table:table-cell>
          <table:table-cell table:formula="of:=COM.MICROSOFT.STDEV.S([.F260:.F278])" office:value-type="float" office:value="8.62962485547308" calcext:value-type="float">
            <text:p>8.62962485547308</text:p>
          </table:table-cell>
          <table:table-cell table:formula="of:=[.I279]+2*[.L279]" office:value-type="float" office:value="281.166249710946" calcext:value-type="float">
            <text:p>281.166249710946</text:p>
          </table:table-cell>
          <table:table-cell table:formula="of:=[.I279]-2*[.L279]" office:value-type="float" office:value="246.647750289054" calcext:value-type="float">
            <text:p>246.647750289054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1" calcext:value-type="date">
            <text:p>2025-02-11</text:p>
          </table:table-cell>
          <table:table-cell office:value-type="float" office:value="270.15" calcext:value-type="float">
            <text:p>270.15</text:p>
          </table:table-cell>
          <table:table-cell office:value-type="float" office:value="276.22" calcext:value-type="float">
            <text:p>276.22</text:p>
          </table:table-cell>
          <table:table-cell office:value-type="float" office:value="269.66" calcext:value-type="float">
            <text:p>269.66</text:p>
          </table:table-cell>
          <table:table-cell office:value-type="float" office:value="274.99" calcext:value-type="float">
            <text:p>274.99</text:p>
          </table:table-cell>
          <table:table-cell office:value-type="float" office:value="7196376" calcext:value-type="float">
            <text:p>7196376</text:p>
          </table:table-cell>
          <table:table-cell table:formula="of:=AVERAGE([.F271:.F280])" office:value-type="float" office:value="270.602" calcext:value-type="float">
            <text:p>270.602</text:p>
          </table:table-cell>
          <table:table-cell table:formula="of:=AVERAGE([.F261:.F280])" office:value-type="float" office:value="265.446" calcext:value-type="float">
            <text:p>265.446</text:p>
          </table:table-cell>
          <table:table-cell table:formula="of:=AVERAGE([.F231:.F280])" office:value-type="float" office:value="251.2966" calcext:value-type="float">
            <text:p>251.2966</text:p>
          </table:table-cell>
          <table:table-cell table:formula="of:=AVERAGE([.F181:.F280])" office:value-type="float" office:value="238.0344" calcext:value-type="float">
            <text:p>238.0344</text:p>
          </table:table-cell>
          <table:table-cell table:formula="of:=COM.MICROSOFT.STDEV.S([.F261:.F279])" office:value-type="float" office:value="7.39982673260088" calcext:value-type="float">
            <text:p>7.39982673260088</text:p>
          </table:table-cell>
          <table:table-cell table:formula="of:=[.I280]+2*[.L280]" office:value-type="float" office:value="280.245653465202" calcext:value-type="float">
            <text:p>280.245653465202</text:p>
          </table:table-cell>
          <table:table-cell table:formula="of:=[.I280]-2*[.L280]" office:value-type="float" office:value="250.646346534798" calcext:value-type="float">
            <text:p>250.646346534798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274.08" calcext:value-type="float">
            <text:p>274.08</text:p>
          </table:table-cell>
          <table:table-cell office:value-type="float" office:value="276.45" calcext:value-type="float">
            <text:p>276.45</text:p>
          </table:table-cell>
          <table:table-cell office:value-type="float" office:value="273.25" calcext:value-type="float">
            <text:p>273.25</text:p>
          </table:table-cell>
          <table:table-cell office:value-type="float" office:value="275.45" calcext:value-type="float">
            <text:p>275.45</text:p>
          </table:table-cell>
          <table:table-cell office:value-type="float" office:value="6683894" calcext:value-type="float">
            <text:p>6683894</text:p>
          </table:table-cell>
          <table:table-cell table:formula="of:=AVERAGE([.F272:.F281])" office:value-type="float" office:value="271.489" calcext:value-type="float">
            <text:p>271.489</text:p>
          </table:table-cell>
          <table:table-cell table:formula="of:=AVERAGE([.F262:.F281])" office:value-type="float" office:value="266.845" calcext:value-type="float">
            <text:p>266.845</text:p>
          </table:table-cell>
          <table:table-cell table:formula="of:=AVERAGE([.F232:.F281])" office:value-type="float" office:value="251.8098" calcext:value-type="float">
            <text:p>251.8098</text:p>
          </table:table-cell>
          <table:table-cell table:formula="of:=AVERAGE([.F182:.F281])" office:value-type="float" office:value="238.7136" calcext:value-type="float">
            <text:p>238.7136</text:p>
          </table:table-cell>
          <table:table-cell table:formula="of:=COM.MICROSOFT.STDEV.S([.F262:.F280])" office:value-type="float" office:value="6.41773634283007" calcext:value-type="float">
            <text:p>6.41773634283007</text:p>
          </table:table-cell>
          <table:table-cell table:formula="of:=[.I281]+2*[.L281]" office:value-type="float" office:value="279.68047268566" calcext:value-type="float">
            <text:p>279.68047268566</text:p>
          </table:table-cell>
          <table:table-cell table:formula="of:=[.I281]-2*[.L281]" office:value-type="float" office:value="254.00952731434" calcext:value-type="float">
            <text:p>254.00952731434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3" calcext:value-type="date">
            <text:p>2025-02-13</text:p>
          </table:table-cell>
          <table:table-cell office:value-type="float" office:value="275.5" calcext:value-type="float">
            <text:p>275.5</text:p>
          </table:table-cell>
          <table:table-cell office:value-type="float" office:value="276.97" calcext:value-type="float">
            <text:p>276.97</text:p>
          </table:table-cell>
          <table:table-cell office:value-type="float" office:value="273.81" calcext:value-type="float">
            <text:p>273.81</text:p>
          </table:table-cell>
          <table:table-cell office:value-type="float" office:value="276.32" calcext:value-type="float">
            <text:p>276.32</text:p>
          </table:table-cell>
          <table:table-cell office:value-type="float" office:value="8398667" calcext:value-type="float">
            <text:p>8398667</text:p>
          </table:table-cell>
          <table:table-cell table:formula="of:=AVERAGE([.F273:.F282])" office:value-type="float" office:value="272.298" calcext:value-type="float">
            <text:p>272.298</text:p>
          </table:table-cell>
          <table:table-cell table:formula="of:=AVERAGE([.F263:.F282])" office:value-type="float" office:value="268.0435" calcext:value-type="float">
            <text:p>268.0435</text:p>
          </table:table-cell>
          <table:table-cell table:formula="of:=AVERAGE([.F233:.F282])" office:value-type="float" office:value="252.3418" calcext:value-type="float">
            <text:p>252.3418</text:p>
          </table:table-cell>
          <table:table-cell table:formula="of:=AVERAGE([.F183:.F282])" office:value-type="float" office:value="239.372" calcext:value-type="float">
            <text:p>239.372</text:p>
          </table:table-cell>
          <table:table-cell table:formula="of:=COM.MICROSOFT.STDEV.S([.F263:.F281])" office:value-type="float" office:value="5.76460519891997" calcext:value-type="float">
            <text:p>5.76460519891997</text:p>
          </table:table-cell>
          <table:table-cell table:formula="of:=[.I282]+2*[.L282]" office:value-type="float" office:value="279.57271039784" calcext:value-type="float">
            <text:p>279.57271039784</text:p>
          </table:table-cell>
          <table:table-cell table:formula="of:=[.I282]-2*[.L282]" office:value-type="float" office:value="256.51428960216" calcext:value-type="float">
            <text:p>256.51428960216</text:p>
          </table:table-cell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date" office:date-value="2025-02-14" calcext:value-type="date">
            <text:p>2025-02-14</text:p>
          </table:table-cell>
          <table:table-cell office:value-type="float" office:value="277.37" calcext:value-type="float">
            <text:p>277.37</text:p>
          </table:table-cell>
          <table:table-cell office:value-type="float" office:value="279.2334" calcext:value-type="float">
            <text:p>279.2334</text:p>
          </table:table-cell>
          <table:table-cell office:value-type="float" office:value="276.45" calcext:value-type="float">
            <text:p>276.45</text:p>
          </table:table-cell>
          <table:table-cell office:value-type="float" office:value="276.59" calcext:value-type="float">
            <text:p>276.59</text:p>
          </table:table-cell>
          <table:table-cell office:value-type="float" office:value="5688627" calcext:value-type="float">
            <text:p>5688627</text:p>
          </table:table-cell>
          <table:table-cell table:formula="of:=AVERAGE([.F274:.F283])" office:value-type="float" office:value="273.227" calcext:value-type="float">
            <text:p>273.227</text:p>
          </table:table-cell>
          <table:table-cell table:formula="of:=AVERAGE([.F264:.F283])" office:value-type="float" office:value="269.1595" calcext:value-type="float">
            <text:p>269.1595</text:p>
          </table:table-cell>
          <table:table-cell table:formula="of:=AVERAGE([.F234:.F283])" office:value-type="float" office:value="252.9486" calcext:value-type="float">
            <text:p>252.9486</text:p>
          </table:table-cell>
          <table:table-cell table:formula="of:=AVERAGE([.F184:.F283])" office:value-type="float" office:value="240.027" calcext:value-type="float">
            <text:p>240.027</text:p>
          </table:table-cell>
          <table:table-cell table:formula="of:=COM.MICROSOFT.STDEV.S([.F264:.F282])" office:value-type="float" office:value="5.11296746100637" calcext:value-type="float">
            <text:p>5.11296746100637</text:p>
          </table:table-cell>
          <table:table-cell table:formula="of:=[.I283]+2*[.L283]" office:value-type="float" office:value="279.385434922013" calcext:value-type="float">
            <text:p>279.385434922013</text:p>
          </table:table-cell>
          <table:table-cell table:formula="of:=[.I283]-2*[.L283]" office:value-type="float" office:value="258.933565077987" calcext:value-type="float">
            <text:p>258.933565077987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18" calcext:value-type="date">
            <text:p>2025-02-18</text:p>
          </table:table-cell>
          <table:table-cell office:value-type="float" office:value="277.5702" calcext:value-type="float">
            <text:p>277.5702</text:p>
          </table:table-cell>
          <table:table-cell office:value-type="float" office:value="279.97" calcext:value-type="float">
            <text:p>279.97</text:p>
          </table:table-cell>
          <table:table-cell office:value-type="float" office:value="276.02" calcext:value-type="float">
            <text:p>276.02</text:p>
          </table:table-cell>
          <table:table-cell office:value-type="float" office:value="279.95" calcext:value-type="float">
            <text:p>279.95</text:p>
          </table:table-cell>
          <table:table-cell office:value-type="float" office:value="7919798" calcext:value-type="float">
            <text:p>7919798</text:p>
          </table:table-cell>
          <table:table-cell table:formula="of:=AVERAGE([.F275:.F284])" office:value-type="float" office:value="274.541" calcext:value-type="float">
            <text:p>274.541</text:p>
          </table:table-cell>
          <table:table-cell table:formula="of:=AVERAGE([.F265:.F284])" office:value-type="float" office:value="270.199" calcext:value-type="float">
            <text:p>270.199</text:p>
          </table:table-cell>
          <table:table-cell table:formula="of:=AVERAGE([.F235:.F284])" office:value-type="float" office:value="253.6512" calcext:value-type="float">
            <text:p>253.6512</text:p>
          </table:table-cell>
          <table:table-cell table:formula="of:=AVERAGE([.F185:.F284])" office:value-type="float" office:value="240.7121" calcext:value-type="float">
            <text:p>240.7121</text:p>
          </table:table-cell>
          <table:table-cell table:formula="of:=COM.MICROSOFT.STDEV.S([.F265:.F283])" office:value-type="float" office:value="4.85014010770076" calcext:value-type="float">
            <text:p>4.85014010770076</text:p>
          </table:table-cell>
          <table:table-cell table:formula="of:=[.I284]+2*[.L284]" office:value-type="float" office:value="279.899280215401" calcext:value-type="float">
            <text:p>279.899280215401</text:p>
          </table:table-cell>
          <table:table-cell table:formula="of:=[.I284]-2*[.L284]" office:value-type="float" office:value="260.498719784598" calcext:value-type="float">
            <text:p>260.498719784598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278.38" calcext:value-type="float">
            <text:p>278.38</text:p>
          </table:table-cell>
          <table:table-cell office:value-type="float" office:value="280.25" calcext:value-type="float">
            <text:p>280.25</text:p>
          </table:table-cell>
          <table:table-cell office:value-type="float" office:value="277.22" calcext:value-type="float">
            <text:p>277.22</text:p>
          </table:table-cell>
          <table:table-cell office:value-type="float" office:value="279.25" calcext:value-type="float">
            <text:p>279.25</text:p>
          </table:table-cell>
          <table:table-cell office:value-type="float" office:value="7007248" calcext:value-type="float">
            <text:p>7007248</text:p>
          </table:table-cell>
          <table:table-cell table:formula="of:=AVERAGE([.F276:.F285])" office:value-type="float" office:value="275.672" calcext:value-type="float">
            <text:p>275.672</text:p>
          </table:table-cell>
          <table:table-cell table:formula="of:=AVERAGE([.F266:.F285])" office:value-type="float" office:value="271.01" calcext:value-type="float">
            <text:p>271.01</text:p>
          </table:table-cell>
          <table:table-cell table:formula="of:=AVERAGE([.F236:.F285])" office:value-type="float" office:value="254.3682" calcext:value-type="float">
            <text:p>254.3682</text:p>
          </table:table-cell>
          <table:table-cell table:formula="of:=AVERAGE([.F186:.F285])" office:value-type="float" office:value="241.3887" calcext:value-type="float">
            <text:p>241.3887</text:p>
          </table:table-cell>
          <table:table-cell table:formula="of:=COM.MICROSOFT.STDEV.S([.F266:.F284])" office:value-type="float" office:value="5.10672890576336" calcext:value-type="float">
            <text:p>5.10672890576336</text:p>
          </table:table-cell>
          <table:table-cell table:formula="of:=[.I285]+2*[.L285]" office:value-type="float" office:value="281.223457811527" calcext:value-type="float">
            <text:p>281.223457811527</text:p>
          </table:table-cell>
          <table:table-cell table:formula="of:=[.I285]-2*[.L285]" office:value-type="float" office:value="260.796542188473" calcext:value-type="float">
            <text:p>260.796542188473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20" calcext:value-type="date">
            <text:p>2025-02-20</text:p>
          </table:table-cell>
          <table:table-cell office:value-type="float" office:value="278.675" calcext:value-type="float">
            <text:p>278.675</text:p>
          </table:table-cell>
          <table:table-cell office:value-type="float" office:value="278.74" calcext:value-type="float">
            <text:p>278.74</text:p>
          </table:table-cell>
          <table:table-cell office:value-type="float" office:value="265.735" calcext:value-type="float">
            <text:p>265.735</text:p>
          </table:table-cell>
          <table:table-cell office:value-type="float" office:value="266.8" calcext:value-type="float">
            <text:p>266.8</text:p>
          </table:table-cell>
          <table:table-cell office:value-type="float" office:value="13846671" calcext:value-type="float">
            <text:p>13846671</text:p>
          </table:table-cell>
          <table:table-cell table:formula="of:=AVERAGE([.F277:.F286])" office:value-type="float" office:value="275.309" calcext:value-type="float">
            <text:p>275.309</text:p>
          </table:table-cell>
          <table:table-cell table:formula="of:=AVERAGE([.F267:.F286])" office:value-type="float" office:value="271.208" calcext:value-type="float">
            <text:p>271.208</text:p>
          </table:table-cell>
          <table:table-cell table:formula="of:=AVERAGE([.F237:.F286])" office:value-type="float" office:value="254.7946" calcext:value-type="float">
            <text:p>254.7946</text:p>
          </table:table-cell>
          <table:table-cell table:formula="of:=AVERAGE([.F187:.F286])" office:value-type="float" office:value="241.9548" calcext:value-type="float">
            <text:p>241.9548</text:p>
          </table:table-cell>
          <table:table-cell table:formula="of:=COM.MICROSOFT.STDEV.S([.F267:.F285])" office:value-type="float" office:value="5.11330182519627" calcext:value-type="float">
            <text:p>5.11330182519627</text:p>
          </table:table-cell>
          <table:table-cell table:formula="of:=[.I286]+2*[.L286]" office:value-type="float" office:value="281.434603650393" calcext:value-type="float">
            <text:p>281.434603650393</text:p>
          </table:table-cell>
          <table:table-cell table:formula="of:=[.I286]-2*[.L286]" office:value-type="float" office:value="260.981396349607" calcext:value-type="float">
            <text:p>260.981396349607</text:p>
          </table:table-cell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date" office:date-value="2025-02-21" calcext:value-type="date">
            <text:p>2025-02-21</text:p>
          </table:table-cell>
          <table:table-cell office:value-type="float" office:value="268.23" calcext:value-type="float">
            <text:p>268.23</text:p>
          </table:table-cell>
          <table:table-cell office:value-type="float" office:value="269.1955" calcext:value-type="float">
            <text:p>269.1955</text:p>
          </table:table-cell>
          <table:table-cell office:value-type="float" office:value="262.84" calcext:value-type="float">
            <text:p>262.84</text:p>
          </table:table-cell>
          <table:table-cell office:value-type="float" office:value="264.24" calcext:value-type="float">
            <text:p>264.24</text:p>
          </table:table-cell>
          <table:table-cell office:value-type="float" office:value="12835566" calcext:value-type="float">
            <text:p>12835566</text:p>
          </table:table-cell>
          <table:table-cell table:formula="of:=AVERAGE([.F278:.F287])" office:value-type="float" office:value="274.043" calcext:value-type="float">
            <text:p>274.043</text:p>
          </table:table-cell>
          <table:table-cell table:formula="of:=AVERAGE([.F268:.F287])" office:value-type="float" office:value="271.1225" calcext:value-type="float">
            <text:p>271.1225</text:p>
          </table:table-cell>
          <table:table-cell table:formula="of:=AVERAGE([.F238:.F287])" office:value-type="float" office:value="255.1322" calcext:value-type="float">
            <text:p>255.1322</text:p>
          </table:table-cell>
          <table:table-cell table:formula="of:=AVERAGE([.F188:.F287])" office:value-type="float" office:value="242.4994" calcext:value-type="float">
            <text:p>242.4994</text:p>
          </table:table-cell>
          <table:table-cell table:formula="of:=COM.MICROSOFT.STDEV.S([.F268:.F286])" office:value-type="float" office:value="5.06610124961444" calcext:value-type="float">
            <text:p>5.06610124961444</text:p>
          </table:table-cell>
          <table:table-cell table:formula="of:=[.I287]+2*[.L287]" office:value-type="float" office:value="281.254702499229" calcext:value-type="float">
            <text:p>281.254702499229</text:p>
          </table:table-cell>
          <table:table-cell table:formula="of:=[.I287]-2*[.L287]" office:value-type="float" office:value="260.990297500771" calcext:value-type="float">
            <text:p>260.990297500771</text:p>
          </table:table-cell>
        </table:table-row>
        <table:table-row table:style-name="ro1">
          <table:table-cell table:number-columns-repeated="2" office:value-type="date" office:date-value="2025-02-24" calcext:value-type="date">
            <text:p>2025-02-24</text:p>
          </table:table-cell>
          <table:table-cell office:value-type="float" office:value="265.49" calcext:value-type="float">
            <text:p>265.49</text:p>
          </table:table-cell>
          <table:table-cell office:value-type="float" office:value="267" calcext:value-type="float">
            <text:p>267</text:p>
          </table:table-cell>
          <table:table-cell office:value-type="float" office:value="258.61" calcext:value-type="float">
            <text:p>258.61</text:p>
          </table:table-cell>
          <table:table-cell office:value-type="float" office:value="261.34" calcext:value-type="float">
            <text:p>261.34</text:p>
          </table:table-cell>
          <table:table-cell office:value-type="float" office:value="10372751" calcext:value-type="float">
            <text:p>10372751</text:p>
          </table:table-cell>
          <table:table-cell table:formula="of:=AVERAGE([.F279:.F288])" office:value-type="float" office:value="272.597" calcext:value-type="float">
            <text:p>272.597</text:p>
          </table:table-cell>
          <table:table-cell table:formula="of:=AVERAGE([.F269:.F288])" office:value-type="float" office:value="270.9475" calcext:value-type="float">
            <text:p>270.9475</text:p>
          </table:table-cell>
          <table:table-cell table:formula="of:=AVERAGE([.F239:.F288])" office:value-type="float" office:value="255.4828" calcext:value-type="float">
            <text:p>255.4828</text:p>
          </table:table-cell>
          <table:table-cell table:formula="of:=AVERAGE([.F189:.F288])" office:value-type="float" office:value="243.0078" calcext:value-type="float">
            <text:p>243.0078</text:p>
          </table:table-cell>
          <table:table-cell table:formula="of:=COM.MICROSOFT.STDEV.S([.F269:.F287])" office:value-type="float" office:value="5.1114882075484" calcext:value-type="float">
            <text:p>5.1114882075484</text:p>
          </table:table-cell>
          <table:table-cell table:formula="of:=[.I288]+2*[.L288]" office:value-type="float" office:value="281.170476415097" calcext:value-type="float">
            <text:p>281.170476415097</text:p>
          </table:table-cell>
          <table:table-cell table:formula="of:=[.I288]-2*[.L288]" office:value-type="float" office:value="260.724523584903" calcext:value-type="float">
            <text:p>260.724523584903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5" calcext:value-type="date">
            <text:p>2025-02-25</text:p>
          </table:table-cell>
          <table:table-cell office:value-type="float" office:value="262.235" calcext:value-type="float">
            <text:p>262.235</text:p>
          </table:table-cell>
          <table:table-cell office:value-type="float" office:value="263" calcext:value-type="float">
            <text:p>263</text:p>
          </table:table-cell>
          <table:table-cell office:value-type="float" office:value="253.35" calcext:value-type="float">
            <text:p>253.35</text:p>
          </table:table-cell>
          <table:table-cell office:value-type="float" office:value="257.4" calcext:value-type="float">
            <text:p>257.4</text:p>
          </table:table-cell>
          <table:table-cell office:value-type="float" office:value="9608439" calcext:value-type="float">
            <text:p>9608439</text:p>
          </table:table-cell>
          <table:table-cell table:formula="of:=AVERAGE([.F280:.F289])" office:value-type="float" office:value="271.233" calcext:value-type="float">
            <text:p>271.233</text:p>
          </table:table-cell>
          <table:table-cell table:formula="of:=AVERAGE([.F270:.F289])" office:value-type="float" office:value="270.525" calcext:value-type="float">
            <text:p>270.525</text:p>
          </table:table-cell>
          <table:table-cell table:formula="of:=AVERAGE([.F240:.F289])" office:value-type="float" office:value="255.7736" calcext:value-type="float">
            <text:p>255.7736</text:p>
          </table:table-cell>
          <table:table-cell table:formula="of:=AVERAGE([.F190:.F289])" office:value-type="float" office:value="243.4732" calcext:value-type="float">
            <text:p>243.4732</text:p>
          </table:table-cell>
          <table:table-cell table:formula="of:=COM.MICROSOFT.STDEV.S([.F270:.F288])" office:value-type="float" office:value="5.47774113601732" calcext:value-type="float">
            <text:p>5.47774113601732</text:p>
          </table:table-cell>
          <table:table-cell table:formula="of:=[.I289]+2*[.L289]" office:value-type="float" office:value="281.480482272035" calcext:value-type="float">
            <text:p>281.480482272035</text:p>
          </table:table-cell>
          <table:table-cell table:formula="of:=[.I289]-2*[.L289]" office:value-type="float" office:value="259.569517727965" calcext:value-type="float">
            <text:p>259.569517727965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6" calcext:value-type="date">
            <text:p>2025-02-26</text:p>
          </table:table-cell>
          <table:table-cell office:value-type="float" office:value="257.22" calcext:value-type="float">
            <text:p>257.22</text:p>
          </table:table-cell>
          <table:table-cell office:value-type="float" office:value="260.9115" calcext:value-type="float">
            <text:p>260.9115</text:p>
          </table:table-cell>
          <table:table-cell office:value-type="float" office:value="256.93" calcext:value-type="float">
            <text:p>256.93</text:p>
          </table:table-cell>
          <table:table-cell office:value-type="float" office:value="258.79" calcext:value-type="float">
            <text:p>258.79</text:p>
          </table:table-cell>
          <table:table-cell office:value-type="float" office:value="5943585" calcext:value-type="float">
            <text:p>5943585</text:p>
          </table:table-cell>
          <table:table-cell table:formula="of:=AVERAGE([.F281:.F290])" office:value-type="float" office:value="269.613" calcext:value-type="float">
            <text:p>269.613</text:p>
          </table:table-cell>
          <table:table-cell table:formula="of:=AVERAGE([.F271:.F290])" office:value-type="float" office:value="270.1075" calcext:value-type="float">
            <text:p>270.1075</text:p>
          </table:table-cell>
          <table:table-cell table:formula="of:=AVERAGE([.F241:.F290])" office:value-type="float" office:value="256.0788" calcext:value-type="float">
            <text:p>256.0788</text:p>
          </table:table-cell>
          <table:table-cell table:formula="of:=AVERAGE([.F191:.F290])" office:value-type="float" office:value="243.9907" calcext:value-type="float">
            <text:p>243.9907</text:p>
          </table:table-cell>
          <table:table-cell table:formula="of:=COM.MICROSOFT.STDEV.S([.F271:.F289])" office:value-type="float" office:value="6.27770574921159" calcext:value-type="float">
            <text:p>6.27770574921159</text:p>
          </table:table-cell>
          <table:table-cell table:formula="of:=[.I290]+2*[.L290]" office:value-type="float" office:value="282.662911498423" calcext:value-type="float">
            <text:p>282.662911498423</text:p>
          </table:table-cell>
          <table:table-cell table:formula="of:=[.I290]-2*[.L290]" office:value-type="float" office:value="257.552088501577" calcext:value-type="float">
            <text:p>257.552088501577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259.985" calcext:value-type="float">
            <text:p>259.985</text:p>
          </table:table-cell>
          <table:table-cell office:value-type="float" office:value="263.64" calcext:value-type="float">
            <text:p>263.64</text:p>
          </table:table-cell>
          <table:table-cell office:value-type="float" office:value="257.86" calcext:value-type="float">
            <text:p>257.86</text:p>
          </table:table-cell>
          <table:table-cell office:value-type="float" office:value="259.05" calcext:value-type="float">
            <text:p>259.05</text:p>
          </table:table-cell>
          <table:table-cell office:value-type="float" office:value="8204447" calcext:value-type="float">
            <text:p>8204447</text:p>
          </table:table-cell>
          <table:table-cell table:formula="of:=AVERAGE([.F282:.F291])" office:value-type="float" office:value="267.973" calcext:value-type="float">
            <text:p>267.973</text:p>
          </table:table-cell>
          <table:table-cell table:formula="of:=AVERAGE([.F272:.F291])" office:value-type="float" office:value="269.731" calcext:value-type="float">
            <text:p>269.731</text:p>
          </table:table-cell>
          <table:table-cell table:formula="of:=AVERAGE([.F242:.F291])" office:value-type="float" office:value="256.4292" calcext:value-type="float">
            <text:p>256.4292</text:p>
          </table:table-cell>
          <table:table-cell table:formula="of:=AVERAGE([.F192:.F291])" office:value-type="float" office:value="244.5083" calcext:value-type="float">
            <text:p>244.5083</text:p>
          </table:table-cell>
          <table:table-cell table:formula="of:=COM.MICROSOFT.STDEV.S([.F272:.F290])" office:value-type="float" office:value="6.79502109606044" calcext:value-type="float">
            <text:p>6.79502109606044</text:p>
          </table:table-cell>
          <table:table-cell table:formula="of:=[.I291]+2*[.L291]" office:value-type="float" office:value="283.321042192121" calcext:value-type="float">
            <text:p>283.321042192121</text:p>
          </table:table-cell>
          <table:table-cell table:formula="of:=[.I291]-2*[.L291]" office:value-type="float" office:value="256.140957807879" calcext:value-type="float">
            <text:p>256.140957807879</text:p>
          </table:table-cell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date" office:date-value="2025-02-28" calcext:value-type="date">
            <text:p>2025-02-28</text:p>
          </table:table-cell>
          <table:table-cell office:value-type="float" office:value="260.675" calcext:value-type="float">
            <text:p>260.675</text:p>
          </table:table-cell>
          <table:table-cell office:value-type="float" office:value="264.81" calcext:value-type="float">
            <text:p>264.81</text:p>
          </table:table-cell>
          <table:table-cell office:value-type="float" office:value="257.89" calcext:value-type="float">
            <text:p>257.89</text:p>
          </table:table-cell>
          <table:table-cell office:value-type="float" office:value="264.65" calcext:value-type="float">
            <text:p>264.65</text:p>
          </table:table-cell>
          <table:table-cell office:value-type="float" office:value="10467126" calcext:value-type="float">
            <text:p>10467126</text:p>
          </table:table-cell>
          <table:table-cell table:formula="of:=AVERAGE([.F283:.F292])" office:value-type="float" office:value="266.806" calcext:value-type="float">
            <text:p>266.806</text:p>
          </table:table-cell>
          <table:table-cell table:formula="of:=AVERAGE([.F273:.F292])" office:value-type="float" office:value="269.552" calcext:value-type="float">
            <text:p>269.552</text:p>
          </table:table-cell>
          <table:table-cell table:formula="of:=AVERAGE([.F243:.F292])" office:value-type="float" office:value="256.9234" calcext:value-type="float">
            <text:p>256.9234</text:p>
          </table:table-cell>
          <table:table-cell table:formula="of:=AVERAGE([.F193:.F292])" office:value-type="float" office:value="245.1025" calcext:value-type="float">
            <text:p>245.1025</text:p>
          </table:table-cell>
          <table:table-cell table:formula="of:=COM.MICROSOFT.STDEV.S([.F273:.F291])" office:value-type="float" office:value="7.26031144113131" calcext:value-type="float">
            <text:p>7.26031144113131</text:p>
          </table:table-cell>
          <table:table-cell table:formula="of:=[.I292]+2*[.L292]" office:value-type="float" office:value="284.072622882263" calcext:value-type="float">
            <text:p>284.072622882263</text:p>
          </table:table-cell>
          <table:table-cell table:formula="of:=[.I292]-2*[.L292]" office:value-type="float" office:value="255.031377117737" calcext:value-type="float">
            <text:p>255.031377117737</text:p>
          </table:table-cell>
        </table:table-row>
        <table:table-row table:style-name="ro1">
          <table:table-cell table:number-columns-repeated="2" office:value-type="date" office:date-value="2025-03-03" calcext:value-type="date">
            <text:p>2025-03-03</text:p>
          </table:table-cell>
          <table:table-cell office:value-type="float" office:value="264" calcext:value-type="float">
            <text:p>264</text:p>
          </table:table-cell>
          <table:table-cell office:value-type="float" office:value="266.32" calcext:value-type="float">
            <text:p>266.32</text:p>
          </table:table-cell>
          <table:table-cell office:value-type="float" office:value="257.82" calcext:value-type="float">
            <text:p>257.82</text:p>
          </table:table-cell>
          <table:table-cell office:value-type="float" office:value="260.62" calcext:value-type="float">
            <text:p>260.62</text:p>
          </table:table-cell>
          <table:table-cell office:value-type="float" office:value="9058307" calcext:value-type="float">
            <text:p>9058307</text:p>
          </table:table-cell>
          <table:table-cell table:formula="of:=AVERAGE([.F284:.F293])" office:value-type="float" office:value="265.209" calcext:value-type="float">
            <text:p>265.209</text:p>
          </table:table-cell>
          <table:table-cell table:formula="of:=AVERAGE([.F274:.F293])" office:value-type="float" office:value="269.218" calcext:value-type="float">
            <text:p>269.218</text:p>
          </table:table-cell>
          <table:table-cell table:formula="of:=AVERAGE([.F244:.F293])" office:value-type="float" office:value="257.3442" calcext:value-type="float">
            <text:p>257.3442</text:p>
          </table:table-cell>
          <table:table-cell table:formula="of:=AVERAGE([.F194:.F293])" office:value-type="float" office:value="245.5965" calcext:value-type="float">
            <text:p>245.5965</text:p>
          </table:table-cell>
          <table:table-cell table:formula="of:=COM.MICROSOFT.STDEV.S([.F274:.F292])" office:value-type="float" office:value="7.33626492439686" calcext:value-type="float">
            <text:p>7.33626492439686</text:p>
          </table:table-cell>
          <table:table-cell table:formula="of:=[.I293]+2*[.L293]" office:value-type="float" office:value="283.890529848794" calcext:value-type="float">
            <text:p>283.890529848794</text:p>
          </table:table-cell>
          <table:table-cell table:formula="of:=[.I293]-2*[.L293]" office:value-type="float" office:value="254.545470151206" calcext:value-type="float">
            <text:p>254.545470151206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4" calcext:value-type="date">
            <text:p>2025-03-04</text:p>
          </table:table-cell>
          <table:table-cell office:value-type="float" office:value="255.28" calcext:value-type="float">
            <text:p>255.28</text:p>
          </table:table-cell>
          <table:table-cell office:value-type="float" office:value="257.23" calcext:value-type="float">
            <text:p>257.23</text:p>
          </table:table-cell>
          <table:table-cell office:value-type="float" office:value="245.95" calcext:value-type="float">
            <text:p>245.95</text:p>
          </table:table-cell>
          <table:table-cell office:value-type="float" office:value="250.25" calcext:value-type="float">
            <text:p>250.25</text:p>
          </table:table-cell>
          <table:table-cell office:value-type="float" office:value="13465630" calcext:value-type="float">
            <text:p>13465630</text:p>
          </table:table-cell>
          <table:table-cell table:formula="of:=AVERAGE([.F285:.F294])" office:value-type="float" office:value="262.239" calcext:value-type="float">
            <text:p>262.239</text:p>
          </table:table-cell>
          <table:table-cell table:formula="of:=AVERAGE([.F275:.F294])" office:value-type="float" office:value="268.39" calcext:value-type="float">
            <text:p>268.39</text:p>
          </table:table-cell>
          <table:table-cell table:formula="of:=AVERAGE([.F245:.F294])" office:value-type="float" office:value="257.582" calcext:value-type="float">
            <text:p>257.582</text:p>
          </table:table-cell>
          <table:table-cell table:formula="of:=AVERAGE([.F195:.F294])" office:value-type="float" office:value="245.9897" calcext:value-type="float">
            <text:p>245.9897</text:p>
          </table:table-cell>
          <table:table-cell table:formula="of:=COM.MICROSOFT.STDEV.S([.F275:.F293])" office:value-type="float" office:value="7.60294852776141" calcext:value-type="float">
            <text:p>7.60294852776141</text:p>
          </table:table-cell>
          <table:table-cell table:formula="of:=[.I294]+2*[.L294]" office:value-type="float" office:value="283.595897055523" calcext:value-type="float">
            <text:p>283.595897055523</text:p>
          </table:table-cell>
          <table:table-cell table:formula="of:=[.I294]-2*[.L294]" office:value-type="float" office:value="253.184102944477" calcext:value-type="float">
            <text:p>253.184102944477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5" calcext:value-type="date">
            <text:p>2025-03-05</text:p>
          </table:table-cell>
          <table:table-cell office:value-type="float" office:value="251.04" calcext:value-type="float">
            <text:p>251.04</text:p>
          </table:table-cell>
          <table:table-cell office:value-type="float" office:value="253.05" calcext:value-type="float">
            <text:p>253.05</text:p>
          </table:table-cell>
          <table:table-cell office:value-type="float" office:value="247.83" calcext:value-type="float">
            <text:p>247.83</text:p>
          </table:table-cell>
          <table:table-cell office:value-type="float" office:value="251.53" calcext:value-type="float">
            <text:p>251.53</text:p>
          </table:table-cell>
          <table:table-cell office:value-type="float" office:value="7861424" calcext:value-type="float">
            <text:p>7861424</text:p>
          </table:table-cell>
          <table:table-cell table:formula="of:=AVERAGE([.F286:.F295])" office:value-type="float" office:value="259.467" calcext:value-type="float">
            <text:p>259.467</text:p>
          </table:table-cell>
          <table:table-cell table:formula="of:=AVERAGE([.F276:.F295])" office:value-type="float" office:value="267.5695" calcext:value-type="float">
            <text:p>267.5695</text:p>
          </table:table-cell>
          <table:table-cell table:formula="of:=AVERAGE([.F246:.F295])" office:value-type="float" office:value="258.0052" calcext:value-type="float">
            <text:p>258.0052</text:p>
          </table:table-cell>
          <table:table-cell table:formula="of:=AVERAGE([.F196:.F295])" office:value-type="float" office:value="246.3975" calcext:value-type="float">
            <text:p>246.3975</text:p>
          </table:table-cell>
          <table:table-cell table:formula="of:=COM.MICROSOFT.STDEV.S([.F276:.F294])" office:value-type="float" office:value="8.77702886360268" calcext:value-type="float">
            <text:p>8.77702886360268</text:p>
          </table:table-cell>
          <table:table-cell table:formula="of:=[.I295]+2*[.L295]" office:value-type="float" office:value="285.123557727205" calcext:value-type="float">
            <text:p>285.123557727205</text:p>
          </table:table-cell>
          <table:table-cell table:formula="of:=[.I295]-2*[.L295]" office:value-type="float" office:value="250.015442272795" calcext:value-type="float">
            <text:p>250.015442272795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6" calcext:value-type="date">
            <text:p>2025-03-06</text:p>
          </table:table-cell>
          <table:table-cell office:value-type="float" office:value="248.1" calcext:value-type="float">
            <text:p>248.1</text:p>
          </table:table-cell>
          <table:table-cell office:value-type="float" office:value="249.36" calcext:value-type="float">
            <text:p>249.36</text:p>
          </table:table-cell>
          <table:table-cell office:value-type="float" office:value="243.85" calcext:value-type="float">
            <text:p>243.85</text:p>
          </table:table-cell>
          <table:table-cell office:value-type="float" office:value="246.54" calcext:value-type="float">
            <text:p>246.54</text:p>
          </table:table-cell>
          <table:table-cell office:value-type="float" office:value="9983235" calcext:value-type="float">
            <text:p>9983235</text:p>
          </table:table-cell>
          <table:table-cell table:formula="of:=AVERAGE([.F287:.F296])" office:value-type="float" office:value="257.441" calcext:value-type="float">
            <text:p>257.441</text:p>
          </table:table-cell>
          <table:table-cell table:formula="of:=AVERAGE([.F277:.F296])" office:value-type="float" office:value="266.375" calcext:value-type="float">
            <text:p>266.375</text:p>
          </table:table-cell>
          <table:table-cell table:formula="of:=AVERAGE([.F247:.F296])" office:value-type="float" office:value="258.2768" calcext:value-type="float">
            <text:p>258.2768</text:p>
          </table:table-cell>
          <table:table-cell table:formula="of:=AVERAGE([.F197:.F296])" office:value-type="float" office:value="246.7287" calcext:value-type="float">
            <text:p>246.7287</text:p>
          </table:table-cell>
          <table:table-cell table:formula="of:=COM.MICROSOFT.STDEV.S([.F277:.F295])" office:value-type="float" office:value="9.57091943495552" calcext:value-type="float">
            <text:p>9.57091943495552</text:p>
          </table:table-cell>
          <table:table-cell table:formula="of:=[.I296]+2*[.L296]" office:value-type="float" office:value="285.516838869911" calcext:value-type="float">
            <text:p>285.516838869911</text:p>
          </table:table-cell>
          <table:table-cell table:formula="of:=[.I296]-2*[.L296]" office:value-type="float" office:value="247.233161130089" calcext:value-type="float">
            <text:p>247.233161130089</text:p>
          </table:table-cell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date" office:date-value="2025-03-07" calcext:value-type="date">
            <text:p>2025-03-07</text:p>
          </table:table-cell>
          <table:table-cell office:value-type="float" office:value="245.235" calcext:value-type="float">
            <text:p>245.235</text:p>
          </table:table-cell>
          <table:table-cell office:value-type="float" office:value="246.72" calcext:value-type="float">
            <text:p>246.72</text:p>
          </table:table-cell>
          <table:table-cell office:value-type="float" office:value="239.42" calcext:value-type="float">
            <text:p>239.42</text:p>
          </table:table-cell>
          <table:table-cell office:value-type="float" office:value="242.28" calcext:value-type="float">
            <text:p>242.28</text:p>
          </table:table-cell>
          <table:table-cell office:value-type="float" office:value="20498734" calcext:value-type="float">
            <text:p>20498734</text:p>
          </table:table-cell>
          <table:table-cell table:formula="of:=AVERAGE([.F288:.F297])" office:value-type="float" office:value="255.245" calcext:value-type="float">
            <text:p>255.245</text:p>
          </table:table-cell>
          <table:table-cell table:formula="of:=AVERAGE([.F278:.F297])" office:value-type="float" office:value="264.644" calcext:value-type="float">
            <text:p>264.644</text:p>
          </table:table-cell>
          <table:table-cell table:formula="of:=AVERAGE([.F248:.F297])" office:value-type="float" office:value="258.3704" calcext:value-type="float">
            <text:p>258.3704</text:p>
          </table:table-cell>
          <table:table-cell table:formula="of:=AVERAGE([.F198:.F297])" office:value-type="float" office:value="247.0231" calcext:value-type="float">
            <text:p>247.0231</text:p>
          </table:table-cell>
          <table:table-cell table:formula="of:=COM.MICROSOFT.STDEV.S([.F278:.F296])" office:value-type="float" office:value="10.3986456889223" calcext:value-type="float">
            <text:p>10.3986456889223</text:p>
          </table:table-cell>
          <table:table-cell table:formula="of:=[.I297]+2*[.L297]" office:value-type="float" office:value="285.441291377845" calcext:value-type="float">
            <text:p>285.441291377845</text:p>
          </table:table-cell>
          <table:table-cell table:formula="of:=[.I297]-2*[.L297]" office:value-type="float" office:value="243.846708622155" calcext:value-type="float">
            <text:p>243.846708622155</text:p>
          </table:table-cell>
        </table:table-row>
        <table:table-row table:style-name="ro1">
          <table:table-cell table:number-columns-repeated="2" office:value-type="date" office:date-value="2025-03-10" calcext:value-type="date">
            <text:p>2025-03-10</text:p>
          </table:table-cell>
          <table:table-cell office:value-type="float" office:value="236.34" calcext:value-type="float">
            <text:p>236.34</text:p>
          </table:table-cell>
          <table:table-cell office:value-type="float" office:value="237.51" calcext:value-type="float">
            <text:p>237.51</text:p>
          </table:table-cell>
          <table:table-cell office:value-type="float" office:value="228.695" calcext:value-type="float">
            <text:p>228.695</text:p>
          </table:table-cell>
          <table:table-cell office:value-type="float" office:value="232.22" calcext:value-type="float">
            <text:p>232.22</text:p>
          </table:table-cell>
          <table:table-cell office:value-type="float" office:value="18887186" calcext:value-type="float">
            <text:p>18887186</text:p>
          </table:table-cell>
          <table:table-cell table:formula="of:=AVERAGE([.F289:.F298])" office:value-type="float" office:value="252.333" calcext:value-type="float">
            <text:p>252.333</text:p>
          </table:table-cell>
          <table:table-cell table:formula="of:=AVERAGE([.F279:.F298])" office:value-type="float" office:value="262.465" calcext:value-type="float">
            <text:p>262.465</text:p>
          </table:table-cell>
          <table:table-cell table:formula="of:=AVERAGE([.F249:.F298])" office:value-type="float" office:value="258.247" calcext:value-type="float">
            <text:p>258.247</text:p>
          </table:table-cell>
          <table:table-cell table:formula="of:=AVERAGE([.F199:.F298])" office:value-type="float" office:value="247.1224" calcext:value-type="float">
            <text:p>247.1224</text:p>
          </table:table-cell>
          <table:table-cell table:formula="of:=COM.MICROSOFT.STDEV.S([.F279:.F297])" office:value-type="float" office:value="11.4062322402329" calcext:value-type="float">
            <text:p>11.4062322402329</text:p>
          </table:table-cell>
          <table:table-cell table:formula="of:=[.I298]+2*[.L298]" office:value-type="float" office:value="285.277464480466" calcext:value-type="float">
            <text:p>285.277464480466</text:p>
          </table:table-cell>
          <table:table-cell table:formula="of:=[.I298]-2*[.L298]" office:value-type="float" office:value="239.652535519534" calcext:value-type="float">
            <text:p>239.652535519534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1" calcext:value-type="date">
            <text:p>2025-03-11</text:p>
          </table:table-cell>
          <table:table-cell office:value-type="float" office:value="231.745" calcext:value-type="float">
            <text:p>231.745</text:p>
          </table:table-cell>
          <table:table-cell office:value-type="float" office:value="233.32" calcext:value-type="float">
            <text:p>233.32</text:p>
          </table:table-cell>
          <table:table-cell office:value-type="float" office:value="226.69" calcext:value-type="float">
            <text:p>226.69</text:p>
          </table:table-cell>
          <table:table-cell office:value-type="float" office:value="229.14" calcext:value-type="float">
            <text:p>229.14</text:p>
          </table:table-cell>
          <table:table-cell office:value-type="float" office:value="18142995" calcext:value-type="float">
            <text:p>18142995</text:p>
          </table:table-cell>
          <table:table-cell table:formula="of:=AVERAGE([.F290:.F299])" office:value-type="float" office:value="249.507" calcext:value-type="float">
            <text:p>249.507</text:p>
          </table:table-cell>
          <table:table-cell table:formula="of:=AVERAGE([.F280:.F299])" office:value-type="float" office:value="260.37" calcext:value-type="float">
            <text:p>260.37</text:p>
          </table:table-cell>
          <table:table-cell table:formula="of:=AVERAGE([.F250:.F299])" office:value-type="float" office:value="257.9836" calcext:value-type="float">
            <text:p>257.9836</text:p>
          </table:table-cell>
          <table:table-cell table:formula="of:=AVERAGE([.F200:.F299])" office:value-type="float" office:value="247.199" calcext:value-type="float">
            <text:p>247.199</text:p>
          </table:table-cell>
          <table:table-cell table:formula="of:=COM.MICROSOFT.STDEV.S([.F280:.F298])" office:value-type="float" office:value="13.3901768349979" calcext:value-type="float">
            <text:p>13.3901768349979</text:p>
          </table:table-cell>
          <table:table-cell table:formula="of:=[.I299]+2*[.L299]" office:value-type="float" office:value="287.150353669996" calcext:value-type="float">
            <text:p>287.150353669996</text:p>
          </table:table-cell>
          <table:table-cell table:formula="of:=[.I299]-2*[.L299]" office:value-type="float" office:value="233.589646330004" calcext:value-type="float">
            <text:p>233.589646330004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2" calcext:value-type="date">
            <text:p>2025-03-12</text:p>
          </table:table-cell>
          <table:table-cell office:value-type="float" office:value="234" calcext:value-type="float">
            <text:p>234</text:p>
          </table:table-cell>
          <table:table-cell office:value-type="float" office:value="234.32" calcext:value-type="float">
            <text:p>234.32</text:p>
          </table:table-cell>
          <table:table-cell office:value-type="float" office:value="227.26" calcext:value-type="float">
            <text:p>227.26</text:p>
          </table:table-cell>
          <table:table-cell office:value-type="float" office:value="227.9" calcext:value-type="float">
            <text:p>227.9</text:p>
          </table:table-cell>
          <table:table-cell office:value-type="float" office:value="16054015" calcext:value-type="float">
            <text:p>16054015</text:p>
          </table:table-cell>
          <table:table-cell table:formula="of:=AVERAGE([.F291:.F300])" office:value-type="float" office:value="246.418" calcext:value-type="float">
            <text:p>246.418</text:p>
          </table:table-cell>
          <table:table-cell table:formula="of:=AVERAGE([.F281:.F300])" office:value-type="float" office:value="258.0155" calcext:value-type="float">
            <text:p>258.0155</text:p>
          </table:table-cell>
          <table:table-cell table:formula="of:=AVERAGE([.F251:.F300])" office:value-type="float" office:value="257.6788" calcext:value-type="float">
            <text:p>257.6788</text:p>
          </table:table-cell>
          <table:table-cell table:formula="of:=AVERAGE([.F201:.F300])" office:value-type="float" office:value="247.2541" calcext:value-type="float">
            <text:p>247.2541</text:p>
          </table:table-cell>
          <table:table-cell table:formula="of:=COM.MICROSOFT.STDEV.S([.F281:.F299])" office:value-type="float" office:value="14.9610496043278" calcext:value-type="float">
            <text:p>14.9610496043278</text:p>
          </table:table-cell>
          <table:table-cell table:formula="of:=[.I300]+2*[.L300]" office:value-type="float" office:value="287.937599208656" calcext:value-type="float">
            <text:p>287.937599208656</text:p>
          </table:table-cell>
          <table:table-cell table:formula="of:=[.I300]-2*[.L300]" office:value-type="float" office:value="228.093400791344" calcext:value-type="float">
            <text:p>228.093400791344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3" calcext:value-type="date">
            <text:p>2025-03-13</text:p>
          </table:table-cell>
          <table:table-cell office:value-type="float" office:value="228.925" calcext:value-type="float">
            <text:p>228.925</text:p>
          </table:table-cell>
          <table:table-cell office:value-type="float" office:value="229.5" calcext:value-type="float">
            <text:p>229.5</text:p>
          </table:table-cell>
          <table:table-cell office:value-type="float" office:value="224.23" calcext:value-type="float">
            <text:p>224.23</text:p>
          </table:table-cell>
          <table:table-cell office:value-type="float" office:value="225.19" calcext:value-type="float">
            <text:p>225.19</text:p>
          </table:table-cell>
          <table:table-cell office:value-type="float" office:value="16467851" calcext:value-type="float">
            <text:p>16467851</text:p>
          </table:table-cell>
          <table:table-cell table:formula="of:=AVERAGE([.F292:.F301])" office:value-type="float" office:value="243.032" calcext:value-type="float">
            <text:p>243.032</text:p>
          </table:table-cell>
          <table:table-cell table:formula="of:=AVERAGE([.F282:.F301])" office:value-type="float" office:value="255.5025" calcext:value-type="float">
            <text:p>255.5025</text:p>
          </table:table-cell>
          <table:table-cell table:formula="of:=AVERAGE([.F252:.F301])" office:value-type="float" office:value="257.3592" calcext:value-type="float">
            <text:p>257.3592</text:p>
          </table:table-cell>
          <table:table-cell table:formula="of:=AVERAGE([.F202:.F301])" office:value-type="float" office:value="247.2696" calcext:value-type="float">
            <text:p>247.2696</text:p>
          </table:table-cell>
          <table:table-cell table:formula="of:=COM.MICROSOFT.STDEV.S([.F282:.F300])" office:value-type="float" office:value="16.0964307910333" calcext:value-type="float">
            <text:p>16.0964307910333</text:p>
          </table:table-cell>
          <table:table-cell table:formula="of:=[.I301]+2*[.L301]" office:value-type="float" office:value="287.695361582067" calcext:value-type="float">
            <text:p>287.695361582067</text:p>
          </table:table-cell>
          <table:table-cell table:formula="of:=[.I301]-2*[.L301]" office:value-type="float" office:value="223.309638417933" calcext:value-type="float">
            <text:p>223.309638417933</text:p>
          </table:table-cell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date" office:date-value="2025-03-14" calcext:value-type="date">
            <text:p>2025-03-14</text:p>
          </table:table-cell>
          <table:table-cell office:value-type="float" office:value="228.12" calcext:value-type="float">
            <text:p>228.12</text:p>
          </table:table-cell>
          <table:table-cell office:value-type="float" office:value="233.143" calcext:value-type="float">
            <text:p>233.143</text:p>
          </table:table-cell>
          <table:table-cell office:value-type="float" office:value="227.58" calcext:value-type="float">
            <text:p>227.58</text:p>
          </table:table-cell>
          <table:table-cell office:value-type="float" office:value="232.44" calcext:value-type="float">
            <text:p>232.44</text:p>
          </table:table-cell>
          <table:table-cell office:value-type="float" office:value="11962108" calcext:value-type="float">
            <text:p>11962108</text:p>
          </table:table-cell>
          <table:table-cell table:formula="of:=AVERAGE([.F293:.F302])" office:value-type="float" office:value="239.811" calcext:value-type="float">
            <text:p>239.811</text:p>
          </table:table-cell>
          <table:table-cell table:formula="of:=AVERAGE([.F283:.F302])" office:value-type="float" office:value="253.3085" calcext:value-type="float">
            <text:p>253.3085</text:p>
          </table:table-cell>
          <table:table-cell table:formula="of:=AVERAGE([.F253:.F302])" office:value-type="float" office:value="257.2216" calcext:value-type="float">
            <text:p>257.2216</text:p>
          </table:table-cell>
          <table:table-cell table:formula="of:=AVERAGE([.F203:.F302])" office:value-type="float" office:value="247.3498" calcext:value-type="float">
            <text:p>247.3498</text:p>
          </table:table-cell>
          <table:table-cell table:formula="of:=COM.MICROSOFT.STDEV.S([.F283:.F301])" office:value-type="float" office:value="16.955402958163" calcext:value-type="float">
            <text:p>16.955402958163</text:p>
          </table:table-cell>
          <table:table-cell table:formula="of:=[.I302]+2*[.L302]" office:value-type="float" office:value="287.219305916326" calcext:value-type="float">
            <text:p>287.219305916326</text:p>
          </table:table-cell>
          <table:table-cell table:formula="of:=[.I302]-2*[.L302]" office:value-type="float" office:value="219.397694083674" calcext:value-type="float">
            <text:p>219.397694083674</text:p>
          </table:table-cell>
        </table:table-row>
        <table:table-row table:style-name="ro1">
          <table:table-cell table:number-columns-repeated="2" office:value-type="date" office:date-value="2025-03-17" calcext:value-type="date">
            <text:p>2025-03-17</text:p>
          </table:table-cell>
          <table:table-cell office:value-type="float" office:value="231.165" calcext:value-type="float">
            <text:p>231.165</text:p>
          </table:table-cell>
          <table:table-cell office:value-type="float" office:value="235.6695" calcext:value-type="float">
            <text:p>235.6695</text:p>
          </table:table-cell>
          <table:table-cell office:value-type="float" office:value="230.455" calcext:value-type="float">
            <text:p>230.455</text:p>
          </table:table-cell>
          <table:table-cell office:value-type="float" office:value="233.93" calcext:value-type="float">
            <text:p>233.93</text:p>
          </table:table-cell>
          <table:table-cell office:value-type="float" office:value="9586025" calcext:value-type="float">
            <text:p>9586025</text:p>
          </table:table-cell>
          <table:table-cell table:formula="of:=AVERAGE([.F294:.F303])" office:value-type="float" office:value="237.142" calcext:value-type="float">
            <text:p>237.142</text:p>
          </table:table-cell>
          <table:table-cell table:formula="of:=AVERAGE([.F284:.F303])" office:value-type="float" office:value="251.1755" calcext:value-type="float">
            <text:p>251.1755</text:p>
          </table:table-cell>
          <table:table-cell table:formula="of:=AVERAGE([.F254:.F303])" office:value-type="float" office:value="257.106" calcext:value-type="float">
            <text:p>257.106</text:p>
          </table:table-cell>
          <table:table-cell table:formula="of:=AVERAGE([.F204:.F303])" office:value-type="float" office:value="247.4354" calcext:value-type="float">
            <text:p>247.4354</text:p>
          </table:table-cell>
          <table:table-cell table:formula="of:=COM.MICROSOFT.STDEV.S([.F284:.F302])" office:value-type="float" office:value="16.7706778013928" calcext:value-type="float">
            <text:p>16.7706778013928</text:p>
          </table:table-cell>
          <table:table-cell table:formula="of:=[.I303]+2*[.L303]" office:value-type="float" office:value="284.716855602786" calcext:value-type="float">
            <text:p>284.716855602786</text:p>
          </table:table-cell>
          <table:table-cell table:formula="of:=[.I303]-2*[.L303]" office:value-type="float" office:value="217.634144397214" calcext:value-type="float">
            <text:p>217.634144397214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18" calcext:value-type="date">
            <text:p>2025-03-18</text:p>
          </table:table-cell>
          <table:table-cell office:value-type="float" office:value="234.32" calcext:value-type="float">
            <text:p>234.32</text:p>
          </table:table-cell>
          <table:table-cell office:value-type="float" office:value="236.17" calcext:value-type="float">
            <text:p>236.17</text:p>
          </table:table-cell>
          <table:table-cell office:value-type="float" office:value="233.52" calcext:value-type="float">
            <text:p>233.52</text:p>
          </table:table-cell>
          <table:table-cell office:value-type="float" office:value="234.97" calcext:value-type="float">
            <text:p>234.97</text:p>
          </table:table-cell>
          <table:table-cell office:value-type="float" office:value="10344866" calcext:value-type="float">
            <text:p>10344866</text:p>
          </table:table-cell>
          <table:table-cell table:formula="of:=AVERAGE([.F295:.F304])" office:value-type="float" office:value="235.614" calcext:value-type="float">
            <text:p>235.614</text:p>
          </table:table-cell>
          <table:table-cell table:formula="of:=AVERAGE([.F285:.F304])" office:value-type="float" office:value="248.9265" calcext:value-type="float">
            <text:p>248.9265</text:p>
          </table:table-cell>
          <table:table-cell table:formula="of:=AVERAGE([.F255:.F304])" office:value-type="float" office:value="257.0054" calcext:value-type="float">
            <text:p>257.0054</text:p>
          </table:table-cell>
          <table:table-cell table:formula="of:=AVERAGE([.F205:.F304])" office:value-type="float" office:value="247.5551" calcext:value-type="float">
            <text:p>247.5551</text:p>
          </table:table-cell>
          <table:table-cell table:formula="of:=COM.MICROSOFT.STDEV.S([.F285:.F303])" office:value-type="float" office:value="15.8186113643732" calcext:value-type="float">
            <text:p>15.8186113643732</text:p>
          </table:table-cell>
          <table:table-cell table:formula="of:=[.I304]+2*[.L304]" office:value-type="float" office:value="280.563722728746" calcext:value-type="float">
            <text:p>280.563722728746</text:p>
          </table:table-cell>
          <table:table-cell table:formula="of:=[.I304]-2*[.L304]" office:value-type="float" office:value="217.289277271254" calcext:value-type="float">
            <text:p>217.289277271254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19" calcext:value-type="date">
            <text:p>2025-03-19</text:p>
          </table:table-cell>
          <table:table-cell office:value-type="float" office:value="235.84" calcext:value-type="float">
            <text:p>235.84</text:p>
          </table:table-cell>
          <table:table-cell office:value-type="float" office:value="242.33" calcext:value-type="float">
            <text:p>242.33</text:p>
          </table:table-cell>
          <table:table-cell office:value-type="float" office:value="234.89" calcext:value-type="float">
            <text:p>234.89</text:p>
          </table:table-cell>
          <table:table-cell office:value-type="float" office:value="239.11" calcext:value-type="float">
            <text:p>239.11</text:p>
          </table:table-cell>
          <table:table-cell office:value-type="float" office:value="10120588" calcext:value-type="float">
            <text:p>10120588</text:p>
          </table:table-cell>
          <table:table-cell table:formula="of:=AVERAGE([.F296:.F305])" office:value-type="float" office:value="234.372" calcext:value-type="float">
            <text:p>234.372</text:p>
          </table:table-cell>
          <table:table-cell table:formula="of:=AVERAGE([.F286:.F305])" office:value-type="float" office:value="246.9195" calcext:value-type="float">
            <text:p>246.9195</text:p>
          </table:table-cell>
          <table:table-cell table:formula="of:=AVERAGE([.F256:.F305])" office:value-type="float" office:value="256.922" calcext:value-type="float">
            <text:p>256.922</text:p>
          </table:table-cell>
          <table:table-cell table:formula="of:=AVERAGE([.F206:.F305])" office:value-type="float" office:value="247.705" calcext:value-type="float">
            <text:p>247.705</text:p>
          </table:table-cell>
          <table:table-cell table:formula="of:=COM.MICROSOFT.STDEV.S([.F286:.F304])" office:value-type="float" office:value="14.4168841886034" calcext:value-type="float">
            <text:p>14.4168841886034</text:p>
          </table:table-cell>
          <table:table-cell table:formula="of:=[.I305]+2*[.L305]" office:value-type="float" office:value="275.753268377207" calcext:value-type="float">
            <text:p>275.753268377207</text:p>
          </table:table-cell>
          <table:table-cell table:formula="of:=[.I305]-2*[.L305]" office:value-type="float" office:value="218.085731622793" calcext:value-type="float">
            <text:p>218.085731622793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20" calcext:value-type="date">
            <text:p>2025-03-20</text:p>
          </table:table-cell>
          <table:table-cell office:value-type="float" office:value="236.53" calcext:value-type="float">
            <text:p>236.53</text:p>
          </table:table-cell>
          <table:table-cell office:value-type="float" office:value="241.76" calcext:value-type="float">
            <text:p>241.76</text:p>
          </table:table-cell>
          <table:table-cell office:value-type="float" office:value="236.2" calcext:value-type="float">
            <text:p>236.2</text:p>
          </table:table-cell>
          <table:table-cell office:value-type="float" office:value="239.01" calcext:value-type="float">
            <text:p>239.01</text:p>
          </table:table-cell>
          <table:table-cell office:value-type="float" office:value="8328513" calcext:value-type="float">
            <text:p>8328513</text:p>
          </table:table-cell>
          <table:table-cell table:formula="of:=AVERAGE([.F297:.F306])" office:value-type="float" office:value="233.619" calcext:value-type="float">
            <text:p>233.619</text:p>
          </table:table-cell>
          <table:table-cell table:formula="of:=AVERAGE([.F287:.F306])" office:value-type="float" office:value="245.53" calcext:value-type="float">
            <text:p>245.53</text:p>
          </table:table-cell>
          <table:table-cell table:formula="of:=AVERAGE([.F257:.F306])" office:value-type="float" office:value="256.8852" calcext:value-type="float">
            <text:p>256.8852</text:p>
          </table:table-cell>
          <table:table-cell table:formula="of:=AVERAGE([.F207:.F306])" office:value-type="float" office:value="247.861" calcext:value-type="float">
            <text:p>247.861</text:p>
          </table:table-cell>
          <table:table-cell table:formula="of:=COM.MICROSOFT.STDEV.S([.F287:.F305])" office:value-type="float" office:value="13.7222447356398" calcext:value-type="float">
            <text:p>13.7222447356398</text:p>
          </table:table-cell>
          <table:table-cell table:formula="of:=[.I306]+2*[.L306]" office:value-type="float" office:value="272.97448947128" calcext:value-type="float">
            <text:p>272.97448947128</text:p>
          </table:table-cell>
          <table:table-cell table:formula="of:=[.I306]-2*[.L306]" office:value-type="float" office:value="218.08551052872" calcext:value-type="float">
            <text:p>218.08551052872</text:p>
          </table:table-cell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date" office:date-value="2025-03-21" calcext:value-type="date">
            <text:p>2025-03-21</text:p>
          </table:table-cell>
          <table:table-cell office:value-type="float" office:value="237.81" calcext:value-type="float">
            <text:p>237.81</text:p>
          </table:table-cell>
          <table:table-cell office:value-type="float" office:value="242.3" calcext:value-type="float">
            <text:p>242.3</text:p>
          </table:table-cell>
          <table:table-cell office:value-type="float" office:value="236.5" calcext:value-type="float">
            <text:p>236.5</text:p>
          </table:table-cell>
          <table:table-cell office:value-type="float" office:value="241.63" calcext:value-type="float">
            <text:p>241.63</text:p>
          </table:table-cell>
          <table:table-cell office:value-type="float" office:value="19326865" calcext:value-type="float">
            <text:p>19326865</text:p>
          </table:table-cell>
          <table:table-cell table:formula="of:=AVERAGE([.F298:.F307])" office:value-type="float" office:value="233.554" calcext:value-type="float">
            <text:p>233.554</text:p>
          </table:table-cell>
          <table:table-cell table:formula="of:=AVERAGE([.F288:.F307])" office:value-type="float" office:value="244.3995" calcext:value-type="float">
            <text:p>244.3995</text:p>
          </table:table-cell>
          <table:table-cell table:formula="of:=AVERAGE([.F258:.F307])" office:value-type="float" office:value="256.8544" calcext:value-type="float">
            <text:p>256.8544</text:p>
          </table:table-cell>
          <table:table-cell table:formula="of:=AVERAGE([.F208:.F307])" office:value-type="float" office:value="248.0275" calcext:value-type="float">
            <text:p>248.0275</text:p>
          </table:table-cell>
          <table:table-cell table:formula="of:=COM.MICROSOFT.STDEV.S([.F288:.F306])" office:value-type="float" office:value="13.050456087569" calcext:value-type="float">
            <text:p>13.050456087569</text:p>
          </table:table-cell>
          <table:table-cell table:formula="of:=[.I307]+2*[.L307]" office:value-type="float" office:value="270.500412175138" calcext:value-type="float">
            <text:p>270.500412175138</text:p>
          </table:table-cell>
          <table:table-cell table:formula="of:=[.I307]-2*[.L307]" office:value-type="float" office:value="218.298587824862" calcext:value-type="float">
            <text:p>218.298587824862</text:p>
          </table:table-cell>
        </table:table-row>
        <table:table-row table:style-name="ro1">
          <table:table-cell table:number-columns-repeated="2" office:value-type="date" office:date-value="2025-03-24" calcext:value-type="date">
            <text:p>2025-03-24</text:p>
          </table:table-cell>
          <table:table-cell office:value-type="float" office:value="245.48" calcext:value-type="float">
            <text:p>245.48</text:p>
          </table:table-cell>
          <table:table-cell office:value-type="float" office:value="248.69" calcext:value-type="float">
            <text:p>248.69</text:p>
          </table:table-cell>
          <table:table-cell office:value-type="float" office:value="244.41" calcext:value-type="float">
            <text:p>244.41</text:p>
          </table:table-cell>
          <table:table-cell office:value-type="float" office:value="248.06" calcext:value-type="float">
            <text:p>248.06</text:p>
          </table:table-cell>
          <table:table-cell office:value-type="float" office:value="9422650" calcext:value-type="float">
            <text:p>9422650</text:p>
          </table:table-cell>
          <table:table-cell table:formula="of:=AVERAGE([.F299:.F308])" office:value-type="float" office:value="235.138" calcext:value-type="float">
            <text:p>235.138</text:p>
          </table:table-cell>
          <table:table-cell table:formula="of:=AVERAGE([.F289:.F308])" office:value-type="float" office:value="243.7355" calcext:value-type="float">
            <text:p>243.7355</text:p>
          </table:table-cell>
          <table:table-cell table:formula="of:=AVERAGE([.F259:.F308])" office:value-type="float" office:value="256.953" calcext:value-type="float">
            <text:p>256.953</text:p>
          </table:table-cell>
          <table:table-cell table:formula="of:=AVERAGE([.F209:.F308])" office:value-type="float" office:value="248.285" calcext:value-type="float">
            <text:p>248.285</text:p>
          </table:table-cell>
          <table:table-cell table:formula="of:=COM.MICROSOFT.STDEV.S([.F289:.F307])" office:value-type="float" office:value="12.4088864120961" calcext:value-type="float">
            <text:p>12.4088864120961</text:p>
          </table:table-cell>
          <table:table-cell table:formula="of:=[.I308]+2*[.L308]" office:value-type="float" office:value="268.553272824192" calcext:value-type="float">
            <text:p>268.553272824192</text:p>
          </table:table-cell>
          <table:table-cell table:formula="of:=[.I308]-2*[.L308]" office:value-type="float" office:value="218.917727175808" calcext:value-type="float">
            <text:p>218.917727175808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5" calcext:value-type="date">
            <text:p>2025-03-25</text:p>
          </table:table-cell>
          <table:table-cell office:value-type="float" office:value="249.08" calcext:value-type="float">
            <text:p>249.08</text:p>
          </table:table-cell>
          <table:table-cell office:value-type="float" office:value="251.82" calcext:value-type="float">
            <text:p>251.82</text:p>
          </table:table-cell>
          <table:table-cell office:value-type="float" office:value="247.6247" calcext:value-type="float">
            <text:p>247.6247</text:p>
          </table:table-cell>
          <table:table-cell office:value-type="float" office:value="251.13" calcext:value-type="float">
            <text:p>251.13</text:p>
          </table:table-cell>
          <table:table-cell office:value-type="float" office:value="9287694" calcext:value-type="float">
            <text:p>9287694</text:p>
          </table:table-cell>
          <table:table-cell table:formula="of:=AVERAGE([.F300:.F309])" office:value-type="float" office:value="237.337" calcext:value-type="float">
            <text:p>237.337</text:p>
          </table:table-cell>
          <table:table-cell table:formula="of:=AVERAGE([.F290:.F309])" office:value-type="float" office:value="243.422" calcext:value-type="float">
            <text:p>243.422</text:p>
          </table:table-cell>
          <table:table-cell table:formula="of:=AVERAGE([.F260:.F309])" office:value-type="float" office:value="257.1782" calcext:value-type="float">
            <text:p>257.1782</text:p>
          </table:table-cell>
          <table:table-cell table:formula="of:=AVERAGE([.F210:.F309])" office:value-type="float" office:value="248.5413" calcext:value-type="float">
            <text:p>248.5413</text:p>
          </table:table-cell>
          <table:table-cell table:formula="of:=COM.MICROSOFT.STDEV.S([.F290:.F308])" office:value-type="float" office:value="12.0064520666211" calcext:value-type="float">
            <text:p>12.0064520666211</text:p>
          </table:table-cell>
          <table:table-cell table:formula="of:=[.I309]+2*[.L309]" office:value-type="float" office:value="267.434904133242" calcext:value-type="float">
            <text:p>267.434904133242</text:p>
          </table:table-cell>
          <table:table-cell table:formula="of:=[.I309]-2*[.L309]" office:value-type="float" office:value="219.409095866758" calcext:value-type="float">
            <text:p>219.409095866758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6" calcext:value-type="date">
            <text:p>2025-03-26</text:p>
          </table:table-cell>
          <table:table-cell office:value-type="float" office:value="252.6" calcext:value-type="float">
            <text:p>252.6</text:p>
          </table:table-cell>
          <table:table-cell office:value-type="float" office:value="254.67" calcext:value-type="float">
            <text:p>254.67</text:p>
          </table:table-cell>
          <table:table-cell office:value-type="float" office:value="249.78" calcext:value-type="float">
            <text:p>249.78</text:p>
          </table:table-cell>
          <table:table-cell office:value-type="float" office:value="251.03" calcext:value-type="float">
            <text:p>251.03</text:p>
          </table:table-cell>
          <table:table-cell office:value-type="float" office:value="12785225" calcext:value-type="float">
            <text:p>12785225</text:p>
          </table:table-cell>
          <table:table-cell table:formula="of:=AVERAGE([.F301:.F310])" office:value-type="float" office:value="239.65" calcext:value-type="float">
            <text:p>239.65</text:p>
          </table:table-cell>
          <table:table-cell table:formula="of:=AVERAGE([.F291:.F310])" office:value-type="float" office:value="243.034" calcext:value-type="float">
            <text:p>243.034</text:p>
          </table:table-cell>
          <table:table-cell table:formula="of:=AVERAGE([.F261:.F310])" office:value-type="float" office:value="257.3146" calcext:value-type="float">
            <text:p>257.3146</text:p>
          </table:table-cell>
          <table:table-cell table:formula="of:=AVERAGE([.F211:.F310])" office:value-type="float" office:value="248.8226" calcext:value-type="float">
            <text:p>248.8226</text:p>
          </table:table-cell>
          <table:table-cell table:formula="of:=COM.MICROSOFT.STDEV.S([.F291:.F309])" office:value-type="float" office:value="11.5679696925181" calcext:value-type="float">
            <text:p>11.5679696925181</text:p>
          </table:table-cell>
          <table:table-cell table:formula="of:=[.I310]+2*[.L310]" office:value-type="float" office:value="266.169939385036" calcext:value-type="float">
            <text:p>266.169939385036</text:p>
          </table:table-cell>
          <table:table-cell table:formula="of:=[.I310]-2*[.L310]" office:value-type="float" office:value="219.898060614964" calcext:value-type="float">
            <text:p>219.898060614964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7" calcext:value-type="date">
            <text:p>2025-03-27</text:p>
          </table:table-cell>
          <table:table-cell office:value-type="float" office:value="249.525" calcext:value-type="float">
            <text:p>249.525</text:p>
          </table:table-cell>
          <table:table-cell office:value-type="float" office:value="250.64" calcext:value-type="float">
            <text:p>250.64</text:p>
          </table:table-cell>
          <table:table-cell office:value-type="float" office:value="247.18" calcext:value-type="float">
            <text:p>247.18</text:p>
          </table:table-cell>
          <table:table-cell office:value-type="float" office:value="248.12" calcext:value-type="float">
            <text:p>248.12</text:p>
          </table:table-cell>
          <table:table-cell office:value-type="float" office:value="8022517" calcext:value-type="float">
            <text:p>8022517</text:p>
          </table:table-cell>
          <table:table-cell table:formula="of:=AVERAGE([.F302:.F311])" office:value-type="float" office:value="241.943" calcext:value-type="float">
            <text:p>241.943</text:p>
          </table:table-cell>
          <table:table-cell table:formula="of:=AVERAGE([.F292:.F311])" office:value-type="float" office:value="242.4875" calcext:value-type="float">
            <text:p>242.4875</text:p>
          </table:table-cell>
          <table:table-cell table:formula="of:=AVERAGE([.F262:.F311])" office:value-type="float" office:value="257.3276" calcext:value-type="float">
            <text:p>257.3276</text:p>
          </table:table-cell>
          <table:table-cell table:formula="of:=AVERAGE([.F212:.F311])" office:value-type="float" office:value="249.0597" calcext:value-type="float">
            <text:p>249.0597</text:p>
          </table:table-cell>
          <table:table-cell table:formula="of:=COM.MICROSOFT.STDEV.S([.F292:.F310])" office:value-type="float" office:value="11.0705083165122" calcext:value-type="float">
            <text:p>11.0705083165122</text:p>
          </table:table-cell>
          <table:table-cell table:formula="of:=[.I311]+2*[.L311]" office:value-type="float" office:value="264.628516633024" calcext:value-type="float">
            <text:p>264.628516633024</text:p>
          </table:table-cell>
          <table:table-cell table:formula="of:=[.I311]-2*[.L311]" office:value-type="float" office:value="220.346483366976" calcext:value-type="float">
            <text:p>220.346483366976</text:p>
          </table:table-cell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date" office:date-value="2025-03-28" calcext:value-type="date">
            <text:p>2025-03-28</text:p>
          </table:table-cell>
          <table:table-cell office:value-type="float" office:value="246.94" calcext:value-type="float">
            <text:p>246.94</text:p>
          </table:table-cell>
          <table:table-cell office:value-type="float" office:value="249.505" calcext:value-type="float">
            <text:p>249.505</text:p>
          </table:table-cell>
          <table:table-cell office:value-type="float" office:value="241.11" calcext:value-type="float">
            <text:p>241.11</text:p>
          </table:table-cell>
          <table:table-cell office:value-type="float" office:value="242.85" calcext:value-type="float">
            <text:p>242.85</text:p>
          </table:table-cell>
          <table:table-cell office:value-type="float" office:value="11978417" calcext:value-type="float">
            <text:p>11978417</text:p>
          </table:table-cell>
          <table:table-cell table:formula="of:=AVERAGE([.F303:.F312])" office:value-type="float" office:value="242.984" calcext:value-type="float">
            <text:p>242.984</text:p>
          </table:table-cell>
          <table:table-cell table:formula="of:=AVERAGE([.F293:.F312])" office:value-type="float" office:value="241.3975" calcext:value-type="float">
            <text:p>241.3975</text:p>
          </table:table-cell>
          <table:table-cell table:formula="of:=AVERAGE([.F263:.F312])" office:value-type="float" office:value="257.1376" calcext:value-type="float">
            <text:p>257.1376</text:p>
          </table:table-cell>
          <table:table-cell table:formula="of:=AVERAGE([.F213:.F312])" office:value-type="float" office:value="249.269" calcext:value-type="float">
            <text:p>249.269</text:p>
          </table:table-cell>
          <table:table-cell table:formula="of:=COM.MICROSOFT.STDEV.S([.F293:.F311])" office:value-type="float" office:value="9.78200666458396" calcext:value-type="float">
            <text:p>9.78200666458396</text:p>
          </table:table-cell>
          <table:table-cell table:formula="of:=[.I312]+2*[.L312]" office:value-type="float" office:value="260.961513329168" calcext:value-type="float">
            <text:p>260.961513329168</text:p>
          </table:table-cell>
          <table:table-cell table:formula="of:=[.I312]-2*[.L312]" office:value-type="float" office:value="221.833486670832" calcext:value-type="float">
            <text:p>221.833486670832</text:p>
          </table:table-cell>
        </table:table-row>
        <table:table-row table:style-name="ro1">
          <table:table-cell table:number-columns-repeated="2" office:value-type="date" office:date-value="2025-03-31" calcext:value-type="date">
            <text:p>2025-03-31</text:p>
          </table:table-cell>
          <table:table-cell office:value-type="float" office:value="238.6542" calcext:value-type="float">
            <text:p>238.6542</text:p>
          </table:table-cell>
          <table:table-cell office:value-type="float" office:value="245.86" calcext:value-type="float">
            <text:p>245.86</text:p>
          </table:table-cell>
          <table:table-cell office:value-type="float" office:value="237.3643" calcext:value-type="float">
            <text:p>237.3643</text:p>
          </table:table-cell>
          <table:table-cell office:value-type="float" office:value="245.3" calcext:value-type="float">
            <text:p>245.3</text:p>
          </table:table-cell>
          <table:table-cell office:value-type="float" office:value="13602996" calcext:value-type="float">
            <text:p>13602996</text:p>
          </table:table-cell>
          <table:table-cell table:formula="of:=AVERAGE([.F304:.F313])" office:value-type="float" office:value="244.121" calcext:value-type="float">
            <text:p>244.121</text:p>
          </table:table-cell>
          <table:table-cell table:formula="of:=AVERAGE([.F294:.F313])" office:value-type="float" office:value="240.6315" calcext:value-type="float">
            <text:p>240.6315</text:p>
          </table:table-cell>
          <table:table-cell table:formula="of:=AVERAGE([.F264:.F313])" office:value-type="float" office:value="256.9582" calcext:value-type="float">
            <text:p>256.9582</text:p>
          </table:table-cell>
          <table:table-cell table:formula="of:=AVERAGE([.F214:.F313])" office:value-type="float" office:value="249.4926" calcext:value-type="float">
            <text:p>249.4926</text:p>
          </table:table-cell>
          <table:table-cell table:formula="of:=COM.MICROSOFT.STDEV.S([.F294:.F312])" office:value-type="float" office:value="8.61409201753439" calcext:value-type="float">
            <text:p>8.61409201753439</text:p>
          </table:table-cell>
          <table:table-cell table:formula="of:=[.I313]+2*[.L313]" office:value-type="float" office:value="257.859684035069" calcext:value-type="float">
            <text:p>257.859684035069</text:p>
          </table:table-cell>
          <table:table-cell table:formula="of:=[.I313]-2*[.L313]" office:value-type="float" office:value="223.403315964931" calcext:value-type="float">
            <text:p>223.403315964931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1" calcext:value-type="date">
            <text:p>2025-04-01</text:p>
          </table:table-cell>
          <table:table-cell office:value-type="float" office:value="242.63" calcext:value-type="float">
            <text:p>242.63</text:p>
          </table:table-cell>
          <table:table-cell office:value-type="float" office:value="245.69" calcext:value-type="float">
            <text:p>245.69</text:p>
          </table:table-cell>
          <table:table-cell office:value-type="float" office:value="240.8818" calcext:value-type="float">
            <text:p>240.8818</text:p>
          </table:table-cell>
          <table:table-cell office:value-type="float" office:value="243.66" calcext:value-type="float">
            <text:p>243.66</text:p>
          </table:table-cell>
          <table:table-cell office:value-type="float" office:value="8054683" calcext:value-type="float">
            <text:p>8054683</text:p>
          </table:table-cell>
          <table:table-cell table:formula="of:=AVERAGE([.F305:.F314])" office:value-type="float" office:value="244.99" calcext:value-type="float">
            <text:p>244.99</text:p>
          </table:table-cell>
          <table:table-cell table:formula="of:=AVERAGE([.F295:.F314])" office:value-type="float" office:value="240.302" calcext:value-type="float">
            <text:p>240.302</text:p>
          </table:table-cell>
          <table:table-cell table:formula="of:=AVERAGE([.F265:.F314])" office:value-type="float" office:value="256.6482" calcext:value-type="float">
            <text:p>256.6482</text:p>
          </table:table-cell>
          <table:table-cell table:formula="of:=AVERAGE([.F215:.F314])" office:value-type="float" office:value="249.7314" calcext:value-type="float">
            <text:p>249.7314</text:p>
          </table:table-cell>
          <table:table-cell table:formula="of:=COM.MICROSOFT.STDEV.S([.F295:.F313])" office:value-type="float" office:value="8.37059560367325" calcext:value-type="float">
            <text:p>8.37059560367325</text:p>
          </table:table-cell>
          <table:table-cell table:formula="of:=[.I314]+2*[.L314]" office:value-type="float" office:value="257.043191207346" calcext:value-type="float">
            <text:p>257.043191207346</text:p>
          </table:table-cell>
          <table:table-cell table:formula="of:=[.I314]-2*[.L314]" office:value-type="float" office:value="223.560808792654" calcext:value-type="float">
            <text:p>223.560808792654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2" calcext:value-type="date">
            <text:p>2025-04-02</text:p>
          </table:table-cell>
          <table:table-cell office:value-type="float" office:value="241.75" calcext:value-type="float">
            <text:p>241.75</text:p>
          </table:table-cell>
          <table:table-cell office:value-type="float" office:value="247.245" calcext:value-type="float">
            <text:p>247.245</text:p>
          </table:table-cell>
          <table:table-cell office:value-type="float" office:value="241.46" calcext:value-type="float">
            <text:p>241.46</text:p>
          </table:table-cell>
          <table:table-cell office:value-type="float" office:value="245.82" calcext:value-type="float">
            <text:p>245.82</text:p>
          </table:table-cell>
          <table:table-cell office:value-type="float" office:value="7758750" calcext:value-type="float">
            <text:p>7758750</text:p>
          </table:table-cell>
          <table:table-cell table:formula="of:=AVERAGE([.F306:.F315])" office:value-type="float" office:value="245.661" calcext:value-type="float">
            <text:p>245.661</text:p>
          </table:table-cell>
          <table:table-cell table:formula="of:=AVERAGE([.F296:.F315])" office:value-type="float" office:value="240.0165" calcext:value-type="float">
            <text:p>240.0165</text:p>
          </table:table-cell>
          <table:table-cell table:formula="of:=AVERAGE([.F266:.F315])" office:value-type="float" office:value="256.304" calcext:value-type="float">
            <text:p>256.304</text:p>
          </table:table-cell>
          <table:table-cell table:formula="of:=AVERAGE([.F216:.F315])" office:value-type="float" office:value="249.9747" calcext:value-type="float">
            <text:p>249.9747</text:p>
          </table:table-cell>
          <table:table-cell table:formula="of:=COM.MICROSOFT.STDEV.S([.F296:.F314])" office:value-type="float" office:value="7.95951624349177" calcext:value-type="float">
            <text:p>7.95951624349177</text:p>
          </table:table-cell>
          <table:table-cell table:formula="of:=[.I315]+2*[.L315]" office:value-type="float" office:value="255.935532486984" calcext:value-type="float">
            <text:p>255.935532486984</text:p>
          </table:table-cell>
          <table:table-cell table:formula="of:=[.I315]-2*[.L315]" office:value-type="float" office:value="224.097467513016" calcext:value-type="float">
            <text:p>224.097467513016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3" calcext:value-type="date">
            <text:p>2025-04-03</text:p>
          </table:table-cell>
          <table:table-cell office:value-type="float" office:value="234.27" calcext:value-type="float">
            <text:p>234.27</text:p>
          </table:table-cell>
          <table:table-cell office:value-type="float" office:value="235.14" calcext:value-type="float">
            <text:p>235.14</text:p>
          </table:table-cell>
          <table:table-cell office:value-type="float" office:value="227.3" calcext:value-type="float">
            <text:p>227.3</text:p>
          </table:table-cell>
          <table:table-cell office:value-type="float" office:value="228.69" calcext:value-type="float">
            <text:p>228.69</text:p>
          </table:table-cell>
          <table:table-cell office:value-type="float" office:value="17188469" calcext:value-type="float">
            <text:p>17188469</text:p>
          </table:table-cell>
          <table:table-cell table:formula="of:=AVERAGE([.F307:.F316])" office:value-type="float" office:value="244.629" calcext:value-type="float">
            <text:p>244.629</text:p>
          </table:table-cell>
          <table:table-cell table:formula="of:=AVERAGE([.F297:.F316])" office:value-type="float" office:value="239.124" calcext:value-type="float">
            <text:p>239.124</text:p>
          </table:table-cell>
          <table:table-cell table:formula="of:=AVERAGE([.F267:.F316])" office:value-type="float" office:value="255.621" calcext:value-type="float">
            <text:p>255.621</text:p>
          </table:table-cell>
          <table:table-cell table:formula="of:=AVERAGE([.F217:.F316])" office:value-type="float" office:value="249.791" calcext:value-type="float">
            <text:p>249.791</text:p>
          </table:table-cell>
          <table:table-cell table:formula="of:=COM.MICROSOFT.STDEV.S([.F297:.F315])" office:value-type="float" office:value="7.92684472230042" calcext:value-type="float">
            <text:p>7.92684472230042</text:p>
          </table:table-cell>
          <table:table-cell table:formula="of:=[.I316]+2*[.L316]" office:value-type="float" office:value="254.977689444601" calcext:value-type="float">
            <text:p>254.977689444601</text:p>
          </table:table-cell>
          <table:table-cell table:formula="of:=[.I316]-2*[.L316]" office:value-type="float" office:value="223.270310555399" calcext:value-type="float">
            <text:p>223.270310555399</text:p>
          </table:table-cell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date" office:date-value="2025-04-04" calcext:value-type="date">
            <text:p>2025-04-04</text:p>
          </table:table-cell>
          <table:table-cell office:value-type="float" office:value="215.305" calcext:value-type="float">
            <text:p>215.305</text:p>
          </table:table-cell>
          <table:table-cell office:value-type="float" office:value="217.7" calcext:value-type="float">
            <text:p>217.7</text:p>
          </table:table-cell>
          <table:table-cell office:value-type="float" office:value="208.93" calcext:value-type="float">
            <text:p>208.93</text:p>
          </table:table-cell>
          <table:table-cell office:value-type="float" office:value="210.28" calcext:value-type="float">
            <text:p>210.28</text:p>
          </table:table-cell>
          <table:table-cell office:value-type="float" office:value="27170689" calcext:value-type="float">
            <text:p>27170689</text:p>
          </table:table-cell>
          <table:table-cell table:formula="of:=AVERAGE([.F308:.F317])" office:value-type="float" office:value="241.494" calcext:value-type="float">
            <text:p>241.494</text:p>
          </table:table-cell>
          <table:table-cell table:formula="of:=AVERAGE([.F298:.F317])" office:value-type="float" office:value="237.524" calcext:value-type="float">
            <text:p>237.524</text:p>
          </table:table-cell>
          <table:table-cell table:formula="of:=AVERAGE([.F268:.F317])" office:value-type="float" office:value="254.5076" calcext:value-type="float">
            <text:p>254.5076</text:p>
          </table:table-cell>
          <table:table-cell table:formula="of:=AVERAGE([.F218:.F317])" office:value-type="float" office:value="249.53" calcext:value-type="float">
            <text:p>249.53</text:p>
          </table:table-cell>
          <table:table-cell table:formula="of:=COM.MICROSOFT.STDEV.S([.F298:.F316])" office:value-type="float" office:value="8.28365631761145" calcext:value-type="float">
            <text:p>8.28365631761145</text:p>
          </table:table-cell>
          <table:table-cell table:formula="of:=[.I317]+2*[.L317]" office:value-type="float" office:value="254.091312635223" calcext:value-type="float">
            <text:p>254.091312635223</text:p>
          </table:table-cell>
          <table:table-cell table:formula="of:=[.I317]-2*[.L317]" office:value-type="float" office:value="220.956687364777" calcext:value-type="float">
            <text:p>220.956687364777</text:p>
          </table:table-cell>
        </table:table-row>
        <table:table-row table:style-name="ro1">
          <table:table-cell table:number-columns-repeated="2" office:value-type="date" office:date-value="2025-04-07" calcext:value-type="date">
            <text:p>2025-04-07</text:p>
          </table:table-cell>
          <table:table-cell office:value-type="float" office:value="203.2451" calcext:value-type="float">
            <text:p>203.2451</text:p>
          </table:table-cell>
          <table:table-cell office:value-type="float" office:value="222.053" calcext:value-type="float">
            <text:p>222.053</text:p>
          </table:table-cell>
          <table:table-cell office:value-type="float" office:value="202.16" calcext:value-type="float">
            <text:p>202.16</text:p>
          </table:table-cell>
          <table:table-cell office:value-type="float" office:value="214.44" calcext:value-type="float">
            <text:p>214.44</text:p>
          </table:table-cell>
          <table:table-cell office:value-type="float" office:value="22914370" calcext:value-type="float">
            <text:p>22914370</text:p>
          </table:table-cell>
          <table:table-cell table:formula="of:=AVERAGE([.F309:.F318])" office:value-type="float" office:value="238.132" calcext:value-type="float">
            <text:p>238.132</text:p>
          </table:table-cell>
          <table:table-cell table:formula="of:=AVERAGE([.F299:.F318])" office:value-type="float" office:value="236.635" calcext:value-type="float">
            <text:p>236.635</text:p>
          </table:table-cell>
          <table:table-cell table:formula="of:=AVERAGE([.F269:.F318])" office:value-type="float" office:value="253.4996" calcext:value-type="float">
            <text:p>253.4996</text:p>
          </table:table-cell>
          <table:table-cell table:formula="of:=AVERAGE([.F219:.F318])" office:value-type="float" office:value="249.3046" calcext:value-type="float">
            <text:p>249.3046</text:p>
          </table:table-cell>
          <table:table-cell table:formula="of:=COM.MICROSOFT.STDEV.S([.F299:.F317])" office:value-type="float" office:value="10.5061590680216" calcext:value-type="float">
            <text:p>10.5061590680216</text:p>
          </table:table-cell>
          <table:table-cell table:formula="of:=[.I318]+2*[.L318]" office:value-type="float" office:value="257.647318136043" calcext:value-type="float">
            <text:p>257.647318136043</text:p>
          </table:table-cell>
          <table:table-cell table:formula="of:=[.I318]-2*[.L318]" office:value-type="float" office:value="215.622681863957" calcext:value-type="float">
            <text:p>215.622681863957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08" calcext:value-type="date">
            <text:p>2025-04-08</text:p>
          </table:table-cell>
          <table:table-cell office:value-type="float" office:value="223.52" calcext:value-type="float">
            <text:p>223.52</text:p>
          </table:table-cell>
          <table:table-cell office:value-type="float" office:value="227.8378" calcext:value-type="float">
            <text:p>227.8378</text:p>
          </table:table-cell>
          <table:table-cell office:value-type="float" office:value="213.25" calcext:value-type="float">
            <text:p>213.25</text:p>
          </table:table-cell>
          <table:table-cell office:value-type="float" office:value="216.87" calcext:value-type="float">
            <text:p>216.87</text:p>
          </table:table-cell>
          <table:table-cell office:value-type="float" office:value="19485734" calcext:value-type="float">
            <text:p>19485734</text:p>
          </table:table-cell>
          <table:table-cell table:formula="of:=AVERAGE([.F310:.F319])" office:value-type="float" office:value="234.706" calcext:value-type="float">
            <text:p>234.706</text:p>
          </table:table-cell>
          <table:table-cell table:formula="of:=AVERAGE([.F300:.F319])" office:value-type="float" office:value="236.0215" calcext:value-type="float">
            <text:p>236.0215</text:p>
          </table:table-cell>
          <table:table-cell table:formula="of:=AVERAGE([.F270:.F319])" office:value-type="float" office:value="252.52" calcext:value-type="float">
            <text:p>252.52</text:p>
          </table:table-cell>
          <table:table-cell table:formula="of:=AVERAGE([.F220:.F319])" office:value-type="float" office:value="249.0804" calcext:value-type="float">
            <text:p>249.0804</text:p>
          </table:table-cell>
          <table:table-cell table:formula="of:=COM.MICROSOFT.STDEV.S([.F300:.F318])" office:value-type="float" office:value="11.6577167926963" calcext:value-type="float">
            <text:p>11.6577167926963</text:p>
          </table:table-cell>
          <table:table-cell table:formula="of:=[.I319]+2*[.L319]" office:value-type="float" office:value="259.336933585393" calcext:value-type="float">
            <text:p>259.336933585393</text:p>
          </table:table-cell>
          <table:table-cell table:formula="of:=[.I319]-2*[.L319]" office:value-type="float" office:value="212.706066414607" calcext:value-type="float">
            <text:p>212.706066414607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09" calcext:value-type="date">
            <text:p>2025-04-09</text:p>
          </table:table-cell>
          <table:table-cell office:value-type="float" office:value="212.77" calcext:value-type="float">
            <text:p>212.77</text:p>
          </table:table-cell>
          <table:table-cell office:value-type="float" office:value="237.48" calcext:value-type="float">
            <text:p>237.48</text:p>
          </table:table-cell>
          <table:table-cell office:value-type="float" office:value="211" calcext:value-type="float">
            <text:p>211</text:p>
          </table:table-cell>
          <table:table-cell office:value-type="float" office:value="234.34" calcext:value-type="float">
            <text:p>234.34</text:p>
          </table:table-cell>
          <table:table-cell office:value-type="float" office:value="24022350" calcext:value-type="float">
            <text:p>24022350</text:p>
          </table:table-cell>
          <table:table-cell table:formula="of:=AVERAGE([.F311:.F320])" office:value-type="float" office:value="233.037" calcext:value-type="float">
            <text:p>233.037</text:p>
          </table:table-cell>
          <table:table-cell table:formula="of:=AVERAGE([.F301:.F320])" office:value-type="float" office:value="236.3435" calcext:value-type="float">
            <text:p>236.3435</text:p>
          </table:table-cell>
          <table:table-cell table:formula="of:=AVERAGE([.F271:.F320])" office:value-type="float" office:value="251.864" calcext:value-type="float">
            <text:p>251.864</text:p>
          </table:table-cell>
          <table:table-cell table:formula="of:=AVERAGE([.F221:.F320])" office:value-type="float" office:value="249.0282" calcext:value-type="float">
            <text:p>249.0282</text:p>
          </table:table-cell>
          <table:table-cell table:formula="of:=COM.MICROSOFT.STDEV.S([.F301:.F319])" office:value-type="float" office:value="12.389279368666" calcext:value-type="float">
            <text:p>12.389279368666</text:p>
          </table:table-cell>
          <table:table-cell table:formula="of:=[.I320]+2*[.L320]" office:value-type="float" office:value="261.122058737332" calcext:value-type="float">
            <text:p>261.122058737332</text:p>
          </table:table-cell>
          <table:table-cell table:formula="of:=[.I320]-2*[.L320]" office:value-type="float" office:value="211.564941262668" calcext:value-type="float">
            <text:p>211.564941262668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10" calcext:value-type="date">
            <text:p>2025-04-10</text:p>
          </table:table-cell>
          <table:table-cell office:value-type="float" office:value="229.0611" calcext:value-type="float">
            <text:p>229.0611</text:p>
          </table:table-cell>
          <table:table-cell office:value-type="float" office:value="230.3499" calcext:value-type="float">
            <text:p>230.3499</text:p>
          </table:table-cell>
          <table:table-cell office:value-type="float" office:value="220.1" calcext:value-type="float">
            <text:p>220.1</text:p>
          </table:table-cell>
          <table:table-cell office:value-type="float" office:value="227.11" calcext:value-type="float">
            <text:p>227.11</text:p>
          </table:table-cell>
          <table:table-cell office:value-type="float" office:value="18896440" calcext:value-type="float">
            <text:p>18896440</text:p>
          </table:table-cell>
          <table:table-cell table:formula="of:=AVERAGE([.F312:.F321])" office:value-type="float" office:value="230.936" calcext:value-type="float">
            <text:p>230.936</text:p>
          </table:table-cell>
          <table:table-cell table:formula="of:=AVERAGE([.F302:.F321])" office:value-type="float" office:value="236.4395" calcext:value-type="float">
            <text:p>236.4395</text:p>
          </table:table-cell>
          <table:table-cell table:formula="of:=AVERAGE([.F272:.F321])" office:value-type="float" office:value="251.0746" calcext:value-type="float">
            <text:p>251.0746</text:p>
          </table:table-cell>
          <table:table-cell table:formula="of:=AVERAGE([.F222:.F321])" office:value-type="float" office:value="248.8877" calcext:value-type="float">
            <text:p>248.8877</text:p>
          </table:table-cell>
          <table:table-cell table:formula="of:=COM.MICROSOFT.STDEV.S([.F302:.F320])" office:value-type="float" office:value="12.1018219352314" calcext:value-type="float">
            <text:p>12.1018219352314</text:p>
          </table:table-cell>
          <table:table-cell table:formula="of:=[.I321]+2*[.L321]" office:value-type="float" office:value="260.643143870463" calcext:value-type="float">
            <text:p>260.643143870463</text:p>
          </table:table-cell>
          <table:table-cell table:formula="of:=[.I321]-2*[.L321]" office:value-type="float" office:value="212.235856129537" calcext:value-type="float">
            <text:p>212.235856129537</text:p>
          </table:table-cell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date" office:date-value="2025-04-11" calcext:value-type="date">
            <text:p>2025-04-11</text:p>
          </table:table-cell>
          <table:table-cell office:value-type="float" office:value="225.37" calcext:value-type="float">
            <text:p>225.37</text:p>
          </table:table-cell>
          <table:table-cell office:value-type="float" office:value="238.575" calcext:value-type="float">
            <text:p>238.575</text:p>
          </table:table-cell>
          <table:table-cell office:value-type="float" office:value="225" calcext:value-type="float">
            <text:p>225</text:p>
          </table:table-cell>
          <table:table-cell office:value-type="float" office:value="236.2" calcext:value-type="float">
            <text:p>236.2</text:p>
          </table:table-cell>
          <table:table-cell office:value-type="float" office:value="20284450" calcext:value-type="float">
            <text:p>20284450</text:p>
          </table:table-cell>
          <table:table-cell table:formula="of:=AVERAGE([.F313:.F322])" office:value-type="float" office:value="230.271" calcext:value-type="float">
            <text:p>230.271</text:p>
          </table:table-cell>
          <table:table-cell table:formula="of:=AVERAGE([.F303:.F322])" office:value-type="float" office:value="236.6275" calcext:value-type="float">
            <text:p>236.6275</text:p>
          </table:table-cell>
          <table:table-cell table:formula="of:=AVERAGE([.F273:.F322])" office:value-type="float" office:value="250.434" calcext:value-type="float">
            <text:p>250.434</text:p>
          </table:table-cell>
          <table:table-cell table:formula="of:=AVERAGE([.F223:.F322])" office:value-type="float" office:value="248.831" calcext:value-type="float">
            <text:p>248.831</text:p>
          </table:table-cell>
          <table:table-cell table:formula="of:=COM.MICROSOFT.STDEV.S([.F303:.F321])" office:value-type="float" office:value="12.2722731752878" calcext:value-type="float">
            <text:p>12.2722731752878</text:p>
          </table:table-cell>
          <table:table-cell table:formula="of:=[.I322]+2*[.L322]" office:value-type="float" office:value="261.172046350576" calcext:value-type="float">
            <text:p>261.172046350576</text:p>
          </table:table-cell>
          <table:table-cell table:formula="of:=[.I322]-2*[.L322]" office:value-type="float" office:value="212.082953649424" calcext:value-type="float">
            <text:p>212.082953649424</text:p>
          </table:table-cell>
        </table:table-row>
        <table:table-row table:style-name="ro1">
          <table:table-cell table:number-columns-repeated="2" office:value-type="date" office:date-value="2025-04-14" calcext:value-type="date">
            <text:p>2025-04-14</text:p>
          </table:table-cell>
          <table:table-cell office:value-type="float" office:value="237.1" calcext:value-type="float">
            <text:p>237.1</text:p>
          </table:table-cell>
          <table:table-cell office:value-type="float" office:value="239.78" calcext:value-type="float">
            <text:p>239.78</text:p>
          </table:table-cell>
          <table:table-cell office:value-type="float" office:value="233.6301" calcext:value-type="float">
            <text:p>233.6301</text:p>
          </table:table-cell>
          <table:table-cell office:value-type="float" office:value="234.72" calcext:value-type="float">
            <text:p>234.72</text:p>
          </table:table-cell>
          <table:table-cell office:value-type="float" office:value="13017824" calcext:value-type="float">
            <text:p>13017824</text:p>
          </table:table-cell>
          <table:table-cell table:formula="of:=AVERAGE([.F314:.F323])" office:value-type="float" office:value="229.213" calcext:value-type="float">
            <text:p>229.213</text:p>
          </table:table-cell>
          <table:table-cell table:formula="of:=AVERAGE([.F304:.F323])" office:value-type="float" office:value="236.667" calcext:value-type="float">
            <text:p>236.667</text:p>
          </table:table-cell>
          <table:table-cell table:formula="of:=AVERAGE([.F274:.F323])" office:value-type="float" office:value="249.7824" calcext:value-type="float">
            <text:p>249.7824</text:p>
          </table:table-cell>
          <table:table-cell table:formula="of:=AVERAGE([.F224:.F323])" office:value-type="float" office:value="248.7251" calcext:value-type="float">
            <text:p>248.7251</text:p>
          </table:table-cell>
          <table:table-cell table:formula="of:=COM.MICROSOFT.STDEV.S([.F304:.F322])" office:value-type="float" office:value="12.255360039901" calcext:value-type="float">
            <text:p>12.255360039901</text:p>
          </table:table-cell>
          <table:table-cell table:formula="of:=[.I323]+2*[.L323]" office:value-type="float" office:value="261.177720079802" calcext:value-type="float">
            <text:p>261.177720079802</text:p>
          </table:table-cell>
          <table:table-cell table:formula="of:=[.I323]-2*[.L323]" office:value-type="float" office:value="212.156279920198" calcext:value-type="float">
            <text:p>212.156279920198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5" calcext:value-type="date">
            <text:p>2025-04-15</text:p>
          </table:table-cell>
          <table:table-cell office:value-type="float" office:value="236.1" calcext:value-type="float">
            <text:p>236.1</text:p>
          </table:table-cell>
          <table:table-cell office:value-type="float" office:value="238.65" calcext:value-type="float">
            <text:p>238.65</text:p>
          </table:table-cell>
          <table:table-cell office:value-type="float" office:value="232.82" calcext:value-type="float">
            <text:p>232.82</text:p>
          </table:table-cell>
          <table:table-cell office:value-type="float" office:value="233.13" calcext:value-type="float">
            <text:p>233.13</text:p>
          </table:table-cell>
          <table:table-cell office:value-type="float" office:value="10912883" calcext:value-type="float">
            <text:p>10912883</text:p>
          </table:table-cell>
          <table:table-cell table:formula="of:=AVERAGE([.F315:.F324])" office:value-type="float" office:value="228.16" calcext:value-type="float">
            <text:p>228.16</text:p>
          </table:table-cell>
          <table:table-cell table:formula="of:=AVERAGE([.F305:.F324])" office:value-type="float" office:value="236.575" calcext:value-type="float">
            <text:p>236.575</text:p>
          </table:table-cell>
          <table:table-cell table:formula="of:=AVERAGE([.F275:.F324])" office:value-type="float" office:value="249.1088" calcext:value-type="float">
            <text:p>249.1088</text:p>
          </table:table-cell>
          <table:table-cell table:formula="of:=AVERAGE([.F225:.F324])" office:value-type="float" office:value="248.6061" calcext:value-type="float">
            <text:p>248.6061</text:p>
          </table:table-cell>
          <table:table-cell table:formula="of:=COM.MICROSOFT.STDEV.S([.F305:.F323])" office:value-type="float" office:value="12.2575333799832" calcext:value-type="float">
            <text:p>12.2575333799832</text:p>
          </table:table-cell>
          <table:table-cell table:formula="of:=[.I324]+2*[.L324]" office:value-type="float" office:value="261.090066759967" calcext:value-type="float">
            <text:p>261.090066759967</text:p>
          </table:table-cell>
          <table:table-cell table:formula="of:=[.I324]-2*[.L324]" office:value-type="float" office:value="212.059933240034" calcext:value-type="float">
            <text:p>212.059933240034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6" calcext:value-type="date">
            <text:p>2025-04-16</text:p>
          </table:table-cell>
          <table:table-cell office:value-type="float" office:value="231.5" calcext:value-type="float">
            <text:p>231.5</text:p>
          </table:table-cell>
          <table:table-cell office:value-type="float" office:value="233.58" calcext:value-type="float">
            <text:p>233.58</text:p>
          </table:table-cell>
          <table:table-cell office:value-type="float" office:value="227.93" calcext:value-type="float">
            <text:p>227.93</text:p>
          </table:table-cell>
          <table:table-cell office:value-type="float" office:value="229.61" calcext:value-type="float">
            <text:p>229.61</text:p>
          </table:table-cell>
          <table:table-cell office:value-type="float" office:value="9322325" calcext:value-type="float">
            <text:p>9322325</text:p>
          </table:table-cell>
          <table:table-cell table:formula="of:=AVERAGE([.F316:.F325])" office:value-type="float" office:value="226.539" calcext:value-type="float">
            <text:p>226.539</text:p>
          </table:table-cell>
          <table:table-cell table:formula="of:=AVERAGE([.F306:.F325])" office:value-type="float" office:value="236.1" calcext:value-type="float">
            <text:p>236.1</text:p>
          </table:table-cell>
          <table:table-cell table:formula="of:=AVERAGE([.F276:.F325])" office:value-type="float" office:value="248.3422" calcext:value-type="float">
            <text:p>248.3422</text:p>
          </table:table-cell>
          <table:table-cell table:formula="of:=AVERAGE([.F226:.F325])" office:value-type="float" office:value="248.4713" calcext:value-type="float">
            <text:p>248.4713</text:p>
          </table:table-cell>
          <table:table-cell table:formula="of:=COM.MICROSOFT.STDEV.S([.F306:.F324])" office:value-type="float" office:value="12.2705076700001" calcext:value-type="float">
            <text:p>12.2705076700001</text:p>
          </table:table-cell>
          <table:table-cell table:formula="of:=[.I325]+2*[.L325]" office:value-type="float" office:value="260.64101534" calcext:value-type="float">
            <text:p>260.64101534</text:p>
          </table:table-cell>
          <table:table-cell table:formula="of:=[.I325]-2*[.L325]" office:value-type="float" office:value="211.55898466" calcext:value-type="float">
            <text:p>211.55898466</text:p>
          </table:table-cell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date" office:date-value="2025-04-17" calcext:value-type="date">
            <text:p>2025-04-17</text:p>
          </table:table-cell>
          <table:table-cell office:value-type="float" office:value="230.8" calcext:value-type="float">
            <text:p>230.8</text:p>
          </table:table-cell>
          <table:table-cell office:value-type="float" office:value="234.34" calcext:value-type="float">
            <text:p>234.34</text:p>
          </table:table-cell>
          <table:table-cell office:value-type="float" office:value="230.55" calcext:value-type="float">
            <text:p>230.55</text:p>
          </table:table-cell>
          <table:table-cell office:value-type="float" office:value="231.96" calcext:value-type="float">
            <text:p>231.96</text:p>
          </table:table-cell>
          <table:table-cell office:value-type="float" office:value="9557946" calcext:value-type="float">
            <text:p>9557946</text:p>
          </table:table-cell>
          <table:table-cell table:formula="of:=AVERAGE([.F317:.F326])" office:value-type="float" office:value="226.866" calcext:value-type="float">
            <text:p>226.866</text:p>
          </table:table-cell>
          <table:table-cell table:formula="of:=AVERAGE([.F307:.F326])" office:value-type="float" office:value="235.7475" calcext:value-type="float">
            <text:p>235.7475</text:p>
          </table:table-cell>
          <table:table-cell table:formula="of:=AVERAGE([.F277:.F326])" office:value-type="float" office:value="247.5728" calcext:value-type="float">
            <text:p>247.5728</text:p>
          </table:table-cell>
          <table:table-cell table:formula="of:=AVERAGE([.F227:.F326])" office:value-type="float" office:value="248.3831" calcext:value-type="float">
            <text:p>248.3831</text:p>
          </table:table-cell>
          <table:table-cell table:formula="of:=COM.MICROSOFT.STDEV.S([.F307:.F325])" office:value-type="float" office:value="12.3504377127253" calcext:value-type="float">
            <text:p>12.3504377127253</text:p>
          </table:table-cell>
          <table:table-cell table:formula="of:=[.I326]+2*[.L326]" office:value-type="float" office:value="260.448375425451" calcext:value-type="float">
            <text:p>260.448375425451</text:p>
          </table:table-cell>
          <table:table-cell table:formula="of:=[.I326]-2*[.L326]" office:value-type="float" office:value="211.046624574549" calcext:value-type="float">
            <text:p>211.046624574549</text:p>
          </table:table-cell>
        </table:table-row>
        <table:table-row table:style-name="ro1">
          <table:table-cell table:number-columns-repeated="2" office:value-type="date" office:date-value="2025-04-21" calcext:value-type="date">
            <text:p>2025-04-21</text:p>
          </table:table-cell>
          <table:table-cell office:value-type="float" office:value="230.005" calcext:value-type="float">
            <text:p>230.005</text:p>
          </table:table-cell>
          <table:table-cell office:value-type="float" office:value="231.81" calcext:value-type="float">
            <text:p>231.81</text:p>
          </table:table-cell>
          <table:table-cell office:value-type="float" office:value="226.336" calcext:value-type="float">
            <text:p>226.336</text:p>
          </table:table-cell>
          <table:table-cell office:value-type="float" office:value="228.99" calcext:value-type="float">
            <text:p>228.99</text:p>
          </table:table-cell>
          <table:table-cell office:value-type="float" office:value="8716177" calcext:value-type="float">
            <text:p>8716177</text:p>
          </table:table-cell>
          <table:table-cell table:formula="of:=AVERAGE([.F318:.F327])" office:value-type="float" office:value="228.737" calcext:value-type="float">
            <text:p>228.737</text:p>
          </table:table-cell>
          <table:table-cell table:formula="of:=AVERAGE([.F308:.F327])" office:value-type="float" office:value="235.1155" calcext:value-type="float">
            <text:p>235.1155</text:p>
          </table:table-cell>
          <table:table-cell table:formula="of:=AVERAGE([.F278:.F327])" office:value-type="float" office:value="246.6146" calcext:value-type="float">
            <text:p>246.6146</text:p>
          </table:table-cell>
          <table:table-cell table:formula="of:=AVERAGE([.F228:.F327])" office:value-type="float" office:value="248.2254" calcext:value-type="float">
            <text:p>248.2254</text:p>
          </table:table-cell>
          <table:table-cell table:formula="of:=COM.MICROSOFT.STDEV.S([.F308:.F326])" office:value-type="float" office:value="12.3023816930559" calcext:value-type="float">
            <text:p>12.3023816930559</text:p>
          </table:table-cell>
          <table:table-cell table:formula="of:=[.I327]+2*[.L327]" office:value-type="float" office:value="259.720263386112" calcext:value-type="float">
            <text:p>259.720263386112</text:p>
          </table:table-cell>
          <table:table-cell table:formula="of:=[.I327]-2*[.L327]" office:value-type="float" office:value="210.510736613888" calcext:value-type="float">
            <text:p>210.510736613888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2" calcext:value-type="date">
            <text:p>2025-04-22</text:p>
          </table:table-cell>
          <table:table-cell office:value-type="float" office:value="232" calcext:value-type="float">
            <text:p>232</text:p>
          </table:table-cell>
          <table:table-cell office:value-type="float" office:value="235.99" calcext:value-type="float">
            <text:p>235.99</text:p>
          </table:table-cell>
          <table:table-cell office:value-type="float" office:value="231.37" calcext:value-type="float">
            <text:p>231.37</text:p>
          </table:table-cell>
          <table:table-cell office:value-type="float" office:value="235.59" calcext:value-type="float">
            <text:p>235.59</text:p>
          </table:table-cell>
          <table:table-cell office:value-type="float" office:value="10701399" calcext:value-type="float">
            <text:p>10701399</text:p>
          </table:table-cell>
          <table:table-cell table:formula="of:=AVERAGE([.F319:.F328])" office:value-type="float" office:value="230.852" calcext:value-type="float">
            <text:p>230.852</text:p>
          </table:table-cell>
          <table:table-cell table:formula="of:=AVERAGE([.F309:.F328])" office:value-type="float" office:value="234.492" calcext:value-type="float">
            <text:p>234.492</text:p>
          </table:table-cell>
          <table:table-cell table:formula="of:=AVERAGE([.F279:.F328])" office:value-type="float" office:value="245.8104" calcext:value-type="float">
            <text:p>245.8104</text:p>
          </table:table-cell>
          <table:table-cell table:formula="of:=AVERAGE([.F229:.F328])" office:value-type="float" office:value="248.0958" calcext:value-type="float">
            <text:p>248.0958</text:p>
          </table:table-cell>
          <table:table-cell table:formula="of:=COM.MICROSOFT.STDEV.S([.F309:.F327])" office:value-type="float" office:value="11.9893291980779" calcext:value-type="float">
            <text:p>11.9893291980779</text:p>
          </table:table-cell>
          <table:table-cell table:formula="of:=[.I328]+2*[.L328]" office:value-type="float" office:value="258.470658396156" calcext:value-type="float">
            <text:p>258.470658396156</text:p>
          </table:table-cell>
          <table:table-cell table:formula="of:=[.I328]-2*[.L328]" office:value-type="float" office:value="210.513341603844" calcext:value-type="float">
            <text:p>210.513341603844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3" calcext:value-type="date">
            <text:p>2025-04-23</text:p>
          </table:table-cell>
          <table:table-cell office:value-type="float" office:value="240.58" calcext:value-type="float">
            <text:p>240.58</text:p>
          </table:table-cell>
          <table:table-cell office:value-type="float" office:value="246.79" calcext:value-type="float">
            <text:p>246.79</text:p>
          </table:table-cell>
          <table:table-cell office:value-type="float" office:value="240" calcext:value-type="float">
            <text:p>240</text:p>
          </table:table-cell>
          <table:table-cell office:value-type="float" office:value="240.88" calcext:value-type="float">
            <text:p>240.88</text:p>
          </table:table-cell>
          <table:table-cell office:value-type="float" office:value="14126766" calcext:value-type="float">
            <text:p>14126766</text:p>
          </table:table-cell>
          <table:table-cell table:formula="of:=AVERAGE([.F320:.F329])" office:value-type="float" office:value="233.253" calcext:value-type="float">
            <text:p>233.253</text:p>
          </table:table-cell>
          <table:table-cell table:formula="of:=AVERAGE([.F310:.F329])" office:value-type="float" office:value="233.9795" calcext:value-type="float">
            <text:p>233.9795</text:p>
          </table:table-cell>
          <table:table-cell table:formula="of:=AVERAGE([.F280:.F329])" office:value-type="float" office:value="245.2072" calcext:value-type="float">
            <text:p>245.2072</text:p>
          </table:table-cell>
          <table:table-cell table:formula="of:=AVERAGE([.F230:.F329])" office:value-type="float" office:value="248.0017" calcext:value-type="float">
            <text:p>248.0017</text:p>
          </table:table-cell>
          <table:table-cell table:formula="of:=COM.MICROSOFT.STDEV.S([.F310:.F328])" office:value-type="float" office:value="11.2971693654877" calcext:value-type="float">
            <text:p>11.2971693654877</text:p>
          </table:table-cell>
          <table:table-cell table:formula="of:=[.I329]+2*[.L329]" office:value-type="float" office:value="256.573838730975" calcext:value-type="float">
            <text:p>256.573838730975</text:p>
          </table:table-cell>
          <table:table-cell table:formula="of:=[.I329]-2*[.L329]" office:value-type="float" office:value="211.385161269025" calcext:value-type="float">
            <text:p>211.385161269025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4" calcext:value-type="date">
            <text:p>2025-04-24</text:p>
          </table:table-cell>
          <table:table-cell office:value-type="float" office:value="239.75" calcext:value-type="float">
            <text:p>239.75</text:p>
          </table:table-cell>
          <table:table-cell office:value-type="float" office:value="245.4695" calcext:value-type="float">
            <text:p>245.4695</text:p>
          </table:table-cell>
          <table:table-cell office:value-type="float" office:value="237.58" calcext:value-type="float">
            <text:p>237.58</text:p>
          </table:table-cell>
          <table:table-cell office:value-type="float" office:value="244.64" calcext:value-type="float">
            <text:p>244.64</text:p>
          </table:table-cell>
          <table:table-cell office:value-type="float" office:value="9055197" calcext:value-type="float">
            <text:p>9055197</text:p>
          </table:table-cell>
          <table:table-cell table:formula="of:=AVERAGE([.F321:.F330])" office:value-type="float" office:value="234.283" calcext:value-type="float">
            <text:p>234.283</text:p>
          </table:table-cell>
          <table:table-cell table:formula="of:=AVERAGE([.F311:.F330])" office:value-type="float" office:value="233.66" calcext:value-type="float">
            <text:p>233.66</text:p>
          </table:table-cell>
          <table:table-cell table:formula="of:=AVERAGE([.F281:.F330])" office:value-type="float" office:value="244.6002" calcext:value-type="float">
            <text:p>244.6002</text:p>
          </table:table-cell>
          <table:table-cell table:formula="of:=AVERAGE([.F231:.F330])" office:value-type="float" office:value="247.9484" calcext:value-type="float">
            <text:p>247.9484</text:p>
          </table:table-cell>
          <table:table-cell table:formula="of:=COM.MICROSOFT.STDEV.S([.F311:.F329])" office:value-type="float" office:value="10.6493899558965" calcext:value-type="float">
            <text:p>10.6493899558965</text:p>
          </table:table-cell>
          <table:table-cell table:formula="of:=[.I330]+2*[.L330]" office:value-type="float" office:value="254.958779911793" calcext:value-type="float">
            <text:p>254.958779911793</text:p>
          </table:table-cell>
          <table:table-cell table:formula="of:=[.I330]-2*[.L330]" office:value-type="float" office:value="212.361220088207" calcext:value-type="float">
            <text:p>212.361220088207</text:p>
          </table:table-cell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date" office:date-value="2025-04-25" calcext:value-type="date">
            <text:p>2025-04-25</text:p>
          </table:table-cell>
          <table:table-cell office:value-type="float" office:value="244.365" calcext:value-type="float">
            <text:p>244.365</text:p>
          </table:table-cell>
          <table:table-cell office:value-type="float" office:value="245.62" calcext:value-type="float">
            <text:p>245.62</text:p>
          </table:table-cell>
          <table:table-cell office:value-type="float" office:value="241.75" calcext:value-type="float">
            <text:p>241.75</text:p>
          </table:table-cell>
          <table:table-cell office:value-type="float" office:value="243.55" calcext:value-type="float">
            <text:p>243.55</text:p>
          </table:table-cell>
          <table:table-cell office:value-type="float" office:value="8588564" calcext:value-type="float">
            <text:p>8588564</text:p>
          </table:table-cell>
          <table:table-cell table:formula="of:=AVERAGE([.F322:.F331])" office:value-type="float" office:value="235.927" calcext:value-type="float">
            <text:p>235.927</text:p>
          </table:table-cell>
          <table:table-cell table:formula="of:=AVERAGE([.F312:.F331])" office:value-type="float" office:value="233.4315" calcext:value-type="float">
            <text:p>233.4315</text:p>
          </table:table-cell>
          <table:table-cell table:formula="of:=AVERAGE([.F282:.F331])" office:value-type="float" office:value="243.9622" calcext:value-type="float">
            <text:p>243.9622</text:p>
          </table:table-cell>
          <table:table-cell table:formula="of:=AVERAGE([.F232:.F331])" office:value-type="float" office:value="247.886" calcext:value-type="float">
            <text:p>247.886</text:p>
          </table:table-cell>
          <table:table-cell table:formula="of:=COM.MICROSOFT.STDEV.S([.F312:.F330])" office:value-type="float" office:value="10.4034726545925" calcext:value-type="float">
            <text:p>10.4034726545925</text:p>
          </table:table-cell>
          <table:table-cell table:formula="of:=[.I331]+2*[.L331]" office:value-type="float" office:value="254.238445309185" calcext:value-type="float">
            <text:p>254.238445309185</text:p>
          </table:table-cell>
          <table:table-cell table:formula="of:=[.I331]-2*[.L331]" office:value-type="float" office:value="212.624554690815" calcext:value-type="float">
            <text:p>212.624554690815</text:p>
          </table:table-cell>
        </table:table-row>
        <table:table-row table:style-name="ro1">
          <table:table-cell table:number-columns-repeated="2" office:value-type="date" office:date-value="2025-04-28" calcext:value-type="date">
            <text:p>2025-04-28</text:p>
          </table:table-cell>
          <table:table-cell office:value-type="float" office:value="244.44" calcext:value-type="float">
            <text:p>244.44</text:p>
          </table:table-cell>
          <table:table-cell office:value-type="float" office:value="246.8437" calcext:value-type="float">
            <text:p>246.8437</text:p>
          </table:table-cell>
          <table:table-cell office:value-type="float" office:value="240.84" calcext:value-type="float">
            <text:p>240.84</text:p>
          </table:table-cell>
          <table:table-cell office:value-type="float" office:value="243.22" calcext:value-type="float">
            <text:p>243.22</text:p>
          </table:table-cell>
          <table:table-cell office:value-type="float" office:value="7394297" calcext:value-type="float">
            <text:p>7394297</text:p>
          </table:table-cell>
          <table:table-cell table:formula="of:=AVERAGE([.F323:.F332])" office:value-type="float" office:value="236.629" calcext:value-type="float">
            <text:p>236.629</text:p>
          </table:table-cell>
          <table:table-cell table:formula="of:=AVERAGE([.F313:.F332])" office:value-type="float" office:value="233.45" calcext:value-type="float">
            <text:p>233.45</text:p>
          </table:table-cell>
          <table:table-cell table:formula="of:=AVERAGE([.F283:.F332])" office:value-type="float" office:value="243.3002" calcext:value-type="float">
            <text:p>243.3002</text:p>
          </table:table-cell>
          <table:table-cell table:formula="of:=AVERAGE([.F233:.F332])" office:value-type="float" office:value="247.821" calcext:value-type="float">
            <text:p>247.821</text:p>
          </table:table-cell>
          <table:table-cell table:formula="of:=COM.MICROSOFT.STDEV.S([.F313:.F331])" office:value-type="float" office:value="10.4418390865198" calcext:value-type="float">
            <text:p>10.4418390865198</text:p>
          </table:table-cell>
          <table:table-cell table:formula="of:=[.I332]+2*[.L332]" office:value-type="float" office:value="254.33367817304" calcext:value-type="float">
            <text:p>254.33367817304</text:p>
          </table:table-cell>
          <table:table-cell table:formula="of:=[.I332]-2*[.L332]" office:value-type="float" office:value="212.56632182696" calcext:value-type="float">
            <text:p>212.56632182696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4-29" calcext:value-type="date">
            <text:p>2025-04-29</text:p>
          </table:table-cell>
          <table:table-cell office:value-type="float" office:value="242.18" calcext:value-type="float">
            <text:p>242.18</text:p>
          </table:table-cell>
          <table:table-cell office:value-type="float" office:value="245.25" calcext:value-type="float">
            <text:p>245.25</text:p>
          </table:table-cell>
          <table:table-cell office:value-type="float" office:value="241.69" calcext:value-type="float">
            <text:p>241.69</text:p>
          </table:table-cell>
          <table:table-cell office:value-type="float" office:value="244.62" calcext:value-type="float">
            <text:p>244.62</text:p>
          </table:table-cell>
          <table:table-cell office:value-type="float" office:value="7216788" calcext:value-type="float">
            <text:p>7216788</text:p>
          </table:table-cell>
          <table:table-cell table:formula="of:=AVERAGE([.F324:.F333])" office:value-type="float" office:value="237.619" calcext:value-type="float">
            <text:p>237.619</text:p>
          </table:table-cell>
          <table:table-cell table:formula="of:=AVERAGE([.F314:.F333])" office:value-type="float" office:value="233.416" calcext:value-type="float">
            <text:p>233.416</text:p>
          </table:table-cell>
          <table:table-cell table:formula="of:=AVERAGE([.F284:.F333])" office:value-type="float" office:value="242.6608" calcext:value-type="float">
            <text:p>242.6608</text:p>
          </table:table-cell>
          <table:table-cell table:formula="of:=AVERAGE([.F234:.F333])" office:value-type="float" office:value="247.8047" calcext:value-type="float">
            <text:p>247.8047</text:p>
          </table:table-cell>
          <table:table-cell table:formula="of:=COM.MICROSOFT.STDEV.S([.F314:.F332])" office:value-type="float" office:value="10.3151443198426" calcext:value-type="float">
            <text:p>10.3151443198426</text:p>
          </table:table-cell>
          <table:table-cell table:formula="of:=[.I333]+2*[.L333]" office:value-type="float" office:value="254.046288639685" calcext:value-type="float">
            <text:p>254.046288639685</text:p>
          </table:table-cell>
          <table:table-cell table:formula="of:=[.I333]-2*[.L333]" office:value-type="float" office:value="212.785711360315" calcext:value-type="float">
            <text:p>212.785711360315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4-30" calcext:value-type="date">
            <text:p>2025-04-30</text:p>
          </table:table-cell>
          <table:table-cell office:value-type="float" office:value="241.5" calcext:value-type="float">
            <text:p>241.5</text:p>
          </table:table-cell>
          <table:table-cell office:value-type="float" office:value="245.22" calcext:value-type="float">
            <text:p>245.22</text:p>
          </table:table-cell>
          <table:table-cell office:value-type="float" office:value="238.43" calcext:value-type="float">
            <text:p>238.43</text:p>
          </table:table-cell>
          <table:table-cell office:value-type="float" office:value="244.62" calcext:value-type="float">
            <text:p>244.62</text:p>
          </table:table-cell>
          <table:table-cell office:value-type="float" office:value="12991699" calcext:value-type="float">
            <text:p>12991699</text:p>
          </table:table-cell>
          <table:table-cell table:formula="of:=AVERAGE([.F325:.F334])" office:value-type="float" office:value="238.768" calcext:value-type="float">
            <text:p>238.768</text:p>
          </table:table-cell>
          <table:table-cell table:formula="of:=AVERAGE([.F315:.F334])" office:value-type="float" office:value="233.464" calcext:value-type="float">
            <text:p>233.464</text:p>
          </table:table-cell>
          <table:table-cell table:formula="of:=AVERAGE([.F285:.F334])" office:value-type="float" office:value="241.9542" calcext:value-type="float">
            <text:p>241.9542</text:p>
          </table:table-cell>
          <table:table-cell table:formula="of:=AVERAGE([.F235:.F334])" office:value-type="float" office:value="247.8027" calcext:value-type="float">
            <text:p>247.8027</text:p>
          </table:table-cell>
          <table:table-cell table:formula="of:=COM.MICROSOFT.STDEV.S([.F315:.F333])" office:value-type="float" office:value="10.3733456794226" calcext:value-type="float">
            <text:p>10.3733456794226</text:p>
          </table:table-cell>
          <table:table-cell table:formula="of:=[.I334]+2*[.L334]" office:value-type="float" office:value="254.210691358845" calcext:value-type="float">
            <text:p>254.210691358845</text:p>
          </table:table-cell>
          <table:table-cell table:formula="of:=[.I334]-2*[.L334]" office:value-type="float" office:value="212.717308641155" calcext:value-type="float">
            <text:p>212.717308641155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5-01" calcext:value-type="date">
            <text:p>2025-05-01</text:p>
          </table:table-cell>
          <table:table-cell office:value-type="float" office:value="242.85" calcext:value-type="float">
            <text:p>242.85</text:p>
          </table:table-cell>
          <table:table-cell office:value-type="float" office:value="248.45" calcext:value-type="float">
            <text:p>248.45</text:p>
          </table:table-cell>
          <table:table-cell office:value-type="float" office:value="242.17" calcext:value-type="float">
            <text:p>242.17</text:p>
          </table:table-cell>
          <table:table-cell office:value-type="float" office:value="246.89" calcext:value-type="float">
            <text:p>246.89</text:p>
          </table:table-cell>
          <table:table-cell office:value-type="float" office:value="8689579" calcext:value-type="float">
            <text:p>8689579</text:p>
          </table:table-cell>
          <table:table-cell table:formula="of:=AVERAGE([.F326:.F335])" office:value-type="float" office:value="240.496" calcext:value-type="float">
            <text:p>240.496</text:p>
          </table:table-cell>
          <table:table-cell table:formula="of:=AVERAGE([.F316:.F335])" office:value-type="float" office:value="233.5175" calcext:value-type="float">
            <text:p>233.5175</text:p>
          </table:table-cell>
          <table:table-cell table:formula="of:=AVERAGE([.F286:.F335])" office:value-type="float" office:value="241.307" calcext:value-type="float">
            <text:p>241.307</text:p>
          </table:table-cell>
          <table:table-cell table:formula="of:=AVERAGE([.F236:.F335])" office:value-type="float" office:value="247.8376" calcext:value-type="float">
            <text:p>247.8376</text:p>
          </table:table-cell>
          <table:table-cell table:formula="of:=COM.MICROSOFT.STDEV.S([.F316:.F334])" office:value-type="float" office:value="10.2935093953673" calcext:value-type="float">
            <text:p>10.2935093953673</text:p>
          </table:table-cell>
          <table:table-cell table:formula="of:=[.I335]+2*[.L335]" office:value-type="float" office:value="254.104518790735" calcext:value-type="float">
            <text:p>254.104518790735</text:p>
          </table:table-cell>
          <table:table-cell table:formula="of:=[.I335]-2*[.L335]" office:value-type="float" office:value="212.930481209265" calcext:value-type="float">
            <text:p>212.930481209265</text:p>
          </table:table-cell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date" office:date-value="2025-05-02" calcext:value-type="date">
            <text:p>2025-05-02</text:p>
          </table:table-cell>
          <table:table-cell office:value-type="float" office:value="251.26" calcext:value-type="float">
            <text:p>251.26</text:p>
          </table:table-cell>
          <table:table-cell office:value-type="float" office:value="253.6187" calcext:value-type="float">
            <text:p>253.6187</text:p>
          </table:table-cell>
          <table:table-cell office:value-type="float" office:value="249.4629" calcext:value-type="float">
            <text:p>249.4629</text:p>
          </table:table-cell>
          <table:table-cell office:value-type="float" office:value="252.51" calcext:value-type="float">
            <text:p>252.51</text:p>
          </table:table-cell>
          <table:table-cell office:value-type="float" office:value="7165044" calcext:value-type="float">
            <text:p>7165044</text:p>
          </table:table-cell>
          <table:table-cell table:formula="of:=AVERAGE([.F327:.F336])" office:value-type="float" office:value="242.551" calcext:value-type="float">
            <text:p>242.551</text:p>
          </table:table-cell>
          <table:table-cell table:formula="of:=AVERAGE([.F317:.F336])" office:value-type="float" office:value="234.7085" calcext:value-type="float">
            <text:p>234.7085</text:p>
          </table:table-cell>
          <table:table-cell table:formula="of:=AVERAGE([.F287:.F336])" office:value-type="float" office:value="241.0212" calcext:value-type="float">
            <text:p>241.0212</text:p>
          </table:table-cell>
          <table:table-cell table:formula="of:=AVERAGE([.F237:.F336])" office:value-type="float" office:value="247.9079" calcext:value-type="float">
            <text:p>247.9079</text:p>
          </table:table-cell>
          <table:table-cell table:formula="of:=COM.MICROSOFT.STDEV.S([.F317:.F335])" office:value-type="float" office:value="10.726183572692" calcext:value-type="float">
            <text:p>10.726183572692</text:p>
          </table:table-cell>
          <table:table-cell table:formula="of:=[.I336]+2*[.L336]" office:value-type="float" office:value="256.160867145384" calcext:value-type="float">
            <text:p>256.160867145384</text:p>
          </table:table-cell>
          <table:table-cell table:formula="of:=[.I336]-2*[.L336]" office:value-type="float" office:value="213.256132854616" calcext:value-type="float">
            <text:p>213.256132854616</text:p>
          </table:table-cell>
        </table:table-row>
        <table:table-row table:style-name="ro1">
          <table:table-cell table:number-columns-repeated="2" office:value-type="date" office:date-value="2025-05-05" calcext:value-type="date">
            <text:p>2025-05-05</text:p>
          </table:table-cell>
          <table:table-cell office:value-type="float" office:value="251.18" calcext:value-type="float">
            <text:p>251.18</text:p>
          </table:table-cell>
          <table:table-cell office:value-type="float" office:value="255.16" calcext:value-type="float">
            <text:p>255.16</text:p>
          </table:table-cell>
          <table:table-cell office:value-type="float" office:value="250.5901" calcext:value-type="float">
            <text:p>250.5901</text:p>
          </table:table-cell>
          <table:table-cell office:value-type="float" office:value="252.56" calcext:value-type="float">
            <text:p>252.56</text:p>
          </table:table-cell>
          <table:table-cell office:value-type="float" office:value="5450744" calcext:value-type="float">
            <text:p>5450744</text:p>
          </table:table-cell>
          <table:table-cell table:formula="of:=AVERAGE([.F328:.F337])" office:value-type="float" office:value="244.908" calcext:value-type="float">
            <text:p>244.908</text:p>
          </table:table-cell>
          <table:table-cell table:formula="of:=AVERAGE([.F318:.F337])" office:value-type="float" office:value="236.8225" calcext:value-type="float">
            <text:p>236.8225</text:p>
          </table:table-cell>
          <table:table-cell table:formula="of:=AVERAGE([.F288:.F337])" office:value-type="float" office:value="240.7876" calcext:value-type="float">
            <text:p>240.7876</text:p>
          </table:table-cell>
          <table:table-cell table:formula="of:=AVERAGE([.F238:.F337])" office:value-type="float" office:value="247.9599" calcext:value-type="float">
            <text:p>247.9599</text:p>
          </table:table-cell>
          <table:table-cell table:formula="of:=COM.MICROSOFT.STDEV.S([.F318:.F336])" office:value-type="float" office:value="9.93403426821678" calcext:value-type="float">
            <text:p>9.93403426821678</text:p>
          </table:table-cell>
          <table:table-cell table:formula="of:=[.I337]+2*[.L337]" office:value-type="float" office:value="256.690568536434" calcext:value-type="float">
            <text:p>256.690568536434</text:p>
          </table:table-cell>
          <table:table-cell table:formula="of:=[.I337]-2*[.L337]" office:value-type="float" office:value="216.954431463566" calcext:value-type="float">
            <text:p>216.954431463566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6" calcext:value-type="date">
            <text:p>2025-05-06</text:p>
          </table:table-cell>
          <table:table-cell office:value-type="float" office:value="250" calcext:value-type="float">
            <text:p>250</text:p>
          </table:table-cell>
          <table:table-cell office:value-type="float" office:value="252.65" calcext:value-type="float">
            <text:p>252.65</text:p>
          </table:table-cell>
          <table:table-cell office:value-type="float" office:value="249" calcext:value-type="float">
            <text:p>249</text:p>
          </table:table-cell>
          <table:table-cell office:value-type="float" office:value="249.25" calcext:value-type="float">
            <text:p>249.25</text:p>
          </table:table-cell>
          <table:table-cell office:value-type="float" office:value="6369934" calcext:value-type="float">
            <text:p>6369934</text:p>
          </table:table-cell>
          <table:table-cell table:formula="of:=AVERAGE([.F329:.F338])" office:value-type="float" office:value="246.274" calcext:value-type="float">
            <text:p>246.274</text:p>
          </table:table-cell>
          <table:table-cell table:formula="of:=AVERAGE([.F319:.F338])" office:value-type="float" office:value="238.563" calcext:value-type="float">
            <text:p>238.563</text:p>
          </table:table-cell>
          <table:table-cell table:formula="of:=AVERAGE([.F289:.F338])" office:value-type="float" office:value="240.5458" calcext:value-type="float">
            <text:p>240.5458</text:p>
          </table:table-cell>
          <table:table-cell table:formula="of:=AVERAGE([.F239:.F338])" office:value-type="float" office:value="248.0143" calcext:value-type="float">
            <text:p>248.0143</text:p>
          </table:table-cell>
          <table:table-cell table:formula="of:=COM.MICROSOFT.STDEV.S([.F319:.F337])" office:value-type="float" office:value="9.15815148359597" calcext:value-type="float">
            <text:p>9.15815148359597</text:p>
          </table:table-cell>
          <table:table-cell table:formula="of:=[.I338]+2*[.L338]" office:value-type="float" office:value="256.879302967192" calcext:value-type="float">
            <text:p>256.879302967192</text:p>
          </table:table-cell>
          <table:table-cell table:formula="of:=[.I338]-2*[.L338]" office:value-type="float" office:value="220.246697032808" calcext:value-type="float">
            <text:p>220.246697032808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7" calcext:value-type="date">
            <text:p>2025-05-07</text:p>
          </table:table-cell>
          <table:table-cell office:value-type="float" office:value="249.85" calcext:value-type="float">
            <text:p>249.85</text:p>
          </table:table-cell>
          <table:table-cell office:value-type="float" office:value="252.45" calcext:value-type="float">
            <text:p>252.45</text:p>
          </table:table-cell>
          <table:table-cell office:value-type="float" office:value="248.83" calcext:value-type="float">
            <text:p>248.83</text:p>
          </table:table-cell>
          <table:table-cell office:value-type="float" office:value="249.39" calcext:value-type="float">
            <text:p>249.39</text:p>
          </table:table-cell>
          <table:table-cell office:value-type="float" office:value="8724267" calcext:value-type="float">
            <text:p>8724267</text:p>
          </table:table-cell>
          <table:table-cell table:formula="of:=AVERAGE([.F330:.F339])" office:value-type="float" office:value="247.125" calcext:value-type="float">
            <text:p>247.125</text:p>
          </table:table-cell>
          <table:table-cell table:formula="of:=AVERAGE([.F320:.F339])" office:value-type="float" office:value="240.189" calcext:value-type="float">
            <text:p>240.189</text:p>
          </table:table-cell>
          <table:table-cell table:formula="of:=AVERAGE([.F290:.F339])" office:value-type="float" office:value="240.3856" calcext:value-type="float">
            <text:p>240.3856</text:p>
          </table:table-cell>
          <table:table-cell table:formula="of:=AVERAGE([.F240:.F339])" office:value-type="float" office:value="248.0796" calcext:value-type="float">
            <text:p>248.0796</text:p>
          </table:table-cell>
          <table:table-cell table:formula="of:=COM.MICROSOFT.STDEV.S([.F320:.F338])" office:value-type="float" office:value="7.93921516441647" calcext:value-type="float">
            <text:p>7.93921516441647</text:p>
          </table:table-cell>
          <table:table-cell table:formula="of:=[.I339]+2*[.L339]" office:value-type="float" office:value="256.067430328833" calcext:value-type="float">
            <text:p>256.067430328833</text:p>
          </table:table-cell>
          <table:table-cell table:formula="of:=[.I339]-2*[.L339]" office:value-type="float" office:value="224.310569671167" calcext:value-type="float">
            <text:p>224.310569671167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8" calcext:value-type="date">
            <text:p>2025-05-08</text:p>
          </table:table-cell>
          <table:table-cell office:value-type="float" office:value="251.55" calcext:value-type="float">
            <text:p>251.55</text:p>
          </table:table-cell>
          <table:table-cell office:value-type="float" office:value="255.88" calcext:value-type="float">
            <text:p>255.88</text:p>
          </table:table-cell>
          <table:table-cell office:value-type="float" office:value="251.55" calcext:value-type="float">
            <text:p>251.55</text:p>
          </table:table-cell>
          <table:table-cell office:value-type="float" office:value="253.47" calcext:value-type="float">
            <text:p>253.47</text:p>
          </table:table-cell>
          <table:table-cell office:value-type="float" office:value="8320118" calcext:value-type="float">
            <text:p>8320118</text:p>
          </table:table-cell>
          <table:table-cell table:formula="of:=AVERAGE([.F331:.F340])" office:value-type="float" office:value="248.008" calcext:value-type="float">
            <text:p>248.008</text:p>
          </table:table-cell>
          <table:table-cell table:formula="of:=AVERAGE([.F321:.F340])" office:value-type="float" office:value="241.1455" calcext:value-type="float">
            <text:p>241.1455</text:p>
          </table:table-cell>
          <table:table-cell table:formula="of:=AVERAGE([.F291:.F340])" office:value-type="float" office:value="240.2792" calcext:value-type="float">
            <text:p>240.2792</text:p>
          </table:table-cell>
          <table:table-cell table:formula="of:=AVERAGE([.F241:.F340])" office:value-type="float" office:value="248.179" calcext:value-type="float">
            <text:p>248.179</text:p>
          </table:table-cell>
          <table:table-cell table:formula="of:=COM.MICROSOFT.STDEV.S([.F321:.F339])" office:value-type="float" office:value="8.1228867697195" calcext:value-type="float">
            <text:p>8.1228867697195</text:p>
          </table:table-cell>
          <table:table-cell table:formula="of:=[.I340]+2*[.L340]" office:value-type="float" office:value="257.391273539439" calcext:value-type="float">
            <text:p>257.391273539439</text:p>
          </table:table-cell>
          <table:table-cell table:formula="of:=[.I340]-2*[.L340]" office:value-type="float" office:value="224.899726460561" calcext:value-type="float">
            <text:p>224.899726460561</text:p>
          </table:table-cell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date" office:date-value="2025-05-09" calcext:value-type="date">
            <text:p>2025-05-09</text:p>
          </table:table-cell>
          <table:table-cell office:value-type="float" office:value="254.505" calcext:value-type="float">
            <text:p>254.505</text:p>
          </table:table-cell>
          <table:table-cell office:value-type="float" office:value="255.51" calcext:value-type="float">
            <text:p>255.51</text:p>
          </table:table-cell>
          <table:table-cell office:value-type="float" office:value="252.34" calcext:value-type="float">
            <text:p>252.34</text:p>
          </table:table-cell>
          <table:table-cell office:value-type="float" office:value="253.08" calcext:value-type="float">
            <text:p>253.08</text:p>
          </table:table-cell>
          <table:table-cell office:value-type="float" office:value="5087639" calcext:value-type="float">
            <text:p>5087639</text:p>
          </table:table-cell>
          <table:table-cell table:formula="of:=AVERAGE([.F332:.F341])" office:value-type="float" office:value="248.961" calcext:value-type="float">
            <text:p>248.961</text:p>
          </table:table-cell>
          <table:table-cell table:formula="of:=AVERAGE([.F322:.F341])" office:value-type="float" office:value="242.444" calcext:value-type="float">
            <text:p>242.444</text:p>
          </table:table-cell>
          <table:table-cell table:formula="of:=AVERAGE([.F292:.F341])" office:value-type="float" office:value="240.1598" calcext:value-type="float">
            <text:p>240.1598</text:p>
          </table:table-cell>
          <table:table-cell table:formula="of:=AVERAGE([.F242:.F341])" office:value-type="float" office:value="248.2945" calcext:value-type="float">
            <text:p>248.2945</text:p>
          </table:table-cell>
          <table:table-cell table:formula="of:=COM.MICROSOFT.STDEV.S([.F322:.F340])" office:value-type="float" office:value="7.95887856128087" calcext:value-type="float">
            <text:p>7.95887856128087</text:p>
          </table:table-cell>
          <table:table-cell table:formula="of:=[.I341]+2*[.L341]" office:value-type="float" office:value="258.361757122562" calcext:value-type="float">
            <text:p>258.361757122562</text:p>
          </table:table-cell>
          <table:table-cell table:formula="of:=[.I341]-2*[.L341]" office:value-type="float" office:value="226.526242877438" calcext:value-type="float">
            <text:p>226.526242877438</text:p>
          </table:table-cell>
        </table:table-row>
        <table:table-row table:style-name="ro1">
          <table:table-cell table:number-columns-repeated="2" office:value-type="date" office:date-value="2025-05-12" calcext:value-type="date">
            <text:p>2025-05-12</text:p>
          </table:table-cell>
          <table:table-cell office:value-type="float" office:value="262.9" calcext:value-type="float">
            <text:p>262.9</text:p>
          </table:table-cell>
          <table:table-cell office:value-type="float" office:value="263.6" calcext:value-type="float">
            <text:p>263.6</text:p>
          </table:table-cell>
          <table:table-cell office:value-type="float" office:value="258.7" calcext:value-type="float">
            <text:p>258.7</text:p>
          </table:table-cell>
          <table:table-cell office:value-type="float" office:value="260.05" calcext:value-type="float">
            <text:p>260.05</text:p>
          </table:table-cell>
          <table:table-cell office:value-type="float" office:value="9603892" calcext:value-type="float">
            <text:p>9603892</text:p>
          </table:table-cell>
          <table:table-cell table:formula="of:=AVERAGE([.F333:.F342])" office:value-type="float" office:value="250.644" calcext:value-type="float">
            <text:p>250.644</text:p>
          </table:table-cell>
          <table:table-cell table:formula="of:=AVERAGE([.F323:.F342])" office:value-type="float" office:value="243.6365" calcext:value-type="float">
            <text:p>243.6365</text:p>
          </table:table-cell>
          <table:table-cell table:formula="of:=AVERAGE([.F293:.F342])" office:value-type="float" office:value="240.0678" calcext:value-type="float">
            <text:p>240.0678</text:p>
          </table:table-cell>
          <table:table-cell table:formula="of:=AVERAGE([.F243:.F342])" office:value-type="float" office:value="248.4956" calcext:value-type="float">
            <text:p>248.4956</text:p>
          </table:table-cell>
          <table:table-cell table:formula="of:=COM.MICROSOFT.STDEV.S([.F323:.F341])" office:value-type="float" office:value="8.22673949326575" calcext:value-type="float">
            <text:p>8.22673949326575</text:p>
          </table:table-cell>
          <table:table-cell table:formula="of:=[.I342]+2*[.L342]" office:value-type="float" office:value="260.089978986532" calcext:value-type="float">
            <text:p>260.089978986532</text:p>
          </table:table-cell>
          <table:table-cell table:formula="of:=[.I342]-2*[.L342]" office:value-type="float" office:value="227.183021013468" calcext:value-type="float">
            <text:p>227.183021013468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3" calcext:value-type="date">
            <text:p>2025-05-13</text:p>
          </table:table-cell>
          <table:table-cell office:value-type="float" office:value="260.875" calcext:value-type="float">
            <text:p>260.875</text:p>
          </table:table-cell>
          <table:table-cell office:value-type="float" office:value="263.67" calcext:value-type="float">
            <text:p>263.67</text:p>
          </table:table-cell>
          <table:table-cell office:value-type="float" office:value="260.39" calcext:value-type="float">
            <text:p>260.39</text:p>
          </table:table-cell>
          <table:table-cell office:value-type="float" office:value="263.01" calcext:value-type="float">
            <text:p>263.01</text:p>
          </table:table-cell>
          <table:table-cell office:value-type="float" office:value="8588961" calcext:value-type="float">
            <text:p>8588961</text:p>
          </table:table-cell>
          <table:table-cell table:formula="of:=AVERAGE([.F334:.F343])" office:value-type="float" office:value="252.483" calcext:value-type="float">
            <text:p>252.483</text:p>
          </table:table-cell>
          <table:table-cell table:formula="of:=AVERAGE([.F324:.F343])" office:value-type="float" office:value="245.051" calcext:value-type="float">
            <text:p>245.051</text:p>
          </table:table-cell>
          <table:table-cell table:formula="of:=AVERAGE([.F294:.F343])" office:value-type="float" office:value="240.1156" calcext:value-type="float">
            <text:p>240.1156</text:p>
          </table:table-cell>
          <table:table-cell table:formula="of:=AVERAGE([.F244:.F343])" office:value-type="float" office:value="248.7299" calcext:value-type="float">
            <text:p>248.7299</text:p>
          </table:table-cell>
          <table:table-cell table:formula="of:=COM.MICROSOFT.STDEV.S([.F324:.F342])" office:value-type="float" office:value="8.87606038472116" calcext:value-type="float">
            <text:p>8.87606038472116</text:p>
          </table:table-cell>
          <table:table-cell table:formula="of:=[.I343]+2*[.L343]" office:value-type="float" office:value="262.803120769442" calcext:value-type="float">
            <text:p>262.803120769442</text:p>
          </table:table-cell>
          <table:table-cell table:formula="of:=[.I343]-2*[.L343]" office:value-type="float" office:value="227.298879230558" calcext:value-type="float">
            <text:p>227.298879230558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4" calcext:value-type="date">
            <text:p>2025-05-14</text:p>
          </table:table-cell>
          <table:table-cell office:value-type="float" office:value="263" calcext:value-type="float">
            <text:p>263</text:p>
          </table:table-cell>
          <table:table-cell office:value-type="float" office:value="266.64" calcext:value-type="float">
            <text:p>266.64</text:p>
          </table:table-cell>
          <table:table-cell office:value-type="float" office:value="262.29" calcext:value-type="float">
            <text:p>262.29</text:p>
          </table:table-cell>
          <table:table-cell office:value-type="float" office:value="265.64" calcext:value-type="float">
            <text:p>265.64</text:p>
          </table:table-cell>
          <table:table-cell office:value-type="float" office:value="8643060" calcext:value-type="float">
            <text:p>8643060</text:p>
          </table:table-cell>
          <table:table-cell table:formula="of:=AVERAGE([.F335:.F344])" office:value-type="float" office:value="254.585" calcext:value-type="float">
            <text:p>254.585</text:p>
          </table:table-cell>
          <table:table-cell table:formula="of:=AVERAGE([.F325:.F344])" office:value-type="float" office:value="246.6765" calcext:value-type="float">
            <text:p>246.6765</text:p>
          </table:table-cell>
          <table:table-cell table:formula="of:=AVERAGE([.F295:.F344])" office:value-type="float" office:value="240.4234" calcext:value-type="float">
            <text:p>240.4234</text:p>
          </table:table-cell>
          <table:table-cell table:formula="of:=AVERAGE([.F245:.F344])" office:value-type="float" office:value="249.0027" calcext:value-type="float">
            <text:p>249.0027</text:p>
          </table:table-cell>
          <table:table-cell table:formula="of:=COM.MICROSOFT.STDEV.S([.F325:.F343])" office:value-type="float" office:value="9.45172251388773" calcext:value-type="float">
            <text:p>9.45172251388773</text:p>
          </table:table-cell>
          <table:table-cell table:formula="of:=[.I344]+2*[.L344]" office:value-type="float" office:value="265.579945027775" calcext:value-type="float">
            <text:p>265.579945027775</text:p>
          </table:table-cell>
          <table:table-cell table:formula="of:=[.I344]-2*[.L344]" office:value-type="float" office:value="227.773054972225" calcext:value-type="float">
            <text:p>227.773054972225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5" calcext:value-type="date">
            <text:p>2025-05-15</text:p>
          </table:table-cell>
          <table:table-cell office:value-type="float" office:value="266.745" calcext:value-type="float">
            <text:p>266.745</text:p>
          </table:table-cell>
          <table:table-cell office:value-type="float" office:value="269.52" calcext:value-type="float">
            <text:p>269.52</text:p>
          </table:table-cell>
          <table:table-cell office:value-type="float" office:value="264.76" calcext:value-type="float">
            <text:p>264.76</text:p>
          </table:table-cell>
          <table:table-cell office:value-type="float" office:value="267.49" calcext:value-type="float">
            <text:p>267.49</text:p>
          </table:table-cell>
          <table:table-cell office:value-type="float" office:value="9214641" calcext:value-type="float">
            <text:p>9214641</text:p>
          </table:table-cell>
          <table:table-cell table:formula="of:=AVERAGE([.F336:.F345])" office:value-type="float" office:value="256.645" calcext:value-type="float">
            <text:p>256.645</text:p>
          </table:table-cell>
          <table:table-cell table:formula="of:=AVERAGE([.F326:.F345])" office:value-type="float" office:value="248.5705" calcext:value-type="float">
            <text:p>248.5705</text:p>
          </table:table-cell>
          <table:table-cell table:formula="of:=AVERAGE([.F296:.F345])" office:value-type="float" office:value="240.7426" calcext:value-type="float">
            <text:p>240.7426</text:p>
          </table:table-cell>
          <table:table-cell table:formula="of:=AVERAGE([.F246:.F345])" office:value-type="float" office:value="249.3739" calcext:value-type="float">
            <text:p>249.3739</text:p>
          </table:table-cell>
          <table:table-cell table:formula="of:=COM.MICROSOFT.STDEV.S([.F326:.F344])" office:value-type="float" office:value="9.66085248620606" calcext:value-type="float">
            <text:p>9.66085248620606</text:p>
          </table:table-cell>
          <table:table-cell table:formula="of:=[.I345]+2*[.L345]" office:value-type="float" office:value="267.892204972412" calcext:value-type="float">
            <text:p>267.892204972412</text:p>
          </table:table-cell>
          <table:table-cell table:formula="of:=[.I345]-2*[.L345]" office:value-type="float" office:value="229.248795027588" calcext:value-type="float">
            <text:p>229.248795027588</text:p>
          </table:table-cell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date" office:date-value="2025-05-16" calcext:value-type="date">
            <text:p>2025-05-16</text:p>
          </table:table-cell>
          <table:table-cell office:value-type="float" office:value="267.49" calcext:value-type="float">
            <text:p>267.49</text:p>
          </table:table-cell>
          <table:table-cell office:value-type="float" office:value="268.4593" calcext:value-type="float">
            <text:p>268.4593</text:p>
          </table:table-cell>
          <table:table-cell office:value-type="float" office:value="264.71" calcext:value-type="float">
            <text:p>264.71</text:p>
          </table:table-cell>
          <table:table-cell office:value-type="float" office:value="267.56" calcext:value-type="float">
            <text:p>267.56</text:p>
          </table:table-cell>
          <table:table-cell office:value-type="float" office:value="8932912" calcext:value-type="float">
            <text:p>8932912</text:p>
          </table:table-cell>
          <table:table-cell table:formula="of:=AVERAGE([.F337:.F346])" office:value-type="float" office:value="258.15" calcext:value-type="float">
            <text:p>258.15</text:p>
          </table:table-cell>
          <table:table-cell table:formula="of:=AVERAGE([.F327:.F346])" office:value-type="float" office:value="250.3505" calcext:value-type="float">
            <text:p>250.3505</text:p>
          </table:table-cell>
          <table:table-cell table:formula="of:=AVERAGE([.F297:.F346])" office:value-type="float" office:value="241.163" calcext:value-type="float">
            <text:p>241.163</text:p>
          </table:table-cell>
          <table:table-cell table:formula="of:=AVERAGE([.F247:.F346])" office:value-type="float" office:value="249.7199" calcext:value-type="float">
            <text:p>249.7199</text:p>
          </table:table-cell>
          <table:table-cell table:formula="of:=COM.MICROSOFT.STDEV.S([.F327:.F345])" office:value-type="float" office:value="9.9060415731574" calcext:value-type="float">
            <text:p>9.9060415731574</text:p>
          </table:table-cell>
          <table:table-cell table:formula="of:=[.I346]+2*[.L346]" office:value-type="float" office:value="270.162583146315" calcext:value-type="float">
            <text:p>270.162583146315</text:p>
          </table:table-cell>
          <table:table-cell table:formula="of:=[.I346]-2*[.L346]" office:value-type="float" office:value="230.538416853685" calcext:value-type="float">
            <text:p>230.538416853685</text:p>
          </table:table-cell>
        </table:table-row>
        <table:table-row table:style-name="ro1">
          <table:table-cell table:number-columns-repeated="2" office:value-type="date" office:date-value="2025-05-19" calcext:value-type="date">
            <text:p>2025-05-19</text:p>
          </table:table-cell>
          <table:table-cell office:value-type="float" office:value="265.53" calcext:value-type="float">
            <text:p>265.53</text:p>
          </table:table-cell>
          <table:table-cell office:value-type="float" office:value="268.32" calcext:value-type="float">
            <text:p>268.32</text:p>
          </table:table-cell>
          <table:table-cell office:value-type="float" office:value="261.93" calcext:value-type="float">
            <text:p>261.93</text:p>
          </table:table-cell>
          <table:table-cell office:value-type="float" office:value="264.88" calcext:value-type="float">
            <text:p>264.88</text:p>
          </table:table-cell>
          <table:table-cell office:value-type="float" office:value="12145045" calcext:value-type="float">
            <text:p>12145045</text:p>
          </table:table-cell>
          <table:table-cell table:formula="of:=AVERAGE([.F338:.F347])" office:value-type="float" office:value="259.382" calcext:value-type="float">
            <text:p>259.382</text:p>
          </table:table-cell>
          <table:table-cell table:formula="of:=AVERAGE([.F328:.F347])" office:value-type="float" office:value="252.145" calcext:value-type="float">
            <text:p>252.145</text:p>
          </table:table-cell>
          <table:table-cell table:formula="of:=AVERAGE([.F298:.F347])" office:value-type="float" office:value="241.615" calcext:value-type="float">
            <text:p>241.615</text:p>
          </table:table-cell>
          <table:table-cell table:formula="of:=AVERAGE([.F248:.F347])" office:value-type="float" office:value="249.9927" calcext:value-type="float">
            <text:p>249.9927</text:p>
          </table:table-cell>
          <table:table-cell table:formula="of:=COM.MICROSOFT.STDEV.S([.F328:.F346])" office:value-type="float" office:value="9.42161602582125" calcext:value-type="float">
            <text:p>9.42161602582125</text:p>
          </table:table-cell>
          <table:table-cell table:formula="of:=[.I347]+2*[.L347]" office:value-type="float" office:value="270.988232051642" calcext:value-type="float">
            <text:p>270.988232051642</text:p>
          </table:table-cell>
          <table:table-cell table:formula="of:=[.I347]-2*[.L347]" office:value-type="float" office:value="233.301767948357" calcext:value-type="float">
            <text:p>233.301767948357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0" calcext:value-type="date">
            <text:p>2025-05-20</text:p>
          </table:table-cell>
          <table:table-cell office:value-type="float" office:value="262.72" calcext:value-type="float">
            <text:p>262.72</text:p>
          </table:table-cell>
          <table:table-cell office:value-type="float" office:value="266.66" calcext:value-type="float">
            <text:p>266.66</text:p>
          </table:table-cell>
          <table:table-cell office:value-type="float" office:value="262.3" calcext:value-type="float">
            <text:p>262.3</text:p>
          </table:table-cell>
          <table:table-cell office:value-type="float" office:value="265.68" calcext:value-type="float">
            <text:p>265.68</text:p>
          </table:table-cell>
          <table:table-cell office:value-type="float" office:value="8436337" calcext:value-type="float">
            <text:p>8436337</text:p>
          </table:table-cell>
          <table:table-cell table:formula="of:=AVERAGE([.F339:.F348])" office:value-type="float" office:value="261.025" calcext:value-type="float">
            <text:p>261.025</text:p>
          </table:table-cell>
          <table:table-cell table:formula="of:=AVERAGE([.F329:.F348])" office:value-type="float" office:value="253.6495" calcext:value-type="float">
            <text:p>253.6495</text:p>
          </table:table-cell>
          <table:table-cell table:formula="of:=AVERAGE([.F299:.F348])" office:value-type="float" office:value="242.2842" calcext:value-type="float">
            <text:p>242.2842</text:p>
          </table:table-cell>
          <table:table-cell table:formula="of:=AVERAGE([.F249:.F348])" office:value-type="float" office:value="250.2656" calcext:value-type="float">
            <text:p>250.2656</text:p>
          </table:table-cell>
          <table:table-cell table:formula="of:=COM.MICROSOFT.STDEV.S([.F329:.F347])" office:value-type="float" office:value="9.06772862072864" calcext:value-type="float">
            <text:p>9.06772862072864</text:p>
          </table:table-cell>
          <table:table-cell table:formula="of:=[.I348]+2*[.L348]" office:value-type="float" office:value="271.784957241457" calcext:value-type="float">
            <text:p>271.784957241457</text:p>
          </table:table-cell>
          <table:table-cell table:formula="of:=[.I348]-2*[.L348]" office:value-type="float" office:value="235.514042758543" calcext:value-type="float">
            <text:p>235.514042758543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1" calcext:value-type="date">
            <text:p>2025-05-21</text:p>
          </table:table-cell>
          <table:table-cell office:value-type="float" office:value="264.01" calcext:value-type="float">
            <text:p>264.01</text:p>
          </table:table-cell>
          <table:table-cell office:value-type="float" office:value="265.65" calcext:value-type="float">
            <text:p>265.65</text:p>
          </table:table-cell>
          <table:table-cell office:value-type="float" office:value="260.7263" calcext:value-type="float">
            <text:p>260.7263</text:p>
          </table:table-cell>
          <table:table-cell office:value-type="float" office:value="261.04" calcext:value-type="float">
            <text:p>261.04</text:p>
          </table:table-cell>
          <table:table-cell office:value-type="float" office:value="7464045" calcext:value-type="float">
            <text:p>7464045</text:p>
          </table:table-cell>
          <table:table-cell table:formula="of:=AVERAGE([.F340:.F349])" office:value-type="float" office:value="262.19" calcext:value-type="float">
            <text:p>262.19</text:p>
          </table:table-cell>
          <table:table-cell table:formula="of:=AVERAGE([.F330:.F349])" office:value-type="float" office:value="254.6575" calcext:value-type="float">
            <text:p>254.6575</text:p>
          </table:table-cell>
          <table:table-cell table:formula="of:=AVERAGE([.F300:.F349])" office:value-type="float" office:value="242.9222" calcext:value-type="float">
            <text:p>242.9222</text:p>
          </table:table-cell>
          <table:table-cell table:formula="of:=AVERAGE([.F250:.F349])" office:value-type="float" office:value="250.4529" calcext:value-type="float">
            <text:p>250.4529</text:p>
          </table:table-cell>
          <table:table-cell table:formula="of:=COM.MICROSOFT.STDEV.S([.F330:.F348])" office:value-type="float" office:value="9.00843694862266" calcext:value-type="float">
            <text:p>9.00843694862266</text:p>
          </table:table-cell>
          <table:table-cell table:formula="of:=[.I349]+2*[.L349]" office:value-type="float" office:value="272.674373897245" calcext:value-type="float">
            <text:p>272.674373897245</text:p>
          </table:table-cell>
          <table:table-cell table:formula="of:=[.I349]-2*[.L349]" office:value-type="float" office:value="236.640626102755" calcext:value-type="float">
            <text:p>236.640626102755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2" calcext:value-type="date">
            <text:p>2025-05-22</text:p>
          </table:table-cell>
          <table:table-cell office:value-type="float" office:value="259.36" calcext:value-type="float">
            <text:p>259.36</text:p>
          </table:table-cell>
          <table:table-cell office:value-type="float" office:value="262.3" calcext:value-type="float">
            <text:p>262.3</text:p>
          </table:table-cell>
          <table:table-cell office:value-type="float" office:value="258.8687" calcext:value-type="float">
            <text:p>258.8687</text:p>
          </table:table-cell>
          <table:table-cell office:value-type="float" office:value="260.67" calcext:value-type="float">
            <text:p>260.67</text:p>
          </table:table-cell>
          <table:table-cell office:value-type="float" office:value="6514113" calcext:value-type="float">
            <text:p>6514113</text:p>
          </table:table-cell>
          <table:table-cell table:formula="of:=AVERAGE([.F341:.F350])" office:value-type="float" office:value="262.91" calcext:value-type="float">
            <text:p>262.91</text:p>
          </table:table-cell>
          <table:table-cell table:formula="of:=AVERAGE([.F331:.F350])" office:value-type="float" office:value="255.459" calcext:value-type="float">
            <text:p>255.459</text:p>
          </table:table-cell>
          <table:table-cell table:formula="of:=AVERAGE([.F301:.F350])" office:value-type="float" office:value="243.5776" calcext:value-type="float">
            <text:p>243.5776</text:p>
          </table:table-cell>
          <table:table-cell table:formula="of:=AVERAGE([.F251:.F350])" office:value-type="float" office:value="250.6282" calcext:value-type="float">
            <text:p>250.6282</text:p>
          </table:table-cell>
          <table:table-cell table:formula="of:=COM.MICROSOFT.STDEV.S([.F331:.F349])" office:value-type="float" office:value="8.81281665683002" calcext:value-type="float">
            <text:p>8.81281665683002</text:p>
          </table:table-cell>
          <table:table-cell table:formula="of:=[.I350]+2*[.L350]" office:value-type="float" office:value="273.08463331366" calcext:value-type="float">
            <text:p>273.08463331366</text:p>
          </table:table-cell>
          <table:table-cell table:formula="of:=[.I350]-2*[.L350]" office:value-type="float" office:value="237.83336668634" calcext:value-type="float">
            <text:p>237.83336668634</text:p>
          </table:table-cell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date" office:date-value="2025-05-23" calcext:value-type="date">
            <text:p>2025-05-23</text:p>
          </table:table-cell>
          <table:table-cell office:value-type="float" office:value="256.77" calcext:value-type="float">
            <text:p>256.77</text:p>
          </table:table-cell>
          <table:table-cell office:value-type="float" office:value="261.99" calcext:value-type="float">
            <text:p>261.99</text:p>
          </table:table-cell>
          <table:table-cell office:value-type="float" office:value="256.0001" calcext:value-type="float">
            <text:p>256.0001</text:p>
          </table:table-cell>
          <table:table-cell office:value-type="float" office:value="260.71" calcext:value-type="float">
            <text:p>260.71</text:p>
          </table:table-cell>
          <table:table-cell office:value-type="float" office:value="6671841" calcext:value-type="float">
            <text:p>6671841</text:p>
          </table:table-cell>
          <table:table-cell table:formula="of:=AVERAGE([.F342:.F351])" office:value-type="float" office:value="263.673" calcext:value-type="float">
            <text:p>263.673</text:p>
          </table:table-cell>
          <table:table-cell table:formula="of:=AVERAGE([.F332:.F351])" office:value-type="float" office:value="256.317" calcext:value-type="float">
            <text:p>256.317</text:p>
          </table:table-cell>
          <table:table-cell table:formula="of:=AVERAGE([.F302:.F351])" office:value-type="float" office:value="244.288" calcext:value-type="float">
            <text:p>244.288</text:p>
          </table:table-cell>
          <table:table-cell table:formula="of:=AVERAGE([.F252:.F351])" office:value-type="float" office:value="250.8236" calcext:value-type="float">
            <text:p>250.8236</text:p>
          </table:table-cell>
          <table:table-cell table:formula="of:=COM.MICROSOFT.STDEV.S([.F332:.F350])" office:value-type="float" office:value="8.42377014814459" calcext:value-type="float">
            <text:p>8.42377014814459</text:p>
          </table:table-cell>
          <table:table-cell table:formula="of:=[.I351]+2*[.L351]" office:value-type="float" office:value="273.164540296289" calcext:value-type="float">
            <text:p>273.164540296289</text:p>
          </table:table-cell>
          <table:table-cell table:formula="of:=[.I351]-2*[.L351]" office:value-type="float" office:value="239.469459703711" calcext:value-type="float">
            <text:p>239.469459703711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7" calcext:value-type="date">
            <text:p>2025-05-27</text:p>
          </table:table-cell>
          <table:table-cell office:value-type="float" office:value="262.04" calcext:value-type="float">
            <text:p>262.04</text:p>
          </table:table-cell>
          <table:table-cell office:value-type="float" office:value="265.3" calcext:value-type="float">
            <text:p>265.3</text:p>
          </table:table-cell>
          <table:table-cell office:value-type="float" office:value="261.99" calcext:value-type="float">
            <text:p>261.99</text:p>
          </table:table-cell>
          <table:table-cell office:value-type="float" office:value="265.29" calcext:value-type="float">
            <text:p>265.29</text:p>
          </table:table-cell>
          <table:table-cell office:value-type="float" office:value="7506555" calcext:value-type="float">
            <text:p>7506555</text:p>
          </table:table-cell>
          <table:table-cell table:formula="of:=AVERAGE([.F343:.F352])" office:value-type="float" office:value="264.197" calcext:value-type="float">
            <text:p>264.197</text:p>
          </table:table-cell>
          <table:table-cell table:formula="of:=AVERAGE([.F333:.F352])" office:value-type="float" office:value="257.4205" calcext:value-type="float">
            <text:p>257.4205</text:p>
          </table:table-cell>
          <table:table-cell table:formula="of:=AVERAGE([.F303:.F352])" office:value-type="float" office:value="244.945" calcext:value-type="float">
            <text:p>244.945</text:p>
          </table:table-cell>
          <table:table-cell table:formula="of:=AVERAGE([.F253:.F352])" office:value-type="float" office:value="251.0833" calcext:value-type="float">
            <text:p>251.0833</text:p>
          </table:table-cell>
          <table:table-cell table:formula="of:=COM.MICROSOFT.STDEV.S([.F333:.F351])" office:value-type="float" office:value="7.87765137766772" calcext:value-type="float">
            <text:p>7.87765137766772</text:p>
          </table:table-cell>
          <table:table-cell table:formula="of:=[.I352]+2*[.L352]" office:value-type="float" office:value="273.175802755335" calcext:value-type="float">
            <text:p>273.175802755335</text:p>
          </table:table-cell>
          <table:table-cell table:formula="of:=[.I352]-2*[.L352]" office:value-type="float" office:value="241.665197244665" calcext:value-type="float">
            <text:p>241.665197244665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8" calcext:value-type="date">
            <text:p>2025-05-28</text:p>
          </table:table-cell>
          <table:table-cell office:value-type="float" office:value="265.695" calcext:value-type="float">
            <text:p>265.695</text:p>
          </table:table-cell>
          <table:table-cell office:value-type="float" office:value="266.72" calcext:value-type="float">
            <text:p>266.72</text:p>
          </table:table-cell>
          <table:table-cell office:value-type="float" office:value="262.9" calcext:value-type="float">
            <text:p>262.9</text:p>
          </table:table-cell>
          <table:table-cell office:value-type="float" office:value="263.49" calcext:value-type="float">
            <text:p>263.49</text:p>
          </table:table-cell>
          <table:table-cell office:value-type="float" office:value="5535408" calcext:value-type="float">
            <text:p>5535408</text:p>
          </table:table-cell>
          <table:table-cell table:formula="of:=AVERAGE([.F344:.F353])" office:value-type="float" office:value="264.245" calcext:value-type="float">
            <text:p>264.245</text:p>
          </table:table-cell>
          <table:table-cell table:formula="of:=AVERAGE([.F334:.F353])" office:value-type="float" office:value="258.364" calcext:value-type="float">
            <text:p>258.364</text:p>
          </table:table-cell>
          <table:table-cell table:formula="of:=AVERAGE([.F304:.F353])" office:value-type="float" office:value="245.5362" calcext:value-type="float">
            <text:p>245.5362</text:p>
          </table:table-cell>
          <table:table-cell table:formula="of:=AVERAGE([.F254:.F353])" office:value-type="float" office:value="251.3211" calcext:value-type="float">
            <text:p>251.3211</text:p>
          </table:table-cell>
          <table:table-cell table:formula="of:=COM.MICROSOFT.STDEV.S([.F334:.F352])" office:value-type="float" office:value="7.48978883828545" calcext:value-type="float">
            <text:p>7.48978883828545</text:p>
          </table:table-cell>
          <table:table-cell table:formula="of:=[.I353]+2*[.L353]" office:value-type="float" office:value="273.343577676571" calcext:value-type="float">
            <text:p>273.343577676571</text:p>
          </table:table-cell>
          <table:table-cell table:formula="of:=[.I353]-2*[.L353]" office:value-type="float" office:value="243.384422323429" calcext:value-type="float">
            <text:p>243.384422323429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29" calcext:value-type="date">
            <text:p>2025-05-29</text:p>
          </table:table-cell>
          <table:table-cell office:value-type="float" office:value="264.8" calcext:value-type="float">
            <text:p>264.8</text:p>
          </table:table-cell>
          <table:table-cell office:value-type="float" office:value="265.4099" calcext:value-type="float">
            <text:p>265.4099</text:p>
          </table:table-cell>
          <table:table-cell office:value-type="float" office:value="262.53" calcext:value-type="float">
            <text:p>262.53</text:p>
          </table:table-cell>
          <table:table-cell office:value-type="float" office:value="264.37" calcext:value-type="float">
            <text:p>264.37</text:p>
          </table:table-cell>
          <table:table-cell office:value-type="float" office:value="5081992" calcext:value-type="float">
            <text:p>5081992</text:p>
          </table:table-cell>
          <table:table-cell table:formula="of:=AVERAGE([.F345:.F354])" office:value-type="float" office:value="264.118" calcext:value-type="float">
            <text:p>264.118</text:p>
          </table:table-cell>
          <table:table-cell table:formula="of:=AVERAGE([.F335:.F354])" office:value-type="float" office:value="259.3515" calcext:value-type="float">
            <text:p>259.3515</text:p>
          </table:table-cell>
          <table:table-cell table:formula="of:=AVERAGE([.F305:.F354])" office:value-type="float" office:value="246.1242" calcext:value-type="float">
            <text:p>246.1242</text:p>
          </table:table-cell>
          <table:table-cell table:formula="of:=AVERAGE([.F255:.F354])" office:value-type="float" office:value="251.5648" calcext:value-type="float">
            <text:p>251.5648</text:p>
          </table:table-cell>
          <table:table-cell table:formula="of:=COM.MICROSOFT.STDEV.S([.F335:.F353])" office:value-type="float" office:value="6.82545956296088" calcext:value-type="float">
            <text:p>6.82545956296088</text:p>
          </table:table-cell>
          <table:table-cell table:formula="of:=[.I354]+2*[.L354]" office:value-type="float" office:value="273.002419125922" calcext:value-type="float">
            <text:p>273.002419125922</text:p>
          </table:table-cell>
          <table:table-cell table:formula="of:=[.I354]-2*[.L354]" office:value-type="float" office:value="245.700580874078" calcext:value-type="float">
            <text:p>245.700580874078</text:p>
          </table:table-cell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date" office:date-value="2025-05-30" calcext:value-type="date">
            <text:p>2025-05-30</text:p>
          </table:table-cell>
          <table:table-cell office:value-type="float" office:value="263.7" calcext:value-type="float">
            <text:p>263.7</text:p>
          </table:table-cell>
          <table:table-cell office:value-type="float" office:value="265.33" calcext:value-type="float">
            <text:p>265.33</text:p>
          </table:table-cell>
          <table:table-cell office:value-type="float" office:value="262.725" calcext:value-type="float">
            <text:p>262.725</text:p>
          </table:table-cell>
          <table:table-cell office:value-type="float" office:value="264" calcext:value-type="float">
            <text:p>264</text:p>
          </table:table-cell>
          <table:table-cell office:value-type="float" office:value="10977662" calcext:value-type="float">
            <text:p>10977662</text:p>
          </table:table-cell>
          <table:table-cell table:formula="of:=AVERAGE([.F346:.F355])" office:value-type="float" office:value="263.769" calcext:value-type="float">
            <text:p>263.769</text:p>
          </table:table-cell>
          <table:table-cell table:formula="of:=AVERAGE([.F336:.F355])" office:value-type="float" office:value="260.207" calcext:value-type="float">
            <text:p>260.207</text:p>
          </table:table-cell>
          <table:table-cell table:formula="of:=AVERAGE([.F306:.F355])" office:value-type="float" office:value="246.622" calcext:value-type="float">
            <text:p>246.622</text:p>
          </table:table-cell>
          <table:table-cell table:formula="of:=AVERAGE([.F256:.F355])" office:value-type="float" office:value="251.772" calcext:value-type="float">
            <text:p>251.772</text:p>
          </table:table-cell>
          <table:table-cell table:formula="of:=COM.MICROSOFT.STDEV.S([.F336:.F354])" office:value-type="float" office:value="6.2432762429364" calcext:value-type="float">
            <text:p>6.2432762429364</text:p>
          </table:table-cell>
          <table:table-cell table:formula="of:=[.I355]+2*[.L355]" office:value-type="float" office:value="272.693552485873" calcext:value-type="float">
            <text:p>272.693552485873</text:p>
          </table:table-cell>
          <table:table-cell table:formula="of:=[.I355]-2*[.L355]" office:value-type="float" office:value="247.720447514127" calcext:value-type="float">
            <text:p>247.720447514127</text:p>
          </table:table-cell>
        </table:table-row>
        <table:table-row table:style-name="ro1">
          <table:table-cell table:number-columns-repeated="2" office:value-type="date" office:date-value="2025-06-02" calcext:value-type="date">
            <text:p>2025-06-02</text:p>
          </table:table-cell>
          <table:table-cell office:value-type="float" office:value="263.02" calcext:value-type="float">
            <text:p>263.02</text:p>
          </table:table-cell>
          <table:table-cell office:value-type="float" office:value="265.03" calcext:value-type="float">
            <text:p>265.03</text:p>
          </table:table-cell>
          <table:table-cell office:value-type="float" office:value="261.9" calcext:value-type="float">
            <text:p>261.9</text:p>
          </table:table-cell>
          <table:table-cell office:value-type="float" office:value="264.66" calcext:value-type="float">
            <text:p>264.66</text:p>
          </table:table-cell>
          <table:table-cell office:value-type="float" office:value="6011165" calcext:value-type="float">
            <text:p>6011165</text:p>
          </table:table-cell>
          <table:table-cell table:formula="of:=AVERAGE([.F347:.F356])" office:value-type="float" office:value="263.479" calcext:value-type="float">
            <text:p>263.479</text:p>
          </table:table-cell>
          <table:table-cell table:formula="of:=AVERAGE([.F337:.F356])" office:value-type="float" office:value="260.8145" calcext:value-type="float">
            <text:p>260.8145</text:p>
          </table:table-cell>
          <table:table-cell table:formula="of:=AVERAGE([.F307:.F356])" office:value-type="float" office:value="247.135" calcext:value-type="float">
            <text:p>247.135</text:p>
          </table:table-cell>
          <table:table-cell table:formula="of:=AVERAGE([.F257:.F356])" office:value-type="float" office:value="252.0101" calcext:value-type="float">
            <text:p>252.0101</text:p>
          </table:table-cell>
          <table:table-cell table:formula="of:=COM.MICROSOFT.STDEV.S([.F337:.F355])" office:value-type="float" office:value="6.02953432783381" calcext:value-type="float">
            <text:p>6.02953432783381</text:p>
          </table:table-cell>
          <table:table-cell table:formula="of:=[.I356]+2*[.L356]" office:value-type="float" office:value="272.873568655668" calcext:value-type="float">
            <text:p>272.873568655668</text:p>
          </table:table-cell>
          <table:table-cell table:formula="of:=[.I356]-2*[.L356]" office:value-type="float" office:value="248.755431344332" calcext:value-type="float">
            <text:p>248.755431344332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3" calcext:value-type="date">
            <text:p>2025-06-03</text:p>
          </table:table-cell>
          <table:table-cell office:value-type="float" office:value="263.79" calcext:value-type="float">
            <text:p>263.79</text:p>
          </table:table-cell>
          <table:table-cell office:value-type="float" office:value="266.58" calcext:value-type="float">
            <text:p>266.58</text:p>
          </table:table-cell>
          <table:table-cell office:value-type="float" office:value="262.88" calcext:value-type="float">
            <text:p>262.88</text:p>
          </table:table-cell>
          <table:table-cell office:value-type="float" office:value="266.27" calcext:value-type="float">
            <text:p>266.27</text:p>
          </table:table-cell>
          <table:table-cell office:value-type="float" office:value="6998383" calcext:value-type="float">
            <text:p>6998383</text:p>
          </table:table-cell>
          <table:table-cell table:formula="of:=AVERAGE([.F348:.F357])" office:value-type="float" office:value="263.618" calcext:value-type="float">
            <text:p>263.618</text:p>
          </table:table-cell>
          <table:table-cell table:formula="of:=AVERAGE([.F338:.F357])" office:value-type="float" office:value="261.5" calcext:value-type="float">
            <text:p>261.5</text:p>
          </table:table-cell>
          <table:table-cell table:formula="of:=AVERAGE([.F308:.F357])" office:value-type="float" office:value="247.6278" calcext:value-type="float">
            <text:p>247.6278</text:p>
          </table:table-cell>
          <table:table-cell table:formula="of:=AVERAGE([.F258:.F357])" office:value-type="float" office:value="252.2411" calcext:value-type="float">
            <text:p>252.2411</text:p>
          </table:table-cell>
          <table:table-cell table:formula="of:=COM.MICROSOFT.STDEV.S([.F338:.F356])" office:value-type="float" office:value="5.76502085833833" calcext:value-type="float">
            <text:p>5.76502085833833</text:p>
          </table:table-cell>
          <table:table-cell table:formula="of:=[.I357]+2*[.L357]" office:value-type="float" office:value="273.030041716677" calcext:value-type="float">
            <text:p>273.030041716677</text:p>
          </table:table-cell>
          <table:table-cell table:formula="of:=[.I357]-2*[.L357]" office:value-type="float" office:value="249.969958283323" calcext:value-type="float">
            <text:p>249.969958283323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4" calcext:value-type="date">
            <text:p>2025-06-04</text:p>
          </table:table-cell>
          <table:table-cell office:value-type="float" office:value="265.75" calcext:value-type="float">
            <text:p>265.75</text:p>
          </table:table-cell>
          <table:table-cell office:value-type="float" office:value="267.12" calcext:value-type="float">
            <text:p>267.12</text:p>
          </table:table-cell>
          <table:table-cell office:value-type="float" office:value="264.18" calcext:value-type="float">
            <text:p>264.18</text:p>
          </table:table-cell>
          <table:table-cell office:value-type="float" office:value="264.22" calcext:value-type="float">
            <text:p>264.22</text:p>
          </table:table-cell>
          <table:table-cell office:value-type="float" office:value="5915710" calcext:value-type="float">
            <text:p>5915710</text:p>
          </table:table-cell>
          <table:table-cell table:formula="of:=AVERAGE([.F349:.F358])" office:value-type="float" office:value="263.472" calcext:value-type="float">
            <text:p>263.472</text:p>
          </table:table-cell>
          <table:table-cell table:formula="of:=AVERAGE([.F339:.F358])" office:value-type="float" office:value="262.2485" calcext:value-type="float">
            <text:p>262.2485</text:p>
          </table:table-cell>
          <table:table-cell table:formula="of:=AVERAGE([.F309:.F358])" office:value-type="float" office:value="247.951" calcext:value-type="float">
            <text:p>247.951</text:p>
          </table:table-cell>
          <table:table-cell table:formula="of:=AVERAGE([.F259:.F358])" office:value-type="float" office:value="252.452" calcext:value-type="float">
            <text:p>252.452</text:p>
          </table:table-cell>
          <table:table-cell table:formula="of:=COM.MICROSOFT.STDEV.S([.F339:.F357])" office:value-type="float" office:value="5.07843082547383" calcext:value-type="float">
            <text:p>5.07843082547383</text:p>
          </table:table-cell>
          <table:table-cell table:formula="of:=[.I358]+2*[.L358]" office:value-type="float" office:value="272.405361650948" calcext:value-type="float">
            <text:p>272.405361650948</text:p>
          </table:table-cell>
          <table:table-cell table:formula="of:=[.I358]-2*[.L358]" office:value-type="float" office:value="252.091638349052" calcext:value-type="float">
            <text:p>252.091638349052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5" calcext:value-type="date">
            <text:p>2025-06-05</text:p>
          </table:table-cell>
          <table:table-cell office:value-type="float" office:value="264.53" calcext:value-type="float">
            <text:p>264.53</text:p>
          </table:table-cell>
          <table:table-cell office:value-type="float" office:value="264.74" calcext:value-type="float">
            <text:p>264.74</text:p>
          </table:table-cell>
          <table:table-cell office:value-type="float" office:value="260.31" calcext:value-type="float">
            <text:p>260.31</text:p>
          </table:table-cell>
          <table:table-cell office:value-type="float" office:value="261.95" calcext:value-type="float">
            <text:p>261.95</text:p>
          </table:table-cell>
          <table:table-cell office:value-type="float" office:value="8179258" calcext:value-type="float">
            <text:p>8179258</text:p>
          </table:table-cell>
          <table:table-cell table:formula="of:=AVERAGE([.F350:.F359])" office:value-type="float" office:value="263.563" calcext:value-type="float">
            <text:p>263.563</text:p>
          </table:table-cell>
          <table:table-cell table:formula="of:=AVERAGE([.F340:.F359])" office:value-type="float" office:value="262.8765" calcext:value-type="float">
            <text:p>262.8765</text:p>
          </table:table-cell>
          <table:table-cell table:formula="of:=AVERAGE([.F310:.F359])" office:value-type="float" office:value="248.1674" calcext:value-type="float">
            <text:p>248.1674</text:p>
          </table:table-cell>
          <table:table-cell table:formula="of:=AVERAGE([.F260:.F359])" office:value-type="float" office:value="252.6728" calcext:value-type="float">
            <text:p>252.6728</text:p>
          </table:table-cell>
          <table:table-cell table:formula="of:=COM.MICROSOFT.STDEV.S([.F340:.F358])" office:value-type="float" office:value="4.04335170155357" calcext:value-type="float">
            <text:p>4.04335170155357</text:p>
          </table:table-cell>
          <table:table-cell table:formula="of:=[.I359]+2*[.L359]" office:value-type="float" office:value="270.963203403107" calcext:value-type="float">
            <text:p>270.963203403107</text:p>
          </table:table-cell>
          <table:table-cell table:formula="of:=[.I359]-2*[.L359]" office:value-type="float" office:value="254.789796596893" calcext:value-type="float">
            <text:p>254.789796596893</text:p>
          </table:table-cell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date" office:date-value="2025-06-06" calcext:value-type="date">
            <text:p>2025-06-06</text:p>
          </table:table-cell>
          <table:table-cell office:value-type="float" office:value="264.33" calcext:value-type="float">
            <text:p>264.33</text:p>
          </table:table-cell>
          <table:table-cell office:value-type="float" office:value="266.65" calcext:value-type="float">
            <text:p>266.65</text:p>
          </table:table-cell>
          <table:table-cell office:value-type="float" office:value="264.26" calcext:value-type="float">
            <text:p>264.26</text:p>
          </table:table-cell>
          <table:table-cell office:value-type="float" office:value="265.73" calcext:value-type="float">
            <text:p>265.73</text:p>
          </table:table-cell>
          <table:table-cell office:value-type="float" office:value="7738134" calcext:value-type="float">
            <text:p>7738134</text:p>
          </table:table-cell>
          <table:table-cell table:formula="of:=AVERAGE([.F351:.F360])" office:value-type="float" office:value="264.069" calcext:value-type="float">
            <text:p>264.069</text:p>
          </table:table-cell>
          <table:table-cell table:formula="of:=AVERAGE([.F341:.F360])" office:value-type="float" office:value="263.4895" calcext:value-type="float">
            <text:p>263.4895</text:p>
          </table:table-cell>
          <table:table-cell table:formula="of:=AVERAGE([.F311:.F360])" office:value-type="float" office:value="248.4614" calcext:value-type="float">
            <text:p>248.4614</text:p>
          </table:table-cell>
          <table:table-cell table:formula="of:=AVERAGE([.F261:.F360])" office:value-type="float" office:value="252.888" calcext:value-type="float">
            <text:p>252.888</text:p>
          </table:table-cell>
          <table:table-cell table:formula="of:=COM.MICROSOFT.STDEV.S([.F341:.F359])" office:value-type="float" office:value="3.35029727231264" calcext:value-type="float">
            <text:p>3.35029727231264</text:p>
          </table:table-cell>
          <table:table-cell table:formula="of:=[.I360]+2*[.L360]" office:value-type="float" office:value="270.190094544625" calcext:value-type="float">
            <text:p>270.190094544625</text:p>
          </table:table-cell>
          <table:table-cell table:formula="of:=[.I360]-2*[.L360]" office:value-type="float" office:value="256.788905455375" calcext:value-type="float">
            <text:p>256.788905455375</text:p>
          </table:table-cell>
        </table:table-row>
        <table:table-row table:style-name="ro1">
          <table:table-cell table:number-columns-repeated="2" office:value-type="date" office:date-value="2025-06-09" calcext:value-type="date">
            <text:p>2025-06-09</text:p>
          </table:table-cell>
          <table:table-cell office:value-type="float" office:value="266" calcext:value-type="float">
            <text:p>266</text:p>
          </table:table-cell>
          <table:table-cell office:value-type="float" office:value="267.9" calcext:value-type="float">
            <text:p>267.9</text:p>
          </table:table-cell>
          <table:table-cell office:value-type="float" office:value="263.35" calcext:value-type="float">
            <text:p>263.35</text:p>
          </table:table-cell>
          <table:table-cell office:value-type="float" office:value="266.74" calcext:value-type="float">
            <text:p>266.74</text:p>
          </table:table-cell>
          <table:table-cell office:value-type="float" office:value="8285364" calcext:value-type="float">
            <text:p>8285364</text:p>
          </table:table-cell>
          <table:table-cell table:formula="of:=AVERAGE([.F352:.F361])" office:value-type="float" office:value="264.672" calcext:value-type="float">
            <text:p>264.672</text:p>
          </table:table-cell>
          <table:table-cell table:formula="of:=AVERAGE([.F342:.F361])" office:value-type="float" office:value="264.1725" calcext:value-type="float">
            <text:p>264.1725</text:p>
          </table:table-cell>
          <table:table-cell table:formula="of:=AVERAGE([.F312:.F361])" office:value-type="float" office:value="248.8338" calcext:value-type="float">
            <text:p>248.8338</text:p>
          </table:table-cell>
          <table:table-cell table:formula="of:=AVERAGE([.F262:.F361])" office:value-type="float" office:value="253.0807" calcext:value-type="float">
            <text:p>253.0807</text:p>
          </table:table-cell>
          <table:table-cell table:formula="of:=COM.MICROSOFT.STDEV.S([.F342:.F360])" office:value-type="float" office:value="2.27625628830729" calcext:value-type="float">
            <text:p>2.27625628830729</text:p>
          </table:table-cell>
          <table:table-cell table:formula="of:=[.I361]+2*[.L361]" office:value-type="float" office:value="268.725012576615" calcext:value-type="float">
            <text:p>268.725012576615</text:p>
          </table:table-cell>
          <table:table-cell table:formula="of:=[.I361]-2*[.L361]" office:value-type="float" office:value="259.619987423385" calcext:value-type="float">
            <text:p>259.619987423385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0" calcext:value-type="date">
            <text:p>2025-06-10</text:p>
          </table:table-cell>
          <table:table-cell office:value-type="float" office:value="266" calcext:value-type="float">
            <text:p>266</text:p>
          </table:table-cell>
          <table:table-cell office:value-type="float" office:value="268.9" calcext:value-type="float">
            <text:p>268.9</text:p>
          </table:table-cell>
          <table:table-cell office:value-type="float" office:value="265.85" calcext:value-type="float">
            <text:p>265.85</text:p>
          </table:table-cell>
          <table:table-cell office:value-type="float" office:value="268.6" calcext:value-type="float">
            <text:p>268.6</text:p>
          </table:table-cell>
          <table:table-cell office:value-type="float" office:value="7538135" calcext:value-type="float">
            <text:p>7538135</text:p>
          </table:table-cell>
          <table:table-cell table:formula="of:=AVERAGE([.F353:.F362])" office:value-type="float" office:value="265.003" calcext:value-type="float">
            <text:p>265.003</text:p>
          </table:table-cell>
          <table:table-cell table:formula="of:=AVERAGE([.F343:.F362])" office:value-type="float" office:value="264.6" calcext:value-type="float">
            <text:p>264.6</text:p>
          </table:table-cell>
          <table:table-cell table:formula="of:=AVERAGE([.F313:.F362])" office:value-type="float" office:value="249.3488" calcext:value-type="float">
            <text:p>249.3488</text:p>
          </table:table-cell>
          <table:table-cell table:formula="of:=AVERAGE([.F263:.F362])" office:value-type="float" office:value="253.2432" calcext:value-type="float">
            <text:p>253.2432</text:p>
          </table:table-cell>
          <table:table-cell table:formula="of:=COM.MICROSOFT.STDEV.S([.F343:.F361])" office:value-type="float" office:value="2.13845342267155" calcext:value-type="float">
            <text:p>2.13845342267155</text:p>
          </table:table-cell>
          <table:table-cell table:formula="of:=[.I362]+2*[.L362]" office:value-type="float" office:value="268.876906845343" calcext:value-type="float">
            <text:p>268.876906845343</text:p>
          </table:table-cell>
          <table:table-cell table:formula="of:=[.I362]-2*[.L362]" office:value-type="float" office:value="260.323093154657" calcext:value-type="float">
            <text:p>260.323093154657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1" calcext:value-type="date">
            <text:p>2025-06-11</text:p>
          </table:table-cell>
          <table:table-cell office:value-type="float" office:value="268.67" calcext:value-type="float">
            <text:p>268.67</text:p>
          </table:table-cell>
          <table:table-cell office:value-type="float" office:value="269.6199" calcext:value-type="float">
            <text:p>269.6199</text:p>
          </table:table-cell>
          <table:table-cell office:value-type="float" office:value="265.7862" calcext:value-type="float">
            <text:p>265.7862</text:p>
          </table:table-cell>
          <table:table-cell office:value-type="float" office:value="268.15" calcext:value-type="float">
            <text:p>268.15</text:p>
          </table:table-cell>
          <table:table-cell office:value-type="float" office:value="7434064" calcext:value-type="float">
            <text:p>7434064</text:p>
          </table:table-cell>
          <table:table-cell table:formula="of:=AVERAGE([.F354:.F363])" office:value-type="float" office:value="265.469" calcext:value-type="float">
            <text:p>265.469</text:p>
          </table:table-cell>
          <table:table-cell table:formula="of:=AVERAGE([.F344:.F363])" office:value-type="float" office:value="264.857" calcext:value-type="float">
            <text:p>264.857</text:p>
          </table:table-cell>
          <table:table-cell table:formula="of:=AVERAGE([.F314:.F363])" office:value-type="float" office:value="249.8058" calcext:value-type="float">
            <text:p>249.8058</text:p>
          </table:table-cell>
          <table:table-cell table:formula="of:=AVERAGE([.F264:.F363])" office:value-type="float" office:value="253.382" calcext:value-type="float">
            <text:p>253.382</text:p>
          </table:table-cell>
          <table:table-cell table:formula="of:=COM.MICROSOFT.STDEV.S([.F344:.F362])" office:value-type="float" office:value="2.31534305239902" calcext:value-type="float">
            <text:p>2.31534305239902</text:p>
          </table:table-cell>
          <table:table-cell table:formula="of:=[.I363]+2*[.L363]" office:value-type="float" office:value="269.487686104798" calcext:value-type="float">
            <text:p>269.487686104798</text:p>
          </table:table-cell>
          <table:table-cell table:formula="of:=[.I363]-2*[.L363]" office:value-type="float" office:value="260.226313895202" calcext:value-type="float">
            <text:p>260.226313895202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2" calcext:value-type="date">
            <text:p>2025-06-12</text:p>
          </table:table-cell>
          <table:table-cell office:value-type="float" office:value="266.86" calcext:value-type="float">
            <text:p>266.86</text:p>
          </table:table-cell>
          <table:table-cell office:value-type="float" office:value="268.29" calcext:value-type="float">
            <text:p>268.29</text:p>
          </table:table-cell>
          <table:table-cell office:value-type="float" office:value="265.14" calcext:value-type="float">
            <text:p>265.14</text:p>
          </table:table-cell>
          <table:table-cell office:value-type="float" office:value="268.24" calcext:value-type="float">
            <text:p>268.24</text:p>
          </table:table-cell>
          <table:table-cell office:value-type="float" office:value="6618026" calcext:value-type="float">
            <text:p>6618026</text:p>
          </table:table-cell>
          <table:table-cell table:formula="of:=AVERAGE([.F355:.F364])" office:value-type="float" office:value="265.856" calcext:value-type="float">
            <text:p>265.856</text:p>
          </table:table-cell>
          <table:table-cell table:formula="of:=AVERAGE([.F345:.F364])" office:value-type="float" office:value="264.987" calcext:value-type="float">
            <text:p>264.987</text:p>
          </table:table-cell>
          <table:table-cell table:formula="of:=AVERAGE([.F315:.F364])" office:value-type="float" office:value="250.2974" calcext:value-type="float">
            <text:p>250.2974</text:p>
          </table:table-cell>
          <table:table-cell table:formula="of:=AVERAGE([.F265:.F364])" office:value-type="float" office:value="253.4728" calcext:value-type="float">
            <text:p>253.4728</text:p>
          </table:table-cell>
          <table:table-cell table:formula="of:=COM.MICROSOFT.STDEV.S([.F345:.F363])" office:value-type="float" office:value="2.44112750768409" calcext:value-type="float">
            <text:p>2.44112750768409</text:p>
          </table:table-cell>
          <table:table-cell table:formula="of:=[.I364]+2*[.L364]" office:value-type="float" office:value="269.869255015368" calcext:value-type="float">
            <text:p>269.869255015368</text:p>
          </table:table-cell>
          <table:table-cell table:formula="of:=[.I364]-2*[.L364]" office:value-type="float" office:value="260.104744984632" calcext:value-type="float">
            <text:p>260.104744984632</text:p>
          </table:table-cell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date" office:date-value="2025-06-13" calcext:value-type="date">
            <text:p>2025-06-13</text:p>
          </table:table-cell>
          <table:table-cell office:value-type="float" office:value="265.08" calcext:value-type="float">
            <text:p>265.08</text:p>
          </table:table-cell>
          <table:table-cell office:value-type="float" office:value="267.02" calcext:value-type="float">
            <text:p>267.02</text:p>
          </table:table-cell>
          <table:table-cell office:value-type="float" office:value="262.71" calcext:value-type="float">
            <text:p>262.71</text:p>
          </table:table-cell>
          <table:table-cell office:value-type="float" office:value="264.95" calcext:value-type="float">
            <text:p>264.95</text:p>
          </table:table-cell>
          <table:table-cell office:value-type="float" office:value="7098265" calcext:value-type="float">
            <text:p>7098265</text:p>
          </table:table-cell>
          <table:table-cell table:formula="of:=AVERAGE([.F356:.F365])" office:value-type="float" office:value="265.951" calcext:value-type="float">
            <text:p>265.951</text:p>
          </table:table-cell>
          <table:table-cell table:formula="of:=AVERAGE([.F346:.F365])" office:value-type="float" office:value="264.86" calcext:value-type="float">
            <text:p>264.86</text:p>
          </table:table-cell>
          <table:table-cell table:formula="of:=AVERAGE([.F316:.F365])" office:value-type="float" office:value="250.68" calcext:value-type="float">
            <text:p>250.68</text:p>
          </table:table-cell>
          <table:table-cell table:formula="of:=AVERAGE([.F266:.F365])" office:value-type="float" office:value="253.492" calcext:value-type="float">
            <text:p>253.492</text:p>
          </table:table-cell>
          <table:table-cell table:formula="of:=COM.MICROSOFT.STDEV.S([.F346:.F364])" office:value-type="float" office:value="2.49230007204646" calcext:value-type="float">
            <text:p>2.49230007204646</text:p>
          </table:table-cell>
          <table:table-cell table:formula="of:=[.I365]+2*[.L365]" office:value-type="float" office:value="269.844600144093" calcext:value-type="float">
            <text:p>269.844600144093</text:p>
          </table:table-cell>
          <table:table-cell table:formula="of:=[.I365]-2*[.L365]" office:value-type="float" office:value="259.875399855907" calcext:value-type="float">
            <text:p>259.875399855907</text:p>
          </table:table-cell>
        </table:table-row>
        <table:table-row table:style-name="ro1">
          <table:table-cell table:number-columns-repeated="2" office:value-type="date" office:date-value="2025-06-16" calcext:value-type="date">
            <text:p>2025-06-16</text:p>
          </table:table-cell>
          <table:table-cell office:value-type="float" office:value="267" calcext:value-type="float">
            <text:p>267</text:p>
          </table:table-cell>
          <table:table-cell office:value-type="float" office:value="271.73" calcext:value-type="float">
            <text:p>271.73</text:p>
          </table:table-cell>
          <table:table-cell office:value-type="float" office:value="266.85" calcext:value-type="float">
            <text:p>266.85</text:p>
          </table:table-cell>
          <table:table-cell office:value-type="float" office:value="270.36" calcext:value-type="float">
            <text:p>270.36</text:p>
          </table:table-cell>
          <table:table-cell office:value-type="float" office:value="8566019" calcext:value-type="float">
            <text:p>8566019</text:p>
          </table:table-cell>
          <table:table-cell table:formula="of:=AVERAGE([.F357:.F366])" office:value-type="float" office:value="266.521" calcext:value-type="float">
            <text:p>266.521</text:p>
          </table:table-cell>
          <table:table-cell table:formula="of:=AVERAGE([.F347:.F366])" office:value-type="float" office:value="265" calcext:value-type="float">
            <text:p>265</text:p>
          </table:table-cell>
          <table:table-cell table:formula="of:=AVERAGE([.F317:.F366])" office:value-type="float" office:value="251.5134" calcext:value-type="float">
            <text:p>251.5134</text:p>
          </table:table-cell>
          <table:table-cell table:formula="of:=AVERAGE([.F267:.F366])" office:value-type="float" office:value="253.5672" calcext:value-type="float">
            <text:p>253.5672</text:p>
          </table:table-cell>
          <table:table-cell table:formula="of:=COM.MICROSOFT.STDEV.S([.F347:.F365])" office:value-type="float" office:value="2.40535185448193" calcext:value-type="float">
            <text:p>2.40535185448193</text:p>
          </table:table-cell>
          <table:table-cell table:formula="of:=[.I366]+2*[.L366]" office:value-type="float" office:value="269.810703708964" calcext:value-type="float">
            <text:p>269.810703708964</text:p>
          </table:table-cell>
          <table:table-cell table:formula="of:=[.I366]-2*[.L366]" office:value-type="float" office:value="260.189296291036" calcext:value-type="float">
            <text:p>260.189296291036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17" calcext:value-type="date">
            <text:p>2025-06-17</text:p>
          </table:table-cell>
          <table:table-cell office:value-type="float" office:value="268.17" calcext:value-type="float">
            <text:p>268.17</text:p>
          </table:table-cell>
          <table:table-cell office:value-type="float" office:value="270.59" calcext:value-type="float">
            <text:p>270.59</text:p>
          </table:table-cell>
          <table:table-cell office:value-type="float" office:value="267.8" calcext:value-type="float">
            <text:p>267.8</text:p>
          </table:table-cell>
          <table:table-cell office:value-type="float" office:value="269.52" calcext:value-type="float">
            <text:p>269.52</text:p>
          </table:table-cell>
          <table:table-cell office:value-type="float" office:value="6739262" calcext:value-type="float">
            <text:p>6739262</text:p>
          </table:table-cell>
          <table:table-cell table:formula="of:=AVERAGE([.F358:.F367])" office:value-type="float" office:value="266.846" calcext:value-type="float">
            <text:p>266.846</text:p>
          </table:table-cell>
          <table:table-cell table:formula="of:=AVERAGE([.F348:.F367])" office:value-type="float" office:value="265.232" calcext:value-type="float">
            <text:p>265.232</text:p>
          </table:table-cell>
          <table:table-cell table:formula="of:=AVERAGE([.F318:.F367])" office:value-type="float" office:value="252.6982" calcext:value-type="float">
            <text:p>252.6982</text:p>
          </table:table-cell>
          <table:table-cell table:formula="of:=AVERAGE([.F268:.F367])" office:value-type="float" office:value="253.6029" calcext:value-type="float">
            <text:p>253.6029</text:p>
          </table:table-cell>
          <table:table-cell table:formula="of:=COM.MICROSOFT.STDEV.S([.F348:.F366])" office:value-type="float" office:value="2.73220954647479" calcext:value-type="float">
            <text:p>2.73220954647479</text:p>
          </table:table-cell>
          <table:table-cell table:formula="of:=[.I367]+2*[.L367]" office:value-type="float" office:value="270.69641909295" calcext:value-type="float">
            <text:p>270.69641909295</text:p>
          </table:table-cell>
          <table:table-cell table:formula="of:=[.I367]-2*[.L367]" office:value-type="float" office:value="259.76758090705" calcext:value-type="float">
            <text:p>259.76758090705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18" calcext:value-type="date">
            <text:p>2025-06-18</text:p>
          </table:table-cell>
          <table:table-cell office:value-type="float" office:value="269.8" calcext:value-type="float">
            <text:p>269.8</text:p>
          </table:table-cell>
          <table:table-cell office:value-type="float" office:value="277.72" calcext:value-type="float">
            <text:p>277.72</text:p>
          </table:table-cell>
          <table:table-cell office:value-type="float" office:value="269.72" calcext:value-type="float">
            <text:p>269.72</text:p>
          </table:table-cell>
          <table:table-cell office:value-type="float" office:value="273.96" calcext:value-type="float">
            <text:p>273.96</text:p>
          </table:table-cell>
          <table:table-cell office:value-type="float" office:value="9586440" calcext:value-type="float">
            <text:p>9586440</text:p>
          </table:table-cell>
          <table:table-cell table:formula="of:=AVERAGE([.F359:.F368])" office:value-type="float" office:value="267.82" calcext:value-type="float">
            <text:p>267.82</text:p>
          </table:table-cell>
          <table:table-cell table:formula="of:=AVERAGE([.F349:.F368])" office:value-type="float" office:value="265.646" calcext:value-type="float">
            <text:p>265.646</text:p>
          </table:table-cell>
          <table:table-cell table:formula="of:=AVERAGE([.F319:.F368])" office:value-type="float" office:value="253.8886" calcext:value-type="float">
            <text:p>253.8886</text:p>
          </table:table-cell>
          <table:table-cell table:formula="of:=AVERAGE([.F269:.F368])" office:value-type="float" office:value="253.6941" calcext:value-type="float">
            <text:p>253.6941</text:p>
          </table:table-cell>
          <table:table-cell table:formula="of:=COM.MICROSOFT.STDEV.S([.F349:.F367])" office:value-type="float" office:value="2.92035816516836" calcext:value-type="float">
            <text:p>2.92035816516836</text:p>
          </table:table-cell>
          <table:table-cell table:formula="of:=[.I368]+2*[.L368]" office:value-type="float" office:value="271.486716330337" calcext:value-type="float">
            <text:p>271.486716330337</text:p>
          </table:table-cell>
          <table:table-cell table:formula="of:=[.I368]-2*[.L368]" office:value-type="float" office:value="259.805283669663" calcext:value-type="float">
            <text:p>259.805283669663</text:p>
          </table:table-cell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date" office:date-value="2025-06-20" calcext:value-type="date">
            <text:p>2025-06-20</text:p>
          </table:table-cell>
          <table:table-cell office:value-type="float" office:value="275.53" calcext:value-type="float">
            <text:p>275.53</text:p>
          </table:table-cell>
          <table:table-cell office:value-type="float" office:value="277.3" calcext:value-type="float">
            <text:p>277.3</text:p>
          </table:table-cell>
          <table:table-cell office:value-type="float" office:value="273.8119" calcext:value-type="float">
            <text:p>273.8119</text:p>
          </table:table-cell>
          <table:table-cell office:value-type="float" office:value="275" calcext:value-type="float">
            <text:p>275</text:p>
          </table:table-cell>
          <table:table-cell office:value-type="float" office:value="13969674" calcext:value-type="float">
            <text:p>13969674</text:p>
          </table:table-cell>
          <table:table-cell table:formula="of:=AVERAGE([.F360:.F369])" office:value-type="float" office:value="269.125" calcext:value-type="float">
            <text:p>269.125</text:p>
          </table:table-cell>
          <table:table-cell table:formula="of:=AVERAGE([.F350:.F369])" office:value-type="float" office:value="266.344" calcext:value-type="float">
            <text:p>266.344</text:p>
          </table:table-cell>
          <table:table-cell table:formula="of:=AVERAGE([.F320:.F369])" office:value-type="float" office:value="255.0512" calcext:value-type="float">
            <text:p>255.0512</text:p>
          </table:table-cell>
          <table:table-cell table:formula="of:=AVERAGE([.F270:.F369])" office:value-type="float" office:value="253.7856" calcext:value-type="float">
            <text:p>253.7856</text:p>
          </table:table-cell>
          <table:table-cell table:formula="of:=COM.MICROSOFT.STDEV.S([.F350:.F368])" office:value-type="float" office:value="3.36602017416198" calcext:value-type="float">
            <text:p>3.36602017416198</text:p>
          </table:table-cell>
          <table:table-cell table:formula="of:=[.I369]+2*[.L369]" office:value-type="float" office:value="273.076040348324" calcext:value-type="float">
            <text:p>273.076040348324</text:p>
          </table:table-cell>
          <table:table-cell table:formula="of:=[.I369]-2*[.L369]" office:value-type="float" office:value="259.611959651676" calcext:value-type="float">
            <text:p>259.611959651676</text:p>
          </table:table-cell>
        </table:table-row>
        <table:table-row table:style-name="ro1">
          <table:table-cell table:number-columns-repeated="2" office:value-type="date" office:date-value="2025-06-23" calcext:value-type="date">
            <text:p>2025-06-23</text:p>
          </table:table-cell>
          <table:table-cell office:value-type="float" office:value="275.395" calcext:value-type="float">
            <text:p>275.395</text:p>
          </table:table-cell>
          <table:table-cell office:value-type="float" office:value="278.55" calcext:value-type="float">
            <text:p>278.55</text:p>
          </table:table-cell>
          <table:table-cell office:value-type="float" office:value="272.1128" calcext:value-type="float">
            <text:p>272.1128</text:p>
          </table:table-cell>
          <table:table-cell office:value-type="float" office:value="278.27" calcext:value-type="float">
            <text:p>278.27</text:p>
          </table:table-cell>
          <table:table-cell office:value-type="float" office:value="8094559" calcext:value-type="float">
            <text:p>8094559</text:p>
          </table:table-cell>
          <table:table-cell table:formula="of:=AVERAGE([.F361:.F370])" office:value-type="float" office:value="270.379" calcext:value-type="float">
            <text:p>270.379</text:p>
          </table:table-cell>
          <table:table-cell table:formula="of:=AVERAGE([.F351:.F370])" office:value-type="float" office:value="267.224" calcext:value-type="float">
            <text:p>267.224</text:p>
          </table:table-cell>
          <table:table-cell table:formula="of:=AVERAGE([.F321:.F370])" office:value-type="float" office:value="255.9298" calcext:value-type="float">
            <text:p>255.9298</text:p>
          </table:table-cell>
          <table:table-cell table:formula="of:=AVERAGE([.F271:.F370])" office:value-type="float" office:value="253.8969" calcext:value-type="float">
            <text:p>253.8969</text:p>
          </table:table-cell>
          <table:table-cell table:formula="of:=COM.MICROSOFT.STDEV.S([.F351:.F369])" office:value-type="float" office:value="3.71874208436918" calcext:value-type="float">
            <text:p>3.71874208436918</text:p>
          </table:table-cell>
          <table:table-cell table:formula="of:=[.I370]+2*[.L370]" office:value-type="float" office:value="274.661484168738" calcext:value-type="float">
            <text:p>274.661484168738</text:p>
          </table:table-cell>
          <table:table-cell table:formula="of:=[.I370]-2*[.L370]" office:value-type="float" office:value="259.786515831262" calcext:value-type="float">
            <text:p>259.786515831262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4" calcext:value-type="date">
            <text:p>2025-06-24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2.715" calcext:value-type="float">
            <text:p>282.715</text:p>
          </table:table-cell>
          <table:table-cell office:value-type="float" office:value="279.51" calcext:value-type="float">
            <text:p>279.51</text:p>
          </table:table-cell>
          <table:table-cell office:value-type="float" office:value="281.26" calcext:value-type="float">
            <text:p>281.26</text:p>
          </table:table-cell>
          <table:table-cell office:value-type="float" office:value="9267941" calcext:value-type="float">
            <text:p>9267941</text:p>
          </table:table-cell>
          <table:table-cell table:formula="of:=AVERAGE([.F362:.F371])" office:value-type="float" office:value="271.831" calcext:value-type="float">
            <text:p>271.831</text:p>
          </table:table-cell>
          <table:table-cell table:formula="of:=AVERAGE([.F352:.F371])" office:value-type="float" office:value="268.2515" calcext:value-type="float">
            <text:p>268.2515</text:p>
          </table:table-cell>
          <table:table-cell table:formula="of:=AVERAGE([.F322:.F371])" office:value-type="float" office:value="257.0128" calcext:value-type="float">
            <text:p>257.0128</text:p>
          </table:table-cell>
          <table:table-cell table:formula="of:=AVERAGE([.F272:.F371])" office:value-type="float" office:value="254.0437" calcext:value-type="float">
            <text:p>254.0437</text:p>
          </table:table-cell>
          <table:table-cell table:formula="of:=COM.MICROSOFT.STDEV.S([.F352:.F370])" office:value-type="float" office:value="4.29918086853191" calcext:value-type="float">
            <text:p>4.29918086853191</text:p>
          </table:table-cell>
          <table:table-cell table:formula="of:=[.I371]+2*[.L371]" office:value-type="float" office:value="276.849861737064" calcext:value-type="float">
            <text:p>276.849861737064</text:p>
          </table:table-cell>
          <table:table-cell table:formula="of:=[.I371]-2*[.L371]" office:value-type="float" office:value="259.653138262936" calcext:value-type="float">
            <text:p>259.653138262936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5" calcext:value-type="date">
            <text:p>2025-06-25</text:p>
          </table:table-cell>
          <table:table-cell office:value-type="float" office:value="281.255" calcext:value-type="float">
            <text:p>281.255</text:p>
          </table:table-cell>
          <table:table-cell office:value-type="float" office:value="284.28" calcext:value-type="float">
            <text:p>284.28</text:p>
          </table:table-cell>
          <table:table-cell office:value-type="float" office:value="280.91" calcext:value-type="float">
            <text:p>280.91</text:p>
          </table:table-cell>
          <table:table-cell office:value-type="float" office:value="284.06" calcext:value-type="float">
            <text:p>284.06</text:p>
          </table:table-cell>
          <table:table-cell office:value-type="float" office:value="6826901" calcext:value-type="float">
            <text:p>6826901</text:p>
          </table:table-cell>
          <table:table-cell table:formula="of:=AVERAGE([.F363:.F372])" office:value-type="float" office:value="273.377" calcext:value-type="float">
            <text:p>273.377</text:p>
          </table:table-cell>
          <table:table-cell table:formula="of:=AVERAGE([.F353:.F372])" office:value-type="float" office:value="269.19" calcext:value-type="float">
            <text:p>269.19</text:p>
          </table:table-cell>
          <table:table-cell table:formula="of:=AVERAGE([.F323:.F372])" office:value-type="float" office:value="257.97" calcext:value-type="float">
            <text:p>257.97</text:p>
          </table:table-cell>
          <table:table-cell table:formula="of:=AVERAGE([.F273:.F372])" office:value-type="float" office:value="254.202" calcext:value-type="float">
            <text:p>254.202</text:p>
          </table:table-cell>
          <table:table-cell table:formula="of:=COM.MICROSOFT.STDEV.S([.F353:.F371])" office:value-type="float" office:value="5.27882861806929" calcext:value-type="float">
            <text:p>5.27882861806929</text:p>
          </table:table-cell>
          <table:table-cell table:formula="of:=[.I372]+2*[.L372]" office:value-type="float" office:value="279.747657236139" calcext:value-type="float">
            <text:p>279.747657236139</text:p>
          </table:table-cell>
          <table:table-cell table:formula="of:=[.I372]-2*[.L372]" office:value-type="float" office:value="258.632342763861" calcext:value-type="float">
            <text:p>258.632342763861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6" calcext:value-type="date">
            <text:p>2025-06-26</text:p>
          </table:table-cell>
          <table:table-cell office:value-type="float" office:value="284.7" calcext:value-type="float">
            <text:p>284.7</text:p>
          </table:table-cell>
          <table:table-cell office:value-type="float" office:value="289.41" calcext:value-type="float">
            <text:p>289.41</text:p>
          </table:table-cell>
          <table:table-cell office:value-type="float" office:value="284.47" calcext:value-type="float">
            <text:p>284.47</text:p>
          </table:table-cell>
          <table:table-cell office:value-type="float" office:value="288.75" calcext:value-type="float">
            <text:p>288.75</text:p>
          </table:table-cell>
          <table:table-cell office:value-type="float" office:value="8942062" calcext:value-type="float">
            <text:p>8942062</text:p>
          </table:table-cell>
          <table:table-cell table:formula="of:=AVERAGE([.F364:.F373])" office:value-type="float" office:value="275.437" calcext:value-type="float">
            <text:p>275.437</text:p>
          </table:table-cell>
          <table:table-cell table:formula="of:=AVERAGE([.F354:.F373])" office:value-type="float" office:value="270.453" calcext:value-type="float">
            <text:p>270.453</text:p>
          </table:table-cell>
          <table:table-cell table:formula="of:=AVERAGE([.F324:.F373])" office:value-type="float" office:value="259.0506" calcext:value-type="float">
            <text:p>259.0506</text:p>
          </table:table-cell>
          <table:table-cell table:formula="of:=AVERAGE([.F274:.F373])" office:value-type="float" office:value="254.4165" calcext:value-type="float">
            <text:p>254.4165</text:p>
          </table:table-cell>
          <table:table-cell table:formula="of:=COM.MICROSOFT.STDEV.S([.F354:.F372])" office:value-type="float" office:value="6.23673347550177" calcext:value-type="float">
            <text:p>6.23673347550177</text:p>
          </table:table-cell>
          <table:table-cell table:formula="of:=[.I373]+2*[.L373]" office:value-type="float" office:value="282.926466951004" calcext:value-type="float">
            <text:p>282.926466951004</text:p>
          </table:table-cell>
          <table:table-cell table:formula="of:=[.I373]-2*[.L373]" office:value-type="float" office:value="257.979533048997" calcext:value-type="float">
            <text:p>257.979533048997</text:p>
          </table:table-cell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date" office:date-value="2025-06-27" calcext:value-type="date">
            <text:p>2025-06-27</text:p>
          </table:table-cell>
          <table:table-cell office:value-type="float" office:value="285.81" calcext:value-type="float">
            <text:p>285.81</text:p>
          </table:table-cell>
          <table:table-cell office:value-type="float" office:value="288.6962" calcext:value-type="float">
            <text:p>288.6962</text:p>
          </table:table-cell>
          <table:table-cell office:value-type="float" office:value="285.04" calcext:value-type="float">
            <text:p>285.04</text:p>
          </table:table-cell>
          <table:table-cell office:value-type="float" office:value="287.11" calcext:value-type="float">
            <text:p>287.11</text:p>
          </table:table-cell>
          <table:table-cell office:value-type="float" office:value="17868633" calcext:value-type="float">
            <text:p>17868633</text:p>
          </table:table-cell>
          <table:table-cell table:formula="of:=AVERAGE([.F365:.F374])" office:value-type="float" office:value="277.324" calcext:value-type="float">
            <text:p>277.324</text:p>
          </table:table-cell>
          <table:table-cell table:formula="of:=AVERAGE([.F355:.F374])" office:value-type="float" office:value="271.59" calcext:value-type="float">
            <text:p>271.59</text:p>
          </table:table-cell>
          <table:table-cell table:formula="of:=AVERAGE([.F325:.F374])" office:value-type="float" office:value="260.1302" calcext:value-type="float">
            <text:p>260.1302</text:p>
          </table:table-cell>
          <table:table-cell table:formula="of:=AVERAGE([.F275:.F374])" office:value-type="float" office:value="254.6195" calcext:value-type="float">
            <text:p>254.6195</text:p>
          </table:table-cell>
          <table:table-cell table:formula="of:=COM.MICROSOFT.STDEV.S([.F355:.F373])" office:value-type="float" office:value="7.50404709520253" calcext:value-type="float">
            <text:p>7.50404709520253</text:p>
          </table:table-cell>
          <table:table-cell table:formula="of:=[.I374]+2*[.L374]" office:value-type="float" office:value="286.598094190405" calcext:value-type="float">
            <text:p>286.598094190405</text:p>
          </table:table-cell>
          <table:table-cell table:formula="of:=[.I374]-2*[.L374]" office:value-type="float" office:value="256.581905809595" calcext:value-type="float">
            <text:p>256.581905809595</text:p>
          </table:table-cell>
        </table:table-row>
        <table:table-row table:style-name="ro1">
          <table:table-cell table:number-columns-repeated="2" office:value-type="date" office:date-value="2025-06-30" calcext:value-type="date">
            <text:p>2025-06-30</text:p>
          </table:table-cell>
          <table:table-cell office:value-type="float" office:value="290.8095" calcext:value-type="float">
            <text:p>290.8095</text:p>
          </table:table-cell>
          <table:table-cell office:value-type="float" office:value="292.65" calcext:value-type="float">
            <text:p>292.65</text:p>
          </table:table-cell>
          <table:table-cell office:value-type="float" office:value="288.92" calcext:value-type="float">
            <text:p>288.92</text:p>
          </table:table-cell>
          <table:table-cell office:value-type="float" office:value="289.91" calcext:value-type="float">
            <text:p>289.91</text:p>
          </table:table-cell>
          <table:table-cell office:value-type="float" office:value="12689156" calcext:value-type="float">
            <text:p>12689156</text:p>
          </table:table-cell>
          <table:table-cell table:formula="of:=AVERAGE([.F366:.F375])" office:value-type="float" office:value="279.82" calcext:value-type="float">
            <text:p>279.82</text:p>
          </table:table-cell>
          <table:table-cell table:formula="of:=AVERAGE([.F356:.F375])" office:value-type="float" office:value="272.8855" calcext:value-type="float">
            <text:p>272.8855</text:p>
          </table:table-cell>
          <table:table-cell table:formula="of:=AVERAGE([.F326:.F375])" office:value-type="float" office:value="261.3362" calcext:value-type="float">
            <text:p>261.3362</text:p>
          </table:table-cell>
          <table:table-cell table:formula="of:=AVERAGE([.F276:.F375])" office:value-type="float" office:value="254.8392" calcext:value-type="float">
            <text:p>254.8392</text:p>
          </table:table-cell>
          <table:table-cell table:formula="of:=COM.MICROSOFT.STDEV.S([.F356:.F374])" office:value-type="float" office:value="8.18705175104378" calcext:value-type="float">
            <text:p>8.18705175104378</text:p>
          </table:table-cell>
          <table:table-cell table:formula="of:=[.I375]+2*[.L375]" office:value-type="float" office:value="289.259603502088" calcext:value-type="float">
            <text:p>289.259603502088</text:p>
          </table:table-cell>
          <table:table-cell table:formula="of:=[.I375]-2*[.L375]" office:value-type="float" office:value="256.511396497912" calcext:value-type="float">
            <text:p>256.511396497912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1" calcext:value-type="date">
            <text:p>2025-07-01</text:p>
          </table:table-cell>
          <table:table-cell office:value-type="float" office:value="290.89" calcext:value-type="float">
            <text:p>290.89</text:p>
          </table:table-cell>
          <table:table-cell office:value-type="float" office:value="291.13" calcext:value-type="float">
            <text:p>291.13</text:p>
          </table:table-cell>
          <table:table-cell office:value-type="float" office:value="286.59" calcext:value-type="float">
            <text:p>286.59</text:p>
          </table:table-cell>
          <table:table-cell office:value-type="float" office:value="290.41" calcext:value-type="float">
            <text:p>290.41</text:p>
          </table:table-cell>
          <table:table-cell office:value-type="float" office:value="9338260" calcext:value-type="float">
            <text:p>9338260</text:p>
          </table:table-cell>
          <table:table-cell table:formula="of:=AVERAGE([.F367:.F376])" office:value-type="float" office:value="281.825" calcext:value-type="float">
            <text:p>281.825</text:p>
          </table:table-cell>
          <table:table-cell table:formula="of:=AVERAGE([.F357:.F376])" office:value-type="float" office:value="274.173" calcext:value-type="float">
            <text:p>274.173</text:p>
          </table:table-cell>
          <table:table-cell table:formula="of:=AVERAGE([.F327:.F376])" office:value-type="float" office:value="262.5052" calcext:value-type="float">
            <text:p>262.5052</text:p>
          </table:table-cell>
          <table:table-cell table:formula="of:=AVERAGE([.F277:.F376])" office:value-type="float" office:value="255.039" calcext:value-type="float">
            <text:p>255.039</text:p>
          </table:table-cell>
          <table:table-cell table:formula="of:=COM.MICROSOFT.STDEV.S([.F357:.F375])" office:value-type="float" office:value="8.94541736381627" calcext:value-type="float">
            <text:p>8.94541736381627</text:p>
          </table:table-cell>
          <table:table-cell table:formula="of:=[.I376]+2*[.L376]" office:value-type="float" office:value="292.063834727633" calcext:value-type="float">
            <text:p>292.063834727633</text:p>
          </table:table-cell>
          <table:table-cell table:formula="of:=[.I376]-2*[.L376]" office:value-type="float" office:value="256.282165272368" calcext:value-type="float">
            <text:p>256.282165272368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2" calcext:value-type="date">
            <text:p>2025-07-02</text:p>
          </table:table-cell>
          <table:table-cell office:value-type="float" office:value="292.23" calcext:value-type="float">
            <text:p>292.23</text:p>
          </table:table-cell>
          <table:table-cell office:value-type="float" office:value="292.822" calcext:value-type="float">
            <text:p>292.822</text:p>
          </table:table-cell>
          <table:table-cell office:value-type="float" office:value="289.7" calcext:value-type="float">
            <text:p>289.7</text:p>
          </table:table-cell>
          <table:table-cell office:value-type="float" office:value="292" calcext:value-type="float">
            <text:p>292</text:p>
          </table:table-cell>
          <table:table-cell office:value-type="float" office:value="8158692" calcext:value-type="float">
            <text:p>8158692</text:p>
          </table:table-cell>
          <table:table-cell table:formula="of:=AVERAGE([.F368:.F377])" office:value-type="float" office:value="284.073" calcext:value-type="float">
            <text:p>284.073</text:p>
          </table:table-cell>
          <table:table-cell table:formula="of:=AVERAGE([.F358:.F377])" office:value-type="float" office:value="275.4595" calcext:value-type="float">
            <text:p>275.4595</text:p>
          </table:table-cell>
          <table:table-cell table:formula="of:=AVERAGE([.F328:.F377])" office:value-type="float" office:value="263.7654" calcext:value-type="float">
            <text:p>263.7654</text:p>
          </table:table-cell>
          <table:table-cell table:formula="of:=AVERAGE([.F278:.F377])" office:value-type="float" office:value="255.19" calcext:value-type="float">
            <text:p>255.19</text:p>
          </table:table-cell>
          <table:table-cell table:formula="of:=COM.MICROSOFT.STDEV.S([.F358:.F376])" office:value-type="float" office:value="9.58047835429297" calcext:value-type="float">
            <text:p>9.58047835429297</text:p>
          </table:table-cell>
          <table:table-cell table:formula="of:=[.I377]+2*[.L377]" office:value-type="float" office:value="294.620456708586" calcext:value-type="float">
            <text:p>294.620456708586</text:p>
          </table:table-cell>
          <table:table-cell table:formula="of:=[.I377]-2*[.L377]" office:value-type="float" office:value="256.298543291414" calcext:value-type="float">
            <text:p>256.298543291414</text:p>
          </table:table-cell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date" office:date-value="2025-07-03" calcext:value-type="date">
            <text:p>2025-07-03</text:p>
          </table:table-cell>
          <table:table-cell office:value-type="float" office:value="292.15" calcext:value-type="float">
            <text:p>292.15</text:p>
          </table:table-cell>
          <table:table-cell office:value-type="float" office:value="296.4" calcext:value-type="float">
            <text:p>296.4</text:p>
          </table:table-cell>
          <table:table-cell office:value-type="float" office:value="291.21" calcext:value-type="float">
            <text:p>291.21</text:p>
          </table:table-cell>
          <table:table-cell office:value-type="float" office:value="296" calcext:value-type="float">
            <text:p>296</text:p>
          </table:table-cell>
          <table:table-cell office:value-type="float" office:value="6541646" calcext:value-type="float">
            <text:p>6541646</text:p>
          </table:table-cell>
          <table:table-cell table:formula="of:=AVERAGE([.F369:.F378])" office:value-type="float" office:value="286.277" calcext:value-type="float">
            <text:p>286.277</text:p>
          </table:table-cell>
          <table:table-cell table:formula="of:=AVERAGE([.F359:.F378])" office:value-type="float" office:value="277.0485" calcext:value-type="float">
            <text:p>277.0485</text:p>
          </table:table-cell>
          <table:table-cell table:formula="of:=AVERAGE([.F329:.F378])" office:value-type="float" office:value="264.9736" calcext:value-type="float">
            <text:p>264.9736</text:p>
          </table:table-cell>
          <table:table-cell table:formula="of:=AVERAGE([.F279:.F378])" office:value-type="float" office:value="255.392" calcext:value-type="float">
            <text:p>255.392</text:p>
          </table:table-cell>
          <table:table-cell table:formula="of:=COM.MICROSOFT.STDEV.S([.F359:.F377])" office:value-type="float" office:value="10.0198485765542" calcext:value-type="float">
            <text:p>10.0198485765542</text:p>
          </table:table-cell>
          <table:table-cell table:formula="of:=[.I378]+2*[.L378]" office:value-type="float" office:value="297.088197153108" calcext:value-type="float">
            <text:p>297.088197153108</text:p>
          </table:table-cell>
          <table:table-cell table:formula="of:=[.I378]-2*[.L378]" office:value-type="float" office:value="257.008802846892" calcext:value-type="float">
            <text:p>257.008802846892</text:p>
          </table:table-cell>
        </table:table-row>
        <table:table-row table:style-name="ro1">
          <table:table-cell table:number-columns-repeated="2" office:value-type="date" office:date-value="2025-07-07" calcext:value-type="date">
            <text:p>2025-07-07</text:p>
          </table:table-cell>
          <table:table-cell office:value-type="float" office:value="295.26" calcext:value-type="float">
            <text:p>295.26</text:p>
          </table:table-cell>
          <table:table-cell office:value-type="float" office:value="296.04" calcext:value-type="float">
            <text:p>296.04</text:p>
          </table:table-cell>
          <table:table-cell office:value-type="float" office:value="290.08" calcext:value-type="float">
            <text:p>290.08</text:p>
          </table:table-cell>
          <table:table-cell office:value-type="float" office:value="291.97" calcext:value-type="float">
            <text:p>291.97</text:p>
          </table:table-cell>
          <table:table-cell office:value-type="float" office:value="8825732" calcext:value-type="float">
            <text:p>8825732</text:p>
          </table:table-cell>
          <table:table-cell table:formula="of:=AVERAGE([.F370:.F379])" office:value-type="float" office:value="287.974" calcext:value-type="float">
            <text:p>287.974</text:p>
          </table:table-cell>
          <table:table-cell table:formula="of:=AVERAGE([.F360:.F379])" office:value-type="float" office:value="278.5495" calcext:value-type="float">
            <text:p>278.5495</text:p>
          </table:table-cell>
          <table:table-cell table:formula="of:=AVERAGE([.F330:.F379])" office:value-type="float" office:value="265.9954" calcext:value-type="float">
            <text:p>265.9954</text:p>
          </table:table-cell>
          <table:table-cell table:formula="of:=AVERAGE([.F280:.F379])" office:value-type="float" office:value="255.6013" calcext:value-type="float">
            <text:p>255.6013</text:p>
          </table:table-cell>
          <table:table-cell table:formula="of:=COM.MICROSOFT.STDEV.S([.F360:.F378])" office:value-type="float" office:value="10.3956513625391" calcext:value-type="float">
            <text:p>10.3956513625391</text:p>
          </table:table-cell>
          <table:table-cell table:formula="of:=[.I379]+2*[.L379]" office:value-type="float" office:value="299.340802725078" calcext:value-type="float">
            <text:p>299.340802725078</text:p>
          </table:table-cell>
          <table:table-cell table:formula="of:=[.I379]-2*[.L379]" office:value-type="float" office:value="257.758197274922" calcext:value-type="float">
            <text:p>257.758197274922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08" calcext:value-type="date">
            <text:p>2025-07-08</text:p>
          </table:table-cell>
          <table:table-cell office:value-type="float" office:value="289.275" calcext:value-type="float">
            <text:p>289.275</text:p>
          </table:table-cell>
          <table:table-cell office:value-type="float" office:value="289.7" calcext:value-type="float">
            <text:p>289.7</text:p>
          </table:table-cell>
          <table:table-cell office:value-type="float" office:value="280.31" calcext:value-type="float">
            <text:p>280.31</text:p>
          </table:table-cell>
          <table:table-cell office:value-type="float" office:value="282.78" calcext:value-type="float">
            <text:p>282.78</text:p>
          </table:table-cell>
          <table:table-cell office:value-type="float" office:value="15440856" calcext:value-type="float">
            <text:p>15440856</text:p>
          </table:table-cell>
          <table:table-cell table:formula="of:=AVERAGE([.F371:.F380])" office:value-type="float" office:value="288.425" calcext:value-type="float">
            <text:p>288.425</text:p>
          </table:table-cell>
          <table:table-cell table:formula="of:=AVERAGE([.F361:.F380])" office:value-type="float" office:value="279.402" calcext:value-type="float">
            <text:p>279.402</text:p>
          </table:table-cell>
          <table:table-cell table:formula="of:=AVERAGE([.F331:.F380])" office:value-type="float" office:value="266.7582" calcext:value-type="float">
            <text:p>266.7582</text:p>
          </table:table-cell>
          <table:table-cell table:formula="of:=AVERAGE([.F281:.F380])" office:value-type="float" office:value="255.6792" calcext:value-type="float">
            <text:p>255.6792</text:p>
          </table:table-cell>
          <table:table-cell table:formula="of:=COM.MICROSOFT.STDEV.S([.F361:.F379])" office:value-type="float" office:value="10.4399139607935" calcext:value-type="float">
            <text:p>10.4399139607935</text:p>
          </table:table-cell>
          <table:table-cell table:formula="of:=[.I380]+2*[.L380]" office:value-type="float" office:value="300.281827921587" calcext:value-type="float">
            <text:p>300.281827921587</text:p>
          </table:table-cell>
          <table:table-cell table:formula="of:=[.I380]-2*[.L380]" office:value-type="float" office:value="258.522172078413" calcext:value-type="float">
            <text:p>258.522172078413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09" calcext:value-type="date">
            <text:p>2025-07-09</text:p>
          </table:table-cell>
          <table:table-cell table:number-columns-repeated="2" office:value-type="float" office:value="287.195" calcext:value-type="float">
            <text:p>287.195</text:p>
          </table:table-cell>
          <table:table-cell office:value-type="float" office:value="282.48" calcext:value-type="float">
            <text:p>282.48</text:p>
          </table:table-cell>
          <table:table-cell office:value-type="float" office:value="283.16" calcext:value-type="float">
            <text:p>283.16</text:p>
          </table:table-cell>
          <table:table-cell office:value-type="float" office:value="11273801" calcext:value-type="float">
            <text:p>11273801</text:p>
          </table:table-cell>
          <table:table-cell table:formula="of:=AVERAGE([.F372:.F381])" office:value-type="float" office:value="288.615" calcext:value-type="float">
            <text:p>288.615</text:p>
          </table:table-cell>
          <table:table-cell table:formula="of:=AVERAGE([.F362:.F381])" office:value-type="float" office:value="280.223" calcext:value-type="float">
            <text:p>280.223</text:p>
          </table:table-cell>
          <table:table-cell table:formula="of:=AVERAGE([.F332:.F381])" office:value-type="float" office:value="267.5504" calcext:value-type="float">
            <text:p>267.5504</text:p>
          </table:table-cell>
          <table:table-cell table:formula="of:=AVERAGE([.F282:.F381])" office:value-type="float" office:value="255.7563" calcext:value-type="float">
            <text:p>255.7563</text:p>
          </table:table-cell>
          <table:table-cell table:formula="of:=COM.MICROSOFT.STDEV.S([.F362:.F380])" office:value-type="float" office:value="10.0141551278167" calcext:value-type="float">
            <text:p>10.0141551278167</text:p>
          </table:table-cell>
          <table:table-cell table:formula="of:=[.I381]+2*[.L381]" office:value-type="float" office:value="300.251310255633" calcext:value-type="float">
            <text:p>300.251310255633</text:p>
          </table:table-cell>
          <table:table-cell table:formula="of:=[.I381]-2*[.L381]" office:value-type="float" office:value="260.194689744367" calcext:value-type="float">
            <text:p>260.194689744367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10" calcext:value-type="date">
            <text:p>2025-07-10</text:p>
          </table:table-cell>
          <table:table-cell office:value-type="float" office:value="283.08" calcext:value-type="float">
            <text:p>283.08</text:p>
          </table:table-cell>
          <table:table-cell office:value-type="float" office:value="288.31" calcext:value-type="float">
            <text:p>288.31</text:p>
          </table:table-cell>
          <table:table-cell office:value-type="float" office:value="283" calcext:value-type="float">
            <text:p>283</text:p>
          </table:table-cell>
          <table:table-cell office:value-type="float" office:value="288.19" calcext:value-type="float">
            <text:p>288.19</text:p>
          </table:table-cell>
          <table:table-cell office:value-type="float" office:value="8413847" calcext:value-type="float">
            <text:p>8413847</text:p>
          </table:table-cell>
          <table:table-cell table:formula="of:=AVERAGE([.F373:.F382])" office:value-type="float" office:value="289.028" calcext:value-type="float">
            <text:p>289.028</text:p>
          </table:table-cell>
          <table:table-cell table:formula="of:=AVERAGE([.F363:.F382])" office:value-type="float" office:value="281.2025" calcext:value-type="float">
            <text:p>281.2025</text:p>
          </table:table-cell>
          <table:table-cell table:formula="of:=AVERAGE([.F333:.F382])" office:value-type="float" office:value="268.4498" calcext:value-type="float">
            <text:p>268.4498</text:p>
          </table:table-cell>
          <table:table-cell table:formula="of:=AVERAGE([.F283:.F382])" office:value-type="float" office:value="255.875" calcext:value-type="float">
            <text:p>255.875</text:p>
          </table:table-cell>
          <table:table-cell table:formula="of:=COM.MICROSOFT.STDEV.S([.F363:.F381])" office:value-type="float" office:value="9.63781635504472" calcext:value-type="float">
            <text:p>9.63781635504472</text:p>
          </table:table-cell>
          <table:table-cell table:formula="of:=[.I382]+2*[.L382]" office:value-type="float" office:value="300.478132710089" calcext:value-type="float">
            <text:p>300.478132710089</text:p>
          </table:table-cell>
          <table:table-cell table:formula="of:=[.I382]-2*[.L382]" office:value-type="float" office:value="261.926867289911" calcext:value-type="float">
            <text:p>261.926867289911</text:p>
          </table:table-cell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date" office:date-value="2025-07-11" calcext:value-type="date">
            <text:p>2025-07-11</text:p>
          </table:table-cell>
          <table:table-cell office:value-type="float" office:value="284.7747" calcext:value-type="float">
            <text:p>284.7747</text:p>
          </table:table-cell>
          <table:table-cell office:value-type="float" office:value="287.38" calcext:value-type="float">
            <text:p>287.38</text:p>
          </table:table-cell>
          <table:table-cell office:value-type="float" office:value="283.655" calcext:value-type="float">
            <text:p>283.655</text:p>
          </table:table-cell>
          <table:table-cell office:value-type="float" office:value="286.86" calcext:value-type="float">
            <text:p>286.86</text:p>
          </table:table-cell>
          <table:table-cell office:value-type="float" office:value="7384674" calcext:value-type="float">
            <text:p>7384674</text:p>
          </table:table-cell>
          <table:table-cell table:formula="of:=AVERAGE([.F374:.F383])" office:value-type="float" office:value="288.839" calcext:value-type="float">
            <text:p>288.839</text:p>
          </table:table-cell>
          <table:table-cell table:formula="of:=AVERAGE([.F364:.F383])" office:value-type="float" office:value="282.138" calcext:value-type="float">
            <text:p>282.138</text:p>
          </table:table-cell>
          <table:table-cell table:formula="of:=AVERAGE([.F334:.F383])" office:value-type="float" office:value="269.2946" calcext:value-type="float">
            <text:p>269.2946</text:p>
          </table:table-cell>
          <table:table-cell table:formula="of:=AVERAGE([.F284:.F383])" office:value-type="float" office:value="255.9777" calcext:value-type="float">
            <text:p>255.9777</text:p>
          </table:table-cell>
          <table:table-cell table:formula="of:=COM.MICROSOFT.STDEV.S([.F364:.F382])" office:value-type="float" office:value="9.26173578264909" calcext:value-type="float">
            <text:p>9.26173578264909</text:p>
          </table:table-cell>
          <table:table-cell table:formula="of:=[.I383]+2*[.L383]" office:value-type="float" office:value="300.661471565298" calcext:value-type="float">
            <text:p>300.661471565298</text:p>
          </table:table-cell>
          <table:table-cell table:formula="of:=[.I383]-2*[.L383]" office:value-type="float" office:value="263.614528434702" calcext:value-type="float">
            <text:p>263.614528434702</text:p>
          </table:table-cell>
        </table:table-row>
        <table:table-row table:style-name="ro1">
          <table:table-cell table:number-columns-repeated="2" office:value-type="date" office:date-value="2025-07-14" calcext:value-type="date">
            <text:p>2025-07-14</text:p>
          </table:table-cell>
          <table:table-cell office:value-type="float" office:value="287.11" calcext:value-type="float">
            <text:p>287.11</text:p>
          </table:table-cell>
          <table:table-cell office:value-type="float" office:value="289.3" calcext:value-type="float">
            <text:p>289.3</text:p>
          </table:table-cell>
          <table:table-cell office:value-type="float" office:value="285.2556" calcext:value-type="float">
            <text:p>285.2556</text:p>
          </table:table-cell>
          <table:table-cell office:value-type="float" office:value="288.7" calcext:value-type="float">
            <text:p>288.7</text:p>
          </table:table-cell>
          <table:table-cell office:value-type="float" office:value="9079941" calcext:value-type="float">
            <text:p>9079941</text:p>
          </table:table-cell>
          <table:table-cell table:formula="of:=AVERAGE([.F375:.F384])" office:value-type="float" office:value="288.998" calcext:value-type="float">
            <text:p>288.998</text:p>
          </table:table-cell>
          <table:table-cell table:formula="of:=AVERAGE([.F365:.F384])" office:value-type="float" office:value="283.161" calcext:value-type="float">
            <text:p>283.161</text:p>
          </table:table-cell>
          <table:table-cell table:formula="of:=AVERAGE([.F335:.F384])" office:value-type="float" office:value="270.1762" calcext:value-type="float">
            <text:p>270.1762</text:p>
          </table:table-cell>
          <table:table-cell table:formula="of:=AVERAGE([.F285:.F384])" office:value-type="float" office:value="256.0652" calcext:value-type="float">
            <text:p>256.0652</text:p>
          </table:table-cell>
          <table:table-cell table:formula="of:=COM.MICROSOFT.STDEV.S([.F365:.F383])" office:value-type="float" office:value="8.70563640770496" calcext:value-type="float">
            <text:p>8.70563640770496</text:p>
          </table:table-cell>
          <table:table-cell table:formula="of:=[.I384]+2*[.L384]" office:value-type="float" office:value="300.57227281541" calcext:value-type="float">
            <text:p>300.57227281541</text:p>
          </table:table-cell>
          <table:table-cell table:formula="of:=[.I384]-2*[.L384]" office:value-type="float" office:value="265.74972718459" calcext:value-type="float">
            <text:p>265.74972718459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5" calcext:value-type="date">
            <text:p>2025-07-15</text:p>
          </table:table-cell>
          <table:table-cell office:value-type="float" office:value="288" calcext:value-type="float">
            <text:p>288</text:p>
          </table:table-cell>
          <table:table-cell office:value-type="float" office:value="291.95" calcext:value-type="float">
            <text:p>291.95</text:p>
          </table:table-cell>
          <table:table-cell office:value-type="float" office:value="285.48" calcext:value-type="float">
            <text:p>285.48</text:p>
          </table:table-cell>
          <table:table-cell office:value-type="float" office:value="286.55" calcext:value-type="float">
            <text:p>286.55</text:p>
          </table:table-cell>
          <table:table-cell office:value-type="float" office:value="12526110" calcext:value-type="float">
            <text:p>12526110</text:p>
          </table:table-cell>
          <table:table-cell table:formula="of:=AVERAGE([.F376:.F385])" office:value-type="float" office:value="288.662" calcext:value-type="float">
            <text:p>288.662</text:p>
          </table:table-cell>
          <table:table-cell table:formula="of:=AVERAGE([.F366:.F385])" office:value-type="float" office:value="284.241" calcext:value-type="float">
            <text:p>284.241</text:p>
          </table:table-cell>
          <table:table-cell table:formula="of:=AVERAGE([.F336:.F385])" office:value-type="float" office:value="270.9694" calcext:value-type="float">
            <text:p>270.9694</text:p>
          </table:table-cell>
          <table:table-cell table:formula="of:=AVERAGE([.F286:.F385])" office:value-type="float" office:value="256.1382" calcext:value-type="float">
            <text:p>256.1382</text:p>
          </table:table-cell>
          <table:table-cell table:formula="of:=COM.MICROSOFT.STDEV.S([.F366:.F384])" office:value-type="float" office:value="7.6281128244906" calcext:value-type="float">
            <text:p>7.6281128244906</text:p>
          </table:table-cell>
          <table:table-cell table:formula="of:=[.I385]+2*[.L385]" office:value-type="float" office:value="299.497225648981" calcext:value-type="float">
            <text:p>299.497225648981</text:p>
          </table:table-cell>
          <table:table-cell table:formula="of:=[.I385]-2*[.L385]" office:value-type="float" office:value="268.984774351019" calcext:value-type="float">
            <text:p>268.984774351019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6" calcext:value-type="date">
            <text:p>2025-07-16</text:p>
          </table:table-cell>
          <table:table-cell office:value-type="float" office:value="288.4" calcext:value-type="float">
            <text:p>288.4</text:p>
          </table:table-cell>
          <table:table-cell office:value-type="float" office:value="290.73" calcext:value-type="float">
            <text:p>290.73</text:p>
          </table:table-cell>
          <table:table-cell office:value-type="float" office:value="283.01" calcext:value-type="float">
            <text:p>283.01</text:p>
          </table:table-cell>
          <table:table-cell office:value-type="float" office:value="285.82" calcext:value-type="float">
            <text:p>285.82</text:p>
          </table:table-cell>
          <table:table-cell office:value-type="float" office:value="9979768" calcext:value-type="float">
            <text:p>9979768</text:p>
          </table:table-cell>
          <table:table-cell table:formula="of:=AVERAGE([.F377:.F386])" office:value-type="float" office:value="288.203" calcext:value-type="float">
            <text:p>288.203</text:p>
          </table:table-cell>
          <table:table-cell table:formula="of:=AVERAGE([.F367:.F386])" office:value-type="float" office:value="285.014" calcext:value-type="float">
            <text:p>285.014</text:p>
          </table:table-cell>
          <table:table-cell table:formula="of:=AVERAGE([.F337:.F386])" office:value-type="float" office:value="271.6356" calcext:value-type="float">
            <text:p>271.6356</text:p>
          </table:table-cell>
          <table:table-cell table:formula="of:=AVERAGE([.F287:.F386])" office:value-type="float" office:value="256.3284" calcext:value-type="float">
            <text:p>256.3284</text:p>
          </table:table-cell>
          <table:table-cell table:formula="of:=COM.MICROSOFT.STDEV.S([.F367:.F385])" office:value-type="float" office:value="6.87254866452024" calcext:value-type="float">
            <text:p>6.87254866452024</text:p>
          </table:table-cell>
          <table:table-cell table:formula="of:=[.I386]+2*[.L386]" office:value-type="float" office:value="298.759097329041" calcext:value-type="float">
            <text:p>298.759097329041</text:p>
          </table:table-cell>
          <table:table-cell table:formula="of:=[.I386]-2*[.L386]" office:value-type="float" office:value="271.26890267096" calcext:value-type="float">
            <text:p>271.26890267096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7" calcext:value-type="date">
            <text:p>2025-07-17</text:p>
          </table:table-cell>
          <table:table-cell office:value-type="float" office:value="283.615" calcext:value-type="float">
            <text:p>283.615</text:p>
          </table:table-cell>
          <table:table-cell office:value-type="float" office:value="290.2965" calcext:value-type="float">
            <text:p>290.2965</text:p>
          </table:table-cell>
          <table:table-cell office:value-type="float" office:value="283.44" calcext:value-type="float">
            <text:p>283.44</text:p>
          </table:table-cell>
          <table:table-cell office:value-type="float" office:value="289.9" calcext:value-type="float">
            <text:p>289.9</text:p>
          </table:table-cell>
          <table:table-cell office:value-type="float" office:value="8509504" calcext:value-type="float">
            <text:p>8509504</text:p>
          </table:table-cell>
          <table:table-cell table:formula="of:=AVERAGE([.F378:.F387])" office:value-type="float" office:value="287.993" calcext:value-type="float">
            <text:p>287.993</text:p>
          </table:table-cell>
          <table:table-cell table:formula="of:=AVERAGE([.F368:.F387])" office:value-type="float" office:value="286.033" calcext:value-type="float">
            <text:p>286.033</text:p>
          </table:table-cell>
          <table:table-cell table:formula="of:=AVERAGE([.F338:.F387])" office:value-type="float" office:value="272.3824" calcext:value-type="float">
            <text:p>272.3824</text:p>
          </table:table-cell>
          <table:table-cell table:formula="of:=AVERAGE([.F288:.F387])" office:value-type="float" office:value="256.585" calcext:value-type="float">
            <text:p>256.585</text:p>
          </table:table-cell>
          <table:table-cell table:formula="of:=COM.MICROSOFT.STDEV.S([.F368:.F386])" office:value-type="float" office:value="5.76464075558363" calcext:value-type="float">
            <text:p>5.76464075558363</text:p>
          </table:table-cell>
          <table:table-cell table:formula="of:=[.I387]+2*[.L387]" office:value-type="float" office:value="297.562281511167" calcext:value-type="float">
            <text:p>297.562281511167</text:p>
          </table:table-cell>
          <table:table-cell table:formula="of:=[.I387]-2*[.L387]" office:value-type="float" office:value="274.503718488833" calcext:value-type="float">
            <text:p>274.503718488833</text:p>
          </table:table-cell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date" office:date-value="2025-07-18" calcext:value-type="date">
            <text:p>2025-07-18</text:p>
          </table:table-cell>
          <table:table-cell office:value-type="float" office:value="289.62" calcext:value-type="float">
            <text:p>289.62</text:p>
          </table:table-cell>
          <table:table-cell office:value-type="float" office:value="292.5" calcext:value-type="float">
            <text:p>292.5</text:p>
          </table:table-cell>
          <table:table-cell office:value-type="float" office:value="288.23" calcext:value-type="float">
            <text:p>288.23</text:p>
          </table:table-cell>
          <table:table-cell office:value-type="float" office:value="291.27" calcext:value-type="float">
            <text:p>291.27</text:p>
          </table:table-cell>
          <table:table-cell office:value-type="float" office:value="12217018" calcext:value-type="float">
            <text:p>12217018</text:p>
          </table:table-cell>
          <table:table-cell table:formula="of:=AVERAGE([.F379:.F388])" office:value-type="float" office:value="287.52" calcext:value-type="float">
            <text:p>287.52</text:p>
          </table:table-cell>
          <table:table-cell table:formula="of:=AVERAGE([.F369:.F388])" office:value-type="float" office:value="286.8985" calcext:value-type="float">
            <text:p>286.8985</text:p>
          </table:table-cell>
          <table:table-cell table:formula="of:=AVERAGE([.F339:.F388])" office:value-type="float" office:value="273.2228" calcext:value-type="float">
            <text:p>273.2228</text:p>
          </table:table-cell>
          <table:table-cell table:formula="of:=AVERAGE([.F289:.F388])" office:value-type="float" office:value="256.8843" calcext:value-type="float">
            <text:p>256.8843</text:p>
          </table:table-cell>
          <table:table-cell table:formula="of:=COM.MICROSOFT.STDEV.S([.F369:.F387])" office:value-type="float" office:value="5.0578401881061" calcext:value-type="float">
            <text:p>5.0578401881061</text:p>
          </table:table-cell>
          <table:table-cell table:formula="of:=[.I388]+2*[.L388]" office:value-type="float" office:value="297.014180376212" calcext:value-type="float">
            <text:p>297.014180376212</text:p>
          </table:table-cell>
          <table:table-cell table:formula="of:=[.I388]-2*[.L388]" office:value-type="float" office:value="276.782819623788" calcext:value-type="float">
            <text:p>276.782819623788</text:p>
          </table:table-cell>
        </table:table-row>
        <table:table-row table:style-name="ro1">
          <table:table-cell table:number-columns-repeated="2" office:value-type="date" office:date-value="2025-07-21" calcext:value-type="date">
            <text:p>2025-07-21</text:p>
          </table:table-cell>
          <table:table-cell office:value-type="float" office:value="290.945" calcext:value-type="float">
            <text:p>290.945</text:p>
          </table:table-cell>
          <table:table-cell office:value-type="float" office:value="294.18" calcext:value-type="float">
            <text:p>294.18</text:p>
          </table:table-cell>
          <table:table-cell office:value-type="float" office:value="290.58" calcext:value-type="float">
            <text:p>290.58</text:p>
          </table:table-cell>
          <table:table-cell office:value-type="float" office:value="290.97" calcext:value-type="float">
            <text:p>290.97</text:p>
          </table:table-cell>
          <table:table-cell office:value-type="float" office:value="7898141" calcext:value-type="float">
            <text:p>7898141</text:p>
          </table:table-cell>
          <table:table-cell table:formula="of:=AVERAGE([.F380:.F389])" office:value-type="float" office:value="287.42" calcext:value-type="float">
            <text:p>287.42</text:p>
          </table:table-cell>
          <table:table-cell table:formula="of:=AVERAGE([.F370:.F389])" office:value-type="float" office:value="287.697" calcext:value-type="float">
            <text:p>287.697</text:p>
          </table:table-cell>
          <table:table-cell table:formula="of:=AVERAGE([.F340:.F389])" office:value-type="float" office:value="274.0544" calcext:value-type="float">
            <text:p>274.0544</text:p>
          </table:table-cell>
          <table:table-cell table:formula="of:=AVERAGE([.F290:.F389])" office:value-type="float" office:value="257.22" calcext:value-type="float">
            <text:p>257.22</text:p>
          </table:table-cell>
          <table:table-cell table:formula="of:=COM.MICROSOFT.STDEV.S([.F370:.F388])" office:value-type="float" office:value="4.29186357919916" calcext:value-type="float">
            <text:p>4.29186357919916</text:p>
          </table:table-cell>
          <table:table-cell table:formula="of:=[.I389]+2*[.L389]" office:value-type="float" office:value="296.280727158398" calcext:value-type="float">
            <text:p>296.280727158398</text:p>
          </table:table-cell>
          <table:table-cell table:formula="of:=[.I389]-2*[.L389]" office:value-type="float" office:value="279.113272841602" calcext:value-type="float">
            <text:p>279.113272841602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2" calcext:value-type="date">
            <text:p>2025-07-22</text:p>
          </table:table-cell>
          <table:table-cell office:value-type="float" office:value="291.5" calcext:value-type="float">
            <text:p>291.5</text:p>
          </table:table-cell>
          <table:table-cell office:value-type="float" office:value="293.625" calcext:value-type="float">
            <text:p>293.625</text:p>
          </table:table-cell>
          <table:table-cell office:value-type="float" office:value="289.18" calcext:value-type="float">
            <text:p>289.18</text:p>
          </table:table-cell>
          <table:table-cell office:value-type="float" office:value="291.43" calcext:value-type="float">
            <text:p>291.43</text:p>
          </table:table-cell>
          <table:table-cell office:value-type="float" office:value="6717461" calcext:value-type="float">
            <text:p>6717461</text:p>
          </table:table-cell>
          <table:table-cell table:formula="of:=AVERAGE([.F381:.F390])" office:value-type="float" office:value="288.285" calcext:value-type="float">
            <text:p>288.285</text:p>
          </table:table-cell>
          <table:table-cell table:formula="of:=AVERAGE([.F371:.F390])" office:value-type="float" office:value="288.355" calcext:value-type="float">
            <text:p>288.355</text:p>
          </table:table-cell>
          <table:table-cell table:formula="of:=AVERAGE([.F341:.F390])" office:value-type="float" office:value="274.8136" calcext:value-type="float">
            <text:p>274.8136</text:p>
          </table:table-cell>
          <table:table-cell table:formula="of:=AVERAGE([.F291:.F390])" office:value-type="float" office:value="257.5464" calcext:value-type="float">
            <text:p>257.5464</text:p>
          </table:table-cell>
          <table:table-cell table:formula="of:=COM.MICROSOFT.STDEV.S([.F371:.F389])" office:value-type="float" office:value="3.7215021647949" calcext:value-type="float">
            <text:p>3.7215021647949</text:p>
          </table:table-cell>
          <table:table-cell table:formula="of:=[.I390]+2*[.L390]" office:value-type="float" office:value="295.79800432959" calcext:value-type="float">
            <text:p>295.79800432959</text:p>
          </table:table-cell>
          <table:table-cell table:formula="of:=[.I390]-2*[.L390]" office:value-type="float" office:value="280.91199567041" calcext:value-type="float">
            <text:p>280.91199567041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3" calcext:value-type="date">
            <text:p>2025-07-23</text:p>
          </table:table-cell>
          <table:table-cell office:value-type="float" office:value="292.84" calcext:value-type="float">
            <text:p>292.84</text:p>
          </table:table-cell>
          <table:table-cell office:value-type="float" office:value="296.99" calcext:value-type="float">
            <text:p>296.99</text:p>
          </table:table-cell>
          <table:table-cell office:value-type="float" office:value="292.55" calcext:value-type="float">
            <text:p>292.55</text:p>
          </table:table-cell>
          <table:table-cell office:value-type="float" office:value="296.76" calcext:value-type="float">
            <text:p>296.76</text:p>
          </table:table-cell>
          <table:table-cell office:value-type="float" office:value="7083510" calcext:value-type="float">
            <text:p>7083510</text:p>
          </table:table-cell>
          <table:table-cell table:formula="of:=AVERAGE([.F382:.F391])" office:value-type="float" office:value="289.645" calcext:value-type="float">
            <text:p>289.645</text:p>
          </table:table-cell>
          <table:table-cell table:formula="of:=AVERAGE([.F372:.F391])" office:value-type="float" office:value="289.13" calcext:value-type="float">
            <text:p>289.13</text:p>
          </table:table-cell>
          <table:table-cell table:formula="of:=AVERAGE([.F342:.F391])" office:value-type="float" office:value="275.6872" calcext:value-type="float">
            <text:p>275.6872</text:p>
          </table:table-cell>
          <table:table-cell table:formula="of:=AVERAGE([.F292:.F391])" office:value-type="float" office:value="257.9235" calcext:value-type="float">
            <text:p>257.9235</text:p>
          </table:table-cell>
          <table:table-cell table:formula="of:=COM.MICROSOFT.STDEV.S([.F372:.F390])" office:value-type="float" office:value="3.38507551722409" calcext:value-type="float">
            <text:p>3.38507551722409</text:p>
          </table:table-cell>
          <table:table-cell table:formula="of:=[.I391]+2*[.L391]" office:value-type="float" office:value="295.900151034448" calcext:value-type="float">
            <text:p>295.900151034448</text:p>
          </table:table-cell>
          <table:table-cell table:formula="of:=[.I391]-2*[.L391]" office:value-type="float" office:value="282.359848965552" calcext:value-type="float">
            <text:p>282.359848965552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4" calcext:value-type="date">
            <text:p>2025-07-24</text:p>
          </table:table-cell>
          <table:table-cell office:value-type="float" office:value="297.42" calcext:value-type="float">
            <text:p>297.42</text:p>
          </table:table-cell>
          <table:table-cell office:value-type="float" office:value="299.5899" calcext:value-type="float">
            <text:p>299.5899</text:p>
          </table:table-cell>
          <table:table-cell office:value-type="float" office:value="296.2" calcext:value-type="float">
            <text:p>296.2</text:p>
          </table:table-cell>
          <table:table-cell office:value-type="float" office:value="296.55" calcext:value-type="float">
            <text:p>296.55</text:p>
          </table:table-cell>
          <table:table-cell office:value-type="float" office:value="7001242" calcext:value-type="float">
            <text:p>7001242</text:p>
          </table:table-cell>
          <table:table-cell table:formula="of:=AVERAGE([.F383:.F392])" office:value-type="float" office:value="290.481" calcext:value-type="float">
            <text:p>290.481</text:p>
          </table:table-cell>
          <table:table-cell table:formula="of:=AVERAGE([.F373:.F392])" office:value-type="float" office:value="289.7545" calcext:value-type="float">
            <text:p>289.7545</text:p>
          </table:table-cell>
          <table:table-cell table:formula="of:=AVERAGE([.F343:.F392])" office:value-type="float" office:value="276.4172" calcext:value-type="float">
            <text:p>276.4172</text:p>
          </table:table-cell>
          <table:table-cell table:formula="of:=AVERAGE([.F293:.F392])" office:value-type="float" office:value="258.2425" calcext:value-type="float">
            <text:p>258.2425</text:p>
          </table:table-cell>
          <table:table-cell table:formula="of:=COM.MICROSOFT.STDEV.S([.F373:.F391])" office:value-type="float" office:value="3.65513649635927" calcext:value-type="float">
            <text:p>3.65513649635927</text:p>
          </table:table-cell>
          <table:table-cell table:formula="of:=[.I392]+2*[.L392]" office:value-type="float" office:value="297.064772992719" calcext:value-type="float">
            <text:p>297.064772992719</text:p>
          </table:table-cell>
          <table:table-cell table:formula="of:=[.I392]-2*[.L392]" office:value-type="float" office:value="282.444227007282" calcext:value-type="float">
            <text:p>282.444227007282</text:p>
          </table:table-cell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date" office:date-value="2025-07-25" calcext:value-type="date">
            <text:p>2025-07-25</text:p>
          </table:table-cell>
          <table:table-cell office:value-type="float" office:value="296.7" calcext:value-type="float">
            <text:p>296.7</text:p>
          </table:table-cell>
          <table:table-cell office:value-type="float" office:value="298.9" calcext:value-type="float">
            <text:p>298.9</text:p>
          </table:table-cell>
          <table:table-cell office:value-type="float" office:value="295.955" calcext:value-type="float">
            <text:p>295.955</text:p>
          </table:table-cell>
          <table:table-cell office:value-type="float" office:value="298.62" calcext:value-type="float">
            <text:p>298.62</text:p>
          </table:table-cell>
          <table:table-cell office:value-type="float" office:value="5918875" calcext:value-type="float">
            <text:p>5918875</text:p>
          </table:table-cell>
          <table:table-cell table:formula="of:=AVERAGE([.F384:.F393])" office:value-type="float" office:value="291.657" calcext:value-type="float">
            <text:p>291.657</text:p>
          </table:table-cell>
          <table:table-cell table:formula="of:=AVERAGE([.F374:.F393])" office:value-type="float" office:value="290.248" calcext:value-type="float">
            <text:p>290.248</text:p>
          </table:table-cell>
          <table:table-cell table:formula="of:=AVERAGE([.F344:.F393])" office:value-type="float" office:value="277.1294" calcext:value-type="float">
            <text:p>277.1294</text:p>
          </table:table-cell>
          <table:table-cell table:formula="of:=AVERAGE([.F294:.F393])" office:value-type="float" office:value="258.6225" calcext:value-type="float">
            <text:p>258.6225</text:p>
          </table:table-cell>
          <table:table-cell table:formula="of:=COM.MICROSOFT.STDEV.S([.F374:.F392])" office:value-type="float" office:value="4.00019144278713" calcext:value-type="float">
            <text:p>4.00019144278713</text:p>
          </table:table-cell>
          <table:table-cell table:formula="of:=[.I393]+2*[.L393]" office:value-type="float" office:value="298.248382885574" calcext:value-type="float">
            <text:p>298.248382885574</text:p>
          </table:table-cell>
          <table:table-cell table:formula="of:=[.I393]-2*[.L393]" office:value-type="float" office:value="282.247617114426" calcext:value-type="float">
            <text:p>282.247617114426</text:p>
          </table:table-cell>
        </table:table-row>
        <table:table-row table:style-name="ro1">
          <table:table-cell table:number-columns-repeated="2" office:value-type="date" office:date-value="2025-07-28" calcext:value-type="date">
            <text:p>2025-07-28</text:p>
          </table:table-cell>
          <table:table-cell office:value-type="float" office:value="297.7" calcext:value-type="float">
            <text:p>297.7</text:p>
          </table:table-cell>
          <table:table-cell office:value-type="float" office:value="299.43" calcext:value-type="float">
            <text:p>299.43</text:p>
          </table:table-cell>
          <table:table-cell office:value-type="float" office:value="296.82" calcext:value-type="float">
            <text:p>296.82</text:p>
          </table:table-cell>
          <table:table-cell office:value-type="float" office:value="298.28" calcext:value-type="float">
            <text:p>298.28</text:p>
          </table:table-cell>
          <table:table-cell office:value-type="float" office:value="5840417" calcext:value-type="float">
            <text:p>5840417</text:p>
          </table:table-cell>
          <table:table-cell table:formula="of:=AVERAGE([.F385:.F394])" office:value-type="float" office:value="292.615" calcext:value-type="float">
            <text:p>292.615</text:p>
          </table:table-cell>
          <table:table-cell table:formula="of:=AVERAGE([.F375:.F394])" office:value-type="float" office:value="290.8065" calcext:value-type="float">
            <text:p>290.8065</text:p>
          </table:table-cell>
          <table:table-cell table:formula="of:=AVERAGE([.F345:.F394])" office:value-type="float" office:value="277.7822" calcext:value-type="float">
            <text:p>277.7822</text:p>
          </table:table-cell>
          <table:table-cell table:formula="of:=AVERAGE([.F295:.F394])" office:value-type="float" office:value="259.1028" calcext:value-type="float">
            <text:p>259.1028</text:p>
          </table:table-cell>
          <table:table-cell table:formula="of:=COM.MICROSOFT.STDEV.S([.F375:.F393])" office:value-type="float" office:value="4.4186574791591" calcext:value-type="float">
            <text:p>4.4186574791591</text:p>
          </table:table-cell>
          <table:table-cell table:formula="of:=[.I394]+2*[.L394]" office:value-type="float" office:value="299.643814958318" calcext:value-type="float">
            <text:p>299.643814958318</text:p>
          </table:table-cell>
          <table:table-cell table:formula="of:=[.I394]-2*[.L394]" office:value-type="float" office:value="281.969185041682" calcext:value-type="float">
            <text:p>281.969185041682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29" calcext:value-type="date">
            <text:p>2025-07-29</text:p>
          </table:table-cell>
          <table:table-cell office:value-type="float" office:value="300" calcext:value-type="float">
            <text:p>300</text:p>
          </table:table-cell>
          <table:table-cell office:value-type="float" office:value="301.2931" calcext:value-type="float">
            <text:p>301.2931</text:p>
          </table:table-cell>
          <table:table-cell office:value-type="float" office:value="296.2" calcext:value-type="float">
            <text:p>296.2</text:p>
          </table:table-cell>
          <table:table-cell office:value-type="float" office:value="297.04" calcext:value-type="float">
            <text:p>297.04</text:p>
          </table:table-cell>
          <table:table-cell office:value-type="float" office:value="7635719" calcext:value-type="float">
            <text:p>7635719</text:p>
          </table:table-cell>
          <table:table-cell table:formula="of:=AVERAGE([.F386:.F395])" office:value-type="float" office:value="293.664" calcext:value-type="float">
            <text:p>293.664</text:p>
          </table:table-cell>
          <table:table-cell table:formula="of:=AVERAGE([.F376:.F395])" office:value-type="float" office:value="291.163" calcext:value-type="float">
            <text:p>291.163</text:p>
          </table:table-cell>
          <table:table-cell table:formula="of:=AVERAGE([.F346:.F395])" office:value-type="float" office:value="278.3732" calcext:value-type="float">
            <text:p>278.3732</text:p>
          </table:table-cell>
          <table:table-cell table:formula="of:=AVERAGE([.F296:.F395])" office:value-type="float" office:value="259.5579" calcext:value-type="float">
            <text:p>259.5579</text:p>
          </table:table-cell>
          <table:table-cell table:formula="of:=COM.MICROSOFT.STDEV.S([.F376:.F394])" office:value-type="float" office:value="4.76904627144477" calcext:value-type="float">
            <text:p>4.76904627144477</text:p>
          </table:table-cell>
          <table:table-cell table:formula="of:=[.I395]+2*[.L395]" office:value-type="float" office:value="300.70109254289" calcext:value-type="float">
            <text:p>300.70109254289</text:p>
          </table:table-cell>
          <table:table-cell table:formula="of:=[.I395]-2*[.L395]" office:value-type="float" office:value="281.62490745711" calcext:value-type="float">
            <text:p>281.62490745711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30" calcext:value-type="date">
            <text:p>2025-07-30</text:p>
          </table:table-cell>
          <table:table-cell office:value-type="float" office:value="297.42" calcext:value-type="float">
            <text:p>297.42</text:p>
          </table:table-cell>
          <table:table-cell office:value-type="float" office:value="300.61" calcext:value-type="float">
            <text:p>300.61</text:p>
          </table:table-cell>
          <table:table-cell office:value-type="float" office:value="297.38" calcext:value-type="float">
            <text:p>297.38</text:p>
          </table:table-cell>
          <table:table-cell office:value-type="float" office:value="299.63" calcext:value-type="float">
            <text:p>299.63</text:p>
          </table:table-cell>
          <table:table-cell office:value-type="float" office:value="8061742" calcext:value-type="float">
            <text:p>8061742</text:p>
          </table:table-cell>
          <table:table-cell table:formula="of:=AVERAGE([.F387:.F396])" office:value-type="float" office:value="295.045" calcext:value-type="float">
            <text:p>295.045</text:p>
          </table:table-cell>
          <table:table-cell table:formula="of:=AVERAGE([.F377:.F396])" office:value-type="float" office:value="291.624" calcext:value-type="float">
            <text:p>291.624</text:p>
          </table:table-cell>
          <table:table-cell table:formula="of:=AVERAGE([.F347:.F396])" office:value-type="float" office:value="279.0146" calcext:value-type="float">
            <text:p>279.0146</text:p>
          </table:table-cell>
          <table:table-cell table:formula="of:=AVERAGE([.F297:.F396])" office:value-type="float" office:value="260.0888" calcext:value-type="float">
            <text:p>260.0888</text:p>
          </table:table-cell>
          <table:table-cell table:formula="of:=COM.MICROSOFT.STDEV.S([.F377:.F395])" office:value-type="float" office:value="4.97297456492508" calcext:value-type="float">
            <text:p>4.97297456492508</text:p>
          </table:table-cell>
          <table:table-cell table:formula="of:=[.I396]+2*[.L396]" office:value-type="float" office:value="301.56994912985" calcext:value-type="float">
            <text:p>301.56994912985</text:p>
          </table:table-cell>
          <table:table-cell table:formula="of:=[.I396]-2*[.L396]" office:value-type="float" office:value="281.67805087015" calcext:value-type="float">
            <text:p>281.67805087015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7-31" calcext:value-type="date">
            <text:p>2025-07-31</text:p>
          </table:table-cell>
          <table:table-cell office:value-type="float" office:value="298.5" calcext:value-type="float">
            <text:p>298.5</text:p>
          </table:table-cell>
          <table:table-cell office:value-type="float" office:value="300.975" calcext:value-type="float">
            <text:p>300.975</text:p>
          </table:table-cell>
          <table:table-cell office:value-type="float" office:value="295.5" calcext:value-type="float">
            <text:p>295.5</text:p>
          </table:table-cell>
          <table:table-cell office:value-type="float" office:value="296.24" calcext:value-type="float">
            <text:p>296.24</text:p>
          </table:table-cell>
          <table:table-cell office:value-type="float" office:value="14749652" calcext:value-type="float">
            <text:p>14749652</text:p>
          </table:table-cell>
          <table:table-cell table:formula="of:=AVERAGE([.F388:.F397])" office:value-type="float" office:value="295.679" calcext:value-type="float">
            <text:p>295.679</text:p>
          </table:table-cell>
          <table:table-cell table:formula="of:=AVERAGE([.F378:.F397])" office:value-type="float" office:value="291.836" calcext:value-type="float">
            <text:p>291.836</text:p>
          </table:table-cell>
          <table:table-cell table:formula="of:=AVERAGE([.F348:.F397])" office:value-type="float" office:value="279.6418" calcext:value-type="float">
            <text:p>279.6418</text:p>
          </table:table-cell>
          <table:table-cell table:formula="of:=AVERAGE([.F298:.F397])" office:value-type="float" office:value="260.6284" calcext:value-type="float">
            <text:p>260.6284</text:p>
          </table:table-cell>
          <table:table-cell table:formula="of:=COM.MICROSOFT.STDEV.S([.F378:.F396])" office:value-type="float" office:value="5.33577685251951" calcext:value-type="float">
            <text:p>5.33577685251951</text:p>
          </table:table-cell>
          <table:table-cell table:formula="of:=[.I397]+2*[.L397]" office:value-type="float" office:value="302.507553705039" calcext:value-type="float">
            <text:p>302.507553705039</text:p>
          </table:table-cell>
          <table:table-cell table:formula="of:=[.I397]-2*[.L397]" office:value-type="float" office:value="281.164446294961" calcext:value-type="float">
            <text:p>281.164446294961</text:p>
          </table:table-cell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date" office:date-value="2025-08-01" calcext:value-type="date">
            <text:p>2025-08-01</text:p>
          </table:table-cell>
          <table:table-cell office:value-type="float" office:value="290.4" calcext:value-type="float">
            <text:p>290.4</text:p>
          </table:table-cell>
          <table:table-cell office:value-type="float" office:value="291.795" calcext:value-type="float">
            <text:p>291.795</text:p>
          </table:table-cell>
          <table:table-cell office:value-type="float" office:value="284.2376" calcext:value-type="float">
            <text:p>284.2376</text:p>
          </table:table-cell>
          <table:table-cell office:value-type="float" office:value="289.37" calcext:value-type="float">
            <text:p>289.37</text:p>
          </table:table-cell>
          <table:table-cell office:value-type="float" office:value="12007111" calcext:value-type="float">
            <text:p>12007111</text:p>
          </table:table-cell>
          <table:table-cell table:formula="of:=AVERAGE([.F389:.F398])" office:value-type="float" office:value="295.489" calcext:value-type="float">
            <text:p>295.489</text:p>
          </table:table-cell>
          <table:table-cell table:formula="of:=AVERAGE([.F379:.F398])" office:value-type="float" office:value="291.5045" calcext:value-type="float">
            <text:p>291.5045</text:p>
          </table:table-cell>
          <table:table-cell table:formula="of:=AVERAGE([.F349:.F398])" office:value-type="float" office:value="280.1156" calcext:value-type="float">
            <text:p>280.1156</text:p>
          </table:table-cell>
          <table:table-cell table:formula="of:=AVERAGE([.F299:.F398])" office:value-type="float" office:value="261.1999" calcext:value-type="float">
            <text:p>261.1999</text:p>
          </table:table-cell>
          <table:table-cell table:formula="of:=COM.MICROSOFT.STDEV.S([.F379:.F397])" office:value-type="float" office:value="5.34703350012528" calcext:value-type="float">
            <text:p>5.34703350012528</text:p>
          </table:table-cell>
          <table:table-cell table:formula="of:=[.I398]+2*[.L398]" office:value-type="float" office:value="302.198567000251" calcext:value-type="float">
            <text:p>302.198567000251</text:p>
          </table:table-cell>
          <table:table-cell table:formula="of:=[.I398]-2*[.L398]" office:value-type="float" office:value="280.810432999749" calcext:value-type="float">
            <text:p>280.810432999749</text:p>
          </table:table-cell>
        </table:table-row>
        <table:table-row table:style-name="ro1">
          <table:table-cell table:number-columns-repeated="2" office:value-type="date" office:date-value="2025-08-04" calcext:value-type="date">
            <text:p>2025-08-04</text:p>
          </table:table-cell>
          <table:table-cell office:value-type="float" office:value="290.725" calcext:value-type="float">
            <text:p>290.725</text:p>
          </table:table-cell>
          <table:table-cell office:value-type="float" office:value="294.32" calcext:value-type="float">
            <text:p>294.32</text:p>
          </table:table-cell>
          <table:table-cell office:value-type="float" office:value="290.26" calcext:value-type="float">
            <text:p>290.26</text:p>
          </table:table-cell>
          <table:table-cell office:value-type="float" office:value="294.26" calcext:value-type="float">
            <text:p>294.26</text:p>
          </table:table-cell>
          <table:table-cell office:value-type="float" office:value="6649542" calcext:value-type="float">
            <text:p>6649542</text:p>
          </table:table-cell>
          <table:table-cell table:formula="of:=AVERAGE([.F390:.F399])" office:value-type="float" office:value="295.818" calcext:value-type="float">
            <text:p>295.818</text:p>
          </table:table-cell>
          <table:table-cell table:formula="of:=AVERAGE([.F380:.F399])" office:value-type="float" office:value="291.619" calcext:value-type="float">
            <text:p>291.619</text:p>
          </table:table-cell>
          <table:table-cell table:formula="of:=AVERAGE([.F350:.F399])" office:value-type="float" office:value="280.78" calcext:value-type="float">
            <text:p>280.78</text:p>
          </table:table-cell>
          <table:table-cell table:formula="of:=AVERAGE([.F300:.F399])" office:value-type="float" office:value="261.8511" calcext:value-type="float">
            <text:p>261.8511</text:p>
          </table:table-cell>
          <table:table-cell table:formula="of:=COM.MICROSOFT.STDEV.S([.F380:.F398])" office:value-type="float" office:value="5.37071069164346" calcext:value-type="float">
            <text:p>5.37071069164346</text:p>
          </table:table-cell>
          <table:table-cell table:formula="of:=[.I399]+2*[.L399]" office:value-type="float" office:value="302.360421383287" calcext:value-type="float">
            <text:p>302.360421383287</text:p>
          </table:table-cell>
          <table:table-cell table:formula="of:=[.I399]-2*[.L399]" office:value-type="float" office:value="280.877578616713" calcext:value-type="float">
            <text:p>280.877578616713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5" calcext:value-type="date">
            <text:p>2025-08-05</text:p>
          </table:table-cell>
          <table:table-cell office:value-type="float" office:value="294.69" calcext:value-type="float">
            <text:p>294.69</text:p>
          </table:table-cell>
          <table:table-cell office:value-type="float" office:value="295.785" calcext:value-type="float">
            <text:p>295.785</text:p>
          </table:table-cell>
          <table:table-cell office:value-type="float" office:value="287.24" calcext:value-type="float">
            <text:p>287.24</text:p>
          </table:table-cell>
          <table:table-cell office:value-type="float" office:value="291.37" calcext:value-type="float">
            <text:p>291.37</text:p>
          </table:table-cell>
          <table:table-cell office:value-type="float" office:value="7182333" calcext:value-type="float">
            <text:p>7182333</text:p>
          </table:table-cell>
          <table:table-cell table:formula="of:=AVERAGE([.F391:.F400])" office:value-type="float" office:value="295.812" calcext:value-type="float">
            <text:p>295.812</text:p>
          </table:table-cell>
          <table:table-cell table:formula="of:=AVERAGE([.F381:.F400])" office:value-type="float" office:value="292.0485" calcext:value-type="float">
            <text:p>292.0485</text:p>
          </table:table-cell>
          <table:table-cell table:formula="of:=AVERAGE([.F351:.F400])" office:value-type="float" office:value="281.394" calcext:value-type="float">
            <text:p>281.394</text:p>
          </table:table-cell>
          <table:table-cell table:formula="of:=AVERAGE([.F301:.F400])" office:value-type="float" office:value="262.4858" calcext:value-type="float">
            <text:p>262.4858</text:p>
          </table:table-cell>
          <table:table-cell table:formula="of:=COM.MICROSOFT.STDEV.S([.F381:.F399])" office:value-type="float" office:value="4.96825289635152" calcext:value-type="float">
            <text:p>4.96825289635152</text:p>
          </table:table-cell>
          <table:table-cell table:formula="of:=[.I400]+2*[.L400]" office:value-type="float" office:value="301.985005792703" calcext:value-type="float">
            <text:p>301.985005792703</text:p>
          </table:table-cell>
          <table:table-cell table:formula="of:=[.I400]-2*[.L400]" office:value-type="float" office:value="282.111994207297" calcext:value-type="float">
            <text:p>282.111994207297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6" calcext:value-type="date">
            <text:p>2025-08-06</text:p>
          </table:table-cell>
          <table:table-cell office:value-type="float" office:value="292.045" calcext:value-type="float">
            <text:p>292.045</text:p>
          </table:table-cell>
          <table:table-cell office:value-type="float" office:value="293.29" calcext:value-type="float">
            <text:p>293.29</text:p>
          </table:table-cell>
          <table:table-cell office:value-type="float" office:value="290.16" calcext:value-type="float">
            <text:p>290.16</text:p>
          </table:table-cell>
          <table:table-cell office:value-type="float" office:value="291.35" calcext:value-type="float">
            <text:p>291.35</text:p>
          </table:table-cell>
          <table:table-cell office:value-type="float" office:value="6330155" calcext:value-type="float">
            <text:p>6330155</text:p>
          </table:table-cell>
          <table:table-cell table:formula="of:=AVERAGE([.F392:.F401])" office:value-type="float" office:value="295.271" calcext:value-type="float">
            <text:p>295.271</text:p>
          </table:table-cell>
          <table:table-cell table:formula="of:=AVERAGE([.F382:.F401])" office:value-type="float" office:value="292.458" calcext:value-type="float">
            <text:p>292.458</text:p>
          </table:table-cell>
          <table:table-cell table:formula="of:=AVERAGE([.F352:.F401])" office:value-type="float" office:value="282.0068" calcext:value-type="float">
            <text:p>282.0068</text:p>
          </table:table-cell>
          <table:table-cell table:formula="of:=AVERAGE([.F302:.F401])" office:value-type="float" office:value="263.1474" calcext:value-type="float">
            <text:p>263.1474</text:p>
          </table:table-cell>
          <table:table-cell table:formula="of:=COM.MICROSOFT.STDEV.S([.F382:.F400])" office:value-type="float" office:value="4.48221573496154" calcext:value-type="float">
            <text:p>4.48221573496154</text:p>
          </table:table-cell>
          <table:table-cell table:formula="of:=[.I401]+2*[.L401]" office:value-type="float" office:value="301.422431469923" calcext:value-type="float">
            <text:p>301.422431469923</text:p>
          </table:table-cell>
          <table:table-cell table:formula="of:=[.I401]-2*[.L401]" office:value-type="float" office:value="283.493568530077" calcext:value-type="float">
            <text:p>283.493568530077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7" calcext:value-type="date">
            <text:p>2025-08-07</text:p>
          </table:table-cell>
          <table:table-cell office:value-type="float" office:value="292.94" calcext:value-type="float">
            <text:p>292.94</text:p>
          </table:table-cell>
          <table:table-cell office:value-type="float" office:value="293.46" calcext:value-type="float">
            <text:p>293.46</text:p>
          </table:table-cell>
          <table:table-cell office:value-type="float" office:value="286.41" calcext:value-type="float">
            <text:p>286.41</text:p>
          </table:table-cell>
          <table:table-cell office:value-type="float" office:value="286.94" calcext:value-type="float">
            <text:p>286.94</text:p>
          </table:table-cell>
          <table:table-cell office:value-type="float" office:value="8057109" calcext:value-type="float">
            <text:p>8057109</text:p>
          </table:table-cell>
          <table:table-cell table:formula="of:=AVERAGE([.F393:.F402])" office:value-type="float" office:value="294.31" calcext:value-type="float">
            <text:p>294.31</text:p>
          </table:table-cell>
          <table:table-cell table:formula="of:=AVERAGE([.F383:.F402])" office:value-type="float" office:value="292.3955" calcext:value-type="float">
            <text:p>292.3955</text:p>
          </table:table-cell>
          <table:table-cell table:formula="of:=AVERAGE([.F353:.F402])" office:value-type="float" office:value="282.4398" calcext:value-type="float">
            <text:p>282.4398</text:p>
          </table:table-cell>
          <table:table-cell table:formula="of:=AVERAGE([.F303:.F402])" office:value-type="float" office:value="263.6924" calcext:value-type="float">
            <text:p>263.6924</text:p>
          </table:table-cell>
          <table:table-cell table:formula="of:=COM.MICROSOFT.STDEV.S([.F383:.F401])" office:value-type="float" office:value="4.36998835760623" calcext:value-type="float">
            <text:p>4.36998835760623</text:p>
          </table:table-cell>
          <table:table-cell table:formula="of:=[.I402]+2*[.L402]" office:value-type="float" office:value="301.135476715212" calcext:value-type="float">
            <text:p>301.135476715212</text:p>
          </table:table-cell>
          <table:table-cell table:formula="of:=[.I402]-2*[.L402]" office:value-type="float" office:value="283.655523284788" calcext:value-type="float">
            <text:p>283.655523284788</text:p>
          </table:table-cell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date" office:date-value="2025-08-08" calcext:value-type="date">
            <text:p>2025-08-08</text:p>
          </table:table-cell>
          <table:table-cell office:value-type="float" office:value="288.98" calcext:value-type="float">
            <text:p>288.98</text:p>
          </table:table-cell>
          <table:table-cell office:value-type="float" office:value="291.23" calcext:value-type="float">
            <text:p>291.23</text:p>
          </table:table-cell>
          <table:table-cell office:value-type="float" office:value="284.706" calcext:value-type="float">
            <text:p>284.706</text:p>
          </table:table-cell>
          <table:table-cell office:value-type="float" office:value="288.76" calcext:value-type="float">
            <text:p>288.76</text:p>
          </table:table-cell>
          <table:table-cell office:value-type="float" office:value="6634506" calcext:value-type="float">
            <text:p>6634506</text:p>
          </table:table-cell>
          <table:table-cell table:formula="of:=AVERAGE([.F394:.F403])" office:value-type="float" office:value="293.324" calcext:value-type="float">
            <text:p>293.324</text:p>
          </table:table-cell>
          <table:table-cell table:formula="of:=AVERAGE([.F384:.F403])" office:value-type="float" office:value="292.4905" calcext:value-type="float">
            <text:p>292.4905</text:p>
          </table:table-cell>
          <table:table-cell table:formula="of:=AVERAGE([.F354:.F403])" office:value-type="float" office:value="282.9452" calcext:value-type="float">
            <text:p>282.9452</text:p>
          </table:table-cell>
          <table:table-cell table:formula="of:=AVERAGE([.F304:.F403])" office:value-type="float" office:value="264.2407" calcext:value-type="float">
            <text:p>264.2407</text:p>
          </table:table-cell>
          <table:table-cell table:formula="of:=COM.MICROSOFT.STDEV.S([.F384:.F402])" office:value-type="float" office:value="4.36410109444925" calcext:value-type="float">
            <text:p>4.36410109444925</text:p>
          </table:table-cell>
          <table:table-cell table:formula="of:=[.I403]+2*[.L403]" office:value-type="float" office:value="301.218702188899" calcext:value-type="float">
            <text:p>301.218702188899</text:p>
          </table:table-cell>
          <table:table-cell table:formula="of:=[.I403]-2*[.L403]" office:value-type="float" office:value="283.762297811102" calcext:value-type="float">
            <text:p>283.762297811102</text:p>
          </table:table-cell>
        </table:table-row>
        <table:table-row table:style-name="ro1">
          <table:table-cell table:number-columns-repeated="2" office:value-type="date" office:date-value="2025-08-11" calcext:value-type="date">
            <text:p>2025-08-11</text:p>
          </table:table-cell>
          <table:table-cell office:value-type="float" office:value="289.34" calcext:value-type="float">
            <text:p>289.34</text:p>
          </table:table-cell>
          <table:table-cell office:value-type="float" office:value="291.32" calcext:value-type="float">
            <text:p>291.32</text:p>
          </table:table-cell>
          <table:table-cell office:value-type="float" office:value="288.78" calcext:value-type="float">
            <text:p>288.78</text:p>
          </table:table-cell>
          <table:table-cell office:value-type="float" office:value="289.56" calcext:value-type="float">
            <text:p>289.56</text:p>
          </table:table-cell>
          <table:table-cell office:value-type="float" office:value="5510113" calcext:value-type="float">
            <text:p>5510113</text:p>
          </table:table-cell>
          <table:table-cell table:formula="of:=AVERAGE([.F395:.F404])" office:value-type="float" office:value="292.452" calcext:value-type="float">
            <text:p>292.452</text:p>
          </table:table-cell>
          <table:table-cell table:formula="of:=AVERAGE([.F385:.F404])" office:value-type="float" office:value="292.5335" calcext:value-type="float">
            <text:p>292.5335</text:p>
          </table:table-cell>
          <table:table-cell table:formula="of:=AVERAGE([.F355:.F404])" office:value-type="float" office:value="283.449" calcext:value-type="float">
            <text:p>283.449</text:p>
          </table:table-cell>
          <table:table-cell table:formula="of:=AVERAGE([.F305:.F404])" office:value-type="float" office:value="264.7866" calcext:value-type="float">
            <text:p>264.7866</text:p>
          </table:table-cell>
          <table:table-cell table:formula="of:=COM.MICROSOFT.STDEV.S([.F385:.F403])" office:value-type="float" office:value="4.36107657452708" calcext:value-type="float">
            <text:p>4.36107657452708</text:p>
          </table:table-cell>
          <table:table-cell table:formula="of:=[.I404]+2*[.L404]" office:value-type="float" office:value="301.255653149054" calcext:value-type="float">
            <text:p>301.255653149054</text:p>
          </table:table-cell>
          <table:table-cell table:formula="of:=[.I404]-2*[.L404]" office:value-type="float" office:value="283.811346850946" calcext:value-type="float">
            <text:p>283.811346850946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2" calcext:value-type="date">
            <text:p>2025-08-12</text:p>
          </table:table-cell>
          <table:table-cell office:value-type="float" office:value="291.48" calcext:value-type="float">
            <text:p>291.48</text:p>
          </table:table-cell>
          <table:table-cell office:value-type="float" office:value="294.75" calcext:value-type="float">
            <text:p>294.75</text:p>
          </table:table-cell>
          <table:table-cell office:value-type="float" office:value="290.34" calcext:value-type="float">
            <text:p>290.34</text:p>
          </table:table-cell>
          <table:table-cell office:value-type="float" office:value="292.85" calcext:value-type="float">
            <text:p>292.85</text:p>
          </table:table-cell>
          <table:table-cell office:value-type="float" office:value="8572034" calcext:value-type="float">
            <text:p>8572034</text:p>
          </table:table-cell>
          <table:table-cell table:formula="of:=AVERAGE([.F396:.F405])" office:value-type="float" office:value="292.033" calcext:value-type="float">
            <text:p>292.033</text:p>
          </table:table-cell>
          <table:table-cell table:formula="of:=AVERAGE([.F386:.F405])" office:value-type="float" office:value="292.8485" calcext:value-type="float">
            <text:p>292.8485</text:p>
          </table:table-cell>
          <table:table-cell table:formula="of:=AVERAGE([.F356:.F405])" office:value-type="float" office:value="284.026" calcext:value-type="float">
            <text:p>284.026</text:p>
          </table:table-cell>
          <table:table-cell table:formula="of:=AVERAGE([.F306:.F405])" office:value-type="float" office:value="265.324" calcext:value-type="float">
            <text:p>265.324</text:p>
          </table:table-cell>
          <table:table-cell table:formula="of:=COM.MICROSOFT.STDEV.S([.F386:.F404])" office:value-type="float" office:value="4.17640364050472" calcext:value-type="float">
            <text:p>4.17640364050472</text:p>
          </table:table-cell>
          <table:table-cell table:formula="of:=[.I405]+2*[.L405]" office:value-type="float" office:value="301.201307281009" calcext:value-type="float">
            <text:p>301.201307281009</text:p>
          </table:table-cell>
          <table:table-cell table:formula="of:=[.I405]-2*[.L405]" office:value-type="float" office:value="284.495692718991" calcext:value-type="float">
            <text:p>284.495692718991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3" calcext:value-type="date">
            <text:p>2025-08-13</text:p>
          </table:table-cell>
          <table:table-cell office:value-type="float" office:value="293.93" calcext:value-type="float">
            <text:p>293.93</text:p>
          </table:table-cell>
          <table:table-cell office:value-type="float" office:value="294.55" calcext:value-type="float">
            <text:p>294.55</text:p>
          </table:table-cell>
          <table:table-cell office:value-type="float" office:value="287.16" calcext:value-type="float">
            <text:p>287.16</text:p>
          </table:table-cell>
          <table:table-cell office:value-type="float" office:value="290.53" calcext:value-type="float">
            <text:p>290.53</text:p>
          </table:table-cell>
          <table:table-cell office:value-type="float" office:value="8420407" calcext:value-type="float">
            <text:p>8420407</text:p>
          </table:table-cell>
          <table:table-cell table:formula="of:=AVERAGE([.F397:.F406])" office:value-type="float" office:value="291.123" calcext:value-type="float">
            <text:p>291.123</text:p>
          </table:table-cell>
          <table:table-cell table:formula="of:=AVERAGE([.F387:.F406])" office:value-type="float" office:value="293.084" calcext:value-type="float">
            <text:p>293.084</text:p>
          </table:table-cell>
          <table:table-cell table:formula="of:=AVERAGE([.F357:.F406])" office:value-type="float" office:value="284.5434" calcext:value-type="float">
            <text:p>284.5434</text:p>
          </table:table-cell>
          <table:table-cell table:formula="of:=AVERAGE([.F307:.F406])" office:value-type="float" office:value="265.8392" calcext:value-type="float">
            <text:p>265.8392</text:p>
          </table:table-cell>
          <table:table-cell table:formula="of:=COM.MICROSOFT.STDEV.S([.F387:.F405])" office:value-type="float" office:value="3.81490099355714" calcext:value-type="float">
            <text:p>3.81490099355714</text:p>
          </table:table-cell>
          <table:table-cell table:formula="of:=[.I406]+2*[.L406]" office:value-type="float" office:value="300.713801987114" calcext:value-type="float">
            <text:p>300.713801987114</text:p>
          </table:table-cell>
          <table:table-cell table:formula="of:=[.I406]-2*[.L406]" office:value-type="float" office:value="285.454198012886" calcext:value-type="float">
            <text:p>285.454198012886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4" calcext:value-type="date">
            <text:p>2025-08-14</text:p>
          </table:table-cell>
          <table:table-cell office:value-type="float" office:value="290.4" calcext:value-type="float">
            <text:p>290.4</text:p>
          </table:table-cell>
          <table:table-cell office:value-type="float" office:value="294.2" calcext:value-type="float">
            <text:p>294.2</text:p>
          </table:table-cell>
          <table:table-cell office:value-type="float" office:value="289.6391" calcext:value-type="float">
            <text:p>289.6391</text:p>
          </table:table-cell>
          <table:table-cell office:value-type="float" office:value="294.16" calcext:value-type="float">
            <text:p>294.16</text:p>
          </table:table-cell>
          <table:table-cell office:value-type="float" office:value="6322381" calcext:value-type="float">
            <text:p>6322381</text:p>
          </table:table-cell>
          <table:table-cell table:formula="of:=AVERAGE([.F398:.F407])" office:value-type="float" office:value="290.915" calcext:value-type="float">
            <text:p>290.915</text:p>
          </table:table-cell>
          <table:table-cell table:formula="of:=AVERAGE([.F388:.F407])" office:value-type="float" office:value="293.297" calcext:value-type="float">
            <text:p>293.297</text:p>
          </table:table-cell>
          <table:table-cell table:formula="of:=AVERAGE([.F358:.F407])" office:value-type="float" office:value="285.1012" calcext:value-type="float">
            <text:p>285.1012</text:p>
          </table:table-cell>
          <table:table-cell table:formula="of:=AVERAGE([.F308:.F407])" office:value-type="float" office:value="266.3645" calcext:value-type="float">
            <text:p>266.3645</text:p>
          </table:table-cell>
          <table:table-cell table:formula="of:=COM.MICROSOFT.STDEV.S([.F388:.F406])" office:value-type="float" office:value="3.78709249829513" calcext:value-type="float">
            <text:p>3.78709249829513</text:p>
          </table:table-cell>
          <table:table-cell table:formula="of:=[.I407]+2*[.L407]" office:value-type="float" office:value="300.87118499659" calcext:value-type="float">
            <text:p>300.87118499659</text:p>
          </table:table-cell>
          <table:table-cell table:formula="of:=[.I407]-2*[.L407]" office:value-type="float" office:value="285.72281500341" calcext:value-type="float">
            <text:p>285.72281500341</text:p>
          </table:table-cell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date" office:date-value="2025-08-15" calcext:value-type="date">
            <text:p>2025-08-15</text:p>
          </table:table-cell>
          <table:table-cell office:value-type="float" office:value="294.81" calcext:value-type="float">
            <text:p>294.81</text:p>
          </table:table-cell>
          <table:table-cell office:value-type="float" office:value="295.5" calcext:value-type="float">
            <text:p>295.5</text:p>
          </table:table-cell>
          <table:table-cell office:value-type="float" office:value="289.82" calcext:value-type="float">
            <text:p>289.82</text:p>
          </table:table-cell>
          <table:table-cell office:value-type="float" office:value="290.49" calcext:value-type="float">
            <text:p>290.49</text:p>
          </table:table-cell>
          <table:table-cell office:value-type="float" office:value="7340518" calcext:value-type="float">
            <text:p>7340518</text:p>
          </table:table-cell>
          <table:table-cell table:formula="of:=AVERAGE([.F399:.F408])" office:value-type="float" office:value="291.027" calcext:value-type="float">
            <text:p>291.027</text:p>
          </table:table-cell>
          <table:table-cell table:formula="of:=AVERAGE([.F389:.F408])" office:value-type="float" office:value="293.258" calcext:value-type="float">
            <text:p>293.258</text:p>
          </table:table-cell>
          <table:table-cell table:formula="of:=AVERAGE([.F359:.F408])" office:value-type="float" office:value="285.6266" calcext:value-type="float">
            <text:p>285.6266</text:p>
          </table:table-cell>
          <table:table-cell table:formula="of:=AVERAGE([.F309:.F408])" office:value-type="float" office:value="266.7888" calcext:value-type="float">
            <text:p>266.7888</text:p>
          </table:table-cell>
          <table:table-cell table:formula="of:=COM.MICROSOFT.STDEV.S([.F389:.F407])" office:value-type="float" office:value="3.76103001631544" calcext:value-type="float">
            <text:p>3.76103001631544</text:p>
          </table:table-cell>
          <table:table-cell table:formula="of:=[.I408]+2*[.L408]" office:value-type="float" office:value="300.780060032631" calcext:value-type="float">
            <text:p>300.780060032631</text:p>
          </table:table-cell>
          <table:table-cell table:formula="of:=[.I408]-2*[.L408]" office:value-type="float" office:value="285.735939967369" calcext:value-type="float">
            <text:p>285.735939967369</text:p>
          </table:table-cell>
        </table:table-row>
        <table:table-row table:style-name="ro1">
          <table:table-cell table:number-columns-repeated="2" office:value-type="date" office:date-value="2025-08-18" calcext:value-type="date">
            <text:p>2025-08-18</text:p>
          </table:table-cell>
          <table:table-cell office:value-type="float" office:value="290" calcext:value-type="float">
            <text:p>290</text:p>
          </table:table-cell>
          <table:table-cell office:value-type="float" office:value="291.9" calcext:value-type="float">
            <text:p>291.9</text:p>
          </table:table-cell>
          <table:table-cell office:value-type="float" office:value="288.41" calcext:value-type="float">
            <text:p>288.41</text:p>
          </table:table-cell>
          <table:table-cell office:value-type="float" office:value="291.53" calcext:value-type="float">
            <text:p>291.53</text:p>
          </table:table-cell>
          <table:table-cell office:value-type="float" office:value="5386856" calcext:value-type="float">
            <text:p>5386856</text:p>
          </table:table-cell>
          <table:table-cell table:formula="of:=AVERAGE([.F400:.F409])" office:value-type="float" office:value="290.754" calcext:value-type="float">
            <text:p>290.754</text:p>
          </table:table-cell>
          <table:table-cell table:formula="of:=AVERAGE([.F390:.F409])" office:value-type="float" office:value="293.286" calcext:value-type="float">
            <text:p>293.286</text:p>
          </table:table-cell>
          <table:table-cell table:formula="of:=AVERAGE([.F360:.F409])" office:value-type="float" office:value="286.2182" calcext:value-type="float">
            <text:p>286.2182</text:p>
          </table:table-cell>
          <table:table-cell table:formula="of:=AVERAGE([.F310:.F409])" office:value-type="float" office:value="267.1928" calcext:value-type="float">
            <text:p>267.1928</text:p>
          </table:table-cell>
          <table:table-cell table:formula="of:=COM.MICROSOFT.STDEV.S([.F390:.F408])" office:value-type="float" office:value="3.77985047199532" calcext:value-type="float">
            <text:p>3.77985047199532</text:p>
          </table:table-cell>
          <table:table-cell table:formula="of:=[.I409]+2*[.L409]" office:value-type="float" office:value="300.845700943991" calcext:value-type="float">
            <text:p>300.845700943991</text:p>
          </table:table-cell>
          <table:table-cell table:formula="of:=[.I409]-2*[.L409]" office:value-type="float" office:value="285.726299056009" calcext:value-type="float">
            <text:p>285.726299056009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19" calcext:value-type="date">
            <text:p>2025-08-19</text:p>
          </table:table-cell>
          <table:table-cell office:value-type="float" office:value="290.58" calcext:value-type="float">
            <text:p>290.58</text:p>
          </table:table-cell>
          <table:table-cell office:value-type="float" office:value="292.48" calcext:value-type="float">
            <text:p>292.48</text:p>
          </table:table-cell>
          <table:table-cell office:value-type="float" office:value="289.53" calcext:value-type="float">
            <text:p>289.53</text:p>
          </table:table-cell>
          <table:table-cell office:value-type="float" office:value="290.66" calcext:value-type="float">
            <text:p>290.66</text:p>
          </table:table-cell>
          <table:table-cell office:value-type="float" office:value="6031520" calcext:value-type="float">
            <text:p>6031520</text:p>
          </table:table-cell>
          <table:table-cell table:formula="of:=AVERAGE([.F401:.F410])" office:value-type="float" office:value="290.683" calcext:value-type="float">
            <text:p>290.683</text:p>
          </table:table-cell>
          <table:table-cell table:formula="of:=AVERAGE([.F391:.F410])" office:value-type="float" office:value="293.2475" calcext:value-type="float">
            <text:p>293.2475</text:p>
          </table:table-cell>
          <table:table-cell table:formula="of:=AVERAGE([.F361:.F410])" office:value-type="float" office:value="286.7168" calcext:value-type="float">
            <text:p>286.7168</text:p>
          </table:table-cell>
          <table:table-cell table:formula="of:=AVERAGE([.F311:.F410])" office:value-type="float" office:value="267.5891" calcext:value-type="float">
            <text:p>267.5891</text:p>
          </table:table-cell>
          <table:table-cell table:formula="of:=COM.MICROSOFT.STDEV.S([.F391:.F409])" office:value-type="float" office:value="3.77705530587331" calcext:value-type="float">
            <text:p>3.77705530587331</text:p>
          </table:table-cell>
          <table:table-cell table:formula="of:=[.I410]+2*[.L410]" office:value-type="float" office:value="300.801610611747" calcext:value-type="float">
            <text:p>300.801610611747</text:p>
          </table:table-cell>
          <table:table-cell table:formula="of:=[.I410]-2*[.L410]" office:value-type="float" office:value="285.693389388253" calcext:value-type="float">
            <text:p>285.693389388253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0" calcext:value-type="date">
            <text:p>2025-08-20</text:p>
          </table:table-cell>
          <table:table-cell office:value-type="float" office:value="290.95" calcext:value-type="float">
            <text:p>290.95</text:p>
          </table:table-cell>
          <table:table-cell office:value-type="float" office:value="293.33" calcext:value-type="float">
            <text:p>293.33</text:p>
          </table:table-cell>
          <table:table-cell office:value-type="float" office:value="287.27" calcext:value-type="float">
            <text:p>287.27</text:p>
          </table:table-cell>
          <table:table-cell office:value-type="float" office:value="292.24" calcext:value-type="float">
            <text:p>292.24</text:p>
          </table:table-cell>
          <table:table-cell office:value-type="float" office:value="7374244" calcext:value-type="float">
            <text:p>7374244</text:p>
          </table:table-cell>
          <table:table-cell table:formula="of:=AVERAGE([.F402:.F411])" office:value-type="float" office:value="290.772" calcext:value-type="float">
            <text:p>290.772</text:p>
          </table:table-cell>
          <table:table-cell table:formula="of:=AVERAGE([.F392:.F411])" office:value-type="float" office:value="293.0215" calcext:value-type="float">
            <text:p>293.0215</text:p>
          </table:table-cell>
          <table:table-cell table:formula="of:=AVERAGE([.F362:.F411])" office:value-type="float" office:value="287.2268" calcext:value-type="float">
            <text:p>287.2268</text:p>
          </table:table-cell>
          <table:table-cell table:formula="of:=AVERAGE([.F312:.F411])" office:value-type="float" office:value="268.0303" calcext:value-type="float">
            <text:p>268.0303</text:p>
          </table:table-cell>
          <table:table-cell table:formula="of:=COM.MICROSOFT.STDEV.S([.F392:.F410])" office:value-type="float" office:value="3.73311880649301" calcext:value-type="float">
            <text:p>3.73311880649301</text:p>
          </table:table-cell>
          <table:table-cell table:formula="of:=[.I411]+2*[.L411]" office:value-type="float" office:value="300.487737612986" calcext:value-type="float">
            <text:p>300.487737612986</text:p>
          </table:table-cell>
          <table:table-cell table:formula="of:=[.I411]-2*[.L411]" office:value-type="float" office:value="285.555262387014" calcext:value-type="float">
            <text:p>285.555262387014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1" calcext:value-type="date">
            <text:p>2025-08-21</text:p>
          </table:table-cell>
          <table:table-cell office:value-type="float" office:value="291.76" calcext:value-type="float">
            <text:p>291.76</text:p>
          </table:table-cell>
          <table:table-cell office:value-type="float" office:value="292.7661" calcext:value-type="float">
            <text:p>292.7661</text:p>
          </table:table-cell>
          <table:table-cell office:value-type="float" office:value="289.4725" calcext:value-type="float">
            <text:p>289.4725</text:p>
          </table:table-cell>
          <table:table-cell office:value-type="float" office:value="291.47" calcext:value-type="float">
            <text:p>291.47</text:p>
          </table:table-cell>
          <table:table-cell office:value-type="float" office:value="6624161" calcext:value-type="float">
            <text:p>6624161</text:p>
          </table:table-cell>
          <table:table-cell table:formula="of:=AVERAGE([.F403:.F412])" office:value-type="float" office:value="291.225" calcext:value-type="float">
            <text:p>291.225</text:p>
          </table:table-cell>
          <table:table-cell table:formula="of:=AVERAGE([.F393:.F412])" office:value-type="float" office:value="292.7675" calcext:value-type="float">
            <text:p>292.7675</text:p>
          </table:table-cell>
          <table:table-cell table:formula="of:=AVERAGE([.F363:.F412])" office:value-type="float" office:value="287.6842" calcext:value-type="float">
            <text:p>287.6842</text:p>
          </table:table-cell>
          <table:table-cell table:formula="of:=AVERAGE([.F313:.F412])" office:value-type="float" office:value="268.5165" calcext:value-type="float">
            <text:p>268.5165</text:p>
          </table:table-cell>
          <table:table-cell table:formula="of:=COM.MICROSOFT.STDEV.S([.F393:.F411])" office:value-type="float" office:value="3.63920369157484" calcext:value-type="float">
            <text:p>3.63920369157484</text:p>
          </table:table-cell>
          <table:table-cell table:formula="of:=[.I412]+2*[.L412]" office:value-type="float" office:value="300.04590738315" calcext:value-type="float">
            <text:p>300.04590738315</text:p>
          </table:table-cell>
          <table:table-cell table:formula="of:=[.I412]-2*[.L412]" office:value-type="float" office:value="285.48909261685" calcext:value-type="float">
            <text:p>285.48909261685</text:p>
          </table:table-cell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date" office:date-value="2025-08-22" calcext:value-type="date">
            <text:p>2025-08-22</text:p>
          </table:table-cell>
          <table:table-cell office:value-type="float" office:value="293.3" calcext:value-type="float">
            <text:p>293.3</text:p>
          </table:table-cell>
          <table:table-cell office:value-type="float" office:value="297.16" calcext:value-type="float">
            <text:p>297.16</text:p>
          </table:table-cell>
          <table:table-cell office:value-type="float" office:value="290.13" calcext:value-type="float">
            <text:p>290.13</text:p>
          </table:table-cell>
          <table:table-cell office:value-type="float" office:value="296.24" calcext:value-type="float">
            <text:p>296.24</text:p>
          </table:table-cell>
          <table:table-cell office:value-type="float" office:value="8552847" calcext:value-type="float">
            <text:p>8552847</text:p>
          </table:table-cell>
          <table:table-cell table:formula="of:=AVERAGE([.F404:.F413])" office:value-type="float" office:value="291.973" calcext:value-type="float">
            <text:p>291.973</text:p>
          </table:table-cell>
          <table:table-cell table:formula="of:=AVERAGE([.F394:.F413])" office:value-type="float" office:value="292.6485" calcext:value-type="float">
            <text:p>292.6485</text:p>
          </table:table-cell>
          <table:table-cell table:formula="of:=AVERAGE([.F364:.F413])" office:value-type="float" office:value="288.246" calcext:value-type="float">
            <text:p>288.246</text:p>
          </table:table-cell>
          <table:table-cell table:formula="of:=AVERAGE([.F314:.F413])" office:value-type="float" office:value="269.0259" calcext:value-type="float">
            <text:p>269.0259</text:p>
          </table:table-cell>
          <table:table-cell table:formula="of:=COM.MICROSOFT.STDEV.S([.F394:.F412])" office:value-type="float" office:value="3.36737694435596" calcext:value-type="float">
            <text:p>3.36737694435596</text:p>
          </table:table-cell>
          <table:table-cell table:formula="of:=[.I413]+2*[.L413]" office:value-type="float" office:value="299.383253888712" calcext:value-type="float">
            <text:p>299.383253888712</text:p>
          </table:table-cell>
          <table:table-cell table:formula="of:=[.I413]-2*[.L413]" office:value-type="float" office:value="285.913746111288" calcext:value-type="float">
            <text:p>285.913746111288</text:p>
          </table:table-cell>
        </table:table-row>
        <table:table-row table:style-name="ro1">
          <table:table-cell table:number-columns-repeated="2" office:value-type="date" office:date-value="2025-08-25" calcext:value-type="date">
            <text:p>2025-08-25</text:p>
          </table:table-cell>
          <table:table-cell office:value-type="float" office:value="296.26" calcext:value-type="float">
            <text:p>296.26</text:p>
          </table:table-cell>
          <table:table-cell office:value-type="float" office:value="297.3475" calcext:value-type="float">
            <text:p>297.3475</text:p>
          </table:table-cell>
          <table:table-cell office:value-type="float" office:value="294.14" calcext:value-type="float">
            <text:p>294.14</text:p>
          </table:table-cell>
          <table:table-cell office:value-type="float" office:value="294.9" calcext:value-type="float">
            <text:p>294.9</text:p>
          </table:table-cell>
          <table:table-cell office:value-type="float" office:value="5856258" calcext:value-type="float">
            <text:p>5856258</text:p>
          </table:table-cell>
          <table:table-cell table:formula="of:=AVERAGE([.F405:.F414])" office:value-type="float" office:value="292.507" calcext:value-type="float">
            <text:p>292.507</text:p>
          </table:table-cell>
          <table:table-cell table:formula="of:=AVERAGE([.F395:.F414])" office:value-type="float" office:value="292.4795" calcext:value-type="float">
            <text:p>292.4795</text:p>
          </table:table-cell>
          <table:table-cell table:formula="of:=AVERAGE([.F365:.F414])" office:value-type="float" office:value="288.7792" calcext:value-type="float">
            <text:p>288.7792</text:p>
          </table:table-cell>
          <table:table-cell table:formula="of:=AVERAGE([.F315:.F414])" office:value-type="float" office:value="269.5383" calcext:value-type="float">
            <text:p>269.5383</text:p>
          </table:table-cell>
          <table:table-cell table:formula="of:=COM.MICROSOFT.STDEV.S([.F395:.F413])" office:value-type="float" office:value="3.19983433416199" calcext:value-type="float">
            <text:p>3.19983433416199</text:p>
          </table:table-cell>
          <table:table-cell table:formula="of:=[.I414]+2*[.L414]" office:value-type="float" office:value="298.879168668324" calcext:value-type="float">
            <text:p>298.879168668324</text:p>
          </table:table-cell>
          <table:table-cell table:formula="of:=[.I414]-2*[.L414]" office:value-type="float" office:value="286.079831331676" calcext:value-type="float">
            <text:p>286.079831331676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6" calcext:value-type="date">
            <text:p>2025-08-26</text:p>
          </table:table-cell>
          <table:table-cell office:value-type="float" office:value="294.16" calcext:value-type="float">
            <text:p>294.16</text:p>
          </table:table-cell>
          <table:table-cell office:value-type="float" office:value="298.74" calcext:value-type="float">
            <text:p>298.74</text:p>
          </table:table-cell>
          <table:table-cell office:value-type="float" office:value="293.5001" calcext:value-type="float">
            <text:p>293.5001</text:p>
          </table:table-cell>
          <table:table-cell office:value-type="float" office:value="298.57" calcext:value-type="float">
            <text:p>298.57</text:p>
          </table:table-cell>
          <table:table-cell office:value-type="float" office:value="6714749" calcext:value-type="float">
            <text:p>6714749</text:p>
          </table:table-cell>
          <table:table-cell table:formula="of:=AVERAGE([.F406:.F415])" office:value-type="float" office:value="293.079" calcext:value-type="float">
            <text:p>293.079</text:p>
          </table:table-cell>
          <table:table-cell table:formula="of:=AVERAGE([.F396:.F415])" office:value-type="float" office:value="292.556" calcext:value-type="float">
            <text:p>292.556</text:p>
          </table:table-cell>
          <table:table-cell table:formula="of:=AVERAGE([.F366:.F415])" office:value-type="float" office:value="289.4516" calcext:value-type="float">
            <text:p>289.4516</text:p>
          </table:table-cell>
          <table:table-cell table:formula="of:=AVERAGE([.F316:.F415])" office:value-type="float" office:value="270.0658" calcext:value-type="float">
            <text:p>270.0658</text:p>
          </table:table-cell>
          <table:table-cell table:formula="of:=COM.MICROSOFT.STDEV.S([.F396:.F414])" office:value-type="float" office:value="3.06027680970967" calcext:value-type="float">
            <text:p>3.06027680970967</text:p>
          </table:table-cell>
          <table:table-cell table:formula="of:=[.I415]+2*[.L415]" office:value-type="float" office:value="298.676553619419" calcext:value-type="float">
            <text:p>298.676553619419</text:p>
          </table:table-cell>
          <table:table-cell table:formula="of:=[.I415]-2*[.L415]" office:value-type="float" office:value="286.435446380581" calcext:value-type="float">
            <text:p>286.435446380581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7" calcext:value-type="date">
            <text:p>2025-08-27</text:p>
          </table:table-cell>
          <table:table-cell office:value-type="float" office:value="297.525" calcext:value-type="float">
            <text:p>297.525</text:p>
          </table:table-cell>
          <table:table-cell office:value-type="float" office:value="301.07" calcext:value-type="float">
            <text:p>301.07</text:p>
          </table:table-cell>
          <table:table-cell office:value-type="float" office:value="297.04" calcext:value-type="float">
            <text:p>297.04</text:p>
          </table:table-cell>
          <table:table-cell office:value-type="float" office:value="299.28" calcext:value-type="float">
            <text:p>299.28</text:p>
          </table:table-cell>
          <table:table-cell office:value-type="float" office:value="6056513" calcext:value-type="float">
            <text:p>6056513</text:p>
          </table:table-cell>
          <table:table-cell table:formula="of:=AVERAGE([.F407:.F416])" office:value-type="float" office:value="293.954" calcext:value-type="float">
            <text:p>293.954</text:p>
          </table:table-cell>
          <table:table-cell table:formula="of:=AVERAGE([.F397:.F416])" office:value-type="float" office:value="292.5385" calcext:value-type="float">
            <text:p>292.5385</text:p>
          </table:table-cell>
          <table:table-cell table:formula="of:=AVERAGE([.F367:.F416])" office:value-type="float" office:value="290.03" calcext:value-type="float">
            <text:p>290.03</text:p>
          </table:table-cell>
          <table:table-cell table:formula="of:=AVERAGE([.F317:.F416])" office:value-type="float" office:value="270.7717" calcext:value-type="float">
            <text:p>270.7717</text:p>
          </table:table-cell>
          <table:table-cell table:formula="of:=COM.MICROSOFT.STDEV.S([.F397:.F415])" office:value-type="float" office:value="2.92472070941315" calcext:value-type="float">
            <text:p>2.92472070941315</text:p>
          </table:table-cell>
          <table:table-cell table:formula="of:=[.I416]+2*[.L416]" office:value-type="float" office:value="298.387941418826" calcext:value-type="float">
            <text:p>298.387941418826</text:p>
          </table:table-cell>
          <table:table-cell table:formula="of:=[.I416]-2*[.L416]" office:value-type="float" office:value="286.689058581174" calcext:value-type="float">
            <text:p>286.689058581174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8" calcext:value-type="date">
            <text:p>2025-08-28</text:p>
          </table:table-cell>
          <table:table-cell office:value-type="float" office:value="300.025" calcext:value-type="float">
            <text:p>300.025</text:p>
          </table:table-cell>
          <table:table-cell office:value-type="float" office:value="301.2399" calcext:value-type="float">
            <text:p>301.2399</text:p>
          </table:table-cell>
          <table:table-cell office:value-type="float" office:value="298.7" calcext:value-type="float">
            <text:p>298.7</text:p>
          </table:table-cell>
          <table:table-cell office:value-type="float" office:value="301.07" calcext:value-type="float">
            <text:p>301.07</text:p>
          </table:table-cell>
          <table:table-cell office:value-type="float" office:value="6410535" calcext:value-type="float">
            <text:p>6410535</text:p>
          </table:table-cell>
          <table:table-cell table:formula="of:=AVERAGE([.F408:.F417])" office:value-type="float" office:value="294.645" calcext:value-type="float">
            <text:p>294.645</text:p>
          </table:table-cell>
          <table:table-cell table:formula="of:=AVERAGE([.F398:.F417])" office:value-type="float" office:value="292.78" calcext:value-type="float">
            <text:p>292.78</text:p>
          </table:table-cell>
          <table:table-cell table:formula="of:=AVERAGE([.F368:.F417])" office:value-type="float" office:value="290.661" calcext:value-type="float">
            <text:p>290.661</text:p>
          </table:table-cell>
          <table:table-cell table:formula="of:=AVERAGE([.F318:.F417])" office:value-type="float" office:value="271.6796" calcext:value-type="float">
            <text:p>271.6796</text:p>
          </table:table-cell>
          <table:table-cell table:formula="of:=COM.MICROSOFT.STDEV.S([.F398:.F416])" office:value-type="float" office:value="3.22653445067668" calcext:value-type="float">
            <text:p>3.22653445067668</text:p>
          </table:table-cell>
          <table:table-cell table:formula="of:=[.I417]+2*[.L417]" office:value-type="float" office:value="299.233068901353" calcext:value-type="float">
            <text:p>299.233068901353</text:p>
          </table:table-cell>
          <table:table-cell table:formula="of:=[.I417]-2*[.L417]" office:value-type="float" office:value="286.326931098647" calcext:value-type="float">
            <text:p>286.326931098647</text:p>
          </table:table-cell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date" office:date-value="2025-08-29" calcext:value-type="date">
            <text:p>2025-08-29</text:p>
          </table:table-cell>
          <table:table-cell office:value-type="float" office:value="302.04" calcext:value-type="float">
            <text:p>302.04</text:p>
          </table:table-cell>
          <table:table-cell office:value-type="float" office:value="302.95" calcext:value-type="float">
            <text:p>302.95</text:p>
          </table:table-cell>
          <table:table-cell office:value-type="float" office:value="299.73" calcext:value-type="float">
            <text:p>299.73</text:p>
          </table:table-cell>
          <table:table-cell office:value-type="float" office:value="301.42" calcext:value-type="float">
            <text:p>301.42</text:p>
          </table:table-cell>
          <table:table-cell office:value-type="float" office:value="6796380" calcext:value-type="float">
            <text:p>6796380</text:p>
          </table:table-cell>
          <table:table-cell table:formula="of:=AVERAGE([.F409:.F418])" office:value-type="float" office:value="295.738" calcext:value-type="float">
            <text:p>295.738</text:p>
          </table:table-cell>
          <table:table-cell table:formula="of:=AVERAGE([.F399:.F418])" office:value-type="float" office:value="293.3825" calcext:value-type="float">
            <text:p>293.3825</text:p>
          </table:table-cell>
          <table:table-cell table:formula="of:=AVERAGE([.F369:.F418])" office:value-type="float" office:value="291.2102" calcext:value-type="float">
            <text:p>291.2102</text:p>
          </table:table-cell>
          <table:table-cell table:formula="of:=AVERAGE([.F319:.F418])" office:value-type="float" office:value="272.5494" calcext:value-type="float">
            <text:p>272.5494</text:p>
          </table:table-cell>
          <table:table-cell table:formula="of:=COM.MICROSOFT.STDEV.S([.F399:.F417])" office:value-type="float" office:value="3.70802803789623" calcext:value-type="float">
            <text:p>3.70802803789623</text:p>
          </table:table-cell>
          <table:table-cell table:formula="of:=[.I418]+2*[.L418]" office:value-type="float" office:value="300.798556075792" calcext:value-type="float">
            <text:p>300.798556075792</text:p>
          </table:table-cell>
          <table:table-cell table:formula="of:=[.I418]-2*[.L418]" office:value-type="float" office:value="285.966443924208" calcext:value-type="float">
            <text:p>285.966443924208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2" calcext:value-type="date">
            <text:p>2025-09-02</text:p>
          </table:table-cell>
          <table:table-cell office:value-type="float" office:value="300.26" calcext:value-type="float">
            <text:p>300.26</text:p>
          </table:table-cell>
          <table:table-cell office:value-type="float" office:value="300.455" calcext:value-type="float">
            <text:p>300.455</text:p>
          </table:table-cell>
          <table:table-cell office:value-type="float" office:value="294.5" calcext:value-type="float">
            <text:p>294.5</text:p>
          </table:table-cell>
          <table:table-cell office:value-type="float" office:value="299.7" calcext:value-type="float">
            <text:p>299.7</text:p>
          </table:table-cell>
          <table:table-cell office:value-type="float" office:value="7221855" calcext:value-type="float">
            <text:p>7221855</text:p>
          </table:table-cell>
          <table:table-cell table:formula="of:=AVERAGE([.F410:.F419])" office:value-type="float" office:value="296.555" calcext:value-type="float">
            <text:p>296.555</text:p>
          </table:table-cell>
          <table:table-cell table:formula="of:=AVERAGE([.F400:.F419])" office:value-type="float" office:value="293.6545" calcext:value-type="float">
            <text:p>293.6545</text:p>
          </table:table-cell>
          <table:table-cell table:formula="of:=AVERAGE([.F370:.F419])" office:value-type="float" office:value="291.7042" calcext:value-type="float">
            <text:p>291.7042</text:p>
          </table:table-cell>
          <table:table-cell table:formula="of:=AVERAGE([.F320:.F419])" office:value-type="float" office:value="273.3777" calcext:value-type="float">
            <text:p>273.3777</text:p>
          </table:table-cell>
          <table:table-cell table:formula="of:=COM.MICROSOFT.STDEV.S([.F400:.F418])" office:value-type="float" office:value="4.18118432255519" calcext:value-type="float">
            <text:p>4.18118432255519</text:p>
          </table:table-cell>
          <table:table-cell table:formula="of:=[.I419]+2*[.L419]" office:value-type="float" office:value="302.01686864511" calcext:value-type="float">
            <text:p>302.01686864511</text:p>
          </table:table-cell>
          <table:table-cell table:formula="of:=[.I419]-2*[.L419]" office:value-type="float" office:value="285.29213135489" calcext:value-type="float">
            <text:p>285.29213135489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3" calcext:value-type="date">
            <text:p>2025-09-03</text:p>
          </table:table-cell>
          <table:table-cell table:number-columns-repeated="2" office:value-type="float" office:value="300.57" calcext:value-type="float">
            <text:p>300.57</text:p>
          </table:table-cell>
          <table:table-cell office:value-type="float" office:value="296.38" calcext:value-type="float">
            <text:p>296.38</text:p>
          </table:table-cell>
          <table:table-cell office:value-type="float" office:value="299.51" calcext:value-type="float">
            <text:p>299.51</text:p>
          </table:table-cell>
          <table:table-cell office:value-type="float" office:value="6316911" calcext:value-type="float">
            <text:p>6316911</text:p>
          </table:table-cell>
          <table:table-cell table:formula="of:=AVERAGE([.F411:.F420])" office:value-type="float" office:value="297.44" calcext:value-type="float">
            <text:p>297.44</text:p>
          </table:table-cell>
          <table:table-cell table:formula="of:=AVERAGE([.F401:.F420])" office:value-type="float" office:value="294.0615" calcext:value-type="float">
            <text:p>294.0615</text:p>
          </table:table-cell>
          <table:table-cell table:formula="of:=AVERAGE([.F371:.F420])" office:value-type="float" office:value="292.129" calcext:value-type="float">
            <text:p>292.129</text:p>
          </table:table-cell>
          <table:table-cell table:formula="of:=AVERAGE([.F321:.F420])" office:value-type="float" office:value="274.0294" calcext:value-type="float">
            <text:p>274.0294</text:p>
          </table:table-cell>
          <table:table-cell table:formula="of:=COM.MICROSOFT.STDEV.S([.F401:.F419])" office:value-type="float" office:value="4.39481685678463" calcext:value-type="float">
            <text:p>4.39481685678463</text:p>
          </table:table-cell>
          <table:table-cell table:formula="of:=[.I420]+2*[.L420]" office:value-type="float" office:value="302.851133713569" calcext:value-type="float">
            <text:p>302.851133713569</text:p>
          </table:table-cell>
          <table:table-cell table:formula="of:=[.I420]-2*[.L420]" office:value-type="float" office:value="285.271866286431" calcext:value-type="float">
            <text:p>285.271866286431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4" calcext:value-type="date">
            <text:p>2025-09-04</text:p>
          </table:table-cell>
          <table:table-cell office:value-type="float" office:value="300" calcext:value-type="float">
            <text:p>300</text:p>
          </table:table-cell>
          <table:table-cell office:value-type="float" office:value="304.43" calcext:value-type="float">
            <text:p>304.43</text:p>
          </table:table-cell>
          <table:table-cell office:value-type="float" office:value="298.28" calcext:value-type="float">
            <text:p>298.28</text:p>
          </table:table-cell>
          <table:table-cell office:value-type="float" office:value="303.82" calcext:value-type="float">
            <text:p>303.82</text:p>
          </table:table-cell>
          <table:table-cell office:value-type="float" office:value="6605797" calcext:value-type="float">
            <text:p>6605797</text:p>
          </table:table-cell>
          <table:table-cell table:formula="of:=AVERAGE([.F412:.F421])" office:value-type="float" office:value="298.598" calcext:value-type="float">
            <text:p>298.598</text:p>
          </table:table-cell>
          <table:table-cell table:formula="of:=AVERAGE([.F402:.F421])" office:value-type="float" office:value="294.685" calcext:value-type="float">
            <text:p>294.685</text:p>
          </table:table-cell>
          <table:table-cell table:formula="of:=AVERAGE([.F372:.F421])" office:value-type="float" office:value="292.5802" calcext:value-type="float">
            <text:p>292.5802</text:p>
          </table:table-cell>
          <table:table-cell table:formula="of:=AVERAGE([.F322:.F421])" office:value-type="float" office:value="274.7965" calcext:value-type="float">
            <text:p>274.7965</text:p>
          </table:table-cell>
          <table:table-cell table:formula="of:=COM.MICROSOFT.STDEV.S([.F402:.F420])" office:value-type="float" office:value="4.54097923334393" calcext:value-type="float">
            <text:p>4.54097923334393</text:p>
          </table:table-cell>
          <table:table-cell table:formula="of:=[.I421]+2*[.L421]" office:value-type="float" office:value="303.766958466688" calcext:value-type="float">
            <text:p>303.766958466688</text:p>
          </table:table-cell>
          <table:table-cell table:formula="of:=[.I421]-2*[.L421]" office:value-type="float" office:value="285.603041533312" calcext:value-type="float">
            <text:p>285.603041533312</text:p>
          </table:table-cell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date" office:date-value="2025-09-05" calcext:value-type="date">
            <text:p>2025-09-05</text:p>
          </table:table-cell>
          <table:table-cell office:value-type="float" office:value="303.65" calcext:value-type="float">
            <text:p>303.65</text:p>
          </table:table-cell>
          <table:table-cell office:value-type="float" office:value="305.15" calcext:value-type="float">
            <text:p>305.15</text:p>
          </table:table-cell>
          <table:table-cell office:value-type="float" office:value="294.31" calcext:value-type="float">
            <text:p>294.31</text:p>
          </table:table-cell>
          <table:table-cell office:value-type="float" office:value="294.38" calcext:value-type="float">
            <text:p>294.38</text:p>
          </table:table-cell>
          <table:table-cell office:value-type="float" office:value="9837709" calcext:value-type="float">
            <text:p>9837709</text:p>
          </table:table-cell>
          <table:table-cell table:formula="of:=AVERAGE([.F413:.F422])" office:value-type="float" office:value="298.889" calcext:value-type="float">
            <text:p>298.889</text:p>
          </table:table-cell>
          <table:table-cell table:formula="of:=AVERAGE([.F403:.F422])" office:value-type="float" office:value="295.057" calcext:value-type="float">
            <text:p>295.057</text:p>
          </table:table-cell>
          <table:table-cell table:formula="of:=AVERAGE([.F373:.F422])" office:value-type="float" office:value="292.7866" calcext:value-type="float">
            <text:p>292.7866</text:p>
          </table:table-cell>
          <table:table-cell table:formula="of:=AVERAGE([.F323:.F422])" office:value-type="float" office:value="275.3783" calcext:value-type="float">
            <text:p>275.3783</text:p>
          </table:table-cell>
          <table:table-cell table:formula="of:=COM.MICROSOFT.STDEV.S([.F403:.F421])" office:value-type="float" office:value="4.68962784842519" calcext:value-type="float">
            <text:p>4.68962784842519</text:p>
          </table:table-cell>
          <table:table-cell table:formula="of:=[.I422]+2*[.L422]" office:value-type="float" office:value="304.43625569685" calcext:value-type="float">
            <text:p>304.43625569685</text:p>
          </table:table-cell>
          <table:table-cell table:formula="of:=[.I422]-2*[.L422]" office:value-type="float" office:value="285.67774430315" calcext:value-type="float">
            <text:p>285.67774430315</text:p>
          </table:table-cell>
        </table:table-row>
        <table:table-row table:style-name="ro1">
          <table:table-cell table:number-columns-repeated="2" office:value-type="date" office:date-value="2025-09-08" calcext:value-type="date">
            <text:p>2025-09-08</text:p>
          </table:table-cell>
          <table:table-cell office:value-type="float" office:value="294.89" calcext:value-type="float">
            <text:p>294.89</text:p>
          </table:table-cell>
          <table:table-cell office:value-type="float" office:value="296.46" calcext:value-type="float">
            <text:p>296.46</text:p>
          </table:table-cell>
          <table:table-cell office:value-type="float" office:value="291.44" calcext:value-type="float">
            <text:p>291.44</text:p>
          </table:table-cell>
          <table:table-cell office:value-type="float" office:value="292.91" calcext:value-type="float">
            <text:p>292.91</text:p>
          </table:table-cell>
          <table:table-cell office:value-type="float" office:value="8188506" calcext:value-type="float">
            <text:p>8188506</text:p>
          </table:table-cell>
          <table:table-cell table:formula="of:=AVERAGE([.F414:.F423])" office:value-type="float" office:value="298.556" calcext:value-type="float">
            <text:p>298.556</text:p>
          </table:table-cell>
          <table:table-cell table:formula="of:=AVERAGE([.F404:.F423])" office:value-type="float" office:value="295.2645" calcext:value-type="float">
            <text:p>295.2645</text:p>
          </table:table-cell>
          <table:table-cell table:formula="of:=AVERAGE([.F374:.F423])" office:value-type="float" office:value="292.8698" calcext:value-type="float">
            <text:p>292.8698</text:p>
          </table:table-cell>
          <table:table-cell table:formula="of:=AVERAGE([.F324:.F423])" office:value-type="float" office:value="275.9602" calcext:value-type="float">
            <text:p>275.9602</text:p>
          </table:table-cell>
          <table:table-cell table:formula="of:=COM.MICROSOFT.STDEV.S([.F404:.F422])" office:value-type="float" office:value="4.43853236899803" calcext:value-type="float">
            <text:p>4.43853236899803</text:p>
          </table:table-cell>
          <table:table-cell table:formula="of:=[.I423]+2*[.L423]" office:value-type="float" office:value="304.141564737996" calcext:value-type="float">
            <text:p>304.141564737996</text:p>
          </table:table-cell>
          <table:table-cell table:formula="of:=[.I423]-2*[.L423]" office:value-type="float" office:value="286.387435262004" calcext:value-type="float">
            <text:p>286.387435262004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09" calcext:value-type="date">
            <text:p>2025-09-09</text:p>
          </table:table-cell>
          <table:table-cell office:value-type="float" office:value="292.6" calcext:value-type="float">
            <text:p>292.6</text:p>
          </table:table-cell>
          <table:table-cell office:value-type="float" office:value="299" calcext:value-type="float">
            <text:p>299</text:p>
          </table:table-cell>
          <table:table-cell office:value-type="float" office:value="292.31" calcext:value-type="float">
            <text:p>292.31</text:p>
          </table:table-cell>
          <table:table-cell office:value-type="float" office:value="297.85" calcext:value-type="float">
            <text:p>297.85</text:p>
          </table:table-cell>
          <table:table-cell office:value-type="float" office:value="7848196" calcext:value-type="float">
            <text:p>7848196</text:p>
          </table:table-cell>
          <table:table-cell table:formula="of:=AVERAGE([.F415:.F424])" office:value-type="float" office:value="298.851" calcext:value-type="float">
            <text:p>298.851</text:p>
          </table:table-cell>
          <table:table-cell table:formula="of:=AVERAGE([.F405:.F424])" office:value-type="float" office:value="295.679" calcext:value-type="float">
            <text:p>295.679</text:p>
          </table:table-cell>
          <table:table-cell table:formula="of:=AVERAGE([.F375:.F424])" office:value-type="float" office:value="293.0846" calcext:value-type="float">
            <text:p>293.0846</text:p>
          </table:table-cell>
          <table:table-cell table:formula="of:=AVERAGE([.F325:.F424])" office:value-type="float" office:value="276.6074" calcext:value-type="float">
            <text:p>276.6074</text:p>
          </table:table-cell>
          <table:table-cell table:formula="of:=COM.MICROSOFT.STDEV.S([.F405:.F423])" office:value-type="float" office:value="4.25696601456046" calcext:value-type="float">
            <text:p>4.25696601456046</text:p>
          </table:table-cell>
          <table:table-cell table:formula="of:=[.I424]+2*[.L424]" office:value-type="float" office:value="304.192932029121" calcext:value-type="float">
            <text:p>304.192932029121</text:p>
          </table:table-cell>
          <table:table-cell table:formula="of:=[.I424]-2*[.L424]" office:value-type="float" office:value="287.165067970879" calcext:value-type="float">
            <text:p>287.165067970879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0" calcext:value-type="date">
            <text:p>2025-09-10</text:p>
          </table:table-cell>
          <table:table-cell office:value-type="float" office:value="296.7" calcext:value-type="float">
            <text:p>296.7</text:p>
          </table:table-cell>
          <table:table-cell office:value-type="float" office:value="301.54" calcext:value-type="float">
            <text:p>301.54</text:p>
          </table:table-cell>
          <table:table-cell office:value-type="float" office:value="295.4" calcext:value-type="float">
            <text:p>295.4</text:p>
          </table:table-cell>
          <table:table-cell office:value-type="float" office:value="300.54" calcext:value-type="float">
            <text:p>300.54</text:p>
          </table:table-cell>
          <table:table-cell office:value-type="float" office:value="7787303" calcext:value-type="float">
            <text:p>7787303</text:p>
          </table:table-cell>
          <table:table-cell table:formula="of:=AVERAGE([.F416:.F425])" office:value-type="float" office:value="299.048" calcext:value-type="float">
            <text:p>299.048</text:p>
          </table:table-cell>
          <table:table-cell table:formula="of:=AVERAGE([.F406:.F425])" office:value-type="float" office:value="296.0635" calcext:value-type="float">
            <text:p>296.0635</text:p>
          </table:table-cell>
          <table:table-cell table:formula="of:=AVERAGE([.F376:.F425])" office:value-type="float" office:value="293.2972" calcext:value-type="float">
            <text:p>293.2972</text:p>
          </table:table-cell>
          <table:table-cell table:formula="of:=AVERAGE([.F326:.F425])" office:value-type="float" office:value="277.3167" calcext:value-type="float">
            <text:p>277.3167</text:p>
          </table:table-cell>
          <table:table-cell table:formula="of:=COM.MICROSOFT.STDEV.S([.F406:.F424])" office:value-type="float" office:value="4.23430773424701" calcext:value-type="float">
            <text:p>4.23430773424701</text:p>
          </table:table-cell>
          <table:table-cell table:formula="of:=[.I425]+2*[.L425]" office:value-type="float" office:value="304.532115468494" calcext:value-type="float">
            <text:p>304.532115468494</text:p>
          </table:table-cell>
          <table:table-cell table:formula="of:=[.I425]-2*[.L425]" office:value-type="float" office:value="287.594884531506" calcext:value-type="float">
            <text:p>287.594884531506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1" calcext:value-type="date">
            <text:p>2025-09-11</text:p>
          </table:table-cell>
          <table:table-cell office:value-type="float" office:value="300.925" calcext:value-type="float">
            <text:p>300.925</text:p>
          </table:table-cell>
          <table:table-cell office:value-type="float" office:value="305.73" calcext:value-type="float">
            <text:p>305.73</text:p>
          </table:table-cell>
          <table:table-cell office:value-type="float" office:value="300.7925" calcext:value-type="float">
            <text:p>300.7925</text:p>
          </table:table-cell>
          <table:table-cell office:value-type="float" office:value="305.56" calcext:value-type="float">
            <text:p>305.56</text:p>
          </table:table-cell>
          <table:table-cell office:value-type="float" office:value="7942489" calcext:value-type="float">
            <text:p>7942489</text:p>
          </table:table-cell>
          <table:table-cell table:formula="of:=AVERAGE([.F417:.F426])" office:value-type="float" office:value="299.676" calcext:value-type="float">
            <text:p>299.676</text:p>
          </table:table-cell>
          <table:table-cell table:formula="of:=AVERAGE([.F407:.F426])" office:value-type="float" office:value="296.815" calcext:value-type="float">
            <text:p>296.815</text:p>
          </table:table-cell>
          <table:table-cell table:formula="of:=AVERAGE([.F377:.F426])" office:value-type="float" office:value="293.6002" calcext:value-type="float">
            <text:p>293.6002</text:p>
          </table:table-cell>
          <table:table-cell table:formula="of:=AVERAGE([.F327:.F426])" office:value-type="float" office:value="278.0527" calcext:value-type="float">
            <text:p>278.0527</text:p>
          </table:table-cell>
          <table:table-cell table:formula="of:=COM.MICROSOFT.STDEV.S([.F407:.F425])" office:value-type="float" office:value="4.16060274535774" calcext:value-type="float">
            <text:p>4.16060274535774</text:p>
          </table:table-cell>
          <table:table-cell table:formula="of:=[.I426]+2*[.L426]" office:value-type="float" office:value="305.136205490716" calcext:value-type="float">
            <text:p>305.136205490716</text:p>
          </table:table-cell>
          <table:table-cell table:formula="of:=[.I426]-2*[.L426]" office:value-type="float" office:value="288.493794509285" calcext:value-type="float">
            <text:p>288.493794509285</text:p>
          </table:table-cell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date" office:date-value="2025-09-12" calcext:value-type="date">
            <text:p>2025-09-12</text:p>
          </table:table-cell>
          <table:table-cell office:value-type="float" office:value="304.815" calcext:value-type="float">
            <text:p>304.815</text:p>
          </table:table-cell>
          <table:table-cell office:value-type="float" office:value="307.55" calcext:value-type="float">
            <text:p>307.55</text:p>
          </table:table-cell>
          <table:table-cell office:value-type="float" office:value="303.695" calcext:value-type="float">
            <text:p>303.695</text:p>
          </table:table-cell>
          <table:table-cell office:value-type="float" office:value="306.91" calcext:value-type="float">
            <text:p>306.91</text:p>
          </table:table-cell>
          <table:table-cell office:value-type="float" office:value="6846674" calcext:value-type="float">
            <text:p>6846674</text:p>
          </table:table-cell>
          <table:table-cell table:formula="of:=AVERAGE([.F418:.F427])" office:value-type="float" office:value="300.26" calcext:value-type="float">
            <text:p>300.26</text:p>
          </table:table-cell>
          <table:table-cell table:formula="of:=AVERAGE([.F408:.F427])" office:value-type="float" office:value="297.4525" calcext:value-type="float">
            <text:p>297.4525</text:p>
          </table:table-cell>
          <table:table-cell table:formula="of:=AVERAGE([.F378:.F427])" office:value-type="float" office:value="293.8984" calcext:value-type="float">
            <text:p>293.8984</text:p>
          </table:table-cell>
          <table:table-cell table:formula="of:=AVERAGE([.F328:.F427])" office:value-type="float" office:value="278.8319" calcext:value-type="float">
            <text:p>278.8319</text:p>
          </table:table-cell>
          <table:table-cell table:formula="of:=COM.MICROSOFT.STDEV.S([.F408:.F426])" office:value-type="float" office:value="4.62283627275273" calcext:value-type="float">
            <text:p>4.62283627275273</text:p>
          </table:table-cell>
          <table:table-cell table:formula="of:=[.I427]+2*[.L427]" office:value-type="float" office:value="306.698172545505" calcext:value-type="float">
            <text:p>306.698172545505</text:p>
          </table:table-cell>
          <table:table-cell table:formula="of:=[.I427]-2*[.L427]" office:value-type="float" office:value="288.206827454495" calcext:value-type="float">
            <text:p>288.206827454495</text:p>
          </table:table-cell>
        </table:table-row>
        <table:table-row table:style-name="ro1">
          <table:table-cell table:number-columns-repeated="2" office:value-type="date" office:date-value="2025-09-15" calcext:value-type="date">
            <text:p>2025-09-15</text:p>
          </table:table-cell>
          <table:table-cell office:value-type="float" office:value="307.17" calcext:value-type="float">
            <text:p>307.17</text:p>
          </table:table-cell>
          <table:table-cell office:value-type="float" office:value="309.95" calcext:value-type="float">
            <text:p>309.95</text:p>
          </table:table-cell>
          <table:table-cell office:value-type="float" office:value="307.17" calcext:value-type="float">
            <text:p>307.17</text:p>
          </table:table-cell>
          <table:table-cell office:value-type="float" office:value="308.9" calcext:value-type="float">
            <text:p>308.9</text:p>
          </table:table-cell>
          <table:table-cell office:value-type="float" office:value="7122015" calcext:value-type="float">
            <text:p>7122015</text:p>
          </table:table-cell>
          <table:table-cell table:formula="of:=AVERAGE([.F419:.F428])" office:value-type="float" office:value="301.008" calcext:value-type="float">
            <text:p>301.008</text:p>
          </table:table-cell>
          <table:table-cell table:formula="of:=AVERAGE([.F409:.F428])" office:value-type="float" office:value="298.373" calcext:value-type="float">
            <text:p>298.373</text:p>
          </table:table-cell>
          <table:table-cell table:formula="of:=AVERAGE([.F379:.F428])" office:value-type="float" office:value="294.1564" calcext:value-type="float">
            <text:p>294.1564</text:p>
          </table:table-cell>
          <table:table-cell table:formula="of:=AVERAGE([.F329:.F428])" office:value-type="float" office:value="279.565" calcext:value-type="float">
            <text:p>279.565</text:p>
          </table:table-cell>
          <table:table-cell table:formula="of:=COM.MICROSOFT.STDEV.S([.F409:.F427])" office:value-type="float" office:value="4.87507936657542" calcext:value-type="float">
            <text:p>4.87507936657542</text:p>
          </table:table-cell>
          <table:table-cell table:formula="of:=[.I428]+2*[.L428]" office:value-type="float" office:value="308.123158733151" calcext:value-type="float">
            <text:p>308.123158733151</text:p>
          </table:table-cell>
          <table:table-cell table:formula="of:=[.I428]-2*[.L428]" office:value-type="float" office:value="288.622841266849" calcext:value-type="float">
            <text:p>288.622841266849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6" calcext:value-type="date">
            <text:p>2025-09-16</text:p>
          </table:table-cell>
          <table:table-cell office:value-type="float" office:value="309.54" calcext:value-type="float">
            <text:p>309.54</text:p>
          </table:table-cell>
          <table:table-cell office:value-type="float" office:value="310.9" calcext:value-type="float">
            <text:p>310.9</text:p>
          </table:table-cell>
          <table:table-cell office:value-type="float" office:value="307.1347" calcext:value-type="float">
            <text:p>307.1347</text:p>
          </table:table-cell>
          <table:table-cell office:value-type="float" office:value="309.19" calcext:value-type="float">
            <text:p>309.19</text:p>
          </table:table-cell>
          <table:table-cell office:value-type="float" office:value="10525594" calcext:value-type="float">
            <text:p>10525594</text:p>
          </table:table-cell>
          <table:table-cell table:formula="of:=AVERAGE([.F420:.F429])" office:value-type="float" office:value="301.957" calcext:value-type="float">
            <text:p>301.957</text:p>
          </table:table-cell>
          <table:table-cell table:formula="of:=AVERAGE([.F410:.F429])" office:value-type="float" office:value="299.256" calcext:value-type="float">
            <text:p>299.256</text:p>
          </table:table-cell>
          <table:table-cell table:formula="of:=AVERAGE([.F380:.F429])" office:value-type="float" office:value="294.5008" calcext:value-type="float">
            <text:p>294.5008</text:p>
          </table:table-cell>
          <table:table-cell table:formula="of:=AVERAGE([.F330:.F429])" office:value-type="float" office:value="280.2481" calcext:value-type="float">
            <text:p>280.2481</text:p>
          </table:table-cell>
          <table:table-cell table:formula="of:=COM.MICROSOFT.STDEV.S([.F410:.F428])" office:value-type="float" office:value="5.24486103261678" calcext:value-type="float">
            <text:p>5.24486103261678</text:p>
          </table:table-cell>
          <table:table-cell table:formula="of:=[.I429]+2*[.L429]" office:value-type="float" office:value="309.745722065234" calcext:value-type="float">
            <text:p>309.745722065234</text:p>
          </table:table-cell>
          <table:table-cell table:formula="of:=[.I429]-2*[.L429]" office:value-type="float" office:value="288.766277934766" calcext:value-type="float">
            <text:p>288.766277934766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7" calcext:value-type="date">
            <text:p>2025-09-17</text:p>
          </table:table-cell>
          <table:table-cell office:value-type="float" office:value="310.2" calcext:value-type="float">
            <text:p>310.2</text:p>
          </table:table-cell>
          <table:table-cell office:value-type="float" office:value="312.91" calcext:value-type="float">
            <text:p>312.91</text:p>
          </table:table-cell>
          <table:table-cell office:value-type="float" office:value="308.7722" calcext:value-type="float">
            <text:p>308.7722</text:p>
          </table:table-cell>
          <table:table-cell office:value-type="float" office:value="311.75" calcext:value-type="float">
            <text:p>311.75</text:p>
          </table:table-cell>
          <table:table-cell office:value-type="float" office:value="8657765" calcext:value-type="float">
            <text:p>8657765</text:p>
          </table:table-cell>
          <table:table-cell table:formula="of:=AVERAGE([.F421:.F430])" office:value-type="float" office:value="303.181" calcext:value-type="float">
            <text:p>303.181</text:p>
          </table:table-cell>
          <table:table-cell table:formula="of:=AVERAGE([.F411:.F430])" office:value-type="float" office:value="300.3105" calcext:value-type="float">
            <text:p>300.3105</text:p>
          </table:table-cell>
          <table:table-cell table:formula="of:=AVERAGE([.F381:.F430])" office:value-type="float" office:value="295.0802" calcext:value-type="float">
            <text:p>295.0802</text:p>
          </table:table-cell>
          <table:table-cell table:formula="of:=AVERAGE([.F331:.F430])" office:value-type="float" office:value="280.9192" calcext:value-type="float">
            <text:p>280.9192</text:p>
          </table:table-cell>
          <table:table-cell table:formula="of:=COM.MICROSOFT.STDEV.S([.F411:.F429])" office:value-type="float" office:value="5.38130639153097" calcext:value-type="float">
            <text:p>5.38130639153097</text:p>
          </table:table-cell>
          <table:table-cell table:formula="of:=[.I430]+2*[.L430]" office:value-type="float" office:value="311.073112783062" calcext:value-type="float">
            <text:p>311.073112783062</text:p>
          </table:table-cell>
          <table:table-cell table:formula="of:=[.I430]-2*[.L430]" office:value-type="float" office:value="289.547887216938" calcext:value-type="float">
            <text:p>289.547887216938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8" calcext:value-type="date">
            <text:p>2025-09-18</text:p>
          </table:table-cell>
          <table:table-cell office:value-type="float" office:value="311.395" calcext:value-type="float">
            <text:p>311.395</text:p>
          </table:table-cell>
          <table:table-cell office:value-type="float" office:value="313.44" calcext:value-type="float">
            <text:p>313.44</text:p>
          </table:table-cell>
          <table:table-cell office:value-type="float" office:value="309.61" calcext:value-type="float">
            <text:p>309.61</text:p>
          </table:table-cell>
          <table:table-cell office:value-type="float" office:value="313.23" calcext:value-type="float">
            <text:p>313.23</text:p>
          </table:table-cell>
          <table:table-cell office:value-type="float" office:value="8050671" calcext:value-type="float">
            <text:p>8050671</text:p>
          </table:table-cell>
          <table:table-cell table:formula="of:=AVERAGE([.F422:.F431])" office:value-type="float" office:value="304.122" calcext:value-type="float">
            <text:p>304.122</text:p>
          </table:table-cell>
          <table:table-cell table:formula="of:=AVERAGE([.F412:.F431])" office:value-type="float" office:value="301.36" calcext:value-type="float">
            <text:p>301.36</text:p>
          </table:table-cell>
          <table:table-cell table:formula="of:=AVERAGE([.F382:.F431])" office:value-type="float" office:value="295.6816" calcext:value-type="float">
            <text:p>295.6816</text:p>
          </table:table-cell>
          <table:table-cell table:formula="of:=AVERAGE([.F332:.F431])" office:value-type="float" office:value="281.616" calcext:value-type="float">
            <text:p>281.616</text:p>
          </table:table-cell>
          <table:table-cell table:formula="of:=COM.MICROSOFT.STDEV.S([.F412:.F430])" office:value-type="float" office:value="5.72732666784722" calcext:value-type="float">
            <text:p>5.72732666784722</text:p>
          </table:table-cell>
          <table:table-cell table:formula="of:=[.I431]+2*[.L431]" office:value-type="float" office:value="312.814653335694" calcext:value-type="float">
            <text:p>312.814653335694</text:p>
          </table:table-cell>
          <table:table-cell table:formula="of:=[.I431]-2*[.L431]" office:value-type="float" office:value="289.905346664306" calcext:value-type="float">
            <text:p>289.905346664306</text:p>
          </table:table-cell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date" office:date-value="2025-09-19" calcext:value-type="date">
            <text:p>2025-09-19</text:p>
          </table:table-cell>
          <table:table-cell office:value-type="float" office:value="313.6" calcext:value-type="float">
            <text:p>313.6</text:p>
          </table:table-cell>
          <table:table-cell office:value-type="float" office:value="315.8" calcext:value-type="float">
            <text:p>315.8</text:p>
          </table:table-cell>
          <table:table-cell office:value-type="float" office:value="309.12" calcext:value-type="float">
            <text:p>309.12</text:p>
          </table:table-cell>
          <table:table-cell office:value-type="float" office:value="314.78" calcext:value-type="float">
            <text:p>314.78</text:p>
          </table:table-cell>
          <table:table-cell office:value-type="float" office:value="23568551" calcext:value-type="float">
            <text:p>23568551</text:p>
          </table:table-cell>
          <table:table-cell table:formula="of:=AVERAGE([.F423:.F432])" office:value-type="float" office:value="306.162" calcext:value-type="float">
            <text:p>306.162</text:p>
          </table:table-cell>
          <table:table-cell table:formula="of:=AVERAGE([.F413:.F432])" office:value-type="float" office:value="302.5255" calcext:value-type="float">
            <text:p>302.5255</text:p>
          </table:table-cell>
          <table:table-cell table:formula="of:=AVERAGE([.F383:.F432])" office:value-type="float" office:value="296.2134" calcext:value-type="float">
            <text:p>296.2134</text:p>
          </table:table-cell>
          <table:table-cell table:formula="of:=AVERAGE([.F333:.F432])" office:value-type="float" office:value="282.3316" calcext:value-type="float">
            <text:p>282.3316</text:p>
          </table:table-cell>
          <table:table-cell table:formula="of:=COM.MICROSOFT.STDEV.S([.F413:.F431])" office:value-type="float" office:value="5.94321880024641" calcext:value-type="float">
            <text:p>5.94321880024641</text:p>
          </table:table-cell>
          <table:table-cell table:formula="of:=[.I432]+2*[.L432]" office:value-type="float" office:value="314.411937600493" calcext:value-type="float">
            <text:p>314.411937600493</text:p>
          </table:table-cell>
          <table:table-cell table:formula="of:=[.I432]-2*[.L432]" office:value-type="float" office:value="290.639062399507" calcext:value-type="float">
            <text:p>290.639062399507</text:p>
          </table:table-cell>
        </table:table-row>
        <table:table-row table:style-name="ro1">
          <table:table-cell table:number-columns-repeated="2" office:value-type="date" office:date-value="2025-09-22" calcext:value-type="date">
            <text:p>2025-09-22</text:p>
          </table:table-cell>
          <table:table-cell office:value-type="float" office:value="309.8" calcext:value-type="float">
            <text:p>309.8</text:p>
          </table:table-cell>
          <table:table-cell office:value-type="float" office:value="313.7" calcext:value-type="float">
            <text:p>313.7</text:p>
          </table:table-cell>
          <table:table-cell office:value-type="float" office:value="309.555" calcext:value-type="float">
            <text:p>309.555</text:p>
          </table:table-cell>
          <table:table-cell office:value-type="float" office:value="312.44" calcext:value-type="float">
            <text:p>312.44</text:p>
          </table:table-cell>
          <table:table-cell office:value-type="float" office:value="7520190" calcext:value-type="float">
            <text:p>7520190</text:p>
          </table:table-cell>
          <table:table-cell table:formula="of:=AVERAGE([.F424:.F433])" office:value-type="float" office:value="308.115" calcext:value-type="float">
            <text:p>308.115</text:p>
          </table:table-cell>
          <table:table-cell table:formula="of:=AVERAGE([.F414:.F433])" office:value-type="float" office:value="303.3355" calcext:value-type="float">
            <text:p>303.3355</text:p>
          </table:table-cell>
          <table:table-cell table:formula="of:=AVERAGE([.F384:.F433])" office:value-type="float" office:value="296.725" calcext:value-type="float">
            <text:p>296.725</text:p>
          </table:table-cell>
          <table:table-cell table:formula="of:=AVERAGE([.F334:.F433])" office:value-type="float" office:value="283.0098" calcext:value-type="float">
            <text:p>283.0098</text:p>
          </table:table-cell>
          <table:table-cell table:formula="of:=COM.MICROSOFT.STDEV.S([.F414:.F432])" office:value-type="float" office:value="6.46478942728851" calcext:value-type="float">
            <text:p>6.46478942728851</text:p>
          </table:table-cell>
          <table:table-cell table:formula="of:=[.I433]+2*[.L433]" office:value-type="float" office:value="316.265078854577" calcext:value-type="float">
            <text:p>316.265078854577</text:p>
          </table:table-cell>
          <table:table-cell table:formula="of:=[.I433]-2*[.L433]" office:value-type="float" office:value="290.405921145423" calcext:value-type="float">
            <text:p>290.405921145423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3" calcext:value-type="date">
            <text:p>2025-09-23</text:p>
          </table:table-cell>
          <table:table-cell office:value-type="float" office:value="311.815" calcext:value-type="float">
            <text:p>311.815</text:p>
          </table:table-cell>
          <table:table-cell office:value-type="float" office:value="316.3141" calcext:value-type="float">
            <text:p>316.3141</text:p>
          </table:table-cell>
          <table:table-cell office:value-type="float" office:value="310.58" calcext:value-type="float">
            <text:p>310.58</text:p>
          </table:table-cell>
          <table:table-cell office:value-type="float" office:value="312.74" calcext:value-type="float">
            <text:p>312.74</text:p>
          </table:table-cell>
          <table:table-cell office:value-type="float" office:value="8584420" calcext:value-type="float">
            <text:p>8584420</text:p>
          </table:table-cell>
          <table:table-cell table:formula="of:=AVERAGE([.F425:.F434])" office:value-type="float" office:value="309.604" calcext:value-type="float">
            <text:p>309.604</text:p>
          </table:table-cell>
          <table:table-cell table:formula="of:=AVERAGE([.F415:.F434])" office:value-type="float" office:value="304.2275" calcext:value-type="float">
            <text:p>304.2275</text:p>
          </table:table-cell>
          <table:table-cell table:formula="of:=AVERAGE([.F385:.F434])" office:value-type="float" office:value="297.2058" calcext:value-type="float">
            <text:p>297.2058</text:p>
          </table:table-cell>
          <table:table-cell table:formula="of:=AVERAGE([.F335:.F434])" office:value-type="float" office:value="283.691" calcext:value-type="float">
            <text:p>283.691</text:p>
          </table:table-cell>
          <table:table-cell table:formula="of:=COM.MICROSOFT.STDEV.S([.F415:.F433])" office:value-type="float" office:value="6.51764653646306" calcext:value-type="float">
            <text:p>6.51764653646306</text:p>
          </table:table-cell>
          <table:table-cell table:formula="of:=[.I434]+2*[.L434]" office:value-type="float" office:value="317.262793072926" calcext:value-type="float">
            <text:p>317.262793072926</text:p>
          </table:table-cell>
          <table:table-cell table:formula="of:=[.I434]-2*[.L434]" office:value-type="float" office:value="291.192206927074" calcext:value-type="float">
            <text:p>291.192206927074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4" calcext:value-type="date">
            <text:p>2025-09-24</text:p>
          </table:table-cell>
          <table:table-cell office:value-type="float" office:value="314.03" calcext:value-type="float">
            <text:p>314.03</text:p>
          </table:table-cell>
          <table:table-cell office:value-type="float" office:value="316.5773" calcext:value-type="float">
            <text:p>316.5773</text:p>
          </table:table-cell>
          <table:table-cell office:value-type="float" office:value="311.665" calcext:value-type="float">
            <text:p>311.665</text:p>
          </table:table-cell>
          <table:table-cell office:value-type="float" office:value="313.42" calcext:value-type="float">
            <text:p>313.42</text:p>
          </table:table-cell>
          <table:table-cell office:value-type="float" office:value="7310513" calcext:value-type="float">
            <text:p>7310513</text:p>
          </table:table-cell>
          <table:table-cell table:formula="of:=AVERAGE([.F426:.F435])" office:value-type="float" office:value="310.892" calcext:value-type="float">
            <text:p>310.892</text:p>
          </table:table-cell>
          <table:table-cell table:formula="of:=AVERAGE([.F416:.F435])" office:value-type="float" office:value="304.97" calcext:value-type="float">
            <text:p>304.97</text:p>
          </table:table-cell>
          <table:table-cell table:formula="of:=AVERAGE([.F386:.F435])" office:value-type="float" office:value="297.7432" calcext:value-type="float">
            <text:p>297.7432</text:p>
          </table:table-cell>
          <table:table-cell table:formula="of:=AVERAGE([.F336:.F435])" office:value-type="float" office:value="284.3563" calcext:value-type="float">
            <text:p>284.3563</text:p>
          </table:table-cell>
          <table:table-cell table:formula="of:=COM.MICROSOFT.STDEV.S([.F416:.F434])" office:value-type="float" office:value="6.69668024589717" calcext:value-type="float">
            <text:p>6.69668024589717</text:p>
          </table:table-cell>
          <table:table-cell table:formula="of:=[.I435]+2*[.L435]" office:value-type="float" office:value="318.363360491794" calcext:value-type="float">
            <text:p>318.363360491794</text:p>
          </table:table-cell>
          <table:table-cell table:formula="of:=[.I435]-2*[.L435]" office:value-type="float" office:value="291.576639508206" calcext:value-type="float">
            <text:p>291.576639508206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5" calcext:value-type="date">
            <text:p>2025-09-25</text:p>
          </table:table-cell>
          <table:table-cell office:value-type="float" office:value="313.415" calcext:value-type="float">
            <text:p>313.415</text:p>
          </table:table-cell>
          <table:table-cell office:value-type="float" office:value="315.65" calcext:value-type="float">
            <text:p>315.65</text:p>
          </table:table-cell>
          <table:table-cell office:value-type="float" office:value="311.8" calcext:value-type="float">
            <text:p>311.8</text:p>
          </table:table-cell>
          <table:table-cell office:value-type="float" office:value="313.45" calcext:value-type="float">
            <text:p>313.45</text:p>
          </table:table-cell>
          <table:table-cell office:value-type="float" office:value="7083198" calcext:value-type="float">
            <text:p>7083198</text:p>
          </table:table-cell>
          <table:table-cell table:formula="of:=AVERAGE([.F427:.F436])" office:value-type="float" office:value="311.681" calcext:value-type="float">
            <text:p>311.681</text:p>
          </table:table-cell>
          <table:table-cell table:formula="of:=AVERAGE([.F417:.F436])" office:value-type="float" office:value="305.6785" calcext:value-type="float">
            <text:p>305.6785</text:p>
          </table:table-cell>
          <table:table-cell table:formula="of:=AVERAGE([.F387:.F436])" office:value-type="float" office:value="298.2958" calcext:value-type="float">
            <text:p>298.2958</text:p>
          </table:table-cell>
          <table:table-cell table:formula="of:=AVERAGE([.F337:.F436])" office:value-type="float" office:value="284.9657" calcext:value-type="float">
            <text:p>284.9657</text:p>
          </table:table-cell>
          <table:table-cell table:formula="of:=COM.MICROSOFT.STDEV.S([.F417:.F435])" office:value-type="float" office:value="6.86496700136457" calcext:value-type="float">
            <text:p>6.86496700136457</text:p>
          </table:table-cell>
          <table:table-cell table:formula="of:=[.I436]+2*[.L436]" office:value-type="float" office:value="319.408434002729" calcext:value-type="float">
            <text:p>319.408434002729</text:p>
          </table:table-cell>
          <table:table-cell table:formula="of:=[.I436]-2*[.L436]" office:value-type="float" office:value="291.948565997271" calcext:value-type="float">
            <text:p>291.948565997271</text:p>
          </table:table-cell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date" office:date-value="2025-09-26" calcext:value-type="date">
            <text:p>2025-09-26</text:p>
          </table:table-cell>
          <table:table-cell office:value-type="float" office:value="314.875" calcext:value-type="float">
            <text:p>314.875</text:p>
          </table:table-cell>
          <table:table-cell office:value-type="float" office:value="317.81" calcext:value-type="float">
            <text:p>317.81</text:p>
          </table:table-cell>
          <table:table-cell office:value-type="float" office:value="313.704" calcext:value-type="float">
            <text:p>313.704</text:p>
          </table:table-cell>
          <table:table-cell office:value-type="float" office:value="316.06" calcext:value-type="float">
            <text:p>316.06</text:p>
          </table:table-cell>
          <table:table-cell office:value-type="float" office:value="7258136" calcext:value-type="float">
            <text:p>7258136</text:p>
          </table:table-cell>
          <table:table-cell table:formula="of:=AVERAGE([.F428:.F437])" office:value-type="float" office:value="312.596" calcext:value-type="float">
            <text:p>312.596</text:p>
          </table:table-cell>
          <table:table-cell table:formula="of:=AVERAGE([.F418:.F437])" office:value-type="float" office:value="306.428" calcext:value-type="float">
            <text:p>306.428</text:p>
          </table:table-cell>
          <table:table-cell table:formula="of:=AVERAGE([.F388:.F437])" office:value-type="float" office:value="298.819" calcext:value-type="float">
            <text:p>298.819</text:p>
          </table:table-cell>
          <table:table-cell table:formula="of:=AVERAGE([.F338:.F437])" office:value-type="float" office:value="285.6007" calcext:value-type="float">
            <text:p>285.6007</text:p>
          </table:table-cell>
          <table:table-cell table:formula="of:=COM.MICROSOFT.STDEV.S([.F418:.F436])" office:value-type="float" office:value="7.02977310739973" calcext:value-type="float">
            <text:p>7.02977310739973</text:p>
          </table:table-cell>
          <table:table-cell table:formula="of:=[.I437]+2*[.L437]" office:value-type="float" office:value="320.487546214799" calcext:value-type="float">
            <text:p>320.487546214799</text:p>
          </table:table-cell>
          <table:table-cell table:formula="of:=[.I437]-2*[.L437]" office:value-type="float" office:value="292.368453785201" calcext:value-type="float">
            <text:p>292.368453785201</text:p>
          </table:table-cell>
        </table:table-row>
        <table:table-row table:style-name="ro1">
          <table:table-cell table:number-columns-repeated="2" office:value-type="date" office:date-value="2025-09-29" calcext:value-type="date">
            <text:p>2025-09-29</text:p>
          </table:table-cell>
          <table:table-cell office:value-type="float" office:value="317" calcext:value-type="float">
            <text:p>317</text:p>
          </table:table-cell>
          <table:table-cell office:value-type="float" office:value="318.01" calcext:value-type="float">
            <text:p>318.01</text:p>
          </table:table-cell>
          <table:table-cell office:value-type="float" office:value="313.66" calcext:value-type="float">
            <text:p>313.66</text:p>
          </table:table-cell>
          <table:table-cell office:value-type="float" office:value="315.69" calcext:value-type="float">
            <text:p>315.69</text:p>
          </table:table-cell>
          <table:table-cell office:value-type="float" office:value="6462442" calcext:value-type="float">
            <text:p>6462442</text:p>
          </table:table-cell>
          <table:table-cell table:formula="of:=AVERAGE([.F429:.F438])" office:value-type="float" office:value="313.275" calcext:value-type="float">
            <text:p>313.275</text:p>
          </table:table-cell>
          <table:table-cell table:formula="of:=AVERAGE([.F419:.F438])" office:value-type="float" office:value="307.1415" calcext:value-type="float">
            <text:p>307.1415</text:p>
          </table:table-cell>
          <table:table-cell table:formula="of:=AVERAGE([.F389:.F438])" office:value-type="float" office:value="299.3074" calcext:value-type="float">
            <text:p>299.3074</text:p>
          </table:table-cell>
          <table:table-cell table:formula="of:=AVERAGE([.F339:.F438])" office:value-type="float" office:value="286.2651" calcext:value-type="float">
            <text:p>286.2651</text:p>
          </table:table-cell>
          <table:table-cell table:formula="of:=COM.MICROSOFT.STDEV.S([.F419:.F437])" office:value-type="float" office:value="7.30592245537663" calcext:value-type="float">
            <text:p>7.30592245537663</text:p>
          </table:table-cell>
          <table:table-cell table:formula="of:=[.I438]+2*[.L438]" office:value-type="float" office:value="321.753344910753" calcext:value-type="float">
            <text:p>321.753344910753</text:p>
          </table:table-cell>
          <table:table-cell table:formula="of:=[.I438]-2*[.L438]" office:value-type="float" office:value="292.529655089247" calcext:value-type="float">
            <text:p>292.529655089247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09-30" calcext:value-type="date">
            <text:p>2025-09-30</text:p>
          </table:table-cell>
          <table:table-cell office:value-type="float" office:value="316.125" calcext:value-type="float">
            <text:p>316.125</text:p>
          </table:table-cell>
          <table:table-cell office:value-type="float" office:value="317.41" calcext:value-type="float">
            <text:p>317.41</text:p>
          </table:table-cell>
          <table:table-cell office:value-type="float" office:value="310.11" calcext:value-type="float">
            <text:p>310.11</text:p>
          </table:table-cell>
          <table:table-cell office:value-type="float" office:value="315.43" calcext:value-type="float">
            <text:p>315.43</text:p>
          </table:table-cell>
          <table:table-cell office:value-type="float" office:value="11823315" calcext:value-type="float">
            <text:p>11823315</text:p>
          </table:table-cell>
          <table:table-cell table:formula="of:=AVERAGE([.F430:.F439])" office:value-type="float" office:value="313.899" calcext:value-type="float">
            <text:p>313.899</text:p>
          </table:table-cell>
          <table:table-cell table:formula="of:=AVERAGE([.F420:.F439])" office:value-type="float" office:value="307.928" calcext:value-type="float">
            <text:p>307.928</text:p>
          </table:table-cell>
          <table:table-cell table:formula="of:=AVERAGE([.F390:.F439])" office:value-type="float" office:value="299.7966" calcext:value-type="float">
            <text:p>299.7966</text:p>
          </table:table-cell>
          <table:table-cell table:formula="of:=AVERAGE([.F340:.F439])" office:value-type="float" office:value="286.9255" calcext:value-type="float">
            <text:p>286.9255</text:p>
          </table:table-cell>
          <table:table-cell table:formula="of:=COM.MICROSOFT.STDEV.S([.F420:.F438])" office:value-type="float" office:value="7.37642494906846" calcext:value-type="float">
            <text:p>7.37642494906846</text:p>
          </table:table-cell>
          <table:table-cell table:formula="of:=[.I439]+2*[.L439]" office:value-type="float" office:value="322.680849898137" calcext:value-type="float">
            <text:p>322.680849898137</text:p>
          </table:table-cell>
          <table:table-cell table:formula="of:=[.I439]-2*[.L439]" office:value-type="float" office:value="293.175150101863" calcext:value-type="float">
            <text:p>293.175150101863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1" calcext:value-type="date">
            <text:p>2025-10-01</text:p>
          </table:table-cell>
          <table:table-cell office:value-type="float" office:value="313.34" calcext:value-type="float">
            <text:p>313.34</text:p>
          </table:table-cell>
          <table:table-cell office:value-type="float" office:value="314.59" calcext:value-type="float">
            <text:p>314.59</text:p>
          </table:table-cell>
          <table:table-cell office:value-type="float" office:value="307.41" calcext:value-type="float">
            <text:p>307.41</text:p>
          </table:table-cell>
          <table:table-cell office:value-type="float" office:value="310.71" calcext:value-type="float">
            <text:p>310.71</text:p>
          </table:table-cell>
          <table:table-cell office:value-type="float" office:value="9235211" calcext:value-type="float">
            <text:p>9235211</text:p>
          </table:table-cell>
          <table:table-cell table:formula="of:=AVERAGE([.F431:.F440])" office:value-type="float" office:value="313.795" calcext:value-type="float">
            <text:p>313.795</text:p>
          </table:table-cell>
          <table:table-cell table:formula="of:=AVERAGE([.F421:.F440])" office:value-type="float" office:value="308.488" calcext:value-type="float">
            <text:p>308.488</text:p>
          </table:table-cell>
          <table:table-cell table:formula="of:=AVERAGE([.F391:.F440])" office:value-type="float" office:value="300.1822" calcext:value-type="float">
            <text:p>300.1822</text:p>
          </table:table-cell>
          <table:table-cell table:formula="of:=AVERAGE([.F341:.F440])" office:value-type="float" office:value="287.4979" calcext:value-type="float">
            <text:p>287.4979</text:p>
          </table:table-cell>
          <table:table-cell table:formula="of:=COM.MICROSOFT.STDEV.S([.F421:.F439])" office:value-type="float" office:value="7.31839151630772" calcext:value-type="float">
            <text:p>7.31839151630772</text:p>
          </table:table-cell>
          <table:table-cell table:formula="of:=[.I440]+2*[.L440]" office:value-type="float" office:value="323.124783032615" calcext:value-type="float">
            <text:p>323.124783032615</text:p>
          </table:table-cell>
          <table:table-cell table:formula="of:=[.I440]-2*[.L440]" office:value-type="float" office:value="293.851216967385" calcext:value-type="float">
            <text:p>293.851216967385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2" calcext:value-type="date">
            <text:p>2025-10-02</text:p>
          </table:table-cell>
          <table:table-cell office:value-type="float" office:value="310" calcext:value-type="float">
            <text:p>310</text:p>
          </table:table-cell>
          <table:table-cell office:value-type="float" office:value="310.56" calcext:value-type="float">
            <text:p>310.56</text:p>
          </table:table-cell>
          <table:table-cell office:value-type="float" office:value="306.14" calcext:value-type="float">
            <text:p>306.14</text:p>
          </table:table-cell>
          <table:table-cell office:value-type="float" office:value="307.55" calcext:value-type="float">
            <text:p>307.55</text:p>
          </table:table-cell>
          <table:table-cell office:value-type="float" office:value="7599973" calcext:value-type="float">
            <text:p>7599973</text:p>
          </table:table-cell>
          <table:table-cell table:formula="of:=AVERAGE([.F432:.F441])" office:value-type="float" office:value="313.227" calcext:value-type="float">
            <text:p>313.227</text:p>
          </table:table-cell>
          <table:table-cell table:formula="of:=AVERAGE([.F422:.F441])" office:value-type="float" office:value="308.6745" calcext:value-type="float">
            <text:p>308.6745</text:p>
          </table:table-cell>
          <table:table-cell table:formula="of:=AVERAGE([.F392:.F441])" office:value-type="float" office:value="300.398" calcext:value-type="float">
            <text:p>300.398</text:p>
          </table:table-cell>
          <table:table-cell table:formula="of:=AVERAGE([.F342:.F441])" office:value-type="float" office:value="288.0426" calcext:value-type="float">
            <text:p>288.0426</text:p>
          </table:table-cell>
          <table:table-cell table:formula="of:=COM.MICROSOFT.STDEV.S([.F422:.F440])" office:value-type="float" office:value="7.25074495063653" calcext:value-type="float">
            <text:p>7.25074495063653</text:p>
          </table:table-cell>
          <table:table-cell table:formula="of:=[.I441]+2*[.L441]" office:value-type="float" office:value="323.175989901273" calcext:value-type="float">
            <text:p>323.175989901273</text:p>
          </table:table-cell>
          <table:table-cell table:formula="of:=[.I441]-2*[.L441]" office:value-type="float" office:value="294.173010098727" calcext:value-type="float">
            <text:p>294.173010098727</text:p>
          </table:table-cell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date" office:date-value="2025-10-03" calcext:value-type="date">
            <text:p>2025-10-03</text:p>
          </table:table-cell>
          <table:table-cell office:value-type="float" office:value="308.575" calcext:value-type="float">
            <text:p>308.575</text:p>
          </table:table-cell>
          <table:table-cell office:value-type="float" office:value="311.66" calcext:value-type="float">
            <text:p>311.66</text:p>
          </table:table-cell>
          <table:table-cell office:value-type="float" office:value="308.21" calcext:value-type="float">
            <text:p>308.21</text:p>
          </table:table-cell>
          <table:table-cell office:value-type="float" office:value="310.03" calcext:value-type="float">
            <text:p>310.03</text:p>
          </table:table-cell>
          <table:table-cell office:value-type="float" office:value="6029854" calcext:value-type="float">
            <text:p>6029854</text:p>
          </table:table-cell>
          <table:table-cell table:formula="of:=AVERAGE([.F433:.F442])" office:value-type="float" office:value="312.752" calcext:value-type="float">
            <text:p>312.752</text:p>
          </table:table-cell>
          <table:table-cell table:formula="of:=AVERAGE([.F423:.F442])" office:value-type="float" office:value="309.457" calcext:value-type="float">
            <text:p>309.457</text:p>
          </table:table-cell>
          <table:table-cell table:formula="of:=AVERAGE([.F393:.F442])" office:value-type="float" office:value="300.6676" calcext:value-type="float">
            <text:p>300.6676</text:p>
          </table:table-cell>
          <table:table-cell table:formula="of:=AVERAGE([.F343:.F442])" office:value-type="float" office:value="288.5424" calcext:value-type="float">
            <text:p>288.5424</text:p>
          </table:table-cell>
          <table:table-cell table:formula="of:=COM.MICROSOFT.STDEV.S([.F423:.F441])" office:value-type="float" office:value="6.37949584618267" calcext:value-type="float">
            <text:p>6.37949584618267</text:p>
          </table:table-cell>
          <table:table-cell table:formula="of:=[.I442]+2*[.L442]" office:value-type="float" office:value="322.215991692365" calcext:value-type="float">
            <text:p>322.215991692365</text:p>
          </table:table-cell>
          <table:table-cell table:formula="of:=[.I442]-2*[.L442]" office:value-type="float" office:value="296.698008307635" calcext:value-type="float">
            <text:p>296.698008307635</text:p>
          </table:table-cell>
        </table:table-row>
        <table:table-row table:style-name="ro1">
          <table:table-cell table:number-columns-repeated="2" office:value-type="date" office:date-value="2025-10-06" calcext:value-type="date">
            <text:p>2025-10-06</text:p>
          </table:table-cell>
          <table:table-cell office:value-type="float" office:value="310.22" calcext:value-type="float">
            <text:p>310.22</text:p>
          </table:table-cell>
          <table:table-cell office:value-type="float" office:value="311.7474" calcext:value-type="float">
            <text:p>311.7474</text:p>
          </table:table-cell>
          <table:table-cell office:value-type="float" office:value="305.1301" calcext:value-type="float">
            <text:p>305.1301</text:p>
          </table:table-cell>
          <table:table-cell office:value-type="float" office:value="309.18" calcext:value-type="float">
            <text:p>309.18</text:p>
          </table:table-cell>
          <table:table-cell office:value-type="float" office:value="7214502" calcext:value-type="float">
            <text:p>7214502</text:p>
          </table:table-cell>
          <table:table-cell table:formula="of:=AVERAGE([.F434:.F443])" office:value-type="float" office:value="312.426" calcext:value-type="float">
            <text:p>312.426</text:p>
          </table:table-cell>
          <table:table-cell table:formula="of:=AVERAGE([.F424:.F443])" office:value-type="float" office:value="310.2705" calcext:value-type="float">
            <text:p>310.2705</text:p>
          </table:table-cell>
          <table:table-cell table:formula="of:=AVERAGE([.F394:.F443])" office:value-type="float" office:value="300.8788" calcext:value-type="float">
            <text:p>300.8788</text:p>
          </table:table-cell>
          <table:table-cell table:formula="of:=AVERAGE([.F344:.F443])" office:value-type="float" office:value="289.0041" calcext:value-type="float">
            <text:p>289.0041</text:p>
          </table:table-cell>
          <table:table-cell table:formula="of:=COM.MICROSOFT.STDEV.S([.F424:.F442])" office:value-type="float" office:value="4.97044104788763" calcext:value-type="float">
            <text:p>4.97044104788763</text:p>
          </table:table-cell>
          <table:table-cell table:formula="of:=[.I443]+2*[.L443]" office:value-type="float" office:value="320.211382095775" calcext:value-type="float">
            <text:p>320.211382095775</text:p>
          </table:table-cell>
          <table:table-cell table:formula="of:=[.I443]-2*[.L443]" office:value-type="float" office:value="300.329617904225" calcext:value-type="float">
            <text:p>300.329617904225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7" calcext:value-type="date">
            <text:p>2025-10-07</text:p>
          </table:table-cell>
          <table:table-cell office:value-type="float" office:value="309.495" calcext:value-type="float">
            <text:p>309.495</text:p>
          </table:table-cell>
          <table:table-cell office:value-type="float" office:value="310.01" calcext:value-type="float">
            <text:p>310.01</text:p>
          </table:table-cell>
          <table:table-cell office:value-type="float" office:value="304.7" calcext:value-type="float">
            <text:p>304.7</text:p>
          </table:table-cell>
          <table:table-cell office:value-type="float" office:value="307.69" calcext:value-type="float">
            <text:p>307.69</text:p>
          </table:table-cell>
          <table:table-cell office:value-type="float" office:value="8454217" calcext:value-type="float">
            <text:p>8454217</text:p>
          </table:table-cell>
          <table:table-cell table:formula="of:=AVERAGE([.F435:.F444])" office:value-type="float" office:value="311.921" calcext:value-type="float">
            <text:p>311.921</text:p>
          </table:table-cell>
          <table:table-cell table:formula="of:=AVERAGE([.F425:.F444])" office:value-type="float" office:value="310.7625" calcext:value-type="float">
            <text:p>310.7625</text:p>
          </table:table-cell>
          <table:table-cell table:formula="of:=AVERAGE([.F395:.F444])" office:value-type="float" office:value="301.067" calcext:value-type="float">
            <text:p>301.067</text:p>
          </table:table-cell>
          <table:table-cell table:formula="of:=AVERAGE([.F345:.F444])" office:value-type="float" office:value="289.4246" calcext:value-type="float">
            <text:p>289.4246</text:p>
          </table:table-cell>
          <table:table-cell table:formula="of:=COM.MICROSOFT.STDEV.S([.F425:.F443])" office:value-type="float" office:value="3.96903754886842" calcext:value-type="float">
            <text:p>3.96903754886842</text:p>
          </table:table-cell>
          <table:table-cell table:formula="of:=[.I444]+2*[.L444]" office:value-type="float" office:value="318.700575097737" calcext:value-type="float">
            <text:p>318.700575097737</text:p>
          </table:table-cell>
          <table:table-cell table:formula="of:=[.I444]-2*[.L444]" office:value-type="float" office:value="302.824424902263" calcext:value-type="float">
            <text:p>302.824424902263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8" calcext:value-type="date">
            <text:p>2025-10-08</text:p>
          </table:table-cell>
          <table:table-cell office:value-type="float" office:value="308.0138" calcext:value-type="float">
            <text:p>308.0138</text:p>
          </table:table-cell>
          <table:table-cell office:value-type="float" office:value="308.7832" calcext:value-type="float">
            <text:p>308.7832</text:p>
          </table:table-cell>
          <table:table-cell office:value-type="float" office:value="303.55" calcext:value-type="float">
            <text:p>303.55</text:p>
          </table:table-cell>
          <table:table-cell office:value-type="float" office:value="304.03" calcext:value-type="float">
            <text:p>304.03</text:p>
          </table:table-cell>
          <table:table-cell office:value-type="float" office:value="6489883" calcext:value-type="float">
            <text:p>6489883</text:p>
          </table:table-cell>
          <table:table-cell table:formula="of:=AVERAGE([.F436:.F445])" office:value-type="float" office:value="310.982" calcext:value-type="float">
            <text:p>310.982</text:p>
          </table:table-cell>
          <table:table-cell table:formula="of:=AVERAGE([.F426:.F445])" office:value-type="float" office:value="310.937" calcext:value-type="float">
            <text:p>310.937</text:p>
          </table:table-cell>
          <table:table-cell table:formula="of:=AVERAGE([.F396:.F445])" office:value-type="float" office:value="301.2068" calcext:value-type="float">
            <text:p>301.2068</text:p>
          </table:table-cell>
          <table:table-cell table:formula="of:=AVERAGE([.F346:.F445])" office:value-type="float" office:value="289.79" calcext:value-type="float">
            <text:p>289.79</text:p>
          </table:table-cell>
          <table:table-cell table:formula="of:=COM.MICROSOFT.STDEV.S([.F426:.F444])" office:value-type="float" office:value="3.19284177442153" calcext:value-type="float">
            <text:p>3.19284177442153</text:p>
          </table:table-cell>
          <table:table-cell table:formula="of:=[.I445]+2*[.L445]" office:value-type="float" office:value="317.322683548843" calcext:value-type="float">
            <text:p>317.322683548843</text:p>
          </table:table-cell>
          <table:table-cell table:formula="of:=[.I445]-2*[.L445]" office:value-type="float" office:value="304.551316451157" calcext:value-type="float">
            <text:p>304.551316451157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09" calcext:value-type="date">
            <text:p>2025-10-09</text:p>
          </table:table-cell>
          <table:table-cell office:value-type="float" office:value="305.05" calcext:value-type="float">
            <text:p>305.05</text:p>
          </table:table-cell>
          <table:table-cell office:value-type="float" office:value="308.035" calcext:value-type="float">
            <text:p>308.035</text:p>
          </table:table-cell>
          <table:table-cell office:value-type="float" office:value="303.3947" calcext:value-type="float">
            <text:p>303.3947</text:p>
          </table:table-cell>
          <table:table-cell office:value-type="float" office:value="305.53" calcext:value-type="float">
            <text:p>305.53</text:p>
          </table:table-cell>
          <table:table-cell office:value-type="float" office:value="7060332" calcext:value-type="float">
            <text:p>7060332</text:p>
          </table:table-cell>
          <table:table-cell table:formula="of:=AVERAGE([.F437:.F446])" office:value-type="float" office:value="310.19" calcext:value-type="float">
            <text:p>310.19</text:p>
          </table:table-cell>
          <table:table-cell table:formula="of:=AVERAGE([.F427:.F446])" office:value-type="float" office:value="310.9355" calcext:value-type="float">
            <text:p>310.9355</text:p>
          </table:table-cell>
          <table:table-cell table:formula="of:=AVERAGE([.F397:.F446])" office:value-type="float" office:value="301.3248" calcext:value-type="float">
            <text:p>301.3248</text:p>
          </table:table-cell>
          <table:table-cell table:formula="of:=AVERAGE([.F347:.F446])" office:value-type="float" office:value="290.1697" calcext:value-type="float">
            <text:p>290.1697</text:p>
          </table:table-cell>
          <table:table-cell table:formula="of:=COM.MICROSOFT.STDEV.S([.F427:.F445])" office:value-type="float" office:value="3.36055550963428" calcext:value-type="float">
            <text:p>3.36055550963428</text:p>
          </table:table-cell>
          <table:table-cell table:formula="of:=[.I446]+2*[.L446]" office:value-type="float" office:value="317.656611019269" calcext:value-type="float">
            <text:p>317.656611019269</text:p>
          </table:table-cell>
          <table:table-cell table:formula="of:=[.I446]-2*[.L446]" office:value-type="float" office:value="304.214388980731" calcext:value-type="float">
            <text:p>304.214388980731</text:p>
          </table:table-cell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date" office:date-value="2025-10-10" calcext:value-type="date">
            <text:p>2025-10-10</text:p>
          </table:table-cell>
          <table:table-cell office:value-type="float" office:value="305.66" calcext:value-type="float">
            <text:p>305.66</text:p>
          </table:table-cell>
          <table:table-cell office:value-type="float" office:value="310.47" calcext:value-type="float">
            <text:p>310.47</text:p>
          </table:table-cell>
          <table:table-cell office:value-type="float" office:value="300.81" calcext:value-type="float">
            <text:p>300.81</text:p>
          </table:table-cell>
          <table:table-cell office:value-type="float" office:value="300.89" calcext:value-type="float">
            <text:p>300.89</text:p>
          </table:table-cell>
          <table:table-cell office:value-type="float" office:value="8597384" calcext:value-type="float">
            <text:p>8597384</text:p>
          </table:table-cell>
          <table:table-cell table:formula="of:=AVERAGE([.F438:.F447])" office:value-type="float" office:value="308.673" calcext:value-type="float">
            <text:p>308.673</text:p>
          </table:table-cell>
          <table:table-cell table:formula="of:=AVERAGE([.F428:.F447])" office:value-type="float" office:value="310.6345" calcext:value-type="float">
            <text:p>310.6345</text:p>
          </table:table-cell>
          <table:table-cell table:formula="of:=AVERAGE([.F398:.F447])" office:value-type="float" office:value="301.4178" calcext:value-type="float">
            <text:p>301.4178</text:p>
          </table:table-cell>
          <table:table-cell table:formula="of:=AVERAGE([.F348:.F447])" office:value-type="float" office:value="290.5298" calcext:value-type="float">
            <text:p>290.5298</text:p>
          </table:table-cell>
          <table:table-cell table:formula="of:=COM.MICROSOFT.STDEV.S([.F428:.F446])" office:value-type="float" office:value="3.47194924774937" calcext:value-type="float">
            <text:p>3.47194924774937</text:p>
          </table:table-cell>
          <table:table-cell table:formula="of:=[.I447]+2*[.L447]" office:value-type="float" office:value="317.578398495499" calcext:value-type="float">
            <text:p>317.578398495499</text:p>
          </table:table-cell>
          <table:table-cell table:formula="of:=[.I447]-2*[.L447]" office:value-type="float" office:value="303.690601504501" calcext:value-type="float">
            <text:p>303.690601504501</text:p>
          </table:table-cell>
        </table:table-row>
        <table:table-row table:style-name="ro1">
          <table:table-cell table:number-columns-repeated="2" office:value-type="date" office:date-value="2025-10-13" calcext:value-type="date">
            <text:p>2025-10-13</text:p>
          </table:table-cell>
          <table:table-cell office:value-type="float" office:value="305.53" calcext:value-type="float">
            <text:p>305.53</text:p>
          </table:table-cell>
          <table:table-cell office:value-type="float" office:value="309.46" calcext:value-type="float">
            <text:p>309.46</text:p>
          </table:table-cell>
          <table:table-cell office:value-type="float" office:value="305.45" calcext:value-type="float">
            <text:p>305.45</text:p>
          </table:table-cell>
          <table:table-cell office:value-type="float" office:value="307.97" calcext:value-type="float">
            <text:p>307.97</text:p>
          </table:table-cell>
          <table:table-cell office:value-type="float" office:value="10788680" calcext:value-type="float">
            <text:p>10788680</text:p>
          </table:table-cell>
          <table:table-cell table:formula="of:=AVERAGE([.F439:.F448])" office:value-type="float" office:value="307.901" calcext:value-type="float">
            <text:p>307.901</text:p>
          </table:table-cell>
          <table:table-cell table:formula="of:=AVERAGE([.F429:.F448])" office:value-type="float" office:value="310.588" calcext:value-type="float">
            <text:p>310.588</text:p>
          </table:table-cell>
          <table:table-cell table:formula="of:=AVERAGE([.F399:.F448])" office:value-type="float" office:value="301.7898" calcext:value-type="float">
            <text:p>301.7898</text:p>
          </table:table-cell>
          <table:table-cell table:formula="of:=AVERAGE([.F349:.F448])" office:value-type="float" office:value="290.9527" calcext:value-type="float">
            <text:p>290.9527</text:p>
          </table:table-cell>
          <table:table-cell table:formula="of:=COM.MICROSOFT.STDEV.S([.F429:.F447])" office:value-type="float" office:value="4.17509722546737" calcext:value-type="float">
            <text:p>4.17509722546737</text:p>
          </table:table-cell>
          <table:table-cell table:formula="of:=[.I448]+2*[.L448]" office:value-type="float" office:value="318.938194450935" calcext:value-type="float">
            <text:p>318.938194450935</text:p>
          </table:table-cell>
          <table:table-cell table:formula="of:=[.I448]-2*[.L448]" office:value-type="float" office:value="302.237805549065" calcext:value-type="float">
            <text:p>302.237805549065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4" calcext:value-type="date">
            <text:p>2025-10-14</text:p>
          </table:table-cell>
          <table:table-cell office:value-type="float" office:value="305.84" calcext:value-type="float">
            <text:p>305.84</text:p>
          </table:table-cell>
          <table:table-cell office:value-type="float" office:value="307" calcext:value-type="float">
            <text:p>307</text:p>
          </table:table-cell>
          <table:table-cell office:value-type="float" office:value="294.21" calcext:value-type="float">
            <text:p>294.21</text:p>
          </table:table-cell>
          <table:table-cell office:value-type="float" office:value="302.08" calcext:value-type="float">
            <text:p>302.08</text:p>
          </table:table-cell>
          <table:table-cell office:value-type="float" office:value="16178755" calcext:value-type="float">
            <text:p>16178755</text:p>
          </table:table-cell>
          <table:table-cell table:formula="of:=AVERAGE([.F440:.F449])" office:value-type="float" office:value="306.566" calcext:value-type="float">
            <text:p>306.566</text:p>
          </table:table-cell>
          <table:table-cell table:formula="of:=AVERAGE([.F430:.F449])" office:value-type="float" office:value="310.2325" calcext:value-type="float">
            <text:p>310.2325</text:p>
          </table:table-cell>
          <table:table-cell table:formula="of:=AVERAGE([.F400:.F449])" office:value-type="float" office:value="301.9462" calcext:value-type="float">
            <text:p>301.9462</text:p>
          </table:table-cell>
          <table:table-cell table:formula="of:=AVERAGE([.F350:.F449])" office:value-type="float" office:value="291.3631" calcext:value-type="float">
            <text:p>291.3631</text:p>
          </table:table-cell>
          <table:table-cell table:formula="of:=COM.MICROSOFT.STDEV.S([.F430:.F448])" office:value-type="float" office:value="4.20927054007368" calcext:value-type="float">
            <text:p>4.20927054007368</text:p>
          </table:table-cell>
          <table:table-cell table:formula="of:=[.I449]+2*[.L449]" office:value-type="float" office:value="318.651041080147" calcext:value-type="float">
            <text:p>318.651041080147</text:p>
          </table:table-cell>
          <table:table-cell table:formula="of:=[.I449]-2*[.L449]" office:value-type="float" office:value="301.813958919853" calcext:value-type="float">
            <text:p>301.813958919853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5" calcext:value-type="date">
            <text:p>2025-10-15</text:p>
          </table:table-cell>
          <table:table-cell office:value-type="float" office:value="306.39" calcext:value-type="float">
            <text:p>306.39</text:p>
          </table:table-cell>
          <table:table-cell office:value-type="float" office:value="312.1199" calcext:value-type="float">
            <text:p>312.1199</text:p>
          </table:table-cell>
          <table:table-cell office:value-type="float" office:value="305.44" calcext:value-type="float">
            <text:p>305.44</text:p>
          </table:table-cell>
          <table:table-cell office:value-type="float" office:value="305.69" calcext:value-type="float">
            <text:p>305.69</text:p>
          </table:table-cell>
          <table:table-cell office:value-type="float" office:value="11354778" calcext:value-type="float">
            <text:p>11354778</text:p>
          </table:table-cell>
          <table:table-cell table:formula="of:=AVERAGE([.F441:.F450])" office:value-type="float" office:value="306.064" calcext:value-type="float">
            <text:p>306.064</text:p>
          </table:table-cell>
          <table:table-cell table:formula="of:=AVERAGE([.F431:.F450])" office:value-type="float" office:value="309.9295" calcext:value-type="float">
            <text:p>309.9295</text:p>
          </table:table-cell>
          <table:table-cell table:formula="of:=AVERAGE([.F401:.F450])" office:value-type="float" office:value="302.2326" calcext:value-type="float">
            <text:p>302.2326</text:p>
          </table:table-cell>
          <table:table-cell table:formula="of:=AVERAGE([.F351:.F450])" office:value-type="float" office:value="291.8133" calcext:value-type="float">
            <text:p>291.8133</text:p>
          </table:table-cell>
          <table:table-cell table:formula="of:=COM.MICROSOFT.STDEV.S([.F431:.F449])" office:value-type="float" office:value="4.6335765429037" calcext:value-type="float">
            <text:p>4.6335765429037</text:p>
          </table:table-cell>
          <table:table-cell table:formula="of:=[.I450]+2*[.L450]" office:value-type="float" office:value="319.196653085807" calcext:value-type="float">
            <text:p>319.196653085807</text:p>
          </table:table-cell>
          <table:table-cell table:formula="of:=[.I450]-2*[.L450]" office:value-type="float" office:value="300.662346914193" calcext:value-type="float">
            <text:p>300.662346914193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6" calcext:value-type="date">
            <text:p>2025-10-16</text:p>
          </table:table-cell>
          <table:table-cell office:value-type="float" office:value="305.35" calcext:value-type="float">
            <text:p>305.35</text:p>
          </table:table-cell>
          <table:table-cell office:value-type="float" office:value="308.6799" calcext:value-type="float">
            <text:p>308.6799</text:p>
          </table:table-cell>
          <table:table-cell office:value-type="float" office:value="297.07" calcext:value-type="float">
            <text:p>297.07</text:p>
          </table:table-cell>
          <table:table-cell office:value-type="float" office:value="298.54" calcext:value-type="float">
            <text:p>298.54</text:p>
          </table:table-cell>
          <table:table-cell office:value-type="float" office:value="10549447" calcext:value-type="float">
            <text:p>10549447</text:p>
          </table:table-cell>
          <table:table-cell table:formula="of:=AVERAGE([.F442:.F451])" office:value-type="float" office:value="305.163" calcext:value-type="float">
            <text:p>305.163</text:p>
          </table:table-cell>
          <table:table-cell table:formula="of:=AVERAGE([.F432:.F451])" office:value-type="float" office:value="309.195" calcext:value-type="float">
            <text:p>309.195</text:p>
          </table:table-cell>
          <table:table-cell table:formula="of:=AVERAGE([.F402:.F451])" office:value-type="float" office:value="302.3764" calcext:value-type="float">
            <text:p>302.3764</text:p>
          </table:table-cell>
          <table:table-cell table:formula="of:=AVERAGE([.F352:.F451])" office:value-type="float" office:value="292.1916" calcext:value-type="float">
            <text:p>292.1916</text:p>
          </table:table-cell>
          <table:table-cell table:formula="of:=COM.MICROSOFT.STDEV.S([.F432:.F450])" office:value-type="float" office:value="4.67804127551678" calcext:value-type="float">
            <text:p>4.67804127551678</text:p>
          </table:table-cell>
          <table:table-cell table:formula="of:=[.I451]+2*[.L451]" office:value-type="float" office:value="318.551082551034" calcext:value-type="float">
            <text:p>318.551082551034</text:p>
          </table:table-cell>
          <table:table-cell table:formula="of:=[.I451]-2*[.L451]" office:value-type="float" office:value="299.838917448966" calcext:value-type="float">
            <text:p>299.838917448966</text:p>
          </table:table-cell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date" office:date-value="2025-10-17" calcext:value-type="date">
            <text:p>2025-10-17</text:p>
          </table:table-cell>
          <table:table-cell office:value-type="float" office:value="299.17" calcext:value-type="float">
            <text:p>299.17</text:p>
          </table:table-cell>
          <table:table-cell office:value-type="float" office:value="299.55" calcext:value-type="float">
            <text:p>299.55</text:p>
          </table:table-cell>
          <table:table-cell office:value-type="float" office:value="294.2" calcext:value-type="float">
            <text:p>294.2</text:p>
          </table:table-cell>
          <table:table-cell office:value-type="float" office:value="297.56" calcext:value-type="float">
            <text:p>297.56</text:p>
          </table:table-cell>
          <table:table-cell office:value-type="float" office:value="10153454" calcext:value-type="float">
            <text:p>10153454</text:p>
          </table:table-cell>
          <table:table-cell table:formula="of:=AVERAGE([.F443:.F452])" office:value-type="float" office:value="303.916" calcext:value-type="float">
            <text:p>303.916</text:p>
          </table:table-cell>
          <table:table-cell table:formula="of:=AVERAGE([.F433:.F452])" office:value-type="float" office:value="308.334" calcext:value-type="float">
            <text:p>308.334</text:p>
          </table:table-cell>
          <table:table-cell table:formula="of:=AVERAGE([.F403:.F452])" office:value-type="float" office:value="302.5888" calcext:value-type="float">
            <text:p>302.5888</text:p>
          </table:table-cell>
          <table:table-cell table:formula="of:=AVERAGE([.F353:.F452])" office:value-type="float" office:value="292.5143" calcext:value-type="float">
            <text:p>292.5143</text:p>
          </table:table-cell>
          <table:table-cell table:formula="of:=COM.MICROSOFT.STDEV.S([.F433:.F451])" office:value-type="float" office:value="5.16711599630764" calcext:value-type="float">
            <text:p>5.16711599630764</text:p>
          </table:table-cell>
          <table:table-cell table:formula="of:=[.I452]+2*[.L452]" office:value-type="float" office:value="318.668231992615" calcext:value-type="float">
            <text:p>318.668231992615</text:p>
          </table:table-cell>
          <table:table-cell table:formula="of:=[.I452]-2*[.L452]" office:value-type="float" office:value="297.999768007385" calcext:value-type="float">
            <text:p>297.999768007385</text:p>
          </table:table-cell>
        </table:table-row>
        <table:table-row table:style-name="ro1">
          <table:table-cell table:number-columns-repeated="2" office:value-type="date" office:date-value="2025-10-20" calcext:value-type="date">
            <text:p>2025-10-20</text:p>
          </table:table-cell>
          <table:table-cell office:value-type="float" office:value="298.56" calcext:value-type="float">
            <text:p>298.56</text:p>
          </table:table-cell>
          <table:table-cell office:value-type="float" office:value="303.69" calcext:value-type="float">
            <text:p>303.69</text:p>
          </table:table-cell>
          <table:table-cell office:value-type="float" office:value="298.1601" calcext:value-type="float">
            <text:p>298.1601</text:p>
          </table:table-cell>
          <table:table-cell office:value-type="float" office:value="302.36" calcext:value-type="float">
            <text:p>302.36</text:p>
          </table:table-cell>
          <table:table-cell office:value-type="float" office:value="6894943" calcext:value-type="float">
            <text:p>6894943</text:p>
          </table:table-cell>
          <table:table-cell table:formula="of:=AVERAGE([.F444:.F453])" office:value-type="float" office:value="303.234" calcext:value-type="float">
            <text:p>303.234</text:p>
          </table:table-cell>
          <table:table-cell table:formula="of:=AVERAGE([.F434:.F453])" office:value-type="float" office:value="307.83" calcext:value-type="float">
            <text:p>307.83</text:p>
          </table:table-cell>
          <table:table-cell table:formula="of:=AVERAGE([.F404:.F453])" office:value-type="float" office:value="302.8608" calcext:value-type="float">
            <text:p>302.8608</text:p>
          </table:table-cell>
          <table:table-cell table:formula="of:=AVERAGE([.F354:.F453])" office:value-type="float" office:value="292.903" calcext:value-type="float">
            <text:p>292.903</text:p>
          </table:table-cell>
          <table:table-cell table:formula="of:=COM.MICROSOFT.STDEV.S([.F434:.F452])" office:value-type="float" office:value="5.70100145096102" calcext:value-type="float">
            <text:p>5.70100145096102</text:p>
          </table:table-cell>
          <table:table-cell table:formula="of:=[.I453]+2*[.L453]" office:value-type="float" office:value="319.232002901922" calcext:value-type="float">
            <text:p>319.232002901922</text:p>
          </table:table-cell>
          <table:table-cell table:formula="of:=[.I453]-2*[.L453]" office:value-type="float" office:value="296.427997098078" calcext:value-type="float">
            <text:p>296.427997098078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1" calcext:value-type="date">
            <text:p>2025-10-21</text:p>
          </table:table-cell>
          <table:table-cell office:value-type="float" office:value="301.66" calcext:value-type="float">
            <text:p>301.66</text:p>
          </table:table-cell>
          <table:table-cell office:value-type="float" office:value="304.05" calcext:value-type="float">
            <text:p>304.05</text:p>
          </table:table-cell>
          <table:table-cell office:value-type="float" office:value="297" calcext:value-type="float">
            <text:p>297</text:p>
          </table:table-cell>
          <table:table-cell office:value-type="float" office:value="297.09" calcext:value-type="float">
            <text:p>297.09</text:p>
          </table:table-cell>
          <table:table-cell office:value-type="float" office:value="7372671" calcext:value-type="float">
            <text:p>7372671</text:p>
          </table:table-cell>
          <table:table-cell table:formula="of:=AVERAGE([.F445:.F454])" office:value-type="float" office:value="302.174" calcext:value-type="float">
            <text:p>302.174</text:p>
          </table:table-cell>
          <table:table-cell table:formula="of:=AVERAGE([.F435:.F454])" office:value-type="float" office:value="307.0475" calcext:value-type="float">
            <text:p>307.0475</text:p>
          </table:table-cell>
          <table:table-cell table:formula="of:=AVERAGE([.F405:.F454])" office:value-type="float" office:value="303.0114" calcext:value-type="float">
            <text:p>303.0114</text:p>
          </table:table-cell>
          <table:table-cell table:formula="of:=AVERAGE([.F355:.F454])" office:value-type="float" office:value="293.2302" calcext:value-type="float">
            <text:p>293.2302</text:p>
          </table:table-cell>
          <table:table-cell table:formula="of:=COM.MICROSOFT.STDEV.S([.F435:.F453])" office:value-type="float" office:value="5.73073707025729" calcext:value-type="float">
            <text:p>5.73073707025729</text:p>
          </table:table-cell>
          <table:table-cell table:formula="of:=[.I454]+2*[.L454]" office:value-type="float" office:value="318.508974140515" calcext:value-type="float">
            <text:p>318.508974140515</text:p>
          </table:table-cell>
          <table:table-cell table:formula="of:=[.I454]-2*[.L454]" office:value-type="float" office:value="295.586025859485" calcext:value-type="float">
            <text:p>295.586025859485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2" calcext:value-type="date">
            <text:p>2025-10-22</text:p>
          </table:table-cell>
          <table:table-cell office:value-type="float" office:value="297.77" calcext:value-type="float">
            <text:p>297.77</text:p>
          </table:table-cell>
          <table:table-cell office:value-type="float" office:value="298.0599" calcext:value-type="float">
            <text:p>298.0599</text:p>
          </table:table-cell>
          <table:table-cell office:value-type="float" office:value="290.5448" calcext:value-type="float">
            <text:p>290.5448</text:p>
          </table:table-cell>
          <table:table-cell office:value-type="float" office:value="294.11" calcext:value-type="float">
            <text:p>294.11</text:p>
          </table:table-cell>
          <table:table-cell office:value-type="float" office:value="8054115" calcext:value-type="float">
            <text:p>8054115</text:p>
          </table:table-cell>
          <table:table-cell table:formula="of:=AVERAGE([.F446:.F455])" office:value-type="float" office:value="301.182" calcext:value-type="float">
            <text:p>301.182</text:p>
          </table:table-cell>
          <table:table-cell table:formula="of:=AVERAGE([.F436:.F455])" office:value-type="float" office:value="306.082" calcext:value-type="float">
            <text:p>306.082</text:p>
          </table:table-cell>
          <table:table-cell table:formula="of:=AVERAGE([.F406:.F455])" office:value-type="float" office:value="303.0366" calcext:value-type="float">
            <text:p>303.0366</text:p>
          </table:table-cell>
          <table:table-cell table:formula="of:=AVERAGE([.F356:.F455])" office:value-type="float" office:value="293.5313" calcext:value-type="float">
            <text:p>293.5313</text:p>
          </table:table-cell>
          <table:table-cell table:formula="of:=COM.MICROSOFT.STDEV.S([.F436:.F454])" office:value-type="float" office:value="6.02203599655961" calcext:value-type="float">
            <text:p>6.02203599655961</text:p>
          </table:table-cell>
          <table:table-cell table:formula="of:=[.I455]+2*[.L455]" office:value-type="float" office:value="318.126071993119" calcext:value-type="float">
            <text:p>318.126071993119</text:p>
          </table:table-cell>
          <table:table-cell table:formula="of:=[.I455]-2*[.L455]" office:value-type="float" office:value="294.037928006881" calcext:value-type="float">
            <text:p>294.037928006881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3" calcext:value-type="date">
            <text:p>2025-10-23</text:p>
          </table:table-cell>
          <table:table-cell office:value-type="float" office:value="294.32" calcext:value-type="float">
            <text:p>294.32</text:p>
          </table:table-cell>
          <table:table-cell office:value-type="float" office:value="296.3699" calcext:value-type="float">
            <text:p>296.3699</text:p>
          </table:table-cell>
          <table:table-cell office:value-type="float" office:value="292.51" calcext:value-type="float">
            <text:p>292.51</text:p>
          </table:table-cell>
          <table:table-cell office:value-type="float" office:value="294.54" calcext:value-type="float">
            <text:p>294.54</text:p>
          </table:table-cell>
          <table:table-cell office:value-type="float" office:value="5438810" calcext:value-type="float">
            <text:p>5438810</text:p>
          </table:table-cell>
          <table:table-cell table:formula="of:=AVERAGE([.F447:.F456])" office:value-type="float" office:value="300.083" calcext:value-type="float">
            <text:p>300.083</text:p>
          </table:table-cell>
          <table:table-cell table:formula="of:=AVERAGE([.F437:.F456])" office:value-type="float" office:value="305.1365" calcext:value-type="float">
            <text:p>305.1365</text:p>
          </table:table-cell>
          <table:table-cell table:formula="of:=AVERAGE([.F407:.F456])" office:value-type="float" office:value="303.1168" calcext:value-type="float">
            <text:p>303.1168</text:p>
          </table:table-cell>
          <table:table-cell table:formula="of:=AVERAGE([.F357:.F456])" office:value-type="float" office:value="293.8301" calcext:value-type="float">
            <text:p>293.8301</text:p>
          </table:table-cell>
          <table:table-cell table:formula="of:=COM.MICROSOFT.STDEV.S([.F437:.F455])" office:value-type="float" office:value="6.43987691030528" calcext:value-type="float">
            <text:p>6.43987691030528</text:p>
          </table:table-cell>
          <table:table-cell table:formula="of:=[.I456]+2*[.L456]" office:value-type="float" office:value="318.016253820611" calcext:value-type="float">
            <text:p>318.016253820611</text:p>
          </table:table-cell>
          <table:table-cell table:formula="of:=[.I456]-2*[.L456]" office:value-type="float" office:value="292.256746179389" calcext:value-type="float">
            <text:p>292.256746179389</text:p>
          </table:table-cell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date" office:date-value="2025-10-24" calcext:value-type="date">
            <text:p>2025-10-24</text:p>
          </table:table-cell>
          <table:table-cell office:value-type="float" office:value="295.45" calcext:value-type="float">
            <text:p>295.45</text:p>
          </table:table-cell>
          <table:table-cell office:value-type="float" office:value="302.6" calcext:value-type="float">
            <text:p>302.6</text:p>
          </table:table-cell>
          <table:table-cell office:value-type="float" office:value="295.45" calcext:value-type="float">
            <text:p>295.45</text:p>
          </table:table-cell>
          <table:table-cell office:value-type="float" office:value="300.44" calcext:value-type="float">
            <text:p>300.44</text:p>
          </table:table-cell>
          <table:table-cell office:value-type="float" office:value="7228330" calcext:value-type="float">
            <text:p>7228330</text:p>
          </table:table-cell>
          <table:table-cell table:formula="of:=AVERAGE([.F448:.F457])" office:value-type="float" office:value="300.038" calcext:value-type="float">
            <text:p>300.038</text:p>
          </table:table-cell>
          <table:table-cell table:formula="of:=AVERAGE([.F438:.F457])" office:value-type="float" office:value="304.3555" calcext:value-type="float">
            <text:p>304.3555</text:p>
          </table:table-cell>
          <table:table-cell table:formula="of:=AVERAGE([.F408:.F457])" office:value-type="float" office:value="303.2424" calcext:value-type="float">
            <text:p>303.2424</text:p>
          </table:table-cell>
          <table:table-cell table:formula="of:=AVERAGE([.F358:.F457])" office:value-type="float" office:value="294.1718" calcext:value-type="float">
            <text:p>294.1718</text:p>
          </table:table-cell>
          <table:table-cell table:formula="of:=COM.MICROSOFT.STDEV.S([.F438:.F456])" office:value-type="float" office:value="6.40784611338829" calcext:value-type="float">
            <text:p>6.40784611338829</text:p>
          </table:table-cell>
          <table:table-cell table:formula="of:=[.I457]+2*[.L457]" office:value-type="float" office:value="317.171192226777" calcext:value-type="float">
            <text:p>317.171192226777</text:p>
          </table:table-cell>
          <table:table-cell table:formula="of:=[.I457]-2*[.L457]" office:value-type="float" office:value="291.539807773223" calcext:value-type="float">
            <text:p>291.539807773223</text:p>
          </table:table-cell>
        </table:table-row>
        <table:table-row table:style-name="ro1">
          <table:table-cell table:number-columns-repeated="2" office:value-type="date" office:date-value="2025-10-27" calcext:value-type="date">
            <text:p>2025-10-27</text:p>
          </table:table-cell>
          <table:table-cell office:value-type="float" office:value="302.16" calcext:value-type="float">
            <text:p>302.16</text:p>
          </table:table-cell>
          <table:table-cell office:value-type="float" office:value="304.53" calcext:value-type="float">
            <text:p>304.53</text:p>
          </table:table-cell>
          <table:table-cell office:value-type="float" office:value="301.01" calcext:value-type="float">
            <text:p>301.01</text:p>
          </table:table-cell>
          <table:table-cell office:value-type="float" office:value="304.15" calcext:value-type="float">
            <text:p>304.15</text:p>
          </table:table-cell>
          <table:table-cell office:value-type="float" office:value="5642222" calcext:value-type="float">
            <text:p>5642222</text:p>
          </table:table-cell>
          <table:table-cell table:formula="of:=AVERAGE([.F449:.F458])" office:value-type="float" office:value="299.656" calcext:value-type="float">
            <text:p>299.656</text:p>
          </table:table-cell>
          <table:table-cell table:formula="of:=AVERAGE([.F439:.F458])" office:value-type="float" office:value="303.7785" calcext:value-type="float">
            <text:p>303.7785</text:p>
          </table:table-cell>
          <table:table-cell table:formula="of:=AVERAGE([.F409:.F458])" office:value-type="float" office:value="303.5156" calcext:value-type="float">
            <text:p>303.5156</text:p>
          </table:table-cell>
          <table:table-cell table:formula="of:=AVERAGE([.F359:.F458])" office:value-type="float" office:value="294.5711" calcext:value-type="float">
            <text:p>294.5711</text:p>
          </table:table-cell>
          <table:table-cell table:formula="of:=COM.MICROSOFT.STDEV.S([.F439:.F457])" office:value-type="float" office:value="5.86891234929801" calcext:value-type="float">
            <text:p>5.86891234929801</text:p>
          </table:table-cell>
          <table:table-cell table:formula="of:=[.I458]+2*[.L458]" office:value-type="float" office:value="315.516324698596" calcext:value-type="float">
            <text:p>315.516324698596</text:p>
          </table:table-cell>
          <table:table-cell table:formula="of:=[.I458]-2*[.L458]" office:value-type="float" office:value="292.040675301404" calcext:value-type="float">
            <text:p>292.040675301404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28" calcext:value-type="date">
            <text:p>2025-10-28</text:p>
          </table:table-cell>
          <table:table-cell office:value-type="float" office:value="304.88" calcext:value-type="float">
            <text:p>304.88</text:p>
          </table:table-cell>
          <table:table-cell office:value-type="float" office:value="307.9674" calcext:value-type="float">
            <text:p>307.9674</text:p>
          </table:table-cell>
          <table:table-cell office:value-type="float" office:value="303.16" calcext:value-type="float">
            <text:p>303.16</text:p>
          </table:table-cell>
          <table:table-cell office:value-type="float" office:value="305.36" calcext:value-type="float">
            <text:p>305.36</text:p>
          </table:table-cell>
          <table:table-cell office:value-type="float" office:value="6335993" calcext:value-type="float">
            <text:p>6335993</text:p>
          </table:table-cell>
          <table:table-cell table:formula="of:=AVERAGE([.F450:.F459])" office:value-type="float" office:value="299.984" calcext:value-type="float">
            <text:p>299.984</text:p>
          </table:table-cell>
          <table:table-cell table:formula="of:=AVERAGE([.F440:.F459])" office:value-type="float" office:value="303.275" calcext:value-type="float">
            <text:p>303.275</text:p>
          </table:table-cell>
          <table:table-cell table:formula="of:=AVERAGE([.F410:.F459])" office:value-type="float" office:value="303.7922" calcext:value-type="float">
            <text:p>303.7922</text:p>
          </table:table-cell>
          <table:table-cell table:formula="of:=AVERAGE([.F360:.F459])" office:value-type="float" office:value="295.0052" calcext:value-type="float">
            <text:p>295.0052</text:p>
          </table:table-cell>
          <table:table-cell table:formula="of:=COM.MICROSOFT.STDEV.S([.F440:.F458])" office:value-type="float" office:value="5.14909416890329" calcext:value-type="float">
            <text:p>5.14909416890329</text:p>
          </table:table-cell>
          <table:table-cell table:formula="of:=[.I459]+2*[.L459]" office:value-type="float" office:value="313.573188337807" calcext:value-type="float">
            <text:p>313.573188337807</text:p>
          </table:table-cell>
          <table:table-cell table:formula="of:=[.I459]-2*[.L459]" office:value-type="float" office:value="292.976811662193" calcext:value-type="float">
            <text:p>292.976811662193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29" calcext:value-type="date">
            <text:p>2025-10-29</text:p>
          </table:table-cell>
          <table:table-cell office:value-type="float" office:value="303.5" calcext:value-type="float">
            <text:p>303.5</text:p>
          </table:table-cell>
          <table:table-cell office:value-type="float" office:value="308.245" calcext:value-type="float">
            <text:p>308.245</text:p>
          </table:table-cell>
          <table:table-cell office:value-type="float" office:value="303.01" calcext:value-type="float">
            <text:p>303.01</text:p>
          </table:table-cell>
          <table:table-cell office:value-type="float" office:value="305.51" calcext:value-type="float">
            <text:p>305.51</text:p>
          </table:table-cell>
          <table:table-cell office:value-type="float" office:value="7520324" calcext:value-type="float">
            <text:p>7520324</text:p>
          </table:table-cell>
          <table:table-cell table:formula="of:=AVERAGE([.F451:.F460])" office:value-type="float" office:value="299.966" calcext:value-type="float">
            <text:p>299.966</text:p>
          </table:table-cell>
          <table:table-cell table:formula="of:=AVERAGE([.F441:.F460])" office:value-type="float" office:value="303.015" calcext:value-type="float">
            <text:p>303.015</text:p>
          </table:table-cell>
          <table:table-cell table:formula="of:=AVERAGE([.F411:.F460])" office:value-type="float" office:value="304.0892" calcext:value-type="float">
            <text:p>304.0892</text:p>
          </table:table-cell>
          <table:table-cell table:formula="of:=AVERAGE([.F361:.F460])" office:value-type="float" office:value="295.403" calcext:value-type="float">
            <text:p>295.403</text:p>
          </table:table-cell>
          <table:table-cell table:formula="of:=COM.MICROSOFT.STDEV.S([.F441:.F459])" office:value-type="float" office:value="4.8512566648313" calcext:value-type="float">
            <text:p>4.8512566648313</text:p>
          </table:table-cell>
          <table:table-cell table:formula="of:=[.I460]+2*[.L460]" office:value-type="float" office:value="312.717513329663" calcext:value-type="float">
            <text:p>312.717513329663</text:p>
          </table:table-cell>
          <table:table-cell table:formula="of:=[.I460]-2*[.L460]" office:value-type="float" office:value="293.312486670337" calcext:value-type="float">
            <text:p>293.312486670337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30" calcext:value-type="date">
            <text:p>2025-10-30</text:p>
          </table:table-cell>
          <table:table-cell office:value-type="float" office:value="305.75" calcext:value-type="float">
            <text:p>305.75</text:p>
          </table:table-cell>
          <table:table-cell office:value-type="float" office:value="312.61" calcext:value-type="float">
            <text:p>312.61</text:p>
          </table:table-cell>
          <table:table-cell office:value-type="float" office:value="305.1" calcext:value-type="float">
            <text:p>305.1</text:p>
          </table:table-cell>
          <table:table-cell office:value-type="float" office:value="309.44" calcext:value-type="float">
            <text:p>309.44</text:p>
          </table:table-cell>
          <table:table-cell office:value-type="float" office:value="7514556" calcext:value-type="float">
            <text:p>7514556</text:p>
          </table:table-cell>
          <table:table-cell table:formula="of:=AVERAGE([.F452:.F461])" office:value-type="float" office:value="301.056" calcext:value-type="float">
            <text:p>301.056</text:p>
          </table:table-cell>
          <table:table-cell table:formula="of:=AVERAGE([.F442:.F461])" office:value-type="float" office:value="303.1095" calcext:value-type="float">
            <text:p>303.1095</text:p>
          </table:table-cell>
          <table:table-cell table:formula="of:=AVERAGE([.F412:.F461])" office:value-type="float" office:value="304.4332" calcext:value-type="float">
            <text:p>304.4332</text:p>
          </table:table-cell>
          <table:table-cell table:formula="of:=AVERAGE([.F362:.F461])" office:value-type="float" office:value="295.83" calcext:value-type="float">
            <text:p>295.83</text:p>
          </table:table-cell>
          <table:table-cell table:formula="of:=COM.MICROSOFT.STDEV.S([.F442:.F460])" office:value-type="float" office:value="4.7640344836497" calcext:value-type="float">
            <text:p>4.7640344836497</text:p>
          </table:table-cell>
          <table:table-cell table:formula="of:=[.I461]+2*[.L461]" office:value-type="float" office:value="312.637568967299" calcext:value-type="float">
            <text:p>312.637568967299</text:p>
          </table:table-cell>
          <table:table-cell table:formula="of:=[.I461]-2*[.L461]" office:value-type="float" office:value="293.581431032701" calcext:value-type="float">
            <text:p>293.581431032701</text:p>
          </table:table-cell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date" office:date-value="2025-10-31" calcext:value-type="date">
            <text:p>2025-10-31</text:p>
          </table:table-cell>
          <table:table-cell office:value-type="float" office:value="308.125" calcext:value-type="float">
            <text:p>308.125</text:p>
          </table:table-cell>
          <table:table-cell office:value-type="float" office:value="312.87" calcext:value-type="float">
            <text:p>312.87</text:p>
          </table:table-cell>
          <table:table-cell office:value-type="float" office:value="307.25" calcext:value-type="float">
            <text:p>307.25</text:p>
          </table:table-cell>
          <table:table-cell office:value-type="float" office:value="311.12" calcext:value-type="float">
            <text:p>311.12</text:p>
          </table:table-cell>
          <table:table-cell office:value-type="float" office:value="7721297" calcext:value-type="float">
            <text:p>7721297</text:p>
          </table:table-cell>
          <table:table-cell table:formula="of:=AVERAGE([.F453:.F462])" office:value-type="float" office:value="302.412" calcext:value-type="float">
            <text:p>302.412</text:p>
          </table:table-cell>
          <table:table-cell table:formula="of:=AVERAGE([.F443:.F462])" office:value-type="float" office:value="303.164" calcext:value-type="float">
            <text:p>303.164</text:p>
          </table:table-cell>
          <table:table-cell table:formula="of:=AVERAGE([.F413:.F462])" office:value-type="float" office:value="304.8262" calcext:value-type="float">
            <text:p>304.8262</text:p>
          </table:table-cell>
          <table:table-cell table:formula="of:=AVERAGE([.F363:.F462])" office:value-type="float" office:value="296.2552" calcext:value-type="float">
            <text:p>296.2552</text:p>
          </table:table-cell>
          <table:table-cell table:formula="of:=COM.MICROSOFT.STDEV.S([.F443:.F461])" office:value-type="float" office:value="4.71580600913454" calcext:value-type="float">
            <text:p>4.71580600913454</text:p>
          </table:table-cell>
          <table:table-cell table:formula="of:=[.I462]+2*[.L462]" office:value-type="float" office:value="312.595612018269" calcext:value-type="float">
            <text:p>312.595612018269</text:p>
          </table:table-cell>
          <table:table-cell table:formula="of:=[.I462]-2*[.L462]" office:value-type="float" office:value="293.732387981731" calcext:value-type="float">
            <text:p>293.732387981731</text:p>
          </table:table-cell>
        </table:table-row>
        <table:table-row table:style-name="ro1">
          <table:table-cell table:number-columns-repeated="2" office:value-type="date" office:date-value="2025-11-03" calcext:value-type="date">
            <text:p>2025-11-03</text:p>
          </table:table-cell>
          <table:table-cell office:value-type="float" office:value="311" calcext:value-type="float">
            <text:p>311</text:p>
          </table:table-cell>
          <table:table-cell office:value-type="float" office:value="312.32" calcext:value-type="float">
            <text:p>312.32</text:p>
          </table:table-cell>
          <table:table-cell office:value-type="float" office:value="306.21" calcext:value-type="float">
            <text:p>306.21</text:p>
          </table:table-cell>
          <table:table-cell office:value-type="float" office:value="309.35" calcext:value-type="float">
            <text:p>309.35</text:p>
          </table:table-cell>
          <table:table-cell office:value-type="float" office:value="7770040" calcext:value-type="float">
            <text:p>7770040</text:p>
          </table:table-cell>
          <table:table-cell table:formula="of:=AVERAGE([.F454:.F463])" office:value-type="float" office:value="303.111" calcext:value-type="float">
            <text:p>303.111</text:p>
          </table:table-cell>
          <table:table-cell table:formula="of:=AVERAGE([.F444:.F463])" office:value-type="float" office:value="303.1725" calcext:value-type="float">
            <text:p>303.1725</text:p>
          </table:table-cell>
          <table:table-cell table:formula="of:=AVERAGE([.F414:.F463])" office:value-type="float" office:value="305.0884" calcext:value-type="float">
            <text:p>305.0884</text:p>
          </table:table-cell>
          <table:table-cell table:formula="of:=AVERAGE([.F364:.F463])" office:value-type="float" office:value="296.6672" calcext:value-type="float">
            <text:p>296.6672</text:p>
          </table:table-cell>
          <table:table-cell table:formula="of:=COM.MICROSOFT.STDEV.S([.F444:.F462])" office:value-type="float" office:value="4.88097877491488" calcext:value-type="float">
            <text:p>4.88097877491488</text:p>
          </table:table-cell>
          <table:table-cell table:formula="of:=[.I463]+2*[.L463]" office:value-type="float" office:value="312.93445754983" calcext:value-type="float">
            <text:p>312.93445754983</text:p>
          </table:table-cell>
          <table:table-cell table:formula="of:=[.I463]-2*[.L463]" office:value-type="float" office:value="293.41054245017" calcext:value-type="float">
            <text:p>293.41054245017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4" calcext:value-type="date">
            <text:p>2025-11-04</text:p>
          </table:table-cell>
          <table:table-cell office:value-type="float" office:value="306.78" calcext:value-type="float">
            <text:p>306.78</text:p>
          </table:table-cell>
          <table:table-cell office:value-type="float" office:value="312.22" calcext:value-type="float">
            <text:p>312.22</text:p>
          </table:table-cell>
          <table:table-cell office:value-type="float" office:value="305.1" calcext:value-type="float">
            <text:p>305.1</text:p>
          </table:table-cell>
          <table:table-cell office:value-type="float" office:value="309.25" calcext:value-type="float">
            <text:p>309.25</text:p>
          </table:table-cell>
          <table:table-cell office:value-type="float" office:value="7085164" calcext:value-type="float">
            <text:p>7085164</text:p>
          </table:table-cell>
          <table:table-cell table:formula="of:=AVERAGE([.F455:.F464])" office:value-type="float" office:value="304.327" calcext:value-type="float">
            <text:p>304.327</text:p>
          </table:table-cell>
          <table:table-cell table:formula="of:=AVERAGE([.F445:.F464])" office:value-type="float" office:value="303.2505" calcext:value-type="float">
            <text:p>303.2505</text:p>
          </table:table-cell>
          <table:table-cell table:formula="of:=AVERAGE([.F415:.F464])" office:value-type="float" office:value="305.3754" calcext:value-type="float">
            <text:p>305.3754</text:p>
          </table:table-cell>
          <table:table-cell table:formula="of:=AVERAGE([.F365:.F464])" office:value-type="float" office:value="297.0773" calcext:value-type="float">
            <text:p>297.0773</text:p>
          </table:table-cell>
          <table:table-cell table:formula="of:=COM.MICROSOFT.STDEV.S([.F445:.F463])" office:value-type="float" office:value="4.98619914076294" calcext:value-type="float">
            <text:p>4.98619914076294</text:p>
          </table:table-cell>
          <table:table-cell table:formula="of:=[.I464]+2*[.L464]" office:value-type="float" office:value="313.222898281526" calcext:value-type="float">
            <text:p>313.222898281526</text:p>
          </table:table-cell>
          <table:table-cell table:formula="of:=[.I464]-2*[.L464]" office:value-type="float" office:value="293.278101718474" calcext:value-type="float">
            <text:p>293.278101718474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5" calcext:value-type="date">
            <text:p>2025-11-05</text:p>
          </table:table-cell>
          <table:table-cell office:value-type="float" office:value="309.7" calcext:value-type="float">
            <text:p>309.7</text:p>
          </table:table-cell>
          <table:table-cell office:value-type="float" office:value="313.1" calcext:value-type="float">
            <text:p>313.1</text:p>
          </table:table-cell>
          <table:table-cell office:value-type="float" office:value="305.63" calcext:value-type="float">
            <text:p>305.63</text:p>
          </table:table-cell>
          <table:table-cell office:value-type="float" office:value="311.68" calcext:value-type="float">
            <text:p>311.68</text:p>
          </table:table-cell>
          <table:table-cell office:value-type="float" office:value="6865198" calcext:value-type="float">
            <text:p>6865198</text:p>
          </table:table-cell>
          <table:table-cell table:formula="of:=AVERAGE([.F456:.F465])" office:value-type="float" office:value="306.084" calcext:value-type="float">
            <text:p>306.084</text:p>
          </table:table-cell>
          <table:table-cell table:formula="of:=AVERAGE([.F446:.F465])" office:value-type="float" office:value="303.633" calcext:value-type="float">
            <text:p>303.633</text:p>
          </table:table-cell>
          <table:table-cell table:formula="of:=AVERAGE([.F416:.F465])" office:value-type="float" office:value="305.6376" calcext:value-type="float">
            <text:p>305.6376</text:p>
          </table:table-cell>
          <table:table-cell table:formula="of:=AVERAGE([.F366:.F465])" office:value-type="float" office:value="297.5446" calcext:value-type="float">
            <text:p>297.5446</text:p>
          </table:table-cell>
          <table:table-cell table:formula="of:=COM.MICROSOFT.STDEV.S([.F446:.F464])" office:value-type="float" office:value="5.18956268087336" calcext:value-type="float">
            <text:p>5.18956268087336</text:p>
          </table:table-cell>
          <table:table-cell table:formula="of:=[.I465]+2*[.L465]" office:value-type="float" office:value="314.012125361747" calcext:value-type="float">
            <text:p>314.012125361747</text:p>
          </table:table-cell>
          <table:table-cell table:formula="of:=[.I465]-2*[.L465]" office:value-type="float" office:value="293.253874638253" calcext:value-type="float">
            <text:p>293.253874638253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6" calcext:value-type="date">
            <text:p>2025-11-06</text:p>
          </table:table-cell>
          <table:table-cell office:value-type="float" office:value="310.99" calcext:value-type="float">
            <text:p>310.99</text:p>
          </table:table-cell>
          <table:table-cell office:value-type="float" office:value="314.84" calcext:value-type="float">
            <text:p>314.84</text:p>
          </table:table-cell>
          <table:table-cell office:value-type="float" office:value="310.26" calcext:value-type="float">
            <text:p>310.26</text:p>
          </table:table-cell>
          <table:table-cell office:value-type="float" office:value="313.42" calcext:value-type="float">
            <text:p>313.42</text:p>
          </table:table-cell>
          <table:table-cell office:value-type="float" office:value="7206111" calcext:value-type="float">
            <text:p>7206111</text:p>
          </table:table-cell>
          <table:table-cell table:formula="of:=AVERAGE([.F457:.F466])" office:value-type="float" office:value="307.972" calcext:value-type="float">
            <text:p>307.972</text:p>
          </table:table-cell>
          <table:table-cell table:formula="of:=AVERAGE([.F447:.F466])" office:value-type="float" office:value="304.0275" calcext:value-type="float">
            <text:p>304.0275</text:p>
          </table:table-cell>
          <table:table-cell table:formula="of:=AVERAGE([.F417:.F466])" office:value-type="float" office:value="305.9204" calcext:value-type="float">
            <text:p>305.9204</text:p>
          </table:table-cell>
          <table:table-cell table:formula="of:=AVERAGE([.F367:.F466])" office:value-type="float" office:value="297.9752" calcext:value-type="float">
            <text:p>297.9752</text:p>
          </table:table-cell>
          <table:table-cell table:formula="of:=COM.MICROSOFT.STDEV.S([.F447:.F465])" office:value-type="float" office:value="5.52339675343954" calcext:value-type="float">
            <text:p>5.52339675343954</text:p>
          </table:table-cell>
          <table:table-cell table:formula="of:=[.I466]+2*[.L466]" office:value-type="float" office:value="315.074293506879" calcext:value-type="float">
            <text:p>315.074293506879</text:p>
          </table:table-cell>
          <table:table-cell table:formula="of:=[.I466]-2*[.L466]" office:value-type="float" office:value="292.980706493121" calcext:value-type="float">
            <text:p>292.980706493121</text:p>
          </table:table-cell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date" office:date-value="2025-11-07" calcext:value-type="date">
            <text:p>2025-11-07</text:p>
          </table:table-cell>
          <table:table-cell office:value-type="float" office:value="312.03" calcext:value-type="float">
            <text:p>312.03</text:p>
          </table:table-cell>
          <table:table-cell office:value-type="float" office:value="314.43" calcext:value-type="float">
            <text:p>314.43</text:p>
          </table:table-cell>
          <table:table-cell office:value-type="float" office:value="307.642" calcext:value-type="float">
            <text:p>307.642</text:p>
          </table:table-cell>
          <table:table-cell office:value-type="float" office:value="314.21" calcext:value-type="float">
            <text:p>314.21</text:p>
          </table:table-cell>
          <table:table-cell office:value-type="float" office:value="7302347" calcext:value-type="float">
            <text:p>7302347</text:p>
          </table:table-cell>
          <table:table-cell table:formula="of:=AVERAGE([.F458:.F467])" office:value-type="float" office:value="309.349" calcext:value-type="float">
            <text:p>309.349</text:p>
          </table:table-cell>
          <table:table-cell table:formula="of:=AVERAGE([.F448:.F467])" office:value-type="float" office:value="304.6935" calcext:value-type="float">
            <text:p>304.6935</text:p>
          </table:table-cell>
          <table:table-cell table:formula="of:=AVERAGE([.F418:.F467])" office:value-type="float" office:value="306.1832" calcext:value-type="float">
            <text:p>306.1832</text:p>
          </table:table-cell>
          <table:table-cell table:formula="of:=AVERAGE([.F368:.F467])" office:value-type="float" office:value="298.4221" calcext:value-type="float">
            <text:p>298.4221</text:p>
          </table:table-cell>
          <table:table-cell table:formula="of:=COM.MICROSOFT.STDEV.S([.F448:.F466])" office:value-type="float" office:value="5.92378711646271" calcext:value-type="float">
            <text:p>5.92378711646271</text:p>
          </table:table-cell>
          <table:table-cell table:formula="of:=[.I467]+2*[.L467]" office:value-type="float" office:value="316.541074232925" calcext:value-type="float">
            <text:p>316.541074232925</text:p>
          </table:table-cell>
          <table:table-cell table:formula="of:=[.I467]-2*[.L467]" office:value-type="float" office:value="292.845925767075" calcext:value-type="float">
            <text:p>292.845925767075</text:p>
          </table:table-cell>
        </table:table-row>
        <table:table-row table:style-name="ro1">
          <table:table-cell table:number-columns-repeated="2" office:value-type="date" office:date-value="2025-11-10" calcext:value-type="date">
            <text:p>2025-11-10</text:p>
          </table:table-cell>
          <table:table-cell office:value-type="float" office:value="314.95" calcext:value-type="float">
            <text:p>314.95</text:p>
          </table:table-cell>
          <table:table-cell office:value-type="float" office:value="319.555" calcext:value-type="float">
            <text:p>319.555</text:p>
          </table:table-cell>
          <table:table-cell office:value-type="float" office:value="314.21" calcext:value-type="float">
            <text:p>314.21</text:p>
          </table:table-cell>
          <table:table-cell office:value-type="float" office:value="316.89" calcext:value-type="float">
            <text:p>316.89</text:p>
          </table:table-cell>
          <table:table-cell office:value-type="float" office:value="5794505" calcext:value-type="float">
            <text:p>5794505</text:p>
          </table:table-cell>
          <table:table-cell table:formula="of:=AVERAGE([.F459:.F468])" office:value-type="float" office:value="310.623" calcext:value-type="float">
            <text:p>310.623</text:p>
          </table:table-cell>
          <table:table-cell table:formula="of:=AVERAGE([.F449:.F468])" office:value-type="float" office:value="305.1395" calcext:value-type="float">
            <text:p>305.1395</text:p>
          </table:table-cell>
          <table:table-cell table:formula="of:=AVERAGE([.F419:.F468])" office:value-type="float" office:value="306.4926" calcext:value-type="float">
            <text:p>306.4926</text:p>
          </table:table-cell>
          <table:table-cell table:formula="of:=AVERAGE([.F369:.F468])" office:value-type="float" office:value="298.8514" calcext:value-type="float">
            <text:p>298.8514</text:p>
          </table:table-cell>
          <table:table-cell table:formula="of:=COM.MICROSOFT.STDEV.S([.F449:.F467])" office:value-type="float" office:value="6.30551953515229" calcext:value-type="float">
            <text:p>6.30551953515229</text:p>
          </table:table-cell>
          <table:table-cell table:formula="of:=[.I468]+2*[.L468]" office:value-type="float" office:value="317.750539070305" calcext:value-type="float">
            <text:p>317.750539070305</text:p>
          </table:table-cell>
          <table:table-cell table:formula="of:=[.I468]-2*[.L468]" office:value-type="float" office:value="292.528460929695" calcext:value-type="float">
            <text:p>292.528460929695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1" calcext:value-type="date">
            <text:p>2025-11-11</text:p>
          </table:table-cell>
          <table:table-cell office:value-type="float" office:value="317.5" calcext:value-type="float">
            <text:p>317.5</text:p>
          </table:table-cell>
          <table:table-cell office:value-type="float" office:value="319.05" calcext:value-type="float">
            <text:p>319.05</text:p>
          </table:table-cell>
          <table:table-cell office:value-type="float" office:value="315.28" calcext:value-type="float">
            <text:p>315.28</text:p>
          </table:table-cell>
          <table:table-cell office:value-type="float" office:value="315.62" calcext:value-type="float">
            <text:p>315.62</text:p>
          </table:table-cell>
          <table:table-cell office:value-type="float" office:value="5030216" calcext:value-type="float">
            <text:p>5030216</text:p>
          </table:table-cell>
          <table:table-cell table:formula="of:=AVERAGE([.F460:.F469])" office:value-type="float" office:value="311.649" calcext:value-type="float">
            <text:p>311.649</text:p>
          </table:table-cell>
          <table:table-cell table:formula="of:=AVERAGE([.F450:.F469])" office:value-type="float" office:value="305.8165" calcext:value-type="float">
            <text:p>305.8165</text:p>
          </table:table-cell>
          <table:table-cell table:formula="of:=AVERAGE([.F420:.F469])" office:value-type="float" office:value="306.811" calcext:value-type="float">
            <text:p>306.811</text:p>
          </table:table-cell>
          <table:table-cell table:formula="of:=AVERAGE([.F370:.F469])" office:value-type="float" office:value="299.2576" calcext:value-type="float">
            <text:p>299.2576</text:p>
          </table:table-cell>
          <table:table-cell table:formula="of:=COM.MICROSOFT.STDEV.S([.F450:.F468])" office:value-type="float" office:value="6.87653213124513" calcext:value-type="float">
            <text:p>6.87653213124513</text:p>
          </table:table-cell>
          <table:table-cell table:formula="of:=[.I469]+2*[.L469]" office:value-type="float" office:value="319.56956426249" calcext:value-type="float">
            <text:p>319.56956426249</text:p>
          </table:table-cell>
          <table:table-cell table:formula="of:=[.I469]-2*[.L469]" office:value-type="float" office:value="292.06343573751" calcext:value-type="float">
            <text:p>292.06343573751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2" calcext:value-type="date">
            <text:p>2025-11-12</text:p>
          </table:table-cell>
          <table:table-cell office:value-type="float" office:value="316.26" calcext:value-type="float">
            <text:p>316.26</text:p>
          </table:table-cell>
          <table:table-cell office:value-type="float" office:value="322.25" calcext:value-type="float">
            <text:p>322.25</text:p>
          </table:table-cell>
          <table:table-cell office:value-type="float" office:value="316.21" calcext:value-type="float">
            <text:p>316.21</text:p>
          </table:table-cell>
          <table:table-cell office:value-type="float" office:value="320.41" calcext:value-type="float">
            <text:p>320.41</text:p>
          </table:table-cell>
          <table:table-cell office:value-type="float" office:value="10578266" calcext:value-type="float">
            <text:p>10578266</text:p>
          </table:table-cell>
          <table:table-cell table:formula="of:=AVERAGE([.F461:.F470])" office:value-type="float" office:value="313.139" calcext:value-type="float">
            <text:p>313.139</text:p>
          </table:table-cell>
          <table:table-cell table:formula="of:=AVERAGE([.F451:.F470])" office:value-type="float" office:value="306.5525" calcext:value-type="float">
            <text:p>306.5525</text:p>
          </table:table-cell>
          <table:table-cell table:formula="of:=AVERAGE([.F421:.F470])" office:value-type="float" office:value="307.229" calcext:value-type="float">
            <text:p>307.229</text:p>
          </table:table-cell>
          <table:table-cell table:formula="of:=AVERAGE([.F371:.F470])" office:value-type="float" office:value="299.679" calcext:value-type="float">
            <text:p>299.679</text:p>
          </table:table-cell>
          <table:table-cell table:formula="of:=COM.MICROSOFT.STDEV.S([.F451:.F469])" office:value-type="float" office:value="7.27366104717836" calcext:value-type="float">
            <text:p>7.27366104717836</text:p>
          </table:table-cell>
          <table:table-cell table:formula="of:=[.I470]+2*[.L470]" office:value-type="float" office:value="321.099822094357" calcext:value-type="float">
            <text:p>321.099822094357</text:p>
          </table:table-cell>
          <table:table-cell table:formula="of:=[.I470]-2*[.L470]" office:value-type="float" office:value="292.005177905643" calcext:value-type="float">
            <text:p>292.005177905643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3" calcext:value-type="date">
            <text:p>2025-11-13</text:p>
          </table:table-cell>
          <table:table-cell office:value-type="float" office:value="319.31" calcext:value-type="float">
            <text:p>319.31</text:p>
          </table:table-cell>
          <table:table-cell office:value-type="float" office:value="320.6325" calcext:value-type="float">
            <text:p>320.6325</text:p>
          </table:table-cell>
          <table:table-cell office:value-type="float" office:value="309.1" calcext:value-type="float">
            <text:p>309.1</text:p>
          </table:table-cell>
          <table:table-cell office:value-type="float" office:value="309.48" calcext:value-type="float">
            <text:p>309.48</text:p>
          </table:table-cell>
          <table:table-cell office:value-type="float" office:value="8973258" calcext:value-type="float">
            <text:p>8973258</text:p>
          </table:table-cell>
          <table:table-cell table:formula="of:=AVERAGE([.F462:.F471])" office:value-type="float" office:value="313.143" calcext:value-type="float">
            <text:p>313.143</text:p>
          </table:table-cell>
          <table:table-cell table:formula="of:=AVERAGE([.F452:.F471])" office:value-type="float" office:value="307.0995" calcext:value-type="float">
            <text:p>307.0995</text:p>
          </table:table-cell>
          <table:table-cell table:formula="of:=AVERAGE([.F422:.F471])" office:value-type="float" office:value="307.3422" calcext:value-type="float">
            <text:p>307.3422</text:p>
          </table:table-cell>
          <table:table-cell table:formula="of:=AVERAGE([.F372:.F471])" office:value-type="float" office:value="299.9612" calcext:value-type="float">
            <text:p>299.9612</text:p>
          </table:table-cell>
          <table:table-cell table:formula="of:=COM.MICROSOFT.STDEV.S([.F452:.F470])" office:value-type="float" office:value="7.77055933621646" calcext:value-type="float">
            <text:p>7.77055933621646</text:p>
          </table:table-cell>
          <table:table-cell table:formula="of:=[.I471]+2*[.L471]" office:value-type="float" office:value="322.640618672433" calcext:value-type="float">
            <text:p>322.640618672433</text:p>
          </table:table-cell>
          <table:table-cell table:formula="of:=[.I471]-2*[.L471]" office:value-type="float" office:value="291.558381327567" calcext:value-type="float">
            <text:p>291.558381327567</text:p>
          </table:table-cell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date" office:date-value="2025-11-14" calcext:value-type="date">
            <text:p>2025-11-14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7.64" calcext:value-type="float">
            <text:p>307.64</text:p>
          </table:table-cell>
          <table:table-cell office:value-type="float" office:value="301.23" calcext:value-type="float">
            <text:p>301.23</text:p>
          </table:table-cell>
          <table:table-cell office:value-type="float" office:value="303.61" calcext:value-type="float">
            <text:p>303.61</text:p>
          </table:table-cell>
          <table:table-cell office:value-type="float" office:value="10326983" calcext:value-type="float">
            <text:p>10326983</text:p>
          </table:table-cell>
          <table:table-cell table:formula="of:=AVERAGE([.F463:.F472])" office:value-type="float" office:value="312.392" calcext:value-type="float">
            <text:p>312.392</text:p>
          </table:table-cell>
          <table:table-cell table:formula="of:=AVERAGE([.F453:.F472])" office:value-type="float" office:value="307.402" calcext:value-type="float">
            <text:p>307.402</text:p>
          </table:table-cell>
          <table:table-cell table:formula="of:=AVERAGE([.F423:.F472])" office:value-type="float" office:value="307.5268" calcext:value-type="float">
            <text:p>307.5268</text:p>
          </table:table-cell>
          <table:table-cell table:formula="of:=AVERAGE([.F373:.F472])" office:value-type="float" office:value="300.1567" calcext:value-type="float">
            <text:p>300.1567</text:p>
          </table:table-cell>
          <table:table-cell table:formula="of:=COM.MICROSOFT.STDEV.S([.F453:.F471])" office:value-type="float" office:value="7.44252814211669" calcext:value-type="float">
            <text:p>7.44252814211669</text:p>
          </table:table-cell>
          <table:table-cell table:formula="of:=[.I472]+2*[.L472]" office:value-type="float" office:value="322.287056284233" calcext:value-type="float">
            <text:p>322.287056284233</text:p>
          </table:table-cell>
          <table:table-cell table:formula="of:=[.I472]-2*[.L472]" office:value-type="float" office:value="292.516943715767" calcext:value-type="float">
            <text:p>292.516943715767</text:p>
          </table:table-cell>
        </table:table-row>
        <table:table-row table:style-name="ro1">
          <table:table-cell table:number-columns-repeated="2" office:value-type="date" office:date-value="2025-11-17" calcext:value-type="date">
            <text:p>2025-11-17</text:p>
          </table:table-cell>
          <table:table-cell office:value-type="float" office:value="303.89" calcext:value-type="float">
            <text:p>303.89</text:p>
          </table:table-cell>
          <table:table-cell office:value-type="float" office:value="305.59" calcext:value-type="float">
            <text:p>305.59</text:p>
          </table:table-cell>
          <table:table-cell office:value-type="float" office:value="297.6714" calcext:value-type="float">
            <text:p>297.6714</text:p>
          </table:table-cell>
          <table:table-cell office:value-type="float" office:value="300.37" calcext:value-type="float">
            <text:p>300.37</text:p>
          </table:table-cell>
          <table:table-cell office:value-type="float" office:value="8344046" calcext:value-type="float">
            <text:p>8344046</text:p>
          </table:table-cell>
          <table:table-cell table:formula="of:=AVERAGE([.F464:.F473])" office:value-type="float" office:value="311.494" calcext:value-type="float">
            <text:p>311.494</text:p>
          </table:table-cell>
          <table:table-cell table:formula="of:=AVERAGE([.F454:.F473])" office:value-type="float" office:value="307.3025" calcext:value-type="float">
            <text:p>307.3025</text:p>
          </table:table-cell>
          <table:table-cell table:formula="of:=AVERAGE([.F424:.F473])" office:value-type="float" office:value="307.676" calcext:value-type="float">
            <text:p>307.676</text:p>
          </table:table-cell>
          <table:table-cell table:formula="of:=AVERAGE([.F374:.F473])" office:value-type="float" office:value="300.2729" calcext:value-type="float">
            <text:p>300.2729</text:p>
          </table:table-cell>
          <table:table-cell table:formula="of:=COM.MICROSOFT.STDEV.S([.F454:.F472])" office:value-type="float" office:value="7.39901783429941" calcext:value-type="float">
            <text:p>7.39901783429941</text:p>
          </table:table-cell>
          <table:table-cell table:formula="of:=[.I473]+2*[.L473]" office:value-type="float" office:value="322.100535668599" calcext:value-type="float">
            <text:p>322.100535668599</text:p>
          </table:table-cell>
          <table:table-cell table:formula="of:=[.I473]-2*[.L473]" office:value-type="float" office:value="292.504464331401" calcext:value-type="float">
            <text:p>292.504464331401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18" calcext:value-type="date">
            <text:p>2025-11-18</text:p>
          </table:table-cell>
          <table:table-cell office:value-type="float" office:value="299.5" calcext:value-type="float">
            <text:p>299.5</text:p>
          </table:table-cell>
          <table:table-cell office:value-type="float" office:value="302.945" calcext:value-type="float">
            <text:p>302.945</text:p>
          </table:table-cell>
          <table:table-cell office:value-type="float" office:value="297.02" calcext:value-type="float">
            <text:p>297.02</text:p>
          </table:table-cell>
          <table:table-cell office:value-type="float" office:value="299.41" calcext:value-type="float">
            <text:p>299.41</text:p>
          </table:table-cell>
          <table:table-cell office:value-type="float" office:value="8077315" calcext:value-type="float">
            <text:p>8077315</text:p>
          </table:table-cell>
          <table:table-cell table:formula="of:=AVERAGE([.F465:.F474])" office:value-type="float" office:value="310.51" calcext:value-type="float">
            <text:p>310.51</text:p>
          </table:table-cell>
          <table:table-cell table:formula="of:=AVERAGE([.F455:.F474])" office:value-type="float" office:value="307.4185" calcext:value-type="float">
            <text:p>307.4185</text:p>
          </table:table-cell>
          <table:table-cell table:formula="of:=AVERAGE([.F425:.F474])" office:value-type="float" office:value="307.7072" calcext:value-type="float">
            <text:p>307.7072</text:p>
          </table:table-cell>
          <table:table-cell table:formula="of:=AVERAGE([.F375:.F474])" office:value-type="float" office:value="300.3959" calcext:value-type="float">
            <text:p>300.3959</text:p>
          </table:table-cell>
          <table:table-cell table:formula="of:=COM.MICROSOFT.STDEV.S([.F455:.F473])" office:value-type="float" office:value="7.17334185253521" calcext:value-type="float">
            <text:p>7.17334185253521</text:p>
          </table:table-cell>
          <table:table-cell table:formula="of:=[.I474]+2*[.L474]" office:value-type="float" office:value="321.76518370507" calcext:value-type="float">
            <text:p>321.76518370507</text:p>
          </table:table-cell>
          <table:table-cell table:formula="of:=[.I474]-2*[.L474]" office:value-type="float" office:value="293.07181629493" calcext:value-type="float">
            <text:p>293.07181629493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19" calcext:value-type="date">
            <text:p>2025-11-19</text:p>
          </table:table-cell>
          <table:table-cell office:value-type="float" office:value="299.75" calcext:value-type="float">
            <text:p>299.75</text:p>
          </table:table-cell>
          <table:table-cell office:value-type="float" office:value="304.4499" calcext:value-type="float">
            <text:p>304.4499</text:p>
          </table:table-cell>
          <table:table-cell office:value-type="float" office:value="299.265" calcext:value-type="float">
            <text:p>299.265</text:p>
          </table:table-cell>
          <table:table-cell office:value-type="float" office:value="303.27" calcext:value-type="float">
            <text:p>303.27</text:p>
          </table:table-cell>
          <table:table-cell office:value-type="float" office:value="5546555" calcext:value-type="float">
            <text:p>5546555</text:p>
          </table:table-cell>
          <table:table-cell table:formula="of:=AVERAGE([.F466:.F475])" office:value-type="float" office:value="309.669" calcext:value-type="float">
            <text:p>309.669</text:p>
          </table:table-cell>
          <table:table-cell table:formula="of:=AVERAGE([.F456:.F475])" office:value-type="float" office:value="307.8765" calcext:value-type="float">
            <text:p>307.8765</text:p>
          </table:table-cell>
          <table:table-cell table:formula="of:=AVERAGE([.F426:.F475])" office:value-type="float" office:value="307.7618" calcext:value-type="float">
            <text:p>307.7618</text:p>
          </table:table-cell>
          <table:table-cell table:formula="of:=AVERAGE([.F376:.F475])" office:value-type="float" office:value="300.5295" calcext:value-type="float">
            <text:p>300.5295</text:p>
          </table:table-cell>
          <table:table-cell table:formula="of:=COM.MICROSOFT.STDEV.S([.F456:.F474])" office:value-type="float" office:value="6.69700007029419" calcext:value-type="float">
            <text:p>6.69700007029419</text:p>
          </table:table-cell>
          <table:table-cell table:formula="of:=[.I475]+2*[.L475]" office:value-type="float" office:value="321.270500140588" calcext:value-type="float">
            <text:p>321.270500140588</text:p>
          </table:table-cell>
          <table:table-cell table:formula="of:=[.I475]-2*[.L475]" office:value-type="float" office:value="294.482499859412" calcext:value-type="float">
            <text:p>294.482499859412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20" calcext:value-type="date">
            <text:p>2025-11-20</text:p>
          </table:table-cell>
          <table:table-cell office:value-type="float" office:value="306.28" calcext:value-type="float">
            <text:p>306.28</text:p>
          </table:table-cell>
          <table:table-cell office:value-type="float" office:value="309.92" calcext:value-type="float">
            <text:p>309.92</text:p>
          </table:table-cell>
          <table:table-cell office:value-type="float" office:value="298.16" calcext:value-type="float">
            <text:p>298.16</text:p>
          </table:table-cell>
          <table:table-cell office:value-type="float" office:value="298.38" calcext:value-type="float">
            <text:p>298.38</text:p>
          </table:table-cell>
          <table:table-cell office:value-type="float" office:value="7501582" calcext:value-type="float">
            <text:p>7501582</text:p>
          </table:table-cell>
          <table:table-cell table:formula="of:=AVERAGE([.F467:.F476])" office:value-type="float" office:value="308.165" calcext:value-type="float">
            <text:p>308.165</text:p>
          </table:table-cell>
          <table:table-cell table:formula="of:=AVERAGE([.F457:.F476])" office:value-type="float" office:value="308.0685" calcext:value-type="float">
            <text:p>308.0685</text:p>
          </table:table-cell>
          <table:table-cell table:formula="of:=AVERAGE([.F427:.F476])" office:value-type="float" office:value="307.6182" calcext:value-type="float">
            <text:p>307.6182</text:p>
          </table:table-cell>
          <table:table-cell table:formula="of:=AVERAGE([.F377:.F476])" office:value-type="float" office:value="300.6092" calcext:value-type="float">
            <text:p>300.6092</text:p>
          </table:table-cell>
          <table:table-cell table:formula="of:=COM.MICROSOFT.STDEV.S([.F457:.F475])" office:value-type="float" office:value="5.97406363016916" calcext:value-type="float">
            <text:p>5.97406363016916</text:p>
          </table:table-cell>
          <table:table-cell table:formula="of:=[.I476]+2*[.L476]" office:value-type="float" office:value="320.016627260338" calcext:value-type="float">
            <text:p>320.016627260338</text:p>
          </table:table-cell>
          <table:table-cell table:formula="of:=[.I476]-2*[.L476]" office:value-type="float" office:value="296.120372739662" calcext:value-type="float">
            <text:p>296.120372739662</text:p>
          </table:table-cell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date" office:date-value="2025-11-21" calcext:value-type="date">
            <text:p>2025-11-21</text:p>
          </table:table-cell>
          <table:table-cell office:value-type="float" office:value="301.29" calcext:value-type="float">
            <text:p>301.29</text:p>
          </table:table-cell>
          <table:table-cell office:value-type="float" office:value="301.68" calcext:value-type="float">
            <text:p>301.68</text:p>
          </table:table-cell>
          <table:table-cell office:value-type="float" office:value="292.8101" calcext:value-type="float">
            <text:p>292.8101</text:p>
          </table:table-cell>
          <table:table-cell office:value-type="float" office:value="298.02" calcext:value-type="float">
            <text:p>298.02</text:p>
          </table:table-cell>
          <table:table-cell office:value-type="float" office:value="11766810" calcext:value-type="float">
            <text:p>11766810</text:p>
          </table:table-cell>
          <table:table-cell table:formula="of:=AVERAGE([.F468:.F477])" office:value-type="float" office:value="306.546" calcext:value-type="float">
            <text:p>306.546</text:p>
          </table:table-cell>
          <table:table-cell table:formula="of:=AVERAGE([.F458:.F477])" office:value-type="float" office:value="307.9475" calcext:value-type="float">
            <text:p>307.9475</text:p>
          </table:table-cell>
          <table:table-cell table:formula="of:=AVERAGE([.F428:.F477])" office:value-type="float" office:value="307.4404" calcext:value-type="float">
            <text:p>307.4404</text:p>
          </table:table-cell>
          <table:table-cell table:formula="of:=AVERAGE([.F378:.F477])" office:value-type="float" office:value="300.6694" calcext:value-type="float">
            <text:p>300.6694</text:p>
          </table:table-cell>
          <table:table-cell table:formula="of:=COM.MICROSOFT.STDEV.S([.F458:.F476])" office:value-type="float" office:value="6.14618400129526" calcext:value-type="float">
            <text:p>6.14618400129526</text:p>
          </table:table-cell>
          <table:table-cell table:formula="of:=[.I477]+2*[.L477]" office:value-type="float" office:value="320.239868002591" calcext:value-type="float">
            <text:p>320.239868002591</text:p>
          </table:table-cell>
          <table:table-cell table:formula="of:=[.I477]-2*[.L477]" office:value-type="float" office:value="295.655131997409" calcext:value-type="float">
            <text:p>295.655131997409</text:p>
          </table:table-cell>
        </table:table-row>
        <table:table-row table:style-name="ro1">
          <table:table-cell table:number-columns-repeated="2" office:value-type="date" office:date-value="2025-11-24" calcext:value-type="date">
            <text:p>2025-11-24</text:p>
          </table:table-cell>
          <table:table-cell office:value-type="float" office:value="298.24" calcext:value-type="float">
            <text:p>298.24</text:p>
          </table:table-cell>
          <table:table-cell office:value-type="float" office:value="299.82" calcext:value-type="float">
            <text:p>299.82</text:p>
          </table:table-cell>
          <table:table-cell office:value-type="float" office:value="294.51" calcext:value-type="float">
            <text:p>294.51</text:p>
          </table:table-cell>
          <table:table-cell office:value-type="float" office:value="298" calcext:value-type="float">
            <text:p>298</text:p>
          </table:table-cell>
          <table:table-cell office:value-type="float" office:value="10940186" calcext:value-type="float">
            <text:p>10940186</text:p>
          </table:table-cell>
          <table:table-cell table:formula="of:=AVERAGE([.F469:.F478])" office:value-type="float" office:value="304.657" calcext:value-type="float">
            <text:p>304.657</text:p>
          </table:table-cell>
          <table:table-cell table:formula="of:=AVERAGE([.F459:.F478])" office:value-type="float" office:value="307.64" calcext:value-type="float">
            <text:p>307.64</text:p>
          </table:table-cell>
          <table:table-cell table:formula="of:=AVERAGE([.F429:.F478])" office:value-type="float" office:value="307.2224" calcext:value-type="float">
            <text:p>307.2224</text:p>
          </table:table-cell>
          <table:table-cell table:formula="of:=AVERAGE([.F379:.F478])" office:value-type="float" office:value="300.6894" calcext:value-type="float">
            <text:p>300.6894</text:p>
          </table:table-cell>
          <table:table-cell table:formula="of:=COM.MICROSOFT.STDEV.S([.F459:.F477])" office:value-type="float" office:value="6.53419538709436" calcext:value-type="float">
            <text:p>6.53419538709436</text:p>
          </table:table-cell>
          <table:table-cell table:formula="of:=[.I478]+2*[.L478]" office:value-type="float" office:value="320.708390774189" calcext:value-type="float">
            <text:p>320.708390774189</text:p>
          </table:table-cell>
          <table:table-cell table:formula="of:=[.I478]-2*[.L478]" office:value-type="float" office:value="294.571609225811" calcext:value-type="float">
            <text:p>294.571609225811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5" calcext:value-type="date">
            <text:p>2025-11-25</text:p>
          </table:table-cell>
          <table:table-cell office:value-type="float" office:value="300.06" calcext:value-type="float">
            <text:p>300.06</text:p>
          </table:table-cell>
          <table:table-cell office:value-type="float" office:value="304.5" calcext:value-type="float">
            <text:p>304.5</text:p>
          </table:table-cell>
          <table:table-cell office:value-type="float" office:value="295.56" calcext:value-type="float">
            <text:p>295.56</text:p>
          </table:table-cell>
          <table:table-cell office:value-type="float" office:value="303" calcext:value-type="float">
            <text:p>303</text:p>
          </table:table-cell>
          <table:table-cell office:value-type="float" office:value="8877188" calcext:value-type="float">
            <text:p>8877188</text:p>
          </table:table-cell>
          <table:table-cell table:formula="of:=AVERAGE([.F470:.F479])" office:value-type="float" office:value="303.395" calcext:value-type="float">
            <text:p>303.395</text:p>
          </table:table-cell>
          <table:table-cell table:formula="of:=AVERAGE([.F460:.F479])" office:value-type="float" office:value="307.522" calcext:value-type="float">
            <text:p>307.522</text:p>
          </table:table-cell>
          <table:table-cell table:formula="of:=AVERAGE([.F430:.F479])" office:value-type="float" office:value="307.0986" calcext:value-type="float">
            <text:p>307.0986</text:p>
          </table:table-cell>
          <table:table-cell table:formula="of:=AVERAGE([.F380:.F479])" office:value-type="float" office:value="300.7997" calcext:value-type="float">
            <text:p>300.7997</text:p>
          </table:table-cell>
          <table:table-cell table:formula="of:=COM.MICROSOFT.STDEV.S([.F460:.F478])" office:value-type="float" office:value="6.91564811777529" calcext:value-type="float">
            <text:p>6.91564811777529</text:p>
          </table:table-cell>
          <table:table-cell table:formula="of:=[.I479]+2*[.L479]" office:value-type="float" office:value="321.353296235551" calcext:value-type="float">
            <text:p>321.353296235551</text:p>
          </table:table-cell>
          <table:table-cell table:formula="of:=[.I479]-2*[.L479]" office:value-type="float" office:value="293.69070376445" calcext:value-type="float">
            <text:p>293.69070376445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6" calcext:value-type="date">
            <text:p>2025-11-26</text:p>
          </table:table-cell>
          <table:table-cell office:value-type="float" office:value="304.99" calcext:value-type="float">
            <text:p>304.99</text:p>
          </table:table-cell>
          <table:table-cell office:value-type="float" office:value="308.525" calcext:value-type="float">
            <text:p>308.525</text:p>
          </table:table-cell>
          <table:table-cell office:value-type="float" office:value="303.2" calcext:value-type="float">
            <text:p>303.2</text:p>
          </table:table-cell>
          <table:table-cell office:value-type="float" office:value="307.64" calcext:value-type="float">
            <text:p>307.64</text:p>
          </table:table-cell>
          <table:table-cell office:value-type="float" office:value="7910851" calcext:value-type="float">
            <text:p>7910851</text:p>
          </table:table-cell>
          <table:table-cell table:formula="of:=AVERAGE([.F471:.F480])" office:value-type="float" office:value="302.118" calcext:value-type="float">
            <text:p>302.118</text:p>
          </table:table-cell>
          <table:table-cell table:formula="of:=AVERAGE([.F461:.F480])" office:value-type="float" office:value="307.6285" calcext:value-type="float">
            <text:p>307.6285</text:p>
          </table:table-cell>
          <table:table-cell table:formula="of:=AVERAGE([.F431:.F480])" office:value-type="float" office:value="307.0164" calcext:value-type="float">
            <text:p>307.0164</text:p>
          </table:table-cell>
          <table:table-cell table:formula="of:=AVERAGE([.F381:.F480])" office:value-type="float" office:value="301.0483" calcext:value-type="float">
            <text:p>301.0483</text:p>
          </table:table-cell>
          <table:table-cell table:formula="of:=COM.MICROSOFT.STDEV.S([.F461:.F479])" office:value-type="float" office:value="6.98464552424926" calcext:value-type="float">
            <text:p>6.98464552424926</text:p>
          </table:table-cell>
          <table:table-cell table:formula="of:=[.I480]+2*[.L480]" office:value-type="float" office:value="321.597791048499" calcext:value-type="float">
            <text:p>321.597791048499</text:p>
          </table:table-cell>
          <table:table-cell table:formula="of:=[.I480]-2*[.L480]" office:value-type="float" office:value="293.659208951501" calcext:value-type="float">
            <text:p>293.659208951501</text:p>
          </table:table-cell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date" office:date-value="2025-11-28" calcext:value-type="date">
            <text:p>2025-11-28</text:p>
          </table:table-cell>
          <table:table-cell office:value-type="float" office:value="309.1" calcext:value-type="float">
            <text:p>309.1</text:p>
          </table:table-cell>
          <table:table-cell office:value-type="float" office:value="313.72" calcext:value-type="float">
            <text:p>313.72</text:p>
          </table:table-cell>
          <table:table-cell office:value-type="float" office:value="308.24" calcext:value-type="float">
            <text:p>308.24</text:p>
          </table:table-cell>
          <table:table-cell office:value-type="float" office:value="313.08" calcext:value-type="float">
            <text:p>313.08</text:p>
          </table:table-cell>
          <table:table-cell office:value-type="float" office:value="4322448" calcext:value-type="float">
            <text:p>4322448</text:p>
          </table:table-cell>
          <table:table-cell table:formula="of:=AVERAGE([.F472:.F481])" office:value-type="float" office:value="302.478" calcext:value-type="float">
            <text:p>302.478</text:p>
          </table:table-cell>
          <table:table-cell table:formula="of:=AVERAGE([.F462:.F481])" office:value-type="float" office:value="307.8105" calcext:value-type="float">
            <text:p>307.8105</text:p>
          </table:table-cell>
          <table:table-cell table:formula="of:=AVERAGE([.F432:.F481])" office:value-type="float" office:value="307.0134" calcext:value-type="float">
            <text:p>307.0134</text:p>
          </table:table-cell>
          <table:table-cell table:formula="of:=AVERAGE([.F382:.F481])" office:value-type="float" office:value="301.3475" calcext:value-type="float">
            <text:p>301.3475</text:p>
          </table:table-cell>
          <table:table-cell table:formula="of:=COM.MICROSOFT.STDEV.S([.F462:.F480])" office:value-type="float" office:value="6.97089509048681" calcext:value-type="float">
            <text:p>6.97089509048681</text:p>
          </table:table-cell>
          <table:table-cell table:formula="of:=[.I481]+2*[.L481]" office:value-type="float" office:value="321.752290180974" calcext:value-type="float">
            <text:p>321.752290180974</text:p>
          </table:table-cell>
          <table:table-cell table:formula="of:=[.I481]-2*[.L481]" office:value-type="float" office:value="293.868709819026" calcext:value-type="float">
            <text:p>293.868709819026</text:p>
          </table:table-cell>
        </table:table-row>
        <table:table-row table:style-name="ro1">
          <table:table-cell table:number-columns-repeated="2" office:value-type="date" office:date-value="2025-12-01" calcext:value-type="date">
            <text:p>2025-12-01</text:p>
          </table:table-cell>
          <table:table-cell office:value-type="float" office:value="312.95" calcext:value-type="float">
            <text:p>312.95</text:p>
          </table:table-cell>
          <table:table-cell office:value-type="float" office:value="314.04" calcext:value-type="float">
            <text:p>314.04</text:p>
          </table:table-cell>
          <table:table-cell office:value-type="float" office:value="308.54" calcext:value-type="float">
            <text:p>308.54</text:p>
          </table:table-cell>
          <table:table-cell office:value-type="float" office:value="308.92" calcext:value-type="float">
            <text:p>308.92</text:p>
          </table:table-cell>
          <table:table-cell office:value-type="float" office:value="7727324" calcext:value-type="float">
            <text:p>7727324</text:p>
          </table:table-cell>
          <table:table-cell table:formula="of:=AVERAGE([.F473:.F482])" office:value-type="float" office:value="303.009" calcext:value-type="float">
            <text:p>303.009</text:p>
          </table:table-cell>
          <table:table-cell table:formula="of:=AVERAGE([.F463:.F482])" office:value-type="float" office:value="307.7005" calcext:value-type="float">
            <text:p>307.7005</text:p>
          </table:table-cell>
          <table:table-cell table:formula="of:=AVERAGE([.F433:.F482])" office:value-type="float" office:value="306.8962" calcext:value-type="float">
            <text:p>306.8962</text:p>
          </table:table-cell>
          <table:table-cell table:formula="of:=AVERAGE([.F383:.F482])" office:value-type="float" office:value="301.5548" calcext:value-type="float">
            <text:p>301.5548</text:p>
          </table:table-cell>
          <table:table-cell table:formula="of:=COM.MICROSOFT.STDEV.S([.F463:.F481])" office:value-type="float" office:value="7.04107252761831" calcext:value-type="float">
            <text:p>7.04107252761831</text:p>
          </table:table-cell>
          <table:table-cell table:formula="of:=[.I482]+2*[.L482]" office:value-type="float" office:value="321.782645055237" calcext:value-type="float">
            <text:p>321.782645055237</text:p>
          </table:table-cell>
          <table:table-cell table:formula="of:=[.I482]-2*[.L482]" office:value-type="float" office:value="293.618354944763" calcext:value-type="float">
            <text:p>293.618354944763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2" calcext:value-type="date">
            <text:p>2025-12-02</text:p>
          </table:table-cell>
          <table:table-cell office:value-type="float" office:value="308.725" calcext:value-type="float">
            <text:p>308.725</text:p>
          </table:table-cell>
          <table:table-cell office:value-type="float" office:value="310.48" calcext:value-type="float">
            <text:p>310.48</text:p>
          </table:table-cell>
          <table:table-cell office:value-type="float" office:value="307.09" calcext:value-type="float">
            <text:p>307.09</text:p>
          </table:table-cell>
          <table:table-cell office:value-type="float" office:value="307.88" calcext:value-type="float">
            <text:p>307.88</text:p>
          </table:table-cell>
          <table:table-cell office:value-type="float" office:value="7249043" calcext:value-type="float">
            <text:p>7249043</text:p>
          </table:table-cell>
          <table:table-cell table:formula="of:=AVERAGE([.F474:.F483])" office:value-type="float" office:value="303.76" calcext:value-type="float">
            <text:p>303.76</text:p>
          </table:table-cell>
          <table:table-cell table:formula="of:=AVERAGE([.F464:.F483])" office:value-type="float" office:value="307.627" calcext:value-type="float">
            <text:p>307.627</text:p>
          </table:table-cell>
          <table:table-cell table:formula="of:=AVERAGE([.F434:.F483])" office:value-type="float" office:value="306.805" calcext:value-type="float">
            <text:p>306.805</text:p>
          </table:table-cell>
          <table:table-cell table:formula="of:=AVERAGE([.F384:.F483])" office:value-type="float" office:value="301.765" calcext:value-type="float">
            <text:p>301.765</text:p>
          </table:table-cell>
          <table:table-cell table:formula="of:=COM.MICROSOFT.STDEV.S([.F464:.F482])" office:value-type="float" office:value="7.03594754775338" calcext:value-type="float">
            <text:p>7.03594754775338</text:p>
          </table:table-cell>
          <table:table-cell table:formula="of:=[.I483]+2*[.L483]" office:value-type="float" office:value="321.698895095507" calcext:value-type="float">
            <text:p>321.698895095507</text:p>
          </table:table-cell>
          <table:table-cell table:formula="of:=[.I483]-2*[.L483]" office:value-type="float" office:value="293.555104904493" calcext:value-type="float">
            <text:p>293.555104904493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3" calcext:value-type="date">
            <text:p>2025-12-03</text:p>
          </table:table-cell>
          <table:table-cell office:value-type="float" office:value="307.2" calcext:value-type="float">
            <text:p>307.2</text:p>
          </table:table-cell>
          <table:table-cell office:value-type="float" office:value="312.36" calcext:value-type="float">
            <text:p>312.36</text:p>
          </table:table-cell>
          <table:table-cell office:value-type="float" office:value="306.8" calcext:value-type="float">
            <text:p>306.8</text:p>
          </table:table-cell>
          <table:table-cell office:value-type="float" office:value="312.13" calcext:value-type="float">
            <text:p>312.13</text:p>
          </table:table-cell>
          <table:table-cell office:value-type="float" office:value="8535260" calcext:value-type="float">
            <text:p>8535260</text:p>
          </table:table-cell>
          <table:table-cell table:formula="of:=AVERAGE([.F475:.F484])" office:value-type="float" office:value="305.032" calcext:value-type="float">
            <text:p>305.032</text:p>
          </table:table-cell>
          <table:table-cell table:formula="of:=AVERAGE([.F465:.F484])" office:value-type="float" office:value="307.771" calcext:value-type="float">
            <text:p>307.771</text:p>
          </table:table-cell>
          <table:table-cell table:formula="of:=AVERAGE([.F435:.F484])" office:value-type="float" office:value="306.7928" calcext:value-type="float">
            <text:p>306.7928</text:p>
          </table:table-cell>
          <table:table-cell table:formula="of:=AVERAGE([.F385:.F484])" office:value-type="float" office:value="301.9993" calcext:value-type="float">
            <text:p>301.9993</text:p>
          </table:table-cell>
          <table:table-cell table:formula="of:=COM.MICROSOFT.STDEV.S([.F465:.F483])" office:value-type="float" office:value="7.02525860588293" calcext:value-type="float">
            <text:p>7.02525860588293</text:p>
          </table:table-cell>
          <table:table-cell table:formula="of:=[.I484]+2*[.L484]" office:value-type="float" office:value="321.821517211766" calcext:value-type="float">
            <text:p>321.821517211766</text:p>
          </table:table-cell>
          <table:table-cell table:formula="of:=[.I484]-2*[.L484]" office:value-type="float" office:value="293.720482788234" calcext:value-type="float">
            <text:p>293.720482788234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4" calcext:value-type="date">
            <text:p>2025-12-04</text:p>
          </table:table-cell>
          <table:table-cell office:value-type="float" office:value="313.225" calcext:value-type="float">
            <text:p>313.225</text:p>
          </table:table-cell>
          <table:table-cell office:value-type="float" office:value="318.49" calcext:value-type="float">
            <text:p>318.49</text:p>
          </table:table-cell>
          <table:table-cell office:value-type="float" office:value="313" calcext:value-type="float">
            <text:p>313</text:p>
          </table:table-cell>
          <table:table-cell office:value-type="float" office:value="316.1" calcext:value-type="float">
            <text:p>316.1</text:p>
          </table:table-cell>
          <table:table-cell office:value-type="float" office:value="9627834" calcext:value-type="float">
            <text:p>9627834</text:p>
          </table:table-cell>
          <table:table-cell table:formula="of:=AVERAGE([.F476:.F485])" office:value-type="float" office:value="306.315" calcext:value-type="float">
            <text:p>306.315</text:p>
          </table:table-cell>
          <table:table-cell table:formula="of:=AVERAGE([.F466:.F485])" office:value-type="float" office:value="307.992" calcext:value-type="float">
            <text:p>307.992</text:p>
          </table:table-cell>
          <table:table-cell table:formula="of:=AVERAGE([.F436:.F485])" office:value-type="float" office:value="306.8464" calcext:value-type="float">
            <text:p>306.8464</text:p>
          </table:table-cell>
          <table:table-cell table:formula="of:=AVERAGE([.F386:.F485])" office:value-type="float" office:value="302.2948" calcext:value-type="float">
            <text:p>302.2948</text:p>
          </table:table-cell>
          <table:table-cell table:formula="of:=COM.MICROSOFT.STDEV.S([.F466:.F484])" office:value-type="float" office:value="7.04072705243575" calcext:value-type="float">
            <text:p>7.04072705243575</text:p>
          </table:table-cell>
          <table:table-cell table:formula="of:=[.I485]+2*[.L485]" office:value-type="float" office:value="322.073454104872" calcext:value-type="float">
            <text:p>322.073454104872</text:p>
          </table:table-cell>
          <table:table-cell table:formula="of:=[.I485]-2*[.L485]" office:value-type="float" office:value="293.910545895129" calcext:value-type="float">
            <text:p>293.910545895129</text:p>
          </table:table-cell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date" office:date-value="2025-12-05" calcext:value-type="date">
            <text:p>2025-12-05</text:p>
          </table:table-cell>
          <table:table-cell office:value-type="float" office:value="315.595" calcext:value-type="float">
            <text:p>315.595</text:p>
          </table:table-cell>
          <table:table-cell office:value-type="float" office:value="318.48" calcext:value-type="float">
            <text:p>318.48</text:p>
          </table:table-cell>
          <table:table-cell office:value-type="float" office:value="314.68" calcext:value-type="float">
            <text:p>314.68</text:p>
          </table:table-cell>
          <table:table-cell office:value-type="float" office:value="315.04" calcext:value-type="float">
            <text:p>315.04</text:p>
          </table:table-cell>
          <table:table-cell office:value-type="float" office:value="6518908" calcext:value-type="float">
            <text:p>6518908</text:p>
          </table:table-cell>
          <table:table-cell table:formula="of:=AVERAGE([.F477:.F486])" office:value-type="float" office:value="307.981" calcext:value-type="float">
            <text:p>307.981</text:p>
          </table:table-cell>
          <table:table-cell table:formula="of:=AVERAGE([.F467:.F486])" office:value-type="float" office:value="308.073" calcext:value-type="float">
            <text:p>308.073</text:p>
          </table:table-cell>
          <table:table-cell table:formula="of:=AVERAGE([.F437:.F486])" office:value-type="float" office:value="306.8782" calcext:value-type="float">
            <text:p>306.8782</text:p>
          </table:table-cell>
          <table:table-cell table:formula="of:=AVERAGE([.F387:.F486])" office:value-type="float" office:value="302.587" calcext:value-type="float">
            <text:p>302.587</text:p>
          </table:table-cell>
          <table:table-cell table:formula="of:=COM.MICROSOFT.STDEV.S([.F467:.F485])" office:value-type="float" office:value="7.18980312705765" calcext:value-type="float">
            <text:p>7.18980312705765</text:p>
          </table:table-cell>
          <table:table-cell table:formula="of:=[.I486]+2*[.L486]" office:value-type="float" office:value="322.452606254115" calcext:value-type="float">
            <text:p>322.452606254115</text:p>
          </table:table-cell>
          <table:table-cell table:formula="of:=[.I486]-2*[.L486]" office:value-type="float" office:value="293.693393745885" calcext:value-type="float">
            <text:p>293.693393745885</text:p>
          </table:table-cell>
        </table:table-row>
        <table:table-row table:style-name="ro1">
          <table:table-cell table:number-columns-repeated="2" office:value-type="date" office:date-value="2025-12-08" calcext:value-type="date">
            <text:p>2025-12-08</text:p>
          </table:table-cell>
          <table:table-cell office:value-type="float" office:value="315.06" calcext:value-type="float">
            <text:p>315.06</text:p>
          </table:table-cell>
          <table:table-cell office:value-type="float" office:value="316.47" calcext:value-type="float">
            <text:p>316.47</text:p>
          </table:table-cell>
          <table:table-cell office:value-type="float" office:value="313.3501" calcext:value-type="float">
            <text:p>313.3501</text:p>
          </table:table-cell>
          <table:table-cell office:value-type="float" office:value="315.21" calcext:value-type="float">
            <text:p>315.21</text:p>
          </table:table-cell>
          <table:table-cell office:value-type="float" office:value="7417191" calcext:value-type="float">
            <text:p>7417191</text:p>
          </table:table-cell>
          <table:table-cell table:formula="of:=AVERAGE([.F478:.F487])" office:value-type="float" office:value="309.7" calcext:value-type="float">
            <text:p>309.7</text:p>
          </table:table-cell>
          <table:table-cell table:formula="of:=AVERAGE([.F468:.F487])" office:value-type="float" office:value="308.123" calcext:value-type="float">
            <text:p>308.123</text:p>
          </table:table-cell>
          <table:table-cell table:formula="of:=AVERAGE([.F438:.F487])" office:value-type="float" office:value="306.8612" calcext:value-type="float">
            <text:p>306.8612</text:p>
          </table:table-cell>
          <table:table-cell table:formula="of:=AVERAGE([.F388:.F487])" office:value-type="float" office:value="302.8401" calcext:value-type="float">
            <text:p>302.8401</text:p>
          </table:table-cell>
          <table:table-cell table:formula="of:=COM.MICROSOFT.STDEV.S([.F468:.F486])" office:value-type="float" office:value="7.23390013140292" calcext:value-type="float">
            <text:p>7.23390013140292</text:p>
          </table:table-cell>
          <table:table-cell table:formula="of:=[.I487]+2*[.L487]" office:value-type="float" office:value="322.590800262806" calcext:value-type="float">
            <text:p>322.590800262806</text:p>
          </table:table-cell>
          <table:table-cell table:formula="of:=[.I487]-2*[.L487]" office:value-type="float" office:value="293.655199737194" calcext:value-type="float">
            <text:p>293.655199737194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09" calcext:value-type="date">
            <text:p>2025-12-09</text:p>
          </table:table-cell>
          <table:table-cell office:value-type="float" office:value="314.95" calcext:value-type="float">
            <text:p>314.95</text:p>
          </table:table-cell>
          <table:table-cell office:value-type="float" office:value="318.8" calcext:value-type="float">
            <text:p>318.8</text:p>
          </table:table-cell>
          <table:table-cell office:value-type="float" office:value="300.02" calcext:value-type="float">
            <text:p>300.02</text:p>
          </table:table-cell>
          <table:table-cell office:value-type="float" office:value="300.51" calcext:value-type="float">
            <text:p>300.51</text:p>
          </table:table-cell>
          <table:table-cell office:value-type="float" office:value="18049223" calcext:value-type="float">
            <text:p>18049223</text:p>
          </table:table-cell>
          <table:table-cell table:formula="of:=AVERAGE([.F479:.F488])" office:value-type="float" office:value="309.951" calcext:value-type="float">
            <text:p>309.951</text:p>
          </table:table-cell>
          <table:table-cell table:formula="of:=AVERAGE([.F469:.F488])" office:value-type="float" office:value="307.304" calcext:value-type="float">
            <text:p>307.304</text:p>
          </table:table-cell>
          <table:table-cell table:formula="of:=AVERAGE([.F439:.F488])" office:value-type="float" office:value="306.5576" calcext:value-type="float">
            <text:p>306.5576</text:p>
          </table:table-cell>
          <table:table-cell table:formula="of:=AVERAGE([.F389:.F488])" office:value-type="float" office:value="302.9325" calcext:value-type="float">
            <text:p>302.9325</text:p>
          </table:table-cell>
          <table:table-cell table:formula="of:=COM.MICROSOFT.STDEV.S([.F469:.F487])" office:value-type="float" office:value="7.12542806757593" calcext:value-type="float">
            <text:p>7.12542806757593</text:p>
          </table:table-cell>
          <table:table-cell table:formula="of:=[.I488]+2*[.L488]" office:value-type="float" office:value="321.554856135152" calcext:value-type="float">
            <text:p>321.554856135152</text:p>
          </table:table-cell>
          <table:table-cell table:formula="of:=[.I488]-2*[.L488]" office:value-type="float" office:value="293.053143864848" calcext:value-type="float">
            <text:p>293.053143864848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0" calcext:value-type="date">
            <text:p>2025-12-10</text:p>
          </table:table-cell>
          <table:table-cell office:value-type="float" office:value="300.5" calcext:value-type="float">
            <text:p>300.5</text:p>
          </table:table-cell>
          <table:table-cell office:value-type="float" office:value="311.19" calcext:value-type="float">
            <text:p>311.19</text:p>
          </table:table-cell>
          <table:table-cell office:value-type="float" office:value="298.46" calcext:value-type="float">
            <text:p>298.46</text:p>
          </table:table-cell>
          <table:table-cell office:value-type="float" office:value="310.11" calcext:value-type="float">
            <text:p>310.11</text:p>
          </table:table-cell>
          <table:table-cell office:value-type="float" office:value="18874092" calcext:value-type="float">
            <text:p>18874092</text:p>
          </table:table-cell>
          <table:table-cell table:formula="of:=AVERAGE([.F480:.F489])" office:value-type="float" office:value="310.662" calcext:value-type="float">
            <text:p>310.662</text:p>
          </table:table-cell>
          <table:table-cell table:formula="of:=AVERAGE([.F470:.F489])" office:value-type="float" office:value="307.0285" calcext:value-type="float">
            <text:p>307.0285</text:p>
          </table:table-cell>
          <table:table-cell table:formula="of:=AVERAGE([.F440:.F489])" office:value-type="float" office:value="306.4512" calcext:value-type="float">
            <text:p>306.4512</text:p>
          </table:table-cell>
          <table:table-cell table:formula="of:=AVERAGE([.F390:.F489])" office:value-type="float" office:value="303.1239" calcext:value-type="float">
            <text:p>303.1239</text:p>
          </table:table-cell>
          <table:table-cell table:formula="of:=COM.MICROSOFT.STDEV.S([.F470:.F488])" office:value-type="float" office:value="7.03042294486084" calcext:value-type="float">
            <text:p>7.03042294486084</text:p>
          </table:table-cell>
          <table:table-cell table:formula="of:=[.I489]+2*[.L489]" office:value-type="float" office:value="321.089345889722" calcext:value-type="float">
            <text:p>321.089345889722</text:p>
          </table:table-cell>
          <table:table-cell table:formula="of:=[.I489]-2*[.L489]" office:value-type="float" office:value="292.967654110278" calcext:value-type="float">
            <text:p>292.967654110278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1" calcext:value-type="date">
            <text:p>2025-12-11</text:p>
          </table:table-cell>
          <table:table-cell office:value-type="float" office:value="309.24" calcext:value-type="float">
            <text:p>309.24</text:p>
          </table:table-cell>
          <table:table-cell office:value-type="float" office:value="318" calcext:value-type="float">
            <text:p>318</text:p>
          </table:table-cell>
          <table:table-cell office:value-type="float" office:value="309.24" calcext:value-type="float">
            <text:p>309.24</text:p>
          </table:table-cell>
          <table:table-cell office:value-type="float" office:value="317.38" calcext:value-type="float">
            <text:p>317.38</text:p>
          </table:table-cell>
          <table:table-cell office:value-type="float" office:value="9721859" calcext:value-type="float">
            <text:p>9721859</text:p>
          </table:table-cell>
          <table:table-cell table:formula="of:=AVERAGE([.F481:.F490])" office:value-type="float" office:value="311.636" calcext:value-type="float">
            <text:p>311.636</text:p>
          </table:table-cell>
          <table:table-cell table:formula="of:=AVERAGE([.F471:.F490])" office:value-type="float" office:value="306.877" calcext:value-type="float">
            <text:p>306.877</text:p>
          </table:table-cell>
          <table:table-cell table:formula="of:=AVERAGE([.F441:.F490])" office:value-type="float" office:value="306.5846" calcext:value-type="float">
            <text:p>306.5846</text:p>
          </table:table-cell>
          <table:table-cell table:formula="of:=AVERAGE([.F391:.F490])" office:value-type="float" office:value="303.3834" calcext:value-type="float">
            <text:p>303.3834</text:p>
          </table:table-cell>
          <table:table-cell table:formula="of:=COM.MICROSOFT.STDEV.S([.F471:.F489])" office:value-type="float" office:value="6.28574075524161" calcext:value-type="float">
            <text:p>6.28574075524161</text:p>
          </table:table-cell>
          <table:table-cell table:formula="of:=[.I490]+2*[.L490]" office:value-type="float" office:value="319.448481510483" calcext:value-type="float">
            <text:p>319.448481510483</text:p>
          </table:table-cell>
          <table:table-cell table:formula="of:=[.I490]-2*[.L490]" office:value-type="float" office:value="294.305518489517" calcext:value-type="float">
            <text:p>294.305518489517</text:p>
          </table:table-cell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date" office:date-value="2025-12-12" calcext:value-type="date">
            <text:p>2025-12-12</text:p>
          </table:table-cell>
          <table:table-cell office:value-type="float" office:value="319.68" calcext:value-type="float">
            <text:p>319.68</text:p>
          </table:table-cell>
          <table:table-cell office:value-type="float" office:value="320.27" calcext:value-type="float">
            <text:p>320.27</text:p>
          </table:table-cell>
          <table:table-cell office:value-type="float" office:value="316.6013" calcext:value-type="float">
            <text:p>316.6013</text:p>
          </table:table-cell>
          <table:table-cell office:value-type="float" office:value="318.52" calcext:value-type="float">
            <text:p>318.52</text:p>
          </table:table-cell>
          <table:table-cell office:value-type="float" office:value="8982911" calcext:value-type="float">
            <text:p>8982911</text:p>
          </table:table-cell>
          <table:table-cell table:formula="of:=AVERAGE([.F482:.F491])" office:value-type="float" office:value="312.18" calcext:value-type="float">
            <text:p>312.18</text:p>
          </table:table-cell>
          <table:table-cell table:formula="of:=AVERAGE([.F472:.F491])" office:value-type="float" office:value="307.329" calcext:value-type="float">
            <text:p>307.329</text:p>
          </table:table-cell>
          <table:table-cell table:formula="of:=AVERAGE([.F442:.F491])" office:value-type="float" office:value="306.804" calcext:value-type="float">
            <text:p>306.804</text:p>
          </table:table-cell>
          <table:table-cell table:formula="of:=AVERAGE([.F392:.F491])" office:value-type="float" office:value="303.601" calcext:value-type="float">
            <text:p>303.601</text:p>
          </table:table-cell>
          <table:table-cell table:formula="of:=COM.MICROSOFT.STDEV.S([.F472:.F490])" office:value-type="float" office:value="6.75021151931964" calcext:value-type="float">
            <text:p>6.75021151931964</text:p>
          </table:table-cell>
          <table:table-cell table:formula="of:=[.I491]+2*[.L491]" office:value-type="float" office:value="320.829423038639" calcext:value-type="float">
            <text:p>320.829423038639</text:p>
          </table:table-cell>
          <table:table-cell table:formula="of:=[.I491]-2*[.L491]" office:value-type="float" office:value="293.828576961361" calcext:value-type="float">
            <text:p>293.828576961361</text:p>
          </table:table-cell>
        </table:table-row>
        <table:table-row table:style-name="ro1">
          <table:table-cell table:number-columns-repeated="2" office:value-type="date" office:date-value="2025-12-15" calcext:value-type="date">
            <text:p>2025-12-15</text:p>
          </table:table-cell>
          <table:table-cell office:value-type="float" office:value="319.77" calcext:value-type="float">
            <text:p>319.77</text:p>
          </table:table-cell>
          <table:table-cell office:value-type="float" office:value="322.88" calcext:value-type="float">
            <text:p>322.88</text:p>
          </table:table-cell>
          <table:table-cell office:value-type="float" office:value="318.39" calcext:value-type="float">
            <text:p>318.39</text:p>
          </table:table-cell>
          <table:table-cell office:value-type="float" office:value="320.02" calcext:value-type="float">
            <text:p>320.02</text:p>
          </table:table-cell>
          <table:table-cell office:value-type="float" office:value="10864122" calcext:value-type="float">
            <text:p>10864122</text:p>
          </table:table-cell>
          <table:table-cell table:formula="of:=AVERAGE([.F483:.F492])" office:value-type="float" office:value="313.29" calcext:value-type="float">
            <text:p>313.29</text:p>
          </table:table-cell>
          <table:table-cell table:formula="of:=AVERAGE([.F473:.F492])" office:value-type="float" office:value="308.1495" calcext:value-type="float">
            <text:p>308.1495</text:p>
          </table:table-cell>
          <table:table-cell table:formula="of:=AVERAGE([.F443:.F492])" office:value-type="float" office:value="307.0038" calcext:value-type="float">
            <text:p>307.0038</text:p>
          </table:table-cell>
          <table:table-cell table:formula="of:=AVERAGE([.F393:.F492])" office:value-type="float" office:value="303.8357" calcext:value-type="float">
            <text:p>303.8357</text:p>
          </table:table-cell>
          <table:table-cell table:formula="of:=COM.MICROSOFT.STDEV.S([.F473:.F491])" office:value-type="float" office:value="7.21667618815465" calcext:value-type="float">
            <text:p>7.21667618815465</text:p>
          </table:table-cell>
          <table:table-cell table:formula="of:=[.I492]+2*[.L492]" office:value-type="float" office:value="322.582852376309" calcext:value-type="float">
            <text:p>322.582852376309</text:p>
          </table:table-cell>
          <table:table-cell table:formula="of:=[.I492]-2*[.L492]" office:value-type="float" office:value="293.716147623691" calcext:value-type="float">
            <text:p>293.716147623691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6" calcext:value-type="date">
            <text:p>2025-12-16</text:p>
          </table:table-cell>
          <table:table-cell office:value-type="float" office:value="319.22" calcext:value-type="float">
            <text:p>319.22</text:p>
          </table:table-cell>
          <table:table-cell office:value-type="float" office:value="319.52" calcext:value-type="float">
            <text:p>319.52</text:p>
          </table:table-cell>
          <table:table-cell office:value-type="float" office:value="314.4" calcext:value-type="float">
            <text:p>314.4</text:p>
          </table:table-cell>
          <table:table-cell office:value-type="float" office:value="315.55" calcext:value-type="float">
            <text:p>315.55</text:p>
          </table:table-cell>
          <table:table-cell office:value-type="float" office:value="8331336" calcext:value-type="float">
            <text:p>8331336</text:p>
          </table:table-cell>
          <table:table-cell table:formula="of:=AVERAGE([.F484:.F493])" office:value-type="float" office:value="314.057" calcext:value-type="float">
            <text:p>314.057</text:p>
          </table:table-cell>
          <table:table-cell table:formula="of:=AVERAGE([.F474:.F493])" office:value-type="float" office:value="308.9085" calcext:value-type="float">
            <text:p>308.9085</text:p>
          </table:table-cell>
          <table:table-cell table:formula="of:=AVERAGE([.F444:.F493])" office:value-type="float" office:value="307.1312" calcext:value-type="float">
            <text:p>307.1312</text:p>
          </table:table-cell>
          <table:table-cell table:formula="of:=AVERAGE([.F394:.F493])" office:value-type="float" office:value="304.005" calcext:value-type="float">
            <text:p>304.005</text:p>
          </table:table-cell>
          <table:table-cell table:formula="of:=COM.MICROSOFT.STDEV.S([.F474:.F492])" office:value-type="float" office:value="7.53534847291" calcext:value-type="float">
            <text:p>7.53534847291</text:p>
          </table:table-cell>
          <table:table-cell table:formula="of:=[.I493]+2*[.L493]" office:value-type="float" office:value="323.97919694582" calcext:value-type="float">
            <text:p>323.97919694582</text:p>
          </table:table-cell>
          <table:table-cell table:formula="of:=[.I493]-2*[.L493]" office:value-type="float" office:value="293.83780305418" calcext:value-type="float">
            <text:p>293.83780305418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7" calcext:value-type="date">
            <text:p>2025-12-17</text:p>
          </table:table-cell>
          <table:table-cell office:value-type="float" office:value="318.47" calcext:value-type="float">
            <text:p>318.47</text:p>
          </table:table-cell>
          <table:table-cell office:value-type="float" office:value="319.37" calcext:value-type="float">
            <text:p>319.37</text:p>
          </table:table-cell>
          <table:table-cell office:value-type="float" office:value="314.66" calcext:value-type="float">
            <text:p>314.66</text:p>
          </table:table-cell>
          <table:table-cell office:value-type="float" office:value="314.98" calcext:value-type="float">
            <text:p>314.98</text:p>
          </table:table-cell>
          <table:table-cell office:value-type="float" office:value="8718653" calcext:value-type="float">
            <text:p>8718653</text:p>
          </table:table-cell>
          <table:table-cell table:formula="of:=AVERAGE([.F485:.F494])" office:value-type="float" office:value="314.342" calcext:value-type="float">
            <text:p>314.342</text:p>
          </table:table-cell>
          <table:table-cell table:formula="of:=AVERAGE([.F475:.F494])" office:value-type="float" office:value="309.687" calcext:value-type="float">
            <text:p>309.687</text:p>
          </table:table-cell>
          <table:table-cell table:formula="of:=AVERAGE([.F445:.F494])" office:value-type="float" office:value="307.277" calcext:value-type="float">
            <text:p>307.277</text:p>
          </table:table-cell>
          <table:table-cell table:formula="of:=AVERAGE([.F395:.F494])" office:value-type="float" office:value="304.172" calcext:value-type="float">
            <text:p>304.172</text:p>
          </table:table-cell>
          <table:table-cell table:formula="of:=COM.MICROSOFT.STDEV.S([.F475:.F493])" office:value-type="float" office:value="7.35424160540319" calcext:value-type="float">
            <text:p>7.35424160540319</text:p>
          </table:table-cell>
          <table:table-cell table:formula="of:=[.I494]+2*[.L494]" office:value-type="float" office:value="324.395483210806" calcext:value-type="float">
            <text:p>324.395483210806</text:p>
          </table:table-cell>
          <table:table-cell table:formula="of:=[.I494]-2*[.L494]" office:value-type="float" office:value="294.978516789194" calcext:value-type="float">
            <text:p>294.978516789194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8" calcext:value-type="date">
            <text:p>2025-12-18</text:p>
          </table:table-cell>
          <table:table-cell office:value-type="float" office:value="316" calcext:value-type="float">
            <text:p>316</text:p>
          </table:table-cell>
          <table:table-cell office:value-type="float" office:value="317.7" calcext:value-type="float">
            <text:p>317.7</text:p>
          </table:table-cell>
          <table:table-cell office:value-type="float" office:value="312.22" calcext:value-type="float">
            <text:p>312.22</text:p>
          </table:table-cell>
          <table:table-cell office:value-type="float" office:value="313" calcext:value-type="float">
            <text:p>313</text:p>
          </table:table-cell>
          <table:table-cell office:value-type="float" office:value="11444909" calcext:value-type="float">
            <text:p>11444909</text:p>
          </table:table-cell>
          <table:table-cell table:formula="of:=AVERAGE([.F486:.F495])" office:value-type="float" office:value="314.032" calcext:value-type="float">
            <text:p>314.032</text:p>
          </table:table-cell>
          <table:table-cell table:formula="of:=AVERAGE([.F476:.F495])" office:value-type="float" office:value="310.1735" calcext:value-type="float">
            <text:p>310.1735</text:p>
          </table:table-cell>
          <table:table-cell table:formula="of:=AVERAGE([.F446:.F495])" office:value-type="float" office:value="307.4564" calcext:value-type="float">
            <text:p>307.4564</text:p>
          </table:table-cell>
          <table:table-cell table:formula="of:=AVERAGE([.F396:.F495])" office:value-type="float" office:value="304.3316" calcext:value-type="float">
            <text:p>304.3316</text:p>
          </table:table-cell>
          <table:table-cell table:formula="of:=COM.MICROSOFT.STDEV.S([.F476:.F494])" office:value-type="float" office:value="7.30172306028672" calcext:value-type="float">
            <text:p>7.30172306028672</text:p>
          </table:table-cell>
          <table:table-cell table:formula="of:=[.I495]+2*[.L495]" office:value-type="float" office:value="324.776946120573" calcext:value-type="float">
            <text:p>324.776946120573</text:p>
          </table:table-cell>
          <table:table-cell table:formula="of:=[.I495]-2*[.L495]" office:value-type="float" office:value="295.570053879427" calcext:value-type="float">
            <text:p>295.570053879427</text:p>
          </table:table-cell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date" office:date-value="2025-12-19" calcext:value-type="date">
            <text:p>2025-12-19</text:p>
          </table:table-cell>
          <table:table-cell office:value-type="float" office:value="313.88" calcext:value-type="float">
            <text:p>313.88</text:p>
          </table:table-cell>
          <table:table-cell office:value-type="float" office:value="318.56" calcext:value-type="float">
            <text:p>318.56</text:p>
          </table:table-cell>
          <table:table-cell office:value-type="float" office:value="313.19" calcext:value-type="float">
            <text:p>313.19</text:p>
          </table:table-cell>
          <table:table-cell office:value-type="float" office:value="317.21" calcext:value-type="float">
            <text:p>317.21</text:p>
          </table:table-cell>
          <table:table-cell office:value-type="float" office:value="24494412" calcext:value-type="float">
            <text:p>24494412</text:p>
          </table:table-cell>
          <table:table-cell table:formula="of:=AVERAGE([.F487:.F496])" office:value-type="float" office:value="314.249" calcext:value-type="float">
            <text:p>314.249</text:p>
          </table:table-cell>
          <table:table-cell table:formula="of:=AVERAGE([.F477:.F496])" office:value-type="float" office:value="311.115" calcext:value-type="float">
            <text:p>311.115</text:p>
          </table:table-cell>
          <table:table-cell table:formula="of:=AVERAGE([.F447:.F496])" office:value-type="float" office:value="307.69" calcext:value-type="float">
            <text:p>307.69</text:p>
          </table:table-cell>
          <table:table-cell table:formula="of:=AVERAGE([.F397:.F496])" office:value-type="float" office:value="304.5074" calcext:value-type="float">
            <text:p>304.5074</text:p>
          </table:table-cell>
          <table:table-cell table:formula="of:=COM.MICROSOFT.STDEV.S([.F477:.F495])" office:value-type="float" office:value="6.75637749404999" calcext:value-type="float">
            <text:p>6.75637749404999</text:p>
          </table:table-cell>
          <table:table-cell table:formula="of:=[.I496]+2*[.L496]" office:value-type="float" office:value="324.6277549881" calcext:value-type="float">
            <text:p>324.6277549881</text:p>
          </table:table-cell>
          <table:table-cell table:formula="of:=[.I496]-2*[.L496]" office:value-type="float" office:value="297.6022450119" calcext:value-type="float">
            <text:p>297.6022450119</text:p>
          </table:table-cell>
        </table:table-row>
        <table:table-row table:style-name="ro1">
          <table:table-cell table:number-columns-repeated="2" office:value-type="date" office:date-value="2025-12-22" calcext:value-type="date">
            <text:p>2025-12-22</text:p>
          </table:table-cell>
          <table:table-cell office:value-type="float" office:value="317.51" calcext:value-type="float">
            <text:p>317.51</text:p>
          </table:table-cell>
          <table:table-cell office:value-type="float" office:value="323.23" calcext:value-type="float">
            <text:p>323.23</text:p>
          </table:table-cell>
          <table:table-cell office:value-type="float" office:value="317.51" calcext:value-type="float">
            <text:p>317.51</text:p>
          </table:table-cell>
          <table:table-cell office:value-type="float" office:value="323.09" calcext:value-type="float">
            <text:p>323.09</text:p>
          </table:table-cell>
          <table:table-cell office:value-type="float" office:value="8354588" calcext:value-type="float">
            <text:p>8354588</text:p>
          </table:table-cell>
          <table:table-cell table:formula="of:=AVERAGE([.F488:.F497])" office:value-type="float" office:value="315.037" calcext:value-type="float">
            <text:p>315.037</text:p>
          </table:table-cell>
          <table:table-cell table:formula="of:=AVERAGE([.F478:.F497])" office:value-type="float" office:value="312.3685" calcext:value-type="float">
            <text:p>312.3685</text:p>
          </table:table-cell>
          <table:table-cell table:formula="of:=AVERAGE([.F448:.F497])" office:value-type="float" office:value="308.134" calcext:value-type="float">
            <text:p>308.134</text:p>
          </table:table-cell>
          <table:table-cell table:formula="of:=AVERAGE([.F398:.F497])" office:value-type="float" office:value="304.7759" calcext:value-type="float">
            <text:p>304.7759</text:p>
          </table:table-cell>
          <table:table-cell table:formula="of:=COM.MICROSOFT.STDEV.S([.F478:.F496])" office:value-type="float" office:value="6.14760776941321" calcext:value-type="float">
            <text:p>6.14760776941321</text:p>
          </table:table-cell>
          <table:table-cell table:formula="of:=[.I497]+2*[.L497]" office:value-type="float" office:value="324.663715538826" calcext:value-type="float">
            <text:p>324.663715538826</text:p>
          </table:table-cell>
          <table:table-cell table:formula="of:=[.I497]-2*[.L497]" office:value-type="float" office:value="300.073284461174" calcext:value-type="float">
            <text:p>300.073284461174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3" calcext:value-type="date">
            <text:p>2025-12-23</text:p>
          </table:table-cell>
          <table:table-cell office:value-type="float" office:value="323.61" calcext:value-type="float">
            <text:p>323.61</text:p>
          </table:table-cell>
          <table:table-cell office:value-type="float" office:value="327.78" calcext:value-type="float">
            <text:p>327.78</text:p>
          </table:table-cell>
          <table:table-cell office:value-type="float" office:value="323.09" calcext:value-type="float">
            <text:p>323.09</text:p>
          </table:table-cell>
          <table:table-cell office:value-type="float" office:value="325.93" calcext:value-type="float">
            <text:p>325.93</text:p>
          </table:table-cell>
          <table:table-cell office:value-type="float" office:value="6668305" calcext:value-type="float">
            <text:p>6668305</text:p>
          </table:table-cell>
          <table:table-cell table:formula="of:=AVERAGE([.F489:.F498])" office:value-type="float" office:value="317.579" calcext:value-type="float">
            <text:p>317.579</text:p>
          </table:table-cell>
          <table:table-cell table:formula="of:=AVERAGE([.F479:.F498])" office:value-type="float" office:value="313.765" calcext:value-type="float">
            <text:p>313.765</text:p>
          </table:table-cell>
          <table:table-cell table:formula="of:=AVERAGE([.F449:.F498])" office:value-type="float" office:value="308.4932" calcext:value-type="float">
            <text:p>308.4932</text:p>
          </table:table-cell>
          <table:table-cell table:formula="of:=AVERAGE([.F399:.F498])" office:value-type="float" office:value="305.1415" calcext:value-type="float">
            <text:p>305.1415</text:p>
          </table:table-cell>
          <table:table-cell table:formula="of:=COM.MICROSOFT.STDEV.S([.F479:.F497])" office:value-type="float" office:value="5.69578925212989" calcext:value-type="float">
            <text:p>5.69578925212989</text:p>
          </table:table-cell>
          <table:table-cell table:formula="of:=[.I498]+2*[.L498]" office:value-type="float" office:value="325.15657850426" calcext:value-type="float">
            <text:p>325.15657850426</text:p>
          </table:table-cell>
          <table:table-cell table:formula="of:=[.I498]-2*[.L498]" office:value-type="float" office:value="302.37342149574" calcext:value-type="float">
            <text:p>302.37342149574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4" calcext:value-type="date">
            <text:p>2025-12-24</text:p>
          </table:table-cell>
          <table:table-cell office:value-type="float" office:value="326.4" calcext:value-type="float">
            <text:p>326.4</text:p>
          </table:table-cell>
          <table:table-cell office:value-type="float" office:value="329.99" calcext:value-type="float">
            <text:p>329.99</text:p>
          </table:table-cell>
          <table:table-cell office:value-type="float" office:value="325.5014" calcext:value-type="float">
            <text:p>325.5014</text:p>
          </table:table-cell>
          <table:table-cell office:value-type="float" office:value="329.17" calcext:value-type="float">
            <text:p>329.17</text:p>
          </table:table-cell>
          <table:table-cell office:value-type="float" office:value="4289306" calcext:value-type="float">
            <text:p>4289306</text:p>
          </table:table-cell>
          <table:table-cell table:formula="of:=AVERAGE([.F490:.F499])" office:value-type="float" office:value="319.485" calcext:value-type="float">
            <text:p>319.485</text:p>
          </table:table-cell>
          <table:table-cell table:formula="of:=AVERAGE([.F480:.F499])" office:value-type="float" office:value="315.0735" calcext:value-type="float">
            <text:p>315.0735</text:p>
          </table:table-cell>
          <table:table-cell table:formula="of:=AVERAGE([.F450:.F499])" office:value-type="float" office:value="309.035" calcext:value-type="float">
            <text:p>309.035</text:p>
          </table:table-cell>
          <table:table-cell table:formula="of:=AVERAGE([.F400:.F499])" office:value-type="float" office:value="305.4906" calcext:value-type="float">
            <text:p>305.4906</text:p>
          </table:table-cell>
          <table:table-cell table:formula="of:=COM.MICROSOFT.STDEV.S([.F480:.F498])" office:value-type="float" office:value="5.85826980824533" calcext:value-type="float">
            <text:p>5.85826980824533</text:p>
          </table:table-cell>
          <table:table-cell table:formula="of:=[.I499]+2*[.L499]" office:value-type="float" office:value="326.790039616491" calcext:value-type="float">
            <text:p>326.790039616491</text:p>
          </table:table-cell>
          <table:table-cell table:formula="of:=[.I499]-2*[.L499]" office:value-type="float" office:value="303.356960383509" calcext:value-type="float">
            <text:p>303.356960383509</text:p>
          </table:table-cell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date" office:date-value="2025-12-26" calcext:value-type="date">
            <text:p>2025-12-26</text:p>
          </table:table-cell>
          <table:table-cell office:value-type="float" office:value="329.11" calcext:value-type="float">
            <text:p>329.11</text:p>
          </table:table-cell>
          <table:table-cell office:value-type="float" office:value="330.86" calcext:value-type="float">
            <text:p>330.86</text:p>
          </table:table-cell>
          <table:table-cell office:value-type="float" office:value="326.54" calcext:value-type="float">
            <text:p>326.54</text:p>
          </table:table-cell>
          <table:table-cell office:value-type="float" office:value="327.91" calcext:value-type="float">
            <text:p>327.91</text:p>
          </table:table-cell>
          <table:table-cell office:value-type="float" office:value="4158293" calcext:value-type="float">
            <text:p>4158293</text:p>
          </table:table-cell>
          <table:table-cell table:formula="of:=AVERAGE([.F491:.F500])" office:value-type="float" office:value="320.538" calcext:value-type="float">
            <text:p>320.538</text:p>
          </table:table-cell>
          <table:table-cell table:formula="of:=AVERAGE([.F481:.F500])" office:value-type="float" office:value="316.087" calcext:value-type="float">
            <text:p>316.087</text:p>
          </table:table-cell>
          <table:table-cell table:formula="of:=AVERAGE([.F451:.F500])" office:value-type="float" office:value="309.4794" calcext:value-type="float">
            <text:p>309.4794</text:p>
          </table:table-cell>
          <table:table-cell table:formula="of:=AVERAGE([.F401:.F500])" office:value-type="float" office:value="305.856" calcext:value-type="float">
            <text:p>305.856</text:p>
          </table:table-cell>
          <table:table-cell table:formula="of:=COM.MICROSOFT.STDEV.S([.F481:.F499])" office:value-type="float" office:value="6.53517182331375" calcext:value-type="float">
            <text:p>6.53517182331375</text:p>
          </table:table-cell>
          <table:table-cell table:formula="of:=[.I500]+2*[.L500]" office:value-type="float" office:value="329.157343646628" calcext:value-type="float">
            <text:p>329.157343646628</text:p>
          </table:table-cell>
          <table:table-cell table:formula="of:=[.I500]-2*[.L500]" office:value-type="float" office:value="303.016656353372" calcext:value-type="float">
            <text:p>303.016656353372</text:p>
          </table:table-cell>
        </table:table-row>
        <table:table-row table:style-name="ro1">
          <table:table-cell table:number-columns-repeated="2" office:value-type="date" office:date-value="2025-12-29" calcext:value-type="date">
            <text:p>2025-12-29</text:p>
          </table:table-cell>
          <table:table-cell office:value-type="float" office:value="327.68" calcext:value-type="float">
            <text:p>327.68</text:p>
          </table:table-cell>
          <table:table-cell office:value-type="float" office:value="327.77" calcext:value-type="float">
            <text:p>327.77</text:p>
          </table:table-cell>
          <table:table-cell office:value-type="float" office:value="323.53" calcext:value-type="float">
            <text:p>323.53</text:p>
          </table:table-cell>
          <table:table-cell office:value-type="float" office:value="323.75" calcext:value-type="float">
            <text:p>323.75</text:p>
          </table:table-cell>
          <table:table-cell office:value-type="float" office:value="8635338" calcext:value-type="float">
            <text:p>8635338</text:p>
          </table:table-cell>
          <table:table-cell table:formula="of:=AVERAGE([.F492:.F501])" office:value-type="float" office:value="321.061" calcext:value-type="float">
            <text:p>321.061</text:p>
          </table:table-cell>
          <table:table-cell table:formula="of:=AVERAGE([.F482:.F501])" office:value-type="float" office:value="316.6205" calcext:value-type="float">
            <text:p>316.6205</text:p>
          </table:table-cell>
          <table:table-cell table:formula="of:=AVERAGE([.F452:.F501])" office:value-type="float" office:value="309.9836" calcext:value-type="float">
            <text:p>309.9836</text:p>
          </table:table-cell>
          <table:table-cell table:formula="of:=AVERAGE([.F402:.F501])" office:value-type="float" office:value="306.18" calcext:value-type="float">
            <text:p>306.18</text:p>
          </table:table-cell>
          <table:table-cell table:formula="of:=COM.MICROSOFT.STDEV.S([.F482:.F500])" office:value-type="float" office:value="7.09606649131213" calcext:value-type="float">
            <text:p>7.09606649131213</text:p>
          </table:table-cell>
          <table:table-cell table:formula="of:=[.I501]+2*[.L501]" office:value-type="float" office:value="330.812632982624" calcext:value-type="float">
            <text:p>330.812632982624</text:p>
          </table:table-cell>
          <table:table-cell table:formula="of:=[.I501]-2*[.L501]" office:value-type="float" office:value="302.428367017376" calcext:value-type="float">
            <text:p>302.428367017376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5-12-30" calcext:value-type="date">
            <text:p>2025-12-30</text:p>
          </table:table-cell>
          <table:table-cell office:value-type="float" office:value="324.77" calcext:value-type="float">
            <text:p>324.77</text:p>
          </table:table-cell>
          <table:table-cell office:value-type="float" office:value="324.94" calcext:value-type="float">
            <text:p>324.94</text:p>
          </table:table-cell>
          <table:table-cell office:value-type="float" office:value="322.49" calcext:value-type="float">
            <text:p>322.49</text:p>
          </table:table-cell>
          <table:table-cell office:value-type="float" office:value="323.42" calcext:value-type="float">
            <text:p>323.42</text:p>
          </table:table-cell>
          <table:table-cell office:value-type="float" office:value="7904263" calcext:value-type="float">
            <text:p>7904263</text:p>
          </table:table-cell>
          <table:table-cell table:formula="of:=AVERAGE([.F493:.F502])" office:value-type="float" office:value="321.401" calcext:value-type="float">
            <text:p>321.401</text:p>
          </table:table-cell>
          <table:table-cell table:formula="of:=AVERAGE([.F483:.F502])" office:value-type="float" office:value="317.3455" calcext:value-type="float">
            <text:p>317.3455</text:p>
          </table:table-cell>
          <table:table-cell table:formula="of:=AVERAGE([.F453:.F502])" office:value-type="float" office:value="310.5008" calcext:value-type="float">
            <text:p>310.5008</text:p>
          </table:table-cell>
          <table:table-cell table:formula="of:=AVERAGE([.F403:.F502])" office:value-type="float" office:value="306.5448" calcext:value-type="float">
            <text:p>306.5448</text:p>
          </table:table-cell>
          <table:table-cell table:formula="of:=COM.MICROSOFT.STDEV.S([.F483:.F501])" office:value-type="float" office:value="7.06108766864762" calcext:value-type="float">
            <text:p>7.06108766864762</text:p>
          </table:table-cell>
          <table:table-cell table:formula="of:=[.I502]+2*[.L502]" office:value-type="float" office:value="331.467675337295" calcext:value-type="float">
            <text:p>331.467675337295</text:p>
          </table:table-cell>
          <table:table-cell table:formula="of:=[.I502]-2*[.L502]" office:value-type="float" office:value="303.223324662705" calcext:value-type="float">
            <text:p>303.223324662705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5-12-31" calcext:value-type="date">
            <text:p>2025-12-31</text:p>
          </table:table-cell>
          <table:table-cell office:value-type="float" office:value="324.16" calcext:value-type="float">
            <text:p>324.16</text:p>
          </table:table-cell>
          <table:table-cell office:value-type="float" office:value="324.875" calcext:value-type="float">
            <text:p>324.875</text:p>
          </table:table-cell>
          <table:table-cell office:value-type="float" office:value="322.04" calcext:value-type="float">
            <text:p>322.04</text:p>
          </table:table-cell>
          <table:table-cell office:value-type="float" office:value="322.22" calcext:value-type="float">
            <text:p>322.22</text:p>
          </table:table-cell>
          <table:table-cell office:value-type="float" office:value="5048531" calcext:value-type="float">
            <text:p>5048531</text:p>
          </table:table-cell>
          <table:table-cell table:formula="of:=AVERAGE([.F494:.F503])" office:value-type="float" office:value="322.068" calcext:value-type="float">
            <text:p>322.068</text:p>
          </table:table-cell>
          <table:table-cell table:formula="of:=AVERAGE([.F484:.F503])" office:value-type="float" office:value="318.0625" calcext:value-type="float">
            <text:p>318.0625</text:p>
          </table:table-cell>
          <table:table-cell table:formula="of:=AVERAGE([.F454:.F503])" office:value-type="float" office:value="310.898" calcext:value-type="float">
            <text:p>310.898</text:p>
          </table:table-cell>
          <table:table-cell table:formula="of:=AVERAGE([.F404:.F503])" office:value-type="float" office:value="306.8794" calcext:value-type="float">
            <text:p>306.8794</text:p>
          </table:table-cell>
          <table:table-cell table:formula="of:=COM.MICROSOFT.STDEV.S([.F484:.F502])" office:value-type="float" office:value="6.83939423123806" calcext:value-type="float">
            <text:p>6.83939423123806</text:p>
          </table:table-cell>
          <table:table-cell table:formula="of:=[.I503]+2*[.L503]" office:value-type="float" office:value="331.741288462476" calcext:value-type="float">
            <text:p>331.741288462476</text:p>
          </table:table-cell>
          <table:table-cell table:formula="of:=[.I503]-2*[.L503]" office:value-type="float" office:value="304.383711537524" calcext:value-type="float">
            <text:p>304.383711537524</text:p>
          </table:table-cell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date" office:date-value="2026-01-02" calcext:value-type="date">
            <text:p>2026-01-02</text:p>
          </table:table-cell>
          <table:table-cell office:value-type="float" office:value="322.5" calcext:value-type="float">
            <text:p>322.5</text:p>
          </table:table-cell>
          <table:table-cell office:value-type="float" office:value="325.73" calcext:value-type="float">
            <text:p>325.73</text:p>
          </table:table-cell>
          <table:table-cell office:value-type="float" office:value="320.74" calcext:value-type="float">
            <text:p>320.74</text:p>
          </table:table-cell>
          <table:table-cell office:value-type="float" office:value="325.48" calcext:value-type="float">
            <text:p>325.48</text:p>
          </table:table-cell>
          <table:table-cell office:value-type="float" office:value="8054040" calcext:value-type="float">
            <text:p>8054040</text:p>
          </table:table-cell>
          <table:table-cell table:formula="of:=AVERAGE([.F495:.F504])" office:value-type="float" office:value="323.118" calcext:value-type="float">
            <text:p>323.118</text:p>
          </table:table-cell>
          <table:table-cell table:formula="of:=AVERAGE([.F485:.F504])" office:value-type="float" office:value="318.73" calcext:value-type="float">
            <text:p>318.73</text:p>
          </table:table-cell>
          <table:table-cell table:formula="of:=AVERAGE([.F455:.F504])" office:value-type="float" office:value="311.4658" calcext:value-type="float">
            <text:p>311.4658</text:p>
          </table:table-cell>
          <table:table-cell table:formula="of:=AVERAGE([.F405:.F504])" office:value-type="float" office:value="307.2386" calcext:value-type="float">
            <text:p>307.2386</text:p>
          </table:table-cell>
          <table:table-cell table:formula="of:=COM.MICROSOFT.STDEV.S([.F485:.F503])" office:value-type="float" office:value="6.76239304160316" calcext:value-type="float">
            <text:p>6.76239304160316</text:p>
          </table:table-cell>
          <table:table-cell table:formula="of:=[.I504]+2*[.L504]" office:value-type="float" office:value="332.254786083206" calcext:value-type="float">
            <text:p>332.254786083206</text:p>
          </table:table-cell>
          <table:table-cell table:formula="of:=[.I504]-2*[.L504]" office:value-type="float" office:value="305.205213916794" calcext:value-type="float">
            <text:p>305.205213916794</text:p>
          </table:table-cell>
        </table:table-row>
        <table:table-row table:style-name="ro1">
          <table:table-cell table:number-columns-repeated="2" office:value-type="date" office:date-value="2026-01-05" calcext:value-type="date">
            <text:p>2026-01-05</text:p>
          </table:table-cell>
          <table:table-cell office:value-type="float" office:value="325.19" calcext:value-type="float">
            <text:p>325.19</text:p>
          </table:table-cell>
          <table:table-cell office:value-type="float" office:value="337.25" calcext:value-type="float">
            <text:p>337.25</text:p>
          </table:table-cell>
          <table:table-cell office:value-type="float" office:value="325.19" calcext:value-type="float">
            <text:p>325.19</text:p>
          </table:table-cell>
          <table:table-cell office:value-type="float" office:value="334.04" calcext:value-type="float">
            <text:p>334.04</text:p>
          </table:table-cell>
          <table:table-cell office:value-type="float" office:value="10752627" calcext:value-type="float">
            <text:p>10752627</text:p>
          </table:table-cell>
          <table:table-cell table:formula="of:=AVERAGE([.F496:.F505])" office:value-type="float" office:value="325.222" calcext:value-type="float">
            <text:p>325.222</text:p>
          </table:table-cell>
          <table:table-cell table:formula="of:=AVERAGE([.F486:.F505])" office:value-type="float" office:value="319.627" calcext:value-type="float">
            <text:p>319.627</text:p>
          </table:table-cell>
          <table:table-cell table:formula="of:=AVERAGE([.F456:.F505])" office:value-type="float" office:value="312.2644" calcext:value-type="float">
            <text:p>312.2644</text:p>
          </table:table-cell>
          <table:table-cell table:formula="of:=AVERAGE([.F406:.F505])" office:value-type="float" office:value="307.6505" calcext:value-type="float">
            <text:p>307.6505</text:p>
          </table:table-cell>
          <table:table-cell table:formula="of:=COM.MICROSOFT.STDEV.S([.F486:.F504])" office:value-type="float" office:value="6.927476904134" calcext:value-type="float">
            <text:p>6.927476904134</text:p>
          </table:table-cell>
          <table:table-cell table:formula="of:=[.I505]+2*[.L505]" office:value-type="float" office:value="333.481953808268" calcext:value-type="float">
            <text:p>333.481953808268</text:p>
          </table:table-cell>
          <table:table-cell table:formula="of:=[.I505]-2*[.L505]" office:value-type="float" office:value="305.772046191732" calcext:value-type="float">
            <text:p>305.772046191732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6" calcext:value-type="date">
            <text:p>2026-01-06</text:p>
          </table:table-cell>
          <table:table-cell office:value-type="float" office:value="332.62" calcext:value-type="float">
            <text:p>332.62</text:p>
          </table:table-cell>
          <table:table-cell office:value-type="float" office:value="335.87" calcext:value-type="float">
            <text:p>335.87</text:p>
          </table:table-cell>
          <table:table-cell office:value-type="float" office:value="330.65" calcext:value-type="float">
            <text:p>330.65</text:p>
          </table:table-cell>
          <table:table-cell office:value-type="float" office:value="334.61" calcext:value-type="float">
            <text:p>334.61</text:p>
          </table:table-cell>
          <table:table-cell office:value-type="float" office:value="7660787" calcext:value-type="float">
            <text:p>7660787</text:p>
          </table:table-cell>
          <table:table-cell table:formula="of:=AVERAGE([.F497:.F506])" office:value-type="float" office:value="326.962" calcext:value-type="float">
            <text:p>326.962</text:p>
          </table:table-cell>
          <table:table-cell table:formula="of:=AVERAGE([.F487:.F506])" office:value-type="float" office:value="320.6055" calcext:value-type="float">
            <text:p>320.6055</text:p>
          </table:table-cell>
          <table:table-cell table:formula="of:=AVERAGE([.F457:.F506])" office:value-type="float" office:value="313.0658" calcext:value-type="float">
            <text:p>313.0658</text:p>
          </table:table-cell>
          <table:table-cell table:formula="of:=AVERAGE([.F407:.F506])" office:value-type="float" office:value="308.0913" calcext:value-type="float">
            <text:p>308.0913</text:p>
          </table:table-cell>
          <table:table-cell table:formula="of:=COM.MICROSOFT.STDEV.S([.F487:.F505])" office:value-type="float" office:value="7.67513609228448" calcext:value-type="float">
            <text:p>7.67513609228448</text:p>
          </table:table-cell>
          <table:table-cell table:formula="of:=[.I506]+2*[.L506]" office:value-type="float" office:value="335.955772184569" calcext:value-type="float">
            <text:p>335.955772184569</text:p>
          </table:table-cell>
          <table:table-cell table:formula="of:=[.I506]-2*[.L506]" office:value-type="float" office:value="305.255227815431" calcext:value-type="float">
            <text:p>305.255227815431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7" calcext:value-type="date">
            <text:p>2026-01-07</text:p>
          </table:table-cell>
          <table:table-cell office:value-type="float" office:value="331.14" calcext:value-type="float">
            <text:p>331.14</text:p>
          </table:table-cell>
          <table:table-cell office:value-type="float" office:value="332.1499" calcext:value-type="float">
            <text:p>332.1499</text:p>
          </table:table-cell>
          <table:table-cell office:value-type="float" office:value="324.6" calcext:value-type="float">
            <text:p>324.6</text:p>
          </table:table-cell>
          <table:table-cell office:value-type="float" office:value="326.99" calcext:value-type="float">
            <text:p>326.99</text:p>
          </table:table-cell>
          <table:table-cell office:value-type="float" office:value="9815240" calcext:value-type="float">
            <text:p>9815240</text:p>
          </table:table-cell>
          <table:table-cell table:formula="of:=AVERAGE([.F498:.F507])" office:value-type="float" office:value="327.352" calcext:value-type="float">
            <text:p>327.352</text:p>
          </table:table-cell>
          <table:table-cell table:formula="of:=AVERAGE([.F488:.F507])" office:value-type="float" office:value="321.1945" calcext:value-type="float">
            <text:p>321.1945</text:p>
          </table:table-cell>
          <table:table-cell table:formula="of:=AVERAGE([.F458:.F507])" office:value-type="float" office:value="313.5968" calcext:value-type="float">
            <text:p>313.5968</text:p>
          </table:table-cell>
          <table:table-cell table:formula="of:=AVERAGE([.F408:.F507])" office:value-type="float" office:value="308.4196" calcext:value-type="float">
            <text:p>308.4196</text:p>
          </table:table-cell>
          <table:table-cell table:formula="of:=COM.MICROSOFT.STDEV.S([.F488:.F506])" office:value-type="float" office:value="8.28701693660647" calcext:value-type="float">
            <text:p>8.28701693660647</text:p>
          </table:table-cell>
          <table:table-cell table:formula="of:=[.I507]+2*[.L507]" office:value-type="float" office:value="337.768533873213" calcext:value-type="float">
            <text:p>337.768533873213</text:p>
          </table:table-cell>
          <table:table-cell table:formula="of:=[.I507]-2*[.L507]" office:value-type="float" office:value="304.620466126787" calcext:value-type="float">
            <text:p>304.620466126787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8" calcext:value-type="date">
            <text:p>2026-01-08</text:p>
          </table:table-cell>
          <table:table-cell office:value-type="float" office:value="326.36" calcext:value-type="float">
            <text:p>326.36</text:p>
          </table:table-cell>
          <table:table-cell office:value-type="float" office:value="331.4" calcext:value-type="float">
            <text:p>331.4</text:p>
          </table:table-cell>
          <table:table-cell office:value-type="float" office:value="325.65" calcext:value-type="float">
            <text:p>325.65</text:p>
          </table:table-cell>
          <table:table-cell office:value-type="float" office:value="329.79" calcext:value-type="float">
            <text:p>329.79</text:p>
          </table:table-cell>
          <table:table-cell office:value-type="float" office:value="11737068" calcext:value-type="float">
            <text:p>11737068</text:p>
          </table:table-cell>
          <table:table-cell table:formula="of:=AVERAGE([.F499:.F508])" office:value-type="float" office:value="327.738" calcext:value-type="float">
            <text:p>327.738</text:p>
          </table:table-cell>
          <table:table-cell table:formula="of:=AVERAGE([.F489:.F508])" office:value-type="float" office:value="322.6585" calcext:value-type="float">
            <text:p>322.6585</text:p>
          </table:table-cell>
          <table:table-cell table:formula="of:=AVERAGE([.F459:.F508])" office:value-type="float" office:value="314.1096" calcext:value-type="float">
            <text:p>314.1096</text:p>
          </table:table-cell>
          <table:table-cell table:formula="of:=AVERAGE([.F409:.F508])" office:value-type="float" office:value="308.8126" calcext:value-type="float">
            <text:p>308.8126</text:p>
          </table:table-cell>
          <table:table-cell table:formula="of:=COM.MICROSOFT.STDEV.S([.F489:.F507])" office:value-type="float" office:value="6.75414444999972" calcext:value-type="float">
            <text:p>6.75414444999972</text:p>
          </table:table-cell>
          <table:table-cell table:formula="of:=[.I508]+2*[.L508]" office:value-type="float" office:value="336.166788899999" calcext:value-type="float">
            <text:p>336.166788899999</text:p>
          </table:table-cell>
          <table:table-cell table:formula="of:=[.I508]-2*[.L508]" office:value-type="float" office:value="309.150211100001" calcext:value-type="float">
            <text:p>309.150211100001</text:p>
          </table:table-cell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date" office:date-value="2026-01-09" calcext:value-type="date">
            <text:p>2026-01-09</text:p>
          </table:table-cell>
          <table:table-cell office:value-type="float" office:value="329.34" calcext:value-type="float">
            <text:p>329.34</text:p>
          </table:table-cell>
          <table:table-cell office:value-type="float" office:value="331.9" calcext:value-type="float">
            <text:p>331.9</text:p>
          </table:table-cell>
          <table:table-cell office:value-type="float" office:value="328.17" calcext:value-type="float">
            <text:p>328.17</text:p>
          </table:table-cell>
          <table:table-cell office:value-type="float" office:value="329.19" calcext:value-type="float">
            <text:p>329.19</text:p>
          </table:table-cell>
          <table:table-cell office:value-type="float" office:value="6738143" calcext:value-type="float">
            <text:p>6738143</text:p>
          </table:table-cell>
          <table:table-cell table:formula="of:=AVERAGE([.F500:.F509])" office:value-type="float" office:value="327.74" calcext:value-type="float">
            <text:p>327.74</text:p>
          </table:table-cell>
          <table:table-cell table:formula="of:=AVERAGE([.F490:.F509])" office:value-type="float" office:value="323.6125" calcext:value-type="float">
            <text:p>323.6125</text:p>
          </table:table-cell>
          <table:table-cell table:formula="of:=AVERAGE([.F460:.F509])" office:value-type="float" office:value="314.5862" calcext:value-type="float">
            <text:p>314.5862</text:p>
          </table:table-cell>
          <table:table-cell table:formula="of:=AVERAGE([.F410:.F509])" office:value-type="float" office:value="309.1892" calcext:value-type="float">
            <text:p>309.1892</text:p>
          </table:table-cell>
          <table:table-cell table:formula="of:=COM.MICROSOFT.STDEV.S([.F490:.F508])" office:value-type="float" office:value="6.27568048079857" calcext:value-type="float">
            <text:p>6.27568048079857</text:p>
          </table:table-cell>
          <table:table-cell table:formula="of:=[.I509]+2*[.L509]" office:value-type="float" office:value="336.163860961597" calcext:value-type="float">
            <text:p>336.163860961597</text:p>
          </table:table-cell>
          <table:table-cell table:formula="of:=[.I509]-2*[.L509]" office:value-type="float" office:value="311.061139038403" calcext:value-type="float">
            <text:p>311.061139038403</text:p>
          </table:table-cell>
        </table:table-row>
        <table:table-row table:style-name="ro1">
          <table:table-cell table:number-columns-repeated="2" office:value-type="date" office:date-value="2026-01-12" calcext:value-type="date">
            <text:p>2026-01-12</text:p>
          </table:table-cell>
          <table:table-cell office:value-type="float" office:value="321.884" calcext:value-type="float">
            <text:p>321.884</text:p>
          </table:table-cell>
          <table:table-cell office:value-type="float" office:value="326.02" calcext:value-type="float">
            <text:p>326.02</text:p>
          </table:table-cell>
          <table:table-cell office:value-type="float" office:value="321.23" calcext:value-type="float">
            <text:p>321.23</text:p>
          </table:table-cell>
          <table:table-cell office:value-type="float" office:value="324.49" calcext:value-type="float">
            <text:p>324.49</text:p>
          </table:table-cell>
          <table:table-cell office:value-type="float" office:value="12805062" calcext:value-type="float">
            <text:p>12805062</text:p>
          </table:table-cell>
          <table:table-cell table:formula="of:=AVERAGE([.F501:.F510])" office:value-type="float" office:value="327.398" calcext:value-type="float">
            <text:p>327.398</text:p>
          </table:table-cell>
          <table:table-cell table:formula="of:=AVERAGE([.F491:.F510])" office:value-type="float" office:value="323.968" calcext:value-type="float">
            <text:p>323.968</text:p>
          </table:table-cell>
          <table:table-cell table:formula="of:=AVERAGE([.F461:.F510])" office:value-type="float" office:value="314.9658" calcext:value-type="float">
            <text:p>314.9658</text:p>
          </table:table-cell>
          <table:table-cell table:formula="of:=AVERAGE([.F411:.F510])" office:value-type="float" office:value="309.5275" calcext:value-type="float">
            <text:p>309.5275</text:p>
          </table:table-cell>
          <table:table-cell table:formula="of:=COM.MICROSOFT.STDEV.S([.F491:.F509])" office:value-type="float" office:value="6.23953477048144" calcext:value-type="float">
            <text:p>6.23953477048144</text:p>
          </table:table-cell>
          <table:table-cell table:formula="of:=[.I510]+2*[.L510]" office:value-type="float" office:value="336.447069540963" calcext:value-type="float">
            <text:p>336.447069540963</text:p>
          </table:table-cell>
          <table:table-cell table:formula="of:=[.I510]-2*[.L510]" office:value-type="float" office:value="311.488930459037" calcext:value-type="float">
            <text:p>311.48893045903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3" calcext:value-type="date">
            <text:p>2026-01-13</text:p>
          </table:table-cell>
          <table:table-cell office:value-type="float" office:value="324.3" calcext:value-type="float">
            <text:p>324.3</text:p>
          </table:table-cell>
          <table:table-cell office:value-type="float" office:value="326.86" calcext:value-type="float">
            <text:p>326.86</text:p>
          </table:table-cell>
          <table:table-cell office:value-type="float" office:value="310.572" calcext:value-type="float">
            <text:p>310.572</text:p>
          </table:table-cell>
          <table:table-cell office:value-type="float" office:value="310.9" calcext:value-type="float">
            <text:p>310.9</text:p>
          </table:table-cell>
          <table:table-cell office:value-type="float" office:value="19371171" calcext:value-type="float">
            <text:p>19371171</text:p>
          </table:table-cell>
          <table:table-cell table:formula="of:=AVERAGE([.F502:.F511])" office:value-type="float" office:value="326.113" calcext:value-type="float">
            <text:p>326.113</text:p>
          </table:table-cell>
          <table:table-cell table:formula="of:=AVERAGE([.F492:.F511])" office:value-type="float" office:value="323.587" calcext:value-type="float">
            <text:p>323.587</text:p>
          </table:table-cell>
          <table:table-cell table:formula="of:=AVERAGE([.F462:.F511])" office:value-type="float" office:value="314.995" calcext:value-type="float">
            <text:p>314.995</text:p>
          </table:table-cell>
          <table:table-cell table:formula="of:=AVERAGE([.F412:.F511])" office:value-type="float" office:value="309.7141" calcext:value-type="float">
            <text:p>309.7141</text:p>
          </table:table-cell>
          <table:table-cell table:formula="of:=COM.MICROSOFT.STDEV.S([.F492:.F510])" office:value-type="float" office:value="6.10016517847496" calcext:value-type="float">
            <text:p>6.10016517847496</text:p>
          </table:table-cell>
          <table:table-cell table:formula="of:=[.I511]+2*[.L511]" office:value-type="float" office:value="335.78733035695" calcext:value-type="float">
            <text:p>335.78733035695</text:p>
          </table:table-cell>
          <table:table-cell table:formula="of:=[.I511]-2*[.L511]" office:value-type="float" office:value="311.38666964305" calcext:value-type="float">
            <text:p>311.38666964305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4" calcext:value-type="date">
            <text:p>2026-01-14</text:p>
          </table:table-cell>
          <table:table-cell office:value-type="float" office:value="308.2" calcext:value-type="float">
            <text:p>308.2</text:p>
          </table:table-cell>
          <table:table-cell office:value-type="float" office:value="311.76" calcext:value-type="float">
            <text:p>311.76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7.87" calcext:value-type="float">
            <text:p>307.87</text:p>
          </table:table-cell>
          <table:table-cell office:value-type="float" office:value="25951464" calcext:value-type="float">
            <text:p>25951464</text:p>
          </table:table-cell>
          <table:table-cell table:formula="of:=AVERAGE([.F503:.F512])" office:value-type="float" office:value="324.558" calcext:value-type="float">
            <text:p>324.558</text:p>
          </table:table-cell>
          <table:table-cell table:formula="of:=AVERAGE([.F493:.F512])" office:value-type="float" office:value="322.9795" calcext:value-type="float">
            <text:p>322.9795</text:p>
          </table:table-cell>
          <table:table-cell table:formula="of:=AVERAGE([.F463:.F512])" office:value-type="float" office:value="314.93" calcext:value-type="float">
            <text:p>314.93</text:p>
          </table:table-cell>
          <table:table-cell table:formula="of:=AVERAGE([.F413:.F512])" office:value-type="float" office:value="309.8781" calcext:value-type="float">
            <text:p>309.8781</text:p>
          </table:table-cell>
          <table:table-cell table:formula="of:=COM.MICROSOFT.STDEV.S([.F493:.F511])" office:value-type="float" office:value="6.77353786471136" calcext:value-type="float">
            <text:p>6.77353786471136</text:p>
          </table:table-cell>
          <table:table-cell table:formula="of:=[.I512]+2*[.L512]" office:value-type="float" office:value="336.526575729423" calcext:value-type="float">
            <text:p>336.526575729423</text:p>
          </table:table-cell>
          <table:table-cell table:formula="of:=[.I512]-2*[.L512]" office:value-type="float" office:value="309.432424270577" calcext:value-type="float">
            <text:p>309.432424270577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5" calcext:value-type="date">
            <text:p>2026-01-15</text:p>
          </table:table-cell>
          <table:table-cell office:value-type="float" office:value="308.425" calcext:value-type="float">
            <text:p>308.425</text:p>
          </table:table-cell>
          <table:table-cell office:value-type="float" office:value="312.94" calcext:value-type="float">
            <text:p>312.94</text:p>
          </table:table-cell>
          <table:table-cell office:value-type="float" office:value="307.75" calcext:value-type="float">
            <text:p>307.75</text:p>
          </table:table-cell>
          <table:table-cell office:value-type="float" office:value="309.26" calcext:value-type="float">
            <text:p>309.26</text:p>
          </table:table-cell>
          <table:table-cell office:value-type="float" office:value="14751447" calcext:value-type="float">
            <text:p>14751447</text:p>
          </table:table-cell>
          <table:table-cell table:formula="of:=AVERAGE([.F504:.F513])" office:value-type="float" office:value="323.262" calcext:value-type="float">
            <text:p>323.262</text:p>
          </table:table-cell>
          <table:table-cell table:formula="of:=AVERAGE([.F494:.F513])" office:value-type="float" office:value="322.665" calcext:value-type="float">
            <text:p>322.665</text:p>
          </table:table-cell>
          <table:table-cell table:formula="of:=AVERAGE([.F464:.F513])" office:value-type="float" office:value="314.9282" calcext:value-type="float">
            <text:p>314.9282</text:p>
          </table:table-cell>
          <table:table-cell table:formula="of:=AVERAGE([.F414:.F513])" office:value-type="float" office:value="310.0083" calcext:value-type="float">
            <text:p>310.0083</text:p>
          </table:table-cell>
          <table:table-cell table:formula="of:=COM.MICROSOFT.STDEV.S([.F494:.F512])" office:value-type="float" office:value="7.48355491407973" calcext:value-type="float">
            <text:p>7.48355491407973</text:p>
          </table:table-cell>
          <table:table-cell table:formula="of:=[.I513]+2*[.L513]" office:value-type="float" office:value="337.632109828159" calcext:value-type="float">
            <text:p>337.632109828159</text:p>
          </table:table-cell>
          <table:table-cell table:formula="of:=[.I513]-2*[.L513]" office:value-type="float" office:value="307.697890171841" calcext:value-type="float">
            <text:p>307.697890171841</text:p>
          </table:table-cell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date" office:date-value="2026-01-16" calcext:value-type="date">
            <text:p>2026-01-16</text:p>
          </table:table-cell>
          <table:table-cell office:value-type="float" office:value="310.035" calcext:value-type="float">
            <text:p>310.035</text:p>
          </table:table-cell>
          <table:table-cell office:value-type="float" office:value="317.21" calcext:value-type="float">
            <text:p>317.21</text:p>
          </table:table-cell>
          <table:table-cell office:value-type="float" office:value="310" calcext:value-type="float">
            <text:p>310</text:p>
          </table:table-cell>
          <table:table-cell office:value-type="float" office:value="312.47" calcext:value-type="float">
            <text:p>312.47</text:p>
          </table:table-cell>
          <table:table-cell office:value-type="float" office:value="14652508" calcext:value-type="float">
            <text:p>14652508</text:p>
          </table:table-cell>
          <table:table-cell table:formula="of:=AVERAGE([.F505:.F514])" office:value-type="float" office:value="321.961" calcext:value-type="float">
            <text:p>321.961</text:p>
          </table:table-cell>
          <table:table-cell table:formula="of:=AVERAGE([.F495:.F514])" office:value-type="float" office:value="322.5395" calcext:value-type="float">
            <text:p>322.5395</text:p>
          </table:table-cell>
          <table:table-cell table:formula="of:=AVERAGE([.F465:.F514])" office:value-type="float" office:value="314.9926" calcext:value-type="float">
            <text:p>314.9926</text:p>
          </table:table-cell>
          <table:table-cell table:formula="of:=AVERAGE([.F415:.F514])" office:value-type="float" office:value="310.184" calcext:value-type="float">
            <text:p>310.184</text:p>
          </table:table-cell>
          <table:table-cell table:formula="of:=COM.MICROSOFT.STDEV.S([.F495:.F513])" office:value-type="float" office:value="7.94092317169192" calcext:value-type="float">
            <text:p>7.94092317169192</text:p>
          </table:table-cell>
          <table:table-cell table:formula="of:=[.I514]+2*[.L514]" office:value-type="float" office:value="338.421346343384" calcext:value-type="float">
            <text:p>338.421346343384</text:p>
          </table:table-cell>
          <table:table-cell table:formula="of:=[.I514]-2*[.L514]" office:value-type="float" office:value="306.657653656616" calcext:value-type="float">
            <text:p>306.657653656616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0" calcext:value-type="date">
            <text:p>2026-01-20</text:p>
          </table:table-cell>
          <table:table-cell office:value-type="float" office:value="306.21" calcext:value-type="float">
            <text:p>306.21</text:p>
          </table:table-cell>
          <table:table-cell office:value-type="float" office:value="311.15" calcext:value-type="float">
            <text:p>311.15</text:p>
          </table:table-cell>
          <table:table-cell office:value-type="float" office:value="301.86" calcext:value-type="float">
            <text:p>301.86</text:p>
          </table:table-cell>
          <table:table-cell office:value-type="float" office:value="302.74" calcext:value-type="float">
            <text:p>302.74</text:p>
          </table:table-cell>
          <table:table-cell office:value-type="float" office:value="12900620" calcext:value-type="float">
            <text:p>12900620</text:p>
          </table:table-cell>
          <table:table-cell table:formula="of:=AVERAGE([.F506:.F515])" office:value-type="float" office:value="318.831" calcext:value-type="float">
            <text:p>318.831</text:p>
          </table:table-cell>
          <table:table-cell table:formula="of:=AVERAGE([.F496:.F515])" office:value-type="float" office:value="322.0265" calcext:value-type="float">
            <text:p>322.0265</text:p>
          </table:table-cell>
          <table:table-cell table:formula="of:=AVERAGE([.F466:.F515])" office:value-type="float" office:value="314.8138" calcext:value-type="float">
            <text:p>314.8138</text:p>
          </table:table-cell>
          <table:table-cell table:formula="of:=AVERAGE([.F416:.F515])" office:value-type="float" office:value="310.2257" calcext:value-type="float">
            <text:p>310.2257</text:p>
          </table:table-cell>
          <table:table-cell table:formula="of:=COM.MICROSOFT.STDEV.S([.F496:.F514])" office:value-type="float" office:value="7.97909926910293" calcext:value-type="float">
            <text:p>7.97909926910293</text:p>
          </table:table-cell>
          <table:table-cell table:formula="of:=[.I515]+2*[.L515]" office:value-type="float" office:value="337.984698538206" calcext:value-type="float">
            <text:p>337.984698538206</text:p>
          </table:table-cell>
          <table:table-cell table:formula="of:=[.I515]-2*[.L515]" office:value-type="float" office:value="306.068301461794" calcext:value-type="float">
            <text:p>306.068301461794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1" calcext:value-type="date">
            <text:p>2026-01-21</text:p>
          </table:table-cell>
          <table:table-cell office:value-type="float" office:value="303.425" calcext:value-type="float">
            <text:p>303.425</text:p>
          </table:table-cell>
          <table:table-cell office:value-type="float" office:value="305.4" calcext:value-type="float">
            <text:p>305.4</text:p>
          </table:table-cell>
          <table:table-cell office:value-type="float" office:value="301.15" calcext:value-type="float">
            <text:p>301.15</text:p>
          </table:table-cell>
          <table:table-cell office:value-type="float" office:value="302.04" calcext:value-type="float">
            <text:p>302.04</text:p>
          </table:table-cell>
          <table:table-cell office:value-type="float" office:value="10270144" calcext:value-type="float">
            <text:p>10270144</text:p>
          </table:table-cell>
          <table:table-cell table:formula="of:=AVERAGE([.F507:.F516])" office:value-type="float" office:value="315.574" calcext:value-type="float">
            <text:p>315.574</text:p>
          </table:table-cell>
          <table:table-cell table:formula="of:=AVERAGE([.F497:.F516])" office:value-type="float" office:value="321.268" calcext:value-type="float">
            <text:p>321.268</text:p>
          </table:table-cell>
          <table:table-cell table:formula="of:=AVERAGE([.F467:.F516])" office:value-type="float" office:value="314.5862" calcext:value-type="float">
            <text:p>314.5862</text:p>
          </table:table-cell>
          <table:table-cell table:formula="of:=AVERAGE([.F417:.F516])" office:value-type="float" office:value="310.2533" calcext:value-type="float">
            <text:p>310.2533</text:p>
          </table:table-cell>
          <table:table-cell table:formula="of:=COM.MICROSOFT.STDEV.S([.F497:.F515])" office:value-type="float" office:value="9.1685307195622" calcext:value-type="float">
            <text:p>9.1685307195622</text:p>
          </table:table-cell>
          <table:table-cell table:formula="of:=[.I516]+2*[.L516]" office:value-type="float" office:value="339.605061439124" calcext:value-type="float">
            <text:p>339.605061439124</text:p>
          </table:table-cell>
          <table:table-cell table:formula="of:=[.I516]-2*[.L516]" office:value-type="float" office:value="302.930938560876" calcext:value-type="float">
            <text:p>302.930938560876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2" calcext:value-type="date">
            <text:p>2026-01-22</text:p>
          </table:table-cell>
          <table:table-cell office:value-type="float" office:value="304.8" calcext:value-type="float">
            <text:p>304.8</text:p>
          </table:table-cell>
          <table:table-cell office:value-type="float" office:value="308.2" calcext:value-type="float">
            <text:p>308.2</text:p>
          </table:table-cell>
          <table:table-cell office:value-type="float" office:value="302.9" calcext:value-type="float">
            <text:p>302.9</text:p>
          </table:table-cell>
          <table:table-cell office:value-type="float" office:value="303.63" calcext:value-type="float">
            <text:p>303.63</text:p>
          </table:table-cell>
          <table:table-cell office:value-type="float" office:value="10535822" calcext:value-type="float">
            <text:p>10535822</text:p>
          </table:table-cell>
          <table:table-cell table:formula="of:=AVERAGE([.F508:.F517])" office:value-type="float" office:value="313.238" calcext:value-type="float">
            <text:p>313.238</text:p>
          </table:table-cell>
          <table:table-cell table:formula="of:=AVERAGE([.F498:.F517])" office:value-type="float" office:value="320.295" calcext:value-type="float">
            <text:p>320.295</text:p>
          </table:table-cell>
          <table:table-cell table:formula="of:=AVERAGE([.F468:.F517])" office:value-type="float" office:value="314.3746" calcext:value-type="float">
            <text:p>314.3746</text:p>
          </table:table-cell>
          <table:table-cell table:formula="of:=AVERAGE([.F418:.F517])" office:value-type="float" office:value="310.2789" calcext:value-type="float">
            <text:p>310.2789</text:p>
          </table:table-cell>
          <table:table-cell table:formula="of:=COM.MICROSOFT.STDEV.S([.F498:.F516])" office:value-type="float" office:value="10.2707662696647" calcext:value-type="float">
            <text:p>10.2707662696647</text:p>
          </table:table-cell>
          <table:table-cell table:formula="of:=[.I517]+2*[.L517]" office:value-type="float" office:value="340.836532539329" calcext:value-type="float">
            <text:p>340.836532539329</text:p>
          </table:table-cell>
          <table:table-cell table:formula="of:=[.I517]-2*[.L517]" office:value-type="float" office:value="299.753467460671" calcext:value-type="float">
            <text:p>299.753467460671</text:p>
          </table:table-cell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date" office:date-value="2026-01-23" calcext:value-type="date">
            <text:p>2026-01-23</text:p>
          </table:table-cell>
          <table:table-cell office:value-type="float" office:value="302" calcext:value-type="float">
            <text:p>302</text:p>
          </table:table-cell>
          <table:table-cell office:value-type="float" office:value="302.37" calcext:value-type="float">
            <text:p>302.37</text:p>
          </table:table-cell>
          <table:table-cell office:value-type="float" office:value="296.51" calcext:value-type="float">
            <text:p>296.51</text:p>
          </table:table-cell>
          <table:table-cell office:value-type="float" office:value="297.72" calcext:value-type="float">
            <text:p>297.72</text:p>
          </table:table-cell>
          <table:table-cell office:value-type="float" office:value="11107925" calcext:value-type="float">
            <text:p>11107925</text:p>
          </table:table-cell>
          <table:table-cell table:formula="of:=AVERAGE([.F509:.F518])" office:value-type="float" office:value="310.031" calcext:value-type="float">
            <text:p>310.031</text:p>
          </table:table-cell>
          <table:table-cell table:formula="of:=AVERAGE([.F499:.F518])" office:value-type="float" office:value="318.8845" calcext:value-type="float">
            <text:p>318.8845</text:p>
          </table:table-cell>
          <table:table-cell table:formula="of:=AVERAGE([.F469:.F518])" office:value-type="float" office:value="313.9912" calcext:value-type="float">
            <text:p>313.9912</text:p>
          </table:table-cell>
          <table:table-cell table:formula="of:=AVERAGE([.F419:.F518])" office:value-type="float" office:value="310.2419" calcext:value-type="float">
            <text:p>310.2419</text:p>
          </table:table-cell>
          <table:table-cell table:formula="of:=COM.MICROSOFT.STDEV.S([.F499:.F517])" office:value-type="float" office:value="10.9486433777371" calcext:value-type="float">
            <text:p>10.9486433777371</text:p>
          </table:table-cell>
          <table:table-cell table:formula="of:=[.I518]+2*[.L518]" office:value-type="float" office:value="340.781786755474" calcext:value-type="float">
            <text:p>340.781786755474</text:p>
          </table:table-cell>
          <table:table-cell table:formula="of:=[.I518]-2*[.L518]" office:value-type="float" office:value="296.987213244526" calcext:value-type="float">
            <text:p>296.987213244526</text:p>
          </table:table-cell>
        </table:table-row>
        <table:table-row table:style-name="ro1">
          <table:table-cell table:number-columns-repeated="2" office:value-type="date" office:date-value="2026-01-26" calcext:value-type="date">
            <text:p>2026-01-26</text:p>
          </table:table-cell>
          <table:table-cell office:value-type="float" office:value="297.81" calcext:value-type="float">
            <text:p>297.81</text:p>
          </table:table-cell>
          <table:table-cell office:value-type="float" office:value="301.775" calcext:value-type="float">
            <text:p>301.775</text:p>
          </table:table-cell>
          <table:table-cell office:value-type="float" office:value="297.45" calcext:value-type="float">
            <text:p>297.45</text:p>
          </table:table-cell>
          <table:table-cell office:value-type="float" office:value="301.04" calcext:value-type="float">
            <text:p>301.04</text:p>
          </table:table-cell>
          <table:table-cell office:value-type="float" office:value="11752666" calcext:value-type="float">
            <text:p>11752666</text:p>
          </table:table-cell>
          <table:table-cell table:formula="of:=AVERAGE([.F510:.F519])" office:value-type="float" office:value="307.216" calcext:value-type="float">
            <text:p>307.216</text:p>
          </table:table-cell>
          <table:table-cell table:formula="of:=AVERAGE([.F500:.F519])" office:value-type="float" office:value="317.478" calcext:value-type="float">
            <text:p>317.478</text:p>
          </table:table-cell>
          <table:table-cell table:formula="of:=AVERAGE([.F470:.F519])" office:value-type="float" office:value="313.6996" calcext:value-type="float">
            <text:p>313.6996</text:p>
          </table:table-cell>
          <table:table-cell table:formula="of:=AVERAGE([.F420:.F519])" office:value-type="float" office:value="310.2553" calcext:value-type="float">
            <text:p>310.2553</text:p>
          </table:table-cell>
          <table:table-cell table:formula="of:=COM.MICROSOFT.STDEV.S([.F500:.F518])" office:value-type="float" office:value="11.8271401881114" calcext:value-type="float">
            <text:p>11.8271401881114</text:p>
          </table:table-cell>
          <table:table-cell table:formula="of:=[.I519]+2*[.L519]" office:value-type="float" office:value="341.132280376223" calcext:value-type="float">
            <text:p>341.132280376223</text:p>
          </table:table-cell>
          <table:table-cell table:formula="of:=[.I519]-2*[.L519]" office:value-type="float" office:value="293.823719623777" calcext:value-type="float">
            <text:p>293.823719623777</text:p>
          </table:table-cell>
        </table:table-row>
        <table:table-row table:style-name="ro1">
          <table:table-cell office:value-type="date" office:date-value="2026-01-26" calcext:value-type="date">
            <text:p>2026-01-26</text:p>
          </table:table-cell>
          <table:table-cell office:value-type="date" office:date-value="2026-01-27" calcext:value-type="date">
            <text:p>2026-01-27</text:p>
          </table:table-cell>
          <table:table-cell office:value-type="float" office:value="301.25" calcext:value-type="float">
            <text:p>301.25</text:p>
          </table:table-cell>
          <table:table-cell office:value-type="float" office:value="301.97" calcext:value-type="float">
            <text:p>301.97</text:p>
          </table:table-cell>
          <table:table-cell office:value-type="float" office:value="298.15" calcext:value-type="float">
            <text:p>298.15</text:p>
          </table:table-cell>
          <table:table-cell office:value-type="float" office:value="300.31" calcext:value-type="float">
            <text:p>300.31</text:p>
          </table:table-cell>
          <table:table-cell office:value-type="float" office:value="11527448" calcext:value-type="float">
            <text:p>11527448</text:p>
          </table:table-cell>
          <table:table-cell table:formula="of:=AVERAGE([.F511:.F520])" office:value-type="float" office:value="304.798" calcext:value-type="float">
            <text:p>304.798</text:p>
          </table:table-cell>
          <table:table-cell table:formula="of:=AVERAGE([.F501:.F520])" office:value-type="float" office:value="316.098" calcext:value-type="float">
            <text:p>316.098</text:p>
          </table:table-cell>
          <table:table-cell table:formula="of:=AVERAGE([.F471:.F520])" office:value-type="float" office:value="313.2976" calcext:value-type="float">
            <text:p>313.2976</text:p>
          </table:table-cell>
          <table:table-cell table:formula="of:=AVERAGE([.F421:.F520])" office:value-type="float" office:value="310.2633" calcext:value-type="float">
            <text:p>310.2633</text:p>
          </table:table-cell>
          <table:table-cell table:formula="of:=COM.MICROSOFT.STDEV.S([.F501:.F519])" office:value-type="float" office:value="12.2196048739251" calcext:value-type="float">
            <text:p>12.2196048739251</text:p>
          </table:table-cell>
          <table:table-cell table:formula="of:=[.I520]+2*[.L520]" office:value-type="float" office:value="340.53720974785" calcext:value-type="float">
            <text:p>340.53720974785</text:p>
          </table:table-cell>
          <table:table-cell table:formula="of:=[.I520]-2*[.L520]" office:value-type="float" office:value="291.65879025215" calcext:value-type="float">
            <text:p>291.65879025215</text:p>
          </table:table-cell>
        </table:table-row>
        <table:table-row table:style-name="ro1">
          <table:table-cell office:value-type="date" office:date-value="2026-01-26" calcext:value-type="date">
            <text:p>2026-01-26</text:p>
          </table:table-cell>
          <table:table-cell office:value-type="date" office:date-value="2026-01-28" calcext:value-type="date">
            <text:p>2026-01-28</text:p>
          </table:table-cell>
          <table:table-cell office:value-type="float" office:value="300.25" calcext:value-type="float">
            <text:p>300.25</text:p>
          </table:table-cell>
          <table:table-cell office:value-type="float" office:value="301.92" calcext:value-type="float">
            <text:p>301.92</text:p>
          </table:table-cell>
          <table:table-cell office:value-type="float" office:value="298.05" calcext:value-type="float">
            <text:p>298.05</text:p>
          </table:table-cell>
          <table:table-cell office:value-type="float" office:value="300.77" calcext:value-type="float">
            <text:p>300.77</text:p>
          </table:table-cell>
          <table:table-cell office:value-type="float" office:value="9556743" calcext:value-type="float">
            <text:p>9556743</text:p>
          </table:table-cell>
          <table:table-cell table:formula="of:=AVERAGE([.F512:.F521])" office:value-type="float" office:value="303.785" calcext:value-type="float">
            <text:p>303.785</text:p>
          </table:table-cell>
          <table:table-cell table:formula="of:=AVERAGE([.F502:.F521])" office:value-type="float" office:value="314.949" calcext:value-type="float">
            <text:p>314.949</text:p>
          </table:table-cell>
          <table:table-cell table:formula="of:=AVERAGE([.F472:.F521])" office:value-type="float" office:value="313.1234" calcext:value-type="float">
            <text:p>313.1234</text:p>
          </table:table-cell>
          <table:table-cell table:formula="of:=AVERAGE([.F422:.F521])" office:value-type="float" office:value="310.2328" calcext:value-type="float">
            <text:p>310.2328</text:p>
          </table:table-cell>
          <table:table-cell table:formula="of:=COM.MICROSOFT.STDEV.S([.F502:.F520])" office:value-type="float" office:value="12.6677246788053" calcext:value-type="float">
            <text:p>12.6677246788053</text:p>
          </table:table-cell>
          <table:table-cell table:formula="of:=[.I521]+2*[.L521]" office:value-type="float" office:value="340.284449357611" calcext:value-type="float">
            <text:p>340.284449357611</text:p>
          </table:table-cell>
          <table:table-cell table:formula="of:=[.I521]-2*[.L521]" office:value-type="float" office:value="289.61355064239" calcext:value-type="float">
            <text:p>289.61355064239</text:p>
          </table:table-cell>
        </table:table-row>
        <table:table-row table:style-name="ro1">
          <table:table-cell office:value-type="date" office:date-value="2026-01-26" calcext:value-type="date">
            <text:p>2026-01-26</text:p>
          </table:table-cell>
          <table:table-cell office:value-type="date" office:date-value="2026-01-29" calcext:value-type="date">
            <text:p>2026-01-29</text:p>
          </table:table-cell>
          <table:table-cell office:value-type="float" office:value="302.4" calcext:value-type="float">
            <text:p>302.4</text:p>
          </table:table-cell>
          <table:table-cell office:value-type="float" office:value="306.83" calcext:value-type="float">
            <text:p>306.83</text:p>
          </table:table-cell>
          <table:table-cell office:value-type="float" office:value="302.215" calcext:value-type="float">
            <text:p>302.215</text:p>
          </table:table-cell>
          <table:table-cell office:value-type="float" office:value="306.01" calcext:value-type="float">
            <text:p>306.01</text:p>
          </table:table-cell>
          <table:table-cell office:value-type="float" office:value="11576732" calcext:value-type="float">
            <text:p>11576732</text:p>
          </table:table-cell>
          <table:table-cell table:formula="of:=AVERAGE([.F513:.F522])" office:value-type="float" office:value="303.599" calcext:value-type="float">
            <text:p>303.599</text:p>
          </table:table-cell>
          <table:table-cell table:formula="of:=AVERAGE([.F503:.F522])" office:value-type="float" office:value="314.0785" calcext:value-type="float">
            <text:p>314.0785</text:p>
          </table:table-cell>
          <table:table-cell table:formula="of:=AVERAGE([.F473:.F522])" office:value-type="float" office:value="313.1714" calcext:value-type="float">
            <text:p>313.1714</text:p>
          </table:table-cell>
          <table:table-cell table:formula="of:=AVERAGE([.F423:.F522])" office:value-type="float" office:value="310.3491" calcext:value-type="float">
            <text:p>310.3491</text:p>
          </table:table-cell>
          <table:table-cell table:formula="of:=COM.MICROSOFT.STDEV.S([.F503:.F521])" office:value-type="float" office:value="12.9627097872798" calcext:value-type="float">
            <text:p>12.9627097872798</text:p>
          </table:table-cell>
          <table:table-cell table:formula="of:=[.I522]+2*[.L522]" office:value-type="float" office:value="340.00391957456" calcext:value-type="float">
            <text:p>340.00391957456</text:p>
          </table:table-cell>
          <table:table-cell table:formula="of:=[.I522]-2*[.L522]" office:value-type="float" office:value="288.15308042544" calcext:value-type="float">
            <text:p>288.15308042544</text:p>
          </table:table-cell>
        </table:table-row>
      </table:table>
      <table:table table:name="Forecast" table:style-name="ta1">
        <table:table-column table:style-name="co1" table:default-cell-style-name="ce6"/>
        <table:table-column table:style-name="co3" table:default-cell-style-name="ce10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Week Start</text:p>
          </table:table-cell>
          <table:table-cell table:style-name="ce8" office:value-type="string" calcext:value-type="string">
            <text:p>Average - Close</text:p>
          </table:table-cell>
          <table:table-cell office:value-type="string" calcext:value-type="string">
            <text:p>Forecast</text:p>
          </table:table-cell>
          <table:table-cell office:value-type="string" calcext:value-type="string">
            <text:p>CI/PI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Upper</text:p>
          </table:table-cell>
        </table:table-row>
        <table:table-row table:style-name="ro1">
          <table:table-cell table:style-name="ce5" office:value-type="date" office:date-value="2024-01-01" calcext:value-type="date">
            <text:p>2024-01-01</text:p>
          </table:table-cell>
          <table:table-cell table:style-name="ce9" office:value-type="float" office:value="171.7725" calcext:value-type="float">
            <text:p>171.7725</text:p>
          </table:table-cell>
          <table:table-cell table:number-columns-repeated="4"/>
        </table:table-row>
        <table:table-row table:style-name="ro1">
          <table:table-cell office:value-type="date" office:date-value="2024-01-08" calcext:value-type="date">
            <text:p>2024-01-08</text:p>
          </table:table-cell>
          <table:table-cell office:value-type="float" office:value="170.61" calcext:value-type="float">
            <text:p>170.61</text:p>
          </table:table-cell>
          <table:table-cell table:number-columns-repeated="4"/>
        </table:table-row>
        <table:table-row table:style-name="ro1">
          <table:table-cell office:value-type="date" office:date-value="2024-01-15" calcext:value-type="date">
            <text:p>2024-01-15</text:p>
          </table:table-cell>
          <table:table-cell office:value-type="float" office:value="168.2025" calcext:value-type="float">
            <text:p>168.2025</text:p>
          </table:table-cell>
          <table:table-cell table:number-columns-repeated="4"/>
        </table:table-row>
        <table:table-row table:style-name="ro1">
          <table:table-cell office:value-type="date" office:date-value="2024-01-22" calcext:value-type="date">
            <text:p>2024-01-22</text:p>
          </table:table-cell>
          <table:table-cell office:value-type="float" office:value="170.964" calcext:value-type="float">
            <text:p>170.964</text:p>
          </table:table-cell>
          <table:table-cell table:number-columns-repeated="4"/>
        </table:table-row>
        <table:table-row table:style-name="ro1">
          <table:table-cell office:value-type="date" office:date-value="2024-01-29" calcext:value-type="date">
            <text:p>2024-01-29</text:p>
          </table:table-cell>
          <table:table-cell office:value-type="float" office:value="174.364" calcext:value-type="float">
            <text:p>174.364</text:p>
          </table:table-cell>
          <table:table-cell table:number-columns-repeated="4"/>
        </table:table-row>
        <table:table-row table:style-name="ro1">
          <table:table-cell office:value-type="date" office:date-value="2024-02-05" calcext:value-type="date">
            <text:p>2024-02-05</text:p>
          </table:table-cell>
          <table:table-cell office:value-type="float" office:value="174.968" calcext:value-type="float">
            <text:p>174.968</text:p>
          </table:table-cell>
          <table:table-cell table:number-columns-repeated="4"/>
        </table:table-row>
        <table:table-row table:style-name="ro1">
          <table:table-cell office:value-type="date" office:date-value="2024-02-12" calcext:value-type="date">
            <text:p>2024-02-12</text:p>
          </table:table-cell>
          <table:table-cell office:value-type="float" office:value="176.996" calcext:value-type="float">
            <text:p>176.996</text:p>
          </table:table-cell>
          <table:table-cell table:number-columns-repeated="4"/>
        </table:table-row>
        <table:table-row table:style-name="ro1">
          <table:table-cell office:value-type="date" office:date-value="2024-02-19" calcext:value-type="date">
            <text:p>2024-02-19</text:p>
          </table:table-cell>
          <table:table-cell office:value-type="float" office:value="181.9225" calcext:value-type="float">
            <text:p>181.9225</text:p>
          </table:table-cell>
          <table:table-cell table:number-columns-repeated="4"/>
        </table:table-row>
        <table:table-row table:style-name="ro1">
          <table:table-cell office:value-type="date" office:date-value="2024-02-26" calcext:value-type="date">
            <text:p>2024-02-26</text:p>
          </table:table-cell>
          <table:table-cell office:value-type="float" office:value="184.508" calcext:value-type="float">
            <text:p>184.508</text:p>
          </table:table-cell>
          <table:table-cell table:number-columns-repeated="4"/>
        </table:table-row>
        <table:table-row table:style-name="ro1">
          <table:table-cell office:value-type="date" office:date-value="2024-03-04" calcext:value-type="date">
            <text:p>2024-03-04</text:p>
          </table:table-cell>
          <table:table-cell office:value-type="float" office:value="188.17" calcext:value-type="float">
            <text:p>188.17</text:p>
          </table:table-cell>
          <table:table-cell table:number-columns-repeated="4"/>
        </table:table-row>
        <table:table-row table:style-name="ro1">
          <table:table-cell office:value-type="date" office:date-value="2024-03-11" calcext:value-type="date">
            <text:p>2024-03-11</text:p>
          </table:table-cell>
          <table:table-cell office:value-type="float" office:value="189.556" calcext:value-type="float">
            <text:p>189.556</text:p>
          </table:table-cell>
          <table:table-cell table:number-columns-repeated="4"/>
        </table:table-row>
        <table:table-row table:style-name="ro1">
          <table:table-cell office:value-type="date" office:date-value="2024-03-18" calcext:value-type="date">
            <text:p>2024-03-18</text:p>
          </table:table-cell>
          <table:table-cell office:value-type="float" office:value="195.692" calcext:value-type="float">
            <text:p>195.692</text:p>
          </table:table-cell>
          <table:table-cell table:number-columns-repeated="4"/>
        </table:table-row>
        <table:table-row table:style-name="ro1">
          <table:table-cell office:value-type="date" office:date-value="2024-03-25" calcext:value-type="date">
            <text:p>2024-03-25</text:p>
          </table:table-cell>
          <table:table-cell office:value-type="float" office:value="197.5925" calcext:value-type="float">
            <text:p>197.5925</text:p>
          </table:table-cell>
          <table:table-cell table:number-columns-repeated="4"/>
        </table:table-row>
        <table:table-row table:style-name="ro1">
          <table:table-cell office:value-type="date" office:date-value="2024-04-01" calcext:value-type="date">
            <text:p>2024-04-01</text:p>
          </table:table-cell>
          <table:table-cell office:value-type="float" office:value="197.84" calcext:value-type="float">
            <text:p>197.84</text:p>
          </table:table-cell>
          <table:table-cell table:number-columns-repeated="4"/>
        </table:table-row>
        <table:table-row table:style-name="ro1">
          <table:table-cell office:value-type="date" office:date-value="2024-04-08" calcext:value-type="date">
            <text:p>2024-04-08</text:p>
          </table:table-cell>
          <table:table-cell office:value-type="float" office:value="193.864" calcext:value-type="float">
            <text:p>193.864</text:p>
          </table:table-cell>
          <table:table-cell table:number-columns-repeated="4"/>
        </table:table-row>
        <table:table-row table:style-name="ro1">
          <table:table-cell office:value-type="date" office:date-value="2024-04-15" calcext:value-type="date">
            <text:p>2024-04-15</text:p>
          </table:table-cell>
          <table:table-cell office:value-type="float" office:value="182.164" calcext:value-type="float">
            <text:p>182.164</text:p>
          </table:table-cell>
          <table:table-cell table:number-columns-repeated="4"/>
        </table:table-row>
        <table:table-row table:style-name="ro1">
          <table:table-cell office:value-type="date" office:date-value="2024-04-22" calcext:value-type="date">
            <text:p>2024-04-22</text:p>
          </table:table-cell>
          <table:table-cell office:value-type="float" office:value="192.298" calcext:value-type="float">
            <text:p>192.298</text:p>
          </table:table-cell>
          <table:table-cell table:number-columns-repeated="4"/>
        </table:table-row>
        <table:table-row table:style-name="ro1">
          <table:table-cell office:value-type="date" office:date-value="2024-04-29" calcext:value-type="date">
            <text:p>2024-04-29</text:p>
          </table:table-cell>
          <table:table-cell office:value-type="float" office:value="191.81" calcext:value-type="float">
            <text:p>191.81</text:p>
          </table:table-cell>
          <table:table-cell table:number-columns-repeated="4"/>
        </table:table-row>
        <table:table-row table:style-name="ro1">
          <table:table-cell office:value-type="date" office:date-value="2024-05-06" calcext:value-type="date">
            <text:p>2024-05-06</text:p>
          </table:table-cell>
          <table:table-cell office:value-type="float" office:value="195.134" calcext:value-type="float">
            <text:p>195.134</text:p>
          </table:table-cell>
          <table:table-cell table:number-columns-repeated="4"/>
        </table:table-row>
        <table:table-row table:style-name="ro1">
          <table:table-cell office:value-type="date" office:date-value="2024-05-13" calcext:value-type="date">
            <text:p>2024-05-13</text:p>
          </table:table-cell>
          <table:table-cell office:value-type="float" office:value="201.922" calcext:value-type="float">
            <text:p>201.922</text:p>
          </table:table-cell>
          <table:table-cell table:number-columns-repeated="4"/>
        </table:table-row>
        <table:table-row table:style-name="ro1">
          <table:table-cell office:value-type="date" office:date-value="2024-05-20" calcext:value-type="date">
            <text:p>2024-05-20</text:p>
          </table:table-cell>
          <table:table-cell office:value-type="float" office:value="198.208" calcext:value-type="float">
            <text:p>198.208</text:p>
          </table:table-cell>
          <table:table-cell table:number-columns-repeated="4"/>
        </table:table-row>
        <table:table-row table:style-name="ro1">
          <table:table-cell office:value-type="date" office:date-value="2024-05-27" calcext:value-type="date">
            <text:p>2024-05-27</text:p>
          </table:table-cell>
          <table:table-cell office:value-type="float" office:value="199.8925" calcext:value-type="float">
            <text:p>199.8925</text:p>
          </table:table-cell>
          <table:table-cell table:number-columns-repeated="4"/>
        </table:table-row>
        <table:table-row table:style-name="ro1">
          <table:table-cell office:value-type="date" office:date-value="2024-06-03" calcext:value-type="date">
            <text:p>2024-06-03</text:p>
          </table:table-cell>
          <table:table-cell office:value-type="float" office:value="199.02" calcext:value-type="float">
            <text:p>199.02</text:p>
          </table:table-cell>
          <table:table-cell table:number-columns-repeated="4"/>
        </table:table-row>
        <table:table-row table:style-name="ro1">
          <table:table-cell office:value-type="date" office:date-value="2024-06-10" calcext:value-type="date">
            <text:p>2024-06-10</text:p>
          </table:table-cell>
          <table:table-cell office:value-type="float" office:value="194.588" calcext:value-type="float">
            <text:p>194.588</text:p>
          </table:table-cell>
          <table:table-cell table:number-columns-repeated="4"/>
        </table:table-row>
        <table:table-row table:style-name="ro1">
          <table:table-cell office:value-type="date" office:date-value="2024-06-17" calcext:value-type="date">
            <text:p>2024-06-17</text:p>
          </table:table-cell>
          <table:table-cell office:value-type="float" office:value="196.7375" calcext:value-type="float">
            <text:p>196.7375</text:p>
          </table:table-cell>
          <table:table-cell table:number-columns-repeated="4"/>
        </table:table-row>
        <table:table-row table:style-name="ro1">
          <table:table-cell office:value-type="date" office:date-value="2024-06-24" calcext:value-type="date">
            <text:p>2024-06-24</text:p>
          </table:table-cell>
          <table:table-cell office:value-type="float" office:value="199.162" calcext:value-type="float">
            <text:p>199.162</text:p>
          </table:table-cell>
          <table:table-cell table:number-columns-repeated="4"/>
        </table:table-row>
        <table:table-row table:style-name="ro1">
          <table:table-cell office:value-type="date" office:date-value="2024-07-01" calcext:value-type="date">
            <text:p>2024-07-01</text:p>
          </table:table-cell>
          <table:table-cell office:value-type="float" office:value="206.94" calcext:value-type="float">
            <text:p>206.94</text:p>
          </table:table-cell>
          <table:table-cell table:number-columns-repeated="4"/>
        </table:table-row>
        <table:table-row table:style-name="ro1">
          <table:table-cell office:value-type="date" office:date-value="2024-07-08" calcext:value-type="date">
            <text:p>2024-07-08</text:p>
          </table:table-cell>
          <table:table-cell office:value-type="float" office:value="206.598" calcext:value-type="float">
            <text:p>206.598</text:p>
          </table:table-cell>
          <table:table-cell table:number-columns-repeated="4"/>
        </table:table-row>
        <table:table-row table:style-name="ro1">
          <table:table-cell office:value-type="date" office:date-value="2024-07-15" calcext:value-type="date">
            <text:p>2024-07-15</text:p>
          </table:table-cell>
          <table:table-cell office:value-type="float" office:value="212.06" calcext:value-type="float">
            <text:p>212.06</text:p>
          </table:table-cell>
          <table:table-cell table:number-columns-repeated="4"/>
        </table:table-row>
        <table:table-row table:style-name="ro1">
          <table:table-cell office:value-type="date" office:date-value="2024-07-22" calcext:value-type="date">
            <text:p>2024-07-22</text:p>
          </table:table-cell>
          <table:table-cell office:value-type="float" office:value="210.022" calcext:value-type="float">
            <text:p>210.022</text:p>
          </table:table-cell>
          <table:table-cell table:number-columns-repeated="4"/>
        </table:table-row>
        <table:table-row table:style-name="ro1">
          <table:table-cell office:value-type="date" office:date-value="2024-07-29" calcext:value-type="date">
            <text:p>2024-07-29</text:p>
          </table:table-cell>
          <table:table-cell office:value-type="float" office:value="209.188" calcext:value-type="float">
            <text:p>209.188</text:p>
          </table:table-cell>
          <table:table-cell table:number-columns-repeated="4"/>
        </table:table-row>
        <table:table-row table:style-name="ro1">
          <table:table-cell office:value-type="date" office:date-value="2024-08-05" calcext:value-type="date">
            <text:p>2024-08-05</text:p>
          </table:table-cell>
          <table:table-cell office:value-type="float" office:value="201.1" calcext:value-type="float">
            <text:p>201.1</text:p>
          </table:table-cell>
          <table:table-cell table:number-columns-repeated="4"/>
        </table:table-row>
        <table:table-row table:style-name="ro1">
          <table:table-cell office:value-type="date" office:date-value="2024-08-12" calcext:value-type="date">
            <text:p>2024-08-12</text:p>
          </table:table-cell>
          <table:table-cell office:value-type="float" office:value="209.978" calcext:value-type="float">
            <text:p>209.978</text:p>
          </table:table-cell>
          <table:table-cell table:number-columns-repeated="4"/>
        </table:table-row>
        <table:table-row table:style-name="ro1">
          <table:table-cell office:value-type="date" office:date-value="2024-08-19" calcext:value-type="date">
            <text:p>2024-08-19</text:p>
          </table:table-cell>
          <table:table-cell office:value-type="float" office:value="215.902" calcext:value-type="float">
            <text:p>215.902</text:p>
          </table:table-cell>
          <table:table-cell table:number-columns-repeated="4"/>
        </table:table-row>
        <table:table-row table:style-name="ro1">
          <table:table-cell office:value-type="date" office:date-value="2024-08-26" calcext:value-type="date">
            <text:p>2024-08-26</text:p>
          </table:table-cell>
          <table:table-cell office:value-type="float" office:value="221.53" calcext:value-type="float">
            <text:p>221.53</text:p>
          </table:table-cell>
          <table:table-cell table:number-columns-repeated="4"/>
        </table:table-row>
        <table:table-row table:style-name="ro1">
          <table:table-cell office:value-type="date" office:date-value="2024-09-02" calcext:value-type="date">
            <text:p>2024-09-02</text:p>
          </table:table-cell>
          <table:table-cell office:value-type="float" office:value="217.43" calcext:value-type="float">
            <text:p>217.43</text:p>
          </table:table-cell>
          <table:table-cell table:number-columns-repeated="4"/>
        </table:table-row>
        <table:table-row table:style-name="ro1">
          <table:table-cell office:value-type="date" office:date-value="2024-09-09" calcext:value-type="date">
            <text:p>2024-09-09</text:p>
          </table:table-cell>
          <table:table-cell office:value-type="float" office:value="208.104" calcext:value-type="float">
            <text:p>208.104</text:p>
          </table:table-cell>
          <table:table-cell table:number-columns-repeated="4"/>
        </table:table-row>
        <table:table-row table:style-name="ro1">
          <table:table-cell office:value-type="date" office:date-value="2024-09-16" calcext:value-type="date">
            <text:p>2024-09-16</text:p>
          </table:table-cell>
          <table:table-cell office:value-type="float" office:value="209.242" calcext:value-type="float">
            <text:p>209.242</text:p>
          </table:table-cell>
          <table:table-cell table:number-columns-repeated="4"/>
        </table:table-row>
        <table:table-row table:style-name="ro1">
          <table:table-cell office:value-type="date" office:date-value="2024-09-23" calcext:value-type="date">
            <text:p>2024-09-23</text:p>
          </table:table-cell>
          <table:table-cell office:value-type="float" office:value="210.7" calcext:value-type="float">
            <text:p>210.7</text:p>
          </table:table-cell>
          <table:table-cell table:number-columns-repeated="4"/>
        </table:table-row>
        <table:table-row table:style-name="ro1">
          <table:table-cell office:value-type="date" office:date-value="2024-09-30" calcext:value-type="date">
            <text:p>2024-09-30</text:p>
          </table:table-cell>
          <table:table-cell office:value-type="float" office:value="208.328" calcext:value-type="float">
            <text:p>208.328</text:p>
          </table:table-cell>
          <table:table-cell table:number-columns-repeated="4"/>
        </table:table-row>
        <table:table-row table:style-name="ro1">
          <table:table-cell office:value-type="date" office:date-value="2024-10-07" calcext:value-type="date">
            <text:p>2024-10-07</text:p>
          </table:table-cell>
          <table:table-cell office:value-type="float" office:value="214.046" calcext:value-type="float">
            <text:p>214.046</text:p>
          </table:table-cell>
          <table:table-cell table:number-columns-repeated="4"/>
        </table:table-row>
        <table:table-row table:style-name="ro1">
          <table:table-cell office:value-type="date" office:date-value="2024-10-14" calcext:value-type="date">
            <text:p>2024-10-14</text:p>
          </table:table-cell>
          <table:table-cell office:value-type="float" office:value="223.46" calcext:value-type="float">
            <text:p>223.46</text:p>
          </table:table-cell>
          <table:table-cell table:number-columns-repeated="4"/>
        </table:table-row>
        <table:table-row table:style-name="ro1">
          <table:table-cell office:value-type="date" office:date-value="2024-10-21" calcext:value-type="date">
            <text:p>2024-10-21</text:p>
          </table:table-cell>
          <table:table-cell office:value-type="float" office:value="223.564" calcext:value-type="float">
            <text:p>223.564</text:p>
          </table:table-cell>
          <table:table-cell table:number-columns-repeated="4"/>
        </table:table-row>
        <table:table-row table:style-name="ro1">
          <table:table-cell office:value-type="date" office:date-value="2024-10-28" calcext:value-type="date">
            <text:p>2024-10-28</text:p>
          </table:table-cell>
          <table:table-cell office:value-type="float" office:value="223.534" calcext:value-type="float">
            <text:p>223.534</text:p>
          </table:table-cell>
          <table:table-cell table:number-columns-repeated="4"/>
        </table:table-row>
        <table:table-row table:style-name="ro1">
          <table:table-cell office:value-type="date" office:date-value="2024-11-04" calcext:value-type="date">
            <text:p>2024-11-04</text:p>
          </table:table-cell>
          <table:table-cell office:value-type="float" office:value="232.338" calcext:value-type="float">
            <text:p>232.338</text:p>
          </table:table-cell>
          <table:table-cell table:number-columns-repeated="4"/>
        </table:table-row>
        <table:table-row table:style-name="ro1">
          <table:table-cell office:value-type="date" office:date-value="2024-11-11" calcext:value-type="date">
            <text:p>2024-11-11</text:p>
          </table:table-cell>
          <table:table-cell office:value-type="float" office:value="241.438" calcext:value-type="float">
            <text:p>241.438</text:p>
          </table:table-cell>
          <table:table-cell table:number-columns-repeated="4"/>
        </table:table-row>
        <table:table-row table:style-name="ro1">
          <table:table-cell office:value-type="date" office:date-value="2024-11-18" calcext:value-type="date">
            <text:p>2024-11-18</text:p>
          </table:table-cell>
          <table:table-cell office:value-type="float" office:value="244.442" calcext:value-type="float">
            <text:p>244.442</text:p>
          </table:table-cell>
          <table:table-cell table:number-columns-repeated="4"/>
        </table:table-row>
        <table:table-row table:style-name="ro1">
          <table:table-cell office:value-type="date" office:date-value="2024-11-25" calcext:value-type="date">
            <text:p>2024-11-25</text:p>
          </table:table-cell>
          <table:table-cell office:value-type="float" office:value="249.9425" calcext:value-type="float">
            <text:p>249.9425</text:p>
          </table:table-cell>
          <table:table-cell table:number-columns-repeated="4"/>
        </table:table-row>
        <table:table-row table:style-name="ro1">
          <table:table-cell office:value-type="date" office:date-value="2024-12-02" calcext:value-type="date">
            <text:p>2024-12-02</text:p>
          </table:table-cell>
          <table:table-cell office:value-type="float" office:value="245.462" calcext:value-type="float">
            <text:p>245.462</text:p>
          </table:table-cell>
          <table:table-cell table:number-columns-repeated="4"/>
        </table:table-row>
        <table:table-row table:style-name="ro1">
          <table:table-cell office:value-type="date" office:date-value="2024-12-09" calcext:value-type="date">
            <text:p>2024-12-09</text:p>
          </table:table-cell>
          <table:table-cell office:value-type="float" office:value="242.334" calcext:value-type="float">
            <text:p>242.334</text:p>
          </table:table-cell>
          <table:table-cell table:number-columns-repeated="4"/>
        </table:table-row>
        <table:table-row table:style-name="ro1">
          <table:table-cell office:value-type="date" office:date-value="2024-12-16" calcext:value-type="date">
            <text:p>2024-12-16</text:p>
          </table:table-cell>
          <table:table-cell office:value-type="float" office:value="235.774" calcext:value-type="float">
            <text:p>235.774</text:p>
          </table:table-cell>
          <table:table-cell table:number-columns-repeated="4"/>
        </table:table-row>
        <table:table-row table:style-name="ro1">
          <table:table-cell office:value-type="date" office:date-value="2024-12-23" calcext:value-type="date">
            <text:p>2024-12-23</text:p>
          </table:table-cell>
          <table:table-cell office:value-type="float" office:value="241.2525" calcext:value-type="float">
            <text:p>241.2525</text:p>
          </table:table-cell>
          <table:table-cell table:number-columns-repeated="4"/>
        </table:table-row>
        <table:table-row table:style-name="ro1">
          <table:table-cell office:value-type="date" office:date-value="2024-12-30" calcext:value-type="date">
            <text:p>2024-12-30</text:p>
          </table:table-cell>
          <table:table-cell office:value-type="float" office:value="240.5775" calcext:value-type="float">
            <text:p>240.5775</text:p>
          </table:table-cell>
          <table:table-cell table:number-columns-repeated="4"/>
        </table:table-row>
        <table:table-row table:style-name="ro1">
          <table:table-cell office:value-type="date" office:date-value="2025-01-06" calcext:value-type="date">
            <text:p>2025-01-06</text:p>
          </table:table-cell>
          <table:table-cell office:value-type="float" office:value="241.755" calcext:value-type="float">
            <text:p>241.755</text:p>
          </table:table-cell>
          <table:table-cell table:number-columns-repeated="4"/>
        </table:table-row>
        <table:table-row table:style-name="ro1">
          <table:table-cell office:value-type="date" office:date-value="2025-01-13" calcext:value-type="date">
            <text:p>2025-01-13</text:p>
          </table:table-cell>
          <table:table-cell office:value-type="float" office:value="251.492" calcext:value-type="float">
            <text:p>251.492</text:p>
          </table:table-cell>
          <table:table-cell table:number-columns-repeated="4"/>
        </table:table-row>
        <table:table-row table:style-name="ro1">
          <table:table-cell office:value-type="date" office:date-value="2025-01-20" calcext:value-type="date">
            <text:p>2025-01-20</text:p>
          </table:table-cell>
          <table:table-cell office:value-type="float" office:value="264.165" calcext:value-type="float">
            <text:p>264.165</text:p>
          </table:table-cell>
          <table:table-cell table:number-columns-repeated="4"/>
        </table:table-row>
        <table:table-row table:style-name="ro1">
          <table:table-cell office:value-type="date" office:date-value="2025-01-27" calcext:value-type="date">
            <text:p>2025-01-27</text:p>
          </table:table-cell>
          <table:table-cell office:value-type="float" office:value="267.02" calcext:value-type="float">
            <text:p>267.02</text:p>
          </table:table-cell>
          <table:table-cell table:number-columns-repeated="4"/>
        </table:table-row>
        <table:table-row table:style-name="ro1">
          <table:table-cell office:value-type="date" office:date-value="2025-02-03" calcext:value-type="date">
            <text:p>2025-02-03</text:p>
          </table:table-cell>
          <table:table-cell office:value-type="float" office:value="271.576" calcext:value-type="float">
            <text:p>271.576</text:p>
          </table:table-cell>
          <table:table-cell table:number-columns-repeated="4"/>
        </table:table-row>
        <table:table-row table:style-name="ro1">
          <table:table-cell office:value-type="date" office:date-value="2025-02-10" calcext:value-type="date">
            <text:p>2025-02-10</text:p>
          </table:table-cell>
          <table:table-cell office:value-type="float" office:value="274.878" calcext:value-type="float">
            <text:p>274.878</text:p>
          </table:table-cell>
          <table:table-cell table:number-columns-repeated="4"/>
        </table:table-row>
        <table:table-row table:style-name="ro1">
          <table:table-cell office:value-type="date" office:date-value="2025-02-17" calcext:value-type="date">
            <text:p>2025-02-17</text:p>
          </table:table-cell>
          <table:table-cell office:value-type="float" office:value="272.56" calcext:value-type="float">
            <text:p>272.56</text:p>
          </table:table-cell>
          <table:table-cell table:number-columns-repeated="4"/>
        </table:table-row>
        <table:table-row table:style-name="ro1">
          <table:table-cell office:value-type="date" office:date-value="2025-02-24" calcext:value-type="date">
            <text:p>2025-02-24</text:p>
          </table:table-cell>
          <table:table-cell office:value-type="float" office:value="260.246" calcext:value-type="float">
            <text:p>260.246</text:p>
          </table:table-cell>
          <table:table-cell table:number-columns-repeated="4"/>
        </table:table-row>
        <table:table-row table:style-name="ro1">
          <table:table-cell office:value-type="date" office:date-value="2025-03-03" calcext:value-type="date">
            <text:p>2025-03-03</text:p>
          </table:table-cell>
          <table:table-cell office:value-type="float" office:value="250.244" calcext:value-type="float">
            <text:p>250.244</text:p>
          </table:table-cell>
          <table:table-cell table:number-columns-repeated="4"/>
        </table:table-row>
        <table:table-row table:style-name="ro1">
          <table:table-cell office:value-type="date" office:date-value="2025-03-10" calcext:value-type="date">
            <text:p>2025-03-10</text:p>
          </table:table-cell>
          <table:table-cell office:value-type="float" office:value="229.378" calcext:value-type="float">
            <text:p>229.378</text:p>
          </table:table-cell>
          <table:table-cell table:number-columns-repeated="4"/>
        </table:table-row>
        <table:table-row table:style-name="ro1">
          <table:table-cell office:value-type="date" office:date-value="2025-03-17" calcext:value-type="date">
            <text:p>2025-03-17</text:p>
          </table:table-cell>
          <table:table-cell office:value-type="float" office:value="237.73" calcext:value-type="float">
            <text:p>237.73</text:p>
          </table:table-cell>
          <table:table-cell table:number-columns-repeated="4"/>
        </table:table-row>
        <table:table-row table:style-name="ro1">
          <table:table-cell office:value-type="date" office:date-value="2025-03-24" calcext:value-type="date">
            <text:p>2025-03-24</text:p>
          </table:table-cell>
          <table:table-cell office:value-type="float" office:value="248.238" calcext:value-type="float">
            <text:p>248.238</text:p>
          </table:table-cell>
          <table:table-cell table:number-columns-repeated="4"/>
        </table:table-row>
        <table:table-row table:style-name="ro1">
          <table:table-cell office:value-type="date" office:date-value="2025-03-31" calcext:value-type="date">
            <text:p>2025-03-31</text:p>
          </table:table-cell>
          <table:table-cell office:value-type="float" office:value="234.75" calcext:value-type="float">
            <text:p>234.75</text:p>
          </table:table-cell>
          <table:table-cell table:number-columns-repeated="4"/>
        </table:table-row>
        <table:table-row table:style-name="ro1">
          <table:table-cell office:value-type="date" office:date-value="2025-04-07" calcext:value-type="date">
            <text:p>2025-04-07</text:p>
          </table:table-cell>
          <table:table-cell office:value-type="float" office:value="225.792" calcext:value-type="float">
            <text:p>225.792</text:p>
          </table:table-cell>
          <table:table-cell table:number-columns-repeated="4"/>
        </table:table-row>
        <table:table-row table:style-name="ro1">
          <table:table-cell office:value-type="date" office:date-value="2025-04-14" calcext:value-type="date">
            <text:p>2025-04-14</text:p>
          </table:table-cell>
          <table:table-cell office:value-type="float" office:value="232.355" calcext:value-type="float">
            <text:p>232.355</text:p>
          </table:table-cell>
          <table:table-cell table:number-columns-repeated="4"/>
        </table:table-row>
        <table:table-row table:style-name="ro1">
          <table:table-cell office:value-type="date" office:date-value="2025-04-21" calcext:value-type="date">
            <text:p>2025-04-21</text:p>
          </table:table-cell>
          <table:table-cell office:value-type="float" office:value="238.73" calcext:value-type="float">
            <text:p>238.73</text:p>
          </table:table-cell>
          <table:table-cell table:number-columns-repeated="4"/>
        </table:table-row>
        <table:table-row table:style-name="ro1">
          <table:table-cell office:value-type="date" office:date-value="2025-04-28" calcext:value-type="date">
            <text:p>2025-04-28</text:p>
          </table:table-cell>
          <table:table-cell office:value-type="float" office:value="246.372" calcext:value-type="float">
            <text:p>246.372</text:p>
          </table:table-cell>
          <table:table-cell table:number-columns-repeated="4"/>
        </table:table-row>
        <table:table-row table:style-name="ro1">
          <table:table-cell office:value-type="date" office:date-value="2025-05-05" calcext:value-type="date">
            <text:p>2025-05-05</text:p>
          </table:table-cell>
          <table:table-cell office:value-type="float" office:value="251.55" calcext:value-type="float">
            <text:p>251.55</text:p>
          </table:table-cell>
          <table:table-cell table:number-columns-repeated="4"/>
        </table:table-row>
        <table:table-row table:style-name="ro1">
          <table:table-cell office:value-type="date" office:date-value="2025-05-12" calcext:value-type="date">
            <text:p>2025-05-12</text:p>
          </table:table-cell>
          <table:table-cell office:value-type="float" office:value="264.75" calcext:value-type="float">
            <text:p>264.75</text:p>
          </table:table-cell>
          <table:table-cell table:number-columns-repeated="4"/>
        </table:table-row>
        <table:table-row table:style-name="ro1">
          <table:table-cell office:value-type="date" office:date-value="2025-05-19" calcext:value-type="date">
            <text:p>2025-05-19</text:p>
          </table:table-cell>
          <table:table-cell office:value-type="float" office:value="262.596" calcext:value-type="float">
            <text:p>262.596</text:p>
          </table:table-cell>
          <table:table-cell table:number-columns-repeated="4"/>
        </table:table-row>
        <table:table-row table:style-name="ro1">
          <table:table-cell office:value-type="date" office:date-value="2025-05-26" calcext:value-type="date">
            <text:p>2025-05-26</text:p>
          </table:table-cell>
          <table:table-cell office:value-type="float" office:value="264.2875" calcext:value-type="float">
            <text:p>264.2875</text:p>
          </table:table-cell>
          <table:table-cell table:number-columns-repeated="4"/>
        </table:table-row>
        <table:table-row table:style-name="ro1">
          <table:table-cell office:value-type="date" office:date-value="2025-06-02" calcext:value-type="date">
            <text:p>2025-06-02</text:p>
          </table:table-cell>
          <table:table-cell office:value-type="float" office:value="264.566" calcext:value-type="float">
            <text:p>264.566</text:p>
          </table:table-cell>
          <table:table-cell table:number-columns-repeated="4"/>
        </table:table-row>
        <table:table-row table:style-name="ro1">
          <table:table-cell office:value-type="date" office:date-value="2025-06-09" calcext:value-type="date">
            <text:p>2025-06-09</text:p>
          </table:table-cell>
          <table:table-cell office:value-type="float" office:value="267.336" calcext:value-type="float">
            <text:p>267.336</text:p>
          </table:table-cell>
          <table:table-cell table:number-columns-repeated="4"/>
        </table:table-row>
        <table:table-row table:style-name="ro1">
          <table:table-cell office:value-type="date" office:date-value="2025-06-16" calcext:value-type="date">
            <text:p>2025-06-16</text:p>
          </table:table-cell>
          <table:table-cell office:value-type="float" office:value="272.21" calcext:value-type="float">
            <text:p>272.21</text:p>
          </table:table-cell>
          <table:table-cell table:number-columns-repeated="4"/>
        </table:table-row>
        <table:table-row table:style-name="ro1">
          <table:table-cell office:value-type="date" office:date-value="2025-06-23" calcext:value-type="date">
            <text:p>2025-06-23</text:p>
          </table:table-cell>
          <table:table-cell office:value-type="float" office:value="283.89" calcext:value-type="float">
            <text:p>283.89</text:p>
          </table:table-cell>
          <table:table-cell table:number-columns-repeated="4"/>
        </table:table-row>
        <table:table-row table:style-name="ro1">
          <table:table-cell office:value-type="date" office:date-value="2025-06-30" calcext:value-type="date">
            <text:p>2025-06-30</text:p>
          </table:table-cell>
          <table:table-cell office:value-type="float" office:value="292.08" calcext:value-type="float">
            <text:p>292.08</text:p>
          </table:table-cell>
          <table:table-cell table:number-columns-repeated="4"/>
        </table:table-row>
        <table:table-row table:style-name="ro1">
          <table:table-cell office:value-type="date" office:date-value="2025-07-07" calcext:value-type="date">
            <text:p>2025-07-07</text:p>
          </table:table-cell>
          <table:table-cell office:value-type="float" office:value="286.592" calcext:value-type="float">
            <text:p>286.592</text:p>
          </table:table-cell>
          <table:table-cell table:number-columns-repeated="4"/>
        </table:table-row>
        <table:table-row table:style-name="ro1">
          <table:table-cell office:value-type="date" office:date-value="2025-07-14" calcext:value-type="date">
            <text:p>2025-07-14</text:p>
          </table:table-cell>
          <table:table-cell office:value-type="float" office:value="288.448" calcext:value-type="float">
            <text:p>288.448</text:p>
          </table:table-cell>
          <table:table-cell table:number-columns-repeated="4"/>
        </table:table-row>
        <table:table-row table:style-name="ro1">
          <table:table-cell office:value-type="date" office:date-value="2025-07-21" calcext:value-type="date">
            <text:p>2025-07-21</text:p>
          </table:table-cell>
          <table:table-cell office:value-type="float" office:value="294.866" calcext:value-type="float">
            <text:p>294.866</text:p>
          </table:table-cell>
          <table:table-cell table:number-columns-repeated="4"/>
        </table:table-row>
        <table:table-row table:style-name="ro1">
          <table:table-cell office:value-type="date" office:date-value="2025-07-28" calcext:value-type="date">
            <text:p>2025-07-28</text:p>
          </table:table-cell>
          <table:table-cell office:value-type="float" office:value="296.112" calcext:value-type="float">
            <text:p>296.112</text:p>
          </table:table-cell>
          <table:table-cell table:number-columns-repeated="4"/>
        </table:table-row>
        <table:table-row table:style-name="ro1">
          <table:table-cell office:value-type="date" office:date-value="2025-08-04" calcext:value-type="date">
            <text:p>2025-08-04</text:p>
          </table:table-cell>
          <table:table-cell office:value-type="float" office:value="290.536" calcext:value-type="float">
            <text:p>290.536</text:p>
          </table:table-cell>
          <table:table-cell table:number-columns-repeated="4"/>
        </table:table-row>
        <table:table-row table:style-name="ro1">
          <table:table-cell office:value-type="date" office:date-value="2025-08-11" calcext:value-type="date">
            <text:p>2025-08-11</text:p>
          </table:table-cell>
          <table:table-cell office:value-type="float" office:value="291.518" calcext:value-type="float">
            <text:p>291.518</text:p>
          </table:table-cell>
          <table:table-cell table:number-columns-repeated="4"/>
        </table:table-row>
        <table:table-row table:style-name="ro1">
          <table:table-cell office:value-type="date" office:date-value="2025-08-18" calcext:value-type="date">
            <text:p>2025-08-18</text:p>
          </table:table-cell>
          <table:table-cell office:value-type="float" office:value="292.428" calcext:value-type="float">
            <text:p>292.428</text:p>
          </table:table-cell>
          <table:table-cell table:number-columns-repeated="4"/>
        </table:table-row>
        <table:table-row table:style-name="ro1">
          <table:table-cell office:value-type="date" office:date-value="2025-08-25" calcext:value-type="date">
            <text:p>2025-08-25</text:p>
          </table:table-cell>
          <table:table-cell office:value-type="float" office:value="299.048" calcext:value-type="float">
            <text:p>299.048</text:p>
          </table:table-cell>
          <table:table-cell table:number-columns-repeated="4"/>
        </table:table-row>
        <table:table-row table:style-name="ro1">
          <table:table-cell office:value-type="date" office:date-value="2025-09-01" calcext:value-type="date">
            <text:p>2025-09-01</text:p>
          </table:table-cell>
          <table:table-cell office:value-type="float" office:value="299.3525" calcext:value-type="float">
            <text:p>299.3525</text:p>
          </table:table-cell>
          <table:table-cell table:number-columns-repeated="4"/>
        </table:table-row>
        <table:table-row table:style-name="ro1">
          <table:table-cell office:value-type="date" office:date-value="2025-09-08" calcext:value-type="date">
            <text:p>2025-09-08</text:p>
          </table:table-cell>
          <table:table-cell office:value-type="float" office:value="300.754" calcext:value-type="float">
            <text:p>300.754</text:p>
          </table:table-cell>
          <table:table-cell table:number-columns-repeated="4"/>
        </table:table-row>
        <table:table-row table:style-name="ro1">
          <table:table-cell office:value-type="date" office:date-value="2025-09-15" calcext:value-type="date">
            <text:p>2025-09-15</text:p>
          </table:table-cell>
          <table:table-cell office:value-type="float" office:value="311.57" calcext:value-type="float">
            <text:p>311.57</text:p>
          </table:table-cell>
          <table:table-cell table:number-columns-repeated="4"/>
        </table:table-row>
        <table:table-row table:style-name="ro1">
          <table:table-cell office:value-type="date" office:date-value="2025-09-22" calcext:value-type="date">
            <text:p>2025-09-22</text:p>
          </table:table-cell>
          <table:table-cell office:value-type="float" office:value="313.622" calcext:value-type="float">
            <text:p>313.622</text:p>
          </table:table-cell>
          <table:table-cell table:number-columns-repeated="4"/>
        </table:table-row>
        <table:table-row table:style-name="ro1">
          <table:table-cell office:value-type="date" office:date-value="2025-09-29" calcext:value-type="date">
            <text:p>2025-09-29</text:p>
          </table:table-cell>
          <table:table-cell office:value-type="float" office:value="311.882" calcext:value-type="float">
            <text:p>311.882</text:p>
          </table:table-cell>
          <table:table-cell table:number-columns-repeated="4"/>
        </table:table-row>
        <table:table-row table:style-name="ro1">
          <table:table-cell office:value-type="date" office:date-value="2025-10-06" calcext:value-type="date">
            <text:p>2025-10-06</text:p>
          </table:table-cell>
          <table:table-cell office:value-type="float" office:value="305.464" calcext:value-type="float">
            <text:p>305.464</text:p>
          </table:table-cell>
          <table:table-cell table:number-columns-repeated="4"/>
        </table:table-row>
        <table:table-row table:style-name="ro1">
          <table:table-cell office:value-type="date" office:date-value="2025-10-13" calcext:value-type="date">
            <text:p>2025-10-13</text:p>
          </table:table-cell>
          <table:table-cell office:value-type="float" office:value="302.368" calcext:value-type="float">
            <text:p>302.368</text:p>
          </table:table-cell>
          <table:table-cell table:number-columns-repeated="4"/>
        </table:table-row>
        <table:table-row table:style-name="ro1">
          <table:table-cell office:value-type="date" office:date-value="2025-10-20" calcext:value-type="date">
            <text:p>2025-10-20</text:p>
          </table:table-cell>
          <table:table-cell office:value-type="float" office:value="297.708" calcext:value-type="float">
            <text:p>297.708</text:p>
          </table:table-cell>
          <table:table-cell table:number-columns-repeated="4"/>
        </table:table-row>
        <table:table-row table:style-name="ro1">
          <table:table-cell office:value-type="date" office:date-value="2025-10-27" calcext:value-type="date">
            <text:p>2025-10-27</text:p>
          </table:table-cell>
          <table:table-cell office:value-type="float" office:value="307.116" calcext:value-type="float">
            <text:p>307.116</text:p>
          </table:table-cell>
          <table:table-cell table:number-columns-repeated="4"/>
        </table:table-row>
        <table:table-row table:style-name="ro1">
          <table:table-cell office:value-type="date" office:date-value="2025-11-03" calcext:value-type="date">
            <text:p>2025-11-03</text:p>
          </table:table-cell>
          <table:table-cell office:value-type="float" office:value="311.582" calcext:value-type="float">
            <text:p>311.582</text:p>
          </table:table-cell>
          <table:table-cell table:number-columns-repeated="4"/>
        </table:table-row>
        <table:table-row table:style-name="ro1">
          <table:table-cell office:value-type="date" office:date-value="2025-11-10" calcext:value-type="date">
            <text:p>2025-11-10</text:p>
          </table:table-cell>
          <table:table-cell office:value-type="float" office:value="313.202" calcext:value-type="float">
            <text:p>313.202</text:p>
          </table:table-cell>
          <table:table-cell table:number-columns-repeated="4"/>
        </table:table-row>
        <table:table-row table:style-name="ro1">
          <table:table-cell office:value-type="date" office:date-value="2025-11-17" calcext:value-type="date">
            <text:p>2025-11-17</text:p>
          </table:table-cell>
          <table:table-cell office:value-type="float" office:value="299.89" calcext:value-type="float">
            <text:p>299.89</text:p>
          </table:table-cell>
          <table:table-cell table:number-columns-repeated="4"/>
        </table:table-row>
        <table:table-row table:style-name="ro1">
          <table:table-cell office:value-type="date" office:date-value="2025-11-24" calcext:value-type="date">
            <text:p>2025-11-24</text:p>
          </table:table-cell>
          <table:table-cell office:value-type="float" office:value="305.43" calcext:value-type="float">
            <text:p>305.43</text:p>
          </table:table-cell>
          <table:table-cell table:number-columns-repeated="4"/>
        </table:table-row>
        <table:table-row table:style-name="ro1">
          <table:table-cell office:value-type="date" office:date-value="2025-12-01" calcext:value-type="date">
            <text:p>2025-12-01</text:p>
          </table:table-cell>
          <table:table-cell office:value-type="float" office:value="312.014" calcext:value-type="float">
            <text:p>312.014</text:p>
          </table:table-cell>
          <table:table-cell table:number-columns-repeated="4"/>
        </table:table-row>
        <table:table-row table:style-name="ro1">
          <table:table-cell office:value-type="date" office:date-value="2025-12-08" calcext:value-type="date">
            <text:p>2025-12-08</text:p>
          </table:table-cell>
          <table:table-cell office:value-type="float" office:value="312.346" calcext:value-type="float">
            <text:p>312.346</text:p>
          </table:table-cell>
          <table:table-cell table:number-columns-repeated="4"/>
        </table:table-row>
        <table:table-row table:style-name="ro1">
          <table:table-cell office:value-type="date" office:date-value="2025-12-15" calcext:value-type="date">
            <text:p>2025-12-15</text:p>
          </table:table-cell>
          <table:table-cell office:value-type="float" office:value="316.152" calcext:value-type="float">
            <text:p>316.152</text:p>
          </table:table-cell>
          <table:table-cell table:number-columns-repeated="4"/>
        </table:table-row>
        <table:table-row table:style-name="ro1">
          <table:table-cell office:value-type="date" office:date-value="2025-12-22" calcext:value-type="date">
            <text:p>2025-12-22</text:p>
          </table:table-cell>
          <table:table-cell office:value-type="float" office:value="326.525" calcext:value-type="float">
            <text:p>326.525</text:p>
          </table:table-cell>
          <table:table-cell table:number-columns-repeated="4"/>
        </table:table-row>
        <table:table-row table:style-name="ro1">
          <table:table-cell office:value-type="date" office:date-value="2025-12-29" calcext:value-type="date">
            <text:p>2025-12-29</text:p>
          </table:table-cell>
          <table:table-cell office:value-type="float" office:value="323.7175" calcext:value-type="float">
            <text:p>323.7175</text:p>
          </table:table-cell>
          <table:table-cell table:number-columns-repeated="4"/>
        </table:table-row>
        <table:table-row table:style-name="ro1">
          <table:table-cell office:value-type="date" office:date-value="2026-01-05" calcext:value-type="date">
            <text:p>2026-01-05</text:p>
          </table:table-cell>
          <table:table-cell office:value-type="float" office:value="330.924" calcext:value-type="float">
            <text:p>330.924</text:p>
          </table:table-cell>
          <table:table-cell table:number-columns-repeated="4"/>
        </table:table-row>
        <table:table-row table:style-name="ro1">
          <table:table-cell office:value-type="date" office:date-value="2026-01-12" calcext:value-type="date">
            <text:p>2026-01-12</text:p>
          </table:table-cell>
          <table:table-cell office:value-type="float" office:value="312.998" calcext:value-type="float">
            <text:p>312.998</text:p>
          </table:table-cell>
          <table:table-cell table:number-columns-repeated="4"/>
        </table:table-row>
        <table:table-row table:style-name="ro1">
          <table:table-cell office:value-type="date" office:date-value="2026-01-19" calcext:value-type="date">
            <text:p>2026-01-19</text:p>
          </table:table-cell>
          <table:table-cell office:value-type="float" office:value="301.5325" calcext:value-type="float">
            <text:p>301.5325</text:p>
          </table:table-cell>
          <table:table-cell table:number-columns-repeated="4"/>
        </table:table-row>
        <table:table-row table:style-name="ro1">
          <table:table-cell table:style-name="ce7" office:value-type="date" office:date-value="2026-01-26" calcext:value-type="date">
            <text:p>2026-01-26</text:p>
          </table:table-cell>
          <table:table-cell table:style-name="ce11" office:value-type="float" office:value="302.0325" calcext:value-type="float">
            <text:p>302.0325</text:p>
          </table:table-cell>
          <table:table-cell table:number-columns-repeated="4"/>
        </table:table-row>
        <table:table-row table:style-name="ro1">
          <table:table-cell office:value-type="date" office:date-value="2026-02-02" calcext:value-type="date">
            <text:p>2026-02-02</text:p>
          </table:table-cell>
          <table:table-cell table:style-name="Default"/>
          <table:table-cell table:formula="of:=COM.MICROSOFT.FORECAST.ETS([.A111];[.B$2:.B$110];[.A$2:.A$110];1;1;1)" office:value-type="float" office:value="309.075529533062" calcext:value-type="float">
            <text:p>309.075529533062</text:p>
          </table:table-cell>
          <table:table-cell table:formula="of:=COM.MICROSOFT.FORECAST.ETS.CONFINT([.A111];[.B$2:.B$110];[.A$2:.A$110];0.95;1;1;1)" office:value-type="float" office:value="10.889662854203" calcext:value-type="float">
            <text:p>10.889662854203</text:p>
          </table:table-cell>
          <table:table-cell table:formula="of:=[.C111]-[.D111]" office:value-type="float" office:value="298.185866678859" calcext:value-type="float">
            <text:p>298.185866678859</text:p>
          </table:table-cell>
          <table:table-cell table:formula="of:=[.C111]+[.D111]" office:value-type="float" office:value="319.965192387265" calcext:value-type="float">
            <text:p>319.965192387265</text:p>
          </table:table-cell>
        </table:table-row>
        <table:table-row table:style-name="ro1">
          <table:table-cell table:style-name="ce7" office:value-type="date" office:date-value="2026-02-09" calcext:value-type="date">
            <text:p>2026-02-09</text:p>
          </table:table-cell>
          <table:table-cell table:style-name="Default"/>
          <table:table-cell table:formula="of:=COM.MICROSOFT.FORECAST.ETS([.A112];[.B$2:.B$110];[.A$2:.A$110];1;1;1)" office:value-type="float" office:value="304.650010341776" calcext:value-type="float">
            <text:p>304.650010341776</text:p>
          </table:table-cell>
          <table:table-cell table:formula="of:=COM.MICROSOFT.FORECAST.ETS.CONFINT([.A112];[.B$2:.B$110];[.A$2:.A$110];0.95;1;1;1)" office:value-type="float" office:value="11.5332717175793" calcext:value-type="float">
            <text:p>11.5332717175793</text:p>
          </table:table-cell>
          <table:table-cell table:formula="of:=[.C112]-[.D112]" office:value-type="float" office:value="293.116738624197" calcext:value-type="float">
            <text:p>293.116738624197</text:p>
          </table:table-cell>
          <table:table-cell table:formula="of:=[.C112]+[.D112]" office:value-type="float" office:value="316.183282059356" calcext:value-type="float">
            <text:p>316.183282059356</text:p>
          </table:table-cell>
        </table:table-row>
        <table:table-row table:style-name="ro1">
          <table:table-cell office:value-type="date" office:date-value="2026-02-16" calcext:value-type="date">
            <text:p>2026-02-16</text:p>
          </table:table-cell>
          <table:table-cell table:style-name="Default"/>
          <table:table-cell table:formula="of:=COM.MICROSOFT.FORECAST.ETS([.A113];[.B$2:.B$110];[.A$2:.A$110];1;1;1)" office:value-type="float" office:value="306.251189017236" calcext:value-type="float">
            <text:p>306.251189017236</text:p>
          </table:table-cell>
          <table:table-cell table:formula="of:=COM.MICROSOFT.FORECAST.ETS.CONFINT([.A113];[.B$2:.B$110];[.A$2:.A$110];0.95;1;1;1)" office:value-type="float" office:value="14.8711742009072" calcext:value-type="float">
            <text:p>14.8711742009072</text:p>
          </table:table-cell>
          <table:table-cell table:formula="of:=[.C113]-[.D113]" office:value-type="float" office:value="291.380014816329" calcext:value-type="float">
            <text:p>291.380014816329</text:p>
          </table:table-cell>
          <table:table-cell table:formula="of:=[.C113]+[.D113]" office:value-type="float" office:value="321.122363218143" calcext:value-type="float">
            <text:p>321.122363218143</text:p>
          </table:table-cell>
        </table:table-row>
        <table:table-row table:style-name="ro1">
          <table:table-cell table:style-name="ce7" office:value-type="date" office:date-value="2026-02-23" calcext:value-type="date">
            <text:p>2026-02-23</text:p>
          </table:table-cell>
          <table:table-cell table:style-name="Default"/>
          <table:table-cell table:formula="of:=COM.MICROSOFT.FORECAST.ETS([.A114];[.B$2:.B$110];[.A$2:.A$110];1;1;1)" office:value-type="float" office:value="306.327627150512" calcext:value-type="float">
            <text:p>306.327627150512</text:p>
          </table:table-cell>
          <table:table-cell table:formula="of:=COM.MICROSOFT.FORECAST.ETS.CONFINT([.A114];[.B$2:.B$110];[.A$2:.A$110];0.95;1;1;1)" office:value-type="float" office:value="15.9206375326675" calcext:value-type="float">
            <text:p>15.9206375326675</text:p>
          </table:table-cell>
          <table:table-cell table:formula="of:=[.C114]-[.D114]" office:value-type="float" office:value="290.406989617845" calcext:value-type="float">
            <text:p>290.406989617845</text:p>
          </table:table-cell>
          <table:table-cell table:formula="of:=[.C114]+[.D114]" office:value-type="float" office:value="322.248264683179" calcext:value-type="float">
            <text:p>322.248264683179</text:p>
          </table:table-cell>
        </table:table-row>
        <table:table-row table:style-name="ro1">
          <table:table-cell office:value-type="date" office:date-value="2026-03-02" calcext:value-type="date">
            <text:p>2026-03-02</text:p>
          </table:table-cell>
          <table:table-cell table:style-name="Default"/>
          <table:table-cell table:formula="of:=COM.MICROSOFT.FORECAST.ETS([.A115];[.B$2:.B$110];[.A$2:.A$110];1;1;1)" office:value-type="float" office:value="302.123462755196" calcext:value-type="float">
            <text:p>302.123462755196</text:p>
          </table:table-cell>
          <table:table-cell table:formula="of:=COM.MICROSOFT.FORECAST.ETS.CONFINT([.A115];[.B$2:.B$110];[.A$2:.A$110];0.95;1;1;1)" office:value-type="float" office:value="18.3770730579423" calcext:value-type="float">
            <text:p>18.3770730579423</text:p>
          </table:table-cell>
          <table:table-cell table:formula="of:=[.C115]-[.D115]" office:value-type="float" office:value="283.746389697254" calcext:value-type="float">
            <text:p>283.746389697254</text:p>
          </table:table-cell>
          <table:table-cell table:formula="of:=[.C115]+[.D115]" office:value-type="float" office:value="320.500535813139" calcext:value-type="float">
            <text:p>320.500535813139</text:p>
          </table:table-cell>
        </table:table-row>
        <table:table-row table:style-name="ro1">
          <table:table-cell table:style-name="ce7" office:value-type="date" office:date-value="2026-03-09" calcext:value-type="date">
            <text:p>2026-03-09</text:p>
          </table:table-cell>
          <table:table-cell table:style-name="Default"/>
          <table:table-cell table:formula="of:=COM.MICROSOFT.FORECAST.ETS([.A116];[.B$2:.B$110];[.A$2:.A$110];1;1;1)" office:value-type="float" office:value="304.004720687475" calcext:value-type="float">
            <text:p>304.004720687475</text:p>
          </table:table-cell>
          <table:table-cell table:formula="of:=COM.MICROSOFT.FORECAST.ETS.CONFINT([.A116];[.B$2:.B$110];[.A$2:.A$110];0.95;1;1;1)" office:value-type="float" office:value="19.6183130740892" calcext:value-type="float">
            <text:p>19.6183130740892</text:p>
          </table:table-cell>
          <table:table-cell table:formula="of:=[.C116]-[.D116]" office:value-type="float" office:value="284.386407613386" calcext:value-type="float">
            <text:p>284.386407613386</text:p>
          </table:table-cell>
          <table:table-cell table:formula="of:=[.C116]+[.D116]" office:value-type="float" office:value="323.623033761564" calcext:value-type="float">
            <text:p>323.623033761564</text:p>
          </table:table-cell>
        </table:table-row>
        <table:table-row table:style-name="ro1">
          <table:table-cell office:value-type="date" office:date-value="2026-03-16" calcext:value-type="date">
            <text:p>2026-03-16</text:p>
          </table:table-cell>
          <table:table-cell table:style-name="Default"/>
          <table:table-cell table:formula="of:=COM.MICROSOFT.FORECAST.ETS([.A117];[.B$2:.B$110];[.A$2:.A$110];1;1;1)" office:value-type="float" office:value="306.27063565656" calcext:value-type="float">
            <text:p>306.27063565656</text:p>
          </table:table-cell>
          <table:table-cell table:formula="of:=COM.MICROSOFT.FORECAST.ETS.CONFINT([.A117];[.B$2:.B$110];[.A$2:.A$110];0.95;1;1;1)" office:value-type="float" office:value="22.2047813686535" calcext:value-type="float">
            <text:p>22.2047813686535</text:p>
          </table:table-cell>
          <table:table-cell table:formula="of:=[.C117]-[.D117]" office:value-type="float" office:value="284.065854287906" calcext:value-type="float">
            <text:p>284.065854287906</text:p>
          </table:table-cell>
          <table:table-cell table:formula="of:=[.C117]+[.D117]" office:value-type="float" office:value="328.475417025213" calcext:value-type="float">
            <text:p>328.475417025213</text:p>
          </table:table-cell>
        </table:table-row>
        <table:table-row table:style-name="ro1">
          <table:table-cell office:value-type="date" office:date-value="2026-03-23" calcext:value-type="date">
            <text:p>2026-03-23</text:p>
          </table:table-cell>
          <table:table-cell table:style-name="Default"/>
          <table:table-cell table:formula="of:=COM.MICROSOFT.FORECAST.ETS([.A118];[.B$2:.B$110];[.A$2:.A$110];1;1;1)" office:value-type="float" office:value="314.180994453758" calcext:value-type="float">
            <text:p>314.180994453758</text:p>
          </table:table-cell>
          <table:table-cell table:formula="of:=COM.MICROSOFT.FORECAST.ETS.CONFINT([.A118];[.B$2:.B$110];[.A$2:.A$110];0.95;1;1;1)" office:value-type="float" office:value="22.486185224089" calcext:value-type="float">
            <text:p>22.486185224089</text:p>
          </table:table-cell>
          <table:table-cell table:formula="of:=[.C118]-[.D118]" office:value-type="float" office:value="291.694809229669" calcext:value-type="float">
            <text:p>291.694809229669</text:p>
          </table:table-cell>
          <table:table-cell table:formula="of:=[.C118]+[.D118]" office:value-type="float" office:value="336.667179677847" calcext:value-type="float">
            <text:p>336.667179677847</text:p>
          </table:table-cell>
        </table:table-row>
        <table:table-row table:style-name="ro1">
          <table:table-cell office:value-type="date" office:date-value="2026-03-30" calcext:value-type="date">
            <text:p>2026-03-30</text:p>
          </table:table-cell>
          <table:table-cell table:style-name="Default"/>
          <table:table-cell table:formula="of:=COM.MICROSOFT.FORECAST.ETS([.A119];[.B$2:.B$110];[.A$2:.A$110];1;1;1)" office:value-type="float" office:value="313.464493843454" calcext:value-type="float">
            <text:p>313.464493843454</text:p>
          </table:table-cell>
          <table:table-cell table:formula="of:=COM.MICROSOFT.FORECAST.ETS.CONFINT([.A119];[.B$2:.B$110];[.A$2:.A$110];0.95;1;1;1)" office:value-type="float" office:value="24.5147454308326" calcext:value-type="float">
            <text:p>24.5147454308326</text:p>
          </table:table-cell>
          <table:table-cell table:formula="of:=[.C119]-[.D119]" office:value-type="float" office:value="288.949748412621" calcext:value-type="float">
            <text:p>288.949748412621</text:p>
          </table:table-cell>
          <table:table-cell table:formula="of:=[.C119]+[.D119]" office:value-type="float" office:value="337.979239274286" calcext:value-type="float">
            <text:p>337.979239274286</text:p>
          </table:table-cell>
        </table:table-row>
        <table:table-row table:style-name="ro1">
          <table:table-cell office:value-type="date" office:date-value="2026-04-06" calcext:value-type="date">
            <text:p>2026-04-06</text:p>
          </table:table-cell>
          <table:table-cell table:style-name="Default"/>
          <table:table-cell table:formula="of:=COM.MICROSOFT.FORECAST.ETS([.A120];[.B$2:.B$110];[.A$2:.A$110];1;1;1)" office:value-type="float" office:value="318.803464514395" calcext:value-type="float">
            <text:p>318.803464514395</text:p>
          </table:table-cell>
          <table:table-cell table:formula="of:=COM.MICROSOFT.FORECAST.ETS.CONFINT([.A120];[.B$2:.B$110];[.A$2:.A$110];0.95;1;1;1)" office:value-type="float" office:value="26.0696839582497" calcext:value-type="float">
            <text:p>26.0696839582497</text:p>
          </table:table-cell>
          <table:table-cell table:formula="of:=[.C120]-[.D120]" office:value-type="float" office:value="292.733780556145" calcext:value-type="float">
            <text:p>292.733780556145</text:p>
          </table:table-cell>
          <table:table-cell table:formula="of:=[.C120]+[.D120]" office:value-type="float" office:value="344.873148472644" calcext:value-type="float">
            <text:p>344.873148472644</text:p>
          </table:table-cell>
        </table:table-row>
      </table:table>
      <table:table table:name="Dividends" table:style-name="ta1">
        <table:table-column table:style-name="co1" table:number-columns-repeated="2" table:default-cell-style-name="ce14"/>
        <table:table-row table:style-name="ro1"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Dividends</text:p>
          </table:table-cell>
        </table:table-row>
        <table:table-row table:style-name="ro1">
          <table:table-cell table:style-name="ce13" office:value-type="date" office:date-value="2000-01-04" calcext:value-type="date">
            <text:p>2000-01-04</text:p>
          </table:table-cell>
          <table:table-cell table:style-name="ce15" office:value-type="currency" office:currency="USD" office:value="0.27" calcext:value-type="currency">
            <text:p>$0.27</text:p>
          </table:table-cell>
        </table:table-row>
        <table:table-row table:style-name="ro1">
          <table:table-cell table:style-name="ce13" office:value-type="date" office:date-value="2000-04-04" calcext:value-type="date">
            <text:p>2000-04-04</text:p>
          </table:table-cell>
          <table:table-cell table:style-name="ce15" office:value-type="currency" office:currency="USD" office:value="0.32" calcext:value-type="currency">
            <text:p>$0.32</text:p>
          </table:table-cell>
        </table:table-row>
        <table:table-row table:style-name="ro1">
          <table:table-cell table:style-name="ce13" office:value-type="date" office:date-value="2000-07-03" calcext:value-type="date">
            <text:p>2000-07-03</text:p>
          </table:table-cell>
          <table:table-cell table:style-name="ce15" office:value-type="currency" office:currency="USD" office:value="0.32" calcext:value-type="currency">
            <text:p>$0.32</text:p>
          </table:table-cell>
        </table:table-row>
        <table:table-row table:style-name="ro1">
          <table:table-cell table:style-name="ce13" office:value-type="date" office:date-value="2000-10-04" calcext:value-type="date">
            <text:p>2000-10-04</text:p>
          </table:table-cell>
          <table:table-cell table:style-name="ce15" office:value-type="currency" office:currency="USD" office:value="0.32" calcext:value-type="currency">
            <text:p>$0.32</text:p>
          </table:table-cell>
        </table:table-row>
        <table:table-row table:style-name="ro1">
          <table:table-cell table:style-name="ce13" office:value-type="date" office:date-value="2001-01-03" calcext:value-type="date">
            <text:p>2001-01-03</text:p>
          </table:table-cell>
          <table:table-cell table:style-name="ce15" office:value-type="currency" office:currency="USD" office:value="0.32" calcext:value-type="currency">
            <text:p>$0.32</text:p>
          </table:table-cell>
        </table:table-row>
        <table:table-row table:style-name="ro1">
          <table:table-cell table:style-name="ce13" office:value-type="date" office:date-value="2001-04-04" calcext:value-type="date">
            <text:p>2001-04-04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1-07-03" calcext:value-type="date">
            <text:p>2001-07-03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1-10-03" calcext:value-type="date">
            <text:p>2001-10-03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2-01-02" calcext:value-type="date">
            <text:p>2002-01-02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2-04-03" calcext:value-type="date">
            <text:p>2002-04-03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2-07-02" calcext:value-type="date">
            <text:p>2002-07-02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2-10-02" calcext:value-type="date">
            <text:p>2002-10-02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3-01-02" calcext:value-type="date">
            <text:p>2003-01-02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3-04-02" calcext:value-type="date">
            <text:p>2003-04-02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3-07-01" calcext:value-type="date">
            <text:p>2003-07-01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3-10-02" calcext:value-type="date">
            <text:p>2003-10-02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4-01-02" calcext:value-type="date">
            <text:p>2004-01-02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4-04-02" calcext:value-type="date">
            <text:p>2004-04-02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4-07-01" calcext:value-type="date">
            <text:p>2004-07-01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4-10-04" calcext:value-type="date">
            <text:p>2004-10-04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5-01-04" calcext:value-type="date">
            <text:p>2005-01-04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5-04-04" calcext:value-type="date">
            <text:p>2005-04-04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5-07-01" calcext:value-type="date">
            <text:p>2005-07-01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5-10-04" calcext:value-type="date">
            <text:p>2005-10-04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6-01-04" calcext:value-type="date">
            <text:p>2006-01-04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6-04-04" calcext:value-type="date">
            <text:p>2006-04-04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6-07-03" calcext:value-type="date">
            <text:p>2006-07-03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6-10-04" calcext:value-type="date">
            <text:p>2006-10-04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7-01-03" calcext:value-type="date">
            <text:p>2007-01-03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7-04-03" calcext:value-type="date">
            <text:p>2007-04-03</text:p>
          </table:table-cell>
          <table:table-cell table:style-name="ce15" office:value-type="currency" office:currency="USD" office:value="0.34" calcext:value-type="currency">
            <text:p>$0.34</text:p>
          </table:table-cell>
        </table:table-row>
        <table:table-row table:style-name="ro1">
          <table:table-cell table:style-name="ce13" office:value-type="date" office:date-value="2007-07-03" calcext:value-type="date">
            <text:p>2007-07-03</text:p>
          </table:table-cell>
          <table:table-cell table:style-name="ce15" office:value-type="currency" office:currency="USD" office:value="0.38" calcext:value-type="currency">
            <text:p>$0.38</text:p>
          </table:table-cell>
        </table:table-row>
        <table:table-row table:style-name="ro1">
          <table:table-cell table:style-name="ce13" office:value-type="date" office:date-value="2007-10-03" calcext:value-type="date">
            <text:p>2007-10-03</text:p>
          </table:table-cell>
          <table:table-cell table:style-name="ce15" office:value-type="currency" office:currency="USD" office:value="0.38" calcext:value-type="currency">
            <text:p>$0.38</text:p>
          </table:table-cell>
        </table:table-row>
        <table:table-row table:style-name="ro1">
          <table:table-cell table:style-name="ce13" office:value-type="date" office:date-value="2008-01-02" calcext:value-type="date">
            <text:p>2008-01-02</text:p>
          </table:table-cell>
          <table:table-cell table:style-name="ce15" office:value-type="currency" office:currency="USD" office:value="0.38" calcext:value-type="currency">
            <text:p>$0.38</text:p>
          </table:table-cell>
        </table:table-row>
        <table:table-row table:style-name="ro1">
          <table:table-cell table:style-name="ce13" office:value-type="date" office:date-value="2008-04-02" calcext:value-type="date">
            <text:p>2008-04-02</text:p>
          </table:table-cell>
          <table:table-cell table:style-name="ce15" office:value-type="currency" office:currency="USD" office:value="0.38" calcext:value-type="currency">
            <text:p>$0.38</text:p>
          </table:table-cell>
        </table:table-row>
        <table:table-row table:style-name="ro1">
          <table:table-cell table:style-name="ce13" office:value-type="date" office:date-value="2008-07-01" calcext:value-type="date">
            <text:p>2008-07-01</text:p>
          </table:table-cell>
          <table:table-cell table:style-name="ce15" office:value-type="currency" office:currency="USD" office:value="0.38" calcext:value-type="currency">
            <text:p>$0.38</text:p>
          </table:table-cell>
        </table:table-row>
        <table:table-row table:style-name="ro1">
          <table:table-cell table:style-name="ce13" office:value-type="date" office:date-value="2008-10-02" calcext:value-type="date">
            <text:p>2008-10-02</text:p>
          </table:table-cell>
          <table:table-cell table:style-name="ce15" office:value-type="currency" office:currency="USD" office:value="0.38" calcext:value-type="currency">
            <text:p>$0.38</text:p>
          </table:table-cell>
        </table:table-row>
        <table:table-row table:style-name="ro1">
          <table:table-cell table:style-name="ce13" office:value-type="date" office:date-value="2009-01-02" calcext:value-type="date">
            <text:p>2009-01-02</text:p>
          </table:table-cell>
          <table:table-cell table:style-name="ce15" office:value-type="currency" office:currency="USD" office:value="0.38" calcext:value-type="currency">
            <text:p>$0.38</text:p>
          </table:table-cell>
        </table:table-row>
        <table:table-row table:style-name="ro1">
          <table:table-cell table:style-name="ce13" office:value-type="date" office:date-value="2009-04-02" calcext:value-type="date">
            <text:p>2009-04-02</text:p>
          </table:table-cell>
          <table:table-cell table:style-name="ce15" office:value-type="currency" office:currency="USD" office:value="0.05" calcext:value-type="currency">
            <text:p>$0.05</text:p>
          </table:table-cell>
        </table:table-row>
        <table:table-row table:style-name="ro1">
          <table:table-cell table:style-name="ce13" office:value-type="date" office:date-value="2009-07-01" calcext:value-type="date">
            <text:p>2009-07-01</text:p>
          </table:table-cell>
          <table:table-cell table:style-name="ce15" office:value-type="currency" office:currency="USD" office:value="0.05" calcext:value-type="currency">
            <text:p>$0.05</text:p>
          </table:table-cell>
        </table:table-row>
        <table:table-row table:style-name="ro1">
          <table:table-cell table:style-name="ce13" office:value-type="date" office:date-value="2009-10-02" calcext:value-type="date">
            <text:p>2009-10-02</text:p>
          </table:table-cell>
          <table:table-cell table:style-name="ce15" office:value-type="currency" office:currency="USD" office:value="0.05" calcext:value-type="currency">
            <text:p>$0.05</text:p>
          </table:table-cell>
        </table:table-row>
        <table:table-row table:style-name="ro1">
          <table:table-cell table:style-name="ce13" office:value-type="date" office:date-value="2010-01-04" calcext:value-type="date">
            <text:p>2010-01-04</text:p>
          </table:table-cell>
          <table:table-cell table:style-name="ce15" office:value-type="currency" office:currency="USD" office:value="0.05" calcext:value-type="currency">
            <text:p>$0.05</text:p>
          </table:table-cell>
        </table:table-row>
        <table:table-row table:style-name="ro1">
          <table:table-cell table:style-name="ce13" office:value-type="date" office:date-value="2010-04-01" calcext:value-type="date">
            <text:p>2010-04-01</text:p>
          </table:table-cell>
          <table:table-cell table:style-name="ce15" office:value-type="currency" office:currency="USD" office:value="0.05" calcext:value-type="currency">
            <text:p>$0.05</text:p>
          </table:table-cell>
        </table:table-row>
        <table:table-row table:style-name="ro1">
          <table:table-cell table:style-name="ce13" office:value-type="date" office:date-value="2010-07-01" calcext:value-type="date">
            <text:p>2010-07-01</text:p>
          </table:table-cell>
          <table:table-cell table:style-name="ce15" office:value-type="currency" office:currency="USD" office:value="0.05" calcext:value-type="currency">
            <text:p>$0.05</text:p>
          </table:table-cell>
        </table:table-row>
        <table:table-row table:style-name="ro1">
          <table:table-cell table:style-name="ce13" office:value-type="date" office:date-value="2010-10-04" calcext:value-type="date">
            <text:p>2010-10-04</text:p>
          </table:table-cell>
          <table:table-cell table:style-name="ce15" office:value-type="currency" office:currency="USD" office:value="0.05" calcext:value-type="currency">
            <text:p>$0.05</text:p>
          </table:table-cell>
        </table:table-row>
        <table:table-row table:style-name="ro1">
          <table:table-cell table:style-name="ce13" office:value-type="date" office:date-value="2011-01-04" calcext:value-type="date">
            <text:p>2011-01-04</text:p>
          </table:table-cell>
          <table:table-cell table:style-name="ce15" office:value-type="currency" office:currency="USD" office:value="0.05" calcext:value-type="currency">
            <text:p>$0.05</text:p>
          </table:table-cell>
        </table:table-row>
        <table:table-row table:style-name="ro1">
          <table:table-cell table:style-name="ce13" office:value-type="date" office:date-value="2011-04-04" calcext:value-type="date">
            <text:p>2011-04-04</text:p>
          </table:table-cell>
          <table:table-cell table:style-name="ce15" office:value-type="currency" office:currency="USD" office:value="0.25" calcext:value-type="currency">
            <text:p>$0.25</text:p>
          </table:table-cell>
        </table:table-row>
        <table:table-row table:style-name="ro1">
          <table:table-cell table:style-name="ce13" office:value-type="date" office:date-value="2011-07-01" calcext:value-type="date">
            <text:p>2011-07-01</text:p>
          </table:table-cell>
          <table:table-cell table:style-name="ce15" office:value-type="currency" office:currency="USD" office:value="0.25" calcext:value-type="currency">
            <text:p>$0.25</text:p>
          </table:table-cell>
        </table:table-row>
        <table:table-row table:style-name="ro1">
          <table:table-cell table:style-name="ce13" office:value-type="date" office:date-value="2011-10-04" calcext:value-type="date">
            <text:p>2011-10-04</text:p>
          </table:table-cell>
          <table:table-cell table:style-name="ce15" office:value-type="currency" office:currency="USD" office:value="0.25" calcext:value-type="currency">
            <text:p>$0.25</text:p>
          </table:table-cell>
        </table:table-row>
        <table:table-row table:style-name="ro1">
          <table:table-cell table:style-name="ce13" office:value-type="date" office:date-value="2012-01-04" calcext:value-type="date">
            <text:p>2012-01-04</text:p>
          </table:table-cell>
          <table:table-cell table:style-name="ce15" office:value-type="currency" office:currency="USD" office:value="0.25" calcext:value-type="currency">
            <text:p>$0.25</text:p>
          </table:table-cell>
        </table:table-row>
        <table:table-row table:style-name="ro1">
          <table:table-cell table:style-name="ce13" office:value-type="date" office:date-value="2012-04-03" calcext:value-type="date">
            <text:p>2012-04-03</text:p>
          </table:table-cell>
          <table:table-cell table:style-name="ce15" office:value-type="currency" office:currency="USD" office:value="0.3" calcext:value-type="currency">
            <text:p>$0.30</text:p>
          </table:table-cell>
        </table:table-row>
        <table:table-row table:style-name="ro1">
          <table:table-cell table:style-name="ce13" office:value-type="date" office:date-value="2012-07-03" calcext:value-type="date">
            <text:p>2012-07-03</text:p>
          </table:table-cell>
          <table:table-cell table:style-name="ce15" office:value-type="currency" office:currency="USD" office:value="0.3" calcext:value-type="currency">
            <text:p>$0.30</text:p>
          </table:table-cell>
        </table:table-row>
        <table:table-row table:style-name="ro1">
          <table:table-cell table:style-name="ce13" office:value-type="date" office:date-value="2012-10-03" calcext:value-type="date">
            <text:p>2012-10-03</text:p>
          </table:table-cell>
          <table:table-cell table:style-name="ce15" office:value-type="currency" office:currency="USD" office:value="0.3" calcext:value-type="currency">
            <text:p>$0.30</text:p>
          </table:table-cell>
        </table:table-row>
        <table:table-row table:style-name="ro1">
          <table:table-cell table:style-name="ce13" office:value-type="date" office:date-value="2013-01-02" calcext:value-type="date">
            <text:p>2013-01-02</text:p>
          </table:table-cell>
          <table:table-cell table:style-name="ce15" office:value-type="currency" office:currency="USD" office:value="0.3" calcext:value-type="currency">
            <text:p>$0.30</text:p>
          </table:table-cell>
        </table:table-row>
        <table:table-row table:style-name="ro1">
          <table:table-cell table:style-name="ce13" office:value-type="date" office:date-value="2013-04-03" calcext:value-type="date">
            <text:p>2013-04-03</text:p>
          </table:table-cell>
          <table:table-cell table:style-name="ce15" office:value-type="currency" office:currency="USD" office:value="0.3" calcext:value-type="currency">
            <text:p>$0.30</text:p>
          </table:table-cell>
        </table:table-row>
        <table:table-row table:style-name="ro1">
          <table:table-cell table:style-name="ce13" office:value-type="date" office:date-value="2013-07-02" calcext:value-type="date">
            <text:p>2013-07-02</text:p>
          </table:table-cell>
          <table:table-cell table:style-name="ce15" office:value-type="currency" office:currency="USD" office:value="0.38" calcext:value-type="currency">
            <text:p>$0.38</text:p>
          </table:table-cell>
        </table:table-row>
        <table:table-row table:style-name="ro1">
          <table:table-cell table:style-name="ce13" office:value-type="date" office:date-value="2013-10-02" calcext:value-type="date">
            <text:p>2013-10-02</text:p>
          </table:table-cell>
          <table:table-cell table:style-name="ce15" office:value-type="currency" office:currency="USD" office:value="0.38" calcext:value-type="currency">
            <text:p>$0.38</text:p>
          </table:table-cell>
        </table:table-row>
        <table:table-row table:style-name="ro1">
          <table:table-cell table:style-name="ce13" office:value-type="date" office:date-value="2014-01-02" calcext:value-type="date">
            <text:p>2014-01-02</text:p>
          </table:table-cell>
          <table:table-cell table:style-name="ce15" office:value-type="currency" office:currency="USD" office:value="0.38" calcext:value-type="currency">
            <text:p>$0.38</text:p>
          </table:table-cell>
        </table:table-row>
        <table:table-row table:style-name="ro1">
          <table:table-cell table:style-name="ce13" office:value-type="date" office:date-value="2014-04-02" calcext:value-type="date">
            <text:p>2014-04-02</text:p>
          </table:table-cell>
          <table:table-cell table:style-name="ce15" office:value-type="currency" office:currency="USD" office:value="0.38" calcext:value-type="currency">
            <text:p>$0.38</text:p>
          </table:table-cell>
        </table:table-row>
        <table:table-row table:style-name="ro1">
          <table:table-cell table:style-name="ce13" office:value-type="date" office:date-value="2014-07-01" calcext:value-type="date">
            <text:p>2014-07-01</text:p>
          </table:table-cell>
          <table:table-cell table:style-name="ce15" office:value-type="currency" office:currency="USD" office:value="0.4" calcext:value-type="currency">
            <text:p>$0.40</text:p>
          </table:table-cell>
        </table:table-row>
        <table:table-row table:style-name="ro1">
          <table:table-cell table:style-name="ce13" office:value-type="date" office:date-value="2014-10-02" calcext:value-type="date">
            <text:p>2014-10-02</text:p>
          </table:table-cell>
          <table:table-cell table:style-name="ce15" office:value-type="currency" office:currency="USD" office:value="0.4" calcext:value-type="currency">
            <text:p>$0.40</text:p>
          </table:table-cell>
        </table:table-row>
        <table:table-row table:style-name="ro1">
          <table:table-cell table:style-name="ce13" office:value-type="date" office:date-value="2015-01-02" calcext:value-type="date">
            <text:p>2015-01-02</text:p>
          </table:table-cell>
          <table:table-cell table:style-name="ce15" office:value-type="currency" office:currency="USD" office:value="0.4" calcext:value-type="currency">
            <text:p>$0.40</text:p>
          </table:table-cell>
        </table:table-row>
        <table:table-row table:style-name="ro1">
          <table:table-cell table:style-name="ce13" office:value-type="date" office:date-value="2015-04-01" calcext:value-type="date">
            <text:p>2015-04-01</text:p>
          </table:table-cell>
          <table:table-cell table:style-name="ce15" office:value-type="currency" office:currency="USD" office:value="0.4" calcext:value-type="currency">
            <text:p>$0.40</text:p>
          </table:table-cell>
        </table:table-row>
        <table:table-row table:style-name="ro1">
          <table:table-cell table:style-name="ce13" office:value-type="date" office:date-value="2015-07-01" calcext:value-type="date">
            <text:p>2015-07-01</text:p>
          </table:table-cell>
          <table:table-cell table:style-name="ce15" office:value-type="currency" office:currency="USD" office:value="0.44" calcext:value-type="currency">
            <text:p>$0.44</text:p>
          </table:table-cell>
        </table:table-row>
        <table:table-row table:style-name="ro1">
          <table:table-cell table:style-name="ce13" office:value-type="date" office:date-value="2015-10-02" calcext:value-type="date">
            <text:p>2015-10-02</text:p>
          </table:table-cell>
          <table:table-cell table:style-name="ce15" office:value-type="currency" office:currency="USD" office:value="0.44" calcext:value-type="currency">
            <text:p>$0.44</text:p>
          </table:table-cell>
        </table:table-row>
        <table:table-row table:style-name="ro1">
          <table:table-cell table:style-name="ce13" office:value-type="date" office:date-value="2016-01-04" calcext:value-type="date">
            <text:p>2016-01-04</text:p>
          </table:table-cell>
          <table:table-cell table:style-name="ce15" office:value-type="currency" office:currency="USD" office:value="0.44" calcext:value-type="currency">
            <text:p>$0.44</text:p>
          </table:table-cell>
        </table:table-row>
        <table:table-row table:style-name="ro1">
          <table:table-cell table:style-name="ce13" office:value-type="date" office:date-value="2016-04-04" calcext:value-type="date">
            <text:p>2016-04-04</text:p>
          </table:table-cell>
          <table:table-cell table:style-name="ce15" office:value-type="currency" office:currency="USD" office:value="0.44" calcext:value-type="currency">
            <text:p>$0.44</text:p>
          </table:table-cell>
        </table:table-row>
        <table:table-row table:style-name="ro1">
          <table:table-cell table:style-name="ce13" office:value-type="date" office:date-value="2016-07-01" calcext:value-type="date">
            <text:p>2016-07-01</text:p>
          </table:table-cell>
          <table:table-cell table:style-name="ce15" office:value-type="currency" office:currency="USD" office:value="0.48" calcext:value-type="currency">
            <text:p>$0.48</text:p>
          </table:table-cell>
        </table:table-row>
        <table:table-row table:style-name="ro1">
          <table:table-cell table:style-name="ce13" office:value-type="date" office:date-value="2016-10-04" calcext:value-type="date">
            <text:p>2016-10-04</text:p>
          </table:table-cell>
          <table:table-cell table:style-name="ce15" office:value-type="currency" office:currency="USD" office:value="0.48" calcext:value-type="currency">
            <text:p>$0.48</text:p>
          </table:table-cell>
        </table:table-row>
        <table:table-row table:style-name="ro1">
          <table:table-cell table:style-name="ce13" office:value-type="date" office:date-value="2017-01-04" calcext:value-type="date">
            <text:p>2017-01-04</text:p>
          </table:table-cell>
          <table:table-cell table:style-name="ce15" office:value-type="currency" office:currency="USD" office:value="0.48" calcext:value-type="currency">
            <text:p>$0.48</text:p>
          </table:table-cell>
        </table:table-row>
        <table:table-row table:style-name="ro1">
          <table:table-cell table:style-name="ce13" office:value-type="date" office:date-value="2017-04-04" calcext:value-type="date">
            <text:p>2017-04-04</text:p>
          </table:table-cell>
          <table:table-cell table:style-name="ce15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13" office:value-type="date" office:date-value="2017-07-03" calcext:value-type="date">
            <text:p>2017-07-03</text:p>
          </table:table-cell>
          <table:table-cell table:style-name="ce15" office:value-type="currency" office:currency="USD" office:value="0.5" calcext:value-type="currency">
            <text:p>$0.50</text:p>
          </table:table-cell>
        </table:table-row>
        <table:table-row table:style-name="ro1">
          <table:table-cell table:style-name="ce13" office:value-type="date" office:date-value="2017-10-05" calcext:value-type="date">
            <text:p>2017-10-05</text:p>
          </table:table-cell>
          <table:table-cell table:style-name="ce15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13" office:value-type="date" office:date-value="2018-01-04" calcext:value-type="date">
            <text:p>2018-01-04</text:p>
          </table:table-cell>
          <table:table-cell table:style-name="ce15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13" office:value-type="date" office:date-value="2018-04-05" calcext:value-type="date">
            <text:p>2018-04-05</text:p>
          </table:table-cell>
          <table:table-cell table:style-name="ce15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13" office:value-type="date" office:date-value="2018-07-05" calcext:value-type="date">
            <text:p>2018-07-05</text:p>
          </table:table-cell>
          <table:table-cell table:style-name="ce15" office:value-type="currency" office:currency="USD" office:value="0.56" calcext:value-type="currency">
            <text:p>$0.56</text:p>
          </table:table-cell>
        </table:table-row>
        <table:table-row table:style-name="ro1">
          <table:table-cell table:style-name="ce13" office:value-type="date" office:date-value="2018-10-04" calcext:value-type="date">
            <text:p>2018-10-04</text:p>
          </table:table-cell>
          <table:table-cell table:style-name="ce15" office:value-type="currency" office:currency="USD" office:value="0.8" calcext:value-type="currency">
            <text:p>$0.80</text:p>
          </table:table-cell>
        </table:table-row>
        <table:table-row table:style-name="ro1">
          <table:table-cell table:style-name="ce13" office:value-type="date" office:date-value="2019-01-03" calcext:value-type="date">
            <text:p>2019-01-03</text:p>
          </table:table-cell>
          <table:table-cell table:style-name="ce15" office:value-type="currency" office:currency="USD" office:value="0.8" calcext:value-type="currency">
            <text:p>$0.80</text:p>
          </table:table-cell>
        </table:table-row>
        <table:table-row table:style-name="ro1">
          <table:table-cell table:style-name="ce13" office:value-type="date" office:date-value="2019-04-04" calcext:value-type="date">
            <text:p>2019-04-04</text:p>
          </table:table-cell>
          <table:table-cell table:style-name="ce15" office:value-type="currency" office:currency="USD" office:value="0.8" calcext:value-type="currency">
            <text:p>$0.80</text:p>
          </table:table-cell>
        </table:table-row>
        <table:table-row table:style-name="ro1">
          <table:table-cell table:style-name="ce13" office:value-type="date" office:date-value="2019-07-03" calcext:value-type="date">
            <text:p>2019-07-03</text:p>
          </table:table-cell>
          <table:table-cell table:style-name="ce15" office:value-type="currency" office:currency="USD" office:value="0.8" calcext:value-type="currency">
            <text:p>$0.80</text:p>
          </table:table-cell>
        </table:table-row>
        <table:table-row table:style-name="ro1">
          <table:table-cell table:style-name="ce13" office:value-type="date" office:date-value="2019-10-03" calcext:value-type="date">
            <text:p>2019-10-03</text:p>
          </table:table-cell>
          <table:table-cell table:style-name="ce15" office:value-type="currency" office:currency="USD" office:value="0.9" calcext:value-type="currency">
            <text:p>$0.90</text:p>
          </table:table-cell>
        </table:table-row>
        <table:table-row table:style-name="ro1">
          <table:table-cell table:style-name="ce13" office:value-type="date" office:date-value="2020-01-03" calcext:value-type="date">
            <text:p>2020-01-03</text:p>
          </table:table-cell>
          <table:table-cell table:style-name="ce15" office:value-type="currency" office:currency="USD" office:value="0.9" calcext:value-type="currency">
            <text:p>$0.90</text:p>
          </table:table-cell>
        </table:table-row>
        <table:table-row table:style-name="ro1">
          <table:table-cell table:style-name="ce13" office:value-type="date" office:date-value="2020-04-03" calcext:value-type="date">
            <text:p>2020-04-03</text:p>
          </table:table-cell>
          <table:table-cell table:style-name="ce15" office:value-type="currency" office:currency="USD" office:value="0.9" calcext:value-type="currency">
            <text:p>$0.90</text:p>
          </table:table-cell>
        </table:table-row>
        <table:table-row table:style-name="ro1">
          <table:table-cell table:style-name="ce13" office:value-type="date" office:date-value="2020-07-02" calcext:value-type="date">
            <text:p>2020-07-02</text:p>
          </table:table-cell>
          <table:table-cell table:style-name="ce15" office:value-type="currency" office:currency="USD" office:value="0.9" calcext:value-type="currency">
            <text:p>$0.90</text:p>
          </table:table-cell>
        </table:table-row>
        <table:table-row table:style-name="ro1">
          <table:table-cell table:style-name="ce13" office:value-type="date" office:date-value="2020-10-05" calcext:value-type="date">
            <text:p>2020-10-05</text:p>
          </table:table-cell>
          <table:table-cell table:style-name="ce15" office:value-type="currency" office:currency="USD" office:value="0.9" calcext:value-type="currency">
            <text:p>$0.90</text:p>
          </table:table-cell>
        </table:table-row>
        <table:table-row table:style-name="ro1">
          <table:table-cell table:style-name="ce13" office:value-type="date" office:date-value="2021-01-05" calcext:value-type="date">
            <text:p>2021-01-05</text:p>
          </table:table-cell>
          <table:table-cell table:style-name="ce15" office:value-type="currency" office:currency="USD" office:value="0.9" calcext:value-type="currency">
            <text:p>$0.90</text:p>
          </table:table-cell>
        </table:table-row>
        <table:table-row table:style-name="ro1">
          <table:table-cell table:style-name="ce13" office:value-type="date" office:date-value="2021-04-05" calcext:value-type="date">
            <text:p>2021-04-05</text:p>
          </table:table-cell>
          <table:table-cell table:style-name="ce15" office:value-type="currency" office:currency="USD" office:value="0.9" calcext:value-type="currency">
            <text:p>$0.90</text:p>
          </table:table-cell>
        </table:table-row>
        <table:table-row table:style-name="ro1">
          <table:table-cell table:style-name="ce13" office:value-type="date" office:date-value="2021-07-02" calcext:value-type="date">
            <text:p>2021-07-02</text:p>
          </table:table-cell>
          <table:table-cell table:style-name="ce15" office:value-type="currency" office:currency="USD" office:value="0.9" calcext:value-type="currency">
            <text:p>$0.90</text:p>
          </table:table-cell>
        </table:table-row>
        <table:table-row table:style-name="ro1">
          <table:table-cell table:style-name="ce13" office:value-type="date" office:date-value="2021-10-05" calcext:value-type="date">
            <text:p>2021-10-05</text:p>
          </table:table-cell>
          <table:table-cell table:style-name="ce15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13" office:value-type="date" office:date-value="2022-01-05" calcext:value-type="date">
            <text:p>2022-01-05</text:p>
          </table:table-cell>
          <table:table-cell table:style-name="ce15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13" office:value-type="date" office:date-value="2022-04-05" calcext:value-type="date">
            <text:p>2022-04-05</text:p>
          </table:table-cell>
          <table:table-cell table:style-name="ce15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13" office:value-type="date" office:date-value="2022-07-05" calcext:value-type="date">
            <text:p>2022-07-05</text:p>
          </table:table-cell>
          <table:table-cell table:style-name="ce15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13" office:value-type="date" office:date-value="2022-10-05" calcext:value-type="date">
            <text:p>2022-10-05</text:p>
          </table:table-cell>
          <table:table-cell table:style-name="ce15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13" office:value-type="date" office:date-value="2023-01-05" calcext:value-type="date">
            <text:p>2023-01-05</text:p>
          </table:table-cell>
          <table:table-cell table:style-name="ce15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13" office:value-type="date" office:date-value="2023-04-05" calcext:value-type="date">
            <text:p>2023-04-05</text:p>
          </table:table-cell>
          <table:table-cell table:style-name="ce15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13" office:value-type="date" office:date-value="2023-07-05" calcext:value-type="date">
            <text:p>2023-07-05</text:p>
          </table:table-cell>
          <table:table-cell table:style-name="ce15" office:value-type="currency" office:currency="USD" office:value="1" calcext:value-type="currency">
            <text:p>$1.00</text:p>
          </table:table-cell>
        </table:table-row>
        <table:table-row table:style-name="ro1">
          <table:table-cell table:style-name="ce13" office:value-type="date" office:date-value="2023-10-05" calcext:value-type="date">
            <text:p>2023-10-05</text:p>
          </table:table-cell>
          <table:table-cell table:style-name="ce15" office:value-type="currency" office:currency="USD" office:value="1.05" calcext:value-type="currency">
            <text:p>$1.05</text:p>
          </table:table-cell>
        </table:table-row>
        <table:table-row table:style-name="ro1">
          <table:table-cell table:style-name="ce13" office:value-type="date" office:date-value="2024-01-04" calcext:value-type="date">
            <text:p>2024-01-04</text:p>
          </table:table-cell>
          <table:table-cell table:style-name="ce15" office:value-type="currency" office:currency="USD" office:value="1.05" calcext:value-type="currency">
            <text:p>$1.05</text:p>
          </table:table-cell>
        </table:table-row>
        <table:table-row table:style-name="ro1">
          <table:table-cell table:style-name="ce13" office:value-type="date" office:date-value="2024-04-04" calcext:value-type="date">
            <text:p>2024-04-04</text:p>
          </table:table-cell>
          <table:table-cell table:style-name="ce15" office:value-type="currency" office:currency="USD" office:value="1.15" calcext:value-type="currency">
            <text:p>$1.15</text:p>
          </table:table-cell>
        </table:table-row>
        <table:table-row table:style-name="ro1">
          <table:table-cell table:style-name="ce13" office:value-type="date" office:date-value="2024-07-05" calcext:value-type="date">
            <text:p>2024-07-05</text:p>
          </table:table-cell>
          <table:table-cell table:style-name="ce15" office:value-type="currency" office:currency="USD" office:value="1.15" calcext:value-type="currency">
            <text:p>$1.15</text:p>
          </table:table-cell>
        </table:table-row>
        <table:table-row table:style-name="ro1">
          <table:table-cell table:style-name="ce13" office:value-type="date" office:date-value="2024-10-04" calcext:value-type="date">
            <text:p>2024-10-04</text:p>
          </table:table-cell>
          <table:table-cell table:style-name="ce15" office:value-type="currency" office:currency="USD" office:value="1.25" calcext:value-type="currency">
            <text:p>$1.25</text:p>
          </table:table-cell>
        </table:table-row>
        <table:table-row table:style-name="ro1">
          <table:table-cell table:style-name="ce13" office:value-type="date" office:date-value="2025-01-06" calcext:value-type="date">
            <text:p>2025-01-06</text:p>
          </table:table-cell>
          <table:table-cell table:style-name="ce15" office:value-type="currency" office:currency="USD" office:value="1.25" calcext:value-type="currency">
            <text:p>$1.25</text:p>
          </table:table-cell>
        </table:table-row>
        <table:table-row table:style-name="ro1">
          <table:table-cell table:style-name="ce13" office:value-type="date" office:date-value="2025-04-04" calcext:value-type="date">
            <text:p>2025-04-04</text:p>
          </table:table-cell>
          <table:table-cell table:style-name="ce15" office:value-type="currency" office:currency="USD" office:value="1.4" calcext:value-type="currency">
            <text:p>$1.40</text:p>
          </table:table-cell>
        </table:table-row>
        <table:table-row table:style-name="ro1">
          <table:table-cell table:style-name="ce13" office:value-type="date" office:date-value="2025-07-03" calcext:value-type="date">
            <text:p>2025-07-03</text:p>
          </table:table-cell>
          <table:table-cell table:style-name="ce15" office:value-type="currency" office:currency="USD" office:value="1.4" calcext:value-type="currency">
            <text:p>$1.40</text:p>
          </table:table-cell>
        </table:table-row>
        <table:table-row table:style-name="ro1">
          <table:table-cell table:style-name="ce13" office:value-type="date" office:date-value="2025-10-06" calcext:value-type="date">
            <text:p>2025-10-06</text:p>
          </table:table-cell>
          <table:table-cell table:style-name="ce15" office:value-type="currency" office:currency="USD" office:value="1.5" calcext:value-type="currency">
            <text:p>$1.50</text:p>
          </table:table-cell>
        </table:table-row>
        <table:table-row table:style-name="ro1">
          <table:table-cell table:style-name="ce13" office:value-type="date" office:date-value="2026-01-06" calcext:value-type="date">
            <text:p>2026-01-06</text:p>
          </table:table-cell>
          <table:table-cell table:style-name="ce15" office:value-type="currency" office:currency="USD" office:value="1.5" calcext:value-type="currency">
            <text:p>$1.50</text:p>
          </table:table-cell>
        </table:table-row>
        <table:table-row table:style-name="ro1" table:number-rows-repeated="89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Dashboard" table:style-name="ta1">
        <table:table-column table:style-name="co1" table:number-columns-repeated="6" table:default-cell-style-name="ce16"/>
        <table:table-column table:style-name="co4" table:default-cell-style-name="ce16"/>
        <table:table-column table:style-name="co1" table:number-columns-repeated="2" table:default-cell-style-name="ce16"/>
        <table:table-column table:style-name="co1" table:number-columns-repeated="16375"/>
        <table:table-row table:style-name="ro1" table:number-rows-repeated="4">
          <table:table-cell table:number-columns-repeated="9"/>
          <table:table-cell table:style-name="ce16" table:number-columns-repeated="16375"/>
        </table:table-row>
        <table:table-row table:style-name="ro2">
          <table:table-cell table:number-columns-repeated="4"/>
          <table:table-cell table:style-name="ce17" office:value-type="string" calcext:value-type="string" table:number-columns-spanned="5" table:number-rows-spanned="1">
            <text:p>J.P. Morgan</text:p>
          </table:table-cell>
          <table:covered-table-cell table:style-name="ce18"/>
          <table:covered-table-cell table:number-columns-repeated="2" table:style-name="ce19"/>
          <table:covered-table-cell/>
          <table:table-cell table:style-name="ce16" table:number-columns-repeated="16375"/>
        </table:table-row>
        <table:table-row table:style-name="ro1" table:number-rows-repeated="2">
          <table:table-cell table:number-columns-repeated="9"/>
          <table:table-cell table:style-name="ce16" table:number-columns-repeated="16375"/>
        </table:table-row>
        <table:table-row table:style-name="ro3">
          <table:table-cell table:number-columns-repeated="6"/>
          <table:table-cell table:style-name="ce20" office:value-type="string" calcext:value-type="string">
            <text:p>Win Rate</text:p>
          </table:table-cell>
          <table:table-cell table:number-columns-repeated="2"/>
          <table:table-cell table:style-name="ce16" table:number-columns-repeated="16375"/>
        </table:table-row>
        <table:table-row table:style-name="ro4">
          <table:table-cell table:number-columns-repeated="6"/>
          <table:table-cell table:style-name="ce21" table:formula="of:=SUMPRODUCT(--([JPM.F3:.F252]&gt;[JPM.F2:.F251]))/COUNTA([JPM.F3:.F252])" office:value-type="percentage" office:value="0.572" calcext:value-type="percentage">
            <text:p>57.20%</text:p>
          </table:table-cell>
          <table:table-cell table:number-columns-repeated="2"/>
          <table:table-cell table:style-name="ce16" table:number-columns-repeated="16375"/>
        </table:table-row>
        <table:table-row table:style-name="ro1">
          <table:table-cell table:number-columns-repeated="9"/>
          <table:table-cell table:style-name="ce16" table:number-columns-repeated="16375"/>
        </table:table-row>
        <table:table-row table:style-name="ro1">
          <table:table-cell table:number-columns-repeated="4"/>
          <table:table-cell>
            <draw:frame draw:z-index="0" draw:style-name="gr1" draw:text-style-name="P1" svg:width="4.6031in" svg:height="2.8224in" svg:x="0.5197in" svg:y="0.0646in">
              <draw:object draw:notify-on-update-of-ranges="JPM.B2:JPM.B522 JPM.F1:JPM.F1 JPM.F2:JPM.F522 JPM.H1:JPM.H1 JPM.H2:JPM.H522 JPM.I1:JPM.I1 JPM.I2:JPM.I5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 table:style-name="ce16" table:number-columns-repeated="16375"/>
        </table:table-row>
        <table:table-row table:style-name="ro1" table:number-rows-repeated="17">
          <table:table-cell table:number-columns-repeated="9"/>
          <table:table-cell table:style-name="ce16" table:number-columns-repeated="16375"/>
        </table:table-row>
        <table:table-row table:style-name="ro1">
          <table:table-cell table:number-columns-repeated="4"/>
          <table:table-cell>
            <draw:frame draw:z-index="1" draw:style-name="gr1" draw:text-style-name="P1" svg:width="4.563in" svg:height="2.8319in" svg:x="0.5622in" svg:y="0.065in">
              <draw:object draw:notify-on-update-of-ranges="JPM.B2:JPM.B522 JPM.F1:JPM.F1 JPM.F2:JPM.F522 JPM.J1:JPM.J1 JPM.J2:JPM.J522 JPM.K1:JPM.K1 JPM.K2:JPM.K52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 table:style-name="ce16" table:number-columns-repeated="16375"/>
        </table:table-row>
        <table:table-row table:style-name="ro1" table:number-rows-repeated="17">
          <table:table-cell table:number-columns-repeated="9"/>
          <table:table-cell table:style-name="ce16" table:number-columns-repeated="16375"/>
        </table:table-row>
        <table:table-row table:style-name="ro1">
          <table:table-cell table:number-columns-repeated="4"/>
          <table:table-cell>
            <draw:frame draw:z-index="2" draw:style-name="gr1" draw:text-style-name="P1" svg:width="4.5531in" svg:height="3.0713in" svg:x="0.5476in" svg:y="0.1185in">
              <draw:object draw:notify-on-update-of-ranges="JPM.B2:JPM.B522 JPM.F1:JPM.F1 JPM.F2:JPM.F522 JPM.I1:JPM.I1 JPM.I2:JPM.I522 JPM.M1:JPM.M1 JPM.M2:JPM.M522 JPM.N1:JPM.N1 JPM.N2:JPM.N522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4"/>
          <table:table-cell table:style-name="ce16" table:number-columns-repeated="16375"/>
        </table:table-row>
        <table:table-row table:style-name="ro1" table:number-rows-repeated="19">
          <table:table-cell table:number-columns-repeated="9"/>
          <table:table-cell table:style-name="ce16" table:number-columns-repeated="16375"/>
        </table:table-row>
        <table:table-row table:style-name="ro1">
          <table:table-cell table:number-columns-repeated="4"/>
          <table:table-cell>
            <draw:frame draw:z-index="3" draw:style-name="gr1" draw:text-style-name="P1" svg:width="4.6079in" svg:height="2.7012in" svg:x="0.474in" svg:y="0.0075in">
              <draw:object draw:notify-on-update-of-ranges="Forecast.A2:Forecast.A120 Forecast.B1:Forecast.B1 Forecast.B2:Forecast.B120 Forecast.C1:Forecast.C1 Forecast.C2:Forecast.C120 Forecast.E1:Forecast.E1 Forecast.E2:Forecast.E120 Forecast.F1:Forecast.F1 Forecast.F2:Forecast.F120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 table:style-name="ce16" table:number-columns-repeated="16375"/>
        </table:table-row>
        <table:table-row table:style-name="ro1" table:number-rows-repeated="16">
          <table:table-cell table:number-columns-repeated="9"/>
          <table:table-cell table:style-name="ce16" table:number-columns-repeated="16375"/>
        </table:table-row>
        <table:table-row table:style-name="ro1">
          <table:table-cell table:number-columns-repeated="4"/>
          <table:table-cell>
            <draw:frame draw:z-index="4" draw:style-name="gr1" draw:text-style-name="P1" svg:width="4.5961in" svg:height="3.2539in" svg:x="0.4524in" svg:y="0.1657in">
              <draw:object draw:notify-on-update-of-ranges="Dividends.A2:Dividends.A106 Dividends.B1:Dividends.B1 Dividends.B2:Dividends.B106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4"/>
          <table:table-cell table:style-name="ce16" table:number-columns-repeated="16375"/>
        </table:table-row>
        <table:table-row table:style-name="ro1" table:number-rows-repeated="1048491">
          <table:table-cell table:number-columns-repeated="9"/>
          <table:table-cell table:style-name="ce16" table:number-columns-repeated="16375"/>
        </table:table-row>
        <table:table-row table:style-name="ro1">
          <table:table-cell table:number-columns-repeated="9"/>
          <table:table-cell table:style-name="ce16" table:number-columns-repeated="16375"/>
        </table:table-row>
      </table:table>
      <table:named-expressions/>
      <table:database-ranges>
        <table:database-range table:name="__Anonymous_Sheet_DB__0" table:target-range-address="JPM.A1:JPM.N522"/>
      </table:database-ranges>
      <table:data-pilot-tables>
        <table:data-pilot-table table:name="DataPilot1" table:application-data="" table:target-range-address="Forecast.A1:Forecast.B110" table:buttons="Forecast.A1" table:grand-total="column" table:show-filter-button="false" table:drill-down-on-double-click="false">
          <table:source-cell-range table:cell-range-address="JPM.A1:JPM.N52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Week Start" table:orientation="row" table:used-hierarchy="0" table:function="auto">
            <table:data-pilot-level table:show-empty="false" calcext:repeat-item-labels="false">
              <table:data-pilot-members>
                <table:data-pilot-member table:name="2024-01-01" table:display="true" table:show-details="true"/>
                <table:data-pilot-member table:name="2024-01-08" table:display="true" table:show-details="true"/>
                <table:data-pilot-member table:name="2024-01-15" table:display="true" table:show-details="true"/>
                <table:data-pilot-member table:name="2024-01-22" table:display="true" table:show-details="true"/>
                <table:data-pilot-member table:name="2024-01-29" table:display="true" table:show-details="true"/>
                <table:data-pilot-member table:name="2024-02-05" table:display="true" table:show-details="true"/>
                <table:data-pilot-member table:name="2024-02-12" table:display="true" table:show-details="true"/>
                <table:data-pilot-member table:name="2024-02-19" table:display="true" table:show-details="true"/>
                <table:data-pilot-member table:name="2024-02-26" table:display="true" table:show-details="true"/>
                <table:data-pilot-member table:name="2024-03-04" table:display="true" table:show-details="true"/>
                <table:data-pilot-member table:name="2024-03-11" table:display="true" table:show-details="true"/>
                <table:data-pilot-member table:name="2024-03-18" table:display="true" table:show-details="true"/>
                <table:data-pilot-member table:name="2024-03-25" table:display="true" table:show-details="true"/>
                <table:data-pilot-member table:name="2024-04-01" table:display="true" table:show-details="true"/>
                <table:data-pilot-member table:name="2024-04-08" table:display="true" table:show-details="true"/>
                <table:data-pilot-member table:name="2024-04-15" table:display="true" table:show-details="true"/>
                <table:data-pilot-member table:name="2024-04-22" table:display="true" table:show-details="true"/>
                <table:data-pilot-member table:name="2024-04-29" table:display="true" table:show-details="true"/>
                <table:data-pilot-member table:name="2024-05-06" table:display="true" table:show-details="true"/>
                <table:data-pilot-member table:name="2024-05-13" table:display="true" table:show-details="true"/>
                <table:data-pilot-member table:name="2024-05-20" table:display="true" table:show-details="true"/>
                <table:data-pilot-member table:name="2024-05-27" table:display="true" table:show-details="true"/>
                <table:data-pilot-member table:name="2024-06-03" table:display="true" table:show-details="true"/>
                <table:data-pilot-member table:name="2024-06-10" table:display="true" table:show-details="true"/>
                <table:data-pilot-member table:name="2024-06-17" table:display="true" table:show-details="true"/>
                <table:data-pilot-member table:name="2024-06-24" table:display="true" table:show-details="true"/>
                <table:data-pilot-member table:name="2024-07-01" table:display="true" table:show-details="true"/>
                <table:data-pilot-member table:name="2024-07-08" table:display="true" table:show-details="true"/>
                <table:data-pilot-member table:name="2024-07-15" table:display="true" table:show-details="true"/>
                <table:data-pilot-member table:name="2024-07-22" table:display="true" table:show-details="true"/>
                <table:data-pilot-member table:name="2024-07-29" table:display="true" table:show-details="true"/>
                <table:data-pilot-member table:name="2024-08-05" table:display="true" table:show-details="true"/>
                <table:data-pilot-member table:name="2024-08-12" table:display="true" table:show-details="true"/>
                <table:data-pilot-member table:name="2024-08-19" table:display="true" table:show-details="true"/>
                <table:data-pilot-member table:name="2024-08-26" table:display="true" table:show-details="true"/>
                <table:data-pilot-member table:name="2024-09-02" table:display="true" table:show-details="true"/>
                <table:data-pilot-member table:name="2024-09-09" table:display="true" table:show-details="true"/>
                <table:data-pilot-member table:name="2024-09-16" table:display="true" table:show-details="true"/>
                <table:data-pilot-member table:name="2024-09-23" table:display="true" table:show-details="true"/>
                <table:data-pilot-member table:name="2024-09-30" table:display="true" table:show-details="true"/>
                <table:data-pilot-member table:name="2024-10-07" table:display="true" table:show-details="true"/>
                <table:data-pilot-member table:name="2024-10-14" table:display="true" table:show-details="true"/>
                <table:data-pilot-member table:name="2024-10-21" table:display="true" table:show-details="true"/>
                <table:data-pilot-member table:name="2024-10-28" table:display="true" table:show-details="true"/>
                <table:data-pilot-member table:name="2024-11-04" table:display="true" table:show-details="true"/>
                <table:data-pilot-member table:name="2024-11-11" table:display="true" table:show-details="true"/>
                <table:data-pilot-member table:name="2024-11-18" table:display="true" table:show-details="true"/>
                <table:data-pilot-member table:name="2024-11-25" table:display="true" table:show-details="true"/>
                <table:data-pilot-member table:name="2024-12-02" table:display="true" table:show-details="true"/>
                <table:data-pilot-member table:name="2024-12-09" table:display="true" table:show-details="true"/>
                <table:data-pilot-member table:name="2024-12-16" table:display="true" table:show-details="true"/>
                <table:data-pilot-member table:name="2024-12-23" table:display="true" table:show-details="true"/>
                <table:data-pilot-member table:name="2024-12-30" table:display="true" table:show-details="true"/>
                <table:data-pilot-member table:name="2025-01-06" table:display="true" table:show-details="true"/>
                <table:data-pilot-member table:name="2025-01-13" table:display="true" table:show-details="true"/>
                <table:data-pilot-member table:name="2025-01-20" table:display="true" table:show-details="true"/>
                <table:data-pilot-member table:name="2025-01-27" table:display="true" table:show-details="true"/>
                <table:data-pilot-member table:name="2025-02-03" table:display="true" table:show-details="true"/>
                <table:data-pilot-member table:name="2025-02-10" table:display="true" table:show-details="true"/>
                <table:data-pilot-member table:name="2025-02-17" table:display="true" table:show-details="true"/>
                <table:data-pilot-member table:name="2025-02-24" table:display="true" table:show-details="true"/>
                <table:data-pilot-member table:name="2025-03-03" table:display="true" table:show-details="true"/>
                <table:data-pilot-member table:name="2025-03-10" table:display="true" table:show-details="true"/>
                <table:data-pilot-member table:name="2025-03-17" table:display="true" table:show-details="true"/>
                <table:data-pilot-member table:name="2025-03-24" table:display="true" table:show-details="true"/>
                <table:data-pilot-member table:name="2025-03-31" table:display="true" table:show-details="true"/>
                <table:data-pilot-member table:name="2025-04-07" table:display="true" table:show-details="true"/>
                <table:data-pilot-member table:name="2025-04-14" table:display="true" table:show-details="true"/>
                <table:data-pilot-member table:name="2025-04-21" table:display="true" table:show-details="true"/>
                <table:data-pilot-member table:name="2025-04-28" table:display="true" table:show-details="true"/>
                <table:data-pilot-member table:name="2025-05-05" table:display="true" table:show-details="true"/>
                <table:data-pilot-member table:name="2025-05-12" table:display="true" table:show-details="true"/>
                <table:data-pilot-member table:name="2025-05-19" table:display="true" table:show-details="true"/>
                <table:data-pilot-member table:name="2025-05-26" table:display="true" table:show-details="true"/>
                <table:data-pilot-member table:name="2025-06-02" table:display="true" table:show-details="true"/>
                <table:data-pilot-member table:name="2025-06-09" table:display="true" table:show-details="true"/>
                <table:data-pilot-member table:name="2025-06-16" table:display="true" table:show-details="true"/>
                <table:data-pilot-member table:name="2025-06-23" table:display="true" table:show-details="true"/>
                <table:data-pilot-member table:name="2025-06-30" table:display="true" table:show-details="true"/>
                <table:data-pilot-member table:name="2025-07-07" table:display="true" table:show-details="true"/>
                <table:data-pilot-member table:name="2025-07-14" table:display="true" table:show-details="true"/>
                <table:data-pilot-member table:name="2025-07-21" table:display="true" table:show-details="true"/>
                <table:data-pilot-member table:name="2025-07-28" table:display="true" table:show-details="true"/>
                <table:data-pilot-member table:name="2025-08-04" table:display="true" table:show-details="true"/>
                <table:data-pilot-member table:name="2025-08-11" table:display="true" table:show-details="true"/>
                <table:data-pilot-member table:name="2025-08-18" table:display="true" table:show-details="true"/>
                <table:data-pilot-member table:name="2025-08-25" table:display="true" table:show-details="true"/>
                <table:data-pilot-member table:name="2025-09-01" table:display="true" table:show-details="true"/>
                <table:data-pilot-member table:name="2025-09-08" table:display="true" table:show-details="true"/>
                <table:data-pilot-member table:name="2025-09-15" table:display="true" table:show-details="true"/>
                <table:data-pilot-member table:name="2025-09-22" table:display="true" table:show-details="true"/>
                <table:data-pilot-member table:name="2025-09-29" table:display="true" table:show-details="true"/>
                <table:data-pilot-member table:name="2025-10-06" table:display="true" table:show-details="true"/>
                <table:data-pilot-member table:name="2025-10-13" table:display="true" table:show-details="true"/>
                <table:data-pilot-member table:name="2025-10-20" table:display="true" table:show-details="true"/>
                <table:data-pilot-member table:name="2025-10-27" table:display="true" table:show-details="true"/>
                <table:data-pilot-member table:name="2025-11-03" table:display="true" table:show-details="true"/>
                <table:data-pilot-member table:name="2025-11-10" table:display="true" table:show-details="true"/>
                <table:data-pilot-member table:name="2025-11-17" table:display="true" table:show-details="true"/>
                <table:data-pilot-member table:name="2025-11-24" table:display="true" table:show-details="true"/>
                <table:data-pilot-member table:name="2025-12-01" table:display="true" table:show-details="true"/>
                <table:data-pilot-member table:name="2025-12-08" table:display="true" table:show-details="true"/>
                <table:data-pilot-member table:name="2025-12-15" table:display="true" table:show-details="true"/>
                <table:data-pilot-member table:name="2025-12-22" table:display="true" table:show-details="true"/>
                <table:data-pilot-member table:name="2025-12-29" table:display="true" table:show-details="true"/>
                <table:data-pilot-member table:name="2026-01-05" table:display="true" table:show-details="true"/>
                <table:data-pilot-member table:name="2026-01-12" table:display="true" table:show-details="true"/>
                <table:data-pilot-member table:name="2026-01-19" table:display="true" table:show-details="true"/>
                <table:data-pilot-member table:name="2026-01-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lose" table:orientation="data" table:used-hierarchy="0" table:function="average">
            <table:data-pilot-level table:show-empty="false" calcext:repeat-item-labels="false">
              <table:data-pilot-members>
                <table:data-pilot-member table:name="167.09" table:display="true" table:show-details="true"/>
                <table:data-pilot-member table:name="167.42" table:display="true" table:show-details="true"/>
                <table:data-pilot-member table:name="167.99" table:display="true" table:show-details="true"/>
                <table:data-pilot-member table:name="168.99" table:display="true" table:show-details="true"/>
                <table:data-pilot-member table:name="169.05" table:display="true" table:show-details="true"/>
                <table:data-pilot-member table:name="170.11" table:display="true" table:show-details="true"/>
                <table:data-pilot-member table:name="170.3" table:display="true" table:show-details="true"/>
                <table:data-pilot-member table:name="170.31" table:display="true" table:show-details="true"/>
                <table:data-pilot-member table:name="170.5" table:display="true" table:show-details="true"/>
                <table:data-pilot-member table:name="170.66" table:display="true" table:show-details="true"/>
                <table:data-pilot-member table:name="171.02" table:display="true" table:show-details="true"/>
                <table:data-pilot-member table:name="171.33" table:display="true" table:show-details="true"/>
                <table:data-pilot-member table:name="171.41" table:display="true" table:show-details="true"/>
                <table:data-pilot-member table:name="172.02" table:display="true" table:show-details="true"/>
                <table:data-pilot-member table:name="172.08" table:display="true" table:show-details="true"/>
                <table:data-pilot-member table:name="172.27" table:display="true" table:show-details="true"/>
                <table:data-pilot-member table:name="172.28" table:display="true" table:show-details="true"/>
                <table:data-pilot-member table:name="172.73" table:display="true" table:show-details="true"/>
                <table:data-pilot-member table:name="172.94" table:display="true" table:show-details="true"/>
                <table:data-pilot-member table:name="173.73" table:display="true" table:show-details="true"/>
                <table:data-pilot-member table:name="174.26" table:display="true" table:show-details="true"/>
                <table:data-pilot-member table:name="174.36" table:display="true" table:show-details="true"/>
                <table:data-pilot-member table:name="174.5" table:display="true" table:show-details="true"/>
                <table:data-pilot-member table:name="174.73" table:display="true" table:show-details="true"/>
                <table:data-pilot-member table:name="174.8" table:display="true" table:show-details="true"/>
                <table:data-pilot-member table:name="175.01" table:display="true" table:show-details="true"/>
                <table:data-pilot-member table:name="175.1" table:display="true" table:show-details="true"/>
                <table:data-pilot-member table:name="175.43" table:display="true" table:show-details="true"/>
                <table:data-pilot-member table:name="175.79" table:display="true" table:show-details="true"/>
                <table:data-pilot-member table:name="176.03" table:display="true" table:show-details="true"/>
                <table:data-pilot-member table:name="176.27" table:display="true" table:show-details="true"/>
                <table:data-pilot-member table:name="179.03" table:display="true" table:show-details="true"/>
                <table:data-pilot-member table:name="179.73" table:display="true" table:show-details="true"/>
                <table:data-pilot-member table:name="179.87" table:display="true" table:show-details="true"/>
                <table:data-pilot-member table:name="180.08" table:display="true" table:show-details="true"/>
                <table:data-pilot-member table:name="180.8" table:display="true" table:show-details="true"/>
                <table:data-pilot-member table:name="180.9" table:display="true" table:show-details="true"/>
                <table:data-pilot-member table:name="181.25" table:display="true" table:show-details="true"/>
                <table:data-pilot-member table:name="182.79" table:display="true" table:show-details="true"/>
                <table:data-pilot-member table:name="182.89" table:display="true" table:show-details="true"/>
                <table:data-pilot-member table:name="183.07" table:display="true" table:show-details="true"/>
                <table:data-pilot-member table:name="183.36" table:display="true" table:show-details="true"/>
                <table:data-pilot-member table:name="183.45" table:display="true" table:show-details="true"/>
                <table:data-pilot-member table:name="183.99" table:display="true" table:show-details="true"/>
                <table:data-pilot-member table:name="184.38" table:display="true" table:show-details="true"/>
                <table:data-pilot-member table:name="185.29" table:display="true" table:show-details="true"/>
                <table:data-pilot-member table:name="185.8" table:display="true" table:show-details="true"/>
                <table:data-pilot-member table:name="186.06" table:display="true" table:show-details="true"/>
                <table:data-pilot-member table:name="186.68" table:display="true" table:show-details="true"/>
                <table:data-pilot-member table:name="187.87" table:display="true" table:show-details="true"/>
                <table:data-pilot-member table:name="187.97" table:display="true" table:show-details="true"/>
                <table:data-pilot-member table:name="188.22" table:display="true" table:show-details="true"/>
                <table:data-pilot-member table:name="188.29" table:display="true" table:show-details="true"/>
                <table:data-pilot-member table:name="188.55" table:display="true" table:show-details="true"/>
                <table:data-pilot-member table:name="189.41" table:display="true" table:show-details="true"/>
                <table:data-pilot-member table:name="189.53" table:display="true" table:show-details="true"/>
                <table:data-pilot-member table:name="189.84" table:display="true" table:show-details="true"/>
                <table:data-pilot-member table:name="190.3" table:display="true" table:show-details="true"/>
                <table:data-pilot-member table:name="190.51" table:display="true" table:show-details="true"/>
                <table:data-pilot-member table:name="191.38" table:display="true" table:show-details="true"/>
                <table:data-pilot-member table:name="191.53" table:display="true" table:show-details="true"/>
                <table:data-pilot-member table:name="191.66" table:display="true" table:show-details="true"/>
                <table:data-pilot-member table:name="191.74" table:display="true" table:show-details="true"/>
                <table:data-pilot-member table:name="191.75" table:display="true" table:show-details="true"/>
                <table:data-pilot-member table:name="191.86" table:display="true" table:show-details="true"/>
                <table:data-pilot-member table:name="192" table:display="true" table:show-details="true"/>
                <table:data-pilot-member table:name="192.14" table:display="true" table:show-details="true"/>
                <table:data-pilot-member table:name="192.66" table:display="true" table:show-details="true"/>
                <table:data-pilot-member table:name="193.08" table:display="true" table:show-details="true"/>
                <table:data-pilot-member table:name="193.28" table:display="true" table:show-details="true"/>
                <table:data-pilot-member table:name="193.37" table:display="true" table:show-details="true"/>
                <table:data-pilot-member table:name="193.49" table:display="true" table:show-details="true"/>
                <table:data-pilot-member table:name="193.66" table:display="true" table:show-details="true"/>
                <table:data-pilot-member table:name="193.78" table:display="true" table:show-details="true"/>
                <table:data-pilot-member table:name="193.79" table:display="true" table:show-details="true"/>
                <table:data-pilot-member table:name="194.36" table:display="true" table:show-details="true"/>
                <table:data-pilot-member table:name="194.82" table:display="true" table:show-details="true"/>
                <table:data-pilot-member table:name="194.9" table:display="true" table:show-details="true"/>
                <table:data-pilot-member table:name="194.98" table:display="true" table:show-details="true"/>
                <table:data-pilot-member table:name="195.43" table:display="true" table:show-details="true"/>
                <table:data-pilot-member table:name="195.47" table:display="true" table:show-details="true"/>
                <table:data-pilot-member table:name="195.58" table:display="true" table:show-details="true"/>
                <table:data-pilot-member table:name="195.65" table:display="true" table:show-details="true"/>
                <table:data-pilot-member table:name="195.73" table:display="true" table:show-details="true"/>
                <table:data-pilot-member table:name="196.3" table:display="true" table:show-details="true"/>
                <table:data-pilot-member table:name="196.33" table:display="true" table:show-details="true"/>
                <table:data-pilot-member table:name="196.62" table:display="true" table:show-details="true"/>
                <table:data-pilot-member table:name="196.91" table:display="true" table:show-details="true"/>
                <table:data-pilot-member table:name="196.92" table:display="true" table:show-details="true"/>
                <table:data-pilot-member table:name="197" table:display="true" table:show-details="true"/>
                <table:data-pilot-member table:name="197.15" table:display="true" table:show-details="true"/>
                <table:data-pilot-member table:name="197.26" table:display="true" table:show-details="true"/>
                <table:data-pilot-member table:name="197.43" table:display="true" table:show-details="true"/>
                <table:data-pilot-member table:name="197.45" table:display="true" table:show-details="true"/>
                <table:data-pilot-member table:name="197.5" table:display="true" table:show-details="true"/>
                <table:data-pilot-member table:name="198.07" table:display="true" table:show-details="true"/>
                <table:data-pilot-member table:name="198.11" table:display="true" table:show-details="true"/>
                <table:data-pilot-member table:name="198.3" table:display="true" table:show-details="true"/>
                <table:data-pilot-member table:name="198.31" table:display="true" table:show-details="true"/>
                <table:data-pilot-member table:name="198.48" table:display="true" table:show-details="true"/>
                <table:data-pilot-member table:name="198.67" table:display="true" table:show-details="true"/>
                <table:data-pilot-member table:name="198.73" table:display="true" table:show-details="true"/>
                <table:data-pilot-member table:name="198.77" table:display="true" table:show-details="true"/>
                <table:data-pilot-member table:name="198.86" table:display="true" table:show-details="true"/>
                <table:data-pilot-member table:name="198.88" table:display="true" table:show-details="true"/>
                <table:data-pilot-member table:name="198.94" table:display="true" table:show-details="true"/>
                <table:data-pilot-member table:name="199.06" table:display="true" table:show-details="true"/>
                <table:data-pilot-member table:name="199.14" table:display="true" table:show-details="true"/>
                <table:data-pilot-member table:name="199.16" table:display="true" table:show-details="true"/>
                <table:data-pilot-member table:name="199.17" table:display="true" table:show-details="true"/>
                <table:data-pilot-member table:name="199.33" table:display="true" table:show-details="true"/>
                <table:data-pilot-member table:name="199.5" table:display="true" table:show-details="true"/>
                <table:data-pilot-member table:name="199.52" table:display="true" table:show-details="true"/>
                <table:data-pilot-member table:name="199.61" table:display="true" table:show-details="true"/>
                <table:data-pilot-member table:name="199.95" table:display="true" table:show-details="true"/>
                <table:data-pilot-member table:name="200.3" table:display="true" table:show-details="true"/>
                <table:data-pilot-member table:name="200.34" table:display="true" table:show-details="true"/>
                <table:data-pilot-member table:name="200.4" table:display="true" table:show-details="true"/>
                <table:data-pilot-member table:name="200.71" table:display="true" table:show-details="true"/>
                <table:data-pilot-member table:name="201.51" table:display="true" table:show-details="true"/>
                <table:data-pilot-member table:name="201.82" table:display="true" table:show-details="true"/>
                <table:data-pilot-member table:name="202.11" table:display="true" table:show-details="true"/>
                <table:data-pilot-member table:name="202.26" table:display="true" table:show-details="true"/>
                <table:data-pilot-member table:name="202.47" table:display="true" table:show-details="true"/>
                <table:data-pilot-member table:name="202.63" table:display="true" table:show-details="true"/>
                <table:data-pilot-member table:name="204.06" table:display="true" table:show-details="true"/>
                <table:data-pilot-member table:name="204.32" table:display="true" table:show-details="true"/>
                <table:data-pilot-member table:name="204.79" table:display="true" table:show-details="true"/>
                <table:data-pilot-member table:name="204.94" table:display="true" table:show-details="true"/>
                <table:data-pilot-member table:name="205.17" table:display="true" table:show-details="true"/>
                <table:data-pilot-member table:name="205.23" table:display="true" table:show-details="true"/>
                <table:data-pilot-member table:name="205.45" table:display="true" table:show-details="true"/>
                <table:data-pilot-member table:name="205.56" table:display="true" table:show-details="true"/>
                <table:data-pilot-member table:name="205.8" table:display="true" table:show-details="true"/>
                <table:data-pilot-member table:name="206.19" table:display="true" table:show-details="true"/>
                <table:data-pilot-member table:name="206.6" table:display="true" table:show-details="true"/>
                <table:data-pilot-member table:name="207.04" table:display="true" table:show-details="true"/>
                <table:data-pilot-member table:name="207.23" table:display="true" table:show-details="true"/>
                <table:data-pilot-member table:name="207.29" table:display="true" table:show-details="true"/>
                <table:data-pilot-member table:name="207.45" table:display="true" table:show-details="true"/>
                <table:data-pilot-member table:name="207.53" table:display="true" table:show-details="true"/>
                <table:data-pilot-member table:name="207.63" table:display="true" table:show-details="true"/>
                <table:data-pilot-member table:name="207.8" table:display="true" table:show-details="true"/>
                <table:data-pilot-member table:name="207.86" table:display="true" table:show-details="true"/>
                <table:data-pilot-member table:name="207.94" table:display="true" table:show-details="true"/>
                <table:data-pilot-member table:name="207.96" table:display="true" table:show-details="true"/>
                <table:data-pilot-member table:name="208.59" table:display="true" table:show-details="true"/>
                <table:data-pilot-member table:name="208.67" table:display="true" table:show-details="true"/>
                <table:data-pilot-member table:name="208.69" table:display="true" table:show-details="true"/>
                <table:data-pilot-member table:name="208.83" table:display="true" table:show-details="true"/>
                <table:data-pilot-member table:name="209.25" table:display="true" table:show-details="true"/>
                <table:data-pilot-member table:name="209.78" table:display="true" table:show-details="true"/>
                <table:data-pilot-member table:name="209.98" table:display="true" table:show-details="true"/>
                <table:data-pilot-member table:name="210.05" table:display="true" table:show-details="true"/>
                <table:data-pilot-member table:name="210.19" table:display="true" table:show-details="true"/>
                <table:data-pilot-member table:name="210.24" table:display="true" table:show-details="true"/>
                <table:data-pilot-member table:name="210.28" table:display="true" table:show-details="true"/>
                <table:data-pilot-member table:name="210.33" table:display="true" table:show-details="true"/>
                <table:data-pilot-member table:name="210.48" table:display="true" table:show-details="true"/>
                <table:data-pilot-member table:name="210.5" table:display="true" table:show-details="true"/>
                <table:data-pilot-member table:name="210.75" table:display="true" table:show-details="true"/>
                <table:data-pilot-member table:name="210.85" table:display="true" table:show-details="true"/>
                <table:data-pilot-member table:name="210.86" table:display="true" table:show-details="true"/>
                <table:data-pilot-member table:name="210.93" table:display="true" table:show-details="true"/>
                <table:data-pilot-member table:name="211.09" table:display="true" table:show-details="true"/>
                <table:data-pilot-member table:name="211.22" table:display="true" table:show-details="true"/>
                <table:data-pilot-member table:name="211.44" table:display="true" table:show-details="true"/>
                <table:data-pilot-member table:name="211.55" table:display="true" table:show-details="true"/>
                <table:data-pilot-member table:name="211.59" table:display="true" table:show-details="true"/>
                <table:data-pilot-member table:name="212.24" table:display="true" table:show-details="true"/>
                <table:data-pilot-member table:name="212.46" table:display="true" table:show-details="true"/>
                <table:data-pilot-member table:name="212.8" table:display="true" table:show-details="true"/>
                <table:data-pilot-member table:name="212.84" table:display="true" table:show-details="true"/>
                <table:data-pilot-member table:name="213.42" table:display="true" table:show-details="true"/>
                <table:data-pilot-member table:name="213.62" table:display="true" table:show-details="true"/>
                <table:data-pilot-member table:name="213.97" table:display="true" table:show-details="true"/>
                <table:data-pilot-member table:name="214.44" table:display="true" table:show-details="true"/>
                <table:data-pilot-member table:name="214.52" table:display="true" table:show-details="true"/>
                <table:data-pilot-member table:name="214.6" table:display="true" table:show-details="true"/>
                <table:data-pilot-member table:name="215.19" table:display="true" table:show-details="true"/>
                <table:data-pilot-member table:name="215.45" table:display="true" table:show-details="true"/>
                <table:data-pilot-member table:name="216.63" table:display="true" table:show-details="true"/>
                <table:data-pilot-member table:name="216.81" table:display="true" table:show-details="true"/>
                <table:data-pilot-member table:name="216.87" table:display="true" table:show-details="true"/>
                <table:data-pilot-member table:name="217.63" table:display="true" table:show-details="true"/>
                <table:data-pilot-member table:name="218.31" table:display="true" table:show-details="true"/>
                <table:data-pilot-member table:name="219.17" table:display="true" table:show-details="true"/>
                <table:data-pilot-member table:name="219.33" table:display="true" table:show-details="true"/>
                <table:data-pilot-member table:name="219.78" table:display="true" table:show-details="true"/>
                <table:data-pilot-member table:name="220.18" table:display="true" table:show-details="true"/>
                <table:data-pilot-member table:name="220.3" table:display="true" table:show-details="true"/>
                <table:data-pilot-member table:name="221.29" table:display="true" table:show-details="true"/>
                <table:data-pilot-member table:name="221.48" table:display="true" table:show-details="true"/>
                <table:data-pilot-member table:name="221.49" table:display="true" table:show-details="true"/>
                <table:data-pilot-member table:name="221.92" table:display="true" table:show-details="true"/>
                <table:data-pilot-member table:name="222.21" table:display="true" table:show-details="true"/>
                <table:data-pilot-member table:name="222.29" table:display="true" table:show-details="true"/>
                <table:data-pilot-member table:name="222.31" table:display="true" table:show-details="true"/>
                <table:data-pilot-member table:name="222.39" table:display="true" table:show-details="true"/>
                <table:data-pilot-member table:name="222.9" table:display="true" table:show-details="true"/>
                <table:data-pilot-member table:name="222.94" table:display="true" table:show-details="true"/>
                <table:data-pilot-member table:name="223" table:display="true" table:show-details="true"/>
                <table:data-pilot-member table:name="223.41" table:display="true" table:show-details="true"/>
                <table:data-pilot-member table:name="223.64" table:display="true" table:show-details="true"/>
                <table:data-pilot-member table:name="224.12" table:display="true" table:show-details="true"/>
                <table:data-pilot-member table:name="224.41" table:display="true" table:show-details="true"/>
                <table:data-pilot-member table:name="224.42" table:display="true" table:show-details="true"/>
                <table:data-pilot-member table:name="224.8" table:display="true" table:show-details="true"/>
                <table:data-pilot-member table:name="224.98" table:display="true" table:show-details="true"/>
                <table:data-pilot-member table:name="225.19" table:display="true" table:show-details="true"/>
                <table:data-pilot-member table:name="225.37" table:display="true" table:show-details="true"/>
                <table:data-pilot-member table:name="225.5" table:display="true" table:show-details="true"/>
                <table:data-pilot-member table:name="227.11" table:display="true" table:show-details="true"/>
                <table:data-pilot-member table:name="227.9" table:display="true" table:show-details="true"/>
                <table:data-pilot-member table:name="228.69" table:display="true" table:show-details="true"/>
                <table:data-pilot-member table:name="228.99" table:display="true" table:show-details="true"/>
                <table:data-pilot-member table:name="229.14" table:display="true" table:show-details="true"/>
                <table:data-pilot-member table:name="229.61" table:display="true" table:show-details="true"/>
                <table:data-pilot-member table:name="230.37" table:display="true" table:show-details="true"/>
                <table:data-pilot-member table:name="231.96" table:display="true" table:show-details="true"/>
                <table:data-pilot-member table:name="232.22" table:display="true" table:show-details="true"/>
                <table:data-pilot-member table:name="232.44" table:display="true" table:show-details="true"/>
                <table:data-pilot-member table:name="232.96" table:display="true" table:show-details="true"/>
                <table:data-pilot-member table:name="233.13" table:display="true" table:show-details="true"/>
                <table:data-pilot-member table:name="233.93" table:display="true" table:show-details="true"/>
                <table:data-pilot-member table:name="234.34" table:display="true" table:show-details="true"/>
                <table:data-pilot-member table:name="234.72" table:display="true" table:show-details="true"/>
                <table:data-pilot-member table:name="234.97" table:display="true" table:show-details="true"/>
                <table:data-pilot-member table:name="235.59" table:display="true" table:show-details="true"/>
                <table:data-pilot-member table:name="236.2" table:display="true" table:show-details="true"/>
                <table:data-pilot-member table:name="236.38" table:display="true" table:show-details="true"/>
                <table:data-pilot-member table:name="236.98" table:display="true" table:show-details="true"/>
                <table:data-pilot-member table:name="237.6" table:display="true" table:show-details="true"/>
                <table:data-pilot-member table:name="238.36" table:display="true" table:show-details="true"/>
                <table:data-pilot-member table:name="238.39" table:display="true" table:show-details="true"/>
                <table:data-pilot-member table:name="239.01" table:display="true" table:show-details="true"/>
                <table:data-pilot-member table:name="239.11" table:display="true" table:show-details="true"/>
                <table:data-pilot-member table:name="239.29" table:display="true" table:show-details="true"/>
                <table:data-pilot-member table:name="239.32" table:display="true" table:show-details="true"/>
                <table:data-pilot-member table:name="239.56" table:display="true" table:show-details="true"/>
                <table:data-pilot-member table:name="239.58" table:display="true" table:show-details="true"/>
                <table:data-pilot-member table:name="239.71" table:display="true" table:show-details="true"/>
                <table:data-pilot-member table:name="239.87" table:display="true" table:show-details="true"/>
                <table:data-pilot-member table:name="239.94" table:display="true" table:show-details="true"/>
                <table:data-pilot-member table:name="240" table:display="true" table:show-details="true"/>
                <table:data-pilot-member table:name="240.78" table:display="true" table:show-details="true"/>
                <table:data-pilot-member table:name="240.85" table:display="true" table:show-details="true"/>
                <table:data-pilot-member table:name="240.88" table:display="true" table:show-details="true"/>
                <table:data-pilot-member table:name="241.16" table:display="true" table:show-details="true"/>
                <table:data-pilot-member table:name="241.17" table:display="true" table:show-details="true"/>
                <table:data-pilot-member table:name="241.53" table:display="true" table:show-details="true"/>
                <table:data-pilot-member table:name="241.63" table:display="true" table:show-details="true"/>
                <table:data-pilot-member table:name="241.87" table:display="true" table:show-details="true"/>
                <table:data-pilot-member table:name="242.28" table:display="true" table:show-details="true"/>
                <table:data-pilot-member table:name="242.31" table:display="true" table:show-details="true"/>
                <table:data-pilot-member table:name="242.85" table:display="true" table:show-details="true"/>
                <table:data-pilot-member table:name="242.86" table:display="true" table:show-details="true"/>
                <table:data-pilot-member table:name="243.09" table:display="true" table:show-details="true"/>
                <table:data-pilot-member table:name="243.13" table:display="true" table:show-details="true"/>
                <table:data-pilot-member table:name="243.14" table:display="true" table:show-details="true"/>
                <table:data-pilot-member table:name="243.17" table:display="true" table:show-details="true"/>
                <table:data-pilot-member table:name="243.22" table:display="true" table:show-details="true"/>
                <table:data-pilot-member table:name="243.28" table:display="true" table:show-details="true"/>
                <table:data-pilot-member table:name="243.4" table:display="true" table:show-details="true"/>
                <table:data-pilot-member table:name="243.53" table:display="true" table:show-details="true"/>
                <table:data-pilot-member table:name="243.55" table:display="true" table:show-details="true"/>
                <table:data-pilot-member table:name="243.66" table:display="true" table:show-details="true"/>
                <table:data-pilot-member table:name="243.81" table:display="true" table:show-details="true"/>
                <table:data-pilot-member table:name="244.21" table:display="true" table:show-details="true"/>
                <table:data-pilot-member table:name="244.62" table:display="true" table:show-details="true"/>
                <table:data-pilot-member table:name="244.64" table:display="true" table:show-details="true"/>
                <table:data-pilot-member table:name="244.76" table:display="true" table:show-details="true"/>
                <table:data-pilot-member table:name="244.82" table:display="true" table:show-details="true"/>
                <table:data-pilot-member table:name="245.03" table:display="true" table:show-details="true"/>
                <table:data-pilot-member table:name="245.3" table:display="true" table:show-details="true"/>
                <table:data-pilot-member table:name="245.31" table:display="true" table:show-details="true"/>
                <table:data-pilot-member table:name="245.48" table:display="true" table:show-details="true"/>
                <table:data-pilot-member table:name="245.82" table:display="true" table:show-details="true"/>
                <table:data-pilot-member table:name="246.25" table:display="true" table:show-details="true"/>
                <table:data-pilot-member table:name="246.54" table:display="true" table:show-details="true"/>
                <table:data-pilot-member table:name="246.89" table:display="true" table:show-details="true"/>
                <table:data-pilot-member table:name="247.06" table:display="true" table:show-details="true"/>
                <table:data-pilot-member table:name="247.36" table:display="true" table:show-details="true"/>
                <table:data-pilot-member table:name="247.47" table:display="true" table:show-details="true"/>
                <table:data-pilot-member table:name="248.06" table:display="true" table:show-details="true"/>
                <table:data-pilot-member table:name="248.12" table:display="true" table:show-details="true"/>
                <table:data-pilot-member table:name="248.55" table:display="true" table:show-details="true"/>
                <table:data-pilot-member table:name="249.25" table:display="true" table:show-details="true"/>
                <table:data-pilot-member table:name="249.39" table:display="true" table:show-details="true"/>
                <table:data-pilot-member table:name="249.72" table:display="true" table:show-details="true"/>
                <table:data-pilot-member table:name="249.79" table:display="true" table:show-details="true"/>
                <table:data-pilot-member table:name="249.97" table:display="true" table:show-details="true"/>
                <table:data-pilot-member table:name="250.25" table:display="true" table:show-details="true"/>
                <table:data-pilot-member table:name="250.29" table:display="true" table:show-details="true"/>
                <table:data-pilot-member table:name="251.03" table:display="true" table:show-details="true"/>
                <table:data-pilot-member table:name="251.13" table:display="true" table:show-details="true"/>
                <table:data-pilot-member table:name="251.53" table:display="true" table:show-details="true"/>
                <table:data-pilot-member table:name="252.35" table:display="true" table:show-details="true"/>
                <table:data-pilot-member table:name="252.51" table:display="true" table:show-details="true"/>
                <table:data-pilot-member table:name="252.56" table:display="true" table:show-details="true"/>
                <table:data-pilot-member table:name="253.08" table:display="true" table:show-details="true"/>
                <table:data-pilot-member table:name="253.47" table:display="true" table:show-details="true"/>
                <table:data-pilot-member table:name="254.27" table:display="true" table:show-details="true"/>
                <table:data-pilot-member table:name="257.4" table:display="true" table:show-details="true"/>
                <table:data-pilot-member table:name="258.79" table:display="true" table:show-details="true"/>
                <table:data-pilot-member table:name="259.05" table:display="true" table:show-details="true"/>
                <table:data-pilot-member table:name="259.16" table:display="true" table:show-details="true"/>
                <table:data-pilot-member table:name="260.05" table:display="true" table:show-details="true"/>
                <table:data-pilot-member table:name="260.62" table:display="true" table:show-details="true"/>
                <table:data-pilot-member table:name="260.67" table:display="true" table:show-details="true"/>
                <table:data-pilot-member table:name="260.71" table:display="true" table:show-details="true"/>
                <table:data-pilot-member table:name="261.04" table:display="true" table:show-details="true"/>
                <table:data-pilot-member table:name="261.34" table:display="true" table:show-details="true"/>
                <table:data-pilot-member table:name="261.95" table:display="true" table:show-details="true"/>
                <table:data-pilot-member table:name="262.84" table:display="true" table:show-details="true"/>
                <table:data-pilot-member table:name="263.01" table:display="true" table:show-details="true"/>
                <table:data-pilot-member table:name="263.03" table:display="true" table:show-details="true"/>
                <table:data-pilot-member table:name="263.49" table:display="true" table:show-details="true"/>
                <table:data-pilot-member table:name="264" table:display="true" table:show-details="true"/>
                <table:data-pilot-member table:name="264.22" table:display="true" table:show-details="true"/>
                <table:data-pilot-member table:name="264.24" table:display="true" table:show-details="true"/>
                <table:data-pilot-member table:name="264.37" table:display="true" table:show-details="true"/>
                <table:data-pilot-member table:name="264.65" table:display="true" table:show-details="true"/>
                <table:data-pilot-member table:name="264.66" table:display="true" table:show-details="true"/>
                <table:data-pilot-member table:name="264.84" table:display="true" table:show-details="true"/>
                <table:data-pilot-member table:name="264.88" table:display="true" table:show-details="true"/>
                <table:data-pilot-member table:name="264.95" table:display="true" table:show-details="true"/>
                <table:data-pilot-member table:name="265.29" table:display="true" table:show-details="true"/>
                <table:data-pilot-member table:name="265.64" table:display="true" table:show-details="true"/>
                <table:data-pilot-member table:name="265.68" table:display="true" table:show-details="true"/>
                <table:data-pilot-member table:name="265.73" table:display="true" table:show-details="true"/>
                <table:data-pilot-member table:name="265.85" table:display="true" table:show-details="true"/>
                <table:data-pilot-member table:name="265.95" table:display="true" table:show-details="true"/>
                <table:data-pilot-member table:name="266.27" table:display="true" table:show-details="true"/>
                <table:data-pilot-member table:name="266.58" table:display="true" table:show-details="true"/>
                <table:data-pilot-member table:name="266.74" table:display="true" table:show-details="true"/>
                <table:data-pilot-member table:name="266.8" table:display="true" table:show-details="true"/>
                <table:data-pilot-member table:name="266.81" table:display="true" table:show-details="true"/>
                <table:data-pilot-member table:name="267.14" table:display="true" table:show-details="true"/>
                <table:data-pilot-member table:name="267.3" table:display="true" table:show-details="true"/>
                <table:data-pilot-member table:name="267.49" table:display="true" table:show-details="true"/>
                <table:data-pilot-member table:name="267.56" table:display="true" table:show-details="true"/>
                <table:data-pilot-member table:name="267.94" table:display="true" table:show-details="true"/>
                <table:data-pilot-member table:name="268.15" table:display="true" table:show-details="true"/>
                <table:data-pilot-member table:name="268.23" table:display="true" table:show-details="true"/>
                <table:data-pilot-member table:name="268.24" table:display="true" table:show-details="true"/>
                <table:data-pilot-member table:name="268.6" table:display="true" table:show-details="true"/>
                <table:data-pilot-member table:name="269.52" table:display="true" table:show-details="true"/>
                <table:data-pilot-member table:name="270.36" table:display="true" table:show-details="true"/>
                <table:data-pilot-member table:name="270.43" table:display="true" table:show-details="true"/>
                <table:data-pilot-member table:name="271.04" table:display="true" table:show-details="true"/>
                <table:data-pilot-member table:name="273.96" table:display="true" table:show-details="true"/>
                <table:data-pilot-member table:name="274.99" table:display="true" table:show-details="true"/>
                <table:data-pilot-member table:name="275" table:display="true" table:show-details="true"/>
                <table:data-pilot-member table:name="275.45" table:display="true" table:show-details="true"/>
                <table:data-pilot-member table:name="275.8" table:display="true" table:show-details="true"/>
                <table:data-pilot-member table:name="276.32" table:display="true" table:show-details="true"/>
                <table:data-pilot-member table:name="276.59" table:display="true" table:show-details="true"/>
                <table:data-pilot-member table:name="276.9" table:display="true" table:show-details="true"/>
                <table:data-pilot-member table:name="278.27" table:display="true" table:show-details="true"/>
                <table:data-pilot-member table:name="279.25" table:display="true" table:show-details="true"/>
                <table:data-pilot-member table:name="279.95" table:display="true" table:show-details="true"/>
                <table:data-pilot-member table:name="281.26" table:display="true" table:show-details="true"/>
                <table:data-pilot-member table:name="282.78" table:display="true" table:show-details="true"/>
                <table:data-pilot-member table:name="283.16" table:display="true" table:show-details="true"/>
                <table:data-pilot-member table:name="284.06" table:display="true" table:show-details="true"/>
                <table:data-pilot-member table:name="285.82" table:display="true" table:show-details="true"/>
                <table:data-pilot-member table:name="286.55" table:display="true" table:show-details="true"/>
                <table:data-pilot-member table:name="286.86" table:display="true" table:show-details="true"/>
                <table:data-pilot-member table:name="286.94" table:display="true" table:show-details="true"/>
                <table:data-pilot-member table:name="287.11" table:display="true" table:show-details="true"/>
                <table:data-pilot-member table:name="288.19" table:display="true" table:show-details="true"/>
                <table:data-pilot-member table:name="288.7" table:display="true" table:show-details="true"/>
                <table:data-pilot-member table:name="288.75" table:display="true" table:show-details="true"/>
                <table:data-pilot-member table:name="288.76" table:display="true" table:show-details="true"/>
                <table:data-pilot-member table:name="289.37" table:display="true" table:show-details="true"/>
                <table:data-pilot-member table:name="289.56" table:display="true" table:show-details="true"/>
                <table:data-pilot-member table:name="289.9" table:display="true" table:show-details="true"/>
                <table:data-pilot-member table:name="289.91" table:display="true" table:show-details="true"/>
                <table:data-pilot-member table:name="290.41" table:display="true" table:show-details="true"/>
                <table:data-pilot-member table:name="290.49" table:display="true" table:show-details="true"/>
                <table:data-pilot-member table:name="290.53" table:display="true" table:show-details="true"/>
                <table:data-pilot-member table:name="290.66" table:display="true" table:show-details="true"/>
                <table:data-pilot-member table:name="290.97" table:display="true" table:show-details="true"/>
                <table:data-pilot-member table:name="291.27" table:display="true" table:show-details="true"/>
                <table:data-pilot-member table:name="291.35" table:display="true" table:show-details="true"/>
                <table:data-pilot-member table:name="291.37" table:display="true" table:show-details="true"/>
                <table:data-pilot-member table:name="291.43" table:display="true" table:show-details="true"/>
                <table:data-pilot-member table:name="291.47" table:display="true" table:show-details="true"/>
                <table:data-pilot-member table:name="291.53" table:display="true" table:show-details="true"/>
                <table:data-pilot-member table:name="291.97" table:display="true" table:show-details="true"/>
                <table:data-pilot-member table:name="292" table:display="true" table:show-details="true"/>
                <table:data-pilot-member table:name="292.24" table:display="true" table:show-details="true"/>
                <table:data-pilot-member table:name="292.85" table:display="true" table:show-details="true"/>
                <table:data-pilot-member table:name="292.91" table:display="true" table:show-details="true"/>
                <table:data-pilot-member table:name="294.11" table:display="true" table:show-details="true"/>
                <table:data-pilot-member table:name="294.16" table:display="true" table:show-details="true"/>
                <table:data-pilot-member table:name="294.26" table:display="true" table:show-details="true"/>
                <table:data-pilot-member table:name="294.38" table:display="true" table:show-details="true"/>
                <table:data-pilot-member table:name="294.54" table:display="true" table:show-details="true"/>
                <table:data-pilot-member table:name="294.9" table:display="true" table:show-details="true"/>
                <table:data-pilot-member table:name="296" table:display="true" table:show-details="true"/>
                <table:data-pilot-member table:name="296.24" table:display="true" table:show-details="true"/>
                <table:data-pilot-member table:name="296.55" table:display="true" table:show-details="true"/>
                <table:data-pilot-member table:name="296.76" table:display="true" table:show-details="true"/>
                <table:data-pilot-member table:name="297.04" table:display="true" table:show-details="true"/>
                <table:data-pilot-member table:name="297.09" table:display="true" table:show-details="true"/>
                <table:data-pilot-member table:name="297.56" table:display="true" table:show-details="true"/>
                <table:data-pilot-member table:name="297.72" table:display="true" table:show-details="true"/>
                <table:data-pilot-member table:name="297.85" table:display="true" table:show-details="true"/>
                <table:data-pilot-member table:name="298" table:display="true" table:show-details="true"/>
                <table:data-pilot-member table:name="298.02" table:display="true" table:show-details="true"/>
                <table:data-pilot-member table:name="298.28" table:display="true" table:show-details="true"/>
                <table:data-pilot-member table:name="298.38" table:display="true" table:show-details="true"/>
                <table:data-pilot-member table:name="298.54" table:display="true" table:show-details="true"/>
                <table:data-pilot-member table:name="298.57" table:display="true" table:show-details="true"/>
                <table:data-pilot-member table:name="298.62" table:display="true" table:show-details="true"/>
                <table:data-pilot-member table:name="299.28" table:display="true" table:show-details="true"/>
                <table:data-pilot-member table:name="299.41" table:display="true" table:show-details="true"/>
                <table:data-pilot-member table:name="299.51" table:display="true" table:show-details="true"/>
                <table:data-pilot-member table:name="299.63" table:display="true" table:show-details="true"/>
                <table:data-pilot-member table:name="299.7" table:display="true" table:show-details="true"/>
                <table:data-pilot-member table:name="300.31" table:display="true" table:show-details="true"/>
                <table:data-pilot-member table:name="300.37" table:display="true" table:show-details="true"/>
                <table:data-pilot-member table:name="300.44" table:display="true" table:show-details="true"/>
                <table:data-pilot-member table:name="300.51" table:display="true" table:show-details="true"/>
                <table:data-pilot-member table:name="300.54" table:display="true" table:show-details="true"/>
                <table:data-pilot-member table:name="300.77" table:display="true" table:show-details="true"/>
                <table:data-pilot-member table:name="300.89" table:display="true" table:show-details="true"/>
                <table:data-pilot-member table:name="301.04" table:display="true" table:show-details="true"/>
                <table:data-pilot-member table:name="301.07" table:display="true" table:show-details="true"/>
                <table:data-pilot-member table:name="301.42" table:display="true" table:show-details="true"/>
                <table:data-pilot-member table:name="302.04" table:display="true" table:show-details="true"/>
                <table:data-pilot-member table:name="302.08" table:display="true" table:show-details="true"/>
                <table:data-pilot-member table:name="302.36" table:display="true" table:show-details="true"/>
                <table:data-pilot-member table:name="302.74" table:display="true" table:show-details="true"/>
                <table:data-pilot-member table:name="303" table:display="true" table:show-details="true"/>
                <table:data-pilot-member table:name="303.27" table:display="true" table:show-details="true"/>
                <table:data-pilot-member table:name="303.61" table:display="true" table:show-details="true"/>
                <table:data-pilot-member table:name="303.63" table:display="true" table:show-details="true"/>
                <table:data-pilot-member table:name="303.82" table:display="true" table:show-details="true"/>
                <table:data-pilot-member table:name="304.03" table:display="true" table:show-details="true"/>
                <table:data-pilot-member table:name="304.15" table:display="true" table:show-details="true"/>
                <table:data-pilot-member table:name="305.36" table:display="true" table:show-details="true"/>
                <table:data-pilot-member table:name="305.51" table:display="true" table:show-details="true"/>
                <table:data-pilot-member table:name="305.53" table:display="true" table:show-details="true"/>
                <table:data-pilot-member table:name="305.56" table:display="true" table:show-details="true"/>
                <table:data-pilot-member table:name="305.69" table:display="true" table:show-details="true"/>
                <table:data-pilot-member table:name="306.01" table:display="true" table:show-details="true"/>
                <table:data-pilot-member table:name="306.91" table:display="true" table:show-details="true"/>
                <table:data-pilot-member table:name="307.55" table:display="true" table:show-details="true"/>
                <table:data-pilot-member table:name="307.64" table:display="true" table:show-details="true"/>
                <table:data-pilot-member table:name="307.69" table:display="true" table:show-details="true"/>
                <table:data-pilot-member table:name="307.87" table:display="true" table:show-details="true"/>
                <table:data-pilot-member table:name="307.88" table:display="true" table:show-details="true"/>
                <table:data-pilot-member table:name="307.97" table:display="true" table:show-details="true"/>
                <table:data-pilot-member table:name="308.9" table:display="true" table:show-details="true"/>
                <table:data-pilot-member table:name="308.92" table:display="true" table:show-details="true"/>
                <table:data-pilot-member table:name="309.18" table:display="true" table:show-details="true"/>
                <table:data-pilot-member table:name="309.19" table:display="true" table:show-details="true"/>
                <table:data-pilot-member table:name="309.25" table:display="true" table:show-details="true"/>
                <table:data-pilot-member table:name="309.26" table:display="true" table:show-details="true"/>
                <table:data-pilot-member table:name="309.35" table:display="true" table:show-details="true"/>
                <table:data-pilot-member table:name="309.44" table:display="true" table:show-details="true"/>
                <table:data-pilot-member table:name="309.48" table:display="true" table:show-details="true"/>
                <table:data-pilot-member table:name="310.03" table:display="true" table:show-details="true"/>
                <table:data-pilot-member table:name="310.11" table:display="true" table:show-details="true"/>
                <table:data-pilot-member table:name="310.71" table:display="true" table:show-details="true"/>
                <table:data-pilot-member table:name="310.9" table:display="true" table:show-details="true"/>
                <table:data-pilot-member table:name="311.12" table:display="true" table:show-details="true"/>
                <table:data-pilot-member table:name="311.68" table:display="true" table:show-details="true"/>
                <table:data-pilot-member table:name="311.75" table:display="true" table:show-details="true"/>
                <table:data-pilot-member table:name="312.13" table:display="true" table:show-details="true"/>
                <table:data-pilot-member table:name="312.44" table:display="true" table:show-details="true"/>
                <table:data-pilot-member table:name="312.47" table:display="true" table:show-details="true"/>
                <table:data-pilot-member table:name="312.74" table:display="true" table:show-details="true"/>
                <table:data-pilot-member table:name="313" table:display="true" table:show-details="true"/>
                <table:data-pilot-member table:name="313.08" table:display="true" table:show-details="true"/>
                <table:data-pilot-member table:name="313.23" table:display="true" table:show-details="true"/>
                <table:data-pilot-member table:name="313.42" table:display="true" table:show-details="true"/>
                <table:data-pilot-member table:name="313.45" table:display="true" table:show-details="true"/>
                <table:data-pilot-member table:name="314.21" table:display="true" table:show-details="true"/>
                <table:data-pilot-member table:name="314.78" table:display="true" table:show-details="true"/>
                <table:data-pilot-member table:name="314.98" table:display="true" table:show-details="true"/>
                <table:data-pilot-member table:name="315.04" table:display="true" table:show-details="true"/>
                <table:data-pilot-member table:name="315.21" table:display="true" table:show-details="true"/>
                <table:data-pilot-member table:name="315.43" table:display="true" table:show-details="true"/>
                <table:data-pilot-member table:name="315.55" table:display="true" table:show-details="true"/>
                <table:data-pilot-member table:name="315.62" table:display="true" table:show-details="true"/>
                <table:data-pilot-member table:name="315.69" table:display="true" table:show-details="true"/>
                <table:data-pilot-member table:name="316.06" table:display="true" table:show-details="true"/>
                <table:data-pilot-member table:name="316.1" table:display="true" table:show-details="true"/>
                <table:data-pilot-member table:name="316.89" table:display="true" table:show-details="true"/>
                <table:data-pilot-member table:name="317.21" table:display="true" table:show-details="true"/>
                <table:data-pilot-member table:name="317.38" table:display="true" table:show-details="true"/>
                <table:data-pilot-member table:name="318.52" table:display="true" table:show-details="true"/>
                <table:data-pilot-member table:name="320.02" table:display="true" table:show-details="true"/>
                <table:data-pilot-member table:name="320.41" table:display="true" table:show-details="true"/>
                <table:data-pilot-member table:name="322.22" table:display="true" table:show-details="true"/>
                <table:data-pilot-member table:name="323.09" table:display="true" table:show-details="true"/>
                <table:data-pilot-member table:name="323.42" table:display="true" table:show-details="true"/>
                <table:data-pilot-member table:name="323.75" table:display="true" table:show-details="true"/>
                <table:data-pilot-member table:name="324.49" table:display="true" table:show-details="true"/>
                <table:data-pilot-member table:name="325.48" table:display="true" table:show-details="true"/>
                <table:data-pilot-member table:name="325.93" table:display="true" table:show-details="true"/>
                <table:data-pilot-member table:name="326.99" table:display="true" table:show-details="true"/>
                <table:data-pilot-member table:name="327.91" table:display="true" table:show-details="true"/>
                <table:data-pilot-member table:name="329.17" table:display="true" table:show-details="true"/>
                <table:data-pilot-member table:name="329.19" table:display="true" table:show-details="true"/>
                <table:data-pilot-member table:name="329.79" table:display="true" table:show-details="true"/>
                <table:data-pilot-member table:name="334.04" table:display="true" table:show-details="true"/>
                <table:data-pilot-member table:name="334.6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9T20:23:15.818371200</meta:creation-date>
    <meta:generator>LibreOffice/25.8.4.2$Windows_X86_64 LibreOffice_project/290daaa01b999472f0c7a3890eb6a550fd74c6df</meta:generator>
    <dc:date>2026-01-29T21:11:41.773796800</dc:date>
    <meta:editing-duration>PT48M23S</meta:editing-duration>
    <meta:editing-cycles>10</meta:editing-cycles>
    <meta:document-statistic meta:table-count="4" meta:cell-count="7564" meta:object-count="5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date-style style:name="N49">
      <number:year number:style="long"/>
      <number:text>-</number:text>
      <number:month number:style="long"/>
      <number:text>-</number:text>
      <number:day number:style="long"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675cm" svg:height="8.266cm" xlink:href=".." xlink:type="simple" chart:class="chart:bar" chart:style-name="ch1">
        <chart:title svg:x="2.928cm" svg:y="0.301cm" chart:style-name="ch2">
          <text:p>JPM Dividends: 2000 - 2025</text:p>
        </chart:title>
        <chart:plot-area chart:style-name="ch3" svg:x="0.233cm" svg:y="1.245cm" svg:width="11.209cm" svg:height="6.856cm">
          <chart:coordinate-region svg:x="1.604cm" svg:y="1.444cm" svg:width="9.838cm" svg:height="4.883cm"/>
          <chart:axis chart:dimension="x" chart:name="primary-x" chart:style-name="ch4" chartooo:axis-type="auto">
            <chartooo:date-scale/>
            <chart:categories table:cell-range-address="Dividends.A2:Dividends.A1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ividends.B2:Dividends.B106" chart:label-cell-address="Dividends.B1:Dividends.B1" chart:class="chart:bar">
            <chart:data-point chart:repeated="10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vidends</text:p>
                <draw:g>
                  <svg:desc>Dividends.B1:Dividends.B1</svg:desc>
                </draw:g>
              </table:table-cell>
            </table:table-row>
          </table:table-header-rows>
          <table:table-rows>
            <table:table-row>
              <table:table-cell office:value-type="float" office:value="36529">
                <text:p>36529</text:p>
                <draw:g>
                  <svg:desc>Dividends.A2:Dividends.A106</svg:desc>
                </draw:g>
              </table:table-cell>
              <table:table-cell office:value-type="float" office:value="0.27">
                <text:p>0.27</text:p>
                <draw:g>
                  <svg:desc>Dividends.B2:Dividends.B106</svg:desc>
                </draw:g>
              </table:table-cell>
            </table:table-row>
            <table:table-row>
              <table:table-cell office:value-type="float" office:value="36620">
                <text:p>3662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36710">
                <text:p>3671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36803">
                <text:p>3680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36894">
                <text:p>36894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36985">
                <text:p>3698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075">
                <text:p>3707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167">
                <text:p>37167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258">
                <text:p>3725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349">
                <text:p>3734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439">
                <text:p>3743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531">
                <text:p>3753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623">
                <text:p>3762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713">
                <text:p>3771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803">
                <text:p>37803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896">
                <text:p>3789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7988">
                <text:p>37988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8079">
                <text:p>3807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8169">
                <text:p>3816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8264">
                <text:p>3826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8356">
                <text:p>3835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8446">
                <text:p>38446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8629">
                <text:p>38629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8721">
                <text:p>3872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8811">
                <text:p>3881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8901">
                <text:p>3890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8994">
                <text:p>38994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9085">
                <text:p>3908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9175">
                <text:p>39175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float" office:value="39266">
                <text:p>3926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9358">
                <text:p>39358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9449">
                <text:p>394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9540">
                <text:p>3954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9723">
                <text:p>39723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9815">
                <text:p>3981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39905">
                <text:p>3990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0088">
                <text:p>4008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0182">
                <text:p>4018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0455">
                <text:p>4045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0547">
                <text:p>40547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0637">
                <text:p>4063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820">
                <text:p>408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912">
                <text:p>4091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1002">
                <text:p>4100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1093">
                <text:p>4109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1185">
                <text:p>41185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1276">
                <text:p>41276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1367">
                <text:p>4136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float" office:value="41457">
                <text:p>41457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41549">
                <text:p>41549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41641">
                <text:p>4164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41731">
                <text:p>41731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1914">
                <text:p>4191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006">
                <text:p>4200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2279">
                <text:p>42279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2373">
                <text:p>42373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2464">
                <text:p>42464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2647">
                <text:p>42647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2739">
                <text:p>42739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2829">
                <text:p>428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43104">
                <text:p>43104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43195">
                <text:p>43195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43286">
                <text:p>43286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float" office:value="43377">
                <text:p>43377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3468">
                <text:p>4346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3559">
                <text:p>4355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3649">
                <text:p>43649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656">
                <text:p>446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747">
                <text:p>447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839">
                <text:p>448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931">
                <text:p>449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021">
                <text:p>450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112">
                <text:p>45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204">
                <text:p>452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49">
      <style:chart-properties chart:display-label="true" chart:logarithmic="false" chart:minimum="4593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9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93cm" svg:height="7.17cm" xlink:href=".." xlink:type="simple" chart:class="chart:line" chart:style-name="ch1">
        <chart:legend chart:legend-position="bottom" svg:x="2.29cm" svg:y="6.571cm" style:legend-expansion="wide" chart:style-name="ch2"/>
        <chart:plot-area chart:style-name="ch3" svg:x="0.233cm" svg:y="0.143cm" svg:width="11.227cm" svg:height="6.101cm">
          <chart:coordinate-region svg:x="1.619cm" svg:y="0.342cm" svg:width="9.841cm" svg:height="4.128cm"/>
          <chart:axis chart:dimension="x" chart:name="primary-x" chart:style-name="ch4" chartooo:axis-type="date">
            <chartooo:date-scale/>
            <chart:categories table:cell-range-address="JPM.B2:JPM.B5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PM.F2:JPM.F522" chart:label-cell-address="JPM.F1:JPM.F1" chart:class="chart:line">
            <chart:data-point chart:repeated="521"/>
          </chart:series>
          <chart:series chart:style-name="ch8" chart:values-cell-range-address="JPM.H2:JPM.H522" chart:label-cell-address="JPM.H1:JPM.H1" chart:class="chart:line">
            <chart:data-point chart:repeated="521"/>
          </chart:series>
          <chart:series chart:style-name="ch9" chart:values-cell-range-address="JPM.I2:JPM.I522" chart:label-cell-address="JPM.I1:JPM.I1" chart:class="chart:line">
            <chart:data-point chart:repeated="5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JPM.F1:JPM.F1</svg:desc>
                </draw:g>
              </table:table-cell>
              <table:table-cell office:value-type="string">
                <text:p>10d SMA</text:p>
                <draw:g>
                  <svg:desc>JPM.H1:JPM.H1</svg:desc>
                </draw:g>
              </table:table-cell>
              <table:table-cell office:value-type="string">
                <text:p>20d SMA</text:p>
                <draw:g>
                  <svg:desc>JPM.I1:JPM.I1</svg:desc>
                </draw:g>
              </table:table-cell>
            </table:table-row>
          </table:table-header-rows>
          <table:table-rows>
            <table:table-row>
              <table:table-cell office:value-type="float" office:value="45293">
                <text:p>45293</text:p>
                <draw:g>
                  <svg:desc>JPM.B2:JPM.B522</svg:desc>
                </draw:g>
              </table:table-cell>
              <table:table-cell office:value-type="float" office:value="172.08">
                <text:p>172.08</text:p>
                <draw:g>
                  <svg:desc>JPM.F2:JPM.F522</svg:desc>
                </draw:g>
              </table:table-cell>
              <table:table-cell office:value-type="float" office:value="NaN">
                <text:p>NaN</text:p>
                <draw:g>
                  <svg:desc>JPM.H2:JPM.H522</svg:desc>
                </draw:g>
              </table:table-cell>
              <table:table-cell office:value-type="float" office:value="NaN">
                <text:p>NaN</text:p>
                <draw:g>
                  <svg:desc>JPM.I2:JPM.I522</svg:desc>
                </draw:g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171.33">
                <text:p>171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171.41">
                <text:p>171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172.27">
                <text:p>17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72.02">
                <text:p>17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70.66">
                <text:p>17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171.02">
                <text:p>17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170.3">
                <text:p>17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169.05">
                <text:p>169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167.99">
                <text:p>167.99</text:p>
              </table:table-cell>
              <table:table-cell office:value-type="float" office:value="170.813">
                <text:p>170.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167.09">
                <text:p>167.09</text:p>
              </table:table-cell>
              <table:table-cell office:value-type="float" office:value="170.314">
                <text:p>170.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167.42">
                <text:p>167.42</text:p>
              </table:table-cell>
              <table:table-cell office:value-type="float" office:value="169.923">
                <text:p>169.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170.31">
                <text:p>170.31</text:p>
              </table:table-cell>
              <table:table-cell office:value-type="float" office:value="169.813">
                <text:p>169.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70.11">
                <text:p>170.11</text:p>
              </table:table-cell>
              <table:table-cell office:value-type="float" office:value="169.597">
                <text:p>169.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168.99">
                <text:p>168.99</text:p>
              </table:table-cell>
              <table:table-cell office:value-type="float" office:value="169.294">
                <text:p>169.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170.5">
                <text:p>170.5</text:p>
              </table:table-cell>
              <table:table-cell office:value-type="float" office:value="169.278">
                <text:p>169.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172.94">
                <text:p>172.94</text:p>
              </table:table-cell>
              <table:table-cell office:value-type="float" office:value="169.47">
                <text:p>169.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172.28">
                <text:p>172.28</text:p>
              </table:table-cell>
              <table:table-cell office:value-type="float" office:value="169.668">
                <text:p>169.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72.73">
                <text:p>172.73</text:p>
              </table:table-cell>
              <table:table-cell office:value-type="float" office:value="170.036">
                <text:p>170.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176.27">
                <text:p>176.27</text:p>
              </table:table-cell>
              <table:table-cell office:value-type="float" office:value="170.864">
                <text:p>170.864</text:p>
              </table:table-cell>
              <table:table-cell office:value-type="float" office:value="170.8385">
                <text:p>170.8385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174.36">
                <text:p>174.36</text:p>
              </table:table-cell>
              <table:table-cell office:value-type="float" office:value="171.591">
                <text:p>171.591</text:p>
              </table:table-cell>
              <table:table-cell office:value-type="float" office:value="170.9525">
                <text:p>170.9525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73.73">
                <text:p>173.73</text:p>
              </table:table-cell>
              <table:table-cell office:value-type="float" office:value="172.222">
                <text:p>172.222</text:p>
              </table:table-cell>
              <table:table-cell office:value-type="float" office:value="171.0725">
                <text:p>171.0725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174.73">
                <text:p>174.73</text:p>
              </table:table-cell>
              <table:table-cell office:value-type="float" office:value="172.664">
                <text:p>172.664</text:p>
              </table:table-cell>
              <table:table-cell office:value-type="float" office:value="171.2385">
                <text:p>171.2385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74.5">
                <text:p>174.5</text:p>
              </table:table-cell>
              <table:table-cell office:value-type="float" office:value="173.103">
                <text:p>173.103</text:p>
              </table:table-cell>
              <table:table-cell office:value-type="float" office:value="171.35">
                <text:p>171.35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175.1">
                <text:p>175.1</text:p>
              </table:table-cell>
              <table:table-cell office:value-type="float" office:value="173.714">
                <text:p>173.714</text:p>
              </table:table-cell>
              <table:table-cell office:value-type="float" office:value="171.504">
                <text:p>171.504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175.43">
                <text:p>175.43</text:p>
              </table:table-cell>
              <table:table-cell office:value-type="float" office:value="174.207">
                <text:p>174.207</text:p>
              </table:table-cell>
              <table:table-cell office:value-type="float" office:value="171.7425">
                <text:p>171.7425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174.8">
                <text:p>174.8</text:p>
              </table:table-cell>
              <table:table-cell office:value-type="float" office:value="174.393">
                <text:p>174.393</text:p>
              </table:table-cell>
              <table:table-cell office:value-type="float" office:value="171.9315">
                <text:p>171.9315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175.01">
                <text:p>175.01</text:p>
              </table:table-cell>
              <table:table-cell office:value-type="float" office:value="174.666">
                <text:p>174.666</text:p>
              </table:table-cell>
              <table:table-cell office:value-type="float" office:value="172.167">
                <text:p>172.167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75.79">
                <text:p>175.79</text:p>
              </table:table-cell>
              <table:table-cell office:value-type="float" office:value="174.972">
                <text:p>174.972</text:p>
              </table:table-cell>
              <table:table-cell office:value-type="float" office:value="172.504">
                <text:p>172.504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74.26">
                <text:p>174.26</text:p>
              </table:table-cell>
              <table:table-cell office:value-type="float" office:value="174.771">
                <text:p>174.771</text:p>
              </table:table-cell>
              <table:table-cell office:value-type="float" office:value="172.8175">
                <text:p>172.8175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76.03">
                <text:p>176.03</text:p>
              </table:table-cell>
              <table:table-cell office:value-type="float" office:value="174.938">
                <text:p>174.938</text:p>
              </table:table-cell>
              <table:table-cell office:value-type="float" office:value="173.2645">
                <text:p>173.2645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79.87">
                <text:p>179.87</text:p>
              </table:table-cell>
              <table:table-cell office:value-type="float" office:value="175.552">
                <text:p>175.552</text:p>
              </table:table-cell>
              <table:table-cell office:value-type="float" office:value="173.887">
                <text:p>173.887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79.03">
                <text:p>179.03</text:p>
              </table:table-cell>
              <table:table-cell office:value-type="float" office:value="175.982">
                <text:p>175.982</text:p>
              </table:table-cell>
              <table:table-cell office:value-type="float" office:value="174.323">
                <text:p>174.323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79.73">
                <text:p>179.73</text:p>
              </table:table-cell>
              <table:table-cell office:value-type="float" office:value="176.505">
                <text:p>176.505</text:p>
              </table:table-cell>
              <table:table-cell office:value-type="float" office:value="174.804">
                <text:p>174.804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80.9">
                <text:p>180.9</text:p>
              </table:table-cell>
              <table:table-cell office:value-type="float" office:value="177.085">
                <text:p>177.085</text:p>
              </table:table-cell>
              <table:table-cell office:value-type="float" office:value="175.3995">
                <text:p>175.3995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83.07">
                <text:p>183.07</text:p>
              </table:table-cell>
              <table:table-cell office:value-type="float" office:value="177.849">
                <text:p>177.849</text:p>
              </table:table-cell>
              <table:table-cell office:value-type="float" office:value="176.028">
                <text:p>176.028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83.99">
                <text:p>183.99</text:p>
              </table:table-cell>
              <table:table-cell office:value-type="float" office:value="178.768">
                <text:p>178.768</text:p>
              </table:table-cell>
              <table:table-cell office:value-type="float" office:value="176.5805">
                <text:p>176.5805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83.36">
                <text:p>183.36</text:p>
              </table:table-cell>
              <table:table-cell office:value-type="float" office:value="179.603">
                <text:p>179.603</text:p>
              </table:table-cell>
              <table:table-cell office:value-type="float" office:value="177.1345">
                <text:p>177.1345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183.45">
                <text:p>183.45</text:p>
              </table:table-cell>
              <table:table-cell office:value-type="float" office:value="180.369">
                <text:p>180.369</text:p>
              </table:table-cell>
              <table:table-cell office:value-type="float" office:value="177.6705">
                <text:p>177.6705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84.38">
                <text:p>184.38</text:p>
              </table:table-cell>
              <table:table-cell office:value-type="float" office:value="181.381">
                <text:p>181.381</text:p>
              </table:table-cell>
              <table:table-cell office:value-type="float" office:value="178.076">
                <text:p>178.076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86.06">
                <text:p>186.06</text:p>
              </table:table-cell>
              <table:table-cell office:value-type="float" office:value="182.384">
                <text:p>182.384</text:p>
              </table:table-cell>
              <table:table-cell office:value-type="float" office:value="178.661">
                <text:p>178.661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85.29">
                <text:p>185.29</text:p>
              </table:table-cell>
              <table:table-cell office:value-type="float" office:value="182.926">
                <text:p>182.926</text:p>
              </table:table-cell>
              <table:table-cell office:value-type="float" office:value="179.239">
                <text:p>179.239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86.68">
                <text:p>186.68</text:p>
              </table:table-cell>
              <table:table-cell office:value-type="float" office:value="183.691">
                <text:p>183.691</text:p>
              </table:table-cell>
              <table:table-cell office:value-type="float" office:value="179.8365">
                <text:p>179.8365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88.55">
                <text:p>188.55</text:p>
              </table:table-cell>
              <table:table-cell office:value-type="float" office:value="184.573">
                <text:p>184.573</text:p>
              </table:table-cell>
              <table:table-cell office:value-type="float" office:value="180.539">
                <text:p>180.539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89.53">
                <text:p>189.53</text:p>
              </table:table-cell>
              <table:table-cell office:value-type="float" office:value="185.436">
                <text:p>185.436</text:p>
              </table:table-cell>
              <table:table-cell office:value-type="float" office:value="181.2605">
                <text:p>181.2605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87.87">
                <text:p>187.87</text:p>
              </table:table-cell>
              <table:table-cell office:value-type="float" office:value="185.916">
                <text:p>185.916</text:p>
              </table:table-cell>
              <table:table-cell office:value-type="float" office:value="181.8825">
                <text:p>181.8825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88.22">
                <text:p>188.22</text:p>
              </table:table-cell>
              <table:table-cell office:value-type="float" office:value="186.339">
                <text:p>186.339</text:p>
              </table:table-cell>
              <table:table-cell office:value-type="float" office:value="182.5535">
                <text:p>182.5535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88.29">
                <text:p>188.29</text:p>
              </table:table-cell>
              <table:table-cell office:value-type="float" office:value="186.832">
                <text:p>186.832</text:p>
              </table:table-cell>
              <table:table-cell office:value-type="float" office:value="183.2175">
                <text:p>183.2175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189.84">
                <text:p>189.84</text:p>
              </table:table-cell>
              <table:table-cell office:value-type="float" office:value="187.471">
                <text:p>187.471</text:p>
              </table:table-cell>
              <table:table-cell office:value-type="float" office:value="183.92">
                <text:p>183.92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191.38">
                <text:p>191.38</text:p>
              </table:table-cell>
              <table:table-cell office:value-type="float" office:value="188.171">
                <text:p>188.171</text:p>
              </table:table-cell>
              <table:table-cell office:value-type="float" office:value="184.776">
                <text:p>184.776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87.97">
                <text:p>187.97</text:p>
              </table:table-cell>
              <table:table-cell office:value-type="float" office:value="188.362">
                <text:p>188.362</text:p>
              </table:table-cell>
              <table:table-cell office:value-type="float" office:value="185.373">
                <text:p>185.373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190.3">
                <text:p>190.3</text:p>
              </table:table-cell>
              <table:table-cell office:value-type="float" office:value="188.863">
                <text:p>188.863</text:p>
              </table:table-cell>
              <table:table-cell office:value-type="float" office:value="185.8945">
                <text:p>185.8945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92.66">
                <text:p>192.66</text:p>
              </table:table-cell>
              <table:table-cell office:value-type="float" office:value="189.461">
                <text:p>189.461</text:p>
              </table:table-cell>
              <table:table-cell office:value-type="float" office:value="186.576">
                <text:p>186.576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93.79">
                <text:p>193.79</text:p>
              </table:table-cell>
              <table:table-cell office:value-type="float" office:value="189.985">
                <text:p>189.985</text:p>
              </table:table-cell>
              <table:table-cell office:value-type="float" office:value="187.279">
                <text:p>187.279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196.33">
                <text:p>196.33</text:p>
              </table:table-cell>
              <table:table-cell office:value-type="float" office:value="190.665">
                <text:p>190.665</text:p>
              </table:table-cell>
              <table:table-cell office:value-type="float" office:value="188.0505">
                <text:p>188.0505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199.06">
                <text:p>199.06</text:p>
              </table:table-cell>
              <table:table-cell office:value-type="float" office:value="191.784">
                <text:p>191.784</text:p>
              </table:table-cell>
              <table:table-cell office:value-type="float" office:value="188.85">
                <text:p>188.85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196.62">
                <text:p>196.62</text:p>
              </table:table-cell>
              <table:table-cell office:value-type="float" office:value="192.624">
                <text:p>192.624</text:p>
              </table:table-cell>
              <table:table-cell office:value-type="float" office:value="189.4815">
                <text:p>189.4815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94.82">
                <text:p>194.82</text:p>
              </table:table-cell>
              <table:table-cell office:value-type="float" office:value="193.277">
                <text:p>193.277</text:p>
              </table:table-cell>
              <table:table-cell office:value-type="float" office:value="190.0545">
                <text:p>190.0545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195.73">
                <text:p>195.73</text:p>
              </table:table-cell>
              <table:table-cell office:value-type="float" office:value="193.866">
                <text:p>193.866</text:p>
              </table:table-cell>
              <table:table-cell office:value-type="float" office:value="190.6685">
                <text:p>190.6685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199.52">
                <text:p>199.52</text:p>
              </table:table-cell>
              <table:table-cell office:value-type="float" office:value="194.68">
                <text:p>194.68</text:p>
              </table:table-cell>
              <table:table-cell office:value-type="float" office:value="191.4255">
                <text:p>191.4255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200.3">
                <text:p>200.3</text:p>
              </table:table-cell>
              <table:table-cell office:value-type="float" office:value="195.913">
                <text:p>195.913</text:p>
              </table:table-cell>
              <table:table-cell office:value-type="float" office:value="192.1375">
                <text:p>192.1375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98.94">
                <text:p>198.94</text:p>
              </table:table-cell>
              <table:table-cell office:value-type="float" office:value="196.777">
                <text:p>196.777</text:p>
              </table:table-cell>
              <table:table-cell office:value-type="float" office:value="192.82">
                <text:p>192.82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198.86">
                <text:p>198.86</text:p>
              </table:table-cell>
              <table:table-cell office:value-type="float" office:value="197.397">
                <text:p>197.397</text:p>
              </table:table-cell>
              <table:table-cell office:value-type="float" office:value="193.429">
                <text:p>193.429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98.3">
                <text:p>198.3</text:p>
              </table:table-cell>
              <table:table-cell office:value-type="float" office:value="197.848">
                <text:p>197.848</text:p>
              </table:table-cell>
              <table:table-cell office:value-type="float" office:value="193.9165">
                <text:p>193.9165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95.65">
                <text:p>195.65</text:p>
              </table:table-cell>
              <table:table-cell office:value-type="float" office:value="197.78">
                <text:p>197.78</text:p>
              </table:table-cell>
              <table:table-cell office:value-type="float" office:value="194.2225">
                <text:p>194.2225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197.45">
                <text:p>197.45</text:p>
              </table:table-cell>
              <table:table-cell office:value-type="float" office:value="197.619">
                <text:p>197.619</text:p>
              </table:table-cell>
              <table:table-cell office:value-type="float" office:value="194.7015">
                <text:p>194.7015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98.48">
                <text:p>198.48</text:p>
              </table:table-cell>
              <table:table-cell office:value-type="float" office:value="197.805">
                <text:p>197.805</text:p>
              </table:table-cell>
              <table:table-cell office:value-type="float" office:value="195.2145">
                <text:p>195.2145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97.15">
                <text:p>197.15</text:p>
              </table:table-cell>
              <table:table-cell office:value-type="float" office:value="198.038">
                <text:p>198.038</text:p>
              </table:table-cell>
              <table:table-cell office:value-type="float" office:value="195.6575">
                <text:p>195.6575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195.47">
                <text:p>195.47</text:p>
              </table:table-cell>
              <table:table-cell office:value-type="float" office:value="198.012">
                <text:p>198.012</text:p>
              </table:table-cell>
              <table:table-cell office:value-type="float" office:value="195.939">
                <text:p>195.939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195.43">
                <text:p>195.43</text:p>
              </table:table-cell>
              <table:table-cell office:value-type="float" office:value="197.603">
                <text:p>197.603</text:p>
              </table:table-cell>
              <table:table-cell office:value-type="float" office:value="196.1415">
                <text:p>196.1415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182.79">
                <text:p>182.79</text:p>
              </table:table-cell>
              <table:table-cell office:value-type="float" office:value="195.852">
                <text:p>195.852</text:p>
              </table:table-cell>
              <table:table-cell office:value-type="float" office:value="195.8825">
                <text:p>195.8825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82.89">
                <text:p>182.89</text:p>
              </table:table-cell>
              <table:table-cell office:value-type="float" office:value="194.247">
                <text:p>194.247</text:p>
              </table:table-cell>
              <table:table-cell office:value-type="float" office:value="195.512">
                <text:p>195.512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80.8">
                <text:p>180.8</text:p>
              </table:table-cell>
              <table:table-cell office:value-type="float" office:value="192.441">
                <text:p>192.441</text:p>
              </table:table-cell>
              <table:table-cell office:value-type="float" office:value="194.919">
                <text:p>194.919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80.08">
                <text:p>180.08</text:p>
              </table:table-cell>
              <table:table-cell office:value-type="float" office:value="190.619">
                <text:p>190.619</text:p>
              </table:table-cell>
              <table:table-cell office:value-type="float" office:value="194.2335">
                <text:p>194.2335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81.25">
                <text:p>181.25</text:p>
              </table:table-cell>
              <table:table-cell office:value-type="float" office:value="189.179">
                <text:p>189.179</text:p>
              </table:table-cell>
              <table:table-cell office:value-type="float" office:value="193.4795">
                <text:p>193.4795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85.8">
                <text:p>185.8</text:p>
              </table:table-cell>
              <table:table-cell office:value-type="float" office:value="188.014">
                <text:p>188.014</text:p>
              </table:table-cell>
              <table:table-cell office:value-type="float" office:value="192.8165">
                <text:p>192.8165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89.41">
                <text:p>189.41</text:p>
              </table:table-cell>
              <table:table-cell office:value-type="float" office:value="187.107">
                <text:p>187.107</text:p>
              </table:table-cell>
              <table:table-cell office:value-type="float" office:value="192.456">
                <text:p>192.456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192.14">
                <text:p>192.14</text:p>
              </table:table-cell>
              <table:table-cell office:value-type="float" office:value="186.606">
                <text:p>186.606</text:p>
              </table:table-cell>
              <table:table-cell office:value-type="float" office:value="192.322">
                <text:p>192.322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93.08">
                <text:p>193.08</text:p>
              </table:table-cell>
              <table:table-cell office:value-type="float" office:value="186.367">
                <text:p>186.367</text:p>
              </table:table-cell>
              <table:table-cell office:value-type="float" office:value="192.1895">
                <text:p>192.1895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193.37">
                <text:p>193.37</text:p>
              </table:table-cell>
              <table:table-cell office:value-type="float" office:value="186.161">
                <text:p>186.161</text:p>
              </table:table-cell>
              <table:table-cell office:value-type="float" office:value="191.882">
                <text:p>191.882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93.49">
                <text:p>193.49</text:p>
              </table:table-cell>
              <table:table-cell office:value-type="float" office:value="187.231">
                <text:p>187.231</text:p>
              </table:table-cell>
              <table:table-cell office:value-type="float" office:value="191.5415">
                <text:p>191.5415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93.28">
                <text:p>193.28</text:p>
              </table:table-cell>
              <table:table-cell office:value-type="float" office:value="188.27">
                <text:p>188.27</text:p>
              </table:table-cell>
              <table:table-cell office:value-type="float" office:value="191.2585">
                <text:p>191.2585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91.74">
                <text:p>191.74</text:p>
              </table:table-cell>
              <table:table-cell office:value-type="float" office:value="189.364">
                <text:p>189.364</text:p>
              </table:table-cell>
              <table:table-cell office:value-type="float" office:value="190.9025">
                <text:p>190.9025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91.86">
                <text:p>191.86</text:p>
              </table:table-cell>
              <table:table-cell office:value-type="float" office:value="190.542">
                <text:p>190.542</text:p>
              </table:table-cell>
              <table:table-cell office:value-type="float" office:value="190.5805">
                <text:p>190.5805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91.66">
                <text:p>191.66</text:p>
              </table:table-cell>
              <table:table-cell office:value-type="float" office:value="191.583">
                <text:p>191.583</text:p>
              </table:table-cell>
              <table:table-cell office:value-type="float" office:value="190.381">
                <text:p>190.381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90.51">
                <text:p>190.51</text:p>
              </table:table-cell>
              <table:table-cell office:value-type="float" office:value="192.054">
                <text:p>192.054</text:p>
              </table:table-cell>
              <table:table-cell office:value-type="float" office:value="190.034">
                <text:p>190.034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92">
                <text:p>192</text:p>
              </table:table-cell>
              <table:table-cell office:value-type="float" office:value="192.313">
                <text:p>192.313</text:p>
              </table:table-cell>
              <table:table-cell office:value-type="float" office:value="189.71">
                <text:p>189.71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91.75">
                <text:p>191.75</text:p>
              </table:table-cell>
              <table:table-cell office:value-type="float" office:value="192.274">
                <text:p>192.274</text:p>
              </table:table-cell>
              <table:table-cell office:value-type="float" office:value="189.44">
                <text:p>189.44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95.65">
                <text:p>195.65</text:p>
              </table:table-cell>
              <table:table-cell office:value-type="float" office:value="192.531">
                <text:p>192.531</text:p>
              </table:table-cell>
              <table:table-cell office:value-type="float" office:value="189.449">
                <text:p>189.449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97.5">
                <text:p>197.5</text:p>
              </table:table-cell>
              <table:table-cell office:value-type="float" office:value="192.944">
                <text:p>192.944</text:p>
              </table:table-cell>
              <table:table-cell office:value-type="float" office:value="189.5525">
                <text:p>189.5525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98.77">
                <text:p>198.77</text:p>
              </table:table-cell>
              <table:table-cell office:value-type="float" office:value="193.472">
                <text:p>193.472</text:p>
              </table:table-cell>
              <table:table-cell office:value-type="float" office:value="190.3515">
                <text:p>190.3515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98.73">
                <text:p>198.73</text:p>
              </table:table-cell>
              <table:table-cell office:value-type="float" office:value="194.017">
                <text:p>194.017</text:p>
              </table:table-cell>
              <table:table-cell office:value-type="float" office:value="191.1435">
                <text:p>191.1435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201.51">
                <text:p>201.51</text:p>
              </table:table-cell>
              <table:table-cell office:value-type="float" office:value="194.994">
                <text:p>194.994</text:p>
              </table:table-cell>
              <table:table-cell office:value-type="float" office:value="192.179">
                <text:p>192.179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202.11">
                <text:p>202.11</text:p>
              </table:table-cell>
              <table:table-cell office:value-type="float" office:value="196.019">
                <text:p>196.019</text:p>
              </table:table-cell>
              <table:table-cell office:value-type="float" office:value="193.2805">
                <text:p>193.2805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202.47">
                <text:p>202.47</text:p>
              </table:table-cell>
              <table:table-cell office:value-type="float" office:value="197.1">
                <text:p>197.1</text:p>
              </table:table-cell>
              <table:table-cell office:value-type="float" office:value="194.3415">
                <text:p>194.3415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204.79">
                <text:p>204.79</text:p>
              </table:table-cell>
              <table:table-cell office:value-type="float" office:value="198.528">
                <text:p>198.528</text:p>
              </table:table-cell>
              <table:table-cell office:value-type="float" office:value="195.291">
                <text:p>195.291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95.58">
                <text:p>195.58</text:p>
              </table:table-cell>
              <table:table-cell office:value-type="float" office:value="198.886">
                <text:p>198.886</text:p>
              </table:table-cell>
              <table:table-cell office:value-type="float" office:value="195.5995">
                <text:p>195.5995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99.52">
                <text:p>199.52</text:p>
              </table:table-cell>
              <table:table-cell office:value-type="float" office:value="199.663">
                <text:p>199.663</text:p>
              </table:table-cell>
              <table:table-cell office:value-type="float" office:value="195.9685">
                <text:p>195.9685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98.31">
                <text:p>198.31</text:p>
              </table:table-cell>
              <table:table-cell office:value-type="float" office:value="199.929">
                <text:p>199.929</text:p>
              </table:table-cell>
              <table:table-cell office:value-type="float" office:value="196.23">
                <text:p>196.23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96.92">
                <text:p>196.92</text:p>
              </table:table-cell>
              <table:table-cell office:value-type="float" office:value="199.871">
                <text:p>199.871</text:p>
              </table:table-cell>
              <table:table-cell office:value-type="float" office:value="196.4075">
                <text:p>196.4075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200.71">
                <text:p>200.71</text:p>
              </table:table-cell>
              <table:table-cell office:value-type="float" office:value="200.065">
                <text:p>200.065</text:p>
              </table:table-cell>
              <table:table-cell office:value-type="float" office:value="196.7685">
                <text:p>196.7685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99.5">
                <text:p>199.5</text:p>
              </table:table-cell>
              <table:table-cell office:value-type="float" office:value="200.142">
                <text:p>200.142</text:p>
              </table:table-cell>
              <table:table-cell office:value-type="float" office:value="197.0795">
                <text:p>197.0795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98.11">
                <text:p>198.11</text:p>
              </table:table-cell>
              <table:table-cell office:value-type="float" office:value="199.802">
                <text:p>199.802</text:p>
              </table:table-cell>
              <table:table-cell office:value-type="float" office:value="197.398">
                <text:p>197.398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99.33">
                <text:p>199.33</text:p>
              </table:table-cell>
              <table:table-cell office:value-type="float" office:value="199.524">
                <text:p>199.524</text:p>
              </table:table-cell>
              <table:table-cell office:value-type="float" office:value="197.7715">
                <text:p>197.7715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202.63">
                <text:p>202.63</text:p>
              </table:table-cell>
              <table:table-cell office:value-type="float" office:value="199.54">
                <text:p>199.54</text:p>
              </table:table-cell>
              <table:table-cell office:value-type="float" office:value="198.32">
                <text:p>198.32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201.82">
                <text:p>201.82</text:p>
              </table:table-cell>
              <table:table-cell office:value-type="float" office:value="199.243">
                <text:p>199.243</text:p>
              </table:table-cell>
              <table:table-cell office:value-type="float" office:value="198.8855">
                <text:p>198.8855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99.16">
                <text:p>199.16</text:p>
              </table:table-cell>
              <table:table-cell office:value-type="float" office:value="199.601">
                <text:p>199.601</text:p>
              </table:table-cell>
              <table:table-cell office:value-type="float" office:value="199.2435">
                <text:p>199.2435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97.26">
                <text:p>197.26</text:p>
              </table:table-cell>
              <table:table-cell office:value-type="float" office:value="199.375">
                <text:p>199.375</text:p>
              </table:table-cell>
              <table:table-cell office:value-type="float" office:value="199.519">
                <text:p>199.519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96.91">
                <text:p>196.91</text:p>
              </table:table-cell>
              <table:table-cell office:value-type="float" office:value="199.235">
                <text:p>199.235</text:p>
              </table:table-cell>
              <table:table-cell office:value-type="float" office:value="199.582">
                <text:p>199.582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99.95">
                <text:p>199.95</text:p>
              </table:table-cell>
              <table:table-cell office:value-type="float" office:value="199.538">
                <text:p>199.538</text:p>
              </table:table-cell>
              <table:table-cell office:value-type="float" office:value="199.7045">
                <text:p>199.7045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99.61">
                <text:p>199.61</text:p>
              </table:table-cell>
              <table:table-cell office:value-type="float" office:value="199.428">
                <text:p>199.428</text:p>
              </table:table-cell>
              <table:table-cell office:value-type="float" office:value="199.7465">
                <text:p>199.7465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94.36">
                <text:p>194.36</text:p>
              </table:table-cell>
              <table:table-cell office:value-type="float" office:value="198.914">
                <text:p>198.914</text:p>
              </table:table-cell>
              <table:table-cell office:value-type="float" office:value="199.528">
                <text:p>199.528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91.53">
                <text:p>191.53</text:p>
              </table:table-cell>
              <table:table-cell office:value-type="float" office:value="198.256">
                <text:p>198.256</text:p>
              </table:table-cell>
              <table:table-cell office:value-type="float" office:value="199.029">
                <text:p>199.029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93.66">
                <text:p>193.66</text:p>
              </table:table-cell>
              <table:table-cell office:value-type="float" office:value="197.689">
                <text:p>197.689</text:p>
              </table:table-cell>
              <table:table-cell office:value-type="float" office:value="198.6065">
                <text:p>198.6065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93.78">
                <text:p>193.78</text:p>
              </table:table-cell>
              <table:table-cell office:value-type="float" office:value="196.804">
                <text:p>196.804</text:p>
              </table:table-cell>
              <table:table-cell office:value-type="float" office:value="198.172">
                <text:p>198.172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94.98">
                <text:p>194.98</text:p>
              </table:table-cell>
              <table:table-cell office:value-type="float" office:value="196.12">
                <text:p>196.12</text:p>
              </table:table-cell>
              <table:table-cell office:value-type="float" office:value="197.6815">
                <text:p>197.6815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97">
                <text:p>197</text:p>
              </table:table-cell>
              <table:table-cell office:value-type="float" office:value="195.904">
                <text:p>195.904</text:p>
              </table:table-cell>
              <table:table-cell office:value-type="float" office:value="197.7525">
                <text:p>197.7525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98.67">
                <text:p>198.67</text:p>
              </table:table-cell>
              <table:table-cell office:value-type="float" office:value="196.045">
                <text:p>196.045</text:p>
              </table:table-cell>
              <table:table-cell office:value-type="float" office:value="197.71">
                <text:p>197.71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96.3">
                <text:p>196.3</text:p>
              </table:table-cell>
              <table:table-cell office:value-type="float" office:value="195.984">
                <text:p>195.984</text:p>
              </table:table-cell>
              <table:table-cell office:value-type="float" office:value="197.6095">
                <text:p>197.6095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98.88">
                <text:p>198.88</text:p>
              </table:table-cell>
              <table:table-cell office:value-type="float" office:value="195.877">
                <text:p>195.877</text:p>
              </table:table-cell>
              <table:table-cell office:value-type="float" office:value="197.7075">
                <text:p>197.7075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98.07">
                <text:p>198.07</text:p>
              </table:table-cell>
              <table:table-cell office:value-type="float" office:value="195.723">
                <text:p>195.723</text:p>
              </table:table-cell>
              <table:table-cell office:value-type="float" office:value="197.5755">
                <text:p>197.5755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197.43">
                <text:p>197.43</text:p>
              </table:table-cell>
              <table:table-cell office:value-type="float" office:value="196.03">
                <text:p>196.03</text:p>
              </table:table-cell>
              <table:table-cell office:value-type="float" office:value="197.472">
                <text:p>197.472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99.17">
                <text:p>199.17</text:p>
              </table:table-cell>
              <table:table-cell office:value-type="float" office:value="196.794">
                <text:p>196.794</text:p>
              </table:table-cell>
              <table:table-cell office:value-type="float" office:value="197.525">
                <text:p>197.525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202.26">
                <text:p>202.26</text:p>
              </table:table-cell>
              <table:table-cell office:value-type="float" office:value="197.654">
                <text:p>197.654</text:p>
              </table:table-cell>
              <table:table-cell office:value-type="float" office:value="197.6715">
                <text:p>197.6715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205.45">
                <text:p>205.45</text:p>
              </table:table-cell>
              <table:table-cell office:value-type="float" office:value="198.821">
                <text:p>198.821</text:p>
              </table:table-cell>
              <table:table-cell office:value-type="float" office:value="197.8125">
                <text:p>197.8125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208.83">
                <text:p>208.83</text:p>
              </table:table-cell>
              <table:table-cell office:value-type="float" office:value="200.206">
                <text:p>200.206</text:p>
              </table:table-cell>
              <table:table-cell office:value-type="float" office:value="198.163">
                <text:p>198.163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208.69">
                <text:p>208.69</text:p>
              </table:table-cell>
              <table:table-cell office:value-type="float" office:value="201.375">
                <text:p>201.375</text:p>
              </table:table-cell>
              <table:table-cell office:value-type="float" office:value="198.6395">
                <text:p>198.6395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204.79">
                <text:p>204.79</text:p>
              </table:table-cell>
              <table:table-cell office:value-type="float" office:value="201.987">
                <text:p>201.987</text:p>
              </table:table-cell>
              <table:table-cell office:value-type="float" office:value="199.016">
                <text:p>199.016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205.17">
                <text:p>205.17</text:p>
              </table:table-cell>
              <table:table-cell office:value-type="float" office:value="202.874">
                <text:p>202.874</text:p>
              </table:table-cell>
              <table:table-cell office:value-type="float" office:value="199.429">
                <text:p>199.429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207.63">
                <text:p>207.63</text:p>
              </table:table-cell>
              <table:table-cell office:value-type="float" office:value="203.749">
                <text:p>203.749</text:p>
              </table:table-cell>
              <table:table-cell office:value-type="float" office:value="199.813">
                <text:p>199.813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207.8">
                <text:p>207.8</text:p>
              </table:table-cell>
              <table:table-cell office:value-type="float" office:value="204.722">
                <text:p>204.722</text:p>
              </table:table-cell>
              <table:table-cell office:value-type="float" office:value="200.2225">
                <text:p>200.2225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207.45">
                <text:p>207.45</text:p>
              </table:table-cell>
              <table:table-cell office:value-type="float" office:value="205.724">
                <text:p>205.724</text:p>
              </table:table-cell>
              <table:table-cell office:value-type="float" office:value="200.877">
                <text:p>200.877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204.94">
                <text:p>204.94</text:p>
              </table:table-cell>
              <table:table-cell office:value-type="float" office:value="206.301">
                <text:p>206.301</text:p>
              </table:table-cell>
              <table:table-cell office:value-type="float" office:value="201.5475">
                <text:p>201.5475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210.05">
                <text:p>210.05</text:p>
              </table:table-cell>
              <table:table-cell office:value-type="float" office:value="207.08">
                <text:p>207.08</text:p>
              </table:table-cell>
              <table:table-cell office:value-type="float" office:value="202.367">
                <text:p>202.367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213.62">
                <text:p>213.62</text:p>
              </table:table-cell>
              <table:table-cell office:value-type="float" office:value="207.897">
                <text:p>207.897</text:p>
              </table:table-cell>
              <table:table-cell office:value-type="float" office:value="203.359">
                <text:p>203.359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216.87">
                <text:p>216.87</text:p>
              </table:table-cell>
              <table:table-cell office:value-type="float" office:value="208.701">
                <text:p>208.701</text:p>
              </table:table-cell>
              <table:table-cell office:value-type="float" office:value="204.4535">
                <text:p>204.4535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209.98">
                <text:p>209.98</text:p>
              </table:table-cell>
              <table:table-cell office:value-type="float" office:value="208.83">
                <text:p>208.83</text:p>
              </table:table-cell>
              <table:table-cell office:value-type="float" office:value="205.1025">
                <text:p>205.1025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209.78">
                <text:p>209.78</text:p>
              </table:table-cell>
              <table:table-cell office:value-type="float" office:value="209.329">
                <text:p>209.329</text:p>
              </table:table-cell>
              <table:table-cell office:value-type="float" office:value="205.658">
                <text:p>205.658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210.28">
                <text:p>210.28</text:p>
              </table:table-cell>
              <table:table-cell office:value-type="float" office:value="209.84">
                <text:p>209.84</text:p>
              </table:table-cell>
              <table:table-cell office:value-type="float" office:value="206.357">
                <text:p>206.357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210.33">
                <text:p>210.33</text:p>
              </table:table-cell>
              <table:table-cell office:value-type="float" office:value="210.11">
                <text:p>210.11</text:p>
              </table:table-cell>
              <table:table-cell office:value-type="float" office:value="206.9295">
                <text:p>206.9295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208.59">
                <text:p>208.59</text:p>
              </table:table-cell>
              <table:table-cell office:value-type="float" office:value="210.189">
                <text:p>210.189</text:p>
              </table:table-cell>
              <table:table-cell office:value-type="float" office:value="207.4555">
                <text:p>207.4555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208.67">
                <text:p>208.67</text:p>
              </table:table-cell>
              <table:table-cell office:value-type="float" office:value="210.311">
                <text:p>210.311</text:p>
              </table:table-cell>
              <table:table-cell office:value-type="float" office:value="208.0175">
                <text:p>208.0175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212.24">
                <text:p>212.24</text:p>
              </table:table-cell>
              <table:table-cell office:value-type="float" office:value="211.041">
                <text:p>211.041</text:p>
              </table:table-cell>
              <table:table-cell office:value-type="float" office:value="208.671">
                <text:p>208.671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210.85">
                <text:p>210.85</text:p>
              </table:table-cell>
              <table:table-cell office:value-type="float" office:value="211.121">
                <text:p>211.121</text:p>
              </table:table-cell>
              <table:table-cell office:value-type="float" office:value="209.1005">
                <text:p>209.1005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215.19">
                <text:p>215.19</text:p>
              </table:table-cell>
              <table:table-cell office:value-type="float" office:value="211.278">
                <text:p>211.278</text:p>
              </table:table-cell>
              <table:table-cell office:value-type="float" office:value="209.5875">
                <text:p>209.5875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212.8">
                <text:p>212.8</text:p>
              </table:table-cell>
              <table:table-cell office:value-type="float" office:value="210.871">
                <text:p>210.871</text:p>
              </table:table-cell>
              <table:table-cell office:value-type="float" office:value="209.786">
                <text:p>209.786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207.96">
                <text:p>207.96</text:p>
              </table:table-cell>
              <table:table-cell office:value-type="float" office:value="210.669">
                <text:p>210.669</text:p>
              </table:table-cell>
              <table:table-cell office:value-type="float" office:value="209.7495">
                <text:p>209.7495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199.14">
                <text:p>199.14</text:p>
              </table:table-cell>
              <table:table-cell office:value-type="float" office:value="209.605">
                <text:p>209.605</text:p>
              </table:table-cell>
              <table:table-cell office:value-type="float" office:value="209.467">
                <text:p>209.467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94.9">
                <text:p>194.9</text:p>
              </table:table-cell>
              <table:table-cell office:value-type="float" office:value="208.067">
                <text:p>208.067</text:p>
              </table:table-cell>
              <table:table-cell office:value-type="float" office:value="208.9535">
                <text:p>208.9535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200.34">
                <text:p>200.34</text:p>
              </table:table-cell>
              <table:table-cell office:value-type="float" office:value="207.068">
                <text:p>207.068</text:p>
              </table:table-cell>
              <table:table-cell office:value-type="float" office:value="208.589">
                <text:p>208.589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200.4">
                <text:p>200.4</text:p>
              </table:table-cell>
              <table:table-cell office:value-type="float" office:value="206.249">
                <text:p>206.249</text:p>
              </table:table-cell>
              <table:table-cell office:value-type="float" office:value="208.219">
                <text:p>208.219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204.06">
                <text:p>204.06</text:p>
              </table:table-cell>
              <table:table-cell office:value-type="float" office:value="205.788">
                <text:p>205.788</text:p>
              </table:table-cell>
              <table:table-cell office:value-type="float" office:value="208.0495">
                <text:p>208.0495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205.8">
                <text:p>205.8</text:p>
              </table:table-cell>
              <table:table-cell office:value-type="float" office:value="205.144">
                <text:p>205.144</text:p>
              </table:table-cell>
              <table:table-cell office:value-type="float" office:value="208.0925">
                <text:p>208.0925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206.19">
                <text:p>206.19</text:p>
              </table:table-cell>
              <table:table-cell office:value-type="float" office:value="204.678">
                <text:p>204.678</text:p>
              </table:table-cell>
              <table:table-cell office:value-type="float" office:value="207.8995">
                <text:p>207.8995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207.94">
                <text:p>207.94</text:p>
              </table:table-cell>
              <table:table-cell office:value-type="float" office:value="203.953">
                <text:p>203.953</text:p>
              </table:table-cell>
              <table:table-cell office:value-type="float" office:value="207.6155">
                <text:p>207.6155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210.24">
                <text:p>210.24</text:p>
              </table:table-cell>
              <table:table-cell office:value-type="float" office:value="203.697">
                <text:p>203.697</text:p>
              </table:table-cell>
              <table:table-cell office:value-type="float" office:value="207.284">
                <text:p>207.284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211.55">
                <text:p>211.55</text:p>
              </table:table-cell>
              <table:table-cell office:value-type="float" office:value="204.056">
                <text:p>204.056</text:p>
              </table:table-cell>
              <table:table-cell office:value-type="float" office:value="207.3625">
                <text:p>207.3625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213.97">
                <text:p>213.97</text:p>
              </table:table-cell>
              <table:table-cell office:value-type="float" office:value="205.539">
                <text:p>205.539</text:p>
              </table:table-cell>
              <table:table-cell office:value-type="float" office:value="207.572">
                <text:p>207.572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215.45">
                <text:p>215.45</text:p>
              </table:table-cell>
              <table:table-cell office:value-type="float" office:value="207.594">
                <text:p>207.594</text:p>
              </table:table-cell>
              <table:table-cell office:value-type="float" office:value="207.8305">
                <text:p>207.8305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214.52">
                <text:p>214.52</text:p>
              </table:table-cell>
              <table:table-cell office:value-type="float" office:value="209.012">
                <text:p>209.012</text:p>
              </table:table-cell>
              <table:table-cell office:value-type="float" office:value="208.04">
                <text:p>208.04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214.6">
                <text:p>214.6</text:p>
              </table:table-cell>
              <table:table-cell office:value-type="float" office:value="210.432">
                <text:p>210.432</text:p>
              </table:table-cell>
              <table:table-cell office:value-type="float" office:value="208.3405">
                <text:p>208.3405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216.63">
                <text:p>216.63</text:p>
              </table:table-cell>
              <table:table-cell office:value-type="float" office:value="211.689">
                <text:p>211.689</text:p>
              </table:table-cell>
              <table:table-cell office:value-type="float" office:value="208.7385">
                <text:p>208.7385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218.31">
                <text:p>218.31</text:p>
              </table:table-cell>
              <table:table-cell office:value-type="float" office:value="212.94">
                <text:p>212.94</text:p>
              </table:table-cell>
              <table:table-cell office:value-type="float" office:value="209.042">
                <text:p>209.042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219.17">
                <text:p>219.17</text:p>
              </table:table-cell>
              <table:table-cell office:value-type="float" office:value="214.238">
                <text:p>214.238</text:p>
              </table:table-cell>
              <table:table-cell office:value-type="float" office:value="209.458">
                <text:p>209.458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220.18">
                <text:p>220.18</text:p>
              </table:table-cell>
              <table:table-cell office:value-type="float" office:value="215.462">
                <text:p>215.462</text:p>
              </table:table-cell>
              <table:table-cell office:value-type="float" office:value="209.7075">
                <text:p>209.7075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221.29">
                <text:p>221.29</text:p>
              </table:table-cell>
              <table:table-cell office:value-type="float" office:value="216.567">
                <text:p>216.567</text:p>
              </table:table-cell>
              <table:table-cell office:value-type="float" office:value="210.132">
                <text:p>210.132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222.21">
                <text:p>222.21</text:p>
              </table:table-cell>
              <table:table-cell office:value-type="float" office:value="217.633">
                <text:p>217.633</text:p>
              </table:table-cell>
              <table:table-cell office:value-type="float" office:value="210.8445">
                <text:p>210.8445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224.8">
                <text:p>224.8</text:p>
              </table:table-cell>
              <table:table-cell office:value-type="float" office:value="218.716">
                <text:p>218.716</text:p>
              </table:table-cell>
              <table:table-cell office:value-type="float" office:value="212.1275">
                <text:p>212.1275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220.3">
                <text:p>220.3</text:p>
              </table:table-cell>
              <table:table-cell office:value-type="float" office:value="219.201">
                <text:p>219.201</text:p>
              </table:table-cell>
              <table:table-cell office:value-type="float" office:value="213.3975">
                <text:p>213.3975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219.33">
                <text:p>219.33</text:p>
              </table:table-cell>
              <table:table-cell office:value-type="float" office:value="219.682">
                <text:p>219.682</text:p>
              </table:table-cell>
              <table:table-cell office:value-type="float" office:value="214.347">
                <text:p>214.347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217.63">
                <text:p>217.63</text:p>
              </table:table-cell>
              <table:table-cell office:value-type="float" office:value="219.985">
                <text:p>219.985</text:p>
              </table:table-cell>
              <table:table-cell office:value-type="float" office:value="215.2085">
                <text:p>215.2085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212.46">
                <text:p>212.46</text:p>
              </table:table-cell>
              <table:table-cell office:value-type="float" office:value="219.568">
                <text:p>219.568</text:p>
              </table:table-cell>
              <table:table-cell office:value-type="float" office:value="215.6285">
                <text:p>215.6285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216.81">
                <text:p>216.81</text:p>
              </table:table-cell>
              <table:table-cell office:value-type="float" office:value="219.418">
                <text:p>219.418</text:p>
              </table:table-cell>
              <table:table-cell office:value-type="float" office:value="216.179">
                <text:p>216.179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205.56">
                <text:p>205.56</text:p>
              </table:table-cell>
              <table:table-cell office:value-type="float" office:value="218.057">
                <text:p>218.057</text:p>
              </table:table-cell>
              <table:table-cell office:value-type="float" office:value="216.1475">
                <text:p>216.1475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207.23">
                <text:p>207.23</text:p>
              </table:table-cell>
              <table:table-cell office:value-type="float" office:value="216.762">
                <text:p>216.762</text:p>
              </table:table-cell>
              <table:table-cell office:value-type="float" office:value="216.112">
                <text:p>216.112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206.6">
                <text:p>206.6</text:p>
              </table:table-cell>
              <table:table-cell office:value-type="float" office:value="215.293">
                <text:p>215.293</text:p>
              </table:table-cell>
              <table:table-cell office:value-type="float" office:value="215.93">
                <text:p>215.93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204.32">
                <text:p>204.32</text:p>
              </table:table-cell>
              <table:table-cell office:value-type="float" office:value="213.504">
                <text:p>213.504</text:p>
              </table:table-cell>
              <table:table-cell office:value-type="float" office:value="215.5685">
                <text:p>215.5685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207.86">
                <text:p>207.86</text:p>
              </table:table-cell>
              <table:table-cell office:value-type="float" office:value="211.81">
                <text:p>211.81</text:p>
              </table:table-cell>
              <table:table-cell office:value-type="float" office:value="215.263">
                <text:p>215.263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209.25">
                <text:p>209.25</text:p>
              </table:table-cell>
              <table:table-cell office:value-type="float" office:value="210.705">
                <text:p>210.705</text:p>
              </table:table-cell>
              <table:table-cell office:value-type="float" office:value="214.953">
                <text:p>214.953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207.53">
                <text:p>207.53</text:p>
              </table:table-cell>
              <table:table-cell office:value-type="float" office:value="209.525">
                <text:p>209.525</text:p>
              </table:table-cell>
              <table:table-cell office:value-type="float" office:value="214.6035">
                <text:p>214.6035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210.48">
                <text:p>210.48</text:p>
              </table:table-cell>
              <table:table-cell office:value-type="float" office:value="208.81">
                <text:p>208.81</text:p>
              </table:table-cell>
              <table:table-cell office:value-type="float" office:value="214.3975">
                <text:p>214.3975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211.09">
                <text:p>211.09</text:p>
              </table:table-cell>
              <table:table-cell office:value-type="float" office:value="208.673">
                <text:p>208.673</text:p>
              </table:table-cell>
              <table:table-cell office:value-type="float" office:value="214.1205">
                <text:p>214.1205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211.44">
                <text:p>211.44</text:p>
              </table:table-cell>
              <table:table-cell office:value-type="float" office:value="208.136">
                <text:p>208.136</text:p>
              </table:table-cell>
              <table:table-cell office:value-type="float" office:value="213.777">
                <text:p>213.777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211.59">
                <text:p>211.59</text:p>
              </table:table-cell>
              <table:table-cell office:value-type="float" office:value="208.739">
                <text:p>208.739</text:p>
              </table:table-cell>
              <table:table-cell office:value-type="float" office:value="213.398">
                <text:p>213.398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210.19">
                <text:p>210.19</text:p>
              </table:table-cell>
              <table:table-cell office:value-type="float" office:value="209.035">
                <text:p>209.035</text:p>
              </table:table-cell>
              <table:table-cell office:value-type="float" office:value="212.8985">
                <text:p>212.8985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209.78">
                <text:p>209.78</text:p>
              </table:table-cell>
              <table:table-cell office:value-type="float" office:value="209.353">
                <text:p>209.353</text:p>
              </table:table-cell>
              <table:table-cell office:value-type="float" office:value="212.323">
                <text:p>212.323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210.5">
                <text:p>210.5</text:p>
              </table:table-cell>
              <table:table-cell office:value-type="float" office:value="209.971">
                <text:p>209.971</text:p>
              </table:table-cell>
              <table:table-cell office:value-type="float" office:value="211.7375">
                <text:p>211.7375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210.86">
                <text:p>210.86</text:p>
              </table:table-cell>
              <table:table-cell office:value-type="float" office:value="210.271">
                <text:p>210.271</text:p>
              </table:table-cell>
              <table:table-cell office:value-type="float" office:value="211.0405">
                <text:p>211.0405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207.04">
                <text:p>207.04</text:p>
              </table:table-cell>
              <table:table-cell office:value-type="float" office:value="210.05">
                <text:p>210.05</text:p>
              </table:table-cell>
              <table:table-cell office:value-type="float" office:value="210.3775">
                <text:p>210.3775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207.29">
                <text:p>207.29</text:p>
              </table:table-cell>
              <table:table-cell office:value-type="float" office:value="210.026">
                <text:p>210.026</text:p>
              </table:table-cell>
              <table:table-cell office:value-type="float" office:value="209.7755">
                <text:p>209.7755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205.23">
                <text:p>205.23</text:p>
              </table:table-cell>
              <table:table-cell office:value-type="float" office:value="209.501">
                <text:p>209.501</text:p>
              </table:table-cell>
              <table:table-cell office:value-type="float" office:value="209.1555">
                <text:p>209.1555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211.22">
                <text:p>211.22</text:p>
              </table:table-cell>
              <table:table-cell office:value-type="float" office:value="209.514">
                <text:p>209.514</text:p>
              </table:table-cell>
              <table:table-cell office:value-type="float" office:value="209.0935">
                <text:p>209.0935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210.93">
                <text:p>210.93</text:p>
              </table:table-cell>
              <table:table-cell office:value-type="float" office:value="209.463">
                <text:p>209.463</text:p>
              </table:table-cell>
              <table:table-cell office:value-type="float" office:value="208.7995">
                <text:p>208.7995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210.75">
                <text:p>210.75</text:p>
              </table:table-cell>
              <table:table-cell office:value-type="float" office:value="209.379">
                <text:p>209.379</text:p>
              </table:table-cell>
              <table:table-cell office:value-type="float" office:value="209.059">
                <text:p>209.059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213.42">
                <text:p>213.42</text:p>
              </table:table-cell>
              <table:table-cell office:value-type="float" office:value="209.702">
                <text:p>209.702</text:p>
              </table:table-cell>
              <table:table-cell office:value-type="float" office:value="209.3685">
                <text:p>209.3685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212.84">
                <text:p>212.84</text:p>
              </table:table-cell>
              <table:table-cell office:value-type="float" office:value="210.008">
                <text:p>210.008</text:p>
              </table:table-cell>
              <table:table-cell office:value-type="float" office:value="209.6805">
                <text:p>209.6805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222.29">
                <text:p>222.29</text:p>
              </table:table-cell>
              <table:table-cell office:value-type="float" office:value="211.187">
                <text:p>211.187</text:p>
              </table:table-cell>
              <table:table-cell office:value-type="float" office:value="210.579">
                <text:p>210.579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221.48">
                <text:p>221.48</text:p>
              </table:table-cell>
              <table:table-cell office:value-type="float" office:value="212.249">
                <text:p>212.249</text:p>
              </table:table-cell>
              <table:table-cell office:value-type="float" office:value="211.26">
                <text:p>211.26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222.39">
                <text:p>222.39</text:p>
              </table:table-cell>
              <table:table-cell office:value-type="float" office:value="213.784">
                <text:p>213.784</text:p>
              </table:table-cell>
              <table:table-cell office:value-type="float" office:value="211.917">
                <text:p>211.917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223.64">
                <text:p>223.64</text:p>
              </table:table-cell>
              <table:table-cell office:value-type="float" office:value="215.419">
                <text:p>215.419</text:p>
              </table:table-cell>
              <table:table-cell office:value-type="float" office:value="212.7225">
                <text:p>212.7225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224.42">
                <text:p>224.42</text:p>
              </table:table-cell>
              <table:table-cell office:value-type="float" office:value="217.338">
                <text:p>217.338</text:p>
              </table:table-cell>
              <table:table-cell office:value-type="float" office:value="213.4195">
                <text:p>213.4195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225.37">
                <text:p>225.37</text:p>
              </table:table-cell>
              <table:table-cell office:value-type="float" office:value="218.753">
                <text:p>218.753</text:p>
              </table:table-cell>
              <table:table-cell office:value-type="float" office:value="214.1335">
                <text:p>214.1335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223">
                <text:p>223</text:p>
              </table:table-cell>
              <table:table-cell office:value-type="float" office:value="219.96">
                <text:p>219.96</text:p>
              </table:table-cell>
              <table:table-cell office:value-type="float" office:value="214.7115">
                <text:p>214.7115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224.12">
                <text:p>224.12</text:p>
              </table:table-cell>
              <table:table-cell office:value-type="float" office:value="221.297">
                <text:p>221.297</text:p>
              </table:table-cell>
              <table:table-cell office:value-type="float" office:value="215.338">
                <text:p>215.338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223.41">
                <text:p>223.41</text:p>
              </table:table-cell>
              <table:table-cell office:value-type="float" office:value="222.296">
                <text:p>222.296</text:p>
              </table:table-cell>
              <table:table-cell office:value-type="float" office:value="215.999">
                <text:p>215.999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224.98">
                <text:p>224.98</text:p>
              </table:table-cell>
              <table:table-cell office:value-type="float" office:value="223.51">
                <text:p>223.51</text:p>
              </table:table-cell>
              <table:table-cell office:value-type="float" office:value="216.759">
                <text:p>216.759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222.31">
                <text:p>222.31</text:p>
              </table:table-cell>
              <table:table-cell office:value-type="float" office:value="223.512">
                <text:p>223.512</text:p>
              </table:table-cell>
              <table:table-cell office:value-type="float" office:value="217.3495">
                <text:p>217.3495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225.5">
                <text:p>225.5</text:p>
              </table:table-cell>
              <table:table-cell office:value-type="float" office:value="223.914">
                <text:p>223.914</text:p>
              </table:table-cell>
              <table:table-cell office:value-type="float" office:value="218.0815">
                <text:p>218.0815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222.9">
                <text:p>222.9</text:p>
              </table:table-cell>
              <table:table-cell office:value-type="float" office:value="223.965">
                <text:p>223.965</text:p>
              </table:table-cell>
              <table:table-cell office:value-type="float" office:value="218.8745">
                <text:p>218.8745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224.41">
                <text:p>224.41</text:p>
              </table:table-cell>
              <table:table-cell office:value-type="float" office:value="224.042">
                <text:p>224.042</text:p>
              </table:table-cell>
              <table:table-cell office:value-type="float" office:value="219.7305">
                <text:p>219.7305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221.92">
                <text:p>221.92</text:p>
              </table:table-cell>
              <table:table-cell office:value-type="float" office:value="223.792">
                <text:p>223.792</text:p>
              </table:table-cell>
              <table:table-cell office:value-type="float" office:value="220.565">
                <text:p>220.565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222.94">
                <text:p>222.94</text:p>
              </table:table-cell>
              <table:table-cell office:value-type="float" office:value="223.549">
                <text:p>223.549</text:p>
              </table:table-cell>
              <table:table-cell office:value-type="float" office:value="221.151">
                <text:p>221.151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219.78">
                <text:p>219.78</text:p>
              </table:table-cell>
              <table:table-cell office:value-type="float" office:value="223.227">
                <text:p>223.227</text:p>
              </table:table-cell>
              <table:table-cell office:value-type="float" office:value="221.5935">
                <text:p>221.5935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221.49">
                <text:p>221.49</text:p>
              </table:table-cell>
              <table:table-cell office:value-type="float" office:value="222.964">
                <text:p>222.964</text:p>
              </table:table-cell>
              <table:table-cell office:value-type="float" office:value="222.1305">
                <text:p>222.1305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247.06">
                <text:p>247.06</text:p>
              </table:table-cell>
              <table:table-cell office:value-type="float" office:value="225.329">
                <text:p>225.329</text:p>
              </table:table-cell>
              <table:table-cell office:value-type="float" office:value="223.8125">
                <text:p>223.8125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236.38">
                <text:p>236.38</text:p>
              </table:table-cell>
              <table:table-cell office:value-type="float" office:value="226.469">
                <text:p>226.469</text:p>
              </table:table-cell>
              <table:table-cell office:value-type="float" office:value="224.9895">
                <text:p>224.9895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236.98">
                <text:p>236.98</text:p>
              </table:table-cell>
              <table:table-cell office:value-type="float" office:value="227.936">
                <text:p>227.936</text:p>
              </table:table-cell>
              <table:table-cell office:value-type="float" office:value="225.724">
                <text:p>225.724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239.29">
                <text:p>239.29</text:p>
              </table:table-cell>
              <table:table-cell office:value-type="float" office:value="229.315">
                <text:p>229.315</text:p>
              </table:table-cell>
              <table:table-cell office:value-type="float" office:value="226.6145">
                <text:p>226.6145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239.56">
                <text:p>239.56</text:p>
              </table:table-cell>
              <table:table-cell office:value-type="float" office:value="230.981">
                <text:p>230.981</text:p>
              </table:table-cell>
              <table:table-cell office:value-type="float" office:value="227.473">
                <text:p>227.473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241.16">
                <text:p>241.16</text:p>
              </table:table-cell>
              <table:table-cell office:value-type="float" office:value="232.656">
                <text:p>232.656</text:p>
              </table:table-cell>
              <table:table-cell office:value-type="float" office:value="228.349">
                <text:p>228.349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241.87">
                <text:p>241.87</text:p>
              </table:table-cell>
              <table:table-cell office:value-type="float" office:value="234.651">
                <text:p>234.651</text:p>
              </table:table-cell>
              <table:table-cell office:value-type="float" office:value="229.2215">
                <text:p>229.2215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245.31">
                <text:p>245.31</text:p>
              </table:table-cell>
              <table:table-cell office:value-type="float" office:value="236.888">
                <text:p>236.888</text:p>
              </table:table-cell>
              <table:table-cell office:value-type="float" office:value="230.2185">
                <text:p>230.2185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245.03">
                <text:p>245.03</text:p>
              </table:table-cell>
              <table:table-cell office:value-type="float" office:value="239.413">
                <text:p>239.413</text:p>
              </table:table-cell>
              <table:table-cell office:value-type="float" office:value="231.32">
                <text:p>231.32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243.09">
                <text:p>243.09</text:p>
              </table:table-cell>
              <table:table-cell office:value-type="float" office:value="241.573">
                <text:p>241.573</text:p>
              </table:table-cell>
              <table:table-cell office:value-type="float" office:value="232.2685">
                <text:p>232.2685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240.78">
                <text:p>240.78</text:p>
              </table:table-cell>
              <table:table-cell office:value-type="float" office:value="240.945">
                <text:p>240.945</text:p>
              </table:table-cell>
              <table:table-cell office:value-type="float" office:value="233.137">
                <text:p>233.137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244.76">
                <text:p>244.76</text:p>
              </table:table-cell>
              <table:table-cell office:value-type="float" office:value="241.783">
                <text:p>241.783</text:p>
              </table:table-cell>
              <table:table-cell office:value-type="float" office:value="234.126">
                <text:p>234.126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248.55">
                <text:p>248.55</text:p>
              </table:table-cell>
              <table:table-cell office:value-type="float" office:value="242.94">
                <text:p>242.94</text:p>
              </table:table-cell>
              <table:table-cell office:value-type="float" office:value="235.438">
                <text:p>235.438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250.29">
                <text:p>250.29</text:p>
              </table:table-cell>
              <table:table-cell office:value-type="float" office:value="244.04">
                <text:p>244.04</text:p>
              </table:table-cell>
              <table:table-cell office:value-type="float" office:value="236.6775">
                <text:p>236.6775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249.97">
                <text:p>249.97</text:p>
              </table:table-cell>
              <table:table-cell office:value-type="float" office:value="245.081">
                <text:p>245.081</text:p>
              </table:table-cell>
              <table:table-cell office:value-type="float" office:value="238.031">
                <text:p>238.031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249.79">
                <text:p>249.79</text:p>
              </table:table-cell>
              <table:table-cell office:value-type="float" office:value="245.944">
                <text:p>245.944</text:p>
              </table:table-cell>
              <table:table-cell office:value-type="float" office:value="239.3">
                <text:p>239.3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249.72">
                <text:p>249.72</text:p>
              </table:table-cell>
              <table:table-cell office:value-type="float" office:value="246.729">
                <text:p>246.729</text:p>
              </table:table-cell>
              <table:table-cell office:value-type="float" office:value="240.69">
                <text:p>240.69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246.25">
                <text:p>246.25</text:p>
              </table:table-cell>
              <table:table-cell office:value-type="float" office:value="246.823">
                <text:p>246.823</text:p>
              </table:table-cell>
              <table:table-cell office:value-type="float" office:value="241.8555">
                <text:p>241.8555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244.82">
                <text:p>244.82</text:p>
              </table:table-cell>
              <table:table-cell office:value-type="float" office:value="246.802">
                <text:p>246.802</text:p>
              </table:table-cell>
              <table:table-cell office:value-type="float" office:value="243.1075">
                <text:p>243.1075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243.4">
                <text:p>243.4</text:p>
              </table:table-cell>
              <table:table-cell office:value-type="float" office:value="246.833">
                <text:p>246.833</text:p>
              </table:table-cell>
              <table:table-cell office:value-type="float" office:value="244.203">
                <text:p>244.203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245.48">
                <text:p>245.48</text:p>
              </table:table-cell>
              <table:table-cell office:value-type="float" office:value="247.303">
                <text:p>247.303</text:p>
              </table:table-cell>
              <table:table-cell office:value-type="float" office:value="244.124">
                <text:p>244.124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247.36">
                <text:p>247.36</text:p>
              </table:table-cell>
              <table:table-cell office:value-type="float" office:value="247.563">
                <text:p>247.563</text:p>
              </table:table-cell>
              <table:table-cell office:value-type="float" office:value="244.673">
                <text:p>244.673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243.81">
                <text:p>243.81</text:p>
              </table:table-cell>
              <table:table-cell office:value-type="float" office:value="247.089">
                <text:p>247.089</text:p>
              </table:table-cell>
              <table:table-cell office:value-type="float" office:value="245.0145">
                <text:p>245.0145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242.86">
                <text:p>242.86</text:p>
              </table:table-cell>
              <table:table-cell office:value-type="float" office:value="246.346">
                <text:p>246.346</text:p>
              </table:table-cell>
              <table:table-cell office:value-type="float" office:value="245.193">
                <text:p>245.193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243.53">
                <text:p>243.53</text:p>
              </table:table-cell>
              <table:table-cell office:value-type="float" office:value="245.702">
                <text:p>245.702</text:p>
              </table:table-cell>
              <table:table-cell office:value-type="float" office:value="245.3915">
                <text:p>245.3915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241.53">
                <text:p>241.53</text:p>
              </table:table-cell>
              <table:table-cell office:value-type="float" office:value="244.876">
                <text:p>244.876</text:p>
              </table:table-cell>
              <table:table-cell office:value-type="float" office:value="245.41">
                <text:p>245.41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239.94">
                <text:p>239.94</text:p>
              </table:table-cell>
              <table:table-cell office:value-type="float" office:value="243.898">
                <text:p>243.898</text:p>
              </table:table-cell>
              <table:table-cell office:value-type="float" office:value="245.3135">
                <text:p>245.3135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239.58">
                <text:p>239.58</text:p>
              </table:table-cell>
              <table:table-cell office:value-type="float" office:value="243.231">
                <text:p>243.231</text:p>
              </table:table-cell>
              <table:table-cell office:value-type="float" office:value="245.027">
                <text:p>245.027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238.36">
                <text:p>238.36</text:p>
              </table:table-cell>
              <table:table-cell office:value-type="float" office:value="242.585">
                <text:p>242.585</text:p>
              </table:table-cell>
              <table:table-cell office:value-type="float" office:value="244.6935">
                <text:p>244.6935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230.37">
                <text:p>230.37</text:p>
              </table:table-cell>
              <table:table-cell office:value-type="float" office:value="241.282">
                <text:p>241.282</text:p>
              </table:table-cell>
              <table:table-cell office:value-type="float" office:value="244.0575">
                <text:p>244.0575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232.96">
                <text:p>232.96</text:p>
              </table:table-cell>
              <table:table-cell office:value-type="float" office:value="240.03">
                <text:p>240.03</text:p>
              </table:table-cell>
              <table:table-cell office:value-type="float" office:value="243.6665">
                <text:p>243.6665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237.6">
                <text:p>237.6</text:p>
              </table:table-cell>
              <table:table-cell office:value-type="float" office:value="239.054">
                <text:p>239.054</text:p>
              </table:table-cell>
              <table:table-cell office:value-type="float" office:value="243.3085">
                <text:p>243.3085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238.39">
                <text:p>238.39</text:p>
              </table:table-cell>
              <table:table-cell office:value-type="float" office:value="238.512">
                <text:p>238.512</text:p>
              </table:table-cell>
              <table:table-cell office:value-type="float" office:value="242.8005">
                <text:p>242.8005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242.31">
                <text:p>242.31</text:p>
              </table:table-cell>
              <table:table-cell office:value-type="float" office:value="238.457">
                <text:p>238.457</text:p>
              </table:table-cell>
              <table:table-cell office:value-type="float" office:value="242.4015">
                <text:p>242.4015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243.14">
                <text:p>243.14</text:p>
              </table:table-cell>
              <table:table-cell office:value-type="float" office:value="238.418">
                <text:p>238.418</text:p>
              </table:table-cell>
              <table:table-cell office:value-type="float" office:value="242.06">
                <text:p>242.06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241.17">
                <text:p>241.17</text:p>
              </table:table-cell>
              <table:table-cell office:value-type="float" office:value="238.382">
                <text:p>238.382</text:p>
              </table:table-cell>
              <table:table-cell office:value-type="float" office:value="241.629">
                <text:p>241.629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239.32">
                <text:p>239.32</text:p>
              </table:table-cell>
              <table:table-cell office:value-type="float" office:value="238.32">
                <text:p>238.32</text:p>
              </table:table-cell>
              <table:table-cell office:value-type="float" office:value="241.109">
                <text:p>241.109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239.71">
                <text:p>239.71</text:p>
              </table:table-cell>
              <table:table-cell office:value-type="float" office:value="238.333">
                <text:p>238.333</text:p>
              </table:table-cell>
              <table:table-cell office:value-type="float" office:value="240.782">
                <text:p>240.782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240">
                <text:p>240</text:p>
              </table:table-cell>
              <table:table-cell office:value-type="float" office:value="238.497">
                <text:p>238.497</text:p>
              </table:table-cell>
              <table:table-cell office:value-type="float" office:value="240.541">
                <text:p>240.541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243.28">
                <text:p>243.28</text:p>
              </table:table-cell>
              <table:table-cell office:value-type="float" office:value="239.788">
                <text:p>239.788</text:p>
              </table:table-cell>
              <table:table-cell office:value-type="float" office:value="240.535">
                <text:p>240.535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240.85">
                <text:p>240.85</text:p>
              </table:table-cell>
              <table:table-cell office:value-type="float" office:value="240.577">
                <text:p>240.577</text:p>
              </table:table-cell>
              <table:table-cell office:value-type="float" office:value="240.3035">
                <text:p>240.3035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243.17">
                <text:p>243.17</text:p>
              </table:table-cell>
              <table:table-cell office:value-type="float" office:value="241.134">
                <text:p>241.134</text:p>
              </table:table-cell>
              <table:table-cell office:value-type="float" office:value="240.094">
                <text:p>240.094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243.13">
                <text:p>243.13</text:p>
              </table:table-cell>
              <table:table-cell office:value-type="float" office:value="241.608">
                <text:p>241.608</text:p>
              </table:table-cell>
              <table:table-cell office:value-type="float" office:value="240.06">
                <text:p>240.06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239.87">
                <text:p>239.87</text:p>
              </table:table-cell>
              <table:table-cell office:value-type="float" office:value="241.364">
                <text:p>241.364</text:p>
              </table:table-cell>
              <table:table-cell office:value-type="float" office:value="239.9105">
                <text:p>239.9105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244.21">
                <text:p>244.21</text:p>
              </table:table-cell>
              <table:table-cell office:value-type="float" office:value="241.471">
                <text:p>241.471</text:p>
              </table:table-cell>
              <table:table-cell office:value-type="float" office:value="239.9445">
                <text:p>239.9445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247.47">
                <text:p>247.47</text:p>
              </table:table-cell>
              <table:table-cell office:value-type="float" office:value="242.101">
                <text:p>242.101</text:p>
              </table:table-cell>
              <table:table-cell office:value-type="float" office:value="240.2415">
                <text:p>240.2415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252.35">
                <text:p>252.35</text:p>
              </table:table-cell>
              <table:table-cell office:value-type="float" office:value="243.404">
                <text:p>243.404</text:p>
              </table:table-cell>
              <table:table-cell office:value-type="float" office:value="240.862">
                <text:p>240.862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254.27">
                <text:p>254.27</text:p>
              </table:table-cell>
              <table:table-cell office:value-type="float" office:value="244.86">
                <text:p>244.86</text:p>
              </table:table-cell>
              <table:table-cell office:value-type="float" office:value="241.5965">
                <text:p>241.5965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259.16">
                <text:p>259.16</text:p>
              </table:table-cell>
              <table:table-cell office:value-type="float" office:value="246.776">
                <text:p>246.776</text:p>
              </table:table-cell>
              <table:table-cell office:value-type="float" office:value="242.6365">
                <text:p>242.6365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263.03">
                <text:p>263.03</text:p>
              </table:table-cell>
              <table:table-cell office:value-type="float" office:value="248.751">
                <text:p>248.751</text:p>
              </table:table-cell>
              <table:table-cell office:value-type="float" office:value="244.2695">
                <text:p>244.2695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262.84">
                <text:p>262.84</text:p>
              </table:table-cell>
              <table:table-cell office:value-type="float" office:value="250.95">
                <text:p>250.95</text:p>
              </table:table-cell>
              <table:table-cell office:value-type="float" office:value="245.7635">
                <text:p>245.7635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265.95">
                <text:p>265.95</text:p>
              </table:table-cell>
              <table:table-cell office:value-type="float" office:value="253.228">
                <text:p>253.228</text:p>
              </table:table-cell>
              <table:table-cell office:value-type="float" office:value="247.181">
                <text:p>247.181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264.84">
                <text:p>264.84</text:p>
              </table:table-cell>
              <table:table-cell office:value-type="float" office:value="255.399">
                <text:p>255.399</text:p>
              </table:table-cell>
              <table:table-cell office:value-type="float" office:value="248.5035">
                <text:p>248.5035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265.85">
                <text:p>265.85</text:p>
              </table:table-cell>
              <table:table-cell office:value-type="float" office:value="257.997">
                <text:p>257.997</text:p>
              </table:table-cell>
              <table:table-cell office:value-type="float" office:value="249.6805">
                <text:p>249.6805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267.14">
                <text:p>267.14</text:p>
              </table:table-cell>
              <table:table-cell office:value-type="float" office:value="260.29">
                <text:p>260.29</text:p>
              </table:table-cell>
              <table:table-cell office:value-type="float" office:value="250.8805">
                <text:p>250.8805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266.58">
                <text:p>266.58</text:p>
              </table:table-cell>
              <table:table-cell office:value-type="float" office:value="262.201">
                <text:p>262.201</text:p>
              </table:table-cell>
              <table:table-cell office:value-type="float" office:value="252.151">
                <text:p>252.151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268.23">
                <text:p>268.23</text:p>
              </table:table-cell>
              <table:table-cell office:value-type="float" office:value="263.789">
                <text:p>263.789</text:p>
              </table:table-cell>
              <table:table-cell office:value-type="float" office:value="253.5965">
                <text:p>253.5965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267.3">
                <text:p>267.3</text:p>
              </table:table-cell>
              <table:table-cell office:value-type="float" office:value="265.092">
                <text:p>265.092</text:p>
              </table:table-cell>
              <table:table-cell office:value-type="float" office:value="254.976">
                <text:p>254.976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266.81">
                <text:p>266.81</text:p>
              </table:table-cell>
              <table:table-cell office:value-type="float" office:value="265.857">
                <text:p>265.857</text:p>
              </table:table-cell>
              <table:table-cell office:value-type="float" office:value="256.3165">
                <text:p>256.3165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267.94">
                <text:p>267.94</text:p>
              </table:table-cell>
              <table:table-cell office:value-type="float" office:value="266.348">
                <text:p>266.348</text:p>
              </table:table-cell>
              <table:table-cell office:value-type="float" office:value="257.5495">
                <text:p>257.5495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270.43">
                <text:p>270.43</text:p>
              </table:table-cell>
              <table:table-cell office:value-type="float" office:value="267.107">
                <text:p>267.107</text:p>
              </table:table-cell>
              <table:table-cell office:value-type="float" office:value="259.0285">
                <text:p>259.0285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276.9">
                <text:p>276.9</text:p>
              </table:table-cell>
              <table:table-cell office:value-type="float" office:value="268.202">
                <text:p>268.202</text:p>
              </table:table-cell>
              <table:table-cell office:value-type="float" office:value="260.715">
                <text:p>260.715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275.8">
                <text:p>275.8</text:p>
              </table:table-cell>
              <table:table-cell office:value-type="float" office:value="269.298">
                <text:p>269.298</text:p>
              </table:table-cell>
              <table:table-cell office:value-type="float" office:value="262.3485">
                <text:p>262.3485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271.04">
                <text:p>271.04</text:p>
              </table:table-cell>
              <table:table-cell office:value-type="float" office:value="269.817">
                <text:p>269.817</text:p>
              </table:table-cell>
              <table:table-cell office:value-type="float" office:value="263.907">
                <text:p>263.907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274.99">
                <text:p>274.99</text:p>
              </table:table-cell>
              <table:table-cell office:value-type="float" office:value="270.602">
                <text:p>270.602</text:p>
              </table:table-cell>
              <table:table-cell office:value-type="float" office:value="265.446">
                <text:p>265.446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275.45">
                <text:p>275.45</text:p>
              </table:table-cell>
              <table:table-cell office:value-type="float" office:value="271.489">
                <text:p>271.489</text:p>
              </table:table-cell>
              <table:table-cell office:value-type="float" office:value="266.845">
                <text:p>266.845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276.32">
                <text:p>276.32</text:p>
              </table:table-cell>
              <table:table-cell office:value-type="float" office:value="272.298">
                <text:p>272.298</text:p>
              </table:table-cell>
              <table:table-cell office:value-type="float" office:value="268.0435">
                <text:p>268.0435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276.59">
                <text:p>276.59</text:p>
              </table:table-cell>
              <table:table-cell office:value-type="float" office:value="273.227">
                <text:p>273.227</text:p>
              </table:table-cell>
              <table:table-cell office:value-type="float" office:value="269.1595">
                <text:p>269.1595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279.95">
                <text:p>279.95</text:p>
              </table:table-cell>
              <table:table-cell office:value-type="float" office:value="274.541">
                <text:p>274.541</text:p>
              </table:table-cell>
              <table:table-cell office:value-type="float" office:value="270.199">
                <text:p>270.199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279.25">
                <text:p>279.25</text:p>
              </table:table-cell>
              <table:table-cell office:value-type="float" office:value="275.672">
                <text:p>275.672</text:p>
              </table:table-cell>
              <table:table-cell office:value-type="float" office:value="271.01">
                <text:p>271.01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266.8">
                <text:p>266.8</text:p>
              </table:table-cell>
              <table:table-cell office:value-type="float" office:value="275.309">
                <text:p>275.309</text:p>
              </table:table-cell>
              <table:table-cell office:value-type="float" office:value="271.208">
                <text:p>271.208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264.24">
                <text:p>264.24</text:p>
              </table:table-cell>
              <table:table-cell office:value-type="float" office:value="274.043">
                <text:p>274.043</text:p>
              </table:table-cell>
              <table:table-cell office:value-type="float" office:value="271.1225">
                <text:p>271.1225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261.34">
                <text:p>261.34</text:p>
              </table:table-cell>
              <table:table-cell office:value-type="float" office:value="272.597">
                <text:p>272.597</text:p>
              </table:table-cell>
              <table:table-cell office:value-type="float" office:value="270.9475">
                <text:p>270.9475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257.4">
                <text:p>257.4</text:p>
              </table:table-cell>
              <table:table-cell office:value-type="float" office:value="271.233">
                <text:p>271.233</text:p>
              </table:table-cell>
              <table:table-cell office:value-type="float" office:value="270.525">
                <text:p>270.525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258.79">
                <text:p>258.79</text:p>
              </table:table-cell>
              <table:table-cell office:value-type="float" office:value="269.613">
                <text:p>269.613</text:p>
              </table:table-cell>
              <table:table-cell office:value-type="float" office:value="270.1075">
                <text:p>270.1075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259.05">
                <text:p>259.05</text:p>
              </table:table-cell>
              <table:table-cell office:value-type="float" office:value="267.973">
                <text:p>267.973</text:p>
              </table:table-cell>
              <table:table-cell office:value-type="float" office:value="269.731">
                <text:p>269.731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264.65">
                <text:p>264.65</text:p>
              </table:table-cell>
              <table:table-cell office:value-type="float" office:value="266.806">
                <text:p>266.806</text:p>
              </table:table-cell>
              <table:table-cell office:value-type="float" office:value="269.552">
                <text:p>269.552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260.62">
                <text:p>260.62</text:p>
              </table:table-cell>
              <table:table-cell office:value-type="float" office:value="265.209">
                <text:p>265.209</text:p>
              </table:table-cell>
              <table:table-cell office:value-type="float" office:value="269.218">
                <text:p>269.218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250.25">
                <text:p>250.25</text:p>
              </table:table-cell>
              <table:table-cell office:value-type="float" office:value="262.239">
                <text:p>262.239</text:p>
              </table:table-cell>
              <table:table-cell office:value-type="float" office:value="268.39">
                <text:p>268.39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251.53">
                <text:p>251.53</text:p>
              </table:table-cell>
              <table:table-cell office:value-type="float" office:value="259.467">
                <text:p>259.467</text:p>
              </table:table-cell>
              <table:table-cell office:value-type="float" office:value="267.5695">
                <text:p>267.5695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246.54">
                <text:p>246.54</text:p>
              </table:table-cell>
              <table:table-cell office:value-type="float" office:value="257.441">
                <text:p>257.441</text:p>
              </table:table-cell>
              <table:table-cell office:value-type="float" office:value="266.375">
                <text:p>266.375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242.28">
                <text:p>242.28</text:p>
              </table:table-cell>
              <table:table-cell office:value-type="float" office:value="255.245">
                <text:p>255.245</text:p>
              </table:table-cell>
              <table:table-cell office:value-type="float" office:value="264.644">
                <text:p>264.644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232.22">
                <text:p>232.22</text:p>
              </table:table-cell>
              <table:table-cell office:value-type="float" office:value="252.333">
                <text:p>252.333</text:p>
              </table:table-cell>
              <table:table-cell office:value-type="float" office:value="262.465">
                <text:p>262.465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229.14">
                <text:p>229.14</text:p>
              </table:table-cell>
              <table:table-cell office:value-type="float" office:value="249.507">
                <text:p>249.507</text:p>
              </table:table-cell>
              <table:table-cell office:value-type="float" office:value="260.37">
                <text:p>260.37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227.9">
                <text:p>227.9</text:p>
              </table:table-cell>
              <table:table-cell office:value-type="float" office:value="246.418">
                <text:p>246.418</text:p>
              </table:table-cell>
              <table:table-cell office:value-type="float" office:value="258.0155">
                <text:p>258.0155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225.19">
                <text:p>225.19</text:p>
              </table:table-cell>
              <table:table-cell office:value-type="float" office:value="243.032">
                <text:p>243.032</text:p>
              </table:table-cell>
              <table:table-cell office:value-type="float" office:value="255.5025">
                <text:p>255.5025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232.44">
                <text:p>232.44</text:p>
              </table:table-cell>
              <table:table-cell office:value-type="float" office:value="239.811">
                <text:p>239.811</text:p>
              </table:table-cell>
              <table:table-cell office:value-type="float" office:value="253.3085">
                <text:p>253.3085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233.93">
                <text:p>233.93</text:p>
              </table:table-cell>
              <table:table-cell office:value-type="float" office:value="237.142">
                <text:p>237.142</text:p>
              </table:table-cell>
              <table:table-cell office:value-type="float" office:value="251.1755">
                <text:p>251.1755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234.97">
                <text:p>234.97</text:p>
              </table:table-cell>
              <table:table-cell office:value-type="float" office:value="235.614">
                <text:p>235.614</text:p>
              </table:table-cell>
              <table:table-cell office:value-type="float" office:value="248.9265">
                <text:p>248.9265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239.11">
                <text:p>239.11</text:p>
              </table:table-cell>
              <table:table-cell office:value-type="float" office:value="234.372">
                <text:p>234.372</text:p>
              </table:table-cell>
              <table:table-cell office:value-type="float" office:value="246.9195">
                <text:p>246.9195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239.01">
                <text:p>239.01</text:p>
              </table:table-cell>
              <table:table-cell office:value-type="float" office:value="233.619">
                <text:p>233.619</text:p>
              </table:table-cell>
              <table:table-cell office:value-type="float" office:value="245.53">
                <text:p>245.53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241.63">
                <text:p>241.63</text:p>
              </table:table-cell>
              <table:table-cell office:value-type="float" office:value="233.554">
                <text:p>233.554</text:p>
              </table:table-cell>
              <table:table-cell office:value-type="float" office:value="244.3995">
                <text:p>244.3995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248.06">
                <text:p>248.06</text:p>
              </table:table-cell>
              <table:table-cell office:value-type="float" office:value="235.138">
                <text:p>235.138</text:p>
              </table:table-cell>
              <table:table-cell office:value-type="float" office:value="243.7355">
                <text:p>243.7355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251.13">
                <text:p>251.13</text:p>
              </table:table-cell>
              <table:table-cell office:value-type="float" office:value="237.337">
                <text:p>237.337</text:p>
              </table:table-cell>
              <table:table-cell office:value-type="float" office:value="243.422">
                <text:p>243.422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251.03">
                <text:p>251.03</text:p>
              </table:table-cell>
              <table:table-cell office:value-type="float" office:value="239.65">
                <text:p>239.65</text:p>
              </table:table-cell>
              <table:table-cell office:value-type="float" office:value="243.034">
                <text:p>243.034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248.12">
                <text:p>248.12</text:p>
              </table:table-cell>
              <table:table-cell office:value-type="float" office:value="241.943">
                <text:p>241.943</text:p>
              </table:table-cell>
              <table:table-cell office:value-type="float" office:value="242.4875">
                <text:p>242.4875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242.85">
                <text:p>242.85</text:p>
              </table:table-cell>
              <table:table-cell office:value-type="float" office:value="242.984">
                <text:p>242.984</text:p>
              </table:table-cell>
              <table:table-cell office:value-type="float" office:value="241.3975">
                <text:p>241.3975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245.3">
                <text:p>245.3</text:p>
              </table:table-cell>
              <table:table-cell office:value-type="float" office:value="244.121">
                <text:p>244.121</text:p>
              </table:table-cell>
              <table:table-cell office:value-type="float" office:value="240.6315">
                <text:p>240.6315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243.66">
                <text:p>243.66</text:p>
              </table:table-cell>
              <table:table-cell office:value-type="float" office:value="244.99">
                <text:p>244.99</text:p>
              </table:table-cell>
              <table:table-cell office:value-type="float" office:value="240.302">
                <text:p>240.302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245.82">
                <text:p>245.82</text:p>
              </table:table-cell>
              <table:table-cell office:value-type="float" office:value="245.661">
                <text:p>245.661</text:p>
              </table:table-cell>
              <table:table-cell office:value-type="float" office:value="240.0165">
                <text:p>240.0165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228.69">
                <text:p>228.69</text:p>
              </table:table-cell>
              <table:table-cell office:value-type="float" office:value="244.629">
                <text:p>244.629</text:p>
              </table:table-cell>
              <table:table-cell office:value-type="float" office:value="239.124">
                <text:p>239.124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210.28">
                <text:p>210.28</text:p>
              </table:table-cell>
              <table:table-cell office:value-type="float" office:value="241.494">
                <text:p>241.494</text:p>
              </table:table-cell>
              <table:table-cell office:value-type="float" office:value="237.524">
                <text:p>237.524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214.44">
                <text:p>214.44</text:p>
              </table:table-cell>
              <table:table-cell office:value-type="float" office:value="238.132">
                <text:p>238.132</text:p>
              </table:table-cell>
              <table:table-cell office:value-type="float" office:value="236.635">
                <text:p>236.635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216.87">
                <text:p>216.87</text:p>
              </table:table-cell>
              <table:table-cell office:value-type="float" office:value="234.706">
                <text:p>234.706</text:p>
              </table:table-cell>
              <table:table-cell office:value-type="float" office:value="236.0215">
                <text:p>236.0215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234.34">
                <text:p>234.34</text:p>
              </table:table-cell>
              <table:table-cell office:value-type="float" office:value="233.037">
                <text:p>233.037</text:p>
              </table:table-cell>
              <table:table-cell office:value-type="float" office:value="236.3435">
                <text:p>236.3435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227.11">
                <text:p>227.11</text:p>
              </table:table-cell>
              <table:table-cell office:value-type="float" office:value="230.936">
                <text:p>230.936</text:p>
              </table:table-cell>
              <table:table-cell office:value-type="float" office:value="236.4395">
                <text:p>236.4395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236.2">
                <text:p>236.2</text:p>
              </table:table-cell>
              <table:table-cell office:value-type="float" office:value="230.271">
                <text:p>230.271</text:p>
              </table:table-cell>
              <table:table-cell office:value-type="float" office:value="236.6275">
                <text:p>236.6275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234.72">
                <text:p>234.72</text:p>
              </table:table-cell>
              <table:table-cell office:value-type="float" office:value="229.213">
                <text:p>229.213</text:p>
              </table:table-cell>
              <table:table-cell office:value-type="float" office:value="236.667">
                <text:p>236.667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233.13">
                <text:p>233.13</text:p>
              </table:table-cell>
              <table:table-cell office:value-type="float" office:value="228.16">
                <text:p>228.16</text:p>
              </table:table-cell>
              <table:table-cell office:value-type="float" office:value="236.575">
                <text:p>236.575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229.61">
                <text:p>229.61</text:p>
              </table:table-cell>
              <table:table-cell office:value-type="float" office:value="226.539">
                <text:p>226.539</text:p>
              </table:table-cell>
              <table:table-cell office:value-type="float" office:value="236.1">
                <text:p>236.1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231.96">
                <text:p>231.96</text:p>
              </table:table-cell>
              <table:table-cell office:value-type="float" office:value="226.866">
                <text:p>226.866</text:p>
              </table:table-cell>
              <table:table-cell office:value-type="float" office:value="235.7475">
                <text:p>235.7475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228.99">
                <text:p>228.99</text:p>
              </table:table-cell>
              <table:table-cell office:value-type="float" office:value="228.737">
                <text:p>228.737</text:p>
              </table:table-cell>
              <table:table-cell office:value-type="float" office:value="235.1155">
                <text:p>235.1155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235.59">
                <text:p>235.59</text:p>
              </table:table-cell>
              <table:table-cell office:value-type="float" office:value="230.852">
                <text:p>230.852</text:p>
              </table:table-cell>
              <table:table-cell office:value-type="float" office:value="234.492">
                <text:p>234.492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240.88">
                <text:p>240.88</text:p>
              </table:table-cell>
              <table:table-cell office:value-type="float" office:value="233.253">
                <text:p>233.253</text:p>
              </table:table-cell>
              <table:table-cell office:value-type="float" office:value="233.9795">
                <text:p>233.9795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244.64">
                <text:p>244.64</text:p>
              </table:table-cell>
              <table:table-cell office:value-type="float" office:value="234.283">
                <text:p>234.283</text:p>
              </table:table-cell>
              <table:table-cell office:value-type="float" office:value="233.66">
                <text:p>233.66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243.55">
                <text:p>243.55</text:p>
              </table:table-cell>
              <table:table-cell office:value-type="float" office:value="235.927">
                <text:p>235.927</text:p>
              </table:table-cell>
              <table:table-cell office:value-type="float" office:value="233.4315">
                <text:p>233.4315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243.22">
                <text:p>243.22</text:p>
              </table:table-cell>
              <table:table-cell office:value-type="float" office:value="236.629">
                <text:p>236.629</text:p>
              </table:table-cell>
              <table:table-cell office:value-type="float" office:value="233.45">
                <text:p>233.45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244.62">
                <text:p>244.62</text:p>
              </table:table-cell>
              <table:table-cell office:value-type="float" office:value="237.619">
                <text:p>237.619</text:p>
              </table:table-cell>
              <table:table-cell office:value-type="float" office:value="233.416">
                <text:p>233.416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244.62">
                <text:p>244.62</text:p>
              </table:table-cell>
              <table:table-cell office:value-type="float" office:value="238.768">
                <text:p>238.768</text:p>
              </table:table-cell>
              <table:table-cell office:value-type="float" office:value="233.464">
                <text:p>233.464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246.89">
                <text:p>246.89</text:p>
              </table:table-cell>
              <table:table-cell office:value-type="float" office:value="240.496">
                <text:p>240.496</text:p>
              </table:table-cell>
              <table:table-cell office:value-type="float" office:value="233.5175">
                <text:p>233.5175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252.51">
                <text:p>252.51</text:p>
              </table:table-cell>
              <table:table-cell office:value-type="float" office:value="242.551">
                <text:p>242.551</text:p>
              </table:table-cell>
              <table:table-cell office:value-type="float" office:value="234.7085">
                <text:p>234.7085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252.56">
                <text:p>252.56</text:p>
              </table:table-cell>
              <table:table-cell office:value-type="float" office:value="244.908">
                <text:p>244.908</text:p>
              </table:table-cell>
              <table:table-cell office:value-type="float" office:value="236.8225">
                <text:p>236.8225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249.25">
                <text:p>249.25</text:p>
              </table:table-cell>
              <table:table-cell office:value-type="float" office:value="246.274">
                <text:p>246.274</text:p>
              </table:table-cell>
              <table:table-cell office:value-type="float" office:value="238.563">
                <text:p>238.563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249.39">
                <text:p>249.39</text:p>
              </table:table-cell>
              <table:table-cell office:value-type="float" office:value="247.125">
                <text:p>247.125</text:p>
              </table:table-cell>
              <table:table-cell office:value-type="float" office:value="240.189">
                <text:p>240.189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253.47">
                <text:p>253.47</text:p>
              </table:table-cell>
              <table:table-cell office:value-type="float" office:value="248.008">
                <text:p>248.008</text:p>
              </table:table-cell>
              <table:table-cell office:value-type="float" office:value="241.1455">
                <text:p>241.1455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253.08">
                <text:p>253.08</text:p>
              </table:table-cell>
              <table:table-cell office:value-type="float" office:value="248.961">
                <text:p>248.961</text:p>
              </table:table-cell>
              <table:table-cell office:value-type="float" office:value="242.444">
                <text:p>242.444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260.05">
                <text:p>260.05</text:p>
              </table:table-cell>
              <table:table-cell office:value-type="float" office:value="250.644">
                <text:p>250.644</text:p>
              </table:table-cell>
              <table:table-cell office:value-type="float" office:value="243.6365">
                <text:p>243.6365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263.01">
                <text:p>263.01</text:p>
              </table:table-cell>
              <table:table-cell office:value-type="float" office:value="252.483">
                <text:p>252.483</text:p>
              </table:table-cell>
              <table:table-cell office:value-type="float" office:value="245.051">
                <text:p>245.051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265.64">
                <text:p>265.64</text:p>
              </table:table-cell>
              <table:table-cell office:value-type="float" office:value="254.585">
                <text:p>254.585</text:p>
              </table:table-cell>
              <table:table-cell office:value-type="float" office:value="246.6765">
                <text:p>246.6765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267.49">
                <text:p>267.49</text:p>
              </table:table-cell>
              <table:table-cell office:value-type="float" office:value="256.645">
                <text:p>256.645</text:p>
              </table:table-cell>
              <table:table-cell office:value-type="float" office:value="248.5705">
                <text:p>248.5705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267.56">
                <text:p>267.56</text:p>
              </table:table-cell>
              <table:table-cell office:value-type="float" office:value="258.15">
                <text:p>258.15</text:p>
              </table:table-cell>
              <table:table-cell office:value-type="float" office:value="250.3505">
                <text:p>250.3505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264.88">
                <text:p>264.88</text:p>
              </table:table-cell>
              <table:table-cell office:value-type="float" office:value="259.382">
                <text:p>259.382</text:p>
              </table:table-cell>
              <table:table-cell office:value-type="float" office:value="252.145">
                <text:p>252.145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265.68">
                <text:p>265.68</text:p>
              </table:table-cell>
              <table:table-cell office:value-type="float" office:value="261.025">
                <text:p>261.025</text:p>
              </table:table-cell>
              <table:table-cell office:value-type="float" office:value="253.6495">
                <text:p>253.6495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261.04">
                <text:p>261.04</text:p>
              </table:table-cell>
              <table:table-cell office:value-type="float" office:value="262.19">
                <text:p>262.19</text:p>
              </table:table-cell>
              <table:table-cell office:value-type="float" office:value="254.6575">
                <text:p>254.6575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260.67">
                <text:p>260.67</text:p>
              </table:table-cell>
              <table:table-cell office:value-type="float" office:value="262.91">
                <text:p>262.91</text:p>
              </table:table-cell>
              <table:table-cell office:value-type="float" office:value="255.459">
                <text:p>255.459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260.71">
                <text:p>260.71</text:p>
              </table:table-cell>
              <table:table-cell office:value-type="float" office:value="263.673">
                <text:p>263.673</text:p>
              </table:table-cell>
              <table:table-cell office:value-type="float" office:value="256.317">
                <text:p>256.317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265.29">
                <text:p>265.29</text:p>
              </table:table-cell>
              <table:table-cell office:value-type="float" office:value="264.197">
                <text:p>264.197</text:p>
              </table:table-cell>
              <table:table-cell office:value-type="float" office:value="257.4205">
                <text:p>257.4205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263.49">
                <text:p>263.49</text:p>
              </table:table-cell>
              <table:table-cell office:value-type="float" office:value="264.245">
                <text:p>264.245</text:p>
              </table:table-cell>
              <table:table-cell office:value-type="float" office:value="258.364">
                <text:p>258.364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264.37">
                <text:p>264.37</text:p>
              </table:table-cell>
              <table:table-cell office:value-type="float" office:value="264.118">
                <text:p>264.118</text:p>
              </table:table-cell>
              <table:table-cell office:value-type="float" office:value="259.3515">
                <text:p>259.3515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264">
                <text:p>264</text:p>
              </table:table-cell>
              <table:table-cell office:value-type="float" office:value="263.769">
                <text:p>263.769</text:p>
              </table:table-cell>
              <table:table-cell office:value-type="float" office:value="260.207">
                <text:p>260.207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264.66">
                <text:p>264.66</text:p>
              </table:table-cell>
              <table:table-cell office:value-type="float" office:value="263.479">
                <text:p>263.479</text:p>
              </table:table-cell>
              <table:table-cell office:value-type="float" office:value="260.8145">
                <text:p>260.8145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266.27">
                <text:p>266.27</text:p>
              </table:table-cell>
              <table:table-cell office:value-type="float" office:value="263.618">
                <text:p>263.618</text:p>
              </table:table-cell>
              <table:table-cell office:value-type="float" office:value="261.5">
                <text:p>261.5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264.22">
                <text:p>264.22</text:p>
              </table:table-cell>
              <table:table-cell office:value-type="float" office:value="263.472">
                <text:p>263.472</text:p>
              </table:table-cell>
              <table:table-cell office:value-type="float" office:value="262.2485">
                <text:p>262.2485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261.95">
                <text:p>261.95</text:p>
              </table:table-cell>
              <table:table-cell office:value-type="float" office:value="263.563">
                <text:p>263.563</text:p>
              </table:table-cell>
              <table:table-cell office:value-type="float" office:value="262.8765">
                <text:p>262.8765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265.73">
                <text:p>265.73</text:p>
              </table:table-cell>
              <table:table-cell office:value-type="float" office:value="264.069">
                <text:p>264.069</text:p>
              </table:table-cell>
              <table:table-cell office:value-type="float" office:value="263.4895">
                <text:p>263.4895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266.74">
                <text:p>266.74</text:p>
              </table:table-cell>
              <table:table-cell office:value-type="float" office:value="264.672">
                <text:p>264.672</text:p>
              </table:table-cell>
              <table:table-cell office:value-type="float" office:value="264.1725">
                <text:p>264.1725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268.6">
                <text:p>268.6</text:p>
              </table:table-cell>
              <table:table-cell office:value-type="float" office:value="265.003">
                <text:p>265.003</text:p>
              </table:table-cell>
              <table:table-cell office:value-type="float" office:value="264.6">
                <text:p>264.6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268.15">
                <text:p>268.15</text:p>
              </table:table-cell>
              <table:table-cell office:value-type="float" office:value="265.469">
                <text:p>265.469</text:p>
              </table:table-cell>
              <table:table-cell office:value-type="float" office:value="264.857">
                <text:p>264.857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268.24">
                <text:p>268.24</text:p>
              </table:table-cell>
              <table:table-cell office:value-type="float" office:value="265.856">
                <text:p>265.856</text:p>
              </table:table-cell>
              <table:table-cell office:value-type="float" office:value="264.987">
                <text:p>264.987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264.95">
                <text:p>264.95</text:p>
              </table:table-cell>
              <table:table-cell office:value-type="float" office:value="265.951">
                <text:p>265.951</text:p>
              </table:table-cell>
              <table:table-cell office:value-type="float" office:value="264.86">
                <text:p>264.86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270.36">
                <text:p>270.36</text:p>
              </table:table-cell>
              <table:table-cell office:value-type="float" office:value="266.521">
                <text:p>266.52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269.52">
                <text:p>269.52</text:p>
              </table:table-cell>
              <table:table-cell office:value-type="float" office:value="266.846">
                <text:p>266.846</text:p>
              </table:table-cell>
              <table:table-cell office:value-type="float" office:value="265.232">
                <text:p>265.232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273.96">
                <text:p>273.96</text:p>
              </table:table-cell>
              <table:table-cell office:value-type="float" office:value="267.82">
                <text:p>267.82</text:p>
              </table:table-cell>
              <table:table-cell office:value-type="float" office:value="265.646">
                <text:p>265.646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275">
                <text:p>275</text:p>
              </table:table-cell>
              <table:table-cell office:value-type="float" office:value="269.125">
                <text:p>269.125</text:p>
              </table:table-cell>
              <table:table-cell office:value-type="float" office:value="266.344">
                <text:p>266.344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278.27">
                <text:p>278.27</text:p>
              </table:table-cell>
              <table:table-cell office:value-type="float" office:value="270.379">
                <text:p>270.379</text:p>
              </table:table-cell>
              <table:table-cell office:value-type="float" office:value="267.224">
                <text:p>267.224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281.26">
                <text:p>281.26</text:p>
              </table:table-cell>
              <table:table-cell office:value-type="float" office:value="271.831">
                <text:p>271.831</text:p>
              </table:table-cell>
              <table:table-cell office:value-type="float" office:value="268.2515">
                <text:p>268.2515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284.06">
                <text:p>284.06</text:p>
              </table:table-cell>
              <table:table-cell office:value-type="float" office:value="273.377">
                <text:p>273.377</text:p>
              </table:table-cell>
              <table:table-cell office:value-type="float" office:value="269.19">
                <text:p>269.19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288.75">
                <text:p>288.75</text:p>
              </table:table-cell>
              <table:table-cell office:value-type="float" office:value="275.437">
                <text:p>275.437</text:p>
              </table:table-cell>
              <table:table-cell office:value-type="float" office:value="270.453">
                <text:p>270.453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287.11">
                <text:p>287.11</text:p>
              </table:table-cell>
              <table:table-cell office:value-type="float" office:value="277.324">
                <text:p>277.324</text:p>
              </table:table-cell>
              <table:table-cell office:value-type="float" office:value="271.59">
                <text:p>271.59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289.91">
                <text:p>289.91</text:p>
              </table:table-cell>
              <table:table-cell office:value-type="float" office:value="279.82">
                <text:p>279.82</text:p>
              </table:table-cell>
              <table:table-cell office:value-type="float" office:value="272.8855">
                <text:p>272.8855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290.41">
                <text:p>290.41</text:p>
              </table:table-cell>
              <table:table-cell office:value-type="float" office:value="281.825">
                <text:p>281.825</text:p>
              </table:table-cell>
              <table:table-cell office:value-type="float" office:value="274.173">
                <text:p>274.173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292">
                <text:p>292</text:p>
              </table:table-cell>
              <table:table-cell office:value-type="float" office:value="284.073">
                <text:p>284.073</text:p>
              </table:table-cell>
              <table:table-cell office:value-type="float" office:value="275.4595">
                <text:p>275.4595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296">
                <text:p>296</text:p>
              </table:table-cell>
              <table:table-cell office:value-type="float" office:value="286.277">
                <text:p>286.277</text:p>
              </table:table-cell>
              <table:table-cell office:value-type="float" office:value="277.0485">
                <text:p>277.0485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291.97">
                <text:p>291.97</text:p>
              </table:table-cell>
              <table:table-cell office:value-type="float" office:value="287.974">
                <text:p>287.974</text:p>
              </table:table-cell>
              <table:table-cell office:value-type="float" office:value="278.5495">
                <text:p>278.5495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282.78">
                <text:p>282.78</text:p>
              </table:table-cell>
              <table:table-cell office:value-type="float" office:value="288.425">
                <text:p>288.425</text:p>
              </table:table-cell>
              <table:table-cell office:value-type="float" office:value="279.402">
                <text:p>279.402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283.16">
                <text:p>283.16</text:p>
              </table:table-cell>
              <table:table-cell office:value-type="float" office:value="288.615">
                <text:p>288.615</text:p>
              </table:table-cell>
              <table:table-cell office:value-type="float" office:value="280.223">
                <text:p>280.223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288.19">
                <text:p>288.19</text:p>
              </table:table-cell>
              <table:table-cell office:value-type="float" office:value="289.028">
                <text:p>289.028</text:p>
              </table:table-cell>
              <table:table-cell office:value-type="float" office:value="281.2025">
                <text:p>281.2025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286.86">
                <text:p>286.86</text:p>
              </table:table-cell>
              <table:table-cell office:value-type="float" office:value="288.839">
                <text:p>288.839</text:p>
              </table:table-cell>
              <table:table-cell office:value-type="float" office:value="282.138">
                <text:p>282.138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288.7">
                <text:p>288.7</text:p>
              </table:table-cell>
              <table:table-cell office:value-type="float" office:value="288.998">
                <text:p>288.998</text:p>
              </table:table-cell>
              <table:table-cell office:value-type="float" office:value="283.161">
                <text:p>283.161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286.55">
                <text:p>286.55</text:p>
              </table:table-cell>
              <table:table-cell office:value-type="float" office:value="288.662">
                <text:p>288.662</text:p>
              </table:table-cell>
              <table:table-cell office:value-type="float" office:value="284.241">
                <text:p>284.241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285.82">
                <text:p>285.82</text:p>
              </table:table-cell>
              <table:table-cell office:value-type="float" office:value="288.203">
                <text:p>288.203</text:p>
              </table:table-cell>
              <table:table-cell office:value-type="float" office:value="285.014">
                <text:p>285.014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289.9">
                <text:p>289.9</text:p>
              </table:table-cell>
              <table:table-cell office:value-type="float" office:value="287.993">
                <text:p>287.993</text:p>
              </table:table-cell>
              <table:table-cell office:value-type="float" office:value="286.033">
                <text:p>286.033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291.27">
                <text:p>291.27</text:p>
              </table:table-cell>
              <table:table-cell office:value-type="float" office:value="287.52">
                <text:p>287.52</text:p>
              </table:table-cell>
              <table:table-cell office:value-type="float" office:value="286.8985">
                <text:p>286.8985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290.97">
                <text:p>290.97</text:p>
              </table:table-cell>
              <table:table-cell office:value-type="float" office:value="287.42">
                <text:p>287.42</text:p>
              </table:table-cell>
              <table:table-cell office:value-type="float" office:value="287.697">
                <text:p>287.697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291.43">
                <text:p>291.43</text:p>
              </table:table-cell>
              <table:table-cell office:value-type="float" office:value="288.285">
                <text:p>288.285</text:p>
              </table:table-cell>
              <table:table-cell office:value-type="float" office:value="288.355">
                <text:p>288.355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296.76">
                <text:p>296.76</text:p>
              </table:table-cell>
              <table:table-cell office:value-type="float" office:value="289.645">
                <text:p>289.645</text:p>
              </table:table-cell>
              <table:table-cell office:value-type="float" office:value="289.13">
                <text:p>289.13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296.55">
                <text:p>296.55</text:p>
              </table:table-cell>
              <table:table-cell office:value-type="float" office:value="290.481">
                <text:p>290.481</text:p>
              </table:table-cell>
              <table:table-cell office:value-type="float" office:value="289.7545">
                <text:p>289.7545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298.62">
                <text:p>298.62</text:p>
              </table:table-cell>
              <table:table-cell office:value-type="float" office:value="291.657">
                <text:p>291.657</text:p>
              </table:table-cell>
              <table:table-cell office:value-type="float" office:value="290.248">
                <text:p>290.248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298.28">
                <text:p>298.28</text:p>
              </table:table-cell>
              <table:table-cell office:value-type="float" office:value="292.615">
                <text:p>292.615</text:p>
              </table:table-cell>
              <table:table-cell office:value-type="float" office:value="290.8065">
                <text:p>290.8065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297.04">
                <text:p>297.04</text:p>
              </table:table-cell>
              <table:table-cell office:value-type="float" office:value="293.664">
                <text:p>293.664</text:p>
              </table:table-cell>
              <table:table-cell office:value-type="float" office:value="291.163">
                <text:p>291.163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299.63">
                <text:p>299.63</text:p>
              </table:table-cell>
              <table:table-cell office:value-type="float" office:value="295.045">
                <text:p>295.045</text:p>
              </table:table-cell>
              <table:table-cell office:value-type="float" office:value="291.624">
                <text:p>291.624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296.24">
                <text:p>296.24</text:p>
              </table:table-cell>
              <table:table-cell office:value-type="float" office:value="295.679">
                <text:p>295.679</text:p>
              </table:table-cell>
              <table:table-cell office:value-type="float" office:value="291.836">
                <text:p>291.836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289.37">
                <text:p>289.37</text:p>
              </table:table-cell>
              <table:table-cell office:value-type="float" office:value="295.489">
                <text:p>295.489</text:p>
              </table:table-cell>
              <table:table-cell office:value-type="float" office:value="291.5045">
                <text:p>291.5045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294.26">
                <text:p>294.26</text:p>
              </table:table-cell>
              <table:table-cell office:value-type="float" office:value="295.818">
                <text:p>295.818</text:p>
              </table:table-cell>
              <table:table-cell office:value-type="float" office:value="291.619">
                <text:p>291.619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291.37">
                <text:p>291.37</text:p>
              </table:table-cell>
              <table:table-cell office:value-type="float" office:value="295.812">
                <text:p>295.812</text:p>
              </table:table-cell>
              <table:table-cell office:value-type="float" office:value="292.0485">
                <text:p>292.0485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291.35">
                <text:p>291.35</text:p>
              </table:table-cell>
              <table:table-cell office:value-type="float" office:value="295.271">
                <text:p>295.271</text:p>
              </table:table-cell>
              <table:table-cell office:value-type="float" office:value="292.458">
                <text:p>292.458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286.94">
                <text:p>286.94</text:p>
              </table:table-cell>
              <table:table-cell office:value-type="float" office:value="294.31">
                <text:p>294.31</text:p>
              </table:table-cell>
              <table:table-cell office:value-type="float" office:value="292.3955">
                <text:p>292.3955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288.76">
                <text:p>288.76</text:p>
              </table:table-cell>
              <table:table-cell office:value-type="float" office:value="293.324">
                <text:p>293.324</text:p>
              </table:table-cell>
              <table:table-cell office:value-type="float" office:value="292.4905">
                <text:p>292.4905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289.56">
                <text:p>289.56</text:p>
              </table:table-cell>
              <table:table-cell office:value-type="float" office:value="292.452">
                <text:p>292.452</text:p>
              </table:table-cell>
              <table:table-cell office:value-type="float" office:value="292.5335">
                <text:p>292.5335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292.85">
                <text:p>292.85</text:p>
              </table:table-cell>
              <table:table-cell office:value-type="float" office:value="292.033">
                <text:p>292.033</text:p>
              </table:table-cell>
              <table:table-cell office:value-type="float" office:value="292.8485">
                <text:p>292.8485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290.53">
                <text:p>290.53</text:p>
              </table:table-cell>
              <table:table-cell office:value-type="float" office:value="291.123">
                <text:p>291.123</text:p>
              </table:table-cell>
              <table:table-cell office:value-type="float" office:value="293.084">
                <text:p>293.084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294.16">
                <text:p>294.16</text:p>
              </table:table-cell>
              <table:table-cell office:value-type="float" office:value="290.915">
                <text:p>290.915</text:p>
              </table:table-cell>
              <table:table-cell office:value-type="float" office:value="293.297">
                <text:p>293.297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290.49">
                <text:p>290.49</text:p>
              </table:table-cell>
              <table:table-cell office:value-type="float" office:value="291.027">
                <text:p>291.027</text:p>
              </table:table-cell>
              <table:table-cell office:value-type="float" office:value="293.258">
                <text:p>293.258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291.53">
                <text:p>291.53</text:p>
              </table:table-cell>
              <table:table-cell office:value-type="float" office:value="290.754">
                <text:p>290.754</text:p>
              </table:table-cell>
              <table:table-cell office:value-type="float" office:value="293.286">
                <text:p>293.286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290.66">
                <text:p>290.66</text:p>
              </table:table-cell>
              <table:table-cell office:value-type="float" office:value="290.683">
                <text:p>290.683</text:p>
              </table:table-cell>
              <table:table-cell office:value-type="float" office:value="293.2475">
                <text:p>293.2475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292.24">
                <text:p>292.24</text:p>
              </table:table-cell>
              <table:table-cell office:value-type="float" office:value="290.772">
                <text:p>290.772</text:p>
              </table:table-cell>
              <table:table-cell office:value-type="float" office:value="293.0215">
                <text:p>293.0215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291.47">
                <text:p>291.47</text:p>
              </table:table-cell>
              <table:table-cell office:value-type="float" office:value="291.225">
                <text:p>291.225</text:p>
              </table:table-cell>
              <table:table-cell office:value-type="float" office:value="292.7675">
                <text:p>292.7675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296.24">
                <text:p>296.24</text:p>
              </table:table-cell>
              <table:table-cell office:value-type="float" office:value="291.973">
                <text:p>291.973</text:p>
              </table:table-cell>
              <table:table-cell office:value-type="float" office:value="292.6485">
                <text:p>292.6485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294.9">
                <text:p>294.9</text:p>
              </table:table-cell>
              <table:table-cell office:value-type="float" office:value="292.507">
                <text:p>292.507</text:p>
              </table:table-cell>
              <table:table-cell office:value-type="float" office:value="292.4795">
                <text:p>292.4795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298.57">
                <text:p>298.57</text:p>
              </table:table-cell>
              <table:table-cell office:value-type="float" office:value="293.079">
                <text:p>293.079</text:p>
              </table:table-cell>
              <table:table-cell office:value-type="float" office:value="292.556">
                <text:p>292.556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299.28">
                <text:p>299.28</text:p>
              </table:table-cell>
              <table:table-cell office:value-type="float" office:value="293.954">
                <text:p>293.954</text:p>
              </table:table-cell>
              <table:table-cell office:value-type="float" office:value="292.5385">
                <text:p>292.5385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301.07">
                <text:p>301.07</text:p>
              </table:table-cell>
              <table:table-cell office:value-type="float" office:value="294.645">
                <text:p>294.645</text:p>
              </table:table-cell>
              <table:table-cell office:value-type="float" office:value="292.78">
                <text:p>292.78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301.42">
                <text:p>301.42</text:p>
              </table:table-cell>
              <table:table-cell office:value-type="float" office:value="295.738">
                <text:p>295.738</text:p>
              </table:table-cell>
              <table:table-cell office:value-type="float" office:value="293.3825">
                <text:p>293.3825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299.7">
                <text:p>299.7</text:p>
              </table:table-cell>
              <table:table-cell office:value-type="float" office:value="296.555">
                <text:p>296.555</text:p>
              </table:table-cell>
              <table:table-cell office:value-type="float" office:value="293.6545">
                <text:p>293.6545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299.51">
                <text:p>299.51</text:p>
              </table:table-cell>
              <table:table-cell office:value-type="float" office:value="297.44">
                <text:p>297.44</text:p>
              </table:table-cell>
              <table:table-cell office:value-type="float" office:value="294.0615">
                <text:p>294.0615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303.82">
                <text:p>303.82</text:p>
              </table:table-cell>
              <table:table-cell office:value-type="float" office:value="298.598">
                <text:p>298.598</text:p>
              </table:table-cell>
              <table:table-cell office:value-type="float" office:value="294.685">
                <text:p>294.685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294.38">
                <text:p>294.38</text:p>
              </table:table-cell>
              <table:table-cell office:value-type="float" office:value="298.889">
                <text:p>298.889</text:p>
              </table:table-cell>
              <table:table-cell office:value-type="float" office:value="295.057">
                <text:p>295.057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292.91">
                <text:p>292.91</text:p>
              </table:table-cell>
              <table:table-cell office:value-type="float" office:value="298.556">
                <text:p>298.556</text:p>
              </table:table-cell>
              <table:table-cell office:value-type="float" office:value="295.2645">
                <text:p>295.2645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297.85">
                <text:p>297.85</text:p>
              </table:table-cell>
              <table:table-cell office:value-type="float" office:value="298.851">
                <text:p>298.851</text:p>
              </table:table-cell>
              <table:table-cell office:value-type="float" office:value="295.679">
                <text:p>295.679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300.54">
                <text:p>300.54</text:p>
              </table:table-cell>
              <table:table-cell office:value-type="float" office:value="299.048">
                <text:p>299.048</text:p>
              </table:table-cell>
              <table:table-cell office:value-type="float" office:value="296.0635">
                <text:p>296.0635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305.56">
                <text:p>305.56</text:p>
              </table:table-cell>
              <table:table-cell office:value-type="float" office:value="299.676">
                <text:p>299.676</text:p>
              </table:table-cell>
              <table:table-cell office:value-type="float" office:value="296.815">
                <text:p>296.815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306.91">
                <text:p>306.91</text:p>
              </table:table-cell>
              <table:table-cell office:value-type="float" office:value="300.26">
                <text:p>300.26</text:p>
              </table:table-cell>
              <table:table-cell office:value-type="float" office:value="297.4525">
                <text:p>297.4525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308.9">
                <text:p>308.9</text:p>
              </table:table-cell>
              <table:table-cell office:value-type="float" office:value="301.008">
                <text:p>301.008</text:p>
              </table:table-cell>
              <table:table-cell office:value-type="float" office:value="298.373">
                <text:p>298.373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309.19">
                <text:p>309.19</text:p>
              </table:table-cell>
              <table:table-cell office:value-type="float" office:value="301.957">
                <text:p>301.957</text:p>
              </table:table-cell>
              <table:table-cell office:value-type="float" office:value="299.256">
                <text:p>299.256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311.75">
                <text:p>311.75</text:p>
              </table:table-cell>
              <table:table-cell office:value-type="float" office:value="303.181">
                <text:p>303.181</text:p>
              </table:table-cell>
              <table:table-cell office:value-type="float" office:value="300.3105">
                <text:p>300.3105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313.23">
                <text:p>313.23</text:p>
              </table:table-cell>
              <table:table-cell office:value-type="float" office:value="304.122">
                <text:p>304.122</text:p>
              </table:table-cell>
              <table:table-cell office:value-type="float" office:value="301.36">
                <text:p>301.36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314.78">
                <text:p>314.78</text:p>
              </table:table-cell>
              <table:table-cell office:value-type="float" office:value="306.162">
                <text:p>306.162</text:p>
              </table:table-cell>
              <table:table-cell office:value-type="float" office:value="302.5255">
                <text:p>302.5255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312.44">
                <text:p>312.44</text:p>
              </table:table-cell>
              <table:table-cell office:value-type="float" office:value="308.115">
                <text:p>308.115</text:p>
              </table:table-cell>
              <table:table-cell office:value-type="float" office:value="303.3355">
                <text:p>303.3355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312.74">
                <text:p>312.74</text:p>
              </table:table-cell>
              <table:table-cell office:value-type="float" office:value="309.604">
                <text:p>309.604</text:p>
              </table:table-cell>
              <table:table-cell office:value-type="float" office:value="304.2275">
                <text:p>304.2275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313.42">
                <text:p>313.42</text:p>
              </table:table-cell>
              <table:table-cell office:value-type="float" office:value="310.892">
                <text:p>310.892</text:p>
              </table:table-cell>
              <table:table-cell office:value-type="float" office:value="304.97">
                <text:p>304.97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313.45">
                <text:p>313.45</text:p>
              </table:table-cell>
              <table:table-cell office:value-type="float" office:value="311.681">
                <text:p>311.681</text:p>
              </table:table-cell>
              <table:table-cell office:value-type="float" office:value="305.6785">
                <text:p>305.6785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316.06">
                <text:p>316.06</text:p>
              </table:table-cell>
              <table:table-cell office:value-type="float" office:value="312.596">
                <text:p>312.596</text:p>
              </table:table-cell>
              <table:table-cell office:value-type="float" office:value="306.428">
                <text:p>306.428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315.69">
                <text:p>315.69</text:p>
              </table:table-cell>
              <table:table-cell office:value-type="float" office:value="313.275">
                <text:p>313.275</text:p>
              </table:table-cell>
              <table:table-cell office:value-type="float" office:value="307.1415">
                <text:p>307.1415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315.43">
                <text:p>315.43</text:p>
              </table:table-cell>
              <table:table-cell office:value-type="float" office:value="313.899">
                <text:p>313.899</text:p>
              </table:table-cell>
              <table:table-cell office:value-type="float" office:value="307.928">
                <text:p>307.928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310.71">
                <text:p>310.71</text:p>
              </table:table-cell>
              <table:table-cell office:value-type="float" office:value="313.795">
                <text:p>313.795</text:p>
              </table:table-cell>
              <table:table-cell office:value-type="float" office:value="308.488">
                <text:p>308.488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307.55">
                <text:p>307.55</text:p>
              </table:table-cell>
              <table:table-cell office:value-type="float" office:value="313.227">
                <text:p>313.227</text:p>
              </table:table-cell>
              <table:table-cell office:value-type="float" office:value="308.6745">
                <text:p>308.6745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310.03">
                <text:p>310.03</text:p>
              </table:table-cell>
              <table:table-cell office:value-type="float" office:value="312.752">
                <text:p>312.752</text:p>
              </table:table-cell>
              <table:table-cell office:value-type="float" office:value="309.457">
                <text:p>309.457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309.18">
                <text:p>309.18</text:p>
              </table:table-cell>
              <table:table-cell office:value-type="float" office:value="312.426">
                <text:p>312.426</text:p>
              </table:table-cell>
              <table:table-cell office:value-type="float" office:value="310.2705">
                <text:p>310.2705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307.69">
                <text:p>307.69</text:p>
              </table:table-cell>
              <table:table-cell office:value-type="float" office:value="311.921">
                <text:p>311.921</text:p>
              </table:table-cell>
              <table:table-cell office:value-type="float" office:value="310.7625">
                <text:p>310.7625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304.03">
                <text:p>304.03</text:p>
              </table:table-cell>
              <table:table-cell office:value-type="float" office:value="310.982">
                <text:p>310.982</text:p>
              </table:table-cell>
              <table:table-cell office:value-type="float" office:value="310.937">
                <text:p>310.937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305.53">
                <text:p>305.53</text:p>
              </table:table-cell>
              <table:table-cell office:value-type="float" office:value="310.19">
                <text:p>310.19</text:p>
              </table:table-cell>
              <table:table-cell office:value-type="float" office:value="310.9355">
                <text:p>310.9355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300.89">
                <text:p>300.89</text:p>
              </table:table-cell>
              <table:table-cell office:value-type="float" office:value="308.673">
                <text:p>308.673</text:p>
              </table:table-cell>
              <table:table-cell office:value-type="float" office:value="310.6345">
                <text:p>310.6345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307.97">
                <text:p>307.97</text:p>
              </table:table-cell>
              <table:table-cell office:value-type="float" office:value="307.901">
                <text:p>307.901</text:p>
              </table:table-cell>
              <table:table-cell office:value-type="float" office:value="310.588">
                <text:p>310.588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302.08">
                <text:p>302.08</text:p>
              </table:table-cell>
              <table:table-cell office:value-type="float" office:value="306.566">
                <text:p>306.566</text:p>
              </table:table-cell>
              <table:table-cell office:value-type="float" office:value="310.2325">
                <text:p>310.2325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305.69">
                <text:p>305.69</text:p>
              </table:table-cell>
              <table:table-cell office:value-type="float" office:value="306.064">
                <text:p>306.064</text:p>
              </table:table-cell>
              <table:table-cell office:value-type="float" office:value="309.9295">
                <text:p>309.9295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298.54">
                <text:p>298.54</text:p>
              </table:table-cell>
              <table:table-cell office:value-type="float" office:value="305.163">
                <text:p>305.163</text:p>
              </table:table-cell>
              <table:table-cell office:value-type="float" office:value="309.195">
                <text:p>309.195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297.56">
                <text:p>297.56</text:p>
              </table:table-cell>
              <table:table-cell office:value-type="float" office:value="303.916">
                <text:p>303.916</text:p>
              </table:table-cell>
              <table:table-cell office:value-type="float" office:value="308.334">
                <text:p>308.334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302.36">
                <text:p>302.36</text:p>
              </table:table-cell>
              <table:table-cell office:value-type="float" office:value="303.234">
                <text:p>303.234</text:p>
              </table:table-cell>
              <table:table-cell office:value-type="float" office:value="307.83">
                <text:p>307.83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297.09">
                <text:p>297.09</text:p>
              </table:table-cell>
              <table:table-cell office:value-type="float" office:value="302.174">
                <text:p>302.174</text:p>
              </table:table-cell>
              <table:table-cell office:value-type="float" office:value="307.0475">
                <text:p>307.0475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294.11">
                <text:p>294.11</text:p>
              </table:table-cell>
              <table:table-cell office:value-type="float" office:value="301.182">
                <text:p>301.182</text:p>
              </table:table-cell>
              <table:table-cell office:value-type="float" office:value="306.082">
                <text:p>306.082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294.54">
                <text:p>294.54</text:p>
              </table:table-cell>
              <table:table-cell office:value-type="float" office:value="300.083">
                <text:p>300.083</text:p>
              </table:table-cell>
              <table:table-cell office:value-type="float" office:value="305.1365">
                <text:p>305.1365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300.44">
                <text:p>300.44</text:p>
              </table:table-cell>
              <table:table-cell office:value-type="float" office:value="300.038">
                <text:p>300.038</text:p>
              </table:table-cell>
              <table:table-cell office:value-type="float" office:value="304.3555">
                <text:p>304.3555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304.15">
                <text:p>304.15</text:p>
              </table:table-cell>
              <table:table-cell office:value-type="float" office:value="299.656">
                <text:p>299.656</text:p>
              </table:table-cell>
              <table:table-cell office:value-type="float" office:value="303.7785">
                <text:p>303.7785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305.36">
                <text:p>305.36</text:p>
              </table:table-cell>
              <table:table-cell office:value-type="float" office:value="299.984">
                <text:p>299.984</text:p>
              </table:table-cell>
              <table:table-cell office:value-type="float" office:value="303.275">
                <text:p>303.275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305.51">
                <text:p>305.51</text:p>
              </table:table-cell>
              <table:table-cell office:value-type="float" office:value="299.966">
                <text:p>299.966</text:p>
              </table:table-cell>
              <table:table-cell office:value-type="float" office:value="303.015">
                <text:p>303.015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309.44">
                <text:p>309.44</text:p>
              </table:table-cell>
              <table:table-cell office:value-type="float" office:value="301.056">
                <text:p>301.056</text:p>
              </table:table-cell>
              <table:table-cell office:value-type="float" office:value="303.1095">
                <text:p>303.1095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311.12">
                <text:p>311.12</text:p>
              </table:table-cell>
              <table:table-cell office:value-type="float" office:value="302.412">
                <text:p>302.412</text:p>
              </table:table-cell>
              <table:table-cell office:value-type="float" office:value="303.164">
                <text:p>303.164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309.35">
                <text:p>309.35</text:p>
              </table:table-cell>
              <table:table-cell office:value-type="float" office:value="303.111">
                <text:p>303.111</text:p>
              </table:table-cell>
              <table:table-cell office:value-type="float" office:value="303.1725">
                <text:p>303.1725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309.25">
                <text:p>309.25</text:p>
              </table:table-cell>
              <table:table-cell office:value-type="float" office:value="304.327">
                <text:p>304.327</text:p>
              </table:table-cell>
              <table:table-cell office:value-type="float" office:value="303.2505">
                <text:p>303.2505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311.68">
                <text:p>311.68</text:p>
              </table:table-cell>
              <table:table-cell office:value-type="float" office:value="306.084">
                <text:p>306.084</text:p>
              </table:table-cell>
              <table:table-cell office:value-type="float" office:value="303.633">
                <text:p>303.633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313.42">
                <text:p>313.42</text:p>
              </table:table-cell>
              <table:table-cell office:value-type="float" office:value="307.972">
                <text:p>307.972</text:p>
              </table:table-cell>
              <table:table-cell office:value-type="float" office:value="304.0275">
                <text:p>304.0275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314.21">
                <text:p>314.21</text:p>
              </table:table-cell>
              <table:table-cell office:value-type="float" office:value="309.349">
                <text:p>309.349</text:p>
              </table:table-cell>
              <table:table-cell office:value-type="float" office:value="304.6935">
                <text:p>304.6935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316.89">
                <text:p>316.89</text:p>
              </table:table-cell>
              <table:table-cell office:value-type="float" office:value="310.623">
                <text:p>310.623</text:p>
              </table:table-cell>
              <table:table-cell office:value-type="float" office:value="305.1395">
                <text:p>305.1395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315.62">
                <text:p>315.62</text:p>
              </table:table-cell>
              <table:table-cell office:value-type="float" office:value="311.649">
                <text:p>311.649</text:p>
              </table:table-cell>
              <table:table-cell office:value-type="float" office:value="305.8165">
                <text:p>305.8165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320.41">
                <text:p>320.41</text:p>
              </table:table-cell>
              <table:table-cell office:value-type="float" office:value="313.139">
                <text:p>313.139</text:p>
              </table:table-cell>
              <table:table-cell office:value-type="float" office:value="306.5525">
                <text:p>306.5525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309.48">
                <text:p>309.48</text:p>
              </table:table-cell>
              <table:table-cell office:value-type="float" office:value="313.143">
                <text:p>313.143</text:p>
              </table:table-cell>
              <table:table-cell office:value-type="float" office:value="307.0995">
                <text:p>307.0995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303.61">
                <text:p>303.61</text:p>
              </table:table-cell>
              <table:table-cell office:value-type="float" office:value="312.392">
                <text:p>312.392</text:p>
              </table:table-cell>
              <table:table-cell office:value-type="float" office:value="307.402">
                <text:p>307.402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300.37">
                <text:p>300.37</text:p>
              </table:table-cell>
              <table:table-cell office:value-type="float" office:value="311.494">
                <text:p>311.494</text:p>
              </table:table-cell>
              <table:table-cell office:value-type="float" office:value="307.3025">
                <text:p>307.3025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299.41">
                <text:p>299.41</text:p>
              </table:table-cell>
              <table:table-cell office:value-type="float" office:value="310.51">
                <text:p>310.51</text:p>
              </table:table-cell>
              <table:table-cell office:value-type="float" office:value="307.4185">
                <text:p>307.4185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303.27">
                <text:p>303.27</text:p>
              </table:table-cell>
              <table:table-cell office:value-type="float" office:value="309.669">
                <text:p>309.669</text:p>
              </table:table-cell>
              <table:table-cell office:value-type="float" office:value="307.8765">
                <text:p>307.8765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298.38">
                <text:p>298.38</text:p>
              </table:table-cell>
              <table:table-cell office:value-type="float" office:value="308.165">
                <text:p>308.165</text:p>
              </table:table-cell>
              <table:table-cell office:value-type="float" office:value="308.0685">
                <text:p>308.0685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298.02">
                <text:p>298.02</text:p>
              </table:table-cell>
              <table:table-cell office:value-type="float" office:value="306.546">
                <text:p>306.546</text:p>
              </table:table-cell>
              <table:table-cell office:value-type="float" office:value="307.9475">
                <text:p>307.9475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298">
                <text:p>298</text:p>
              </table:table-cell>
              <table:table-cell office:value-type="float" office:value="304.657">
                <text:p>304.657</text:p>
              </table:table-cell>
              <table:table-cell office:value-type="float" office:value="307.64">
                <text:p>307.64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303">
                <text:p>303</text:p>
              </table:table-cell>
              <table:table-cell office:value-type="float" office:value="303.395">
                <text:p>303.395</text:p>
              </table:table-cell>
              <table:table-cell office:value-type="float" office:value="307.522">
                <text:p>307.522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307.64">
                <text:p>307.64</text:p>
              </table:table-cell>
              <table:table-cell office:value-type="float" office:value="302.118">
                <text:p>302.118</text:p>
              </table:table-cell>
              <table:table-cell office:value-type="float" office:value="307.6285">
                <text:p>307.6285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313.08">
                <text:p>313.08</text:p>
              </table:table-cell>
              <table:table-cell office:value-type="float" office:value="302.478">
                <text:p>302.478</text:p>
              </table:table-cell>
              <table:table-cell office:value-type="float" office:value="307.8105">
                <text:p>307.8105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308.92">
                <text:p>308.92</text:p>
              </table:table-cell>
              <table:table-cell office:value-type="float" office:value="303.009">
                <text:p>303.009</text:p>
              </table:table-cell>
              <table:table-cell office:value-type="float" office:value="307.7005">
                <text:p>307.7005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307.88">
                <text:p>307.88</text:p>
              </table:table-cell>
              <table:table-cell office:value-type="float" office:value="303.76">
                <text:p>303.76</text:p>
              </table:table-cell>
              <table:table-cell office:value-type="float" office:value="307.627">
                <text:p>307.627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312.13">
                <text:p>312.13</text:p>
              </table:table-cell>
              <table:table-cell office:value-type="float" office:value="305.032">
                <text:p>305.032</text:p>
              </table:table-cell>
              <table:table-cell office:value-type="float" office:value="307.771">
                <text:p>307.771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316.1">
                <text:p>316.1</text:p>
              </table:table-cell>
              <table:table-cell office:value-type="float" office:value="306.315">
                <text:p>306.315</text:p>
              </table:table-cell>
              <table:table-cell office:value-type="float" office:value="307.992">
                <text:p>307.992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315.04">
                <text:p>315.04</text:p>
              </table:table-cell>
              <table:table-cell office:value-type="float" office:value="307.981">
                <text:p>307.981</text:p>
              </table:table-cell>
              <table:table-cell office:value-type="float" office:value="308.073">
                <text:p>308.073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315.21">
                <text:p>315.21</text:p>
              </table:table-cell>
              <table:table-cell office:value-type="float" office:value="309.7">
                <text:p>309.7</text:p>
              </table:table-cell>
              <table:table-cell office:value-type="float" office:value="308.123">
                <text:p>308.123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00.51">
                <text:p>300.51</text:p>
              </table:table-cell>
              <table:table-cell office:value-type="float" office:value="309.951">
                <text:p>309.951</text:p>
              </table:table-cell>
              <table:table-cell office:value-type="float" office:value="307.304">
                <text:p>307.304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310.11">
                <text:p>310.11</text:p>
              </table:table-cell>
              <table:table-cell office:value-type="float" office:value="310.662">
                <text:p>310.662</text:p>
              </table:table-cell>
              <table:table-cell office:value-type="float" office:value="307.0285">
                <text:p>307.0285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317.38">
                <text:p>317.38</text:p>
              </table:table-cell>
              <table:table-cell office:value-type="float" office:value="311.636">
                <text:p>311.636</text:p>
              </table:table-cell>
              <table:table-cell office:value-type="float" office:value="306.877">
                <text:p>306.877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318.52">
                <text:p>318.52</text:p>
              </table:table-cell>
              <table:table-cell office:value-type="float" office:value="312.18">
                <text:p>312.18</text:p>
              </table:table-cell>
              <table:table-cell office:value-type="float" office:value="307.329">
                <text:p>307.329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320.02">
                <text:p>320.02</text:p>
              </table:table-cell>
              <table:table-cell office:value-type="float" office:value="313.29">
                <text:p>313.29</text:p>
              </table:table-cell>
              <table:table-cell office:value-type="float" office:value="308.1495">
                <text:p>308.1495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315.55">
                <text:p>315.55</text:p>
              </table:table-cell>
              <table:table-cell office:value-type="float" office:value="314.057">
                <text:p>314.057</text:p>
              </table:table-cell>
              <table:table-cell office:value-type="float" office:value="308.9085">
                <text:p>308.9085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314.98">
                <text:p>314.98</text:p>
              </table:table-cell>
              <table:table-cell office:value-type="float" office:value="314.342">
                <text:p>314.342</text:p>
              </table:table-cell>
              <table:table-cell office:value-type="float" office:value="309.687">
                <text:p>309.687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313">
                <text:p>313</text:p>
              </table:table-cell>
              <table:table-cell office:value-type="float" office:value="314.032">
                <text:p>314.032</text:p>
              </table:table-cell>
              <table:table-cell office:value-type="float" office:value="310.1735">
                <text:p>310.1735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317.21">
                <text:p>317.21</text:p>
              </table:table-cell>
              <table:table-cell office:value-type="float" office:value="314.249">
                <text:p>314.249</text:p>
              </table:table-cell>
              <table:table-cell office:value-type="float" office:value="311.115">
                <text:p>311.115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323.09">
                <text:p>323.09</text:p>
              </table:table-cell>
              <table:table-cell office:value-type="float" office:value="315.037">
                <text:p>315.037</text:p>
              </table:table-cell>
              <table:table-cell office:value-type="float" office:value="312.3685">
                <text:p>312.3685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325.93">
                <text:p>325.93</text:p>
              </table:table-cell>
              <table:table-cell office:value-type="float" office:value="317.579">
                <text:p>317.579</text:p>
              </table:table-cell>
              <table:table-cell office:value-type="float" office:value="313.765">
                <text:p>313.765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329.17">
                <text:p>329.17</text:p>
              </table:table-cell>
              <table:table-cell office:value-type="float" office:value="319.485">
                <text:p>319.485</text:p>
              </table:table-cell>
              <table:table-cell office:value-type="float" office:value="315.0735">
                <text:p>315.0735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327.91">
                <text:p>327.91</text:p>
              </table:table-cell>
              <table:table-cell office:value-type="float" office:value="320.538">
                <text:p>320.538</text:p>
              </table:table-cell>
              <table:table-cell office:value-type="float" office:value="316.087">
                <text:p>316.087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323.75">
                <text:p>323.75</text:p>
              </table:table-cell>
              <table:table-cell office:value-type="float" office:value="321.061">
                <text:p>321.061</text:p>
              </table:table-cell>
              <table:table-cell office:value-type="float" office:value="316.6205">
                <text:p>316.6205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323.42">
                <text:p>323.42</text:p>
              </table:table-cell>
              <table:table-cell office:value-type="float" office:value="321.401">
                <text:p>321.401</text:p>
              </table:table-cell>
              <table:table-cell office:value-type="float" office:value="317.3455">
                <text:p>317.3455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322.22">
                <text:p>322.22</text:p>
              </table:table-cell>
              <table:table-cell office:value-type="float" office:value="322.068">
                <text:p>322.068</text:p>
              </table:table-cell>
              <table:table-cell office:value-type="float" office:value="318.0625">
                <text:p>318.0625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325.48">
                <text:p>325.48</text:p>
              </table:table-cell>
              <table:table-cell office:value-type="float" office:value="323.118">
                <text:p>323.118</text:p>
              </table:table-cell>
              <table:table-cell office:value-type="float" office:value="318.73">
                <text:p>318.73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334.04">
                <text:p>334.04</text:p>
              </table:table-cell>
              <table:table-cell office:value-type="float" office:value="325.222">
                <text:p>325.222</text:p>
              </table:table-cell>
              <table:table-cell office:value-type="float" office:value="319.627">
                <text:p>319.627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334.61">
                <text:p>334.61</text:p>
              </table:table-cell>
              <table:table-cell office:value-type="float" office:value="326.962">
                <text:p>326.962</text:p>
              </table:table-cell>
              <table:table-cell office:value-type="float" office:value="320.6055">
                <text:p>320.6055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26.99">
                <text:p>326.99</text:p>
              </table:table-cell>
              <table:table-cell office:value-type="float" office:value="327.352">
                <text:p>327.352</text:p>
              </table:table-cell>
              <table:table-cell office:value-type="float" office:value="321.1945">
                <text:p>321.1945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29.79">
                <text:p>329.79</text:p>
              </table:table-cell>
              <table:table-cell office:value-type="float" office:value="327.738">
                <text:p>327.738</text:p>
              </table:table-cell>
              <table:table-cell office:value-type="float" office:value="322.6585">
                <text:p>322.6585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29.19">
                <text:p>329.19</text:p>
              </table:table-cell>
              <table:table-cell office:value-type="float" office:value="327.74">
                <text:p>327.74</text:p>
              </table:table-cell>
              <table:table-cell office:value-type="float" office:value="323.6125">
                <text:p>323.6125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24.49">
                <text:p>324.49</text:p>
              </table:table-cell>
              <table:table-cell office:value-type="float" office:value="327.398">
                <text:p>327.398</text:p>
              </table:table-cell>
              <table:table-cell office:value-type="float" office:value="323.968">
                <text:p>323.968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10.9">
                <text:p>310.9</text:p>
              </table:table-cell>
              <table:table-cell office:value-type="float" office:value="326.113">
                <text:p>326.113</text:p>
              </table:table-cell>
              <table:table-cell office:value-type="float" office:value="323.587">
                <text:p>323.587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07.87">
                <text:p>307.87</text:p>
              </table:table-cell>
              <table:table-cell office:value-type="float" office:value="324.558">
                <text:p>324.558</text:p>
              </table:table-cell>
              <table:table-cell office:value-type="float" office:value="322.9795">
                <text:p>322.9795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309.26">
                <text:p>309.26</text:p>
              </table:table-cell>
              <table:table-cell office:value-type="float" office:value="323.262">
                <text:p>323.262</text:p>
              </table:table-cell>
              <table:table-cell office:value-type="float" office:value="322.665">
                <text:p>322.665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312.47">
                <text:p>312.47</text:p>
              </table:table-cell>
              <table:table-cell office:value-type="float" office:value="321.961">
                <text:p>321.961</text:p>
              </table:table-cell>
              <table:table-cell office:value-type="float" office:value="322.5395">
                <text:p>322.5395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302.74">
                <text:p>302.74</text:p>
              </table:table-cell>
              <table:table-cell office:value-type="float" office:value="318.831">
                <text:p>318.831</text:p>
              </table:table-cell>
              <table:table-cell office:value-type="float" office:value="322.0265">
                <text:p>322.0265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302.04">
                <text:p>302.04</text:p>
              </table:table-cell>
              <table:table-cell office:value-type="float" office:value="315.574">
                <text:p>315.574</text:p>
              </table:table-cell>
              <table:table-cell office:value-type="float" office:value="321.268">
                <text:p>321.268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303.63">
                <text:p>303.63</text:p>
              </table:table-cell>
              <table:table-cell office:value-type="float" office:value="313.238">
                <text:p>313.238</text:p>
              </table:table-cell>
              <table:table-cell office:value-type="float" office:value="320.295">
                <text:p>320.295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297.72">
                <text:p>297.72</text:p>
              </table:table-cell>
              <table:table-cell office:value-type="float" office:value="310.031">
                <text:p>310.031</text:p>
              </table:table-cell>
              <table:table-cell office:value-type="float" office:value="318.8845">
                <text:p>318.8845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301.04">
                <text:p>301.04</text:p>
              </table:table-cell>
              <table:table-cell office:value-type="float" office:value="307.216">
                <text:p>307.216</text:p>
              </table:table-cell>
              <table:table-cell office:value-type="float" office:value="317.478">
                <text:p>317.478</text:p>
              </table:table-cell>
            </table:table-row>
            <table:table-row>
              <table:table-cell office:value-type="float" office:value="46049">
                <text:p>46049</text:p>
              </table:table-cell>
              <table:table-cell office:value-type="float" office:value="300.31">
                <text:p>300.31</text:p>
              </table:table-cell>
              <table:table-cell office:value-type="float" office:value="304.798">
                <text:p>304.798</text:p>
              </table:table-cell>
              <table:table-cell office:value-type="float" office:value="316.098">
                <text:p>316.098</text:p>
              </table:table-cell>
            </table:table-row>
            <table:table-row>
              <table:table-cell office:value-type="float" office:value="46050">
                <text:p>46050</text:p>
              </table:table-cell>
              <table:table-cell office:value-type="float" office:value="300.77">
                <text:p>300.77</text:p>
              </table:table-cell>
              <table:table-cell office:value-type="float" office:value="303.785">
                <text:p>303.785</text:p>
              </table:table-cell>
              <table:table-cell office:value-type="float" office:value="314.949">
                <text:p>314.949</text:p>
              </table:table-cell>
            </table:table-row>
            <table:table-row>
              <table:table-cell office:value-type="float" office:value="46051">
                <text:p>46051</text:p>
              </table:table-cell>
              <table:table-cell office:value-type="float" office:value="306.01">
                <text:p>306.01</text:p>
              </table:table-cell>
              <table:table-cell office:value-type="float" office:value="303.599">
                <text:p>303.599</text:p>
              </table:table-cell>
              <table:table-cell office:value-type="float" office:value="314.0785">
                <text:p>314.0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49">
      <style:chart-properties chart:display-label="true" chart:logarithmic="false" chart:minimum="459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591cm" svg:height="7.194cm" xlink:href=".." xlink:type="simple" chart:class="chart:line" chart:style-name="ch1">
        <chart:legend chart:legend-position="bottom" svg:x="2.144cm" svg:y="6.595cm" style:legend-expansion="wide" chart:style-name="ch2"/>
        <chart:plot-area chart:style-name="ch3" svg:x="0.231cm" svg:y="0.143cm" svg:width="11.129cm" svg:height="6.125cm">
          <chart:coordinate-region svg:x="1.617cm" svg:y="0.342cm" svg:width="9.602cm" svg:height="4.152cm"/>
          <chart:axis chart:dimension="x" chart:name="primary-x" chart:style-name="ch4" chartooo:axis-type="date">
            <chartooo:date-scale/>
            <chart:categories table:cell-range-address="JPM.B2:JPM.B5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PM.F2:JPM.F522" chart:label-cell-address="JPM.F1:JPM.F1" chart:class="chart:line">
            <chart:data-point chart:repeated="521"/>
          </chart:series>
          <chart:series chart:style-name="ch8" chart:values-cell-range-address="JPM.J2:JPM.J522" chart:label-cell-address="JPM.J1:JPM.J1" chart:class="chart:line">
            <chart:data-point chart:repeated="521"/>
          </chart:series>
          <chart:series chart:style-name="ch9" chart:values-cell-range-address="JPM.K2:JPM.K522" chart:label-cell-address="JPM.K1:JPM.K1" chart:class="chart:line">
            <chart:data-point chart:repeated="5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JPM.F1:JPM.F1</svg:desc>
                </draw:g>
              </table:table-cell>
              <table:table-cell office:value-type="string">
                <text:p>50d SMA</text:p>
                <draw:g>
                  <svg:desc>JPM.J1:JPM.J1</svg:desc>
                </draw:g>
              </table:table-cell>
              <table:table-cell office:value-type="string">
                <text:p>100d SMA</text:p>
                <draw:g>
                  <svg:desc>JPM.K1:JPM.K1</svg:desc>
                </draw:g>
              </table:table-cell>
            </table:table-row>
          </table:table-header-rows>
          <table:table-rows>
            <table:table-row>
              <table:table-cell office:value-type="float" office:value="45293">
                <text:p>45293</text:p>
                <draw:g>
                  <svg:desc>JPM.B2:JPM.B522</svg:desc>
                </draw:g>
              </table:table-cell>
              <table:table-cell office:value-type="float" office:value="172.08">
                <text:p>172.08</text:p>
                <draw:g>
                  <svg:desc>JPM.F2:JPM.F522</svg:desc>
                </draw:g>
              </table:table-cell>
              <table:table-cell office:value-type="float" office:value="NaN">
                <text:p>NaN</text:p>
                <draw:g>
                  <svg:desc>JPM.J2:JPM.J522</svg:desc>
                </draw:g>
              </table:table-cell>
              <table:table-cell office:value-type="float" office:value="NaN">
                <text:p>NaN</text:p>
                <draw:g>
                  <svg:desc>JPM.K2:JPM.K522</svg:desc>
                </draw:g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171.33">
                <text:p>171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171.41">
                <text:p>171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172.27">
                <text:p>17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72.02">
                <text:p>17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70.66">
                <text:p>17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171.02">
                <text:p>17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170.3">
                <text:p>17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169.05">
                <text:p>169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167.99">
                <text:p>167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167.09">
                <text:p>167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167.42">
                <text:p>167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170.31">
                <text:p>17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70.11">
                <text:p>17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168.99">
                <text:p>16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170.5">
                <text:p>1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172.94">
                <text:p>17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172.28">
                <text:p>17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72.73">
                <text:p>172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176.27">
                <text:p>176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174.36">
                <text:p>174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73.73">
                <text:p>17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174.73">
                <text:p>174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74.5">
                <text:p>17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175.1">
                <text:p>17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175.43">
                <text:p>175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174.8">
                <text:p>17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175.01">
                <text:p>175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75.79">
                <text:p>175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74.26">
                <text:p>174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76.03">
                <text:p>176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79.87">
                <text:p>179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79.03">
                <text:p>179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79.73">
                <text:p>179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80.9">
                <text:p>18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83.07">
                <text:p>18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83.99">
                <text:p>18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83.36">
                <text:p>18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183.45">
                <text:p>183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84.38">
                <text:p>184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86.06">
                <text:p>186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85.29">
                <text:p>185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86.68">
                <text:p>186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88.55">
                <text:p>188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89.53">
                <text:p>189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87.87">
                <text:p>187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88.22">
                <text:p>188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88.29">
                <text:p>188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189.84">
                <text:p>189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191.38">
                <text:p>191.38</text:p>
              </table:table-cell>
              <table:table-cell office:value-type="float" office:value="177.2">
                <text:p>177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87.97">
                <text:p>187.97</text:p>
              </table:table-cell>
              <table:table-cell office:value-type="float" office:value="177.5178">
                <text:p>177.5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190.3">
                <text:p>190.3</text:p>
              </table:table-cell>
              <table:table-cell office:value-type="float" office:value="177.8972">
                <text:p>177.8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92.66">
                <text:p>192.66</text:p>
              </table:table-cell>
              <table:table-cell office:value-type="float" office:value="178.3222">
                <text:p>178.3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93.79">
                <text:p>193.79</text:p>
              </table:table-cell>
              <table:table-cell office:value-type="float" office:value="178.7526">
                <text:p>178.7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196.33">
                <text:p>196.33</text:p>
              </table:table-cell>
              <table:table-cell office:value-type="float" office:value="179.2388">
                <text:p>179.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199.06">
                <text:p>199.06</text:p>
              </table:table-cell>
              <table:table-cell office:value-type="float" office:value="179.8068">
                <text:p>179.8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196.62">
                <text:p>196.62</text:p>
              </table:table-cell>
              <table:table-cell office:value-type="float" office:value="180.3188">
                <text:p>180.3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94.82">
                <text:p>194.82</text:p>
              </table:table-cell>
              <table:table-cell office:value-type="float" office:value="180.8092">
                <text:p>180.8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195.73">
                <text:p>195.73</text:p>
              </table:table-cell>
              <table:table-cell office:value-type="float" office:value="181.3428">
                <text:p>181.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199.52">
                <text:p>199.52</text:p>
              </table:table-cell>
              <table:table-cell office:value-type="float" office:value="181.9734">
                <text:p>181.9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200.3">
                <text:p>200.3</text:p>
              </table:table-cell>
              <table:table-cell office:value-type="float" office:value="182.6376">
                <text:p>182.6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98.94">
                <text:p>198.94</text:p>
              </table:table-cell>
              <table:table-cell office:value-type="float" office:value="183.268">
                <text:p>183.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198.86">
                <text:p>198.86</text:p>
              </table:table-cell>
              <table:table-cell office:value-type="float" office:value="183.839">
                <text:p>183.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98.3">
                <text:p>198.3</text:p>
              </table:table-cell>
              <table:table-cell office:value-type="float" office:value="184.4028">
                <text:p>184.4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95.65">
                <text:p>195.65</text:p>
              </table:table-cell>
              <table:table-cell office:value-type="float" office:value="184.936">
                <text:p>184.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197.45">
                <text:p>197.45</text:p>
              </table:table-cell>
              <table:table-cell office:value-type="float" office:value="185.475">
                <text:p>185.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98.48">
                <text:p>198.48</text:p>
              </table:table-cell>
              <table:table-cell office:value-type="float" office:value="185.9858">
                <text:p>185.9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97.15">
                <text:p>197.15</text:p>
              </table:table-cell>
              <table:table-cell office:value-type="float" office:value="186.4832">
                <text:p>186.4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195.47">
                <text:p>195.47</text:p>
              </table:table-cell>
              <table:table-cell office:value-type="float" office:value="186.938">
                <text:p>186.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195.43">
                <text:p>195.43</text:p>
              </table:table-cell>
              <table:table-cell office:value-type="float" office:value="187.3212">
                <text:p>187.3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182.79">
                <text:p>182.79</text:p>
              </table:table-cell>
              <table:table-cell office:value-type="float" office:value="187.4898">
                <text:p>187.4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82.89">
                <text:p>182.89</text:p>
              </table:table-cell>
              <table:table-cell office:value-type="float" office:value="187.673">
                <text:p>187.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80.8">
                <text:p>180.8</text:p>
              </table:table-cell>
              <table:table-cell office:value-type="float" office:value="187.7944">
                <text:p>187.7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80.08">
                <text:p>180.08</text:p>
              </table:table-cell>
              <table:table-cell office:value-type="float" office:value="187.906">
                <text:p>187.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81.25">
                <text:p>181.25</text:p>
              </table:table-cell>
              <table:table-cell office:value-type="float" office:value="188.029">
                <text:p>188.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85.8">
                <text:p>185.8</text:p>
              </table:table-cell>
              <table:table-cell office:value-type="float" office:value="188.2364">
                <text:p>188.2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89.41">
                <text:p>189.41</text:p>
              </table:table-cell>
              <table:table-cell office:value-type="float" office:value="188.5286">
                <text:p>188.5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192.14">
                <text:p>192.14</text:p>
              </table:table-cell>
              <table:table-cell office:value-type="float" office:value="188.8712">
                <text:p>188.8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93.08">
                <text:p>193.08</text:p>
              </table:table-cell>
              <table:table-cell office:value-type="float" office:value="189.217">
                <text:p>189.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193.37">
                <text:p>193.37</text:p>
              </table:table-cell>
              <table:table-cell office:value-type="float" office:value="189.5992">
                <text:p>189.5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93.49">
                <text:p>193.49</text:p>
              </table:table-cell>
              <table:table-cell office:value-type="float" office:value="189.9484">
                <text:p>189.9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93.28">
                <text:p>193.28</text:p>
              </table:table-cell>
              <table:table-cell office:value-type="float" office:value="190.2166">
                <text:p>190.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91.74">
                <text:p>191.74</text:p>
              </table:table-cell>
              <table:table-cell office:value-type="float" office:value="190.4708">
                <text:p>190.4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91.86">
                <text:p>191.86</text:p>
              </table:table-cell>
              <table:table-cell office:value-type="float" office:value="190.7134">
                <text:p>190.7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91.66">
                <text:p>191.66</text:p>
              </table:table-cell>
              <table:table-cell office:value-type="float" office:value="190.9286">
                <text:p>190.9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90.51">
                <text:p>190.51</text:p>
              </table:table-cell>
              <table:table-cell office:value-type="float" office:value="191.0774">
                <text:p>191.0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92">
                <text:p>192</text:p>
              </table:table-cell>
              <table:table-cell office:value-type="float" office:value="191.2376">
                <text:p>191.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91.75">
                <text:p>191.75</text:p>
              </table:table-cell>
              <table:table-cell office:value-type="float" office:value="191.4054">
                <text:p>191.4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95.65">
                <text:p>195.65</text:p>
              </table:table-cell>
              <table:table-cell office:value-type="float" office:value="191.6494">
                <text:p>191.6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97.5">
                <text:p>197.5</text:p>
              </table:table-cell>
              <table:table-cell office:value-type="float" office:value="191.9118">
                <text:p>191.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98.77">
                <text:p>198.77</text:p>
              </table:table-cell>
              <table:table-cell office:value-type="float" office:value="192.166">
                <text:p>192.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98.73">
                <text:p>198.73</text:p>
              </table:table-cell>
              <table:table-cell office:value-type="float" office:value="192.4348">
                <text:p>192.4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201.51">
                <text:p>201.51</text:p>
              </table:table-cell>
              <table:table-cell office:value-type="float" office:value="192.7314">
                <text:p>192.7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202.11">
                <text:p>202.11</text:p>
              </table:table-cell>
              <table:table-cell office:value-type="float" office:value="193.0026">
                <text:p>193.0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202.47">
                <text:p>202.47</text:p>
              </table:table-cell>
              <table:table-cell office:value-type="float" office:value="193.2614">
                <text:p>193.2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204.79">
                <text:p>204.79</text:p>
              </table:table-cell>
              <table:table-cell office:value-type="float" office:value="193.5998">
                <text:p>193.5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95.58">
                <text:p>195.58</text:p>
              </table:table-cell>
              <table:table-cell office:value-type="float" office:value="193.747">
                <text:p>193.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99.52">
                <text:p>199.52</text:p>
              </table:table-cell>
              <table:table-cell office:value-type="float" office:value="193.9716">
                <text:p>193.9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98.31">
                <text:p>198.31</text:p>
              </table:table-cell>
              <table:table-cell office:value-type="float" office:value="194.141">
                <text:p>194.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96.92">
                <text:p>196.92</text:p>
              </table:table-cell>
              <table:table-cell office:value-type="float" office:value="194.2518">
                <text:p>194.2518</text:p>
              </table:table-cell>
              <table:table-cell office:value-type="float" office:value="185.7259">
                <text:p>185.7259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200.71">
                <text:p>200.71</text:p>
              </table:table-cell>
              <table:table-cell office:value-type="float" office:value="194.5066">
                <text:p>194.5066</text:p>
              </table:table-cell>
              <table:table-cell office:value-type="float" office:value="186.0122">
                <text:p>186.0122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99.5">
                <text:p>199.5</text:p>
              </table:table-cell>
              <table:table-cell office:value-type="float" office:value="194.6906">
                <text:p>194.6906</text:p>
              </table:table-cell>
              <table:table-cell office:value-type="float" office:value="186.2939">
                <text:p>186.2939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98.11">
                <text:p>198.11</text:p>
              </table:table-cell>
              <table:table-cell office:value-type="float" office:value="194.7996">
                <text:p>194.7996</text:p>
              </table:table-cell>
              <table:table-cell office:value-type="float" office:value="186.5609">
                <text:p>186.5609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99.33">
                <text:p>199.33</text:p>
              </table:table-cell>
              <table:table-cell office:value-type="float" office:value="194.9104">
                <text:p>194.9104</text:p>
              </table:table-cell>
              <table:table-cell office:value-type="float" office:value="186.8315">
                <text:p>186.8315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202.63">
                <text:p>202.63</text:p>
              </table:table-cell>
              <table:table-cell office:value-type="float" office:value="195.0364">
                <text:p>195.0364</text:p>
              </table:table-cell>
              <table:table-cell office:value-type="float" office:value="187.1376">
                <text:p>187.1376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201.82">
                <text:p>201.82</text:p>
              </table:table-cell>
              <table:table-cell office:value-type="float" office:value="195.0916">
                <text:p>195.0916</text:p>
              </table:table-cell>
              <table:table-cell office:value-type="float" office:value="187.4492">
                <text:p>187.4492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99.16">
                <text:p>199.16</text:p>
              </table:table-cell>
              <table:table-cell office:value-type="float" office:value="195.1424">
                <text:p>195.1424</text:p>
              </table:table-cell>
              <table:table-cell office:value-type="float" office:value="187.7306">
                <text:p>187.7306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97.26">
                <text:p>197.26</text:p>
              </table:table-cell>
              <table:table-cell office:value-type="float" office:value="195.1912">
                <text:p>195.1912</text:p>
              </table:table-cell>
              <table:table-cell office:value-type="float" office:value="188.0002">
                <text:p>188.0002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96.91">
                <text:p>196.91</text:p>
              </table:table-cell>
              <table:table-cell office:value-type="float" office:value="195.2148">
                <text:p>195.2148</text:p>
              </table:table-cell>
              <table:table-cell office:value-type="float" office:value="188.2788">
                <text:p>188.2788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99.95">
                <text:p>199.95</text:p>
              </table:table-cell>
              <table:table-cell office:value-type="float" office:value="195.2234">
                <text:p>195.2234</text:p>
              </table:table-cell>
              <table:table-cell office:value-type="float" office:value="188.5984">
                <text:p>188.5984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99.61">
                <text:p>199.61</text:p>
              </table:table-cell>
              <table:table-cell office:value-type="float" office:value="195.2096">
                <text:p>195.2096</text:p>
              </table:table-cell>
              <table:table-cell office:value-type="float" office:value="188.9236">
                <text:p>188.9236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94.36">
                <text:p>194.36</text:p>
              </table:table-cell>
              <table:table-cell office:value-type="float" office:value="195.118">
                <text:p>195.118</text:p>
              </table:table-cell>
              <table:table-cell office:value-type="float" office:value="189.193">
                <text:p>189.193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91.53">
                <text:p>191.53</text:p>
              </table:table-cell>
              <table:table-cell office:value-type="float" office:value="194.9714">
                <text:p>194.9714</text:p>
              </table:table-cell>
              <table:table-cell office:value-type="float" office:value="189.4052">
                <text:p>189.4052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93.66">
                <text:p>193.66</text:p>
              </table:table-cell>
              <table:table-cell office:value-type="float" office:value="194.8786">
                <text:p>194.8786</text:p>
              </table:table-cell>
              <table:table-cell office:value-type="float" office:value="189.6407">
                <text:p>189.6407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93.78">
                <text:p>193.78</text:p>
              </table:table-cell>
              <table:table-cell office:value-type="float" office:value="194.8412">
                <text:p>194.8412</text:p>
              </table:table-cell>
              <table:table-cell office:value-type="float" office:value="189.8886">
                <text:p>189.8886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94.98">
                <text:p>194.98</text:p>
              </table:table-cell>
              <table:table-cell office:value-type="float" office:value="194.7918">
                <text:p>194.7918</text:p>
              </table:table-cell>
              <table:table-cell office:value-type="float" office:value="190.1334">
                <text:p>190.1334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97">
                <text:p>197</text:p>
              </table:table-cell>
              <table:table-cell office:value-type="float" office:value="194.7622">
                <text:p>194.7622</text:p>
              </table:table-cell>
              <table:table-cell office:value-type="float" office:value="190.374">
                <text:p>190.374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98.67">
                <text:p>198.67</text:p>
              </table:table-cell>
              <table:table-cell office:value-type="float" office:value="194.7926">
                <text:p>194.7926</text:p>
              </table:table-cell>
              <table:table-cell office:value-type="float" office:value="190.6379">
                <text:p>190.6379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96.3">
                <text:p>196.3</text:p>
              </table:table-cell>
              <table:table-cell office:value-type="float" office:value="194.8092">
                <text:p>194.8092</text:p>
              </table:table-cell>
              <table:table-cell office:value-type="float" office:value="190.8736">
                <text:p>190.8736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98.88">
                <text:p>198.88</text:p>
              </table:table-cell>
              <table:table-cell office:value-type="float" office:value="194.8782">
                <text:p>194.8782</text:p>
              </table:table-cell>
              <table:table-cell office:value-type="float" office:value="191.0997">
                <text:p>191.0997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98.07">
                <text:p>198.07</text:p>
              </table:table-cell>
              <table:table-cell office:value-type="float" office:value="195.1838">
                <text:p>195.1838</text:p>
              </table:table-cell>
              <table:table-cell office:value-type="float" office:value="191.3368">
                <text:p>191.3368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197.43">
                <text:p>197.43</text:p>
              </table:table-cell>
              <table:table-cell office:value-type="float" office:value="195.4746">
                <text:p>195.4746</text:p>
              </table:table-cell>
              <table:table-cell office:value-type="float" office:value="191.5738">
                <text:p>191.5738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99.17">
                <text:p>199.17</text:p>
              </table:table-cell>
              <table:table-cell office:value-type="float" office:value="195.842">
                <text:p>195.842</text:p>
              </table:table-cell>
              <table:table-cell office:value-type="float" office:value="191.8182">
                <text:p>191.8182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202.26">
                <text:p>202.26</text:p>
              </table:table-cell>
              <table:table-cell office:value-type="float" office:value="196.2856">
                <text:p>196.2856</text:p>
              </table:table-cell>
              <table:table-cell office:value-type="float" office:value="192.0958">
                <text:p>192.0958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205.45">
                <text:p>205.45</text:p>
              </table:table-cell>
              <table:table-cell office:value-type="float" office:value="196.7696">
                <text:p>196.7696</text:p>
              </table:table-cell>
              <table:table-cell office:value-type="float" office:value="192.3993">
                <text:p>192.3993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208.83">
                <text:p>208.83</text:p>
              </table:table-cell>
              <table:table-cell office:value-type="float" office:value="197.2302">
                <text:p>197.2302</text:p>
              </table:table-cell>
              <table:table-cell office:value-type="float" office:value="192.7333">
                <text:p>192.7333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208.69">
                <text:p>208.69</text:p>
              </table:table-cell>
              <table:table-cell office:value-type="float" office:value="197.6158">
                <text:p>197.6158</text:p>
              </table:table-cell>
              <table:table-cell office:value-type="float" office:value="193.0722">
                <text:p>193.0722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204.79">
                <text:p>204.79</text:p>
              </table:table-cell>
              <table:table-cell office:value-type="float" office:value="197.8688">
                <text:p>197.8688</text:p>
              </table:table-cell>
              <table:table-cell office:value-type="float" office:value="193.37">
                <text:p>193.37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205.17">
                <text:p>205.17</text:p>
              </table:table-cell>
              <table:table-cell office:value-type="float" office:value="198.1106">
                <text:p>198.1106</text:p>
              </table:table-cell>
              <table:table-cell office:value-type="float" office:value="193.6638">
                <text:p>193.6638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207.63">
                <text:p>207.63</text:p>
              </table:table-cell>
              <table:table-cell office:value-type="float" office:value="198.3958">
                <text:p>198.3958</text:p>
              </table:table-cell>
              <table:table-cell office:value-type="float" office:value="193.9975">
                <text:p>193.9975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207.8">
                <text:p>207.8</text:p>
              </table:table-cell>
              <table:table-cell office:value-type="float" office:value="198.682">
                <text:p>198.682</text:p>
              </table:table-cell>
              <table:table-cell office:value-type="float" office:value="194.3152">
                <text:p>194.3152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207.45">
                <text:p>207.45</text:p>
              </table:table-cell>
              <table:table-cell office:value-type="float" office:value="198.9654">
                <text:p>198.9654</text:p>
              </table:table-cell>
              <table:table-cell office:value-type="float" office:value="194.591">
                <text:p>194.591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204.94">
                <text:p>204.94</text:p>
              </table:table-cell>
              <table:table-cell office:value-type="float" office:value="199.2294">
                <text:p>199.2294</text:p>
              </table:table-cell>
              <table:table-cell office:value-type="float" office:value="194.8501">
                <text:p>194.8501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210.05">
                <text:p>210.05</text:p>
              </table:table-cell>
              <table:table-cell office:value-type="float" office:value="199.5932">
                <text:p>199.5932</text:p>
              </table:table-cell>
              <table:table-cell office:value-type="float" office:value="195.1533">
                <text:p>195.1533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213.62">
                <text:p>213.62</text:p>
              </table:table-cell>
              <table:table-cell office:value-type="float" office:value="200.0324">
                <text:p>200.0324</text:p>
              </table:table-cell>
              <table:table-cell office:value-type="float" office:value="195.4805">
                <text:p>195.4805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216.87">
                <text:p>216.87</text:p>
              </table:table-cell>
              <table:table-cell office:value-type="float" office:value="200.5596">
                <text:p>200.5596</text:p>
              </table:table-cell>
              <table:table-cell office:value-type="float" office:value="195.8185">
                <text:p>195.8185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209.98">
                <text:p>209.98</text:p>
              </table:table-cell>
              <table:table-cell office:value-type="float" office:value="200.9192">
                <text:p>200.9192</text:p>
              </table:table-cell>
              <table:table-cell office:value-type="float" office:value="196.0784">
                <text:p>196.0784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209.78">
                <text:p>209.78</text:p>
              </table:table-cell>
              <table:table-cell office:value-type="float" office:value="201.2798">
                <text:p>201.2798</text:p>
              </table:table-cell>
              <table:table-cell office:value-type="float" office:value="196.3426">
                <text:p>196.3426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210.28">
                <text:p>210.28</text:p>
              </table:table-cell>
              <table:table-cell office:value-type="float" office:value="201.5724">
                <text:p>201.5724</text:p>
              </table:table-cell>
              <table:table-cell office:value-type="float" office:value="196.6109">
                <text:p>196.6109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210.33">
                <text:p>210.33</text:p>
              </table:table-cell>
              <table:table-cell office:value-type="float" office:value="201.829">
                <text:p>201.829</text:p>
              </table:table-cell>
              <table:table-cell office:value-type="float" office:value="196.8704">
                <text:p>196.8704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208.59">
                <text:p>208.59</text:p>
              </table:table-cell>
              <table:table-cell office:value-type="float" office:value="202.0254">
                <text:p>202.0254</text:p>
              </table:table-cell>
              <table:table-cell office:value-type="float" office:value="197.0957">
                <text:p>197.0957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208.67">
                <text:p>208.67</text:p>
              </table:table-cell>
              <table:table-cell office:value-type="float" office:value="202.2242">
                <text:p>202.2242</text:p>
              </table:table-cell>
              <table:table-cell office:value-type="float" office:value="197.3295">
                <text:p>197.3295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212.24">
                <text:p>212.24</text:p>
              </table:table-cell>
              <table:table-cell office:value-type="float" office:value="202.4388">
                <text:p>202.4388</text:p>
              </table:table-cell>
              <table:table-cell office:value-type="float" office:value="197.5851">
                <text:p>197.5851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210.85">
                <text:p>210.85</text:p>
              </table:table-cell>
              <table:table-cell office:value-type="float" office:value="202.6136">
                <text:p>202.6136</text:p>
              </table:table-cell>
              <table:table-cell office:value-type="float" office:value="197.8081">
                <text:p>197.8081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215.19">
                <text:p>215.19</text:p>
              </table:table-cell>
              <table:table-cell office:value-type="float" office:value="202.868">
                <text:p>202.868</text:p>
              </table:table-cell>
              <table:table-cell office:value-type="float" office:value="198.0647">
                <text:p>198.0647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212.8">
                <text:p>212.8</text:p>
              </table:table-cell>
              <table:table-cell office:value-type="float" office:value="203.0282">
                <text:p>203.0282</text:p>
              </table:table-cell>
              <table:table-cell office:value-type="float" office:value="198.314">
                <text:p>198.314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207.96">
                <text:p>207.96</text:p>
              </table:table-cell>
              <table:table-cell office:value-type="float" office:value="203.2758">
                <text:p>203.2758</text:p>
              </table:table-cell>
              <table:table-cell office:value-type="float" office:value="198.5114">
                <text:p>198.5114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199.14">
                <text:p>199.14</text:p>
              </table:table-cell>
              <table:table-cell office:value-type="float" office:value="203.2682">
                <text:p>203.2682</text:p>
              </table:table-cell>
              <table:table-cell office:value-type="float" office:value="198.6199">
                <text:p>198.6199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94.9">
                <text:p>194.9</text:p>
              </table:table-cell>
              <table:table-cell office:value-type="float" office:value="203.2">
                <text:p>203.2</text:p>
              </table:table-cell>
              <table:table-cell office:value-type="float" office:value="198.6705">
                <text:p>198.6705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200.34">
                <text:p>200.34</text:p>
              </table:table-cell>
              <table:table-cell office:value-type="float" office:value="203.2684">
                <text:p>203.2684</text:p>
              </table:table-cell>
              <table:table-cell office:value-type="float" office:value="198.7601">
                <text:p>198.7601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200.4">
                <text:p>200.4</text:p>
              </table:table-cell>
              <table:table-cell office:value-type="float" office:value="203.2622">
                <text:p>203.2622</text:p>
              </table:table-cell>
              <table:table-cell office:value-type="float" office:value="198.8844">
                <text:p>198.8844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204.06">
                <text:p>204.06</text:p>
              </table:table-cell>
              <table:table-cell office:value-type="float" office:value="203.3534">
                <text:p>203.3534</text:p>
              </table:table-cell>
              <table:table-cell office:value-type="float" office:value="199.022">
                <text:p>199.022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205.8">
                <text:p>205.8</text:p>
              </table:table-cell>
              <table:table-cell office:value-type="float" office:value="203.5072">
                <text:p>203.5072</text:p>
              </table:table-cell>
              <table:table-cell office:value-type="float" office:value="199.1534">
                <text:p>199.1534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206.19">
                <text:p>206.19</text:p>
              </table:table-cell>
              <table:table-cell office:value-type="float" office:value="203.6444">
                <text:p>203.6444</text:p>
              </table:table-cell>
              <table:table-cell office:value-type="float" office:value="199.2774">
                <text:p>199.2774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207.94">
                <text:p>207.94</text:p>
              </table:table-cell>
              <table:table-cell office:value-type="float" office:value="203.7506">
                <text:p>203.7506</text:p>
              </table:table-cell>
              <table:table-cell office:value-type="float" office:value="199.3935">
                <text:p>199.3935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210.24">
                <text:p>210.24</text:p>
              </table:table-cell>
              <table:table-cell office:value-type="float" office:value="203.919">
                <text:p>203.919</text:p>
              </table:table-cell>
              <table:table-cell office:value-type="float" office:value="199.5053">
                <text:p>199.5053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211.55">
                <text:p>211.55</text:p>
              </table:table-cell>
              <table:table-cell office:value-type="float" office:value="204.1668">
                <text:p>204.1668</text:p>
              </table:table-cell>
              <table:table-cell office:value-type="float" office:value="199.6546">
                <text:p>199.6546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213.97">
                <text:p>213.97</text:p>
              </table:table-cell>
              <table:table-cell office:value-type="float" office:value="204.501">
                <text:p>204.501</text:p>
              </table:table-cell>
              <table:table-cell office:value-type="float" office:value="199.8461">
                <text:p>199.8461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215.45">
                <text:p>215.45</text:p>
              </table:table-cell>
              <table:table-cell office:value-type="float" office:value="204.8718">
                <text:p>204.8718</text:p>
              </table:table-cell>
              <table:table-cell office:value-type="float" office:value="200.0433">
                <text:p>200.0433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214.52">
                <text:p>214.52</text:p>
              </table:table-cell>
              <table:table-cell office:value-type="float" office:value="205.1632">
                <text:p>205.1632</text:p>
              </table:table-cell>
              <table:table-cell office:value-type="float" office:value="200.1933">
                <text:p>200.1933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214.6">
                <text:p>214.6</text:p>
              </table:table-cell>
              <table:table-cell office:value-type="float" office:value="205.463">
                <text:p>205.463</text:p>
              </table:table-cell>
              <table:table-cell office:value-type="float" office:value="200.3363">
                <text:p>200.3363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216.63">
                <text:p>216.63</text:p>
              </table:table-cell>
              <table:table-cell office:value-type="float" office:value="205.9084">
                <text:p>205.9084</text:p>
              </table:table-cell>
              <table:table-cell office:value-type="float" office:value="200.5132">
                <text:p>200.5132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218.31">
                <text:p>218.31</text:p>
              </table:table-cell>
              <table:table-cell office:value-type="float" office:value="206.444">
                <text:p>206.444</text:p>
              </table:table-cell>
              <table:table-cell office:value-type="float" office:value="200.7077">
                <text:p>200.7077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219.17">
                <text:p>219.17</text:p>
              </table:table-cell>
              <table:table-cell office:value-type="float" office:value="206.9542">
                <text:p>206.9542</text:p>
              </table:table-cell>
              <table:table-cell office:value-type="float" office:value="200.9164">
                <text:p>200.9164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220.18">
                <text:p>220.18</text:p>
              </table:table-cell>
              <table:table-cell office:value-type="float" office:value="207.4822">
                <text:p>207.4822</text:p>
              </table:table-cell>
              <table:table-cell office:value-type="float" office:value="201.1617">
                <text:p>201.1617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221.29">
                <text:p>221.29</text:p>
              </table:table-cell>
              <table:table-cell office:value-type="float" office:value="208.0084">
                <text:p>208.0084</text:p>
              </table:table-cell>
              <table:table-cell office:value-type="float" office:value="201.4001">
                <text:p>201.4001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222.21">
                <text:p>222.21</text:p>
              </table:table-cell>
              <table:table-cell office:value-type="float" office:value="208.5126">
                <text:p>208.5126</text:p>
              </table:table-cell>
              <table:table-cell office:value-type="float" office:value="201.6374">
                <text:p>201.6374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224.8">
                <text:p>224.8</text:p>
              </table:table-cell>
              <table:table-cell office:value-type="float" office:value="209.0352">
                <text:p>209.0352</text:p>
              </table:table-cell>
              <table:table-cell office:value-type="float" office:value="201.9139">
                <text:p>201.9139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220.3">
                <text:p>220.3</text:p>
              </table:table-cell>
              <table:table-cell office:value-type="float" office:value="209.5152">
                <text:p>209.5152</text:p>
              </table:table-cell>
              <table:table-cell office:value-type="float" office:value="202.1622">
                <text:p>202.1622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219.33">
                <text:p>219.33</text:p>
              </table:table-cell>
              <table:table-cell office:value-type="float" office:value="209.9242">
                <text:p>209.9242</text:p>
              </table:table-cell>
              <table:table-cell office:value-type="float" office:value="202.4012">
                <text:p>202.4012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217.63">
                <text:p>217.63</text:p>
              </table:table-cell>
              <table:table-cell office:value-type="float" office:value="210.3154">
                <text:p>210.3154</text:p>
              </table:table-cell>
              <table:table-cell office:value-type="float" office:value="202.7496">
                <text:p>202.7496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212.46">
                <text:p>212.46</text:p>
              </table:table-cell>
              <table:table-cell office:value-type="float" office:value="210.616">
                <text:p>210.616</text:p>
              </table:table-cell>
              <table:table-cell office:value-type="float" office:value="203.0453">
                <text:p>203.0453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216.81">
                <text:p>216.81</text:p>
              </table:table-cell>
              <table:table-cell office:value-type="float" office:value="210.9688">
                <text:p>210.9688</text:p>
              </table:table-cell>
              <table:table-cell office:value-type="float" office:value="203.4054">
                <text:p>203.4054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205.56">
                <text:p>205.56</text:p>
              </table:table-cell>
              <table:table-cell office:value-type="float" office:value="211.0348">
                <text:p>211.0348</text:p>
              </table:table-cell>
              <table:table-cell office:value-type="float" office:value="203.6602">
                <text:p>203.6602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207.23">
                <text:p>207.23</text:p>
              </table:table-cell>
              <table:table-cell office:value-type="float" office:value="211.0704">
                <text:p>211.0704</text:p>
              </table:table-cell>
              <table:table-cell office:value-type="float" office:value="203.92">
                <text:p>203.92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206.6">
                <text:p>206.6</text:p>
              </table:table-cell>
              <table:table-cell office:value-type="float" office:value="211.0258">
                <text:p>211.0258</text:p>
              </table:table-cell>
              <table:table-cell office:value-type="float" office:value="204.128">
                <text:p>204.128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204.32">
                <text:p>204.32</text:p>
              </table:table-cell>
              <table:table-cell office:value-type="float" office:value="210.9384">
                <text:p>210.9384</text:p>
              </table:table-cell>
              <table:table-cell office:value-type="float" office:value="204.2771">
                <text:p>204.2771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207.86">
                <text:p>207.86</text:p>
              </table:table-cell>
              <table:table-cell office:value-type="float" office:value="210.9998">
                <text:p>210.9998</text:p>
              </table:table-cell>
              <table:table-cell office:value-type="float" office:value="204.4343">
                <text:p>204.4343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209.25">
                <text:p>209.25</text:p>
              </table:table-cell>
              <table:table-cell office:value-type="float" office:value="211.0814">
                <text:p>211.0814</text:p>
              </table:table-cell>
              <table:table-cell office:value-type="float" office:value="204.596">
                <text:p>204.596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207.53">
                <text:p>207.53</text:p>
              </table:table-cell>
              <table:table-cell office:value-type="float" office:value="211.0794">
                <text:p>211.0794</text:p>
              </table:table-cell>
              <table:table-cell office:value-type="float" office:value="204.7376">
                <text:p>204.7376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210.48">
                <text:p>210.48</text:p>
              </table:table-cell>
              <table:table-cell office:value-type="float" office:value="211.133">
                <text:p>211.133</text:p>
              </table:table-cell>
              <table:table-cell office:value-type="float" office:value="204.9075">
                <text:p>204.9075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211.09">
                <text:p>211.09</text:p>
              </table:table-cell>
              <table:table-cell office:value-type="float" office:value="211.2058">
                <text:p>211.2058</text:p>
              </table:table-cell>
              <table:table-cell office:value-type="float" office:value="205.0856">
                <text:p>205.0856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211.44">
                <text:p>211.44</text:p>
              </table:table-cell>
              <table:table-cell office:value-type="float" office:value="211.3358">
                <text:p>211.3358</text:p>
              </table:table-cell>
              <table:table-cell office:value-type="float" office:value="205.2826">
                <text:p>205.2826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211.59">
                <text:p>211.59</text:p>
              </table:table-cell>
              <table:table-cell office:value-type="float" office:value="211.3666">
                <text:p>211.3666</text:p>
              </table:table-cell>
              <table:table-cell office:value-type="float" office:value="205.4799">
                <text:p>205.4799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210.19">
                <text:p>210.19</text:p>
              </table:table-cell>
              <table:table-cell office:value-type="float" office:value="211.298">
                <text:p>211.298</text:p>
              </table:table-cell>
              <table:table-cell office:value-type="float" office:value="205.6652">
                <text:p>205.6652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209.78">
                <text:p>209.78</text:p>
              </table:table-cell>
              <table:table-cell office:value-type="float" office:value="211.1562">
                <text:p>211.1562</text:p>
              </table:table-cell>
              <table:table-cell office:value-type="float" office:value="205.8579">
                <text:p>205.8579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210.5">
                <text:p>210.5</text:p>
              </table:table-cell>
              <table:table-cell office:value-type="float" office:value="211.1666">
                <text:p>211.1666</text:p>
              </table:table-cell>
              <table:table-cell office:value-type="float" office:value="206.0429">
                <text:p>206.0429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210.86">
                <text:p>210.86</text:p>
              </table:table-cell>
              <table:table-cell office:value-type="float" office:value="211.1882">
                <text:p>211.1882</text:p>
              </table:table-cell>
              <table:table-cell office:value-type="float" office:value="206.234">
                <text:p>206.234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207.04">
                <text:p>207.04</text:p>
              </table:table-cell>
              <table:table-cell office:value-type="float" office:value="211.1234">
                <text:p>211.1234</text:p>
              </table:table-cell>
              <table:table-cell office:value-type="float" office:value="206.3479">
                <text:p>206.3479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207.29">
                <text:p>207.29</text:p>
              </table:table-cell>
              <table:table-cell office:value-type="float" office:value="211.0626">
                <text:p>211.0626</text:p>
              </table:table-cell>
              <table:table-cell office:value-type="float" office:value="206.4458">
                <text:p>206.4458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205.23">
                <text:p>205.23</text:p>
              </table:table-cell>
              <table:table-cell office:value-type="float" office:value="210.9954">
                <text:p>210.9954</text:p>
              </table:table-cell>
              <table:table-cell office:value-type="float" office:value="206.5104">
                <text:p>206.5104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211.22">
                <text:p>211.22</text:p>
              </table:table-cell>
              <table:table-cell office:value-type="float" office:value="211.0464">
                <text:p>211.0464</text:p>
              </table:table-cell>
              <table:table-cell office:value-type="float" office:value="206.6353">
                <text:p>206.6353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210.93">
                <text:p>210.93</text:p>
              </table:table-cell>
              <table:table-cell office:value-type="float" office:value="211.0202">
                <text:p>211.0202</text:p>
              </table:table-cell>
              <table:table-cell office:value-type="float" office:value="206.7295">
                <text:p>206.7295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210.75">
                <text:p>210.75</text:p>
              </table:table-cell>
              <table:table-cell office:value-type="float" office:value="211.0182">
                <text:p>211.0182</text:p>
              </table:table-cell>
              <table:table-cell office:value-type="float" office:value="206.8159">
                <text:p>206.8159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213.42">
                <text:p>213.42</text:p>
              </table:table-cell>
              <table:table-cell office:value-type="float" office:value="210.9828">
                <text:p>210.9828</text:p>
              </table:table-cell>
              <table:table-cell office:value-type="float" office:value="206.9254">
                <text:p>206.9254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212.84">
                <text:p>212.84</text:p>
              </table:table-cell>
              <table:table-cell office:value-type="float" office:value="210.9836">
                <text:p>210.9836</text:p>
              </table:table-cell>
              <table:table-cell office:value-type="float" office:value="207.0059">
                <text:p>207.0059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222.29">
                <text:p>222.29</text:p>
              </table:table-cell>
              <table:table-cell office:value-type="float" office:value="211.2702">
                <text:p>211.2702</text:p>
              </table:table-cell>
              <table:table-cell office:value-type="float" office:value="207.273">
                <text:p>207.273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221.48">
                <text:p>221.48</text:p>
              </table:table-cell>
              <table:table-cell office:value-type="float" office:value="211.717">
                <text:p>211.717</text:p>
              </table:table-cell>
              <table:table-cell office:value-type="float" office:value="207.4926">
                <text:p>207.4926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222.39">
                <text:p>222.39</text:p>
              </table:table-cell>
              <table:table-cell office:value-type="float" office:value="212.2668">
                <text:p>212.2668</text:p>
              </table:table-cell>
              <table:table-cell office:value-type="float" office:value="207.7334">
                <text:p>207.7334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223.64">
                <text:p>223.64</text:p>
              </table:table-cell>
              <table:table-cell office:value-type="float" office:value="212.7328">
                <text:p>212.7328</text:p>
              </table:table-cell>
              <table:table-cell office:value-type="float" office:value="208.0006">
                <text:p>208.0006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224.42">
                <text:p>224.42</text:p>
              </table:table-cell>
              <table:table-cell office:value-type="float" office:value="213.2132">
                <text:p>213.2132</text:p>
              </table:table-cell>
              <table:table-cell office:value-type="float" office:value="208.2377">
                <text:p>208.2377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225.37">
                <text:p>225.37</text:p>
              </table:table-cell>
              <table:table-cell office:value-type="float" office:value="213.6394">
                <text:p>213.6394</text:p>
              </table:table-cell>
              <table:table-cell office:value-type="float" office:value="208.4964">
                <text:p>208.4964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223">
                <text:p>223</text:p>
              </table:table-cell>
              <table:table-cell office:value-type="float" office:value="213.9834">
                <text:p>213.9834</text:p>
              </table:table-cell>
              <table:table-cell office:value-type="float" office:value="208.7453">
                <text:p>208.7453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224.12">
                <text:p>224.12</text:p>
              </table:table-cell>
              <table:table-cell office:value-type="float" office:value="214.342">
                <text:p>214.342</text:p>
              </table:table-cell>
              <table:table-cell office:value-type="float" office:value="208.9932">
                <text:p>208.9932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223.41">
                <text:p>223.41</text:p>
              </table:table-cell>
              <table:table-cell office:value-type="float" office:value="214.6514">
                <text:p>214.6514</text:p>
              </table:table-cell>
              <table:table-cell office:value-type="float" office:value="209.201">
                <text:p>209.201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224.98">
                <text:p>224.98</text:p>
              </table:table-cell>
              <table:table-cell office:value-type="float" office:value="214.9462">
                <text:p>214.9462</text:p>
              </table:table-cell>
              <table:table-cell office:value-type="float" office:value="209.4326">
                <text:p>209.4326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222.31">
                <text:p>222.31</text:p>
              </table:table-cell>
              <table:table-cell office:value-type="float" office:value="215.1614">
                <text:p>215.1614</text:p>
              </table:table-cell>
              <table:table-cell office:value-type="float" office:value="209.6641">
                <text:p>209.6641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225.5">
                <text:p>225.5</text:p>
              </table:table-cell>
              <table:table-cell office:value-type="float" office:value="215.392">
                <text:p>215.392</text:p>
              </table:table-cell>
              <table:table-cell office:value-type="float" office:value="209.9465">
                <text:p>209.9465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222.9">
                <text:p>222.9</text:p>
              </table:table-cell>
              <table:table-cell office:value-type="float" office:value="215.541">
                <text:p>215.541</text:p>
              </table:table-cell>
              <table:table-cell office:value-type="float" office:value="210.2064">
                <text:p>210.2064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224.41">
                <text:p>224.41</text:p>
              </table:table-cell>
              <table:table-cell office:value-type="float" office:value="215.7388">
                <text:p>215.7388</text:p>
              </table:table-cell>
              <table:table-cell office:value-type="float" office:value="210.451">
                <text:p>210.451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221.92">
                <text:p>221.92</text:p>
              </table:table-cell>
              <table:table-cell office:value-type="float" office:value="215.8852">
                <text:p>215.8852</text:p>
              </table:table-cell>
              <table:table-cell office:value-type="float" office:value="210.6741">
                <text:p>210.6741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222.94">
                <text:p>222.94</text:p>
              </table:table-cell>
              <table:table-cell office:value-type="float" office:value="216.0114">
                <text:p>216.0114</text:p>
              </table:table-cell>
              <table:table-cell office:value-type="float" office:value="210.9599">
                <text:p>210.9599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219.78">
                <text:p>219.78</text:p>
              </table:table-cell>
              <table:table-cell office:value-type="float" office:value="216.0408">
                <text:p>216.0408</text:p>
              </table:table-cell>
              <table:table-cell office:value-type="float" office:value="211.2424">
                <text:p>211.2424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221.49">
                <text:p>221.49</text:p>
              </table:table-cell>
              <table:table-cell office:value-type="float" office:value="216.0872">
                <text:p>216.0872</text:p>
              </table:table-cell>
              <table:table-cell office:value-type="float" office:value="211.5207">
                <text:p>211.5207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247.06">
                <text:p>247.06</text:p>
              </table:table-cell>
              <table:table-cell office:value-type="float" office:value="216.6248">
                <text:p>216.6248</text:p>
              </table:table-cell>
              <table:table-cell office:value-type="float" office:value="212.0535">
                <text:p>212.0535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236.38">
                <text:p>236.38</text:p>
              </table:table-cell>
              <table:table-cell office:value-type="float" office:value="216.9266">
                <text:p>216.9266</text:p>
              </table:table-cell>
              <table:table-cell office:value-type="float" office:value="212.4675">
                <text:p>212.4675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236.98">
                <text:p>236.98</text:p>
              </table:table-cell>
              <table:table-cell office:value-type="float" office:value="217.222">
                <text:p>217.222</text:p>
              </table:table-cell>
              <table:table-cell office:value-type="float" office:value="212.8673">
                <text:p>212.8673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239.29">
                <text:p>239.29</text:p>
              </table:table-cell>
              <table:table-cell office:value-type="float" office:value="217.5118">
                <text:p>217.5118</text:p>
              </table:table-cell>
              <table:table-cell office:value-type="float" office:value="213.2735">
                <text:p>213.2735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239.56">
                <text:p>239.56</text:p>
              </table:table-cell>
              <table:table-cell office:value-type="float" office:value="217.897">
                <text:p>217.897</text:p>
              </table:table-cell>
              <table:table-cell office:value-type="float" office:value="213.7061">
                <text:p>213.7061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241.16">
                <text:p>241.16</text:p>
              </table:table-cell>
              <table:table-cell office:value-type="float" office:value="218.3336">
                <text:p>218.3336</text:p>
              </table:table-cell>
              <table:table-cell office:value-type="float" office:value="214.1289">
                <text:p>214.1289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241.87">
                <text:p>241.87</text:p>
              </table:table-cell>
              <table:table-cell office:value-type="float" office:value="218.8184">
                <text:p>218.8184</text:p>
              </table:table-cell>
              <table:table-cell office:value-type="float" office:value="214.5669">
                <text:p>214.5669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245.31">
                <text:p>245.31</text:p>
              </table:table-cell>
              <table:table-cell office:value-type="float" office:value="219.4754">
                <text:p>219.4754</text:p>
              </table:table-cell>
              <table:table-cell office:value-type="float" office:value="215.0457">
                <text:p>215.0457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245.03">
                <text:p>245.03</text:p>
              </table:table-cell>
              <table:table-cell office:value-type="float" office:value="220.0398">
                <text:p>220.0398</text:p>
              </table:table-cell>
              <table:table-cell office:value-type="float" office:value="215.5043">
                <text:p>215.5043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243.09">
                <text:p>243.09</text:p>
              </table:table-cell>
              <table:table-cell office:value-type="float" office:value="220.7904">
                <text:p>220.7904</text:p>
              </table:table-cell>
              <table:table-cell office:value-type="float" office:value="215.9126">
                <text:p>215.9126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240.78">
                <text:p>240.78</text:p>
              </table:table-cell>
              <table:table-cell office:value-type="float" office:value="221.4614">
                <text:p>221.4614</text:p>
              </table:table-cell>
              <table:table-cell office:value-type="float" office:value="216.2659">
                <text:p>216.2659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244.76">
                <text:p>244.76</text:p>
              </table:table-cell>
              <table:table-cell office:value-type="float" office:value="222.2246">
                <text:p>222.2246</text:p>
              </table:table-cell>
              <table:table-cell office:value-type="float" office:value="216.6252">
                <text:p>216.6252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248.55">
                <text:p>248.55</text:p>
              </table:table-cell>
              <table:table-cell office:value-type="float" office:value="223.1092">
                <text:p>223.1092</text:p>
              </table:table-cell>
              <table:table-cell office:value-type="float" office:value="217.0238">
                <text:p>217.0238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250.29">
                <text:p>250.29</text:p>
              </table:table-cell>
              <table:table-cell office:value-type="float" office:value="223.9578">
                <text:p>223.9578</text:p>
              </table:table-cell>
              <table:table-cell office:value-type="float" office:value="217.4788">
                <text:p>217.4788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249.97">
                <text:p>249.97</text:p>
              </table:table-cell>
              <table:table-cell office:value-type="float" office:value="224.7722">
                <text:p>224.7722</text:p>
              </table:table-cell>
              <table:table-cell office:value-type="float" office:value="217.9268">
                <text:p>217.9268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249.79">
                <text:p>249.79</text:p>
              </table:table-cell>
              <table:table-cell office:value-type="float" office:value="225.6174">
                <text:p>225.6174</text:p>
              </table:table-cell>
              <table:table-cell office:value-type="float" office:value="218.3484">
                <text:p>218.3484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249.72">
                <text:p>249.72</text:p>
              </table:table-cell>
              <table:table-cell office:value-type="float" office:value="226.4022">
                <text:p>226.4022</text:p>
              </table:table-cell>
              <table:table-cell office:value-type="float" office:value="218.7676">
                <text:p>218.7676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246.25">
                <text:p>246.25</text:p>
              </table:table-cell>
              <table:table-cell office:value-type="float" office:value="227.1054">
                <text:p>227.1054</text:p>
              </table:table-cell>
              <table:table-cell office:value-type="float" office:value="219.1556">
                <text:p>219.1556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244.82">
                <text:p>244.82</text:p>
              </table:table-cell>
              <table:table-cell office:value-type="float" office:value="227.773">
                <text:p>227.773</text:p>
              </table:table-cell>
              <table:table-cell office:value-type="float" office:value="219.5544">
                <text:p>219.5544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243.4">
                <text:p>243.4</text:p>
              </table:table-cell>
              <table:table-cell office:value-type="float" office:value="228.4092">
                <text:p>228.4092</text:p>
              </table:table-cell>
              <table:table-cell office:value-type="float" office:value="219.8879">
                <text:p>219.8879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245.48">
                <text:p>245.48</text:p>
              </table:table-cell>
              <table:table-cell office:value-type="float" office:value="229.115">
                <text:p>229.115</text:p>
              </table:table-cell>
              <table:table-cell office:value-type="float" office:value="220.2065">
                <text:p>220.2065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247.36">
                <text:p>247.36</text:p>
              </table:table-cell>
              <table:table-cell office:value-type="float" office:value="229.8666">
                <text:p>229.8666</text:p>
              </table:table-cell>
              <table:table-cell office:value-type="float" office:value="220.5114">
                <text:p>220.5114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243.81">
                <text:p>243.81</text:p>
              </table:table-cell>
              <table:table-cell office:value-type="float" office:value="230.5328">
                <text:p>230.5328</text:p>
              </table:table-cell>
              <table:table-cell office:value-type="float" office:value="220.8497">
                <text:p>220.8497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242.86">
                <text:p>242.86</text:p>
              </table:table-cell>
              <table:table-cell office:value-type="float" office:value="231.1728">
                <text:p>231.1728</text:p>
              </table:table-cell>
              <table:table-cell office:value-type="float" office:value="221.1805">
                <text:p>221.1805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243.53">
                <text:p>243.53</text:p>
              </table:table-cell>
              <table:table-cell office:value-type="float" office:value="231.9026">
                <text:p>231.9026</text:p>
              </table:table-cell>
              <table:table-cell office:value-type="float" office:value="221.513">
                <text:p>221.513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241.53">
                <text:p>241.53</text:p>
              </table:table-cell>
              <table:table-cell office:value-type="float" office:value="232.5874">
                <text:p>232.5874</text:p>
              </table:table-cell>
              <table:table-cell office:value-type="float" office:value="221.825">
                <text:p>221.825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239.94">
                <text:p>239.94</text:p>
              </table:table-cell>
              <table:table-cell office:value-type="float" office:value="233.2816">
                <text:p>233.2816</text:p>
              </table:table-cell>
              <table:table-cell office:value-type="float" office:value="222.1385">
                <text:p>222.1385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239.58">
                <text:p>239.58</text:p>
              </table:table-cell>
              <table:table-cell office:value-type="float" office:value="233.8488">
                <text:p>233.8488</text:p>
              </table:table-cell>
              <table:table-cell office:value-type="float" office:value="222.4476">
                <text:p>222.4476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238.36">
                <text:p>238.36</text:p>
              </table:table-cell>
              <table:table-cell office:value-type="float" office:value="234.3974">
                <text:p>234.3974</text:p>
              </table:table-cell>
              <table:table-cell office:value-type="float" office:value="222.7088">
                <text:p>222.7088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230.37">
                <text:p>230.37</text:p>
              </table:table-cell>
              <table:table-cell office:value-type="float" office:value="234.7898">
                <text:p>234.7898</text:p>
              </table:table-cell>
              <table:table-cell office:value-type="float" office:value="222.904">
                <text:p>222.904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232.96">
                <text:p>232.96</text:p>
              </table:table-cell>
              <table:table-cell office:value-type="float" office:value="235.1806">
                <text:p>235.1806</text:p>
              </table:table-cell>
              <table:table-cell office:value-type="float" office:value="223.0817">
                <text:p>223.0817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237.6">
                <text:p>237.6</text:p>
              </table:table-cell>
              <table:table-cell office:value-type="float" office:value="235.6758">
                <text:p>235.6758</text:p>
              </table:table-cell>
              <table:table-cell office:value-type="float" office:value="223.3297">
                <text:p>223.3297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238.39">
                <text:p>238.39</text:p>
              </table:table-cell>
              <table:table-cell office:value-type="float" office:value="235.9978">
                <text:p>235.9978</text:p>
              </table:table-cell>
              <table:table-cell office:value-type="float" office:value="223.634">
                <text:p>223.634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242.31">
                <text:p>242.31</text:p>
              </table:table-cell>
              <table:table-cell office:value-type="float" office:value="236.4144">
                <text:p>236.4144</text:p>
              </table:table-cell>
              <table:table-cell office:value-type="float" office:value="224.0657">
                <text:p>224.0657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243.14">
                <text:p>243.14</text:p>
              </table:table-cell>
              <table:table-cell office:value-type="float" office:value="236.8294">
                <text:p>236.8294</text:p>
              </table:table-cell>
              <table:table-cell office:value-type="float" office:value="224.5481">
                <text:p>224.5481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241.17">
                <text:p>241.17</text:p>
              </table:table-cell>
              <table:table-cell office:value-type="float" office:value="237.18">
                <text:p>237.18</text:p>
              </table:table-cell>
              <table:table-cell office:value-type="float" office:value="224.9564">
                <text:p>224.9564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239.32">
                <text:p>239.32</text:p>
              </table:table-cell>
              <table:table-cell office:value-type="float" office:value="237.478">
                <text:p>237.478</text:p>
              </table:table-cell>
              <table:table-cell office:value-type="float" office:value="225.3456">
                <text:p>225.3456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239.71">
                <text:p>239.71</text:p>
              </table:table-cell>
              <table:table-cell office:value-type="float" office:value="237.7648">
                <text:p>237.7648</text:p>
              </table:table-cell>
              <table:table-cell office:value-type="float" office:value="225.7021">
                <text:p>225.7021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240">
                <text:p>240</text:p>
              </table:table-cell>
              <table:table-cell office:value-type="float" office:value="238.1048">
                <text:p>238.1048</text:p>
              </table:table-cell>
              <table:table-cell office:value-type="float" office:value="226.0441">
                <text:p>226.0441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243.28">
                <text:p>243.28</text:p>
              </table:table-cell>
              <table:table-cell office:value-type="float" office:value="238.488">
                <text:p>238.488</text:p>
              </table:table-cell>
              <table:table-cell office:value-type="float" office:value="226.415">
                <text:p>226.415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240.85">
                <text:p>240.85</text:p>
              </table:table-cell>
              <table:table-cell office:value-type="float" office:value="238.8368">
                <text:p>238.8368</text:p>
              </table:table-cell>
              <table:table-cell office:value-type="float" office:value="226.7441">
                <text:p>226.7441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243.17">
                <text:p>243.17</text:p>
              </table:table-cell>
              <table:table-cell office:value-type="float" office:value="239.2006">
                <text:p>239.2006</text:p>
              </table:table-cell>
              <table:table-cell office:value-type="float" office:value="227.0734">
                <text:p>227.0734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243.13">
                <text:p>243.13</text:p>
              </table:table-cell>
              <table:table-cell office:value-type="float" office:value="239.617">
                <text:p>239.617</text:p>
              </table:table-cell>
              <table:table-cell office:value-type="float" office:value="227.3892">
                <text:p>227.3892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239.87">
                <text:p>239.87</text:p>
              </table:table-cell>
              <table:table-cell office:value-type="float" office:value="239.9044">
                <text:p>239.9044</text:p>
              </table:table-cell>
              <table:table-cell office:value-type="float" office:value="227.6482">
                <text:p>227.6482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244.21">
                <text:p>244.21</text:p>
              </table:table-cell>
              <table:table-cell office:value-type="float" office:value="240.3306">
                <text:p>240.3306</text:p>
              </table:table-cell>
              <table:table-cell office:value-type="float" office:value="227.9358">
                <text:p>227.9358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247.47">
                <text:p>247.47</text:p>
              </table:table-cell>
              <table:table-cell office:value-type="float" office:value="240.7918">
                <text:p>240.7918</text:p>
              </table:table-cell>
              <table:table-cell office:value-type="float" office:value="228.2653">
                <text:p>228.2653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252.35">
                <text:p>252.35</text:p>
              </table:table-cell>
              <table:table-cell office:value-type="float" office:value="241.4004">
                <text:p>241.4004</text:p>
              </table:table-cell>
              <table:table-cell office:value-type="float" office:value="228.6428">
                <text:p>228.6428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254.27">
                <text:p>254.27</text:p>
              </table:table-cell>
              <table:table-cell office:value-type="float" office:value="242.027">
                <text:p>242.027</text:p>
              </table:table-cell>
              <table:table-cell office:value-type="float" office:value="229.0192">
                <text:p>229.0192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259.16">
                <text:p>259.16</text:p>
              </table:table-cell>
              <table:table-cell office:value-type="float" office:value="242.8146">
                <text:p>242.8146</text:p>
              </table:table-cell>
              <table:table-cell office:value-type="float" office:value="229.4277">
                <text:p>229.4277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263.03">
                <text:p>263.03</text:p>
              </table:table-cell>
              <table:table-cell office:value-type="float" office:value="243.6454">
                <text:p>243.6454</text:p>
              </table:table-cell>
              <table:table-cell office:value-type="float" office:value="229.8663">
                <text:p>229.8663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262.84">
                <text:p>262.84</text:p>
              </table:table-cell>
              <table:table-cell office:value-type="float" office:value="243.961">
                <text:p>243.961</text:p>
              </table:table-cell>
              <table:table-cell office:value-type="float" office:value="230.2929">
                <text:p>230.2929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265.95">
                <text:p>265.95</text:p>
              </table:table-cell>
              <table:table-cell office:value-type="float" office:value="244.5524">
                <text:p>244.5524</text:p>
              </table:table-cell>
              <table:table-cell office:value-type="float" office:value="230.7395">
                <text:p>230.7395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264.84">
                <text:p>264.84</text:p>
              </table:table-cell>
              <table:table-cell office:value-type="float" office:value="245.1096">
                <text:p>245.1096</text:p>
              </table:table-cell>
              <table:table-cell office:value-type="float" office:value="231.1658">
                <text:p>231.1658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265.85">
                <text:p>265.85</text:p>
              </table:table-cell>
              <table:table-cell office:value-type="float" office:value="245.6408">
                <text:p>245.6408</text:p>
              </table:table-cell>
              <table:table-cell office:value-type="float" office:value="231.5763">
                <text:p>231.5763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267.14">
                <text:p>267.14</text:p>
              </table:table-cell>
              <table:table-cell office:value-type="float" office:value="246.1924">
                <text:p>246.1924</text:p>
              </table:table-cell>
              <table:table-cell office:value-type="float" office:value="232.0447">
                <text:p>232.0447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266.58">
                <text:p>266.58</text:p>
              </table:table-cell>
              <table:table-cell office:value-type="float" office:value="246.7008">
                <text:p>246.7008</text:p>
              </table:table-cell>
              <table:table-cell office:value-type="float" office:value="232.5172">
                <text:p>232.5172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268.23">
                <text:p>268.23</text:p>
              </table:table-cell>
              <table:table-cell office:value-type="float" office:value="247.228">
                <text:p>247.228</text:p>
              </table:table-cell>
              <table:table-cell office:value-type="float" office:value="233.0232">
                <text:p>233.0232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267.3">
                <text:p>267.3</text:p>
              </table:table-cell>
              <table:table-cell office:value-type="float" office:value="247.6678">
                <text:p>247.6678</text:p>
              </table:table-cell>
              <table:table-cell office:value-type="float" office:value="233.5716">
                <text:p>233.5716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266.81">
                <text:p>266.81</text:p>
              </table:table-cell>
              <table:table-cell office:value-type="float" office:value="248.1034">
                <text:p>248.1034</text:p>
              </table:table-cell>
              <table:table-cell office:value-type="float" office:value="234.0716">
                <text:p>234.0716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267.94">
                <text:p>267.94</text:p>
              </table:table-cell>
              <table:table-cell office:value-type="float" office:value="248.6004">
                <text:p>248.6004</text:p>
              </table:table-cell>
              <table:table-cell office:value-type="float" office:value="234.6954">
                <text:p>234.6954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270.43">
                <text:p>270.43</text:p>
              </table:table-cell>
              <table:table-cell office:value-type="float" office:value="249.1934">
                <text:p>249.1934</text:p>
              </table:table-cell>
              <table:table-cell office:value-type="float" office:value="235.3274">
                <text:p>235.3274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276.9">
                <text:p>276.9</text:p>
              </table:table-cell>
              <table:table-cell office:value-type="float" office:value="249.8362">
                <text:p>249.8362</text:p>
              </table:table-cell>
              <table:table-cell office:value-type="float" office:value="236.0304">
                <text:p>236.0304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275.8">
                <text:p>275.8</text:p>
              </table:table-cell>
              <table:table-cell office:value-type="float" office:value="250.3812">
                <text:p>250.3812</text:p>
              </table:table-cell>
              <table:table-cell office:value-type="float" office:value="236.7452">
                <text:p>236.7452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271.04">
                <text:p>271.04</text:p>
              </table:table-cell>
              <table:table-cell office:value-type="float" office:value="250.7962">
                <text:p>250.7962</text:p>
              </table:table-cell>
              <table:table-cell office:value-type="float" office:value="237.377">
                <text:p>237.377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274.99">
                <text:p>274.99</text:p>
              </table:table-cell>
              <table:table-cell office:value-type="float" office:value="251.2966">
                <text:p>251.2966</text:p>
              </table:table-cell>
              <table:table-cell office:value-type="float" office:value="238.0344">
                <text:p>238.0344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275.45">
                <text:p>275.45</text:p>
              </table:table-cell>
              <table:table-cell office:value-type="float" office:value="251.8098">
                <text:p>251.8098</text:p>
              </table:table-cell>
              <table:table-cell office:value-type="float" office:value="238.7136">
                <text:p>238.7136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276.32">
                <text:p>276.32</text:p>
              </table:table-cell>
              <table:table-cell office:value-type="float" office:value="252.3418">
                <text:p>252.3418</text:p>
              </table:table-cell>
              <table:table-cell office:value-type="float" office:value="239.372">
                <text:p>239.372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276.59">
                <text:p>276.59</text:p>
              </table:table-cell>
              <table:table-cell office:value-type="float" office:value="252.9486">
                <text:p>252.9486</text:p>
              </table:table-cell>
              <table:table-cell office:value-type="float" office:value="240.027">
                <text:p>240.027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279.95">
                <text:p>279.95</text:p>
              </table:table-cell>
              <table:table-cell office:value-type="float" office:value="253.6512">
                <text:p>253.6512</text:p>
              </table:table-cell>
              <table:table-cell office:value-type="float" office:value="240.7121">
                <text:p>240.7121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279.25">
                <text:p>279.25</text:p>
              </table:table-cell>
              <table:table-cell office:value-type="float" office:value="254.3682">
                <text:p>254.3682</text:p>
              </table:table-cell>
              <table:table-cell office:value-type="float" office:value="241.3887">
                <text:p>241.3887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266.8">
                <text:p>266.8</text:p>
              </table:table-cell>
              <table:table-cell office:value-type="float" office:value="254.7946">
                <text:p>254.7946</text:p>
              </table:table-cell>
              <table:table-cell office:value-type="float" office:value="241.9548">
                <text:p>241.9548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264.24">
                <text:p>264.24</text:p>
              </table:table-cell>
              <table:table-cell office:value-type="float" office:value="255.1322">
                <text:p>255.1322</text:p>
              </table:table-cell>
              <table:table-cell office:value-type="float" office:value="242.4994">
                <text:p>242.4994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261.34">
                <text:p>261.34</text:p>
              </table:table-cell>
              <table:table-cell office:value-type="float" office:value="255.4828">
                <text:p>255.4828</text:p>
              </table:table-cell>
              <table:table-cell office:value-type="float" office:value="243.0078">
                <text:p>243.0078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257.4">
                <text:p>257.4</text:p>
              </table:table-cell>
              <table:table-cell office:value-type="float" office:value="255.7736">
                <text:p>255.7736</text:p>
              </table:table-cell>
              <table:table-cell office:value-type="float" office:value="243.4732">
                <text:p>243.4732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258.79">
                <text:p>258.79</text:p>
              </table:table-cell>
              <table:table-cell office:value-type="float" office:value="256.0788">
                <text:p>256.0788</text:p>
              </table:table-cell>
              <table:table-cell office:value-type="float" office:value="243.9907">
                <text:p>243.9907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259.05">
                <text:p>259.05</text:p>
              </table:table-cell>
              <table:table-cell office:value-type="float" office:value="256.4292">
                <text:p>256.4292</text:p>
              </table:table-cell>
              <table:table-cell office:value-type="float" office:value="244.5083">
                <text:p>244.5083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264.65">
                <text:p>264.65</text:p>
              </table:table-cell>
              <table:table-cell office:value-type="float" office:value="256.9234">
                <text:p>256.9234</text:p>
              </table:table-cell>
              <table:table-cell office:value-type="float" office:value="245.1025">
                <text:p>245.1025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260.62">
                <text:p>260.62</text:p>
              </table:table-cell>
              <table:table-cell office:value-type="float" office:value="257.3442">
                <text:p>257.3442</text:p>
              </table:table-cell>
              <table:table-cell office:value-type="float" office:value="245.5965">
                <text:p>245.5965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250.25">
                <text:p>250.25</text:p>
              </table:table-cell>
              <table:table-cell office:value-type="float" office:value="257.582">
                <text:p>257.582</text:p>
              </table:table-cell>
              <table:table-cell office:value-type="float" office:value="245.9897">
                <text:p>245.9897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251.53">
                <text:p>251.53</text:p>
              </table:table-cell>
              <table:table-cell office:value-type="float" office:value="258.0052">
                <text:p>258.0052</text:p>
              </table:table-cell>
              <table:table-cell office:value-type="float" office:value="246.3975">
                <text:p>246.3975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246.54">
                <text:p>246.54</text:p>
              </table:table-cell>
              <table:table-cell office:value-type="float" office:value="258.2768">
                <text:p>258.2768</text:p>
              </table:table-cell>
              <table:table-cell office:value-type="float" office:value="246.7287">
                <text:p>246.7287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242.28">
                <text:p>242.28</text:p>
              </table:table-cell>
              <table:table-cell office:value-type="float" office:value="258.3704">
                <text:p>258.3704</text:p>
              </table:table-cell>
              <table:table-cell office:value-type="float" office:value="247.0231">
                <text:p>247.0231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232.22">
                <text:p>232.22</text:p>
              </table:table-cell>
              <table:table-cell office:value-type="float" office:value="258.247">
                <text:p>258.247</text:p>
              </table:table-cell>
              <table:table-cell office:value-type="float" office:value="247.1224">
                <text:p>247.1224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229.14">
                <text:p>229.14</text:p>
              </table:table-cell>
              <table:table-cell office:value-type="float" office:value="257.9836">
                <text:p>257.9836</text:p>
              </table:table-cell>
              <table:table-cell office:value-type="float" office:value="247.199">
                <text:p>247.199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227.9">
                <text:p>227.9</text:p>
              </table:table-cell>
              <table:table-cell office:value-type="float" office:value="257.6788">
                <text:p>257.6788</text:p>
              </table:table-cell>
              <table:table-cell office:value-type="float" office:value="247.2541">
                <text:p>247.2541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225.19">
                <text:p>225.19</text:p>
              </table:table-cell>
              <table:table-cell office:value-type="float" office:value="257.3592">
                <text:p>257.3592</text:p>
              </table:table-cell>
              <table:table-cell office:value-type="float" office:value="247.2696">
                <text:p>247.2696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232.44">
                <text:p>232.44</text:p>
              </table:table-cell>
              <table:table-cell office:value-type="float" office:value="257.2216">
                <text:p>257.2216</text:p>
              </table:table-cell>
              <table:table-cell office:value-type="float" office:value="247.3498">
                <text:p>247.3498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233.93">
                <text:p>233.93</text:p>
              </table:table-cell>
              <table:table-cell office:value-type="float" office:value="257.106">
                <text:p>257.106</text:p>
              </table:table-cell>
              <table:table-cell office:value-type="float" office:value="247.4354">
                <text:p>247.4354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234.97">
                <text:p>234.97</text:p>
              </table:table-cell>
              <table:table-cell office:value-type="float" office:value="257.0054">
                <text:p>257.0054</text:p>
              </table:table-cell>
              <table:table-cell office:value-type="float" office:value="247.5551">
                <text:p>247.5551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239.11">
                <text:p>239.11</text:p>
              </table:table-cell>
              <table:table-cell office:value-type="float" office:value="256.922">
                <text:p>256.922</text:p>
              </table:table-cell>
              <table:table-cell office:value-type="float" office:value="247.705">
                <text:p>247.705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239.01">
                <text:p>239.01</text:p>
              </table:table-cell>
              <table:table-cell office:value-type="float" office:value="256.8852">
                <text:p>256.8852</text:p>
              </table:table-cell>
              <table:table-cell office:value-type="float" office:value="247.861">
                <text:p>247.861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241.63">
                <text:p>241.63</text:p>
              </table:table-cell>
              <table:table-cell office:value-type="float" office:value="256.8544">
                <text:p>256.8544</text:p>
              </table:table-cell>
              <table:table-cell office:value-type="float" office:value="248.0275">
                <text:p>248.0275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248.06">
                <text:p>248.06</text:p>
              </table:table-cell>
              <table:table-cell office:value-type="float" office:value="256.953">
                <text:p>256.953</text:p>
              </table:table-cell>
              <table:table-cell office:value-type="float" office:value="248.285">
                <text:p>248.285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251.13">
                <text:p>251.13</text:p>
              </table:table-cell>
              <table:table-cell office:value-type="float" office:value="257.1782">
                <text:p>257.1782</text:p>
              </table:table-cell>
              <table:table-cell office:value-type="float" office:value="248.5413">
                <text:p>248.5413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251.03">
                <text:p>251.03</text:p>
              </table:table-cell>
              <table:table-cell office:value-type="float" office:value="257.3146">
                <text:p>257.3146</text:p>
              </table:table-cell>
              <table:table-cell office:value-type="float" office:value="248.8226">
                <text:p>248.8226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248.12">
                <text:p>248.12</text:p>
              </table:table-cell>
              <table:table-cell office:value-type="float" office:value="257.3276">
                <text:p>257.3276</text:p>
              </table:table-cell>
              <table:table-cell office:value-type="float" office:value="249.0597">
                <text:p>249.0597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242.85">
                <text:p>242.85</text:p>
              </table:table-cell>
              <table:table-cell office:value-type="float" office:value="257.1376">
                <text:p>257.1376</text:p>
              </table:table-cell>
              <table:table-cell office:value-type="float" office:value="249.269">
                <text:p>249.269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245.3">
                <text:p>245.3</text:p>
              </table:table-cell>
              <table:table-cell office:value-type="float" office:value="256.9582">
                <text:p>256.9582</text:p>
              </table:table-cell>
              <table:table-cell office:value-type="float" office:value="249.4926">
                <text:p>249.4926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243.66">
                <text:p>243.66</text:p>
              </table:table-cell>
              <table:table-cell office:value-type="float" office:value="256.6482">
                <text:p>256.6482</text:p>
              </table:table-cell>
              <table:table-cell office:value-type="float" office:value="249.7314">
                <text:p>249.7314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245.82">
                <text:p>245.82</text:p>
              </table:table-cell>
              <table:table-cell office:value-type="float" office:value="256.304">
                <text:p>256.304</text:p>
              </table:table-cell>
              <table:table-cell office:value-type="float" office:value="249.9747">
                <text:p>249.9747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228.69">
                <text:p>228.69</text:p>
              </table:table-cell>
              <table:table-cell office:value-type="float" office:value="255.621">
                <text:p>255.621</text:p>
              </table:table-cell>
              <table:table-cell office:value-type="float" office:value="249.791">
                <text:p>249.791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210.28">
                <text:p>210.28</text:p>
              </table:table-cell>
              <table:table-cell office:value-type="float" office:value="254.5076">
                <text:p>254.5076</text:p>
              </table:table-cell>
              <table:table-cell office:value-type="float" office:value="249.53">
                <text:p>249.53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214.44">
                <text:p>214.44</text:p>
              </table:table-cell>
              <table:table-cell office:value-type="float" office:value="253.4996">
                <text:p>253.4996</text:p>
              </table:table-cell>
              <table:table-cell office:value-type="float" office:value="249.3046">
                <text:p>249.3046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216.87">
                <text:p>216.87</text:p>
              </table:table-cell>
              <table:table-cell office:value-type="float" office:value="252.52">
                <text:p>252.52</text:p>
              </table:table-cell>
              <table:table-cell office:value-type="float" office:value="249.0804">
                <text:p>249.0804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234.34">
                <text:p>234.34</text:p>
              </table:table-cell>
              <table:table-cell office:value-type="float" office:value="251.864">
                <text:p>251.864</text:p>
              </table:table-cell>
              <table:table-cell office:value-type="float" office:value="249.0282">
                <text:p>249.0282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227.11">
                <text:p>227.11</text:p>
              </table:table-cell>
              <table:table-cell office:value-type="float" office:value="251.0746">
                <text:p>251.0746</text:p>
              </table:table-cell>
              <table:table-cell office:value-type="float" office:value="248.8877">
                <text:p>248.8877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236.2">
                <text:p>236.2</text:p>
              </table:table-cell>
              <table:table-cell office:value-type="float" office:value="250.434">
                <text:p>250.434</text:p>
              </table:table-cell>
              <table:table-cell office:value-type="float" office:value="248.831">
                <text:p>248.831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234.72">
                <text:p>234.72</text:p>
              </table:table-cell>
              <table:table-cell office:value-type="float" office:value="249.7824">
                <text:p>249.7824</text:p>
              </table:table-cell>
              <table:table-cell office:value-type="float" office:value="248.7251">
                <text:p>248.7251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233.13">
                <text:p>233.13</text:p>
              </table:table-cell>
              <table:table-cell office:value-type="float" office:value="249.1088">
                <text:p>249.1088</text:p>
              </table:table-cell>
              <table:table-cell office:value-type="float" office:value="248.6061">
                <text:p>248.6061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229.61">
                <text:p>229.61</text:p>
              </table:table-cell>
              <table:table-cell office:value-type="float" office:value="248.3422">
                <text:p>248.3422</text:p>
              </table:table-cell>
              <table:table-cell office:value-type="float" office:value="248.4713">
                <text:p>248.4713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231.96">
                <text:p>231.96</text:p>
              </table:table-cell>
              <table:table-cell office:value-type="float" office:value="247.5728">
                <text:p>247.5728</text:p>
              </table:table-cell>
              <table:table-cell office:value-type="float" office:value="248.3831">
                <text:p>248.3831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228.99">
                <text:p>228.99</text:p>
              </table:table-cell>
              <table:table-cell office:value-type="float" office:value="246.6146">
                <text:p>246.6146</text:p>
              </table:table-cell>
              <table:table-cell office:value-type="float" office:value="248.2254">
                <text:p>248.2254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235.59">
                <text:p>235.59</text:p>
              </table:table-cell>
              <table:table-cell office:value-type="float" office:value="245.8104">
                <text:p>245.8104</text:p>
              </table:table-cell>
              <table:table-cell office:value-type="float" office:value="248.0958">
                <text:p>248.0958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240.88">
                <text:p>240.88</text:p>
              </table:table-cell>
              <table:table-cell office:value-type="float" office:value="245.2072">
                <text:p>245.2072</text:p>
              </table:table-cell>
              <table:table-cell office:value-type="float" office:value="248.0017">
                <text:p>248.0017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244.64">
                <text:p>244.64</text:p>
              </table:table-cell>
              <table:table-cell office:value-type="float" office:value="244.6002">
                <text:p>244.6002</text:p>
              </table:table-cell>
              <table:table-cell office:value-type="float" office:value="247.9484">
                <text:p>247.9484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243.55">
                <text:p>243.55</text:p>
              </table:table-cell>
              <table:table-cell office:value-type="float" office:value="243.9622">
                <text:p>243.9622</text:p>
              </table:table-cell>
              <table:table-cell office:value-type="float" office:value="247.886">
                <text:p>247.886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243.22">
                <text:p>243.22</text:p>
              </table:table-cell>
              <table:table-cell office:value-type="float" office:value="243.3002">
                <text:p>243.3002</text:p>
              </table:table-cell>
              <table:table-cell office:value-type="float" office:value="247.821">
                <text:p>247.821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244.62">
                <text:p>244.62</text:p>
              </table:table-cell>
              <table:table-cell office:value-type="float" office:value="242.6608">
                <text:p>242.6608</text:p>
              </table:table-cell>
              <table:table-cell office:value-type="float" office:value="247.8047">
                <text:p>247.8047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244.62">
                <text:p>244.62</text:p>
              </table:table-cell>
              <table:table-cell office:value-type="float" office:value="241.9542">
                <text:p>241.9542</text:p>
              </table:table-cell>
              <table:table-cell office:value-type="float" office:value="247.8027">
                <text:p>247.8027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246.89">
                <text:p>246.89</text:p>
              </table:table-cell>
              <table:table-cell office:value-type="float" office:value="241.307">
                <text:p>241.307</text:p>
              </table:table-cell>
              <table:table-cell office:value-type="float" office:value="247.8376">
                <text:p>247.8376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252.51">
                <text:p>252.51</text:p>
              </table:table-cell>
              <table:table-cell office:value-type="float" office:value="241.0212">
                <text:p>241.0212</text:p>
              </table:table-cell>
              <table:table-cell office:value-type="float" office:value="247.9079">
                <text:p>247.9079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252.56">
                <text:p>252.56</text:p>
              </table:table-cell>
              <table:table-cell office:value-type="float" office:value="240.7876">
                <text:p>240.7876</text:p>
              </table:table-cell>
              <table:table-cell office:value-type="float" office:value="247.9599">
                <text:p>247.9599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249.25">
                <text:p>249.25</text:p>
              </table:table-cell>
              <table:table-cell office:value-type="float" office:value="240.5458">
                <text:p>240.5458</text:p>
              </table:table-cell>
              <table:table-cell office:value-type="float" office:value="248.0143">
                <text:p>248.0143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249.39">
                <text:p>249.39</text:p>
              </table:table-cell>
              <table:table-cell office:value-type="float" office:value="240.3856">
                <text:p>240.3856</text:p>
              </table:table-cell>
              <table:table-cell office:value-type="float" office:value="248.0796">
                <text:p>248.0796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253.47">
                <text:p>253.47</text:p>
              </table:table-cell>
              <table:table-cell office:value-type="float" office:value="240.2792">
                <text:p>240.2792</text:p>
              </table:table-cell>
              <table:table-cell office:value-type="float" office:value="248.179">
                <text:p>248.179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253.08">
                <text:p>253.08</text:p>
              </table:table-cell>
              <table:table-cell office:value-type="float" office:value="240.1598">
                <text:p>240.1598</text:p>
              </table:table-cell>
              <table:table-cell office:value-type="float" office:value="248.2945">
                <text:p>248.2945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260.05">
                <text:p>260.05</text:p>
              </table:table-cell>
              <table:table-cell office:value-type="float" office:value="240.0678">
                <text:p>240.0678</text:p>
              </table:table-cell>
              <table:table-cell office:value-type="float" office:value="248.4956">
                <text:p>248.4956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263.01">
                <text:p>263.01</text:p>
              </table:table-cell>
              <table:table-cell office:value-type="float" office:value="240.1156">
                <text:p>240.1156</text:p>
              </table:table-cell>
              <table:table-cell office:value-type="float" office:value="248.7299">
                <text:p>248.7299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265.64">
                <text:p>265.64</text:p>
              </table:table-cell>
              <table:table-cell office:value-type="float" office:value="240.4234">
                <text:p>240.4234</text:p>
              </table:table-cell>
              <table:table-cell office:value-type="float" office:value="249.0027">
                <text:p>249.0027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267.49">
                <text:p>267.49</text:p>
              </table:table-cell>
              <table:table-cell office:value-type="float" office:value="240.7426">
                <text:p>240.7426</text:p>
              </table:table-cell>
              <table:table-cell office:value-type="float" office:value="249.3739">
                <text:p>249.3739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267.56">
                <text:p>267.56</text:p>
              </table:table-cell>
              <table:table-cell office:value-type="float" office:value="241.163">
                <text:p>241.163</text:p>
              </table:table-cell>
              <table:table-cell office:value-type="float" office:value="249.7199">
                <text:p>249.7199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264.88">
                <text:p>264.88</text:p>
              </table:table-cell>
              <table:table-cell office:value-type="float" office:value="241.615">
                <text:p>241.615</text:p>
              </table:table-cell>
              <table:table-cell office:value-type="float" office:value="249.9927">
                <text:p>249.9927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265.68">
                <text:p>265.68</text:p>
              </table:table-cell>
              <table:table-cell office:value-type="float" office:value="242.2842">
                <text:p>242.2842</text:p>
              </table:table-cell>
              <table:table-cell office:value-type="float" office:value="250.2656">
                <text:p>250.2656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261.04">
                <text:p>261.04</text:p>
              </table:table-cell>
              <table:table-cell office:value-type="float" office:value="242.9222">
                <text:p>242.9222</text:p>
              </table:table-cell>
              <table:table-cell office:value-type="float" office:value="250.4529">
                <text:p>250.4529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260.67">
                <text:p>260.67</text:p>
              </table:table-cell>
              <table:table-cell office:value-type="float" office:value="243.5776">
                <text:p>243.5776</text:p>
              </table:table-cell>
              <table:table-cell office:value-type="float" office:value="250.6282">
                <text:p>250.6282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260.71">
                <text:p>260.71</text:p>
              </table:table-cell>
              <table:table-cell office:value-type="float" office:value="244.288">
                <text:p>244.288</text:p>
              </table:table-cell>
              <table:table-cell office:value-type="float" office:value="250.8236">
                <text:p>250.8236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265.29">
                <text:p>265.29</text:p>
              </table:table-cell>
              <table:table-cell office:value-type="float" office:value="244.945">
                <text:p>244.945</text:p>
              </table:table-cell>
              <table:table-cell office:value-type="float" office:value="251.0833">
                <text:p>251.0833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263.49">
                <text:p>263.49</text:p>
              </table:table-cell>
              <table:table-cell office:value-type="float" office:value="245.5362">
                <text:p>245.5362</text:p>
              </table:table-cell>
              <table:table-cell office:value-type="float" office:value="251.3211">
                <text:p>251.3211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264.37">
                <text:p>264.37</text:p>
              </table:table-cell>
              <table:table-cell office:value-type="float" office:value="246.1242">
                <text:p>246.1242</text:p>
              </table:table-cell>
              <table:table-cell office:value-type="float" office:value="251.5648">
                <text:p>251.5648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264">
                <text:p>264</text:p>
              </table:table-cell>
              <table:table-cell office:value-type="float" office:value="246.622">
                <text:p>246.622</text:p>
              </table:table-cell>
              <table:table-cell office:value-type="float" office:value="251.772">
                <text:p>251.772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264.66">
                <text:p>264.66</text:p>
              </table:table-cell>
              <table:table-cell office:value-type="float" office:value="247.135">
                <text:p>247.135</text:p>
              </table:table-cell>
              <table:table-cell office:value-type="float" office:value="252.0101">
                <text:p>252.0101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266.27">
                <text:p>266.27</text:p>
              </table:table-cell>
              <table:table-cell office:value-type="float" office:value="247.6278">
                <text:p>247.6278</text:p>
              </table:table-cell>
              <table:table-cell office:value-type="float" office:value="252.2411">
                <text:p>252.2411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264.22">
                <text:p>264.22</text:p>
              </table:table-cell>
              <table:table-cell office:value-type="float" office:value="247.951">
                <text:p>247.951</text:p>
              </table:table-cell>
              <table:table-cell office:value-type="float" office:value="252.452">
                <text:p>252.452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261.95">
                <text:p>261.95</text:p>
              </table:table-cell>
              <table:table-cell office:value-type="float" office:value="248.1674">
                <text:p>248.1674</text:p>
              </table:table-cell>
              <table:table-cell office:value-type="float" office:value="252.6728">
                <text:p>252.6728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265.73">
                <text:p>265.73</text:p>
              </table:table-cell>
              <table:table-cell office:value-type="float" office:value="248.4614">
                <text:p>248.4614</text:p>
              </table:table-cell>
              <table:table-cell office:value-type="float" office:value="252.888">
                <text:p>252.888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266.74">
                <text:p>266.74</text:p>
              </table:table-cell>
              <table:table-cell office:value-type="float" office:value="248.8338">
                <text:p>248.8338</text:p>
              </table:table-cell>
              <table:table-cell office:value-type="float" office:value="253.0807">
                <text:p>253.0807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268.6">
                <text:p>268.6</text:p>
              </table:table-cell>
              <table:table-cell office:value-type="float" office:value="249.3488">
                <text:p>249.3488</text:p>
              </table:table-cell>
              <table:table-cell office:value-type="float" office:value="253.2432">
                <text:p>253.2432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268.15">
                <text:p>268.15</text:p>
              </table:table-cell>
              <table:table-cell office:value-type="float" office:value="249.8058">
                <text:p>249.8058</text:p>
              </table:table-cell>
              <table:table-cell office:value-type="float" office:value="253.382">
                <text:p>253.382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268.24">
                <text:p>268.24</text:p>
              </table:table-cell>
              <table:table-cell office:value-type="float" office:value="250.2974">
                <text:p>250.2974</text:p>
              </table:table-cell>
              <table:table-cell office:value-type="float" office:value="253.4728">
                <text:p>253.4728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264.95">
                <text:p>264.95</text:p>
              </table:table-cell>
              <table:table-cell office:value-type="float" office:value="250.68">
                <text:p>250.68</text:p>
              </table:table-cell>
              <table:table-cell office:value-type="float" office:value="253.492">
                <text:p>253.492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270.36">
                <text:p>270.36</text:p>
              </table:table-cell>
              <table:table-cell office:value-type="float" office:value="251.5134">
                <text:p>251.5134</text:p>
              </table:table-cell>
              <table:table-cell office:value-type="float" office:value="253.5672">
                <text:p>253.5672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269.52">
                <text:p>269.52</text:p>
              </table:table-cell>
              <table:table-cell office:value-type="float" office:value="252.6982">
                <text:p>252.6982</text:p>
              </table:table-cell>
              <table:table-cell office:value-type="float" office:value="253.6029">
                <text:p>253.6029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273.96">
                <text:p>273.96</text:p>
              </table:table-cell>
              <table:table-cell office:value-type="float" office:value="253.8886">
                <text:p>253.8886</text:p>
              </table:table-cell>
              <table:table-cell office:value-type="float" office:value="253.6941">
                <text:p>253.6941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275">
                <text:p>275</text:p>
              </table:table-cell>
              <table:table-cell office:value-type="float" office:value="255.0512">
                <text:p>255.0512</text:p>
              </table:table-cell>
              <table:table-cell office:value-type="float" office:value="253.7856">
                <text:p>253.7856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278.27">
                <text:p>278.27</text:p>
              </table:table-cell>
              <table:table-cell office:value-type="float" office:value="255.9298">
                <text:p>255.9298</text:p>
              </table:table-cell>
              <table:table-cell office:value-type="float" office:value="253.8969">
                <text:p>253.8969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281.26">
                <text:p>281.26</text:p>
              </table:table-cell>
              <table:table-cell office:value-type="float" office:value="257.0128">
                <text:p>257.0128</text:p>
              </table:table-cell>
              <table:table-cell office:value-type="float" office:value="254.0437">
                <text:p>254.0437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284.06">
                <text:p>284.06</text:p>
              </table:table-cell>
              <table:table-cell office:value-type="float" office:value="257.97">
                <text:p>257.97</text:p>
              </table:table-cell>
              <table:table-cell office:value-type="float" office:value="254.202">
                <text:p>254.202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288.75">
                <text:p>288.75</text:p>
              </table:table-cell>
              <table:table-cell office:value-type="float" office:value="259.0506">
                <text:p>259.0506</text:p>
              </table:table-cell>
              <table:table-cell office:value-type="float" office:value="254.4165">
                <text:p>254.4165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287.11">
                <text:p>287.11</text:p>
              </table:table-cell>
              <table:table-cell office:value-type="float" office:value="260.1302">
                <text:p>260.1302</text:p>
              </table:table-cell>
              <table:table-cell office:value-type="float" office:value="254.6195">
                <text:p>254.6195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289.91">
                <text:p>289.91</text:p>
              </table:table-cell>
              <table:table-cell office:value-type="float" office:value="261.3362">
                <text:p>261.3362</text:p>
              </table:table-cell>
              <table:table-cell office:value-type="float" office:value="254.8392">
                <text:p>254.8392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290.41">
                <text:p>290.41</text:p>
              </table:table-cell>
              <table:table-cell office:value-type="float" office:value="262.5052">
                <text:p>262.5052</text:p>
              </table:table-cell>
              <table:table-cell office:value-type="float" office:value="255.039">
                <text:p>255.039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292">
                <text:p>292</text:p>
              </table:table-cell>
              <table:table-cell office:value-type="float" office:value="263.7654">
                <text:p>263.7654</text:p>
              </table:table-cell>
              <table:table-cell office:value-type="float" office:value="255.19">
                <text:p>255.19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296">
                <text:p>296</text:p>
              </table:table-cell>
              <table:table-cell office:value-type="float" office:value="264.9736">
                <text:p>264.9736</text:p>
              </table:table-cell>
              <table:table-cell office:value-type="float" office:value="255.392">
                <text:p>255.392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291.97">
                <text:p>291.97</text:p>
              </table:table-cell>
              <table:table-cell office:value-type="float" office:value="265.9954">
                <text:p>265.9954</text:p>
              </table:table-cell>
              <table:table-cell office:value-type="float" office:value="255.6013">
                <text:p>255.6013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282.78">
                <text:p>282.78</text:p>
              </table:table-cell>
              <table:table-cell office:value-type="float" office:value="266.7582">
                <text:p>266.7582</text:p>
              </table:table-cell>
              <table:table-cell office:value-type="float" office:value="255.6792">
                <text:p>255.6792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283.16">
                <text:p>283.16</text:p>
              </table:table-cell>
              <table:table-cell office:value-type="float" office:value="267.5504">
                <text:p>267.5504</text:p>
              </table:table-cell>
              <table:table-cell office:value-type="float" office:value="255.7563">
                <text:p>255.7563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288.19">
                <text:p>288.19</text:p>
              </table:table-cell>
              <table:table-cell office:value-type="float" office:value="268.4498">
                <text:p>268.4498</text:p>
              </table:table-cell>
              <table:table-cell office:value-type="float" office:value="255.875">
                <text:p>255.875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286.86">
                <text:p>286.86</text:p>
              </table:table-cell>
              <table:table-cell office:value-type="float" office:value="269.2946">
                <text:p>269.2946</text:p>
              </table:table-cell>
              <table:table-cell office:value-type="float" office:value="255.9777">
                <text:p>255.9777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288.7">
                <text:p>288.7</text:p>
              </table:table-cell>
              <table:table-cell office:value-type="float" office:value="270.1762">
                <text:p>270.1762</text:p>
              </table:table-cell>
              <table:table-cell office:value-type="float" office:value="256.0652">
                <text:p>256.0652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286.55">
                <text:p>286.55</text:p>
              </table:table-cell>
              <table:table-cell office:value-type="float" office:value="270.9694">
                <text:p>270.9694</text:p>
              </table:table-cell>
              <table:table-cell office:value-type="float" office:value="256.1382">
                <text:p>256.1382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285.82">
                <text:p>285.82</text:p>
              </table:table-cell>
              <table:table-cell office:value-type="float" office:value="271.6356">
                <text:p>271.6356</text:p>
              </table:table-cell>
              <table:table-cell office:value-type="float" office:value="256.3284">
                <text:p>256.3284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289.9">
                <text:p>289.9</text:p>
              </table:table-cell>
              <table:table-cell office:value-type="float" office:value="272.3824">
                <text:p>272.3824</text:p>
              </table:table-cell>
              <table:table-cell office:value-type="float" office:value="256.585">
                <text:p>256.585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291.27">
                <text:p>291.27</text:p>
              </table:table-cell>
              <table:table-cell office:value-type="float" office:value="273.2228">
                <text:p>273.2228</text:p>
              </table:table-cell>
              <table:table-cell office:value-type="float" office:value="256.8843">
                <text:p>256.8843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290.97">
                <text:p>290.97</text:p>
              </table:table-cell>
              <table:table-cell office:value-type="float" office:value="274.0544">
                <text:p>274.0544</text:p>
              </table:table-cell>
              <table:table-cell office:value-type="float" office:value="257.22">
                <text:p>257.22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291.43">
                <text:p>291.43</text:p>
              </table:table-cell>
              <table:table-cell office:value-type="float" office:value="274.8136">
                <text:p>274.8136</text:p>
              </table:table-cell>
              <table:table-cell office:value-type="float" office:value="257.5464">
                <text:p>257.5464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296.76">
                <text:p>296.76</text:p>
              </table:table-cell>
              <table:table-cell office:value-type="float" office:value="275.6872">
                <text:p>275.6872</text:p>
              </table:table-cell>
              <table:table-cell office:value-type="float" office:value="257.9235">
                <text:p>257.9235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296.55">
                <text:p>296.55</text:p>
              </table:table-cell>
              <table:table-cell office:value-type="float" office:value="276.4172">
                <text:p>276.4172</text:p>
              </table:table-cell>
              <table:table-cell office:value-type="float" office:value="258.2425">
                <text:p>258.2425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298.62">
                <text:p>298.62</text:p>
              </table:table-cell>
              <table:table-cell office:value-type="float" office:value="277.1294">
                <text:p>277.1294</text:p>
              </table:table-cell>
              <table:table-cell office:value-type="float" office:value="258.6225">
                <text:p>258.6225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298.28">
                <text:p>298.28</text:p>
              </table:table-cell>
              <table:table-cell office:value-type="float" office:value="277.7822">
                <text:p>277.7822</text:p>
              </table:table-cell>
              <table:table-cell office:value-type="float" office:value="259.1028">
                <text:p>259.1028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297.04">
                <text:p>297.04</text:p>
              </table:table-cell>
              <table:table-cell office:value-type="float" office:value="278.3732">
                <text:p>278.3732</text:p>
              </table:table-cell>
              <table:table-cell office:value-type="float" office:value="259.5579">
                <text:p>259.5579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299.63">
                <text:p>299.63</text:p>
              </table:table-cell>
              <table:table-cell office:value-type="float" office:value="279.0146">
                <text:p>279.0146</text:p>
              </table:table-cell>
              <table:table-cell office:value-type="float" office:value="260.0888">
                <text:p>260.0888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296.24">
                <text:p>296.24</text:p>
              </table:table-cell>
              <table:table-cell office:value-type="float" office:value="279.6418">
                <text:p>279.6418</text:p>
              </table:table-cell>
              <table:table-cell office:value-type="float" office:value="260.6284">
                <text:p>260.6284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289.37">
                <text:p>289.37</text:p>
              </table:table-cell>
              <table:table-cell office:value-type="float" office:value="280.1156">
                <text:p>280.1156</text:p>
              </table:table-cell>
              <table:table-cell office:value-type="float" office:value="261.1999">
                <text:p>261.1999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294.26">
                <text:p>294.26</text:p>
              </table:table-cell>
              <table:table-cell office:value-type="float" office:value="280.78">
                <text:p>280.78</text:p>
              </table:table-cell>
              <table:table-cell office:value-type="float" office:value="261.8511">
                <text:p>261.8511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291.37">
                <text:p>291.37</text:p>
              </table:table-cell>
              <table:table-cell office:value-type="float" office:value="281.394">
                <text:p>281.394</text:p>
              </table:table-cell>
              <table:table-cell office:value-type="float" office:value="262.4858">
                <text:p>262.4858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291.35">
                <text:p>291.35</text:p>
              </table:table-cell>
              <table:table-cell office:value-type="float" office:value="282.0068">
                <text:p>282.0068</text:p>
              </table:table-cell>
              <table:table-cell office:value-type="float" office:value="263.1474">
                <text:p>263.1474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286.94">
                <text:p>286.94</text:p>
              </table:table-cell>
              <table:table-cell office:value-type="float" office:value="282.4398">
                <text:p>282.4398</text:p>
              </table:table-cell>
              <table:table-cell office:value-type="float" office:value="263.6924">
                <text:p>263.6924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288.76">
                <text:p>288.76</text:p>
              </table:table-cell>
              <table:table-cell office:value-type="float" office:value="282.9452">
                <text:p>282.9452</text:p>
              </table:table-cell>
              <table:table-cell office:value-type="float" office:value="264.2407">
                <text:p>264.2407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289.56">
                <text:p>289.56</text:p>
              </table:table-cell>
              <table:table-cell office:value-type="float" office:value="283.449">
                <text:p>283.449</text:p>
              </table:table-cell>
              <table:table-cell office:value-type="float" office:value="264.7866">
                <text:p>264.7866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292.85">
                <text:p>292.85</text:p>
              </table:table-cell>
              <table:table-cell office:value-type="float" office:value="284.026">
                <text:p>284.026</text:p>
              </table:table-cell>
              <table:table-cell office:value-type="float" office:value="265.324">
                <text:p>265.324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290.53">
                <text:p>290.53</text:p>
              </table:table-cell>
              <table:table-cell office:value-type="float" office:value="284.5434">
                <text:p>284.5434</text:p>
              </table:table-cell>
              <table:table-cell office:value-type="float" office:value="265.8392">
                <text:p>265.8392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294.16">
                <text:p>294.16</text:p>
              </table:table-cell>
              <table:table-cell office:value-type="float" office:value="285.1012">
                <text:p>285.1012</text:p>
              </table:table-cell>
              <table:table-cell office:value-type="float" office:value="266.3645">
                <text:p>266.3645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290.49">
                <text:p>290.49</text:p>
              </table:table-cell>
              <table:table-cell office:value-type="float" office:value="285.6266">
                <text:p>285.6266</text:p>
              </table:table-cell>
              <table:table-cell office:value-type="float" office:value="266.7888">
                <text:p>266.7888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291.53">
                <text:p>291.53</text:p>
              </table:table-cell>
              <table:table-cell office:value-type="float" office:value="286.2182">
                <text:p>286.2182</text:p>
              </table:table-cell>
              <table:table-cell office:value-type="float" office:value="267.1928">
                <text:p>267.1928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290.66">
                <text:p>290.66</text:p>
              </table:table-cell>
              <table:table-cell office:value-type="float" office:value="286.7168">
                <text:p>286.7168</text:p>
              </table:table-cell>
              <table:table-cell office:value-type="float" office:value="267.5891">
                <text:p>267.5891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292.24">
                <text:p>292.24</text:p>
              </table:table-cell>
              <table:table-cell office:value-type="float" office:value="287.2268">
                <text:p>287.2268</text:p>
              </table:table-cell>
              <table:table-cell office:value-type="float" office:value="268.0303">
                <text:p>268.0303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291.47">
                <text:p>291.47</text:p>
              </table:table-cell>
              <table:table-cell office:value-type="float" office:value="287.6842">
                <text:p>287.6842</text:p>
              </table:table-cell>
              <table:table-cell office:value-type="float" office:value="268.5165">
                <text:p>268.5165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296.24">
                <text:p>296.24</text:p>
              </table:table-cell>
              <table:table-cell office:value-type="float" office:value="288.246">
                <text:p>288.246</text:p>
              </table:table-cell>
              <table:table-cell office:value-type="float" office:value="269.0259">
                <text:p>269.0259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294.9">
                <text:p>294.9</text:p>
              </table:table-cell>
              <table:table-cell office:value-type="float" office:value="288.7792">
                <text:p>288.7792</text:p>
              </table:table-cell>
              <table:table-cell office:value-type="float" office:value="269.5383">
                <text:p>269.5383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298.57">
                <text:p>298.57</text:p>
              </table:table-cell>
              <table:table-cell office:value-type="float" office:value="289.4516">
                <text:p>289.4516</text:p>
              </table:table-cell>
              <table:table-cell office:value-type="float" office:value="270.0658">
                <text:p>270.0658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299.28">
                <text:p>299.28</text:p>
              </table:table-cell>
              <table:table-cell office:value-type="float" office:value="290.03">
                <text:p>290.03</text:p>
              </table:table-cell>
              <table:table-cell office:value-type="float" office:value="270.7717">
                <text:p>270.7717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301.07">
                <text:p>301.07</text:p>
              </table:table-cell>
              <table:table-cell office:value-type="float" office:value="290.661">
                <text:p>290.661</text:p>
              </table:table-cell>
              <table:table-cell office:value-type="float" office:value="271.6796">
                <text:p>271.6796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301.42">
                <text:p>301.42</text:p>
              </table:table-cell>
              <table:table-cell office:value-type="float" office:value="291.2102">
                <text:p>291.2102</text:p>
              </table:table-cell>
              <table:table-cell office:value-type="float" office:value="272.5494">
                <text:p>272.5494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299.7">
                <text:p>299.7</text:p>
              </table:table-cell>
              <table:table-cell office:value-type="float" office:value="291.7042">
                <text:p>291.7042</text:p>
              </table:table-cell>
              <table:table-cell office:value-type="float" office:value="273.3777">
                <text:p>273.3777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299.51">
                <text:p>299.51</text:p>
              </table:table-cell>
              <table:table-cell office:value-type="float" office:value="292.129">
                <text:p>292.129</text:p>
              </table:table-cell>
              <table:table-cell office:value-type="float" office:value="274.0294">
                <text:p>274.0294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303.82">
                <text:p>303.82</text:p>
              </table:table-cell>
              <table:table-cell office:value-type="float" office:value="292.5802">
                <text:p>292.5802</text:p>
              </table:table-cell>
              <table:table-cell office:value-type="float" office:value="274.7965">
                <text:p>274.7965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294.38">
                <text:p>294.38</text:p>
              </table:table-cell>
              <table:table-cell office:value-type="float" office:value="292.7866">
                <text:p>292.7866</text:p>
              </table:table-cell>
              <table:table-cell office:value-type="float" office:value="275.3783">
                <text:p>275.3783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292.91">
                <text:p>292.91</text:p>
              </table:table-cell>
              <table:table-cell office:value-type="float" office:value="292.8698">
                <text:p>292.8698</text:p>
              </table:table-cell>
              <table:table-cell office:value-type="float" office:value="275.9602">
                <text:p>275.9602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297.85">
                <text:p>297.85</text:p>
              </table:table-cell>
              <table:table-cell office:value-type="float" office:value="293.0846">
                <text:p>293.0846</text:p>
              </table:table-cell>
              <table:table-cell office:value-type="float" office:value="276.6074">
                <text:p>276.6074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300.54">
                <text:p>300.54</text:p>
              </table:table-cell>
              <table:table-cell office:value-type="float" office:value="293.2972">
                <text:p>293.2972</text:p>
              </table:table-cell>
              <table:table-cell office:value-type="float" office:value="277.3167">
                <text:p>277.3167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305.56">
                <text:p>305.56</text:p>
              </table:table-cell>
              <table:table-cell office:value-type="float" office:value="293.6002">
                <text:p>293.6002</text:p>
              </table:table-cell>
              <table:table-cell office:value-type="float" office:value="278.0527">
                <text:p>278.0527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306.91">
                <text:p>306.91</text:p>
              </table:table-cell>
              <table:table-cell office:value-type="float" office:value="293.8984">
                <text:p>293.8984</text:p>
              </table:table-cell>
              <table:table-cell office:value-type="float" office:value="278.8319">
                <text:p>278.8319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308.9">
                <text:p>308.9</text:p>
              </table:table-cell>
              <table:table-cell office:value-type="float" office:value="294.1564">
                <text:p>294.1564</text:p>
              </table:table-cell>
              <table:table-cell office:value-type="float" office:value="279.565">
                <text:p>279.565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309.19">
                <text:p>309.19</text:p>
              </table:table-cell>
              <table:table-cell office:value-type="float" office:value="294.5008">
                <text:p>294.5008</text:p>
              </table:table-cell>
              <table:table-cell office:value-type="float" office:value="280.2481">
                <text:p>280.2481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311.75">
                <text:p>311.75</text:p>
              </table:table-cell>
              <table:table-cell office:value-type="float" office:value="295.0802">
                <text:p>295.0802</text:p>
              </table:table-cell>
              <table:table-cell office:value-type="float" office:value="280.9192">
                <text:p>280.9192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313.23">
                <text:p>313.23</text:p>
              </table:table-cell>
              <table:table-cell office:value-type="float" office:value="295.6816">
                <text:p>295.6816</text:p>
              </table:table-cell>
              <table:table-cell office:value-type="float" office:value="281.616">
                <text:p>281.616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314.78">
                <text:p>314.78</text:p>
              </table:table-cell>
              <table:table-cell office:value-type="float" office:value="296.2134">
                <text:p>296.2134</text:p>
              </table:table-cell>
              <table:table-cell office:value-type="float" office:value="282.3316">
                <text:p>282.3316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312.44">
                <text:p>312.44</text:p>
              </table:table-cell>
              <table:table-cell office:value-type="float" office:value="296.725">
                <text:p>296.725</text:p>
              </table:table-cell>
              <table:table-cell office:value-type="float" office:value="283.0098">
                <text:p>283.0098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312.74">
                <text:p>312.74</text:p>
              </table:table-cell>
              <table:table-cell office:value-type="float" office:value="297.2058">
                <text:p>297.2058</text:p>
              </table:table-cell>
              <table:table-cell office:value-type="float" office:value="283.691">
                <text:p>283.691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313.42">
                <text:p>313.42</text:p>
              </table:table-cell>
              <table:table-cell office:value-type="float" office:value="297.7432">
                <text:p>297.7432</text:p>
              </table:table-cell>
              <table:table-cell office:value-type="float" office:value="284.3563">
                <text:p>284.3563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313.45">
                <text:p>313.45</text:p>
              </table:table-cell>
              <table:table-cell office:value-type="float" office:value="298.2958">
                <text:p>298.2958</text:p>
              </table:table-cell>
              <table:table-cell office:value-type="float" office:value="284.9657">
                <text:p>284.9657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316.06">
                <text:p>316.06</text:p>
              </table:table-cell>
              <table:table-cell office:value-type="float" office:value="298.819">
                <text:p>298.819</text:p>
              </table:table-cell>
              <table:table-cell office:value-type="float" office:value="285.6007">
                <text:p>285.6007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315.69">
                <text:p>315.69</text:p>
              </table:table-cell>
              <table:table-cell office:value-type="float" office:value="299.3074">
                <text:p>299.3074</text:p>
              </table:table-cell>
              <table:table-cell office:value-type="float" office:value="286.2651">
                <text:p>286.2651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315.43">
                <text:p>315.43</text:p>
              </table:table-cell>
              <table:table-cell office:value-type="float" office:value="299.7966">
                <text:p>299.7966</text:p>
              </table:table-cell>
              <table:table-cell office:value-type="float" office:value="286.9255">
                <text:p>286.9255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310.71">
                <text:p>310.71</text:p>
              </table:table-cell>
              <table:table-cell office:value-type="float" office:value="300.1822">
                <text:p>300.1822</text:p>
              </table:table-cell>
              <table:table-cell office:value-type="float" office:value="287.4979">
                <text:p>287.4979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307.55">
                <text:p>307.55</text:p>
              </table:table-cell>
              <table:table-cell office:value-type="float" office:value="300.398">
                <text:p>300.398</text:p>
              </table:table-cell>
              <table:table-cell office:value-type="float" office:value="288.0426">
                <text:p>288.0426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310.03">
                <text:p>310.03</text:p>
              </table:table-cell>
              <table:table-cell office:value-type="float" office:value="300.6676">
                <text:p>300.6676</text:p>
              </table:table-cell>
              <table:table-cell office:value-type="float" office:value="288.5424">
                <text:p>288.5424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309.18">
                <text:p>309.18</text:p>
              </table:table-cell>
              <table:table-cell office:value-type="float" office:value="300.8788">
                <text:p>300.8788</text:p>
              </table:table-cell>
              <table:table-cell office:value-type="float" office:value="289.0041">
                <text:p>289.0041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307.69">
                <text:p>307.69</text:p>
              </table:table-cell>
              <table:table-cell office:value-type="float" office:value="301.067">
                <text:p>301.067</text:p>
              </table:table-cell>
              <table:table-cell office:value-type="float" office:value="289.4246">
                <text:p>289.4246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304.03">
                <text:p>304.03</text:p>
              </table:table-cell>
              <table:table-cell office:value-type="float" office:value="301.2068">
                <text:p>301.2068</text:p>
              </table:table-cell>
              <table:table-cell office:value-type="float" office:value="289.79">
                <text:p>289.79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305.53">
                <text:p>305.53</text:p>
              </table:table-cell>
              <table:table-cell office:value-type="float" office:value="301.3248">
                <text:p>301.3248</text:p>
              </table:table-cell>
              <table:table-cell office:value-type="float" office:value="290.1697">
                <text:p>290.1697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300.89">
                <text:p>300.89</text:p>
              </table:table-cell>
              <table:table-cell office:value-type="float" office:value="301.4178">
                <text:p>301.4178</text:p>
              </table:table-cell>
              <table:table-cell office:value-type="float" office:value="290.5298">
                <text:p>290.5298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307.97">
                <text:p>307.97</text:p>
              </table:table-cell>
              <table:table-cell office:value-type="float" office:value="301.7898">
                <text:p>301.7898</text:p>
              </table:table-cell>
              <table:table-cell office:value-type="float" office:value="290.9527">
                <text:p>290.9527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302.08">
                <text:p>302.08</text:p>
              </table:table-cell>
              <table:table-cell office:value-type="float" office:value="301.9462">
                <text:p>301.9462</text:p>
              </table:table-cell>
              <table:table-cell office:value-type="float" office:value="291.3631">
                <text:p>291.3631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305.69">
                <text:p>305.69</text:p>
              </table:table-cell>
              <table:table-cell office:value-type="float" office:value="302.2326">
                <text:p>302.2326</text:p>
              </table:table-cell>
              <table:table-cell office:value-type="float" office:value="291.8133">
                <text:p>291.8133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298.54">
                <text:p>298.54</text:p>
              </table:table-cell>
              <table:table-cell office:value-type="float" office:value="302.3764">
                <text:p>302.3764</text:p>
              </table:table-cell>
              <table:table-cell office:value-type="float" office:value="292.1916">
                <text:p>292.1916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297.56">
                <text:p>297.56</text:p>
              </table:table-cell>
              <table:table-cell office:value-type="float" office:value="302.5888">
                <text:p>302.5888</text:p>
              </table:table-cell>
              <table:table-cell office:value-type="float" office:value="292.5143">
                <text:p>292.5143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302.36">
                <text:p>302.36</text:p>
              </table:table-cell>
              <table:table-cell office:value-type="float" office:value="302.8608">
                <text:p>302.8608</text:p>
              </table:table-cell>
              <table:table-cell office:value-type="float" office:value="292.903">
                <text:p>292.903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297.09">
                <text:p>297.09</text:p>
              </table:table-cell>
              <table:table-cell office:value-type="float" office:value="303.0114">
                <text:p>303.0114</text:p>
              </table:table-cell>
              <table:table-cell office:value-type="float" office:value="293.2302">
                <text:p>293.2302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294.11">
                <text:p>294.11</text:p>
              </table:table-cell>
              <table:table-cell office:value-type="float" office:value="303.0366">
                <text:p>303.0366</text:p>
              </table:table-cell>
              <table:table-cell office:value-type="float" office:value="293.5313">
                <text:p>293.5313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294.54">
                <text:p>294.54</text:p>
              </table:table-cell>
              <table:table-cell office:value-type="float" office:value="303.1168">
                <text:p>303.1168</text:p>
              </table:table-cell>
              <table:table-cell office:value-type="float" office:value="293.8301">
                <text:p>293.8301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300.44">
                <text:p>300.44</text:p>
              </table:table-cell>
              <table:table-cell office:value-type="float" office:value="303.2424">
                <text:p>303.2424</text:p>
              </table:table-cell>
              <table:table-cell office:value-type="float" office:value="294.1718">
                <text:p>294.1718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304.15">
                <text:p>304.15</text:p>
              </table:table-cell>
              <table:table-cell office:value-type="float" office:value="303.5156">
                <text:p>303.5156</text:p>
              </table:table-cell>
              <table:table-cell office:value-type="float" office:value="294.5711">
                <text:p>294.5711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305.36">
                <text:p>305.36</text:p>
              </table:table-cell>
              <table:table-cell office:value-type="float" office:value="303.7922">
                <text:p>303.7922</text:p>
              </table:table-cell>
              <table:table-cell office:value-type="float" office:value="295.0052">
                <text:p>295.0052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305.51">
                <text:p>305.51</text:p>
              </table:table-cell>
              <table:table-cell office:value-type="float" office:value="304.0892">
                <text:p>304.0892</text:p>
              </table:table-cell>
              <table:table-cell office:value-type="float" office:value="295.403">
                <text:p>295.403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309.44">
                <text:p>309.44</text:p>
              </table:table-cell>
              <table:table-cell office:value-type="float" office:value="304.4332">
                <text:p>304.4332</text:p>
              </table:table-cell>
              <table:table-cell office:value-type="float" office:value="295.83">
                <text:p>295.83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311.12">
                <text:p>311.12</text:p>
              </table:table-cell>
              <table:table-cell office:value-type="float" office:value="304.8262">
                <text:p>304.8262</text:p>
              </table:table-cell>
              <table:table-cell office:value-type="float" office:value="296.2552">
                <text:p>296.2552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309.35">
                <text:p>309.35</text:p>
              </table:table-cell>
              <table:table-cell office:value-type="float" office:value="305.0884">
                <text:p>305.0884</text:p>
              </table:table-cell>
              <table:table-cell office:value-type="float" office:value="296.6672">
                <text:p>296.6672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309.25">
                <text:p>309.25</text:p>
              </table:table-cell>
              <table:table-cell office:value-type="float" office:value="305.3754">
                <text:p>305.3754</text:p>
              </table:table-cell>
              <table:table-cell office:value-type="float" office:value="297.0773">
                <text:p>297.0773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311.68">
                <text:p>311.68</text:p>
              </table:table-cell>
              <table:table-cell office:value-type="float" office:value="305.6376">
                <text:p>305.6376</text:p>
              </table:table-cell>
              <table:table-cell office:value-type="float" office:value="297.5446">
                <text:p>297.5446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313.42">
                <text:p>313.42</text:p>
              </table:table-cell>
              <table:table-cell office:value-type="float" office:value="305.9204">
                <text:p>305.9204</text:p>
              </table:table-cell>
              <table:table-cell office:value-type="float" office:value="297.9752">
                <text:p>297.9752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314.21">
                <text:p>314.21</text:p>
              </table:table-cell>
              <table:table-cell office:value-type="float" office:value="306.1832">
                <text:p>306.1832</text:p>
              </table:table-cell>
              <table:table-cell office:value-type="float" office:value="298.4221">
                <text:p>298.4221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316.89">
                <text:p>316.89</text:p>
              </table:table-cell>
              <table:table-cell office:value-type="float" office:value="306.4926">
                <text:p>306.4926</text:p>
              </table:table-cell>
              <table:table-cell office:value-type="float" office:value="298.8514">
                <text:p>298.8514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315.62">
                <text:p>315.62</text:p>
              </table:table-cell>
              <table:table-cell office:value-type="float" office:value="306.811">
                <text:p>306.811</text:p>
              </table:table-cell>
              <table:table-cell office:value-type="float" office:value="299.2576">
                <text:p>299.2576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320.41">
                <text:p>320.41</text:p>
              </table:table-cell>
              <table:table-cell office:value-type="float" office:value="307.229">
                <text:p>307.229</text:p>
              </table:table-cell>
              <table:table-cell office:value-type="float" office:value="299.679">
                <text:p>299.679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309.48">
                <text:p>309.48</text:p>
              </table:table-cell>
              <table:table-cell office:value-type="float" office:value="307.3422">
                <text:p>307.3422</text:p>
              </table:table-cell>
              <table:table-cell office:value-type="float" office:value="299.9612">
                <text:p>299.9612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303.61">
                <text:p>303.61</text:p>
              </table:table-cell>
              <table:table-cell office:value-type="float" office:value="307.5268">
                <text:p>307.5268</text:p>
              </table:table-cell>
              <table:table-cell office:value-type="float" office:value="300.1567">
                <text:p>300.1567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300.37">
                <text:p>300.37</text:p>
              </table:table-cell>
              <table:table-cell office:value-type="float" office:value="307.676">
                <text:p>307.676</text:p>
              </table:table-cell>
              <table:table-cell office:value-type="float" office:value="300.2729">
                <text:p>300.2729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299.41">
                <text:p>299.41</text:p>
              </table:table-cell>
              <table:table-cell office:value-type="float" office:value="307.7072">
                <text:p>307.7072</text:p>
              </table:table-cell>
              <table:table-cell office:value-type="float" office:value="300.3959">
                <text:p>300.3959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303.27">
                <text:p>303.27</text:p>
              </table:table-cell>
              <table:table-cell office:value-type="float" office:value="307.7618">
                <text:p>307.7618</text:p>
              </table:table-cell>
              <table:table-cell office:value-type="float" office:value="300.5295">
                <text:p>300.5295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298.38">
                <text:p>298.38</text:p>
              </table:table-cell>
              <table:table-cell office:value-type="float" office:value="307.6182">
                <text:p>307.6182</text:p>
              </table:table-cell>
              <table:table-cell office:value-type="float" office:value="300.6092">
                <text:p>300.6092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298.02">
                <text:p>298.02</text:p>
              </table:table-cell>
              <table:table-cell office:value-type="float" office:value="307.4404">
                <text:p>307.4404</text:p>
              </table:table-cell>
              <table:table-cell office:value-type="float" office:value="300.6694">
                <text:p>300.6694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298">
                <text:p>298</text:p>
              </table:table-cell>
              <table:table-cell office:value-type="float" office:value="307.2224">
                <text:p>307.2224</text:p>
              </table:table-cell>
              <table:table-cell office:value-type="float" office:value="300.6894">
                <text:p>300.6894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303">
                <text:p>303</text:p>
              </table:table-cell>
              <table:table-cell office:value-type="float" office:value="307.0986">
                <text:p>307.0986</text:p>
              </table:table-cell>
              <table:table-cell office:value-type="float" office:value="300.7997">
                <text:p>300.7997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307.64">
                <text:p>307.64</text:p>
              </table:table-cell>
              <table:table-cell office:value-type="float" office:value="307.0164">
                <text:p>307.0164</text:p>
              </table:table-cell>
              <table:table-cell office:value-type="float" office:value="301.0483">
                <text:p>301.0483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313.08">
                <text:p>313.08</text:p>
              </table:table-cell>
              <table:table-cell office:value-type="float" office:value="307.0134">
                <text:p>307.0134</text:p>
              </table:table-cell>
              <table:table-cell office:value-type="float" office:value="301.3475">
                <text:p>301.3475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308.92">
                <text:p>308.92</text:p>
              </table:table-cell>
              <table:table-cell office:value-type="float" office:value="306.8962">
                <text:p>306.8962</text:p>
              </table:table-cell>
              <table:table-cell office:value-type="float" office:value="301.5548">
                <text:p>301.5548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307.88">
                <text:p>307.88</text:p>
              </table:table-cell>
              <table:table-cell office:value-type="float" office:value="306.805">
                <text:p>306.805</text:p>
              </table:table-cell>
              <table:table-cell office:value-type="float" office:value="301.765">
                <text:p>301.765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312.13">
                <text:p>312.13</text:p>
              </table:table-cell>
              <table:table-cell office:value-type="float" office:value="306.7928">
                <text:p>306.7928</text:p>
              </table:table-cell>
              <table:table-cell office:value-type="float" office:value="301.9993">
                <text:p>301.9993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316.1">
                <text:p>316.1</text:p>
              </table:table-cell>
              <table:table-cell office:value-type="float" office:value="306.8464">
                <text:p>306.8464</text:p>
              </table:table-cell>
              <table:table-cell office:value-type="float" office:value="302.2948">
                <text:p>302.2948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315.04">
                <text:p>315.04</text:p>
              </table:table-cell>
              <table:table-cell office:value-type="float" office:value="306.8782">
                <text:p>306.8782</text:p>
              </table:table-cell>
              <table:table-cell office:value-type="float" office:value="302.587">
                <text:p>302.587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315.21">
                <text:p>315.21</text:p>
              </table:table-cell>
              <table:table-cell office:value-type="float" office:value="306.8612">
                <text:p>306.8612</text:p>
              </table:table-cell>
              <table:table-cell office:value-type="float" office:value="302.8401">
                <text:p>302.8401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00.51">
                <text:p>300.51</text:p>
              </table:table-cell>
              <table:table-cell office:value-type="float" office:value="306.5576">
                <text:p>306.5576</text:p>
              </table:table-cell>
              <table:table-cell office:value-type="float" office:value="302.9325">
                <text:p>302.9325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310.11">
                <text:p>310.11</text:p>
              </table:table-cell>
              <table:table-cell office:value-type="float" office:value="306.4512">
                <text:p>306.4512</text:p>
              </table:table-cell>
              <table:table-cell office:value-type="float" office:value="303.1239">
                <text:p>303.1239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317.38">
                <text:p>317.38</text:p>
              </table:table-cell>
              <table:table-cell office:value-type="float" office:value="306.5846">
                <text:p>306.5846</text:p>
              </table:table-cell>
              <table:table-cell office:value-type="float" office:value="303.3834">
                <text:p>303.3834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318.52">
                <text:p>318.52</text:p>
              </table:table-cell>
              <table:table-cell office:value-type="float" office:value="306.804">
                <text:p>306.804</text:p>
              </table:table-cell>
              <table:table-cell office:value-type="float" office:value="303.601">
                <text:p>303.601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320.02">
                <text:p>320.02</text:p>
              </table:table-cell>
              <table:table-cell office:value-type="float" office:value="307.0038">
                <text:p>307.0038</text:p>
              </table:table-cell>
              <table:table-cell office:value-type="float" office:value="303.8357">
                <text:p>303.8357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315.55">
                <text:p>315.55</text:p>
              </table:table-cell>
              <table:table-cell office:value-type="float" office:value="307.1312">
                <text:p>307.1312</text:p>
              </table:table-cell>
              <table:table-cell office:value-type="float" office:value="304.005">
                <text:p>304.005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314.98">
                <text:p>314.98</text:p>
              </table:table-cell>
              <table:table-cell office:value-type="float" office:value="307.277">
                <text:p>307.277</text:p>
              </table:table-cell>
              <table:table-cell office:value-type="float" office:value="304.172">
                <text:p>304.172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313">
                <text:p>313</text:p>
              </table:table-cell>
              <table:table-cell office:value-type="float" office:value="307.4564">
                <text:p>307.4564</text:p>
              </table:table-cell>
              <table:table-cell office:value-type="float" office:value="304.3316">
                <text:p>304.3316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317.21">
                <text:p>317.21</text:p>
              </table:table-cell>
              <table:table-cell office:value-type="float" office:value="307.69">
                <text:p>307.69</text:p>
              </table:table-cell>
              <table:table-cell office:value-type="float" office:value="304.5074">
                <text:p>304.5074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323.09">
                <text:p>323.09</text:p>
              </table:table-cell>
              <table:table-cell office:value-type="float" office:value="308.134">
                <text:p>308.134</text:p>
              </table:table-cell>
              <table:table-cell office:value-type="float" office:value="304.7759">
                <text:p>304.7759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325.93">
                <text:p>325.93</text:p>
              </table:table-cell>
              <table:table-cell office:value-type="float" office:value="308.4932">
                <text:p>308.4932</text:p>
              </table:table-cell>
              <table:table-cell office:value-type="float" office:value="305.1415">
                <text:p>305.1415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329.17">
                <text:p>329.17</text:p>
              </table:table-cell>
              <table:table-cell office:value-type="float" office:value="309.035">
                <text:p>309.035</text:p>
              </table:table-cell>
              <table:table-cell office:value-type="float" office:value="305.4906">
                <text:p>305.4906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327.91">
                <text:p>327.91</text:p>
              </table:table-cell>
              <table:table-cell office:value-type="float" office:value="309.4794">
                <text:p>309.4794</text:p>
              </table:table-cell>
              <table:table-cell office:value-type="float" office:value="305.856">
                <text:p>305.856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323.75">
                <text:p>323.75</text:p>
              </table:table-cell>
              <table:table-cell office:value-type="float" office:value="309.9836">
                <text:p>309.9836</text:p>
              </table:table-cell>
              <table:table-cell office:value-type="float" office:value="306.18">
                <text:p>306.18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323.42">
                <text:p>323.42</text:p>
              </table:table-cell>
              <table:table-cell office:value-type="float" office:value="310.5008">
                <text:p>310.5008</text:p>
              </table:table-cell>
              <table:table-cell office:value-type="float" office:value="306.5448">
                <text:p>306.5448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322.22">
                <text:p>322.22</text:p>
              </table:table-cell>
              <table:table-cell office:value-type="float" office:value="310.898">
                <text:p>310.898</text:p>
              </table:table-cell>
              <table:table-cell office:value-type="float" office:value="306.8794">
                <text:p>306.8794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325.48">
                <text:p>325.48</text:p>
              </table:table-cell>
              <table:table-cell office:value-type="float" office:value="311.4658">
                <text:p>311.4658</text:p>
              </table:table-cell>
              <table:table-cell office:value-type="float" office:value="307.2386">
                <text:p>307.2386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334.04">
                <text:p>334.04</text:p>
              </table:table-cell>
              <table:table-cell office:value-type="float" office:value="312.2644">
                <text:p>312.2644</text:p>
              </table:table-cell>
              <table:table-cell office:value-type="float" office:value="307.6505">
                <text:p>307.6505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334.61">
                <text:p>334.61</text:p>
              </table:table-cell>
              <table:table-cell office:value-type="float" office:value="313.0658">
                <text:p>313.0658</text:p>
              </table:table-cell>
              <table:table-cell office:value-type="float" office:value="308.0913">
                <text:p>308.0913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26.99">
                <text:p>326.99</text:p>
              </table:table-cell>
              <table:table-cell office:value-type="float" office:value="313.5968">
                <text:p>313.5968</text:p>
              </table:table-cell>
              <table:table-cell office:value-type="float" office:value="308.4196">
                <text:p>308.4196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29.79">
                <text:p>329.79</text:p>
              </table:table-cell>
              <table:table-cell office:value-type="float" office:value="314.1096">
                <text:p>314.1096</text:p>
              </table:table-cell>
              <table:table-cell office:value-type="float" office:value="308.8126">
                <text:p>308.8126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29.19">
                <text:p>329.19</text:p>
              </table:table-cell>
              <table:table-cell office:value-type="float" office:value="314.5862">
                <text:p>314.5862</text:p>
              </table:table-cell>
              <table:table-cell office:value-type="float" office:value="309.1892">
                <text:p>309.1892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24.49">
                <text:p>324.49</text:p>
              </table:table-cell>
              <table:table-cell office:value-type="float" office:value="314.9658">
                <text:p>314.9658</text:p>
              </table:table-cell>
              <table:table-cell office:value-type="float" office:value="309.5275">
                <text:p>309.5275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10.9">
                <text:p>310.9</text:p>
              </table:table-cell>
              <table:table-cell office:value-type="float" office:value="314.995">
                <text:p>314.995</text:p>
              </table:table-cell>
              <table:table-cell office:value-type="float" office:value="309.7141">
                <text:p>309.7141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07.87">
                <text:p>307.87</text:p>
              </table:table-cell>
              <table:table-cell office:value-type="float" office:value="314.93">
                <text:p>314.93</text:p>
              </table:table-cell>
              <table:table-cell office:value-type="float" office:value="309.8781">
                <text:p>309.8781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309.26">
                <text:p>309.26</text:p>
              </table:table-cell>
              <table:table-cell office:value-type="float" office:value="314.9282">
                <text:p>314.9282</text:p>
              </table:table-cell>
              <table:table-cell office:value-type="float" office:value="310.0083">
                <text:p>310.0083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312.47">
                <text:p>312.47</text:p>
              </table:table-cell>
              <table:table-cell office:value-type="float" office:value="314.9926">
                <text:p>314.9926</text:p>
              </table:table-cell>
              <table:table-cell office:value-type="float" office:value="310.184">
                <text:p>310.184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302.74">
                <text:p>302.74</text:p>
              </table:table-cell>
              <table:table-cell office:value-type="float" office:value="314.8138">
                <text:p>314.8138</text:p>
              </table:table-cell>
              <table:table-cell office:value-type="float" office:value="310.2257">
                <text:p>310.2257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302.04">
                <text:p>302.04</text:p>
              </table:table-cell>
              <table:table-cell office:value-type="float" office:value="314.5862">
                <text:p>314.5862</text:p>
              </table:table-cell>
              <table:table-cell office:value-type="float" office:value="310.2533">
                <text:p>310.2533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303.63">
                <text:p>303.63</text:p>
              </table:table-cell>
              <table:table-cell office:value-type="float" office:value="314.3746">
                <text:p>314.3746</text:p>
              </table:table-cell>
              <table:table-cell office:value-type="float" office:value="310.2789">
                <text:p>310.2789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297.72">
                <text:p>297.72</text:p>
              </table:table-cell>
              <table:table-cell office:value-type="float" office:value="313.9912">
                <text:p>313.9912</text:p>
              </table:table-cell>
              <table:table-cell office:value-type="float" office:value="310.2419">
                <text:p>310.2419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301.04">
                <text:p>301.04</text:p>
              </table:table-cell>
              <table:table-cell office:value-type="float" office:value="313.6996">
                <text:p>313.6996</text:p>
              </table:table-cell>
              <table:table-cell office:value-type="float" office:value="310.2553">
                <text:p>310.2553</text:p>
              </table:table-cell>
            </table:table-row>
            <table:table-row>
              <table:table-cell office:value-type="float" office:value="46049">
                <text:p>46049</text:p>
              </table:table-cell>
              <table:table-cell office:value-type="float" office:value="300.31">
                <text:p>300.31</text:p>
              </table:table-cell>
              <table:table-cell office:value-type="float" office:value="313.2976">
                <text:p>313.2976</text:p>
              </table:table-cell>
              <table:table-cell office:value-type="float" office:value="310.2633">
                <text:p>310.2633</text:p>
              </table:table-cell>
            </table:table-row>
            <table:table-row>
              <table:table-cell office:value-type="float" office:value="46050">
                <text:p>46050</text:p>
              </table:table-cell>
              <table:table-cell office:value-type="float" office:value="300.77">
                <text:p>300.77</text:p>
              </table:table-cell>
              <table:table-cell office:value-type="float" office:value="313.1234">
                <text:p>313.1234</text:p>
              </table:table-cell>
              <table:table-cell office:value-type="float" office:value="310.2328">
                <text:p>310.2328</text:p>
              </table:table-cell>
            </table:table-row>
            <table:table-row>
              <table:table-cell office:value-type="float" office:value="46051">
                <text:p>46051</text:p>
              </table:table-cell>
              <table:table-cell office:value-type="float" office:value="306.01">
                <text:p>306.01</text:p>
              </table:table-cell>
              <table:table-cell office:value-type="float" office:value="313.1714">
                <text:p>313.1714</text:p>
              </table:table-cell>
              <table:table-cell office:value-type="float" office:value="310.3491">
                <text:p>310.34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49">
      <style:chart-properties chart:display-label="true" chart:logarithmic="false" chart:minimum="459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8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566cm" svg:height="7.802cm" xlink:href=".." xlink:type="simple" chart:class="chart:line" chart:style-name="ch1">
        <chart:legend chart:legend-position="bottom" svg:x="1.431cm" svg:y="7.203cm" style:legend-expansion="wide" chart:style-name="ch2"/>
        <chart:plot-area chart:style-name="ch3" svg:x="0.231cm" svg:y="0.156cm" svg:width="11.104cm" svg:height="6.707cm">
          <chart:coordinate-region svg:x="1.617cm" svg:y="0.355cm" svg:width="9.577cm" svg:height="4.734cm"/>
          <chart:axis chart:dimension="x" chart:name="primary-x" chart:style-name="ch4" chartooo:axis-type="date">
            <chartooo:date-scale/>
            <chart:categories table:cell-range-address="JPM.B2:JPM.B5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PM.F2:JPM.F522" chart:label-cell-address="JPM.F1:JPM.F1" chart:class="chart:line">
            <chart:data-point chart:repeated="521"/>
          </chart:series>
          <chart:series chart:style-name="ch8" chart:values-cell-range-address="JPM.I2:JPM.I522" chart:label-cell-address="JPM.I1:JPM.I1" chart:class="chart:line">
            <chart:data-point chart:repeated="521"/>
          </chart:series>
          <chart:series chart:style-name="ch9" chart:values-cell-range-address="JPM.M2:JPM.M522" chart:label-cell-address="JPM.M1:JPM.M1" chart:class="chart:line">
            <chart:data-point chart:repeated="521"/>
          </chart:series>
          <chart:series chart:style-name="ch10" chart:values-cell-range-address="JPM.N2:JPM.N522" chart:label-cell-address="JPM.N1:JPM.N1" chart:class="chart:line">
            <chart:data-point chart:repeated="5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ose</text:p>
                <draw:g>
                  <svg:desc>JPM.F1:JPM.F1</svg:desc>
                </draw:g>
              </table:table-cell>
              <table:table-cell office:value-type="string">
                <text:p>20d SMA</text:p>
                <draw:g>
                  <svg:desc>JPM.I1:JPM.I1</svg:desc>
                </draw:g>
              </table:table-cell>
              <table:table-cell office:value-type="string">
                <text:p>Upper</text:p>
                <draw:g>
                  <svg:desc>JPM.M1:JPM.M1</svg:desc>
                </draw:g>
              </table:table-cell>
              <table:table-cell office:value-type="string">
                <text:p>Lower</text:p>
                <draw:g>
                  <svg:desc>JPM.N1:JPM.N1</svg:desc>
                </draw:g>
              </table:table-cell>
            </table:table-row>
          </table:table-header-rows>
          <table:table-rows>
            <table:table-row>
              <table:table-cell office:value-type="float" office:value="45293">
                <text:p>45293</text:p>
                <draw:g>
                  <svg:desc>JPM.B2:JPM.B522</svg:desc>
                </draw:g>
              </table:table-cell>
              <table:table-cell office:value-type="float" office:value="172.08">
                <text:p>172.08</text:p>
                <draw:g>
                  <svg:desc>JPM.F2:JPM.F522</svg:desc>
                </draw:g>
              </table:table-cell>
              <table:table-cell office:value-type="float" office:value="NaN">
                <text:p>NaN</text:p>
                <draw:g>
                  <svg:desc>JPM.I2:JPM.I522</svg:desc>
                </draw:g>
              </table:table-cell>
              <table:table-cell office:value-type="float" office:value="NaN">
                <text:p>NaN</text:p>
                <draw:g>
                  <svg:desc>JPM.M2:JPM.M522</svg:desc>
                </draw:g>
              </table:table-cell>
              <table:table-cell office:value-type="float" office:value="NaN">
                <text:p>NaN</text:p>
                <draw:g>
                  <svg:desc>JPM.N2:JPM.N522</svg:desc>
                </draw:g>
              </table:table-cell>
            </table:table-row>
            <table:table-row>
              <table:table-cell office:value-type="float" office:value="45294">
                <text:p>45294</text:p>
              </table:table-cell>
              <table:table-cell office:value-type="float" office:value="171.33">
                <text:p>171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5">
                <text:p>45295</text:p>
              </table:table-cell>
              <table:table-cell office:value-type="float" office:value="171.41">
                <text:p>171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6">
                <text:p>45296</text:p>
              </table:table-cell>
              <table:table-cell office:value-type="float" office:value="172.27">
                <text:p>172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72.02">
                <text:p>172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0">
                <text:p>45300</text:p>
              </table:table-cell>
              <table:table-cell office:value-type="float" office:value="170.66">
                <text:p>170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1">
                <text:p>45301</text:p>
              </table:table-cell>
              <table:table-cell office:value-type="float" office:value="171.02">
                <text:p>171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2">
                <text:p>45302</text:p>
              </table:table-cell>
              <table:table-cell office:value-type="float" office:value="170.3">
                <text:p>17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3">
                <text:p>45303</text:p>
              </table:table-cell>
              <table:table-cell office:value-type="float" office:value="169.05">
                <text:p>169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7">
                <text:p>45307</text:p>
              </table:table-cell>
              <table:table-cell office:value-type="float" office:value="167.99">
                <text:p>167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8">
                <text:p>45308</text:p>
              </table:table-cell>
              <table:table-cell office:value-type="float" office:value="167.09">
                <text:p>167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9">
                <text:p>45309</text:p>
              </table:table-cell>
              <table:table-cell office:value-type="float" office:value="167.42">
                <text:p>167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0">
                <text:p>45310</text:p>
              </table:table-cell>
              <table:table-cell office:value-type="float" office:value="170.31">
                <text:p>17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70.11">
                <text:p>17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4">
                <text:p>45314</text:p>
              </table:table-cell>
              <table:table-cell office:value-type="float" office:value="168.99">
                <text:p>168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5">
                <text:p>45315</text:p>
              </table:table-cell>
              <table:table-cell office:value-type="float" office:value="170.5">
                <text:p>17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6">
                <text:p>45316</text:p>
              </table:table-cell>
              <table:table-cell office:value-type="float" office:value="172.94">
                <text:p>17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7">
                <text:p>45317</text:p>
              </table:table-cell>
              <table:table-cell office:value-type="float" office:value="172.28">
                <text:p>172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72.73">
                <text:p>172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1">
                <text:p>45321</text:p>
              </table:table-cell>
              <table:table-cell office:value-type="float" office:value="176.27">
                <text:p>176.27</text:p>
              </table:table-cell>
              <table:table-cell office:value-type="float" office:value="170.8385">
                <text:p>170.8385</text:p>
              </table:table-cell>
              <table:table-cell office:value-type="float" office:value="174.360506007347">
                <text:p>174.360506007347</text:p>
              </table:table-cell>
              <table:table-cell office:value-type="float" office:value="167.316493992653">
                <text:p>167.316493992653</text:p>
              </table:table-cell>
            </table:table-row>
            <table:table-row>
              <table:table-cell office:value-type="float" office:value="45322">
                <text:p>45322</text:p>
              </table:table-cell>
              <table:table-cell office:value-type="float" office:value="174.36">
                <text:p>174.36</text:p>
              </table:table-cell>
              <table:table-cell office:value-type="float" office:value="170.9525">
                <text:p>170.9525</text:p>
              </table:table-cell>
              <table:table-cell office:value-type="float" office:value="175.305067837912">
                <text:p>175.305067837912</text:p>
              </table:table-cell>
              <table:table-cell office:value-type="float" office:value="166.599932162088">
                <text:p>166.599932162088</text:p>
              </table:table-cell>
            </table:table-row>
            <table:table-row>
              <table:table-cell office:value-type="float" office:value="45323">
                <text:p>45323</text:p>
              </table:table-cell>
              <table:table-cell office:value-type="float" office:value="173.73">
                <text:p>173.73</text:p>
              </table:table-cell>
              <table:table-cell office:value-type="float" office:value="171.0725">
                <text:p>171.0725</text:p>
              </table:table-cell>
              <table:table-cell office:value-type="float" office:value="175.723042821866">
                <text:p>175.723042821866</text:p>
              </table:table-cell>
              <table:table-cell office:value-type="float" office:value="166.421957178134">
                <text:p>166.421957178134</text:p>
              </table:table-cell>
            </table:table-row>
            <table:table-row>
              <table:table-cell office:value-type="float" office:value="45324">
                <text:p>45324</text:p>
              </table:table-cell>
              <table:table-cell office:value-type="float" office:value="174.73">
                <text:p>174.73</text:p>
              </table:table-cell>
              <table:table-cell office:value-type="float" office:value="171.2385">
                <text:p>171.2385</text:p>
              </table:table-cell>
              <table:table-cell office:value-type="float" office:value="176.060626632841">
                <text:p>176.060626632841</text:p>
              </table:table-cell>
              <table:table-cell office:value-type="float" office:value="166.416373367159">
                <text:p>166.416373367159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74.5">
                <text:p>174.5</text:p>
              </table:table-cell>
              <table:table-cell office:value-type="float" office:value="171.35">
                <text:p>171.35</text:p>
              </table:table-cell>
              <table:table-cell office:value-type="float" office:value="176.434841593903">
                <text:p>176.434841593903</text:p>
              </table:table-cell>
              <table:table-cell office:value-type="float" office:value="166.265158406097">
                <text:p>166.265158406097</text:p>
              </table:table-cell>
            </table:table-row>
            <table:table-row>
              <table:table-cell office:value-type="float" office:value="45328">
                <text:p>45328</text:p>
              </table:table-cell>
              <table:table-cell office:value-type="float" office:value="175.1">
                <text:p>175.1</text:p>
              </table:table-cell>
              <table:table-cell office:value-type="float" office:value="171.504">
                <text:p>171.504</text:p>
              </table:table-cell>
              <table:table-cell office:value-type="float" office:value="176.80226960608">
                <text:p>176.80226960608</text:p>
              </table:table-cell>
              <table:table-cell office:value-type="float" office:value="166.20573039392">
                <text:p>166.20573039392</text:p>
              </table:table-cell>
            </table:table-row>
            <table:table-row>
              <table:table-cell office:value-type="float" office:value="45329">
                <text:p>45329</text:p>
              </table:table-cell>
              <table:table-cell office:value-type="float" office:value="175.43">
                <text:p>175.43</text:p>
              </table:table-cell>
              <table:table-cell office:value-type="float" office:value="171.7425">
                <text:p>171.7425</text:p>
              </table:table-cell>
              <table:table-cell office:value-type="float" office:value="177.303963688866">
                <text:p>177.303963688866</text:p>
              </table:table-cell>
              <table:table-cell office:value-type="float" office:value="166.181036311134">
                <text:p>166.181036311134</text:p>
              </table:table-cell>
            </table:table-row>
            <table:table-row>
              <table:table-cell office:value-type="float" office:value="45330">
                <text:p>45330</text:p>
              </table:table-cell>
              <table:table-cell office:value-type="float" office:value="174.8">
                <text:p>174.8</text:p>
              </table:table-cell>
              <table:table-cell office:value-type="float" office:value="171.9315">
                <text:p>171.9315</text:p>
              </table:table-cell>
              <table:table-cell office:value-type="float" office:value="177.761466547204">
                <text:p>177.761466547204</text:p>
              </table:table-cell>
              <table:table-cell office:value-type="float" office:value="166.101533452796">
                <text:p>166.101533452796</text:p>
              </table:table-cell>
            </table:table-row>
            <table:table-row>
              <table:table-cell office:value-type="float" office:value="45331">
                <text:p>45331</text:p>
              </table:table-cell>
              <table:table-cell office:value-type="float" office:value="175.01">
                <text:p>175.01</text:p>
              </table:table-cell>
              <table:table-cell office:value-type="float" office:value="172.167">
                <text:p>172.167</text:p>
              </table:table-cell>
              <table:table-cell office:value-type="float" office:value="178.107590476096">
                <text:p>178.107590476096</text:p>
              </table:table-cell>
              <table:table-cell office:value-type="float" office:value="166.226409523904">
                <text:p>166.226409523904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75.79">
                <text:p>175.79</text:p>
              </table:table-cell>
              <table:table-cell office:value-type="float" office:value="172.504">
                <text:p>172.504</text:p>
              </table:table-cell>
              <table:table-cell office:value-type="float" office:value="178.41235150815">
                <text:p>178.41235150815</text:p>
              </table:table-cell>
              <table:table-cell office:value-type="float" office:value="166.59564849185">
                <text:p>166.59564849185</text:p>
              </table:table-cell>
            </table:table-row>
            <table:table-row>
              <table:table-cell office:value-type="float" office:value="45335">
                <text:p>45335</text:p>
              </table:table-cell>
              <table:table-cell office:value-type="float" office:value="174.26">
                <text:p>174.26</text:p>
              </table:table-cell>
              <table:table-cell office:value-type="float" office:value="172.8175">
                <text:p>172.8175</text:p>
              </table:table-cell>
              <table:table-cell office:value-type="float" office:value="178.533097618828">
                <text:p>178.533097618828</text:p>
              </table:table-cell>
              <table:table-cell office:value-type="float" office:value="167.101902381172">
                <text:p>167.101902381172</text:p>
              </table:table-cell>
            </table:table-row>
            <table:table-row>
              <table:table-cell office:value-type="float" office:value="45336">
                <text:p>45336</text:p>
              </table:table-cell>
              <table:table-cell office:value-type="float" office:value="176.03">
                <text:p>176.03</text:p>
              </table:table-cell>
              <table:table-cell office:value-type="float" office:value="173.2645">
                <text:p>173.2645</text:p>
              </table:table-cell>
              <table:table-cell office:value-type="float" office:value="178.312398989731">
                <text:p>178.312398989731</text:p>
              </table:table-cell>
              <table:table-cell office:value-type="float" office:value="168.216601010269">
                <text:p>168.216601010269</text:p>
              </table:table-cell>
            </table:table-row>
            <table:table-row>
              <table:table-cell office:value-type="float" office:value="45337">
                <text:p>45337</text:p>
              </table:table-cell>
              <table:table-cell office:value-type="float" office:value="179.87">
                <text:p>179.87</text:p>
              </table:table-cell>
              <table:table-cell office:value-type="float" office:value="173.887">
                <text:p>173.887</text:p>
              </table:table-cell>
              <table:table-cell office:value-type="float" office:value="178.277907671022">
                <text:p>178.277907671022</text:p>
              </table:table-cell>
              <table:table-cell office:value-type="float" office:value="169.496092328978">
                <text:p>169.496092328978</text:p>
              </table:table-cell>
            </table:table-row>
            <table:table-row>
              <table:table-cell office:value-type="float" office:value="45338">
                <text:p>45338</text:p>
              </table:table-cell>
              <table:table-cell office:value-type="float" office:value="179.03">
                <text:p>179.03</text:p>
              </table:table-cell>
              <table:table-cell office:value-type="float" office:value="174.323">
                <text:p>174.323</text:p>
              </table:table-cell>
              <table:table-cell office:value-type="float" office:value="179.288934480353">
                <text:p>179.288934480353</text:p>
              </table:table-cell>
              <table:table-cell office:value-type="float" office:value="169.357065519647">
                <text:p>169.357065519647</text:p>
              </table:table-cell>
            </table:table-row>
            <table:table-row>
              <table:table-cell office:value-type="float" office:value="45342">
                <text:p>45342</text:p>
              </table:table-cell>
              <table:table-cell office:value-type="float" office:value="179.73">
                <text:p>179.73</text:p>
              </table:table-cell>
              <table:table-cell office:value-type="float" office:value="174.804">
                <text:p>174.804</text:p>
              </table:table-cell>
              <table:table-cell office:value-type="float" office:value="179.872654734613">
                <text:p>179.872654734613</text:p>
              </table:table-cell>
              <table:table-cell office:value-type="float" office:value="169.735345265387">
                <text:p>169.735345265387</text:p>
              </table:table-cell>
            </table:table-row>
            <table:table-row>
              <table:table-cell office:value-type="float" office:value="45343">
                <text:p>45343</text:p>
              </table:table-cell>
              <table:table-cell office:value-type="float" office:value="180.9">
                <text:p>180.9</text:p>
              </table:table-cell>
              <table:table-cell office:value-type="float" office:value="175.3995">
                <text:p>175.3995</text:p>
              </table:table-cell>
              <table:table-cell office:value-type="float" office:value="180.243089119192">
                <text:p>180.243089119192</text:p>
              </table:table-cell>
              <table:table-cell office:value-type="float" office:value="170.555910880808">
                <text:p>170.555910880808</text:p>
              </table:table-cell>
            </table:table-row>
            <table:table-row>
              <table:table-cell office:value-type="float" office:value="45344">
                <text:p>45344</text:p>
              </table:table-cell>
              <table:table-cell office:value-type="float" office:value="183.07">
                <text:p>183.07</text:p>
              </table:table-cell>
              <table:table-cell office:value-type="float" office:value="176.028">
                <text:p>176.028</text:p>
              </table:table-cell>
              <table:table-cell office:value-type="float" office:value="181.020237717387">
                <text:p>181.020237717387</text:p>
              </table:table-cell>
              <table:table-cell office:value-type="float" office:value="171.035762282613">
                <text:p>171.035762282613</text:p>
              </table:table-cell>
            </table:table-row>
            <table:table-row>
              <table:table-cell office:value-type="float" office:value="45345">
                <text:p>45345</text:p>
              </table:table-cell>
              <table:table-cell office:value-type="float" office:value="183.99">
                <text:p>183.99</text:p>
              </table:table-cell>
              <table:table-cell office:value-type="float" office:value="176.5805">
                <text:p>176.5805</text:p>
              </table:table-cell>
              <table:table-cell office:value-type="float" office:value="182.436419981558">
                <text:p>182.436419981558</text:p>
              </table:table-cell>
              <table:table-cell office:value-type="float" office:value="170.724580018442">
                <text:p>170.724580018442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83.36">
                <text:p>183.36</text:p>
              </table:table-cell>
              <table:table-cell office:value-type="float" office:value="177.1345">
                <text:p>177.1345</text:p>
              </table:table-cell>
              <table:table-cell office:value-type="float" office:value="183.677275668651">
                <text:p>183.677275668651</text:p>
              </table:table-cell>
              <table:table-cell office:value-type="float" office:value="170.591724331349">
                <text:p>170.591724331349</text:p>
              </table:table-cell>
            </table:table-row>
            <table:table-row>
              <table:table-cell office:value-type="float" office:value="45349">
                <text:p>45349</text:p>
              </table:table-cell>
              <table:table-cell office:value-type="float" office:value="183.45">
                <text:p>183.45</text:p>
              </table:table-cell>
              <table:table-cell office:value-type="float" office:value="177.6705">
                <text:p>177.6705</text:p>
              </table:table-cell>
              <table:table-cell office:value-type="float" office:value="184.550610498229">
                <text:p>184.550610498229</text:p>
              </table:table-cell>
              <table:table-cell office:value-type="float" office:value="170.790389501771">
                <text:p>170.790389501771</text:p>
              </table:table-cell>
            </table:table-row>
            <table:table-row>
              <table:table-cell office:value-type="float" office:value="45350">
                <text:p>45350</text:p>
              </table:table-cell>
              <table:table-cell office:value-type="float" office:value="184.38">
                <text:p>184.38</text:p>
              </table:table-cell>
              <table:table-cell office:value-type="float" office:value="178.076">
                <text:p>178.076</text:p>
              </table:table-cell>
              <table:table-cell office:value-type="float" office:value="185.471308770624">
                <text:p>185.471308770624</text:p>
              </table:table-cell>
              <table:table-cell office:value-type="float" office:value="170.680691229376">
                <text:p>170.680691229376</text:p>
              </table:table-cell>
            </table:table-row>
            <table:table-row>
              <table:table-cell office:value-type="float" office:value="45351">
                <text:p>45351</text:p>
              </table:table-cell>
              <table:table-cell office:value-type="float" office:value="186.06">
                <text:p>186.06</text:p>
              </table:table-cell>
              <table:table-cell office:value-type="float" office:value="178.661">
                <text:p>178.661</text:p>
              </table:table-cell>
              <table:table-cell office:value-type="float" office:value="186.455645635614">
                <text:p>186.455645635614</text:p>
              </table:table-cell>
              <table:table-cell office:value-type="float" office:value="170.866354364386">
                <text:p>170.866354364386</text:p>
              </table:table-cell>
            </table:table-row>
            <table:table-row>
              <table:table-cell office:value-type="float" office:value="45352">
                <text:p>45352</text:p>
              </table:table-cell>
              <table:table-cell office:value-type="float" office:value="185.29">
                <text:p>185.29</text:p>
              </table:table-cell>
              <table:table-cell office:value-type="float" office:value="179.239">
                <text:p>179.239</text:p>
              </table:table-cell>
              <table:table-cell office:value-type="float" office:value="187.47761227172">
                <text:p>187.47761227172</text:p>
              </table:table-cell>
              <table:table-cell office:value-type="float" office:value="171.00038772828">
                <text:p>171.00038772828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86.68">
                <text:p>186.68</text:p>
              </table:table-cell>
              <table:table-cell office:value-type="float" office:value="179.8365">
                <text:p>179.8365</text:p>
              </table:table-cell>
              <table:table-cell office:value-type="float" office:value="188.303125224377">
                <text:p>188.303125224377</text:p>
              </table:table-cell>
              <table:table-cell office:value-type="float" office:value="171.369874775623">
                <text:p>171.369874775623</text:p>
              </table:table-cell>
            </table:table-row>
            <table:table-row>
              <table:table-cell office:value-type="float" office:value="45356">
                <text:p>45356</text:p>
              </table:table-cell>
              <table:table-cell office:value-type="float" office:value="188.55">
                <text:p>188.55</text:p>
              </table:table-cell>
              <table:table-cell office:value-type="float" office:value="180.539">
                <text:p>180.539</text:p>
              </table:table-cell>
              <table:table-cell office:value-type="float" office:value="189.255499914543">
                <text:p>189.255499914543</text:p>
              </table:table-cell>
              <table:table-cell office:value-type="float" office:value="171.822500085457">
                <text:p>171.822500085457</text:p>
              </table:table-cell>
            </table:table-row>
            <table:table-row>
              <table:table-cell office:value-type="float" office:value="45357">
                <text:p>45357</text:p>
              </table:table-cell>
              <table:table-cell office:value-type="float" office:value="189.53">
                <text:p>189.53</text:p>
              </table:table-cell>
              <table:table-cell office:value-type="float" office:value="181.2605">
                <text:p>181.2605</text:p>
              </table:table-cell>
              <table:table-cell office:value-type="float" office:value="190.429436369724">
                <text:p>190.429436369724</text:p>
              </table:table-cell>
              <table:table-cell office:value-type="float" office:value="172.091563630276">
                <text:p>172.091563630276</text:p>
              </table:table-cell>
            </table:table-row>
            <table:table-row>
              <table:table-cell office:value-type="float" office:value="45358">
                <text:p>45358</text:p>
              </table:table-cell>
              <table:table-cell office:value-type="float" office:value="187.87">
                <text:p>187.87</text:p>
              </table:table-cell>
              <table:table-cell office:value-type="float" office:value="181.8825">
                <text:p>181.8825</text:p>
              </table:table-cell>
              <table:table-cell office:value-type="float" office:value="191.480094240469">
                <text:p>191.480094240469</text:p>
              </table:table-cell>
              <table:table-cell office:value-type="float" office:value="172.284905759531">
                <text:p>172.284905759531</text:p>
              </table:table-cell>
            </table:table-row>
            <table:table-row>
              <table:table-cell office:value-type="float" office:value="45359">
                <text:p>45359</text:p>
              </table:table-cell>
              <table:table-cell office:value-type="float" office:value="188.22">
                <text:p>188.22</text:p>
              </table:table-cell>
              <table:table-cell office:value-type="float" office:value="182.5535">
                <text:p>182.5535</text:p>
              </table:table-cell>
              <table:table-cell office:value-type="float" office:value="191.975074221897">
                <text:p>191.975074221897</text:p>
              </table:table-cell>
              <table:table-cell office:value-type="float" office:value="173.131925778103">
                <text:p>173.131925778103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88.29">
                <text:p>188.29</text:p>
              </table:table-cell>
              <table:table-cell office:value-type="float" office:value="183.2175">
                <text:p>183.2175</text:p>
              </table:table-cell>
              <table:table-cell office:value-type="float" office:value="192.32606855124">
                <text:p>192.32606855124</text:p>
              </table:table-cell>
              <table:table-cell office:value-type="float" office:value="174.10893144876">
                <text:p>174.10893144876</text:p>
              </table:table-cell>
            </table:table-row>
            <table:table-row>
              <table:table-cell office:value-type="float" office:value="45363">
                <text:p>45363</text:p>
              </table:table-cell>
              <table:table-cell office:value-type="float" office:value="189.84">
                <text:p>189.84</text:p>
              </table:table-cell>
              <table:table-cell office:value-type="float" office:value="183.92">
                <text:p>183.92</text:p>
              </table:table-cell>
              <table:table-cell office:value-type="float" office:value="192.642388213119">
                <text:p>192.642388213119</text:p>
              </table:table-cell>
              <table:table-cell office:value-type="float" office:value="175.197611786881">
                <text:p>175.197611786881</text:p>
              </table:table-cell>
            </table:table-row>
            <table:table-row>
              <table:table-cell office:value-type="float" office:value="45364">
                <text:p>45364</text:p>
              </table:table-cell>
              <table:table-cell office:value-type="float" office:value="191.38">
                <text:p>191.38</text:p>
              </table:table-cell>
              <table:table-cell office:value-type="float" office:value="184.776">
                <text:p>184.776</text:p>
              </table:table-cell>
              <table:table-cell office:value-type="float" office:value="192.678520731901">
                <text:p>192.678520731901</text:p>
              </table:table-cell>
              <table:table-cell office:value-type="float" office:value="176.873479268099">
                <text:p>176.873479268099</text:p>
              </table:table-cell>
            </table:table-row>
            <table:table-row>
              <table:table-cell office:value-type="float" office:value="45365">
                <text:p>45365</text:p>
              </table:table-cell>
              <table:table-cell office:value-type="float" office:value="187.97">
                <text:p>187.97</text:p>
              </table:table-cell>
              <table:table-cell office:value-type="float" office:value="185.373">
                <text:p>185.373</text:p>
              </table:table-cell>
              <table:table-cell office:value-type="float" office:value="192.77291054158">
                <text:p>192.77291054158</text:p>
              </table:table-cell>
              <table:table-cell office:value-type="float" office:value="177.97308945842">
                <text:p>177.97308945842</text:p>
              </table:table-cell>
            </table:table-row>
            <table:table-row>
              <table:table-cell office:value-type="float" office:value="45366">
                <text:p>45366</text:p>
              </table:table-cell>
              <table:table-cell office:value-type="float" office:value="190.3">
                <text:p>190.3</text:p>
              </table:table-cell>
              <table:table-cell office:value-type="float" office:value="185.8945">
                <text:p>185.8945</text:p>
              </table:table-cell>
              <table:table-cell office:value-type="float" office:value="192.912517580502">
                <text:p>192.912517580502</text:p>
              </table:table-cell>
              <table:table-cell office:value-type="float" office:value="178.876482419498">
                <text:p>178.876482419498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92.66">
                <text:p>192.66</text:p>
              </table:table-cell>
              <table:table-cell office:value-type="float" office:value="186.576">
                <text:p>186.576</text:p>
              </table:table-cell>
              <table:table-cell office:value-type="float" office:value="193.115878747736">
                <text:p>193.115878747736</text:p>
              </table:table-cell>
              <table:table-cell office:value-type="float" office:value="180.036121252264">
                <text:p>180.036121252264</text:p>
              </table:table-cell>
            </table:table-row>
            <table:table-row>
              <table:table-cell office:value-type="float" office:value="45370">
                <text:p>45370</text:p>
              </table:table-cell>
              <table:table-cell office:value-type="float" office:value="193.79">
                <text:p>193.79</text:p>
              </table:table-cell>
              <table:table-cell office:value-type="float" office:value="187.279">
                <text:p>187.279</text:p>
              </table:table-cell>
              <table:table-cell office:value-type="float" office:value="193.640234019089">
                <text:p>193.640234019089</text:p>
              </table:table-cell>
              <table:table-cell office:value-type="float" office:value="180.917765980911">
                <text:p>180.917765980911</text:p>
              </table:table-cell>
            </table:table-row>
            <table:table-row>
              <table:table-cell office:value-type="float" office:value="45371">
                <text:p>45371</text:p>
              </table:table-cell>
              <table:table-cell office:value-type="float" office:value="196.33">
                <text:p>196.33</text:p>
              </table:table-cell>
              <table:table-cell office:value-type="float" office:value="188.0505">
                <text:p>188.0505</text:p>
              </table:table-cell>
              <table:table-cell office:value-type="float" office:value="194.442941260048">
                <text:p>194.442941260048</text:p>
              </table:table-cell>
              <table:table-cell office:value-type="float" office:value="181.658058739952">
                <text:p>181.658058739952</text:p>
              </table:table-cell>
            </table:table-row>
            <table:table-row>
              <table:table-cell office:value-type="float" office:value="45372">
                <text:p>45372</text:p>
              </table:table-cell>
              <table:table-cell office:value-type="float" office:value="199.06">
                <text:p>199.06</text:p>
              </table:table-cell>
              <table:table-cell office:value-type="float" office:value="188.85">
                <text:p>188.85</text:p>
              </table:table-cell>
              <table:table-cell office:value-type="float" office:value="195.998146122069">
                <text:p>195.998146122069</text:p>
              </table:table-cell>
              <table:table-cell office:value-type="float" office:value="181.701853877931">
                <text:p>181.701853877931</text:p>
              </table:table-cell>
            </table:table-row>
            <table:table-row>
              <table:table-cell office:value-type="float" office:value="45373">
                <text:p>45373</text:p>
              </table:table-cell>
              <table:table-cell office:value-type="float" office:value="196.62">
                <text:p>196.62</text:p>
              </table:table-cell>
              <table:table-cell office:value-type="float" office:value="189.4815">
                <text:p>189.4815</text:p>
              </table:table-cell>
              <table:table-cell office:value-type="float" office:value="197.845441962149">
                <text:p>197.845441962149</text:p>
              </table:table-cell>
              <table:table-cell office:value-type="float" office:value="181.117558037851">
                <text:p>181.117558037851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94.82">
                <text:p>194.82</text:p>
              </table:table-cell>
              <table:table-cell office:value-type="float" office:value="190.0545">
                <text:p>190.0545</text:p>
              </table:table-cell>
              <table:table-cell office:value-type="float" office:value="198.604939132391">
                <text:p>198.604939132391</text:p>
              </table:table-cell>
              <table:table-cell office:value-type="float" office:value="181.504060867609">
                <text:p>181.504060867609</text:p>
              </table:table-cell>
            </table:table-row>
            <table:table-row>
              <table:table-cell office:value-type="float" office:value="45377">
                <text:p>45377</text:p>
              </table:table-cell>
              <table:table-cell office:value-type="float" office:value="195.73">
                <text:p>195.73</text:p>
              </table:table-cell>
              <table:table-cell office:value-type="float" office:value="190.6685">
                <text:p>190.6685</text:p>
              </table:table-cell>
              <table:table-cell office:value-type="float" office:value="198.927974233865">
                <text:p>198.927974233865</text:p>
              </table:table-cell>
              <table:table-cell office:value-type="float" office:value="182.409025766135">
                <text:p>182.409025766135</text:p>
              </table:table-cell>
            </table:table-row>
            <table:table-row>
              <table:table-cell office:value-type="float" office:value="45378">
                <text:p>45378</text:p>
              </table:table-cell>
              <table:table-cell office:value-type="float" office:value="199.52">
                <text:p>199.52</text:p>
              </table:table-cell>
              <table:table-cell office:value-type="float" office:value="191.4255">
                <text:p>191.4255</text:p>
              </table:table-cell>
              <table:table-cell office:value-type="float" office:value="199.485355178418">
                <text:p>199.485355178418</text:p>
              </table:table-cell>
              <table:table-cell office:value-type="float" office:value="183.365644821582">
                <text:p>183.365644821582</text:p>
              </table:table-cell>
            </table:table-row>
            <table:table-row>
              <table:table-cell office:value-type="float" office:value="45379">
                <text:p>45379</text:p>
              </table:table-cell>
              <table:table-cell office:value-type="float" office:value="200.3">
                <text:p>200.3</text:p>
              </table:table-cell>
              <table:table-cell office:value-type="float" office:value="192.1375">
                <text:p>192.1375</text:p>
              </table:table-cell>
              <table:table-cell office:value-type="float" office:value="200.713841045632">
                <text:p>200.713841045632</text:p>
              </table:table-cell>
              <table:table-cell office:value-type="float" office:value="183.561158954368">
                <text:p>183.561158954368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98.94">
                <text:p>198.94</text:p>
              </table:table-cell>
              <table:table-cell office:value-type="float" office:value="192.82">
                <text:p>192.82</text:p>
              </table:table-cell>
              <table:table-cell office:value-type="float" office:value="201.661421652772">
                <text:p>201.661421652772</text:p>
              </table:table-cell>
              <table:table-cell office:value-type="float" office:value="183.978578347228">
                <text:p>183.978578347228</text:p>
              </table:table-cell>
            </table:table-row>
            <table:table-row>
              <table:table-cell office:value-type="float" office:value="45384">
                <text:p>45384</text:p>
              </table:table-cell>
              <table:table-cell office:value-type="float" office:value="198.86">
                <text:p>198.86</text:p>
              </table:table-cell>
              <table:table-cell office:value-type="float" office:value="193.429">
                <text:p>193.429</text:p>
              </table:table-cell>
              <table:table-cell office:value-type="float" office:value="202.267177420541">
                <text:p>202.267177420541</text:p>
              </table:table-cell>
              <table:table-cell office:value-type="float" office:value="184.590822579459">
                <text:p>184.590822579459</text:p>
              </table:table-cell>
            </table:table-row>
            <table:table-row>
              <table:table-cell office:value-type="float" office:value="45385">
                <text:p>45385</text:p>
              </table:table-cell>
              <table:table-cell office:value-type="float" office:value="198.3">
                <text:p>198.3</text:p>
              </table:table-cell>
              <table:table-cell office:value-type="float" office:value="193.9165">
                <text:p>193.9165</text:p>
              </table:table-cell>
              <table:table-cell office:value-type="float" office:value="202.829672064832">
                <text:p>202.829672064832</text:p>
              </table:table-cell>
              <table:table-cell office:value-type="float" office:value="185.003327935168">
                <text:p>185.003327935168</text:p>
              </table:table-cell>
            </table:table-row>
            <table:table-row>
              <table:table-cell office:value-type="float" office:value="45386">
                <text:p>45386</text:p>
              </table:table-cell>
              <table:table-cell office:value-type="float" office:value="195.65">
                <text:p>195.65</text:p>
              </table:table-cell>
              <table:table-cell office:value-type="float" office:value="194.2225">
                <text:p>194.2225</text:p>
              </table:table-cell>
              <table:table-cell office:value-type="float" office:value="203.135326817085">
                <text:p>203.135326817085</text:p>
              </table:table-cell>
              <table:table-cell office:value-type="float" office:value="185.309673182915">
                <text:p>185.309673182915</text:p>
              </table:table-cell>
            </table:table-row>
            <table:table-row>
              <table:table-cell office:value-type="float" office:value="45387">
                <text:p>45387</text:p>
              </table:table-cell>
              <table:table-cell office:value-type="float" office:value="197.45">
                <text:p>197.45</text:p>
              </table:table-cell>
              <table:table-cell office:value-type="float" office:value="194.7015">
                <text:p>194.7015</text:p>
              </table:table-cell>
              <table:table-cell office:value-type="float" office:value="203.096472179509">
                <text:p>203.096472179509</text:p>
              </table:table-cell>
              <table:table-cell office:value-type="float" office:value="186.306527820491">
                <text:p>186.306527820491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98.48">
                <text:p>198.48</text:p>
              </table:table-cell>
              <table:table-cell office:value-type="float" office:value="195.2145">
                <text:p>195.2145</text:p>
              </table:table-cell>
              <table:table-cell office:value-type="float" office:value="203.114865229547">
                <text:p>203.114865229547</text:p>
              </table:table-cell>
              <table:table-cell office:value-type="float" office:value="187.314134770453">
                <text:p>187.314134770453</text:p>
              </table:table-cell>
            </table:table-row>
            <table:table-row>
              <table:table-cell office:value-type="float" office:value="45391">
                <text:p>45391</text:p>
              </table:table-cell>
              <table:table-cell office:value-type="float" office:value="197.15">
                <text:p>197.15</text:p>
              </table:table-cell>
              <table:table-cell office:value-type="float" office:value="195.6575">
                <text:p>195.6575</text:p>
              </table:table-cell>
              <table:table-cell office:value-type="float" office:value="202.98512473183">
                <text:p>202.98512473183</text:p>
              </table:table-cell>
              <table:table-cell office:value-type="float" office:value="188.32987526817">
                <text:p>188.32987526817</text:p>
              </table:table-cell>
            </table:table-row>
            <table:table-row>
              <table:table-cell office:value-type="float" office:value="45392">
                <text:p>45392</text:p>
              </table:table-cell>
              <table:table-cell office:value-type="float" office:value="195.47">
                <text:p>195.47</text:p>
              </table:table-cell>
              <table:table-cell office:value-type="float" office:value="195.939">
                <text:p>195.939</text:p>
              </table:table-cell>
              <table:table-cell office:value-type="float" office:value="202.743306513856">
                <text:p>202.743306513856</text:p>
              </table:table-cell>
              <table:table-cell office:value-type="float" office:value="189.134693486144">
                <text:p>189.134693486144</text:p>
              </table:table-cell>
            </table:table-row>
            <table:table-row>
              <table:table-cell office:value-type="float" office:value="45393">
                <text:p>45393</text:p>
              </table:table-cell>
              <table:table-cell office:value-type="float" office:value="195.43">
                <text:p>195.43</text:p>
              </table:table-cell>
              <table:table-cell office:value-type="float" office:value="196.1415">
                <text:p>196.1415</text:p>
              </table:table-cell>
              <table:table-cell office:value-type="float" office:value="202.582631352442">
                <text:p>202.582631352442</text:p>
              </table:table-cell>
              <table:table-cell office:value-type="float" office:value="189.700368647558">
                <text:p>189.700368647558</text:p>
              </table:table-cell>
            </table:table-row>
            <table:table-row>
              <table:table-cell office:value-type="float" office:value="45394">
                <text:p>45394</text:p>
              </table:table-cell>
              <table:table-cell office:value-type="float" office:value="182.79">
                <text:p>182.79</text:p>
              </table:table-cell>
              <table:table-cell office:value-type="float" office:value="195.8825">
                <text:p>195.8825</text:p>
              </table:table-cell>
              <table:table-cell office:value-type="float" office:value="200.980252285329">
                <text:p>200.980252285329</text:p>
              </table:table-cell>
              <table:table-cell office:value-type="float" office:value="190.784747714671">
                <text:p>190.784747714671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82.89">
                <text:p>182.89</text:p>
              </table:table-cell>
              <table:table-cell office:value-type="float" office:value="195.512">
                <text:p>195.512</text:p>
              </table:table-cell>
              <table:table-cell office:value-type="float" office:value="203.179719378527">
                <text:p>203.179719378527</text:p>
              </table:table-cell>
              <table:table-cell office:value-type="float" office:value="187.844280621473">
                <text:p>187.844280621473</text:p>
              </table:table-cell>
            </table:table-row>
            <table:table-row>
              <table:table-cell office:value-type="float" office:value="45398">
                <text:p>45398</text:p>
              </table:table-cell>
              <table:table-cell office:value-type="float" office:value="180.8">
                <text:p>180.8</text:p>
              </table:table-cell>
              <table:table-cell office:value-type="float" office:value="194.919">
                <text:p>194.919</text:p>
              </table:table-cell>
              <table:table-cell office:value-type="float" office:value="204.622498977053">
                <text:p>204.622498977053</text:p>
              </table:table-cell>
              <table:table-cell office:value-type="float" office:value="185.215501022947">
                <text:p>185.215501022947</text:p>
              </table:table-cell>
            </table:table-row>
            <table:table-row>
              <table:table-cell office:value-type="float" office:value="45399">
                <text:p>45399</text:p>
              </table:table-cell>
              <table:table-cell office:value-type="float" office:value="180.08">
                <text:p>180.08</text:p>
              </table:table-cell>
              <table:table-cell office:value-type="float" office:value="194.2335">
                <text:p>194.2335</text:p>
              </table:table-cell>
              <table:table-cell office:value-type="float" office:value="206.086365126032">
                <text:p>206.086365126032</text:p>
              </table:table-cell>
              <table:table-cell office:value-type="float" office:value="182.380634873968">
                <text:p>182.380634873968</text:p>
              </table:table-cell>
            </table:table-row>
            <table:table-row>
              <table:table-cell office:value-type="float" office:value="45400">
                <text:p>45400</text:p>
              </table:table-cell>
              <table:table-cell office:value-type="float" office:value="181.25">
                <text:p>181.25</text:p>
              </table:table-cell>
              <table:table-cell office:value-type="float" office:value="193.4795">
                <text:p>193.4795</text:p>
              </table:table-cell>
              <table:table-cell office:value-type="float" office:value="207.129449210539">
                <text:p>207.129449210539</text:p>
              </table:table-cell>
              <table:table-cell office:value-type="float" office:value="179.829550789461">
                <text:p>179.829550789461</text:p>
              </table:table-cell>
            </table:table-row>
            <table:table-row>
              <table:table-cell office:value-type="float" office:value="45401">
                <text:p>45401</text:p>
              </table:table-cell>
              <table:table-cell office:value-type="float" office:value="185.8">
                <text:p>185.8</text:p>
              </table:table-cell>
              <table:table-cell office:value-type="float" office:value="192.8165">
                <text:p>192.8165</text:p>
              </table:table-cell>
              <table:table-cell office:value-type="float" office:value="207.445969977168">
                <text:p>207.445969977168</text:p>
              </table:table-cell>
              <table:table-cell office:value-type="float" office:value="178.187030022832">
                <text:p>178.187030022832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89.41">
                <text:p>189.41</text:p>
              </table:table-cell>
              <table:table-cell office:value-type="float" office:value="192.456">
                <text:p>192.456</text:p>
              </table:table-cell>
              <table:table-cell office:value-type="float" office:value="207.360813854034">
                <text:p>207.360813854034</text:p>
              </table:table-cell>
              <table:table-cell office:value-type="float" office:value="177.551186145966">
                <text:p>177.551186145966</text:p>
              </table:table-cell>
            </table:table-row>
            <table:table-row>
              <table:table-cell office:value-type="float" office:value="45405">
                <text:p>45405</text:p>
              </table:table-cell>
              <table:table-cell office:value-type="float" office:value="192.14">
                <text:p>192.14</text:p>
              </table:table-cell>
              <table:table-cell office:value-type="float" office:value="192.322">
                <text:p>192.322</text:p>
              </table:table-cell>
              <table:table-cell office:value-type="float" office:value="207.255738481346">
                <text:p>207.255738481346</text:p>
              </table:table-cell>
              <table:table-cell office:value-type="float" office:value="177.388261518654">
                <text:p>177.388261518654</text:p>
              </table:table-cell>
            </table:table-row>
            <table:table-row>
              <table:table-cell office:value-type="float" office:value="45406">
                <text:p>45406</text:p>
              </table:table-cell>
              <table:table-cell office:value-type="float" office:value="193.08">
                <text:p>193.08</text:p>
              </table:table-cell>
              <table:table-cell office:value-type="float" office:value="192.1895">
                <text:p>192.1895</text:p>
              </table:table-cell>
              <table:table-cell office:value-type="float" office:value="207.032257818179">
                <text:p>207.032257818179</text:p>
              </table:table-cell>
              <table:table-cell office:value-type="float" office:value="177.346742181821">
                <text:p>177.346742181821</text:p>
              </table:table-cell>
            </table:table-row>
            <table:table-row>
              <table:table-cell office:value-type="float" office:value="45407">
                <text:p>45407</text:p>
              </table:table-cell>
              <table:table-cell office:value-type="float" office:value="193.37">
                <text:p>193.37</text:p>
              </table:table-cell>
              <table:table-cell office:value-type="float" office:value="191.882">
                <text:p>191.882</text:p>
              </table:table-cell>
              <table:table-cell office:value-type="float" office:value="206.301537996184">
                <text:p>206.301537996184</text:p>
              </table:table-cell>
              <table:table-cell office:value-type="float" office:value="177.462462003816">
                <text:p>177.462462003816</text:p>
              </table:table-cell>
            </table:table-row>
            <table:table-row>
              <table:table-cell office:value-type="float" office:value="45408">
                <text:p>45408</text:p>
              </table:table-cell>
              <table:table-cell office:value-type="float" office:value="193.49">
                <text:p>193.49</text:p>
              </table:table-cell>
              <table:table-cell office:value-type="float" office:value="191.5415">
                <text:p>191.5415</text:p>
              </table:table-cell>
              <table:table-cell office:value-type="float" office:value="205.393031635706">
                <text:p>205.393031635706</text:p>
              </table:table-cell>
              <table:table-cell office:value-type="float" office:value="177.689968364294">
                <text:p>177.689968364294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93.28">
                <text:p>193.28</text:p>
              </table:table-cell>
              <table:table-cell office:value-type="float" office:value="191.2585">
                <text:p>191.2585</text:p>
              </table:table-cell>
              <table:table-cell office:value-type="float" office:value="204.673002233607">
                <text:p>204.673002233607</text:p>
              </table:table-cell>
              <table:table-cell office:value-type="float" office:value="177.843997766393">
                <text:p>177.843997766393</text:p>
              </table:table-cell>
            </table:table-row>
            <table:table-row>
              <table:table-cell office:value-type="float" office:value="45412">
                <text:p>45412</text:p>
              </table:table-cell>
              <table:table-cell office:value-type="float" office:value="191.74">
                <text:p>191.74</text:p>
              </table:table-cell>
              <table:table-cell office:value-type="float" office:value="190.9025">
                <text:p>190.9025</text:p>
              </table:table-cell>
              <table:table-cell office:value-type="float" office:value="203.840363919791">
                <text:p>203.840363919791</text:p>
              </table:table-cell>
              <table:table-cell office:value-type="float" office:value="177.96463608021">
                <text:p>177.96463608021</text:p>
              </table:table-cell>
            </table:table-row>
            <table:table-row>
              <table:table-cell office:value-type="float" office:value="45413">
                <text:p>45413</text:p>
              </table:table-cell>
              <table:table-cell office:value-type="float" office:value="191.86">
                <text:p>191.86</text:p>
              </table:table-cell>
              <table:table-cell office:value-type="float" office:value="190.5805">
                <text:p>190.5805</text:p>
              </table:table-cell>
              <table:table-cell office:value-type="float" office:value="203.020423280634">
                <text:p>203.020423280634</text:p>
              </table:table-cell>
              <table:table-cell office:value-type="float" office:value="178.140576719366">
                <text:p>178.140576719366</text:p>
              </table:table-cell>
            </table:table-row>
            <table:table-row>
              <table:table-cell office:value-type="float" office:value="45414">
                <text:p>45414</text:p>
              </table:table-cell>
              <table:table-cell office:value-type="float" office:value="191.66">
                <text:p>191.66</text:p>
              </table:table-cell>
              <table:table-cell office:value-type="float" office:value="190.381">
                <text:p>190.381</text:p>
              </table:table-cell>
              <table:table-cell office:value-type="float" office:value="202.592592325921">
                <text:p>202.592592325921</text:p>
              </table:table-cell>
              <table:table-cell office:value-type="float" office:value="178.169407674079">
                <text:p>178.169407674079</text:p>
              </table:table-cell>
            </table:table-row>
            <table:table-row>
              <table:table-cell office:value-type="float" office:value="45415">
                <text:p>45415</text:p>
              </table:table-cell>
              <table:table-cell office:value-type="float" office:value="190.51">
                <text:p>190.51</text:p>
              </table:table-cell>
              <table:table-cell office:value-type="float" office:value="190.034">
                <text:p>190.034</text:p>
              </table:table-cell>
              <table:table-cell office:value-type="float" office:value="201.77353036111">
                <text:p>201.77353036111</text:p>
              </table:table-cell>
              <table:table-cell office:value-type="float" office:value="178.29446963889">
                <text:p>178.29446963889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92">
                <text:p>192</text:p>
              </table:table-cell>
              <table:table-cell office:value-type="float" office:value="189.71">
                <text:p>189.71</text:p>
              </table:table-cell>
              <table:table-cell office:value-type="float" office:value="200.718317004649">
                <text:p>200.718317004649</text:p>
              </table:table-cell>
              <table:table-cell office:value-type="float" office:value="178.701682995351">
                <text:p>178.701682995351</text:p>
              </table:table-cell>
            </table:table-row>
            <table:table-row>
              <table:table-cell office:value-type="float" office:value="45419">
                <text:p>45419</text:p>
              </table:table-cell>
              <table:table-cell office:value-type="float" office:value="191.75">
                <text:p>191.75</text:p>
              </table:table-cell>
              <table:table-cell office:value-type="float" office:value="189.44">
                <text:p>189.44</text:p>
              </table:table-cell>
              <table:table-cell office:value-type="float" office:value="199.902386095295">
                <text:p>199.902386095295</text:p>
              </table:table-cell>
              <table:table-cell office:value-type="float" office:value="178.977613904705">
                <text:p>178.977613904705</text:p>
              </table:table-cell>
            </table:table-row>
            <table:table-row>
              <table:table-cell office:value-type="float" office:value="45420">
                <text:p>45420</text:p>
              </table:table-cell>
              <table:table-cell office:value-type="float" office:value="195.65">
                <text:p>195.65</text:p>
              </table:table-cell>
              <table:table-cell office:value-type="float" office:value="189.449">
                <text:p>189.449</text:p>
              </table:table-cell>
              <table:table-cell office:value-type="float" office:value="199.558612240295">
                <text:p>199.558612240295</text:p>
              </table:table-cell>
              <table:table-cell office:value-type="float" office:value="179.339387759705">
                <text:p>179.339387759705</text:p>
              </table:table-cell>
            </table:table-row>
            <table:table-row>
              <table:table-cell office:value-type="float" office:value="45421">
                <text:p>45421</text:p>
              </table:table-cell>
              <table:table-cell office:value-type="float" office:value="197.5">
                <text:p>197.5</text:p>
              </table:table-cell>
              <table:table-cell office:value-type="float" office:value="189.5525">
                <text:p>189.5525</text:p>
              </table:table-cell>
              <table:table-cell office:value-type="float" office:value="199.693070476588">
                <text:p>199.693070476588</text:p>
              </table:table-cell>
              <table:table-cell office:value-type="float" office:value="179.411929523412">
                <text:p>179.411929523412</text:p>
              </table:table-cell>
            </table:table-row>
            <table:table-row>
              <table:table-cell office:value-type="float" office:value="45422">
                <text:p>45422</text:p>
              </table:table-cell>
              <table:table-cell office:value-type="float" office:value="198.77">
                <text:p>198.77</text:p>
              </table:table-cell>
              <table:table-cell office:value-type="float" office:value="190.3515">
                <text:p>190.3515</text:p>
              </table:table-cell>
              <table:table-cell office:value-type="float" office:value="200.69116529258">
                <text:p>200.69116529258</text:p>
              </table:table-cell>
              <table:table-cell office:value-type="float" office:value="180.011834707421">
                <text:p>180.011834707421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198.73">
                <text:p>198.73</text:p>
              </table:table-cell>
              <table:table-cell office:value-type="float" office:value="191.1435">
                <text:p>191.1435</text:p>
              </table:table-cell>
              <table:table-cell office:value-type="float" office:value="201.653665060105">
                <text:p>201.653665060105</text:p>
              </table:table-cell>
              <table:table-cell office:value-type="float" office:value="180.633334939895">
                <text:p>180.633334939895</text:p>
              </table:table-cell>
            </table:table-row>
            <table:table-row>
              <table:table-cell office:value-type="float" office:value="45426">
                <text:p>45426</text:p>
              </table:table-cell>
              <table:table-cell office:value-type="float" office:value="201.51">
                <text:p>201.51</text:p>
              </table:table-cell>
              <table:table-cell office:value-type="float" office:value="192.179">
                <text:p>192.179</text:p>
              </table:table-cell>
              <table:table-cell office:value-type="float" office:value="202.123862613313">
                <text:p>202.123862613313</text:p>
              </table:table-cell>
              <table:table-cell office:value-type="float" office:value="182.234137386688">
                <text:p>182.234137386688</text:p>
              </table:table-cell>
            </table:table-row>
            <table:table-row>
              <table:table-cell office:value-type="float" office:value="45427">
                <text:p>45427</text:p>
              </table:table-cell>
              <table:table-cell office:value-type="float" office:value="202.11">
                <text:p>202.11</text:p>
              </table:table-cell>
              <table:table-cell office:value-type="float" office:value="193.2805">
                <text:p>193.2805</text:p>
              </table:table-cell>
              <table:table-cell office:value-type="float" office:value="202.501382859128">
                <text:p>202.501382859128</text:p>
              </table:table-cell>
              <table:table-cell office:value-type="float" office:value="184.059617140872">
                <text:p>184.059617140872</text:p>
              </table:table-cell>
            </table:table-row>
            <table:table-row>
              <table:table-cell office:value-type="float" office:value="45428">
                <text:p>45428</text:p>
              </table:table-cell>
              <table:table-cell office:value-type="float" office:value="202.47">
                <text:p>202.47</text:p>
              </table:table-cell>
              <table:table-cell office:value-type="float" office:value="194.3415">
                <text:p>194.3415</text:p>
              </table:table-cell>
              <table:table-cell office:value-type="float" office:value="202.672484230306">
                <text:p>202.672484230306</text:p>
              </table:table-cell>
              <table:table-cell office:value-type="float" office:value="186.010515769694">
                <text:p>186.010515769694</text:p>
              </table:table-cell>
            </table:table-row>
            <table:table-row>
              <table:table-cell office:value-type="float" office:value="45429">
                <text:p>45429</text:p>
              </table:table-cell>
              <table:table-cell office:value-type="float" office:value="204.79">
                <text:p>204.79</text:p>
              </table:table-cell>
              <table:table-cell office:value-type="float" office:value="195.291">
                <text:p>195.291</text:p>
              </table:table-cell>
              <table:table-cell office:value-type="float" office:value="203.524762187851">
                <text:p>203.524762187851</text:p>
              </table:table-cell>
              <table:table-cell office:value-type="float" office:value="187.057237812149">
                <text:p>187.057237812149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95.58">
                <text:p>195.58</text:p>
              </table:table-cell>
              <table:table-cell office:value-type="float" office:value="195.5995">
                <text:p>195.5995</text:p>
              </table:table-cell>
              <table:table-cell office:value-type="float" office:value="204.589003690871">
                <text:p>204.589003690871</text:p>
              </table:table-cell>
              <table:table-cell office:value-type="float" office:value="186.609996309129">
                <text:p>186.609996309129</text:p>
              </table:table-cell>
            </table:table-row>
            <table:table-row>
              <table:table-cell office:value-type="float" office:value="45433">
                <text:p>45433</text:p>
              </table:table-cell>
              <table:table-cell office:value-type="float" office:value="199.52">
                <text:p>199.52</text:p>
              </table:table-cell>
              <table:table-cell office:value-type="float" office:value="195.9685">
                <text:p>195.9685</text:p>
              </table:table-cell>
              <table:table-cell office:value-type="float" office:value="204.80092325666">
                <text:p>204.80092325666</text:p>
              </table:table-cell>
              <table:table-cell office:value-type="float" office:value="187.13607674334">
                <text:p>187.13607674334</text:p>
              </table:table-cell>
            </table:table-row>
            <table:table-row>
              <table:table-cell office:value-type="float" office:value="45434">
                <text:p>45434</text:p>
              </table:table-cell>
              <table:table-cell office:value-type="float" office:value="198.31">
                <text:p>198.31</text:p>
              </table:table-cell>
              <table:table-cell office:value-type="float" office:value="196.23">
                <text:p>196.23</text:p>
              </table:table-cell>
              <table:table-cell office:value-type="float" office:value="205.118783128026">
                <text:p>205.118783128026</text:p>
              </table:table-cell>
              <table:table-cell office:value-type="float" office:value="187.341216871974">
                <text:p>187.341216871974</text:p>
              </table:table-cell>
            </table:table-row>
            <table:table-row>
              <table:table-cell office:value-type="float" office:value="45435">
                <text:p>45435</text:p>
              </table:table-cell>
              <table:table-cell office:value-type="float" office:value="196.92">
                <text:p>196.92</text:p>
              </table:table-cell>
              <table:table-cell office:value-type="float" office:value="196.4075">
                <text:p>196.4075</text:p>
              </table:table-cell>
              <table:table-cell office:value-type="float" office:value="205.245437098879">
                <text:p>205.245437098879</text:p>
              </table:table-cell>
              <table:table-cell office:value-type="float" office:value="187.569562901121">
                <text:p>187.569562901121</text:p>
              </table:table-cell>
            </table:table-row>
            <table:table-row>
              <table:table-cell office:value-type="float" office:value="45436">
                <text:p>45436</text:p>
              </table:table-cell>
              <table:table-cell office:value-type="float" office:value="200.71">
                <text:p>200.71</text:p>
              </table:table-cell>
              <table:table-cell office:value-type="float" office:value="196.7685">
                <text:p>196.7685</text:p>
              </table:table-cell>
              <table:table-cell office:value-type="float" office:value="205.496587215006">
                <text:p>205.496587215006</text:p>
              </table:table-cell>
              <table:table-cell office:value-type="float" office:value="188.040412784994">
                <text:p>188.040412784994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99.5">
                <text:p>199.5</text:p>
              </table:table-cell>
              <table:table-cell office:value-type="float" office:value="197.0795">
                <text:p>197.0795</text:p>
              </table:table-cell>
              <table:table-cell office:value-type="float" office:value="205.852573904339">
                <text:p>205.852573904339</text:p>
              </table:table-cell>
              <table:table-cell office:value-type="float" office:value="188.306426095661">
                <text:p>188.306426095661</text:p>
              </table:table-cell>
            </table:table-row>
            <table:table-row>
              <table:table-cell office:value-type="float" office:value="45441">
                <text:p>45441</text:p>
              </table:table-cell>
              <table:table-cell office:value-type="float" office:value="198.11">
                <text:p>198.11</text:p>
              </table:table-cell>
              <table:table-cell office:value-type="float" office:value="197.398">
                <text:p>197.398</text:p>
              </table:table-cell>
              <table:table-cell office:value-type="float" office:value="205.863709850618">
                <text:p>205.863709850618</text:p>
              </table:table-cell>
              <table:table-cell office:value-type="float" office:value="188.932290149382">
                <text:p>188.932290149382</text:p>
              </table:table-cell>
            </table:table-row>
            <table:table-row>
              <table:table-cell office:value-type="float" office:value="45442">
                <text:p>45442</text:p>
              </table:table-cell>
              <table:table-cell office:value-type="float" office:value="199.33">
                <text:p>199.33</text:p>
              </table:table-cell>
              <table:table-cell office:value-type="float" office:value="197.7715">
                <text:p>197.7715</text:p>
              </table:table-cell>
              <table:table-cell office:value-type="float" office:value="205.809701771497">
                <text:p>205.809701771497</text:p>
              </table:table-cell>
              <table:table-cell office:value-type="float" office:value="189.733298228503">
                <text:p>189.733298228503</text:p>
              </table:table-cell>
            </table:table-row>
            <table:table-row>
              <table:table-cell office:value-type="float" office:value="45443">
                <text:p>45443</text:p>
              </table:table-cell>
              <table:table-cell office:value-type="float" office:value="202.63">
                <text:p>202.63</text:p>
              </table:table-cell>
              <table:table-cell office:value-type="float" office:value="198.32">
                <text:p>198.32</text:p>
              </table:table-cell>
              <table:table-cell office:value-type="float" office:value="205.832916441056">
                <text:p>205.832916441056</text:p>
              </table:table-cell>
              <table:table-cell office:value-type="float" office:value="190.807083558944">
                <text:p>190.807083558944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201.82">
                <text:p>201.82</text:p>
              </table:table-cell>
              <table:table-cell office:value-type="float" office:value="198.8855">
                <text:p>198.8855</text:p>
              </table:table-cell>
              <table:table-cell office:value-type="float" office:value="205.706138271654">
                <text:p>205.706138271654</text:p>
              </table:table-cell>
              <table:table-cell office:value-type="float" office:value="192.064861728346">
                <text:p>192.064861728346</text:p>
              </table:table-cell>
            </table:table-row>
            <table:table-row>
              <table:table-cell office:value-type="float" office:value="45447">
                <text:p>45447</text:p>
              </table:table-cell>
              <table:table-cell office:value-type="float" office:value="199.16">
                <text:p>199.16</text:p>
              </table:table-cell>
              <table:table-cell office:value-type="float" office:value="199.2435">
                <text:p>199.2435</text:p>
              </table:table-cell>
              <table:table-cell office:value-type="float" office:value="205.362761316885">
                <text:p>205.362761316885</text:p>
              </table:table-cell>
              <table:table-cell office:value-type="float" office:value="193.124238683115">
                <text:p>193.124238683115</text:p>
              </table:table-cell>
            </table:table-row>
            <table:table-row>
              <table:table-cell office:value-type="float" office:value="45448">
                <text:p>45448</text:p>
              </table:table-cell>
              <table:table-cell office:value-type="float" office:value="197.26">
                <text:p>197.26</text:p>
              </table:table-cell>
              <table:table-cell office:value-type="float" office:value="199.519">
                <text:p>199.519</text:p>
              </table:table-cell>
              <table:table-cell office:value-type="float" office:value="204.449709117121">
                <text:p>204.449709117121</text:p>
              </table:table-cell>
              <table:table-cell office:value-type="float" office:value="194.588290882879">
                <text:p>194.588290882879</text:p>
              </table:table-cell>
            </table:table-row>
            <table:table-row>
              <table:table-cell office:value-type="float" office:value="45449">
                <text:p>45449</text:p>
              </table:table-cell>
              <table:table-cell office:value-type="float" office:value="196.91">
                <text:p>196.91</text:p>
              </table:table-cell>
              <table:table-cell office:value-type="float" office:value="199.582">
                <text:p>199.582</text:p>
              </table:table-cell>
              <table:table-cell office:value-type="float" office:value="204.272846131233">
                <text:p>204.272846131233</text:p>
              </table:table-cell>
              <table:table-cell office:value-type="float" office:value="194.891153868767">
                <text:p>194.891153868767</text:p>
              </table:table-cell>
            </table:table-row>
            <table:table-row>
              <table:table-cell office:value-type="float" office:value="45450">
                <text:p>45450</text:p>
              </table:table-cell>
              <table:table-cell office:value-type="float" office:value="199.95">
                <text:p>199.95</text:p>
              </table:table-cell>
              <table:table-cell office:value-type="float" office:value="199.7045">
                <text:p>199.7045</text:p>
              </table:table-cell>
              <table:table-cell office:value-type="float" office:value="204.464767327497">
                <text:p>204.464767327497</text:p>
              </table:table-cell>
              <table:table-cell office:value-type="float" office:value="194.944232672503">
                <text:p>194.944232672503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99.61">
                <text:p>199.61</text:p>
              </table:table-cell>
              <table:table-cell office:value-type="float" office:value="199.7465">
                <text:p>199.7465</text:p>
              </table:table-cell>
              <table:table-cell office:value-type="float" office:value="204.486749456757">
                <text:p>204.486749456757</text:p>
              </table:table-cell>
              <table:table-cell office:value-type="float" office:value="195.006250543243">
                <text:p>195.006250543243</text:p>
              </table:table-cell>
            </table:table-row>
            <table:table-row>
              <table:table-cell office:value-type="float" office:value="45454">
                <text:p>45454</text:p>
              </table:table-cell>
              <table:table-cell office:value-type="float" office:value="194.36">
                <text:p>194.36</text:p>
              </table:table-cell>
              <table:table-cell office:value-type="float" office:value="199.528">
                <text:p>199.528</text:p>
              </table:table-cell>
              <table:table-cell office:value-type="float" office:value="204.243148165458">
                <text:p>204.243148165458</text:p>
              </table:table-cell>
              <table:table-cell office:value-type="float" office:value="194.812851834542">
                <text:p>194.812851834542</text:p>
              </table:table-cell>
            </table:table-row>
            <table:table-row>
              <table:table-cell office:value-type="float" office:value="45455">
                <text:p>45455</text:p>
              </table:table-cell>
              <table:table-cell office:value-type="float" office:value="191.53">
                <text:p>191.53</text:p>
              </table:table-cell>
              <table:table-cell office:value-type="float" office:value="199.029">
                <text:p>199.029</text:p>
              </table:table-cell>
              <table:table-cell office:value-type="float" office:value="204.278881313056">
                <text:p>204.278881313056</text:p>
              </table:table-cell>
              <table:table-cell office:value-type="float" office:value="193.779118686944">
                <text:p>193.779118686944</text:p>
              </table:table-cell>
            </table:table-row>
            <table:table-row>
              <table:table-cell office:value-type="float" office:value="45456">
                <text:p>45456</text:p>
              </table:table-cell>
              <table:table-cell office:value-type="float" office:value="193.66">
                <text:p>193.66</text:p>
              </table:table-cell>
              <table:table-cell office:value-type="float" office:value="198.6065">
                <text:p>198.6065</text:p>
              </table:table-cell>
              <table:table-cell office:value-type="float" office:value="204.810946622765">
                <text:p>204.810946622765</text:p>
              </table:table-cell>
              <table:table-cell office:value-type="float" office:value="192.402053377235">
                <text:p>192.402053377235</text:p>
              </table:table-cell>
            </table:table-row>
            <table:table-row>
              <table:table-cell office:value-type="float" office:value="45457">
                <text:p>45457</text:p>
              </table:table-cell>
              <table:table-cell office:value-type="float" office:value="193.78">
                <text:p>193.78</text:p>
              </table:table-cell>
              <table:table-cell office:value-type="float" office:value="198.172">
                <text:p>198.172</text:p>
              </table:table-cell>
              <table:table-cell office:value-type="float" office:value="204.553772838436">
                <text:p>204.553772838436</text:p>
              </table:table-cell>
              <table:table-cell office:value-type="float" office:value="191.790227161564">
                <text:p>191.790227161564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94.98">
                <text:p>194.98</text:p>
              </table:table-cell>
              <table:table-cell office:value-type="float" office:value="197.6815">
                <text:p>197.6815</text:p>
              </table:table-cell>
              <table:table-cell office:value-type="float" office:value="203.597080972788">
                <text:p>203.597080972788</text:p>
              </table:table-cell>
              <table:table-cell office:value-type="float" office:value="191.765919027212">
                <text:p>191.765919027212</text:p>
              </table:table-cell>
            </table:table-row>
            <table:table-row>
              <table:table-cell office:value-type="float" office:value="45461">
                <text:p>45461</text:p>
              </table:table-cell>
              <table:table-cell office:value-type="float" office:value="197">
                <text:p>197</text:p>
              </table:table-cell>
              <table:table-cell office:value-type="float" office:value="197.7525">
                <text:p>197.7525</text:p>
              </table:table-cell>
              <table:table-cell office:value-type="float" office:value="203.724786288246">
                <text:p>203.724786288246</text:p>
              </table:table-cell>
              <table:table-cell office:value-type="float" office:value="191.780213711754">
                <text:p>191.780213711754</text:p>
              </table:table-cell>
            </table:table-row>
            <table:table-row>
              <table:table-cell office:value-type="float" office:value="45463">
                <text:p>45463</text:p>
              </table:table-cell>
              <table:table-cell office:value-type="float" office:value="198.67">
                <text:p>198.67</text:p>
              </table:table-cell>
              <table:table-cell office:value-type="float" office:value="197.71">
                <text:p>197.71</text:p>
              </table:table-cell>
              <table:table-cell office:value-type="float" office:value="203.631983427814">
                <text:p>203.631983427814</text:p>
              </table:table-cell>
              <table:table-cell office:value-type="float" office:value="191.788016572186">
                <text:p>191.788016572186</text:p>
              </table:table-cell>
            </table:table-row>
            <table:table-row>
              <table:table-cell office:value-type="float" office:value="45464">
                <text:p>45464</text:p>
              </table:table-cell>
              <table:table-cell office:value-type="float" office:value="196.3">
                <text:p>196.3</text:p>
              </table:table-cell>
              <table:table-cell office:value-type="float" office:value="197.6095">
                <text:p>197.6095</text:p>
              </table:table-cell>
              <table:table-cell office:value-type="float" office:value="203.542564649939">
                <text:p>203.542564649939</text:p>
              </table:table-cell>
              <table:table-cell office:value-type="float" office:value="191.676435350061">
                <text:p>191.676435350061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98.88">
                <text:p>198.88</text:p>
              </table:table-cell>
              <table:table-cell office:value-type="float" office:value="197.7075">
                <text:p>197.7075</text:p>
              </table:table-cell>
              <table:table-cell office:value-type="float" office:value="203.664946566327">
                <text:p>203.664946566327</text:p>
              </table:table-cell>
              <table:table-cell office:value-type="float" office:value="191.750053433673">
                <text:p>191.750053433673</text:p>
              </table:table-cell>
            </table:table-row>
            <table:table-row>
              <table:table-cell office:value-type="float" office:value="45468">
                <text:p>45468</text:p>
              </table:table-cell>
              <table:table-cell office:value-type="float" office:value="198.07">
                <text:p>198.07</text:p>
              </table:table-cell>
              <table:table-cell office:value-type="float" office:value="197.5755">
                <text:p>197.5755</text:p>
              </table:table-cell>
              <table:table-cell office:value-type="float" office:value="203.381012605118">
                <text:p>203.381012605118</text:p>
              </table:table-cell>
              <table:table-cell office:value-type="float" office:value="191.769987394882">
                <text:p>191.769987394882</text:p>
              </table:table-cell>
            </table:table-row>
            <table:table-row>
              <table:table-cell office:value-type="float" office:value="45469">
                <text:p>45469</text:p>
              </table:table-cell>
              <table:table-cell office:value-type="float" office:value="197.43">
                <text:p>197.43</text:p>
              </table:table-cell>
              <table:table-cell office:value-type="float" office:value="197.472">
                <text:p>197.472</text:p>
              </table:table-cell>
              <table:table-cell office:value-type="float" office:value="203.207400076288">
                <text:p>203.207400076288</text:p>
              </table:table-cell>
              <table:table-cell office:value-type="float" office:value="191.736599923712">
                <text:p>191.736599923712</text:p>
              </table:table-cell>
            </table:table-row>
            <table:table-row>
              <table:table-cell office:value-type="float" office:value="45470">
                <text:p>45470</text:p>
              </table:table-cell>
              <table:table-cell office:value-type="float" office:value="199.17">
                <text:p>199.17</text:p>
              </table:table-cell>
              <table:table-cell office:value-type="float" office:value="197.525">
                <text:p>197.525</text:p>
              </table:table-cell>
              <table:table-cell office:value-type="float" office:value="203.252129446407">
                <text:p>203.252129446407</text:p>
              </table:table-cell>
              <table:table-cell office:value-type="float" office:value="191.797870553593">
                <text:p>191.797870553593</text:p>
              </table:table-cell>
            </table:table-row>
            <table:table-row>
              <table:table-cell office:value-type="float" office:value="45471">
                <text:p>45471</text:p>
              </table:table-cell>
              <table:table-cell office:value-type="float" office:value="202.26">
                <text:p>202.26</text:p>
              </table:table-cell>
              <table:table-cell office:value-type="float" office:value="197.6715">
                <text:p>197.6715</text:p>
              </table:table-cell>
              <table:table-cell office:value-type="float" office:value="203.38734542206">
                <text:p>203.38734542206</text:p>
              </table:table-cell>
              <table:table-cell office:value-type="float" office:value="191.95565457794">
                <text:p>191.95565457794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205.45">
                <text:p>205.45</text:p>
              </table:table-cell>
              <table:table-cell office:value-type="float" office:value="197.8125">
                <text:p>197.8125</text:p>
              </table:table-cell>
              <table:table-cell office:value-type="float" office:value="203.455601880208">
                <text:p>203.455601880208</text:p>
              </table:table-cell>
              <table:table-cell office:value-type="float" office:value="192.169398119792">
                <text:p>192.169398119792</text:p>
              </table:table-cell>
            </table:table-row>
            <table:table-row>
              <table:table-cell office:value-type="float" office:value="45475">
                <text:p>45475</text:p>
              </table:table-cell>
              <table:table-cell office:value-type="float" office:value="208.83">
                <text:p>208.83</text:p>
              </table:table-cell>
              <table:table-cell office:value-type="float" office:value="198.163">
                <text:p>198.163</text:p>
              </table:table-cell>
              <table:table-cell office:value-type="float" office:value="204.623080024127">
                <text:p>204.623080024127</text:p>
              </table:table-cell>
              <table:table-cell office:value-type="float" office:value="191.702919975873">
                <text:p>191.702919975873</text:p>
              </table:table-cell>
            </table:table-row>
            <table:table-row>
              <table:table-cell office:value-type="float" office:value="45476">
                <text:p>45476</text:p>
              </table:table-cell>
              <table:table-cell office:value-type="float" office:value="208.69">
                <text:p>208.69</text:p>
              </table:table-cell>
              <table:table-cell office:value-type="float" office:value="198.6395">
                <text:p>198.6395</text:p>
              </table:table-cell>
              <table:table-cell office:value-type="float" office:value="206.892769988137">
                <text:p>206.892769988137</text:p>
              </table:table-cell>
              <table:table-cell office:value-type="float" office:value="190.386230011863">
                <text:p>190.386230011863</text:p>
              </table:table-cell>
            </table:table-row>
            <table:table-row>
              <table:table-cell office:value-type="float" office:value="45478">
                <text:p>45478</text:p>
              </table:table-cell>
              <table:table-cell office:value-type="float" office:value="204.79">
                <text:p>204.79</text:p>
              </table:table-cell>
              <table:table-cell office:value-type="float" office:value="199.016">
                <text:p>199.016</text:p>
              </table:table-cell>
              <table:table-cell office:value-type="float" office:value="208.571102369234">
                <text:p>208.571102369234</text:p>
              </table:table-cell>
              <table:table-cell office:value-type="float" office:value="189.460897630766">
                <text:p>189.460897630766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205.17">
                <text:p>205.17</text:p>
              </table:table-cell>
              <table:table-cell office:value-type="float" office:value="199.429">
                <text:p>199.429</text:p>
              </table:table-cell>
              <table:table-cell office:value-type="float" office:value="209.331581150907">
                <text:p>209.331581150907</text:p>
              </table:table-cell>
              <table:table-cell office:value-type="float" office:value="189.526418849093">
                <text:p>189.526418849093</text:p>
              </table:table-cell>
            </table:table-row>
            <table:table-row>
              <table:table-cell office:value-type="float" office:value="45482">
                <text:p>45482</text:p>
              </table:table-cell>
              <table:table-cell office:value-type="float" office:value="207.63">
                <text:p>207.63</text:p>
              </table:table-cell>
              <table:table-cell office:value-type="float" office:value="199.813">
                <text:p>199.813</text:p>
              </table:table-cell>
              <table:table-cell office:value-type="float" office:value="210.094407735774">
                <text:p>210.094407735774</text:p>
              </table:table-cell>
              <table:table-cell office:value-type="float" office:value="189.531592264226">
                <text:p>189.531592264226</text:p>
              </table:table-cell>
            </table:table-row>
            <table:table-row>
              <table:table-cell office:value-type="float" office:value="45483">
                <text:p>45483</text:p>
              </table:table-cell>
              <table:table-cell office:value-type="float" office:value="207.8">
                <text:p>207.8</text:p>
              </table:table-cell>
              <table:table-cell office:value-type="float" office:value="200.2225">
                <text:p>200.2225</text:p>
              </table:table-cell>
              <table:table-cell office:value-type="float" office:value="211.176558021323">
                <text:p>211.176558021323</text:p>
              </table:table-cell>
              <table:table-cell office:value-type="float" office:value="189.268441978677">
                <text:p>189.268441978677</text:p>
              </table:table-cell>
            </table:table-row>
            <table:table-row>
              <table:table-cell office:value-type="float" office:value="45484">
                <text:p>45484</text:p>
              </table:table-cell>
              <table:table-cell office:value-type="float" office:value="207.45">
                <text:p>207.45</text:p>
              </table:table-cell>
              <table:table-cell office:value-type="float" office:value="200.877">
                <text:p>200.877</text:p>
              </table:table-cell>
              <table:table-cell office:value-type="float" office:value="212.074459820546">
                <text:p>212.074459820546</text:p>
              </table:table-cell>
              <table:table-cell office:value-type="float" office:value="189.679540179454">
                <text:p>189.679540179454</text:p>
              </table:table-cell>
            </table:table-row>
            <table:table-row>
              <table:table-cell office:value-type="float" office:value="45485">
                <text:p>45485</text:p>
              </table:table-cell>
              <table:table-cell office:value-type="float" office:value="204.94">
                <text:p>204.94</text:p>
              </table:table-cell>
              <table:table-cell office:value-type="float" office:value="201.5475">
                <text:p>201.5475</text:p>
              </table:table-cell>
              <table:table-cell office:value-type="float" office:value="212.273766606869">
                <text:p>212.273766606869</text:p>
              </table:table-cell>
              <table:table-cell office:value-type="float" office:value="190.821233393131">
                <text:p>190.821233393131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210.05">
                <text:p>210.05</text:p>
              </table:table-cell>
              <table:table-cell office:value-type="float" office:value="202.367">
                <text:p>202.367</text:p>
              </table:table-cell>
              <table:table-cell office:value-type="float" office:value="212.525361289773">
                <text:p>212.525361289773</text:p>
              </table:table-cell>
              <table:table-cell office:value-type="float" office:value="192.208638710227">
                <text:p>192.208638710227</text:p>
              </table:table-cell>
            </table:table-row>
            <table:table-row>
              <table:table-cell office:value-type="float" office:value="45489">
                <text:p>45489</text:p>
              </table:table-cell>
              <table:table-cell office:value-type="float" office:value="213.62">
                <text:p>213.62</text:p>
              </table:table-cell>
              <table:table-cell office:value-type="float" office:value="203.359">
                <text:p>203.359</text:p>
              </table:table-cell>
              <table:table-cell office:value-type="float" office:value="213.346583168308">
                <text:p>213.346583168308</text:p>
              </table:table-cell>
              <table:table-cell office:value-type="float" office:value="193.371416831692">
                <text:p>193.371416831692</text:p>
              </table:table-cell>
            </table:table-row>
            <table:table-row>
              <table:table-cell office:value-type="float" office:value="45490">
                <text:p>45490</text:p>
              </table:table-cell>
              <table:table-cell office:value-type="float" office:value="216.87">
                <text:p>216.87</text:p>
              </table:table-cell>
              <table:table-cell office:value-type="float" office:value="204.4535">
                <text:p>204.4535</text:p>
              </table:table-cell>
              <table:table-cell office:value-type="float" office:value="214.843773229217">
                <text:p>214.843773229217</text:p>
              </table:table-cell>
              <table:table-cell office:value-type="float" office:value="194.063226770783">
                <text:p>194.063226770783</text:p>
              </table:table-cell>
            </table:table-row>
            <table:table-row>
              <table:table-cell office:value-type="float" office:value="45491">
                <text:p>45491</text:p>
              </table:table-cell>
              <table:table-cell office:value-type="float" office:value="209.98">
                <text:p>209.98</text:p>
              </table:table-cell>
              <table:table-cell office:value-type="float" office:value="205.1025">
                <text:p>205.1025</text:p>
              </table:table-cell>
              <table:table-cell office:value-type="float" office:value="216.549140100512">
                <text:p>216.549140100512</text:p>
              </table:table-cell>
              <table:table-cell office:value-type="float" office:value="193.655859899488">
                <text:p>193.655859899488</text:p>
              </table:table-cell>
            </table:table-row>
            <table:table-row>
              <table:table-cell office:value-type="float" office:value="45492">
                <text:p>45492</text:p>
              </table:table-cell>
              <table:table-cell office:value-type="float" office:value="209.78">
                <text:p>209.78</text:p>
              </table:table-cell>
              <table:table-cell office:value-type="float" office:value="205.658">
                <text:p>205.658</text:p>
              </table:table-cell>
              <table:table-cell office:value-type="float" office:value="216.923506636014">
                <text:p>216.923506636014</text:p>
              </table:table-cell>
              <table:table-cell office:value-type="float" office:value="194.392493363986">
                <text:p>194.392493363986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210.28">
                <text:p>210.28</text:p>
              </table:table-cell>
              <table:table-cell office:value-type="float" office:value="206.357">
                <text:p>206.357</text:p>
              </table:table-cell>
              <table:table-cell office:value-type="float" office:value="216.864206994745">
                <text:p>216.864206994745</text:p>
              </table:table-cell>
              <table:table-cell office:value-type="float" office:value="195.849793005255">
                <text:p>195.849793005255</text:p>
              </table:table-cell>
            </table:table-row>
            <table:table-row>
              <table:table-cell office:value-type="float" office:value="45496">
                <text:p>45496</text:p>
              </table:table-cell>
              <table:table-cell office:value-type="float" office:value="210.33">
                <text:p>210.33</text:p>
              </table:table-cell>
              <table:table-cell office:value-type="float" office:value="206.9295">
                <text:p>206.9295</text:p>
              </table:table-cell>
              <table:table-cell office:value-type="float" office:value="216.975597028054">
                <text:p>216.975597028054</text:p>
              </table:table-cell>
              <table:table-cell office:value-type="float" office:value="196.883402971946">
                <text:p>196.883402971946</text:p>
              </table:table-cell>
            </table:table-row>
            <table:table-row>
              <table:table-cell office:value-type="float" office:value="45497">
                <text:p>45497</text:p>
              </table:table-cell>
              <table:table-cell office:value-type="float" office:value="208.59">
                <text:p>208.59</text:p>
              </table:table-cell>
              <table:table-cell office:value-type="float" office:value="207.4555">
                <text:p>207.4555</text:p>
              </table:table-cell>
              <table:table-cell office:value-type="float" office:value="216.689596997997">
                <text:p>216.689596997997</text:p>
              </table:table-cell>
              <table:table-cell office:value-type="float" office:value="198.221403002003">
                <text:p>198.221403002003</text:p>
              </table:table-cell>
            </table:table-row>
            <table:table-row>
              <table:table-cell office:value-type="float" office:value="45498">
                <text:p>45498</text:p>
              </table:table-cell>
              <table:table-cell office:value-type="float" office:value="208.67">
                <text:p>208.67</text:p>
              </table:table-cell>
              <table:table-cell office:value-type="float" office:value="208.0175">
                <text:p>208.0175</text:p>
              </table:table-cell>
              <table:table-cell office:value-type="float" office:value="215.895212732433">
                <text:p>215.895212732433</text:p>
              </table:table-cell>
              <table:table-cell office:value-type="float" office:value="200.139787267567">
                <text:p>200.139787267567</text:p>
              </table:table-cell>
            </table:table-row>
            <table:table-row>
              <table:table-cell office:value-type="float" office:value="45499">
                <text:p>45499</text:p>
              </table:table-cell>
              <table:table-cell office:value-type="float" office:value="212.24">
                <text:p>212.24</text:p>
              </table:table-cell>
              <table:table-cell office:value-type="float" office:value="208.671">
                <text:p>208.671</text:p>
              </table:table-cell>
              <table:table-cell office:value-type="float" office:value="215.292725363047">
                <text:p>215.292725363047</text:p>
              </table:table-cell>
              <table:table-cell office:value-type="float" office:value="202.049274636953">
                <text:p>202.049274636953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210.85">
                <text:p>210.85</text:p>
              </table:table-cell>
              <table:table-cell office:value-type="float" office:value="209.1005">
                <text:p>209.1005</text:p>
              </table:table-cell>
              <table:table-cell office:value-type="float" office:value="215.200712248249">
                <text:p>215.200712248249</text:p>
              </table:table-cell>
              <table:table-cell office:value-type="float" office:value="203.000287751751">
                <text:p>203.000287751751</text:p>
              </table:table-cell>
            </table:table-row>
            <table:table-row>
              <table:table-cell office:value-type="float" office:value="45503">
                <text:p>45503</text:p>
              </table:table-cell>
              <table:table-cell office:value-type="float" office:value="215.19">
                <text:p>215.19</text:p>
              </table:table-cell>
              <table:table-cell office:value-type="float" office:value="209.5875">
                <text:p>209.5875</text:p>
              </table:table-cell>
              <table:table-cell office:value-type="float" office:value="215.487612398573">
                <text:p>215.487612398573</text:p>
              </table:table-cell>
              <table:table-cell office:value-type="float" office:value="203.687387601427">
                <text:p>203.687387601427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212.8">
                <text:p>212.8</text:p>
              </table:table-cell>
              <table:table-cell office:value-type="float" office:value="209.786">
                <text:p>209.786</text:p>
              </table:table-cell>
              <table:table-cell office:value-type="float" office:value="216.268231584554">
                <text:p>216.268231584554</text:p>
              </table:table-cell>
              <table:table-cell office:value-type="float" office:value="203.303768415446">
                <text:p>203.303768415446</text:p>
              </table:table-cell>
            </table:table-row>
            <table:table-row>
              <table:table-cell office:value-type="float" office:value="45505">
                <text:p>45505</text:p>
              </table:table-cell>
              <table:table-cell office:value-type="float" office:value="207.96">
                <text:p>207.96</text:p>
              </table:table-cell>
              <table:table-cell office:value-type="float" office:value="209.7495">
                <text:p>209.7495</text:p>
              </table:table-cell>
              <table:table-cell office:value-type="float" office:value="216.372437282325">
                <text:p>216.372437282325</text:p>
              </table:table-cell>
              <table:table-cell office:value-type="float" office:value="203.126562717675">
                <text:p>203.126562717675</text:p>
              </table:table-cell>
            </table:table-row>
            <table:table-row>
              <table:table-cell office:value-type="float" office:value="45506">
                <text:p>45506</text:p>
              </table:table-cell>
              <table:table-cell office:value-type="float" office:value="199.14">
                <text:p>199.14</text:p>
              </table:table-cell>
              <table:table-cell office:value-type="float" office:value="209.467">
                <text:p>209.467</text:p>
              </table:table-cell>
              <table:table-cell office:value-type="float" office:value="215.700680823413">
                <text:p>215.700680823413</text:p>
              </table:table-cell>
              <table:table-cell office:value-type="float" office:value="203.233319176587">
                <text:p>203.233319176587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194.9">
                <text:p>194.9</text:p>
              </table:table-cell>
              <table:table-cell office:value-type="float" office:value="208.9535">
                <text:p>208.9535</text:p>
              </table:table-cell>
              <table:table-cell office:value-type="float" office:value="216.666237091999">
                <text:p>216.666237091999</text:p>
              </table:table-cell>
              <table:table-cell office:value-type="float" office:value="201.240762908001">
                <text:p>201.240762908001</text:p>
              </table:table-cell>
            </table:table-row>
            <table:table-row>
              <table:table-cell office:value-type="float" office:value="45510">
                <text:p>45510</text:p>
              </table:table-cell>
              <table:table-cell office:value-type="float" office:value="200.34">
                <text:p>200.34</text:p>
              </table:table-cell>
              <table:table-cell office:value-type="float" office:value="208.589">
                <text:p>208.589</text:p>
              </table:table-cell>
              <table:table-cell office:value-type="float" office:value="218.849389970132">
                <text:p>218.849389970132</text:p>
              </table:table-cell>
              <table:table-cell office:value-type="float" office:value="198.328610029868">
                <text:p>198.328610029868</text:p>
              </table:table-cell>
            </table:table-row>
            <table:table-row>
              <table:table-cell office:value-type="float" office:value="45511">
                <text:p>45511</text:p>
              </table:table-cell>
              <table:table-cell office:value-type="float" office:value="200.4">
                <text:p>200.4</text:p>
              </table:table-cell>
              <table:table-cell office:value-type="float" office:value="208.219">
                <text:p>208.219</text:p>
              </table:table-cell>
              <table:table-cell office:value-type="float" office:value="219.221144182303">
                <text:p>219.221144182303</text:p>
              </table:table-cell>
              <table:table-cell office:value-type="float" office:value="197.216855817697">
                <text:p>197.216855817697</text:p>
              </table:table-cell>
            </table:table-row>
            <table:table-row>
              <table:table-cell office:value-type="float" office:value="45512">
                <text:p>45512</text:p>
              </table:table-cell>
              <table:table-cell office:value-type="float" office:value="204.06">
                <text:p>204.06</text:p>
              </table:table-cell>
              <table:table-cell office:value-type="float" office:value="208.0495">
                <text:p>208.0495</text:p>
              </table:table-cell>
              <table:table-cell office:value-type="float" office:value="219.677476748981">
                <text:p>219.677476748981</text:p>
              </table:table-cell>
              <table:table-cell office:value-type="float" office:value="196.421523251019">
                <text:p>196.421523251019</text:p>
              </table:table-cell>
            </table:table-row>
            <table:table-row>
              <table:table-cell office:value-type="float" office:value="45513">
                <text:p>45513</text:p>
              </table:table-cell>
              <table:table-cell office:value-type="float" office:value="205.8">
                <text:p>205.8</text:p>
              </table:table-cell>
              <table:table-cell office:value-type="float" office:value="208.0925">
                <text:p>208.0925</text:p>
              </table:table-cell>
              <table:table-cell office:value-type="float" office:value="219.783144032505">
                <text:p>219.783144032505</text:p>
              </table:table-cell>
              <table:table-cell office:value-type="float" office:value="196.401855967495">
                <text:p>196.401855967495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206.19">
                <text:p>206.19</text:p>
              </table:table-cell>
              <table:table-cell office:value-type="float" office:value="207.8995">
                <text:p>207.8995</text:p>
              </table:table-cell>
              <table:table-cell office:value-type="float" office:value="219.604379274491">
                <text:p>219.604379274491</text:p>
              </table:table-cell>
              <table:table-cell office:value-type="float" office:value="196.194620725509">
                <text:p>196.194620725509</text:p>
              </table:table-cell>
            </table:table-row>
            <table:table-row>
              <table:table-cell office:value-type="float" office:value="45517">
                <text:p>45517</text:p>
              </table:table-cell>
              <table:table-cell office:value-type="float" office:value="207.94">
                <text:p>207.94</text:p>
              </table:table-cell>
              <table:table-cell office:value-type="float" office:value="207.6155">
                <text:p>207.6155</text:p>
              </table:table-cell>
              <table:table-cell office:value-type="float" office:value="219.018702792116">
                <text:p>219.018702792116</text:p>
              </table:table-cell>
              <table:table-cell office:value-type="float" office:value="196.212297207884">
                <text:p>196.212297207884</text:p>
              </table:table-cell>
            </table:table-row>
            <table:table-row>
              <table:table-cell office:value-type="float" office:value="45518">
                <text:p>45518</text:p>
              </table:table-cell>
              <table:table-cell office:value-type="float" office:value="210.24">
                <text:p>210.24</text:p>
              </table:table-cell>
              <table:table-cell office:value-type="float" office:value="207.284">
                <text:p>207.284</text:p>
              </table:table-cell>
              <table:table-cell office:value-type="float" office:value="217.77321194616">
                <text:p>217.77321194616</text:p>
              </table:table-cell>
              <table:table-cell office:value-type="float" office:value="196.79478805384">
                <text:p>196.79478805384</text:p>
              </table:table-cell>
            </table:table-row>
            <table:table-row>
              <table:table-cell office:value-type="float" office:value="45519">
                <text:p>45519</text:p>
              </table:table-cell>
              <table:table-cell office:value-type="float" office:value="211.55">
                <text:p>211.55</text:p>
              </table:table-cell>
              <table:table-cell office:value-type="float" office:value="207.3625">
                <text:p>207.3625</text:p>
              </table:table-cell>
              <table:table-cell office:value-type="float" office:value="217.868084925166">
                <text:p>217.868084925166</text:p>
              </table:table-cell>
              <table:table-cell office:value-type="float" office:value="196.856915074834">
                <text:p>196.856915074834</text:p>
              </table:table-cell>
            </table:table-row>
            <table:table-row>
              <table:table-cell office:value-type="float" office:value="45520">
                <text:p>45520</text:p>
              </table:table-cell>
              <table:table-cell office:value-type="float" office:value="213.97">
                <text:p>213.97</text:p>
              </table:table-cell>
              <table:table-cell office:value-type="float" office:value="207.572">
                <text:p>207.572</text:p>
              </table:table-cell>
              <table:table-cell office:value-type="float" office:value="218.206943176824">
                <text:p>218.206943176824</text:p>
              </table:table-cell>
              <table:table-cell office:value-type="float" office:value="196.937056823176">
                <text:p>196.937056823176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215.45">
                <text:p>215.45</text:p>
              </table:table-cell>
              <table:table-cell office:value-type="float" office:value="207.8305">
                <text:p>207.8305</text:p>
              </table:table-cell>
              <table:table-cell office:value-type="float" office:value="218.828769507688">
                <text:p>218.828769507688</text:p>
              </table:table-cell>
              <table:table-cell office:value-type="float" office:value="196.832230492312">
                <text:p>196.832230492312</text:p>
              </table:table-cell>
            </table:table-row>
            <table:table-row>
              <table:table-cell office:value-type="float" office:value="45524">
                <text:p>45524</text:p>
              </table:table-cell>
              <table:table-cell office:value-type="float" office:value="214.52">
                <text:p>214.52</text:p>
              </table:table-cell>
              <table:table-cell office:value-type="float" office:value="208.04">
                <text:p>208.04</text:p>
              </table:table-cell>
              <table:table-cell office:value-type="float" office:value="219.576076542235">
                <text:p>219.576076542235</text:p>
              </table:table-cell>
              <table:table-cell office:value-type="float" office:value="196.503923457765">
                <text:p>196.503923457765</text:p>
              </table:table-cell>
            </table:table-row>
            <table:table-row>
              <table:table-cell office:value-type="float" office:value="45525">
                <text:p>45525</text:p>
              </table:table-cell>
              <table:table-cell office:value-type="float" office:value="214.6">
                <text:p>214.6</text:p>
              </table:table-cell>
              <table:table-cell office:value-type="float" office:value="208.3405">
                <text:p>208.3405</text:p>
              </table:table-cell>
              <table:table-cell office:value-type="float" office:value="220.291760081843">
                <text:p>220.291760081843</text:p>
              </table:table-cell>
              <table:table-cell office:value-type="float" office:value="196.389239918157">
                <text:p>196.389239918157</text:p>
              </table:table-cell>
            </table:table-row>
            <table:table-row>
              <table:table-cell office:value-type="float" office:value="45526">
                <text:p>45526</text:p>
              </table:table-cell>
              <table:table-cell office:value-type="float" office:value="216.63">
                <text:p>216.63</text:p>
              </table:table-cell>
              <table:table-cell office:value-type="float" office:value="208.7385">
                <text:p>208.7385</text:p>
              </table:table-cell>
              <table:table-cell office:value-type="float" office:value="221.066210524815">
                <text:p>221.066210524815</text:p>
              </table:table-cell>
              <table:table-cell office:value-type="float" office:value="196.410789475185">
                <text:p>196.410789475185</text:p>
              </table:table-cell>
            </table:table-row>
            <table:table-row>
              <table:table-cell office:value-type="float" office:value="45527">
                <text:p>45527</text:p>
              </table:table-cell>
              <table:table-cell office:value-type="float" office:value="218.31">
                <text:p>218.31</text:p>
              </table:table-cell>
              <table:table-cell office:value-type="float" office:value="209.042">
                <text:p>209.042</text:p>
              </table:table-cell>
              <table:table-cell office:value-type="float" office:value="221.835432891378">
                <text:p>221.835432891378</text:p>
              </table:table-cell>
              <table:table-cell office:value-type="float" office:value="196.248567108622">
                <text:p>196.248567108622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219.17">
                <text:p>219.17</text:p>
              </table:table-cell>
              <table:table-cell office:value-type="float" office:value="209.458">
                <text:p>209.458</text:p>
              </table:table-cell>
              <table:table-cell office:value-type="float" office:value="222.985744416785">
                <text:p>222.985744416785</text:p>
              </table:table-cell>
              <table:table-cell office:value-type="float" office:value="195.930255583215">
                <text:p>195.930255583215</text:p>
              </table:table-cell>
            </table:table-row>
            <table:table-row>
              <table:table-cell office:value-type="float" office:value="45531">
                <text:p>45531</text:p>
              </table:table-cell>
              <table:table-cell office:value-type="float" office:value="220.18">
                <text:p>220.18</text:p>
              </table:table-cell>
              <table:table-cell office:value-type="float" office:value="209.7075">
                <text:p>209.7075</text:p>
              </table:table-cell>
              <table:table-cell office:value-type="float" office:value="223.756633165077">
                <text:p>223.756633165077</text:p>
              </table:table-cell>
              <table:table-cell office:value-type="float" office:value="195.658366834923">
                <text:p>195.658366834923</text:p>
              </table:table-cell>
            </table:table-row>
            <table:table-row>
              <table:table-cell office:value-type="float" office:value="45532">
                <text:p>45532</text:p>
              </table:table-cell>
              <table:table-cell office:value-type="float" office:value="221.29">
                <text:p>221.29</text:p>
              </table:table-cell>
              <table:table-cell office:value-type="float" office:value="210.132">
                <text:p>210.132</text:p>
              </table:table-cell>
              <table:table-cell office:value-type="float" office:value="224.991192992026">
                <text:p>224.991192992026</text:p>
              </table:table-cell>
              <table:table-cell office:value-type="float" office:value="195.272807007974">
                <text:p>195.272807007974</text:p>
              </table:table-cell>
            </table:table-row>
            <table:table-row>
              <table:table-cell office:value-type="float" office:value="45533">
                <text:p>45533</text:p>
              </table:table-cell>
              <table:table-cell office:value-type="float" office:value="222.21">
                <text:p>222.21</text:p>
              </table:table-cell>
              <table:table-cell office:value-type="float" office:value="210.8445">
                <text:p>210.8445</text:p>
              </table:table-cell>
              <table:table-cell office:value-type="float" office:value="226.618374618109">
                <text:p>226.618374618109</text:p>
              </table:table-cell>
              <table:table-cell office:value-type="float" office:value="195.070625381891">
                <text:p>195.070625381891</text:p>
              </table:table-cell>
            </table:table-row>
            <table:table-row>
              <table:table-cell office:value-type="float" office:value="45534">
                <text:p>45534</text:p>
              </table:table-cell>
              <table:table-cell office:value-type="float" office:value="224.8">
                <text:p>224.8</text:p>
              </table:table-cell>
              <table:table-cell office:value-type="float" office:value="212.1275">
                <text:p>212.1275</text:p>
              </table:table-cell>
              <table:table-cell office:value-type="float" office:value="227.843279011602">
                <text:p>227.843279011602</text:p>
              </table:table-cell>
              <table:table-cell office:value-type="float" office:value="196.411720988398">
                <text:p>196.411720988398</text:p>
              </table:table-cell>
            </table:table-row>
            <table:table-row>
              <table:table-cell office:value-type="float" office:value="45538">
                <text:p>45538</text:p>
              </table:table-cell>
              <table:table-cell office:value-type="float" office:value="220.3">
                <text:p>220.3</text:p>
              </table:table-cell>
              <table:table-cell office:value-type="float" office:value="213.3975">
                <text:p>213.3975</text:p>
              </table:table-cell>
              <table:table-cell office:value-type="float" office:value="228.064720164994">
                <text:p>228.064720164994</text:p>
              </table:table-cell>
              <table:table-cell office:value-type="float" office:value="198.730279835006">
                <text:p>198.730279835006</text:p>
              </table:table-cell>
            </table:table-row>
            <table:table-row>
              <table:table-cell office:value-type="float" office:value="45539">
                <text:p>45539</text:p>
              </table:table-cell>
              <table:table-cell office:value-type="float" office:value="219.33">
                <text:p>219.33</text:p>
              </table:table-cell>
              <table:table-cell office:value-type="float" office:value="214.347">
                <text:p>214.347</text:p>
              </table:table-cell>
              <table:table-cell office:value-type="float" office:value="227.999458253892">
                <text:p>227.999458253892</text:p>
              </table:table-cell>
              <table:table-cell office:value-type="float" office:value="200.694541746108">
                <text:p>200.694541746108</text:p>
              </table:table-cell>
            </table:table-row>
            <table:table-row>
              <table:table-cell office:value-type="float" office:value="45540">
                <text:p>45540</text:p>
              </table:table-cell>
              <table:table-cell office:value-type="float" office:value="217.63">
                <text:p>217.63</text:p>
              </table:table-cell>
              <table:table-cell office:value-type="float" office:value="215.2085">
                <text:p>215.2085</text:p>
              </table:table-cell>
              <table:table-cell office:value-type="float" office:value="227.320328735647">
                <text:p>227.320328735647</text:p>
              </table:table-cell>
              <table:table-cell office:value-type="float" office:value="203.096671264353">
                <text:p>203.096671264353</text:p>
              </table:table-cell>
            </table:table-row>
            <table:table-row>
              <table:table-cell office:value-type="float" office:value="45541">
                <text:p>45541</text:p>
              </table:table-cell>
              <table:table-cell office:value-type="float" office:value="212.46">
                <text:p>212.46</text:p>
              </table:table-cell>
              <table:table-cell office:value-type="float" office:value="215.6285">
                <text:p>215.6285</text:p>
              </table:table-cell>
              <table:table-cell office:value-type="float" office:value="226.536962298033">
                <text:p>226.536962298033</text:p>
              </table:table-cell>
              <table:table-cell office:value-type="float" office:value="204.720037701967">
                <text:p>204.720037701967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216.81">
                <text:p>216.81</text:p>
              </table:table-cell>
              <table:table-cell office:value-type="float" office:value="216.179">
                <text:p>216.179</text:p>
              </table:table-cell>
              <table:table-cell office:value-type="float" office:value="226.116131971191">
                <text:p>226.116131971191</text:p>
              </table:table-cell>
              <table:table-cell office:value-type="float" office:value="206.241868028809">
                <text:p>206.241868028809</text:p>
              </table:table-cell>
            </table:table-row>
            <table:table-row>
              <table:table-cell office:value-type="float" office:value="45545">
                <text:p>45545</text:p>
              </table:table-cell>
              <table:table-cell office:value-type="float" office:value="205.56">
                <text:p>205.56</text:p>
              </table:table-cell>
              <table:table-cell office:value-type="float" office:value="216.1475">
                <text:p>216.1475</text:p>
              </table:table-cell>
              <table:table-cell office:value-type="float" office:value="224.836536178288">
                <text:p>224.836536178288</text:p>
              </table:table-cell>
              <table:table-cell office:value-type="float" office:value="207.458463821712">
                <text:p>207.458463821712</text:p>
              </table:table-cell>
            </table:table-row>
            <table:table-row>
              <table:table-cell office:value-type="float" office:value="45546">
                <text:p>45546</text:p>
              </table:table-cell>
              <table:table-cell office:value-type="float" office:value="207.23">
                <text:p>207.23</text:p>
              </table:table-cell>
              <table:table-cell office:value-type="float" office:value="216.112">
                <text:p>216.112</text:p>
              </table:table-cell>
              <table:table-cell office:value-type="float" office:value="225.383623311503">
                <text:p>225.383623311503</text:p>
              </table:table-cell>
              <table:table-cell office:value-type="float" office:value="206.840376688497">
                <text:p>206.840376688497</text:p>
              </table:table-cell>
            </table:table-row>
            <table:table-row>
              <table:table-cell office:value-type="float" office:value="45547">
                <text:p>45547</text:p>
              </table:table-cell>
              <table:table-cell office:value-type="float" office:value="206.6">
                <text:p>206.6</text:p>
              </table:table-cell>
              <table:table-cell office:value-type="float" office:value="215.93">
                <text:p>215.93</text:p>
              </table:table-cell>
              <table:table-cell office:value-type="float" office:value="225.745864471438">
                <text:p>225.745864471438</text:p>
              </table:table-cell>
              <table:table-cell office:value-type="float" office:value="206.114135528562">
                <text:p>206.114135528562</text:p>
              </table:table-cell>
            </table:table-row>
            <table:table-row>
              <table:table-cell office:value-type="float" office:value="45548">
                <text:p>45548</text:p>
              </table:table-cell>
              <table:table-cell office:value-type="float" office:value="204.32">
                <text:p>204.32</text:p>
              </table:table-cell>
              <table:table-cell office:value-type="float" office:value="215.5685">
                <text:p>215.5685</text:p>
              </table:table-cell>
              <table:table-cell office:value-type="float" office:value="226.162174157899">
                <text:p>226.162174157899</text:p>
              </table:table-cell>
              <table:table-cell office:value-type="float" office:value="204.974825842101">
                <text:p>204.974825842101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207.86">
                <text:p>207.86</text:p>
              </table:table-cell>
              <table:table-cell office:value-type="float" office:value="215.263">
                <text:p>215.263</text:p>
              </table:table-cell>
              <table:table-cell office:value-type="float" office:value="227.146837468699">
                <text:p>227.146837468699</text:p>
              </table:table-cell>
              <table:table-cell office:value-type="float" office:value="203.379162531301">
                <text:p>203.379162531301</text:p>
              </table:table-cell>
            </table:table-row>
            <table:table-row>
              <table:table-cell office:value-type="float" office:value="45552">
                <text:p>45552</text:p>
              </table:table-cell>
              <table:table-cell office:value-type="float" office:value="209.25">
                <text:p>209.25</text:p>
              </table:table-cell>
              <table:table-cell office:value-type="float" office:value="214.953">
                <text:p>214.953</text:p>
              </table:table-cell>
              <table:table-cell office:value-type="float" office:value="227.364170689936">
                <text:p>227.364170689936</text:p>
              </table:table-cell>
              <table:table-cell office:value-type="float" office:value="202.541829310064">
                <text:p>202.541829310064</text:p>
              </table:table-cell>
            </table:table-row>
            <table:table-row>
              <table:table-cell office:value-type="float" office:value="45553">
                <text:p>45553</text:p>
              </table:table-cell>
              <table:table-cell office:value-type="float" office:value="207.53">
                <text:p>207.53</text:p>
              </table:table-cell>
              <table:table-cell office:value-type="float" office:value="214.6035">
                <text:p>214.6035</text:p>
              </table:table-cell>
              <table:table-cell office:value-type="float" office:value="227.315750112548">
                <text:p>227.315750112548</text:p>
              </table:table-cell>
              <table:table-cell office:value-type="float" office:value="201.891249887452">
                <text:p>201.891249887452</text:p>
              </table:table-cell>
            </table:table-row>
            <table:table-row>
              <table:table-cell office:value-type="float" office:value="45554">
                <text:p>45554</text:p>
              </table:table-cell>
              <table:table-cell office:value-type="float" office:value="210.48">
                <text:p>210.48</text:p>
              </table:table-cell>
              <table:table-cell office:value-type="float" office:value="214.3975">
                <text:p>214.3975</text:p>
              </table:table-cell>
              <table:table-cell office:value-type="float" office:value="227.56204533211">
                <text:p>227.56204533211</text:p>
              </table:table-cell>
              <table:table-cell office:value-type="float" office:value="201.23295466789">
                <text:p>201.23295466789</text:p>
              </table:table-cell>
            </table:table-row>
            <table:table-row>
              <table:table-cell office:value-type="float" office:value="45555">
                <text:p>45555</text:p>
              </table:table-cell>
              <table:table-cell office:value-type="float" office:value="211.09">
                <text:p>211.09</text:p>
              </table:table-cell>
              <table:table-cell office:value-type="float" office:value="214.1205">
                <text:p>214.1205</text:p>
              </table:table-cell>
              <table:table-cell office:value-type="float" office:value="227.376792426199">
                <text:p>227.376792426199</text:p>
              </table:table-cell>
              <table:table-cell office:value-type="float" office:value="200.864207573801">
                <text:p>200.864207573801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211.44">
                <text:p>211.44</text:p>
              </table:table-cell>
              <table:table-cell office:value-type="float" office:value="213.777">
                <text:p>213.777</text:p>
              </table:table-cell>
              <table:table-cell office:value-type="float" office:value="226.959255750313">
                <text:p>226.959255750313</text:p>
              </table:table-cell>
              <table:table-cell office:value-type="float" office:value="200.594744249687">
                <text:p>200.594744249687</text:p>
              </table:table-cell>
            </table:table-row>
            <table:table-row>
              <table:table-cell office:value-type="float" office:value="45559">
                <text:p>45559</text:p>
              </table:table-cell>
              <table:table-cell office:value-type="float" office:value="211.59">
                <text:p>211.59</text:p>
              </table:table-cell>
              <table:table-cell office:value-type="float" office:value="213.398">
                <text:p>213.398</text:p>
              </table:table-cell>
              <table:table-cell office:value-type="float" office:value="226.368969384885">
                <text:p>226.368969384885</text:p>
              </table:table-cell>
              <table:table-cell office:value-type="float" office:value="200.427030615115">
                <text:p>200.427030615115</text:p>
              </table:table-cell>
            </table:table-row>
            <table:table-row>
              <table:table-cell office:value-type="float" office:value="45560">
                <text:p>45560</text:p>
              </table:table-cell>
              <table:table-cell office:value-type="float" office:value="210.19">
                <text:p>210.19</text:p>
              </table:table-cell>
              <table:table-cell office:value-type="float" office:value="212.8985">
                <text:p>212.8985</text:p>
              </table:table-cell>
              <table:table-cell office:value-type="float" office:value="225.478305500593">
                <text:p>225.478305500593</text:p>
              </table:table-cell>
              <table:table-cell office:value-type="float" office:value="200.318694499407">
                <text:p>200.318694499407</text:p>
              </table:table-cell>
            </table:table-row>
            <table:table-row>
              <table:table-cell office:value-type="float" office:value="45561">
                <text:p>45561</text:p>
              </table:table-cell>
              <table:table-cell office:value-type="float" office:value="209.78">
                <text:p>209.78</text:p>
              </table:table-cell>
              <table:table-cell office:value-type="float" office:value="212.323">
                <text:p>212.323</text:p>
              </table:table-cell>
              <table:table-cell office:value-type="float" office:value="224.301966849592">
                <text:p>224.301966849592</text:p>
              </table:table-cell>
              <table:table-cell office:value-type="float" office:value="200.344033150408">
                <text:p>200.344033150408</text:p>
              </table:table-cell>
            </table:table-row>
            <table:table-row>
              <table:table-cell office:value-type="float" office:value="45562">
                <text:p>45562</text:p>
              </table:table-cell>
              <table:table-cell office:value-type="float" office:value="210.5">
                <text:p>210.5</text:p>
              </table:table-cell>
              <table:table-cell office:value-type="float" office:value="211.7375">
                <text:p>211.7375</text:p>
              </table:table-cell>
              <table:table-cell office:value-type="float" office:value="222.78929692198">
                <text:p>222.78929692198</text:p>
              </table:table-cell>
              <table:table-cell office:value-type="float" office:value="200.68570307802">
                <text:p>200.68570307802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210.86">
                <text:p>210.86</text:p>
              </table:table-cell>
              <table:table-cell office:value-type="float" office:value="211.0405">
                <text:p>211.0405</text:p>
              </table:table-cell>
              <table:table-cell office:value-type="float" office:value="220.128252441855">
                <text:p>220.128252441855</text:p>
              </table:table-cell>
              <table:table-cell office:value-type="float" office:value="201.952747558145">
                <text:p>201.952747558145</text:p>
              </table:table-cell>
            </table:table-row>
            <table:table-row>
              <table:table-cell office:value-type="float" office:value="45566">
                <text:p>45566</text:p>
              </table:table-cell>
              <table:table-cell office:value-type="float" office:value="207.04">
                <text:p>207.04</text:p>
              </table:table-cell>
              <table:table-cell office:value-type="float" office:value="210.3775">
                <text:p>210.3775</text:p>
              </table:table-cell>
              <table:table-cell office:value-type="float" office:value="218.285667515316">
                <text:p>218.285667515316</text:p>
              </table:table-cell>
              <table:table-cell office:value-type="float" office:value="202.469332484684">
                <text:p>202.469332484684</text:p>
              </table:table-cell>
            </table:table-row>
            <table:table-row>
              <table:table-cell office:value-type="float" office:value="45567">
                <text:p>45567</text:p>
              </table:table-cell>
              <table:table-cell office:value-type="float" office:value="207.29">
                <text:p>207.29</text:p>
              </table:table-cell>
              <table:table-cell office:value-type="float" office:value="209.7755">
                <text:p>209.7755</text:p>
              </table:table-cell>
              <table:table-cell office:value-type="float" office:value="216.587020341064">
                <text:p>216.587020341064</text:p>
              </table:table-cell>
              <table:table-cell office:value-type="float" office:value="202.963979658936">
                <text:p>202.963979658936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205.23">
                <text:p>205.23</text:p>
              </table:table-cell>
              <table:table-cell office:value-type="float" office:value="209.1555">
                <text:p>209.1555</text:p>
              </table:table-cell>
              <table:table-cell office:value-type="float" office:value="214.935702145436">
                <text:p>214.935702145436</text:p>
              </table:table-cell>
              <table:table-cell office:value-type="float" office:value="203.375297854564">
                <text:p>203.375297854564</text:p>
              </table:table-cell>
            </table:table-row>
            <table:table-row>
              <table:table-cell office:value-type="float" office:value="45569">
                <text:p>45569</text:p>
              </table:table-cell>
              <table:table-cell office:value-type="float" office:value="211.22">
                <text:p>211.22</text:p>
              </table:table-cell>
              <table:table-cell office:value-type="float" office:value="209.0935">
                <text:p>209.0935</text:p>
              </table:table-cell>
              <table:table-cell office:value-type="float" office:value="214.963848326436">
                <text:p>214.963848326436</text:p>
              </table:table-cell>
              <table:table-cell office:value-type="float" office:value="203.223151673565">
                <text:p>203.223151673565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210.93">
                <text:p>210.93</text:p>
              </table:table-cell>
              <table:table-cell office:value-type="float" office:value="208.7995">
                <text:p>208.7995</text:p>
              </table:table-cell>
              <table:table-cell office:value-type="float" office:value="213.446032002378">
                <text:p>213.446032002378</text:p>
              </table:table-cell>
              <table:table-cell office:value-type="float" office:value="204.152967997622">
                <text:p>204.152967997622</text:p>
              </table:table-cell>
            </table:table-row>
            <table:table-row>
              <table:table-cell office:value-type="float" office:value="45573">
                <text:p>45573</text:p>
              </table:table-cell>
              <table:table-cell office:value-type="float" office:value="210.75">
                <text:p>210.75</text:p>
              </table:table-cell>
              <table:table-cell office:value-type="float" office:value="209.059">
                <text:p>209.059</text:p>
              </table:table-cell>
              <table:table-cell office:value-type="float" office:value="213.553129504142">
                <text:p>213.553129504142</text:p>
              </table:table-cell>
              <table:table-cell office:value-type="float" office:value="204.564870495858">
                <text:p>204.564870495858</text:p>
              </table:table-cell>
            </table:table-row>
            <table:table-row>
              <table:table-cell office:value-type="float" office:value="45574">
                <text:p>45574</text:p>
              </table:table-cell>
              <table:table-cell office:value-type="float" office:value="213.42">
                <text:p>213.42</text:p>
              </table:table-cell>
              <table:table-cell office:value-type="float" office:value="209.3685">
                <text:p>209.3685</text:p>
              </table:table-cell>
              <table:table-cell office:value-type="float" office:value="213.849969840334">
                <text:p>213.849969840334</text:p>
              </table:table-cell>
              <table:table-cell office:value-type="float" office:value="204.887030159666">
                <text:p>204.887030159666</text:p>
              </table:table-cell>
            </table:table-row>
            <table:table-row>
              <table:table-cell office:value-type="float" office:value="45575">
                <text:p>45575</text:p>
              </table:table-cell>
              <table:table-cell office:value-type="float" office:value="212.84">
                <text:p>212.84</text:p>
              </table:table-cell>
              <table:table-cell office:value-type="float" office:value="209.6805">
                <text:p>209.6805</text:p>
              </table:table-cell>
              <table:table-cell office:value-type="float" office:value="214.384792676975">
                <text:p>214.384792676975</text:p>
              </table:table-cell>
              <table:table-cell office:value-type="float" office:value="204.976207323025">
                <text:p>204.976207323025</text:p>
              </table:table-cell>
            </table:table-row>
            <table:table-row>
              <table:table-cell office:value-type="float" office:value="45576">
                <text:p>45576</text:p>
              </table:table-cell>
              <table:table-cell office:value-type="float" office:value="222.29">
                <text:p>222.29</text:p>
              </table:table-cell>
              <table:table-cell office:value-type="float" office:value="210.579">
                <text:p>210.579</text:p>
              </table:table-cell>
              <table:table-cell office:value-type="float" office:value="214.791340822474">
                <text:p>214.791340822474</text:p>
              </table:table-cell>
              <table:table-cell office:value-type="float" office:value="206.366659177526">
                <text:p>206.366659177526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221.48">
                <text:p>221.48</text:p>
              </table:table-cell>
              <table:table-cell office:value-type="float" office:value="211.26">
                <text:p>211.26</text:p>
              </table:table-cell>
              <table:table-cell office:value-type="float" office:value="218.19511060217">
                <text:p>218.19511060217</text:p>
              </table:table-cell>
              <table:table-cell office:value-type="float" office:value="204.32488939783">
                <text:p>204.32488939783</text:p>
              </table:table-cell>
            </table:table-row>
            <table:table-row>
              <table:table-cell office:value-type="float" office:value="45580">
                <text:p>45580</text:p>
              </table:table-cell>
              <table:table-cell office:value-type="float" office:value="222.39">
                <text:p>222.39</text:p>
              </table:table-cell>
              <table:table-cell office:value-type="float" office:value="211.917">
                <text:p>211.917</text:p>
              </table:table-cell>
              <table:table-cell office:value-type="float" office:value="220.377678501264">
                <text:p>220.377678501264</text:p>
              </table:table-cell>
              <table:table-cell office:value-type="float" office:value="203.456321498736">
                <text:p>203.456321498736</text:p>
              </table:table-cell>
            </table:table-row>
            <table:table-row>
              <table:table-cell office:value-type="float" office:value="45581">
                <text:p>45581</text:p>
              </table:table-cell>
              <table:table-cell office:value-type="float" office:value="223.64">
                <text:p>223.64</text:p>
              </table:table-cell>
              <table:table-cell office:value-type="float" office:value="212.7225">
                <text:p>212.7225</text:p>
              </table:table-cell>
              <table:table-cell office:value-type="float" office:value="222.352565371758">
                <text:p>222.352565371758</text:p>
              </table:table-cell>
              <table:table-cell office:value-type="float" office:value="203.092434628242">
                <text:p>203.092434628242</text:p>
              </table:table-cell>
            </table:table-row>
            <table:table-row>
              <table:table-cell office:value-type="float" office:value="45582">
                <text:p>45582</text:p>
              </table:table-cell>
              <table:table-cell office:value-type="float" office:value="224.42">
                <text:p>224.42</text:p>
              </table:table-cell>
              <table:table-cell office:value-type="float" office:value="213.4195">
                <text:p>213.4195</text:p>
              </table:table-cell>
              <table:table-cell office:value-type="float" office:value="224.348496037421">
                <text:p>224.348496037421</text:p>
              </table:table-cell>
              <table:table-cell office:value-type="float" office:value="202.490503962579">
                <text:p>202.490503962579</text:p>
              </table:table-cell>
            </table:table-row>
            <table:table-row>
              <table:table-cell office:value-type="float" office:value="45583">
                <text:p>45583</text:p>
              </table:table-cell>
              <table:table-cell office:value-type="float" office:value="225.37">
                <text:p>225.37</text:p>
              </table:table-cell>
              <table:table-cell office:value-type="float" office:value="214.1335">
                <text:p>214.1335</text:p>
              </table:table-cell>
              <table:table-cell office:value-type="float" office:value="226.236402459874">
                <text:p>226.236402459874</text:p>
              </table:table-cell>
              <table:table-cell office:value-type="float" office:value="202.030597540126">
                <text:p>202.030597540126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223">
                <text:p>223</text:p>
              </table:table-cell>
              <table:table-cell office:value-type="float" office:value="214.7115">
                <text:p>214.7115</text:p>
              </table:table-cell>
              <table:table-cell office:value-type="float" office:value="227.914432954328">
                <text:p>227.914432954328</text:p>
              </table:table-cell>
              <table:table-cell office:value-type="float" office:value="201.508567045672">
                <text:p>201.508567045672</text:p>
              </table:table-cell>
            </table:table-row>
            <table:table-row>
              <table:table-cell office:value-type="float" office:value="45587">
                <text:p>45587</text:p>
              </table:table-cell>
              <table:table-cell office:value-type="float" office:value="224.12">
                <text:p>224.12</text:p>
              </table:table-cell>
              <table:table-cell office:value-type="float" office:value="215.338">
                <text:p>215.338</text:p>
              </table:table-cell>
              <table:table-cell office:value-type="float" office:value="229.053253982806">
                <text:p>229.053253982806</text:p>
              </table:table-cell>
              <table:table-cell office:value-type="float" office:value="201.622746017194">
                <text:p>201.622746017194</text:p>
              </table:table-cell>
            </table:table-row>
            <table:table-row>
              <table:table-cell office:value-type="float" office:value="45588">
                <text:p>45588</text:p>
              </table:table-cell>
              <table:table-cell office:value-type="float" office:value="223.41">
                <text:p>223.41</text:p>
              </table:table-cell>
              <table:table-cell office:value-type="float" office:value="215.999">
                <text:p>215.999</text:p>
              </table:table-cell>
              <table:table-cell office:value-type="float" office:value="230.139350293849">
                <text:p>230.139350293849</text:p>
              </table:table-cell>
              <table:table-cell office:value-type="float" office:value="201.858649706151">
                <text:p>201.858649706151</text:p>
              </table:table-cell>
            </table:table-row>
            <table:table-row>
              <table:table-cell office:value-type="float" office:value="45589">
                <text:p>45589</text:p>
              </table:table-cell>
              <table:table-cell office:value-type="float" office:value="224.98">
                <text:p>224.98</text:p>
              </table:table-cell>
              <table:table-cell office:value-type="float" office:value="216.759">
                <text:p>216.759</text:p>
              </table:table-cell>
              <table:table-cell office:value-type="float" office:value="231.033101194551">
                <text:p>231.033101194551</text:p>
              </table:table-cell>
              <table:table-cell office:value-type="float" office:value="202.484898805449">
                <text:p>202.484898805449</text:p>
              </table:table-cell>
            </table:table-row>
            <table:table-row>
              <table:table-cell office:value-type="float" office:value="45590">
                <text:p>45590</text:p>
              </table:table-cell>
              <table:table-cell office:value-type="float" office:value="222.31">
                <text:p>222.31</text:p>
              </table:table-cell>
              <table:table-cell office:value-type="float" office:value="217.3495">
                <text:p>217.3495</text:p>
              </table:table-cell>
              <table:table-cell office:value-type="float" office:value="231.854517159832">
                <text:p>231.854517159832</text:p>
              </table:table-cell>
              <table:table-cell office:value-type="float" office:value="202.844482840168">
                <text:p>202.844482840168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225.5">
                <text:p>225.5</text:p>
              </table:table-cell>
              <table:table-cell office:value-type="float" office:value="218.0815">
                <text:p>218.0815</text:p>
              </table:table-cell>
              <table:table-cell office:value-type="float" office:value="232.444657954738">
                <text:p>232.444657954738</text:p>
              </table:table-cell>
              <table:table-cell office:value-type="float" office:value="203.718342045262">
                <text:p>203.718342045262</text:p>
              </table:table-cell>
            </table:table-row>
            <table:table-row>
              <table:table-cell office:value-type="float" office:value="45594">
                <text:p>45594</text:p>
              </table:table-cell>
              <table:table-cell office:value-type="float" office:value="222.9">
                <text:p>222.9</text:p>
              </table:table-cell>
              <table:table-cell office:value-type="float" office:value="218.8745">
                <text:p>218.8745</text:p>
              </table:table-cell>
              <table:table-cell office:value-type="float" office:value="232.682313958617">
                <text:p>232.682313958617</text:p>
              </table:table-cell>
              <table:table-cell office:value-type="float" office:value="205.066686041383">
                <text:p>205.066686041383</text:p>
              </table:table-cell>
            </table:table-row>
            <table:table-row>
              <table:table-cell office:value-type="float" office:value="45595">
                <text:p>45595</text:p>
              </table:table-cell>
              <table:table-cell office:value-type="float" office:value="224.41">
                <text:p>224.41</text:p>
              </table:table-cell>
              <table:table-cell office:value-type="float" office:value="219.7305">
                <text:p>219.7305</text:p>
              </table:table-cell>
              <table:table-cell office:value-type="float" office:value="232.499772694488">
                <text:p>232.499772694488</text:p>
              </table:table-cell>
              <table:table-cell office:value-type="float" office:value="206.961227305512">
                <text:p>206.961227305512</text:p>
              </table:table-cell>
            </table:table-row>
            <table:table-row>
              <table:table-cell office:value-type="float" office:value="45596">
                <text:p>45596</text:p>
              </table:table-cell>
              <table:table-cell office:value-type="float" office:value="221.92">
                <text:p>221.92</text:p>
              </table:table-cell>
              <table:table-cell office:value-type="float" office:value="220.565">
                <text:p>220.565</text:p>
              </table:table-cell>
              <table:table-cell office:value-type="float" office:value="231.4733417836">
                <text:p>231.4733417836</text:p>
              </table:table-cell>
              <table:table-cell office:value-type="float" office:value="209.6566582164">
                <text:p>209.6566582164</text:p>
              </table:table-cell>
            </table:table-row>
            <table:table-row>
              <table:table-cell office:value-type="float" office:value="45597">
                <text:p>45597</text:p>
              </table:table-cell>
              <table:table-cell office:value-type="float" office:value="222.94">
                <text:p>222.94</text:p>
              </table:table-cell>
              <table:table-cell office:value-type="float" office:value="221.151">
                <text:p>221.151</text:p>
              </table:table-cell>
              <table:table-cell office:value-type="float" office:value="231.10055063783">
                <text:p>231.10055063783</text:p>
              </table:table-cell>
              <table:table-cell office:value-type="float" office:value="211.20144936217">
                <text:p>211.20144936217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219.78">
                <text:p>219.78</text:p>
              </table:table-cell>
              <table:table-cell office:value-type="float" office:value="221.5935">
                <text:p>221.5935</text:p>
              </table:table-cell>
              <table:table-cell office:value-type="float" office:value="230.271348926336">
                <text:p>230.271348926336</text:p>
              </table:table-cell>
              <table:table-cell office:value-type="float" office:value="212.915651073664">
                <text:p>212.915651073664</text:p>
              </table:table-cell>
            </table:table-row>
            <table:table-row>
              <table:table-cell office:value-type="float" office:value="45601">
                <text:p>45601</text:p>
              </table:table-cell>
              <table:table-cell office:value-type="float" office:value="221.49">
                <text:p>221.49</text:p>
              </table:table-cell>
              <table:table-cell office:value-type="float" office:value="222.1305">
                <text:p>222.1305</text:p>
              </table:table-cell>
              <table:table-cell office:value-type="float" office:value="229.099712663293">
                <text:p>229.099712663293</text:p>
              </table:table-cell>
              <table:table-cell office:value-type="float" office:value="215.161287336707">
                <text:p>215.161287336707</text:p>
              </table:table-cell>
            </table:table-row>
            <table:table-row>
              <table:table-cell office:value-type="float" office:value="45602">
                <text:p>45602</text:p>
              </table:table-cell>
              <table:table-cell office:value-type="float" office:value="247.06">
                <text:p>247.06</text:p>
              </table:table-cell>
              <table:table-cell office:value-type="float" office:value="223.8125">
                <text:p>223.8125</text:p>
              </table:table-cell>
              <table:table-cell office:value-type="float" office:value="229.37288325912">
                <text:p>229.37288325912</text:p>
              </table:table-cell>
              <table:table-cell office:value-type="float" office:value="218.25211674088">
                <text:p>218.25211674088</text:p>
              </table:table-cell>
            </table:table-row>
            <table:table-row>
              <table:table-cell office:value-type="float" office:value="45603">
                <text:p>45603</text:p>
              </table:table-cell>
              <table:table-cell office:value-type="float" office:value="236.38">
                <text:p>236.38</text:p>
              </table:table-cell>
              <table:table-cell office:value-type="float" office:value="224.9895">
                <text:p>224.9895</text:p>
              </table:table-cell>
              <table:table-cell office:value-type="float" office:value="236.355030735029">
                <text:p>236.355030735029</text:p>
              </table:table-cell>
              <table:table-cell office:value-type="float" office:value="213.623969264971">
                <text:p>213.623969264971</text:p>
              </table:table-cell>
            </table:table-row>
            <table:table-row>
              <table:table-cell office:value-type="float" office:value="45604">
                <text:p>45604</text:p>
              </table:table-cell>
              <table:table-cell office:value-type="float" office:value="236.98">
                <text:p>236.98</text:p>
              </table:table-cell>
              <table:table-cell office:value-type="float" office:value="225.724">
                <text:p>225.724</text:p>
              </table:table-cell>
              <table:table-cell office:value-type="float" office:value="238.286643499515">
                <text:p>238.286643499515</text:p>
              </table:table-cell>
              <table:table-cell office:value-type="float" office:value="213.161356500485">
                <text:p>213.161356500485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239.29">
                <text:p>239.29</text:p>
              </table:table-cell>
              <table:table-cell office:value-type="float" office:value="226.6145">
                <text:p>226.6145</text:p>
              </table:table-cell>
              <table:table-cell office:value-type="float" office:value="240.151251361641">
                <text:p>240.151251361641</text:p>
              </table:table-cell>
              <table:table-cell office:value-type="float" office:value="213.077748638359">
                <text:p>213.077748638359</text:p>
              </table:table-cell>
            </table:table-row>
            <table:table-row>
              <table:table-cell office:value-type="float" office:value="45608">
                <text:p>45608</text:p>
              </table:table-cell>
              <table:table-cell office:value-type="float" office:value="239.56">
                <text:p>239.56</text:p>
              </table:table-cell>
              <table:table-cell office:value-type="float" office:value="227.473">
                <text:p>227.473</text:p>
              </table:table-cell>
              <table:table-cell office:value-type="float" office:value="242.192112371534">
                <text:p>242.192112371534</text:p>
              </table:table-cell>
              <table:table-cell office:value-type="float" office:value="212.753887628466">
                <text:p>212.753887628466</text:p>
              </table:table-cell>
            </table:table-row>
            <table:table-row>
              <table:table-cell office:value-type="float" office:value="45609">
                <text:p>45609</text:p>
              </table:table-cell>
              <table:table-cell office:value-type="float" office:value="241.16">
                <text:p>241.16</text:p>
              </table:table-cell>
              <table:table-cell office:value-type="float" office:value="228.349">
                <text:p>228.349</text:p>
              </table:table-cell>
              <table:table-cell office:value-type="float" office:value="244.077635412197">
                <text:p>244.077635412197</text:p>
              </table:table-cell>
              <table:table-cell office:value-type="float" office:value="212.620364587803">
                <text:p>212.620364587803</text:p>
              </table:table-cell>
            </table:table-row>
            <table:table-row>
              <table:table-cell office:value-type="float" office:value="45610">
                <text:p>45610</text:p>
              </table:table-cell>
              <table:table-cell office:value-type="float" office:value="241.87">
                <text:p>241.87</text:p>
              </table:table-cell>
              <table:table-cell office:value-type="float" office:value="229.2215">
                <text:p>229.2215</text:p>
              </table:table-cell>
              <table:table-cell office:value-type="float" office:value="246.019416955238">
                <text:p>246.019416955238</text:p>
              </table:table-cell>
              <table:table-cell office:value-type="float" office:value="212.423583044762">
                <text:p>212.423583044762</text:p>
              </table:table-cell>
            </table:table-row>
            <table:table-row>
              <table:table-cell office:value-type="float" office:value="45611">
                <text:p>45611</text:p>
              </table:table-cell>
              <table:table-cell office:value-type="float" office:value="245.31">
                <text:p>245.31</text:p>
              </table:table-cell>
              <table:table-cell office:value-type="float" office:value="230.2185">
                <text:p>230.2185</text:p>
              </table:table-cell>
              <table:table-cell office:value-type="float" office:value="247.99835791193">
                <text:p>247.99835791193</text:p>
              </table:table-cell>
              <table:table-cell office:value-type="float" office:value="212.43864208807">
                <text:p>212.43864208807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245.03">
                <text:p>245.03</text:p>
              </table:table-cell>
              <table:table-cell office:value-type="float" office:value="231.32">
                <text:p>231.32</text:p>
              </table:table-cell>
              <table:table-cell office:value-type="float" office:value="250.220007364088">
                <text:p>250.220007364088</text:p>
              </table:table-cell>
              <table:table-cell office:value-type="float" office:value="212.419992635912">
                <text:p>212.419992635912</text:p>
              </table:table-cell>
            </table:table-row>
            <table:table-row>
              <table:table-cell office:value-type="float" office:value="45615">
                <text:p>45615</text:p>
              </table:table-cell>
              <table:table-cell office:value-type="float" office:value="243.09">
                <text:p>243.09</text:p>
              </table:table-cell>
              <table:table-cell office:value-type="float" office:value="232.2685">
                <text:p>232.2685</text:p>
              </table:table-cell>
              <table:table-cell office:value-type="float" office:value="251.992905519544">
                <text:p>251.992905519544</text:p>
              </table:table-cell>
              <table:table-cell office:value-type="float" office:value="212.544094480456">
                <text:p>212.544094480456</text:p>
              </table:table-cell>
            </table:table-row>
            <table:table-row>
              <table:table-cell office:value-type="float" office:value="45616">
                <text:p>45616</text:p>
              </table:table-cell>
              <table:table-cell office:value-type="float" office:value="240.78">
                <text:p>240.78</text:p>
              </table:table-cell>
              <table:table-cell office:value-type="float" office:value="233.137">
                <text:p>233.137</text:p>
              </table:table-cell>
              <table:table-cell office:value-type="float" office:value="253.089164314147">
                <text:p>253.089164314147</text:p>
              </table:table-cell>
              <table:table-cell office:value-type="float" office:value="213.184835685853">
                <text:p>213.184835685853</text:p>
              </table:table-cell>
            </table:table-row>
            <table:table-row>
              <table:table-cell office:value-type="float" office:value="45617">
                <text:p>45617</text:p>
              </table:table-cell>
              <table:table-cell office:value-type="float" office:value="244.76">
                <text:p>244.76</text:p>
              </table:table-cell>
              <table:table-cell office:value-type="float" office:value="234.126">
                <text:p>234.126</text:p>
              </table:table-cell>
              <table:table-cell office:value-type="float" office:value="254.030501121914">
                <text:p>254.030501121914</text:p>
              </table:table-cell>
              <table:table-cell office:value-type="float" office:value="214.221498878086">
                <text:p>214.221498878086</text:p>
              </table:table-cell>
            </table:table-row>
            <table:table-row>
              <table:table-cell office:value-type="float" office:value="45618">
                <text:p>45618</text:p>
              </table:table-cell>
              <table:table-cell office:value-type="float" office:value="248.55">
                <text:p>248.55</text:p>
              </table:table-cell>
              <table:table-cell office:value-type="float" office:value="235.438">
                <text:p>235.438</text:p>
              </table:table-cell>
              <table:table-cell office:value-type="float" office:value="255.185960321059">
                <text:p>255.185960321059</text:p>
              </table:table-cell>
              <table:table-cell office:value-type="float" office:value="215.690039678941">
                <text:p>215.690039678941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250.29">
                <text:p>250.29</text:p>
              </table:table-cell>
              <table:table-cell office:value-type="float" office:value="236.6775">
                <text:p>236.6775</text:p>
              </table:table-cell>
              <table:table-cell office:value-type="float" office:value="256.854109003428">
                <text:p>256.854109003428</text:p>
              </table:table-cell>
              <table:table-cell office:value-type="float" office:value="216.500890996572">
                <text:p>216.500890996572</text:p>
              </table:table-cell>
            </table:table-row>
            <table:table-row>
              <table:table-cell office:value-type="float" office:value="45622">
                <text:p>45622</text:p>
              </table:table-cell>
              <table:table-cell office:value-type="float" office:value="249.97">
                <text:p>249.97</text:p>
              </table:table-cell>
              <table:table-cell office:value-type="float" office:value="238.031">
                <text:p>238.031</text:p>
              </table:table-cell>
              <table:table-cell office:value-type="float" office:value="258.181394362951">
                <text:p>258.181394362951</text:p>
              </table:table-cell>
              <table:table-cell office:value-type="float" office:value="217.880605637049">
                <text:p>217.880605637049</text:p>
              </table:table-cell>
            </table:table-row>
            <table:table-row>
              <table:table-cell office:value-type="float" office:value="45623">
                <text:p>45623</text:p>
              </table:table-cell>
              <table:table-cell office:value-type="float" office:value="249.79">
                <text:p>249.79</text:p>
              </table:table-cell>
              <table:table-cell office:value-type="float" office:value="239.3">
                <text:p>239.3</text:p>
              </table:table-cell>
              <table:table-cell office:value-type="float" office:value="259.199291532835">
                <text:p>259.199291532835</text:p>
              </table:table-cell>
              <table:table-cell office:value-type="float" office:value="219.400708467165">
                <text:p>219.400708467165</text:p>
              </table:table-cell>
            </table:table-row>
            <table:table-row>
              <table:table-cell office:value-type="float" office:value="45625">
                <text:p>45625</text:p>
              </table:table-cell>
              <table:table-cell office:value-type="float" office:value="249.72">
                <text:p>249.72</text:p>
              </table:table-cell>
              <table:table-cell office:value-type="float" office:value="240.69">
                <text:p>240.69</text:p>
              </table:table-cell>
              <table:table-cell office:value-type="float" office:value="259.426697643835">
                <text:p>259.426697643835</text:p>
              </table:table-cell>
              <table:table-cell office:value-type="float" office:value="221.953302356165">
                <text:p>221.953302356165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246.25">
                <text:p>246.25</text:p>
              </table:table-cell>
              <table:table-cell office:value-type="float" office:value="241.8555">
                <text:p>241.8555</text:p>
              </table:table-cell>
              <table:table-cell office:value-type="float" office:value="259.072901166377">
                <text:p>259.072901166377</text:p>
              </table:table-cell>
              <table:table-cell office:value-type="float" office:value="224.638098833623">
                <text:p>224.638098833623</text:p>
              </table:table-cell>
            </table:table-row>
            <table:table-row>
              <table:table-cell office:value-type="float" office:value="45629">
                <text:p>45629</text:p>
              </table:table-cell>
              <table:table-cell office:value-type="float" office:value="244.82">
                <text:p>244.82</text:p>
              </table:table-cell>
              <table:table-cell office:value-type="float" office:value="243.1075">
                <text:p>243.1075</text:p>
              </table:table-cell>
              <table:table-cell office:value-type="float" office:value="256.780885083772">
                <text:p>256.780885083772</text:p>
              </table:table-cell>
              <table:table-cell office:value-type="float" office:value="229.434114916228">
                <text:p>229.434114916228</text:p>
              </table:table-cell>
            </table:table-row>
            <table:table-row>
              <table:table-cell office:value-type="float" office:value="45630">
                <text:p>45630</text:p>
              </table:table-cell>
              <table:table-cell office:value-type="float" office:value="243.4">
                <text:p>243.4</text:p>
              </table:table-cell>
              <table:table-cell office:value-type="float" office:value="244.203">
                <text:p>244.203</text:p>
              </table:table-cell>
              <table:table-cell office:value-type="float" office:value="253.053633043074">
                <text:p>253.053633043074</text:p>
              </table:table-cell>
              <table:table-cell office:value-type="float" office:value="235.352366956926">
                <text:p>235.352366956926</text:p>
              </table:table-cell>
            </table:table-row>
            <table:table-row>
              <table:table-cell office:value-type="float" office:value="45631">
                <text:p>45631</text:p>
              </table:table-cell>
              <table:table-cell office:value-type="float" office:value="245.48">
                <text:p>245.48</text:p>
              </table:table-cell>
              <table:table-cell office:value-type="float" office:value="244.124">
                <text:p>244.124</text:p>
              </table:table-cell>
              <table:table-cell office:value-type="float" office:value="252.874725283224">
                <text:p>252.874725283224</text:p>
              </table:table-cell>
              <table:table-cell office:value-type="float" office:value="235.373274716776">
                <text:p>235.373274716776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247.36">
                <text:p>247.36</text:p>
              </table:table-cell>
              <table:table-cell office:value-type="float" office:value="244.673">
                <text:p>244.673</text:p>
              </table:table-cell>
              <table:table-cell office:value-type="float" office:value="252.608826675857">
                <text:p>252.608826675857</text:p>
              </table:table-cell>
              <table:table-cell office:value-type="float" office:value="236.737173324143">
                <text:p>236.737173324143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243.81">
                <text:p>243.81</text:p>
              </table:table-cell>
              <table:table-cell office:value-type="float" office:value="245.0145">
                <text:p>245.0145</text:p>
              </table:table-cell>
              <table:table-cell office:value-type="float" office:value="252.143484901863">
                <text:p>252.143484901863</text:p>
              </table:table-cell>
              <table:table-cell office:value-type="float" office:value="237.885515098137">
                <text:p>237.885515098137</text:p>
              </table:table-cell>
            </table:table-row>
            <table:table-row>
              <table:table-cell office:value-type="float" office:value="45636">
                <text:p>45636</text:p>
              </table:table-cell>
              <table:table-cell office:value-type="float" office:value="242.86">
                <text:p>242.86</text:p>
              </table:table-cell>
              <table:table-cell office:value-type="float" office:value="245.193">
                <text:p>245.193</text:p>
              </table:table-cell>
              <table:table-cell office:value-type="float" office:value="251.788174383305">
                <text:p>251.788174383305</text:p>
              </table:table-cell>
              <table:table-cell office:value-type="float" office:value="238.597825616695">
                <text:p>238.597825616695</text:p>
              </table:table-cell>
            </table:table-row>
            <table:table-row>
              <table:table-cell office:value-type="float" office:value="45637">
                <text:p>45637</text:p>
              </table:table-cell>
              <table:table-cell office:value-type="float" office:value="243.53">
                <text:p>243.53</text:p>
              </table:table-cell>
              <table:table-cell office:value-type="float" office:value="245.3915">
                <text:p>245.3915</text:p>
              </table:table-cell>
              <table:table-cell office:value-type="float" office:value="251.50273000416">
                <text:p>251.50273000416</text:p>
              </table:table-cell>
              <table:table-cell office:value-type="float" office:value="239.28026999584">
                <text:p>239.28026999584</text:p>
              </table:table-cell>
            </table:table-row>
            <table:table-row>
              <table:table-cell office:value-type="float" office:value="45638">
                <text:p>45638</text:p>
              </table:table-cell>
              <table:table-cell office:value-type="float" office:value="241.53">
                <text:p>241.53</text:p>
              </table:table-cell>
              <table:table-cell office:value-type="float" office:value="245.41">
                <text:p>245.41</text:p>
              </table:table-cell>
              <table:table-cell office:value-type="float" office:value="251.238315235086">
                <text:p>251.238315235086</text:p>
              </table:table-cell>
              <table:table-cell office:value-type="float" office:value="239.581684764914">
                <text:p>239.581684764914</text:p>
              </table:table-cell>
            </table:table-row>
            <table:table-row>
              <table:table-cell office:value-type="float" office:value="45639">
                <text:p>45639</text:p>
              </table:table-cell>
              <table:table-cell office:value-type="float" office:value="239.94">
                <text:p>239.94</text:p>
              </table:table-cell>
              <table:table-cell office:value-type="float" office:value="245.3135">
                <text:p>245.3135</text:p>
              </table:table-cell>
              <table:table-cell office:value-type="float" office:value="251.19222325718">
                <text:p>251.19222325718</text:p>
              </table:table-cell>
              <table:table-cell office:value-type="float" office:value="239.434776742821">
                <text:p>239.434776742821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239.58">
                <text:p>239.58</text:p>
              </table:table-cell>
              <table:table-cell office:value-type="float" office:value="245.027">
                <text:p>245.027</text:p>
              </table:table-cell>
              <table:table-cell office:value-type="float" office:value="251.454569820793">
                <text:p>251.454569820793</text:p>
              </table:table-cell>
              <table:table-cell office:value-type="float" office:value="238.599430179207">
                <text:p>238.599430179207</text:p>
              </table:table-cell>
            </table:table-row>
            <table:table-row>
              <table:table-cell office:value-type="float" office:value="45643">
                <text:p>45643</text:p>
              </table:table-cell>
              <table:table-cell office:value-type="float" office:value="238.36">
                <text:p>238.36</text:p>
              </table:table-cell>
              <table:table-cell office:value-type="float" office:value="244.6935">
                <text:p>244.6935</text:p>
              </table:table-cell>
              <table:table-cell office:value-type="float" office:value="251.64000688438">
                <text:p>251.64000688438</text:p>
              </table:table-cell>
              <table:table-cell office:value-type="float" office:value="237.74699311562">
                <text:p>237.74699311562</text:p>
              </table:table-cell>
            </table:table-row>
            <table:table-row>
              <table:table-cell office:value-type="float" office:value="45644">
                <text:p>45644</text:p>
              </table:table-cell>
              <table:table-cell office:value-type="float" office:value="230.37">
                <text:p>230.37</text:p>
              </table:table-cell>
              <table:table-cell office:value-type="float" office:value="244.0575">
                <text:p>244.0575</text:p>
              </table:table-cell>
              <table:table-cell office:value-type="float" office:value="251.609699323368">
                <text:p>251.609699323368</text:p>
              </table:table-cell>
              <table:table-cell office:value-type="float" office:value="236.505300676632">
                <text:p>236.505300676632</text:p>
              </table:table-cell>
            </table:table-row>
            <table:table-row>
              <table:table-cell office:value-type="float" office:value="45645">
                <text:p>45645</text:p>
              </table:table-cell>
              <table:table-cell office:value-type="float" office:value="232.96">
                <text:p>232.96</text:p>
              </table:table-cell>
              <table:table-cell office:value-type="float" office:value="243.6665">
                <text:p>243.6665</text:p>
              </table:table-cell>
              <table:table-cell office:value-type="float" office:value="253.583504476039">
                <text:p>253.583504476039</text:p>
              </table:table-cell>
              <table:table-cell office:value-type="float" office:value="233.749495523961">
                <text:p>233.749495523961</text:p>
              </table:table-cell>
            </table:table-row>
            <table:table-row>
              <table:table-cell office:value-type="float" office:value="45646">
                <text:p>45646</text:p>
              </table:table-cell>
              <table:table-cell office:value-type="float" office:value="237.6">
                <text:p>237.6</text:p>
              </table:table-cell>
              <table:table-cell office:value-type="float" office:value="243.3085">
                <text:p>243.3085</text:p>
              </table:table-cell>
              <table:table-cell office:value-type="float" office:value="254.483521540594">
                <text:p>254.483521540594</text:p>
              </table:table-cell>
              <table:table-cell office:value-type="float" office:value="232.133478459406">
                <text:p>232.133478459406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238.39">
                <text:p>238.39</text:p>
              </table:table-cell>
              <table:table-cell office:value-type="float" office:value="242.8005">
                <text:p>242.8005</text:p>
              </table:table-cell>
              <table:table-cell office:value-type="float" office:value="254.028914040787">
                <text:p>254.028914040787</text:p>
              </table:table-cell>
              <table:table-cell office:value-type="float" office:value="231.572085959213">
                <text:p>231.572085959213</text:p>
              </table:table-cell>
            </table:table-row>
            <table:table-row>
              <table:table-cell office:value-type="float" office:value="45650">
                <text:p>45650</text:p>
              </table:table-cell>
              <table:table-cell office:value-type="float" office:value="242.31">
                <text:p>242.31</text:p>
              </table:table-cell>
              <table:table-cell office:value-type="float" office:value="242.4015">
                <text:p>242.4015</text:p>
              </table:table-cell>
              <table:table-cell office:value-type="float" office:value="253.241541431914">
                <text:p>253.241541431914</text:p>
              </table:table-cell>
              <table:table-cell office:value-type="float" office:value="231.561458568086">
                <text:p>231.561458568086</text:p>
              </table:table-cell>
            </table:table-row>
            <table:table-row>
              <table:table-cell office:value-type="float" office:value="45652">
                <text:p>45652</text:p>
              </table:table-cell>
              <table:table-cell office:value-type="float" office:value="243.14">
                <text:p>243.14</text:p>
              </table:table-cell>
              <table:table-cell office:value-type="float" office:value="242.06">
                <text:p>242.06</text:p>
              </table:table-cell>
              <table:table-cell office:value-type="float" office:value="252.263387351772">
                <text:p>252.263387351772</text:p>
              </table:table-cell>
              <table:table-cell office:value-type="float" office:value="231.856612648228">
                <text:p>231.856612648228</text:p>
              </table:table-cell>
            </table:table-row>
            <table:table-row>
              <table:table-cell office:value-type="float" office:value="45653">
                <text:p>45653</text:p>
              </table:table-cell>
              <table:table-cell office:value-type="float" office:value="241.17">
                <text:p>241.17</text:p>
              </table:table-cell>
              <table:table-cell office:value-type="float" office:value="241.629">
                <text:p>241.629</text:p>
              </table:table-cell>
              <table:table-cell office:value-type="float" office:value="251.137136989224">
                <text:p>251.137136989224</text:p>
              </table:table-cell>
              <table:table-cell office:value-type="float" office:value="232.120863010776">
                <text:p>232.120863010776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239.32">
                <text:p>239.32</text:p>
              </table:table-cell>
              <table:table-cell office:value-type="float" office:value="241.109">
                <text:p>241.109</text:p>
              </table:table-cell>
              <table:table-cell office:value-type="float" office:value="249.777371762093">
                <text:p>249.777371762093</text:p>
              </table:table-cell>
              <table:table-cell office:value-type="float" office:value="232.440628237907">
                <text:p>232.440628237907</text:p>
              </table:table-cell>
            </table:table-row>
            <table:table-row>
              <table:table-cell office:value-type="float" office:value="45657">
                <text:p>45657</text:p>
              </table:table-cell>
              <table:table-cell office:value-type="float" office:value="239.71">
                <text:p>239.71</text:p>
              </table:table-cell>
              <table:table-cell office:value-type="float" office:value="240.782">
                <text:p>240.782</text:p>
              </table:table-cell>
              <table:table-cell office:value-type="float" office:value="249.131065851028">
                <text:p>249.131065851028</text:p>
              </table:table-cell>
              <table:table-cell office:value-type="float" office:value="232.432934148972">
                <text:p>232.432934148972</text:p>
              </table:table-cell>
            </table:table-row>
            <table:table-row>
              <table:table-cell office:value-type="float" office:value="45659">
                <text:p>45659</text:p>
              </table:table-cell>
              <table:table-cell office:value-type="float" office:value="240">
                <text:p>240</text:p>
              </table:table-cell>
              <table:table-cell office:value-type="float" office:value="240.541">
                <text:p>240.541</text:p>
              </table:table-cell>
              <table:table-cell office:value-type="float" office:value="248.674976678611">
                <text:p>248.674976678611</text:p>
              </table:table-cell>
              <table:table-cell office:value-type="float" office:value="232.407023321389">
                <text:p>232.407023321389</text:p>
              </table:table-cell>
            </table:table-row>
            <table:table-row>
              <table:table-cell office:value-type="float" office:value="45660">
                <text:p>45660</text:p>
              </table:table-cell>
              <table:table-cell office:value-type="float" office:value="243.28">
                <text:p>243.28</text:p>
              </table:table-cell>
              <table:table-cell office:value-type="float" office:value="240.535">
                <text:p>240.535</text:p>
              </table:table-cell>
              <table:table-cell office:value-type="float" office:value="248.554851685202">
                <text:p>248.554851685202</text:p>
              </table:table-cell>
              <table:table-cell office:value-type="float" office:value="232.515148314798">
                <text:p>232.515148314798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240.85">
                <text:p>240.85</text:p>
              </table:table-cell>
              <table:table-cell office:value-type="float" office:value="240.3035">
                <text:p>240.3035</text:p>
              </table:table-cell>
              <table:table-cell office:value-type="float" office:value="248.072708077536">
                <text:p>248.072708077536</text:p>
              </table:table-cell>
              <table:table-cell office:value-type="float" office:value="232.534291922464">
                <text:p>232.534291922464</text:p>
              </table:table-cell>
            </table:table-row>
            <table:table-row>
              <table:table-cell office:value-type="float" office:value="45664">
                <text:p>45664</text:p>
              </table:table-cell>
              <table:table-cell office:value-type="float" office:value="243.17">
                <text:p>243.17</text:p>
              </table:table-cell>
              <table:table-cell office:value-type="float" office:value="240.094">
                <text:p>240.094</text:p>
              </table:table-cell>
              <table:table-cell office:value-type="float" office:value="247.078460780738">
                <text:p>247.078460780738</text:p>
              </table:table-cell>
              <table:table-cell office:value-type="float" office:value="233.109539219262">
                <text:p>233.109539219262</text:p>
              </table:table-cell>
            </table:table-row>
            <table:table-row>
              <table:table-cell office:value-type="float" office:value="45665">
                <text:p>45665</text:p>
              </table:table-cell>
              <table:table-cell office:value-type="float" office:value="243.13">
                <text:p>243.13</text:p>
              </table:table-cell>
              <table:table-cell office:value-type="float" office:value="240.06">
                <text:p>240.06</text:p>
              </table:table-cell>
              <table:table-cell office:value-type="float" office:value="246.971286303039">
                <text:p>246.971286303039</text:p>
              </table:table-cell>
              <table:table-cell office:value-type="float" office:value="233.148713696961">
                <text:p>233.148713696961</text:p>
              </table:table-cell>
            </table:table-row>
            <table:table-row>
              <table:table-cell office:value-type="float" office:value="45667">
                <text:p>45667</text:p>
              </table:table-cell>
              <table:table-cell office:value-type="float" office:value="239.87">
                <text:p>239.87</text:p>
              </table:table-cell>
              <table:table-cell office:value-type="float" office:value="239.9105">
                <text:p>239.9105</text:p>
              </table:table-cell>
              <table:table-cell office:value-type="float" office:value="246.848555578091">
                <text:p>246.848555578091</text:p>
              </table:table-cell>
              <table:table-cell office:value-type="float" office:value="232.972444421909">
                <text:p>232.972444421909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244.21">
                <text:p>244.21</text:p>
              </table:table-cell>
              <table:table-cell office:value-type="float" office:value="239.9445">
                <text:p>239.9445</text:p>
              </table:table-cell>
              <table:table-cell office:value-type="float" office:value="246.658104761147">
                <text:p>246.658104761147</text:p>
              </table:table-cell>
              <table:table-cell office:value-type="float" office:value="233.230895238854">
                <text:p>233.230895238854</text:p>
              </table:table-cell>
            </table:table-row>
            <table:table-row>
              <table:table-cell office:value-type="float" office:value="45671">
                <text:p>45671</text:p>
              </table:table-cell>
              <table:table-cell office:value-type="float" office:value="247.47">
                <text:p>247.47</text:p>
              </table:table-cell>
              <table:table-cell office:value-type="float" office:value="240.2415">
                <text:p>240.2415</text:p>
              </table:table-cell>
              <table:table-cell office:value-type="float" office:value="247.22293854879">
                <text:p>247.22293854879</text:p>
              </table:table-cell>
              <table:table-cell office:value-type="float" office:value="233.26006145121">
                <text:p>233.26006145121</text:p>
              </table:table-cell>
            </table:table-row>
            <table:table-row>
              <table:table-cell office:value-type="float" office:value="45672">
                <text:p>45672</text:p>
              </table:table-cell>
              <table:table-cell office:value-type="float" office:value="252.35">
                <text:p>252.35</text:p>
              </table:table-cell>
              <table:table-cell office:value-type="float" office:value="240.862">
                <text:p>240.862</text:p>
              </table:table-cell>
              <table:table-cell office:value-type="float" office:value="248.668518194162">
                <text:p>248.668518194162</text:p>
              </table:table-cell>
              <table:table-cell office:value-type="float" office:value="233.055481805838">
                <text:p>233.055481805838</text:p>
              </table:table-cell>
            </table:table-row>
            <table:table-row>
              <table:table-cell office:value-type="float" office:value="45673">
                <text:p>45673</text:p>
              </table:table-cell>
              <table:table-cell office:value-type="float" office:value="254.27">
                <text:p>254.27</text:p>
              </table:table-cell>
              <table:table-cell office:value-type="float" office:value="241.5965">
                <text:p>241.5965</text:p>
              </table:table-cell>
              <table:table-cell office:value-type="float" office:value="251.158321011326">
                <text:p>251.158321011326</text:p>
              </table:table-cell>
              <table:table-cell office:value-type="float" office:value="232.034678988674">
                <text:p>232.034678988674</text:p>
              </table:table-cell>
            </table:table-row>
            <table:table-row>
              <table:table-cell office:value-type="float" office:value="45674">
                <text:p>45674</text:p>
              </table:table-cell>
              <table:table-cell office:value-type="float" office:value="259.16">
                <text:p>259.16</text:p>
              </table:table-cell>
              <table:table-cell office:value-type="float" office:value="242.6365">
                <text:p>242.6365</text:p>
              </table:table-cell>
              <table:table-cell office:value-type="float" office:value="253.885922805206">
                <text:p>253.885922805206</text:p>
              </table:table-cell>
              <table:table-cell office:value-type="float" office:value="231.387077194794">
                <text:p>231.387077194794</text:p>
              </table:table-cell>
            </table:table-row>
            <table:table-row>
              <table:table-cell office:value-type="float" office:value="45678">
                <text:p>45678</text:p>
              </table:table-cell>
              <table:table-cell office:value-type="float" office:value="263.03">
                <text:p>263.03</text:p>
              </table:table-cell>
              <table:table-cell office:value-type="float" office:value="244.2695">
                <text:p>244.2695</text:p>
              </table:table-cell>
              <table:table-cell office:value-type="float" office:value="256.728163347152">
                <text:p>256.728163347152</text:p>
              </table:table-cell>
              <table:table-cell office:value-type="float" office:value="231.810836652848">
                <text:p>231.810836652848</text:p>
              </table:table-cell>
            </table:table-row>
            <table:table-row>
              <table:table-cell office:value-type="float" office:value="45679">
                <text:p>45679</text:p>
              </table:table-cell>
              <table:table-cell office:value-type="float" office:value="262.84">
                <text:p>262.84</text:p>
              </table:table-cell>
              <table:table-cell office:value-type="float" office:value="245.7635">
                <text:p>245.7635</text:p>
              </table:table-cell>
              <table:table-cell office:value-type="float" office:value="260.172803118967">
                <text:p>260.172803118967</text:p>
              </table:table-cell>
              <table:table-cell office:value-type="float" office:value="231.354196881033">
                <text:p>231.354196881033</text:p>
              </table:table-cell>
            </table:table-row>
            <table:table-row>
              <table:table-cell office:value-type="float" office:value="45680">
                <text:p>45680</text:p>
              </table:table-cell>
              <table:table-cell office:value-type="float" office:value="265.95">
                <text:p>265.95</text:p>
              </table:table-cell>
              <table:table-cell office:value-type="float" office:value="247.181">
                <text:p>247.181</text:p>
              </table:table-cell>
              <table:table-cell office:value-type="float" office:value="263.313303069902">
                <text:p>263.313303069902</text:p>
              </table:table-cell>
              <table:table-cell office:value-type="float" office:value="231.048696930098">
                <text:p>231.048696930098</text:p>
              </table:table-cell>
            </table:table-row>
            <table:table-row>
              <table:table-cell office:value-type="float" office:value="45681">
                <text:p>45681</text:p>
              </table:table-cell>
              <table:table-cell office:value-type="float" office:value="264.84">
                <text:p>264.84</text:p>
              </table:table-cell>
              <table:table-cell office:value-type="float" office:value="248.5035">
                <text:p>248.5035</text:p>
              </table:table-cell>
              <table:table-cell office:value-type="float" office:value="266.519526458593">
                <text:p>266.519526458593</text:p>
              </table:table-cell>
              <table:table-cell office:value-type="float" office:value="230.487473541407">
                <text:p>230.487473541407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265.85">
                <text:p>265.85</text:p>
              </table:table-cell>
              <table:table-cell office:value-type="float" office:value="249.6805">
                <text:p>249.6805</text:p>
              </table:table-cell>
              <table:table-cell office:value-type="float" office:value="269.123560428606">
                <text:p>269.123560428606</text:p>
              </table:table-cell>
              <table:table-cell office:value-type="float" office:value="230.237439571394">
                <text:p>230.237439571394</text:p>
              </table:table-cell>
            </table:table-row>
            <table:table-row>
              <table:table-cell office:value-type="float" office:value="45685">
                <text:p>45685</text:p>
              </table:table-cell>
              <table:table-cell office:value-type="float" office:value="267.14">
                <text:p>267.14</text:p>
              </table:table-cell>
              <table:table-cell office:value-type="float" office:value="250.8805">
                <text:p>250.8805</text:p>
              </table:table-cell>
              <table:table-cell office:value-type="float" office:value="271.597269770107">
                <text:p>271.597269770107</text:p>
              </table:table-cell>
              <table:table-cell office:value-type="float" office:value="230.163730229893">
                <text:p>230.163730229893</text:p>
              </table:table-cell>
            </table:table-row>
            <table:table-row>
              <table:table-cell office:value-type="float" office:value="45686">
                <text:p>45686</text:p>
              </table:table-cell>
              <table:table-cell office:value-type="float" office:value="266.58">
                <text:p>266.58</text:p>
              </table:table-cell>
              <table:table-cell office:value-type="float" office:value="252.151">
                <text:p>252.151</text:p>
              </table:table-cell>
              <table:table-cell office:value-type="float" office:value="273.806686718538">
                <text:p>273.806686718538</text:p>
              </table:table-cell>
              <table:table-cell office:value-type="float" office:value="230.495313281462">
                <text:p>230.495313281462</text:p>
              </table:table-cell>
            </table:table-row>
            <table:table-row>
              <table:table-cell office:value-type="float" office:value="45687">
                <text:p>45687</text:p>
              </table:table-cell>
              <table:table-cell office:value-type="float" office:value="268.23">
                <text:p>268.23</text:p>
              </table:table-cell>
              <table:table-cell office:value-type="float" office:value="253.5965">
                <text:p>253.5965</text:p>
              </table:table-cell>
              <table:table-cell office:value-type="float" office:value="275.486191343975">
                <text:p>275.486191343975</text:p>
              </table:table-cell>
              <table:table-cell office:value-type="float" office:value="231.706808656025">
                <text:p>231.706808656025</text:p>
              </table:table-cell>
            </table:table-row>
            <table:table-row>
              <table:table-cell office:value-type="float" office:value="45688">
                <text:p>45688</text:p>
              </table:table-cell>
              <table:table-cell office:value-type="float" office:value="267.3">
                <text:p>267.3</text:p>
              </table:table-cell>
              <table:table-cell office:value-type="float" office:value="254.976">
                <text:p>254.976</text:p>
              </table:table-cell>
              <table:table-cell office:value-type="float" office:value="276.97922889649">
                <text:p>276.97922889649</text:p>
              </table:table-cell>
              <table:table-cell office:value-type="float" office:value="232.97277110351">
                <text:p>232.97277110351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266.81">
                <text:p>266.81</text:p>
              </table:table-cell>
              <table:table-cell office:value-type="float" office:value="256.3165">
                <text:p>256.3165</text:p>
              </table:table-cell>
              <table:table-cell office:value-type="float" office:value="277.931460164756">
                <text:p>277.931460164756</text:p>
              </table:table-cell>
              <table:table-cell office:value-type="float" office:value="234.701539835244">
                <text:p>234.701539835244</text:p>
              </table:table-cell>
            </table:table-row>
            <table:table-row>
              <table:table-cell office:value-type="float" office:value="45692">
                <text:p>45692</text:p>
              </table:table-cell>
              <table:table-cell office:value-type="float" office:value="267.94">
                <text:p>267.94</text:p>
              </table:table-cell>
              <table:table-cell office:value-type="float" office:value="257.5495">
                <text:p>257.5495</text:p>
              </table:table-cell>
              <table:table-cell office:value-type="float" office:value="278.838219853069">
                <text:p>278.838219853069</text:p>
              </table:table-cell>
              <table:table-cell office:value-type="float" office:value="236.260780146931">
                <text:p>236.260780146931</text:p>
              </table:table-cell>
            </table:table-row>
            <table:table-row>
              <table:table-cell office:value-type="float" office:value="45693">
                <text:p>45693</text:p>
              </table:table-cell>
              <table:table-cell office:value-type="float" office:value="270.43">
                <text:p>270.43</text:p>
              </table:table-cell>
              <table:table-cell office:value-type="float" office:value="259.0285">
                <text:p>259.0285</text:p>
              </table:table-cell>
              <table:table-cell office:value-type="float" office:value="279.356570644809">
                <text:p>279.356570644809</text:p>
              </table:table-cell>
              <table:table-cell office:value-type="float" office:value="238.700429355191">
                <text:p>238.700429355191</text:p>
              </table:table-cell>
            </table:table-row>
            <table:table-row>
              <table:table-cell office:value-type="float" office:value="45694">
                <text:p>45694</text:p>
              </table:table-cell>
              <table:table-cell office:value-type="float" office:value="276.9">
                <text:p>276.9</text:p>
              </table:table-cell>
              <table:table-cell office:value-type="float" office:value="260.715">
                <text:p>260.715</text:p>
              </table:table-cell>
              <table:table-cell office:value-type="float" office:value="280.331572418501">
                <text:p>280.331572418501</text:p>
              </table:table-cell>
              <table:table-cell office:value-type="float" office:value="241.098427581499">
                <text:p>241.098427581499</text:p>
              </table:table-cell>
            </table:table-row>
            <table:table-row>
              <table:table-cell office:value-type="float" office:value="45695">
                <text:p>45695</text:p>
              </table:table-cell>
              <table:table-cell office:value-type="float" office:value="275.8">
                <text:p>275.8</text:p>
              </table:table-cell>
              <table:table-cell office:value-type="float" office:value="262.3485">
                <text:p>262.3485</text:p>
              </table:table-cell>
              <table:table-cell office:value-type="float" office:value="281.681133865145">
                <text:p>281.681133865145</text:p>
              </table:table-cell>
              <table:table-cell office:value-type="float" office:value="243.015866134855">
                <text:p>243.015866134855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271.04">
                <text:p>271.04</text:p>
              </table:table-cell>
              <table:table-cell office:value-type="float" office:value="263.907">
                <text:p>263.907</text:p>
              </table:table-cell>
              <table:table-cell office:value-type="float" office:value="281.166249710946">
                <text:p>281.166249710946</text:p>
              </table:table-cell>
              <table:table-cell office:value-type="float" office:value="246.647750289054">
                <text:p>246.647750289054</text:p>
              </table:table-cell>
            </table:table-row>
            <table:table-row>
              <table:table-cell office:value-type="float" office:value="45699">
                <text:p>45699</text:p>
              </table:table-cell>
              <table:table-cell office:value-type="float" office:value="274.99">
                <text:p>274.99</text:p>
              </table:table-cell>
              <table:table-cell office:value-type="float" office:value="265.446">
                <text:p>265.446</text:p>
              </table:table-cell>
              <table:table-cell office:value-type="float" office:value="280.245653465202">
                <text:p>280.245653465202</text:p>
              </table:table-cell>
              <table:table-cell office:value-type="float" office:value="250.646346534798">
                <text:p>250.646346534798</text:p>
              </table:table-cell>
            </table:table-row>
            <table:table-row>
              <table:table-cell office:value-type="float" office:value="45700">
                <text:p>45700</text:p>
              </table:table-cell>
              <table:table-cell office:value-type="float" office:value="275.45">
                <text:p>275.45</text:p>
              </table:table-cell>
              <table:table-cell office:value-type="float" office:value="266.845">
                <text:p>266.845</text:p>
              </table:table-cell>
              <table:table-cell office:value-type="float" office:value="279.68047268566">
                <text:p>279.68047268566</text:p>
              </table:table-cell>
              <table:table-cell office:value-type="float" office:value="254.00952731434">
                <text:p>254.00952731434</text:p>
              </table:table-cell>
            </table:table-row>
            <table:table-row>
              <table:table-cell office:value-type="float" office:value="45701">
                <text:p>45701</text:p>
              </table:table-cell>
              <table:table-cell office:value-type="float" office:value="276.32">
                <text:p>276.32</text:p>
              </table:table-cell>
              <table:table-cell office:value-type="float" office:value="268.0435">
                <text:p>268.0435</text:p>
              </table:table-cell>
              <table:table-cell office:value-type="float" office:value="279.57271039784">
                <text:p>279.57271039784</text:p>
              </table:table-cell>
              <table:table-cell office:value-type="float" office:value="256.51428960216">
                <text:p>256.51428960216</text:p>
              </table:table-cell>
            </table:table-row>
            <table:table-row>
              <table:table-cell office:value-type="float" office:value="45702">
                <text:p>45702</text:p>
              </table:table-cell>
              <table:table-cell office:value-type="float" office:value="276.59">
                <text:p>276.59</text:p>
              </table:table-cell>
              <table:table-cell office:value-type="float" office:value="269.1595">
                <text:p>269.1595</text:p>
              </table:table-cell>
              <table:table-cell office:value-type="float" office:value="279.385434922013">
                <text:p>279.385434922013</text:p>
              </table:table-cell>
              <table:table-cell office:value-type="float" office:value="258.933565077987">
                <text:p>258.933565077987</text:p>
              </table:table-cell>
            </table:table-row>
            <table:table-row>
              <table:table-cell office:value-type="float" office:value="45706">
                <text:p>45706</text:p>
              </table:table-cell>
              <table:table-cell office:value-type="float" office:value="279.95">
                <text:p>279.95</text:p>
              </table:table-cell>
              <table:table-cell office:value-type="float" office:value="270.199">
                <text:p>270.199</text:p>
              </table:table-cell>
              <table:table-cell office:value-type="float" office:value="279.899280215401">
                <text:p>279.899280215401</text:p>
              </table:table-cell>
              <table:table-cell office:value-type="float" office:value="260.498719784598">
                <text:p>260.498719784598</text:p>
              </table:table-cell>
            </table:table-row>
            <table:table-row>
              <table:table-cell office:value-type="float" office:value="45707">
                <text:p>45707</text:p>
              </table:table-cell>
              <table:table-cell office:value-type="float" office:value="279.25">
                <text:p>279.25</text:p>
              </table:table-cell>
              <table:table-cell office:value-type="float" office:value="271.01">
                <text:p>271.01</text:p>
              </table:table-cell>
              <table:table-cell office:value-type="float" office:value="281.223457811527">
                <text:p>281.223457811527</text:p>
              </table:table-cell>
              <table:table-cell office:value-type="float" office:value="260.796542188473">
                <text:p>260.796542188473</text:p>
              </table:table-cell>
            </table:table-row>
            <table:table-row>
              <table:table-cell office:value-type="float" office:value="45708">
                <text:p>45708</text:p>
              </table:table-cell>
              <table:table-cell office:value-type="float" office:value="266.8">
                <text:p>266.8</text:p>
              </table:table-cell>
              <table:table-cell office:value-type="float" office:value="271.208">
                <text:p>271.208</text:p>
              </table:table-cell>
              <table:table-cell office:value-type="float" office:value="281.434603650393">
                <text:p>281.434603650393</text:p>
              </table:table-cell>
              <table:table-cell office:value-type="float" office:value="260.981396349607">
                <text:p>260.981396349607</text:p>
              </table:table-cell>
            </table:table-row>
            <table:table-row>
              <table:table-cell office:value-type="float" office:value="45709">
                <text:p>45709</text:p>
              </table:table-cell>
              <table:table-cell office:value-type="float" office:value="264.24">
                <text:p>264.24</text:p>
              </table:table-cell>
              <table:table-cell office:value-type="float" office:value="271.1225">
                <text:p>271.1225</text:p>
              </table:table-cell>
              <table:table-cell office:value-type="float" office:value="281.254702499229">
                <text:p>281.254702499229</text:p>
              </table:table-cell>
              <table:table-cell office:value-type="float" office:value="260.990297500771">
                <text:p>260.990297500771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261.34">
                <text:p>261.34</text:p>
              </table:table-cell>
              <table:table-cell office:value-type="float" office:value="270.9475">
                <text:p>270.9475</text:p>
              </table:table-cell>
              <table:table-cell office:value-type="float" office:value="281.170476415097">
                <text:p>281.170476415097</text:p>
              </table:table-cell>
              <table:table-cell office:value-type="float" office:value="260.724523584903">
                <text:p>260.724523584903</text:p>
              </table:table-cell>
            </table:table-row>
            <table:table-row>
              <table:table-cell office:value-type="float" office:value="45713">
                <text:p>45713</text:p>
              </table:table-cell>
              <table:table-cell office:value-type="float" office:value="257.4">
                <text:p>257.4</text:p>
              </table:table-cell>
              <table:table-cell office:value-type="float" office:value="270.525">
                <text:p>270.525</text:p>
              </table:table-cell>
              <table:table-cell office:value-type="float" office:value="281.480482272035">
                <text:p>281.480482272035</text:p>
              </table:table-cell>
              <table:table-cell office:value-type="float" office:value="259.569517727965">
                <text:p>259.569517727965</text:p>
              </table:table-cell>
            </table:table-row>
            <table:table-row>
              <table:table-cell office:value-type="float" office:value="45714">
                <text:p>45714</text:p>
              </table:table-cell>
              <table:table-cell office:value-type="float" office:value="258.79">
                <text:p>258.79</text:p>
              </table:table-cell>
              <table:table-cell office:value-type="float" office:value="270.1075">
                <text:p>270.1075</text:p>
              </table:table-cell>
              <table:table-cell office:value-type="float" office:value="282.662911498423">
                <text:p>282.662911498423</text:p>
              </table:table-cell>
              <table:table-cell office:value-type="float" office:value="257.552088501577">
                <text:p>257.552088501577</text:p>
              </table:table-cell>
            </table:table-row>
            <table:table-row>
              <table:table-cell office:value-type="float" office:value="45715">
                <text:p>45715</text:p>
              </table:table-cell>
              <table:table-cell office:value-type="float" office:value="259.05">
                <text:p>259.05</text:p>
              </table:table-cell>
              <table:table-cell office:value-type="float" office:value="269.731">
                <text:p>269.731</text:p>
              </table:table-cell>
              <table:table-cell office:value-type="float" office:value="283.321042192121">
                <text:p>283.321042192121</text:p>
              </table:table-cell>
              <table:table-cell office:value-type="float" office:value="256.140957807879">
                <text:p>256.140957807879</text:p>
              </table:table-cell>
            </table:table-row>
            <table:table-row>
              <table:table-cell office:value-type="float" office:value="45716">
                <text:p>45716</text:p>
              </table:table-cell>
              <table:table-cell office:value-type="float" office:value="264.65">
                <text:p>264.65</text:p>
              </table:table-cell>
              <table:table-cell office:value-type="float" office:value="269.552">
                <text:p>269.552</text:p>
              </table:table-cell>
              <table:table-cell office:value-type="float" office:value="284.072622882263">
                <text:p>284.072622882263</text:p>
              </table:table-cell>
              <table:table-cell office:value-type="float" office:value="255.031377117737">
                <text:p>255.031377117737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260.62">
                <text:p>260.62</text:p>
              </table:table-cell>
              <table:table-cell office:value-type="float" office:value="269.218">
                <text:p>269.218</text:p>
              </table:table-cell>
              <table:table-cell office:value-type="float" office:value="283.890529848794">
                <text:p>283.890529848794</text:p>
              </table:table-cell>
              <table:table-cell office:value-type="float" office:value="254.545470151206">
                <text:p>254.545470151206</text:p>
              </table:table-cell>
            </table:table-row>
            <table:table-row>
              <table:table-cell office:value-type="float" office:value="45720">
                <text:p>45720</text:p>
              </table:table-cell>
              <table:table-cell office:value-type="float" office:value="250.25">
                <text:p>250.25</text:p>
              </table:table-cell>
              <table:table-cell office:value-type="float" office:value="268.39">
                <text:p>268.39</text:p>
              </table:table-cell>
              <table:table-cell office:value-type="float" office:value="283.595897055523">
                <text:p>283.595897055523</text:p>
              </table:table-cell>
              <table:table-cell office:value-type="float" office:value="253.184102944477">
                <text:p>253.184102944477</text:p>
              </table:table-cell>
            </table:table-row>
            <table:table-row>
              <table:table-cell office:value-type="float" office:value="45721">
                <text:p>45721</text:p>
              </table:table-cell>
              <table:table-cell office:value-type="float" office:value="251.53">
                <text:p>251.53</text:p>
              </table:table-cell>
              <table:table-cell office:value-type="float" office:value="267.5695">
                <text:p>267.5695</text:p>
              </table:table-cell>
              <table:table-cell office:value-type="float" office:value="285.123557727205">
                <text:p>285.123557727205</text:p>
              </table:table-cell>
              <table:table-cell office:value-type="float" office:value="250.015442272795">
                <text:p>250.015442272795</text:p>
              </table:table-cell>
            </table:table-row>
            <table:table-row>
              <table:table-cell office:value-type="float" office:value="45722">
                <text:p>45722</text:p>
              </table:table-cell>
              <table:table-cell office:value-type="float" office:value="246.54">
                <text:p>246.54</text:p>
              </table:table-cell>
              <table:table-cell office:value-type="float" office:value="266.375">
                <text:p>266.375</text:p>
              </table:table-cell>
              <table:table-cell office:value-type="float" office:value="285.516838869911">
                <text:p>285.516838869911</text:p>
              </table:table-cell>
              <table:table-cell office:value-type="float" office:value="247.233161130089">
                <text:p>247.233161130089</text:p>
              </table:table-cell>
            </table:table-row>
            <table:table-row>
              <table:table-cell office:value-type="float" office:value="45723">
                <text:p>45723</text:p>
              </table:table-cell>
              <table:table-cell office:value-type="float" office:value="242.28">
                <text:p>242.28</text:p>
              </table:table-cell>
              <table:table-cell office:value-type="float" office:value="264.644">
                <text:p>264.644</text:p>
              </table:table-cell>
              <table:table-cell office:value-type="float" office:value="285.441291377845">
                <text:p>285.441291377845</text:p>
              </table:table-cell>
              <table:table-cell office:value-type="float" office:value="243.846708622155">
                <text:p>243.846708622155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232.22">
                <text:p>232.22</text:p>
              </table:table-cell>
              <table:table-cell office:value-type="float" office:value="262.465">
                <text:p>262.465</text:p>
              </table:table-cell>
              <table:table-cell office:value-type="float" office:value="285.277464480466">
                <text:p>285.277464480466</text:p>
              </table:table-cell>
              <table:table-cell office:value-type="float" office:value="239.652535519534">
                <text:p>239.652535519534</text:p>
              </table:table-cell>
            </table:table-row>
            <table:table-row>
              <table:table-cell office:value-type="float" office:value="45727">
                <text:p>45727</text:p>
              </table:table-cell>
              <table:table-cell office:value-type="float" office:value="229.14">
                <text:p>229.14</text:p>
              </table:table-cell>
              <table:table-cell office:value-type="float" office:value="260.37">
                <text:p>260.37</text:p>
              </table:table-cell>
              <table:table-cell office:value-type="float" office:value="287.150353669996">
                <text:p>287.150353669996</text:p>
              </table:table-cell>
              <table:table-cell office:value-type="float" office:value="233.589646330004">
                <text:p>233.589646330004</text:p>
              </table:table-cell>
            </table:table-row>
            <table:table-row>
              <table:table-cell office:value-type="float" office:value="45728">
                <text:p>45728</text:p>
              </table:table-cell>
              <table:table-cell office:value-type="float" office:value="227.9">
                <text:p>227.9</text:p>
              </table:table-cell>
              <table:table-cell office:value-type="float" office:value="258.0155">
                <text:p>258.0155</text:p>
              </table:table-cell>
              <table:table-cell office:value-type="float" office:value="287.937599208656">
                <text:p>287.937599208656</text:p>
              </table:table-cell>
              <table:table-cell office:value-type="float" office:value="228.093400791344">
                <text:p>228.093400791344</text:p>
              </table:table-cell>
            </table:table-row>
            <table:table-row>
              <table:table-cell office:value-type="float" office:value="45729">
                <text:p>45729</text:p>
              </table:table-cell>
              <table:table-cell office:value-type="float" office:value="225.19">
                <text:p>225.19</text:p>
              </table:table-cell>
              <table:table-cell office:value-type="float" office:value="255.5025">
                <text:p>255.5025</text:p>
              </table:table-cell>
              <table:table-cell office:value-type="float" office:value="287.695361582067">
                <text:p>287.695361582067</text:p>
              </table:table-cell>
              <table:table-cell office:value-type="float" office:value="223.309638417933">
                <text:p>223.309638417933</text:p>
              </table:table-cell>
            </table:table-row>
            <table:table-row>
              <table:table-cell office:value-type="float" office:value="45730">
                <text:p>45730</text:p>
              </table:table-cell>
              <table:table-cell office:value-type="float" office:value="232.44">
                <text:p>232.44</text:p>
              </table:table-cell>
              <table:table-cell office:value-type="float" office:value="253.3085">
                <text:p>253.3085</text:p>
              </table:table-cell>
              <table:table-cell office:value-type="float" office:value="287.219305916326">
                <text:p>287.219305916326</text:p>
              </table:table-cell>
              <table:table-cell office:value-type="float" office:value="219.397694083674">
                <text:p>219.397694083674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233.93">
                <text:p>233.93</text:p>
              </table:table-cell>
              <table:table-cell office:value-type="float" office:value="251.1755">
                <text:p>251.1755</text:p>
              </table:table-cell>
              <table:table-cell office:value-type="float" office:value="284.716855602786">
                <text:p>284.716855602786</text:p>
              </table:table-cell>
              <table:table-cell office:value-type="float" office:value="217.634144397214">
                <text:p>217.634144397214</text:p>
              </table:table-cell>
            </table:table-row>
            <table:table-row>
              <table:table-cell office:value-type="float" office:value="45734">
                <text:p>45734</text:p>
              </table:table-cell>
              <table:table-cell office:value-type="float" office:value="234.97">
                <text:p>234.97</text:p>
              </table:table-cell>
              <table:table-cell office:value-type="float" office:value="248.9265">
                <text:p>248.9265</text:p>
              </table:table-cell>
              <table:table-cell office:value-type="float" office:value="280.563722728746">
                <text:p>280.563722728746</text:p>
              </table:table-cell>
              <table:table-cell office:value-type="float" office:value="217.289277271254">
                <text:p>217.289277271254</text:p>
              </table:table-cell>
            </table:table-row>
            <table:table-row>
              <table:table-cell office:value-type="float" office:value="45735">
                <text:p>45735</text:p>
              </table:table-cell>
              <table:table-cell office:value-type="float" office:value="239.11">
                <text:p>239.11</text:p>
              </table:table-cell>
              <table:table-cell office:value-type="float" office:value="246.9195">
                <text:p>246.9195</text:p>
              </table:table-cell>
              <table:table-cell office:value-type="float" office:value="275.753268377207">
                <text:p>275.753268377207</text:p>
              </table:table-cell>
              <table:table-cell office:value-type="float" office:value="218.085731622793">
                <text:p>218.085731622793</text:p>
              </table:table-cell>
            </table:table-row>
            <table:table-row>
              <table:table-cell office:value-type="float" office:value="45736">
                <text:p>45736</text:p>
              </table:table-cell>
              <table:table-cell office:value-type="float" office:value="239.01">
                <text:p>239.01</text:p>
              </table:table-cell>
              <table:table-cell office:value-type="float" office:value="245.53">
                <text:p>245.53</text:p>
              </table:table-cell>
              <table:table-cell office:value-type="float" office:value="272.97448947128">
                <text:p>272.97448947128</text:p>
              </table:table-cell>
              <table:table-cell office:value-type="float" office:value="218.08551052872">
                <text:p>218.08551052872</text:p>
              </table:table-cell>
            </table:table-row>
            <table:table-row>
              <table:table-cell office:value-type="float" office:value="45737">
                <text:p>45737</text:p>
              </table:table-cell>
              <table:table-cell office:value-type="float" office:value="241.63">
                <text:p>241.63</text:p>
              </table:table-cell>
              <table:table-cell office:value-type="float" office:value="244.3995">
                <text:p>244.3995</text:p>
              </table:table-cell>
              <table:table-cell office:value-type="float" office:value="270.500412175138">
                <text:p>270.500412175138</text:p>
              </table:table-cell>
              <table:table-cell office:value-type="float" office:value="218.298587824862">
                <text:p>218.298587824862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248.06">
                <text:p>248.06</text:p>
              </table:table-cell>
              <table:table-cell office:value-type="float" office:value="243.7355">
                <text:p>243.7355</text:p>
              </table:table-cell>
              <table:table-cell office:value-type="float" office:value="268.553272824192">
                <text:p>268.553272824192</text:p>
              </table:table-cell>
              <table:table-cell office:value-type="float" office:value="218.917727175808">
                <text:p>218.917727175808</text:p>
              </table:table-cell>
            </table:table-row>
            <table:table-row>
              <table:table-cell office:value-type="float" office:value="45741">
                <text:p>45741</text:p>
              </table:table-cell>
              <table:table-cell office:value-type="float" office:value="251.13">
                <text:p>251.13</text:p>
              </table:table-cell>
              <table:table-cell office:value-type="float" office:value="243.422">
                <text:p>243.422</text:p>
              </table:table-cell>
              <table:table-cell office:value-type="float" office:value="267.434904133242">
                <text:p>267.434904133242</text:p>
              </table:table-cell>
              <table:table-cell office:value-type="float" office:value="219.409095866758">
                <text:p>219.409095866758</text:p>
              </table:table-cell>
            </table:table-row>
            <table:table-row>
              <table:table-cell office:value-type="float" office:value="45742">
                <text:p>45742</text:p>
              </table:table-cell>
              <table:table-cell office:value-type="float" office:value="251.03">
                <text:p>251.03</text:p>
              </table:table-cell>
              <table:table-cell office:value-type="float" office:value="243.034">
                <text:p>243.034</text:p>
              </table:table-cell>
              <table:table-cell office:value-type="float" office:value="266.169939385036">
                <text:p>266.169939385036</text:p>
              </table:table-cell>
              <table:table-cell office:value-type="float" office:value="219.898060614964">
                <text:p>219.898060614964</text:p>
              </table:table-cell>
            </table:table-row>
            <table:table-row>
              <table:table-cell office:value-type="float" office:value="45743">
                <text:p>45743</text:p>
              </table:table-cell>
              <table:table-cell office:value-type="float" office:value="248.12">
                <text:p>248.12</text:p>
              </table:table-cell>
              <table:table-cell office:value-type="float" office:value="242.4875">
                <text:p>242.4875</text:p>
              </table:table-cell>
              <table:table-cell office:value-type="float" office:value="264.628516633024">
                <text:p>264.628516633024</text:p>
              </table:table-cell>
              <table:table-cell office:value-type="float" office:value="220.346483366976">
                <text:p>220.346483366976</text:p>
              </table:table-cell>
            </table:table-row>
            <table:table-row>
              <table:table-cell office:value-type="float" office:value="45744">
                <text:p>45744</text:p>
              </table:table-cell>
              <table:table-cell office:value-type="float" office:value="242.85">
                <text:p>242.85</text:p>
              </table:table-cell>
              <table:table-cell office:value-type="float" office:value="241.3975">
                <text:p>241.3975</text:p>
              </table:table-cell>
              <table:table-cell office:value-type="float" office:value="260.961513329168">
                <text:p>260.961513329168</text:p>
              </table:table-cell>
              <table:table-cell office:value-type="float" office:value="221.833486670832">
                <text:p>221.833486670832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245.3">
                <text:p>245.3</text:p>
              </table:table-cell>
              <table:table-cell office:value-type="float" office:value="240.6315">
                <text:p>240.6315</text:p>
              </table:table-cell>
              <table:table-cell office:value-type="float" office:value="257.859684035069">
                <text:p>257.859684035069</text:p>
              </table:table-cell>
              <table:table-cell office:value-type="float" office:value="223.403315964931">
                <text:p>223.403315964931</text:p>
              </table:table-cell>
            </table:table-row>
            <table:table-row>
              <table:table-cell office:value-type="float" office:value="45748">
                <text:p>45748</text:p>
              </table:table-cell>
              <table:table-cell office:value-type="float" office:value="243.66">
                <text:p>243.66</text:p>
              </table:table-cell>
              <table:table-cell office:value-type="float" office:value="240.302">
                <text:p>240.302</text:p>
              </table:table-cell>
              <table:table-cell office:value-type="float" office:value="257.043191207346">
                <text:p>257.043191207346</text:p>
              </table:table-cell>
              <table:table-cell office:value-type="float" office:value="223.560808792654">
                <text:p>223.560808792654</text:p>
              </table:table-cell>
            </table:table-row>
            <table:table-row>
              <table:table-cell office:value-type="float" office:value="45749">
                <text:p>45749</text:p>
              </table:table-cell>
              <table:table-cell office:value-type="float" office:value="245.82">
                <text:p>245.82</text:p>
              </table:table-cell>
              <table:table-cell office:value-type="float" office:value="240.0165">
                <text:p>240.0165</text:p>
              </table:table-cell>
              <table:table-cell office:value-type="float" office:value="255.935532486984">
                <text:p>255.935532486984</text:p>
              </table:table-cell>
              <table:table-cell office:value-type="float" office:value="224.097467513016">
                <text:p>224.097467513016</text:p>
              </table:table-cell>
            </table:table-row>
            <table:table-row>
              <table:table-cell office:value-type="float" office:value="45750">
                <text:p>45750</text:p>
              </table:table-cell>
              <table:table-cell office:value-type="float" office:value="228.69">
                <text:p>228.69</text:p>
              </table:table-cell>
              <table:table-cell office:value-type="float" office:value="239.124">
                <text:p>239.124</text:p>
              </table:table-cell>
              <table:table-cell office:value-type="float" office:value="254.977689444601">
                <text:p>254.977689444601</text:p>
              </table:table-cell>
              <table:table-cell office:value-type="float" office:value="223.270310555399">
                <text:p>223.270310555399</text:p>
              </table:table-cell>
            </table:table-row>
            <table:table-row>
              <table:table-cell office:value-type="float" office:value="45751">
                <text:p>45751</text:p>
              </table:table-cell>
              <table:table-cell office:value-type="float" office:value="210.28">
                <text:p>210.28</text:p>
              </table:table-cell>
              <table:table-cell office:value-type="float" office:value="237.524">
                <text:p>237.524</text:p>
              </table:table-cell>
              <table:table-cell office:value-type="float" office:value="254.091312635223">
                <text:p>254.091312635223</text:p>
              </table:table-cell>
              <table:table-cell office:value-type="float" office:value="220.956687364777">
                <text:p>220.956687364777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214.44">
                <text:p>214.44</text:p>
              </table:table-cell>
              <table:table-cell office:value-type="float" office:value="236.635">
                <text:p>236.635</text:p>
              </table:table-cell>
              <table:table-cell office:value-type="float" office:value="257.647318136043">
                <text:p>257.647318136043</text:p>
              </table:table-cell>
              <table:table-cell office:value-type="float" office:value="215.622681863957">
                <text:p>215.622681863957</text:p>
              </table:table-cell>
            </table:table-row>
            <table:table-row>
              <table:table-cell office:value-type="float" office:value="45755">
                <text:p>45755</text:p>
              </table:table-cell>
              <table:table-cell office:value-type="float" office:value="216.87">
                <text:p>216.87</text:p>
              </table:table-cell>
              <table:table-cell office:value-type="float" office:value="236.0215">
                <text:p>236.0215</text:p>
              </table:table-cell>
              <table:table-cell office:value-type="float" office:value="259.336933585393">
                <text:p>259.336933585393</text:p>
              </table:table-cell>
              <table:table-cell office:value-type="float" office:value="212.706066414607">
                <text:p>212.706066414607</text:p>
              </table:table-cell>
            </table:table-row>
            <table:table-row>
              <table:table-cell office:value-type="float" office:value="45756">
                <text:p>45756</text:p>
              </table:table-cell>
              <table:table-cell office:value-type="float" office:value="234.34">
                <text:p>234.34</text:p>
              </table:table-cell>
              <table:table-cell office:value-type="float" office:value="236.3435">
                <text:p>236.3435</text:p>
              </table:table-cell>
              <table:table-cell office:value-type="float" office:value="261.122058737332">
                <text:p>261.122058737332</text:p>
              </table:table-cell>
              <table:table-cell office:value-type="float" office:value="211.564941262668">
                <text:p>211.564941262668</text:p>
              </table:table-cell>
            </table:table-row>
            <table:table-row>
              <table:table-cell office:value-type="float" office:value="45757">
                <text:p>45757</text:p>
              </table:table-cell>
              <table:table-cell office:value-type="float" office:value="227.11">
                <text:p>227.11</text:p>
              </table:table-cell>
              <table:table-cell office:value-type="float" office:value="236.4395">
                <text:p>236.4395</text:p>
              </table:table-cell>
              <table:table-cell office:value-type="float" office:value="260.643143870463">
                <text:p>260.643143870463</text:p>
              </table:table-cell>
              <table:table-cell office:value-type="float" office:value="212.235856129537">
                <text:p>212.235856129537</text:p>
              </table:table-cell>
            </table:table-row>
            <table:table-row>
              <table:table-cell office:value-type="float" office:value="45758">
                <text:p>45758</text:p>
              </table:table-cell>
              <table:table-cell office:value-type="float" office:value="236.2">
                <text:p>236.2</text:p>
              </table:table-cell>
              <table:table-cell office:value-type="float" office:value="236.6275">
                <text:p>236.6275</text:p>
              </table:table-cell>
              <table:table-cell office:value-type="float" office:value="261.172046350576">
                <text:p>261.172046350576</text:p>
              </table:table-cell>
              <table:table-cell office:value-type="float" office:value="212.082953649424">
                <text:p>212.082953649424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234.72">
                <text:p>234.72</text:p>
              </table:table-cell>
              <table:table-cell office:value-type="float" office:value="236.667">
                <text:p>236.667</text:p>
              </table:table-cell>
              <table:table-cell office:value-type="float" office:value="261.177720079802">
                <text:p>261.177720079802</text:p>
              </table:table-cell>
              <table:table-cell office:value-type="float" office:value="212.156279920198">
                <text:p>212.156279920198</text:p>
              </table:table-cell>
            </table:table-row>
            <table:table-row>
              <table:table-cell office:value-type="float" office:value="45762">
                <text:p>45762</text:p>
              </table:table-cell>
              <table:table-cell office:value-type="float" office:value="233.13">
                <text:p>233.13</text:p>
              </table:table-cell>
              <table:table-cell office:value-type="float" office:value="236.575">
                <text:p>236.575</text:p>
              </table:table-cell>
              <table:table-cell office:value-type="float" office:value="261.090066759967">
                <text:p>261.090066759967</text:p>
              </table:table-cell>
              <table:table-cell office:value-type="float" office:value="212.059933240034">
                <text:p>212.059933240034</text:p>
              </table:table-cell>
            </table:table-row>
            <table:table-row>
              <table:table-cell office:value-type="float" office:value="45763">
                <text:p>45763</text:p>
              </table:table-cell>
              <table:table-cell office:value-type="float" office:value="229.61">
                <text:p>229.61</text:p>
              </table:table-cell>
              <table:table-cell office:value-type="float" office:value="236.1">
                <text:p>236.1</text:p>
              </table:table-cell>
              <table:table-cell office:value-type="float" office:value="260.64101534">
                <text:p>260.64101534</text:p>
              </table:table-cell>
              <table:table-cell office:value-type="float" office:value="211.55898466">
                <text:p>211.55898466</text:p>
              </table:table-cell>
            </table:table-row>
            <table:table-row>
              <table:table-cell office:value-type="float" office:value="45764">
                <text:p>45764</text:p>
              </table:table-cell>
              <table:table-cell office:value-type="float" office:value="231.96">
                <text:p>231.96</text:p>
              </table:table-cell>
              <table:table-cell office:value-type="float" office:value="235.7475">
                <text:p>235.7475</text:p>
              </table:table-cell>
              <table:table-cell office:value-type="float" office:value="260.448375425451">
                <text:p>260.448375425451</text:p>
              </table:table-cell>
              <table:table-cell office:value-type="float" office:value="211.046624574549">
                <text:p>211.046624574549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228.99">
                <text:p>228.99</text:p>
              </table:table-cell>
              <table:table-cell office:value-type="float" office:value="235.1155">
                <text:p>235.1155</text:p>
              </table:table-cell>
              <table:table-cell office:value-type="float" office:value="259.720263386112">
                <text:p>259.720263386112</text:p>
              </table:table-cell>
              <table:table-cell office:value-type="float" office:value="210.510736613888">
                <text:p>210.510736613888</text:p>
              </table:table-cell>
            </table:table-row>
            <table:table-row>
              <table:table-cell office:value-type="float" office:value="45769">
                <text:p>45769</text:p>
              </table:table-cell>
              <table:table-cell office:value-type="float" office:value="235.59">
                <text:p>235.59</text:p>
              </table:table-cell>
              <table:table-cell office:value-type="float" office:value="234.492">
                <text:p>234.492</text:p>
              </table:table-cell>
              <table:table-cell office:value-type="float" office:value="258.470658396156">
                <text:p>258.470658396156</text:p>
              </table:table-cell>
              <table:table-cell office:value-type="float" office:value="210.513341603844">
                <text:p>210.513341603844</text:p>
              </table:table-cell>
            </table:table-row>
            <table:table-row>
              <table:table-cell office:value-type="float" office:value="45770">
                <text:p>45770</text:p>
              </table:table-cell>
              <table:table-cell office:value-type="float" office:value="240.88">
                <text:p>240.88</text:p>
              </table:table-cell>
              <table:table-cell office:value-type="float" office:value="233.9795">
                <text:p>233.9795</text:p>
              </table:table-cell>
              <table:table-cell office:value-type="float" office:value="256.573838730975">
                <text:p>256.573838730975</text:p>
              </table:table-cell>
              <table:table-cell office:value-type="float" office:value="211.385161269025">
                <text:p>211.385161269025</text:p>
              </table:table-cell>
            </table:table-row>
            <table:table-row>
              <table:table-cell office:value-type="float" office:value="45771">
                <text:p>45771</text:p>
              </table:table-cell>
              <table:table-cell office:value-type="float" office:value="244.64">
                <text:p>244.64</text:p>
              </table:table-cell>
              <table:table-cell office:value-type="float" office:value="233.66">
                <text:p>233.66</text:p>
              </table:table-cell>
              <table:table-cell office:value-type="float" office:value="254.958779911793">
                <text:p>254.958779911793</text:p>
              </table:table-cell>
              <table:table-cell office:value-type="float" office:value="212.361220088207">
                <text:p>212.361220088207</text:p>
              </table:table-cell>
            </table:table-row>
            <table:table-row>
              <table:table-cell office:value-type="float" office:value="45772">
                <text:p>45772</text:p>
              </table:table-cell>
              <table:table-cell office:value-type="float" office:value="243.55">
                <text:p>243.55</text:p>
              </table:table-cell>
              <table:table-cell office:value-type="float" office:value="233.4315">
                <text:p>233.4315</text:p>
              </table:table-cell>
              <table:table-cell office:value-type="float" office:value="254.238445309185">
                <text:p>254.238445309185</text:p>
              </table:table-cell>
              <table:table-cell office:value-type="float" office:value="212.624554690815">
                <text:p>212.624554690815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243.22">
                <text:p>243.22</text:p>
              </table:table-cell>
              <table:table-cell office:value-type="float" office:value="233.45">
                <text:p>233.45</text:p>
              </table:table-cell>
              <table:table-cell office:value-type="float" office:value="254.33367817304">
                <text:p>254.33367817304</text:p>
              </table:table-cell>
              <table:table-cell office:value-type="float" office:value="212.56632182696">
                <text:p>212.56632182696</text:p>
              </table:table-cell>
            </table:table-row>
            <table:table-row>
              <table:table-cell office:value-type="float" office:value="45776">
                <text:p>45776</text:p>
              </table:table-cell>
              <table:table-cell office:value-type="float" office:value="244.62">
                <text:p>244.62</text:p>
              </table:table-cell>
              <table:table-cell office:value-type="float" office:value="233.416">
                <text:p>233.416</text:p>
              </table:table-cell>
              <table:table-cell office:value-type="float" office:value="254.046288639685">
                <text:p>254.046288639685</text:p>
              </table:table-cell>
              <table:table-cell office:value-type="float" office:value="212.785711360315">
                <text:p>212.785711360315</text:p>
              </table:table-cell>
            </table:table-row>
            <table:table-row>
              <table:table-cell office:value-type="float" office:value="45777">
                <text:p>45777</text:p>
              </table:table-cell>
              <table:table-cell office:value-type="float" office:value="244.62">
                <text:p>244.62</text:p>
              </table:table-cell>
              <table:table-cell office:value-type="float" office:value="233.464">
                <text:p>233.464</text:p>
              </table:table-cell>
              <table:table-cell office:value-type="float" office:value="254.210691358845">
                <text:p>254.210691358845</text:p>
              </table:table-cell>
              <table:table-cell office:value-type="float" office:value="212.717308641155">
                <text:p>212.717308641155</text:p>
              </table:table-cell>
            </table:table-row>
            <table:table-row>
              <table:table-cell office:value-type="float" office:value="45778">
                <text:p>45778</text:p>
              </table:table-cell>
              <table:table-cell office:value-type="float" office:value="246.89">
                <text:p>246.89</text:p>
              </table:table-cell>
              <table:table-cell office:value-type="float" office:value="233.5175">
                <text:p>233.5175</text:p>
              </table:table-cell>
              <table:table-cell office:value-type="float" office:value="254.104518790735">
                <text:p>254.104518790735</text:p>
              </table:table-cell>
              <table:table-cell office:value-type="float" office:value="212.930481209265">
                <text:p>212.930481209265</text:p>
              </table:table-cell>
            </table:table-row>
            <table:table-row>
              <table:table-cell office:value-type="float" office:value="45779">
                <text:p>45779</text:p>
              </table:table-cell>
              <table:table-cell office:value-type="float" office:value="252.51">
                <text:p>252.51</text:p>
              </table:table-cell>
              <table:table-cell office:value-type="float" office:value="234.7085">
                <text:p>234.7085</text:p>
              </table:table-cell>
              <table:table-cell office:value-type="float" office:value="256.160867145384">
                <text:p>256.160867145384</text:p>
              </table:table-cell>
              <table:table-cell office:value-type="float" office:value="213.256132854616">
                <text:p>213.256132854616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252.56">
                <text:p>252.56</text:p>
              </table:table-cell>
              <table:table-cell office:value-type="float" office:value="236.8225">
                <text:p>236.8225</text:p>
              </table:table-cell>
              <table:table-cell office:value-type="float" office:value="256.690568536434">
                <text:p>256.690568536434</text:p>
              </table:table-cell>
              <table:table-cell office:value-type="float" office:value="216.954431463566">
                <text:p>216.954431463566</text:p>
              </table:table-cell>
            </table:table-row>
            <table:table-row>
              <table:table-cell office:value-type="float" office:value="45783">
                <text:p>45783</text:p>
              </table:table-cell>
              <table:table-cell office:value-type="float" office:value="249.25">
                <text:p>249.25</text:p>
              </table:table-cell>
              <table:table-cell office:value-type="float" office:value="238.563">
                <text:p>238.563</text:p>
              </table:table-cell>
              <table:table-cell office:value-type="float" office:value="256.879302967192">
                <text:p>256.879302967192</text:p>
              </table:table-cell>
              <table:table-cell office:value-type="float" office:value="220.246697032808">
                <text:p>220.246697032808</text:p>
              </table:table-cell>
            </table:table-row>
            <table:table-row>
              <table:table-cell office:value-type="float" office:value="45784">
                <text:p>45784</text:p>
              </table:table-cell>
              <table:table-cell office:value-type="float" office:value="249.39">
                <text:p>249.39</text:p>
              </table:table-cell>
              <table:table-cell office:value-type="float" office:value="240.189">
                <text:p>240.189</text:p>
              </table:table-cell>
              <table:table-cell office:value-type="float" office:value="256.067430328833">
                <text:p>256.067430328833</text:p>
              </table:table-cell>
              <table:table-cell office:value-type="float" office:value="224.310569671167">
                <text:p>224.310569671167</text:p>
              </table:table-cell>
            </table:table-row>
            <table:table-row>
              <table:table-cell office:value-type="float" office:value="45785">
                <text:p>45785</text:p>
              </table:table-cell>
              <table:table-cell office:value-type="float" office:value="253.47">
                <text:p>253.47</text:p>
              </table:table-cell>
              <table:table-cell office:value-type="float" office:value="241.1455">
                <text:p>241.1455</text:p>
              </table:table-cell>
              <table:table-cell office:value-type="float" office:value="257.391273539439">
                <text:p>257.391273539439</text:p>
              </table:table-cell>
              <table:table-cell office:value-type="float" office:value="224.899726460561">
                <text:p>224.899726460561</text:p>
              </table:table-cell>
            </table:table-row>
            <table:table-row>
              <table:table-cell office:value-type="float" office:value="45786">
                <text:p>45786</text:p>
              </table:table-cell>
              <table:table-cell office:value-type="float" office:value="253.08">
                <text:p>253.08</text:p>
              </table:table-cell>
              <table:table-cell office:value-type="float" office:value="242.444">
                <text:p>242.444</text:p>
              </table:table-cell>
              <table:table-cell office:value-type="float" office:value="258.361757122562">
                <text:p>258.361757122562</text:p>
              </table:table-cell>
              <table:table-cell office:value-type="float" office:value="226.526242877438">
                <text:p>226.526242877438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260.05">
                <text:p>260.05</text:p>
              </table:table-cell>
              <table:table-cell office:value-type="float" office:value="243.6365">
                <text:p>243.6365</text:p>
              </table:table-cell>
              <table:table-cell office:value-type="float" office:value="260.089978986532">
                <text:p>260.089978986532</text:p>
              </table:table-cell>
              <table:table-cell office:value-type="float" office:value="227.183021013468">
                <text:p>227.183021013468</text:p>
              </table:table-cell>
            </table:table-row>
            <table:table-row>
              <table:table-cell office:value-type="float" office:value="45790">
                <text:p>45790</text:p>
              </table:table-cell>
              <table:table-cell office:value-type="float" office:value="263.01">
                <text:p>263.01</text:p>
              </table:table-cell>
              <table:table-cell office:value-type="float" office:value="245.051">
                <text:p>245.051</text:p>
              </table:table-cell>
              <table:table-cell office:value-type="float" office:value="262.803120769442">
                <text:p>262.803120769442</text:p>
              </table:table-cell>
              <table:table-cell office:value-type="float" office:value="227.298879230558">
                <text:p>227.298879230558</text:p>
              </table:table-cell>
            </table:table-row>
            <table:table-row>
              <table:table-cell office:value-type="float" office:value="45791">
                <text:p>45791</text:p>
              </table:table-cell>
              <table:table-cell office:value-type="float" office:value="265.64">
                <text:p>265.64</text:p>
              </table:table-cell>
              <table:table-cell office:value-type="float" office:value="246.6765">
                <text:p>246.6765</text:p>
              </table:table-cell>
              <table:table-cell office:value-type="float" office:value="265.579945027775">
                <text:p>265.579945027775</text:p>
              </table:table-cell>
              <table:table-cell office:value-type="float" office:value="227.773054972225">
                <text:p>227.773054972225</text:p>
              </table:table-cell>
            </table:table-row>
            <table:table-row>
              <table:table-cell office:value-type="float" office:value="45792">
                <text:p>45792</text:p>
              </table:table-cell>
              <table:table-cell office:value-type="float" office:value="267.49">
                <text:p>267.49</text:p>
              </table:table-cell>
              <table:table-cell office:value-type="float" office:value="248.5705">
                <text:p>248.5705</text:p>
              </table:table-cell>
              <table:table-cell office:value-type="float" office:value="267.892204972412">
                <text:p>267.892204972412</text:p>
              </table:table-cell>
              <table:table-cell office:value-type="float" office:value="229.248795027588">
                <text:p>229.248795027588</text:p>
              </table:table-cell>
            </table:table-row>
            <table:table-row>
              <table:table-cell office:value-type="float" office:value="45793">
                <text:p>45793</text:p>
              </table:table-cell>
              <table:table-cell office:value-type="float" office:value="267.56">
                <text:p>267.56</text:p>
              </table:table-cell>
              <table:table-cell office:value-type="float" office:value="250.3505">
                <text:p>250.3505</text:p>
              </table:table-cell>
              <table:table-cell office:value-type="float" office:value="270.162583146315">
                <text:p>270.162583146315</text:p>
              </table:table-cell>
              <table:table-cell office:value-type="float" office:value="230.538416853685">
                <text:p>230.538416853685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264.88">
                <text:p>264.88</text:p>
              </table:table-cell>
              <table:table-cell office:value-type="float" office:value="252.145">
                <text:p>252.145</text:p>
              </table:table-cell>
              <table:table-cell office:value-type="float" office:value="270.988232051642">
                <text:p>270.988232051642</text:p>
              </table:table-cell>
              <table:table-cell office:value-type="float" office:value="233.301767948357">
                <text:p>233.301767948357</text:p>
              </table:table-cell>
            </table:table-row>
            <table:table-row>
              <table:table-cell office:value-type="float" office:value="45797">
                <text:p>45797</text:p>
              </table:table-cell>
              <table:table-cell office:value-type="float" office:value="265.68">
                <text:p>265.68</text:p>
              </table:table-cell>
              <table:table-cell office:value-type="float" office:value="253.6495">
                <text:p>253.6495</text:p>
              </table:table-cell>
              <table:table-cell office:value-type="float" office:value="271.784957241457">
                <text:p>271.784957241457</text:p>
              </table:table-cell>
              <table:table-cell office:value-type="float" office:value="235.514042758543">
                <text:p>235.514042758543</text:p>
              </table:table-cell>
            </table:table-row>
            <table:table-row>
              <table:table-cell office:value-type="float" office:value="45798">
                <text:p>45798</text:p>
              </table:table-cell>
              <table:table-cell office:value-type="float" office:value="261.04">
                <text:p>261.04</text:p>
              </table:table-cell>
              <table:table-cell office:value-type="float" office:value="254.6575">
                <text:p>254.6575</text:p>
              </table:table-cell>
              <table:table-cell office:value-type="float" office:value="272.674373897245">
                <text:p>272.674373897245</text:p>
              </table:table-cell>
              <table:table-cell office:value-type="float" office:value="236.640626102755">
                <text:p>236.640626102755</text:p>
              </table:table-cell>
            </table:table-row>
            <table:table-row>
              <table:table-cell office:value-type="float" office:value="45799">
                <text:p>45799</text:p>
              </table:table-cell>
              <table:table-cell office:value-type="float" office:value="260.67">
                <text:p>260.67</text:p>
              </table:table-cell>
              <table:table-cell office:value-type="float" office:value="255.459">
                <text:p>255.459</text:p>
              </table:table-cell>
              <table:table-cell office:value-type="float" office:value="273.08463331366">
                <text:p>273.08463331366</text:p>
              </table:table-cell>
              <table:table-cell office:value-type="float" office:value="237.83336668634">
                <text:p>237.83336668634</text:p>
              </table:table-cell>
            </table:table-row>
            <table:table-row>
              <table:table-cell office:value-type="float" office:value="45800">
                <text:p>45800</text:p>
              </table:table-cell>
              <table:table-cell office:value-type="float" office:value="260.71">
                <text:p>260.71</text:p>
              </table:table-cell>
              <table:table-cell office:value-type="float" office:value="256.317">
                <text:p>256.317</text:p>
              </table:table-cell>
              <table:table-cell office:value-type="float" office:value="273.164540296289">
                <text:p>273.164540296289</text:p>
              </table:table-cell>
              <table:table-cell office:value-type="float" office:value="239.469459703711">
                <text:p>239.469459703711</text:p>
              </table:table-cell>
            </table:table-row>
            <table:table-row>
              <table:table-cell office:value-type="float" office:value="45804">
                <text:p>45804</text:p>
              </table:table-cell>
              <table:table-cell office:value-type="float" office:value="265.29">
                <text:p>265.29</text:p>
              </table:table-cell>
              <table:table-cell office:value-type="float" office:value="257.4205">
                <text:p>257.4205</text:p>
              </table:table-cell>
              <table:table-cell office:value-type="float" office:value="273.175802755335">
                <text:p>273.175802755335</text:p>
              </table:table-cell>
              <table:table-cell office:value-type="float" office:value="241.665197244665">
                <text:p>241.665197244665</text:p>
              </table:table-cell>
            </table:table-row>
            <table:table-row>
              <table:table-cell office:value-type="float" office:value="45805">
                <text:p>45805</text:p>
              </table:table-cell>
              <table:table-cell office:value-type="float" office:value="263.49">
                <text:p>263.49</text:p>
              </table:table-cell>
              <table:table-cell office:value-type="float" office:value="258.364">
                <text:p>258.364</text:p>
              </table:table-cell>
              <table:table-cell office:value-type="float" office:value="273.343577676571">
                <text:p>273.343577676571</text:p>
              </table:table-cell>
              <table:table-cell office:value-type="float" office:value="243.384422323429">
                <text:p>243.384422323429</text:p>
              </table:table-cell>
            </table:table-row>
            <table:table-row>
              <table:table-cell office:value-type="float" office:value="45806">
                <text:p>45806</text:p>
              </table:table-cell>
              <table:table-cell office:value-type="float" office:value="264.37">
                <text:p>264.37</text:p>
              </table:table-cell>
              <table:table-cell office:value-type="float" office:value="259.3515">
                <text:p>259.3515</text:p>
              </table:table-cell>
              <table:table-cell office:value-type="float" office:value="273.002419125922">
                <text:p>273.002419125922</text:p>
              </table:table-cell>
              <table:table-cell office:value-type="float" office:value="245.700580874078">
                <text:p>245.700580874078</text:p>
              </table:table-cell>
            </table:table-row>
            <table:table-row>
              <table:table-cell office:value-type="float" office:value="45807">
                <text:p>45807</text:p>
              </table:table-cell>
              <table:table-cell office:value-type="float" office:value="264">
                <text:p>264</text:p>
              </table:table-cell>
              <table:table-cell office:value-type="float" office:value="260.207">
                <text:p>260.207</text:p>
              </table:table-cell>
              <table:table-cell office:value-type="float" office:value="272.693552485873">
                <text:p>272.693552485873</text:p>
              </table:table-cell>
              <table:table-cell office:value-type="float" office:value="247.720447514127">
                <text:p>247.720447514127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264.66">
                <text:p>264.66</text:p>
              </table:table-cell>
              <table:table-cell office:value-type="float" office:value="260.8145">
                <text:p>260.8145</text:p>
              </table:table-cell>
              <table:table-cell office:value-type="float" office:value="272.873568655668">
                <text:p>272.873568655668</text:p>
              </table:table-cell>
              <table:table-cell office:value-type="float" office:value="248.755431344332">
                <text:p>248.755431344332</text:p>
              </table:table-cell>
            </table:table-row>
            <table:table-row>
              <table:table-cell office:value-type="float" office:value="45811">
                <text:p>45811</text:p>
              </table:table-cell>
              <table:table-cell office:value-type="float" office:value="266.27">
                <text:p>266.27</text:p>
              </table:table-cell>
              <table:table-cell office:value-type="float" office:value="261.5">
                <text:p>261.5</text:p>
              </table:table-cell>
              <table:table-cell office:value-type="float" office:value="273.030041716677">
                <text:p>273.030041716677</text:p>
              </table:table-cell>
              <table:table-cell office:value-type="float" office:value="249.969958283323">
                <text:p>249.969958283323</text:p>
              </table:table-cell>
            </table:table-row>
            <table:table-row>
              <table:table-cell office:value-type="float" office:value="45812">
                <text:p>45812</text:p>
              </table:table-cell>
              <table:table-cell office:value-type="float" office:value="264.22">
                <text:p>264.22</text:p>
              </table:table-cell>
              <table:table-cell office:value-type="float" office:value="262.2485">
                <text:p>262.2485</text:p>
              </table:table-cell>
              <table:table-cell office:value-type="float" office:value="272.405361650948">
                <text:p>272.405361650948</text:p>
              </table:table-cell>
              <table:table-cell office:value-type="float" office:value="252.091638349052">
                <text:p>252.091638349052</text:p>
              </table:table-cell>
            </table:table-row>
            <table:table-row>
              <table:table-cell office:value-type="float" office:value="45813">
                <text:p>45813</text:p>
              </table:table-cell>
              <table:table-cell office:value-type="float" office:value="261.95">
                <text:p>261.95</text:p>
              </table:table-cell>
              <table:table-cell office:value-type="float" office:value="262.8765">
                <text:p>262.8765</text:p>
              </table:table-cell>
              <table:table-cell office:value-type="float" office:value="270.963203403107">
                <text:p>270.963203403107</text:p>
              </table:table-cell>
              <table:table-cell office:value-type="float" office:value="254.789796596893">
                <text:p>254.789796596893</text:p>
              </table:table-cell>
            </table:table-row>
            <table:table-row>
              <table:table-cell office:value-type="float" office:value="45814">
                <text:p>45814</text:p>
              </table:table-cell>
              <table:table-cell office:value-type="float" office:value="265.73">
                <text:p>265.73</text:p>
              </table:table-cell>
              <table:table-cell office:value-type="float" office:value="263.4895">
                <text:p>263.4895</text:p>
              </table:table-cell>
              <table:table-cell office:value-type="float" office:value="270.190094544625">
                <text:p>270.190094544625</text:p>
              </table:table-cell>
              <table:table-cell office:value-type="float" office:value="256.788905455375">
                <text:p>256.788905455375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266.74">
                <text:p>266.74</text:p>
              </table:table-cell>
              <table:table-cell office:value-type="float" office:value="264.1725">
                <text:p>264.1725</text:p>
              </table:table-cell>
              <table:table-cell office:value-type="float" office:value="268.725012576615">
                <text:p>268.725012576615</text:p>
              </table:table-cell>
              <table:table-cell office:value-type="float" office:value="259.619987423385">
                <text:p>259.619987423385</text:p>
              </table:table-cell>
            </table:table-row>
            <table:table-row>
              <table:table-cell office:value-type="float" office:value="45818">
                <text:p>45818</text:p>
              </table:table-cell>
              <table:table-cell office:value-type="float" office:value="268.6">
                <text:p>268.6</text:p>
              </table:table-cell>
              <table:table-cell office:value-type="float" office:value="264.6">
                <text:p>264.6</text:p>
              </table:table-cell>
              <table:table-cell office:value-type="float" office:value="268.876906845343">
                <text:p>268.876906845343</text:p>
              </table:table-cell>
              <table:table-cell office:value-type="float" office:value="260.323093154657">
                <text:p>260.323093154657</text:p>
              </table:table-cell>
            </table:table-row>
            <table:table-row>
              <table:table-cell office:value-type="float" office:value="45819">
                <text:p>45819</text:p>
              </table:table-cell>
              <table:table-cell office:value-type="float" office:value="268.15">
                <text:p>268.15</text:p>
              </table:table-cell>
              <table:table-cell office:value-type="float" office:value="264.857">
                <text:p>264.857</text:p>
              </table:table-cell>
              <table:table-cell office:value-type="float" office:value="269.487686104798">
                <text:p>269.487686104798</text:p>
              </table:table-cell>
              <table:table-cell office:value-type="float" office:value="260.226313895202">
                <text:p>260.226313895202</text:p>
              </table:table-cell>
            </table:table-row>
            <table:table-row>
              <table:table-cell office:value-type="float" office:value="45820">
                <text:p>45820</text:p>
              </table:table-cell>
              <table:table-cell office:value-type="float" office:value="268.24">
                <text:p>268.24</text:p>
              </table:table-cell>
              <table:table-cell office:value-type="float" office:value="264.987">
                <text:p>264.987</text:p>
              </table:table-cell>
              <table:table-cell office:value-type="float" office:value="269.869255015368">
                <text:p>269.869255015368</text:p>
              </table:table-cell>
              <table:table-cell office:value-type="float" office:value="260.104744984632">
                <text:p>260.104744984632</text:p>
              </table:table-cell>
            </table:table-row>
            <table:table-row>
              <table:table-cell office:value-type="float" office:value="45821">
                <text:p>45821</text:p>
              </table:table-cell>
              <table:table-cell office:value-type="float" office:value="264.95">
                <text:p>264.95</text:p>
              </table:table-cell>
              <table:table-cell office:value-type="float" office:value="264.86">
                <text:p>264.86</text:p>
              </table:table-cell>
              <table:table-cell office:value-type="float" office:value="269.844600144093">
                <text:p>269.844600144093</text:p>
              </table:table-cell>
              <table:table-cell office:value-type="float" office:value="259.875399855907">
                <text:p>259.875399855907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270.36">
                <text:p>270.36</text:p>
              </table:table-cell>
              <table:table-cell office:value-type="float" office:value="265">
                <text:p>265</text:p>
              </table:table-cell>
              <table:table-cell office:value-type="float" office:value="269.810703708964">
                <text:p>269.810703708964</text:p>
              </table:table-cell>
              <table:table-cell office:value-type="float" office:value="260.189296291036">
                <text:p>260.189296291036</text:p>
              </table:table-cell>
            </table:table-row>
            <table:table-row>
              <table:table-cell office:value-type="float" office:value="45825">
                <text:p>45825</text:p>
              </table:table-cell>
              <table:table-cell office:value-type="float" office:value="269.52">
                <text:p>269.52</text:p>
              </table:table-cell>
              <table:table-cell office:value-type="float" office:value="265.232">
                <text:p>265.232</text:p>
              </table:table-cell>
              <table:table-cell office:value-type="float" office:value="270.69641909295">
                <text:p>270.69641909295</text:p>
              </table:table-cell>
              <table:table-cell office:value-type="float" office:value="259.76758090705">
                <text:p>259.76758090705</text:p>
              </table:table-cell>
            </table:table-row>
            <table:table-row>
              <table:table-cell office:value-type="float" office:value="45826">
                <text:p>45826</text:p>
              </table:table-cell>
              <table:table-cell office:value-type="float" office:value="273.96">
                <text:p>273.96</text:p>
              </table:table-cell>
              <table:table-cell office:value-type="float" office:value="265.646">
                <text:p>265.646</text:p>
              </table:table-cell>
              <table:table-cell office:value-type="float" office:value="271.486716330337">
                <text:p>271.486716330337</text:p>
              </table:table-cell>
              <table:table-cell office:value-type="float" office:value="259.805283669663">
                <text:p>259.805283669663</text:p>
              </table:table-cell>
            </table:table-row>
            <table:table-row>
              <table:table-cell office:value-type="float" office:value="45828">
                <text:p>45828</text:p>
              </table:table-cell>
              <table:table-cell office:value-type="float" office:value="275">
                <text:p>275</text:p>
              </table:table-cell>
              <table:table-cell office:value-type="float" office:value="266.344">
                <text:p>266.344</text:p>
              </table:table-cell>
              <table:table-cell office:value-type="float" office:value="273.076040348324">
                <text:p>273.076040348324</text:p>
              </table:table-cell>
              <table:table-cell office:value-type="float" office:value="259.611959651676">
                <text:p>259.611959651676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278.27">
                <text:p>278.27</text:p>
              </table:table-cell>
              <table:table-cell office:value-type="float" office:value="267.224">
                <text:p>267.224</text:p>
              </table:table-cell>
              <table:table-cell office:value-type="float" office:value="274.661484168738">
                <text:p>274.661484168738</text:p>
              </table:table-cell>
              <table:table-cell office:value-type="float" office:value="259.786515831262">
                <text:p>259.786515831262</text:p>
              </table:table-cell>
            </table:table-row>
            <table:table-row>
              <table:table-cell office:value-type="float" office:value="45832">
                <text:p>45832</text:p>
              </table:table-cell>
              <table:table-cell office:value-type="float" office:value="281.26">
                <text:p>281.26</text:p>
              </table:table-cell>
              <table:table-cell office:value-type="float" office:value="268.2515">
                <text:p>268.2515</text:p>
              </table:table-cell>
              <table:table-cell office:value-type="float" office:value="276.849861737064">
                <text:p>276.849861737064</text:p>
              </table:table-cell>
              <table:table-cell office:value-type="float" office:value="259.653138262936">
                <text:p>259.653138262936</text:p>
              </table:table-cell>
            </table:table-row>
            <table:table-row>
              <table:table-cell office:value-type="float" office:value="45833">
                <text:p>45833</text:p>
              </table:table-cell>
              <table:table-cell office:value-type="float" office:value="284.06">
                <text:p>284.06</text:p>
              </table:table-cell>
              <table:table-cell office:value-type="float" office:value="269.19">
                <text:p>269.19</text:p>
              </table:table-cell>
              <table:table-cell office:value-type="float" office:value="279.747657236139">
                <text:p>279.747657236139</text:p>
              </table:table-cell>
              <table:table-cell office:value-type="float" office:value="258.632342763861">
                <text:p>258.632342763861</text:p>
              </table:table-cell>
            </table:table-row>
            <table:table-row>
              <table:table-cell office:value-type="float" office:value="45834">
                <text:p>45834</text:p>
              </table:table-cell>
              <table:table-cell office:value-type="float" office:value="288.75">
                <text:p>288.75</text:p>
              </table:table-cell>
              <table:table-cell office:value-type="float" office:value="270.453">
                <text:p>270.453</text:p>
              </table:table-cell>
              <table:table-cell office:value-type="float" office:value="282.926466951004">
                <text:p>282.926466951004</text:p>
              </table:table-cell>
              <table:table-cell office:value-type="float" office:value="257.979533048997">
                <text:p>257.979533048997</text:p>
              </table:table-cell>
            </table:table-row>
            <table:table-row>
              <table:table-cell office:value-type="float" office:value="45835">
                <text:p>45835</text:p>
              </table:table-cell>
              <table:table-cell office:value-type="float" office:value="287.11">
                <text:p>287.11</text:p>
              </table:table-cell>
              <table:table-cell office:value-type="float" office:value="271.59">
                <text:p>271.59</text:p>
              </table:table-cell>
              <table:table-cell office:value-type="float" office:value="286.598094190405">
                <text:p>286.598094190405</text:p>
              </table:table-cell>
              <table:table-cell office:value-type="float" office:value="256.581905809595">
                <text:p>256.581905809595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289.91">
                <text:p>289.91</text:p>
              </table:table-cell>
              <table:table-cell office:value-type="float" office:value="272.8855">
                <text:p>272.8855</text:p>
              </table:table-cell>
              <table:table-cell office:value-type="float" office:value="289.259603502088">
                <text:p>289.259603502088</text:p>
              </table:table-cell>
              <table:table-cell office:value-type="float" office:value="256.511396497912">
                <text:p>256.511396497912</text:p>
              </table:table-cell>
            </table:table-row>
            <table:table-row>
              <table:table-cell office:value-type="float" office:value="45839">
                <text:p>45839</text:p>
              </table:table-cell>
              <table:table-cell office:value-type="float" office:value="290.41">
                <text:p>290.41</text:p>
              </table:table-cell>
              <table:table-cell office:value-type="float" office:value="274.173">
                <text:p>274.173</text:p>
              </table:table-cell>
              <table:table-cell office:value-type="float" office:value="292.063834727633">
                <text:p>292.063834727633</text:p>
              </table:table-cell>
              <table:table-cell office:value-type="float" office:value="256.282165272368">
                <text:p>256.282165272368</text:p>
              </table:table-cell>
            </table:table-row>
            <table:table-row>
              <table:table-cell office:value-type="float" office:value="45840">
                <text:p>45840</text:p>
              </table:table-cell>
              <table:table-cell office:value-type="float" office:value="292">
                <text:p>292</text:p>
              </table:table-cell>
              <table:table-cell office:value-type="float" office:value="275.4595">
                <text:p>275.4595</text:p>
              </table:table-cell>
              <table:table-cell office:value-type="float" office:value="294.620456708586">
                <text:p>294.620456708586</text:p>
              </table:table-cell>
              <table:table-cell office:value-type="float" office:value="256.298543291414">
                <text:p>256.298543291414</text:p>
              </table:table-cell>
            </table:table-row>
            <table:table-row>
              <table:table-cell office:value-type="float" office:value="45841">
                <text:p>45841</text:p>
              </table:table-cell>
              <table:table-cell office:value-type="float" office:value="296">
                <text:p>296</text:p>
              </table:table-cell>
              <table:table-cell office:value-type="float" office:value="277.0485">
                <text:p>277.0485</text:p>
              </table:table-cell>
              <table:table-cell office:value-type="float" office:value="297.088197153108">
                <text:p>297.088197153108</text:p>
              </table:table-cell>
              <table:table-cell office:value-type="float" office:value="257.008802846892">
                <text:p>257.008802846892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291.97">
                <text:p>291.97</text:p>
              </table:table-cell>
              <table:table-cell office:value-type="float" office:value="278.5495">
                <text:p>278.5495</text:p>
              </table:table-cell>
              <table:table-cell office:value-type="float" office:value="299.340802725078">
                <text:p>299.340802725078</text:p>
              </table:table-cell>
              <table:table-cell office:value-type="float" office:value="257.758197274922">
                <text:p>257.758197274922</text:p>
              </table:table-cell>
            </table:table-row>
            <table:table-row>
              <table:table-cell office:value-type="float" office:value="45846">
                <text:p>45846</text:p>
              </table:table-cell>
              <table:table-cell office:value-type="float" office:value="282.78">
                <text:p>282.78</text:p>
              </table:table-cell>
              <table:table-cell office:value-type="float" office:value="279.402">
                <text:p>279.402</text:p>
              </table:table-cell>
              <table:table-cell office:value-type="float" office:value="300.281827921587">
                <text:p>300.281827921587</text:p>
              </table:table-cell>
              <table:table-cell office:value-type="float" office:value="258.522172078413">
                <text:p>258.522172078413</text:p>
              </table:table-cell>
            </table:table-row>
            <table:table-row>
              <table:table-cell office:value-type="float" office:value="45847">
                <text:p>45847</text:p>
              </table:table-cell>
              <table:table-cell office:value-type="float" office:value="283.16">
                <text:p>283.16</text:p>
              </table:table-cell>
              <table:table-cell office:value-type="float" office:value="280.223">
                <text:p>280.223</text:p>
              </table:table-cell>
              <table:table-cell office:value-type="float" office:value="300.251310255633">
                <text:p>300.251310255633</text:p>
              </table:table-cell>
              <table:table-cell office:value-type="float" office:value="260.194689744367">
                <text:p>260.194689744367</text:p>
              </table:table-cell>
            </table:table-row>
            <table:table-row>
              <table:table-cell office:value-type="float" office:value="45848">
                <text:p>45848</text:p>
              </table:table-cell>
              <table:table-cell office:value-type="float" office:value="288.19">
                <text:p>288.19</text:p>
              </table:table-cell>
              <table:table-cell office:value-type="float" office:value="281.2025">
                <text:p>281.2025</text:p>
              </table:table-cell>
              <table:table-cell office:value-type="float" office:value="300.478132710089">
                <text:p>300.478132710089</text:p>
              </table:table-cell>
              <table:table-cell office:value-type="float" office:value="261.926867289911">
                <text:p>261.926867289911</text:p>
              </table:table-cell>
            </table:table-row>
            <table:table-row>
              <table:table-cell office:value-type="float" office:value="45849">
                <text:p>45849</text:p>
              </table:table-cell>
              <table:table-cell office:value-type="float" office:value="286.86">
                <text:p>286.86</text:p>
              </table:table-cell>
              <table:table-cell office:value-type="float" office:value="282.138">
                <text:p>282.138</text:p>
              </table:table-cell>
              <table:table-cell office:value-type="float" office:value="300.661471565298">
                <text:p>300.661471565298</text:p>
              </table:table-cell>
              <table:table-cell office:value-type="float" office:value="263.614528434702">
                <text:p>263.614528434702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288.7">
                <text:p>288.7</text:p>
              </table:table-cell>
              <table:table-cell office:value-type="float" office:value="283.161">
                <text:p>283.161</text:p>
              </table:table-cell>
              <table:table-cell office:value-type="float" office:value="300.57227281541">
                <text:p>300.57227281541</text:p>
              </table:table-cell>
              <table:table-cell office:value-type="float" office:value="265.74972718459">
                <text:p>265.74972718459</text:p>
              </table:table-cell>
            </table:table-row>
            <table:table-row>
              <table:table-cell office:value-type="float" office:value="45853">
                <text:p>45853</text:p>
              </table:table-cell>
              <table:table-cell office:value-type="float" office:value="286.55">
                <text:p>286.55</text:p>
              </table:table-cell>
              <table:table-cell office:value-type="float" office:value="284.241">
                <text:p>284.241</text:p>
              </table:table-cell>
              <table:table-cell office:value-type="float" office:value="299.497225648981">
                <text:p>299.497225648981</text:p>
              </table:table-cell>
              <table:table-cell office:value-type="float" office:value="268.984774351019">
                <text:p>268.984774351019</text:p>
              </table:table-cell>
            </table:table-row>
            <table:table-row>
              <table:table-cell office:value-type="float" office:value="45854">
                <text:p>45854</text:p>
              </table:table-cell>
              <table:table-cell office:value-type="float" office:value="285.82">
                <text:p>285.82</text:p>
              </table:table-cell>
              <table:table-cell office:value-type="float" office:value="285.014">
                <text:p>285.014</text:p>
              </table:table-cell>
              <table:table-cell office:value-type="float" office:value="298.759097329041">
                <text:p>298.759097329041</text:p>
              </table:table-cell>
              <table:table-cell office:value-type="float" office:value="271.26890267096">
                <text:p>271.26890267096</text:p>
              </table:table-cell>
            </table:table-row>
            <table:table-row>
              <table:table-cell office:value-type="float" office:value="45855">
                <text:p>45855</text:p>
              </table:table-cell>
              <table:table-cell office:value-type="float" office:value="289.9">
                <text:p>289.9</text:p>
              </table:table-cell>
              <table:table-cell office:value-type="float" office:value="286.033">
                <text:p>286.033</text:p>
              </table:table-cell>
              <table:table-cell office:value-type="float" office:value="297.562281511167">
                <text:p>297.562281511167</text:p>
              </table:table-cell>
              <table:table-cell office:value-type="float" office:value="274.503718488833">
                <text:p>274.503718488833</text:p>
              </table:table-cell>
            </table:table-row>
            <table:table-row>
              <table:table-cell office:value-type="float" office:value="45856">
                <text:p>45856</text:p>
              </table:table-cell>
              <table:table-cell office:value-type="float" office:value="291.27">
                <text:p>291.27</text:p>
              </table:table-cell>
              <table:table-cell office:value-type="float" office:value="286.8985">
                <text:p>286.8985</text:p>
              </table:table-cell>
              <table:table-cell office:value-type="float" office:value="297.014180376212">
                <text:p>297.014180376212</text:p>
              </table:table-cell>
              <table:table-cell office:value-type="float" office:value="276.782819623788">
                <text:p>276.782819623788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290.97">
                <text:p>290.97</text:p>
              </table:table-cell>
              <table:table-cell office:value-type="float" office:value="287.697">
                <text:p>287.697</text:p>
              </table:table-cell>
              <table:table-cell office:value-type="float" office:value="296.280727158398">
                <text:p>296.280727158398</text:p>
              </table:table-cell>
              <table:table-cell office:value-type="float" office:value="279.113272841602">
                <text:p>279.113272841602</text:p>
              </table:table-cell>
            </table:table-row>
            <table:table-row>
              <table:table-cell office:value-type="float" office:value="45860">
                <text:p>45860</text:p>
              </table:table-cell>
              <table:table-cell office:value-type="float" office:value="291.43">
                <text:p>291.43</text:p>
              </table:table-cell>
              <table:table-cell office:value-type="float" office:value="288.355">
                <text:p>288.355</text:p>
              </table:table-cell>
              <table:table-cell office:value-type="float" office:value="295.79800432959">
                <text:p>295.79800432959</text:p>
              </table:table-cell>
              <table:table-cell office:value-type="float" office:value="280.91199567041">
                <text:p>280.91199567041</text:p>
              </table:table-cell>
            </table:table-row>
            <table:table-row>
              <table:table-cell office:value-type="float" office:value="45861">
                <text:p>45861</text:p>
              </table:table-cell>
              <table:table-cell office:value-type="float" office:value="296.76">
                <text:p>296.76</text:p>
              </table:table-cell>
              <table:table-cell office:value-type="float" office:value="289.13">
                <text:p>289.13</text:p>
              </table:table-cell>
              <table:table-cell office:value-type="float" office:value="295.900151034448">
                <text:p>295.900151034448</text:p>
              </table:table-cell>
              <table:table-cell office:value-type="float" office:value="282.359848965552">
                <text:p>282.359848965552</text:p>
              </table:table-cell>
            </table:table-row>
            <table:table-row>
              <table:table-cell office:value-type="float" office:value="45862">
                <text:p>45862</text:p>
              </table:table-cell>
              <table:table-cell office:value-type="float" office:value="296.55">
                <text:p>296.55</text:p>
              </table:table-cell>
              <table:table-cell office:value-type="float" office:value="289.7545">
                <text:p>289.7545</text:p>
              </table:table-cell>
              <table:table-cell office:value-type="float" office:value="297.064772992719">
                <text:p>297.064772992719</text:p>
              </table:table-cell>
              <table:table-cell office:value-type="float" office:value="282.444227007282">
                <text:p>282.444227007282</text:p>
              </table:table-cell>
            </table:table-row>
            <table:table-row>
              <table:table-cell office:value-type="float" office:value="45863">
                <text:p>45863</text:p>
              </table:table-cell>
              <table:table-cell office:value-type="float" office:value="298.62">
                <text:p>298.62</text:p>
              </table:table-cell>
              <table:table-cell office:value-type="float" office:value="290.248">
                <text:p>290.248</text:p>
              </table:table-cell>
              <table:table-cell office:value-type="float" office:value="298.248382885574">
                <text:p>298.248382885574</text:p>
              </table:table-cell>
              <table:table-cell office:value-type="float" office:value="282.247617114426">
                <text:p>282.247617114426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298.28">
                <text:p>298.28</text:p>
              </table:table-cell>
              <table:table-cell office:value-type="float" office:value="290.8065">
                <text:p>290.8065</text:p>
              </table:table-cell>
              <table:table-cell office:value-type="float" office:value="299.643814958318">
                <text:p>299.643814958318</text:p>
              </table:table-cell>
              <table:table-cell office:value-type="float" office:value="281.969185041682">
                <text:p>281.969185041682</text:p>
              </table:table-cell>
            </table:table-row>
            <table:table-row>
              <table:table-cell office:value-type="float" office:value="45867">
                <text:p>45867</text:p>
              </table:table-cell>
              <table:table-cell office:value-type="float" office:value="297.04">
                <text:p>297.04</text:p>
              </table:table-cell>
              <table:table-cell office:value-type="float" office:value="291.163">
                <text:p>291.163</text:p>
              </table:table-cell>
              <table:table-cell office:value-type="float" office:value="300.70109254289">
                <text:p>300.70109254289</text:p>
              </table:table-cell>
              <table:table-cell office:value-type="float" office:value="281.62490745711">
                <text:p>281.62490745711</text:p>
              </table:table-cell>
            </table:table-row>
            <table:table-row>
              <table:table-cell office:value-type="float" office:value="45868">
                <text:p>45868</text:p>
              </table:table-cell>
              <table:table-cell office:value-type="float" office:value="299.63">
                <text:p>299.63</text:p>
              </table:table-cell>
              <table:table-cell office:value-type="float" office:value="291.624">
                <text:p>291.624</text:p>
              </table:table-cell>
              <table:table-cell office:value-type="float" office:value="301.56994912985">
                <text:p>301.56994912985</text:p>
              </table:table-cell>
              <table:table-cell office:value-type="float" office:value="281.67805087015">
                <text:p>281.67805087015</text:p>
              </table:table-cell>
            </table:table-row>
            <table:table-row>
              <table:table-cell office:value-type="float" office:value="45869">
                <text:p>45869</text:p>
              </table:table-cell>
              <table:table-cell office:value-type="float" office:value="296.24">
                <text:p>296.24</text:p>
              </table:table-cell>
              <table:table-cell office:value-type="float" office:value="291.836">
                <text:p>291.836</text:p>
              </table:table-cell>
              <table:table-cell office:value-type="float" office:value="302.507553705039">
                <text:p>302.507553705039</text:p>
              </table:table-cell>
              <table:table-cell office:value-type="float" office:value="281.164446294961">
                <text:p>281.164446294961</text:p>
              </table:table-cell>
            </table:table-row>
            <table:table-row>
              <table:table-cell office:value-type="float" office:value="45870">
                <text:p>45870</text:p>
              </table:table-cell>
              <table:table-cell office:value-type="float" office:value="289.37">
                <text:p>289.37</text:p>
              </table:table-cell>
              <table:table-cell office:value-type="float" office:value="291.5045">
                <text:p>291.5045</text:p>
              </table:table-cell>
              <table:table-cell office:value-type="float" office:value="302.198567000251">
                <text:p>302.198567000251</text:p>
              </table:table-cell>
              <table:table-cell office:value-type="float" office:value="280.810432999749">
                <text:p>280.810432999749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294.26">
                <text:p>294.26</text:p>
              </table:table-cell>
              <table:table-cell office:value-type="float" office:value="291.619">
                <text:p>291.619</text:p>
              </table:table-cell>
              <table:table-cell office:value-type="float" office:value="302.360421383287">
                <text:p>302.360421383287</text:p>
              </table:table-cell>
              <table:table-cell office:value-type="float" office:value="280.877578616713">
                <text:p>280.877578616713</text:p>
              </table:table-cell>
            </table:table-row>
            <table:table-row>
              <table:table-cell office:value-type="float" office:value="45874">
                <text:p>45874</text:p>
              </table:table-cell>
              <table:table-cell office:value-type="float" office:value="291.37">
                <text:p>291.37</text:p>
              </table:table-cell>
              <table:table-cell office:value-type="float" office:value="292.0485">
                <text:p>292.0485</text:p>
              </table:table-cell>
              <table:table-cell office:value-type="float" office:value="301.985005792703">
                <text:p>301.985005792703</text:p>
              </table:table-cell>
              <table:table-cell office:value-type="float" office:value="282.111994207297">
                <text:p>282.111994207297</text:p>
              </table:table-cell>
            </table:table-row>
            <table:table-row>
              <table:table-cell office:value-type="float" office:value="45875">
                <text:p>45875</text:p>
              </table:table-cell>
              <table:table-cell office:value-type="float" office:value="291.35">
                <text:p>291.35</text:p>
              </table:table-cell>
              <table:table-cell office:value-type="float" office:value="292.458">
                <text:p>292.458</text:p>
              </table:table-cell>
              <table:table-cell office:value-type="float" office:value="301.422431469923">
                <text:p>301.422431469923</text:p>
              </table:table-cell>
              <table:table-cell office:value-type="float" office:value="283.493568530077">
                <text:p>283.493568530077</text:p>
              </table:table-cell>
            </table:table-row>
            <table:table-row>
              <table:table-cell office:value-type="float" office:value="45876">
                <text:p>45876</text:p>
              </table:table-cell>
              <table:table-cell office:value-type="float" office:value="286.94">
                <text:p>286.94</text:p>
              </table:table-cell>
              <table:table-cell office:value-type="float" office:value="292.3955">
                <text:p>292.3955</text:p>
              </table:table-cell>
              <table:table-cell office:value-type="float" office:value="301.135476715212">
                <text:p>301.135476715212</text:p>
              </table:table-cell>
              <table:table-cell office:value-type="float" office:value="283.655523284788">
                <text:p>283.655523284788</text:p>
              </table:table-cell>
            </table:table-row>
            <table:table-row>
              <table:table-cell office:value-type="float" office:value="45877">
                <text:p>45877</text:p>
              </table:table-cell>
              <table:table-cell office:value-type="float" office:value="288.76">
                <text:p>288.76</text:p>
              </table:table-cell>
              <table:table-cell office:value-type="float" office:value="292.4905">
                <text:p>292.4905</text:p>
              </table:table-cell>
              <table:table-cell office:value-type="float" office:value="301.218702188899">
                <text:p>301.218702188899</text:p>
              </table:table-cell>
              <table:table-cell office:value-type="float" office:value="283.762297811102">
                <text:p>283.762297811102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289.56">
                <text:p>289.56</text:p>
              </table:table-cell>
              <table:table-cell office:value-type="float" office:value="292.5335">
                <text:p>292.5335</text:p>
              </table:table-cell>
              <table:table-cell office:value-type="float" office:value="301.255653149054">
                <text:p>301.255653149054</text:p>
              </table:table-cell>
              <table:table-cell office:value-type="float" office:value="283.811346850946">
                <text:p>283.811346850946</text:p>
              </table:table-cell>
            </table:table-row>
            <table:table-row>
              <table:table-cell office:value-type="float" office:value="45881">
                <text:p>45881</text:p>
              </table:table-cell>
              <table:table-cell office:value-type="float" office:value="292.85">
                <text:p>292.85</text:p>
              </table:table-cell>
              <table:table-cell office:value-type="float" office:value="292.8485">
                <text:p>292.8485</text:p>
              </table:table-cell>
              <table:table-cell office:value-type="float" office:value="301.201307281009">
                <text:p>301.201307281009</text:p>
              </table:table-cell>
              <table:table-cell office:value-type="float" office:value="284.495692718991">
                <text:p>284.495692718991</text:p>
              </table:table-cell>
            </table:table-row>
            <table:table-row>
              <table:table-cell office:value-type="float" office:value="45882">
                <text:p>45882</text:p>
              </table:table-cell>
              <table:table-cell office:value-type="float" office:value="290.53">
                <text:p>290.53</text:p>
              </table:table-cell>
              <table:table-cell office:value-type="float" office:value="293.084">
                <text:p>293.084</text:p>
              </table:table-cell>
              <table:table-cell office:value-type="float" office:value="300.713801987114">
                <text:p>300.713801987114</text:p>
              </table:table-cell>
              <table:table-cell office:value-type="float" office:value="285.454198012886">
                <text:p>285.454198012886</text:p>
              </table:table-cell>
            </table:table-row>
            <table:table-row>
              <table:table-cell office:value-type="float" office:value="45883">
                <text:p>45883</text:p>
              </table:table-cell>
              <table:table-cell office:value-type="float" office:value="294.16">
                <text:p>294.16</text:p>
              </table:table-cell>
              <table:table-cell office:value-type="float" office:value="293.297">
                <text:p>293.297</text:p>
              </table:table-cell>
              <table:table-cell office:value-type="float" office:value="300.87118499659">
                <text:p>300.87118499659</text:p>
              </table:table-cell>
              <table:table-cell office:value-type="float" office:value="285.72281500341">
                <text:p>285.72281500341</text:p>
              </table:table-cell>
            </table:table-row>
            <table:table-row>
              <table:table-cell office:value-type="float" office:value="45884">
                <text:p>45884</text:p>
              </table:table-cell>
              <table:table-cell office:value-type="float" office:value="290.49">
                <text:p>290.49</text:p>
              </table:table-cell>
              <table:table-cell office:value-type="float" office:value="293.258">
                <text:p>293.258</text:p>
              </table:table-cell>
              <table:table-cell office:value-type="float" office:value="300.780060032631">
                <text:p>300.780060032631</text:p>
              </table:table-cell>
              <table:table-cell office:value-type="float" office:value="285.735939967369">
                <text:p>285.735939967369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291.53">
                <text:p>291.53</text:p>
              </table:table-cell>
              <table:table-cell office:value-type="float" office:value="293.286">
                <text:p>293.286</text:p>
              </table:table-cell>
              <table:table-cell office:value-type="float" office:value="300.845700943991">
                <text:p>300.845700943991</text:p>
              </table:table-cell>
              <table:table-cell office:value-type="float" office:value="285.726299056009">
                <text:p>285.726299056009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290.66">
                <text:p>290.66</text:p>
              </table:table-cell>
              <table:table-cell office:value-type="float" office:value="293.2475">
                <text:p>293.2475</text:p>
              </table:table-cell>
              <table:table-cell office:value-type="float" office:value="300.801610611747">
                <text:p>300.801610611747</text:p>
              </table:table-cell>
              <table:table-cell office:value-type="float" office:value="285.693389388253">
                <text:p>285.693389388253</text:p>
              </table:table-cell>
            </table:table-row>
            <table:table-row>
              <table:table-cell office:value-type="float" office:value="45889">
                <text:p>45889</text:p>
              </table:table-cell>
              <table:table-cell office:value-type="float" office:value="292.24">
                <text:p>292.24</text:p>
              </table:table-cell>
              <table:table-cell office:value-type="float" office:value="293.0215">
                <text:p>293.0215</text:p>
              </table:table-cell>
              <table:table-cell office:value-type="float" office:value="300.487737612986">
                <text:p>300.487737612986</text:p>
              </table:table-cell>
              <table:table-cell office:value-type="float" office:value="285.555262387014">
                <text:p>285.555262387014</text:p>
              </table:table-cell>
            </table:table-row>
            <table:table-row>
              <table:table-cell office:value-type="float" office:value="45890">
                <text:p>45890</text:p>
              </table:table-cell>
              <table:table-cell office:value-type="float" office:value="291.47">
                <text:p>291.47</text:p>
              </table:table-cell>
              <table:table-cell office:value-type="float" office:value="292.7675">
                <text:p>292.7675</text:p>
              </table:table-cell>
              <table:table-cell office:value-type="float" office:value="300.04590738315">
                <text:p>300.04590738315</text:p>
              </table:table-cell>
              <table:table-cell office:value-type="float" office:value="285.48909261685">
                <text:p>285.48909261685</text:p>
              </table:table-cell>
            </table:table-row>
            <table:table-row>
              <table:table-cell office:value-type="float" office:value="45891">
                <text:p>45891</text:p>
              </table:table-cell>
              <table:table-cell office:value-type="float" office:value="296.24">
                <text:p>296.24</text:p>
              </table:table-cell>
              <table:table-cell office:value-type="float" office:value="292.6485">
                <text:p>292.6485</text:p>
              </table:table-cell>
              <table:table-cell office:value-type="float" office:value="299.383253888712">
                <text:p>299.383253888712</text:p>
              </table:table-cell>
              <table:table-cell office:value-type="float" office:value="285.913746111288">
                <text:p>285.913746111288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294.9">
                <text:p>294.9</text:p>
              </table:table-cell>
              <table:table-cell office:value-type="float" office:value="292.4795">
                <text:p>292.4795</text:p>
              </table:table-cell>
              <table:table-cell office:value-type="float" office:value="298.879168668324">
                <text:p>298.879168668324</text:p>
              </table:table-cell>
              <table:table-cell office:value-type="float" office:value="286.079831331676">
                <text:p>286.079831331676</text:p>
              </table:table-cell>
            </table:table-row>
            <table:table-row>
              <table:table-cell office:value-type="float" office:value="45895">
                <text:p>45895</text:p>
              </table:table-cell>
              <table:table-cell office:value-type="float" office:value="298.57">
                <text:p>298.57</text:p>
              </table:table-cell>
              <table:table-cell office:value-type="float" office:value="292.556">
                <text:p>292.556</text:p>
              </table:table-cell>
              <table:table-cell office:value-type="float" office:value="298.676553619419">
                <text:p>298.676553619419</text:p>
              </table:table-cell>
              <table:table-cell office:value-type="float" office:value="286.435446380581">
                <text:p>286.435446380581</text:p>
              </table:table-cell>
            </table:table-row>
            <table:table-row>
              <table:table-cell office:value-type="float" office:value="45896">
                <text:p>45896</text:p>
              </table:table-cell>
              <table:table-cell office:value-type="float" office:value="299.28">
                <text:p>299.28</text:p>
              </table:table-cell>
              <table:table-cell office:value-type="float" office:value="292.5385">
                <text:p>292.5385</text:p>
              </table:table-cell>
              <table:table-cell office:value-type="float" office:value="298.387941418826">
                <text:p>298.387941418826</text:p>
              </table:table-cell>
              <table:table-cell office:value-type="float" office:value="286.689058581174">
                <text:p>286.689058581174</text:p>
              </table:table-cell>
            </table:table-row>
            <table:table-row>
              <table:table-cell office:value-type="float" office:value="45897">
                <text:p>45897</text:p>
              </table:table-cell>
              <table:table-cell office:value-type="float" office:value="301.07">
                <text:p>301.07</text:p>
              </table:table-cell>
              <table:table-cell office:value-type="float" office:value="292.78">
                <text:p>292.78</text:p>
              </table:table-cell>
              <table:table-cell office:value-type="float" office:value="299.233068901353">
                <text:p>299.233068901353</text:p>
              </table:table-cell>
              <table:table-cell office:value-type="float" office:value="286.326931098647">
                <text:p>286.326931098647</text:p>
              </table:table-cell>
            </table:table-row>
            <table:table-row>
              <table:table-cell office:value-type="float" office:value="45898">
                <text:p>45898</text:p>
              </table:table-cell>
              <table:table-cell office:value-type="float" office:value="301.42">
                <text:p>301.42</text:p>
              </table:table-cell>
              <table:table-cell office:value-type="float" office:value="293.3825">
                <text:p>293.3825</text:p>
              </table:table-cell>
              <table:table-cell office:value-type="float" office:value="300.798556075792">
                <text:p>300.798556075792</text:p>
              </table:table-cell>
              <table:table-cell office:value-type="float" office:value="285.966443924208">
                <text:p>285.966443924208</text:p>
              </table:table-cell>
            </table:table-row>
            <table:table-row>
              <table:table-cell office:value-type="float" office:value="45902">
                <text:p>45902</text:p>
              </table:table-cell>
              <table:table-cell office:value-type="float" office:value="299.7">
                <text:p>299.7</text:p>
              </table:table-cell>
              <table:table-cell office:value-type="float" office:value="293.6545">
                <text:p>293.6545</text:p>
              </table:table-cell>
              <table:table-cell office:value-type="float" office:value="302.01686864511">
                <text:p>302.01686864511</text:p>
              </table:table-cell>
              <table:table-cell office:value-type="float" office:value="285.29213135489">
                <text:p>285.29213135489</text:p>
              </table:table-cell>
            </table:table-row>
            <table:table-row>
              <table:table-cell office:value-type="float" office:value="45903">
                <text:p>45903</text:p>
              </table:table-cell>
              <table:table-cell office:value-type="float" office:value="299.51">
                <text:p>299.51</text:p>
              </table:table-cell>
              <table:table-cell office:value-type="float" office:value="294.0615">
                <text:p>294.0615</text:p>
              </table:table-cell>
              <table:table-cell office:value-type="float" office:value="302.851133713569">
                <text:p>302.851133713569</text:p>
              </table:table-cell>
              <table:table-cell office:value-type="float" office:value="285.271866286431">
                <text:p>285.271866286431</text:p>
              </table:table-cell>
            </table:table-row>
            <table:table-row>
              <table:table-cell office:value-type="float" office:value="45904">
                <text:p>45904</text:p>
              </table:table-cell>
              <table:table-cell office:value-type="float" office:value="303.82">
                <text:p>303.82</text:p>
              </table:table-cell>
              <table:table-cell office:value-type="float" office:value="294.685">
                <text:p>294.685</text:p>
              </table:table-cell>
              <table:table-cell office:value-type="float" office:value="303.766958466688">
                <text:p>303.766958466688</text:p>
              </table:table-cell>
              <table:table-cell office:value-type="float" office:value="285.603041533312">
                <text:p>285.603041533312</text:p>
              </table:table-cell>
            </table:table-row>
            <table:table-row>
              <table:table-cell office:value-type="float" office:value="45905">
                <text:p>45905</text:p>
              </table:table-cell>
              <table:table-cell office:value-type="float" office:value="294.38">
                <text:p>294.38</text:p>
              </table:table-cell>
              <table:table-cell office:value-type="float" office:value="295.057">
                <text:p>295.057</text:p>
              </table:table-cell>
              <table:table-cell office:value-type="float" office:value="304.43625569685">
                <text:p>304.43625569685</text:p>
              </table:table-cell>
              <table:table-cell office:value-type="float" office:value="285.67774430315">
                <text:p>285.67774430315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292.91">
                <text:p>292.91</text:p>
              </table:table-cell>
              <table:table-cell office:value-type="float" office:value="295.2645">
                <text:p>295.2645</text:p>
              </table:table-cell>
              <table:table-cell office:value-type="float" office:value="304.141564737996">
                <text:p>304.141564737996</text:p>
              </table:table-cell>
              <table:table-cell office:value-type="float" office:value="286.387435262004">
                <text:p>286.387435262004</text:p>
              </table:table-cell>
            </table:table-row>
            <table:table-row>
              <table:table-cell office:value-type="float" office:value="45909">
                <text:p>45909</text:p>
              </table:table-cell>
              <table:table-cell office:value-type="float" office:value="297.85">
                <text:p>297.85</text:p>
              </table:table-cell>
              <table:table-cell office:value-type="float" office:value="295.679">
                <text:p>295.679</text:p>
              </table:table-cell>
              <table:table-cell office:value-type="float" office:value="304.192932029121">
                <text:p>304.192932029121</text:p>
              </table:table-cell>
              <table:table-cell office:value-type="float" office:value="287.165067970879">
                <text:p>287.165067970879</text:p>
              </table:table-cell>
            </table:table-row>
            <table:table-row>
              <table:table-cell office:value-type="float" office:value="45910">
                <text:p>45910</text:p>
              </table:table-cell>
              <table:table-cell office:value-type="float" office:value="300.54">
                <text:p>300.54</text:p>
              </table:table-cell>
              <table:table-cell office:value-type="float" office:value="296.0635">
                <text:p>296.0635</text:p>
              </table:table-cell>
              <table:table-cell office:value-type="float" office:value="304.532115468494">
                <text:p>304.532115468494</text:p>
              </table:table-cell>
              <table:table-cell office:value-type="float" office:value="287.594884531506">
                <text:p>287.594884531506</text:p>
              </table:table-cell>
            </table:table-row>
            <table:table-row>
              <table:table-cell office:value-type="float" office:value="45911">
                <text:p>45911</text:p>
              </table:table-cell>
              <table:table-cell office:value-type="float" office:value="305.56">
                <text:p>305.56</text:p>
              </table:table-cell>
              <table:table-cell office:value-type="float" office:value="296.815">
                <text:p>296.815</text:p>
              </table:table-cell>
              <table:table-cell office:value-type="float" office:value="305.136205490716">
                <text:p>305.136205490716</text:p>
              </table:table-cell>
              <table:table-cell office:value-type="float" office:value="288.493794509285">
                <text:p>288.493794509285</text:p>
              </table:table-cell>
            </table:table-row>
            <table:table-row>
              <table:table-cell office:value-type="float" office:value="45912">
                <text:p>45912</text:p>
              </table:table-cell>
              <table:table-cell office:value-type="float" office:value="306.91">
                <text:p>306.91</text:p>
              </table:table-cell>
              <table:table-cell office:value-type="float" office:value="297.4525">
                <text:p>297.4525</text:p>
              </table:table-cell>
              <table:table-cell office:value-type="float" office:value="306.698172545505">
                <text:p>306.698172545505</text:p>
              </table:table-cell>
              <table:table-cell office:value-type="float" office:value="288.206827454495">
                <text:p>288.206827454495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308.9">
                <text:p>308.9</text:p>
              </table:table-cell>
              <table:table-cell office:value-type="float" office:value="298.373">
                <text:p>298.373</text:p>
              </table:table-cell>
              <table:table-cell office:value-type="float" office:value="308.123158733151">
                <text:p>308.123158733151</text:p>
              </table:table-cell>
              <table:table-cell office:value-type="float" office:value="288.622841266849">
                <text:p>288.622841266849</text:p>
              </table:table-cell>
            </table:table-row>
            <table:table-row>
              <table:table-cell office:value-type="float" office:value="45916">
                <text:p>45916</text:p>
              </table:table-cell>
              <table:table-cell office:value-type="float" office:value="309.19">
                <text:p>309.19</text:p>
              </table:table-cell>
              <table:table-cell office:value-type="float" office:value="299.256">
                <text:p>299.256</text:p>
              </table:table-cell>
              <table:table-cell office:value-type="float" office:value="309.745722065234">
                <text:p>309.745722065234</text:p>
              </table:table-cell>
              <table:table-cell office:value-type="float" office:value="288.766277934766">
                <text:p>288.766277934766</text:p>
              </table:table-cell>
            </table:table-row>
            <table:table-row>
              <table:table-cell office:value-type="float" office:value="45917">
                <text:p>45917</text:p>
              </table:table-cell>
              <table:table-cell office:value-type="float" office:value="311.75">
                <text:p>311.75</text:p>
              </table:table-cell>
              <table:table-cell office:value-type="float" office:value="300.3105">
                <text:p>300.3105</text:p>
              </table:table-cell>
              <table:table-cell office:value-type="float" office:value="311.073112783062">
                <text:p>311.073112783062</text:p>
              </table:table-cell>
              <table:table-cell office:value-type="float" office:value="289.547887216938">
                <text:p>289.547887216938</text:p>
              </table:table-cell>
            </table:table-row>
            <table:table-row>
              <table:table-cell office:value-type="float" office:value="45918">
                <text:p>45918</text:p>
              </table:table-cell>
              <table:table-cell office:value-type="float" office:value="313.23">
                <text:p>313.23</text:p>
              </table:table-cell>
              <table:table-cell office:value-type="float" office:value="301.36">
                <text:p>301.36</text:p>
              </table:table-cell>
              <table:table-cell office:value-type="float" office:value="312.814653335694">
                <text:p>312.814653335694</text:p>
              </table:table-cell>
              <table:table-cell office:value-type="float" office:value="289.905346664306">
                <text:p>289.905346664306</text:p>
              </table:table-cell>
            </table:table-row>
            <table:table-row>
              <table:table-cell office:value-type="float" office:value="45919">
                <text:p>45919</text:p>
              </table:table-cell>
              <table:table-cell office:value-type="float" office:value="314.78">
                <text:p>314.78</text:p>
              </table:table-cell>
              <table:table-cell office:value-type="float" office:value="302.5255">
                <text:p>302.5255</text:p>
              </table:table-cell>
              <table:table-cell office:value-type="float" office:value="314.411937600493">
                <text:p>314.411937600493</text:p>
              </table:table-cell>
              <table:table-cell office:value-type="float" office:value="290.639062399507">
                <text:p>290.639062399507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312.44">
                <text:p>312.44</text:p>
              </table:table-cell>
              <table:table-cell office:value-type="float" office:value="303.3355">
                <text:p>303.3355</text:p>
              </table:table-cell>
              <table:table-cell office:value-type="float" office:value="316.265078854577">
                <text:p>316.265078854577</text:p>
              </table:table-cell>
              <table:table-cell office:value-type="float" office:value="290.405921145423">
                <text:p>290.405921145423</text:p>
              </table:table-cell>
            </table:table-row>
            <table:table-row>
              <table:table-cell office:value-type="float" office:value="45923">
                <text:p>45923</text:p>
              </table:table-cell>
              <table:table-cell office:value-type="float" office:value="312.74">
                <text:p>312.74</text:p>
              </table:table-cell>
              <table:table-cell office:value-type="float" office:value="304.2275">
                <text:p>304.2275</text:p>
              </table:table-cell>
              <table:table-cell office:value-type="float" office:value="317.262793072926">
                <text:p>317.262793072926</text:p>
              </table:table-cell>
              <table:table-cell office:value-type="float" office:value="291.192206927074">
                <text:p>291.192206927074</text:p>
              </table:table-cell>
            </table:table-row>
            <table:table-row>
              <table:table-cell office:value-type="float" office:value="45924">
                <text:p>45924</text:p>
              </table:table-cell>
              <table:table-cell office:value-type="float" office:value="313.42">
                <text:p>313.42</text:p>
              </table:table-cell>
              <table:table-cell office:value-type="float" office:value="304.97">
                <text:p>304.97</text:p>
              </table:table-cell>
              <table:table-cell office:value-type="float" office:value="318.363360491794">
                <text:p>318.363360491794</text:p>
              </table:table-cell>
              <table:table-cell office:value-type="float" office:value="291.576639508206">
                <text:p>291.576639508206</text:p>
              </table:table-cell>
            </table:table-row>
            <table:table-row>
              <table:table-cell office:value-type="float" office:value="45925">
                <text:p>45925</text:p>
              </table:table-cell>
              <table:table-cell office:value-type="float" office:value="313.45">
                <text:p>313.45</text:p>
              </table:table-cell>
              <table:table-cell office:value-type="float" office:value="305.6785">
                <text:p>305.6785</text:p>
              </table:table-cell>
              <table:table-cell office:value-type="float" office:value="319.408434002729">
                <text:p>319.408434002729</text:p>
              </table:table-cell>
              <table:table-cell office:value-type="float" office:value="291.948565997271">
                <text:p>291.948565997271</text:p>
              </table:table-cell>
            </table:table-row>
            <table:table-row>
              <table:table-cell office:value-type="float" office:value="45926">
                <text:p>45926</text:p>
              </table:table-cell>
              <table:table-cell office:value-type="float" office:value="316.06">
                <text:p>316.06</text:p>
              </table:table-cell>
              <table:table-cell office:value-type="float" office:value="306.428">
                <text:p>306.428</text:p>
              </table:table-cell>
              <table:table-cell office:value-type="float" office:value="320.487546214799">
                <text:p>320.487546214799</text:p>
              </table:table-cell>
              <table:table-cell office:value-type="float" office:value="292.368453785201">
                <text:p>292.368453785201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315.69">
                <text:p>315.69</text:p>
              </table:table-cell>
              <table:table-cell office:value-type="float" office:value="307.1415">
                <text:p>307.1415</text:p>
              </table:table-cell>
              <table:table-cell office:value-type="float" office:value="321.753344910753">
                <text:p>321.753344910753</text:p>
              </table:table-cell>
              <table:table-cell office:value-type="float" office:value="292.529655089247">
                <text:p>292.529655089247</text:p>
              </table:table-cell>
            </table:table-row>
            <table:table-row>
              <table:table-cell office:value-type="float" office:value="45930">
                <text:p>45930</text:p>
              </table:table-cell>
              <table:table-cell office:value-type="float" office:value="315.43">
                <text:p>315.43</text:p>
              </table:table-cell>
              <table:table-cell office:value-type="float" office:value="307.928">
                <text:p>307.928</text:p>
              </table:table-cell>
              <table:table-cell office:value-type="float" office:value="322.680849898137">
                <text:p>322.680849898137</text:p>
              </table:table-cell>
              <table:table-cell office:value-type="float" office:value="293.175150101863">
                <text:p>293.175150101863</text:p>
              </table:table-cell>
            </table:table-row>
            <table:table-row>
              <table:table-cell office:value-type="float" office:value="45931">
                <text:p>45931</text:p>
              </table:table-cell>
              <table:table-cell office:value-type="float" office:value="310.71">
                <text:p>310.71</text:p>
              </table:table-cell>
              <table:table-cell office:value-type="float" office:value="308.488">
                <text:p>308.488</text:p>
              </table:table-cell>
              <table:table-cell office:value-type="float" office:value="323.124783032615">
                <text:p>323.124783032615</text:p>
              </table:table-cell>
              <table:table-cell office:value-type="float" office:value="293.851216967385">
                <text:p>293.851216967385</text:p>
              </table:table-cell>
            </table:table-row>
            <table:table-row>
              <table:table-cell office:value-type="float" office:value="45932">
                <text:p>45932</text:p>
              </table:table-cell>
              <table:table-cell office:value-type="float" office:value="307.55">
                <text:p>307.55</text:p>
              </table:table-cell>
              <table:table-cell office:value-type="float" office:value="308.6745">
                <text:p>308.6745</text:p>
              </table:table-cell>
              <table:table-cell office:value-type="float" office:value="323.175989901273">
                <text:p>323.175989901273</text:p>
              </table:table-cell>
              <table:table-cell office:value-type="float" office:value="294.173010098727">
                <text:p>294.173010098727</text:p>
              </table:table-cell>
            </table:table-row>
            <table:table-row>
              <table:table-cell office:value-type="float" office:value="45933">
                <text:p>45933</text:p>
              </table:table-cell>
              <table:table-cell office:value-type="float" office:value="310.03">
                <text:p>310.03</text:p>
              </table:table-cell>
              <table:table-cell office:value-type="float" office:value="309.457">
                <text:p>309.457</text:p>
              </table:table-cell>
              <table:table-cell office:value-type="float" office:value="322.215991692365">
                <text:p>322.215991692365</text:p>
              </table:table-cell>
              <table:table-cell office:value-type="float" office:value="296.698008307635">
                <text:p>296.698008307635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309.18">
                <text:p>309.18</text:p>
              </table:table-cell>
              <table:table-cell office:value-type="float" office:value="310.2705">
                <text:p>310.2705</text:p>
              </table:table-cell>
              <table:table-cell office:value-type="float" office:value="320.211382095775">
                <text:p>320.211382095775</text:p>
              </table:table-cell>
              <table:table-cell office:value-type="float" office:value="300.329617904225">
                <text:p>300.329617904225</text:p>
              </table:table-cell>
            </table:table-row>
            <table:table-row>
              <table:table-cell office:value-type="float" office:value="45937">
                <text:p>45937</text:p>
              </table:table-cell>
              <table:table-cell office:value-type="float" office:value="307.69">
                <text:p>307.69</text:p>
              </table:table-cell>
              <table:table-cell office:value-type="float" office:value="310.7625">
                <text:p>310.7625</text:p>
              </table:table-cell>
              <table:table-cell office:value-type="float" office:value="318.700575097737">
                <text:p>318.700575097737</text:p>
              </table:table-cell>
              <table:table-cell office:value-type="float" office:value="302.824424902263">
                <text:p>302.824424902263</text:p>
              </table:table-cell>
            </table:table-row>
            <table:table-row>
              <table:table-cell office:value-type="float" office:value="45938">
                <text:p>45938</text:p>
              </table:table-cell>
              <table:table-cell office:value-type="float" office:value="304.03">
                <text:p>304.03</text:p>
              </table:table-cell>
              <table:table-cell office:value-type="float" office:value="310.937">
                <text:p>310.937</text:p>
              </table:table-cell>
              <table:table-cell office:value-type="float" office:value="317.322683548843">
                <text:p>317.322683548843</text:p>
              </table:table-cell>
              <table:table-cell office:value-type="float" office:value="304.551316451157">
                <text:p>304.551316451157</text:p>
              </table:table-cell>
            </table:table-row>
            <table:table-row>
              <table:table-cell office:value-type="float" office:value="45939">
                <text:p>45939</text:p>
              </table:table-cell>
              <table:table-cell office:value-type="float" office:value="305.53">
                <text:p>305.53</text:p>
              </table:table-cell>
              <table:table-cell office:value-type="float" office:value="310.9355">
                <text:p>310.9355</text:p>
              </table:table-cell>
              <table:table-cell office:value-type="float" office:value="317.656611019269">
                <text:p>317.656611019269</text:p>
              </table:table-cell>
              <table:table-cell office:value-type="float" office:value="304.214388980731">
                <text:p>304.214388980731</text:p>
              </table:table-cell>
            </table:table-row>
            <table:table-row>
              <table:table-cell office:value-type="float" office:value="45940">
                <text:p>45940</text:p>
              </table:table-cell>
              <table:table-cell office:value-type="float" office:value="300.89">
                <text:p>300.89</text:p>
              </table:table-cell>
              <table:table-cell office:value-type="float" office:value="310.6345">
                <text:p>310.6345</text:p>
              </table:table-cell>
              <table:table-cell office:value-type="float" office:value="317.578398495499">
                <text:p>317.578398495499</text:p>
              </table:table-cell>
              <table:table-cell office:value-type="float" office:value="303.690601504501">
                <text:p>303.690601504501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307.97">
                <text:p>307.97</text:p>
              </table:table-cell>
              <table:table-cell office:value-type="float" office:value="310.588">
                <text:p>310.588</text:p>
              </table:table-cell>
              <table:table-cell office:value-type="float" office:value="318.938194450935">
                <text:p>318.938194450935</text:p>
              </table:table-cell>
              <table:table-cell office:value-type="float" office:value="302.237805549065">
                <text:p>302.237805549065</text:p>
              </table:table-cell>
            </table:table-row>
            <table:table-row>
              <table:table-cell office:value-type="float" office:value="45944">
                <text:p>45944</text:p>
              </table:table-cell>
              <table:table-cell office:value-type="float" office:value="302.08">
                <text:p>302.08</text:p>
              </table:table-cell>
              <table:table-cell office:value-type="float" office:value="310.2325">
                <text:p>310.2325</text:p>
              </table:table-cell>
              <table:table-cell office:value-type="float" office:value="318.651041080147">
                <text:p>318.651041080147</text:p>
              </table:table-cell>
              <table:table-cell office:value-type="float" office:value="301.813958919853">
                <text:p>301.813958919853</text:p>
              </table:table-cell>
            </table:table-row>
            <table:table-row>
              <table:table-cell office:value-type="float" office:value="45945">
                <text:p>45945</text:p>
              </table:table-cell>
              <table:table-cell office:value-type="float" office:value="305.69">
                <text:p>305.69</text:p>
              </table:table-cell>
              <table:table-cell office:value-type="float" office:value="309.9295">
                <text:p>309.9295</text:p>
              </table:table-cell>
              <table:table-cell office:value-type="float" office:value="319.196653085807">
                <text:p>319.196653085807</text:p>
              </table:table-cell>
              <table:table-cell office:value-type="float" office:value="300.662346914193">
                <text:p>300.662346914193</text:p>
              </table:table-cell>
            </table:table-row>
            <table:table-row>
              <table:table-cell office:value-type="float" office:value="45946">
                <text:p>45946</text:p>
              </table:table-cell>
              <table:table-cell office:value-type="float" office:value="298.54">
                <text:p>298.54</text:p>
              </table:table-cell>
              <table:table-cell office:value-type="float" office:value="309.195">
                <text:p>309.195</text:p>
              </table:table-cell>
              <table:table-cell office:value-type="float" office:value="318.551082551034">
                <text:p>318.551082551034</text:p>
              </table:table-cell>
              <table:table-cell office:value-type="float" office:value="299.838917448966">
                <text:p>299.838917448966</text:p>
              </table:table-cell>
            </table:table-row>
            <table:table-row>
              <table:table-cell office:value-type="float" office:value="45947">
                <text:p>45947</text:p>
              </table:table-cell>
              <table:table-cell office:value-type="float" office:value="297.56">
                <text:p>297.56</text:p>
              </table:table-cell>
              <table:table-cell office:value-type="float" office:value="308.334">
                <text:p>308.334</text:p>
              </table:table-cell>
              <table:table-cell office:value-type="float" office:value="318.668231992615">
                <text:p>318.668231992615</text:p>
              </table:table-cell>
              <table:table-cell office:value-type="float" office:value="297.999768007385">
                <text:p>297.999768007385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302.36">
                <text:p>302.36</text:p>
              </table:table-cell>
              <table:table-cell office:value-type="float" office:value="307.83">
                <text:p>307.83</text:p>
              </table:table-cell>
              <table:table-cell office:value-type="float" office:value="319.232002901922">
                <text:p>319.232002901922</text:p>
              </table:table-cell>
              <table:table-cell office:value-type="float" office:value="296.427997098078">
                <text:p>296.427997098078</text:p>
              </table:table-cell>
            </table:table-row>
            <table:table-row>
              <table:table-cell office:value-type="float" office:value="45951">
                <text:p>45951</text:p>
              </table:table-cell>
              <table:table-cell office:value-type="float" office:value="297.09">
                <text:p>297.09</text:p>
              </table:table-cell>
              <table:table-cell office:value-type="float" office:value="307.0475">
                <text:p>307.0475</text:p>
              </table:table-cell>
              <table:table-cell office:value-type="float" office:value="318.508974140515">
                <text:p>318.508974140515</text:p>
              </table:table-cell>
              <table:table-cell office:value-type="float" office:value="295.586025859485">
                <text:p>295.586025859485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294.11">
                <text:p>294.11</text:p>
              </table:table-cell>
              <table:table-cell office:value-type="float" office:value="306.082">
                <text:p>306.082</text:p>
              </table:table-cell>
              <table:table-cell office:value-type="float" office:value="318.126071993119">
                <text:p>318.126071993119</text:p>
              </table:table-cell>
              <table:table-cell office:value-type="float" office:value="294.037928006881">
                <text:p>294.037928006881</text:p>
              </table:table-cell>
            </table:table-row>
            <table:table-row>
              <table:table-cell office:value-type="float" office:value="45953">
                <text:p>45953</text:p>
              </table:table-cell>
              <table:table-cell office:value-type="float" office:value="294.54">
                <text:p>294.54</text:p>
              </table:table-cell>
              <table:table-cell office:value-type="float" office:value="305.1365">
                <text:p>305.1365</text:p>
              </table:table-cell>
              <table:table-cell office:value-type="float" office:value="318.016253820611">
                <text:p>318.016253820611</text:p>
              </table:table-cell>
              <table:table-cell office:value-type="float" office:value="292.256746179389">
                <text:p>292.256746179389</text:p>
              </table:table-cell>
            </table:table-row>
            <table:table-row>
              <table:table-cell office:value-type="float" office:value="45954">
                <text:p>45954</text:p>
              </table:table-cell>
              <table:table-cell office:value-type="float" office:value="300.44">
                <text:p>300.44</text:p>
              </table:table-cell>
              <table:table-cell office:value-type="float" office:value="304.3555">
                <text:p>304.3555</text:p>
              </table:table-cell>
              <table:table-cell office:value-type="float" office:value="317.171192226777">
                <text:p>317.171192226777</text:p>
              </table:table-cell>
              <table:table-cell office:value-type="float" office:value="291.539807773223">
                <text:p>291.539807773223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304.15">
                <text:p>304.15</text:p>
              </table:table-cell>
              <table:table-cell office:value-type="float" office:value="303.7785">
                <text:p>303.7785</text:p>
              </table:table-cell>
              <table:table-cell office:value-type="float" office:value="315.516324698596">
                <text:p>315.516324698596</text:p>
              </table:table-cell>
              <table:table-cell office:value-type="float" office:value="292.040675301404">
                <text:p>292.040675301404</text:p>
              </table:table-cell>
            </table:table-row>
            <table:table-row>
              <table:table-cell office:value-type="float" office:value="45958">
                <text:p>45958</text:p>
              </table:table-cell>
              <table:table-cell office:value-type="float" office:value="305.36">
                <text:p>305.36</text:p>
              </table:table-cell>
              <table:table-cell office:value-type="float" office:value="303.275">
                <text:p>303.275</text:p>
              </table:table-cell>
              <table:table-cell office:value-type="float" office:value="313.573188337807">
                <text:p>313.573188337807</text:p>
              </table:table-cell>
              <table:table-cell office:value-type="float" office:value="292.976811662193">
                <text:p>292.976811662193</text:p>
              </table:table-cell>
            </table:table-row>
            <table:table-row>
              <table:table-cell office:value-type="float" office:value="45959">
                <text:p>45959</text:p>
              </table:table-cell>
              <table:table-cell office:value-type="float" office:value="305.51">
                <text:p>305.51</text:p>
              </table:table-cell>
              <table:table-cell office:value-type="float" office:value="303.015">
                <text:p>303.015</text:p>
              </table:table-cell>
              <table:table-cell office:value-type="float" office:value="312.717513329663">
                <text:p>312.717513329663</text:p>
              </table:table-cell>
              <table:table-cell office:value-type="float" office:value="293.312486670337">
                <text:p>293.312486670337</text:p>
              </table:table-cell>
            </table:table-row>
            <table:table-row>
              <table:table-cell office:value-type="float" office:value="45960">
                <text:p>45960</text:p>
              </table:table-cell>
              <table:table-cell office:value-type="float" office:value="309.44">
                <text:p>309.44</text:p>
              </table:table-cell>
              <table:table-cell office:value-type="float" office:value="303.1095">
                <text:p>303.1095</text:p>
              </table:table-cell>
              <table:table-cell office:value-type="float" office:value="312.637568967299">
                <text:p>312.637568967299</text:p>
              </table:table-cell>
              <table:table-cell office:value-type="float" office:value="293.581431032701">
                <text:p>293.581431032701</text:p>
              </table:table-cell>
            </table:table-row>
            <table:table-row>
              <table:table-cell office:value-type="float" office:value="45961">
                <text:p>45961</text:p>
              </table:table-cell>
              <table:table-cell office:value-type="float" office:value="311.12">
                <text:p>311.12</text:p>
              </table:table-cell>
              <table:table-cell office:value-type="float" office:value="303.164">
                <text:p>303.164</text:p>
              </table:table-cell>
              <table:table-cell office:value-type="float" office:value="312.595612018269">
                <text:p>312.595612018269</text:p>
              </table:table-cell>
              <table:table-cell office:value-type="float" office:value="293.732387981731">
                <text:p>293.732387981731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309.35">
                <text:p>309.35</text:p>
              </table:table-cell>
              <table:table-cell office:value-type="float" office:value="303.1725">
                <text:p>303.1725</text:p>
              </table:table-cell>
              <table:table-cell office:value-type="float" office:value="312.93445754983">
                <text:p>312.93445754983</text:p>
              </table:table-cell>
              <table:table-cell office:value-type="float" office:value="293.41054245017">
                <text:p>293.41054245017</text:p>
              </table:table-cell>
            </table:table-row>
            <table:table-row>
              <table:table-cell office:value-type="float" office:value="45965">
                <text:p>45965</text:p>
              </table:table-cell>
              <table:table-cell office:value-type="float" office:value="309.25">
                <text:p>309.25</text:p>
              </table:table-cell>
              <table:table-cell office:value-type="float" office:value="303.2505">
                <text:p>303.2505</text:p>
              </table:table-cell>
              <table:table-cell office:value-type="float" office:value="313.222898281526">
                <text:p>313.222898281526</text:p>
              </table:table-cell>
              <table:table-cell office:value-type="float" office:value="293.278101718474">
                <text:p>293.278101718474</text:p>
              </table:table-cell>
            </table:table-row>
            <table:table-row>
              <table:table-cell office:value-type="float" office:value="45966">
                <text:p>45966</text:p>
              </table:table-cell>
              <table:table-cell office:value-type="float" office:value="311.68">
                <text:p>311.68</text:p>
              </table:table-cell>
              <table:table-cell office:value-type="float" office:value="303.633">
                <text:p>303.633</text:p>
              </table:table-cell>
              <table:table-cell office:value-type="float" office:value="314.012125361747">
                <text:p>314.012125361747</text:p>
              </table:table-cell>
              <table:table-cell office:value-type="float" office:value="293.253874638253">
                <text:p>293.253874638253</text:p>
              </table:table-cell>
            </table:table-row>
            <table:table-row>
              <table:table-cell office:value-type="float" office:value="45967">
                <text:p>45967</text:p>
              </table:table-cell>
              <table:table-cell office:value-type="float" office:value="313.42">
                <text:p>313.42</text:p>
              </table:table-cell>
              <table:table-cell office:value-type="float" office:value="304.0275">
                <text:p>304.0275</text:p>
              </table:table-cell>
              <table:table-cell office:value-type="float" office:value="315.074293506879">
                <text:p>315.074293506879</text:p>
              </table:table-cell>
              <table:table-cell office:value-type="float" office:value="292.980706493121">
                <text:p>292.980706493121</text:p>
              </table:table-cell>
            </table:table-row>
            <table:table-row>
              <table:table-cell office:value-type="float" office:value="45968">
                <text:p>45968</text:p>
              </table:table-cell>
              <table:table-cell office:value-type="float" office:value="314.21">
                <text:p>314.21</text:p>
              </table:table-cell>
              <table:table-cell office:value-type="float" office:value="304.6935">
                <text:p>304.6935</text:p>
              </table:table-cell>
              <table:table-cell office:value-type="float" office:value="316.541074232925">
                <text:p>316.541074232925</text:p>
              </table:table-cell>
              <table:table-cell office:value-type="float" office:value="292.845925767075">
                <text:p>292.845925767075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316.89">
                <text:p>316.89</text:p>
              </table:table-cell>
              <table:table-cell office:value-type="float" office:value="305.1395">
                <text:p>305.1395</text:p>
              </table:table-cell>
              <table:table-cell office:value-type="float" office:value="317.750539070305">
                <text:p>317.750539070305</text:p>
              </table:table-cell>
              <table:table-cell office:value-type="float" office:value="292.528460929695">
                <text:p>292.528460929695</text:p>
              </table:table-cell>
            </table:table-row>
            <table:table-row>
              <table:table-cell office:value-type="float" office:value="45972">
                <text:p>45972</text:p>
              </table:table-cell>
              <table:table-cell office:value-type="float" office:value="315.62">
                <text:p>315.62</text:p>
              </table:table-cell>
              <table:table-cell office:value-type="float" office:value="305.8165">
                <text:p>305.8165</text:p>
              </table:table-cell>
              <table:table-cell office:value-type="float" office:value="319.56956426249">
                <text:p>319.56956426249</text:p>
              </table:table-cell>
              <table:table-cell office:value-type="float" office:value="292.06343573751">
                <text:p>292.06343573751</text:p>
              </table:table-cell>
            </table:table-row>
            <table:table-row>
              <table:table-cell office:value-type="float" office:value="45973">
                <text:p>45973</text:p>
              </table:table-cell>
              <table:table-cell office:value-type="float" office:value="320.41">
                <text:p>320.41</text:p>
              </table:table-cell>
              <table:table-cell office:value-type="float" office:value="306.5525">
                <text:p>306.5525</text:p>
              </table:table-cell>
              <table:table-cell office:value-type="float" office:value="321.099822094357">
                <text:p>321.099822094357</text:p>
              </table:table-cell>
              <table:table-cell office:value-type="float" office:value="292.005177905643">
                <text:p>292.005177905643</text:p>
              </table:table-cell>
            </table:table-row>
            <table:table-row>
              <table:table-cell office:value-type="float" office:value="45974">
                <text:p>45974</text:p>
              </table:table-cell>
              <table:table-cell office:value-type="float" office:value="309.48">
                <text:p>309.48</text:p>
              </table:table-cell>
              <table:table-cell office:value-type="float" office:value="307.0995">
                <text:p>307.0995</text:p>
              </table:table-cell>
              <table:table-cell office:value-type="float" office:value="322.640618672433">
                <text:p>322.640618672433</text:p>
              </table:table-cell>
              <table:table-cell office:value-type="float" office:value="291.558381327567">
                <text:p>291.558381327567</text:p>
              </table:table-cell>
            </table:table-row>
            <table:table-row>
              <table:table-cell office:value-type="float" office:value="45975">
                <text:p>45975</text:p>
              </table:table-cell>
              <table:table-cell office:value-type="float" office:value="303.61">
                <text:p>303.61</text:p>
              </table:table-cell>
              <table:table-cell office:value-type="float" office:value="307.402">
                <text:p>307.402</text:p>
              </table:table-cell>
              <table:table-cell office:value-type="float" office:value="322.287056284233">
                <text:p>322.287056284233</text:p>
              </table:table-cell>
              <table:table-cell office:value-type="float" office:value="292.516943715767">
                <text:p>292.516943715767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300.37">
                <text:p>300.37</text:p>
              </table:table-cell>
              <table:table-cell office:value-type="float" office:value="307.3025">
                <text:p>307.3025</text:p>
              </table:table-cell>
              <table:table-cell office:value-type="float" office:value="322.100535668599">
                <text:p>322.100535668599</text:p>
              </table:table-cell>
              <table:table-cell office:value-type="float" office:value="292.504464331401">
                <text:p>292.504464331401</text:p>
              </table:table-cell>
            </table:table-row>
            <table:table-row>
              <table:table-cell office:value-type="float" office:value="45979">
                <text:p>45979</text:p>
              </table:table-cell>
              <table:table-cell office:value-type="float" office:value="299.41">
                <text:p>299.41</text:p>
              </table:table-cell>
              <table:table-cell office:value-type="float" office:value="307.4185">
                <text:p>307.4185</text:p>
              </table:table-cell>
              <table:table-cell office:value-type="float" office:value="321.76518370507">
                <text:p>321.76518370507</text:p>
              </table:table-cell>
              <table:table-cell office:value-type="float" office:value="293.07181629493">
                <text:p>293.07181629493</text:p>
              </table:table-cell>
            </table:table-row>
            <table:table-row>
              <table:table-cell office:value-type="float" office:value="45980">
                <text:p>45980</text:p>
              </table:table-cell>
              <table:table-cell office:value-type="float" office:value="303.27">
                <text:p>303.27</text:p>
              </table:table-cell>
              <table:table-cell office:value-type="float" office:value="307.8765">
                <text:p>307.8765</text:p>
              </table:table-cell>
              <table:table-cell office:value-type="float" office:value="321.270500140588">
                <text:p>321.270500140588</text:p>
              </table:table-cell>
              <table:table-cell office:value-type="float" office:value="294.482499859412">
                <text:p>294.482499859412</text:p>
              </table:table-cell>
            </table:table-row>
            <table:table-row>
              <table:table-cell office:value-type="float" office:value="45981">
                <text:p>45981</text:p>
              </table:table-cell>
              <table:table-cell office:value-type="float" office:value="298.38">
                <text:p>298.38</text:p>
              </table:table-cell>
              <table:table-cell office:value-type="float" office:value="308.0685">
                <text:p>308.0685</text:p>
              </table:table-cell>
              <table:table-cell office:value-type="float" office:value="320.016627260338">
                <text:p>320.016627260338</text:p>
              </table:table-cell>
              <table:table-cell office:value-type="float" office:value="296.120372739662">
                <text:p>296.120372739662</text:p>
              </table:table-cell>
            </table:table-row>
            <table:table-row>
              <table:table-cell office:value-type="float" office:value="45982">
                <text:p>45982</text:p>
              </table:table-cell>
              <table:table-cell office:value-type="float" office:value="298.02">
                <text:p>298.02</text:p>
              </table:table-cell>
              <table:table-cell office:value-type="float" office:value="307.9475">
                <text:p>307.9475</text:p>
              </table:table-cell>
              <table:table-cell office:value-type="float" office:value="320.239868002591">
                <text:p>320.239868002591</text:p>
              </table:table-cell>
              <table:table-cell office:value-type="float" office:value="295.655131997409">
                <text:p>295.655131997409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298">
                <text:p>298</text:p>
              </table:table-cell>
              <table:table-cell office:value-type="float" office:value="307.64">
                <text:p>307.64</text:p>
              </table:table-cell>
              <table:table-cell office:value-type="float" office:value="320.708390774189">
                <text:p>320.708390774189</text:p>
              </table:table-cell>
              <table:table-cell office:value-type="float" office:value="294.571609225811">
                <text:p>294.571609225811</text:p>
              </table:table-cell>
            </table:table-row>
            <table:table-row>
              <table:table-cell office:value-type="float" office:value="45986">
                <text:p>45986</text:p>
              </table:table-cell>
              <table:table-cell office:value-type="float" office:value="303">
                <text:p>303</text:p>
              </table:table-cell>
              <table:table-cell office:value-type="float" office:value="307.522">
                <text:p>307.522</text:p>
              </table:table-cell>
              <table:table-cell office:value-type="float" office:value="321.353296235551">
                <text:p>321.353296235551</text:p>
              </table:table-cell>
              <table:table-cell office:value-type="float" office:value="293.69070376445">
                <text:p>293.69070376445</text:p>
              </table:table-cell>
            </table:table-row>
            <table:table-row>
              <table:table-cell office:value-type="float" office:value="45987">
                <text:p>45987</text:p>
              </table:table-cell>
              <table:table-cell office:value-type="float" office:value="307.64">
                <text:p>307.64</text:p>
              </table:table-cell>
              <table:table-cell office:value-type="float" office:value="307.6285">
                <text:p>307.6285</text:p>
              </table:table-cell>
              <table:table-cell office:value-type="float" office:value="321.597791048499">
                <text:p>321.597791048499</text:p>
              </table:table-cell>
              <table:table-cell office:value-type="float" office:value="293.659208951501">
                <text:p>293.659208951501</text:p>
              </table:table-cell>
            </table:table-row>
            <table:table-row>
              <table:table-cell office:value-type="float" office:value="45989">
                <text:p>45989</text:p>
              </table:table-cell>
              <table:table-cell office:value-type="float" office:value="313.08">
                <text:p>313.08</text:p>
              </table:table-cell>
              <table:table-cell office:value-type="float" office:value="307.8105">
                <text:p>307.8105</text:p>
              </table:table-cell>
              <table:table-cell office:value-type="float" office:value="321.752290180974">
                <text:p>321.752290180974</text:p>
              </table:table-cell>
              <table:table-cell office:value-type="float" office:value="293.868709819026">
                <text:p>293.868709819026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308.92">
                <text:p>308.92</text:p>
              </table:table-cell>
              <table:table-cell office:value-type="float" office:value="307.7005">
                <text:p>307.7005</text:p>
              </table:table-cell>
              <table:table-cell office:value-type="float" office:value="321.782645055237">
                <text:p>321.782645055237</text:p>
              </table:table-cell>
              <table:table-cell office:value-type="float" office:value="293.618354944763">
                <text:p>293.618354944763</text:p>
              </table:table-cell>
            </table:table-row>
            <table:table-row>
              <table:table-cell office:value-type="float" office:value="45993">
                <text:p>45993</text:p>
              </table:table-cell>
              <table:table-cell office:value-type="float" office:value="307.88">
                <text:p>307.88</text:p>
              </table:table-cell>
              <table:table-cell office:value-type="float" office:value="307.627">
                <text:p>307.627</text:p>
              </table:table-cell>
              <table:table-cell office:value-type="float" office:value="321.698895095507">
                <text:p>321.698895095507</text:p>
              </table:table-cell>
              <table:table-cell office:value-type="float" office:value="293.555104904493">
                <text:p>293.555104904493</text:p>
              </table:table-cell>
            </table:table-row>
            <table:table-row>
              <table:table-cell office:value-type="float" office:value="45994">
                <text:p>45994</text:p>
              </table:table-cell>
              <table:table-cell office:value-type="float" office:value="312.13">
                <text:p>312.13</text:p>
              </table:table-cell>
              <table:table-cell office:value-type="float" office:value="307.771">
                <text:p>307.771</text:p>
              </table:table-cell>
              <table:table-cell office:value-type="float" office:value="321.821517211766">
                <text:p>321.821517211766</text:p>
              </table:table-cell>
              <table:table-cell office:value-type="float" office:value="293.720482788234">
                <text:p>293.720482788234</text:p>
              </table:table-cell>
            </table:table-row>
            <table:table-row>
              <table:table-cell office:value-type="float" office:value="45995">
                <text:p>45995</text:p>
              </table:table-cell>
              <table:table-cell office:value-type="float" office:value="316.1">
                <text:p>316.1</text:p>
              </table:table-cell>
              <table:table-cell office:value-type="float" office:value="307.992">
                <text:p>307.992</text:p>
              </table:table-cell>
              <table:table-cell office:value-type="float" office:value="322.073454104872">
                <text:p>322.073454104872</text:p>
              </table:table-cell>
              <table:table-cell office:value-type="float" office:value="293.910545895129">
                <text:p>293.910545895129</text:p>
              </table:table-cell>
            </table:table-row>
            <table:table-row>
              <table:table-cell office:value-type="float" office:value="45996">
                <text:p>45996</text:p>
              </table:table-cell>
              <table:table-cell office:value-type="float" office:value="315.04">
                <text:p>315.04</text:p>
              </table:table-cell>
              <table:table-cell office:value-type="float" office:value="308.073">
                <text:p>308.073</text:p>
              </table:table-cell>
              <table:table-cell office:value-type="float" office:value="322.452606254115">
                <text:p>322.452606254115</text:p>
              </table:table-cell>
              <table:table-cell office:value-type="float" office:value="293.693393745885">
                <text:p>293.693393745885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315.21">
                <text:p>315.21</text:p>
              </table:table-cell>
              <table:table-cell office:value-type="float" office:value="308.123">
                <text:p>308.123</text:p>
              </table:table-cell>
              <table:table-cell office:value-type="float" office:value="322.590800262806">
                <text:p>322.590800262806</text:p>
              </table:table-cell>
              <table:table-cell office:value-type="float" office:value="293.655199737194">
                <text:p>293.655199737194</text:p>
              </table:table-cell>
            </table:table-row>
            <table:table-row>
              <table:table-cell office:value-type="float" office:value="46000">
                <text:p>46000</text:p>
              </table:table-cell>
              <table:table-cell office:value-type="float" office:value="300.51">
                <text:p>300.51</text:p>
              </table:table-cell>
              <table:table-cell office:value-type="float" office:value="307.304">
                <text:p>307.304</text:p>
              </table:table-cell>
              <table:table-cell office:value-type="float" office:value="321.554856135152">
                <text:p>321.554856135152</text:p>
              </table:table-cell>
              <table:table-cell office:value-type="float" office:value="293.053143864848">
                <text:p>293.053143864848</text:p>
              </table:table-cell>
            </table:table-row>
            <table:table-row>
              <table:table-cell office:value-type="float" office:value="46001">
                <text:p>46001</text:p>
              </table:table-cell>
              <table:table-cell office:value-type="float" office:value="310.11">
                <text:p>310.11</text:p>
              </table:table-cell>
              <table:table-cell office:value-type="float" office:value="307.0285">
                <text:p>307.0285</text:p>
              </table:table-cell>
              <table:table-cell office:value-type="float" office:value="321.089345889722">
                <text:p>321.089345889722</text:p>
              </table:table-cell>
              <table:table-cell office:value-type="float" office:value="292.967654110278">
                <text:p>292.967654110278</text:p>
              </table:table-cell>
            </table:table-row>
            <table:table-row>
              <table:table-cell office:value-type="float" office:value="46002">
                <text:p>46002</text:p>
              </table:table-cell>
              <table:table-cell office:value-type="float" office:value="317.38">
                <text:p>317.38</text:p>
              </table:table-cell>
              <table:table-cell office:value-type="float" office:value="306.877">
                <text:p>306.877</text:p>
              </table:table-cell>
              <table:table-cell office:value-type="float" office:value="319.448481510483">
                <text:p>319.448481510483</text:p>
              </table:table-cell>
              <table:table-cell office:value-type="float" office:value="294.305518489517">
                <text:p>294.305518489517</text:p>
              </table:table-cell>
            </table:table-row>
            <table:table-row>
              <table:table-cell office:value-type="float" office:value="46003">
                <text:p>46003</text:p>
              </table:table-cell>
              <table:table-cell office:value-type="float" office:value="318.52">
                <text:p>318.52</text:p>
              </table:table-cell>
              <table:table-cell office:value-type="float" office:value="307.329">
                <text:p>307.329</text:p>
              </table:table-cell>
              <table:table-cell office:value-type="float" office:value="320.829423038639">
                <text:p>320.829423038639</text:p>
              </table:table-cell>
              <table:table-cell office:value-type="float" office:value="293.828576961361">
                <text:p>293.828576961361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320.02">
                <text:p>320.02</text:p>
              </table:table-cell>
              <table:table-cell office:value-type="float" office:value="308.1495">
                <text:p>308.1495</text:p>
              </table:table-cell>
              <table:table-cell office:value-type="float" office:value="322.582852376309">
                <text:p>322.582852376309</text:p>
              </table:table-cell>
              <table:table-cell office:value-type="float" office:value="293.716147623691">
                <text:p>293.716147623691</text:p>
              </table:table-cell>
            </table:table-row>
            <table:table-row>
              <table:table-cell office:value-type="float" office:value="46007">
                <text:p>46007</text:p>
              </table:table-cell>
              <table:table-cell office:value-type="float" office:value="315.55">
                <text:p>315.55</text:p>
              </table:table-cell>
              <table:table-cell office:value-type="float" office:value="308.9085">
                <text:p>308.9085</text:p>
              </table:table-cell>
              <table:table-cell office:value-type="float" office:value="323.97919694582">
                <text:p>323.97919694582</text:p>
              </table:table-cell>
              <table:table-cell office:value-type="float" office:value="293.83780305418">
                <text:p>293.83780305418</text:p>
              </table:table-cell>
            </table:table-row>
            <table:table-row>
              <table:table-cell office:value-type="float" office:value="46008">
                <text:p>46008</text:p>
              </table:table-cell>
              <table:table-cell office:value-type="float" office:value="314.98">
                <text:p>314.98</text:p>
              </table:table-cell>
              <table:table-cell office:value-type="float" office:value="309.687">
                <text:p>309.687</text:p>
              </table:table-cell>
              <table:table-cell office:value-type="float" office:value="324.395483210806">
                <text:p>324.395483210806</text:p>
              </table:table-cell>
              <table:table-cell office:value-type="float" office:value="294.978516789194">
                <text:p>294.978516789194</text:p>
              </table:table-cell>
            </table:table-row>
            <table:table-row>
              <table:table-cell office:value-type="float" office:value="46009">
                <text:p>46009</text:p>
              </table:table-cell>
              <table:table-cell office:value-type="float" office:value="313">
                <text:p>313</text:p>
              </table:table-cell>
              <table:table-cell office:value-type="float" office:value="310.1735">
                <text:p>310.1735</text:p>
              </table:table-cell>
              <table:table-cell office:value-type="float" office:value="324.776946120573">
                <text:p>324.776946120573</text:p>
              </table:table-cell>
              <table:table-cell office:value-type="float" office:value="295.570053879427">
                <text:p>295.570053879427</text:p>
              </table:table-cell>
            </table:table-row>
            <table:table-row>
              <table:table-cell office:value-type="float" office:value="46010">
                <text:p>46010</text:p>
              </table:table-cell>
              <table:table-cell office:value-type="float" office:value="317.21">
                <text:p>317.21</text:p>
              </table:table-cell>
              <table:table-cell office:value-type="float" office:value="311.115">
                <text:p>311.115</text:p>
              </table:table-cell>
              <table:table-cell office:value-type="float" office:value="324.6277549881">
                <text:p>324.6277549881</text:p>
              </table:table-cell>
              <table:table-cell office:value-type="float" office:value="297.6022450119">
                <text:p>297.6022450119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323.09">
                <text:p>323.09</text:p>
              </table:table-cell>
              <table:table-cell office:value-type="float" office:value="312.3685">
                <text:p>312.3685</text:p>
              </table:table-cell>
              <table:table-cell office:value-type="float" office:value="324.663715538826">
                <text:p>324.663715538826</text:p>
              </table:table-cell>
              <table:table-cell office:value-type="float" office:value="300.073284461174">
                <text:p>300.073284461174</text:p>
              </table:table-cell>
            </table:table-row>
            <table:table-row>
              <table:table-cell office:value-type="float" office:value="46014">
                <text:p>46014</text:p>
              </table:table-cell>
              <table:table-cell office:value-type="float" office:value="325.93">
                <text:p>325.93</text:p>
              </table:table-cell>
              <table:table-cell office:value-type="float" office:value="313.765">
                <text:p>313.765</text:p>
              </table:table-cell>
              <table:table-cell office:value-type="float" office:value="325.15657850426">
                <text:p>325.15657850426</text:p>
              </table:table-cell>
              <table:table-cell office:value-type="float" office:value="302.37342149574">
                <text:p>302.37342149574</text:p>
              </table:table-cell>
            </table:table-row>
            <table:table-row>
              <table:table-cell office:value-type="float" office:value="46015">
                <text:p>46015</text:p>
              </table:table-cell>
              <table:table-cell office:value-type="float" office:value="329.17">
                <text:p>329.17</text:p>
              </table:table-cell>
              <table:table-cell office:value-type="float" office:value="315.0735">
                <text:p>315.0735</text:p>
              </table:table-cell>
              <table:table-cell office:value-type="float" office:value="326.790039616491">
                <text:p>326.790039616491</text:p>
              </table:table-cell>
              <table:table-cell office:value-type="float" office:value="303.356960383509">
                <text:p>303.356960383509</text:p>
              </table:table-cell>
            </table:table-row>
            <table:table-row>
              <table:table-cell office:value-type="float" office:value="46017">
                <text:p>46017</text:p>
              </table:table-cell>
              <table:table-cell office:value-type="float" office:value="327.91">
                <text:p>327.91</text:p>
              </table:table-cell>
              <table:table-cell office:value-type="float" office:value="316.087">
                <text:p>316.087</text:p>
              </table:table-cell>
              <table:table-cell office:value-type="float" office:value="329.157343646628">
                <text:p>329.157343646628</text:p>
              </table:table-cell>
              <table:table-cell office:value-type="float" office:value="303.016656353372">
                <text:p>303.016656353372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323.75">
                <text:p>323.75</text:p>
              </table:table-cell>
              <table:table-cell office:value-type="float" office:value="316.6205">
                <text:p>316.6205</text:p>
              </table:table-cell>
              <table:table-cell office:value-type="float" office:value="330.812632982624">
                <text:p>330.812632982624</text:p>
              </table:table-cell>
              <table:table-cell office:value-type="float" office:value="302.428367017376">
                <text:p>302.428367017376</text:p>
              </table:table-cell>
            </table:table-row>
            <table:table-row>
              <table:table-cell office:value-type="float" office:value="46021">
                <text:p>46021</text:p>
              </table:table-cell>
              <table:table-cell office:value-type="float" office:value="323.42">
                <text:p>323.42</text:p>
              </table:table-cell>
              <table:table-cell office:value-type="float" office:value="317.3455">
                <text:p>317.3455</text:p>
              </table:table-cell>
              <table:table-cell office:value-type="float" office:value="331.467675337295">
                <text:p>331.467675337295</text:p>
              </table:table-cell>
              <table:table-cell office:value-type="float" office:value="303.223324662705">
                <text:p>303.223324662705</text:p>
              </table:table-cell>
            </table:table-row>
            <table:table-row>
              <table:table-cell office:value-type="float" office:value="46022">
                <text:p>46022</text:p>
              </table:table-cell>
              <table:table-cell office:value-type="float" office:value="322.22">
                <text:p>322.22</text:p>
              </table:table-cell>
              <table:table-cell office:value-type="float" office:value="318.0625">
                <text:p>318.0625</text:p>
              </table:table-cell>
              <table:table-cell office:value-type="float" office:value="331.741288462476">
                <text:p>331.741288462476</text:p>
              </table:table-cell>
              <table:table-cell office:value-type="float" office:value="304.383711537524">
                <text:p>304.383711537524</text:p>
              </table:table-cell>
            </table:table-row>
            <table:table-row>
              <table:table-cell office:value-type="float" office:value="46024">
                <text:p>46024</text:p>
              </table:table-cell>
              <table:table-cell office:value-type="float" office:value="325.48">
                <text:p>325.48</text:p>
              </table:table-cell>
              <table:table-cell office:value-type="float" office:value="318.73">
                <text:p>318.73</text:p>
              </table:table-cell>
              <table:table-cell office:value-type="float" office:value="332.254786083206">
                <text:p>332.254786083206</text:p>
              </table:table-cell>
              <table:table-cell office:value-type="float" office:value="305.205213916794">
                <text:p>305.205213916794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334.04">
                <text:p>334.04</text:p>
              </table:table-cell>
              <table:table-cell office:value-type="float" office:value="319.627">
                <text:p>319.627</text:p>
              </table:table-cell>
              <table:table-cell office:value-type="float" office:value="333.481953808268">
                <text:p>333.481953808268</text:p>
              </table:table-cell>
              <table:table-cell office:value-type="float" office:value="305.772046191732">
                <text:p>305.772046191732</text:p>
              </table:table-cell>
            </table:table-row>
            <table:table-row>
              <table:table-cell office:value-type="float" office:value="46028">
                <text:p>46028</text:p>
              </table:table-cell>
              <table:table-cell office:value-type="float" office:value="334.61">
                <text:p>334.61</text:p>
              </table:table-cell>
              <table:table-cell office:value-type="float" office:value="320.6055">
                <text:p>320.6055</text:p>
              </table:table-cell>
              <table:table-cell office:value-type="float" office:value="335.955772184569">
                <text:p>335.955772184569</text:p>
              </table:table-cell>
              <table:table-cell office:value-type="float" office:value="305.255227815431">
                <text:p>305.255227815431</text:p>
              </table:table-cell>
            </table:table-row>
            <table:table-row>
              <table:table-cell office:value-type="float" office:value="46029">
                <text:p>46029</text:p>
              </table:table-cell>
              <table:table-cell office:value-type="float" office:value="326.99">
                <text:p>326.99</text:p>
              </table:table-cell>
              <table:table-cell office:value-type="float" office:value="321.1945">
                <text:p>321.1945</text:p>
              </table:table-cell>
              <table:table-cell office:value-type="float" office:value="337.768533873213">
                <text:p>337.768533873213</text:p>
              </table:table-cell>
              <table:table-cell office:value-type="float" office:value="304.620466126787">
                <text:p>304.620466126787</text:p>
              </table:table-cell>
            </table:table-row>
            <table:table-row>
              <table:table-cell office:value-type="float" office:value="46030">
                <text:p>46030</text:p>
              </table:table-cell>
              <table:table-cell office:value-type="float" office:value="329.79">
                <text:p>329.79</text:p>
              </table:table-cell>
              <table:table-cell office:value-type="float" office:value="322.6585">
                <text:p>322.6585</text:p>
              </table:table-cell>
              <table:table-cell office:value-type="float" office:value="336.166788899999">
                <text:p>336.166788899999</text:p>
              </table:table-cell>
              <table:table-cell office:value-type="float" office:value="309.150211100001">
                <text:p>309.150211100001</text:p>
              </table:table-cell>
            </table:table-row>
            <table:table-row>
              <table:table-cell office:value-type="float" office:value="46031">
                <text:p>46031</text:p>
              </table:table-cell>
              <table:table-cell office:value-type="float" office:value="329.19">
                <text:p>329.19</text:p>
              </table:table-cell>
              <table:table-cell office:value-type="float" office:value="323.6125">
                <text:p>323.6125</text:p>
              </table:table-cell>
              <table:table-cell office:value-type="float" office:value="336.163860961597">
                <text:p>336.163860961597</text:p>
              </table:table-cell>
              <table:table-cell office:value-type="float" office:value="311.061139038403">
                <text:p>311.061139038403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24.49">
                <text:p>324.49</text:p>
              </table:table-cell>
              <table:table-cell office:value-type="float" office:value="323.968">
                <text:p>323.968</text:p>
              </table:table-cell>
              <table:table-cell office:value-type="float" office:value="336.447069540963">
                <text:p>336.447069540963</text:p>
              </table:table-cell>
              <table:table-cell office:value-type="float" office:value="311.488930459037">
                <text:p>311.488930459037</text:p>
              </table:table-cell>
            </table:table-row>
            <table:table-row>
              <table:table-cell office:value-type="float" office:value="46035">
                <text:p>46035</text:p>
              </table:table-cell>
              <table:table-cell office:value-type="float" office:value="310.9">
                <text:p>310.9</text:p>
              </table:table-cell>
              <table:table-cell office:value-type="float" office:value="323.587">
                <text:p>323.587</text:p>
              </table:table-cell>
              <table:table-cell office:value-type="float" office:value="335.78733035695">
                <text:p>335.78733035695</text:p>
              </table:table-cell>
              <table:table-cell office:value-type="float" office:value="311.38666964305">
                <text:p>311.38666964305</text:p>
              </table:table-cell>
            </table:table-row>
            <table:table-row>
              <table:table-cell office:value-type="float" office:value="46036">
                <text:p>46036</text:p>
              </table:table-cell>
              <table:table-cell office:value-type="float" office:value="307.87">
                <text:p>307.87</text:p>
              </table:table-cell>
              <table:table-cell office:value-type="float" office:value="322.9795">
                <text:p>322.9795</text:p>
              </table:table-cell>
              <table:table-cell office:value-type="float" office:value="336.526575729423">
                <text:p>336.526575729423</text:p>
              </table:table-cell>
              <table:table-cell office:value-type="float" office:value="309.432424270577">
                <text:p>309.432424270577</text:p>
              </table:table-cell>
            </table:table-row>
            <table:table-row>
              <table:table-cell office:value-type="float" office:value="46037">
                <text:p>46037</text:p>
              </table:table-cell>
              <table:table-cell office:value-type="float" office:value="309.26">
                <text:p>309.26</text:p>
              </table:table-cell>
              <table:table-cell office:value-type="float" office:value="322.665">
                <text:p>322.665</text:p>
              </table:table-cell>
              <table:table-cell office:value-type="float" office:value="337.632109828159">
                <text:p>337.632109828159</text:p>
              </table:table-cell>
              <table:table-cell office:value-type="float" office:value="307.697890171841">
                <text:p>307.697890171841</text:p>
              </table:table-cell>
            </table:table-row>
            <table:table-row>
              <table:table-cell office:value-type="float" office:value="46038">
                <text:p>46038</text:p>
              </table:table-cell>
              <table:table-cell office:value-type="float" office:value="312.47">
                <text:p>312.47</text:p>
              </table:table-cell>
              <table:table-cell office:value-type="float" office:value="322.5395">
                <text:p>322.5395</text:p>
              </table:table-cell>
              <table:table-cell office:value-type="float" office:value="338.421346343384">
                <text:p>338.421346343384</text:p>
              </table:table-cell>
              <table:table-cell office:value-type="float" office:value="306.657653656616">
                <text:p>306.657653656616</text:p>
              </table:table-cell>
            </table:table-row>
            <table:table-row>
              <table:table-cell office:value-type="float" office:value="46042">
                <text:p>46042</text:p>
              </table:table-cell>
              <table:table-cell office:value-type="float" office:value="302.74">
                <text:p>302.74</text:p>
              </table:table-cell>
              <table:table-cell office:value-type="float" office:value="322.0265">
                <text:p>322.0265</text:p>
              </table:table-cell>
              <table:table-cell office:value-type="float" office:value="337.984698538206">
                <text:p>337.984698538206</text:p>
              </table:table-cell>
              <table:table-cell office:value-type="float" office:value="306.068301461794">
                <text:p>306.068301461794</text:p>
              </table:table-cell>
            </table:table-row>
            <table:table-row>
              <table:table-cell office:value-type="float" office:value="46043">
                <text:p>46043</text:p>
              </table:table-cell>
              <table:table-cell office:value-type="float" office:value="302.04">
                <text:p>302.04</text:p>
              </table:table-cell>
              <table:table-cell office:value-type="float" office:value="321.268">
                <text:p>321.268</text:p>
              </table:table-cell>
              <table:table-cell office:value-type="float" office:value="339.605061439124">
                <text:p>339.605061439124</text:p>
              </table:table-cell>
              <table:table-cell office:value-type="float" office:value="302.930938560876">
                <text:p>302.930938560876</text:p>
              </table:table-cell>
            </table:table-row>
            <table:table-row>
              <table:table-cell office:value-type="float" office:value="46044">
                <text:p>46044</text:p>
              </table:table-cell>
              <table:table-cell office:value-type="float" office:value="303.63">
                <text:p>303.63</text:p>
              </table:table-cell>
              <table:table-cell office:value-type="float" office:value="320.295">
                <text:p>320.295</text:p>
              </table:table-cell>
              <table:table-cell office:value-type="float" office:value="340.836532539329">
                <text:p>340.836532539329</text:p>
              </table:table-cell>
              <table:table-cell office:value-type="float" office:value="299.753467460671">
                <text:p>299.753467460671</text:p>
              </table:table-cell>
            </table:table-row>
            <table:table-row>
              <table:table-cell office:value-type="float" office:value="46045">
                <text:p>46045</text:p>
              </table:table-cell>
              <table:table-cell office:value-type="float" office:value="297.72">
                <text:p>297.72</text:p>
              </table:table-cell>
              <table:table-cell office:value-type="float" office:value="318.8845">
                <text:p>318.8845</text:p>
              </table:table-cell>
              <table:table-cell office:value-type="float" office:value="340.781786755474">
                <text:p>340.781786755474</text:p>
              </table:table-cell>
              <table:table-cell office:value-type="float" office:value="296.987213244526">
                <text:p>296.987213244526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301.04">
                <text:p>301.04</text:p>
              </table:table-cell>
              <table:table-cell office:value-type="float" office:value="317.478">
                <text:p>317.478</text:p>
              </table:table-cell>
              <table:table-cell office:value-type="float" office:value="341.132280376223">
                <text:p>341.132280376223</text:p>
              </table:table-cell>
              <table:table-cell office:value-type="float" office:value="293.823719623777">
                <text:p>293.823719623777</text:p>
              </table:table-cell>
            </table:table-row>
            <table:table-row>
              <table:table-cell office:value-type="float" office:value="46049">
                <text:p>46049</text:p>
              </table:table-cell>
              <table:table-cell office:value-type="float" office:value="300.31">
                <text:p>300.31</text:p>
              </table:table-cell>
              <table:table-cell office:value-type="float" office:value="316.098">
                <text:p>316.098</text:p>
              </table:table-cell>
              <table:table-cell office:value-type="float" office:value="340.53720974785">
                <text:p>340.53720974785</text:p>
              </table:table-cell>
              <table:table-cell office:value-type="float" office:value="291.65879025215">
                <text:p>291.65879025215</text:p>
              </table:table-cell>
            </table:table-row>
            <table:table-row>
              <table:table-cell office:value-type="float" office:value="46050">
                <text:p>46050</text:p>
              </table:table-cell>
              <table:table-cell office:value-type="float" office:value="300.77">
                <text:p>300.77</text:p>
              </table:table-cell>
              <table:table-cell office:value-type="float" office:value="314.949">
                <text:p>314.949</text:p>
              </table:table-cell>
              <table:table-cell office:value-type="float" office:value="340.284449357611">
                <text:p>340.284449357611</text:p>
              </table:table-cell>
              <table:table-cell office:value-type="float" office:value="289.61355064239">
                <text:p>289.61355064239</text:p>
              </table:table-cell>
            </table:table-row>
            <table:table-row>
              <table:table-cell office:value-type="float" office:value="46051">
                <text:p>46051</text:p>
              </table:table-cell>
              <table:table-cell office:value-type="float" office:value="306.01">
                <text:p>306.01</text:p>
              </table:table-cell>
              <table:table-cell office:value-type="float" office:value="314.0785">
                <text:p>314.0785</text:p>
              </table:table-cell>
              <table:table-cell office:value-type="float" office:value="340.00391957456">
                <text:p>340.00391957456</text:p>
              </table:table-cell>
              <table:table-cell office:value-type="float" office:value="288.15308042544">
                <text:p>288.153080425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49">
      <style:chart-properties chart:display-label="true" chart:logarithmic="false" chart:minimum="45658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05cm" svg:height="6.862cm" xlink:href=".." xlink:type="simple" chart:class="chart:line" chart:style-name="ch1">
        <chart:legend chart:legend-position="bottom" svg:x="1.611cm" svg:y="5.267cm" style:legend-expansion="wide" chart:style-name="ch2"/>
        <chart:plot-area chart:style-name="ch3" svg:x="0.234cm" svg:y="0.137cm" svg:width="11.237cm" svg:height="4.809cm">
          <chart:coordinate-region svg:x="1.62cm" svg:y="0.337cm" svg:width="9.851cm" svg:height="2.836cm"/>
          <chart:axis chart:dimension="x" chart:name="primary-x" chart:style-name="ch4" chartooo:axis-type="date">
            <chartooo:date-scale/>
            <chart:categories table:cell-range-address="Forecast.A2:Forecast.A1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orecast.B2:Forecast.B120" chart:label-cell-address="Forecast.B1:Forecast.B1" chart:class="chart:line">
            <chart:regression-curve chart:style-name="ch8"/>
            <chart:data-point chart:repeated="119"/>
          </chart:series>
          <chart:series chart:style-name="ch9" chart:values-cell-range-address="Forecast.C2:Forecast.C120" chart:label-cell-address="Forecast.C1:Forecast.C1" chart:class="chart:line">
            <chart:data-point chart:repeated="119"/>
          </chart:series>
          <chart:series chart:style-name="ch10" chart:values-cell-range-address="Forecast.E2:Forecast.E120" chart:label-cell-address="Forecast.E1:Forecast.E1" chart:class="chart:line">
            <chart:data-point chart:repeated="119"/>
          </chart:series>
          <chart:series chart:style-name="ch11" chart:values-cell-range-address="Forecast.F2:Forecast.F120" chart:label-cell-address="Forecast.F1:Forecast.F1" chart:class="chart:line">
            <chart:data-point chart:repeated="1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 - Close</text:p>
                <draw:g>
                  <svg:desc>Forecast.B1:Forecast.B1</svg:desc>
                </draw:g>
              </table:table-cell>
              <table:table-cell office:value-type="string">
                <text:p>Forecast</text:p>
                <draw:g>
                  <svg:desc>Forecast.C1:Forecast.C1</svg:desc>
                </draw:g>
              </table:table-cell>
              <table:table-cell office:value-type="string">
                <text:p>Lower</text:p>
                <draw:g>
                  <svg:desc>Forecast.E1:Forecast.E1</svg:desc>
                </draw:g>
              </table:table-cell>
              <table:table-cell office:value-type="string">
                <text:p>Upper</text:p>
                <draw:g>
                  <svg:desc>Forecast.F1:Forecast.F1</svg:desc>
                </draw:g>
              </table:table-cell>
            </table:table-row>
          </table:table-header-rows>
          <table:table-rows>
            <table:table-row>
              <table:table-cell office:value-type="float" office:value="45292">
                <text:p>45292</text:p>
                <draw:g>
                  <svg:desc>Forecast.A2:Forecast.A120</svg:desc>
                </draw:g>
              </table:table-cell>
              <table:table-cell office:value-type="float" office:value="171.7725">
                <text:p>171.7725</text:p>
                <draw:g>
                  <svg:desc>Forecast.B2:Forecast.B120</svg:desc>
                </draw:g>
              </table:table-cell>
              <table:table-cell office:value-type="float" office:value="NaN">
                <text:p>NaN</text:p>
                <draw:g>
                  <svg:desc>Forecast.C2:Forecast.C120</svg:desc>
                </draw:g>
              </table:table-cell>
              <table:table-cell office:value-type="float" office:value="NaN">
                <text:p>NaN</text:p>
                <draw:g>
                  <svg:desc>Forecast.E2:Forecast.E120</svg:desc>
                </draw:g>
              </table:table-cell>
              <table:table-cell office:value-type="float" office:value="NaN">
                <text:p>NaN</text:p>
                <draw:g>
                  <svg:desc>Forecast.F2:Forecast.F120</svg:desc>
                </draw:g>
              </table:table-cell>
            </table:table-row>
            <table:table-row>
              <table:table-cell office:value-type="float" office:value="45299">
                <text:p>45299</text:p>
              </table:table-cell>
              <table:table-cell office:value-type="float" office:value="170.61">
                <text:p>170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06">
                <text:p>45306</text:p>
              </table:table-cell>
              <table:table-cell office:value-type="float" office:value="168.2025">
                <text:p>168.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13">
                <text:p>45313</text:p>
              </table:table-cell>
              <table:table-cell office:value-type="float" office:value="170.964">
                <text:p>170.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0">
                <text:p>45320</text:p>
              </table:table-cell>
              <table:table-cell office:value-type="float" office:value="174.364">
                <text:p>174.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27">
                <text:p>45327</text:p>
              </table:table-cell>
              <table:table-cell office:value-type="float" office:value="174.968">
                <text:p>174.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34">
                <text:p>45334</text:p>
              </table:table-cell>
              <table:table-cell office:value-type="float" office:value="176.996">
                <text:p>176.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1">
                <text:p>45341</text:p>
              </table:table-cell>
              <table:table-cell office:value-type="float" office:value="181.9225">
                <text:p>181.9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48">
                <text:p>45348</text:p>
              </table:table-cell>
              <table:table-cell office:value-type="float" office:value="184.508">
                <text:p>184.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55">
                <text:p>45355</text:p>
              </table:table-cell>
              <table:table-cell office:value-type="float" office:value="188.17">
                <text:p>188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2">
                <text:p>45362</text:p>
              </table:table-cell>
              <table:table-cell office:value-type="float" office:value="189.556">
                <text:p>189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69">
                <text:p>45369</text:p>
              </table:table-cell>
              <table:table-cell office:value-type="float" office:value="195.692">
                <text:p>195.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97.5925">
                <text:p>197.5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83">
                <text:p>45383</text:p>
              </table:table-cell>
              <table:table-cell office:value-type="float" office:value="197.84">
                <text:p>197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0">
                <text:p>45390</text:p>
              </table:table-cell>
              <table:table-cell office:value-type="float" office:value="193.864">
                <text:p>193.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397">
                <text:p>45397</text:p>
              </table:table-cell>
              <table:table-cell office:value-type="float" office:value="182.164">
                <text:p>182.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04">
                <text:p>45404</text:p>
              </table:table-cell>
              <table:table-cell office:value-type="float" office:value="192.298">
                <text:p>192.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1">
                <text:p>45411</text:p>
              </table:table-cell>
              <table:table-cell office:value-type="float" office:value="191.81">
                <text:p>191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18">
                <text:p>45418</text:p>
              </table:table-cell>
              <table:table-cell office:value-type="float" office:value="195.134">
                <text:p>195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25">
                <text:p>45425</text:p>
              </table:table-cell>
              <table:table-cell office:value-type="float" office:value="201.922">
                <text:p>201.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2">
                <text:p>45432</text:p>
              </table:table-cell>
              <table:table-cell office:value-type="float" office:value="198.208">
                <text:p>198.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39">
                <text:p>45439</text:p>
              </table:table-cell>
              <table:table-cell office:value-type="float" office:value="199.8925">
                <text:p>199.8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46">
                <text:p>45446</text:p>
              </table:table-cell>
              <table:table-cell office:value-type="float" office:value="199.02">
                <text:p>199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53">
                <text:p>45453</text:p>
              </table:table-cell>
              <table:table-cell office:value-type="float" office:value="194.588">
                <text:p>194.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0">
                <text:p>45460</text:p>
              </table:table-cell>
              <table:table-cell office:value-type="float" office:value="196.7375">
                <text:p>196.7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67">
                <text:p>45467</text:p>
              </table:table-cell>
              <table:table-cell office:value-type="float" office:value="199.162">
                <text:p>199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74">
                <text:p>45474</text:p>
              </table:table-cell>
              <table:table-cell office:value-type="float" office:value="206.94">
                <text:p>206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1">
                <text:p>45481</text:p>
              </table:table-cell>
              <table:table-cell office:value-type="float" office:value="206.598">
                <text:p>206.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88">
                <text:p>45488</text:p>
              </table:table-cell>
              <table:table-cell office:value-type="float" office:value="212.06">
                <text:p>212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495">
                <text:p>45495</text:p>
              </table:table-cell>
              <table:table-cell office:value-type="float" office:value="210.022">
                <text:p>210.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2">
                <text:p>45502</text:p>
              </table:table-cell>
              <table:table-cell office:value-type="float" office:value="209.188">
                <text:p>209.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09">
                <text:p>45509</text:p>
              </table:table-cell>
              <table:table-cell office:value-type="float" office:value="201.1">
                <text:p>20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16">
                <text:p>45516</text:p>
              </table:table-cell>
              <table:table-cell office:value-type="float" office:value="209.978">
                <text:p>209.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23">
                <text:p>45523</text:p>
              </table:table-cell>
              <table:table-cell office:value-type="float" office:value="215.902">
                <text:p>215.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0">
                <text:p>45530</text:p>
              </table:table-cell>
              <table:table-cell office:value-type="float" office:value="221.53">
                <text:p>221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37">
                <text:p>45537</text:p>
              </table:table-cell>
              <table:table-cell office:value-type="float" office:value="217.43">
                <text:p>217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44">
                <text:p>45544</text:p>
              </table:table-cell>
              <table:table-cell office:value-type="float" office:value="208.104">
                <text:p>208.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1">
                <text:p>45551</text:p>
              </table:table-cell>
              <table:table-cell office:value-type="float" office:value="209.242">
                <text:p>209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58">
                <text:p>45558</text:p>
              </table:table-cell>
              <table:table-cell office:value-type="float" office:value="210.7">
                <text:p>21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65">
                <text:p>45565</text:p>
              </table:table-cell>
              <table:table-cell office:value-type="float" office:value="208.328">
                <text:p>208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2">
                <text:p>45572</text:p>
              </table:table-cell>
              <table:table-cell office:value-type="float" office:value="214.046">
                <text:p>214.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79">
                <text:p>45579</text:p>
              </table:table-cell>
              <table:table-cell office:value-type="float" office:value="223.46">
                <text:p>22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86">
                <text:p>45586</text:p>
              </table:table-cell>
              <table:table-cell office:value-type="float" office:value="223.564">
                <text:p>223.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593">
                <text:p>45593</text:p>
              </table:table-cell>
              <table:table-cell office:value-type="float" office:value="223.534">
                <text:p>223.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0">
                <text:p>45600</text:p>
              </table:table-cell>
              <table:table-cell office:value-type="float" office:value="232.338">
                <text:p>232.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07">
                <text:p>45607</text:p>
              </table:table-cell>
              <table:table-cell office:value-type="float" office:value="241.438">
                <text:p>241.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14">
                <text:p>45614</text:p>
              </table:table-cell>
              <table:table-cell office:value-type="float" office:value="244.442">
                <text:p>244.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1">
                <text:p>45621</text:p>
              </table:table-cell>
              <table:table-cell office:value-type="float" office:value="249.9425">
                <text:p>249.9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28">
                <text:p>45628</text:p>
              </table:table-cell>
              <table:table-cell office:value-type="float" office:value="245.462">
                <text:p>245.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35">
                <text:p>45635</text:p>
              </table:table-cell>
              <table:table-cell office:value-type="float" office:value="242.334">
                <text:p>242.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2">
                <text:p>45642</text:p>
              </table:table-cell>
              <table:table-cell office:value-type="float" office:value="235.774">
                <text:p>235.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49">
                <text:p>45649</text:p>
              </table:table-cell>
              <table:table-cell office:value-type="float" office:value="241.2525">
                <text:p>241.2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56">
                <text:p>45656</text:p>
              </table:table-cell>
              <table:table-cell office:value-type="float" office:value="240.5775">
                <text:p>240.5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63">
                <text:p>45663</text:p>
              </table:table-cell>
              <table:table-cell office:value-type="float" office:value="241.755">
                <text:p>241.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0">
                <text:p>45670</text:p>
              </table:table-cell>
              <table:table-cell office:value-type="float" office:value="251.492">
                <text:p>251.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77">
                <text:p>45677</text:p>
              </table:table-cell>
              <table:table-cell office:value-type="float" office:value="264.165">
                <text:p>264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84">
                <text:p>45684</text:p>
              </table:table-cell>
              <table:table-cell office:value-type="float" office:value="267.02">
                <text:p>267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1">
                <text:p>45691</text:p>
              </table:table-cell>
              <table:table-cell office:value-type="float" office:value="271.576">
                <text:p>271.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698">
                <text:p>45698</text:p>
              </table:table-cell>
              <table:table-cell office:value-type="float" office:value="274.878">
                <text:p>274.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05">
                <text:p>45705</text:p>
              </table:table-cell>
              <table:table-cell office:value-type="float" office:value="272.56">
                <text:p>272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2">
                <text:p>45712</text:p>
              </table:table-cell>
              <table:table-cell office:value-type="float" office:value="260.246">
                <text:p>260.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19">
                <text:p>45719</text:p>
              </table:table-cell>
              <table:table-cell office:value-type="float" office:value="250.244">
                <text:p>25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26">
                <text:p>45726</text:p>
              </table:table-cell>
              <table:table-cell office:value-type="float" office:value="229.378">
                <text:p>229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33">
                <text:p>45733</text:p>
              </table:table-cell>
              <table:table-cell office:value-type="float" office:value="237.73">
                <text:p>237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0">
                <text:p>45740</text:p>
              </table:table-cell>
              <table:table-cell office:value-type="float" office:value="248.238">
                <text:p>248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47">
                <text:p>45747</text:p>
              </table:table-cell>
              <table:table-cell office:value-type="float" office:value="234.75">
                <text:p>23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54">
                <text:p>45754</text:p>
              </table:table-cell>
              <table:table-cell office:value-type="float" office:value="225.792">
                <text:p>225.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1">
                <text:p>45761</text:p>
              </table:table-cell>
              <table:table-cell office:value-type="float" office:value="232.355">
                <text:p>232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68">
                <text:p>45768</text:p>
              </table:table-cell>
              <table:table-cell office:value-type="float" office:value="238.73">
                <text:p>238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75">
                <text:p>45775</text:p>
              </table:table-cell>
              <table:table-cell office:value-type="float" office:value="246.372">
                <text:p>246.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2">
                <text:p>45782</text:p>
              </table:table-cell>
              <table:table-cell office:value-type="float" office:value="251.55">
                <text:p>251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89">
                <text:p>45789</text:p>
              </table:table-cell>
              <table:table-cell office:value-type="float" office:value="264.75">
                <text:p>26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796">
                <text:p>45796</text:p>
              </table:table-cell>
              <table:table-cell office:value-type="float" office:value="262.596">
                <text:p>262.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03">
                <text:p>45803</text:p>
              </table:table-cell>
              <table:table-cell office:value-type="float" office:value="264.2875">
                <text:p>264.2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0">
                <text:p>45810</text:p>
              </table:table-cell>
              <table:table-cell office:value-type="float" office:value="264.566">
                <text:p>264.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17">
                <text:p>45817</text:p>
              </table:table-cell>
              <table:table-cell office:value-type="float" office:value="267.336">
                <text:p>267.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272.21">
                <text:p>272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1">
                <text:p>45831</text:p>
              </table:table-cell>
              <table:table-cell office:value-type="float" office:value="283.89">
                <text:p>28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38">
                <text:p>45838</text:p>
              </table:table-cell>
              <table:table-cell office:value-type="float" office:value="292.08">
                <text:p>292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45">
                <text:p>45845</text:p>
              </table:table-cell>
              <table:table-cell office:value-type="float" office:value="286.592">
                <text:p>286.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2">
                <text:p>45852</text:p>
              </table:table-cell>
              <table:table-cell office:value-type="float" office:value="288.448">
                <text:p>288.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59">
                <text:p>45859</text:p>
              </table:table-cell>
              <table:table-cell office:value-type="float" office:value="294.866">
                <text:p>294.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66">
                <text:p>45866</text:p>
              </table:table-cell>
              <table:table-cell office:value-type="float" office:value="296.112">
                <text:p>296.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73">
                <text:p>45873</text:p>
              </table:table-cell>
              <table:table-cell office:value-type="float" office:value="290.536">
                <text:p>290.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0">
                <text:p>45880</text:p>
              </table:table-cell>
              <table:table-cell office:value-type="float" office:value="291.518">
                <text:p>291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87">
                <text:p>45887</text:p>
              </table:table-cell>
              <table:table-cell office:value-type="float" office:value="292.428">
                <text:p>292.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894">
                <text:p>45894</text:p>
              </table:table-cell>
              <table:table-cell office:value-type="float" office:value="299.048">
                <text:p>299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1">
                <text:p>45901</text:p>
              </table:table-cell>
              <table:table-cell office:value-type="float" office:value="299.3525">
                <text:p>299.3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08">
                <text:p>45908</text:p>
              </table:table-cell>
              <table:table-cell office:value-type="float" office:value="300.754">
                <text:p>300.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15">
                <text:p>45915</text:p>
              </table:table-cell>
              <table:table-cell office:value-type="float" office:value="311.57">
                <text:p>311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2">
                <text:p>45922</text:p>
              </table:table-cell>
              <table:table-cell office:value-type="float" office:value="313.622">
                <text:p>313.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29">
                <text:p>45929</text:p>
              </table:table-cell>
              <table:table-cell office:value-type="float" office:value="311.882">
                <text:p>311.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36">
                <text:p>45936</text:p>
              </table:table-cell>
              <table:table-cell office:value-type="float" office:value="305.464">
                <text:p>305.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43">
                <text:p>45943</text:p>
              </table:table-cell>
              <table:table-cell office:value-type="float" office:value="302.368">
                <text:p>302.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0">
                <text:p>45950</text:p>
              </table:table-cell>
              <table:table-cell office:value-type="float" office:value="297.708">
                <text:p>297.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57">
                <text:p>45957</text:p>
              </table:table-cell>
              <table:table-cell office:value-type="float" office:value="307.116">
                <text:p>307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64">
                <text:p>45964</text:p>
              </table:table-cell>
              <table:table-cell office:value-type="float" office:value="311.582">
                <text:p>311.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1">
                <text:p>45971</text:p>
              </table:table-cell>
              <table:table-cell office:value-type="float" office:value="313.202">
                <text:p>313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78">
                <text:p>45978</text:p>
              </table:table-cell>
              <table:table-cell office:value-type="float" office:value="299.89">
                <text:p>299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85">
                <text:p>45985</text:p>
              </table:table-cell>
              <table:table-cell office:value-type="float" office:value="305.43">
                <text:p>305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2">
                <text:p>45992</text:p>
              </table:table-cell>
              <table:table-cell office:value-type="float" office:value="312.014">
                <text:p>312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999">
                <text:p>45999</text:p>
              </table:table-cell>
              <table:table-cell office:value-type="float" office:value="312.346">
                <text:p>312.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06">
                <text:p>46006</text:p>
              </table:table-cell>
              <table:table-cell office:value-type="float" office:value="316.152">
                <text:p>316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13">
                <text:p>46013</text:p>
              </table:table-cell>
              <table:table-cell office:value-type="float" office:value="326.525">
                <text:p>326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0">
                <text:p>46020</text:p>
              </table:table-cell>
              <table:table-cell office:value-type="float" office:value="323.7175">
                <text:p>323.7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27">
                <text:p>46027</text:p>
              </table:table-cell>
              <table:table-cell office:value-type="float" office:value="330.924">
                <text:p>330.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34">
                <text:p>46034</text:p>
              </table:table-cell>
              <table:table-cell office:value-type="float" office:value="312.998">
                <text:p>312.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1">
                <text:p>46041</text:p>
              </table:table-cell>
              <table:table-cell office:value-type="float" office:value="301.5325">
                <text:p>301.5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48">
                <text:p>46048</text:p>
              </table:table-cell>
              <table:table-cell office:value-type="float" office:value="302.0325">
                <text:p>302.0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6055">
                <text:p>46055</text:p>
              </table:table-cell>
              <table:table-cell office:value-type="float" office:value="NaN">
                <text:p>NaN</text:p>
              </table:table-cell>
              <table:table-cell office:value-type="float" office:value="309.075529533062">
                <text:p>309.075529533062</text:p>
              </table:table-cell>
              <table:table-cell office:value-type="float" office:value="298.185866678859">
                <text:p>298.185866678859</text:p>
              </table:table-cell>
              <table:table-cell office:value-type="float" office:value="319.965192387265">
                <text:p>319.965192387265</text:p>
              </table:table-cell>
            </table:table-row>
            <table:table-row>
              <table:table-cell office:value-type="float" office:value="46062">
                <text:p>46062</text:p>
              </table:table-cell>
              <table:table-cell office:value-type="float" office:value="NaN">
                <text:p>NaN</text:p>
              </table:table-cell>
              <table:table-cell office:value-type="float" office:value="304.650010341776">
                <text:p>304.650010341776</text:p>
              </table:table-cell>
              <table:table-cell office:value-type="float" office:value="293.116738624197">
                <text:p>293.116738624197</text:p>
              </table:table-cell>
              <table:table-cell office:value-type="float" office:value="316.183282059356">
                <text:p>316.183282059356</text:p>
              </table:table-cell>
            </table:table-row>
            <table:table-row>
              <table:table-cell office:value-type="float" office:value="46069">
                <text:p>46069</text:p>
              </table:table-cell>
              <table:table-cell office:value-type="float" office:value="NaN">
                <text:p>NaN</text:p>
              </table:table-cell>
              <table:table-cell office:value-type="float" office:value="306.251189017236">
                <text:p>306.251189017236</text:p>
              </table:table-cell>
              <table:table-cell office:value-type="float" office:value="291.380014816329">
                <text:p>291.380014816329</text:p>
              </table:table-cell>
              <table:table-cell office:value-type="float" office:value="321.122363218143">
                <text:p>321.122363218143</text:p>
              </table:table-cell>
            </table:table-row>
            <table:table-row>
              <table:table-cell office:value-type="float" office:value="46076">
                <text:p>46076</text:p>
              </table:table-cell>
              <table:table-cell office:value-type="float" office:value="NaN">
                <text:p>NaN</text:p>
              </table:table-cell>
              <table:table-cell office:value-type="float" office:value="306.327627150512">
                <text:p>306.327627150512</text:p>
              </table:table-cell>
              <table:table-cell office:value-type="float" office:value="290.406989617845">
                <text:p>290.406989617845</text:p>
              </table:table-cell>
              <table:table-cell office:value-type="float" office:value="322.248264683179">
                <text:p>322.248264683179</text:p>
              </table:table-cell>
            </table:table-row>
            <table:table-row>
              <table:table-cell office:value-type="float" office:value="46083">
                <text:p>46083</text:p>
              </table:table-cell>
              <table:table-cell office:value-type="float" office:value="NaN">
                <text:p>NaN</text:p>
              </table:table-cell>
              <table:table-cell office:value-type="float" office:value="302.123462755196">
                <text:p>302.123462755196</text:p>
              </table:table-cell>
              <table:table-cell office:value-type="float" office:value="283.746389697254">
                <text:p>283.746389697254</text:p>
              </table:table-cell>
              <table:table-cell office:value-type="float" office:value="320.500535813139">
                <text:p>320.500535813139</text:p>
              </table:table-cell>
            </table:table-row>
            <table:table-row>
              <table:table-cell office:value-type="float" office:value="46090">
                <text:p>46090</text:p>
              </table:table-cell>
              <table:table-cell office:value-type="float" office:value="NaN">
                <text:p>NaN</text:p>
              </table:table-cell>
              <table:table-cell office:value-type="float" office:value="304.004720687475">
                <text:p>304.004720687475</text:p>
              </table:table-cell>
              <table:table-cell office:value-type="float" office:value="284.386407613386">
                <text:p>284.386407613386</text:p>
              </table:table-cell>
              <table:table-cell office:value-type="float" office:value="323.623033761564">
                <text:p>323.623033761564</text:p>
              </table:table-cell>
            </table:table-row>
            <table:table-row>
              <table:table-cell office:value-type="float" office:value="46097">
                <text:p>46097</text:p>
              </table:table-cell>
              <table:table-cell office:value-type="float" office:value="NaN">
                <text:p>NaN</text:p>
              </table:table-cell>
              <table:table-cell office:value-type="float" office:value="306.27063565656">
                <text:p>306.27063565656</text:p>
              </table:table-cell>
              <table:table-cell office:value-type="float" office:value="284.065854287906">
                <text:p>284.065854287906</text:p>
              </table:table-cell>
              <table:table-cell office:value-type="float" office:value="328.475417025213">
                <text:p>328.475417025213</text:p>
              </table:table-cell>
            </table:table-row>
            <table:table-row>
              <table:table-cell office:value-type="float" office:value="46104">
                <text:p>46104</text:p>
              </table:table-cell>
              <table:table-cell office:value-type="float" office:value="NaN">
                <text:p>NaN</text:p>
              </table:table-cell>
              <table:table-cell office:value-type="float" office:value="314.180994453758">
                <text:p>314.180994453758</text:p>
              </table:table-cell>
              <table:table-cell office:value-type="float" office:value="291.694809229669">
                <text:p>291.694809229669</text:p>
              </table:table-cell>
              <table:table-cell office:value-type="float" office:value="336.667179677847">
                <text:p>336.667179677847</text:p>
              </table:table-cell>
            </table:table-row>
            <table:table-row>
              <table:table-cell office:value-type="float" office:value="46111">
                <text:p>46111</text:p>
              </table:table-cell>
              <table:table-cell office:value-type="float" office:value="NaN">
                <text:p>NaN</text:p>
              </table:table-cell>
              <table:table-cell office:value-type="float" office:value="313.464493843454">
                <text:p>313.464493843454</text:p>
              </table:table-cell>
              <table:table-cell office:value-type="float" office:value="288.949748412621">
                <text:p>288.949748412621</text:p>
              </table:table-cell>
              <table:table-cell office:value-type="float" office:value="337.979239274286">
                <text:p>337.979239274286</text:p>
              </table:table-cell>
            </table:table-row>
            <table:table-row>
              <table:table-cell office:value-type="float" office:value="46118">
                <text:p>46118</text:p>
              </table:table-cell>
              <table:table-cell office:value-type="float" office:value="NaN">
                <text:p>NaN</text:p>
              </table:table-cell>
              <table:table-cell office:value-type="float" office:value="318.803464514395">
                <text:p>318.803464514395</text:p>
              </table:table-cell>
              <table:table-cell office:value-type="float" office:value="292.733780556145">
                <text:p>292.733780556145</text:p>
              </table:table-cell>
              <table:table-cell office:value-type="float" office:value="344.873148472644">
                <text:p>344.8731484726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4.2$Windows_X86_64 LibreOffice_project/290daaa01b999472f0c7a3890eb6a550fd74c6df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